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605cm"/>
    </style:style>
    <style:style style:name="co2" style:family="table-column">
      <style:table-column-properties fo:break-before="auto" style:column-width="1.023cm"/>
    </style:style>
    <style:style style:name="co3" style:family="table-column">
      <style:table-column-properties fo:break-before="auto" style:column-width="6.971cm"/>
    </style:style>
    <style:style style:name="co4" style:family="table-column">
      <style:table-column-properties fo:break-before="auto" style:column-width="2.611cm"/>
    </style:style>
    <style:style style:name="co5" style:family="table-column">
      <style:table-column-properties fo:break-before="auto" style:column-width="7.833cm"/>
    </style:style>
    <style:style style:name="co6" style:family="table-column">
      <style:table-column-properties fo:break-before="auto" style:column-width="5.576cm"/>
    </style:style>
    <style:style style:name="co7" style:family="table-column">
      <style:table-column-properties fo:break-before="auto" style:column-width="5.009cm"/>
    </style:style>
    <style:style style:name="co8" style:family="table-column">
      <style:table-column-properties fo:break-before="auto" style:column-width="1.729cm"/>
    </style:style>
    <style:style style:name="co9" style:family="table-column">
      <style:table-column-properties fo:break-before="auto" style:column-width="2.187cm"/>
    </style:style>
    <style:style style:name="co10" style:family="table-column">
      <style:table-column-properties fo:break-before="auto" style:column-width="3.457cm"/>
    </style:style>
    <style:style style:name="co11" style:family="table-column">
      <style:table-column-properties fo:break-before="auto" style:column-width="4.48cm"/>
    </style:style>
    <style:style style:name="co12" style:family="table-column">
      <style:table-column-properties fo:break-before="auto" style:column-width="2.716cm"/>
    </style:style>
    <style:style style:name="co13" style:family="table-column">
      <style:table-column-properties fo:break-before="auto" style:column-width="1.482cm"/>
    </style:style>
    <style:style style:name="co14" style:family="table-column">
      <style:table-column-properties fo:break-before="auto" style:column-width="2.701cm"/>
    </style:style>
    <style:style style:name="co15" style:family="table-column">
      <style:table-column-properties fo:break-before="auto" style:column-width="3.847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5.574cm"/>
    </style:style>
    <style:style style:name="co18" style:family="table-column">
      <style:table-column-properties fo:break-before="auto" style:column-width="3.097cm"/>
    </style:style>
    <style:style style:name="co19" style:family="table-column">
      <style:table-column-properties fo:break-before="auto" style:column-width="2.76cm"/>
    </style:style>
    <style:style style:name="co20" style:family="table-column">
      <style:table-column-properties fo:break-before="auto" style:column-width="5.798cm"/>
    </style:style>
    <style:style style:name="co21" style:family="table-column">
      <style:table-column-properties fo:break-before="auto" style:column-width="2.692cm"/>
    </style:style>
    <style:style style:name="co22" style:family="table-column">
      <style:table-column-properties fo:break-before="auto" style:column-width="2.87cm"/>
    </style:style>
    <style:style style:name="co23" style:family="table-column">
      <style:table-column-properties fo:break-before="auto" style:column-width="6.08cm"/>
    </style:style>
    <style:style style:name="co24" style:family="table-column">
      <style:table-column-properties fo:break-before="auto" style:column-width="5.179cm"/>
    </style:style>
    <style:style style:name="co25" style:family="table-column">
      <style:table-column-properties fo:break-before="auto" style:column-width="7.332cm"/>
    </style:style>
    <style:style style:name="co26" style:family="table-column">
      <style:table-column-properties fo:break-before="auto" style:column-width="6.156cm"/>
    </style:style>
    <style:style style:name="co27" style:family="table-column">
      <style:table-column-properties fo:break-before="auto" style:column-width="3.648cm"/>
    </style:style>
    <style:style style:name="co28" style:family="table-column">
      <style:table-column-properties fo:break-before="auto" style:column-width="5.976cm"/>
    </style:style>
    <style:style style:name="co29" style:family="table-column">
      <style:table-column-properties fo:break-before="auto" style:column-width="4.473cm"/>
    </style:style>
    <style:style style:name="co30" style:family="table-column">
      <style:table-column-properties fo:break-before="auto" style:column-width="3.605cm"/>
    </style:style>
    <style:style style:name="co31" style:family="table-column">
      <style:table-column-properties fo:break-before="auto" style:column-width="1.589cm"/>
    </style:style>
    <style:style style:name="co32" style:family="table-column">
      <style:table-column-properties fo:break-before="auto" style:column-width="7.288cm"/>
    </style:style>
    <style:style style:name="co33" style:family="table-column">
      <style:table-column-properties fo:break-before="auto" style:column-width="5.863cm"/>
    </style:style>
    <style:style style:name="co34" style:family="table-column">
      <style:table-column-properties fo:break-before="auto" style:column-width="2.967cm"/>
    </style:style>
    <style:style style:name="co35" style:family="table-column">
      <style:table-column-properties fo:break-before="auto" style:column-width="6.627cm"/>
    </style:style>
    <style:style style:name="co36" style:family="table-column">
      <style:table-column-properties fo:break-before="auto" style:column-width="5.715cm"/>
    </style:style>
    <style:style style:name="co37" style:family="table-column">
      <style:table-column-properties fo:break-before="auto" style:column-width="5.255cm"/>
    </style:style>
    <style:style style:name="ro1" style:family="table-row">
      <style:table-row-properties style:row-height="1.27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469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474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PageStyle_5f_BCM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dbeef4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36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37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38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</style:style>
    <style:style style:name="ce4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42" style:family="table-cell" style:parent-style-name="Default">
      <style:table-cell-properties fo:border-bottom="0.9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48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49" style:family="table-cell" style:parent-style-name="Default">
      <style:table-cell-properties fo:border-bottom="none" fo:background-color="#ffc000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5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5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5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5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55" style:family="table-cell" style:parent-style-name="Default">
      <style:table-cell-properties fo:border-bottom="none" fo:background-color="#ffc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56" style:family="table-cell" style:parent-style-name="Default">
      <style:table-cell-properties fo:border-bottom="none" fo:background-color="#ffc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57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58" style:family="table-cell" style:parent-style-name="Default">
      <style:table-cell-properties fo:border-bottom="0.9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59" style:family="table-cell" style:parent-style-name="Default">
      <style:table-cell-properties fo:border-bottom="none" fo:background-color="#ffc000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6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61" style:family="table-cell" style:parent-style-name="Default">
      <style:table-cell-properties fo:border-bottom="0.99pt solid #000000" style:diagonal-bl-tr="none" style:diagonal-tl-br="none" style:text-align-source="value-type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6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</style:style>
    <style:style style:name="ce6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66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6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82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4])" style:apply-style-name="Reserva" style:base-cell-address="BCM.C4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4])" style:apply-style-name="Reserva" style:base-cell-address="BCM.C4"/>
    </style:style>
    <style:style style:name="ce10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09" style:family="table-cell" style:parent-style-name="Default" style:data-style-name="N10112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10" style:family="table-cell" style:parent-style-name="Default" style:data-style-name="N10112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11" style:family="table-cell" style:parent-style-name="Default" style:data-style-name="N1011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18" style:family="table-cell" style:parent-style-name="Default">
      <style:table-cell-properties fo:border-bottom="none" fo:background-color="#ffc000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119" style:family="table-cell" style:parent-style-name="Default">
      <style:table-cell-properties fo:background-color="transparent" style:rotation-align="none"/>
    </style:style>
    <style:style style:name="ce12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26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Calibri" style:font-name-asian="WenQuanYi Zen Hei Sharp" style:font-name-complex="Calibri"/>
    </style:style>
    <style:style style:name="ce12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131" style:family="table-cell" style:parent-style-name="Default">
      <style:table-cell-properties fo:border-bottom="none" fo:background-color="#ffc000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1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3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3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40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map style:condition="is-true-formula([.$P4])" style:apply-style-name="Reserva" style:base-cell-address="BCM.C4"/>
    </style:style>
    <style:style style:name="ce141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144" style:family="table-cell" style:parent-style-name="Default">
      <style:table-cell-properties fo:border-bottom="none" fo:background-color="#ffc000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14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14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1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14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14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1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1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15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15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1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15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15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15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15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15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6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6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16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16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16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1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16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16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16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17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17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cm" style:writing-mode="page"/>
    </style:style>
    <style:style style:name="ce174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</style:style>
    <style:style style:name="ce1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1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</style:style>
    <style:style style:name="ce1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cm" style:writing-mode="page"/>
    </style:style>
    <style:style style:name="ce17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start" fo:margin-left="0cm"/>
    </style:style>
    <style:style style:name="ce180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</style:style>
    <style:style style:name="ce18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1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183" style:family="table-cell" style:parent-style-name="Default">
      <style:table-cell-properties fo:border-bottom="none" fo:background-color="#ffc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1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1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1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1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1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1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1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1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2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2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2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2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2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1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12" style:family="table-cell" style:parent-style-name="Default">
      <style:table-cell-properties fo:border-bottom="none" fo:background-color="#ffc000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1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2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2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3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3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3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3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3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42" style:family="table-cell" style:parent-style-name="Default">
      <style:table-cell-properties fo:border-bottom="none" fo:background-color="#ffc000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4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4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4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4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5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5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5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5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5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6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6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6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6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7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7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8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9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9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9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9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9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9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01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cm"/>
    </style:style>
    <style:style style:name="ce30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0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304" style:family="table-cell" style:parent-style-name="Default">
      <style:table-cell-properties fo:border-bottom="none" fo:background-color="#ffc000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30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30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30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30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30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3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3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3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3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3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3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3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31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3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3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2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2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2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2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3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3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5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5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5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5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5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5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5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5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60" style:family="table-cell" style:parent-style-name="Default">
      <style:table-cell-properties style:diagonal-bl-tr="none" style:diagonal-tl-br="none" fo:border="none" style:rotation-align="none"/>
    </style:style>
    <style:style style:name="ce36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36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363" style:family="table-cell" style:parent-style-name="Default">
      <style:table-cell-properties fo:border-bottom="0.99pt solid #000000" style:diagonal-bl-tr="none" style:diagonal-tl-br="none" fo:border-left="none" fo:border-right="none" style:rotation-align="none" fo:border-top="none"/>
    </style:style>
    <style:style style:name="ce364" style:family="table-cell" style:parent-style-name="Default">
      <style:table-cell-properties fo:background-color="#cccccc"/>
    </style:style>
    <style:style style:name="ce365" style:family="table-cell" style:parent-style-name="Default">
      <style:map style:condition="is-true-formula(NOT(ISBLANK([.B2])))" style:apply-style-name="Naranja" style:base-cell-address="BCM.B2"/>
    </style:style>
    <style:style style:name="ce366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6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0" style:apply-style-name="Verde" style:base-cell-address="Etiquetas.P2"/>
      <style:map style:condition="cell-content()=1" style:apply-style-name="Naranja" style:base-cell-address="Etiquetas.P2"/>
      <style:map style:condition="cell-content()&gt;1" style:apply-style-name="Rojo" style:base-cell-address="Etiquetas.P2"/>
    </style:style>
    <style:style style:name="ce369" style:family="table-cell" style:parent-style-name="Default">
      <style:table-cell-properties fo:border-bottom="none" fo:border-left="0.06pt solid #000000" fo:border-right="none" fo:border-top="0.06pt solid #000000"/>
    </style:style>
    <style:style style:name="ce370" style:family="table-cell" style:parent-style-name="Default">
      <style:table-cell-properties fo:border-bottom="none" fo:border-left="0.06pt solid #000000" fo:border-right="none" fo:border-top="none"/>
    </style:style>
    <style:style style:name="ce371" style:family="table-cell" style:parent-style-name="Default">
      <style:table-cell-properties fo:border-bottom="0.06pt solid #000000" fo:border-left="0.06pt solid #000000" fo:border-right="none" fo:border-top="none"/>
    </style:style>
    <style:style style:name="ce372" style:family="table-cell" style:parent-style-name="Default">
      <style:table-cell-properties fo:border-bottom="none" fo:border-left="none" fo:border-right="none" fo:border-top="0.06pt solid #000000"/>
    </style:style>
    <style:style style:name="ce373" style:family="table-cell" style:parent-style-name="Default">
      <style:table-cell-properties fo:border-bottom="0.06pt solid #000000" fo:border-left="none" fo:border-right="none" fo:border-top="none"/>
    </style:style>
    <style:style style:name="ce374" style:family="table-cell" style:parent-style-name="Default">
      <style:table-cell-properties fo:border-bottom="none" fo:border-left="none" fo:border-right="0.06pt solid #000000" fo:border-top="0.06pt solid #000000"/>
    </style:style>
    <style:style style:name="ce375" style:family="table-cell" style:parent-style-name="Default">
      <style:table-cell-properties fo:border-bottom="none" fo:border-left="none" fo:border-right="0.06pt solid #000000" fo:border-top="none"/>
    </style:style>
    <style:style style:name="ce376" style:family="table-cell" style:parent-style-name="Default">
      <style:table-cell-properties fo:border-bottom="0.06pt solid #000000" fo:border-left="none" fo:border-right="0.06pt solid #000000" fo:border-top="none"/>
    </style:style>
    <style:style style:name="ce377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378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379" style:family="table-cell" style:parent-style-name="Default">
      <style:table-cell-properties fo:border-bottom="none" fo:background-color="#cccccc" fo:border-left="0.06pt solid #000000" fo:border-right="none" fo:border-top="0.06pt solid #000000"/>
      <style:text-properties fo:font-weight="bold" style:font-weight-asian="bold" style:font-weight-complex="bold"/>
    </style:style>
    <style:style style:name="ce380" style:family="table-cell" style:parent-style-name="Default">
      <style:table-cell-properties fo:border-bottom="none" fo:background-color="#cccccc" fo:border-left="none" fo:border-right="none" fo:border-top="0.06pt solid #000000"/>
      <style:text-properties fo:font-weight="bold" style:font-weight-asian="bold" style:font-weight-complex="bold"/>
    </style:style>
    <style:style style:name="ce381" style:family="table-cell" style:parent-style-name="Default">
      <style:table-cell-properties fo:border-bottom="none" fo:background-color="#cccccc" fo:border-left="none" fo:border-right="0.06pt solid #000000" fo:border-top="0.06pt solid #000000"/>
      <style:text-properties fo:font-weight="bold" style:font-weight-asian="bold" style:font-weight-complex="bold"/>
    </style:style>
    <style:style style:name="ce382" style:family="table-cell" style:parent-style-name="Default">
      <style:table-cell-properties fo:border-bottom="none" fo:border-left="none" fo:border-right="0.06pt solid #000000" fo:border-top="0.06pt solid #000000"/>
      <style:text-properties style:font-name="Calibri" style:font-name-asian="WenQuanYi Zen Hei Sharp" style:font-name-complex="Calibri"/>
    </style:style>
    <style:style style:name="ce383" style:family="table-cell" style:parent-style-name="Default">
      <style:table-cell-properties fo:border-bottom="none" fo:border-left="none" fo:border-right="0.06pt solid #000000" fo:border-top="none"/>
      <style:text-properties style:font-name="Calibri" style:font-name-asian="WenQuanYi Zen Hei Sharp" style:font-name-complex="Calibri"/>
    </style:style>
    <style:style style:name="ce384" style:family="table-cell" style:parent-style-name="Default">
      <style:table-cell-properties fo:border-bottom="0.06pt solid #000000" fo:border-left="none" fo:border-right="0.06pt solid #000000" fo:border-top="none"/>
      <style:text-properties style:font-name="Calibri" style:font-name-asian="WenQuanYi Zen Hei Sharp" style:font-name-complex="Calibri"/>
    </style:style>
    <style:style style:name="ce385" style:family="table-cell" style:parent-style-name="Default">
      <style:text-properties fo:font-weight="bold" style:font-weight-asian="bold" style:font-weight-complex="bold"/>
    </style:style>
    <style:style style:name="ce386" style:family="table-cell" style:parent-style-name="Default">
      <style:table-cell-properties fo:background-color="#c0c0c0" fo:border="0.06pt solid #000000"/>
    </style:style>
    <style:style style:name="ce387" style:family="table-cell" style:parent-style-name="Default">
      <style:table-cell-properties fo:border-bottom="none" fo:border-left="0.06pt solid #000000" fo:border-right="0.06pt solid #000000" fo:border-top="none"/>
    </style:style>
    <style:style style:name="ce388" style:family="table-cell" style:parent-style-name="Default">
      <style:table-cell-properties fo:border-bottom="0.06pt solid #000000" fo:background-color="#c0c0c0" fo:border-left="none" fo:border-right="none" fo:border-top="0.06pt solid #000000"/>
    </style:style>
    <style:style style:name="ce389" style:family="table-cell" style:parent-style-name="Default">
      <style:table-cell-properties fo:border-bottom="0.06pt solid #000000" fo:background-color="#c0c0c0" fo:border-left="none" fo:border-right="0.06pt solid #000000" fo:border-top="0.06pt solid #000000"/>
    </style:style>
    <style:style style:name="ce390" style:family="table-cell" style:parent-style-name="Default">
      <style:table-cell-properties fo:background-color="#cccccc" fo:border="0.06pt solid #000000"/>
    </style:style>
    <style:style style:name="ce391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T1" style:family="text">
      <style:text-properties fo:color="#000000" style:text-outline="false" style:text-line-through-style="none" style:text-position="sub 58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CM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3"/>
        <table:table-column table:style-name="co3" table:default-cell-style-name="ce63"/>
        <table:table-column table:style-name="co4" table:default-cell-style-name="ce23"/>
        <table:table-column table:style-name="co5" table:default-cell-style-name="ce23"/>
        <table:table-column table:style-name="co6" table:default-cell-style-name="ce102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8" table:number-columns-repeated="2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120"/>
        <table:table-column table:style-name="co14" table:default-cell-style-name="ce120"/>
        <table:table-column table:style-name="co15" table:default-cell-style-name="ce34"/>
        <table:table-column table:style-name="co16" table:number-columns-repeated="4" table:default-cell-style-name="ce63"/>
        <table:table-column table:style-name="co17" table:default-cell-style-name="ce63"/>
        <table:table-column table:style-name="co18" table:visibility="collapse" table:default-cell-style-name="ce63"/>
        <table:table-column table:style-name="co16" table:visibility="collapse" table:default-cell-style-name="ce63"/>
        <table:table-column table:style-name="co19" table:default-cell-style-name="ce63"/>
        <table:table-column table:style-name="co16" table:number-columns-repeated="999" table:default-cell-style-name="ce63"/>
        <table:table-row table:style-name="ro1">
          <table:table-cell table:style-name="ce1" office:value-type="string" table:number-columns-spanned="14" table:number-rows-spanned="1">
            <text:p>PINOUT BCM</text:p>
          </table:table-cell>
          <table:covered-table-cell table:number-columns-repeated="13" table:style-name="ce22"/>
          <table:table-cell table:style-name="ce119" table:number-columns-repeated="2"/>
          <table:table-cell table:number-columns-repeated="1008"/>
        </table:table-row>
        <table:table-row table:style-name="ro2">
          <table:table-cell table:style-name="ce2"/>
          <table:table-cell/>
          <table:table-cell table:style-name="ce34"/>
          <table:table-cell table:number-columns-repeated="1021"/>
        </table:table-row>
        <table:table-row table:style-name="ro3">
          <table:table-cell table:style-name="ce3" office:value-type="string">
            <text:p>CONECTOR</text:p>
          </table:table-cell>
          <table:table-cell table:style-name="ce3" office:value-type="string">
            <text:p>PIN</text:p>
          </table:table-cell>
          <table:table-cell table:style-name="ce3" office:value-type="string">
            <text:p>SEÑAL</text:p>
          </table:table-cell>
          <table:table-cell table:style-name="ce3" office:value-type="string">
            <text:p>TIPO</text:p>
          </table:table-cell>
          <table:table-cell table:style-name="ce3" office:value-type="string">
            <text:p>DISPOSITIVO</text:p>
          </table:table-cell>
          <table:table-cell table:style-name="ce3" office:value-type="string">
            <text:p>ACTIVACIÓN</text:p>
          </table:table-cell>
          <table:table-cell table:style-name="ce3" office:value-type="string">
            <text:p>POWER</text:p>
          </table:table-cell>
          <table:table-cell table:style-name="ce3" office:value-type="string">
            <text:p>I<text:span text:style-name="T1">driver</text:span></text:p>
          </table:table-cell>
          <table:table-cell table:style-name="ce3" office:value-type="string">
            <text:p>VOLTAJE</text:p>
          </table:table-cell>
          <table:table-cell table:style-name="ce3" office:value-type="string">
            <text:p>I<text:span text:style-name="T1">nom</text:span></text:p>
          </table:table-cell>
          <table:table-cell table:style-name="ce3" office:value-type="string">
            <text:p>I<text:span text:style-name="T1">max</text:span></text:p>
          </table:table-cell>
          <table:table-cell table:style-name="ce3" office:value-type="string">
            <text:p>Tiempo I<text:span text:style-name="T1">max </text:span><text:span text:style-name="T2">(s)</text:span></text:p>
          </table:table-cell>
          <table:table-cell table:style-name="ce3" office:value-type="string">
            <text:p>F. SIMULTANEIDAD</text:p>
          </table:table-cell>
          <table:table-cell table:style-name="ce3" office:value-type="string">
            <text:p>DIAGNOSIS</text:p>
          </table:table-cell>
          <table:table-cell table:style-name="ce121" office:value-type="string">
            <text:p>I<text:span text:style-name="T1">nom</text:span></text:p>
          </table:table-cell>
          <table:table-cell table:style-name="ce121" office:value-type="string">
            <text:p>Reserva</text:p>
          </table:table-cell>
          <table:table-cell table:style-name="ce170" office:value-type="string">
            <text:p>Observaciones</text:p>
          </table:table-cell>
          <table:table-cell table:style-name="ce121" office:value-type="string">
            <text:p>Input num</text:p>
          </table:table-cell>
          <table:table-cell table:style-name="ce121" office:value-type="string">
            <text:p>Output num</text:p>
          </table:table-cell>
          <table:table-cell table:style-name="ce121" office:value-type="string">
            <text:p>id_bd</text:p>
          </table:table-cell>
          <table:table-cell table:style-name="ce121" office:value-type="string">
            <text:p>conector</text:p>
          </table:table-cell>
          <table:table-cell table:style-name="ce121" office:value-type="string">
            <text:p>Traducción Esquema</text:p>
          </table:table-cell>
          <table:table-cell table:style-name="ce23" office:value-type="string">
            <text:p>Result trad</text:p>
          </table:table-cell>
          <table:table-cell table:style-name="ce23"/>
          <table:table-cell table:style-name="ce23" office:value-type="string">
            <text:p>SW?</text:p>
          </table:table-cell>
          <table:table-cell table:style-name="ce23" table:number-columns-repeated="999"/>
        </table:table-row>
        <table:table-row table:style-name="ro2">
          <table:table-cell table:style-name="ce4" office:value-type="string">
            <text:p>J1</text:p>
          </table:table-cell>
          <table:table-cell table:style-name="ce24" office:value-type="float" office:value="1">
            <text:p>1</text:p>
          </table:table-cell>
          <table:table-cell table:style-name="ce35" office:value-type="string">
            <text:p>12V_KL30</text:p>
          </table:table-cell>
          <table:table-cell table:style-name="ce64" office:value-type="string">
            <text:p>Power</text:p>
          </table:table-cell>
          <table:table-cell table:style-name="ce64" office:value-type="string">
            <text:p>Power Input</text:p>
          </table:table-cell>
          <table:table-cell table:style-name="ce64" office:value-type="string">
            <text:p>-</text:p>
          </table:table-cell>
          <table:table-cell table:style-name="ce64" office:value-type="string">
            <text:p>12V_KL30</text:p>
          </table:table-cell>
          <table:table-cell table:style-name="ce64" office:value-type="string">
            <text:p>-</text:p>
          </table:table-cell>
          <table:table-cell table:style-name="ce64" office:value-type="string">
            <text:p>12V</text:p>
          </table:table-cell>
          <table:table-cell table:number-columns-repeated="6" table:style-name="ce64" office:value-type="string">
            <text:p>-</text:p>
          </table:table-cell>
          <table:table-cell table:style-name="ce64"/>
          <table:table-cell table:style-name="ce171"/>
          <table:table-cell table:style-name="ce26" office:value-type="float" office:value="0">
            <text:p>0</text:p>
          </table:table-cell>
          <table:table-cell table:style-name="ce238" office:value-type="float" office:value="0">
            <text:p>0</text:p>
          </table:table-cell>
          <table:table-cell table:style-name="ce268" office:value-type="float" office:value="1">
            <text:p>1</text:p>
          </table:table-cell>
          <table:table-cell table:style-name="ce299" office:value-type="string">
            <text:p>J1</text:p>
          </table:table-cell>
          <table:table-cell table:style-name="ce26"/>
          <table:table-cell table:formula="of:=CONCATENATE([.U4];&quot;:&quot;;[.B4])" office:value-type="string" office:string-value="J1:1">
            <text:p>J1:1</text:p>
          </table:table-cell>
          <table:table-cell table:formula="of:=CONCATENATE([.V4];&quot;_WUn&quot;)" office:value-type="string" office:string-value="_WUn">
            <text:p>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5" office:value-type="string">
            <text:p>TE 2.8mm</text:p>
          </table:table-cell>
          <table:table-cell table:style-name="ce25" office:value-type="float" office:value="2">
            <text:p>2</text:p>
          </table:table-cell>
          <table:table-cell table:style-name="ce36" office:value-type="string">
            <text:p>12V_KL30</text:p>
          </table:table-cell>
          <table:table-cell table:style-name="ce65" office:value-type="string">
            <text:p>Power</text:p>
          </table:table-cell>
          <table:table-cell table:style-name="ce65" office:value-type="string">
            <text:p>Power Input</text:p>
          </table:table-cell>
          <table:table-cell table:style-name="ce65" office:value-type="string">
            <text:p>-</text:p>
          </table:table-cell>
          <table:table-cell table:style-name="ce65" office:value-type="string">
            <text:p>12V_KL30</text:p>
          </table:table-cell>
          <table:table-cell table:style-name="ce65" office:value-type="string">
            <text:p>-</text:p>
          </table:table-cell>
          <table:table-cell table:style-name="ce65" office:value-type="string">
            <text:p>12V</text:p>
          </table:table-cell>
          <table:table-cell table:number-columns-repeated="6" table:style-name="ce65" office:value-type="string">
            <text:p>-</text:p>
          </table:table-cell>
          <table:table-cell table:style-name="ce65"/>
          <table:table-cell table:style-name="ce172"/>
          <table:table-cell table:style-name="ce15" table:formula="of:=[.R4]+1*([.$D5]=&quot;DI&quot;)" office:value-type="float" office:value="0">
            <text:p>0</text:p>
          </table:table-cell>
          <table:table-cell table:style-name="ce15" table:formula="of:=[.S4]+1*([.$D5]=&quot;DO&quot;)" office:value-type="float" office:value="0">
            <text:p>0</text:p>
          </table:table-cell>
          <table:table-cell table:style-name="ce15" table:formula="of:=1+[.T4]" office:value-type="float" office:value="2">
            <text:p>2</text:p>
          </table:table-cell>
          <table:table-cell table:style-name="ce15" office:value-type="string">
            <text:p>J1</text:p>
          </table:table-cell>
          <table:table-cell table:style-name="ce15"/>
          <table:table-cell table:formula="of:=CONCATENATE([.U5];&quot;:&quot;;[.B5])" office:value-type="string" office:string-value="J1:2">
            <text:p>J1:2</text:p>
          </table:table-cell>
          <table:table-cell table:formula="of:=CONCATENATE([.V5];&quot;_WUn&quot;)" office:value-type="string" office:string-value="_WUn">
            <text:p>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5" office:value-type="string">
            <text:p>966140-4</text:p>
          </table:table-cell>
          <table:table-cell table:style-name="ce25" office:value-type="float" office:value="3">
            <text:p>3</text:p>
          </table:table-cell>
          <table:table-cell table:style-name="ce36" office:value-type="string">
            <text:p>12V_KL15</text:p>
          </table:table-cell>
          <table:table-cell table:style-name="ce65" office:value-type="string">
            <text:p>Power</text:p>
          </table:table-cell>
          <table:table-cell table:style-name="ce65" office:value-type="string">
            <text:p>Power Input</text:p>
          </table:table-cell>
          <table:table-cell table:style-name="ce65" office:value-type="string">
            <text:p>-</text:p>
          </table:table-cell>
          <table:table-cell table:style-name="ce65" office:value-type="string">
            <text:p>12V_KL15</text:p>
          </table:table-cell>
          <table:table-cell table:style-name="ce65" office:value-type="string">
            <text:p>-</text:p>
          </table:table-cell>
          <table:table-cell table:style-name="ce65" office:value-type="string">
            <text:p>12V</text:p>
          </table:table-cell>
          <table:table-cell table:number-columns-repeated="6" table:style-name="ce65" office:value-type="string">
            <text:p>-</text:p>
          </table:table-cell>
          <table:table-cell table:style-name="ce65"/>
          <table:table-cell table:style-name="ce172"/>
          <table:table-cell table:style-name="ce15" table:formula="of:=[.R5]+1*([.$D6]=&quot;DI&quot;)" office:value-type="float" office:value="0">
            <text:p>0</text:p>
          </table:table-cell>
          <table:table-cell table:style-name="ce15" table:formula="of:=[.S5]+1*([.$D6]=&quot;DO&quot;)" office:value-type="float" office:value="0">
            <text:p>0</text:p>
          </table:table-cell>
          <table:table-cell table:style-name="ce15" table:formula="of:=1+[.T5]" office:value-type="float" office:value="3">
            <text:p>3</text:p>
          </table:table-cell>
          <table:table-cell table:style-name="ce15" office:value-type="string">
            <text:p>J1</text:p>
          </table:table-cell>
          <table:table-cell table:style-name="ce15"/>
          <table:table-cell table:formula="of:=CONCATENATE([.U6];&quot;:&quot;;[.B6])" office:value-type="string" office:string-value="J1:3">
            <text:p>J1:3</text:p>
          </table:table-cell>
          <table:table-cell table:formula="of:=CONCATENATE([.V6];&quot;_WUn&quot;)" office:value-type="string" office:string-value="_WUn">
            <text:p>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5" office:value-type="string">
            <text:p>9x</text:p>
          </table:table-cell>
          <table:table-cell table:style-name="ce25" office:value-type="float" office:value="4">
            <text:p>4</text:p>
          </table:table-cell>
          <table:table-cell table:style-name="ce36" office:value-type="string">
            <text:p>12V_KL15</text:p>
          </table:table-cell>
          <table:table-cell table:style-name="ce65" office:value-type="string">
            <text:p>Power</text:p>
          </table:table-cell>
          <table:table-cell table:style-name="ce65" office:value-type="string">
            <text:p>Power Input</text:p>
          </table:table-cell>
          <table:table-cell table:style-name="ce65" office:value-type="string">
            <text:p>-</text:p>
          </table:table-cell>
          <table:table-cell table:style-name="ce65" office:value-type="string">
            <text:p>12V_KL15</text:p>
          </table:table-cell>
          <table:table-cell table:style-name="ce65" office:value-type="string">
            <text:p>-</text:p>
          </table:table-cell>
          <table:table-cell table:style-name="ce65" office:value-type="string">
            <text:p>12V</text:p>
          </table:table-cell>
          <table:table-cell table:number-columns-repeated="6" table:style-name="ce65" office:value-type="string">
            <text:p>-</text:p>
          </table:table-cell>
          <table:table-cell table:style-name="ce65"/>
          <table:table-cell table:style-name="ce172"/>
          <table:table-cell table:style-name="ce15" table:formula="of:=[.R6]+1*([.$D7]=&quot;DI&quot;)" office:value-type="float" office:value="0">
            <text:p>0</text:p>
          </table:table-cell>
          <table:table-cell table:style-name="ce15" table:formula="of:=[.S6]+1*([.$D7]=&quot;DO&quot;)" office:value-type="float" office:value="0">
            <text:p>0</text:p>
          </table:table-cell>
          <table:table-cell table:style-name="ce15" table:formula="of:=1+[.T6]" office:value-type="float" office:value="4">
            <text:p>4</text:p>
          </table:table-cell>
          <table:table-cell table:style-name="ce15" office:value-type="string">
            <text:p>J1</text:p>
          </table:table-cell>
          <table:table-cell table:style-name="ce15"/>
          <table:table-cell table:formula="of:=CONCATENATE([.U7];&quot;:&quot;;[.B7])" office:value-type="string" office:string-value="J1:4">
            <text:p>J1:4</text:p>
          </table:table-cell>
          <table:table-cell table:formula="of:=CONCATENATE([.V7];&quot;_WUn&quot;)" office:value-type="string" office:string-value="_WUn">
            <text:p>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5"/>
          <table:table-cell table:style-name="ce25" office:value-type="float" office:value="5">
            <text:p>5</text:p>
          </table:table-cell>
          <table:table-cell table:style-name="ce37" office:value-type="string">
            <text:p>12V_KL15</text:p>
          </table:table-cell>
          <table:table-cell table:style-name="ce65" office:value-type="string">
            <text:p>Power</text:p>
          </table:table-cell>
          <table:table-cell table:style-name="ce65" office:value-type="string">
            <text:p>Power Input</text:p>
          </table:table-cell>
          <table:table-cell table:style-name="ce65" office:value-type="string">
            <text:p>-</text:p>
          </table:table-cell>
          <table:table-cell table:style-name="ce65" office:value-type="string">
            <text:p>12V_KL15</text:p>
          </table:table-cell>
          <table:table-cell table:style-name="ce65" office:value-type="string">
            <text:p>-</text:p>
          </table:table-cell>
          <table:table-cell table:style-name="ce65" office:value-type="string">
            <text:p>12V</text:p>
          </table:table-cell>
          <table:table-cell table:number-columns-repeated="6" table:style-name="ce65" office:value-type="string">
            <text:p>-</text:p>
          </table:table-cell>
          <table:table-cell table:style-name="ce65"/>
          <table:table-cell table:style-name="ce172"/>
          <table:table-cell table:style-name="ce15" table:formula="of:=[.R7]+1*([.$D8]=&quot;DI&quot;)" office:value-type="float" office:value="0">
            <text:p>0</text:p>
          </table:table-cell>
          <table:table-cell table:style-name="ce15" table:formula="of:=[.S7]+1*([.$D8]=&quot;DO&quot;)" office:value-type="float" office:value="0">
            <text:p>0</text:p>
          </table:table-cell>
          <table:table-cell table:style-name="ce15" table:formula="of:=1+[.T7]" office:value-type="float" office:value="5">
            <text:p>5</text:p>
          </table:table-cell>
          <table:table-cell table:style-name="ce15" office:value-type="string">
            <text:p>J1</text:p>
          </table:table-cell>
          <table:table-cell table:style-name="ce15"/>
          <table:table-cell table:formula="of:=CONCATENATE([.U8];&quot;:&quot;;[.B8])" office:value-type="string" office:string-value="J1:5">
            <text:p>J1:5</text:p>
          </table:table-cell>
          <table:table-cell table:formula="of:=CONCATENATE([.V8];&quot;_WUn&quot;)" office:value-type="string" office:string-value="_WUn">
            <text:p>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6" office:value-type="string">
            <text:p>POWER</text:p>
          </table:table-cell>
          <table:table-cell table:style-name="ce25" office:value-type="float" office:value="6">
            <text:p>6</text:p>
          </table:table-cell>
          <table:table-cell table:style-name="ce36" office:value-type="string">
            <text:p>12V_KL15</text:p>
          </table:table-cell>
          <table:table-cell table:style-name="ce65" office:value-type="string">
            <text:p>Power</text:p>
          </table:table-cell>
          <table:table-cell table:style-name="ce65" office:value-type="string">
            <text:p>Power Input</text:p>
          </table:table-cell>
          <table:table-cell table:style-name="ce65" office:value-type="string">
            <text:p>-</text:p>
          </table:table-cell>
          <table:table-cell table:style-name="ce65" office:value-type="string">
            <text:p>12V_KL15</text:p>
          </table:table-cell>
          <table:table-cell table:style-name="ce65" office:value-type="string">
            <text:p>-</text:p>
          </table:table-cell>
          <table:table-cell table:style-name="ce65" office:value-type="string">
            <text:p>12V</text:p>
          </table:table-cell>
          <table:table-cell table:number-columns-repeated="6" table:style-name="ce65" office:value-type="string">
            <text:p>-</text:p>
          </table:table-cell>
          <table:table-cell table:style-name="ce65"/>
          <table:table-cell table:style-name="ce172"/>
          <table:table-cell table:style-name="ce15" table:formula="of:=[.R8]+1*([.$D9]=&quot;DI&quot;)" office:value-type="float" office:value="0">
            <text:p>0</text:p>
          </table:table-cell>
          <table:table-cell table:style-name="ce15" table:formula="of:=[.S8]+1*([.$D9]=&quot;DO&quot;)" office:value-type="float" office:value="0">
            <text:p>0</text:p>
          </table:table-cell>
          <table:table-cell table:style-name="ce15" table:formula="of:=1+[.T8]" office:value-type="float" office:value="6">
            <text:p>6</text:p>
          </table:table-cell>
          <table:table-cell table:style-name="ce15" office:value-type="string">
            <text:p>J1</text:p>
          </table:table-cell>
          <table:table-cell table:style-name="ce15"/>
          <table:table-cell table:formula="of:=CONCATENATE([.U9];&quot;:&quot;;[.B9])" office:value-type="string" office:string-value="J1:6">
            <text:p>J1:6</text:p>
          </table:table-cell>
          <table:table-cell table:formula="of:=CONCATENATE([.V9];&quot;_WUn&quot;)" office:value-type="string" office:string-value="_WUn">
            <text:p>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5"/>
          <table:table-cell table:style-name="ce25" office:value-type="float" office:value="7">
            <text:p>7</text:p>
          </table:table-cell>
          <table:table-cell table:style-name="ce36" office:value-type="string">
            <text:p>GND</text:p>
          </table:table-cell>
          <table:table-cell table:style-name="ce65" office:value-type="string">
            <text:p>Power</text:p>
          </table:table-cell>
          <table:table-cell table:style-name="ce65" office:value-type="string">
            <text:p>Power Input</text:p>
          </table:table-cell>
          <table:table-cell table:style-name="ce65" office:value-type="string">
            <text:p>-</text:p>
          </table:table-cell>
          <table:table-cell table:style-name="ce65" office:value-type="string">
            <text:p>GND</text:p>
          </table:table-cell>
          <table:table-cell table:style-name="ce65" office:value-type="string">
            <text:p>-</text:p>
          </table:table-cell>
          <table:table-cell table:style-name="ce65" office:value-type="string">
            <text:p>GND</text:p>
          </table:table-cell>
          <table:table-cell table:number-columns-repeated="5" table:style-name="ce65" office:value-type="string">
            <text:p>-</text:p>
          </table:table-cell>
          <table:table-cell table:style-name="ce122" office:value-type="string">
            <text:p>-</text:p>
          </table:table-cell>
          <table:table-cell table:style-name="ce65"/>
          <table:table-cell table:style-name="ce172"/>
          <table:table-cell table:style-name="ce15" table:formula="of:=[.R9]+1*([.$D10]=&quot;DI&quot;)" office:value-type="float" office:value="0">
            <text:p>0</text:p>
          </table:table-cell>
          <table:table-cell table:style-name="ce15" table:formula="of:=[.S9]+1*([.$D10]=&quot;DO&quot;)" office:value-type="float" office:value="0">
            <text:p>0</text:p>
          </table:table-cell>
          <table:table-cell table:style-name="ce15" table:formula="of:=1+[.T9]" office:value-type="float" office:value="7">
            <text:p>7</text:p>
          </table:table-cell>
          <table:table-cell table:style-name="ce15" office:value-type="string">
            <text:p>J1</text:p>
          </table:table-cell>
          <table:table-cell table:style-name="ce15"/>
          <table:table-cell table:formula="of:=CONCATENATE([.U10];&quot;:&quot;;[.B10])" office:value-type="string" office:string-value="J1:7">
            <text:p>J1:7</text:p>
          </table:table-cell>
          <table:table-cell table:formula="of:=CONCATENATE([.V10];&quot;_WUn&quot;)" office:value-type="string" office:string-value="_WUn">
            <text:p>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5"/>
          <table:table-cell table:style-name="ce25" office:value-type="float" office:value="8">
            <text:p>8</text:p>
          </table:table-cell>
          <table:table-cell table:style-name="ce36" office:value-type="string">
            <text:p>GND</text:p>
          </table:table-cell>
          <table:table-cell table:style-name="ce65" office:value-type="string">
            <text:p>Power</text:p>
          </table:table-cell>
          <table:table-cell table:style-name="ce65" office:value-type="string">
            <text:p>Power Input</text:p>
          </table:table-cell>
          <table:table-cell table:style-name="ce65" office:value-type="string">
            <text:p>-</text:p>
          </table:table-cell>
          <table:table-cell table:style-name="ce65" office:value-type="string">
            <text:p>GND</text:p>
          </table:table-cell>
          <table:table-cell table:style-name="ce65" office:value-type="string">
            <text:p>-</text:p>
          </table:table-cell>
          <table:table-cell table:style-name="ce65" office:value-type="string">
            <text:p>GND</text:p>
          </table:table-cell>
          <table:table-cell table:number-columns-repeated="4" table:style-name="ce65" office:value-type="string">
            <text:p>-</text:p>
          </table:table-cell>
          <table:table-cell table:style-name="ce113" office:value-type="string">
            <text:p>-</text:p>
          </table:table-cell>
          <table:table-cell table:style-name="ce123" office:value-type="string">
            <text:p>-</text:p>
          </table:table-cell>
          <table:table-cell table:style-name="ce133"/>
          <table:table-cell table:style-name="ce172"/>
          <table:table-cell table:style-name="ce15" table:formula="of:=[.R10]+1*([.$D11]=&quot;DI&quot;)" office:value-type="float" office:value="0">
            <text:p>0</text:p>
          </table:table-cell>
          <table:table-cell table:style-name="ce15" table:formula="of:=[.S10]+1*([.$D11]=&quot;DO&quot;)" office:value-type="float" office:value="0">
            <text:p>0</text:p>
          </table:table-cell>
          <table:table-cell table:style-name="ce15" table:formula="of:=1+[.T10]" office:value-type="float" office:value="8">
            <text:p>8</text:p>
          </table:table-cell>
          <table:table-cell table:style-name="ce15" office:value-type="string">
            <text:p>J1</text:p>
          </table:table-cell>
          <table:table-cell table:style-name="ce15"/>
          <table:table-cell table:formula="of:=CONCATENATE([.U11];&quot;:&quot;;[.B11])" office:value-type="string" office:string-value="J1:8">
            <text:p>J1:8</text:p>
          </table:table-cell>
          <table:table-cell table:formula="of:=CONCATENATE([.V11];&quot;_WUn&quot;)" office:value-type="string" office:string-value="_WUn">
            <text:p>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5"/>
          <table:table-cell table:style-name="ce25" office:value-type="float" office:value="9">
            <text:p>9</text:p>
          </table:table-cell>
          <table:table-cell table:style-name="ce38" office:value-type="string">
            <text:p>GND</text:p>
          </table:table-cell>
          <table:table-cell table:style-name="ce66" office:value-type="string">
            <text:p>Power</text:p>
          </table:table-cell>
          <table:table-cell table:style-name="ce66" office:value-type="string">
            <text:p>Power Input</text:p>
          </table:table-cell>
          <table:table-cell table:style-name="ce66" office:value-type="string">
            <text:p>-</text:p>
          </table:table-cell>
          <table:table-cell table:style-name="ce66" office:value-type="string">
            <text:p>GND</text:p>
          </table:table-cell>
          <table:table-cell table:style-name="ce66" office:value-type="string">
            <text:p>-</text:p>
          </table:table-cell>
          <table:table-cell table:style-name="ce66" office:value-type="string">
            <text:p>GND</text:p>
          </table:table-cell>
          <table:table-cell table:number-columns-repeated="4" table:style-name="ce66" office:value-type="string">
            <text:p>-</text:p>
          </table:table-cell>
          <table:table-cell table:style-name="ce114" office:value-type="string">
            <text:p>-</text:p>
          </table:table-cell>
          <table:table-cell table:style-name="ce124" office:value-type="string">
            <text:p>-</text:p>
          </table:table-cell>
          <table:table-cell table:style-name="ce134"/>
          <table:table-cell table:style-name="ce172"/>
          <table:table-cell table:style-name="ce15" table:formula="of:=[.R11]+1*([.$D12]=&quot;DI&quot;)" office:value-type="float" office:value="0">
            <text:p>0</text:p>
          </table:table-cell>
          <table:table-cell table:style-name="ce15" table:formula="of:=[.S11]+1*([.$D12]=&quot;DO&quot;)" office:value-type="float" office:value="0">
            <text:p>0</text:p>
          </table:table-cell>
          <table:table-cell table:style-name="ce15" table:formula="of:=1+[.T11]" office:value-type="float" office:value="9">
            <text:p>9</text:p>
          </table:table-cell>
          <table:table-cell table:style-name="ce15" office:value-type="string">
            <text:p>J1</text:p>
          </table:table-cell>
          <table:table-cell table:style-name="ce15"/>
          <table:table-cell table:formula="of:=CONCATENATE([.U12];&quot;:&quot;;[.B12])" office:value-type="string" office:string-value="J1:9">
            <text:p>J1:9</text:p>
          </table:table-cell>
          <table:table-cell table:formula="of:=CONCATENATE([.V12];&quot;_WUn&quot;)" office:value-type="string" office:string-value="_WUn">
            <text:p>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J10</text:p>
          </table:table-cell>
          <table:table-cell table:style-name="ce26" office:value-type="float" office:value="1">
            <text:p>1</text:p>
          </table:table-cell>
          <table:table-cell table:style-name="ce39" office:value-type="string">
            <text:p>12V_KL15 Defrost</text:p>
          </table:table-cell>
          <table:table-cell table:style-name="ce26" office:value-type="string">
            <text:p>Power</text:p>
          </table:table-cell>
          <table:table-cell table:style-name="ce26" office:value-type="string">
            <text:p>Power Input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12V_KL15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12V</text:p>
          </table:table-cell>
          <table:table-cell table:number-columns-repeated="6" table:style-name="ce26" office:value-type="string">
            <text:p>-</text:p>
          </table:table-cell>
          <table:table-cell table:style-name="ce26"/>
          <table:table-cell table:style-name="ce173"/>
          <table:table-cell table:style-name="ce26" table:formula="of:=[.R12]+1*([.$D13]=&quot;DI&quot;)" office:value-type="float" office:value="0">
            <text:p>0</text:p>
          </table:table-cell>
          <table:table-cell table:style-name="ce26" table:formula="of:=[.S12]+1*([.$D13]=&quot;DO&quot;)" office:value-type="float" office:value="0">
            <text:p>0</text:p>
          </table:table-cell>
          <table:table-cell table:style-name="ce26" table:formula="of:=1+[.T12]" office:value-type="float" office:value="10">
            <text:p>10</text:p>
          </table:table-cell>
          <table:table-cell table:style-name="ce26" office:value-type="string">
            <text:p>J10</text:p>
          </table:table-cell>
          <table:table-cell table:style-name="ce26"/>
          <table:table-cell table:formula="of:=CONCATENATE([.U13];&quot;:&quot;;[.B13])" office:value-type="string" office:string-value="J10:1">
            <text:p>J10:1</text:p>
          </table:table-cell>
          <table:table-cell table:formula="of:=CONCATENATE([.V13];&quot;_WUn&quot;)" office:value-type="string" office:string-value="_WUn">
            <text:p>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5" office:value-type="string">
            <text:p>TE 2.8mm</text:p>
          </table:table-cell>
          <table:table-cell table:style-name="ce15" office:value-type="float" office:value="2">
            <text:p>2</text:p>
          </table:table-cell>
          <table:table-cell table:style-name="ce40" office:value-type="string">
            <text:p>12V_KL15 Act. Fold Iz.</text:p>
          </table:table-cell>
          <table:table-cell table:style-name="ce15" office:value-type="string">
            <text:p>Power</text:p>
          </table:table-cell>
          <table:table-cell table:style-name="ce15" office:value-type="string">
            <text:p>Power Input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12V_KL15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12V</text:p>
          </table:table-cell>
          <table:table-cell table:number-columns-repeated="6" table:style-name="ce15" office:value-type="string">
            <text:p>-</text:p>
          </table:table-cell>
          <table:table-cell table:style-name="ce135"/>
          <table:table-cell table:style-name="ce172"/>
          <table:table-cell table:style-name="ce15" table:formula="of:=[.R13]+1*([.$D14]=&quot;DI&quot;)" office:value-type="float" office:value="0">
            <text:p>0</text:p>
          </table:table-cell>
          <table:table-cell table:style-name="ce15" table:formula="of:=[.S13]+1*([.$D14]=&quot;DO&quot;)" office:value-type="float" office:value="0">
            <text:p>0</text:p>
          </table:table-cell>
          <table:table-cell table:style-name="ce15" table:formula="of:=1+[.T13]" office:value-type="float" office:value="11">
            <text:p>11</text:p>
          </table:table-cell>
          <table:table-cell table:style-name="ce15" office:value-type="string">
            <text:p>J10</text:p>
          </table:table-cell>
          <table:table-cell table:style-name="ce15"/>
          <table:table-cell table:formula="of:=CONCATENATE([.U14];&quot;:&quot;;[.B14])" office:value-type="string" office:string-value="J10:2">
            <text:p>J10:2</text:p>
          </table:table-cell>
          <table:table-cell table:formula="of:=CONCATENATE([.V14];&quot;_WUn&quot;)" office:value-type="string" office:string-value="_WUn">
            <text:p>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5" office:value-type="string">
            <text:p>966140-5</text:p>
          </table:table-cell>
          <table:table-cell table:style-name="ce15" office:value-type="float" office:value="3">
            <text:p>3</text:p>
          </table:table-cell>
          <table:table-cell table:style-name="ce40" office:value-type="string">
            <text:p>12V_KL15 Act. Fold Drch.</text:p>
          </table:table-cell>
          <table:table-cell table:style-name="ce15" office:value-type="string">
            <text:p>Power</text:p>
          </table:table-cell>
          <table:table-cell table:style-name="ce15" office:value-type="string">
            <text:p>Power Input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12V_KL15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12V</text:p>
          </table:table-cell>
          <table:table-cell table:number-columns-repeated="6" table:style-name="ce15" office:value-type="string">
            <text:p>-</text:p>
          </table:table-cell>
          <table:table-cell table:style-name="ce136"/>
          <table:table-cell table:style-name="ce172"/>
          <table:table-cell table:style-name="ce15" table:formula="of:=[.R14]+1*([.$D15]=&quot;DI&quot;)" office:value-type="float" office:value="0">
            <text:p>0</text:p>
          </table:table-cell>
          <table:table-cell table:style-name="ce15" table:formula="of:=[.S14]+1*([.$D15]=&quot;DO&quot;)" office:value-type="float" office:value="0">
            <text:p>0</text:p>
          </table:table-cell>
          <table:table-cell table:style-name="ce15" table:formula="of:=1+[.T14]" office:value-type="float" office:value="12">
            <text:p>12</text:p>
          </table:table-cell>
          <table:table-cell table:style-name="ce15" office:value-type="string">
            <text:p>J10</text:p>
          </table:table-cell>
          <table:table-cell table:style-name="ce15"/>
          <table:table-cell table:formula="of:=CONCATENATE([.U15];&quot;:&quot;;[.B15])" office:value-type="string" office:string-value="J10:3">
            <text:p>J10:3</text:p>
          </table:table-cell>
          <table:table-cell table:formula="of:=CONCATENATE([.V15];&quot;_WUn&quot;)" office:value-type="string" office:string-value="_WUn">
            <text:p>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5" office:value-type="string">
            <text:p>9x</text:p>
          </table:table-cell>
          <table:table-cell table:style-name="ce15" office:value-type="float" office:value="4">
            <text:p>4</text:p>
          </table:table-cell>
          <table:table-cell table:style-name="ce41" office:value-type="string">
            <text:p>Defrost</text:p>
          </table:table-cell>
          <table:table-cell table:style-name="ce28" office:value-type="string">
            <text:p>DO</text:p>
          </table:table-cell>
          <table:table-cell table:style-name="ce28" office:value-type="string">
            <text:p>Rele 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12V_KL15 Defrost</text:p>
          </table:table-cell>
          <table:table-cell table:style-name="ce28" office:value-type="string">
            <text:p>35A</text:p>
          </table:table-cell>
          <table:table-cell table:style-name="ce28" office:value-type="string">
            <text:p>12V</text:p>
          </table:table-cell>
          <table:table-cell table:style-name="ce15" office:value-type="string">
            <text:p>32,5A</text:p>
          </table:table-cell>
          <table:table-cell table:style-name="ce28" office:value-type="string">
            <text:p>32,5A</text:p>
          </table:table-cell>
          <table:table-cell table:style-name="ce28" table:number-columns-repeated="2"/>
          <table:table-cell table:style-name="ce28" office:value-type="string">
            <text:p>No</text:p>
          </table:table-cell>
          <table:table-cell table:style-name="ce15" office:value-type="float" office:value="32.5">
            <text:p>32,5</text:p>
          </table:table-cell>
          <table:table-cell table:style-name="ce137"/>
          <table:table-cell table:style-name="ce172"/>
          <table:table-cell table:style-name="ce15" table:formula="of:=[.R15]+1*([.$D16]=&quot;DI&quot;)" office:value-type="float" office:value="0">
            <text:p>0</text:p>
          </table:table-cell>
          <table:table-cell table:style-name="ce15" table:formula="of:=[.S15]+1*([.$D16]=&quot;DO&quot;)" office:value-type="float" office:value="1">
            <text:p>1</text:p>
          </table:table-cell>
          <table:table-cell table:style-name="ce15" table:formula="of:=1+[.T15]" office:value-type="float" office:value="13">
            <text:p>13</text:p>
          </table:table-cell>
          <table:table-cell table:style-name="ce15" office:value-type="string">
            <text:p>J10</text:p>
          </table:table-cell>
          <table:table-cell table:style-name="ce15" office:value-type="string">
            <text:p>OUT_DEFROST</text:p>
          </table:table-cell>
          <table:table-cell table:formula="of:=CONCATENATE([.U16];&quot;:&quot;;[.B16])" office:value-type="string" office:string-value="J10:4">
            <text:p>J10:4</text:p>
          </table:table-cell>
          <table:table-cell table:formula="of:=CONCATENATE([.V16];&quot;_WUn&quot;)" office:value-type="string" office:string-value="OUT_DEFROST_WUn">
            <text:p>OUT_DEFROST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6" office:value-type="string">
            <text:p>POWER</text:p>
          </table:table-cell>
          <table:table-cell table:style-name="ce15" office:value-type="float" office:value="5">
            <text:p>5</text:p>
          </table:table-cell>
          <table:table-cell table:style-name="ce40" office:value-type="string">
            <text:p>Act. Fold. Iz.</text:p>
          </table:table-cell>
          <table:table-cell table:style-name="ce15" office:value-type="string">
            <text:p>DO</text:p>
          </table:table-cell>
          <table:table-cell table:style-name="ce15" office:value-type="string">
            <text:p>Driver-Rele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12V_KL15 <text:s/>Fold Iz.</text:p>
          </table:table-cell>
          <table:table-cell table:style-name="ce15" office:value-type="string">
            <text:p>20A</text:p>
          </table:table-cell>
          <table:table-cell table:style-name="ce15" office:value-type="string">
            <text:p>12V</text:p>
          </table:table-cell>
          <table:table-cell table:style-name="ce15" office:value-type="string">
            <text:p>10A</text:p>
          </table:table-cell>
          <table:table-cell table:style-name="ce15" office:value-type="string">
            <text:p>20A</text:p>
          </table:table-cell>
          <table:table-cell table:style-name="ce15" office:value-type="string">
            <text:p>10s</text:p>
          </table:table-cell>
          <table:table-cell table:style-name="ce15"/>
          <table:table-cell table:style-name="ce15" office:value-type="string">
            <text:p>No</text:p>
          </table:table-cell>
          <table:table-cell table:style-name="ce125" office:value-type="float" office:value="10">
            <text:p>10</text:p>
          </table:table-cell>
          <table:table-cell table:style-name="ce138"/>
          <table:table-cell table:style-name="ce172"/>
          <table:table-cell table:style-name="ce15" table:formula="of:=[.R16]+1*([.$D17]=&quot;DI&quot;)" office:value-type="float" office:value="0">
            <text:p>0</text:p>
          </table:table-cell>
          <table:table-cell table:style-name="ce15" table:formula="of:=[.S16]+1*([.$D17]=&quot;DO&quot;)" office:value-type="float" office:value="2">
            <text:p>2</text:p>
          </table:table-cell>
          <table:table-cell table:style-name="ce15" table:formula="of:=1+[.T16]" office:value-type="float" office:value="14">
            <text:p>14</text:p>
          </table:table-cell>
          <table:table-cell table:style-name="ce15" office:value-type="string">
            <text:p>J10</text:p>
          </table:table-cell>
          <table:table-cell table:style-name="ce15" office:value-type="string">
            <text:p>OUT_FOLD_L</text:p>
          </table:table-cell>
          <table:table-cell table:formula="of:=CONCATENATE([.U17];&quot;:&quot;;[.B17])" office:value-type="string" office:string-value="J10:5">
            <text:p>J10:5</text:p>
          </table:table-cell>
          <table:table-cell table:formula="of:=CONCATENATE([.V17];&quot;_WUn&quot;)" office:value-type="string" office:string-value="OUT_FOLD_L_WUn">
            <text:p>OUT_FOLD_L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7"/>
          <table:table-cell table:style-name="ce7" office:value-type="float" office:value="6">
            <text:p>6</text:p>
          </table:table-cell>
          <table:table-cell table:style-name="ce42" office:value-type="string">
            <text:p>Act. Fold. Iz.</text:p>
          </table:table-cell>
          <table:table-cell table:style-name="ce7" office:value-type="string">
            <text:p>DO</text:p>
          </table:table-cell>
          <table:table-cell table:style-name="ce7" office:value-type="string">
            <text:p>Driver-Rele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12V_KL15 <text:s/>Fold Iz.</text:p>
          </table:table-cell>
          <table:table-cell table:style-name="ce7" office:value-type="string">
            <text:p>20A</text:p>
          </table:table-cell>
          <table:table-cell table:style-name="ce7" office:value-type="string">
            <text:p>12V</text:p>
          </table:table-cell>
          <table:table-cell table:style-name="ce7" office:value-type="string">
            <text:p>10A</text:p>
          </table:table-cell>
          <table:table-cell table:style-name="ce7" office:value-type="string">
            <text:p>20A</text:p>
          </table:table-cell>
          <table:table-cell table:style-name="ce7" office:value-type="string">
            <text:p>10s</text:p>
          </table:table-cell>
          <table:table-cell table:style-name="ce7"/>
          <table:table-cell table:style-name="ce7" office:value-type="string">
            <text:p>No</text:p>
          </table:table-cell>
          <table:table-cell table:style-name="ce126" office:value-type="float" office:value="10">
            <text:p>10</text:p>
          </table:table-cell>
          <table:table-cell table:style-name="ce66"/>
          <table:table-cell table:style-name="ce174"/>
          <table:table-cell table:style-name="ce7" table:formula="of:=[.R17]+1*([.$D18]=&quot;DI&quot;)" office:value-type="float" office:value="0">
            <text:p>0</text:p>
          </table:table-cell>
          <table:table-cell table:style-name="ce7" table:formula="of:=[.S17]+1*([.$D18]=&quot;DO&quot;)" office:value-type="float" office:value="3">
            <text:p>3</text:p>
          </table:table-cell>
          <table:table-cell table:style-name="ce7" table:formula="of:=1+[.T17]" office:value-type="float" office:value="15">
            <text:p>15</text:p>
          </table:table-cell>
          <table:table-cell table:style-name="ce7" office:value-type="string">
            <text:p>J10</text:p>
          </table:table-cell>
          <table:table-cell table:style-name="ce7" office:value-type="string">
            <text:p>OUT_FOLD_R</text:p>
          </table:table-cell>
          <table:table-cell table:formula="of:=CONCATENATE([.U18];&quot;:&quot;;[.B18])" office:value-type="string" office:string-value="J10:6">
            <text:p>J10:6</text:p>
          </table:table-cell>
          <table:table-cell table:formula="of:=CONCATENATE([.V18];&quot;_WUn&quot;)" office:value-type="string" office:string-value="OUT_FOLD_R_WUn">
            <text:p>OUT_FOLD_R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8" office:value-type="string">
            <text:p>J2</text:p>
          </table:table-cell>
          <table:table-cell table:style-name="ce27" office:value-type="float" office:value="1">
            <text:p>1</text:p>
          </table:table-cell>
          <table:table-cell table:style-name="ce43" office:value-type="string">
            <text:p>Pal_luz_posicion</text:p>
          </table:table-cell>
          <table:table-cell table:style-name="ce67" office:value-type="string">
            <text:p>DI</text:p>
          </table:table-cell>
          <table:table-cell table:style-name="ce69" office:value-type="string">
            <text:p>Señal wake-up</text:p>
          </table:table-cell>
          <table:table-cell table:style-name="ce103" office:value-type="string">
            <text:p>Nivel bajo</text:p>
          </table:table-cell>
          <table:table-cell table:style-name="ce67" office:value-type="string">
            <text:p>Pull-up (12V_KL30)</text:p>
          </table:table-cell>
          <table:table-cell table:style-name="ce64" office:value-type="string">
            <text:p>-</text:p>
          </table:table-cell>
          <table:table-cell table:style-name="ce64" office:value-type="string">
            <text:p>12V</text:p>
          </table:table-cell>
          <table:table-cell table:number-columns-repeated="5" table:style-name="ce69" office:value-type="string">
            <text:p>-</text:p>
          </table:table-cell>
          <table:table-cell table:style-name="ce127"/>
          <table:table-cell table:style-name="ce139"/>
          <table:table-cell table:style-name="ce175" office:value-type="string">
            <text:p><text:s/>= J3.3</text:p>
          </table:table-cell>
          <table:table-cell table:style-name="ce209" table:formula="of:=[.R18]+1*([.$D19]=&quot;DI&quot;)" office:value-type="float" office:value="1">
            <text:p>1</text:p>
          </table:table-cell>
          <table:table-cell table:style-name="ce239" table:formula="of:=[.S18]+1*([.$D19]=&quot;DO&quot;)" office:value-type="float" office:value="3">
            <text:p>3</text:p>
          </table:table-cell>
          <table:table-cell table:style-name="ce269" table:formula="of:=1+[.T18]" office:value-type="float" office:value="16">
            <text:p>16</text:p>
          </table:table-cell>
          <table:table-cell table:style-name="ce300" office:value-type="string">
            <text:p>J2</text:p>
          </table:table-cell>
          <table:table-cell table:style-name="ce330" office:value-type="string">
            <text:p>IN_LEV_PARK_LAMP</text:p>
          </table:table-cell>
          <table:table-cell table:formula="of:=CONCATENATE([.U19];&quot;:&quot;;[.B19])" office:value-type="string" office:string-value="J2:1">
            <text:p>J2:1</text:p>
          </table:table-cell>
          <table:table-cell table:formula="of:=CONCATENATE([.V19];&quot;_WUn&quot;)" office:value-type="string" office:string-value="IN_LEV_PARK_LAMP_WUn">
            <text:p>IN_LEV_PARK_LAMP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 office:value-type="string">
            <text:p>MicroFit</text:p>
          </table:table-cell>
          <table:table-cell table:style-name="ce15" office:value-type="float" office:value="2">
            <text:p>2</text:p>
          </table:table-cell>
          <table:table-cell table:style-name="ce44" office:value-type="string">
            <text:p>Pal_bocina</text:p>
          </table:table-cell>
          <table:table-cell table:style-name="ce67" office:value-type="string">
            <text:p>DI</text:p>
          </table:table-cell>
          <table:table-cell table:style-name="ce67" office:value-type="string">
            <text:p>Señal wake-up</text:p>
          </table:table-cell>
          <table:table-cell table:style-name="ce103" office:value-type="string">
            <text:p>Nivel bajo</text:p>
          </table:table-cell>
          <table:table-cell table:style-name="ce67" office:value-type="string">
            <text:p>Pull-up (12V_KL30)</text:p>
          </table:table-cell>
          <table:table-cell table:style-name="ce65" office:value-type="string">
            <text:p>-</text:p>
          </table:table-cell>
          <table:table-cell table:style-name="ce65" office:value-type="string">
            <text:p>12V</text:p>
          </table:table-cell>
          <table:table-cell table:style-name="ce65" office:value-type="string">
            <text:p>-</text:p>
          </table:table-cell>
          <table:table-cell table:number-columns-repeated="4" table:style-name="ce67" office:value-type="string">
            <text:p>-</text:p>
          </table:table-cell>
          <table:table-cell table:style-name="ce28" table:number-columns-repeated="2"/>
          <table:table-cell table:style-name="ce176"/>
          <table:table-cell table:style-name="ce28" table:formula="of:=[.R19]+1*([.$D20]=&quot;DI&quot;)" office:value-type="float" office:value="2">
            <text:p>2</text:p>
          </table:table-cell>
          <table:table-cell table:style-name="ce28" table:formula="of:=[.S19]+1*([.$D20]=&quot;DO&quot;)" office:value-type="float" office:value="3">
            <text:p>3</text:p>
          </table:table-cell>
          <table:table-cell table:style-name="ce28" table:formula="of:=1+[.T19]" office:value-type="float" office:value="17">
            <text:p>17</text:p>
          </table:table-cell>
          <table:table-cell table:style-name="ce28" office:value-type="string">
            <text:p>J2</text:p>
          </table:table-cell>
          <table:table-cell table:style-name="ce28" office:value-type="string">
            <text:p>IN_LEV_HORN</text:p>
          </table:table-cell>
          <table:table-cell table:formula="of:=CONCATENATE([.U20];&quot;:&quot;;[.B20])" office:value-type="string" office:string-value="J2:2">
            <text:p>J2:2</text:p>
          </table:table-cell>
          <table:table-cell table:formula="of:=CONCATENATE([.V20];&quot;_WUn&quot;)" office:value-type="string" office:string-value="IN_LEV_HORN_WUn">
            <text:p>IN_LEV_HORN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 office:value-type="string">
            <text:p>18x</text:p>
          </table:table-cell>
          <table:table-cell table:style-name="ce28" office:value-type="float" office:value="3">
            <text:p>3</text:p>
          </table:table-cell>
          <table:table-cell table:style-name="ce45" office:value-type="string">
            <text:p>Input_4</text:p>
          </table:table-cell>
          <table:table-cell table:style-name="ce67" office:value-type="string">
            <text:p>DI</text:p>
          </table:table-cell>
          <table:table-cell table:style-name="ce69" office:value-type="string">
            <text:p>Palanca (NA)</text:p>
          </table:table-cell>
          <table:table-cell table:style-name="ce103" office:value-type="string">
            <text:p>Nivel bajo</text:p>
          </table:table-cell>
          <table:table-cell table:style-name="ce67" office:value-type="string">
            <text:p>Pull-up (12V_KL30)</text:p>
          </table:table-cell>
          <table:table-cell table:style-name="ce64" office:value-type="string">
            <text:p>-</text:p>
          </table:table-cell>
          <table:table-cell table:style-name="ce64" office:value-type="string">
            <text:p>12V</text:p>
          </table:table-cell>
          <table:table-cell table:number-columns-repeated="5" table:style-name="ce69" office:value-type="string">
            <text:p>-</text:p>
          </table:table-cell>
          <table:table-cell table:style-name="ce27"/>
          <table:table-cell table:style-name="ce27" table:formula="of:=1=1" office:value-type="boolean" office:boolean-value="true">
            <text:p>VERDADERO</text:p>
          </table:table-cell>
          <table:table-cell table:style-name="ce177"/>
          <table:table-cell table:style-name="ce27" table:formula="of:=[.R20]+1*([.$D21]=&quot;DI&quot;)" office:value-type="float" office:value="3">
            <text:p>3</text:p>
          </table:table-cell>
          <table:table-cell table:style-name="ce27" table:formula="of:=[.S20]+1*([.$D21]=&quot;DO&quot;)" office:value-type="float" office:value="3">
            <text:p>3</text:p>
          </table:table-cell>
          <table:table-cell table:style-name="ce27" table:formula="of:=1+[.T20]" office:value-type="float" office:value="18">
            <text:p>18</text:p>
          </table:table-cell>
          <table:table-cell table:style-name="ce27" office:value-type="string">
            <text:p>J2</text:p>
          </table:table-cell>
          <table:table-cell table:style-name="ce27" office:value-type="string">
            <text:p>IN_INPUT_RES_4</text:p>
          </table:table-cell>
          <table:table-cell table:formula="of:=CONCATENATE([.U21];&quot;:&quot;;[.B21])" office:value-type="string" office:string-value="J2:3">
            <text:p>J2:3</text:p>
          </table:table-cell>
          <table:table-cell table:formula="of:=CONCATENATE([.V21];&quot;_WUn&quot;)" office:value-type="string" office:string-value="IN_INPUT_RES_4_WUn">
            <text:p>IN_INPUT_RES_4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10"/>
          <table:table-cell table:style-name="ce15" office:value-type="float" office:value="4">
            <text:p>4</text:p>
          </table:table-cell>
          <table:table-cell table:style-name="ce45" office:value-type="string">
            <text:p>Input_5</text:p>
          </table:table-cell>
          <table:table-cell table:style-name="ce67" office:value-type="string">
            <text:p>DI</text:p>
          </table:table-cell>
          <table:table-cell table:style-name="ce67" office:value-type="string">
            <text:p>Palanca (NA)</text:p>
          </table:table-cell>
          <table:table-cell table:style-name="ce103" office:value-type="string">
            <text:p>Nivel bajo</text:p>
          </table:table-cell>
          <table:table-cell table:style-name="ce67" office:value-type="string">
            <text:p>Pull-up (12V_KL30)</text:p>
          </table:table-cell>
          <table:table-cell table:style-name="ce65" office:value-type="string">
            <text:p>-</text:p>
          </table:table-cell>
          <table:table-cell table:style-name="ce65" office:value-type="string">
            <text:p>12V</text:p>
          </table:table-cell>
          <table:table-cell table:style-name="ce65" office:value-type="string">
            <text:p>-</text:p>
          </table:table-cell>
          <table:table-cell table:number-columns-repeated="4" table:style-name="ce67" office:value-type="string">
            <text:p>-</text:p>
          </table:table-cell>
          <table:table-cell table:style-name="ce28"/>
          <table:table-cell table:style-name="ce28" table:formula="of:=1=1" office:value-type="boolean" office:boolean-value="true">
            <text:p>VERDADERO</text:p>
          </table:table-cell>
          <table:table-cell table:style-name="ce176"/>
          <table:table-cell table:style-name="ce28" table:formula="of:=[.R21]+1*([.$D22]=&quot;DI&quot;)" office:value-type="float" office:value="4">
            <text:p>4</text:p>
          </table:table-cell>
          <table:table-cell table:style-name="ce28" table:formula="of:=[.S21]+1*([.$D22]=&quot;DO&quot;)" office:value-type="float" office:value="3">
            <text:p>3</text:p>
          </table:table-cell>
          <table:table-cell table:style-name="ce28" table:formula="of:=1+[.T21]" office:value-type="float" office:value="19">
            <text:p>19</text:p>
          </table:table-cell>
          <table:table-cell table:style-name="ce28" office:value-type="string">
            <text:p>J2</text:p>
          </table:table-cell>
          <table:table-cell table:style-name="ce28" office:value-type="string">
            <text:p>IN_INPUT_RES_5</text:p>
          </table:table-cell>
          <table:table-cell table:formula="of:=CONCATENATE([.U22];&quot;:&quot;;[.B22])" office:value-type="string" office:string-value="J2:4">
            <text:p>J2:4</text:p>
          </table:table-cell>
          <table:table-cell table:formula="of:=CONCATENATE([.V22];&quot;_WUn&quot;)" office:value-type="string" office:string-value="IN_INPUT_RES_5_WUn">
            <text:p>IN_INPUT_RES_5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11" office:value-type="string">
            <text:p>PALANCAS</text:p>
          </table:table-cell>
          <table:table-cell table:style-name="ce28" office:value-type="float" office:value="5">
            <text:p>5</text:p>
          </table:table-cell>
          <table:table-cell table:style-name="ce46" office:value-type="string">
            <text:p>Pal_luz_corta</text:p>
          </table:table-cell>
          <table:table-cell table:style-name="ce67" office:value-type="string">
            <text:p>DI</text:p>
          </table:table-cell>
          <table:table-cell table:style-name="ce67" office:value-type="string">
            <text:p>Palanca (NA)</text:p>
          </table:table-cell>
          <table:table-cell table:style-name="ce103" office:value-type="string">
            <text:p>Nivel bajo</text:p>
          </table:table-cell>
          <table:table-cell table:style-name="ce67" office:value-type="string">
            <text:p>Pull-up (12V_KL15)</text:p>
          </table:table-cell>
          <table:table-cell table:style-name="ce65" office:value-type="string">
            <text:p>-</text:p>
          </table:table-cell>
          <table:table-cell table:style-name="ce65" office:value-type="string">
            <text:p>12V</text:p>
          </table:table-cell>
          <table:table-cell table:number-columns-repeated="5" table:style-name="ce67" office:value-type="string">
            <text:p>-</text:p>
          </table:table-cell>
          <table:table-cell table:style-name="ce28" table:number-columns-repeated="2"/>
          <table:table-cell table:style-name="ce176"/>
          <table:table-cell table:style-name="ce28" table:formula="of:=[.R22]+1*([.$D23]=&quot;DI&quot;)" office:value-type="float" office:value="5">
            <text:p>5</text:p>
          </table:table-cell>
          <table:table-cell table:style-name="ce28" table:formula="of:=[.S22]+1*([.$D23]=&quot;DO&quot;)" office:value-type="float" office:value="3">
            <text:p>3</text:p>
          </table:table-cell>
          <table:table-cell table:style-name="ce28" table:formula="of:=1+[.T22]" office:value-type="float" office:value="20">
            <text:p>20</text:p>
          </table:table-cell>
          <table:table-cell table:style-name="ce28" office:value-type="string">
            <text:p>J2</text:p>
          </table:table-cell>
          <table:table-cell table:style-name="ce331" office:value-type="string">
            <text:p>IN_LEV_LOWBEAM_LAMP</text:p>
          </table:table-cell>
          <table:table-cell table:formula="of:=CONCATENATE([.U23];&quot;:&quot;;[.B23])" office:value-type="string" office:string-value="J2:5">
            <text:p>J2:5</text:p>
          </table:table-cell>
          <table:table-cell table:formula="of:=CONCATENATE([.V23];&quot;_WUn&quot;)" office:value-type="string" office:string-value="IN_LEV_LOWBEAM_LAMP_WUn">
            <text:p>IN_LEV_LOWBEAM_LAMP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10"/>
          <table:table-cell table:style-name="ce15" office:value-type="float" office:value="6">
            <text:p>6</text:p>
          </table:table-cell>
          <table:table-cell table:style-name="ce46" office:value-type="string">
            <text:p>Pal_luz_larga</text:p>
          </table:table-cell>
          <table:table-cell table:style-name="ce67" office:value-type="string">
            <text:p>DI</text:p>
          </table:table-cell>
          <table:table-cell table:style-name="ce67" office:value-type="string">
            <text:p>Palanca (NA)</text:p>
          </table:table-cell>
          <table:table-cell table:style-name="ce103" office:value-type="string">
            <text:p>Nivel bajo</text:p>
          </table:table-cell>
          <table:table-cell table:style-name="ce67" office:value-type="string">
            <text:p>Pull-up (12V_KL15)</text:p>
          </table:table-cell>
          <table:table-cell table:style-name="ce65" office:value-type="string">
            <text:p>-</text:p>
          </table:table-cell>
          <table:table-cell table:style-name="ce65" office:value-type="string">
            <text:p>12V</text:p>
          </table:table-cell>
          <table:table-cell table:number-columns-repeated="5" table:style-name="ce67" office:value-type="string">
            <text:p>-</text:p>
          </table:table-cell>
          <table:table-cell table:style-name="ce28" table:number-columns-repeated="2"/>
          <table:table-cell table:style-name="ce176"/>
          <table:table-cell table:style-name="ce28" table:formula="of:=[.R23]+1*([.$D24]=&quot;DI&quot;)" office:value-type="float" office:value="6">
            <text:p>6</text:p>
          </table:table-cell>
          <table:table-cell table:style-name="ce28" table:formula="of:=[.S23]+1*([.$D24]=&quot;DO&quot;)" office:value-type="float" office:value="3">
            <text:p>3</text:p>
          </table:table-cell>
          <table:table-cell table:style-name="ce28" table:formula="of:=1+[.T23]" office:value-type="float" office:value="21">
            <text:p>21</text:p>
          </table:table-cell>
          <table:table-cell table:style-name="ce28" office:value-type="string">
            <text:p>J2</text:p>
          </table:table-cell>
          <table:table-cell table:style-name="ce331" office:value-type="string">
            <text:p>IN_LEV_HIGHBEAM_LAMP</text:p>
          </table:table-cell>
          <table:table-cell table:formula="of:=CONCATENATE([.U24];&quot;:&quot;;[.B24])" office:value-type="string" office:string-value="J2:6">
            <text:p>J2:6</text:p>
          </table:table-cell>
          <table:table-cell table:formula="of:=CONCATENATE([.V24];&quot;_WUn&quot;)" office:value-type="string" office:string-value="IN_LEV_HIGHBEAM_LAMP_WUn">
            <text:p>IN_LEV_HIGHBEAM_LAMP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10"/>
          <table:table-cell table:style-name="ce28" office:value-type="float" office:value="7">
            <text:p>7</text:p>
          </table:table-cell>
          <table:table-cell table:style-name="ce46" office:value-type="string">
            <text:p>Pal_luz_larga_rafaga</text:p>
          </table:table-cell>
          <table:table-cell table:style-name="ce67" office:value-type="string">
            <text:p>DI</text:p>
          </table:table-cell>
          <table:table-cell table:style-name="ce67" office:value-type="string">
            <text:p>Palanca (NA)</text:p>
          </table:table-cell>
          <table:table-cell table:style-name="ce103" office:value-type="string">
            <text:p>Nivel bajo</text:p>
          </table:table-cell>
          <table:table-cell table:style-name="ce67" office:value-type="string">
            <text:p>Pull-up (12V_KL15)</text:p>
          </table:table-cell>
          <table:table-cell table:style-name="ce65" office:value-type="string">
            <text:p>-</text:p>
          </table:table-cell>
          <table:table-cell table:style-name="ce65" office:value-type="string">
            <text:p>12V</text:p>
          </table:table-cell>
          <table:table-cell table:number-columns-repeated="5" table:style-name="ce67" office:value-type="string">
            <text:p>-</text:p>
          </table:table-cell>
          <table:table-cell table:style-name="ce28" table:number-columns-repeated="2"/>
          <table:table-cell table:style-name="ce176"/>
          <table:table-cell table:style-name="ce28" table:formula="of:=[.R24]+1*([.$D25]=&quot;DI&quot;)" office:value-type="float" office:value="7">
            <text:p>7</text:p>
          </table:table-cell>
          <table:table-cell table:style-name="ce28" table:formula="of:=[.S24]+1*([.$D25]=&quot;DO&quot;)" office:value-type="float" office:value="3">
            <text:p>3</text:p>
          </table:table-cell>
          <table:table-cell table:style-name="ce28" table:formula="of:=1+[.T24]" office:value-type="float" office:value="22">
            <text:p>22</text:p>
          </table:table-cell>
          <table:table-cell table:style-name="ce28" office:value-type="string">
            <text:p>J2</text:p>
          </table:table-cell>
          <table:table-cell table:style-name="ce331" office:value-type="string">
            <text:p>IN_LEV_HIGHBEAM_BURST</text:p>
          </table:table-cell>
          <table:table-cell table:formula="of:=CONCATENATE([.U25];&quot;:&quot;;[.B25])" office:value-type="string" office:string-value="J2:7">
            <text:p>J2:7</text:p>
          </table:table-cell>
          <table:table-cell table:formula="of:=CONCATENATE([.V25];&quot;_WUn&quot;)" office:value-type="string" office:string-value="IN_LEV_HIGHBEAM_BURST_WUn">
            <text:p>IN_LEV_HIGHBEAM_BURST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11"/>
          <table:table-cell table:style-name="ce15" office:value-type="float" office:value="8">
            <text:p>8</text:p>
          </table:table-cell>
          <table:table-cell table:style-name="ce46" office:value-type="string">
            <text:p>Pal_limpia1</text:p>
          </table:table-cell>
          <table:table-cell table:style-name="ce67" office:value-type="string">
            <text:p>DI</text:p>
          </table:table-cell>
          <table:table-cell table:style-name="ce67" office:value-type="string">
            <text:p>Palanca (NA)</text:p>
          </table:table-cell>
          <table:table-cell table:style-name="ce103" office:value-type="string">
            <text:p>Nivel bajo</text:p>
          </table:table-cell>
          <table:table-cell table:style-name="ce67" office:value-type="string">
            <text:p>Pull-up (12V_KL15)</text:p>
          </table:table-cell>
          <table:table-cell table:style-name="ce65" office:value-type="string">
            <text:p>-</text:p>
          </table:table-cell>
          <table:table-cell table:style-name="ce65" office:value-type="string">
            <text:p>12V</text:p>
          </table:table-cell>
          <table:table-cell table:style-name="ce65" office:value-type="string">
            <text:p>-</text:p>
          </table:table-cell>
          <table:table-cell table:number-columns-repeated="4" table:style-name="ce67" office:value-type="string">
            <text:p>-</text:p>
          </table:table-cell>
          <table:table-cell table:style-name="ce28" table:number-columns-repeated="2"/>
          <table:table-cell table:style-name="ce176"/>
          <table:table-cell table:style-name="ce28" table:formula="of:=[.R25]+1*([.$D26]=&quot;DI&quot;)" office:value-type="float" office:value="8">
            <text:p>8</text:p>
          </table:table-cell>
          <table:table-cell table:style-name="ce28" table:formula="of:=[.S25]+1*([.$D26]=&quot;DO&quot;)" office:value-type="float" office:value="3">
            <text:p>3</text:p>
          </table:table-cell>
          <table:table-cell table:style-name="ce28" table:formula="of:=1+[.T25]" office:value-type="float" office:value="23">
            <text:p>23</text:p>
          </table:table-cell>
          <table:table-cell table:style-name="ce28" office:value-type="string">
            <text:p>J2</text:p>
          </table:table-cell>
          <table:table-cell table:style-name="ce331" office:value-type="string">
            <text:p>IN_LEV_WIPER_1</text:p>
          </table:table-cell>
          <table:table-cell table:formula="of:=CONCATENATE([.U26];&quot;:&quot;;[.B26])" office:value-type="string" office:string-value="J2:8">
            <text:p>J2:8</text:p>
          </table:table-cell>
          <table:table-cell table:formula="of:=CONCATENATE([.V26];&quot;_WUn&quot;)" office:value-type="string" office:string-value="IN_LEV_WIPER_1_WUn">
            <text:p>IN_LEV_WIPER_1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10"/>
          <table:table-cell table:style-name="ce28" office:value-type="float" office:value="9">
            <text:p>9</text:p>
          </table:table-cell>
          <table:table-cell table:style-name="ce46" office:value-type="string">
            <text:p>Pal_limpia2</text:p>
          </table:table-cell>
          <table:table-cell table:style-name="ce67" office:value-type="string">
            <text:p>DI</text:p>
          </table:table-cell>
          <table:table-cell table:style-name="ce67" office:value-type="string">
            <text:p>Palanca (NA)</text:p>
          </table:table-cell>
          <table:table-cell table:style-name="ce103" office:value-type="string">
            <text:p>Nivel bajo</text:p>
          </table:table-cell>
          <table:table-cell table:style-name="ce67" office:value-type="string">
            <text:p>Pull-up (12V_KL15)</text:p>
          </table:table-cell>
          <table:table-cell table:style-name="ce65" office:value-type="string">
            <text:p>-</text:p>
          </table:table-cell>
          <table:table-cell table:style-name="ce65" office:value-type="string">
            <text:p>12V</text:p>
          </table:table-cell>
          <table:table-cell table:style-name="ce65" office:value-type="string">
            <text:p>-</text:p>
          </table:table-cell>
          <table:table-cell table:number-columns-repeated="4" table:style-name="ce67" office:value-type="string">
            <text:p>-</text:p>
          </table:table-cell>
          <table:table-cell table:style-name="ce28" table:number-columns-repeated="2"/>
          <table:table-cell table:style-name="ce176"/>
          <table:table-cell table:style-name="ce28" table:formula="of:=[.R26]+1*([.$D27]=&quot;DI&quot;)" office:value-type="float" office:value="9">
            <text:p>9</text:p>
          </table:table-cell>
          <table:table-cell table:style-name="ce28" table:formula="of:=[.S26]+1*([.$D27]=&quot;DO&quot;)" office:value-type="float" office:value="3">
            <text:p>3</text:p>
          </table:table-cell>
          <table:table-cell table:style-name="ce28" table:formula="of:=1+[.T26]" office:value-type="float" office:value="24">
            <text:p>24</text:p>
          </table:table-cell>
          <table:table-cell table:style-name="ce28" office:value-type="string">
            <text:p>J2</text:p>
          </table:table-cell>
          <table:table-cell table:style-name="ce331" office:value-type="string">
            <text:p>IN_LEV_WIPER_2</text:p>
          </table:table-cell>
          <table:table-cell table:formula="of:=CONCATENATE([.U27];&quot;:&quot;;[.B27])" office:value-type="string" office:string-value="J2:9">
            <text:p>J2:9</text:p>
          </table:table-cell>
          <table:table-cell table:formula="of:=CONCATENATE([.V27];&quot;_WUn&quot;)" office:value-type="string" office:string-value="IN_LEV_WIPER_2_WUn">
            <text:p>IN_LEV_WIPER_2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11"/>
          <table:table-cell table:style-name="ce15" office:value-type="float" office:value="10">
            <text:p>10</text:p>
          </table:table-cell>
          <table:table-cell table:style-name="ce46" office:value-type="string">
            <text:p>Pal_bomba_limpia</text:p>
          </table:table-cell>
          <table:table-cell table:style-name="ce67" office:value-type="string">
            <text:p>DI</text:p>
          </table:table-cell>
          <table:table-cell table:style-name="ce67" office:value-type="string">
            <text:p>Palanca (NA)</text:p>
          </table:table-cell>
          <table:table-cell table:style-name="ce103" office:value-type="string">
            <text:p>Nivel bajo</text:p>
          </table:table-cell>
          <table:table-cell table:style-name="ce67" office:value-type="string">
            <text:p>Pull-up (12V_KL15)</text:p>
          </table:table-cell>
          <table:table-cell table:style-name="ce65" office:value-type="string">
            <text:p>-</text:p>
          </table:table-cell>
          <table:table-cell table:style-name="ce65" office:value-type="string">
            <text:p>12V</text:p>
          </table:table-cell>
          <table:table-cell table:style-name="ce65" office:value-type="string">
            <text:p>-</text:p>
          </table:table-cell>
          <table:table-cell table:number-columns-repeated="4" table:style-name="ce67" office:value-type="string">
            <text:p>-</text:p>
          </table:table-cell>
          <table:table-cell table:style-name="ce28" table:number-columns-repeated="2"/>
          <table:table-cell table:style-name="ce176"/>
          <table:table-cell table:style-name="ce28" table:formula="of:=[.R27]+1*([.$D28]=&quot;DI&quot;)" office:value-type="float" office:value="10">
            <text:p>10</text:p>
          </table:table-cell>
          <table:table-cell table:style-name="ce28" table:formula="of:=[.S27]+1*([.$D28]=&quot;DO&quot;)" office:value-type="float" office:value="3">
            <text:p>3</text:p>
          </table:table-cell>
          <table:table-cell table:style-name="ce28" table:formula="of:=1+[.T27]" office:value-type="float" office:value="25">
            <text:p>25</text:p>
          </table:table-cell>
          <table:table-cell table:style-name="ce28" office:value-type="string">
            <text:p>J2</text:p>
          </table:table-cell>
          <table:table-cell table:style-name="ce331" office:value-type="string">
            <text:p>IN_LEV_WIPER_PUMP</text:p>
          </table:table-cell>
          <table:table-cell table:formula="of:=CONCATENATE([.U28];&quot;:&quot;;[.B28])" office:value-type="string" office:string-value="J2:10">
            <text:p>J2:10</text:p>
          </table:table-cell>
          <table:table-cell table:formula="of:=CONCATENATE([.V28];&quot;_WUn&quot;)" office:value-type="string" office:string-value="IN_LEV_WIPER_PUMP_WUn">
            <text:p>IN_LEV_WIPER_PUMP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11"/>
          <table:table-cell table:style-name="ce28" office:value-type="float" office:value="11">
            <text:p>11</text:p>
          </table:table-cell>
          <table:table-cell table:style-name="ce46" office:value-type="string">
            <text:p>Pal_int_dcho</text:p>
          </table:table-cell>
          <table:table-cell table:style-name="ce67" office:value-type="string">
            <text:p>DI</text:p>
          </table:table-cell>
          <table:table-cell table:style-name="ce67" office:value-type="string">
            <text:p>Palanca (NA)</text:p>
          </table:table-cell>
          <table:table-cell table:style-name="ce103" office:value-type="string">
            <text:p>Nivel bajo</text:p>
          </table:table-cell>
          <table:table-cell table:style-name="ce67" office:value-type="string">
            <text:p>Pull-up (12V_KL15)</text:p>
          </table:table-cell>
          <table:table-cell table:style-name="ce65" office:value-type="string">
            <text:p>-</text:p>
          </table:table-cell>
          <table:table-cell table:style-name="ce65" office:value-type="string">
            <text:p>12V</text:p>
          </table:table-cell>
          <table:table-cell table:style-name="ce65" office:value-type="string">
            <text:p>-</text:p>
          </table:table-cell>
          <table:table-cell table:number-columns-repeated="4" table:style-name="ce67" office:value-type="string">
            <text:p>-</text:p>
          </table:table-cell>
          <table:table-cell table:style-name="ce28" table:number-columns-repeated="2"/>
          <table:table-cell table:style-name="ce176"/>
          <table:table-cell table:style-name="ce28" table:formula="of:=[.R28]+1*([.$D29]=&quot;DI&quot;)" office:value-type="float" office:value="11">
            <text:p>11</text:p>
          </table:table-cell>
          <table:table-cell table:style-name="ce28" table:formula="of:=[.S28]+1*([.$D29]=&quot;DO&quot;)" office:value-type="float" office:value="3">
            <text:p>3</text:p>
          </table:table-cell>
          <table:table-cell table:style-name="ce28" table:formula="of:=1+[.T28]" office:value-type="float" office:value="26">
            <text:p>26</text:p>
          </table:table-cell>
          <table:table-cell table:style-name="ce28" office:value-type="string">
            <text:p>J2</text:p>
          </table:table-cell>
          <table:table-cell table:style-name="ce332" office:value-type="string">
            <text:p>IN_LEV_FLASH_RGT</text:p>
          </table:table-cell>
          <table:table-cell table:formula="of:=CONCATENATE([.U29];&quot;:&quot;;[.B29])" office:value-type="string" office:string-value="J2:11">
            <text:p>J2:11</text:p>
          </table:table-cell>
          <table:table-cell table:formula="of:=CONCATENATE([.V29];&quot;_WUn&quot;)" office:value-type="string" office:string-value="IN_LEV_FLASH_RGT_WUn">
            <text:p>IN_LEV_FLASH_RGT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10"/>
          <table:table-cell table:style-name="ce15" office:value-type="float" office:value="12">
            <text:p>12</text:p>
          </table:table-cell>
          <table:table-cell table:style-name="ce46" office:value-type="string">
            <text:p>Pal_int_izq</text:p>
          </table:table-cell>
          <table:table-cell table:style-name="ce67" office:value-type="string">
            <text:p>DI</text:p>
          </table:table-cell>
          <table:table-cell table:style-name="ce67" office:value-type="string">
            <text:p>Palanca (NA)</text:p>
          </table:table-cell>
          <table:table-cell table:style-name="ce103" office:value-type="string">
            <text:p>Nivel bajo</text:p>
          </table:table-cell>
          <table:table-cell table:style-name="ce67" office:value-type="string">
            <text:p>Pull-up (12V_KL15)</text:p>
          </table:table-cell>
          <table:table-cell table:style-name="ce65" office:value-type="string">
            <text:p>-</text:p>
          </table:table-cell>
          <table:table-cell table:style-name="ce65" office:value-type="string">
            <text:p>12V</text:p>
          </table:table-cell>
          <table:table-cell table:style-name="ce112" office:value-type="string">
            <text:p>-</text:p>
          </table:table-cell>
          <table:table-cell table:number-columns-repeated="4" table:style-name="ce67" office:value-type="string">
            <text:p>-</text:p>
          </table:table-cell>
          <table:table-cell table:style-name="ce28" table:number-columns-repeated="2"/>
          <table:table-cell table:style-name="ce176"/>
          <table:table-cell table:style-name="ce28" table:formula="of:=[.R29]+1*([.$D30]=&quot;DI&quot;)" office:value-type="float" office:value="12">
            <text:p>12</text:p>
          </table:table-cell>
          <table:table-cell table:style-name="ce28" table:formula="of:=[.S29]+1*([.$D30]=&quot;DO&quot;)" office:value-type="float" office:value="3">
            <text:p>3</text:p>
          </table:table-cell>
          <table:table-cell table:style-name="ce28" table:formula="of:=1+[.T29]" office:value-type="float" office:value="27">
            <text:p>27</text:p>
          </table:table-cell>
          <table:table-cell table:style-name="ce28" office:value-type="string">
            <text:p>J2</text:p>
          </table:table-cell>
          <table:table-cell table:style-name="ce28" office:value-type="string">
            <text:p>IN_LEV_FLASH_LFT</text:p>
          </table:table-cell>
          <table:table-cell table:formula="of:=CONCATENATE([.U30];&quot;:&quot;;[.B30])" office:value-type="string" office:string-value="J2:12">
            <text:p>J2:12</text:p>
          </table:table-cell>
          <table:table-cell table:formula="of:=CONCATENATE([.V30];&quot;_WUn&quot;)" office:value-type="string" office:string-value="IN_LEV_FLASH_LFT_WUn">
            <text:p>IN_LEV_FLASH_LFT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10"/>
          <table:table-cell table:style-name="ce28" office:value-type="float" office:value="13">
            <text:p>13</text:p>
          </table:table-cell>
          <table:table-cell table:style-name="ce46" office:value-type="string">
            <text:p>Pal_neutral</text:p>
          </table:table-cell>
          <table:table-cell table:style-name="ce67" office:value-type="string">
            <text:p>DI</text:p>
          </table:table-cell>
          <table:table-cell table:style-name="ce67" office:value-type="string">
            <text:p>Palanca (NA)</text:p>
          </table:table-cell>
          <table:table-cell table:style-name="ce103" office:value-type="string">
            <text:p>Nivel bajo</text:p>
          </table:table-cell>
          <table:table-cell table:style-name="ce67" office:value-type="string">
            <text:p>Pull-up (12V_KL30)</text:p>
          </table:table-cell>
          <table:table-cell table:style-name="ce65" office:value-type="string">
            <text:p>-</text:p>
          </table:table-cell>
          <table:table-cell table:style-name="ce65" office:value-type="string">
            <text:p>12V</text:p>
          </table:table-cell>
          <table:table-cell table:number-columns-repeated="5" table:style-name="ce65" office:value-type="string">
            <text:p>-</text:p>
          </table:table-cell>
          <table:table-cell table:style-name="ce15" table:number-columns-repeated="2"/>
          <table:table-cell table:style-name="ce172"/>
          <table:table-cell table:style-name="ce15" table:formula="of:=[.R30]+1*([.$D31]=&quot;DI&quot;)" office:value-type="float" office:value="13">
            <text:p>13</text:p>
          </table:table-cell>
          <table:table-cell table:style-name="ce15" table:formula="of:=[.S30]+1*([.$D31]=&quot;DO&quot;)" office:value-type="float" office:value="3">
            <text:p>3</text:p>
          </table:table-cell>
          <table:table-cell table:style-name="ce15" table:formula="of:=1+[.T30]" office:value-type="float" office:value="28">
            <text:p>28</text:p>
          </table:table-cell>
          <table:table-cell table:style-name="ce15" office:value-type="string">
            <text:p>J2</text:p>
          </table:table-cell>
          <table:table-cell table:style-name="ce15" office:value-type="string">
            <text:p>IN_LEV_NEUTRAL</text:p>
          </table:table-cell>
          <table:table-cell table:formula="of:=CONCATENATE([.U31];&quot;:&quot;;[.B31])" office:value-type="string" office:string-value="J2:13">
            <text:p>J2:13</text:p>
          </table:table-cell>
          <table:table-cell table:formula="of:=CONCATENATE([.V31];&quot;_WUn&quot;)" office:value-type="string" office:string-value="IN_LEV_NEUTRAL_WUn">
            <text:p>IN_LEV_NEUTRAL_WUn</text:p>
          </table:table-cell>
          <table:table-cell table:formula="of:=1=1" office:value-type="boolean" office:boolean-value="true">
            <text:p>VERDADERO</text:p>
          </table:table-cell>
          <table:table-cell table:style-name="ce360" table:number-columns-repeated="999"/>
        </table:table-row>
        <table:table-row table:style-name="ro2">
          <table:table-cell table:style-name="ce10"/>
          <table:table-cell table:style-name="ce15" office:value-type="float" office:value="14">
            <text:p>14</text:p>
          </table:table-cell>
          <table:table-cell table:style-name="ce46" office:value-type="string">
            <text:p>Input_1</text:p>
          </table:table-cell>
          <table:table-cell table:style-name="ce67" office:value-type="string">
            <text:p>DI</text:p>
          </table:table-cell>
          <table:table-cell table:style-name="ce67" office:value-type="string">
            <text:p>Palanca (NA)</text:p>
          </table:table-cell>
          <table:table-cell table:style-name="ce103" office:value-type="string">
            <text:p>Nivel bajo</text:p>
          </table:table-cell>
          <table:table-cell table:style-name="ce67" office:value-type="string">
            <text:p>Pull-up (12V_KL15)</text:p>
          </table:table-cell>
          <table:table-cell table:style-name="ce65" office:value-type="string">
            <text:p>-</text:p>
          </table:table-cell>
          <table:table-cell table:style-name="ce65" office:value-type="string">
            <text:p>12V</text:p>
          </table:table-cell>
          <table:table-cell table:number-columns-repeated="5" table:style-name="ce67" office:value-type="string">
            <text:p>-</text:p>
          </table:table-cell>
          <table:table-cell table:style-name="ce28"/>
          <table:table-cell table:style-name="ce28" table:formula="of:=1=1" office:value-type="boolean" office:boolean-value="true">
            <text:p>VERDADERO</text:p>
          </table:table-cell>
          <table:table-cell table:style-name="ce176"/>
          <table:table-cell table:style-name="ce28" table:formula="of:=[.R31]+1*([.$D32]=&quot;DI&quot;)" office:value-type="float" office:value="14">
            <text:p>14</text:p>
          </table:table-cell>
          <table:table-cell table:style-name="ce28" table:formula="of:=[.S31]+1*([.$D32]=&quot;DO&quot;)" office:value-type="float" office:value="3">
            <text:p>3</text:p>
          </table:table-cell>
          <table:table-cell table:style-name="ce28" table:formula="of:=1+[.T31]" office:value-type="float" office:value="29">
            <text:p>29</text:p>
          </table:table-cell>
          <table:table-cell table:style-name="ce28" office:value-type="string">
            <text:p>J2</text:p>
          </table:table-cell>
          <table:table-cell table:style-name="ce28" office:value-type="string">
            <text:p>IN_INPUT_RES_1</text:p>
          </table:table-cell>
          <table:table-cell table:formula="of:=CONCATENATE([.U32];&quot;:&quot;;[.B32])" office:value-type="string" office:string-value="J2:14">
            <text:p>J2:14</text:p>
          </table:table-cell>
          <table:table-cell table:formula="of:=CONCATENATE([.V32];&quot;_WUn&quot;)" office:value-type="string" office:string-value="IN_INPUT_RES_1_WUn">
            <text:p>IN_INPUT_RES_1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10"/>
          <table:table-cell table:style-name="ce28" office:value-type="float" office:value="15">
            <text:p>15</text:p>
          </table:table-cell>
          <table:table-cell table:style-name="ce46" office:value-type="string">
            <text:p>Input_2</text:p>
          </table:table-cell>
          <table:table-cell table:style-name="ce67" office:value-type="string">
            <text:p>DI</text:p>
          </table:table-cell>
          <table:table-cell table:style-name="ce67" office:value-type="string">
            <text:p>Palanca (NA)</text:p>
          </table:table-cell>
          <table:table-cell table:style-name="ce103" office:value-type="string">
            <text:p>Nivel bajo</text:p>
          </table:table-cell>
          <table:table-cell table:style-name="ce67" office:value-type="string">
            <text:p>Pull-up (12V_KL15)</text:p>
          </table:table-cell>
          <table:table-cell table:style-name="ce65" office:value-type="string">
            <text:p>-</text:p>
          </table:table-cell>
          <table:table-cell table:style-name="ce65" office:value-type="string">
            <text:p>12V</text:p>
          </table:table-cell>
          <table:table-cell table:number-columns-repeated="5" table:style-name="ce67" office:value-type="string">
            <text:p>-</text:p>
          </table:table-cell>
          <table:table-cell table:style-name="ce28"/>
          <table:table-cell table:style-name="ce28" table:formula="of:=1=1" office:value-type="boolean" office:boolean-value="true">
            <text:p>VERDADERO</text:p>
          </table:table-cell>
          <table:table-cell table:style-name="ce176"/>
          <table:table-cell table:style-name="ce28" table:formula="of:=[.R32]+1*([.$D33]=&quot;DI&quot;)" office:value-type="float" office:value="15">
            <text:p>15</text:p>
          </table:table-cell>
          <table:table-cell table:style-name="ce28" table:formula="of:=[.S32]+1*([.$D33]=&quot;DO&quot;)" office:value-type="float" office:value="3">
            <text:p>3</text:p>
          </table:table-cell>
          <table:table-cell table:style-name="ce28" table:formula="of:=1+[.T32]" office:value-type="float" office:value="30">
            <text:p>30</text:p>
          </table:table-cell>
          <table:table-cell table:style-name="ce28" office:value-type="string">
            <text:p>J2</text:p>
          </table:table-cell>
          <table:table-cell table:style-name="ce28" office:value-type="string">
            <text:p>IN_INPUT_RES_2</text:p>
          </table:table-cell>
          <table:table-cell table:formula="of:=CONCATENATE([.U33];&quot;:&quot;;[.B33])" office:value-type="string" office:string-value="J2:15">
            <text:p>J2:15</text:p>
          </table:table-cell>
          <table:table-cell table:formula="of:=CONCATENATE([.V33];&quot;_WUn&quot;)" office:value-type="string" office:string-value="IN_INPUT_RES_2_WUn">
            <text:p>IN_INPUT_RES_2_WUn</text:p>
          </table:table-cell>
          <table:table-cell table:formula="of:=1=1" office:value-type="boolean" office:boolean-value="true">
            <text:p>VERDADERO</text:p>
          </table:table-cell>
          <table:table-cell table:style-name="ce360" table:number-columns-repeated="999"/>
        </table:table-row>
        <table:table-row table:style-name="ro2">
          <table:table-cell table:style-name="ce10"/>
          <table:table-cell table:style-name="ce15" office:value-type="float" office:value="16">
            <text:p>16</text:p>
          </table:table-cell>
          <table:table-cell table:style-name="ce46" office:value-type="string">
            <text:p>Input_3</text:p>
          </table:table-cell>
          <table:table-cell table:style-name="ce67" office:value-type="string">
            <text:p>DI</text:p>
          </table:table-cell>
          <table:table-cell table:style-name="ce67" office:value-type="string">
            <text:p>Palanca (NA)</text:p>
          </table:table-cell>
          <table:table-cell table:style-name="ce103" office:value-type="string">
            <text:p>Nivel bajo</text:p>
          </table:table-cell>
          <table:table-cell table:style-name="ce67" office:value-type="string">
            <text:p>Pull-up (12V_KL15)</text:p>
          </table:table-cell>
          <table:table-cell table:style-name="ce65" office:value-type="string">
            <text:p>-</text:p>
          </table:table-cell>
          <table:table-cell table:style-name="ce65" office:value-type="string">
            <text:p>12V</text:p>
          </table:table-cell>
          <table:table-cell table:number-columns-repeated="5" table:style-name="ce67" office:value-type="string">
            <text:p>-</text:p>
          </table:table-cell>
          <table:table-cell table:style-name="ce28"/>
          <table:table-cell table:style-name="ce28" table:formula="of:=1=1" office:value-type="boolean" office:boolean-value="true">
            <text:p>VERDADERO</text:p>
          </table:table-cell>
          <table:table-cell table:style-name="ce176"/>
          <table:table-cell table:style-name="ce28" table:formula="of:=[.R33]+1*([.$D34]=&quot;DI&quot;)" office:value-type="float" office:value="16">
            <text:p>16</text:p>
          </table:table-cell>
          <table:table-cell table:style-name="ce28" table:formula="of:=[.S33]+1*([.$D34]=&quot;DO&quot;)" office:value-type="float" office:value="3">
            <text:p>3</text:p>
          </table:table-cell>
          <table:table-cell table:style-name="ce28" table:formula="of:=1+[.T33]" office:value-type="float" office:value="31">
            <text:p>31</text:p>
          </table:table-cell>
          <table:table-cell table:style-name="ce28" office:value-type="string">
            <text:p>J2</text:p>
          </table:table-cell>
          <table:table-cell table:style-name="ce28" office:value-type="string">
            <text:p>IN_INPUT_RES_3</text:p>
          </table:table-cell>
          <table:table-cell table:formula="of:=CONCATENATE([.U34];&quot;:&quot;;[.B34])" office:value-type="string" office:string-value="J2:16">
            <text:p>J2:16</text:p>
          </table:table-cell>
          <table:table-cell table:formula="of:=CONCATENATE([.V34];&quot;_WUn&quot;)" office:value-type="string" office:string-value="IN_INPUT_RES_3_WUn">
            <text:p>IN_INPUT_RES_3_WUn</text:p>
          </table:table-cell>
          <table:table-cell table:formula="of:=1=1" office:value-type="boolean" office:boolean-value="true">
            <text:p>VERDADERO</text:p>
          </table:table-cell>
          <table:table-cell table:style-name="ce360" table:number-columns-repeated="999"/>
        </table:table-row>
        <table:table-row table:style-name="ro2">
          <table:table-cell table:style-name="ce10"/>
          <table:table-cell table:style-name="ce28" office:value-type="float" office:value="17">
            <text:p>17</text:p>
          </table:table-cell>
          <table:table-cell table:style-name="ce47" office:value-type="string">
            <text:p>GND</text:p>
          </table:table-cell>
          <table:table-cell table:style-name="ce65" office:value-type="string">
            <text:p>Power</text:p>
          </table:table-cell>
          <table:table-cell table:style-name="ce65" office:value-type="string">
            <text:p>Power</text:p>
          </table:table-cell>
          <table:table-cell table:style-name="ce67" office:value-type="string">
            <text:p>-</text:p>
          </table:table-cell>
          <table:table-cell table:style-name="ce65" office:value-type="string">
            <text:p>GND</text:p>
          </table:table-cell>
          <table:table-cell table:style-name="ce65" office:value-type="string">
            <text:p>-</text:p>
          </table:table-cell>
          <table:table-cell table:style-name="ce65" office:value-type="string">
            <text:p>12V</text:p>
          </table:table-cell>
          <table:table-cell table:number-columns-repeated="5" table:style-name="ce65" office:value-type="string">
            <text:p>-</text:p>
          </table:table-cell>
          <table:table-cell table:style-name="ce15" table:number-columns-repeated="2"/>
          <table:table-cell table:style-name="ce172"/>
          <table:table-cell table:style-name="ce15" table:formula="of:=[.R34]+1*([.$D35]=&quot;DI&quot;)" office:value-type="float" office:value="16">
            <text:p>16</text:p>
          </table:table-cell>
          <table:table-cell table:style-name="ce15" table:formula="of:=[.S34]+1*([.$D35]=&quot;DO&quot;)" office:value-type="float" office:value="3">
            <text:p>3</text:p>
          </table:table-cell>
          <table:table-cell table:style-name="ce15" table:formula="of:=1+[.T34]" office:value-type="float" office:value="32">
            <text:p>32</text:p>
          </table:table-cell>
          <table:table-cell table:style-name="ce15" office:value-type="string">
            <text:p>J2</text:p>
          </table:table-cell>
          <table:table-cell table:style-name="ce15" office:value-type="string">
            <text:p>LEV_GND</text:p>
          </table:table-cell>
          <table:table-cell table:formula="of:=CONCATENATE([.U35];&quot;:&quot;;[.B35])" office:value-type="string" office:string-value="J2:17">
            <text:p>J2:17</text:p>
          </table:table-cell>
          <table:table-cell table:formula="of:=CONCATENATE([.V35];&quot;_WUn&quot;)" office:value-type="string" office:string-value="LEV_GND_WUn">
            <text:p>LEV_GND_WUn</text:p>
          </table:table-cell>
          <table:table-cell table:formula="of:=1=1" office:value-type="boolean" office:boolean-value="true">
            <text:p>VERDADERO</text:p>
          </table:table-cell>
          <table:table-cell table:style-name="ce360" table:number-columns-repeated="999"/>
        </table:table-row>
        <table:table-row table:style-name="ro2">
          <table:table-cell table:style-name="ce12"/>
          <table:table-cell table:style-name="ce7" office:value-type="float" office:value="18">
            <text:p>18</text:p>
          </table:table-cell>
          <table:table-cell table:style-name="ce48" office:value-type="string">
            <text:p>GND</text:p>
          </table:table-cell>
          <table:table-cell table:style-name="ce66" office:value-type="string">
            <text:p>Power</text:p>
          </table:table-cell>
          <table:table-cell table:style-name="ce66" office:value-type="string">
            <text:p>Power</text:p>
          </table:table-cell>
          <table:table-cell table:style-name="ce82" office:value-type="string">
            <text:p>-</text:p>
          </table:table-cell>
          <table:table-cell table:style-name="ce66" office:value-type="string">
            <text:p>GND</text:p>
          </table:table-cell>
          <table:table-cell table:style-name="ce66" office:value-type="string">
            <text:p>-</text:p>
          </table:table-cell>
          <table:table-cell table:style-name="ce66" office:value-type="string">
            <text:p>12V</text:p>
          </table:table-cell>
          <table:table-cell table:number-columns-repeated="5" table:style-name="ce66" office:value-type="string">
            <text:p>-</text:p>
          </table:table-cell>
          <table:table-cell table:style-name="ce7" table:number-columns-repeated="2"/>
          <table:table-cell table:style-name="ce174"/>
          <table:table-cell table:style-name="ce7" table:formula="of:=[.R35]+1*([.$D36]=&quot;DI&quot;)" office:value-type="float" office:value="16">
            <text:p>16</text:p>
          </table:table-cell>
          <table:table-cell table:style-name="ce7" table:formula="of:=[.S35]+1*([.$D36]=&quot;DO&quot;)" office:value-type="float" office:value="3">
            <text:p>3</text:p>
          </table:table-cell>
          <table:table-cell table:style-name="ce7" table:formula="of:=1+[.T35]" office:value-type="float" office:value="33">
            <text:p>33</text:p>
          </table:table-cell>
          <table:table-cell table:style-name="ce7" office:value-type="string">
            <text:p>J2</text:p>
          </table:table-cell>
          <table:table-cell table:style-name="ce7" office:value-type="string">
            <text:p>LEV_GND</text:p>
          </table:table-cell>
          <table:table-cell table:formula="of:=CONCATENATE([.U36];&quot;:&quot;;[.B36])" office:value-type="string" office:string-value="J2:18">
            <text:p>J2:18</text:p>
          </table:table-cell>
          <table:table-cell table:formula="of:=CONCATENATE([.V36];&quot;_WUn&quot;)" office:value-type="string" office:string-value="LEV_GND_WUn">
            <text:p>LEV_GND_WUn</text:p>
          </table:table-cell>
          <table:table-cell table:formula="of:=1=1" office:value-type="boolean" office:boolean-value="true">
            <text:p>VERDADERO</text:p>
          </table:table-cell>
          <table:table-cell table:style-name="ce360" table:number-columns-repeated="21"/>
          <table:table-cell table:style-name="ce363" table:number-columns-repeated="978"/>
        </table:table-row>
        <table:table-row table:style-name="ro2">
          <table:table-cell table:style-name="ce9" office:value-type="string">
            <text:p>J3</text:p>
          </table:table-cell>
          <table:table-cell table:style-name="ce29" office:value-type="float" office:value="1">
            <text:p>1</text:p>
          </table:table-cell>
          <table:table-cell table:style-name="ce49" office:value-type="string">
            <text:p>Entrada_ignition_on_off</text:p>
          </table:table-cell>
          <table:table-cell table:style-name="ce67" office:value-type="string">
            <text:p>DI</text:p>
          </table:table-cell>
          <table:table-cell table:style-name="ce65" office:value-type="string">
            <text:p>Señal wake-up</text:p>
          </table:table-cell>
          <table:table-cell table:style-name="ce67" office:value-type="string">
            <text:p>Nivel alto</text:p>
          </table:table-cell>
          <table:table-cell table:style-name="ce67" office:value-type="string">
            <text:p>Pull-down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12V</text:p>
          </table:table-cell>
          <table:table-cell table:number-columns-repeated="5" table:style-name="ce67" office:value-type="string">
            <text:p>-</text:p>
          </table:table-cell>
          <table:table-cell table:style-name="ce65" office:value-type="string">
            <text:p>-</text:p>
          </table:table-cell>
          <table:table-cell table:style-name="ce65"/>
          <table:table-cell table:style-name="ce172"/>
          <table:table-cell table:style-name="ce15" table:formula="of:=[.R36]+1*([.$D37]=&quot;DI&quot;)" office:value-type="float" office:value="17">
            <text:p>17</text:p>
          </table:table-cell>
          <table:table-cell table:style-name="ce15" table:formula="of:=[.S36]+1*([.$D37]=&quot;DO&quot;)" office:value-type="float" office:value="3">
            <text:p>3</text:p>
          </table:table-cell>
          <table:table-cell table:style-name="ce15" table:formula="of:=1+[.T36]" office:value-type="float" office:value="34">
            <text:p>34</text:p>
          </table:table-cell>
          <table:table-cell table:style-name="ce15" office:value-type="string">
            <text:p>J3</text:p>
          </table:table-cell>
          <table:table-cell table:style-name="ce15" office:value-type="string">
            <text:p>IN_BUT_IGNITION</text:p>
          </table:table-cell>
          <table:table-cell table:formula="of:=CONCATENATE([.U37];&quot;:&quot;;[.B37])" office:value-type="string" office:string-value="J3:1">
            <text:p>J3:1</text:p>
          </table:table-cell>
          <table:table-cell table:formula="of:=CONCATENATE([.V37];&quot;_WUn&quot;)" office:value-type="string" office:string-value="IN_BUT_IGNITION_WUn">
            <text:p>IN_BUT_IGNITION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 office:value-type="string">
            <text:p>MiniFit</text:p>
          </table:table-cell>
          <table:table-cell table:style-name="ce29" office:value-type="float" office:value="2">
            <text:p>2</text:p>
          </table:table-cell>
          <table:table-cell table:style-name="ce50" office:value-type="string">
            <text:p>Entrada_warning</text:p>
          </table:table-cell>
          <table:table-cell table:style-name="ce67" office:value-type="string">
            <text:p>DI</text:p>
          </table:table-cell>
          <table:table-cell table:style-name="ce65" office:value-type="string">
            <text:p>Señal wake-up</text:p>
          </table:table-cell>
          <table:table-cell table:style-name="ce67" office:value-type="string">
            <text:p>Nivel alto</text:p>
          </table:table-cell>
          <table:table-cell table:style-name="ce67" office:value-type="string">
            <text:p>Pull-down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12V</text:p>
          </table:table-cell>
          <table:table-cell table:number-columns-repeated="5" table:style-name="ce67" office:value-type="string">
            <text:p>-</text:p>
          </table:table-cell>
          <table:table-cell table:style-name="ce65" office:value-type="string">
            <text:p>-</text:p>
          </table:table-cell>
          <table:table-cell table:style-name="ce65"/>
          <table:table-cell table:style-name="ce172"/>
          <table:table-cell table:style-name="ce15" table:formula="of:=[.R37]+1*([.$D38]=&quot;DI&quot;)" office:value-type="float" office:value="18">
            <text:p>18</text:p>
          </table:table-cell>
          <table:table-cell table:style-name="ce15" table:formula="of:=[.S37]+1*([.$D38]=&quot;DO&quot;)" office:value-type="float" office:value="3">
            <text:p>3</text:p>
          </table:table-cell>
          <table:table-cell table:style-name="ce15" table:formula="of:=1+[.T37]" office:value-type="float" office:value="35">
            <text:p>35</text:p>
          </table:table-cell>
          <table:table-cell table:style-name="ce15" office:value-type="string">
            <text:p>J3</text:p>
          </table:table-cell>
          <table:table-cell table:style-name="ce15" office:value-type="string">
            <text:p>IN_BUT_WARNING</text:p>
          </table:table-cell>
          <table:table-cell table:formula="of:=CONCATENATE([.U38];&quot;:&quot;;[.B38])" office:value-type="string" office:string-value="J3:2">
            <text:p>J3:2</text:p>
          </table:table-cell>
          <table:table-cell table:formula="of:=CONCATENATE([.V38];&quot;_WUn&quot;)" office:value-type="string" office:string-value="IN_BUT_WARNING_WUn">
            <text:p>IN_BUT_WARNING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 office:value-type="string">
            <text:p>24x</text:p>
          </table:table-cell>
          <table:table-cell table:style-name="ce29" office:value-type="float" office:value="3">
            <text:p>3</text:p>
          </table:table-cell>
          <table:table-cell table:style-name="ce50" office:value-type="string">
            <text:p>Entrada_palanca_luz_posicion_DIM</text:p>
          </table:table-cell>
          <table:table-cell table:style-name="ce67" office:value-type="string">
            <text:p>DI</text:p>
          </table:table-cell>
          <table:table-cell table:style-name="ce65" office:value-type="string">
            <text:p>Señal wake-up</text:p>
          </table:table-cell>
          <table:table-cell table:style-name="ce103" office:value-type="string">
            <text:p>Nivel bajo</text:p>
          </table:table-cell>
          <table:table-cell table:style-name="ce67" office:value-type="string">
            <text:p>Pull-up (12V_KL30)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12V</text:p>
          </table:table-cell>
          <table:table-cell table:number-columns-repeated="5" table:style-name="ce67" office:value-type="string">
            <text:p>-</text:p>
          </table:table-cell>
          <table:table-cell table:style-name="ce65" office:value-type="string">
            <text:p>-</text:p>
          </table:table-cell>
          <table:table-cell table:style-name="ce65"/>
          <table:table-cell table:style-name="ce172" office:value-type="string">
            <text:p><text:s/>= J2.1</text:p>
          </table:table-cell>
          <table:table-cell table:style-name="ce15" table:formula="of:=[.R38]+1*([.$D39]=&quot;DI&quot;)" office:value-type="float" office:value="19">
            <text:p>19</text:p>
          </table:table-cell>
          <table:table-cell table:style-name="ce15" table:formula="of:=[.S38]+1*([.$D39]=&quot;DO&quot;)" office:value-type="float" office:value="3">
            <text:p>3</text:p>
          </table:table-cell>
          <table:table-cell table:style-name="ce15" table:formula="of:=1+[.T38]" office:value-type="float" office:value="36">
            <text:p>36</text:p>
          </table:table-cell>
          <table:table-cell table:style-name="ce15" office:value-type="string">
            <text:p>J3</text:p>
          </table:table-cell>
          <table:table-cell table:style-name="ce15" office:value-type="string">
            <text:p>IN_LEV_PARK_LAMP</text:p>
          </table:table-cell>
          <table:table-cell table:formula="of:=CONCATENATE([.U39];&quot;:&quot;;[.B39])" office:value-type="string" office:string-value="J3:3">
            <text:p>J3:3</text:p>
          </table:table-cell>
          <table:table-cell table:formula="of:=CONCATENATE([.V39];&quot;_WUn&quot;)" office:value-type="string" office:string-value="IN_LEV_PARK_LAMP_WUn">
            <text:p>IN_LEV_PARK_LAMP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5"/>
          <table:table-cell table:style-name="ce29" office:value-type="float" office:value="4">
            <text:p>4</text:p>
          </table:table-cell>
          <table:table-cell table:style-name="ce50" office:value-type="string">
            <text:p>Entrada_mains_on_BMS</text:p>
          </table:table-cell>
          <table:table-cell table:style-name="ce67" office:value-type="string">
            <text:p>DI</text:p>
          </table:table-cell>
          <table:table-cell table:style-name="ce83" office:value-type="string">
            <text:p>Señal wake-up</text:p>
          </table:table-cell>
          <table:table-cell table:style-name="ce67" office:value-type="string">
            <text:p>Nivel alto</text:p>
          </table:table-cell>
          <table:table-cell table:style-name="ce67" office:value-type="string">
            <text:p>Pull-down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12V</text:p>
          </table:table-cell>
          <table:table-cell table:number-columns-repeated="5" table:style-name="ce67" office:value-type="string">
            <text:p>-</text:p>
          </table:table-cell>
          <table:table-cell table:style-name="ce65" office:value-type="string">
            <text:p>-</text:p>
          </table:table-cell>
          <table:table-cell table:style-name="ce65"/>
          <table:table-cell table:style-name="ce172"/>
          <table:table-cell table:style-name="ce15" table:formula="of:=[.R39]+1*([.$D40]=&quot;DI&quot;)" office:value-type="float" office:value="20">
            <text:p>20</text:p>
          </table:table-cell>
          <table:table-cell table:style-name="ce15" table:formula="of:=[.S39]+1*([.$D40]=&quot;DO&quot;)" office:value-type="float" office:value="3">
            <text:p>3</text:p>
          </table:table-cell>
          <table:table-cell table:style-name="ce15" table:formula="of:=1+[.T39]" office:value-type="float" office:value="37">
            <text:p>37</text:p>
          </table:table-cell>
          <table:table-cell table:style-name="ce15" office:value-type="string">
            <text:p>J3</text:p>
          </table:table-cell>
          <table:table-cell table:style-name="ce15" office:value-type="string">
            <text:p>IN_MAINS_ON_BMS</text:p>
          </table:table-cell>
          <table:table-cell table:formula="of:=CONCATENATE([.U40];&quot;:&quot;;[.B40])" office:value-type="string" office:string-value="J3:4">
            <text:p>J3:4</text:p>
          </table:table-cell>
          <table:table-cell table:formula="of:=CONCATENATE([.V40];&quot;_WUn&quot;)" office:value-type="string" office:string-value="IN_MAINS_ON_BMS_WUn">
            <text:p>IN_MAINS_ON_BMS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13" office:value-type="string">
            <text:p>DI</text:p>
          </table:table-cell>
          <table:table-cell table:style-name="ce29" office:value-type="float" office:value="5">
            <text:p>5</text:p>
          </table:table-cell>
          <table:table-cell table:style-name="ce50" office:value-type="string">
            <text:p>Entrada_wakeup_general</text:p>
          </table:table-cell>
          <table:table-cell table:style-name="ce67" office:value-type="string">
            <text:p>DI</text:p>
          </table:table-cell>
          <table:table-cell table:style-name="ce84" office:value-type="string">
            <text:p>Señal wake-up</text:p>
          </table:table-cell>
          <table:table-cell table:style-name="ce67" office:value-type="string">
            <text:p>Nivel alto</text:p>
          </table:table-cell>
          <table:table-cell table:style-name="ce67" office:value-type="string">
            <text:p>Pull-down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12V</text:p>
          </table:table-cell>
          <table:table-cell table:number-columns-repeated="5" table:style-name="ce67" office:value-type="string">
            <text:p>-</text:p>
          </table:table-cell>
          <table:table-cell table:style-name="ce65" office:value-type="string">
            <text:p>-</text:p>
          </table:table-cell>
          <table:table-cell table:style-name="ce65"/>
          <table:table-cell table:style-name="ce172"/>
          <table:table-cell table:style-name="ce15" table:formula="of:=[.R40]+1*([.$D41]=&quot;DI&quot;)" office:value-type="float" office:value="21">
            <text:p>21</text:p>
          </table:table-cell>
          <table:table-cell table:style-name="ce15" table:formula="of:=[.S40]+1*([.$D41]=&quot;DO&quot;)" office:value-type="float" office:value="3">
            <text:p>3</text:p>
          </table:table-cell>
          <table:table-cell table:style-name="ce15" table:formula="of:=1+[.T40]" office:value-type="float" office:value="38">
            <text:p>38</text:p>
          </table:table-cell>
          <table:table-cell table:style-name="ce15" office:value-type="string">
            <text:p>J3</text:p>
          </table:table-cell>
          <table:table-cell table:style-name="ce15" office:value-type="string">
            <text:p>IN_WAKEUP_GRAL</text:p>
          </table:table-cell>
          <table:table-cell table:formula="of:=CONCATENATE([.U41];&quot;:&quot;;[.B41])" office:value-type="string" office:string-value="J3:5">
            <text:p>J3:5</text:p>
          </table:table-cell>
          <table:table-cell table:formula="of:=CONCATENATE([.V41];&quot;_WUn&quot;)" office:value-type="string" office:string-value="IN_WAKEUP_GRAL_WUn">
            <text:p>IN_WAKEUP_GRAL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/>
          <table:table-cell table:style-name="ce29" office:value-type="float" office:value="6">
            <text:p>6</text:p>
          </table:table-cell>
          <table:table-cell table:style-name="ce50" office:value-type="string">
            <text:p>Entrada_apertura_RFID</text:p>
          </table:table-cell>
          <table:table-cell table:style-name="ce67" office:value-type="string">
            <text:p>DI</text:p>
          </table:table-cell>
          <table:table-cell table:style-name="ce85" office:value-type="string">
            <text:p>Señal wake-up</text:p>
          </table:table-cell>
          <table:table-cell table:style-name="ce67" office:value-type="string">
            <text:p>Nivel alto</text:p>
          </table:table-cell>
          <table:table-cell table:style-name="ce67" office:value-type="string">
            <text:p>Pull-down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12V</text:p>
          </table:table-cell>
          <table:table-cell table:number-columns-repeated="5" table:style-name="ce67" office:value-type="string">
            <text:p>-</text:p>
          </table:table-cell>
          <table:table-cell table:style-name="ce65" office:value-type="string">
            <text:p>-</text:p>
          </table:table-cell>
          <table:table-cell table:style-name="ce65"/>
          <table:table-cell table:style-name="ce172"/>
          <table:table-cell table:style-name="ce15" table:formula="of:=[.R41]+1*([.$D42]=&quot;DI&quot;)" office:value-type="float" office:value="22">
            <text:p>22</text:p>
          </table:table-cell>
          <table:table-cell table:style-name="ce15" table:formula="of:=[.S41]+1*([.$D42]=&quot;DO&quot;)" office:value-type="float" office:value="3">
            <text:p>3</text:p>
          </table:table-cell>
          <table:table-cell table:style-name="ce15" table:formula="of:=1+[.T41]" office:value-type="float" office:value="39">
            <text:p>39</text:p>
          </table:table-cell>
          <table:table-cell table:style-name="ce15" office:value-type="string">
            <text:p>J3</text:p>
          </table:table-cell>
          <table:table-cell table:style-name="ce15" office:value-type="string">
            <text:p>IN_RFID_OPEN</text:p>
          </table:table-cell>
          <table:table-cell table:formula="of:=CONCATENATE([.U42];&quot;:&quot;;[.B42])" office:value-type="string" office:string-value="J3:6">
            <text:p>J3:6</text:p>
          </table:table-cell>
          <table:table-cell table:formula="of:=CONCATENATE([.V42];&quot;_WUn&quot;)" office:value-type="string" office:string-value="IN_RFID_OPEN_WUn">
            <text:p>IN_RFID_OPEN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/>
          <table:table-cell table:style-name="ce29" office:value-type="float" office:value="7">
            <text:p>7</text:p>
          </table:table-cell>
          <table:table-cell table:style-name="ce50" office:value-type="string">
            <text:p>Entrada_apertura_RKE</text:p>
          </table:table-cell>
          <table:table-cell table:style-name="ce67" office:value-type="string">
            <text:p>DI</text:p>
          </table:table-cell>
          <table:table-cell table:style-name="ce86" office:value-type="string">
            <text:p>Señal wake-up</text:p>
          </table:table-cell>
          <table:table-cell table:style-name="ce67" office:value-type="string">
            <text:p>Nivel alto</text:p>
          </table:table-cell>
          <table:table-cell table:style-name="ce67" office:value-type="string">
            <text:p>Pull-down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12V</text:p>
          </table:table-cell>
          <table:table-cell table:number-columns-repeated="5" table:style-name="ce67" office:value-type="string">
            <text:p>-</text:p>
          </table:table-cell>
          <table:table-cell table:style-name="ce65" office:value-type="string">
            <text:p>-</text:p>
          </table:table-cell>
          <table:table-cell table:style-name="ce65"/>
          <table:table-cell table:style-name="ce172"/>
          <table:table-cell table:style-name="ce15" table:formula="of:=[.R42]+1*([.$D43]=&quot;DI&quot;)" office:value-type="float" office:value="23">
            <text:p>23</text:p>
          </table:table-cell>
          <table:table-cell table:style-name="ce15" table:formula="of:=[.S42]+1*([.$D43]=&quot;DO&quot;)" office:value-type="float" office:value="3">
            <text:p>3</text:p>
          </table:table-cell>
          <table:table-cell table:style-name="ce15" table:formula="of:=1+[.T42]" office:value-type="float" office:value="40">
            <text:p>40</text:p>
          </table:table-cell>
          <table:table-cell table:style-name="ce15" office:value-type="string">
            <text:p>J3</text:p>
          </table:table-cell>
          <table:table-cell table:style-name="ce15" office:value-type="string">
            <text:p>IN_RKE_OPEN</text:p>
          </table:table-cell>
          <table:table-cell table:formula="of:=CONCATENATE([.U43];&quot;:&quot;;[.B43])" office:value-type="string" office:string-value="J3:7">
            <text:p>J3:7</text:p>
          </table:table-cell>
          <table:table-cell table:formula="of:=CONCATENATE([.V43];&quot;_WUn&quot;)" office:value-type="string" office:string-value="IN_RKE_OPEN_WUn">
            <text:p>IN_RKE_OPEN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/>
          <table:table-cell table:style-name="ce29" office:value-type="float" office:value="8">
            <text:p>8</text:p>
          </table:table-cell>
          <table:table-cell table:style-name="ce51" office:value-type="string">
            <text:p>Entrada_KL15</text:p>
          </table:table-cell>
          <table:table-cell table:style-name="ce68" office:value-type="string">
            <text:p>DI</text:p>
          </table:table-cell>
          <table:table-cell table:style-name="ce87" office:value-type="string">
            <text:p>Señal wake-up</text:p>
          </table:table-cell>
          <table:table-cell table:style-name="ce68" office:value-type="string">
            <text:p>Nivel alto</text:p>
          </table:table-cell>
          <table:table-cell table:style-name="ce68" office:value-type="string">
            <text:p>Pull-down</text:p>
          </table:table-cell>
          <table:table-cell table:style-name="ce68" office:value-type="string">
            <text:p>-</text:p>
          </table:table-cell>
          <table:table-cell table:style-name="ce68" office:value-type="string">
            <text:p>12V</text:p>
          </table:table-cell>
          <table:table-cell table:number-columns-repeated="6" table:style-name="ce68" office:value-type="string">
            <text:p>-</text:p>
          </table:table-cell>
          <table:table-cell table:style-name="ce68"/>
          <table:table-cell table:style-name="ce178"/>
          <table:table-cell table:style-name="ce108" table:formula="of:=[.R43]+1*([.$D44]=&quot;DI&quot;)" office:value-type="float" office:value="24">
            <text:p>24</text:p>
          </table:table-cell>
          <table:table-cell table:style-name="ce108" table:formula="of:=[.S43]+1*([.$D44]=&quot;DO&quot;)" office:value-type="float" office:value="3">
            <text:p>3</text:p>
          </table:table-cell>
          <table:table-cell table:style-name="ce108" table:formula="of:=1+[.T43]" office:value-type="float" office:value="41">
            <text:p>41</text:p>
          </table:table-cell>
          <table:table-cell table:style-name="ce108" office:value-type="string">
            <text:p>J3</text:p>
          </table:table-cell>
          <table:table-cell table:style-name="ce108" office:value-type="string">
            <text:p>IN_KL15</text:p>
          </table:table-cell>
          <table:table-cell table:formula="of:=CONCATENATE([.U44];&quot;:&quot;;[.B44])" office:value-type="string" office:string-value="J3:8">
            <text:p>J3:8</text:p>
          </table:table-cell>
          <table:table-cell table:formula="of:=CONCATENATE([.V44];&quot;_WUn&quot;)" office:value-type="string" office:string-value="IN_KL15_WUn">
            <text:p>IN_KL15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/>
          <table:table-cell table:style-name="ce29" office:value-type="float" office:value="9">
            <text:p>9</text:p>
          </table:table-cell>
          <table:table-cell table:style-name="ce50" office:value-type="string">
            <text:p>Entrada_cierre_RFID</text:p>
          </table:table-cell>
          <table:table-cell table:style-name="ce67" office:value-type="string">
            <text:p>DI</text:p>
          </table:table-cell>
          <table:table-cell table:style-name="ce88" office:value-type="string">
            <text:p>Sensor (NA)</text:p>
          </table:table-cell>
          <table:table-cell table:style-name="ce67" office:value-type="string">
            <text:p>Nivel alto</text:p>
          </table:table-cell>
          <table:table-cell table:style-name="ce67" office:value-type="string">
            <text:p>Pull-down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12V</text:p>
          </table:table-cell>
          <table:table-cell table:number-columns-repeated="5" table:style-name="ce67" office:value-type="string">
            <text:p>-</text:p>
          </table:table-cell>
          <table:table-cell table:style-name="ce65" office:value-type="string">
            <text:p>-</text:p>
          </table:table-cell>
          <table:table-cell table:style-name="ce65"/>
          <table:table-cell table:style-name="ce172"/>
          <table:table-cell table:style-name="ce15" table:formula="of:=[.R44]+1*([.$D45]=&quot;DI&quot;)" office:value-type="float" office:value="25">
            <text:p>25</text:p>
          </table:table-cell>
          <table:table-cell table:style-name="ce15" table:formula="of:=[.S44]+1*([.$D45]=&quot;DO&quot;)" office:value-type="float" office:value="3">
            <text:p>3</text:p>
          </table:table-cell>
          <table:table-cell table:style-name="ce15" table:formula="of:=1+[.T44]" office:value-type="float" office:value="42">
            <text:p>42</text:p>
          </table:table-cell>
          <table:table-cell table:style-name="ce15" office:value-type="string">
            <text:p>J3</text:p>
          </table:table-cell>
          <table:table-cell table:style-name="ce15" office:value-type="string">
            <text:p>IN_RFID_LOCK</text:p>
          </table:table-cell>
          <table:table-cell table:formula="of:=CONCATENATE([.U45];&quot;:&quot;;[.B45])" office:value-type="string" office:string-value="J3:9">
            <text:p>J3:9</text:p>
          </table:table-cell>
          <table:table-cell table:formula="of:=CONCATENATE([.V45];&quot;_WUn&quot;)" office:value-type="string" office:string-value="IN_RFID_LOCK_WUn">
            <text:p>IN_RFID_LOCK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/>
          <table:table-cell table:style-name="ce29" office:value-type="float" office:value="10">
            <text:p>10</text:p>
          </table:table-cell>
          <table:table-cell table:style-name="ce50" office:value-type="string">
            <text:p>Entrada_cierre_RKE</text:p>
          </table:table-cell>
          <table:table-cell table:style-name="ce67" office:value-type="string">
            <text:p>DI</text:p>
          </table:table-cell>
          <table:table-cell table:style-name="ce89" office:value-type="string">
            <text:p>Sensor (NA)</text:p>
          </table:table-cell>
          <table:table-cell table:style-name="ce67" office:value-type="string">
            <text:p>Nivel alto</text:p>
          </table:table-cell>
          <table:table-cell table:style-name="ce67" office:value-type="string">
            <text:p>Pull-down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12V</text:p>
          </table:table-cell>
          <table:table-cell table:number-columns-repeated="5" table:style-name="ce67" office:value-type="string">
            <text:p>-</text:p>
          </table:table-cell>
          <table:table-cell table:style-name="ce65" office:value-type="string">
            <text:p>-</text:p>
          </table:table-cell>
          <table:table-cell table:style-name="ce65"/>
          <table:table-cell table:style-name="ce172"/>
          <table:table-cell table:style-name="ce15" table:formula="of:=[.R45]+1*([.$D46]=&quot;DI&quot;)" office:value-type="float" office:value="26">
            <text:p>26</text:p>
          </table:table-cell>
          <table:table-cell table:style-name="ce15" table:formula="of:=[.S45]+1*([.$D46]=&quot;DO&quot;)" office:value-type="float" office:value="3">
            <text:p>3</text:p>
          </table:table-cell>
          <table:table-cell table:style-name="ce15" table:formula="of:=1+[.T45]" office:value-type="float" office:value="43">
            <text:p>43</text:p>
          </table:table-cell>
          <table:table-cell table:style-name="ce15" office:value-type="string">
            <text:p>J3</text:p>
          </table:table-cell>
          <table:table-cell table:style-name="ce15" office:value-type="string">
            <text:p>IN_RKE_LOCK</text:p>
          </table:table-cell>
          <table:table-cell table:formula="of:=CONCATENATE([.U46];&quot;:&quot;;[.B46])" office:value-type="string" office:string-value="J3:10">
            <text:p>J3:10</text:p>
          </table:table-cell>
          <table:table-cell table:formula="of:=CONCATENATE([.V46];&quot;_WUn&quot;)" office:value-type="string" office:string-value="IN_RKE_LOCK_WUn">
            <text:p>IN_RKE_LOCK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/>
          <table:table-cell table:style-name="ce29" office:value-type="float" office:value="11">
            <text:p>11</text:p>
          </table:table-cell>
          <table:table-cell table:style-name="ce50" office:value-type="string">
            <text:p>Boton_apertura_puerta_int</text:p>
          </table:table-cell>
          <table:table-cell table:style-name="ce67" office:value-type="string">
            <text:p>DI</text:p>
          </table:table-cell>
          <table:table-cell table:style-name="ce90" office:value-type="string">
            <text:p>Pulsador (NA)</text:p>
          </table:table-cell>
          <table:table-cell table:style-name="ce67" office:value-type="string">
            <text:p>Nivel bajo</text:p>
          </table:table-cell>
          <table:table-cell table:style-name="ce67" office:value-type="string">
            <text:p>Pull-up (12V_KL30)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12V</text:p>
          </table:table-cell>
          <table:table-cell table:number-columns-repeated="5" table:style-name="ce67" office:value-type="string">
            <text:p>-</text:p>
          </table:table-cell>
          <table:table-cell table:style-name="ce65" office:value-type="string">
            <text:p>-</text:p>
          </table:table-cell>
          <table:table-cell table:style-name="ce65"/>
          <table:table-cell table:style-name="ce172"/>
          <table:table-cell table:style-name="ce15" table:formula="of:=[.R46]+1*([.$D47]=&quot;DI&quot;)" office:value-type="float" office:value="27">
            <text:p>27</text:p>
          </table:table-cell>
          <table:table-cell table:style-name="ce15" table:formula="of:=[.S46]+1*([.$D47]=&quot;DO&quot;)" office:value-type="float" office:value="3">
            <text:p>3</text:p>
          </table:table-cell>
          <table:table-cell table:style-name="ce15" table:formula="of:=1+[.T46]" office:value-type="float" office:value="44">
            <text:p>44</text:p>
          </table:table-cell>
          <table:table-cell table:style-name="ce15" office:value-type="string">
            <text:p>J3</text:p>
          </table:table-cell>
          <table:table-cell table:style-name="ce15" office:value-type="string">
            <text:p>IN_BUT_OPENDOOR_INT</text:p>
          </table:table-cell>
          <table:table-cell table:formula="of:=CONCATENATE([.U47];&quot;:&quot;;[.B47])" office:value-type="string" office:string-value="J3:11">
            <text:p>J3:11</text:p>
          </table:table-cell>
          <table:table-cell table:formula="of:=CONCATENATE([.V47];&quot;_WUn&quot;)" office:value-type="string" office:string-value="IN_BUT_OPENDOOR_INT_WUn">
            <text:p>IN_BUT_OPENDOOR_INT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/>
          <table:table-cell table:style-name="ce29" office:value-type="float" office:value="12">
            <text:p>12</text:p>
          </table:table-cell>
          <table:table-cell table:style-name="ce50" office:value-type="string">
            <text:p>Boton_apertura_puerta_ext</text:p>
          </table:table-cell>
          <table:table-cell table:style-name="ce67" office:value-type="string">
            <text:p>DI</text:p>
          </table:table-cell>
          <table:table-cell table:style-name="ce91" office:value-type="string">
            <text:p>Pulsador (NA)</text:p>
          </table:table-cell>
          <table:table-cell table:style-name="ce67" office:value-type="string">
            <text:p>Nivel bajo</text:p>
          </table:table-cell>
          <table:table-cell table:style-name="ce67" office:value-type="string">
            <text:p>Pull-up (12V_KL30)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12V</text:p>
          </table:table-cell>
          <table:table-cell table:number-columns-repeated="5" table:style-name="ce67" office:value-type="string">
            <text:p>-</text:p>
          </table:table-cell>
          <table:table-cell table:style-name="ce65" office:value-type="string">
            <text:p>-</text:p>
          </table:table-cell>
          <table:table-cell table:style-name="ce65"/>
          <table:table-cell table:style-name="ce172"/>
          <table:table-cell table:style-name="ce15" table:formula="of:=[.R47]+1*([.$D48]=&quot;DI&quot;)" office:value-type="float" office:value="28">
            <text:p>28</text:p>
          </table:table-cell>
          <table:table-cell table:style-name="ce15" table:formula="of:=[.S47]+1*([.$D48]=&quot;DO&quot;)" office:value-type="float" office:value="3">
            <text:p>3</text:p>
          </table:table-cell>
          <table:table-cell table:style-name="ce15" table:formula="of:=1+[.T47]" office:value-type="float" office:value="45">
            <text:p>45</text:p>
          </table:table-cell>
          <table:table-cell table:style-name="ce15" office:value-type="string">
            <text:p>J3</text:p>
          </table:table-cell>
          <table:table-cell table:style-name="ce15" office:value-type="string">
            <text:p>IN_BUT_OPENDOOR_EXT</text:p>
          </table:table-cell>
          <table:table-cell table:formula="of:=CONCATENATE([.U48];&quot;:&quot;;[.B48])" office:value-type="string" office:string-value="J3:12">
            <text:p>J3:12</text:p>
          </table:table-cell>
          <table:table-cell table:formula="of:=CONCATENATE([.V48];&quot;_WUn&quot;)" office:value-type="string" office:string-value="IN_BUT_OPENDOOR_EXT_WUn">
            <text:p>IN_BUT_OPENDOOR_EXT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/>
          <table:table-cell table:style-name="ce29" office:value-type="float" office:value="13">
            <text:p>13</text:p>
          </table:table-cell>
          <table:table-cell table:style-name="ce50" office:value-type="string">
            <text:p>Boton_apertura_maletero_ext</text:p>
          </table:table-cell>
          <table:table-cell table:style-name="ce67" office:value-type="string">
            <text:p>DI</text:p>
          </table:table-cell>
          <table:table-cell table:style-name="ce92" office:value-type="string">
            <text:p>Pulsador (NA)</text:p>
          </table:table-cell>
          <table:table-cell table:style-name="ce67" office:value-type="string">
            <text:p>Nivel bajo</text:p>
          </table:table-cell>
          <table:table-cell table:style-name="ce67" office:value-type="string">
            <text:p>Pull-up (12V_KL30)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12V</text:p>
          </table:table-cell>
          <table:table-cell table:number-columns-repeated="5" table:style-name="ce67" office:value-type="string">
            <text:p>-</text:p>
          </table:table-cell>
          <table:table-cell table:style-name="ce65" office:value-type="string">
            <text:p>-</text:p>
          </table:table-cell>
          <table:table-cell table:style-name="ce65"/>
          <table:table-cell table:style-name="ce172"/>
          <table:table-cell table:style-name="ce15" table:formula="of:=[.R48]+1*([.$D49]=&quot;DI&quot;)" office:value-type="float" office:value="29">
            <text:p>29</text:p>
          </table:table-cell>
          <table:table-cell table:style-name="ce15" table:formula="of:=[.S48]+1*([.$D49]=&quot;DO&quot;)" office:value-type="float" office:value="3">
            <text:p>3</text:p>
          </table:table-cell>
          <table:table-cell table:style-name="ce15" table:formula="of:=1+[.T48]" office:value-type="float" office:value="46">
            <text:p>46</text:p>
          </table:table-cell>
          <table:table-cell table:style-name="ce15" office:value-type="string">
            <text:p>J3</text:p>
          </table:table-cell>
          <table:table-cell table:style-name="ce15" office:value-type="string">
            <text:p>IN_BUT_OPENTRUNK_EXT</text:p>
          </table:table-cell>
          <table:table-cell table:formula="of:=CONCATENATE([.U49];&quot;:&quot;;[.B49])" office:value-type="string" office:string-value="J3:13">
            <text:p>J3:13</text:p>
          </table:table-cell>
          <table:table-cell table:formula="of:=CONCATENATE([.V49];&quot;_WUn&quot;)" office:value-type="string" office:string-value="IN_BUT_OPENTRUNK_EXT_WUn">
            <text:p>IN_BUT_OPENTRUNK_EXT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/>
          <table:table-cell table:style-name="ce29" office:value-type="float" office:value="14">
            <text:p>14</text:p>
          </table:table-cell>
          <table:table-cell table:style-name="ce50" office:value-type="string">
            <text:p>Sensor_cerradura_puerta_cerrada</text:p>
          </table:table-cell>
          <table:table-cell table:style-name="ce67" office:value-type="string">
            <text:p>DI</text:p>
          </table:table-cell>
          <table:table-cell table:style-name="ce93" office:value-type="string">
            <text:p>Sensor (NA)</text:p>
          </table:table-cell>
          <table:table-cell table:style-name="ce67" office:value-type="string">
            <text:p>Nivel bajo</text:p>
          </table:table-cell>
          <table:table-cell table:style-name="ce67" office:value-type="string">
            <text:p>Pull-up (12V_KL30)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12V</text:p>
          </table:table-cell>
          <table:table-cell table:number-columns-repeated="5" table:style-name="ce67" office:value-type="string">
            <text:p>-</text:p>
          </table:table-cell>
          <table:table-cell table:style-name="ce65" office:value-type="string">
            <text:p>-</text:p>
          </table:table-cell>
          <table:table-cell table:style-name="ce65"/>
          <table:table-cell table:style-name="ce172"/>
          <table:table-cell table:style-name="ce15" table:formula="of:=[.R49]+1*([.$D50]=&quot;DI&quot;)" office:value-type="float" office:value="30">
            <text:p>30</text:p>
          </table:table-cell>
          <table:table-cell table:style-name="ce15" table:formula="of:=[.S49]+1*([.$D50]=&quot;DO&quot;)" office:value-type="float" office:value="3">
            <text:p>3</text:p>
          </table:table-cell>
          <table:table-cell table:style-name="ce15" table:formula="of:=1+[.T49]" office:value-type="float" office:value="47">
            <text:p>47</text:p>
          </table:table-cell>
          <table:table-cell table:style-name="ce15" office:value-type="string">
            <text:p>J3</text:p>
          </table:table-cell>
          <table:table-cell table:style-name="ce15" office:value-type="string">
            <text:p>IN_SEN_DOOR_LOCKED</text:p>
          </table:table-cell>
          <table:table-cell table:formula="of:=CONCATENATE([.U50];&quot;:&quot;;[.B50])" office:value-type="string" office:string-value="J3:14">
            <text:p>J3:14</text:p>
          </table:table-cell>
          <table:table-cell table:formula="of:=CONCATENATE([.V50];&quot;_WUn&quot;)" office:value-type="string" office:string-value="IN_SEN_DOOR_LOCKED_WUn">
            <text:p>IN_SEN_DOOR_LOCKED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/>
          <table:table-cell table:style-name="ce29" office:value-type="float" office:value="15">
            <text:p>15</text:p>
          </table:table-cell>
          <table:table-cell table:style-name="ce50" office:value-type="string">
            <text:p>Sensor_cerradura_maletero_cerrada</text:p>
          </table:table-cell>
          <table:table-cell table:style-name="ce67" office:value-type="string">
            <text:p>DI</text:p>
          </table:table-cell>
          <table:table-cell table:style-name="ce94" office:value-type="string">
            <text:p>Sensor (NA)</text:p>
          </table:table-cell>
          <table:table-cell table:style-name="ce67" office:value-type="string">
            <text:p>Nivel bajo</text:p>
          </table:table-cell>
          <table:table-cell table:style-name="ce67" office:value-type="string">
            <text:p>Pull-up (12V_KL30)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12V</text:p>
          </table:table-cell>
          <table:table-cell table:number-columns-repeated="5" table:style-name="ce67" office:value-type="string">
            <text:p>-</text:p>
          </table:table-cell>
          <table:table-cell table:style-name="ce65" office:value-type="string">
            <text:p>-</text:p>
          </table:table-cell>
          <table:table-cell table:style-name="ce65"/>
          <table:table-cell table:style-name="ce172"/>
          <table:table-cell table:style-name="ce15" table:formula="of:=[.R50]+1*([.$D51]=&quot;DI&quot;)" office:value-type="float" office:value="31">
            <text:p>31</text:p>
          </table:table-cell>
          <table:table-cell table:style-name="ce15" table:formula="of:=[.S50]+1*([.$D51]=&quot;DO&quot;)" office:value-type="float" office:value="3">
            <text:p>3</text:p>
          </table:table-cell>
          <table:table-cell table:style-name="ce15" table:formula="of:=1+[.T50]" office:value-type="float" office:value="48">
            <text:p>48</text:p>
          </table:table-cell>
          <table:table-cell table:style-name="ce15" office:value-type="string">
            <text:p>J3</text:p>
          </table:table-cell>
          <table:table-cell table:style-name="ce15" office:value-type="string">
            <text:p>IN_SEN_TRUNK_LOCKED</text:p>
          </table:table-cell>
          <table:table-cell table:formula="of:=CONCATENATE([.U51];&quot;:&quot;;[.B51])" office:value-type="string" office:string-value="J3:15">
            <text:p>J3:15</text:p>
          </table:table-cell>
          <table:table-cell table:formula="of:=CONCATENATE([.V51];&quot;_WUn&quot;)" office:value-type="string" office:string-value="IN_SEN_TRUNK_LOCKED_WUn">
            <text:p>IN_SEN_TRUNK_LOCKED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/>
          <table:table-cell table:style-name="ce29" office:value-type="float" office:value="16">
            <text:p>16</text:p>
          </table:table-cell>
          <table:table-cell table:style-name="ce36" office:value-type="string">
            <text:p>Sensor_pedal_freno</text:p>
          </table:table-cell>
          <table:table-cell table:style-name="ce65" office:value-type="string">
            <text:p>DI</text:p>
          </table:table-cell>
          <table:table-cell table:style-name="ce95" office:value-type="string">
            <text:p>Señal wake-up</text:p>
          </table:table-cell>
          <table:table-cell table:style-name="ce65" office:value-type="string">
            <text:p>Nivel bajo</text:p>
          </table:table-cell>
          <table:table-cell table:style-name="ce65" office:value-type="string">
            <text:p>Pull-up (12V_KL30)</text:p>
          </table:table-cell>
          <table:table-cell table:style-name="ce65" office:value-type="string">
            <text:p>-</text:p>
          </table:table-cell>
          <table:table-cell table:style-name="ce65" office:value-type="string">
            <text:p>12V</text:p>
          </table:table-cell>
          <table:table-cell table:number-columns-repeated="6" table:style-name="ce65" office:value-type="string">
            <text:p>-</text:p>
          </table:table-cell>
          <table:table-cell table:style-name="ce65"/>
          <table:table-cell table:style-name="ce172"/>
          <table:table-cell table:style-name="ce15" table:formula="of:=[.R51]+1*([.$D52]=&quot;DI&quot;)" office:value-type="float" office:value="32">
            <text:p>32</text:p>
          </table:table-cell>
          <table:table-cell table:style-name="ce15" table:formula="of:=[.S51]+1*([.$D52]=&quot;DO&quot;)" office:value-type="float" office:value="3">
            <text:p>3</text:p>
          </table:table-cell>
          <table:table-cell table:style-name="ce15" table:formula="of:=1+[.T51]" office:value-type="float" office:value="49">
            <text:p>49</text:p>
          </table:table-cell>
          <table:table-cell table:style-name="ce15" office:value-type="string">
            <text:p>J3</text:p>
          </table:table-cell>
          <table:table-cell table:style-name="ce15" office:value-type="string">
            <text:p>IN_SEN_BRAKE_PEDAL</text:p>
          </table:table-cell>
          <table:table-cell table:formula="of:=CONCATENATE([.U52];&quot;:&quot;;[.B52])" office:value-type="string" office:string-value="J3:16">
            <text:p>J3:16</text:p>
          </table:table-cell>
          <table:table-cell table:formula="of:=CONCATENATE([.V52];&quot;_WUn&quot;)" office:value-type="string" office:string-value="IN_SEN_BRAKE_PEDAL_WUn">
            <text:p>IN_SEN_BRAKE_PEDAL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/>
          <table:table-cell table:style-name="ce29" office:value-type="float" office:value="17">
            <text:p>17</text:p>
          </table:table-cell>
          <table:table-cell table:style-name="ce50" office:value-type="string">
            <text:p>Sensor_cinturon_conductor</text:p>
          </table:table-cell>
          <table:table-cell table:style-name="ce67" office:value-type="string">
            <text:p>DI</text:p>
          </table:table-cell>
          <table:table-cell table:style-name="ce96" office:value-type="string">
            <text:p>Sensor (NA)</text:p>
          </table:table-cell>
          <table:table-cell table:style-name="ce67" office:value-type="string">
            <text:p>Nivel bajo</text:p>
          </table:table-cell>
          <table:table-cell table:style-name="ce67" office:value-type="string">
            <text:p>Pull-up (12V_KL15)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12V</text:p>
          </table:table-cell>
          <table:table-cell table:number-columns-repeated="5" table:style-name="ce67" office:value-type="string">
            <text:p>-</text:p>
          </table:table-cell>
          <table:table-cell table:style-name="ce65" office:value-type="string">
            <text:p>-</text:p>
          </table:table-cell>
          <table:table-cell table:style-name="ce65"/>
          <table:table-cell table:style-name="ce172"/>
          <table:table-cell table:style-name="ce15" table:formula="of:=[.R52]+1*([.$D53]=&quot;DI&quot;)" office:value-type="float" office:value="33">
            <text:p>33</text:p>
          </table:table-cell>
          <table:table-cell table:style-name="ce15" table:formula="of:=[.S52]+1*([.$D53]=&quot;DO&quot;)" office:value-type="float" office:value="3">
            <text:p>3</text:p>
          </table:table-cell>
          <table:table-cell table:style-name="ce15" table:formula="of:=1+[.T52]" office:value-type="float" office:value="50">
            <text:p>50</text:p>
          </table:table-cell>
          <table:table-cell table:style-name="ce15" office:value-type="string">
            <text:p>J3</text:p>
          </table:table-cell>
          <table:table-cell table:style-name="ce15" office:value-type="string">
            <text:p>IN_SEN_DRIVER_BELT</text:p>
          </table:table-cell>
          <table:table-cell table:formula="of:=CONCATENATE([.U53];&quot;:&quot;;[.B53])" office:value-type="string" office:string-value="J3:17">
            <text:p>J3:17</text:p>
          </table:table-cell>
          <table:table-cell table:formula="of:=CONCATENATE([.V53];&quot;_WUn&quot;)" office:value-type="string" office:string-value="IN_SEN_DRIVER_BELT_WUn">
            <text:p>IN_SEN_DRIVER_BELT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/>
          <table:table-cell table:style-name="ce29" office:value-type="float" office:value="18">
            <text:p>18</text:p>
          </table:table-cell>
          <table:table-cell table:style-name="ce50" office:value-type="string">
            <text:p>Sensor_cinturon_acompañante</text:p>
          </table:table-cell>
          <table:table-cell table:style-name="ce67" office:value-type="string">
            <text:p>DI</text:p>
          </table:table-cell>
          <table:table-cell table:style-name="ce97" office:value-type="string">
            <text:p>Sensor (NA)</text:p>
          </table:table-cell>
          <table:table-cell table:style-name="ce67" office:value-type="string">
            <text:p>Nivel bajo</text:p>
          </table:table-cell>
          <table:table-cell table:style-name="ce67" office:value-type="string">
            <text:p>Pull-up (12V_KL15)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12V</text:p>
          </table:table-cell>
          <table:table-cell table:number-columns-repeated="5" table:style-name="ce67" office:value-type="string">
            <text:p>-</text:p>
          </table:table-cell>
          <table:table-cell table:style-name="ce65" office:value-type="string">
            <text:p>-</text:p>
          </table:table-cell>
          <table:table-cell table:style-name="ce65"/>
          <table:table-cell table:style-name="ce172"/>
          <table:table-cell table:style-name="ce15" table:formula="of:=[.R53]+1*([.$D54]=&quot;DI&quot;)" office:value-type="float" office:value="34">
            <text:p>34</text:p>
          </table:table-cell>
          <table:table-cell table:style-name="ce15" table:formula="of:=[.S53]+1*([.$D54]=&quot;DO&quot;)" office:value-type="float" office:value="3">
            <text:p>3</text:p>
          </table:table-cell>
          <table:table-cell table:style-name="ce15" table:formula="of:=1+[.T53]" office:value-type="float" office:value="51">
            <text:p>51</text:p>
          </table:table-cell>
          <table:table-cell table:style-name="ce15" office:value-type="string">
            <text:p>J3</text:p>
          </table:table-cell>
          <table:table-cell table:style-name="ce15" office:value-type="string">
            <text:p>IN_SEN_PASS_BELT</text:p>
          </table:table-cell>
          <table:table-cell table:formula="of:=CONCATENATE([.U54];&quot;:&quot;;[.B54])" office:value-type="string" office:string-value="J3:18">
            <text:p>J3:18</text:p>
          </table:table-cell>
          <table:table-cell table:formula="of:=CONCATENATE([.V54];&quot;_WUn&quot;)" office:value-type="string" office:string-value="IN_SEN_PASS_BELT_WUn">
            <text:p>IN_SEN_PASS_BELT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/>
          <table:table-cell table:style-name="ce29" office:value-type="float" office:value="19">
            <text:p>19</text:p>
          </table:table-cell>
          <table:table-cell table:style-name="ce50" office:value-type="string">
            <text:p>Sensor_presencia_acompañante</text:p>
          </table:table-cell>
          <table:table-cell table:style-name="ce67" office:value-type="string">
            <text:p>DI</text:p>
          </table:table-cell>
          <table:table-cell table:style-name="ce98" office:value-type="string">
            <text:p>Sensor (NA)</text:p>
          </table:table-cell>
          <table:table-cell table:style-name="ce67" office:value-type="string">
            <text:p>Nivel bajo</text:p>
          </table:table-cell>
          <table:table-cell table:style-name="ce67" office:value-type="string">
            <text:p>Pull-up (12V_KL15)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12V</text:p>
          </table:table-cell>
          <table:table-cell table:number-columns-repeated="5" table:style-name="ce67" office:value-type="string">
            <text:p>-</text:p>
          </table:table-cell>
          <table:table-cell table:style-name="ce65" office:value-type="string">
            <text:p>-</text:p>
          </table:table-cell>
          <table:table-cell table:style-name="ce65"/>
          <table:table-cell table:style-name="ce172"/>
          <table:table-cell table:style-name="ce15" table:formula="of:=[.R54]+1*([.$D55]=&quot;DI&quot;)" office:value-type="float" office:value="35">
            <text:p>35</text:p>
          </table:table-cell>
          <table:table-cell table:style-name="ce15" table:formula="of:=[.S54]+1*([.$D55]=&quot;DO&quot;)" office:value-type="float" office:value="3">
            <text:p>3</text:p>
          </table:table-cell>
          <table:table-cell table:style-name="ce15" table:formula="of:=1+[.T54]" office:value-type="float" office:value="52">
            <text:p>52</text:p>
          </table:table-cell>
          <table:table-cell table:style-name="ce15" office:value-type="string">
            <text:p>J3</text:p>
          </table:table-cell>
          <table:table-cell table:style-name="ce15" office:value-type="string">
            <text:p>IN_SEN_PASS_PRES</text:p>
          </table:table-cell>
          <table:table-cell table:formula="of:=CONCATENATE([.U55];&quot;:&quot;;[.B55])" office:value-type="string" office:string-value="J3:19">
            <text:p>J3:19</text:p>
          </table:table-cell>
          <table:table-cell table:formula="of:=CONCATENATE([.V55];&quot;_WUn&quot;)" office:value-type="string" office:string-value="IN_SEN_PASS_PRES_WUn">
            <text:p>IN_SEN_PASS_PRES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/>
          <table:table-cell table:style-name="ce29" office:value-type="float" office:value="20">
            <text:p>20</text:p>
          </table:table-cell>
          <table:table-cell table:style-name="ce50" office:value-type="string">
            <text:p>Sensor_home_limpiaparabrisas</text:p>
          </table:table-cell>
          <table:table-cell table:style-name="ce67" office:value-type="string">
            <text:p>DI</text:p>
          </table:table-cell>
          <table:table-cell table:style-name="ce99" office:value-type="string">
            <text:p>Sensor (NA)</text:p>
          </table:table-cell>
          <table:table-cell table:style-name="ce67" office:value-type="string">
            <text:p>Nivel bajo</text:p>
          </table:table-cell>
          <table:table-cell table:style-name="ce67" office:value-type="string">
            <text:p>Pull-up (12V_KL15)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12V</text:p>
          </table:table-cell>
          <table:table-cell table:number-columns-repeated="5" table:style-name="ce67" office:value-type="string">
            <text:p>-</text:p>
          </table:table-cell>
          <table:table-cell table:style-name="ce65" office:value-type="string">
            <text:p>-</text:p>
          </table:table-cell>
          <table:table-cell table:style-name="ce65"/>
          <table:table-cell table:style-name="ce172"/>
          <table:table-cell table:style-name="ce15" table:formula="of:=[.R55]+1*([.$D56]=&quot;DI&quot;)" office:value-type="float" office:value="36">
            <text:p>36</text:p>
          </table:table-cell>
          <table:table-cell table:style-name="ce15" table:formula="of:=[.S55]+1*([.$D56]=&quot;DO&quot;)" office:value-type="float" office:value="3">
            <text:p>3</text:p>
          </table:table-cell>
          <table:table-cell table:style-name="ce15" table:formula="of:=1+[.T55]" office:value-type="float" office:value="53">
            <text:p>53</text:p>
          </table:table-cell>
          <table:table-cell table:style-name="ce15" office:value-type="string">
            <text:p>J3</text:p>
          </table:table-cell>
          <table:table-cell table:style-name="ce15" office:value-type="string">
            <text:p>IN_SEN_WIPER_HOME</text:p>
          </table:table-cell>
          <table:table-cell table:formula="of:=CONCATENATE([.U56];&quot;:&quot;;[.B56])" office:value-type="string" office:string-value="J3:20">
            <text:p>J3:20</text:p>
          </table:table-cell>
          <table:table-cell table:formula="of:=CONCATENATE([.V56];&quot;_WUn&quot;)" office:value-type="string" office:string-value="IN_SEN_WIPER_HOME_WUn">
            <text:p>IN_SEN_WIPER_HOME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/>
          <table:table-cell table:style-name="ce29" office:value-type="float" office:value="21">
            <text:p>21</text:p>
          </table:table-cell>
          <table:table-cell table:style-name="ce50" office:value-type="string">
            <text:p>Sensores_act_plegado</text:p>
          </table:table-cell>
          <table:table-cell table:style-name="ce67" office:value-type="string">
            <text:p>DI</text:p>
          </table:table-cell>
          <table:table-cell table:style-name="ce100" office:value-type="string">
            <text:p>Sensor (NC)</text:p>
          </table:table-cell>
          <table:table-cell table:style-name="ce67" office:value-type="string">
            <text:p>Nivel bajo</text:p>
          </table:table-cell>
          <table:table-cell table:style-name="ce67" office:value-type="string">
            <text:p>Pull-up (12V_KL15)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12V</text:p>
          </table:table-cell>
          <table:table-cell table:number-columns-repeated="5" table:style-name="ce67" office:value-type="string">
            <text:p>-</text:p>
          </table:table-cell>
          <table:table-cell table:style-name="ce65" office:value-type="string">
            <text:p>-</text:p>
          </table:table-cell>
          <table:table-cell table:style-name="ce65"/>
          <table:table-cell table:style-name="ce172"/>
          <table:table-cell table:style-name="ce15" table:formula="of:=[.R56]+1*([.$D57]=&quot;DI&quot;)" office:value-type="float" office:value="37">
            <text:p>37</text:p>
          </table:table-cell>
          <table:table-cell table:style-name="ce15" table:formula="of:=[.S56]+1*([.$D57]=&quot;DO&quot;)" office:value-type="float" office:value="3">
            <text:p>3</text:p>
          </table:table-cell>
          <table:table-cell table:style-name="ce15" table:formula="of:=1+[.T56]" office:value-type="float" office:value="54">
            <text:p>54</text:p>
          </table:table-cell>
          <table:table-cell table:style-name="ce15" office:value-type="string">
            <text:p>J3</text:p>
          </table:table-cell>
          <table:table-cell table:style-name="ce15" office:value-type="string">
            <text:p>IN_SEN_FOLD</text:p>
          </table:table-cell>
          <table:table-cell table:formula="of:=CONCATENATE([.U57];&quot;:&quot;;[.B57])" office:value-type="string" office:string-value="J3:21">
            <text:p>J3:21</text:p>
          </table:table-cell>
          <table:table-cell table:formula="of:=CONCATENATE([.V57];&quot;_WUn&quot;)" office:value-type="string" office:string-value="IN_SEN_FOLD_WUn">
            <text:p>IN_SEN_FOLD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/>
          <table:table-cell table:style-name="ce29" office:value-type="float" office:value="22">
            <text:p>22</text:p>
          </table:table-cell>
          <table:table-cell table:style-name="ce50" office:value-type="string">
            <text:p>Sensores_act_desplegado</text:p>
          </table:table-cell>
          <table:table-cell table:style-name="ce67" office:value-type="string">
            <text:p>DI</text:p>
          </table:table-cell>
          <table:table-cell table:style-name="ce101" office:value-type="string">
            <text:p>Sensor (NA)</text:p>
          </table:table-cell>
          <table:table-cell table:style-name="ce67" office:value-type="string">
            <text:p>Nivel bajo</text:p>
          </table:table-cell>
          <table:table-cell table:style-name="ce67" office:value-type="string">
            <text:p>Pull-up (12V_KL15)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12V</text:p>
          </table:table-cell>
          <table:table-cell table:number-columns-repeated="5" table:style-name="ce67" office:value-type="string">
            <text:p>-</text:p>
          </table:table-cell>
          <table:table-cell table:style-name="ce65" office:value-type="string">
            <text:p>-</text:p>
          </table:table-cell>
          <table:table-cell table:style-name="ce65"/>
          <table:table-cell table:style-name="ce172"/>
          <table:table-cell table:style-name="ce15" table:formula="of:=[.R57]+1*([.$D58]=&quot;DI&quot;)" office:value-type="float" office:value="38">
            <text:p>38</text:p>
          </table:table-cell>
          <table:table-cell table:style-name="ce15" table:formula="of:=[.S57]+1*([.$D58]=&quot;DO&quot;)" office:value-type="float" office:value="3">
            <text:p>3</text:p>
          </table:table-cell>
          <table:table-cell table:style-name="ce15" table:formula="of:=1+[.T57]" office:value-type="float" office:value="55">
            <text:p>55</text:p>
          </table:table-cell>
          <table:table-cell table:style-name="ce15" office:value-type="string">
            <text:p>J3</text:p>
          </table:table-cell>
          <table:table-cell table:style-name="ce15" office:value-type="string">
            <text:p>IN_SEN_UNFOLD</text:p>
          </table:table-cell>
          <table:table-cell table:formula="of:=CONCATENATE([.U58];&quot;:&quot;;[.B58])" office:value-type="string" office:string-value="J3:22">
            <text:p>J3:22</text:p>
          </table:table-cell>
          <table:table-cell table:formula="of:=CONCATENATE([.V58];&quot;_WUn&quot;)" office:value-type="string" office:string-value="IN_SEN_UNFOLD_WUn">
            <text:p>IN_SEN_UNFOLD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/>
          <table:table-cell table:style-name="ce29" office:value-type="float" office:value="23">
            <text:p>23</text:p>
          </table:table-cell>
          <table:table-cell table:style-name="ce51" office:value-type="string">
            <text:p>Entrada_freno_mano</text:p>
          </table:table-cell>
          <table:table-cell table:style-name="ce68" office:value-type="string">
            <text:p>DI</text:p>
          </table:table-cell>
          <table:table-cell table:style-name="ce68" office:value-type="string">
            <text:p>Sensor (NA)</text:p>
          </table:table-cell>
          <table:table-cell table:style-name="ce68" office:value-type="string">
            <text:p>Nivel bajo</text:p>
          </table:table-cell>
          <table:table-cell table:style-name="ce68" office:value-type="string">
            <text:p>Pull-up (12V_KL15)</text:p>
          </table:table-cell>
          <table:table-cell table:style-name="ce68" office:value-type="string">
            <text:p>-</text:p>
          </table:table-cell>
          <table:table-cell table:style-name="ce68" office:value-type="string">
            <text:p>12V</text:p>
          </table:table-cell>
          <table:table-cell table:number-columns-repeated="6" table:style-name="ce68" office:value-type="string">
            <text:p>-</text:p>
          </table:table-cell>
          <table:table-cell table:style-name="ce68"/>
          <table:table-cell table:style-name="ce178"/>
          <table:table-cell table:style-name="ce108" table:formula="of:=[.R58]+1*([.$D59]=&quot;DI&quot;)" office:value-type="float" office:value="39">
            <text:p>39</text:p>
          </table:table-cell>
          <table:table-cell table:style-name="ce108" table:formula="of:=[.S58]+1*([.$D59]=&quot;DO&quot;)" office:value-type="float" office:value="3">
            <text:p>3</text:p>
          </table:table-cell>
          <table:table-cell table:style-name="ce108" table:formula="of:=1+[.T58]" office:value-type="float" office:value="56">
            <text:p>56</text:p>
          </table:table-cell>
          <table:table-cell table:style-name="ce108" office:value-type="string">
            <text:p>J3</text:p>
          </table:table-cell>
          <table:table-cell table:style-name="ce108" office:value-type="string">
            <text:p>IN_HAND_BRAKE</text:p>
          </table:table-cell>
          <table:table-cell table:formula="of:=CONCATENATE([.U59];&quot;:&quot;;[.B59])" office:value-type="string" office:string-value="J3:23">
            <text:p>J3:23</text:p>
          </table:table-cell>
          <table:table-cell table:formula="of:=CONCATENATE([.V59];&quot;_WUn&quot;)" office:value-type="string" office:string-value="IN_HAND_BRAKE_WUn">
            <text:p>IN_HAND_BRAKE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14"/>
          <table:table-cell table:style-name="ce29" office:value-type="float" office:value="24">
            <text:p>24</text:p>
          </table:table-cell>
          <table:table-cell table:style-name="ce51" office:value-type="string">
            <text:p>Pal_bocina_DIM</text:p>
          </table:table-cell>
          <table:table-cell table:style-name="ce68" office:value-type="string">
            <text:p>DI</text:p>
          </table:table-cell>
          <table:table-cell table:style-name="ce28" office:value-type="string">
            <text:p>Señal wake-up</text:p>
          </table:table-cell>
          <table:table-cell table:style-name="ce68" office:value-type="string">
            <text:p>Nivel bajo</text:p>
          </table:table-cell>
          <table:table-cell table:style-name="ce68" office:value-type="string">
            <text:p>Pull-up (12V_KL30)</text:p>
          </table:table-cell>
          <table:table-cell table:style-name="ce68" office:value-type="string">
            <text:p>-</text:p>
          </table:table-cell>
          <table:table-cell table:style-name="ce68" office:value-type="string">
            <text:p>12V</text:p>
          </table:table-cell>
          <table:table-cell table:number-columns-repeated="6" table:style-name="ce68" office:value-type="string">
            <text:p>-</text:p>
          </table:table-cell>
          <table:table-cell table:style-name="ce140"/>
          <table:table-cell table:style-name="ce179" office:value-type="string">
            <text:p><text:s/>= J2.2</text:p>
          </table:table-cell>
          <table:table-cell table:style-name="ce30" table:formula="of:=[.R59]+1*([.$D60]=&quot;DI&quot;)" office:value-type="float" office:value="40">
            <text:p>40</text:p>
          </table:table-cell>
          <table:table-cell table:style-name="ce30" table:formula="of:=[.S59]+1*([.$D60]=&quot;DO&quot;)" office:value-type="float" office:value="3">
            <text:p>3</text:p>
          </table:table-cell>
          <table:table-cell table:style-name="ce270" table:formula="of:=1+[.T59]" office:value-type="float" office:value="57">
            <text:p>57</text:p>
          </table:table-cell>
          <table:table-cell table:style-name="ce301" office:value-type="string">
            <text:p>J3</text:p>
          </table:table-cell>
          <table:table-cell table:style-name="ce301" office:value-type="string">
            <text:p>IN_LEV_HORN</text:p>
          </table:table-cell>
          <table:table-cell table:formula="of:=CONCATENATE([.U60];&quot;:&quot;;[.B60])" office:value-type="string" office:string-value="J3:24">
            <text:p>J3:24</text:p>
          </table:table-cell>
          <table:table-cell table:formula="of:=CONCATENATE([.V60];&quot;_WUn&quot;)" office:value-type="string" office:string-value="IN_LEV_HORN_WUn">
            <text:p>IN_LEV_HORN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 office:value-type="string">
            <text:p>J4</text:p>
          </table:table-cell>
          <table:table-cell table:style-name="ce27" office:value-type="float" office:value="1">
            <text:p>1</text:p>
          </table:table-cell>
          <table:table-cell table:style-name="ce52" office:value-type="string">
            <text:p>Led_estado1</text:p>
          </table:table-cell>
          <table:table-cell table:style-name="ce69" office:value-type="string">
            <text:p>DO</text:p>
          </table:table-cell>
          <table:table-cell table:style-name="ce69" office:value-type="string">
            <text:p>Driver</text:p>
          </table:table-cell>
          <table:table-cell table:style-name="ce69" office:value-type="string">
            <text:p>-</text:p>
          </table:table-cell>
          <table:table-cell table:style-name="ce69" office:value-type="string">
            <text:p>12V_KL30</text:p>
          </table:table-cell>
          <table:table-cell table:style-name="ce69" office:value-type="string">
            <text:p>300mA</text:p>
          </table:table-cell>
          <table:table-cell table:style-name="ce69" office:value-type="string">
            <text:p>12V</text:p>
          </table:table-cell>
          <table:table-cell table:style-name="ce64" office:value-type="string">
            <text:p>20mA</text:p>
          </table:table-cell>
          <table:table-cell table:style-name="ce69" table:number-columns-repeated="3"/>
          <table:table-cell table:style-name="ce27" office:value-type="string">
            <text:p>No</text:p>
          </table:table-cell>
          <table:table-cell table:style-name="ce64" office:value-type="float" office:value="0.02">
            <text:p>0,02</text:p>
          </table:table-cell>
          <table:table-cell table:style-name="ce64"/>
          <table:table-cell table:style-name="ce173"/>
          <table:table-cell table:style-name="ce26" table:formula="of:=[.R60]+1*([.$D61]=&quot;DI&quot;)" office:value-type="float" office:value="40">
            <text:p>40</text:p>
          </table:table-cell>
          <table:table-cell table:style-name="ce26" table:formula="of:=[.S60]+1*([.$D61]=&quot;DO&quot;)" office:value-type="float" office:value="4">
            <text:p>4</text:p>
          </table:table-cell>
          <table:table-cell table:style-name="ce26" table:formula="of:=1+[.T60]" office:value-type="float" office:value="58">
            <text:p>58</text:p>
          </table:table-cell>
          <table:table-cell table:style-name="ce26" office:value-type="string">
            <text:p>J4</text:p>
          </table:table-cell>
          <table:table-cell table:style-name="ce26" office:value-type="string">
            <text:p>OUT_LED_ST1</text:p>
          </table:table-cell>
          <table:table-cell table:formula="of:=CONCATENATE([.U61];&quot;:&quot;;[.B61])" office:value-type="string" office:string-value="J4:1">
            <text:p>J4:1</text:p>
          </table:table-cell>
          <table:table-cell table:formula="of:=CONCATENATE([.V61];&quot;_WUn&quot;)" office:value-type="string" office:string-value="OUT_LED_ST1_WUn">
            <text:p>OUT_LED_ST1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 office:value-type="string">
            <text:p>MiniFit</text:p>
          </table:table-cell>
          <table:table-cell table:style-name="ce28" office:value-type="float" office:value="2">
            <text:p>2</text:p>
          </table:table-cell>
          <table:table-cell table:style-name="ce53" office:value-type="string">
            <text:p>Led_estado2</text:p>
          </table:table-cell>
          <table:table-cell table:style-name="ce67" office:value-type="string">
            <text:p>DO</text:p>
          </table:table-cell>
          <table:table-cell table:style-name="ce67" office:value-type="string">
            <text:p>Driver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12V_KL30</text:p>
          </table:table-cell>
          <table:table-cell table:style-name="ce67" office:value-type="string">
            <text:p>300mA</text:p>
          </table:table-cell>
          <table:table-cell table:style-name="ce67" office:value-type="string">
            <text:p>12V</text:p>
          </table:table-cell>
          <table:table-cell table:style-name="ce65" office:value-type="string">
            <text:p>20mA</text:p>
          </table:table-cell>
          <table:table-cell table:style-name="ce67" table:number-columns-repeated="3"/>
          <table:table-cell table:style-name="ce28" office:value-type="string">
            <text:p>No</text:p>
          </table:table-cell>
          <table:table-cell table:style-name="ce65" office:value-type="float" office:value="0.02">
            <text:p>0,02</text:p>
          </table:table-cell>
          <table:table-cell table:style-name="ce65"/>
          <table:table-cell table:style-name="ce172"/>
          <table:table-cell table:style-name="ce15" table:formula="of:=[.R61]+1*([.$D62]=&quot;DI&quot;)" office:value-type="float" office:value="40">
            <text:p>40</text:p>
          </table:table-cell>
          <table:table-cell table:style-name="ce15" table:formula="of:=[.S61]+1*([.$D62]=&quot;DO&quot;)" office:value-type="float" office:value="5">
            <text:p>5</text:p>
          </table:table-cell>
          <table:table-cell table:style-name="ce15" table:formula="of:=1+[.T61]" office:value-type="float" office:value="59">
            <text:p>59</text:p>
          </table:table-cell>
          <table:table-cell table:style-name="ce15" office:value-type="string">
            <text:p>J4</text:p>
          </table:table-cell>
          <table:table-cell table:style-name="ce15" office:value-type="string">
            <text:p>OUT_LED_ST2</text:p>
          </table:table-cell>
          <table:table-cell table:formula="of:=CONCATENATE([.U62];&quot;:&quot;;[.B62])" office:value-type="string" office:string-value="J4:2">
            <text:p>J4:2</text:p>
          </table:table-cell>
          <table:table-cell table:formula="of:=CONCATENATE([.V62];&quot;_WUn&quot;)" office:value-type="string" office:string-value="OUT_LED_ST2_WUn">
            <text:p>OUT_LED_ST2_WUn</text:p>
          </table:table-cell>
          <table:table-cell table:formula="of:=1=1" office:value-type="boolean" office:boolean-value="true">
            <text:p>VERDADERO</text:p>
          </table:table-cell>
          <table:table-cell table:style-name="ce361" table:number-columns-repeated="999"/>
        </table:table-row>
        <table:table-row table:style-name="ro2">
          <table:table-cell table:style-name="ce9" office:value-type="string">
            <text:p>22x</text:p>
          </table:table-cell>
          <table:table-cell table:style-name="ce28" office:value-type="float" office:value="3">
            <text:p>3</text:p>
          </table:table-cell>
          <table:table-cell table:style-name="ce53" office:value-type="string">
            <text:p>Luz_interior</text:p>
          </table:table-cell>
          <table:table-cell table:style-name="ce67" office:value-type="string">
            <text:p>DO</text:p>
          </table:table-cell>
          <table:table-cell table:style-name="ce67" office:value-type="string">
            <text:p>Driver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12V_KL30</text:p>
          </table:table-cell>
          <table:table-cell table:style-name="ce67" office:value-type="string">
            <text:p>300mA</text:p>
          </table:table-cell>
          <table:table-cell table:style-name="ce67" office:value-type="string">
            <text:p>12V</text:p>
          </table:table-cell>
          <table:table-cell table:style-name="ce67" office:value-type="string">
            <text:p>100mA</text:p>
          </table:table-cell>
          <table:table-cell table:style-name="ce67" table:number-columns-repeated="3"/>
          <table:table-cell table:style-name="ce28" office:value-type="string">
            <text:p>No</text:p>
          </table:table-cell>
          <table:table-cell table:style-name="ce65" office:value-type="float" office:value="0.1">
            <text:p>0,1</text:p>
          </table:table-cell>
          <table:table-cell table:style-name="ce65"/>
          <table:table-cell table:style-name="ce172"/>
          <table:table-cell table:style-name="ce15" table:formula="of:=[.R62]+1*([.$D63]=&quot;DI&quot;)" office:value-type="float" office:value="40">
            <text:p>40</text:p>
          </table:table-cell>
          <table:table-cell table:style-name="ce15" table:formula="of:=[.S62]+1*([.$D63]=&quot;DO&quot;)" office:value-type="float" office:value="6">
            <text:p>6</text:p>
          </table:table-cell>
          <table:table-cell table:style-name="ce15" table:formula="of:=1+[.T62]" office:value-type="float" office:value="60">
            <text:p>60</text:p>
          </table:table-cell>
          <table:table-cell table:style-name="ce15" office:value-type="string">
            <text:p>J4</text:p>
          </table:table-cell>
          <table:table-cell table:style-name="ce15" office:value-type="string">
            <text:p>OUT_INTERIOR_LAMP</text:p>
          </table:table-cell>
          <table:table-cell table:formula="of:=CONCATENATE([.U63];&quot;:&quot;;[.B63])" office:value-type="string" office:string-value="J4:3">
            <text:p>J4:3</text:p>
          </table:table-cell>
          <table:table-cell table:formula="of:=CONCATENATE([.V63];&quot;_WUn&quot;)" office:value-type="string" office:string-value="OUT_INTERIOR_LAMP_WUn">
            <text:p>OUT_INTERIOR_LAMP_WUn</text:p>
          </table:table-cell>
          <table:table-cell table:formula="of:=1=1" office:value-type="boolean" office:boolean-value="true">
            <text:p>VERDADERO</text:p>
          </table:table-cell>
          <table:table-cell table:style-name="ce361" table:number-columns-repeated="999"/>
        </table:table-row>
        <table:table-row table:style-name="ro2">
          <table:table-cell table:style-name="ce15"/>
          <table:table-cell table:style-name="ce28" office:value-type="float" office:value="4">
            <text:p>4</text:p>
          </table:table-cell>
          <table:table-cell table:style-name="ce53" office:value-type="string">
            <text:p>Luz_puerta_abierta</text:p>
          </table:table-cell>
          <table:table-cell table:style-name="ce67" office:value-type="string">
            <text:p>DO</text:p>
          </table:table-cell>
          <table:table-cell table:style-name="ce67" office:value-type="string">
            <text:p>Driver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12V_KL30</text:p>
          </table:table-cell>
          <table:table-cell table:style-name="ce67" office:value-type="string">
            <text:p>300mA</text:p>
          </table:table-cell>
          <table:table-cell table:style-name="ce67" office:value-type="string">
            <text:p>12V</text:p>
          </table:table-cell>
          <table:table-cell table:style-name="ce67" office:value-type="string">
            <text:p>100mA</text:p>
          </table:table-cell>
          <table:table-cell table:style-name="ce67" table:number-columns-repeated="3"/>
          <table:table-cell table:style-name="ce28" office:value-type="string">
            <text:p>No</text:p>
          </table:table-cell>
          <table:table-cell table:style-name="ce65" office:value-type="float" office:value="0.1">
            <text:p>0,1</text:p>
          </table:table-cell>
          <table:table-cell table:style-name="ce65"/>
          <table:table-cell table:style-name="ce172"/>
          <table:table-cell table:style-name="ce15" table:formula="of:=[.R63]+1*([.$D64]=&quot;DI&quot;)" office:value-type="float" office:value="40">
            <text:p>40</text:p>
          </table:table-cell>
          <table:table-cell table:style-name="ce15" table:formula="of:=[.S63]+1*([.$D64]=&quot;DO&quot;)" office:value-type="float" office:value="7">
            <text:p>7</text:p>
          </table:table-cell>
          <table:table-cell table:style-name="ce15" table:formula="of:=1+[.T63]" office:value-type="float" office:value="61">
            <text:p>61</text:p>
          </table:table-cell>
          <table:table-cell table:style-name="ce15" office:value-type="string">
            <text:p>J4</text:p>
          </table:table-cell>
          <table:table-cell table:style-name="ce15" office:value-type="string">
            <text:p>OUT_OPENDOOR_LAMP</text:p>
          </table:table-cell>
          <table:table-cell table:formula="of:=CONCATENATE([.U64];&quot;:&quot;;[.B64])" office:value-type="string" office:string-value="J4:4">
            <text:p>J4:4</text:p>
          </table:table-cell>
          <table:table-cell table:formula="of:=CONCATENATE([.V64];&quot;_WUn&quot;)" office:value-type="string" office:string-value="OUT_OPENDOOR_LAMP_WUn">
            <text:p>OUT_OPENDOOR_LAMP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13" office:value-type="string">
            <text:p>DO</text:p>
          </table:table-cell>
          <table:table-cell table:style-name="ce28" office:value-type="float" office:value="5">
            <text:p>5</text:p>
          </table:table-cell>
          <table:table-cell table:style-name="ce53" office:value-type="string">
            <text:p>Luz_posicion1</text:p>
          </table:table-cell>
          <table:table-cell table:style-name="ce67" office:value-type="string">
            <text:p>DO</text:p>
          </table:table-cell>
          <table:table-cell table:style-name="ce67" office:value-type="string">
            <text:p>Driver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12V_KL30</text:p>
          </table:table-cell>
          <table:table-cell table:style-name="ce67" office:value-type="string">
            <text:p>300mA</text:p>
          </table:table-cell>
          <table:table-cell table:style-name="ce67" office:value-type="string">
            <text:p>12V</text:p>
          </table:table-cell>
          <table:table-cell table:style-name="ce67" office:value-type="string">
            <text:p>100mA</text:p>
          </table:table-cell>
          <table:table-cell table:style-name="ce67" table:number-columns-repeated="3"/>
          <table:table-cell table:style-name="ce28" office:value-type="string">
            <text:p>Si</text:p>
          </table:table-cell>
          <table:table-cell table:style-name="ce65" office:value-type="float" office:value="0.1">
            <text:p>0,1</text:p>
          </table:table-cell>
          <table:table-cell table:style-name="ce65"/>
          <table:table-cell table:style-name="ce172"/>
          <table:table-cell table:style-name="ce15" table:formula="of:=[.R64]+1*([.$D65]=&quot;DI&quot;)" office:value-type="float" office:value="40">
            <text:p>40</text:p>
          </table:table-cell>
          <table:table-cell table:style-name="ce15" table:formula="of:=[.S64]+1*([.$D65]=&quot;DO&quot;)" office:value-type="float" office:value="8">
            <text:p>8</text:p>
          </table:table-cell>
          <table:table-cell table:style-name="ce15" table:formula="of:=1+[.T64]" office:value-type="float" office:value="62">
            <text:p>62</text:p>
          </table:table-cell>
          <table:table-cell table:style-name="ce15" office:value-type="string">
            <text:p>J4</text:p>
          </table:table-cell>
          <table:table-cell table:style-name="ce15" office:value-type="string">
            <text:p>OUT_PARKING_LAMP_1</text:p>
          </table:table-cell>
          <table:table-cell table:formula="of:=CONCATENATE([.U65];&quot;:&quot;;[.B65])" office:value-type="string" office:string-value="J4:5">
            <text:p>J4:5</text:p>
          </table:table-cell>
          <table:table-cell table:formula="of:=CONCATENATE([.V65];&quot;_WUn&quot;)" office:value-type="string" office:string-value="OUT_PARKING_LAMP_1_WUn">
            <text:p>OUT_PARKING_LAMP_1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13" office:value-type="string">
            <text:p>300mA</text:p>
          </table:table-cell>
          <table:table-cell table:style-name="ce28" office:value-type="float" office:value="6">
            <text:p>6</text:p>
          </table:table-cell>
          <table:table-cell table:style-name="ce53" office:value-type="string">
            <text:p>Luz_posicion2</text:p>
          </table:table-cell>
          <table:table-cell table:style-name="ce67" office:value-type="string">
            <text:p>DO</text:p>
          </table:table-cell>
          <table:table-cell table:style-name="ce67" office:value-type="string">
            <text:p>Driver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12V_KL30</text:p>
          </table:table-cell>
          <table:table-cell table:style-name="ce67" office:value-type="string">
            <text:p>300mA</text:p>
          </table:table-cell>
          <table:table-cell table:style-name="ce67" office:value-type="string">
            <text:p>12V</text:p>
          </table:table-cell>
          <table:table-cell table:style-name="ce67" office:value-type="string">
            <text:p>250mA</text:p>
          </table:table-cell>
          <table:table-cell table:style-name="ce67" table:number-columns-repeated="3"/>
          <table:table-cell table:style-name="ce28" office:value-type="string">
            <text:p>Si</text:p>
          </table:table-cell>
          <table:table-cell table:style-name="ce65" office:value-type="float" office:value="0.25">
            <text:p>0,25</text:p>
          </table:table-cell>
          <table:table-cell table:style-name="ce65"/>
          <table:table-cell table:style-name="ce172"/>
          <table:table-cell table:style-name="ce15" table:formula="of:=[.R65]+1*([.$D66]=&quot;DI&quot;)" office:value-type="float" office:value="40">
            <text:p>40</text:p>
          </table:table-cell>
          <table:table-cell table:style-name="ce15" table:formula="of:=[.S65]+1*([.$D66]=&quot;DO&quot;)" office:value-type="float" office:value="9">
            <text:p>9</text:p>
          </table:table-cell>
          <table:table-cell table:style-name="ce15" table:formula="of:=1+[.T65]" office:value-type="float" office:value="63">
            <text:p>63</text:p>
          </table:table-cell>
          <table:table-cell table:style-name="ce15" office:value-type="string">
            <text:p>J4</text:p>
          </table:table-cell>
          <table:table-cell table:style-name="ce15" office:value-type="string">
            <text:p>OUT_PARKING_LAMP_2</text:p>
          </table:table-cell>
          <table:table-cell table:formula="of:=CONCATENATE([.U66];&quot;:&quot;;[.B66])" office:value-type="string" office:string-value="J4:6">
            <text:p>J4:6</text:p>
          </table:table-cell>
          <table:table-cell table:formula="of:=CONCATENATE([.V66];&quot;_WUn&quot;)" office:value-type="string" office:string-value="OUT_PARKING_LAMP_2_WUn">
            <text:p>OUT_PARKING_LAMP_2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/>
          <table:table-cell table:style-name="ce28" office:value-type="float" office:value="7">
            <text:p>7</text:p>
          </table:table-cell>
          <table:table-cell table:style-name="ce54" office:value-type="string">
            <text:p>Zumbador_interno_BCM_pos</text:p>
          </table:table-cell>
          <table:table-cell table:style-name="ce67" office:value-type="string">
            <text:p>DO</text:p>
          </table:table-cell>
          <table:table-cell table:style-name="ce67" office:value-type="string">
            <text:p>Driver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12V_KL30</text:p>
          </table:table-cell>
          <table:table-cell table:style-name="ce67" office:value-type="string">
            <text:p>300mA</text:p>
          </table:table-cell>
          <table:table-cell table:style-name="ce67" office:value-type="string">
            <text:p>12V</text:p>
          </table:table-cell>
          <table:table-cell table:style-name="ce67" office:value-type="string">
            <text:p>200mA</text:p>
          </table:table-cell>
          <table:table-cell table:style-name="ce67" table:number-columns-repeated="3"/>
          <table:table-cell table:style-name="ce28" office:value-type="string">
            <text:p>No</text:p>
          </table:table-cell>
          <table:table-cell table:style-name="ce65" office:value-type="float" office:value="0.2">
            <text:p>0,2</text:p>
          </table:table-cell>
          <table:table-cell table:style-name="ce65"/>
          <table:table-cell table:style-name="ce172"/>
          <table:table-cell table:style-name="ce15" table:formula="of:=[.R66]+1*([.$D67]=&quot;DI&quot;)" office:value-type="float" office:value="40">
            <text:p>40</text:p>
          </table:table-cell>
          <table:table-cell table:style-name="ce15" table:formula="of:=[.S66]+1*([.$D67]=&quot;DO&quot;)" office:value-type="float" office:value="10">
            <text:p>10</text:p>
          </table:table-cell>
          <table:table-cell table:style-name="ce15" table:formula="of:=1+[.T66]" office:value-type="float" office:value="64">
            <text:p>64</text:p>
          </table:table-cell>
          <table:table-cell table:style-name="ce15" office:value-type="string">
            <text:p>J4</text:p>
          </table:table-cell>
          <table:table-cell table:style-name="ce15" office:value-type="string">
            <text:p>OUT_INT_BUZZER+</text:p>
          </table:table-cell>
          <table:table-cell table:formula="of:=CONCATENATE([.U67];&quot;:&quot;;[.B67])" office:value-type="string" office:string-value="J4:7">
            <text:p>J4:7</text:p>
          </table:table-cell>
          <table:table-cell table:formula="of:=CONCATENATE([.V67];&quot;_WUn&quot;)" office:value-type="string" office:string-value="OUT_INT_BUZZER+_WUn">
            <text:p>OUT_INT_BUZZER+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/>
          <table:table-cell table:style-name="ce28" office:value-type="float" office:value="8">
            <text:p>8</text:p>
          </table:table-cell>
          <table:table-cell table:style-name="ce54" office:value-type="string">
            <text:p>Zumbador_interno_BCM_neg</text:p>
          </table:table-cell>
          <table:table-cell table:style-name="ce65" office:value-type="string">
            <text:p>DO</text:p>
          </table:table-cell>
          <table:table-cell table:style-name="ce65" office:value-type="string">
            <text:p>Driver</text:p>
          </table:table-cell>
          <table:table-cell table:style-name="ce65" office:value-type="string">
            <text:p>-</text:p>
          </table:table-cell>
          <table:table-cell table:style-name="ce65" office:value-type="string">
            <text:p>12V_KL30</text:p>
          </table:table-cell>
          <table:table-cell table:style-name="ce65" office:value-type="string">
            <text:p>300mA</text:p>
          </table:table-cell>
          <table:table-cell table:style-name="ce65" office:value-type="string">
            <text:p>12V</text:p>
          </table:table-cell>
          <table:table-cell table:style-name="ce65" office:value-type="string">
            <text:p>200mA</text:p>
          </table:table-cell>
          <table:table-cell table:style-name="ce65" table:number-columns-repeated="3"/>
          <table:table-cell table:style-name="ce15" office:value-type="string">
            <text:p>No</text:p>
          </table:table-cell>
          <table:table-cell table:style-name="ce65" office:value-type="float" office:value="0.2">
            <text:p>0,2</text:p>
          </table:table-cell>
          <table:table-cell table:style-name="ce65"/>
          <table:table-cell table:style-name="ce172"/>
          <table:table-cell table:style-name="ce15" table:formula="of:=[.R67]+1*([.$D68]=&quot;DI&quot;)" office:value-type="float" office:value="40">
            <text:p>40</text:p>
          </table:table-cell>
          <table:table-cell table:style-name="ce15" table:formula="of:=[.S67]+1*([.$D68]=&quot;DO&quot;)" office:value-type="float" office:value="11">
            <text:p>11</text:p>
          </table:table-cell>
          <table:table-cell table:style-name="ce15" table:formula="of:=1+[.T67]" office:value-type="float" office:value="65">
            <text:p>65</text:p>
          </table:table-cell>
          <table:table-cell table:style-name="ce15" office:value-type="string">
            <text:p>J4</text:p>
          </table:table-cell>
          <table:table-cell table:style-name="ce15" office:value-type="string">
            <text:p>OUT_INT_BUZZER-</text:p>
          </table:table-cell>
          <table:table-cell table:formula="of:=CONCATENATE([.U68];&quot;:&quot;;[.B68])" office:value-type="string" office:string-value="J4:8">
            <text:p>J4:8</text:p>
          </table:table-cell>
          <table:table-cell table:formula="of:=CONCATENATE([.V68];&quot;_WUn&quot;)" office:value-type="string" office:string-value="OUT_INT_BUZZER-_WUn">
            <text:p>OUT_INT_BUZZER-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/>
          <table:table-cell table:style-name="ce28" office:value-type="float" office:value="9">
            <text:p>9</text:p>
          </table:table-cell>
          <table:table-cell table:style-name="ce54" office:value-type="string">
            <text:p>Led_Warning</text:p>
          </table:table-cell>
          <table:table-cell table:style-name="ce65" office:value-type="string">
            <text:p>DO</text:p>
          </table:table-cell>
          <table:table-cell table:style-name="ce66" office:value-type="string">
            <text:p>Driver</text:p>
          </table:table-cell>
          <table:table-cell table:style-name="ce65" office:value-type="string">
            <text:p>-</text:p>
          </table:table-cell>
          <table:table-cell table:style-name="ce65" office:value-type="string">
            <text:p>12V_KL30</text:p>
          </table:table-cell>
          <table:table-cell table:style-name="ce65" office:value-type="string">
            <text:p>300mA</text:p>
          </table:table-cell>
          <table:table-cell table:style-name="ce65" office:value-type="string">
            <text:p>12V</text:p>
          </table:table-cell>
          <table:table-cell table:style-name="ce65" office:value-type="string">
            <text:p>50mA</text:p>
          </table:table-cell>
          <table:table-cell table:number-columns-repeated="3" table:style-name="ce65" office:value-type="string">
            <text:p>-</text:p>
          </table:table-cell>
          <table:table-cell table:style-name="ce15" office:value-type="string">
            <text:p>No</text:p>
          </table:table-cell>
          <table:table-cell table:style-name="ce65" office:value-type="float" office:value="0.05">
            <text:p>0,05</text:p>
          </table:table-cell>
          <table:table-cell table:style-name="ce65"/>
          <table:table-cell table:style-name="ce172"/>
          <table:table-cell table:style-name="ce15" table:formula="of:=[.R68]+1*([.$D69]=&quot;DI&quot;)" office:value-type="float" office:value="40">
            <text:p>40</text:p>
          </table:table-cell>
          <table:table-cell table:style-name="ce15" table:formula="of:=[.S68]+1*([.$D69]=&quot;DO&quot;)" office:value-type="float" office:value="12">
            <text:p>12</text:p>
          </table:table-cell>
          <table:table-cell table:style-name="ce15" table:formula="of:=1+[.T68]" office:value-type="float" office:value="66">
            <text:p>66</text:p>
          </table:table-cell>
          <table:table-cell table:style-name="ce15" office:value-type="string">
            <text:p>J4</text:p>
          </table:table-cell>
          <table:table-cell table:style-name="ce15" office:value-type="string">
            <text:p>OUT_LED_WARNING</text:p>
          </table:table-cell>
          <table:table-cell table:formula="of:=CONCATENATE([.U69];&quot;:&quot;;[.B69])" office:value-type="string" office:string-value="J4:9">
            <text:p>J4:9</text:p>
          </table:table-cell>
          <table:table-cell table:formula="of:=CONCATENATE([.V69];&quot;_WUn&quot;)" office:value-type="string" office:string-value="OUT_LED_WARNING_WUn">
            <text:p>OUT_LED_WARNING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/>
          <table:table-cell table:style-name="ce28" office:value-type="float" office:value="10">
            <text:p>10</text:p>
          </table:table-cell>
          <table:table-cell table:style-name="ce49" office:value-type="string">
            <text:p>Power_CAM</text:p>
          </table:table-cell>
          <table:table-cell table:style-name="ce65" office:value-type="string">
            <text:p>DO</text:p>
          </table:table-cell>
          <table:table-cell table:style-name="ce65" office:value-type="string">
            <text:p>Driver</text:p>
          </table:table-cell>
          <table:table-cell table:style-name="ce65" office:value-type="string">
            <text:p>-</text:p>
          </table:table-cell>
          <table:table-cell table:style-name="ce67" office:value-type="string">
            <text:p>12V_KL15</text:p>
          </table:table-cell>
          <table:table-cell table:style-name="ce109" office:value-type="string">
            <text:p>300mA</text:p>
          </table:table-cell>
          <table:table-cell table:style-name="ce65" office:value-type="string">
            <text:p>12V</text:p>
          </table:table-cell>
          <table:table-cell table:style-name="ce65" office:value-type="string">
            <text:p>200mA</text:p>
          </table:table-cell>
          <table:table-cell table:number-columns-repeated="3" table:style-name="ce65" office:value-type="string">
            <text:p>-</text:p>
          </table:table-cell>
          <table:table-cell table:style-name="ce15" office:value-type="string">
            <text:p>No</text:p>
          </table:table-cell>
          <table:table-cell table:style-name="ce65" office:value-type="float" office:value="0.2">
            <text:p>0,2</text:p>
          </table:table-cell>
          <table:table-cell table:style-name="ce65"/>
          <table:table-cell table:style-name="ce172"/>
          <table:table-cell table:style-name="ce15" table:formula="of:=[.R69]+1*([.$D70]=&quot;DI&quot;)" office:value-type="float" office:value="40">
            <text:p>40</text:p>
          </table:table-cell>
          <table:table-cell table:style-name="ce15" table:formula="of:=[.S69]+1*([.$D70]=&quot;DO&quot;)" office:value-type="float" office:value="13">
            <text:p>13</text:p>
          </table:table-cell>
          <table:table-cell table:style-name="ce15" table:formula="of:=1+[.T69]" office:value-type="float" office:value="67">
            <text:p>67</text:p>
          </table:table-cell>
          <table:table-cell table:style-name="ce15" office:value-type="string">
            <text:p>J4</text:p>
          </table:table-cell>
          <table:table-cell table:style-name="ce15" office:value-type="string">
            <text:p>OUT_POWER_CAM</text:p>
          </table:table-cell>
          <table:table-cell table:formula="of:=CONCATENATE([.U70];&quot;:&quot;;[.B70])" office:value-type="string" office:string-value="J4:10">
            <text:p>J4:10</text:p>
          </table:table-cell>
          <table:table-cell table:formula="of:=CONCATENATE([.V70];&quot;_WUn&quot;)" office:value-type="string" office:string-value="OUT_POWER_CAM_WUn">
            <text:p>OUT_POWER_CAM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/>
          <table:table-cell table:style-name="ce28" office:value-type="float" office:value="11">
            <text:p>11</text:p>
          </table:table-cell>
          <table:table-cell table:style-name="ce54" office:value-type="string">
            <text:p>Led_Ignition</text:p>
          </table:table-cell>
          <table:table-cell table:style-name="ce65" office:value-type="string">
            <text:p>DO</text:p>
          </table:table-cell>
          <table:table-cell table:style-name="ce66" office:value-type="string">
            <text:p>Driver</text:p>
          </table:table-cell>
          <table:table-cell table:style-name="ce65" office:value-type="string">
            <text:p>-</text:p>
          </table:table-cell>
          <table:table-cell table:style-name="ce65" office:value-type="string">
            <text:p>12V_KL15</text:p>
          </table:table-cell>
          <table:table-cell table:style-name="ce65" office:value-type="string">
            <text:p>300mA</text:p>
          </table:table-cell>
          <table:table-cell table:style-name="ce65" office:value-type="string">
            <text:p>12V</text:p>
          </table:table-cell>
          <table:table-cell table:style-name="ce65" office:value-type="string">
            <text:p>50mA</text:p>
          </table:table-cell>
          <table:table-cell table:number-columns-repeated="3" table:style-name="ce65" office:value-type="string">
            <text:p>-</text:p>
          </table:table-cell>
          <table:table-cell table:style-name="ce15" office:value-type="string">
            <text:p>No</text:p>
          </table:table-cell>
          <table:table-cell table:style-name="ce65" office:value-type="float" office:value="0.05">
            <text:p>0,05</text:p>
          </table:table-cell>
          <table:table-cell table:style-name="ce65"/>
          <table:table-cell table:style-name="ce172"/>
          <table:table-cell table:style-name="ce15" table:formula="of:=[.R70]+1*([.$D71]=&quot;DI&quot;)" office:value-type="float" office:value="40">
            <text:p>40</text:p>
          </table:table-cell>
          <table:table-cell table:style-name="ce15" table:formula="of:=[.S70]+1*([.$D71]=&quot;DO&quot;)" office:value-type="float" office:value="14">
            <text:p>14</text:p>
          </table:table-cell>
          <table:table-cell table:style-name="ce15" table:formula="of:=1+[.T70]" office:value-type="float" office:value="68">
            <text:p>68</text:p>
          </table:table-cell>
          <table:table-cell table:style-name="ce15" office:value-type="string">
            <text:p>J4</text:p>
          </table:table-cell>
          <table:table-cell table:style-name="ce15" office:value-type="string">
            <text:p>OUT_LED_IGNITION</text:p>
          </table:table-cell>
          <table:table-cell table:formula="of:=CONCATENATE([.U71];&quot;:&quot;;[.B71])" office:value-type="string" office:string-value="J4:11">
            <text:p>J4:11</text:p>
          </table:table-cell>
          <table:table-cell table:formula="of:=CONCATENATE([.V71];&quot;_WUn&quot;)" office:value-type="string" office:string-value="OUT_LED_IGNITION_WUn">
            <text:p>OUT_LED_IGNITION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/>
          <table:table-cell table:style-name="ce28" office:value-type="float" office:value="12">
            <text:p>12</text:p>
          </table:table-cell>
          <table:table-cell table:style-name="ce53" office:value-type="string">
            <text:p>Calefaccion1</text:p>
          </table:table-cell>
          <table:table-cell table:style-name="ce67" office:value-type="string">
            <text:p>DO</text:p>
          </table:table-cell>
          <table:table-cell table:style-name="ce67" office:value-type="string">
            <text:p>Driver + relé externo FRB</text:p>
          </table:table-cell>
          <table:table-cell table:style-name="ce104" office:value-type="string">
            <text:p>Contacto NO (60V)</text:p>
          </table:table-cell>
          <table:table-cell table:style-name="ce67" office:value-type="string">
            <text:p>12V_KL15</text:p>
          </table:table-cell>
          <table:table-cell table:style-name="ce67" office:value-type="string">
            <text:p>300mA</text:p>
          </table:table-cell>
          <table:table-cell table:style-name="ce67" office:value-type="string">
            <text:p>12V</text:p>
          </table:table-cell>
          <table:table-cell table:style-name="ce65" office:value-type="string">
            <text:p>200mA</text:p>
          </table:table-cell>
          <table:table-cell table:style-name="ce67" table:number-columns-repeated="3"/>
          <table:table-cell table:style-name="ce28" office:value-type="string">
            <text:p>No</text:p>
          </table:table-cell>
          <table:table-cell table:style-name="ce65" office:value-type="float" office:value="0.2">
            <text:p>0,2</text:p>
          </table:table-cell>
          <table:table-cell table:style-name="ce65"/>
          <table:table-cell table:style-name="ce172"/>
          <table:table-cell table:style-name="ce15" table:formula="of:=[.R71]+1*([.$D72]=&quot;DI&quot;)" office:value-type="float" office:value="40">
            <text:p>40</text:p>
          </table:table-cell>
          <table:table-cell table:style-name="ce15" table:formula="of:=[.S71]+1*([.$D72]=&quot;DO&quot;)" office:value-type="float" office:value="15">
            <text:p>15</text:p>
          </table:table-cell>
          <table:table-cell table:style-name="ce15" table:formula="of:=1+[.T71]" office:value-type="float" office:value="69">
            <text:p>69</text:p>
          </table:table-cell>
          <table:table-cell table:style-name="ce15" office:value-type="string">
            <text:p>J4</text:p>
          </table:table-cell>
          <table:table-cell table:style-name="ce15" office:value-type="string">
            <text:p>OUT_HEATER_1</text:p>
          </table:table-cell>
          <table:table-cell table:formula="of:=CONCATENATE([.U72];&quot;:&quot;;[.B72])" office:value-type="string" office:string-value="J4:12">
            <text:p>J4:12</text:p>
          </table:table-cell>
          <table:table-cell table:formula="of:=CONCATENATE([.V72];&quot;_WUn&quot;)" office:value-type="string" office:string-value="OUT_HEATER_1_WUn">
            <text:p>OUT_HEATER_1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/>
          <table:table-cell table:style-name="ce28" office:value-type="float" office:value="13">
            <text:p>13</text:p>
          </table:table-cell>
          <table:table-cell table:style-name="ce53" office:value-type="string">
            <text:p>Calefaccion2</text:p>
          </table:table-cell>
          <table:table-cell table:style-name="ce67" office:value-type="string">
            <text:p>DO</text:p>
          </table:table-cell>
          <table:table-cell table:style-name="ce67" office:value-type="string">
            <text:p>Driver + relé externo FRB</text:p>
          </table:table-cell>
          <table:table-cell table:style-name="ce104" office:value-type="string">
            <text:p>Contacto NO (60V)</text:p>
          </table:table-cell>
          <table:table-cell table:style-name="ce67" office:value-type="string">
            <text:p>12V_KL15</text:p>
          </table:table-cell>
          <table:table-cell table:style-name="ce67" office:value-type="string">
            <text:p>300mA</text:p>
          </table:table-cell>
          <table:table-cell table:style-name="ce67" office:value-type="string">
            <text:p>12V</text:p>
          </table:table-cell>
          <table:table-cell table:style-name="ce65" office:value-type="string">
            <text:p>200mA</text:p>
          </table:table-cell>
          <table:table-cell table:style-name="ce67" table:number-columns-repeated="3"/>
          <table:table-cell table:style-name="ce28" office:value-type="string">
            <text:p>No</text:p>
          </table:table-cell>
          <table:table-cell table:style-name="ce65" office:value-type="float" office:value="0.2">
            <text:p>0,2</text:p>
          </table:table-cell>
          <table:table-cell table:style-name="ce65"/>
          <table:table-cell table:style-name="ce172"/>
          <table:table-cell table:style-name="ce15" table:formula="of:=[.R72]+1*([.$D73]=&quot;DI&quot;)" office:value-type="float" office:value="40">
            <text:p>40</text:p>
          </table:table-cell>
          <table:table-cell table:style-name="ce15" table:formula="of:=[.S72]+1*([.$D73]=&quot;DO&quot;)" office:value-type="float" office:value="16">
            <text:p>16</text:p>
          </table:table-cell>
          <table:table-cell table:style-name="ce15" table:formula="of:=1+[.T72]" office:value-type="float" office:value="70">
            <text:p>70</text:p>
          </table:table-cell>
          <table:table-cell table:style-name="ce15" office:value-type="string">
            <text:p>J4</text:p>
          </table:table-cell>
          <table:table-cell table:style-name="ce15" office:value-type="string">
            <text:p>OUT_HEATER_2</text:p>
          </table:table-cell>
          <table:table-cell table:formula="of:=CONCATENATE([.U73];&quot;:&quot;;[.B73])" office:value-type="string" office:string-value="J4:13">
            <text:p>J4:13</text:p>
          </table:table-cell>
          <table:table-cell table:formula="of:=CONCATENATE([.V73];&quot;_WUn&quot;)" office:value-type="string" office:string-value="OUT_HEATER_2_WUn">
            <text:p>OUT_HEATER_2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/>
          <table:table-cell table:style-name="ce28" office:value-type="float" office:value="14">
            <text:p>14</text:p>
          </table:table-cell>
          <table:table-cell table:style-name="ce55" office:value-type="string">
            <text:p>Ready_On_NC</text:p>
          </table:table-cell>
          <table:table-cell table:style-name="ce67" office:value-type="string">
            <text:p>RC</text:p>
          </table:table-cell>
          <table:table-cell table:style-name="ce28" office:value-type="string">
            <text:p>Rele </text:p>
          </table:table-cell>
          <table:table-cell table:style-name="ce105" office:value-type="string">
            <text:p>Contacto NC</text:p>
          </table:table-cell>
          <table:table-cell table:style-name="ce28" office:value-type="string">
            <text:p>-</text:p>
          </table:table-cell>
          <table:table-cell table:style-name="ce67" office:value-type="string">
            <text:p>300mA</text:p>
          </table:table-cell>
          <table:table-cell table:style-name="ce67" office:value-type="string">
            <text:p>12V</text:p>
          </table:table-cell>
          <table:table-cell table:style-name="ce65" office:value-type="string">
            <text:p>200mA</text:p>
          </table:table-cell>
          <table:table-cell table:style-name="ce67" table:number-columns-repeated="3"/>
          <table:table-cell table:style-name="ce28" office:value-type="string">
            <text:p>No</text:p>
          </table:table-cell>
          <table:table-cell table:style-name="ce15" office:value-type="float" office:value="0.2">
            <text:p>0,2</text:p>
          </table:table-cell>
          <table:table-cell table:style-name="ce65"/>
          <table:table-cell table:style-name="ce172"/>
          <table:table-cell table:style-name="ce15" table:formula="of:=[.R73]+1*([.$D74]=&quot;DI&quot;)" office:value-type="float" office:value="40">
            <text:p>40</text:p>
          </table:table-cell>
          <table:table-cell table:style-name="ce15" table:formula="of:=[.S73]+1*([.$D74]=&quot;DO&quot;)" office:value-type="float" office:value="16">
            <text:p>16</text:p>
          </table:table-cell>
          <table:table-cell table:style-name="ce15" table:formula="of:=1+[.T73]" office:value-type="float" office:value="71">
            <text:p>71</text:p>
          </table:table-cell>
          <table:table-cell table:style-name="ce15" office:value-type="string">
            <text:p>J4</text:p>
          </table:table-cell>
          <table:table-cell table:style-name="ce15" office:value-type="string">
            <text:p>OUT_READY_ON_NC</text:p>
          </table:table-cell>
          <table:table-cell table:formula="of:=CONCATENATE([.U74];&quot;:&quot;;[.B74])" office:value-type="string" office:string-value="J4:14">
            <text:p>J4:14</text:p>
          </table:table-cell>
          <table:table-cell table:formula="of:=CONCATENATE([.V74];&quot;_WUn&quot;)" office:value-type="string" office:string-value="OUT_READY_ON_NC_WUn">
            <text:p>OUT_READY_ON_NC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/>
          <table:table-cell table:style-name="ce28" office:value-type="float" office:value="15">
            <text:p>15</text:p>
          </table:table-cell>
          <table:table-cell table:style-name="ce49" office:value-type="string">
            <text:p>Ready_On_NA</text:p>
          </table:table-cell>
          <table:table-cell table:style-name="ce67" office:value-type="string">
            <text:p>RC</text:p>
          </table:table-cell>
          <table:table-cell table:style-name="ce28" office:value-type="string">
            <text:p>Rele </text:p>
          </table:table-cell>
          <table:table-cell table:style-name="ce105" office:value-type="string">
            <text:p>Contacto NO</text:p>
          </table:table-cell>
          <table:table-cell table:style-name="ce28" office:value-type="string">
            <text:p>-</text:p>
          </table:table-cell>
          <table:table-cell table:number-columns-repeated="2" table:style-name="ce67" office:value-type="string">
            <text:p>-</text:p>
          </table:table-cell>
          <table:table-cell table:style-name="ce65" office:value-type="string">
            <text:p>-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15"/>
          <table:table-cell table:style-name="ce65"/>
          <table:table-cell table:style-name="ce172"/>
          <table:table-cell table:style-name="ce15" table:formula="of:=[.R74]+1*([.$D75]=&quot;DI&quot;)" office:value-type="float" office:value="40">
            <text:p>40</text:p>
          </table:table-cell>
          <table:table-cell table:style-name="ce15" table:formula="of:=[.S74]+1*([.$D75]=&quot;DO&quot;)" office:value-type="float" office:value="16">
            <text:p>16</text:p>
          </table:table-cell>
          <table:table-cell table:style-name="ce15" table:formula="of:=1+[.T74]" office:value-type="float" office:value="72">
            <text:p>72</text:p>
          </table:table-cell>
          <table:table-cell table:style-name="ce15" office:value-type="string">
            <text:p>J4</text:p>
          </table:table-cell>
          <table:table-cell table:style-name="ce15" office:value-type="string">
            <text:p>OUT_READY_ON_NA</text:p>
          </table:table-cell>
          <table:table-cell table:formula="of:=CONCATENATE([.U75];&quot;:&quot;;[.B75])" office:value-type="string" office:string-value="J4:15">
            <text:p>J4:15</text:p>
          </table:table-cell>
          <table:table-cell table:formula="of:=CONCATENATE([.V75];&quot;_WUn&quot;)" office:value-type="string" office:string-value="OUT_READY_ON_NA_WUn">
            <text:p>OUT_READY_ON_NA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/>
          <table:table-cell table:style-name="ce28" office:value-type="float" office:value="16">
            <text:p>16</text:p>
          </table:table-cell>
          <table:table-cell table:style-name="ce49" office:value-type="string">
            <text:p>Power_DIM</text:p>
          </table:table-cell>
          <table:table-cell table:style-name="ce65" office:value-type="string">
            <text:p>DO</text:p>
          </table:table-cell>
          <table:table-cell table:style-name="ce15" office:value-type="string">
            <text:p>Driver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12V_KL30</text:p>
          </table:table-cell>
          <table:table-cell table:style-name="ce65" office:value-type="string">
            <text:p>10A</text:p>
          </table:table-cell>
          <table:table-cell table:style-name="ce65" office:value-type="string">
            <text:p>12V</text:p>
          </table:table-cell>
          <table:table-cell table:number-columns-repeated="2" table:style-name="ce65" office:value-type="string">
            <text:p>10A</text:p>
          </table:table-cell>
          <table:table-cell table:number-columns-repeated="2" table:style-name="ce65" office:value-type="string">
            <text:p>-</text:p>
          </table:table-cell>
          <table:table-cell table:style-name="ce67" office:value-type="string">
            <text:p>No</text:p>
          </table:table-cell>
          <table:table-cell table:style-name="ce15" office:value-type="float" office:value="10">
            <text:p>10</text:p>
          </table:table-cell>
          <table:table-cell table:style-name="ce65"/>
          <table:table-cell table:style-name="ce172"/>
          <table:table-cell table:style-name="ce15" table:formula="of:=[.R75]+1*([.$D76]=&quot;DI&quot;)" office:value-type="float" office:value="40">
            <text:p>40</text:p>
          </table:table-cell>
          <table:table-cell table:style-name="ce15" table:formula="of:=[.S75]+1*([.$D76]=&quot;DO&quot;)" office:value-type="float" office:value="17">
            <text:p>17</text:p>
          </table:table-cell>
          <table:table-cell table:style-name="ce15" table:formula="of:=1+[.T75]" office:value-type="float" office:value="73">
            <text:p>73</text:p>
          </table:table-cell>
          <table:table-cell table:style-name="ce15" office:value-type="string">
            <text:p>J4</text:p>
          </table:table-cell>
          <table:table-cell table:style-name="ce15" office:value-type="string">
            <text:p>OUT_POWER_DIM</text:p>
          </table:table-cell>
          <table:table-cell table:formula="of:=CONCATENATE([.U76];&quot;:&quot;;[.B76])" office:value-type="string" office:string-value="J4:16">
            <text:p>J4:16</text:p>
          </table:table-cell>
          <table:table-cell table:formula="of:=CONCATENATE([.V76];&quot;_WUn&quot;)" office:value-type="string" office:string-value="OUT_POWER_DIM_WUn">
            <text:p>OUT_POWER_DIM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/>
          <table:table-cell table:style-name="ce28" office:value-type="float" office:value="17">
            <text:p>17</text:p>
          </table:table-cell>
          <table:table-cell table:style-name="ce56" office:value-type="string">
            <text:p>Ready_On_Comun</text:p>
          </table:table-cell>
          <table:table-cell table:style-name="ce28" office:value-type="string">
            <text:p>RC</text:p>
          </table:table-cell>
          <table:table-cell table:style-name="ce28" office:value-type="string">
            <text:p>Rele </text:p>
          </table:table-cell>
          <table:table-cell table:style-name="ce105" office:value-type="string">
            <text:p>Contacto comun</text:p>
          </table:table-cell>
          <table:table-cell table:number-columns-repeated="8" table:style-name="ce108" office:value-type="string">
            <text:p>-</text:p>
          </table:table-cell>
          <table:table-cell table:style-name="ce108"/>
          <table:table-cell table:style-name="ce65"/>
          <table:table-cell table:style-name="ce172"/>
          <table:table-cell table:style-name="ce15" table:formula="of:=[.R76]+1*([.$D77]=&quot;DI&quot;)" office:value-type="float" office:value="40">
            <text:p>40</text:p>
          </table:table-cell>
          <table:table-cell table:style-name="ce15" table:formula="of:=[.S76]+1*([.$D77]=&quot;DO&quot;)" office:value-type="float" office:value="17">
            <text:p>17</text:p>
          </table:table-cell>
          <table:table-cell table:style-name="ce15" table:formula="of:=1+[.T76]" office:value-type="float" office:value="74">
            <text:p>74</text:p>
          </table:table-cell>
          <table:table-cell table:style-name="ce15" office:value-type="string">
            <text:p>J4</text:p>
          </table:table-cell>
          <table:table-cell table:style-name="ce15" office:value-type="string">
            <text:p>OUT_READY_ON_COM</text:p>
          </table:table-cell>
          <table:table-cell table:formula="of:=CONCATENATE([.U77];&quot;:&quot;;[.B77])" office:value-type="string" office:string-value="J4:17">
            <text:p>J4:17</text:p>
          </table:table-cell>
          <table:table-cell table:formula="of:=CONCATENATE([.V77];&quot;_WUn&quot;)" office:value-type="string" office:string-value="OUT_READY_ON_COM_WUn">
            <text:p>OUT_READY_ON_COM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/>
          <table:table-cell table:style-name="ce28" office:value-type="float" office:value="18">
            <text:p>18</text:p>
          </table:table-cell>
          <table:table-cell table:style-name="ce54" office:value-type="string">
            <text:p>Luz_freno</text:p>
          </table:table-cell>
          <table:table-cell table:style-name="ce65" office:value-type="string">
            <text:p>DO</text:p>
          </table:table-cell>
          <table:table-cell table:style-name="ce15" office:value-type="string">
            <text:p>Driver </text:p>
          </table:table-cell>
          <table:table-cell table:style-name="ce105" office:value-type="string">
            <text:p>Contacto NO (12V)</text:p>
          </table:table-cell>
          <table:table-cell table:style-name="ce15" office:value-type="string">
            <text:p>12V_KL30</text:p>
          </table:table-cell>
          <table:table-cell table:style-name="ce65" office:value-type="string">
            <text:p>500mA</text:p>
          </table:table-cell>
          <table:table-cell table:style-name="ce65" office:value-type="string">
            <text:p>12V</text:p>
          </table:table-cell>
          <table:table-cell table:style-name="ce65" office:value-type="string">
            <text:p>400mA</text:p>
          </table:table-cell>
          <table:table-cell table:style-name="ce65" table:number-columns-repeated="3"/>
          <table:table-cell table:style-name="ce65" office:value-type="string">
            <text:p>Si</text:p>
          </table:table-cell>
          <table:table-cell table:style-name="ce15" office:value-type="float" office:value="0.275">
            <text:p>0,275</text:p>
          </table:table-cell>
          <table:table-cell table:style-name="ce65"/>
          <table:table-cell table:style-name="ce172"/>
          <table:table-cell table:style-name="ce15" table:formula="of:=[.R77]+1*([.$D78]=&quot;DI&quot;)" office:value-type="float" office:value="40">
            <text:p>40</text:p>
          </table:table-cell>
          <table:table-cell table:style-name="ce15" table:formula="of:=[.S77]+1*([.$D78]=&quot;DO&quot;)" office:value-type="float" office:value="18">
            <text:p>18</text:p>
          </table:table-cell>
          <table:table-cell table:style-name="ce15" table:formula="of:=1+[.T77]" office:value-type="float" office:value="75">
            <text:p>75</text:p>
          </table:table-cell>
          <table:table-cell table:style-name="ce15" office:value-type="string">
            <text:p>J4</text:p>
          </table:table-cell>
          <table:table-cell table:style-name="ce15" office:value-type="string">
            <text:p>OUT_BRAKE_LAMP</text:p>
          </table:table-cell>
          <table:table-cell table:formula="of:=CONCATENATE([.U78];&quot;:&quot;;[.B78])" office:value-type="string" office:string-value="J4:18">
            <text:p>J4:18</text:p>
          </table:table-cell>
          <table:table-cell table:formula="of:=CONCATENATE([.V78];&quot;_WUn&quot;)" office:value-type="string" office:string-value="OUT_BRAKE_LAMP_WUn">
            <text:p>OUT_BRAKE_LAMP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/>
          <table:table-cell table:style-name="ce28" office:value-type="float" office:value="19">
            <text:p>19</text:p>
          </table:table-cell>
          <table:table-cell table:style-name="ce57" office:value-type="string">
            <text:p>DO_300mA_1</text:p>
          </table:table-cell>
          <table:table-cell table:style-name="ce15" office:value-type="string">
            <text:p>DO</text:p>
          </table:table-cell>
          <table:table-cell table:style-name="ce15" office:value-type="string">
            <text:p>Driver </text:p>
          </table:table-cell>
          <table:table-cell table:style-name="ce105" office:value-type="string">
            <text:p>Contacto NO (12V)</text:p>
          </table:table-cell>
          <table:table-cell table:style-name="ce15" office:value-type="string">
            <text:p>12V_KL15</text:p>
          </table:table-cell>
          <table:table-cell table:style-name="ce15" office:value-type="string">
            <text:p>300mA</text:p>
          </table:table-cell>
          <table:table-cell table:style-name="ce15" office:value-type="string">
            <text:p>12V</text:p>
          </table:table-cell>
          <table:table-cell table:style-name="ce15" office:value-type="string">
            <text:p>200mA</text:p>
          </table:table-cell>
          <table:table-cell table:style-name="ce15" table:number-columns-repeated="3"/>
          <table:table-cell table:style-name="ce15" office:value-type="string">
            <text:p>No</text:p>
          </table:table-cell>
          <table:table-cell table:style-name="ce128" office:value-type="float" office:value="0.2">
            <text:p>0,2</text:p>
          </table:table-cell>
          <table:table-cell table:style-name="ce141" table:formula="of:=1=1" office:value-type="boolean" office:boolean-value="true">
            <text:p>VERDADERO</text:p>
          </table:table-cell>
          <table:table-cell table:style-name="ce179"/>
          <table:table-cell table:style-name="ce15" table:formula="of:=[.R78]+1*([.$D79]=&quot;DI&quot;)" office:value-type="float" office:value="40">
            <text:p>40</text:p>
          </table:table-cell>
          <table:table-cell table:style-name="ce15" table:formula="of:=[.S78]+1*([.$D79]=&quot;DO&quot;)" office:value-type="float" office:value="19">
            <text:p>19</text:p>
          </table:table-cell>
          <table:table-cell table:style-name="ce15" table:formula="of:=1+[.T78]" office:value-type="float" office:value="76">
            <text:p>76</text:p>
          </table:table-cell>
          <table:table-cell table:style-name="ce15" office:value-type="string">
            <text:p>J4</text:p>
          </table:table-cell>
          <table:table-cell table:style-name="ce15" office:value-type="string">
            <text:p>OUT_300mA_RES1</text:p>
          </table:table-cell>
          <table:table-cell table:formula="of:=CONCATENATE([.U79];&quot;:&quot;;[.B79])" office:value-type="string" office:string-value="J4:19">
            <text:p>J4:19</text:p>
          </table:table-cell>
          <table:table-cell table:formula="of:=CONCATENATE([.V79];&quot;_WUn&quot;)" office:value-type="string" office:string-value="OUT_300mA_RES1_WUn">
            <text:p>OUT_300mA_RES1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/>
          <table:table-cell table:style-name="ce28" office:value-type="float" office:value="20">
            <text:p>20</text:p>
          </table:table-cell>
          <table:table-cell table:style-name="ce16" office:value-type="string">
            <text:p>DO_300mA_2</text:p>
          </table:table-cell>
          <table:table-cell table:style-name="ce28" office:value-type="string">
            <text:p>DO</text:p>
          </table:table-cell>
          <table:table-cell table:style-name="ce28" office:value-type="string">
            <text:p>Driver </text:p>
          </table:table-cell>
          <table:table-cell table:style-name="ce105" office:value-type="string">
            <text:p>Contacto NO (12V)</text:p>
          </table:table-cell>
          <table:table-cell table:style-name="ce28" office:value-type="string">
            <text:p>12V_KL15</text:p>
          </table:table-cell>
          <table:table-cell table:style-name="ce28" office:value-type="string">
            <text:p>300mA</text:p>
          </table:table-cell>
          <table:table-cell table:style-name="ce28" office:value-type="string">
            <text:p>12V</text:p>
          </table:table-cell>
          <table:table-cell table:style-name="ce15" office:value-type="string">
            <text:p>200mA</text:p>
          </table:table-cell>
          <table:table-cell table:style-name="ce28" table:number-columns-repeated="3"/>
          <table:table-cell table:style-name="ce28" office:value-type="string">
            <text:p>No</text:p>
          </table:table-cell>
          <table:table-cell table:style-name="ce128" office:value-type="float" office:value="0.2">
            <text:p>0,2</text:p>
          </table:table-cell>
          <table:table-cell table:style-name="ce141" table:formula="of:=1=1" office:value-type="boolean" office:boolean-value="true">
            <text:p>VERDADERO</text:p>
          </table:table-cell>
          <table:table-cell table:style-name="ce179"/>
          <table:table-cell table:style-name="ce15" table:formula="of:=[.R79]+1*([.$D80]=&quot;DI&quot;)" office:value-type="float" office:value="40">
            <text:p>40</text:p>
          </table:table-cell>
          <table:table-cell table:style-name="ce15" table:formula="of:=[.S79]+1*([.$D80]=&quot;DO&quot;)" office:value-type="float" office:value="20">
            <text:p>20</text:p>
          </table:table-cell>
          <table:table-cell table:style-name="ce15" table:formula="of:=1+[.T79]" office:value-type="float" office:value="77">
            <text:p>77</text:p>
          </table:table-cell>
          <table:table-cell table:style-name="ce15" office:value-type="string">
            <text:p>J4</text:p>
          </table:table-cell>
          <table:table-cell table:style-name="ce15" office:value-type="string">
            <text:p>OUT_300mA_RES2</text:p>
          </table:table-cell>
          <table:table-cell table:formula="of:=CONCATENATE([.U80];&quot;:&quot;;[.B80])" office:value-type="string" office:string-value="J4:20">
            <text:p>J4:20</text:p>
          </table:table-cell>
          <table:table-cell table:formula="of:=CONCATENATE([.V80];&quot;_WUn&quot;)" office:value-type="string" office:string-value="OUT_300mA_RES2_WUn">
            <text:p>OUT_300mA_RES2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/>
          <table:table-cell table:style-name="ce28" office:value-type="float" office:value="21">
            <text:p>21</text:p>
          </table:table-cell>
          <table:table-cell table:style-name="ce16" office:value-type="string">
            <text:p>DO_10A_KL30_3</text:p>
          </table:table-cell>
          <table:table-cell table:style-name="ce28" office:value-type="string">
            <text:p>DO</text:p>
          </table:table-cell>
          <table:table-cell table:style-name="ce28" office:value-type="string">
            <text:p>Driver</text:p>
          </table:table-cell>
          <table:table-cell table:style-name="ce105" office:value-type="string">
            <text:p>-</text:p>
          </table:table-cell>
          <table:table-cell table:style-name="ce28" office:value-type="string">
            <text:p>12V_KL30</text:p>
          </table:table-cell>
          <table:table-cell table:style-name="ce28" office:value-type="string">
            <text:p>10A</text:p>
          </table:table-cell>
          <table:table-cell table:style-name="ce28" office:value-type="string">
            <text:p>12V</text:p>
          </table:table-cell>
          <table:table-cell table:style-name="ce15" office:value-type="string">
            <text:p>-</text:p>
          </table:table-cell>
          <table:table-cell table:style-name="ce28" table:number-columns-repeated="3"/>
          <table:table-cell table:style-name="ce28" office:value-type="string">
            <text:p>No</text:p>
          </table:table-cell>
          <table:table-cell table:style-name="ce15" office:value-type="string">
            <text:p>-</text:p>
          </table:table-cell>
          <table:table-cell table:style-name="ce141" table:formula="of:=1=1" office:value-type="boolean" office:boolean-value="true">
            <text:p>VERDADERO</text:p>
          </table:table-cell>
          <table:table-cell table:style-name="ce179"/>
          <table:table-cell table:style-name="ce15" table:formula="of:=[.R80]+1*([.$D81]=&quot;DI&quot;)" office:value-type="float" office:value="40">
            <text:p>40</text:p>
          </table:table-cell>
          <table:table-cell table:style-name="ce15" table:formula="of:=[.S80]+1*([.$D81]=&quot;DO&quot;)" office:value-type="float" office:value="21">
            <text:p>21</text:p>
          </table:table-cell>
          <table:table-cell table:style-name="ce15" table:formula="of:=1+[.T80]" office:value-type="float" office:value="78">
            <text:p>78</text:p>
          </table:table-cell>
          <table:table-cell table:style-name="ce15" office:value-type="string">
            <text:p>J4</text:p>
          </table:table-cell>
          <table:table-cell table:style-name="ce15" office:value-type="string">
            <text:p>OUT_10A_KL30_RES1</text:p>
          </table:table-cell>
          <table:table-cell table:formula="of:=CONCATENATE([.U81];&quot;:&quot;;[.B81])" office:value-type="string" office:string-value="J4:21">
            <text:p>J4:21</text:p>
          </table:table-cell>
          <table:table-cell table:formula="of:=CONCATENATE([.V81];&quot;_WUn&quot;)" office:value-type="string" office:string-value="OUT_10A_KL30_RES1_WUn">
            <text:p>OUT_10A_KL30_RES1_WUn</text:p>
          </table:table-cell>
          <table:table-cell table:formula="of:=1=1" office:value-type="boolean" office:boolean-value="true">
            <text:p>VERDADERO</text:p>
          </table:table-cell>
          <table:table-cell table:style-name="ce361" table:number-columns-repeated="999"/>
        </table:table-row>
        <table:table-row table:style-name="ro2">
          <table:table-cell table:style-name="ce9"/>
          <table:table-cell table:style-name="ce28" office:value-type="float" office:value="22">
            <text:p>22</text:p>
          </table:table-cell>
          <table:table-cell table:style-name="ce58" office:value-type="string">
            <text:p>DO_10A_KL15_4</text:p>
          </table:table-cell>
          <table:table-cell table:style-name="ce30" office:value-type="string">
            <text:p>DO</text:p>
          </table:table-cell>
          <table:table-cell table:style-name="ce30" office:value-type="string">
            <text:p>Driver</text:p>
          </table:table-cell>
          <table:table-cell table:style-name="ce106" office:value-type="string">
            <text:p>-</text:p>
          </table:table-cell>
          <table:table-cell table:style-name="ce30" office:value-type="string">
            <text:p>12V_KL15</text:p>
          </table:table-cell>
          <table:table-cell table:style-name="ce30" office:value-type="string">
            <text:p>10A</text:p>
          </table:table-cell>
          <table:table-cell table:style-name="ce30" office:value-type="string">
            <text:p>12V</text:p>
          </table:table-cell>
          <table:table-cell table:style-name="ce7" office:value-type="string">
            <text:p>-</text:p>
          </table:table-cell>
          <table:table-cell table:style-name="ce30" table:number-columns-repeated="3"/>
          <table:table-cell table:style-name="ce30" office:value-type="string">
            <text:p>No</text:p>
          </table:table-cell>
          <table:table-cell table:style-name="ce30" office:value-type="string">
            <text:p>-</text:p>
          </table:table-cell>
          <table:table-cell table:style-name="ce30" table:formula="of:=1=1" office:value-type="boolean" office:boolean-value="true">
            <text:p>VERDADERO</text:p>
          </table:table-cell>
          <table:table-cell table:style-name="ce180"/>
          <table:table-cell table:style-name="ce30" table:formula="of:=[.R81]+1*([.$D82]=&quot;DI&quot;)" office:value-type="float" office:value="40">
            <text:p>40</text:p>
          </table:table-cell>
          <table:table-cell table:style-name="ce30" table:formula="of:=[.S81]+1*([.$D82]=&quot;DO&quot;)" office:value-type="float" office:value="22">
            <text:p>22</text:p>
          </table:table-cell>
          <table:table-cell table:style-name="ce30" table:formula="of:=1+[.T81]" office:value-type="float" office:value="79">
            <text:p>79</text:p>
          </table:table-cell>
          <table:table-cell table:style-name="ce30" office:value-type="string">
            <text:p>J4</text:p>
          </table:table-cell>
          <table:table-cell table:style-name="ce30" office:value-type="string">
            <text:p>OUT_10A_KL30_RES2</text:p>
          </table:table-cell>
          <table:table-cell table:formula="of:=CONCATENATE([.U82];&quot;:&quot;;[.B82])" office:value-type="string" office:string-value="J4:22">
            <text:p>J4:22</text:p>
          </table:table-cell>
          <table:table-cell table:formula="of:=CONCATENATE([.V82];&quot;_WUn&quot;)" office:value-type="string" office:string-value="OUT_10A_KL30_RES2_WUn">
            <text:p>OUT_10A_KL30_RES2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8" office:value-type="string">
            <text:p>J5</text:p>
          </table:table-cell>
          <table:table-cell table:style-name="ce27" office:value-type="float" office:value="1">
            <text:p>1</text:p>
          </table:table-cell>
          <table:table-cell table:style-name="ce36" office:value-type="string">
            <text:p>Bocina</text:p>
          </table:table-cell>
          <table:table-cell table:style-name="ce65" office:value-type="string">
            <text:p>DO</text:p>
          </table:table-cell>
          <table:table-cell table:style-name="ce64" office:value-type="string">
            <text:p>Driver</text:p>
          </table:table-cell>
          <table:table-cell table:style-name="ce65" office:value-type="string">
            <text:p>-</text:p>
          </table:table-cell>
          <table:table-cell table:style-name="ce65" office:value-type="string">
            <text:p>12V_KL30</text:p>
          </table:table-cell>
          <table:table-cell table:style-name="ce65" office:value-type="string">
            <text:p>10A</text:p>
          </table:table-cell>
          <table:table-cell table:style-name="ce65" office:value-type="string">
            <text:p>12V</text:p>
          </table:table-cell>
          <table:table-cell table:style-name="ce65" office:value-type="string">
            <text:p>6A</text:p>
          </table:table-cell>
          <table:table-cell table:style-name="ce65" table:number-columns-repeated="3"/>
          <table:table-cell table:style-name="ce65" office:value-type="string">
            <text:p>No</text:p>
          </table:table-cell>
          <table:table-cell table:style-name="ce129" office:value-type="float" office:value="6">
            <text:p>6</text:p>
          </table:table-cell>
          <table:table-cell table:style-name="ce142"/>
          <table:table-cell table:style-name="ce181"/>
          <table:table-cell table:style-name="ce210" table:formula="of:=[.R82]+1*([.$D83]=&quot;DI&quot;)" office:value-type="float" office:value="40">
            <text:p>40</text:p>
          </table:table-cell>
          <table:table-cell table:style-name="ce240" table:formula="of:=[.S82]+1*([.$D83]=&quot;DO&quot;)" office:value-type="float" office:value="23">
            <text:p>23</text:p>
          </table:table-cell>
          <table:table-cell table:style-name="ce271" table:formula="of:=1+[.T82]" office:value-type="float" office:value="80">
            <text:p>80</text:p>
          </table:table-cell>
          <table:table-cell table:style-name="ce302" office:value-type="string">
            <text:p>J5</text:p>
          </table:table-cell>
          <table:table-cell table:style-name="ce333" office:value-type="string">
            <text:p>OUT_HORN</text:p>
          </table:table-cell>
          <table:table-cell table:formula="of:=CONCATENATE([.U83];&quot;:&quot;;[.B83])" office:value-type="string" office:string-value="J5:1">
            <text:p>J5:1</text:p>
          </table:table-cell>
          <table:table-cell table:formula="of:=CONCATENATE([.V83];&quot;_WUn&quot;)" office:value-type="string" office:string-value="OUT_HORN_WUn">
            <text:p>OUT_HORN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 office:value-type="string">
            <text:p>MiniFit</text:p>
          </table:table-cell>
          <table:table-cell table:style-name="ce28" office:value-type="float" office:value="2">
            <text:p>2</text:p>
          </table:table-cell>
          <table:table-cell table:style-name="ce50" office:value-type="string">
            <text:p>Luz_cruce_izq</text:p>
          </table:table-cell>
          <table:table-cell table:style-name="ce67" office:value-type="string">
            <text:p>DO</text:p>
          </table:table-cell>
          <table:table-cell table:style-name="ce67" office:value-type="string">
            <text:p>Driver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12V_KL15</text:p>
          </table:table-cell>
          <table:table-cell table:style-name="ce67" office:value-type="string">
            <text:p>10A</text:p>
          </table:table-cell>
          <table:table-cell table:style-name="ce67" office:value-type="string">
            <text:p>12V</text:p>
          </table:table-cell>
          <table:table-cell table:style-name="ce67" office:value-type="string">
            <text:p>5A</text:p>
          </table:table-cell>
          <table:table-cell table:style-name="ce67" table:number-columns-repeated="3"/>
          <table:table-cell table:style-name="ce67" office:value-type="string">
            <text:p>Si</text:p>
          </table:table-cell>
          <table:table-cell table:style-name="ce28" office:value-type="float" office:value="5">
            <text:p>5</text:p>
          </table:table-cell>
          <table:table-cell table:style-name="ce28"/>
          <table:table-cell table:style-name="ce176"/>
          <table:table-cell table:style-name="ce28" table:formula="of:=[.R83]+1*([.$D84]=&quot;DI&quot;)" office:value-type="float" office:value="40">
            <text:p>40</text:p>
          </table:table-cell>
          <table:table-cell table:style-name="ce28" table:formula="of:=[.S83]+1*([.$D84]=&quot;DO&quot;)" office:value-type="float" office:value="24">
            <text:p>24</text:p>
          </table:table-cell>
          <table:table-cell table:style-name="ce28" table:formula="of:=1+[.T83]" office:value-type="float" office:value="81">
            <text:p>81</text:p>
          </table:table-cell>
          <table:table-cell table:style-name="ce28" office:value-type="string">
            <text:p>J5</text:p>
          </table:table-cell>
          <table:table-cell table:style-name="ce28" office:value-type="string">
            <text:p>OUT_LOWBEAM_LAMP_L</text:p>
          </table:table-cell>
          <table:table-cell table:formula="of:=CONCATENATE([.U84];&quot;:&quot;;[.B84])" office:value-type="string" office:string-value="J5:2">
            <text:p>J5:2</text:p>
          </table:table-cell>
          <table:table-cell table:formula="of:=CONCATENATE([.V84];&quot;_WUn&quot;)" office:value-type="string" office:string-value="OUT_LOWBEAM_LAMP_L_WUn">
            <text:p>OUT_LOWBEAM_LAMP_L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 office:value-type="string">
            <text:p>20x</text:p>
          </table:table-cell>
          <table:table-cell table:style-name="ce28" office:value-type="float" office:value="3">
            <text:p>3</text:p>
          </table:table-cell>
          <table:table-cell table:style-name="ce50" office:value-type="string">
            <text:p>Luz_cruce_dcha</text:p>
          </table:table-cell>
          <table:table-cell table:style-name="ce67" office:value-type="string">
            <text:p>DO</text:p>
          </table:table-cell>
          <table:table-cell table:style-name="ce67" office:value-type="string">
            <text:p>Driver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12V_KL15</text:p>
          </table:table-cell>
          <table:table-cell table:style-name="ce67" office:value-type="string">
            <text:p>10A</text:p>
          </table:table-cell>
          <table:table-cell table:style-name="ce67" office:value-type="string">
            <text:p>12V</text:p>
          </table:table-cell>
          <table:table-cell table:style-name="ce67" office:value-type="string">
            <text:p>5A</text:p>
          </table:table-cell>
          <table:table-cell table:style-name="ce67" table:number-columns-repeated="3"/>
          <table:table-cell table:style-name="ce67" office:value-type="string">
            <text:p>Si</text:p>
          </table:table-cell>
          <table:table-cell table:style-name="ce28" office:value-type="float" office:value="5">
            <text:p>5</text:p>
          </table:table-cell>
          <table:table-cell table:style-name="ce28"/>
          <table:table-cell table:style-name="ce176"/>
          <table:table-cell table:style-name="ce28" table:formula="of:=[.R84]+1*([.$D85]=&quot;DI&quot;)" office:value-type="float" office:value="40">
            <text:p>40</text:p>
          </table:table-cell>
          <table:table-cell table:style-name="ce28" table:formula="of:=[.S84]+1*([.$D85]=&quot;DO&quot;)" office:value-type="float" office:value="25">
            <text:p>25</text:p>
          </table:table-cell>
          <table:table-cell table:style-name="ce28" table:formula="of:=1+[.T84]" office:value-type="float" office:value="82">
            <text:p>82</text:p>
          </table:table-cell>
          <table:table-cell table:style-name="ce28" office:value-type="string">
            <text:p>J5</text:p>
          </table:table-cell>
          <table:table-cell table:style-name="ce28" office:value-type="string">
            <text:p>OUT_LOWBEAM_LAMP_R</text:p>
          </table:table-cell>
          <table:table-cell table:formula="of:=CONCATENATE([.U85];&quot;:&quot;;[.B85])" office:value-type="string" office:string-value="J5:3">
            <text:p>J5:3</text:p>
          </table:table-cell>
          <table:table-cell table:formula="of:=CONCATENATE([.V85];&quot;_WUn&quot;)" office:value-type="string" office:string-value="OUT_LOWBEAM_LAMP_R_WUn">
            <text:p>OUT_LOWBEAM_LAMP_R_WUn</text:p>
          </table:table-cell>
          <table:table-cell table:formula="of:=1=1" office:value-type="boolean" office:boolean-value="true">
            <text:p>VERDADERO</text:p>
          </table:table-cell>
          <table:table-cell table:style-name="ce361" table:number-columns-repeated="999"/>
        </table:table-row>
        <table:table-row table:style-name="ro2">
          <table:table-cell table:style-name="ce9"/>
          <table:table-cell table:style-name="ce28" office:value-type="float" office:value="4">
            <text:p>4</text:p>
          </table:table-cell>
          <table:table-cell table:style-name="ce50" office:value-type="string">
            <text:p>Luz_carretera_izq</text:p>
          </table:table-cell>
          <table:table-cell table:style-name="ce67" office:value-type="string">
            <text:p>DO</text:p>
          </table:table-cell>
          <table:table-cell table:style-name="ce67" office:value-type="string">
            <text:p>Driver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12V_KL15</text:p>
          </table:table-cell>
          <table:table-cell table:style-name="ce67" office:value-type="string">
            <text:p>10A</text:p>
          </table:table-cell>
          <table:table-cell table:style-name="ce67" office:value-type="string">
            <text:p>12V</text:p>
          </table:table-cell>
          <table:table-cell table:style-name="ce67" office:value-type="string">
            <text:p>5.5A</text:p>
          </table:table-cell>
          <table:table-cell table:style-name="ce67" table:number-columns-repeated="3"/>
          <table:table-cell table:style-name="ce67" office:value-type="string">
            <text:p>Si</text:p>
          </table:table-cell>
          <table:table-cell table:style-name="ce28" office:value-type="float" office:value="5">
            <text:p>5</text:p>
          </table:table-cell>
          <table:table-cell table:style-name="ce28"/>
          <table:table-cell table:style-name="ce176"/>
          <table:table-cell table:style-name="ce28" table:formula="of:=[.R85]+1*([.$D86]=&quot;DI&quot;)" office:value-type="float" office:value="40">
            <text:p>40</text:p>
          </table:table-cell>
          <table:table-cell table:style-name="ce28" table:formula="of:=[.S85]+1*([.$D86]=&quot;DO&quot;)" office:value-type="float" office:value="26">
            <text:p>26</text:p>
          </table:table-cell>
          <table:table-cell table:style-name="ce28" table:formula="of:=1+[.T85]" office:value-type="float" office:value="83">
            <text:p>83</text:p>
          </table:table-cell>
          <table:table-cell table:style-name="ce28" office:value-type="string">
            <text:p>J5</text:p>
          </table:table-cell>
          <table:table-cell table:style-name="ce28" office:value-type="string">
            <text:p>OUT_HIGHBEAM_LAMP_L</text:p>
          </table:table-cell>
          <table:table-cell table:formula="of:=CONCATENATE([.U86];&quot;:&quot;;[.B86])" office:value-type="string" office:string-value="J5:4">
            <text:p>J5:4</text:p>
          </table:table-cell>
          <table:table-cell table:formula="of:=CONCATENATE([.V86];&quot;_WUn&quot;)" office:value-type="string" office:string-value="OUT_HIGHBEAM_LAMP_L_WUn">
            <text:p>OUT_HIGHBEAM_LAMP_L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/>
          <table:table-cell table:style-name="ce28" office:value-type="float" office:value="5">
            <text:p>5</text:p>
          </table:table-cell>
          <table:table-cell table:style-name="ce50" office:value-type="string">
            <text:p>Luz_carretera_dcha</text:p>
          </table:table-cell>
          <table:table-cell table:style-name="ce67" office:value-type="string">
            <text:p>DO</text:p>
          </table:table-cell>
          <table:table-cell table:style-name="ce67" office:value-type="string">
            <text:p>Driver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12V_KL15</text:p>
          </table:table-cell>
          <table:table-cell table:style-name="ce67" office:value-type="string">
            <text:p>10A</text:p>
          </table:table-cell>
          <table:table-cell table:style-name="ce67" office:value-type="string">
            <text:p>12V</text:p>
          </table:table-cell>
          <table:table-cell table:style-name="ce67" office:value-type="string">
            <text:p>5.5A</text:p>
          </table:table-cell>
          <table:table-cell table:style-name="ce67" table:number-columns-repeated="3"/>
          <table:table-cell table:style-name="ce67" office:value-type="string">
            <text:p>Si</text:p>
          </table:table-cell>
          <table:table-cell table:style-name="ce28" office:value-type="float" office:value="5">
            <text:p>5</text:p>
          </table:table-cell>
          <table:table-cell table:style-name="ce28"/>
          <table:table-cell table:style-name="ce176"/>
          <table:table-cell table:style-name="ce28" table:formula="of:=[.R86]+1*([.$D87]=&quot;DI&quot;)" office:value-type="float" office:value="40">
            <text:p>40</text:p>
          </table:table-cell>
          <table:table-cell table:style-name="ce28" table:formula="of:=[.S86]+1*([.$D87]=&quot;DO&quot;)" office:value-type="float" office:value="27">
            <text:p>27</text:p>
          </table:table-cell>
          <table:table-cell table:style-name="ce28" table:formula="of:=1+[.T86]" office:value-type="float" office:value="84">
            <text:p>84</text:p>
          </table:table-cell>
          <table:table-cell table:style-name="ce28" office:value-type="string">
            <text:p>J5</text:p>
          </table:table-cell>
          <table:table-cell table:style-name="ce28" office:value-type="string">
            <text:p>OUT_HIGHBEAM_LAMP_R</text:p>
          </table:table-cell>
          <table:table-cell table:formula="of:=CONCATENATE([.U87];&quot;:&quot;;[.B87])" office:value-type="string" office:string-value="J5:5">
            <text:p>J5:5</text:p>
          </table:table-cell>
          <table:table-cell table:formula="of:=CONCATENATE([.V87];&quot;_WUn&quot;)" office:value-type="string" office:string-value="OUT_HIGHBEAM_LAMP_R_WUn">
            <text:p>OUT_HIGHBEAM_LAMP_R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/>
          <table:table-cell table:style-name="ce28" office:value-type="float" office:value="6">
            <text:p>6</text:p>
          </table:table-cell>
          <table:table-cell table:style-name="ce50" office:value-type="string">
            <text:p>Limpiaparabrisas1</text:p>
          </table:table-cell>
          <table:table-cell table:style-name="ce67" office:value-type="string">
            <text:p>DO</text:p>
          </table:table-cell>
          <table:table-cell table:style-name="ce67" office:value-type="string">
            <text:p>Driver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12V_KL15</text:p>
          </table:table-cell>
          <table:table-cell table:style-name="ce67" office:value-type="string">
            <text:p>10A</text:p>
          </table:table-cell>
          <table:table-cell table:style-name="ce67" office:value-type="string">
            <text:p>12V</text:p>
          </table:table-cell>
          <table:table-cell table:style-name="ce67" office:value-type="string">
            <text:p>2A</text:p>
          </table:table-cell>
          <table:table-cell table:style-name="ce67" office:value-type="string">
            <text:p>8A</text:p>
          </table:table-cell>
          <table:table-cell table:style-name="ce67" table:number-columns-repeated="2"/>
          <table:table-cell table:style-name="ce28" office:value-type="string">
            <text:p>No</text:p>
          </table:table-cell>
          <table:table-cell table:style-name="ce28" office:value-type="float" office:value="2">
            <text:p>2</text:p>
          </table:table-cell>
          <table:table-cell table:style-name="ce28"/>
          <table:table-cell table:style-name="ce176"/>
          <table:table-cell table:style-name="ce28" table:formula="of:=[.R87]+1*([.$D88]=&quot;DI&quot;)" office:value-type="float" office:value="40">
            <text:p>40</text:p>
          </table:table-cell>
          <table:table-cell table:style-name="ce28" table:formula="of:=[.S87]+1*([.$D88]=&quot;DO&quot;)" office:value-type="float" office:value="28">
            <text:p>28</text:p>
          </table:table-cell>
          <table:table-cell table:style-name="ce28" table:formula="of:=1+[.T87]" office:value-type="float" office:value="85">
            <text:p>85</text:p>
          </table:table-cell>
          <table:table-cell table:style-name="ce28" office:value-type="string">
            <text:p>J5</text:p>
          </table:table-cell>
          <table:table-cell table:style-name="ce28" office:value-type="string">
            <text:p>OUT_WIPER1</text:p>
          </table:table-cell>
          <table:table-cell table:formula="of:=CONCATENATE([.U88];&quot;:&quot;;[.B88])" office:value-type="string" office:string-value="J5:6">
            <text:p>J5:6</text:p>
          </table:table-cell>
          <table:table-cell table:formula="of:=CONCATENATE([.V88];&quot;_WUn&quot;)" office:value-type="string" office:string-value="OUT_WIPER1_WUn">
            <text:p>OUT_WIPER1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/>
          <table:table-cell table:style-name="ce28" office:value-type="float" office:value="7">
            <text:p>7</text:p>
          </table:table-cell>
          <table:table-cell table:style-name="ce50" office:value-type="string">
            <text:p>Limpiaparabrisas2</text:p>
          </table:table-cell>
          <table:table-cell table:style-name="ce67" office:value-type="string">
            <text:p>DO</text:p>
          </table:table-cell>
          <table:table-cell table:style-name="ce67" office:value-type="string">
            <text:p>Driver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12V_KL15</text:p>
          </table:table-cell>
          <table:table-cell table:style-name="ce67" office:value-type="string">
            <text:p>10A</text:p>
          </table:table-cell>
          <table:table-cell table:style-name="ce67" office:value-type="string">
            <text:p>12V</text:p>
          </table:table-cell>
          <table:table-cell table:style-name="ce67" office:value-type="string">
            <text:p>3A</text:p>
          </table:table-cell>
          <table:table-cell table:style-name="ce67" office:value-type="string">
            <text:p>10A</text:p>
          </table:table-cell>
          <table:table-cell table:style-name="ce67" table:number-columns-repeated="2"/>
          <table:table-cell table:style-name="ce28" office:value-type="string">
            <text:p>No</text:p>
          </table:table-cell>
          <table:table-cell table:style-name="ce28" office:value-type="float" office:value="3">
            <text:p>3</text:p>
          </table:table-cell>
          <table:table-cell table:style-name="ce28"/>
          <table:table-cell table:style-name="ce176"/>
          <table:table-cell table:style-name="ce28" table:formula="of:=[.R88]+1*([.$D89]=&quot;DI&quot;)" office:value-type="float" office:value="40">
            <text:p>40</text:p>
          </table:table-cell>
          <table:table-cell table:style-name="ce28" table:formula="of:=[.S88]+1*([.$D89]=&quot;DO&quot;)" office:value-type="float" office:value="29">
            <text:p>29</text:p>
          </table:table-cell>
          <table:table-cell table:style-name="ce28" table:formula="of:=1+[.T88]" office:value-type="float" office:value="86">
            <text:p>86</text:p>
          </table:table-cell>
          <table:table-cell table:style-name="ce28" office:value-type="string">
            <text:p>J5</text:p>
          </table:table-cell>
          <table:table-cell table:style-name="ce28" office:value-type="string">
            <text:p>OUT_WIPER2</text:p>
          </table:table-cell>
          <table:table-cell table:formula="of:=CONCATENATE([.U89];&quot;:&quot;;[.B89])" office:value-type="string" office:string-value="J5:7">
            <text:p>J5:7</text:p>
          </table:table-cell>
          <table:table-cell table:formula="of:=CONCATENATE([.V89];&quot;_WUn&quot;)" office:value-type="string" office:string-value="OUT_WIPER2_WUn">
            <text:p>OUT_WIPER2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5"/>
          <table:table-cell table:style-name="ce28" office:value-type="float" office:value="8">
            <text:p>8</text:p>
          </table:table-cell>
          <table:table-cell table:style-name="ce54" office:value-type="string">
            <text:p>DO_10A_KL15</text:p>
          </table:table-cell>
          <table:table-cell table:style-name="ce65" office:value-type="string">
            <text:p>DO</text:p>
          </table:table-cell>
          <table:table-cell table:style-name="ce65" office:value-type="string">
            <text:p>Driver</text:p>
          </table:table-cell>
          <table:table-cell table:style-name="ce107" office:value-type="string">
            <text:p>-</text:p>
          </table:table-cell>
          <table:table-cell table:style-name="ce65" office:value-type="string">
            <text:p>12V_KL15</text:p>
          </table:table-cell>
          <table:table-cell table:style-name="ce65" office:value-type="string">
            <text:p>10A</text:p>
          </table:table-cell>
          <table:table-cell table:style-name="ce65" office:value-type="string">
            <text:p>12V</text:p>
          </table:table-cell>
          <table:table-cell table:style-name="ce65" office:value-type="string">
            <text:p>-</text:p>
          </table:table-cell>
          <table:table-cell table:style-name="ce65" table:number-columns-repeated="3"/>
          <table:table-cell table:style-name="ce65" office:value-type="string">
            <text:p>No</text:p>
          </table:table-cell>
          <table:table-cell table:style-name="ce15" office:value-type="string">
            <text:p>-</text:p>
          </table:table-cell>
          <table:table-cell table:style-name="ce15" table:formula="of:=1=1" office:value-type="boolean" office:boolean-value="true">
            <text:p>VERDADERO</text:p>
          </table:table-cell>
          <table:table-cell table:style-name="ce172"/>
          <table:table-cell table:style-name="ce15" table:formula="of:=[.R89]+1*([.$D90]=&quot;DI&quot;)" office:value-type="float" office:value="40">
            <text:p>40</text:p>
          </table:table-cell>
          <table:table-cell table:style-name="ce15" table:formula="of:=[.S89]+1*([.$D90]=&quot;DO&quot;)" office:value-type="float" office:value="30">
            <text:p>30</text:p>
          </table:table-cell>
          <table:table-cell table:style-name="ce15" table:formula="of:=1+[.T89]" office:value-type="float" office:value="87">
            <text:p>87</text:p>
          </table:table-cell>
          <table:table-cell table:style-name="ce15" office:value-type="string">
            <text:p>J5</text:p>
          </table:table-cell>
          <table:table-cell table:style-name="ce15" office:value-type="string">
            <text:p>OUT_10A_KL15_RES</text:p>
          </table:table-cell>
          <table:table-cell table:formula="of:=CONCATENATE([.U90];&quot;:&quot;;[.B90])" office:value-type="string" office:string-value="J5:8">
            <text:p>J5:8</text:p>
          </table:table-cell>
          <table:table-cell table:formula="of:=CONCATENATE([.V90];&quot;_WUn&quot;)" office:value-type="string" office:string-value="OUT_10A_KL15_RES_WUn">
            <text:p>OUT_10A_KL15_RES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13" office:value-type="string">
            <text:p>DO 10A</text:p>
          </table:table-cell>
          <table:table-cell table:style-name="ce28" office:value-type="float" office:value="9">
            <text:p>9</text:p>
          </table:table-cell>
          <table:table-cell table:style-name="ce50" office:value-type="string">
            <text:p>PWM_soplador1</text:p>
          </table:table-cell>
          <table:table-cell table:style-name="ce70" office:value-type="string">
            <text:p>PWM</text:p>
          </table:table-cell>
          <table:table-cell table:style-name="ce67" office:value-type="string">
            <text:p>PWM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12V_KL15</text:p>
          </table:table-cell>
          <table:table-cell table:style-name="ce65" office:value-type="string">
            <text:p>10A</text:p>
          </table:table-cell>
          <table:table-cell table:style-name="ce67" office:value-type="string">
            <text:p>12V</text:p>
          </table:table-cell>
          <table:table-cell table:style-name="ce65" office:value-type="string">
            <text:p>6A</text:p>
          </table:table-cell>
          <table:table-cell table:style-name="ce65" office:value-type="string">
            <text:p>10A</text:p>
          </table:table-cell>
          <table:table-cell table:style-name="ce67" table:number-columns-repeated="2"/>
          <table:table-cell table:style-name="ce67" office:value-type="string">
            <text:p>No</text:p>
          </table:table-cell>
          <table:table-cell table:style-name="ce28" office:value-type="float" office:value="6">
            <text:p>6</text:p>
          </table:table-cell>
          <table:table-cell table:style-name="ce28"/>
          <table:table-cell table:style-name="ce176"/>
          <table:table-cell table:style-name="ce28" table:formula="of:=[.R90]+1*([.$D91]=&quot;DI&quot;)" office:value-type="float" office:value="40">
            <text:p>40</text:p>
          </table:table-cell>
          <table:table-cell table:style-name="ce28" table:formula="of:=[.S90]+1*([.$D91]=&quot;DO&quot;)" office:value-type="float" office:value="30">
            <text:p>30</text:p>
          </table:table-cell>
          <table:table-cell table:style-name="ce28" table:formula="of:=1+[.T90]" office:value-type="float" office:value="88">
            <text:p>88</text:p>
          </table:table-cell>
          <table:table-cell table:style-name="ce28" office:value-type="string">
            <text:p>J5</text:p>
          </table:table-cell>
          <table:table-cell table:style-name="ce28" office:value-type="string">
            <text:p>OUT_PWM_FAN1</text:p>
          </table:table-cell>
          <table:table-cell table:formula="of:=CONCATENATE([.U91];&quot;:&quot;;[.B91])" office:value-type="string" office:string-value="J5:9">
            <text:p>J5:9</text:p>
          </table:table-cell>
          <table:table-cell table:formula="of:=CONCATENATE([.V91];&quot;_WUn&quot;)" office:value-type="string" office:string-value="OUT_PWM_FAN1_WUn">
            <text:p>OUT_PWM_FAN1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13" office:value-type="string">
            <text:p>OUT H-BRIDGE</text:p>
          </table:table-cell>
          <table:table-cell table:style-name="ce28" office:value-type="float" office:value="10">
            <text:p>10</text:p>
          </table:table-cell>
          <table:table-cell table:style-name="ce50" office:value-type="string">
            <text:p>PWM_soplador2</text:p>
          </table:table-cell>
          <table:table-cell table:style-name="ce71" office:value-type="string">
            <text:p>PWM</text:p>
          </table:table-cell>
          <table:table-cell table:style-name="ce67" office:value-type="string">
            <text:p>PWM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12V_KL15</text:p>
          </table:table-cell>
          <table:table-cell table:style-name="ce65" office:value-type="string">
            <text:p>10A</text:p>
          </table:table-cell>
          <table:table-cell table:style-name="ce67" office:value-type="string">
            <text:p>12V</text:p>
          </table:table-cell>
          <table:table-cell table:style-name="ce65" office:value-type="string">
            <text:p>6A</text:p>
          </table:table-cell>
          <table:table-cell table:style-name="ce65" office:value-type="string">
            <text:p>10A</text:p>
          </table:table-cell>
          <table:table-cell table:style-name="ce67" table:number-columns-repeated="2"/>
          <table:table-cell table:style-name="ce67" office:value-type="string">
            <text:p>No</text:p>
          </table:table-cell>
          <table:table-cell table:style-name="ce28" office:value-type="float" office:value="6">
            <text:p>6</text:p>
          </table:table-cell>
          <table:table-cell table:style-name="ce28"/>
          <table:table-cell table:style-name="ce176"/>
          <table:table-cell table:style-name="ce28" table:formula="of:=[.R91]+1*([.$D92]=&quot;DI&quot;)" office:value-type="float" office:value="40">
            <text:p>40</text:p>
          </table:table-cell>
          <table:table-cell table:style-name="ce28" table:formula="of:=[.S91]+1*([.$D92]=&quot;DO&quot;)" office:value-type="float" office:value="30">
            <text:p>30</text:p>
          </table:table-cell>
          <table:table-cell table:style-name="ce28" table:formula="of:=1+[.T91]" office:value-type="float" office:value="89">
            <text:p>89</text:p>
          </table:table-cell>
          <table:table-cell table:style-name="ce28" office:value-type="string">
            <text:p>J5</text:p>
          </table:table-cell>
          <table:table-cell table:style-name="ce28" office:value-type="string">
            <text:p>OUT_PWM_FAN2</text:p>
          </table:table-cell>
          <table:table-cell table:formula="of:=CONCATENATE([.U92];&quot;:&quot;;[.B92])" office:value-type="string" office:string-value="J5:10">
            <text:p>J5:10</text:p>
          </table:table-cell>
          <table:table-cell table:formula="of:=CONCATENATE([.V92];&quot;_WUn&quot;)" office:value-type="string" office:string-value="OUT_PWM_FAN2_WUn">
            <text:p>OUT_PWM_FAN2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13" office:value-type="string">
            <text:p>OUT PWM</text:p>
          </table:table-cell>
          <table:table-cell table:style-name="ce28" office:value-type="float" office:value="11">
            <text:p>11</text:p>
          </table:table-cell>
          <table:table-cell table:style-name="ce50" office:value-type="string">
            <text:p>PWM_1</text:p>
          </table:table-cell>
          <table:table-cell table:style-name="ce72" office:value-type="string">
            <text:p>PWM</text:p>
          </table:table-cell>
          <table:table-cell table:style-name="ce67" office:value-type="string">
            <text:p>PWM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12V_KL15</text:p>
          </table:table-cell>
          <table:table-cell table:style-name="ce65" office:value-type="string">
            <text:p>10A</text:p>
          </table:table-cell>
          <table:table-cell table:style-name="ce67" office:value-type="string">
            <text:p>12V</text:p>
          </table:table-cell>
          <table:table-cell table:style-name="ce65" office:value-type="string">
            <text:p>6A</text:p>
          </table:table-cell>
          <table:table-cell table:style-name="ce65"/>
          <table:table-cell table:style-name="ce67" table:number-columns-repeated="2"/>
          <table:table-cell table:style-name="ce67" office:value-type="string">
            <text:p>No</text:p>
          </table:table-cell>
          <table:table-cell table:style-name="ce28" office:value-type="float" office:value="3">
            <text:p>3</text:p>
          </table:table-cell>
          <table:table-cell table:style-name="ce28" table:formula="of:=1=1" office:value-type="boolean" office:boolean-value="true">
            <text:p>VERDADERO</text:p>
          </table:table-cell>
          <table:table-cell table:style-name="ce176"/>
          <table:table-cell table:style-name="ce28" table:formula="of:=[.R92]+1*([.$D93]=&quot;DI&quot;)" office:value-type="float" office:value="40">
            <text:p>40</text:p>
          </table:table-cell>
          <table:table-cell table:style-name="ce28" table:formula="of:=[.S92]+1*([.$D93]=&quot;DO&quot;)" office:value-type="float" office:value="30">
            <text:p>30</text:p>
          </table:table-cell>
          <table:table-cell table:style-name="ce28" table:formula="of:=1+[.T92]" office:value-type="float" office:value="90">
            <text:p>90</text:p>
          </table:table-cell>
          <table:table-cell table:style-name="ce28" office:value-type="string">
            <text:p>J5</text:p>
          </table:table-cell>
          <table:table-cell table:style-name="ce28" office:value-type="string">
            <text:p>OUT_PWM_RES1</text:p>
          </table:table-cell>
          <table:table-cell table:formula="of:=CONCATENATE([.U93];&quot;:&quot;;[.B93])" office:value-type="string" office:string-value="J5:11">
            <text:p>J5:11</text:p>
          </table:table-cell>
          <table:table-cell table:formula="of:=CONCATENATE([.V93];&quot;_WUn&quot;)" office:value-type="string" office:string-value="OUT_PWM_RES1_WUn">
            <text:p>OUT_PWM_RES1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13"/>
          <table:table-cell table:style-name="ce28" office:value-type="float" office:value="12">
            <text:p>12</text:p>
          </table:table-cell>
          <table:table-cell table:style-name="ce50" office:value-type="string">
            <text:p>PWM_2</text:p>
          </table:table-cell>
          <table:table-cell table:style-name="ce73" office:value-type="string">
            <text:p>PWM</text:p>
          </table:table-cell>
          <table:table-cell table:style-name="ce67" office:value-type="string">
            <text:p>PWM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12V_KL15</text:p>
          </table:table-cell>
          <table:table-cell table:style-name="ce65" office:value-type="string">
            <text:p>10A</text:p>
          </table:table-cell>
          <table:table-cell table:style-name="ce67" office:value-type="string">
            <text:p>12V</text:p>
          </table:table-cell>
          <table:table-cell table:style-name="ce65" office:value-type="string">
            <text:p>6A</text:p>
          </table:table-cell>
          <table:table-cell table:style-name="ce65"/>
          <table:table-cell table:style-name="ce67" table:number-columns-repeated="2"/>
          <table:table-cell table:style-name="ce67" office:value-type="string">
            <text:p>No</text:p>
          </table:table-cell>
          <table:table-cell table:style-name="ce28" office:value-type="float" office:value="3">
            <text:p>3</text:p>
          </table:table-cell>
          <table:table-cell table:style-name="ce28" table:formula="of:=1=1" office:value-type="boolean" office:boolean-value="true">
            <text:p>VERDADERO</text:p>
          </table:table-cell>
          <table:table-cell table:style-name="ce176"/>
          <table:table-cell table:style-name="ce28" table:formula="of:=[.R93]+1*([.$D94]=&quot;DI&quot;)" office:value-type="float" office:value="40">
            <text:p>40</text:p>
          </table:table-cell>
          <table:table-cell table:style-name="ce28" table:formula="of:=[.S93]+1*([.$D94]=&quot;DO&quot;)" office:value-type="float" office:value="30">
            <text:p>30</text:p>
          </table:table-cell>
          <table:table-cell table:style-name="ce28" table:formula="of:=1+[.T93]" office:value-type="float" office:value="91">
            <text:p>91</text:p>
          </table:table-cell>
          <table:table-cell table:style-name="ce28" office:value-type="string">
            <text:p>J5</text:p>
          </table:table-cell>
          <table:table-cell table:style-name="ce28" office:value-type="string">
            <text:p>OUT_PWM_RES2</text:p>
          </table:table-cell>
          <table:table-cell table:formula="of:=CONCATENATE([.U94];&quot;:&quot;;[.B94])" office:value-type="string" office:string-value="J5:12">
            <text:p>J5:12</text:p>
          </table:table-cell>
          <table:table-cell table:formula="of:=CONCATENATE([.V94];&quot;_WUn&quot;)" office:value-type="string" office:string-value="OUT_PWM_RES2_WUn">
            <text:p>OUT_PWM_RES2_WUn</text:p>
          </table:table-cell>
          <table:table-cell table:formula="of:=1=1" office:value-type="boolean" office:boolean-value="true">
            <text:p>VERDADERO</text:p>
          </table:table-cell>
          <table:table-cell table:style-name="ce361" table:number-columns-repeated="999"/>
        </table:table-row>
        <table:table-row table:style-name="ro2">
          <table:table-cell table:style-name="ce9"/>
          <table:table-cell table:style-name="ce28" office:value-type="float" office:value="13">
            <text:p>13</text:p>
          </table:table-cell>
          <table:table-cell table:style-name="ce50" office:value-type="string">
            <text:p>Retrovisor_Dcho_h</text:p>
          </table:table-cell>
          <table:table-cell table:style-name="ce74" office:value-type="string">
            <text:p>H_B</text:p>
          </table:table-cell>
          <table:table-cell table:style-name="ce69" office:value-type="string">
            <text:p>H-Bridge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12V_KL15</text:p>
          </table:table-cell>
          <table:table-cell table:style-name="ce67" office:value-type="string">
            <text:p>150mA</text:p>
          </table:table-cell>
          <table:table-cell table:style-name="ce67" office:value-type="string">
            <text:p>12V</text:p>
          </table:table-cell>
          <table:table-cell table:style-name="ce67" office:value-type="string">
            <text:p>60mA</text:p>
          </table:table-cell>
          <table:table-cell table:style-name="ce67" office:value-type="string">
            <text:p>150mA</text:p>
          </table:table-cell>
          <table:table-cell table:style-name="ce67" table:number-columns-repeated="2"/>
          <table:table-cell table:style-name="ce67" office:value-type="string">
            <text:p>No</text:p>
          </table:table-cell>
          <table:table-cell table:style-name="ce28" office:value-type="float" office:value="0.06">
            <text:p>0,06</text:p>
          </table:table-cell>
          <table:table-cell table:style-name="ce28"/>
          <table:table-cell table:style-name="ce176"/>
          <table:table-cell table:style-name="ce28" table:formula="of:=[.R94]+1*([.$D95]=&quot;DI&quot;)" office:value-type="float" office:value="40">
            <text:p>40</text:p>
          </table:table-cell>
          <table:table-cell table:style-name="ce28" table:formula="of:=[.S94]+1*([.$D95]=&quot;DO&quot;)" office:value-type="float" office:value="30">
            <text:p>30</text:p>
          </table:table-cell>
          <table:table-cell table:style-name="ce28" table:formula="of:=1+[.T94]" office:value-type="float" office:value="92">
            <text:p>92</text:p>
          </table:table-cell>
          <table:table-cell table:style-name="ce28" office:value-type="string">
            <text:p>J5</text:p>
          </table:table-cell>
          <table:table-cell table:style-name="ce28" office:value-type="string">
            <text:p>OUT_MIRROR_L_H</text:p>
          </table:table-cell>
          <table:table-cell table:formula="of:=CONCATENATE([.U95];&quot;:&quot;;[.B95])" office:value-type="string" office:string-value="J5:13">
            <text:p>J5:13</text:p>
          </table:table-cell>
          <table:table-cell table:formula="of:=CONCATENATE([.V95];&quot;_WUn&quot;)" office:value-type="string" office:string-value="OUT_MIRROR_L_H_WUn">
            <text:p>OUT_MIRROR_L_H_WUn</text:p>
          </table:table-cell>
          <table:table-cell table:formula="of:=1=1" office:value-type="boolean" office:boolean-value="true">
            <text:p>VERDADERO</text:p>
          </table:table-cell>
          <table:table-cell table:style-name="ce361" table:number-columns-repeated="999"/>
        </table:table-row>
        <table:table-row table:style-name="ro2">
          <table:table-cell table:style-name="ce9"/>
          <table:table-cell table:style-name="ce28" office:value-type="float" office:value="14">
            <text:p>14</text:p>
          </table:table-cell>
          <table:table-cell table:style-name="ce50" office:value-type="string">
            <text:p>Retrovisor_Dcho_com</text:p>
          </table:table-cell>
          <table:table-cell table:style-name="ce75" office:value-type="string">
            <text:p>H_B</text:p>
          </table:table-cell>
          <table:table-cell table:style-name="ce67" office:value-type="string">
            <text:p>H-Bridge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12V_KL15</text:p>
          </table:table-cell>
          <table:table-cell table:style-name="ce67" office:value-type="string">
            <text:p>150mA</text:p>
          </table:table-cell>
          <table:table-cell table:style-name="ce67" office:value-type="string">
            <text:p>12V</text:p>
          </table:table-cell>
          <table:table-cell table:style-name="ce67" office:value-type="string">
            <text:p>60mA</text:p>
          </table:table-cell>
          <table:table-cell table:style-name="ce67" office:value-type="string">
            <text:p>150mA</text:p>
          </table:table-cell>
          <table:table-cell table:style-name="ce67" table:number-columns-repeated="2"/>
          <table:table-cell table:style-name="ce67" office:value-type="string">
            <text:p>No</text:p>
          </table:table-cell>
          <table:table-cell table:style-name="ce28" office:value-type="float" office:value="0.06">
            <text:p>0,06</text:p>
          </table:table-cell>
          <table:table-cell table:style-name="ce28"/>
          <table:table-cell table:style-name="ce176"/>
          <table:table-cell table:style-name="ce28" table:formula="of:=[.R95]+1*([.$D96]=&quot;DI&quot;)" office:value-type="float" office:value="40">
            <text:p>40</text:p>
          </table:table-cell>
          <table:table-cell table:style-name="ce28" table:formula="of:=[.S95]+1*([.$D96]=&quot;DO&quot;)" office:value-type="float" office:value="30">
            <text:p>30</text:p>
          </table:table-cell>
          <table:table-cell table:style-name="ce28" table:formula="of:=1+[.T95]" office:value-type="float" office:value="93">
            <text:p>93</text:p>
          </table:table-cell>
          <table:table-cell table:style-name="ce28" office:value-type="string">
            <text:p>J5</text:p>
          </table:table-cell>
          <table:table-cell table:style-name="ce28" office:value-type="string">
            <text:p>OUT_MIRROR_L_C</text:p>
          </table:table-cell>
          <table:table-cell table:formula="of:=CONCATENATE([.U96];&quot;:&quot;;[.B96])" office:value-type="string" office:string-value="J5:14">
            <text:p>J5:14</text:p>
          </table:table-cell>
          <table:table-cell table:formula="of:=CONCATENATE([.V96];&quot;_WUn&quot;)" office:value-type="string" office:string-value="OUT_MIRROR_L_C_WUn">
            <text:p>OUT_MIRROR_L_C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16"/>
          <table:table-cell table:style-name="ce28" office:value-type="float" office:value="15">
            <text:p>15</text:p>
          </table:table-cell>
          <table:table-cell table:style-name="ce50" office:value-type="string">
            <text:p>Retrovisor_Dcho_v</text:p>
          </table:table-cell>
          <table:table-cell table:style-name="ce76" office:value-type="string">
            <text:p>H_B</text:p>
          </table:table-cell>
          <table:table-cell table:style-name="ce67" office:value-type="string">
            <text:p>H-Bridge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12V_KL15</text:p>
          </table:table-cell>
          <table:table-cell table:style-name="ce67" office:value-type="string">
            <text:p>150mA</text:p>
          </table:table-cell>
          <table:table-cell table:style-name="ce67" office:value-type="string">
            <text:p>12V</text:p>
          </table:table-cell>
          <table:table-cell table:style-name="ce67" office:value-type="string">
            <text:p>60mA</text:p>
          </table:table-cell>
          <table:table-cell table:style-name="ce67" office:value-type="string">
            <text:p>150mA</text:p>
          </table:table-cell>
          <table:table-cell table:style-name="ce67" table:number-columns-repeated="2"/>
          <table:table-cell table:style-name="ce67" office:value-type="string">
            <text:p>No</text:p>
          </table:table-cell>
          <table:table-cell table:style-name="ce28" office:value-type="float" office:value="0.06">
            <text:p>0,06</text:p>
          </table:table-cell>
          <table:table-cell table:style-name="ce28"/>
          <table:table-cell table:style-name="ce176"/>
          <table:table-cell table:style-name="ce28" table:formula="of:=[.R96]+1*([.$D97]=&quot;DI&quot;)" office:value-type="float" office:value="40">
            <text:p>40</text:p>
          </table:table-cell>
          <table:table-cell table:style-name="ce28" table:formula="of:=[.S96]+1*([.$D97]=&quot;DO&quot;)" office:value-type="float" office:value="30">
            <text:p>30</text:p>
          </table:table-cell>
          <table:table-cell table:style-name="ce28" table:formula="of:=1+[.T96]" office:value-type="float" office:value="94">
            <text:p>94</text:p>
          </table:table-cell>
          <table:table-cell table:style-name="ce28" office:value-type="string">
            <text:p>J5</text:p>
          </table:table-cell>
          <table:table-cell table:style-name="ce28" office:value-type="string">
            <text:p>OUT_MIRROR_L_V</text:p>
          </table:table-cell>
          <table:table-cell table:formula="of:=CONCATENATE([.U97];&quot;:&quot;;[.B97])" office:value-type="string" office:string-value="J5:15">
            <text:p>J5:15</text:p>
          </table:table-cell>
          <table:table-cell table:formula="of:=CONCATENATE([.V97];&quot;_WUn&quot;)" office:value-type="string" office:string-value="OUT_MIRROR_L_V_WUn">
            <text:p>OUT_MIRROR_L_V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16"/>
          <table:table-cell table:style-name="ce28" office:value-type="float" office:value="16">
            <text:p>16</text:p>
          </table:table-cell>
          <table:table-cell table:style-name="ce50" office:value-type="string">
            <text:p>Retrovisor_Izq_h</text:p>
          </table:table-cell>
          <table:table-cell table:style-name="ce77" office:value-type="string">
            <text:p>H_B</text:p>
          </table:table-cell>
          <table:table-cell table:style-name="ce67" office:value-type="string">
            <text:p>H-Bridge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12V_KL15</text:p>
          </table:table-cell>
          <table:table-cell table:style-name="ce67" office:value-type="string">
            <text:p>150mA</text:p>
          </table:table-cell>
          <table:table-cell table:style-name="ce67" office:value-type="string">
            <text:p>12V</text:p>
          </table:table-cell>
          <table:table-cell table:style-name="ce67" office:value-type="string">
            <text:p>60mA</text:p>
          </table:table-cell>
          <table:table-cell table:style-name="ce67" office:value-type="string">
            <text:p>150mA</text:p>
          </table:table-cell>
          <table:table-cell table:style-name="ce67" table:number-columns-repeated="2"/>
          <table:table-cell table:style-name="ce67" office:value-type="string">
            <text:p>No</text:p>
          </table:table-cell>
          <table:table-cell table:style-name="ce28" office:value-type="float" office:value="0.06">
            <text:p>0,06</text:p>
          </table:table-cell>
          <table:table-cell table:style-name="ce28"/>
          <table:table-cell table:style-name="ce176"/>
          <table:table-cell table:style-name="ce28" table:formula="of:=[.R97]+1*([.$D98]=&quot;DI&quot;)" office:value-type="float" office:value="40">
            <text:p>40</text:p>
          </table:table-cell>
          <table:table-cell table:style-name="ce28" table:formula="of:=[.S97]+1*([.$D98]=&quot;DO&quot;)" office:value-type="float" office:value="30">
            <text:p>30</text:p>
          </table:table-cell>
          <table:table-cell table:style-name="ce28" table:formula="of:=1+[.T97]" office:value-type="float" office:value="95">
            <text:p>95</text:p>
          </table:table-cell>
          <table:table-cell table:style-name="ce28" office:value-type="string">
            <text:p>J5</text:p>
          </table:table-cell>
          <table:table-cell table:style-name="ce28" office:value-type="string">
            <text:p>OUT_MIRROR_R_H</text:p>
          </table:table-cell>
          <table:table-cell table:formula="of:=CONCATENATE([.U98];&quot;:&quot;;[.B98])" office:value-type="string" office:string-value="J5:16">
            <text:p>J5:16</text:p>
          </table:table-cell>
          <table:table-cell table:formula="of:=CONCATENATE([.V98];&quot;_WUn&quot;)" office:value-type="string" office:string-value="OUT_MIRROR_R_H_WUn">
            <text:p>OUT_MIRROR_R_H_WUn</text:p>
          </table:table-cell>
          <table:table-cell table:formula="of:=1=1" office:value-type="boolean" office:boolean-value="true">
            <text:p>VERDADERO</text:p>
          </table:table-cell>
          <table:table-cell table:style-name="ce361" table:number-columns-repeated="999"/>
        </table:table-row>
        <table:table-row table:style-name="ro2">
          <table:table-cell table:style-name="ce16"/>
          <table:table-cell table:style-name="ce28" office:value-type="float" office:value="17">
            <text:p>17</text:p>
          </table:table-cell>
          <table:table-cell table:style-name="ce50" office:value-type="string">
            <text:p>Retrovisor_Izq_com</text:p>
          </table:table-cell>
          <table:table-cell table:style-name="ce78" office:value-type="string">
            <text:p>H_B</text:p>
          </table:table-cell>
          <table:table-cell table:style-name="ce67" office:value-type="string">
            <text:p>H-Bridge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12V_KL15</text:p>
          </table:table-cell>
          <table:table-cell table:style-name="ce67" office:value-type="string">
            <text:p>150mA</text:p>
          </table:table-cell>
          <table:table-cell table:style-name="ce67" office:value-type="string">
            <text:p>12V</text:p>
          </table:table-cell>
          <table:table-cell table:style-name="ce67" office:value-type="string">
            <text:p>60mA</text:p>
          </table:table-cell>
          <table:table-cell table:style-name="ce67" office:value-type="string">
            <text:p>150mA</text:p>
          </table:table-cell>
          <table:table-cell table:style-name="ce67" table:number-columns-repeated="2"/>
          <table:table-cell table:style-name="ce67" office:value-type="string">
            <text:p>No</text:p>
          </table:table-cell>
          <table:table-cell table:style-name="ce28" office:value-type="float" office:value="0.06">
            <text:p>0,06</text:p>
          </table:table-cell>
          <table:table-cell table:style-name="ce28"/>
          <table:table-cell table:style-name="ce176"/>
          <table:table-cell table:style-name="ce28" table:formula="of:=[.R98]+1*([.$D99]=&quot;DI&quot;)" office:value-type="float" office:value="40">
            <text:p>40</text:p>
          </table:table-cell>
          <table:table-cell table:style-name="ce28" table:formula="of:=[.S98]+1*([.$D99]=&quot;DO&quot;)" office:value-type="float" office:value="30">
            <text:p>30</text:p>
          </table:table-cell>
          <table:table-cell table:style-name="ce28" table:formula="of:=1+[.T98]" office:value-type="float" office:value="96">
            <text:p>96</text:p>
          </table:table-cell>
          <table:table-cell table:style-name="ce28" office:value-type="string">
            <text:p>J5</text:p>
          </table:table-cell>
          <table:table-cell table:style-name="ce28" office:value-type="string">
            <text:p>OUT_MIRROR_R_C</text:p>
          </table:table-cell>
          <table:table-cell table:formula="of:=CONCATENATE([.U99];&quot;:&quot;;[.B99])" office:value-type="string" office:string-value="J5:17">
            <text:p>J5:17</text:p>
          </table:table-cell>
          <table:table-cell table:formula="of:=CONCATENATE([.V99];&quot;_WUn&quot;)" office:value-type="string" office:string-value="OUT_MIRROR_R_C_WUn">
            <text:p>OUT_MIRROR_R_C_WUn</text:p>
          </table:table-cell>
          <table:table-cell table:formula="of:=1=1" office:value-type="boolean" office:boolean-value="true">
            <text:p>VERDADERO</text:p>
          </table:table-cell>
          <table:table-cell table:style-name="ce361" table:number-columns-repeated="999"/>
        </table:table-row>
        <table:table-row table:style-name="ro2">
          <table:table-cell table:style-name="ce16"/>
          <table:table-cell table:style-name="ce28" office:value-type="float" office:value="18">
            <text:p>18</text:p>
          </table:table-cell>
          <table:table-cell table:style-name="ce50" office:value-type="string">
            <text:p>Retrovisor_Izq_v</text:p>
          </table:table-cell>
          <table:table-cell table:style-name="ce79" office:value-type="string">
            <text:p>H_B</text:p>
          </table:table-cell>
          <table:table-cell table:style-name="ce67" office:value-type="string">
            <text:p>H-Bridge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12V_KL15</text:p>
          </table:table-cell>
          <table:table-cell table:style-name="ce67" office:value-type="string">
            <text:p>150mA</text:p>
          </table:table-cell>
          <table:table-cell table:style-name="ce67" office:value-type="string">
            <text:p>12V</text:p>
          </table:table-cell>
          <table:table-cell table:style-name="ce67" office:value-type="string">
            <text:p>60mA</text:p>
          </table:table-cell>
          <table:table-cell table:style-name="ce67" office:value-type="string">
            <text:p>150mA</text:p>
          </table:table-cell>
          <table:table-cell table:style-name="ce67" table:number-columns-repeated="2"/>
          <table:table-cell table:style-name="ce115" office:value-type="string">
            <text:p>No</text:p>
          </table:table-cell>
          <table:table-cell table:style-name="ce28" office:value-type="float" office:value="0.06">
            <text:p>0,06</text:p>
          </table:table-cell>
          <table:table-cell table:style-name="ce28"/>
          <table:table-cell table:style-name="ce176"/>
          <table:table-cell table:style-name="ce28" table:formula="of:=[.R99]+1*([.$D100]=&quot;DI&quot;)" office:value-type="float" office:value="40">
            <text:p>40</text:p>
          </table:table-cell>
          <table:table-cell table:style-name="ce28" table:formula="of:=[.S99]+1*([.$D100]=&quot;DO&quot;)" office:value-type="float" office:value="30">
            <text:p>30</text:p>
          </table:table-cell>
          <table:table-cell table:style-name="ce28" table:formula="of:=1+[.T99]" office:value-type="float" office:value="97">
            <text:p>97</text:p>
          </table:table-cell>
          <table:table-cell table:style-name="ce28" office:value-type="string">
            <text:p>J5</text:p>
          </table:table-cell>
          <table:table-cell table:style-name="ce28" office:value-type="string">
            <text:p>OUT_MIRROR_R_V</text:p>
          </table:table-cell>
          <table:table-cell table:formula="of:=CONCATENATE([.U100];&quot;:&quot;;[.B100])" office:value-type="string" office:string-value="J5:18">
            <text:p>J5:18</text:p>
          </table:table-cell>
          <table:table-cell table:formula="of:=CONCATENATE([.V100];&quot;_WUn&quot;)" office:value-type="string" office:string-value="OUT_MIRROR_R_V_WUn">
            <text:p>OUT_MIRROR_R_V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16"/>
          <table:table-cell table:style-name="ce28" office:value-type="float" office:value="19">
            <text:p>19</text:p>
          </table:table-cell>
          <table:table-cell table:style-name="ce50" office:value-type="string">
            <text:p>H_Bridge_pos</text:p>
          </table:table-cell>
          <table:table-cell table:style-name="ce80" office:value-type="string">
            <text:p>H_B</text:p>
          </table:table-cell>
          <table:table-cell table:style-name="ce67" office:value-type="string">
            <text:p>H-Bridge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12V_KL30</text:p>
          </table:table-cell>
          <table:table-cell table:style-name="ce65" office:value-type="string">
            <text:p>150mA</text:p>
          </table:table-cell>
          <table:table-cell table:style-name="ce67" office:value-type="string">
            <text:p>12V</text:p>
          </table:table-cell>
          <table:table-cell table:style-name="ce65" office:value-type="string">
            <text:p>-</text:p>
          </table:table-cell>
          <table:table-cell table:style-name="ce65"/>
          <table:table-cell table:style-name="ce67" table:number-columns-repeated="2"/>
          <table:table-cell table:style-name="ce116" office:value-type="string">
            <text:p>No</text:p>
          </table:table-cell>
          <table:table-cell table:style-name="ce130" office:value-type="string">
            <text:p>-</text:p>
          </table:table-cell>
          <table:table-cell table:style-name="ce143" office:value-type="float" office:value="1">
            <text:p>1</text:p>
          </table:table-cell>
          <table:table-cell table:style-name="ce182"/>
          <table:table-cell table:style-name="ce211" table:formula="of:=[.R100]+1*([.$D101]=&quot;DI&quot;)" office:value-type="float" office:value="40">
            <text:p>40</text:p>
          </table:table-cell>
          <table:table-cell table:style-name="ce241" table:formula="of:=[.S100]+1*([.$D101]=&quot;DO&quot;)" office:value-type="float" office:value="30">
            <text:p>30</text:p>
          </table:table-cell>
          <table:table-cell table:style-name="ce272" table:formula="of:=1+[.T100]" office:value-type="float" office:value="98">
            <text:p>98</text:p>
          </table:table-cell>
          <table:table-cell table:style-name="ce303" office:value-type="string">
            <text:p>J5</text:p>
          </table:table-cell>
          <table:table-cell table:style-name="ce334" office:value-type="string">
            <text:p>OUT_H_BRIDGE_RES+</text:p>
          </table:table-cell>
          <table:table-cell table:formula="of:=CONCATENATE([.U101];&quot;:&quot;;[.B101])" office:value-type="string" office:string-value="J5:19">
            <text:p>J5:19</text:p>
          </table:table-cell>
          <table:table-cell table:formula="of:=CONCATENATE([.V101];&quot;_WUn&quot;)" office:value-type="string" office:string-value="OUT_H_BRIDGE_RES+_WUn">
            <text:p>OUT_H_BRIDGE_RES+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16"/>
          <table:table-cell table:style-name="ce28" office:value-type="float" office:value="20">
            <text:p>20</text:p>
          </table:table-cell>
          <table:table-cell table:style-name="ce50" office:value-type="string">
            <text:p>H_Bridge_neg</text:p>
          </table:table-cell>
          <table:table-cell table:style-name="ce81" office:value-type="string">
            <text:p>H_B</text:p>
          </table:table-cell>
          <table:table-cell table:style-name="ce67" office:value-type="string">
            <text:p>H-Bridge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12V_KL30</text:p>
          </table:table-cell>
          <table:table-cell table:style-name="ce65" office:value-type="string">
            <text:p>150mA</text:p>
          </table:table-cell>
          <table:table-cell table:style-name="ce67" office:value-type="string">
            <text:p>12V</text:p>
          </table:table-cell>
          <table:table-cell table:style-name="ce65" office:value-type="string">
            <text:p>-</text:p>
          </table:table-cell>
          <table:table-cell table:style-name="ce65"/>
          <table:table-cell table:style-name="ce67" table:number-columns-repeated="2"/>
          <table:table-cell table:style-name="ce117" office:value-type="string">
            <text:p>No</text:p>
          </table:table-cell>
          <table:table-cell table:style-name="ce130" office:value-type="string">
            <text:p>-</text:p>
          </table:table-cell>
          <table:table-cell table:style-name="ce143" office:value-type="float" office:value="1">
            <text:p>1</text:p>
          </table:table-cell>
          <table:table-cell table:style-name="ce182"/>
          <table:table-cell table:style-name="ce211" table:formula="of:=[.R101]+1*([.$D102]=&quot;DI&quot;)" office:value-type="float" office:value="40">
            <text:p>40</text:p>
          </table:table-cell>
          <table:table-cell table:style-name="ce241" table:formula="of:=[.S101]+1*([.$D102]=&quot;DO&quot;)" office:value-type="float" office:value="30">
            <text:p>30</text:p>
          </table:table-cell>
          <table:table-cell table:style-name="ce272" table:formula="of:=1+[.T101]" office:value-type="float" office:value="99">
            <text:p>99</text:p>
          </table:table-cell>
          <table:table-cell table:style-name="ce303" office:value-type="string">
            <text:p>J5</text:p>
          </table:table-cell>
          <table:table-cell table:style-name="ce334" office:value-type="string">
            <text:p>OUT_H_BRIDGE_RES-</text:p>
          </table:table-cell>
          <table:table-cell table:formula="of:=CONCATENATE([.U102];&quot;:&quot;;[.B102])" office:value-type="string" office:string-value="J5:20">
            <text:p>J5:20</text:p>
          </table:table-cell>
          <table:table-cell table:formula="of:=CONCATENATE([.V102];&quot;_WUn&quot;)" office:value-type="string" office:string-value="OUT_H_BRIDGE_RES-_WUn">
            <text:p>OUT_H_BRIDGE_RES-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8" office:value-type="string">
            <text:p>J6</text:p>
          </table:table-cell>
          <table:table-cell table:style-name="ce27" office:value-type="float" office:value="1">
            <text:p>1</text:p>
          </table:table-cell>
          <table:table-cell table:style-name="ce59" office:value-type="string">
            <text:p>Power_BOT</text:p>
          </table:table-cell>
          <table:table-cell table:style-name="ce64" office:value-type="string">
            <text:p>DO</text:p>
          </table:table-cell>
          <table:table-cell table:style-name="ce64" office:value-type="string">
            <text:p>Driver</text:p>
          </table:table-cell>
          <table:table-cell table:style-name="ce64" office:value-type="string">
            <text:p>-</text:p>
          </table:table-cell>
          <table:table-cell table:style-name="ce64" office:value-type="string">
            <text:p>12V_KL30</text:p>
          </table:table-cell>
          <table:table-cell table:style-name="ce110" office:value-type="string">
            <text:p>3A</text:p>
          </table:table-cell>
          <table:table-cell table:style-name="ce64" office:value-type="string">
            <text:p>12V</text:p>
          </table:table-cell>
          <table:table-cell table:style-name="ce64" office:value-type="string">
            <text:p>1A</text:p>
          </table:table-cell>
          <table:table-cell table:number-columns-repeated="3" table:style-name="ce64" office:value-type="string">
            <text:p>-</text:p>
          </table:table-cell>
          <table:table-cell table:style-name="ce118" office:value-type="string">
            <text:p>No</text:p>
          </table:table-cell>
          <table:table-cell table:style-name="ce131" office:value-type="float" office:value="1">
            <text:p>1</text:p>
          </table:table-cell>
          <table:table-cell table:style-name="ce144"/>
          <table:table-cell table:style-name="ce183"/>
          <table:table-cell table:style-name="ce212" table:formula="of:=[.R102]+1*([.$D103]=&quot;DI&quot;)" office:value-type="float" office:value="40">
            <text:p>40</text:p>
          </table:table-cell>
          <table:table-cell table:style-name="ce242" table:formula="of:=[.S102]+1*([.$D103]=&quot;DO&quot;)" office:value-type="float" office:value="31">
            <text:p>31</text:p>
          </table:table-cell>
          <table:table-cell table:style-name="ce273" table:formula="of:=1+[.T102]" office:value-type="float" office:value="100">
            <text:p>100</text:p>
          </table:table-cell>
          <table:table-cell table:style-name="ce304" office:value-type="string">
            <text:p>J6</text:p>
          </table:table-cell>
          <table:table-cell table:style-name="ce335" office:value-type="string">
            <text:p>OUT_POWER_BOT</text:p>
          </table:table-cell>
          <table:table-cell table:formula="of:=CONCATENATE([.U103];&quot;:&quot;;[.B103])" office:value-type="string" office:string-value="J6:1">
            <text:p>J6:1</text:p>
          </table:table-cell>
          <table:table-cell table:formula="of:=CONCATENATE([.V103];&quot;_WUn&quot;)" office:value-type="string" office:string-value="OUT_POWER_BOT_WUn">
            <text:p>OUT_POWER_BOT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 office:value-type="string">
            <text:p>MiniFit</text:p>
          </table:table-cell>
          <table:table-cell table:style-name="ce28" office:value-type="float" office:value="2">
            <text:p>2</text:p>
          </table:table-cell>
          <table:table-cell table:style-name="ce55" office:value-type="string">
            <text:p>Ignition_BMS</text:p>
          </table:table-cell>
          <table:table-cell table:style-name="ce67" office:value-type="string">
            <text:p>DO</text:p>
          </table:table-cell>
          <table:table-cell table:style-name="ce67" office:value-type="string">
            <text:p>Driver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12V_KL30</text:p>
          </table:table-cell>
          <table:table-cell table:style-name="ce67" office:value-type="string">
            <text:p>3A</text:p>
          </table:table-cell>
          <table:table-cell table:style-name="ce67" office:value-type="string">
            <text:p>12V</text:p>
          </table:table-cell>
          <table:table-cell table:style-name="ce65" office:value-type="string">
            <text:p>250mA</text:p>
          </table:table-cell>
          <table:table-cell table:style-name="ce67" table:number-columns-repeated="3"/>
          <table:table-cell table:style-name="ce67" office:value-type="string">
            <text:p>No</text:p>
          </table:table-cell>
          <table:table-cell table:style-name="ce65" office:value-type="float" office:value="0.25">
            <text:p>0,25</text:p>
          </table:table-cell>
          <table:table-cell table:style-name="ce145"/>
          <table:table-cell table:style-name="ce184"/>
          <table:table-cell table:style-name="ce213" table:formula="of:=[.R103]+1*([.$D104]=&quot;DI&quot;)" office:value-type="float" office:value="40">
            <text:p>40</text:p>
          </table:table-cell>
          <table:table-cell table:style-name="ce243" table:formula="of:=[.S103]+1*([.$D104]=&quot;DO&quot;)" office:value-type="float" office:value="32">
            <text:p>32</text:p>
          </table:table-cell>
          <table:table-cell table:style-name="ce274" table:formula="of:=1+[.T103]" office:value-type="float" office:value="101">
            <text:p>101</text:p>
          </table:table-cell>
          <table:table-cell table:style-name="ce305" office:value-type="string">
            <text:p>J6</text:p>
          </table:table-cell>
          <table:table-cell table:style-name="ce336" office:value-type="string">
            <text:p>OUT_IGNITION_BMS</text:p>
          </table:table-cell>
          <table:table-cell table:formula="of:=CONCATENATE([.U104];&quot;:&quot;;[.B104])" office:value-type="string" office:string-value="J6:2">
            <text:p>J6:2</text:p>
          </table:table-cell>
          <table:table-cell table:formula="of:=CONCATENATE([.V104];&quot;_WUn&quot;)" office:value-type="string" office:string-value="OUT_IGNITION_BMS_WUn">
            <text:p>OUT_IGNITION_BMS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/>
          <table:table-cell table:style-name="ce28" office:value-type="float" office:value="3">
            <text:p>3</text:p>
          </table:table-cell>
          <table:table-cell table:style-name="ce55" office:value-type="string">
            <text:p>Main_SW</text:p>
          </table:table-cell>
          <table:table-cell table:style-name="ce67" office:value-type="string">
            <text:p>DO</text:p>
          </table:table-cell>
          <table:table-cell table:style-name="ce82" office:value-type="string">
            <text:p>Colector abierto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12V_KL30</text:p>
          </table:table-cell>
          <table:table-cell table:style-name="ce67" office:value-type="string">
            <text:p>300mA</text:p>
          </table:table-cell>
          <table:table-cell table:style-name="ce67" office:value-type="string">
            <text:p>12V</text:p>
          </table:table-cell>
          <table:table-cell table:style-name="ce65" office:value-type="string">
            <text:p>200mA</text:p>
          </table:table-cell>
          <table:table-cell table:style-name="ce67" table:number-columns-repeated="3"/>
          <table:table-cell table:style-name="ce67" office:value-type="string">
            <text:p>No</text:p>
          </table:table-cell>
          <table:table-cell table:style-name="ce65" office:value-type="float" office:value="0.2">
            <text:p>0,2</text:p>
          </table:table-cell>
          <table:table-cell table:style-name="ce146"/>
          <table:table-cell table:style-name="ce185"/>
          <table:table-cell table:style-name="ce214" table:formula="of:=[.R104]+1*([.$D105]=&quot;DI&quot;)" office:value-type="float" office:value="40">
            <text:p>40</text:p>
          </table:table-cell>
          <table:table-cell table:style-name="ce244" table:formula="of:=[.S104]+1*([.$D105]=&quot;DO&quot;)" office:value-type="float" office:value="33">
            <text:p>33</text:p>
          </table:table-cell>
          <table:table-cell table:style-name="ce275" table:formula="of:=1+[.T104]" office:value-type="float" office:value="102">
            <text:p>102</text:p>
          </table:table-cell>
          <table:table-cell table:style-name="ce306" office:value-type="string">
            <text:p>J6</text:p>
          </table:table-cell>
          <table:table-cell table:style-name="ce337" office:value-type="string">
            <text:p>OUT_MAIN_SW</text:p>
          </table:table-cell>
          <table:table-cell table:formula="of:=CONCATENATE([.U105];&quot;:&quot;;[.B105])" office:value-type="string" office:string-value="J6:3">
            <text:p>J6:3</text:p>
          </table:table-cell>
          <table:table-cell table:formula="of:=CONCATENATE([.V105];&quot;_WUn&quot;)" office:value-type="string" office:string-value="OUT_MAIN_SW_WUn">
            <text:p>OUT_MAIN_SW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 office:value-type="string">
            <text:p>16x</text:p>
          </table:table-cell>
          <table:table-cell table:style-name="ce28" office:value-type="float" office:value="4">
            <text:p>4</text:p>
          </table:table-cell>
          <table:table-cell table:style-name="ce50" office:value-type="string">
            <text:p>Luz_antiniebla</text:p>
          </table:table-cell>
          <table:table-cell table:style-name="ce67" office:value-type="string">
            <text:p>DO</text:p>
          </table:table-cell>
          <table:table-cell table:style-name="ce67" office:value-type="string">
            <text:p>Driver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12V_KL15</text:p>
          </table:table-cell>
          <table:table-cell table:style-name="ce111" office:value-type="string">
            <text:p>3A</text:p>
          </table:table-cell>
          <table:table-cell table:style-name="ce67" office:value-type="string">
            <text:p>12V</text:p>
          </table:table-cell>
          <table:table-cell table:style-name="ce67" office:value-type="string">
            <text:p>2A</text:p>
          </table:table-cell>
          <table:table-cell table:style-name="ce67" table:number-columns-repeated="3"/>
          <table:table-cell table:style-name="ce67" office:value-type="string">
            <text:p>Si</text:p>
          </table:table-cell>
          <table:table-cell table:style-name="ce65" office:value-type="float" office:value="2">
            <text:p>2</text:p>
          </table:table-cell>
          <table:table-cell table:style-name="ce147"/>
          <table:table-cell table:style-name="ce186"/>
          <table:table-cell table:style-name="ce215" table:formula="of:=[.R105]+1*([.$D106]=&quot;DI&quot;)" office:value-type="float" office:value="40">
            <text:p>40</text:p>
          </table:table-cell>
          <table:table-cell table:style-name="ce245" table:formula="of:=[.S105]+1*([.$D106]=&quot;DO&quot;)" office:value-type="float" office:value="34">
            <text:p>34</text:p>
          </table:table-cell>
          <table:table-cell table:style-name="ce276" table:formula="of:=1+[.T105]" office:value-type="float" office:value="103">
            <text:p>103</text:p>
          </table:table-cell>
          <table:table-cell table:style-name="ce307" office:value-type="string">
            <text:p>J6</text:p>
          </table:table-cell>
          <table:table-cell table:style-name="ce338" office:value-type="string">
            <text:p>OUT_FOG_LAMP</text:p>
          </table:table-cell>
          <table:table-cell table:formula="of:=CONCATENATE([.U106];&quot;:&quot;;[.B106])" office:value-type="string" office:string-value="J6:4">
            <text:p>J6:4</text:p>
          </table:table-cell>
          <table:table-cell table:formula="of:=CONCATENATE([.V106];&quot;_WUn&quot;)" office:value-type="string" office:string-value="OUT_FOG_LAMP_WUn">
            <text:p>OUT_FOG_LAMP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5"/>
          <table:table-cell table:style-name="ce28" office:value-type="float" office:value="5">
            <text:p>5</text:p>
          </table:table-cell>
          <table:table-cell table:style-name="ce50" office:value-type="string">
            <text:p>Luz_marcha_atras</text:p>
          </table:table-cell>
          <table:table-cell table:style-name="ce67" office:value-type="string">
            <text:p>DO</text:p>
          </table:table-cell>
          <table:table-cell table:style-name="ce67" office:value-type="string">
            <text:p>Driver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12V_KL15</text:p>
          </table:table-cell>
          <table:table-cell table:style-name="ce111" office:value-type="string">
            <text:p>3A</text:p>
          </table:table-cell>
          <table:table-cell table:style-name="ce67" office:value-type="string">
            <text:p>12V</text:p>
          </table:table-cell>
          <table:table-cell table:style-name="ce67" office:value-type="string">
            <text:p>2A</text:p>
          </table:table-cell>
          <table:table-cell table:style-name="ce67" table:number-columns-repeated="3"/>
          <table:table-cell table:style-name="ce67" office:value-type="string">
            <text:p>Si</text:p>
          </table:table-cell>
          <table:table-cell table:style-name="ce65" office:value-type="float" office:value="2">
            <text:p>2</text:p>
          </table:table-cell>
          <table:table-cell table:style-name="ce148"/>
          <table:table-cell table:style-name="ce187"/>
          <table:table-cell table:style-name="ce216" table:formula="of:=[.R106]+1*([.$D107]=&quot;DI&quot;)" office:value-type="float" office:value="40">
            <text:p>40</text:p>
          </table:table-cell>
          <table:table-cell table:style-name="ce246" table:formula="of:=[.S106]+1*([.$D107]=&quot;DO&quot;)" office:value-type="float" office:value="35">
            <text:p>35</text:p>
          </table:table-cell>
          <table:table-cell table:style-name="ce277" table:formula="of:=1+[.T106]" office:value-type="float" office:value="104">
            <text:p>104</text:p>
          </table:table-cell>
          <table:table-cell table:style-name="ce308" office:value-type="string">
            <text:p>J6</text:p>
          </table:table-cell>
          <table:table-cell table:style-name="ce339" office:value-type="string">
            <text:p>OUT_REAR_LAMP</text:p>
          </table:table-cell>
          <table:table-cell table:formula="of:=CONCATENATE([.U107];&quot;:&quot;;[.B107])" office:value-type="string" office:string-value="J6:5">
            <text:p>J6:5</text:p>
          </table:table-cell>
          <table:table-cell table:formula="of:=CONCATENATE([.V107];&quot;_WUn&quot;)" office:value-type="string" office:string-value="OUT_REAR_LAMP_WUn">
            <text:p>OUT_REAR_LAMP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13" office:value-type="string">
            <text:p>DO 3A &amp; 6A</text:p>
          </table:table-cell>
          <table:table-cell table:style-name="ce28" office:value-type="float" office:value="6">
            <text:p>6</text:p>
          </table:table-cell>
          <table:table-cell table:style-name="ce50" office:value-type="string">
            <text:p>Solenoide_freno</text:p>
          </table:table-cell>
          <table:table-cell table:style-name="ce67" office:value-type="string">
            <text:p>DO</text:p>
          </table:table-cell>
          <table:table-cell table:style-name="ce67" office:value-type="string">
            <text:p>Driver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12V_KL15</text:p>
          </table:table-cell>
          <table:table-cell table:style-name="ce111" office:value-type="string">
            <text:p>3A</text:p>
          </table:table-cell>
          <table:table-cell table:style-name="ce67" office:value-type="string">
            <text:p>12V</text:p>
          </table:table-cell>
          <table:table-cell table:style-name="ce67" office:value-type="string">
            <text:p>2A</text:p>
          </table:table-cell>
          <table:table-cell table:style-name="ce67" table:number-columns-repeated="3"/>
          <table:table-cell table:style-name="ce67" office:value-type="string">
            <text:p>No</text:p>
          </table:table-cell>
          <table:table-cell table:style-name="ce65" office:value-type="float" office:value="2">
            <text:p>2</text:p>
          </table:table-cell>
          <table:table-cell table:style-name="ce149"/>
          <table:table-cell table:style-name="ce188"/>
          <table:table-cell table:style-name="ce217" table:formula="of:=[.R107]+1*([.$D108]=&quot;DI&quot;)" office:value-type="float" office:value="40">
            <text:p>40</text:p>
          </table:table-cell>
          <table:table-cell table:style-name="ce247" table:formula="of:=[.S107]+1*([.$D108]=&quot;DO&quot;)" office:value-type="float" office:value="36">
            <text:p>36</text:p>
          </table:table-cell>
          <table:table-cell table:style-name="ce278" table:formula="of:=1+[.T107]" office:value-type="float" office:value="105">
            <text:p>105</text:p>
          </table:table-cell>
          <table:table-cell table:style-name="ce309" office:value-type="string">
            <text:p>J6</text:p>
          </table:table-cell>
          <table:table-cell table:style-name="ce340" office:value-type="string">
            <text:p>OUT_BRAKE_COIL</text:p>
          </table:table-cell>
          <table:table-cell table:formula="of:=CONCATENATE([.U108];&quot;:&quot;;[.B108])" office:value-type="string" office:string-value="J6:6">
            <text:p>J6:6</text:p>
          </table:table-cell>
          <table:table-cell table:formula="of:=CONCATENATE([.V108];&quot;_WUn&quot;)" office:value-type="string" office:string-value="OUT_BRAKE_COIL_WUn">
            <text:p>OUT_BRAKE_COIL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13" office:value-type="string">
            <text:p>AI</text:p>
          </table:table-cell>
          <table:table-cell table:style-name="ce28" office:value-type="float" office:value="7">
            <text:p>7</text:p>
          </table:table-cell>
          <table:table-cell table:style-name="ce50" office:value-type="string">
            <text:p>Bomba_agua</text:p>
          </table:table-cell>
          <table:table-cell table:style-name="ce67" office:value-type="string">
            <text:p>DO</text:p>
          </table:table-cell>
          <table:table-cell table:style-name="ce82" office:value-type="string">
            <text:p>Driver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12V_KL15</text:p>
          </table:table-cell>
          <table:table-cell table:style-name="ce111" office:value-type="string">
            <text:p>3A</text:p>
          </table:table-cell>
          <table:table-cell table:style-name="ce67" office:value-type="string">
            <text:p>12V</text:p>
          </table:table-cell>
          <table:table-cell table:style-name="ce67" office:value-type="string">
            <text:p>1.8A</text:p>
          </table:table-cell>
          <table:table-cell table:style-name="ce67" table:number-columns-repeated="3"/>
          <table:table-cell table:style-name="ce67" office:value-type="string">
            <text:p>No</text:p>
          </table:table-cell>
          <table:table-cell table:style-name="ce65" office:value-type="float" office:value="1.8">
            <text:p>1,8</text:p>
          </table:table-cell>
          <table:table-cell table:style-name="ce150"/>
          <table:table-cell table:style-name="ce189"/>
          <table:table-cell table:style-name="ce218" table:formula="of:=[.R108]+1*([.$D109]=&quot;DI&quot;)" office:value-type="float" office:value="40">
            <text:p>40</text:p>
          </table:table-cell>
          <table:table-cell table:style-name="ce248" table:formula="of:=[.S108]+1*([.$D109]=&quot;DO&quot;)" office:value-type="float" office:value="37">
            <text:p>37</text:p>
          </table:table-cell>
          <table:table-cell table:style-name="ce279" table:formula="of:=1+[.T108]" office:value-type="float" office:value="106">
            <text:p>106</text:p>
          </table:table-cell>
          <table:table-cell table:style-name="ce310" office:value-type="string">
            <text:p>J6</text:p>
          </table:table-cell>
          <table:table-cell table:style-name="ce341" office:value-type="string">
            <text:p>OUT_WATER_PUMP</text:p>
          </table:table-cell>
          <table:table-cell table:formula="of:=CONCATENATE([.U109];&quot;:&quot;;[.B109])" office:value-type="string" office:string-value="J6:7">
            <text:p>J6:7</text:p>
          </table:table-cell>
          <table:table-cell table:formula="of:=CONCATENATE([.V109];&quot;_WUn&quot;)" office:value-type="string" office:string-value="OUT_WATER_PUMP_WUn">
            <text:p>OUT_WATER_PUMP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/>
          <table:table-cell table:style-name="ce28" office:value-type="float" office:value="8">
            <text:p>8</text:p>
          </table:table-cell>
          <table:table-cell table:style-name="ce50" office:value-type="string">
            <text:p>Cerradura_puerta</text:p>
          </table:table-cell>
          <table:table-cell table:style-name="ce67" office:value-type="string">
            <text:p>DO</text:p>
          </table:table-cell>
          <table:table-cell table:style-name="ce67" office:value-type="string">
            <text:p>Driver</text:p>
          </table:table-cell>
          <table:table-cell table:style-name="ce67" office:value-type="string">
            <text:p>-</text:p>
          </table:table-cell>
          <table:table-cell table:style-name="ce65" office:value-type="string">
            <text:p>12V_KL30</text:p>
          </table:table-cell>
          <table:table-cell table:style-name="ce67" office:value-type="string">
            <text:p>6A</text:p>
          </table:table-cell>
          <table:table-cell table:style-name="ce67" office:value-type="string">
            <text:p>12V</text:p>
          </table:table-cell>
          <table:table-cell table:number-columns-repeated="2" table:style-name="ce67" office:value-type="string">
            <text:p>4A</text:p>
          </table:table-cell>
          <table:table-cell table:style-name="ce67" office:value-type="string">
            <text:p>700ms</text:p>
          </table:table-cell>
          <table:table-cell table:style-name="ce67"/>
          <table:table-cell table:style-name="ce67" office:value-type="string">
            <text:p>No</text:p>
          </table:table-cell>
          <table:table-cell table:style-name="ce65" office:value-type="float" office:value="4">
            <text:p>4</text:p>
          </table:table-cell>
          <table:table-cell table:style-name="ce151"/>
          <table:table-cell table:style-name="ce190"/>
          <table:table-cell table:style-name="ce219" table:formula="of:=[.R109]+1*([.$D110]=&quot;DI&quot;)" office:value-type="float" office:value="40">
            <text:p>40</text:p>
          </table:table-cell>
          <table:table-cell table:style-name="ce249" table:formula="of:=[.S109]+1*([.$D110]=&quot;DO&quot;)" office:value-type="float" office:value="38">
            <text:p>38</text:p>
          </table:table-cell>
          <table:table-cell table:style-name="ce280" table:formula="of:=1+[.T109]" office:value-type="float" office:value="107">
            <text:p>107</text:p>
          </table:table-cell>
          <table:table-cell table:style-name="ce311" office:value-type="string">
            <text:p>J6</text:p>
          </table:table-cell>
          <table:table-cell table:style-name="ce342" office:value-type="string">
            <text:p>OUT_DOOR_LOCK</text:p>
          </table:table-cell>
          <table:table-cell table:formula="of:=CONCATENATE([.U110];&quot;:&quot;;[.B110])" office:value-type="string" office:string-value="J6:8">
            <text:p>J6:8</text:p>
          </table:table-cell>
          <table:table-cell table:formula="of:=CONCATENATE([.V110];&quot;_WUn&quot;)" office:value-type="string" office:string-value="OUT_DOOR_LOCK_WUn">
            <text:p>OUT_DOOR_LOCK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/>
          <table:table-cell table:style-name="ce28" office:value-type="float" office:value="9">
            <text:p>9</text:p>
          </table:table-cell>
          <table:table-cell table:style-name="ce50" office:value-type="string">
            <text:p>Cerradura_maletero</text:p>
          </table:table-cell>
          <table:table-cell table:style-name="ce67" office:value-type="string">
            <text:p>DO</text:p>
          </table:table-cell>
          <table:table-cell table:style-name="ce67" office:value-type="string">
            <text:p>Driver</text:p>
          </table:table-cell>
          <table:table-cell table:style-name="ce67" office:value-type="string">
            <text:p>-</text:p>
          </table:table-cell>
          <table:table-cell table:style-name="ce65" office:value-type="string">
            <text:p>12V_KL30</text:p>
          </table:table-cell>
          <table:table-cell table:style-name="ce67" office:value-type="string">
            <text:p>6A</text:p>
          </table:table-cell>
          <table:table-cell table:style-name="ce67" office:value-type="string">
            <text:p>12V</text:p>
          </table:table-cell>
          <table:table-cell table:number-columns-repeated="2" table:style-name="ce67" office:value-type="string">
            <text:p>4A</text:p>
          </table:table-cell>
          <table:table-cell table:style-name="ce67" office:value-type="string">
            <text:p>700ms</text:p>
          </table:table-cell>
          <table:table-cell table:style-name="ce67"/>
          <table:table-cell table:style-name="ce67" office:value-type="string">
            <text:p>No</text:p>
          </table:table-cell>
          <table:table-cell table:style-name="ce65" office:value-type="float" office:value="4">
            <text:p>4</text:p>
          </table:table-cell>
          <table:table-cell table:style-name="ce152"/>
          <table:table-cell table:style-name="ce191"/>
          <table:table-cell table:style-name="ce220" table:formula="of:=[.R110]+1*([.$D111]=&quot;DI&quot;)" office:value-type="float" office:value="40">
            <text:p>40</text:p>
          </table:table-cell>
          <table:table-cell table:style-name="ce250" table:formula="of:=[.S110]+1*([.$D111]=&quot;DO&quot;)" office:value-type="float" office:value="39">
            <text:p>39</text:p>
          </table:table-cell>
          <table:table-cell table:style-name="ce281" table:formula="of:=1+[.T110]" office:value-type="float" office:value="108">
            <text:p>108</text:p>
          </table:table-cell>
          <table:table-cell table:style-name="ce312" office:value-type="string">
            <text:p>J6</text:p>
          </table:table-cell>
          <table:table-cell table:style-name="ce343" office:value-type="string">
            <text:p>OUT_TRUNK_LOCK</text:p>
          </table:table-cell>
          <table:table-cell table:formula="of:=CONCATENATE([.U111];&quot;:&quot;;[.B111])" office:value-type="string" office:string-value="J6:9">
            <text:p>J6:9</text:p>
          </table:table-cell>
          <table:table-cell table:formula="of:=CONCATENATE([.V111];&quot;_WUn&quot;)" office:value-type="string" office:string-value="OUT_TRUNK_LOCK_WUn">
            <text:p>OUT_TRUNK_LOCK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/>
          <table:table-cell table:style-name="ce28" office:value-type="float" office:value="10">
            <text:p>10</text:p>
          </table:table-cell>
          <table:table-cell table:style-name="ce50" office:value-type="string">
            <text:p>DO_6A_KL30</text:p>
          </table:table-cell>
          <table:table-cell table:style-name="ce67" office:value-type="string">
            <text:p>DO</text:p>
          </table:table-cell>
          <table:table-cell table:style-name="ce67" office:value-type="string">
            <text:p>Driver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12V_KL30</text:p>
          </table:table-cell>
          <table:table-cell table:style-name="ce65" office:value-type="string">
            <text:p>6A</text:p>
          </table:table-cell>
          <table:table-cell table:style-name="ce67" office:value-type="string">
            <text:p>12V</text:p>
          </table:table-cell>
          <table:table-cell table:style-name="ce65" office:value-type="string">
            <text:p>-</text:p>
          </table:table-cell>
          <table:table-cell table:style-name="ce65"/>
          <table:table-cell table:style-name="ce67" table:number-columns-repeated="2"/>
          <table:table-cell table:style-name="ce67" office:value-type="string">
            <text:p>No</text:p>
          </table:table-cell>
          <table:table-cell table:style-name="ce65" office:value-type="string">
            <text:p>-</text:p>
          </table:table-cell>
          <table:table-cell table:style-name="ce153" office:value-type="float" office:value="1">
            <text:p>1</text:p>
          </table:table-cell>
          <table:table-cell table:style-name="ce192"/>
          <table:table-cell table:style-name="ce221" table:formula="of:=[.R111]+1*([.$D112]=&quot;DI&quot;)" office:value-type="float" office:value="40">
            <text:p>40</text:p>
          </table:table-cell>
          <table:table-cell table:style-name="ce251" table:formula="of:=[.S111]+1*([.$D112]=&quot;DO&quot;)" office:value-type="float" office:value="40">
            <text:p>40</text:p>
          </table:table-cell>
          <table:table-cell table:style-name="ce282" table:formula="of:=1+[.T111]" office:value-type="float" office:value="109">
            <text:p>109</text:p>
          </table:table-cell>
          <table:table-cell table:style-name="ce313" office:value-type="string">
            <text:p>J6</text:p>
          </table:table-cell>
          <table:table-cell table:style-name="ce344" office:value-type="string">
            <text:p>OUT_6A_KL30_RES</text:p>
          </table:table-cell>
          <table:table-cell table:formula="of:=CONCATENATE([.U112];&quot;:&quot;;[.B112])" office:value-type="string" office:string-value="J6:10">
            <text:p>J6:10</text:p>
          </table:table-cell>
          <table:table-cell table:formula="of:=CONCATENATE([.V112];&quot;_WUn&quot;)" office:value-type="string" office:string-value="OUT_6A_KL30_RES_WUn">
            <text:p>OUT_6A_KL30_RES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/>
          <table:table-cell table:style-name="ce28" office:value-type="float" office:value="11">
            <text:p>11</text:p>
          </table:table-cell>
          <table:table-cell table:style-name="ce50" office:value-type="string">
            <text:p>Luz_interm_izq</text:p>
          </table:table-cell>
          <table:table-cell table:style-name="ce67" office:value-type="string">
            <text:p>DO</text:p>
          </table:table-cell>
          <table:table-cell table:style-name="ce67" office:value-type="string">
            <text:p>Driver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12V_KL15</text:p>
          </table:table-cell>
          <table:table-cell table:style-name="ce65" office:value-type="string">
            <text:p>6A</text:p>
          </table:table-cell>
          <table:table-cell table:style-name="ce67" office:value-type="string">
            <text:p>12V</text:p>
          </table:table-cell>
          <table:table-cell table:style-name="ce65" office:value-type="string">
            <text:p>3.5A</text:p>
          </table:table-cell>
          <table:table-cell table:style-name="ce65"/>
          <table:table-cell table:style-name="ce67" table:number-columns-repeated="2"/>
          <table:table-cell table:style-name="ce67" office:value-type="string">
            <text:p>Si</text:p>
          </table:table-cell>
          <table:table-cell table:style-name="ce65" office:value-type="string">
            <text:p>3.5</text:p>
          </table:table-cell>
          <table:table-cell table:style-name="ce154"/>
          <table:table-cell table:style-name="ce193"/>
          <table:table-cell table:style-name="ce222" table:formula="of:=[.R112]+1*([.$D113]=&quot;DI&quot;)" office:value-type="float" office:value="40">
            <text:p>40</text:p>
          </table:table-cell>
          <table:table-cell table:style-name="ce252" table:formula="of:=[.S112]+1*([.$D113]=&quot;DO&quot;)" office:value-type="float" office:value="41">
            <text:p>41</text:p>
          </table:table-cell>
          <table:table-cell table:style-name="ce283" table:formula="of:=1+[.T112]" office:value-type="float" office:value="110">
            <text:p>110</text:p>
          </table:table-cell>
          <table:table-cell table:style-name="ce314" office:value-type="string">
            <text:p>J6</text:p>
          </table:table-cell>
          <table:table-cell table:style-name="ce345" office:value-type="string">
            <text:p>OUT_FLASH_LEFT</text:p>
          </table:table-cell>
          <table:table-cell table:formula="of:=CONCATENATE([.U113];&quot;:&quot;;[.B113])" office:value-type="string" office:string-value="J6:11">
            <text:p>J6:11</text:p>
          </table:table-cell>
          <table:table-cell table:formula="of:=CONCATENATE([.V113];&quot;_WUn&quot;)" office:value-type="string" office:string-value="OUT_FLASH_LEFT_WUn">
            <text:p>OUT_FLASH_LEFT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/>
          <table:table-cell table:style-name="ce28" office:value-type="float" office:value="12">
            <text:p>12</text:p>
          </table:table-cell>
          <table:table-cell table:style-name="ce50" office:value-type="string">
            <text:p>Luz_interm_dcha</text:p>
          </table:table-cell>
          <table:table-cell table:style-name="ce67" office:value-type="string">
            <text:p>DO</text:p>
          </table:table-cell>
          <table:table-cell table:style-name="ce67" office:value-type="string">
            <text:p>Driver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12V_KL15</text:p>
          </table:table-cell>
          <table:table-cell table:style-name="ce67" office:value-type="string">
            <text:p>6A</text:p>
          </table:table-cell>
          <table:table-cell table:style-name="ce67" office:value-type="string">
            <text:p>12V</text:p>
          </table:table-cell>
          <table:table-cell table:style-name="ce67" office:value-type="string">
            <text:p>3.5A</text:p>
          </table:table-cell>
          <table:table-cell table:style-name="ce67" table:number-columns-repeated="3"/>
          <table:table-cell table:style-name="ce67" office:value-type="string">
            <text:p>Si</text:p>
          </table:table-cell>
          <table:table-cell table:style-name="ce65" office:value-type="string">
            <text:p>3.5</text:p>
          </table:table-cell>
          <table:table-cell table:style-name="ce155"/>
          <table:table-cell table:style-name="ce194"/>
          <table:table-cell table:style-name="ce223" table:formula="of:=[.R113]+1*([.$D114]=&quot;DI&quot;)" office:value-type="float" office:value="40">
            <text:p>40</text:p>
          </table:table-cell>
          <table:table-cell table:style-name="ce253" table:formula="of:=[.S113]+1*([.$D114]=&quot;DO&quot;)" office:value-type="float" office:value="42">
            <text:p>42</text:p>
          </table:table-cell>
          <table:table-cell table:style-name="ce284" table:formula="of:=1+[.T113]" office:value-type="float" office:value="111">
            <text:p>111</text:p>
          </table:table-cell>
          <table:table-cell table:style-name="ce315" office:value-type="string">
            <text:p>J6</text:p>
          </table:table-cell>
          <table:table-cell table:style-name="ce346" office:value-type="string">
            <text:p>OUT_FLASH_RIGHT</text:p>
          </table:table-cell>
          <table:table-cell table:formula="of:=CONCATENATE([.U114];&quot;:&quot;;[.B114])" office:value-type="string" office:string-value="J6:12">
            <text:p>J6:12</text:p>
          </table:table-cell>
          <table:table-cell table:formula="of:=CONCATENATE([.V114];&quot;_WUn&quot;)" office:value-type="string" office:string-value="OUT_FLASH_RIGHT_WUn">
            <text:p>OUT_FLASH_RIGHT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/>
          <table:table-cell table:style-name="ce28" office:value-type="float" office:value="13">
            <text:p>13</text:p>
          </table:table-cell>
          <table:table-cell table:style-name="ce50" office:value-type="string">
            <text:p>DO_6A_KL15</text:p>
          </table:table-cell>
          <table:table-cell table:style-name="ce67" office:value-type="string">
            <text:p>DO</text:p>
          </table:table-cell>
          <table:table-cell table:style-name="ce67" office:value-type="string">
            <text:p>Driver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12V_KL15</text:p>
          </table:table-cell>
          <table:table-cell table:style-name="ce65" office:value-type="string">
            <text:p>6A</text:p>
          </table:table-cell>
          <table:table-cell table:style-name="ce67" office:value-type="string">
            <text:p>12V</text:p>
          </table:table-cell>
          <table:table-cell table:style-name="ce65" office:value-type="string">
            <text:p>-</text:p>
          </table:table-cell>
          <table:table-cell table:style-name="ce65"/>
          <table:table-cell table:style-name="ce67" table:number-columns-repeated="2"/>
          <table:table-cell table:style-name="ce67" office:value-type="string">
            <text:p>No</text:p>
          </table:table-cell>
          <table:table-cell table:style-name="ce65" office:value-type="string">
            <text:p>-</text:p>
          </table:table-cell>
          <table:table-cell table:style-name="ce156" office:value-type="float" office:value="1">
            <text:p>1</text:p>
          </table:table-cell>
          <table:table-cell table:style-name="ce195"/>
          <table:table-cell table:style-name="ce224" table:formula="of:=[.R114]+1*([.$D115]=&quot;DI&quot;)" office:value-type="float" office:value="40">
            <text:p>40</text:p>
          </table:table-cell>
          <table:table-cell table:style-name="ce254" table:formula="of:=[.S114]+1*([.$D115]=&quot;DO&quot;)" office:value-type="float" office:value="43">
            <text:p>43</text:p>
          </table:table-cell>
          <table:table-cell table:style-name="ce285" table:formula="of:=1+[.T114]" office:value-type="float" office:value="112">
            <text:p>112</text:p>
          </table:table-cell>
          <table:table-cell table:style-name="ce316" office:value-type="string">
            <text:p>J6</text:p>
          </table:table-cell>
          <table:table-cell table:style-name="ce347" office:value-type="string">
            <text:p>OUT_6A_KL15_RES</text:p>
          </table:table-cell>
          <table:table-cell table:formula="of:=CONCATENATE([.U115];&quot;:&quot;;[.B115])" office:value-type="string" office:string-value="J6:13">
            <text:p>J6:13</text:p>
          </table:table-cell>
          <table:table-cell table:formula="of:=CONCATENATE([.V115];&quot;_WUn&quot;)" office:value-type="string" office:string-value="OUT_6A_KL15_RES_WUn">
            <text:p>OUT_6A_KL15_RES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/>
          <table:table-cell table:style-name="ce28" office:value-type="float" office:value="14">
            <text:p>14</text:p>
          </table:table-cell>
          <table:table-cell table:style-name="ce50" office:value-type="string">
            <text:p>Sensor_temp_ext</text:p>
          </table:table-cell>
          <table:table-cell table:style-name="ce67" office:value-type="string">
            <text:p>AI</text:p>
          </table:table-cell>
          <table:table-cell table:style-name="ce67" office:value-type="string">
            <text:p>Sensor analógico (NTC)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Pot (12V_KL15)</text:p>
          </table:table-cell>
          <table:table-cell table:style-name="ce65" office:value-type="string">
            <text:p>-</text:p>
          </table:table-cell>
          <table:table-cell table:style-name="ce67" office:value-type="string">
            <text:p>-</text:p>
          </table:table-cell>
          <table:table-cell table:number-columns-repeated="2" table:style-name="ce65" office:value-type="string">
            <text:p>-</text:p>
          </table:table-cell>
          <table:table-cell table:number-columns-repeated="2" table:style-name="ce67" office:value-type="string">
            <text:p>-</text:p>
          </table:table-cell>
          <table:table-cell table:style-name="ce67" office:value-type="string">
            <text:p>No</text:p>
          </table:table-cell>
          <table:table-cell table:style-name="ce65" office:value-type="string">
            <text:p>-</text:p>
          </table:table-cell>
          <table:table-cell table:style-name="ce157"/>
          <table:table-cell table:style-name="ce196"/>
          <table:table-cell table:style-name="ce225" table:formula="of:=[.R115]+1*([.$D116]=&quot;DI&quot;)" office:value-type="float" office:value="40">
            <text:p>40</text:p>
          </table:table-cell>
          <table:table-cell table:style-name="ce255" table:formula="of:=[.S115]+1*([.$D116]=&quot;DO&quot;)" office:value-type="float" office:value="43">
            <text:p>43</text:p>
          </table:table-cell>
          <table:table-cell table:style-name="ce286" table:formula="of:=1+[.T115]" office:value-type="float" office:value="113">
            <text:p>113</text:p>
          </table:table-cell>
          <table:table-cell table:style-name="ce317" office:value-type="string">
            <text:p>J6</text:p>
          </table:table-cell>
          <table:table-cell table:style-name="ce348" office:value-type="string">
            <text:p>IN_TEMP_EXT</text:p>
          </table:table-cell>
          <table:table-cell table:formula="of:=CONCATENATE([.U116];&quot;:&quot;;[.B116])" office:value-type="string" office:string-value="J6:14">
            <text:p>J6:14</text:p>
          </table:table-cell>
          <table:table-cell table:formula="of:=CONCATENATE([.V116];&quot;_WUn&quot;)" office:value-type="string" office:string-value="IN_TEMP_EXT_WUn">
            <text:p>IN_TEMP_EXT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/>
          <table:table-cell table:style-name="ce28" office:value-type="float" office:value="15">
            <text:p>15</text:p>
          </table:table-cell>
          <table:table-cell table:style-name="ce50" office:value-type="string">
            <text:p>Sensor_temp_int</text:p>
          </table:table-cell>
          <table:table-cell table:style-name="ce67" office:value-type="string">
            <text:p>AI</text:p>
          </table:table-cell>
          <table:table-cell table:style-name="ce67" office:value-type="string">
            <text:p>Sensor analógico (NTC)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Pot (12V_KL15)</text:p>
          </table:table-cell>
          <table:table-cell table:number-columns-repeated="6" table:style-name="ce67" office:value-type="string">
            <text:p>-</text:p>
          </table:table-cell>
          <table:table-cell table:style-name="ce67" office:value-type="string">
            <text:p>No</text:p>
          </table:table-cell>
          <table:table-cell table:style-name="ce65" office:value-type="string">
            <text:p>-</text:p>
          </table:table-cell>
          <table:table-cell table:style-name="ce158"/>
          <table:table-cell table:style-name="ce197"/>
          <table:table-cell table:style-name="ce226" table:formula="of:=[.R116]+1*([.$D117]=&quot;DI&quot;)" office:value-type="float" office:value="40">
            <text:p>40</text:p>
          </table:table-cell>
          <table:table-cell table:style-name="ce256" table:formula="of:=[.S116]+1*([.$D117]=&quot;DO&quot;)" office:value-type="float" office:value="43">
            <text:p>43</text:p>
          </table:table-cell>
          <table:table-cell table:style-name="ce287" table:formula="of:=1+[.T116]" office:value-type="float" office:value="114">
            <text:p>114</text:p>
          </table:table-cell>
          <table:table-cell table:style-name="ce318" office:value-type="string">
            <text:p>J6</text:p>
          </table:table-cell>
          <table:table-cell table:style-name="ce349" office:value-type="string">
            <text:p>IN_TEMP_INT</text:p>
          </table:table-cell>
          <table:table-cell table:formula="of:=CONCATENATE([.U117];&quot;:&quot;;[.B117])" office:value-type="string" office:string-value="J6:15">
            <text:p>J6:15</text:p>
          </table:table-cell>
          <table:table-cell table:formula="of:=CONCATENATE([.V117];&quot;_WUn&quot;)" office:value-type="string" office:string-value="IN_TEMP_INT_WUn">
            <text:p>IN_TEMP_INT_WUn</text:p>
          </table:table-cell>
          <table:table-cell table:formula="of:=1=1" office:value-type="boolean" office:boolean-value="true">
            <text:p>VERDADERO</text:p>
          </table:table-cell>
          <table:table-cell table:style-name="ce361" table:number-columns-repeated="999"/>
        </table:table-row>
        <table:table-row table:style-name="ro2">
          <table:table-cell table:style-name="ce9"/>
          <table:table-cell table:style-name="ce28" office:value-type="float" office:value="16">
            <text:p>16</text:p>
          </table:table-cell>
          <table:table-cell table:style-name="ce50" office:value-type="string">
            <text:p>AI_KL15</text:p>
          </table:table-cell>
          <table:table-cell table:style-name="ce67" office:value-type="string">
            <text:p>AI</text:p>
          </table:table-cell>
          <table:table-cell table:style-name="ce67" office:value-type="string">
            <text:p>Sensor analógico</text:p>
          </table:table-cell>
          <table:table-cell table:style-name="ce67" office:value-type="string">
            <text:p>Nivel bajo</text:p>
          </table:table-cell>
          <table:table-cell table:style-name="ce67" office:value-type="string">
            <text:p>Pull-up (12V_KL15)</text:p>
          </table:table-cell>
          <table:table-cell table:style-name="ce65" office:value-type="string">
            <text:p>-</text:p>
          </table:table-cell>
          <table:table-cell table:style-name="ce67" office:value-type="string">
            <text:p>-</text:p>
          </table:table-cell>
          <table:table-cell table:number-columns-repeated="2" table:style-name="ce65" office:value-type="string">
            <text:p>-</text:p>
          </table:table-cell>
          <table:table-cell table:number-columns-repeated="2" table:style-name="ce67" office:value-type="string">
            <text:p>-</text:p>
          </table:table-cell>
          <table:table-cell table:style-name="ce67" office:value-type="string">
            <text:p>No</text:p>
          </table:table-cell>
          <table:table-cell table:style-name="ce65" office:value-type="string">
            <text:p>-</text:p>
          </table:table-cell>
          <table:table-cell table:style-name="ce159" office:value-type="float" office:value="1">
            <text:p>1</text:p>
          </table:table-cell>
          <table:table-cell table:style-name="ce198"/>
          <table:table-cell table:style-name="ce227" table:formula="of:=[.R117]+1*([.$D118]=&quot;DI&quot;)" office:value-type="float" office:value="40">
            <text:p>40</text:p>
          </table:table-cell>
          <table:table-cell table:style-name="ce257" table:formula="of:=[.S117]+1*([.$D118]=&quot;DO&quot;)" office:value-type="float" office:value="43">
            <text:p>43</text:p>
          </table:table-cell>
          <table:table-cell table:style-name="ce288" table:formula="of:=1+[.T117]" office:value-type="float" office:value="115">
            <text:p>115</text:p>
          </table:table-cell>
          <table:table-cell table:style-name="ce319" office:value-type="string">
            <text:p>J6</text:p>
          </table:table-cell>
          <table:table-cell table:style-name="ce350" office:value-type="string">
            <text:p>IN_KL15_RES</text:p>
          </table:table-cell>
          <table:table-cell table:formula="of:=CONCATENATE([.U118];&quot;:&quot;;[.B118])" office:value-type="string" office:string-value="J6:16">
            <text:p>J6:16</text:p>
          </table:table-cell>
          <table:table-cell table:formula="of:=CONCATENATE([.V118];&quot;_WUn&quot;)" office:value-type="string" office:string-value="IN_KL15_RES_WUn">
            <text:p>IN_KL15_RES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8" office:value-type="string">
            <text:p>J7</text:p>
          </table:table-cell>
          <table:table-cell table:style-name="ce27" office:value-type="float" office:value="1">
            <text:p>1</text:p>
          </table:table-cell>
          <table:table-cell table:style-name="ce35" office:value-type="string">
            <text:p>COM1_TX</text:p>
          </table:table-cell>
          <table:table-cell table:style-name="ce69" office:value-type="string">
            <text:p>Bus</text:p>
          </table:table-cell>
          <table:table-cell table:style-name="ce69" office:value-type="string">
            <text:p>UART RS232 (RFID)</text:p>
          </table:table-cell>
          <table:table-cell table:number-columns-repeated="9" table:style-name="ce69" office:value-type="string">
            <text:p>-</text:p>
          </table:table-cell>
          <table:table-cell table:style-name="ce132" office:value-type="string">
            <text:p>-</text:p>
          </table:table-cell>
          <table:table-cell table:style-name="ce160"/>
          <table:table-cell table:style-name="ce199"/>
          <table:table-cell table:style-name="ce228" table:formula="of:=[.R118]+1*([.$D119]=&quot;DI&quot;)" office:value-type="float" office:value="40">
            <text:p>40</text:p>
          </table:table-cell>
          <table:table-cell table:style-name="ce258" table:formula="of:=[.S118]+1*([.$D119]=&quot;DO&quot;)" office:value-type="float" office:value="43">
            <text:p>43</text:p>
          </table:table-cell>
          <table:table-cell table:style-name="ce289" table:formula="of:=1+[.T118]" office:value-type="float" office:value="116">
            <text:p>116</text:p>
          </table:table-cell>
          <table:table-cell table:style-name="ce320" office:value-type="string">
            <text:p>J7</text:p>
          </table:table-cell>
          <table:table-cell table:style-name="ce351" office:value-type="string">
            <text:p>COM1_232_TX</text:p>
          </table:table-cell>
          <table:table-cell table:formula="of:=CONCATENATE([.U119];&quot;:&quot;;[.B119])" office:value-type="string" office:string-value="J7:1">
            <text:p>J7:1</text:p>
          </table:table-cell>
          <table:table-cell table:formula="of:=CONCATENATE([.V119];&quot;_WUn&quot;)" office:value-type="string" office:string-value="COM1_232_TX_WUn">
            <text:p>COM1_232_TX_WUn</text:p>
          </table:table-cell>
          <table:table-cell table:formula="of:=1=1" office:value-type="boolean" office:boolean-value="true">
            <text:p>VERDADERO</text:p>
          </table:table-cell>
          <table:table-cell table:style-name="ce361" table:number-columns-repeated="999"/>
        </table:table-row>
        <table:table-row table:style-name="ro2">
          <table:table-cell table:style-name="ce9" office:value-type="string">
            <text:p>MiniFit</text:p>
          </table:table-cell>
          <table:table-cell table:style-name="ce28" office:value-type="float" office:value="2">
            <text:p>2</text:p>
          </table:table-cell>
          <table:table-cell table:style-name="ce54" office:value-type="string">
            <text:p>COM1_RX</text:p>
          </table:table-cell>
          <table:table-cell table:style-name="ce67" office:value-type="string">
            <text:p>Bus</text:p>
          </table:table-cell>
          <table:table-cell table:style-name="ce67" office:value-type="string">
            <text:p>UART RS232 (RFID)</text:p>
          </table:table-cell>
          <table:table-cell table:number-columns-repeated="9" table:style-name="ce67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/>
          <table:table-cell table:style-name="ce176"/>
          <table:table-cell table:style-name="ce28" table:formula="of:=[.R119]+1*([.$D120]=&quot;DI&quot;)" office:value-type="float" office:value="40">
            <text:p>40</text:p>
          </table:table-cell>
          <table:table-cell table:style-name="ce28" table:formula="of:=[.S119]+1*([.$D120]=&quot;DO&quot;)" office:value-type="float" office:value="43">
            <text:p>43</text:p>
          </table:table-cell>
          <table:table-cell table:style-name="ce28" table:formula="of:=1+[.T119]" office:value-type="float" office:value="117">
            <text:p>117</text:p>
          </table:table-cell>
          <table:table-cell table:style-name="ce28" office:value-type="string">
            <text:p>J7</text:p>
          </table:table-cell>
          <table:table-cell table:style-name="ce28" office:value-type="string">
            <text:p>COM1_232_RX</text:p>
          </table:table-cell>
          <table:table-cell table:formula="of:=CONCATENATE([.U120];&quot;:&quot;;[.B120])" office:value-type="string" office:string-value="J7:2">
            <text:p>J7:2</text:p>
          </table:table-cell>
          <table:table-cell table:formula="of:=CONCATENATE([.V120];&quot;_WUn&quot;)" office:value-type="string" office:string-value="COM1_232_RX_WUn">
            <text:p>COM1_232_RX_WUn</text:p>
          </table:table-cell>
          <table:table-cell table:formula="of:=1=1" office:value-type="boolean" office:boolean-value="true">
            <text:p>VERDADERO</text:p>
          </table:table-cell>
          <table:table-cell table:style-name="ce361" table:number-columns-repeated="999"/>
        </table:table-row>
        <table:table-row table:style-name="ro2">
          <table:table-cell table:style-name="ce9" office:value-type="string">
            <text:p>12x</text:p>
          </table:table-cell>
          <table:table-cell table:style-name="ce28" office:value-type="float" office:value="3">
            <text:p>3</text:p>
          </table:table-cell>
          <table:table-cell table:style-name="ce54" office:value-type="string">
            <text:p>COM1_GND</text:p>
          </table:table-cell>
          <table:table-cell table:style-name="ce67" office:value-type="string">
            <text:p>Bus</text:p>
          </table:table-cell>
          <table:table-cell table:style-name="ce82" office:value-type="string">
            <text:p>UART RS232 (RFID)</text:p>
          </table:table-cell>
          <table:table-cell table:number-columns-repeated="9" table:style-name="ce67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/>
          <table:table-cell table:style-name="ce176"/>
          <table:table-cell table:style-name="ce28" table:formula="of:=[.R120]+1*([.$D121]=&quot;DI&quot;)" office:value-type="float" office:value="40">
            <text:p>40</text:p>
          </table:table-cell>
          <table:table-cell table:style-name="ce28" table:formula="of:=[.S120]+1*([.$D121]=&quot;DO&quot;)" office:value-type="float" office:value="43">
            <text:p>43</text:p>
          </table:table-cell>
          <table:table-cell table:style-name="ce28" table:formula="of:=1+[.T120]" office:value-type="float" office:value="118">
            <text:p>118</text:p>
          </table:table-cell>
          <table:table-cell table:style-name="ce28" office:value-type="string">
            <text:p>J7</text:p>
          </table:table-cell>
          <table:table-cell table:style-name="ce28" office:value-type="string">
            <text:p>COM1_232_GND</text:p>
          </table:table-cell>
          <table:table-cell table:formula="of:=CONCATENATE([.U121];&quot;:&quot;;[.B121])" office:value-type="string" office:string-value="J7:3">
            <text:p>J7:3</text:p>
          </table:table-cell>
          <table:table-cell table:formula="of:=CONCATENATE([.V121];&quot;_WUn&quot;)" office:value-type="string" office:string-value="COM1_232_GND_WUn">
            <text:p>COM1_232_GND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15"/>
          <table:table-cell table:style-name="ce28" office:value-type="float" office:value="4">
            <text:p>4</text:p>
          </table:table-cell>
          <table:table-cell table:style-name="ce54" office:value-type="string">
            <text:p>COM2_TX</text:p>
          </table:table-cell>
          <table:table-cell table:style-name="ce67" office:value-type="string">
            <text:p>Bus</text:p>
          </table:table-cell>
          <table:table-cell table:style-name="ce69" office:value-type="string">
            <text:p>UART RS485 Modbus (Plegado)</text:p>
          </table:table-cell>
          <table:table-cell table:number-columns-repeated="9" table:style-name="ce67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/>
          <table:table-cell table:style-name="ce176"/>
          <table:table-cell table:style-name="ce28" table:formula="of:=[.R121]+1*([.$D122]=&quot;DI&quot;)" office:value-type="float" office:value="40">
            <text:p>40</text:p>
          </table:table-cell>
          <table:table-cell table:style-name="ce28" table:formula="of:=[.S121]+1*([.$D122]=&quot;DO&quot;)" office:value-type="float" office:value="43">
            <text:p>43</text:p>
          </table:table-cell>
          <table:table-cell table:style-name="ce28" table:formula="of:=1+[.T121]" office:value-type="float" office:value="119">
            <text:p>119</text:p>
          </table:table-cell>
          <table:table-cell table:style-name="ce28" office:value-type="string">
            <text:p>J7</text:p>
          </table:table-cell>
          <table:table-cell table:style-name="ce28" office:value-type="string">
            <text:p>COM2_485_A</text:p>
          </table:table-cell>
          <table:table-cell table:formula="of:=CONCATENATE([.U122];&quot;:&quot;;[.B122])" office:value-type="string" office:string-value="J7:4">
            <text:p>J7:4</text:p>
          </table:table-cell>
          <table:table-cell table:formula="of:=CONCATENATE([.V122];&quot;_WUn&quot;)" office:value-type="string" office:string-value="COM2_485_A_WUn">
            <text:p>COM2_485_A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13" office:value-type="string">
            <text:p>UART</text:p>
          </table:table-cell>
          <table:table-cell table:style-name="ce28" office:value-type="float" office:value="5">
            <text:p>5</text:p>
          </table:table-cell>
          <table:table-cell table:style-name="ce54" office:value-type="string">
            <text:p>COM2_RX</text:p>
          </table:table-cell>
          <table:table-cell table:style-name="ce67" office:value-type="string">
            <text:p>Bus</text:p>
          </table:table-cell>
          <table:table-cell table:style-name="ce67" office:value-type="string">
            <text:p>UART RS485 Modbus (Plegado)</text:p>
          </table:table-cell>
          <table:table-cell table:number-columns-repeated="9" table:style-name="ce67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/>
          <table:table-cell table:style-name="ce176"/>
          <table:table-cell table:style-name="ce28" table:formula="of:=[.R122]+1*([.$D123]=&quot;DI&quot;)" office:value-type="float" office:value="40">
            <text:p>40</text:p>
          </table:table-cell>
          <table:table-cell table:style-name="ce28" table:formula="of:=[.S122]+1*([.$D123]=&quot;DO&quot;)" office:value-type="float" office:value="43">
            <text:p>43</text:p>
          </table:table-cell>
          <table:table-cell table:style-name="ce28" table:formula="of:=1+[.T122]" office:value-type="float" office:value="120">
            <text:p>120</text:p>
          </table:table-cell>
          <table:table-cell table:style-name="ce28" office:value-type="string">
            <text:p>J7</text:p>
          </table:table-cell>
          <table:table-cell table:style-name="ce28" office:value-type="string">
            <text:p>COM2_485_B</text:p>
          </table:table-cell>
          <table:table-cell table:formula="of:=CONCATENATE([.U123];&quot;:&quot;;[.B123])" office:value-type="string" office:string-value="J7:5">
            <text:p>J7:5</text:p>
          </table:table-cell>
          <table:table-cell table:formula="of:=CONCATENATE([.V123];&quot;_WUn&quot;)" office:value-type="string" office:string-value="COM2_485_B_WUn">
            <text:p>COM2_485_B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13" office:value-type="string">
            <text:p>LIN</text:p>
          </table:table-cell>
          <table:table-cell table:style-name="ce28" office:value-type="float" office:value="6">
            <text:p>6</text:p>
          </table:table-cell>
          <table:table-cell table:style-name="ce54" office:value-type="string">
            <text:p>COM2_GND</text:p>
          </table:table-cell>
          <table:table-cell table:style-name="ce67" office:value-type="string">
            <text:p>Bus</text:p>
          </table:table-cell>
          <table:table-cell table:style-name="ce82" office:value-type="string">
            <text:p>UART RS485 Modbus (Plegado)</text:p>
          </table:table-cell>
          <table:table-cell table:number-columns-repeated="9" table:style-name="ce67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/>
          <table:table-cell table:style-name="ce176"/>
          <table:table-cell table:style-name="ce28" table:formula="of:=[.R123]+1*([.$D124]=&quot;DI&quot;)" office:value-type="float" office:value="40">
            <text:p>40</text:p>
          </table:table-cell>
          <table:table-cell table:style-name="ce28" table:formula="of:=[.S123]+1*([.$D124]=&quot;DO&quot;)" office:value-type="float" office:value="43">
            <text:p>43</text:p>
          </table:table-cell>
          <table:table-cell table:style-name="ce28" table:formula="of:=1+[.T123]" office:value-type="float" office:value="121">
            <text:p>121</text:p>
          </table:table-cell>
          <table:table-cell table:style-name="ce28" office:value-type="string">
            <text:p>J7</text:p>
          </table:table-cell>
          <table:table-cell table:style-name="ce28" office:value-type="string">
            <text:p>COM2_485_GND</text:p>
          </table:table-cell>
          <table:table-cell table:formula="of:=CONCATENATE([.U124];&quot;:&quot;;[.B124])" office:value-type="string" office:string-value="J7:6">
            <text:p>J7:6</text:p>
          </table:table-cell>
          <table:table-cell table:formula="of:=CONCATENATE([.V124];&quot;_WUn&quot;)" office:value-type="string" office:string-value="COM2_485_GND_WUn">
            <text:p>COM2_485_GND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/>
          <table:table-cell table:style-name="ce28" office:value-type="float" office:value="7">
            <text:p>7</text:p>
          </table:table-cell>
          <table:table-cell table:style-name="ce36" office:value-type="string">
            <text:p>COM3_TX</text:p>
          </table:table-cell>
          <table:table-cell table:style-name="ce67" office:value-type="string">
            <text:p>Bus</text:p>
          </table:table-cell>
          <table:table-cell table:style-name="ce69" office:value-type="string">
            <text:p>UART RS485 Modbus (Aire Acond.)</text:p>
          </table:table-cell>
          <table:table-cell table:number-columns-repeated="9" table:style-name="ce67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/>
          <table:table-cell table:style-name="ce176"/>
          <table:table-cell table:style-name="ce28" table:formula="of:=[.R124]+1*([.$D125]=&quot;DI&quot;)" office:value-type="float" office:value="40">
            <text:p>40</text:p>
          </table:table-cell>
          <table:table-cell table:style-name="ce28" table:formula="of:=[.S124]+1*([.$D125]=&quot;DO&quot;)" office:value-type="float" office:value="43">
            <text:p>43</text:p>
          </table:table-cell>
          <table:table-cell table:style-name="ce28" table:formula="of:=1+[.T124]" office:value-type="float" office:value="122">
            <text:p>122</text:p>
          </table:table-cell>
          <table:table-cell table:style-name="ce28" office:value-type="string">
            <text:p>J7</text:p>
          </table:table-cell>
          <table:table-cell table:style-name="ce28" office:value-type="string">
            <text:p>COM3_485_A</text:p>
          </table:table-cell>
          <table:table-cell table:formula="of:=CONCATENATE([.U125];&quot;:&quot;;[.B125])" office:value-type="string" office:string-value="J7:7">
            <text:p>J7:7</text:p>
          </table:table-cell>
          <table:table-cell table:formula="of:=CONCATENATE([.V125];&quot;_WUn&quot;)" office:value-type="string" office:string-value="COM3_485_A_WUn">
            <text:p>COM3_485_A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/>
          <table:table-cell table:style-name="ce28" office:value-type="float" office:value="8">
            <text:p>8</text:p>
          </table:table-cell>
          <table:table-cell table:style-name="ce36" office:value-type="string">
            <text:p>COM3_RX</text:p>
          </table:table-cell>
          <table:table-cell table:style-name="ce67" office:value-type="string">
            <text:p>Bus</text:p>
          </table:table-cell>
          <table:table-cell table:style-name="ce67" office:value-type="string">
            <text:p>UART RS485 Modbus (Aire Acond.)</text:p>
          </table:table-cell>
          <table:table-cell table:number-columns-repeated="9" table:style-name="ce67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/>
          <table:table-cell table:style-name="ce176"/>
          <table:table-cell table:style-name="ce28" table:formula="of:=[.R125]+1*([.$D126]=&quot;DI&quot;)" office:value-type="float" office:value="40">
            <text:p>40</text:p>
          </table:table-cell>
          <table:table-cell table:style-name="ce28" table:formula="of:=[.S125]+1*([.$D126]=&quot;DO&quot;)" office:value-type="float" office:value="43">
            <text:p>43</text:p>
          </table:table-cell>
          <table:table-cell table:style-name="ce28" table:formula="of:=1+[.T125]" office:value-type="float" office:value="123">
            <text:p>123</text:p>
          </table:table-cell>
          <table:table-cell table:style-name="ce28" office:value-type="string">
            <text:p>J7</text:p>
          </table:table-cell>
          <table:table-cell table:style-name="ce28" office:value-type="string">
            <text:p>COM3_485_B</text:p>
          </table:table-cell>
          <table:table-cell table:formula="of:=CONCATENATE([.U126];&quot;:&quot;;[.B126])" office:value-type="string" office:string-value="J7:8">
            <text:p>J7:8</text:p>
          </table:table-cell>
          <table:table-cell table:formula="of:=CONCATENATE([.V126];&quot;_WUn&quot;)" office:value-type="string" office:string-value="COM3_485_B_WUn">
            <text:p>COM3_485_B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/>
          <table:table-cell table:style-name="ce28" office:value-type="float" office:value="9">
            <text:p>9</text:p>
          </table:table-cell>
          <table:table-cell table:style-name="ce54" office:value-type="string">
            <text:p>COM3_GND</text:p>
          </table:table-cell>
          <table:table-cell table:style-name="ce67" office:value-type="string">
            <text:p>Bus</text:p>
          </table:table-cell>
          <table:table-cell table:style-name="ce82" office:value-type="string">
            <text:p>UART RS485 Modbus (Aire Acond.)</text:p>
          </table:table-cell>
          <table:table-cell table:number-columns-repeated="9" table:style-name="ce67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/>
          <table:table-cell table:style-name="ce176"/>
          <table:table-cell table:style-name="ce28" table:formula="of:=[.R126]+1*([.$D127]=&quot;DI&quot;)" office:value-type="float" office:value="40">
            <text:p>40</text:p>
          </table:table-cell>
          <table:table-cell table:style-name="ce28" table:formula="of:=[.S126]+1*([.$D127]=&quot;DO&quot;)" office:value-type="float" office:value="43">
            <text:p>43</text:p>
          </table:table-cell>
          <table:table-cell table:style-name="ce28" table:formula="of:=1+[.T126]" office:value-type="float" office:value="124">
            <text:p>124</text:p>
          </table:table-cell>
          <table:table-cell table:style-name="ce28" office:value-type="string">
            <text:p>J7</text:p>
          </table:table-cell>
          <table:table-cell table:style-name="ce28" office:value-type="string">
            <text:p>COM3_485_GND</text:p>
          </table:table-cell>
          <table:table-cell table:formula="of:=CONCATENATE([.U127];&quot;:&quot;;[.B127])" office:value-type="string" office:string-value="J7:9">
            <text:p>J7:9</text:p>
          </table:table-cell>
          <table:table-cell table:formula="of:=CONCATENATE([.V127];&quot;_WUn&quot;)" office:value-type="string" office:string-value="COM3_485_GND_WUn">
            <text:p>COM3_485_GND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/>
          <table:table-cell table:style-name="ce28" office:value-type="float" office:value="10">
            <text:p>10</text:p>
          </table:table-cell>
          <table:table-cell table:style-name="ce50" office:value-type="string">
            <text:p>LIN_BUS</text:p>
          </table:table-cell>
          <table:table-cell table:style-name="ce67" office:value-type="string">
            <text:p>Bus</text:p>
          </table:table-cell>
          <table:table-cell table:style-name="ce67" office:value-type="string">
            <text:p>BUS LIN (Reserva)</text:p>
          </table:table-cell>
          <table:table-cell table:number-columns-repeated="2" table:style-name="ce67" office:value-type="string">
            <text:p>-</text:p>
          </table:table-cell>
          <table:table-cell table:style-name="ce65" office:value-type="string">
            <text:p>-</text:p>
          </table:table-cell>
          <table:table-cell table:style-name="ce67" office:value-type="string">
            <text:p>-</text:p>
          </table:table-cell>
          <table:table-cell table:number-columns-repeated="2" table:style-name="ce65" office:value-type="string">
            <text:p>-</text:p>
          </table:table-cell>
          <table:table-cell table:number-columns-repeated="3" table:style-name="ce67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/>
          <table:table-cell table:style-name="ce176"/>
          <table:table-cell table:style-name="ce28" table:formula="of:=[.R127]+1*([.$D128]=&quot;DI&quot;)" office:value-type="float" office:value="40">
            <text:p>40</text:p>
          </table:table-cell>
          <table:table-cell table:style-name="ce28" table:formula="of:=[.S127]+1*([.$D128]=&quot;DO&quot;)" office:value-type="float" office:value="43">
            <text:p>43</text:p>
          </table:table-cell>
          <table:table-cell table:style-name="ce28" table:formula="of:=1+[.T127]" office:value-type="float" office:value="125">
            <text:p>125</text:p>
          </table:table-cell>
          <table:table-cell table:style-name="ce28" office:value-type="string">
            <text:p>J7</text:p>
          </table:table-cell>
          <table:table-cell table:style-name="ce28" office:value-type="string">
            <text:p>LIN_BUS</text:p>
          </table:table-cell>
          <table:table-cell table:formula="of:=CONCATENATE([.U128];&quot;:&quot;;[.B128])" office:value-type="string" office:string-value="J7:10">
            <text:p>J7:10</text:p>
          </table:table-cell>
          <table:table-cell table:formula="of:=CONCATENATE([.V128];&quot;_WUn&quot;)" office:value-type="string" office:string-value="LIN_BUS_WUn">
            <text:p>LIN_BUS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/>
          <table:table-cell table:style-name="ce28" office:value-type="float" office:value="11">
            <text:p>11</text:p>
          </table:table-cell>
          <table:table-cell table:style-name="ce50" office:value-type="string">
            <text:p>LIN_GND</text:p>
          </table:table-cell>
          <table:table-cell table:style-name="ce67" office:value-type="string">
            <text:p>Bus</text:p>
          </table:table-cell>
          <table:table-cell table:style-name="ce67" office:value-type="string">
            <text:p>BUS LIN (Reserva)</text:p>
          </table:table-cell>
          <table:table-cell table:number-columns-repeated="2" table:style-name="ce67" office:value-type="string">
            <text:p>-</text:p>
          </table:table-cell>
          <table:table-cell table:style-name="ce65" office:value-type="string">
            <text:p>-</text:p>
          </table:table-cell>
          <table:table-cell table:style-name="ce67" office:value-type="string">
            <text:p>-</text:p>
          </table:table-cell>
          <table:table-cell table:number-columns-repeated="2" table:style-name="ce65" office:value-type="string">
            <text:p>-</text:p>
          </table:table-cell>
          <table:table-cell table:number-columns-repeated="3" table:style-name="ce67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/>
          <table:table-cell table:style-name="ce176"/>
          <table:table-cell table:style-name="ce28" table:formula="of:=[.R128]+1*([.$D129]=&quot;DI&quot;)" office:value-type="float" office:value="40">
            <text:p>40</text:p>
          </table:table-cell>
          <table:table-cell table:style-name="ce28" table:formula="of:=[.S128]+1*([.$D129]=&quot;DO&quot;)" office:value-type="float" office:value="43">
            <text:p>43</text:p>
          </table:table-cell>
          <table:table-cell table:style-name="ce28" table:formula="of:=1+[.T128]" office:value-type="float" office:value="126">
            <text:p>126</text:p>
          </table:table-cell>
          <table:table-cell table:style-name="ce28" office:value-type="string">
            <text:p>J7</text:p>
          </table:table-cell>
          <table:table-cell table:style-name="ce28" office:value-type="string">
            <text:p>LIN_GND</text:p>
          </table:table-cell>
          <table:table-cell table:formula="of:=CONCATENATE([.U129];&quot;:&quot;;[.B129])" office:value-type="string" office:string-value="J7:11">
            <text:p>J7:11</text:p>
          </table:table-cell>
          <table:table-cell table:formula="of:=CONCATENATE([.V129];&quot;_WUn&quot;)" office:value-type="string" office:string-value="LIN_GND_WUn">
            <text:p>LIN_GND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/>
          <table:table-cell table:style-name="ce30" office:value-type="float" office:value="12">
            <text:p>12</text:p>
          </table:table-cell>
          <table:table-cell table:style-name="ce50" office:value-type="string">
            <text:p>N/C</text:p>
          </table:table-cell>
          <table:table-cell table:style-name="ce67" office:value-type="string">
            <text:p>NC</text:p>
          </table:table-cell>
          <table:table-cell table:number-columns-repeated="3" table:style-name="ce67" office:value-type="string">
            <text:p>-</text:p>
          </table:table-cell>
          <table:table-cell table:style-name="ce65" office:value-type="string">
            <text:p>-</text:p>
          </table:table-cell>
          <table:table-cell table:style-name="ce67" office:value-type="string">
            <text:p>-</text:p>
          </table:table-cell>
          <table:table-cell table:number-columns-repeated="2" table:style-name="ce65" office:value-type="string">
            <text:p>-</text:p>
          </table:table-cell>
          <table:table-cell table:number-columns-repeated="3" table:style-name="ce67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/>
          <table:table-cell table:style-name="ce176"/>
          <table:table-cell table:style-name="ce28" table:formula="of:=[.R129]+1*([.$D130]=&quot;DI&quot;)" office:value-type="float" office:value="40">
            <text:p>40</text:p>
          </table:table-cell>
          <table:table-cell table:style-name="ce28" table:formula="of:=[.S129]+1*([.$D130]=&quot;DO&quot;)" office:value-type="float" office:value="43">
            <text:p>43</text:p>
          </table:table-cell>
          <table:table-cell table:style-name="ce28" table:formula="of:=1+[.T129]" office:value-type="float" office:value="127">
            <text:p>127</text:p>
          </table:table-cell>
          <table:table-cell table:style-name="ce28" office:value-type="string">
            <text:p>J7</text:p>
          </table:table-cell>
          <table:table-cell table:style-name="ce28" office:value-type="string">
            <text:p>N/C</text:p>
          </table:table-cell>
          <table:table-cell table:formula="of:=CONCATENATE([.U130];&quot;:&quot;;[.B130])" office:value-type="string" office:string-value="J7:12">
            <text:p>J7:12</text:p>
          </table:table-cell>
          <table:table-cell table:formula="of:=CONCATENATE([.V130];&quot;_WUn&quot;)" office:value-type="string" office:string-value="N/C_WUn">
            <text:p>N/C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8" office:value-type="string">
            <text:p>J8</text:p>
          </table:table-cell>
          <table:table-cell table:style-name="ce31" office:value-type="float" office:value="1">
            <text:p>1</text:p>
          </table:table-cell>
          <table:table-cell table:style-name="ce60" office:value-type="string">
            <text:p>CAN1_H</text:p>
          </table:table-cell>
          <table:table-cell table:style-name="ce69" office:value-type="string">
            <text:p>Bus</text:p>
          </table:table-cell>
          <table:table-cell table:style-name="ce27" office:value-type="string">
            <text:p>CAN1 (DIM)</text:p>
          </table:table-cell>
          <table:table-cell table:number-columns-repeated="9" table:style-name="ce69" office:value-type="string">
            <text:p>-</text:p>
          </table:table-cell>
          <table:table-cell table:style-name="ce64" office:value-type="string">
            <text:p>-</text:p>
          </table:table-cell>
          <table:table-cell table:style-name="ce161"/>
          <table:table-cell table:style-name="ce200"/>
          <table:table-cell table:style-name="ce229" table:formula="of:=[.R130]+1*([.$D131]=&quot;DI&quot;)" office:value-type="float" office:value="40">
            <text:p>40</text:p>
          </table:table-cell>
          <table:table-cell table:style-name="ce259" table:formula="of:=[.S130]+1*([.$D131]=&quot;DO&quot;)" office:value-type="float" office:value="43">
            <text:p>43</text:p>
          </table:table-cell>
          <table:table-cell table:style-name="ce290" table:formula="of:=1+[.T130]" office:value-type="float" office:value="128">
            <text:p>128</text:p>
          </table:table-cell>
          <table:table-cell table:style-name="ce321" office:value-type="string">
            <text:p>J8</text:p>
          </table:table-cell>
          <table:table-cell table:style-name="ce26" office:value-type="string">
            <text:p>CAN1_H</text:p>
          </table:table-cell>
          <table:table-cell table:formula="of:=CONCATENATE([.U131];&quot;:&quot;;[.B131])" office:value-type="string" office:string-value="J8:1">
            <text:p>J8:1</text:p>
          </table:table-cell>
          <table:table-cell table:formula="of:=CONCATENATE([.V131];&quot;_WUn&quot;)" office:value-type="string" office:string-value="CAN1_H_WUn">
            <text:p>CAN1_H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 office:value-type="string">
            <text:p>MiniFit</text:p>
          </table:table-cell>
          <table:table-cell table:style-name="ce32" office:value-type="float" office:value="2">
            <text:p>2</text:p>
          </table:table-cell>
          <table:table-cell table:style-name="ce50" office:value-type="string">
            <text:p>CAN1_L</text:p>
          </table:table-cell>
          <table:table-cell table:style-name="ce67" office:value-type="string">
            <text:p>Bus</text:p>
          </table:table-cell>
          <table:table-cell table:style-name="ce28" office:value-type="string">
            <text:p>CAN1 (DIM)</text:p>
          </table:table-cell>
          <table:table-cell table:number-columns-repeated="9" table:style-name="ce67" office:value-type="string">
            <text:p>-</text:p>
          </table:table-cell>
          <table:table-cell table:style-name="ce65" office:value-type="string">
            <text:p>-</text:p>
          </table:table-cell>
          <table:table-cell table:style-name="ce15"/>
          <table:table-cell table:style-name="ce172"/>
          <table:table-cell table:style-name="ce15" table:formula="of:=[.R131]+1*([.$D132]=&quot;DI&quot;)" office:value-type="float" office:value="40">
            <text:p>40</text:p>
          </table:table-cell>
          <table:table-cell table:style-name="ce15" table:formula="of:=[.S131]+1*([.$D132]=&quot;DO&quot;)" office:value-type="float" office:value="43">
            <text:p>43</text:p>
          </table:table-cell>
          <table:table-cell table:style-name="ce15" table:formula="of:=1+[.T131]" office:value-type="float" office:value="129">
            <text:p>129</text:p>
          </table:table-cell>
          <table:table-cell table:style-name="ce15" office:value-type="string">
            <text:p>J8</text:p>
          </table:table-cell>
          <table:table-cell table:style-name="ce15" office:value-type="string">
            <text:p>CAN1_L</text:p>
          </table:table-cell>
          <table:table-cell table:formula="of:=CONCATENATE([.U132];&quot;:&quot;;[.B132])" office:value-type="string" office:string-value="J8:2">
            <text:p>J8:2</text:p>
          </table:table-cell>
          <table:table-cell table:formula="of:=CONCATENATE([.V132];&quot;_WUn&quot;)" office:value-type="string" office:string-value="CAN1_L_WUn">
            <text:p>CAN1_L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 office:value-type="string">
            <text:p>10x</text:p>
          </table:table-cell>
          <table:table-cell table:style-name="ce32" office:value-type="float" office:value="3">
            <text:p>3</text:p>
          </table:table-cell>
          <table:table-cell table:style-name="ce50" office:value-type="string">
            <text:p>CAN1_GND</text:p>
          </table:table-cell>
          <table:table-cell table:style-name="ce67" office:value-type="string">
            <text:p>Bus</text:p>
          </table:table-cell>
          <table:table-cell table:style-name="ce30" office:value-type="string">
            <text:p>CAN1 (DIM)</text:p>
          </table:table-cell>
          <table:table-cell table:number-columns-repeated="9" table:style-name="ce67" office:value-type="string">
            <text:p>-</text:p>
          </table:table-cell>
          <table:table-cell table:style-name="ce65" office:value-type="string">
            <text:p>-</text:p>
          </table:table-cell>
          <table:table-cell table:style-name="ce15"/>
          <table:table-cell table:style-name="ce172"/>
          <table:table-cell table:style-name="ce15" table:formula="of:=[.R132]+1*([.$D133]=&quot;DI&quot;)" office:value-type="float" office:value="40">
            <text:p>40</text:p>
          </table:table-cell>
          <table:table-cell table:style-name="ce15" table:formula="of:=[.S132]+1*([.$D133]=&quot;DO&quot;)" office:value-type="float" office:value="43">
            <text:p>43</text:p>
          </table:table-cell>
          <table:table-cell table:style-name="ce15" table:formula="of:=1+[.T132]" office:value-type="float" office:value="130">
            <text:p>130</text:p>
          </table:table-cell>
          <table:table-cell table:style-name="ce15" office:value-type="string">
            <text:p>J8</text:p>
          </table:table-cell>
          <table:table-cell table:style-name="ce15" office:value-type="string">
            <text:p>CAN1_GND</text:p>
          </table:table-cell>
          <table:table-cell table:formula="of:=CONCATENATE([.U133];&quot;:&quot;;[.B133])" office:value-type="string" office:string-value="J8:3">
            <text:p>J8:3</text:p>
          </table:table-cell>
          <table:table-cell table:formula="of:=CONCATENATE([.V133];&quot;_WUn&quot;)" office:value-type="string" office:string-value="CAN1_GND_WUn">
            <text:p>CAN1_GND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5"/>
          <table:table-cell table:style-name="ce32" office:value-type="float" office:value="4">
            <text:p>4</text:p>
          </table:table-cell>
          <table:table-cell table:style-name="ce50" office:value-type="string">
            <text:p>CAN2_H</text:p>
          </table:table-cell>
          <table:table-cell table:style-name="ce67" office:value-type="string">
            <text:p>Bus</text:p>
          </table:table-cell>
          <table:table-cell table:style-name="ce27" office:value-type="string">
            <text:p>CAN2 (DM-CHM-BMS, Aislado)</text:p>
          </table:table-cell>
          <table:table-cell table:number-columns-repeated="9" table:style-name="ce67" office:value-type="string">
            <text:p>-</text:p>
          </table:table-cell>
          <table:table-cell table:style-name="ce65" office:value-type="string">
            <text:p>-</text:p>
          </table:table-cell>
          <table:table-cell table:style-name="ce15"/>
          <table:table-cell table:style-name="ce172"/>
          <table:table-cell table:style-name="ce15" table:formula="of:=[.R133]+1*([.$D134]=&quot;DI&quot;)" office:value-type="float" office:value="40">
            <text:p>40</text:p>
          </table:table-cell>
          <table:table-cell table:style-name="ce15" table:formula="of:=[.S133]+1*([.$D134]=&quot;DO&quot;)" office:value-type="float" office:value="43">
            <text:p>43</text:p>
          </table:table-cell>
          <table:table-cell table:style-name="ce15" table:formula="of:=1+[.T133]" office:value-type="float" office:value="131">
            <text:p>131</text:p>
          </table:table-cell>
          <table:table-cell table:style-name="ce15" office:value-type="string">
            <text:p>J8</text:p>
          </table:table-cell>
          <table:table-cell table:style-name="ce15" office:value-type="string">
            <text:p>CAN2_H</text:p>
          </table:table-cell>
          <table:table-cell table:formula="of:=CONCATENATE([.U134];&quot;:&quot;;[.B134])" office:value-type="string" office:string-value="J8:4">
            <text:p>J8:4</text:p>
          </table:table-cell>
          <table:table-cell table:formula="of:=CONCATENATE([.V134];&quot;_WUn&quot;)" office:value-type="string" office:string-value="CAN2_H_WUn">
            <text:p>CAN2_H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13" office:value-type="string">
            <text:p>CAN BUS</text:p>
          </table:table-cell>
          <table:table-cell table:style-name="ce32" office:value-type="float" office:value="5">
            <text:p>5</text:p>
          </table:table-cell>
          <table:table-cell table:style-name="ce50" office:value-type="string">
            <text:p>CAN2_L</text:p>
          </table:table-cell>
          <table:table-cell table:style-name="ce67" office:value-type="string">
            <text:p>Bus</text:p>
          </table:table-cell>
          <table:table-cell table:style-name="ce28" office:value-type="string">
            <text:p>CAN2 (DM-CHM-BMS,Aislado)</text:p>
          </table:table-cell>
          <table:table-cell table:number-columns-repeated="9" table:style-name="ce67" office:value-type="string">
            <text:p>-</text:p>
          </table:table-cell>
          <table:table-cell table:style-name="ce65" office:value-type="string">
            <text:p>-</text:p>
          </table:table-cell>
          <table:table-cell table:style-name="ce15"/>
          <table:table-cell table:style-name="ce172"/>
          <table:table-cell table:style-name="ce15" table:formula="of:=[.R134]+1*([.$D135]=&quot;DI&quot;)" office:value-type="float" office:value="40">
            <text:p>40</text:p>
          </table:table-cell>
          <table:table-cell table:style-name="ce15" table:formula="of:=[.S134]+1*([.$D135]=&quot;DO&quot;)" office:value-type="float" office:value="43">
            <text:p>43</text:p>
          </table:table-cell>
          <table:table-cell table:style-name="ce15" table:formula="of:=1+[.T134]" office:value-type="float" office:value="132">
            <text:p>132</text:p>
          </table:table-cell>
          <table:table-cell table:style-name="ce15" office:value-type="string">
            <text:p>J8</text:p>
          </table:table-cell>
          <table:table-cell table:style-name="ce15" office:value-type="string">
            <text:p>CAN2_L</text:p>
          </table:table-cell>
          <table:table-cell table:formula="of:=CONCATENATE([.U135];&quot;:&quot;;[.B135])" office:value-type="string" office:string-value="J8:5">
            <text:p>J8:5</text:p>
          </table:table-cell>
          <table:table-cell table:formula="of:=CONCATENATE([.V135];&quot;_WUn&quot;)" office:value-type="string" office:string-value="CAN2_L_WUn">
            <text:p>CAN2_L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/>
          <table:table-cell table:style-name="ce32" office:value-type="float" office:value="6">
            <text:p>6</text:p>
          </table:table-cell>
          <table:table-cell table:style-name="ce50" office:value-type="string">
            <text:p>CAN2_GND</text:p>
          </table:table-cell>
          <table:table-cell table:style-name="ce67" office:value-type="string">
            <text:p>Bus</text:p>
          </table:table-cell>
          <table:table-cell table:style-name="ce30" office:value-type="string">
            <text:p>CAN2 (DM-CHM-BMS,Aislado)</text:p>
          </table:table-cell>
          <table:table-cell table:number-columns-repeated="9" table:style-name="ce67" office:value-type="string">
            <text:p>-</text:p>
          </table:table-cell>
          <table:table-cell table:style-name="ce65" office:value-type="string">
            <text:p>-</text:p>
          </table:table-cell>
          <table:table-cell table:style-name="ce15"/>
          <table:table-cell table:style-name="ce172"/>
          <table:table-cell table:style-name="ce15" table:formula="of:=[.R135]+1*([.$D136]=&quot;DI&quot;)" office:value-type="float" office:value="40">
            <text:p>40</text:p>
          </table:table-cell>
          <table:table-cell table:style-name="ce15" table:formula="of:=[.S135]+1*([.$D136]=&quot;DO&quot;)" office:value-type="float" office:value="43">
            <text:p>43</text:p>
          </table:table-cell>
          <table:table-cell table:style-name="ce15" table:formula="of:=1+[.T135]" office:value-type="float" office:value="133">
            <text:p>133</text:p>
          </table:table-cell>
          <table:table-cell table:style-name="ce15" office:value-type="string">
            <text:p>J8</text:p>
          </table:table-cell>
          <table:table-cell table:style-name="ce15" office:value-type="string">
            <text:p>CAN2_GND</text:p>
          </table:table-cell>
          <table:table-cell table:formula="of:=CONCATENATE([.U136];&quot;:&quot;;[.B136])" office:value-type="string" office:string-value="J8:6">
            <text:p>J8:6</text:p>
          </table:table-cell>
          <table:table-cell table:formula="of:=CONCATENATE([.V136];&quot;_WUn&quot;)" office:value-type="string" office:string-value="CAN2_GND_WUn">
            <text:p>CAN2_GND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/>
          <table:table-cell table:style-name="ce32" office:value-type="float" office:value="7">
            <text:p>7</text:p>
          </table:table-cell>
          <table:table-cell table:style-name="ce36" office:value-type="string">
            <text:p>CAN3_H</text:p>
          </table:table-cell>
          <table:table-cell table:style-name="ce65" office:value-type="string">
            <text:p>Bus</text:p>
          </table:table-cell>
          <table:table-cell table:style-name="ce27" office:value-type="string">
            <text:p>CAN3 (Diagnosis)</text:p>
          </table:table-cell>
          <table:table-cell table:number-columns-repeated="10" table:style-name="ce65" office:value-type="string">
            <text:p>-</text:p>
          </table:table-cell>
          <table:table-cell table:style-name="ce15"/>
          <table:table-cell table:style-name="ce172"/>
          <table:table-cell table:style-name="ce15" table:formula="of:=[.R136]+1*([.$D137]=&quot;DI&quot;)" office:value-type="float" office:value="40">
            <text:p>40</text:p>
          </table:table-cell>
          <table:table-cell table:style-name="ce15" table:formula="of:=[.S136]+1*([.$D137]=&quot;DO&quot;)" office:value-type="float" office:value="43">
            <text:p>43</text:p>
          </table:table-cell>
          <table:table-cell table:style-name="ce15" table:formula="of:=1+[.T136]" office:value-type="float" office:value="134">
            <text:p>134</text:p>
          </table:table-cell>
          <table:table-cell table:style-name="ce15" office:value-type="string">
            <text:p>J8</text:p>
          </table:table-cell>
          <table:table-cell table:style-name="ce15" office:value-type="string">
            <text:p>CAN3_H</text:p>
          </table:table-cell>
          <table:table-cell table:formula="of:=CONCATENATE([.U137];&quot;:&quot;;[.B137])" office:value-type="string" office:string-value="J8:7">
            <text:p>J8:7</text:p>
          </table:table-cell>
          <table:table-cell table:formula="of:=CONCATENATE([.V137];&quot;_WUn&quot;)" office:value-type="string" office:string-value="CAN3_H_WUn">
            <text:p>CAN3_H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/>
          <table:table-cell table:style-name="ce32" office:value-type="float" office:value="8">
            <text:p>8</text:p>
          </table:table-cell>
          <table:table-cell table:style-name="ce36" office:value-type="string">
            <text:p>CAN3_L</text:p>
          </table:table-cell>
          <table:table-cell table:style-name="ce65" office:value-type="string">
            <text:p>Bus</text:p>
          </table:table-cell>
          <table:table-cell table:style-name="ce15" office:value-type="string">
            <text:p>CAN3 (Diagnosis)</text:p>
          </table:table-cell>
          <table:table-cell table:number-columns-repeated="10" table:style-name="ce65" office:value-type="string">
            <text:p>-</text:p>
          </table:table-cell>
          <table:table-cell table:style-name="ce15"/>
          <table:table-cell table:style-name="ce172"/>
          <table:table-cell table:style-name="ce15" table:formula="of:=[.R137]+1*([.$D138]=&quot;DI&quot;)" office:value-type="float" office:value="40">
            <text:p>40</text:p>
          </table:table-cell>
          <table:table-cell table:style-name="ce15" table:formula="of:=[.S137]+1*([.$D138]=&quot;DO&quot;)" office:value-type="float" office:value="43">
            <text:p>43</text:p>
          </table:table-cell>
          <table:table-cell table:style-name="ce15" table:formula="of:=1+[.T137]" office:value-type="float" office:value="135">
            <text:p>135</text:p>
          </table:table-cell>
          <table:table-cell table:style-name="ce15" office:value-type="string">
            <text:p>J8</text:p>
          </table:table-cell>
          <table:table-cell table:style-name="ce15" office:value-type="string">
            <text:p>CAN3_L</text:p>
          </table:table-cell>
          <table:table-cell table:formula="of:=CONCATENATE([.U138];&quot;:&quot;;[.B138])" office:value-type="string" office:string-value="J8:8">
            <text:p>J8:8</text:p>
          </table:table-cell>
          <table:table-cell table:formula="of:=CONCATENATE([.V138];&quot;_WUn&quot;)" office:value-type="string" office:string-value="CAN3_L_WUn">
            <text:p>CAN3_L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/>
          <table:table-cell table:style-name="ce32" office:value-type="float" office:value="9">
            <text:p>9</text:p>
          </table:table-cell>
          <table:table-cell table:style-name="ce36" office:value-type="string">
            <text:p>CAN3_GND</text:p>
          </table:table-cell>
          <table:table-cell table:style-name="ce65" office:value-type="string">
            <text:p>Bus</text:p>
          </table:table-cell>
          <table:table-cell table:style-name="ce7" office:value-type="string">
            <text:p>CAN3 (Diagnosis)</text:p>
          </table:table-cell>
          <table:table-cell table:number-columns-repeated="10" table:style-name="ce65" office:value-type="string">
            <text:p>-</text:p>
          </table:table-cell>
          <table:table-cell table:style-name="ce15"/>
          <table:table-cell table:style-name="ce172"/>
          <table:table-cell table:style-name="ce15" table:formula="of:=[.R138]+1*([.$D139]=&quot;DI&quot;)" office:value-type="float" office:value="40">
            <text:p>40</text:p>
          </table:table-cell>
          <table:table-cell table:style-name="ce15" table:formula="of:=[.S138]+1*([.$D139]=&quot;DO&quot;)" office:value-type="float" office:value="43">
            <text:p>43</text:p>
          </table:table-cell>
          <table:table-cell table:style-name="ce15" table:formula="of:=1+[.T138]" office:value-type="float" office:value="136">
            <text:p>136</text:p>
          </table:table-cell>
          <table:table-cell table:style-name="ce15" office:value-type="string">
            <text:p>J8</text:p>
          </table:table-cell>
          <table:table-cell table:style-name="ce15" office:value-type="string">
            <text:p>CAN3_GND</text:p>
          </table:table-cell>
          <table:table-cell table:formula="of:=CONCATENATE([.U139];&quot;:&quot;;[.B139])" office:value-type="string" office:string-value="J8:9">
            <text:p>J8:9</text:p>
          </table:table-cell>
          <table:table-cell table:formula="of:=CONCATENATE([.V139];&quot;_WUn&quot;)" office:value-type="string" office:string-value="CAN3_GND_WUn">
            <text:p>CAN3_GND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14"/>
          <table:table-cell table:style-name="ce33" office:value-type="float" office:value="10">
            <text:p>10</text:p>
          </table:table-cell>
          <table:table-cell table:style-name="ce61" office:value-type="string">
            <text:p>N/C</text:p>
          </table:table-cell>
          <table:table-cell table:style-name="ce66" office:value-type="string">
            <text:p>NC</text:p>
          </table:table-cell>
          <table:table-cell table:style-name="ce7" office:value-type="string">
            <text:p>Pin no conectado</text:p>
          </table:table-cell>
          <table:table-cell table:number-columns-repeated="10" table:style-name="ce66" office:value-type="string">
            <text:p>-</text:p>
          </table:table-cell>
          <table:table-cell table:style-name="ce7"/>
          <table:table-cell table:style-name="ce174"/>
          <table:table-cell table:style-name="ce7" table:formula="of:=[.R139]+1*([.$D140]=&quot;DI&quot;)" office:value-type="float" office:value="40">
            <text:p>40</text:p>
          </table:table-cell>
          <table:table-cell table:style-name="ce7" table:formula="of:=[.S139]+1*([.$D140]=&quot;DO&quot;)" office:value-type="float" office:value="43">
            <text:p>43</text:p>
          </table:table-cell>
          <table:table-cell table:style-name="ce7" table:formula="of:=1+[.T139]" office:value-type="float" office:value="137">
            <text:p>137</text:p>
          </table:table-cell>
          <table:table-cell table:style-name="ce7" office:value-type="string">
            <text:p>J8</text:p>
          </table:table-cell>
          <table:table-cell table:style-name="ce7" office:value-type="string">
            <text:p>N/C</text:p>
          </table:table-cell>
          <table:table-cell table:formula="of:=CONCATENATE([.U140];&quot;:&quot;;[.B140])" office:value-type="string" office:string-value="J8:10">
            <text:p>J8:10</text:p>
          </table:table-cell>
          <table:table-cell table:formula="of:=CONCATENATE([.V140];&quot;_WUn&quot;)" office:value-type="string" office:string-value="N/C_WUn">
            <text:p>N/C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 office:value-type="string">
            <text:p>J9</text:p>
          </table:table-cell>
          <table:table-cell table:style-name="ce27" office:value-type="float" office:value="1">
            <text:p>1</text:p>
          </table:table-cell>
          <table:table-cell table:style-name="ce36" office:value-type="string">
            <text:p>TREM239_fold</text:p>
          </table:table-cell>
          <table:table-cell table:style-name="ce67" office:value-type="string">
            <text:p>DO</text:p>
          </table:table-cell>
          <table:table-cell table:style-name="ce69" office:value-type="string">
            <text:p>Driver</text:p>
          </table:table-cell>
          <table:table-cell table:style-name="ce67" office:value-type="string">
            <text:p>-</text:p>
          </table:table-cell>
          <table:table-cell table:style-name="ce28" office:value-type="string">
            <text:p>12V_KL15</text:p>
          </table:table-cell>
          <table:table-cell table:style-name="ce67" office:value-type="string">
            <text:p>300mA</text:p>
          </table:table-cell>
          <table:table-cell table:style-name="ce28" office:value-type="string">
            <text:p>12V</text:p>
          </table:table-cell>
          <table:table-cell table:style-name="ce65" office:value-type="string">
            <text:p>200mA</text:p>
          </table:table-cell>
          <table:table-cell table:number-columns-repeated="3" table:style-name="ce69" office:value-type="string">
            <text:p>-</text:p>
          </table:table-cell>
          <table:table-cell table:style-name="ce67" office:value-type="string">
            <text:p>No</text:p>
          </table:table-cell>
          <table:table-cell table:style-name="ce65" office:value-type="float" office:value="0.2">
            <text:p>0,2</text:p>
          </table:table-cell>
          <table:table-cell table:style-name="ce162"/>
          <table:table-cell table:style-name="ce201"/>
          <table:table-cell table:style-name="ce230" table:formula="of:=[.R140]+1*([.$D141]=&quot;DI&quot;)" office:value-type="float" office:value="40">
            <text:p>40</text:p>
          </table:table-cell>
          <table:table-cell table:style-name="ce260" table:formula="of:=[.S140]+1*([.$D141]=&quot;DO&quot;)" office:value-type="float" office:value="44">
            <text:p>44</text:p>
          </table:table-cell>
          <table:table-cell table:style-name="ce291" table:formula="of:=1+[.T140]" office:value-type="float" office:value="138">
            <text:p>138</text:p>
          </table:table-cell>
          <table:table-cell table:style-name="ce322" office:value-type="string">
            <text:p>J9</text:p>
          </table:table-cell>
          <table:table-cell table:style-name="ce352" office:value-type="string">
            <text:p>OUT_TREM239_FOLD</text:p>
          </table:table-cell>
          <table:table-cell table:formula="of:=CONCATENATE([.U141];&quot;:&quot;;[.B141])" office:value-type="string" office:string-value="J9:1">
            <text:p>J9:1</text:p>
          </table:table-cell>
          <table:table-cell table:formula="of:=CONCATENATE([.V141];&quot;_WUn&quot;)" office:value-type="string" office:string-value="OUT_TREM239_FOLD_WUn">
            <text:p>OUT_TREM239_FOLD_WUn</text:p>
          </table:table-cell>
          <table:table-cell table:formula="of:=1=1" office:value-type="boolean" office:boolean-value="true">
            <text:p>VERDADERO</text:p>
          </table:table-cell>
          <table:table-cell table:style-name="ce361" table:number-columns-repeated="999"/>
        </table:table-row>
        <table:table-row table:style-name="ro2">
          <table:table-cell table:style-name="ce9" office:value-type="string">
            <text:p>MiniFit</text:p>
          </table:table-cell>
          <table:table-cell table:style-name="ce28" office:value-type="float" office:value="2">
            <text:p>2</text:p>
          </table:table-cell>
          <table:table-cell table:style-name="ce36" office:value-type="string">
            <text:p>TREM239_unfold</text:p>
          </table:table-cell>
          <table:table-cell table:style-name="ce67" office:value-type="string">
            <text:p>DO</text:p>
          </table:table-cell>
          <table:table-cell table:style-name="ce67" office:value-type="string">
            <text:p>Driver</text:p>
          </table:table-cell>
          <table:table-cell table:style-name="ce67" office:value-type="string">
            <text:p>-</text:p>
          </table:table-cell>
          <table:table-cell table:style-name="ce28" office:value-type="string">
            <text:p>12V_KL15</text:p>
          </table:table-cell>
          <table:table-cell table:style-name="ce67" office:value-type="string">
            <text:p>300mA</text:p>
          </table:table-cell>
          <table:table-cell table:style-name="ce28" office:value-type="string">
            <text:p>12V</text:p>
          </table:table-cell>
          <table:table-cell table:style-name="ce65" office:value-type="string">
            <text:p>200mA</text:p>
          </table:table-cell>
          <table:table-cell table:number-columns-repeated="3" table:style-name="ce67" office:value-type="string">
            <text:p>-</text:p>
          </table:table-cell>
          <table:table-cell table:style-name="ce67" office:value-type="string">
            <text:p>No</text:p>
          </table:table-cell>
          <table:table-cell table:style-name="ce65" office:value-type="float" office:value="0.2">
            <text:p>0,2</text:p>
          </table:table-cell>
          <table:table-cell table:style-name="ce163"/>
          <table:table-cell table:style-name="ce202"/>
          <table:table-cell table:style-name="ce231" table:formula="of:=[.R141]+1*([.$D142]=&quot;DI&quot;)" office:value-type="float" office:value="40">
            <text:p>40</text:p>
          </table:table-cell>
          <table:table-cell table:style-name="ce261" table:formula="of:=[.S141]+1*([.$D142]=&quot;DO&quot;)" office:value-type="float" office:value="45">
            <text:p>45</text:p>
          </table:table-cell>
          <table:table-cell table:style-name="ce292" table:formula="of:=1+[.T141]" office:value-type="float" office:value="139">
            <text:p>139</text:p>
          </table:table-cell>
          <table:table-cell table:style-name="ce323" office:value-type="string">
            <text:p>J9</text:p>
          </table:table-cell>
          <table:table-cell table:style-name="ce353" office:value-type="string">
            <text:p>OUT_TREM239_UNFOLD</text:p>
          </table:table-cell>
          <table:table-cell table:formula="of:=CONCATENATE([.U142];&quot;:&quot;;[.B142])" office:value-type="string" office:string-value="J9:2">
            <text:p>J9:2</text:p>
          </table:table-cell>
          <table:table-cell table:formula="of:=CONCATENATE([.V142];&quot;_WUn&quot;)" office:value-type="string" office:string-value="OUT_TREM239_UNFOLD_WUn">
            <text:p>OUT_TREM239_UNFOLD_WUn</text:p>
          </table:table-cell>
          <table:table-cell table:formula="of:=1=1" office:value-type="boolean" office:boolean-value="true">
            <text:p>VERDADERO</text:p>
          </table:table-cell>
          <table:table-cell table:style-name="ce361" table:number-columns-repeated="999"/>
        </table:table-row>
        <table:table-row table:style-name="ro2">
          <table:table-cell table:style-name="ce5" office:value-type="string">
            <text:p>8x</text:p>
          </table:table-cell>
          <table:table-cell table:style-name="ce28" office:value-type="float" office:value="3">
            <text:p>3</text:p>
          </table:table-cell>
          <table:table-cell table:style-name="ce36" office:value-type="string">
            <text:p>TREM239_trim_izq</text:p>
          </table:table-cell>
          <table:table-cell table:style-name="ce67" office:value-type="string">
            <text:p>DO</text:p>
          </table:table-cell>
          <table:table-cell table:style-name="ce67" office:value-type="string">
            <text:p>Driver</text:p>
          </table:table-cell>
          <table:table-cell table:style-name="ce67" office:value-type="string">
            <text:p>-</text:p>
          </table:table-cell>
          <table:table-cell table:style-name="ce28" office:value-type="string">
            <text:p>12V_KL15</text:p>
          </table:table-cell>
          <table:table-cell table:style-name="ce67" office:value-type="string">
            <text:p>300mA</text:p>
          </table:table-cell>
          <table:table-cell table:style-name="ce28" office:value-type="string">
            <text:p>12V</text:p>
          </table:table-cell>
          <table:table-cell table:style-name="ce65" office:value-type="string">
            <text:p>200mA</text:p>
          </table:table-cell>
          <table:table-cell table:number-columns-repeated="3" table:style-name="ce67" office:value-type="string">
            <text:p>-</text:p>
          </table:table-cell>
          <table:table-cell table:style-name="ce67" office:value-type="string">
            <text:p>No</text:p>
          </table:table-cell>
          <table:table-cell table:style-name="ce65" office:value-type="float" office:value="0.2">
            <text:p>0,2</text:p>
          </table:table-cell>
          <table:table-cell table:style-name="ce164"/>
          <table:table-cell table:style-name="ce203"/>
          <table:table-cell table:style-name="ce232" table:formula="of:=[.R142]+1*([.$D143]=&quot;DI&quot;)" office:value-type="float" office:value="40">
            <text:p>40</text:p>
          </table:table-cell>
          <table:table-cell table:style-name="ce262" table:formula="of:=[.S142]+1*([.$D143]=&quot;DO&quot;)" office:value-type="float" office:value="46">
            <text:p>46</text:p>
          </table:table-cell>
          <table:table-cell table:style-name="ce293" table:formula="of:=1+[.T142]" office:value-type="float" office:value="140">
            <text:p>140</text:p>
          </table:table-cell>
          <table:table-cell table:style-name="ce324" office:value-type="string">
            <text:p>J9</text:p>
          </table:table-cell>
          <table:table-cell table:style-name="ce354" office:value-type="string">
            <text:p>OUT_TREM239_TRIM_L</text:p>
          </table:table-cell>
          <table:table-cell table:formula="of:=CONCATENATE([.U143];&quot;:&quot;;[.B143])" office:value-type="string" office:string-value="J9:3">
            <text:p>J9:3</text:p>
          </table:table-cell>
          <table:table-cell table:formula="of:=CONCATENATE([.V143];&quot;_WUn&quot;)" office:value-type="string" office:string-value="OUT_TREM239_TRIM_L_WUn">
            <text:p>OUT_TREM239_TRIM_L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/>
          <table:table-cell table:style-name="ce28" office:value-type="float" office:value="4">
            <text:p>4</text:p>
          </table:table-cell>
          <table:table-cell table:style-name="ce36" office:value-type="string">
            <text:p>TREM239_trim_dcho</text:p>
          </table:table-cell>
          <table:table-cell table:style-name="ce67" office:value-type="string">
            <text:p>DO</text:p>
          </table:table-cell>
          <table:table-cell table:style-name="ce67" office:value-type="string">
            <text:p>Driver</text:p>
          </table:table-cell>
          <table:table-cell table:style-name="ce67" office:value-type="string">
            <text:p>-</text:p>
          </table:table-cell>
          <table:table-cell table:style-name="ce28" office:value-type="string">
            <text:p>12V_KL15</text:p>
          </table:table-cell>
          <table:table-cell table:style-name="ce67" office:value-type="string">
            <text:p>300mA</text:p>
          </table:table-cell>
          <table:table-cell table:style-name="ce28" office:value-type="string">
            <text:p>12V</text:p>
          </table:table-cell>
          <table:table-cell table:style-name="ce65" office:value-type="string">
            <text:p>200mA</text:p>
          </table:table-cell>
          <table:table-cell table:number-columns-repeated="3" table:style-name="ce67" office:value-type="string">
            <text:p>-</text:p>
          </table:table-cell>
          <table:table-cell table:style-name="ce67" office:value-type="string">
            <text:p>No</text:p>
          </table:table-cell>
          <table:table-cell table:style-name="ce65" office:value-type="float" office:value="0.2">
            <text:p>0,2</text:p>
          </table:table-cell>
          <table:table-cell table:style-name="ce165"/>
          <table:table-cell table:style-name="ce204"/>
          <table:table-cell table:style-name="ce233" table:formula="of:=[.R143]+1*([.$D144]=&quot;DI&quot;)" office:value-type="float" office:value="40">
            <text:p>40</text:p>
          </table:table-cell>
          <table:table-cell table:style-name="ce263" table:formula="of:=[.S143]+1*([.$D144]=&quot;DO&quot;)" office:value-type="float" office:value="47">
            <text:p>47</text:p>
          </table:table-cell>
          <table:table-cell table:style-name="ce294" table:formula="of:=1+[.T143]" office:value-type="float" office:value="141">
            <text:p>141</text:p>
          </table:table-cell>
          <table:table-cell table:style-name="ce325" office:value-type="string">
            <text:p>J9</text:p>
          </table:table-cell>
          <table:table-cell table:style-name="ce355" office:value-type="string">
            <text:p>OUT_TREM239_TRIM_R</text:p>
          </table:table-cell>
          <table:table-cell table:formula="of:=CONCATENATE([.U144];&quot;:&quot;;[.B144])" office:value-type="string" office:string-value="J9:4">
            <text:p>J9:4</text:p>
          </table:table-cell>
          <table:table-cell table:formula="of:=CONCATENATE([.V144];&quot;_WUn&quot;)" office:value-type="string" office:string-value="OUT_TREM239_TRIM_R_WUn">
            <text:p>OUT_TREM239_TRIM_R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/>
          <table:table-cell table:style-name="ce28" office:value-type="float" office:value="5">
            <text:p>5</text:p>
          </table:table-cell>
          <table:table-cell table:style-name="ce36" office:value-type="string">
            <text:p>TREM239_home</text:p>
          </table:table-cell>
          <table:table-cell table:style-name="ce67" office:value-type="string">
            <text:p>DO</text:p>
          </table:table-cell>
          <table:table-cell table:style-name="ce82" office:value-type="string">
            <text:p>Driver</text:p>
          </table:table-cell>
          <table:table-cell table:style-name="ce67" office:value-type="string">
            <text:p>-</text:p>
          </table:table-cell>
          <table:table-cell table:style-name="ce28" office:value-type="string">
            <text:p>12V_KL15</text:p>
          </table:table-cell>
          <table:table-cell table:style-name="ce67" office:value-type="string">
            <text:p>300mA</text:p>
          </table:table-cell>
          <table:table-cell table:style-name="ce28" office:value-type="string">
            <text:p>12V</text:p>
          </table:table-cell>
          <table:table-cell table:style-name="ce65" office:value-type="string">
            <text:p>200mA</text:p>
          </table:table-cell>
          <table:table-cell table:number-columns-repeated="3" table:style-name="ce67" office:value-type="string">
            <text:p>-</text:p>
          </table:table-cell>
          <table:table-cell table:style-name="ce67" office:value-type="string">
            <text:p>No</text:p>
          </table:table-cell>
          <table:table-cell table:style-name="ce65"/>
          <table:table-cell table:style-name="ce166"/>
          <table:table-cell table:style-name="ce205"/>
          <table:table-cell table:style-name="ce234" table:formula="of:=[.R144]+1*([.$D145]=&quot;DI&quot;)" office:value-type="float" office:value="40">
            <text:p>40</text:p>
          </table:table-cell>
          <table:table-cell table:style-name="ce264" table:formula="of:=[.S144]+1*([.$D145]=&quot;DO&quot;)" office:value-type="float" office:value="48">
            <text:p>48</text:p>
          </table:table-cell>
          <table:table-cell table:style-name="ce295" table:formula="of:=1+[.T144]" office:value-type="float" office:value="142">
            <text:p>142</text:p>
          </table:table-cell>
          <table:table-cell table:style-name="ce326" office:value-type="string">
            <text:p>J9</text:p>
          </table:table-cell>
          <table:table-cell table:style-name="ce356" office:value-type="string">
            <text:p>OUT_TREM239_HOME</text:p>
          </table:table-cell>
          <table:table-cell table:formula="of:=CONCATENATE([.U145];&quot;:&quot;;[.B145])" office:value-type="string" office:string-value="J9:5">
            <text:p>J9:5</text:p>
          </table:table-cell>
          <table:table-cell table:formula="of:=CONCATENATE([.V145];&quot;_WUn&quot;)" office:value-type="string" office:string-value="OUT_TREM239_HOME_WUn">
            <text:p>OUT_TREM239_HOME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9"/>
          <table:table-cell table:style-name="ce28" office:value-type="float" office:value="6">
            <text:p>6</text:p>
          </table:table-cell>
          <table:table-cell table:style-name="ce36" office:value-type="string">
            <text:p>TREM239_error</text:p>
          </table:table-cell>
          <table:table-cell table:style-name="ce67" office:value-type="string">
            <text:p>DI</text:p>
          </table:table-cell>
          <table:table-cell table:style-name="ce82" office:value-type="string">
            <text:p>Señal</text:p>
          </table:table-cell>
          <table:table-cell table:style-name="ce67" office:value-type="string">
            <text:p>Nivel bajo</text:p>
          </table:table-cell>
          <table:table-cell table:style-name="ce28" office:value-type="string">
            <text:p>Pull-up (12V_KL15)</text:p>
          </table:table-cell>
          <table:table-cell table:style-name="ce67" office:value-type="string">
            <text:p>-</text:p>
          </table:table-cell>
          <table:table-cell table:style-name="ce28" office:value-type="string">
            <text:p>12V</text:p>
          </table:table-cell>
          <table:table-cell table:number-columns-repeated="5" table:style-name="ce67" office:value-type="string">
            <text:p>-</text:p>
          </table:table-cell>
          <table:table-cell table:style-name="ce65"/>
          <table:table-cell table:style-name="ce167"/>
          <table:table-cell table:style-name="ce206"/>
          <table:table-cell table:style-name="ce235" table:formula="of:=[.R145]+1*([.$D146]=&quot;DI&quot;)" office:value-type="float" office:value="41">
            <text:p>41</text:p>
          </table:table-cell>
          <table:table-cell table:style-name="ce265" table:formula="of:=[.S145]+1*([.$D146]=&quot;DO&quot;)" office:value-type="float" office:value="48">
            <text:p>48</text:p>
          </table:table-cell>
          <table:table-cell table:style-name="ce296" table:formula="of:=1+[.T145]" office:value-type="float" office:value="143">
            <text:p>143</text:p>
          </table:table-cell>
          <table:table-cell table:style-name="ce327" office:value-type="string">
            <text:p>J9</text:p>
          </table:table-cell>
          <table:table-cell table:style-name="ce357" office:value-type="string">
            <text:p>IN_TREM239_ERROR</text:p>
          </table:table-cell>
          <table:table-cell table:formula="of:=CONCATENATE([.U146];&quot;:&quot;;[.B146])" office:value-type="string" office:string-value="J9:6">
            <text:p>J9:6</text:p>
          </table:table-cell>
          <table:table-cell table:formula="of:=CONCATENATE([.V146];&quot;_WUn&quot;)" office:value-type="string" office:string-value="IN_TREM239_ERROR_WUn">
            <text:p>IN_TREM239_ERROR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13" office:value-type="string">
            <text:p>PLEGADO CON</text:p>
          </table:table-cell>
          <table:table-cell table:style-name="ce28" office:value-type="float" office:value="7">
            <text:p>7</text:p>
          </table:table-cell>
          <table:table-cell table:style-name="ce36" office:value-type="string">
            <text:p>TREM239_encoder_act_izq</text:p>
          </table:table-cell>
          <table:table-cell table:style-name="ce67" office:value-type="string">
            <text:p>DI</text:p>
          </table:table-cell>
          <table:table-cell table:style-name="ce67" office:value-type="string">
            <text:p>Encoder pulsos</text:p>
          </table:table-cell>
          <table:table-cell table:style-name="ce67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67" office:value-type="string">
            <text:p>-</text:p>
          </table:table-cell>
          <table:table-cell table:style-name="ce28" office:value-type="string">
            <text:p>12V 30Hz</text:p>
          </table:table-cell>
          <table:table-cell table:number-columns-repeated="5" table:style-name="ce67" office:value-type="string">
            <text:p>-</text:p>
          </table:table-cell>
          <table:table-cell table:style-name="ce65" office:value-type="string">
            <text:p>-</text:p>
          </table:table-cell>
          <table:table-cell table:style-name="ce168"/>
          <table:table-cell table:style-name="ce207"/>
          <table:table-cell table:style-name="ce236" table:formula="of:=[.R146]+1*([.$D147]=&quot;DI&quot;)" office:value-type="float" office:value="42">
            <text:p>42</text:p>
          </table:table-cell>
          <table:table-cell table:style-name="ce266" table:formula="of:=[.S146]+1*([.$D147]=&quot;DO&quot;)" office:value-type="float" office:value="48">
            <text:p>48</text:p>
          </table:table-cell>
          <table:table-cell table:style-name="ce297" table:formula="of:=1+[.T146]" office:value-type="float" office:value="144">
            <text:p>144</text:p>
          </table:table-cell>
          <table:table-cell table:style-name="ce328" office:value-type="string">
            <text:p>J9</text:p>
          </table:table-cell>
          <table:table-cell table:style-name="ce358" office:value-type="string">
            <text:p>IN_TREM239_ENC_ACT_L</text:p>
          </table:table-cell>
          <table:table-cell table:formula="of:=CONCATENATE([.U147];&quot;:&quot;;[.B147])" office:value-type="string" office:string-value="J9:7">
            <text:p>J9:7</text:p>
          </table:table-cell>
          <table:table-cell table:formula="of:=CONCATENATE([.V147];&quot;_WUn&quot;)" office:value-type="string" office:string-value="IN_TREM239_ENC_ACT_L_WUn">
            <text:p>IN_TREM239_ENC_ACT_L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17" office:value-type="string">
            <text:p>TR-EM-239</text:p>
          </table:table-cell>
          <table:table-cell table:style-name="ce30" office:value-type="float" office:value="8">
            <text:p>8</text:p>
          </table:table-cell>
          <table:table-cell table:style-name="ce61" office:value-type="string">
            <text:p>TREM239_encoder_act_dcho</text:p>
          </table:table-cell>
          <table:table-cell table:style-name="ce82" office:value-type="string">
            <text:p>DI</text:p>
          </table:table-cell>
          <table:table-cell table:style-name="ce82" office:value-type="string">
            <text:p>Encoder pulsos</text:p>
          </table:table-cell>
          <table:table-cell table:style-name="ce82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82" office:value-type="string">
            <text:p>-</text:p>
          </table:table-cell>
          <table:table-cell table:style-name="ce30" office:value-type="string">
            <text:p>12V 30Hz</text:p>
          </table:table-cell>
          <table:table-cell table:number-columns-repeated="5" table:style-name="ce82" office:value-type="string">
            <text:p>-</text:p>
          </table:table-cell>
          <table:table-cell table:style-name="ce66" office:value-type="string">
            <text:p>-</text:p>
          </table:table-cell>
          <table:table-cell table:style-name="ce169"/>
          <table:table-cell table:style-name="ce208"/>
          <table:table-cell table:style-name="ce237" table:formula="of:=[.R147]+1*([.$D148]=&quot;DI&quot;)" office:value-type="float" office:value="43">
            <text:p>43</text:p>
          </table:table-cell>
          <table:table-cell table:style-name="ce267" table:formula="of:=[.S147]+1*([.$D148]=&quot;DO&quot;)" office:value-type="float" office:value="48">
            <text:p>48</text:p>
          </table:table-cell>
          <table:table-cell table:style-name="ce298" table:formula="of:=1+[.T147]" office:value-type="float" office:value="145">
            <text:p>145</text:p>
          </table:table-cell>
          <table:table-cell table:style-name="ce329" office:value-type="string">
            <text:p>J9</text:p>
          </table:table-cell>
          <table:table-cell table:style-name="ce359" office:value-type="string">
            <text:p>IN_TREM239_ENC_ACT_R</text:p>
          </table:table-cell>
          <table:table-cell table:formula="of:=CONCATENATE([.U148];&quot;:&quot;;[.B148])" office:value-type="string" office:string-value="J9:8">
            <text:p>J9:8</text:p>
          </table:table-cell>
          <table:table-cell table:formula="of:=CONCATENATE([.V148];&quot;_WUn&quot;)" office:value-type="string" office:string-value="IN_TREM239_ENC_ACT_R_WUn">
            <text:p>IN_TREM239_ENC_ACT_R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2">
          <table:table-cell table:style-name="ce18" office:value-type="string" table:number-columns-spanned="1" table:number-rows-spanned="5">
            <text:p>SEÑALES INTERNAS BCM (J0)</text:p>
          </table:table-cell>
          <table:table-cell table:style-name="ce27"/>
          <table:table-cell table:style-name="ce62" office:value-type="string">
            <text:p>Senyal_KL30</text:p>
          </table:table-cell>
          <table:table-cell table:style-name="ce27" office:value-type="string">
            <text:p>AI</text:p>
          </table:table-cell>
          <table:table-cell table:style-name="ce27" office:value-type="string">
            <text:p>Sensor analogico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12V_KL30</text:p>
          </table:table-cell>
          <table:table-cell table:number-columns-repeated="7" table:style-name="ce27" office:value-type="string">
            <text:p>-</text:p>
          </table:table-cell>
          <table:table-cell table:style-name="ce26" table:number-columns-repeated="2"/>
          <table:table-cell table:style-name="ce173"/>
          <table:table-cell table:style-name="ce26" table:formula="of:=[.R148]+1*([.$D149]=&quot;DI&quot;)" office:value-type="float" office:value="43">
            <text:p>43</text:p>
          </table:table-cell>
          <table:table-cell table:style-name="ce26" table:formula="of:=[.S148]+1*([.$D149]=&quot;DO&quot;)" office:value-type="float" office:value="48">
            <text:p>48</text:p>
          </table:table-cell>
          <table:table-cell table:style-name="ce26" table:formula="of:=1+[.T148]" office:value-type="float" office:value="146">
            <text:p>146</text:p>
          </table:table-cell>
          <table:table-cell table:style-name="ce26" office:value-type="string">
            <text:p>J0</text:p>
          </table:table-cell>
          <table:table-cell table:style-name="ce26"/>
          <table:table-cell table:formula="of:=CONCATENATE([.U149];&quot;:&quot;;[.B149])" office:value-type="string" office:string-value="J0:">
            <text:p>J0:</text:p>
          </table:table-cell>
          <table:table-cell table:formula="of:=CONCATENATE([.V149];&quot;_WUn&quot;)" office:value-type="string" office:string-value="_WUn">
            <text:p>_WUn</text:p>
          </table:table-cell>
          <table:table-cell table:formula="of:=1=1" office:value-type="boolean" office:boolean-value="true">
            <text:p>VERDADERO</text:p>
          </table:table-cell>
          <table:table-cell table:style-name="ce362" table:number-columns-repeated="21"/>
          <table:table-cell table:number-columns-repeated="977"/>
          <table:table-cell table:style-name="Default"/>
        </table:table-row>
        <table:table-row table:style-name="ro2">
          <table:covered-table-cell table:style-name="ce19"/>
          <table:table-cell table:style-name="ce28"/>
          <table:table-cell table:style-name="ce16" office:value-type="string">
            <text:p>Led1</text:p>
          </table:table-cell>
          <table:table-cell table:style-name="ce28" office:value-type="string">
            <text:p>DO</text:p>
          </table:table-cell>
          <table:table-cell table:style-name="ce28" office:value-type="string">
            <text:p>Driver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12V_KL30</text:p>
          </table:table-cell>
          <table:table-cell table:style-name="ce28" table:number-columns-repeated="2"/>
          <table:table-cell table:number-columns-repeated="2" table:style-name="ce28" office:value-type="string">
            <text:p>50mA</text:p>
          </table:table-cell>
          <table:table-cell table:number-columns-repeated="3" table:style-name="ce28" office:value-type="string">
            <text:p>-</text:p>
          </table:table-cell>
          <table:table-cell table:style-name="ce15" office:value-type="float" office:value="0.05">
            <text:p>0,05</text:p>
          </table:table-cell>
          <table:table-cell table:style-name="ce15"/>
          <table:table-cell table:style-name="ce172" office:value-type="string">
            <text:p>Verde</text:p>
          </table:table-cell>
          <table:table-cell table:style-name="ce15" table:formula="of:=[.R149]+1*([.$D150]=&quot;DI&quot;)" office:value-type="float" office:value="43">
            <text:p>43</text:p>
          </table:table-cell>
          <table:table-cell table:style-name="ce15" table:formula="of:=[.S149]+1*([.$D150]=&quot;DO&quot;)" office:value-type="float" office:value="49">
            <text:p>49</text:p>
          </table:table-cell>
          <table:table-cell table:style-name="ce15" table:formula="of:=1+[.T149]" office:value-type="float" office:value="147">
            <text:p>147</text:p>
          </table:table-cell>
          <table:table-cell table:style-name="ce15" office:value-type="string">
            <text:p>J0</text:p>
          </table:table-cell>
          <table:table-cell table:style-name="ce15"/>
          <table:table-cell table:formula="of:=CONCATENATE([.U150];&quot;:&quot;;[.B150])" office:value-type="string" office:string-value="J0:">
            <text:p>J0:</text:p>
          </table:table-cell>
          <table:table-cell table:formula="of:=CONCATENATE([.V150];&quot;_WUn&quot;)" office:value-type="string" office:string-value="_WUn">
            <text:p>_WUn</text:p>
          </table:table-cell>
          <table:table-cell table:formula="of:=1=1" office:value-type="boolean" office:boolean-value="true">
            <text:p>VERDADERO</text:p>
          </table:table-cell>
          <table:table-cell table:style-name="ce362" table:number-columns-repeated="21"/>
          <table:table-cell table:number-columns-repeated="977"/>
          <table:table-cell table:style-name="Default"/>
        </table:table-row>
        <table:table-row table:style-name="ro2">
          <table:covered-table-cell table:style-name="ce19"/>
          <table:table-cell table:style-name="ce28"/>
          <table:table-cell table:style-name="ce16"/>
          <table:table-cell table:style-name="ce28"/>
          <table:table-cell table:style-name="ce28" table:number-columns-repeated="10"/>
          <table:table-cell table:style-name="ce15" table:number-columns-repeated="2"/>
          <table:table-cell table:style-name="ce172"/>
          <table:table-cell table:style-name="ce15" table:formula="of:=[.R150]+1*([.$D151]=&quot;DI&quot;)" office:value-type="float" office:value="43">
            <text:p>43</text:p>
          </table:table-cell>
          <table:table-cell table:style-name="ce15" table:formula="of:=[.S150]+1*([.$D151]=&quot;DO&quot;)" office:value-type="float" office:value="49">
            <text:p>49</text:p>
          </table:table-cell>
          <table:table-cell table:style-name="ce15" table:formula="of:=1+[.T150]" office:value-type="float" office:value="148">
            <text:p>148</text:p>
          </table:table-cell>
          <table:table-cell table:number-columns-repeated="2" table:style-name="ce15"/>
          <table:table-cell table:formula="of:=CONCATENATE([.U151];&quot;:&quot;;[.B151])" office:value-type="string" office:string-value=":">
            <text:p>:</text:p>
          </table:table-cell>
          <table:table-cell table:formula="of:=CONCATENATE([.V151];&quot;_WUn&quot;)" office:value-type="string" office:string-value="_WUn">
            <text:p>_WUn</text:p>
          </table:table-cell>
          <table:table-cell table:formula="of:=1=0" office:value-type="boolean" office:boolean-value="false">
            <text:p>FALSO</text:p>
          </table:table-cell>
          <table:table-cell table:style-name="ce362" table:number-columns-repeated="21"/>
          <table:table-cell table:number-columns-repeated="977"/>
          <table:table-cell table:style-name="Default"/>
        </table:table-row>
        <table:table-row table:style-name="ro2">
          <table:covered-table-cell table:style-name="ce19"/>
          <table:table-cell table:style-name="ce28"/>
          <table:table-cell table:style-name="ce16"/>
          <table:table-cell table:style-name="ce28"/>
          <table:table-cell table:style-name="ce28" table:number-columns-repeated="10"/>
          <table:table-cell table:style-name="ce15" table:number-columns-repeated="2"/>
          <table:table-cell table:style-name="ce172"/>
          <table:table-cell table:style-name="ce15" table:formula="of:=[.R151]+1*([.$D152]=&quot;DI&quot;)" office:value-type="float" office:value="43">
            <text:p>43</text:p>
          </table:table-cell>
          <table:table-cell table:style-name="ce15" table:formula="of:=[.S151]+1*([.$D152]=&quot;DO&quot;)" office:value-type="float" office:value="49">
            <text:p>49</text:p>
          </table:table-cell>
          <table:table-cell table:style-name="ce15" table:formula="of:=1+[.T151]" office:value-type="float" office:value="149">
            <text:p>149</text:p>
          </table:table-cell>
          <table:table-cell table:number-columns-repeated="2" table:style-name="ce15"/>
          <table:table-cell table:formula="of:=CONCATENATE([.U152];&quot;:&quot;;[.B152])" office:value-type="string" office:string-value=":">
            <text:p>:</text:p>
          </table:table-cell>
          <table:table-cell table:formula="of:=CONCATENATE([.V152];&quot;_WUn&quot;)" office:value-type="string" office:string-value="_WUn">
            <text:p>_WUn</text:p>
          </table:table-cell>
          <table:table-cell table:formula="of:=1=0" office:value-type="boolean" office:boolean-value="false">
            <text:p>FALSO</text:p>
          </table:table-cell>
          <table:table-cell table:style-name="ce362" table:number-columns-repeated="21"/>
          <table:table-cell table:number-columns-repeated="977"/>
          <table:table-cell table:style-name="Default"/>
        </table:table-row>
        <table:table-row table:style-name="ro2">
          <table:covered-table-cell table:style-name="ce20"/>
          <table:table-cell table:style-name="ce30"/>
          <table:table-cell table:style-name="ce58"/>
          <table:table-cell table:style-name="ce30"/>
          <table:table-cell table:style-name="ce30" table:number-columns-repeated="10"/>
          <table:table-cell table:style-name="ce7" table:number-columns-repeated="2"/>
          <table:table-cell table:style-name="ce174"/>
          <table:table-cell table:style-name="ce7" table:formula="of:=[.R152]+1*([.$D153]=&quot;DI&quot;)" office:value-type="float" office:value="43">
            <text:p>43</text:p>
          </table:table-cell>
          <table:table-cell table:style-name="ce7" table:formula="of:=[.S152]+1*([.$D153]=&quot;DO&quot;)" office:value-type="float" office:value="49">
            <text:p>49</text:p>
          </table:table-cell>
          <table:table-cell table:style-name="ce7" table:formula="of:=1+[.T152]" office:value-type="float" office:value="150">
            <text:p>150</text:p>
          </table:table-cell>
          <table:table-cell table:number-columns-repeated="2" table:style-name="ce7"/>
          <table:table-cell table:formula="of:=CONCATENATE([.U153];&quot;:&quot;;[.B153])" office:value-type="string" office:string-value=":">
            <text:p>:</text:p>
          </table:table-cell>
          <table:table-cell table:formula="of:=CONCATENATE([.V153];&quot;_WUn&quot;)" office:value-type="string" office:string-value="_WUn">
            <text:p>_WUn</text:p>
          </table:table-cell>
          <table:table-cell table:formula="of:=1=0" office:value-type="boolean" office:boolean-value="false">
            <text:p>FALSO</text:p>
          </table:table-cell>
          <table:table-cell table:style-name="ce362" table:number-columns-repeated="21"/>
          <table:table-cell table:number-columns-repeated="977"/>
          <table:table-cell table:style-name="Default"/>
        </table:table-row>
        <table:table-row table:style-name="ro2">
          <table:table-cell/>
          <table:table-cell table:number-columns-repeated="3"/>
          <table:table-cell table:number-columns-repeated="15"/>
          <table:table-cell table:number-columns-repeated="3"/>
          <table:table-cell table:number-columns-repeated="2"/>
          <table:table-cell/>
          <table:table-cell table:number-columns-repeated="999"/>
        </table:table-row>
        <table:table-row table:style-name="ro2">
          <table:table-cell/>
          <table:table-cell table:number-columns-repeated="3"/>
          <table:table-cell table:number-columns-repeated="15"/>
          <table:table-cell table:number-columns-repeated="3"/>
          <table:table-cell table:number-columns-repeated="2"/>
          <table:table-cell/>
          <table:table-cell table:number-columns-repeated="999"/>
        </table:table-row>
        <table:table-row table:style-name="ro2">
          <table:table-cell/>
          <table:table-cell table:number-columns-repeated="3"/>
          <table:table-cell table:number-columns-repeated="15"/>
          <table:table-cell table:number-columns-repeated="3"/>
          <table:table-cell table:number-columns-repeated="2"/>
          <table:table-cell/>
          <table:table-cell table:number-columns-repeated="999"/>
        </table:table-row>
        <table:table-row table:style-name="ro2">
          <table:table-cell/>
          <table:table-cell table:number-columns-repeated="3"/>
          <table:table-cell table:number-columns-repeated="15"/>
          <table:table-cell table:number-columns-repeated="3"/>
          <table:table-cell table:number-columns-repeated="2"/>
          <table:table-cell/>
          <table:table-cell table:number-columns-repeated="999"/>
        </table:table-row>
        <table:table-row table:style-name="ro2">
          <table:table-cell/>
          <table:table-cell table:number-columns-repeated="3"/>
          <table:table-cell table:number-columns-repeated="15"/>
          <table:table-cell table:number-columns-repeated="3"/>
          <table:table-cell table:number-columns-repeated="2"/>
          <table:table-cell/>
          <table:table-cell table:number-columns-repeated="999"/>
        </table:table-row>
        <table:table-row table:style-name="ro2">
          <table:table-cell/>
          <table:table-cell table:number-columns-repeated="3"/>
          <table:table-cell table:number-columns-repeated="15"/>
          <table:table-cell table:number-columns-repeated="3"/>
          <table:table-cell table:number-columns-repeated="2"/>
          <table:table-cell/>
          <table:table-cell table:number-columns-repeated="999"/>
        </table:table-row>
        <table:table-row table:style-name="ro2">
          <table:table-cell/>
          <table:table-cell table:number-columns-repeated="3"/>
          <table:table-cell table:number-columns-repeated="15"/>
          <table:table-cell table:number-columns-repeated="3"/>
          <table:table-cell table:number-columns-repeated="2"/>
          <table:table-cell/>
          <table:table-cell table:number-columns-repeated="999"/>
        </table:table-row>
        <table:table-row table:style-name="ro2">
          <table:table-cell/>
          <table:table-cell table:number-columns-repeated="3"/>
          <table:table-cell table:number-columns-repeated="15"/>
          <table:table-cell table:number-columns-repeated="3"/>
          <table:table-cell table:number-columns-repeated="2"/>
          <table:table-cell/>
          <table:table-cell table:number-columns-repeated="999"/>
        </table:table-row>
        <table:table-row table:style-name="ro2">
          <table:table-cell/>
          <table:table-cell table:number-columns-repeated="3"/>
          <table:table-cell table:number-columns-repeated="15"/>
          <table:table-cell table:number-columns-repeated="3"/>
          <table:table-cell table:number-columns-repeated="2"/>
          <table:table-cell/>
          <table:table-cell table:number-columns-repeated="999"/>
        </table:table-row>
        <table:table-row table:style-name="ro2" table:number-rows-repeated="104841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_xlnm._FilterDatabase" table:base-cell-address="$BCM.$A$1" table:expression="#REF!"/>
        </table:named-expressions>
        <calcext:conditional-formats>
          <calcext:conditional-format calcext:target-range-address="BCM.D37:BCM.P39 BCM.D4:BCM.P9 BCM.C83:BCM.N87 BCM.C4:BCM.C7 BCM.C9:BCM.C11 BCM.D11:BCM.M12 BCM.P10:BCM.P10 BCM.D10:BCM.N10 BCM.P18:BCM.P18 BCM.D60:BCM.D60 BCM.F60:BCM.P60 BCM.C21:BCM.C76 BCM.O61:BCM.O73 BCM.H78:BCM.N78 BCM.P61:BCM.P78 BCM.D74:BCM.D76 BCM.H75:BCM.N76 BCM.C78:BCM.D78 BCM.D61:BCM.M73 BCM.H74:BCM.M76 BCM.C90:BCM.N90 BCM.C88:BCM.M89 BCM.C104:BCM.O118 BCM.C91:BCM.C102 BCM.E91:BCM.M102 BCM.J141:BCM.O148 BCM.C131:BCM.D140 BCM.F131:BCM.O140 BCM.C141:BCM.F148 BCM.H141:BCM.H148 BCM.D19:BCM.N39 BCM.C14:BCM.C18 BCM.N91:BCM.N99 BCM.C103:BCM.M130 BCM.C119:BCM.N130 BCM.D59:BCM.P59 BCM.D40:BCM.D58 BCM.F40:BCM.P58">
            <calcext:condition calcext:apply-style-name="Reserva" calcext:value="formula-is([.$P4])" calcext:base-cell-address="BCM.C4"/>
          </calcext:conditional-format>
          <calcext:conditional-format calcext:target-range-address="BCM.C8:BCM.C8">
            <calcext:condition calcext:apply-style-name="Reserva" calcext:value="formula-is([.$P4])" calcext:base-cell-address="BCM.C4"/>
          </calcext:conditional-format>
          <calcext:conditional-format calcext:target-range-address="BCM.C12:BCM.C12">
            <calcext:condition calcext:apply-style-name="Reserva" calcext:value="formula-is([.$P4])" calcext:base-cell-address="BCM.C4"/>
          </calcext:conditional-format>
          <calcext:conditional-format calcext:target-range-address="BCM.N11:BCM.N11">
            <calcext:condition calcext:apply-style-name="Reserva" calcext:value="formula-is([.$P4])" calcext:base-cell-address="BCM.C4"/>
          </calcext:conditional-format>
          <calcext:conditional-format calcext:target-range-address="BCM.N12:BCM.N12">
            <calcext:condition calcext:apply-style-name="Reserva" calcext:value="formula-is([.$P4])" calcext:base-cell-address="BCM.C4"/>
          </calcext:conditional-format>
          <calcext:conditional-format calcext:target-range-address="BCM.O10:BCM.O10">
            <calcext:condition calcext:apply-style-name="Reserva" calcext:value="formula-is([.$P4])" calcext:base-cell-address="BCM.C4"/>
          </calcext:conditional-format>
          <calcext:conditional-format calcext:target-range-address="BCM.O11:BCM.O11">
            <calcext:condition calcext:apply-style-name="Reserva" calcext:value="formula-is([.$P4])" calcext:base-cell-address="BCM.C4"/>
          </calcext:conditional-format>
          <calcext:conditional-format calcext:target-range-address="BCM.O12:BCM.O12">
            <calcext:condition calcext:apply-style-name="Reserva" calcext:value="formula-is([.$P4])" calcext:base-cell-address="BCM.C4"/>
          </calcext:conditional-format>
          <calcext:conditional-format calcext:target-range-address="BCM.P11:BCM.P11">
            <calcext:condition calcext:apply-style-name="Reserva" calcext:value="formula-is([.$P4])" calcext:base-cell-address="BCM.C4"/>
          </calcext:conditional-format>
          <calcext:conditional-format calcext:target-range-address="BCM.P12:BCM.P12">
            <calcext:condition calcext:apply-style-name="Reserva" calcext:value="formula-is([.$P4])" calcext:base-cell-address="BCM.C4"/>
          </calcext:conditional-format>
          <calcext:conditional-format calcext:target-range-address="BCM.P14:BCM.P14">
            <calcext:condition calcext:apply-style-name="Reserva" calcext:value="formula-is([.$P4])" calcext:base-cell-address="BCM.C4"/>
          </calcext:conditional-format>
          <calcext:conditional-format calcext:target-range-address="BCM.P15:BCM.P15">
            <calcext:condition calcext:apply-style-name="Reserva" calcext:value="formula-is([.$P4])" calcext:base-cell-address="BCM.C4"/>
          </calcext:conditional-format>
          <calcext:conditional-format calcext:target-range-address="BCM.P16:BCM.P16">
            <calcext:condition calcext:apply-style-name="Reserva" calcext:value="formula-is([.$P4])" calcext:base-cell-address="BCM.C4"/>
          </calcext:conditional-format>
          <calcext:conditional-format calcext:target-range-address="BCM.P17:BCM.P17">
            <calcext:condition calcext:apply-style-name="Reserva" calcext:value="formula-is([.$P4])" calcext:base-cell-address="BCM.C4"/>
          </calcext:conditional-format>
          <calcext:conditional-format calcext:target-range-address="BCM.Q4:BCM.Q4">
            <calcext:condition calcext:apply-style-name="Reserva" calcext:value="formula-is([.$P4])" calcext:base-cell-address="BCM.C4"/>
          </calcext:conditional-format>
          <calcext:conditional-format calcext:target-range-address="BCM.S4:BCM.S4">
            <calcext:condition calcext:apply-style-name="Reserva" calcext:value="formula-is([.$P4])" calcext:base-cell-address="BCM.C4"/>
          </calcext:conditional-format>
          <calcext:conditional-format calcext:target-range-address="BCM.T4:BCM.T4">
            <calcext:condition calcext:apply-style-name="Reserva" calcext:value="formula-is([.$P4])" calcext:base-cell-address="BCM.C4"/>
          </calcext:conditional-format>
          <calcext:conditional-format calcext:target-range-address="BCM.U4:BCM.U4">
            <calcext:condition calcext:apply-style-name="Reserva" calcext:value="formula-is([.$P4])" calcext:base-cell-address="BCM.C4"/>
          </calcext:conditional-format>
          <calcext:conditional-format calcext:target-range-address="BCM.T60:BCM.T60">
            <calcext:condition calcext:apply-style-name="Reserva" calcext:value="formula-is([.$P4])" calcext:base-cell-address="BCM.C4"/>
          </calcext:conditional-format>
          <calcext:conditional-format calcext:target-range-address="BCM.O19:BCM.O19">
            <calcext:condition calcext:apply-style-name="Reserva" calcext:value="formula-is([.$P4])" calcext:base-cell-address="BCM.C4"/>
          </calcext:conditional-format>
          <calcext:conditional-format calcext:target-range-address="BCM.P19:BCM.P19">
            <calcext:condition calcext:apply-style-name="Reserva" calcext:value="formula-is([.$P4])" calcext:base-cell-address="BCM.C4"/>
          </calcext:conditional-format>
          <calcext:conditional-format calcext:target-range-address="BCM.Q19:BCM.Q19">
            <calcext:condition calcext:apply-style-name="Reserva" calcext:value="formula-is([.$P4])" calcext:base-cell-address="BCM.C4"/>
          </calcext:conditional-format>
          <calcext:conditional-format calcext:target-range-address="BCM.R19:BCM.R19">
            <calcext:condition calcext:apply-style-name="Reserva" calcext:value="formula-is([.$P4])" calcext:base-cell-address="BCM.C4"/>
          </calcext:conditional-format>
          <calcext:conditional-format calcext:target-range-address="BCM.S19:BCM.S19">
            <calcext:condition calcext:apply-style-name="Reserva" calcext:value="formula-is([.$P4])" calcext:base-cell-address="BCM.C4"/>
          </calcext:conditional-format>
          <calcext:conditional-format calcext:target-range-address="BCM.T19:BCM.T19">
            <calcext:condition calcext:apply-style-name="Reserva" calcext:value="formula-is([.$P4])" calcext:base-cell-address="BCM.C4"/>
          </calcext:conditional-format>
          <calcext:conditional-format calcext:target-range-address="BCM.U19:BCM.U19">
            <calcext:condition calcext:apply-style-name="Reserva" calcext:value="formula-is([.$P4])" calcext:base-cell-address="BCM.C4"/>
          </calcext:conditional-format>
          <calcext:conditional-format calcext:target-range-address="BCM.V19:BCM.V19">
            <calcext:condition calcext:apply-style-name="Reserva" calcext:value="formula-is([.$P4])" calcext:base-cell-address="BCM.C4"/>
          </calcext:conditional-format>
          <calcext:conditional-format calcext:target-range-address="BCM.C19:BCM.C19">
            <calcext:condition calcext:apply-style-name="Reserva" calcext:value="formula-is([.$P4])" calcext:base-cell-address="BCM.C4"/>
          </calcext:conditional-format>
          <calcext:conditional-format calcext:target-range-address="BCM.C20:BCM.C20">
            <calcext:condition calcext:apply-style-name="Reserva" calcext:value="formula-is([.$P4])" calcext:base-cell-address="BCM.C4"/>
          </calcext:conditional-format>
          <calcext:conditional-format calcext:target-range-address="BCM.V23:BCM.V28">
            <calcext:condition calcext:apply-style-name="Reserva" calcext:value="formula-is([.$P4])" calcext:base-cell-address="BCM.C4"/>
          </calcext:conditional-format>
          <calcext:conditional-format calcext:target-range-address="BCM.V29:BCM.V29">
            <calcext:condition calcext:apply-style-name="Reserva" calcext:value="formula-is([.$P4])" calcext:base-cell-address="BCM.C4"/>
          </calcext:conditional-format>
          <calcext:conditional-format calcext:target-range-address="BCM.P104:BCM.P104">
            <calcext:condition calcext:apply-style-name="Reserva" calcext:value="formula-is([.$P4])" calcext:base-cell-address="BCM.C4"/>
          </calcext:conditional-format>
          <calcext:conditional-format calcext:target-range-address="BCM.Q104:BCM.Q104">
            <calcext:condition calcext:apply-style-name="Reserva" calcext:value="formula-is([.$P4])" calcext:base-cell-address="BCM.C4"/>
          </calcext:conditional-format>
          <calcext:conditional-format calcext:target-range-address="BCM.R104:BCM.R104">
            <calcext:condition calcext:apply-style-name="Reserva" calcext:value="formula-is([.$P4])" calcext:base-cell-address="BCM.C4"/>
          </calcext:conditional-format>
          <calcext:conditional-format calcext:target-range-address="BCM.S104:BCM.S104">
            <calcext:condition calcext:apply-style-name="Reserva" calcext:value="formula-is([.$P4])" calcext:base-cell-address="BCM.C4"/>
          </calcext:conditional-format>
          <calcext:conditional-format calcext:target-range-address="BCM.U104:BCM.U104">
            <calcext:condition calcext:apply-style-name="Reserva" calcext:value="formula-is([.$P4])" calcext:base-cell-address="BCM.C4"/>
          </calcext:conditional-format>
          <calcext:conditional-format calcext:target-range-address="BCM.P105:BCM.P105">
            <calcext:condition calcext:apply-style-name="Reserva" calcext:value="formula-is([.$P4])" calcext:base-cell-address="BCM.C4"/>
          </calcext:conditional-format>
          <calcext:conditional-format calcext:target-range-address="BCM.Q105:BCM.Q105">
            <calcext:condition calcext:apply-style-name="Reserva" calcext:value="formula-is([.$P4])" calcext:base-cell-address="BCM.C4"/>
          </calcext:conditional-format>
          <calcext:conditional-format calcext:target-range-address="BCM.R105:BCM.R105">
            <calcext:condition calcext:apply-style-name="Reserva" calcext:value="formula-is([.$P4])" calcext:base-cell-address="BCM.C4"/>
          </calcext:conditional-format>
          <calcext:conditional-format calcext:target-range-address="BCM.S105:BCM.S105">
            <calcext:condition calcext:apply-style-name="Reserva" calcext:value="formula-is([.$P4])" calcext:base-cell-address="BCM.C4"/>
          </calcext:conditional-format>
          <calcext:conditional-format calcext:target-range-address="BCM.U105:BCM.U105">
            <calcext:condition calcext:apply-style-name="Reserva" calcext:value="formula-is([.$P4])" calcext:base-cell-address="BCM.C4"/>
          </calcext:conditional-format>
          <calcext:conditional-format calcext:target-range-address="BCM.P106:BCM.P106">
            <calcext:condition calcext:apply-style-name="Reserva" calcext:value="formula-is([.$P4])" calcext:base-cell-address="BCM.C4"/>
          </calcext:conditional-format>
          <calcext:conditional-format calcext:target-range-address="BCM.Q106:BCM.Q106">
            <calcext:condition calcext:apply-style-name="Reserva" calcext:value="formula-is([.$P4])" calcext:base-cell-address="BCM.C4"/>
          </calcext:conditional-format>
          <calcext:conditional-format calcext:target-range-address="BCM.R106:BCM.R106">
            <calcext:condition calcext:apply-style-name="Reserva" calcext:value="formula-is([.$P4])" calcext:base-cell-address="BCM.C4"/>
          </calcext:conditional-format>
          <calcext:conditional-format calcext:target-range-address="BCM.S106:BCM.S106">
            <calcext:condition calcext:apply-style-name="Reserva" calcext:value="formula-is([.$P4])" calcext:base-cell-address="BCM.C4"/>
          </calcext:conditional-format>
          <calcext:conditional-format calcext:target-range-address="BCM.U106:BCM.U106">
            <calcext:condition calcext:apply-style-name="Reserva" calcext:value="formula-is([.$P4])" calcext:base-cell-address="BCM.C4"/>
          </calcext:conditional-format>
          <calcext:conditional-format calcext:target-range-address="BCM.P107:BCM.P107">
            <calcext:condition calcext:apply-style-name="Reserva" calcext:value="formula-is([.$P4])" calcext:base-cell-address="BCM.C4"/>
          </calcext:conditional-format>
          <calcext:conditional-format calcext:target-range-address="BCM.Q107:BCM.Q107">
            <calcext:condition calcext:apply-style-name="Reserva" calcext:value="formula-is([.$P4])" calcext:base-cell-address="BCM.C4"/>
          </calcext:conditional-format>
          <calcext:conditional-format calcext:target-range-address="BCM.R107:BCM.R107">
            <calcext:condition calcext:apply-style-name="Reserva" calcext:value="formula-is([.$P4])" calcext:base-cell-address="BCM.C4"/>
          </calcext:conditional-format>
          <calcext:conditional-format calcext:target-range-address="BCM.S107:BCM.S107">
            <calcext:condition calcext:apply-style-name="Reserva" calcext:value="formula-is([.$P4])" calcext:base-cell-address="BCM.C4"/>
          </calcext:conditional-format>
          <calcext:conditional-format calcext:target-range-address="BCM.U107:BCM.U107">
            <calcext:condition calcext:apply-style-name="Reserva" calcext:value="formula-is([.$P4])" calcext:base-cell-address="BCM.C4"/>
          </calcext:conditional-format>
          <calcext:conditional-format calcext:target-range-address="BCM.P108:BCM.P108">
            <calcext:condition calcext:apply-style-name="Reserva" calcext:value="formula-is([.$P4])" calcext:base-cell-address="BCM.C4"/>
          </calcext:conditional-format>
          <calcext:conditional-format calcext:target-range-address="BCM.Q108:BCM.Q108">
            <calcext:condition calcext:apply-style-name="Reserva" calcext:value="formula-is([.$P4])" calcext:base-cell-address="BCM.C4"/>
          </calcext:conditional-format>
          <calcext:conditional-format calcext:target-range-address="BCM.R108:BCM.R108">
            <calcext:condition calcext:apply-style-name="Reserva" calcext:value="formula-is([.$P4])" calcext:base-cell-address="BCM.C4"/>
          </calcext:conditional-format>
          <calcext:conditional-format calcext:target-range-address="BCM.S108:BCM.S108">
            <calcext:condition calcext:apply-style-name="Reserva" calcext:value="formula-is([.$P4])" calcext:base-cell-address="BCM.C4"/>
          </calcext:conditional-format>
          <calcext:conditional-format calcext:target-range-address="BCM.U108:BCM.U108">
            <calcext:condition calcext:apply-style-name="Reserva" calcext:value="formula-is([.$P4])" calcext:base-cell-address="BCM.C4"/>
          </calcext:conditional-format>
          <calcext:conditional-format calcext:target-range-address="BCM.P109:BCM.P109">
            <calcext:condition calcext:apply-style-name="Reserva" calcext:value="formula-is([.$P4])" calcext:base-cell-address="BCM.C4"/>
          </calcext:conditional-format>
          <calcext:conditional-format calcext:target-range-address="BCM.Q109:BCM.Q109">
            <calcext:condition calcext:apply-style-name="Reserva" calcext:value="formula-is([.$P4])" calcext:base-cell-address="BCM.C4"/>
          </calcext:conditional-format>
          <calcext:conditional-format calcext:target-range-address="BCM.R109:BCM.R109">
            <calcext:condition calcext:apply-style-name="Reserva" calcext:value="formula-is([.$P4])" calcext:base-cell-address="BCM.C4"/>
          </calcext:conditional-format>
          <calcext:conditional-format calcext:target-range-address="BCM.S109:BCM.S109">
            <calcext:condition calcext:apply-style-name="Reserva" calcext:value="formula-is([.$P4])" calcext:base-cell-address="BCM.C4"/>
          </calcext:conditional-format>
          <calcext:conditional-format calcext:target-range-address="BCM.U109:BCM.U109">
            <calcext:condition calcext:apply-style-name="Reserva" calcext:value="formula-is([.$P4])" calcext:base-cell-address="BCM.C4"/>
          </calcext:conditional-format>
          <calcext:conditional-format calcext:target-range-address="BCM.P110:BCM.P110">
            <calcext:condition calcext:apply-style-name="Reserva" calcext:value="formula-is([.$P4])" calcext:base-cell-address="BCM.C4"/>
          </calcext:conditional-format>
          <calcext:conditional-format calcext:target-range-address="BCM.Q110:BCM.Q110">
            <calcext:condition calcext:apply-style-name="Reserva" calcext:value="formula-is([.$P4])" calcext:base-cell-address="BCM.C4"/>
          </calcext:conditional-format>
          <calcext:conditional-format calcext:target-range-address="BCM.R110:BCM.R110">
            <calcext:condition calcext:apply-style-name="Reserva" calcext:value="formula-is([.$P4])" calcext:base-cell-address="BCM.C4"/>
          </calcext:conditional-format>
          <calcext:conditional-format calcext:target-range-address="BCM.S110:BCM.S110">
            <calcext:condition calcext:apply-style-name="Reserva" calcext:value="formula-is([.$P4])" calcext:base-cell-address="BCM.C4"/>
          </calcext:conditional-format>
          <calcext:conditional-format calcext:target-range-address="BCM.U110:BCM.U110">
            <calcext:condition calcext:apply-style-name="Reserva" calcext:value="formula-is([.$P4])" calcext:base-cell-address="BCM.C4"/>
          </calcext:conditional-format>
          <calcext:conditional-format calcext:target-range-address="BCM.P111:BCM.P111">
            <calcext:condition calcext:apply-style-name="Reserva" calcext:value="formula-is([.$P4])" calcext:base-cell-address="BCM.C4"/>
          </calcext:conditional-format>
          <calcext:conditional-format calcext:target-range-address="BCM.Q111:BCM.Q111">
            <calcext:condition calcext:apply-style-name="Reserva" calcext:value="formula-is([.$P4])" calcext:base-cell-address="BCM.C4"/>
          </calcext:conditional-format>
          <calcext:conditional-format calcext:target-range-address="BCM.R111:BCM.R111">
            <calcext:condition calcext:apply-style-name="Reserva" calcext:value="formula-is([.$P4])" calcext:base-cell-address="BCM.C4"/>
          </calcext:conditional-format>
          <calcext:conditional-format calcext:target-range-address="BCM.S111:BCM.S111">
            <calcext:condition calcext:apply-style-name="Reserva" calcext:value="formula-is([.$P4])" calcext:base-cell-address="BCM.C4"/>
          </calcext:conditional-format>
          <calcext:conditional-format calcext:target-range-address="BCM.U111:BCM.U111">
            <calcext:condition calcext:apply-style-name="Reserva" calcext:value="formula-is([.$P4])" calcext:base-cell-address="BCM.C4"/>
          </calcext:conditional-format>
          <calcext:conditional-format calcext:target-range-address="BCM.P112:BCM.P112">
            <calcext:condition calcext:apply-style-name="Reserva" calcext:value="formula-is([.$P4])" calcext:base-cell-address="BCM.C4"/>
          </calcext:conditional-format>
          <calcext:conditional-format calcext:target-range-address="BCM.Q112:BCM.Q112">
            <calcext:condition calcext:apply-style-name="Reserva" calcext:value="formula-is([.$P4])" calcext:base-cell-address="BCM.C4"/>
          </calcext:conditional-format>
          <calcext:conditional-format calcext:target-range-address="BCM.R112:BCM.R112">
            <calcext:condition calcext:apply-style-name="Reserva" calcext:value="formula-is([.$P4])" calcext:base-cell-address="BCM.C4"/>
          </calcext:conditional-format>
          <calcext:conditional-format calcext:target-range-address="BCM.S112:BCM.S112">
            <calcext:condition calcext:apply-style-name="Reserva" calcext:value="formula-is([.$P4])" calcext:base-cell-address="BCM.C4"/>
          </calcext:conditional-format>
          <calcext:conditional-format calcext:target-range-address="BCM.U112:BCM.U112">
            <calcext:condition calcext:apply-style-name="Reserva" calcext:value="formula-is([.$P4])" calcext:base-cell-address="BCM.C4"/>
          </calcext:conditional-format>
          <calcext:conditional-format calcext:target-range-address="BCM.P113:BCM.P113">
            <calcext:condition calcext:apply-style-name="Reserva" calcext:value="formula-is([.$P4])" calcext:base-cell-address="BCM.C4"/>
          </calcext:conditional-format>
          <calcext:conditional-format calcext:target-range-address="BCM.Q113:BCM.Q113">
            <calcext:condition calcext:apply-style-name="Reserva" calcext:value="formula-is([.$P4])" calcext:base-cell-address="BCM.C4"/>
          </calcext:conditional-format>
          <calcext:conditional-format calcext:target-range-address="BCM.R113:BCM.R113">
            <calcext:condition calcext:apply-style-name="Reserva" calcext:value="formula-is([.$P4])" calcext:base-cell-address="BCM.C4"/>
          </calcext:conditional-format>
          <calcext:conditional-format calcext:target-range-address="BCM.S113:BCM.S113">
            <calcext:condition calcext:apply-style-name="Reserva" calcext:value="formula-is([.$P4])" calcext:base-cell-address="BCM.C4"/>
          </calcext:conditional-format>
          <calcext:conditional-format calcext:target-range-address="BCM.U113:BCM.U113">
            <calcext:condition calcext:apply-style-name="Reserva" calcext:value="formula-is([.$P4])" calcext:base-cell-address="BCM.C4"/>
          </calcext:conditional-format>
          <calcext:conditional-format calcext:target-range-address="BCM.P114:BCM.P114">
            <calcext:condition calcext:apply-style-name="Reserva" calcext:value="formula-is([.$P4])" calcext:base-cell-address="BCM.C4"/>
          </calcext:conditional-format>
          <calcext:conditional-format calcext:target-range-address="BCM.Q114:BCM.Q114">
            <calcext:condition calcext:apply-style-name="Reserva" calcext:value="formula-is([.$P4])" calcext:base-cell-address="BCM.C4"/>
          </calcext:conditional-format>
          <calcext:conditional-format calcext:target-range-address="BCM.R114:BCM.R114">
            <calcext:condition calcext:apply-style-name="Reserva" calcext:value="formula-is([.$P4])" calcext:base-cell-address="BCM.C4"/>
          </calcext:conditional-format>
          <calcext:conditional-format calcext:target-range-address="BCM.S114:BCM.S114">
            <calcext:condition calcext:apply-style-name="Reserva" calcext:value="formula-is([.$P4])" calcext:base-cell-address="BCM.C4"/>
          </calcext:conditional-format>
          <calcext:conditional-format calcext:target-range-address="BCM.U114:BCM.U114">
            <calcext:condition calcext:apply-style-name="Reserva" calcext:value="formula-is([.$P4])" calcext:base-cell-address="BCM.C4"/>
          </calcext:conditional-format>
          <calcext:conditional-format calcext:target-range-address="BCM.P115:BCM.P115">
            <calcext:condition calcext:apply-style-name="Reserva" calcext:value="formula-is([.$P4])" calcext:base-cell-address="BCM.C4"/>
          </calcext:conditional-format>
          <calcext:conditional-format calcext:target-range-address="BCM.Q115:BCM.Q115">
            <calcext:condition calcext:apply-style-name="Reserva" calcext:value="formula-is([.$P4])" calcext:base-cell-address="BCM.C4"/>
          </calcext:conditional-format>
          <calcext:conditional-format calcext:target-range-address="BCM.R115:BCM.R115">
            <calcext:condition calcext:apply-style-name="Reserva" calcext:value="formula-is([.$P4])" calcext:base-cell-address="BCM.C4"/>
          </calcext:conditional-format>
          <calcext:conditional-format calcext:target-range-address="BCM.S115:BCM.S115">
            <calcext:condition calcext:apply-style-name="Reserva" calcext:value="formula-is([.$P4])" calcext:base-cell-address="BCM.C4"/>
          </calcext:conditional-format>
          <calcext:conditional-format calcext:target-range-address="BCM.U115:BCM.U115">
            <calcext:condition calcext:apply-style-name="Reserva" calcext:value="formula-is([.$P4])" calcext:base-cell-address="BCM.C4"/>
          </calcext:conditional-format>
          <calcext:conditional-format calcext:target-range-address="BCM.P116:BCM.P116">
            <calcext:condition calcext:apply-style-name="Reserva" calcext:value="formula-is([.$P4])" calcext:base-cell-address="BCM.C4"/>
          </calcext:conditional-format>
          <calcext:conditional-format calcext:target-range-address="BCM.Q116:BCM.Q116">
            <calcext:condition calcext:apply-style-name="Reserva" calcext:value="formula-is([.$P4])" calcext:base-cell-address="BCM.C4"/>
          </calcext:conditional-format>
          <calcext:conditional-format calcext:target-range-address="BCM.R116:BCM.R116">
            <calcext:condition calcext:apply-style-name="Reserva" calcext:value="formula-is([.$P4])" calcext:base-cell-address="BCM.C4"/>
          </calcext:conditional-format>
          <calcext:conditional-format calcext:target-range-address="BCM.S116:BCM.S116">
            <calcext:condition calcext:apply-style-name="Reserva" calcext:value="formula-is([.$P4])" calcext:base-cell-address="BCM.C4"/>
          </calcext:conditional-format>
          <calcext:conditional-format calcext:target-range-address="BCM.U116:BCM.U116">
            <calcext:condition calcext:apply-style-name="Reserva" calcext:value="formula-is([.$P4])" calcext:base-cell-address="BCM.C4"/>
          </calcext:conditional-format>
          <calcext:conditional-format calcext:target-range-address="BCM.P117:BCM.P117">
            <calcext:condition calcext:apply-style-name="Reserva" calcext:value="formula-is([.$P4])" calcext:base-cell-address="BCM.C4"/>
          </calcext:conditional-format>
          <calcext:conditional-format calcext:target-range-address="BCM.Q117:BCM.Q117">
            <calcext:condition calcext:apply-style-name="Reserva" calcext:value="formula-is([.$P4])" calcext:base-cell-address="BCM.C4"/>
          </calcext:conditional-format>
          <calcext:conditional-format calcext:target-range-address="BCM.R117:BCM.R117">
            <calcext:condition calcext:apply-style-name="Reserva" calcext:value="formula-is([.$P4])" calcext:base-cell-address="BCM.C4"/>
          </calcext:conditional-format>
          <calcext:conditional-format calcext:target-range-address="BCM.S117:BCM.S117">
            <calcext:condition calcext:apply-style-name="Reserva" calcext:value="formula-is([.$P4])" calcext:base-cell-address="BCM.C4"/>
          </calcext:conditional-format>
          <calcext:conditional-format calcext:target-range-address="BCM.U117:BCM.U117">
            <calcext:condition calcext:apply-style-name="Reserva" calcext:value="formula-is([.$P4])" calcext:base-cell-address="BCM.C4"/>
          </calcext:conditional-format>
          <calcext:conditional-format calcext:target-range-address="BCM.P118:BCM.P118">
            <calcext:condition calcext:apply-style-name="Reserva" calcext:value="formula-is([.$P4])" calcext:base-cell-address="BCM.C4"/>
          </calcext:conditional-format>
          <calcext:conditional-format calcext:target-range-address="BCM.Q118:BCM.Q118">
            <calcext:condition calcext:apply-style-name="Reserva" calcext:value="formula-is([.$P4])" calcext:base-cell-address="BCM.C4"/>
          </calcext:conditional-format>
          <calcext:conditional-format calcext:target-range-address="BCM.R118:BCM.R118">
            <calcext:condition calcext:apply-style-name="Reserva" calcext:value="formula-is([.$P4])" calcext:base-cell-address="BCM.C4"/>
          </calcext:conditional-format>
          <calcext:conditional-format calcext:target-range-address="BCM.S118:BCM.S118">
            <calcext:condition calcext:apply-style-name="Reserva" calcext:value="formula-is([.$P4])" calcext:base-cell-address="BCM.C4"/>
          </calcext:conditional-format>
          <calcext:conditional-format calcext:target-range-address="BCM.T118:BCM.T118">
            <calcext:condition calcext:apply-style-name="Reserva" calcext:value="formula-is([.$P4])" calcext:base-cell-address="BCM.C4"/>
          </calcext:conditional-format>
          <calcext:conditional-format calcext:target-range-address="BCM.U118:BCM.U118">
            <calcext:condition calcext:apply-style-name="Reserva" calcext:value="formula-is([.$P4])" calcext:base-cell-address="BCM.C4"/>
          </calcext:conditional-format>
          <calcext:conditional-format calcext:target-range-address="BCM.P141:BCM.P141">
            <calcext:condition calcext:apply-style-name="Reserva" calcext:value="formula-is([.$P4])" calcext:base-cell-address="BCM.C4"/>
          </calcext:conditional-format>
          <calcext:conditional-format calcext:target-range-address="BCM.Q141:BCM.Q141">
            <calcext:condition calcext:apply-style-name="Reserva" calcext:value="formula-is([.$P4])" calcext:base-cell-address="BCM.C4"/>
          </calcext:conditional-format>
          <calcext:conditional-format calcext:target-range-address="BCM.P142:BCM.P142">
            <calcext:condition calcext:apply-style-name="Reserva" calcext:value="formula-is([.$P4])" calcext:base-cell-address="BCM.C4"/>
          </calcext:conditional-format>
          <calcext:conditional-format calcext:target-range-address="BCM.Q142:BCM.Q142">
            <calcext:condition calcext:apply-style-name="Reserva" calcext:value="formula-is([.$P4])" calcext:base-cell-address="BCM.C4"/>
          </calcext:conditional-format>
          <calcext:conditional-format calcext:target-range-address="BCM.P143:BCM.P143">
            <calcext:condition calcext:apply-style-name="Reserva" calcext:value="formula-is([.$P4])" calcext:base-cell-address="BCM.C4"/>
          </calcext:conditional-format>
          <calcext:conditional-format calcext:target-range-address="BCM.Q143:BCM.Q143">
            <calcext:condition calcext:apply-style-name="Reserva" calcext:value="formula-is([.$P4])" calcext:base-cell-address="BCM.C4"/>
          </calcext:conditional-format>
          <calcext:conditional-format calcext:target-range-address="BCM.P144:BCM.P144">
            <calcext:condition calcext:apply-style-name="Reserva" calcext:value="formula-is([.$P4])" calcext:base-cell-address="BCM.C4"/>
          </calcext:conditional-format>
          <calcext:conditional-format calcext:target-range-address="BCM.Q144:BCM.Q144">
            <calcext:condition calcext:apply-style-name="Reserva" calcext:value="formula-is([.$P4])" calcext:base-cell-address="BCM.C4"/>
          </calcext:conditional-format>
          <calcext:conditional-format calcext:target-range-address="BCM.P145:BCM.P145">
            <calcext:condition calcext:apply-style-name="Reserva" calcext:value="formula-is([.$P4])" calcext:base-cell-address="BCM.C4"/>
          </calcext:conditional-format>
          <calcext:conditional-format calcext:target-range-address="BCM.Q145:BCM.Q145">
            <calcext:condition calcext:apply-style-name="Reserva" calcext:value="formula-is([.$P4])" calcext:base-cell-address="BCM.C4"/>
          </calcext:conditional-format>
          <calcext:conditional-format calcext:target-range-address="BCM.P146:BCM.P146">
            <calcext:condition calcext:apply-style-name="Reserva" calcext:value="formula-is([.$P4])" calcext:base-cell-address="BCM.C4"/>
          </calcext:conditional-format>
          <calcext:conditional-format calcext:target-range-address="BCM.Q146:BCM.Q146">
            <calcext:condition calcext:apply-style-name="Reserva" calcext:value="formula-is([.$P4])" calcext:base-cell-address="BCM.C4"/>
          </calcext:conditional-format>
          <calcext:conditional-format calcext:target-range-address="BCM.P147:BCM.P147">
            <calcext:condition calcext:apply-style-name="Reserva" calcext:value="formula-is([.$P4])" calcext:base-cell-address="BCM.C4"/>
          </calcext:conditional-format>
          <calcext:conditional-format calcext:target-range-address="BCM.Q147:BCM.Q147">
            <calcext:condition calcext:apply-style-name="Reserva" calcext:value="formula-is([.$P4])" calcext:base-cell-address="BCM.C4"/>
          </calcext:conditional-format>
          <calcext:conditional-format calcext:target-range-address="BCM.P148:BCM.P148">
            <calcext:condition calcext:apply-style-name="Reserva" calcext:value="formula-is([.$P4])" calcext:base-cell-address="BCM.C4"/>
          </calcext:conditional-format>
          <calcext:conditional-format calcext:target-range-address="BCM.Q148:BCM.Q148">
            <calcext:condition calcext:apply-style-name="Reserva" calcext:value="formula-is([.$P4])" calcext:base-cell-address="BCM.C4"/>
          </calcext:conditional-format>
          <calcext:conditional-format calcext:target-range-address="BCM.O83:BCM.O83">
            <calcext:condition calcext:apply-style-name="Reserva" calcext:value="formula-is([.$P4])" calcext:base-cell-address="BCM.C4"/>
          </calcext:conditional-format>
          <calcext:conditional-format calcext:target-range-address="BCM.P83:BCM.P83">
            <calcext:condition calcext:apply-style-name="Reserva" calcext:value="formula-is([.$P4])" calcext:base-cell-address="BCM.C4"/>
          </calcext:conditional-format>
          <calcext:conditional-format calcext:target-range-address="BCM.Q83:BCM.Q83">
            <calcext:condition calcext:apply-style-name="Reserva" calcext:value="formula-is([.$P4])" calcext:base-cell-address="BCM.C4"/>
          </calcext:conditional-format>
          <calcext:conditional-format calcext:target-range-address="BCM.R83:BCM.R83">
            <calcext:condition calcext:apply-style-name="Reserva" calcext:value="formula-is([.$P4])" calcext:base-cell-address="BCM.C4"/>
          </calcext:conditional-format>
          <calcext:conditional-format calcext:target-range-address="BCM.S83:BCM.S83">
            <calcext:condition calcext:apply-style-name="Reserva" calcext:value="formula-is([.$P4])" calcext:base-cell-address="BCM.C4"/>
          </calcext:conditional-format>
          <calcext:conditional-format calcext:target-range-address="BCM.T83:BCM.T83">
            <calcext:condition calcext:apply-style-name="Reserva" calcext:value="formula-is([.$P4])" calcext:base-cell-address="BCM.C4"/>
          </calcext:conditional-format>
          <calcext:conditional-format calcext:target-range-address="BCM.U83:BCM.U83">
            <calcext:condition calcext:apply-style-name="Reserva" calcext:value="formula-is([.$P4])" calcext:base-cell-address="BCM.C4"/>
          </calcext:conditional-format>
          <calcext:conditional-format calcext:target-range-address="BCM.V83:BCM.V83">
            <calcext:condition calcext:apply-style-name="Reserva" calcext:value="formula-is([.$P4])" calcext:base-cell-address="BCM.C4"/>
          </calcext:conditional-format>
          <calcext:conditional-format calcext:target-range-address="BCM.N103:BCM.N103">
            <calcext:condition calcext:apply-style-name="Reserva" calcext:value="formula-is([.$P4])" calcext:base-cell-address="BCM.C4"/>
          </calcext:conditional-format>
          <calcext:conditional-format calcext:target-range-address="BCM.O103:BCM.O103">
            <calcext:condition calcext:apply-style-name="Reserva" calcext:value="formula-is([.$P4])" calcext:base-cell-address="BCM.C4"/>
          </calcext:conditional-format>
          <calcext:conditional-format calcext:target-range-address="BCM.P103:BCM.P103">
            <calcext:condition calcext:apply-style-name="Reserva" calcext:value="formula-is([.$P4])" calcext:base-cell-address="BCM.C4"/>
          </calcext:conditional-format>
          <calcext:conditional-format calcext:target-range-address="BCM.Q103:BCM.Q103">
            <calcext:condition calcext:apply-style-name="Reserva" calcext:value="formula-is([.$P4])" calcext:base-cell-address="BCM.C4"/>
          </calcext:conditional-format>
          <calcext:conditional-format calcext:target-range-address="BCM.R103:BCM.R103">
            <calcext:condition calcext:apply-style-name="Reserva" calcext:value="formula-is([.$P4])" calcext:base-cell-address="BCM.C4"/>
          </calcext:conditional-format>
          <calcext:conditional-format calcext:target-range-address="BCM.S103:BCM.S103">
            <calcext:condition calcext:apply-style-name="Reserva" calcext:value="formula-is([.$P4])" calcext:base-cell-address="BCM.C4"/>
          </calcext:conditional-format>
          <calcext:conditional-format calcext:target-range-address="BCM.U103:BCM.U103">
            <calcext:condition calcext:apply-style-name="Reserva" calcext:value="formula-is([.$P4])" calcext:base-cell-address="BCM.C4"/>
          </calcext:conditional-format>
          <calcext:conditional-format calcext:target-range-address="BCM.O101:BCM.O102">
            <calcext:condition calcext:apply-style-name="Reserva" calcext:value="formula-is([.$P4])" calcext:base-cell-address="BCM.C4"/>
          </calcext:conditional-format>
          <calcext:conditional-format calcext:target-range-address="BCM.P101:BCM.P102">
            <calcext:condition calcext:apply-style-name="Reserva" calcext:value="formula-is([.$P4])" calcext:base-cell-address="BCM.C4"/>
          </calcext:conditional-format>
          <calcext:conditional-format calcext:target-range-address="BCM.Q101:BCM.Q102">
            <calcext:condition calcext:apply-style-name="Reserva" calcext:value="formula-is([.$P4])" calcext:base-cell-address="BCM.C4"/>
          </calcext:conditional-format>
          <calcext:conditional-format calcext:target-range-address="BCM.R101:BCM.R102">
            <calcext:condition calcext:apply-style-name="Reserva" calcext:value="formula-is([.$P4])" calcext:base-cell-address="BCM.C4"/>
          </calcext:conditional-format>
          <calcext:conditional-format calcext:target-range-address="BCM.S101:BCM.S102">
            <calcext:condition calcext:apply-style-name="Reserva" calcext:value="formula-is([.$P4])" calcext:base-cell-address="BCM.C4"/>
          </calcext:conditional-format>
          <calcext:conditional-format calcext:target-range-address="BCM.T101:BCM.T102">
            <calcext:condition calcext:apply-style-name="Reserva" calcext:value="formula-is([.$P4])" calcext:base-cell-address="BCM.C4"/>
          </calcext:conditional-format>
          <calcext:conditional-format calcext:target-range-address="BCM.U101:BCM.U102">
            <calcext:condition calcext:apply-style-name="Reserva" calcext:value="formula-is([.$P4])" calcext:base-cell-address="BCM.C4"/>
          </calcext:conditional-format>
          <calcext:conditional-format calcext:target-range-address="BCM.V101:BCM.V102">
            <calcext:condition calcext:apply-style-name="Reserva" calcext:value="formula-is([.$P4])" calcext:base-cell-address="BCM.C4"/>
          </calcext:conditional-format>
          <calcext:conditional-format calcext:target-range-address="BCM.N100:BCM.N100">
            <calcext:condition calcext:apply-style-name="Reserva" calcext:value="formula-is([.$P4])" calcext:base-cell-address="BCM.C4"/>
          </calcext:conditional-format>
          <calcext:conditional-format calcext:target-range-address="BCM.N101:BCM.N101">
            <calcext:condition calcext:apply-style-name="Reserva" calcext:value="formula-is([.$P4])" calcext:base-cell-address="BCM.C4"/>
          </calcext:conditional-format>
          <calcext:conditional-format calcext:target-range-address="BCM.N102:BCM.N102">
            <calcext:condition calcext:apply-style-name="Reserva" calcext:value="formula-is([.$P4])" calcext:base-cell-address="BCM.C4"/>
          </calcext:conditional-format>
          <calcext:conditional-format calcext:target-range-address="BCM.O119:BCM.O119">
            <calcext:condition calcext:apply-style-name="Reserva" calcext:value="formula-is([.$P4])" calcext:base-cell-address="BCM.C4"/>
          </calcext:conditional-format>
          <calcext:conditional-format calcext:target-range-address="BCM.P119:BCM.P119">
            <calcext:condition calcext:apply-style-name="Reserva" calcext:value="formula-is([.$P4])" calcext:base-cell-address="BCM.C4"/>
          </calcext:conditional-format>
          <calcext:conditional-format calcext:target-range-address="BCM.Q119:BCM.Q119">
            <calcext:condition calcext:apply-style-name="Reserva" calcext:value="formula-is([.$P4])" calcext:base-cell-address="BCM.C4"/>
          </calcext:conditional-format>
          <calcext:conditional-format calcext:target-range-address="BCM.R119:BCM.R119">
            <calcext:condition calcext:apply-style-name="Reserva" calcext:value="formula-is([.$P4])" calcext:base-cell-address="BCM.C4"/>
          </calcext:conditional-format>
          <calcext:conditional-format calcext:target-range-address="BCM.S119:BCM.S119">
            <calcext:condition calcext:apply-style-name="Reserva" calcext:value="formula-is([.$P4])" calcext:base-cell-address="BCM.C4"/>
          </calcext:conditional-format>
          <calcext:conditional-format calcext:target-range-address="BCM.T119:BCM.T119">
            <calcext:condition calcext:apply-style-name="Reserva" calcext:value="formula-is([.$P4])" calcext:base-cell-address="BCM.C4"/>
          </calcext:conditional-format>
          <calcext:conditional-format calcext:target-range-address="BCM.U119:BCM.U119">
            <calcext:condition calcext:apply-style-name="Reserva" calcext:value="formula-is([.$P4])" calcext:base-cell-address="BCM.C4"/>
          </calcext:conditional-format>
          <calcext:conditional-format calcext:target-range-address="BCM.V119:BCM.V119">
            <calcext:condition calcext:apply-style-name="Reserva" calcext:value="formula-is([.$P4])" calcext:base-cell-address="BCM.C4"/>
          </calcext:conditional-format>
          <calcext:conditional-format calcext:target-range-address="BCM.P131:BCM.P131">
            <calcext:condition calcext:apply-style-name="Reserva" calcext:value="formula-is([.$P4])" calcext:base-cell-address="BCM.C4"/>
          </calcext:conditional-format>
          <calcext:conditional-format calcext:target-range-address="BCM.Q131:BCM.Q131">
            <calcext:condition calcext:apply-style-name="Reserva" calcext:value="formula-is([.$P4])" calcext:base-cell-address="BCM.C4"/>
          </calcext:conditional-format>
          <calcext:conditional-format calcext:target-range-address="BCM.R131:BCM.R131">
            <calcext:condition calcext:apply-style-name="Reserva" calcext:value="formula-is([.$P4])" calcext:base-cell-address="BCM.C4"/>
          </calcext:conditional-format>
          <calcext:conditional-format calcext:target-range-address="BCM.S131:BCM.S131">
            <calcext:condition calcext:apply-style-name="Reserva" calcext:value="formula-is([.$P4])" calcext:base-cell-address="BCM.C4"/>
          </calcext:conditional-format>
          <calcext:conditional-format calcext:target-range-address="BCM.T131:BCM.T131">
            <calcext:condition calcext:apply-style-name="Reserva" calcext:value="formula-is([.$P4])" calcext:base-cell-address="BCM.C4"/>
          </calcext:conditional-format>
          <calcext:conditional-format calcext:target-range-address="BCM.U131:BCM.U131">
            <calcext:condition calcext:apply-style-name="Reserva" calcext:value="formula-is([.$P4])" calcext:base-cell-address="BCM.C4"/>
          </calcext:conditional-format>
          <calcext:conditional-format calcext:target-range-address="BCM.V103:BCM.V103">
            <calcext:condition calcext:apply-style-name="Reserva" calcext:value="formula-is([.$P4])" calcext:base-cell-address="BCM.C4"/>
          </calcext:conditional-format>
          <calcext:conditional-format calcext:target-range-address="BCM.V104:BCM.V104">
            <calcext:condition calcext:apply-style-name="Reserva" calcext:value="formula-is([.$P4])" calcext:base-cell-address="BCM.C4"/>
          </calcext:conditional-format>
          <calcext:conditional-format calcext:target-range-address="BCM.V105:BCM.V105">
            <calcext:condition calcext:apply-style-name="Reserva" calcext:value="formula-is([.$P4])" calcext:base-cell-address="BCM.C4"/>
          </calcext:conditional-format>
          <calcext:conditional-format calcext:target-range-address="BCM.V106:BCM.V106">
            <calcext:condition calcext:apply-style-name="Reserva" calcext:value="formula-is([.$P4])" calcext:base-cell-address="BCM.C4"/>
          </calcext:conditional-format>
          <calcext:conditional-format calcext:target-range-address="BCM.V107:BCM.V107">
            <calcext:condition calcext:apply-style-name="Reserva" calcext:value="formula-is([.$P4])" calcext:base-cell-address="BCM.C4"/>
          </calcext:conditional-format>
          <calcext:conditional-format calcext:target-range-address="BCM.V108:BCM.V108">
            <calcext:condition calcext:apply-style-name="Reserva" calcext:value="formula-is([.$P4])" calcext:base-cell-address="BCM.C4"/>
          </calcext:conditional-format>
          <calcext:conditional-format calcext:target-range-address="BCM.V109:BCM.V109">
            <calcext:condition calcext:apply-style-name="Reserva" calcext:value="formula-is([.$P4])" calcext:base-cell-address="BCM.C4"/>
          </calcext:conditional-format>
          <calcext:conditional-format calcext:target-range-address="BCM.V110:BCM.V110">
            <calcext:condition calcext:apply-style-name="Reserva" calcext:value="formula-is([.$P4])" calcext:base-cell-address="BCM.C4"/>
          </calcext:conditional-format>
          <calcext:conditional-format calcext:target-range-address="BCM.V111:BCM.V111">
            <calcext:condition calcext:apply-style-name="Reserva" calcext:value="formula-is([.$P4])" calcext:base-cell-address="BCM.C4"/>
          </calcext:conditional-format>
          <calcext:conditional-format calcext:target-range-address="BCM.V112:BCM.V112">
            <calcext:condition calcext:apply-style-name="Reserva" calcext:value="formula-is([.$P4])" calcext:base-cell-address="BCM.C4"/>
          </calcext:conditional-format>
          <calcext:conditional-format calcext:target-range-address="BCM.V113:BCM.V113">
            <calcext:condition calcext:apply-style-name="Reserva" calcext:value="formula-is([.$P4])" calcext:base-cell-address="BCM.C4"/>
          </calcext:conditional-format>
          <calcext:conditional-format calcext:target-range-address="BCM.V114:BCM.V114">
            <calcext:condition calcext:apply-style-name="Reserva" calcext:value="formula-is([.$P4])" calcext:base-cell-address="BCM.C4"/>
          </calcext:conditional-format>
          <calcext:conditional-format calcext:target-range-address="BCM.V115:BCM.V115">
            <calcext:condition calcext:apply-style-name="Reserva" calcext:value="formula-is([.$P4])" calcext:base-cell-address="BCM.C4"/>
          </calcext:conditional-format>
          <calcext:conditional-format calcext:target-range-address="BCM.V116:BCM.V116">
            <calcext:condition calcext:apply-style-name="Reserva" calcext:value="formula-is([.$P4])" calcext:base-cell-address="BCM.C4"/>
          </calcext:conditional-format>
          <calcext:conditional-format calcext:target-range-address="BCM.V117:BCM.V117">
            <calcext:condition calcext:apply-style-name="Reserva" calcext:value="formula-is([.$P4])" calcext:base-cell-address="BCM.C4"/>
          </calcext:conditional-format>
          <calcext:conditional-format calcext:target-range-address="BCM.V118:BCM.V118">
            <calcext:condition calcext:apply-style-name="Reserva" calcext:value="formula-is([.$P4])" calcext:base-cell-address="BCM.C4"/>
          </calcext:conditional-format>
          <calcext:conditional-format calcext:target-range-address="BCM.V141:BCM.V141">
            <calcext:condition calcext:apply-style-name="Reserva" calcext:value="formula-is([.$P4])" calcext:base-cell-address="BCM.C4"/>
          </calcext:conditional-format>
          <calcext:conditional-format calcext:target-range-address="BCM.V142:BCM.V142">
            <calcext:condition calcext:apply-style-name="Reserva" calcext:value="formula-is([.$P4])" calcext:base-cell-address="BCM.C4"/>
          </calcext:conditional-format>
          <calcext:conditional-format calcext:target-range-address="BCM.V143:BCM.V143">
            <calcext:condition calcext:apply-style-name="Reserva" calcext:value="formula-is([.$P4])" calcext:base-cell-address="BCM.C4"/>
          </calcext:conditional-format>
          <calcext:conditional-format calcext:target-range-address="BCM.V144:BCM.V144">
            <calcext:condition calcext:apply-style-name="Reserva" calcext:value="formula-is([.$P4])" calcext:base-cell-address="BCM.C4"/>
          </calcext:conditional-format>
          <calcext:conditional-format calcext:target-range-address="BCM.V145:BCM.V145">
            <calcext:condition calcext:apply-style-name="Reserva" calcext:value="formula-is([.$P4])" calcext:base-cell-address="BCM.C4"/>
          </calcext:conditional-format>
          <calcext:conditional-format calcext:target-range-address="BCM.V146:BCM.V146">
            <calcext:condition calcext:apply-style-name="Reserva" calcext:value="formula-is([.$P4])" calcext:base-cell-address="BCM.C4"/>
          </calcext:conditional-format>
          <calcext:conditional-format calcext:target-range-address="BCM.V147:BCM.V147">
            <calcext:condition calcext:apply-style-name="Reserva" calcext:value="formula-is([.$P4])" calcext:base-cell-address="BCM.C4"/>
          </calcext:conditional-format>
          <calcext:conditional-format calcext:target-range-address="BCM.V148:BCM.V148">
            <calcext:condition calcext:apply-style-name="Reserva" calcext:value="formula-is([.$P4])" calcext:base-cell-address="BCM.C4"/>
          </calcext:conditional-format>
          <calcext:conditional-format calcext:target-range-address="BCM.T141:BCM.T141">
            <calcext:condition calcext:apply-style-name="Reserva" calcext:value="formula-is([.$P4])" calcext:base-cell-address="BCM.C4"/>
          </calcext:conditional-format>
          <calcext:conditional-format calcext:target-range-address="BCM.T142:BCM.T142">
            <calcext:condition calcext:apply-style-name="Reserva" calcext:value="formula-is([.$P4])" calcext:base-cell-address="BCM.C4"/>
          </calcext:conditional-format>
          <calcext:conditional-format calcext:target-range-address="BCM.T143:BCM.T143">
            <calcext:condition calcext:apply-style-name="Reserva" calcext:value="formula-is([.$P4])" calcext:base-cell-address="BCM.C4"/>
          </calcext:conditional-format>
          <calcext:conditional-format calcext:target-range-address="BCM.T144:BCM.T144">
            <calcext:condition calcext:apply-style-name="Reserva" calcext:value="formula-is([.$P4])" calcext:base-cell-address="BCM.C4"/>
          </calcext:conditional-format>
          <calcext:conditional-format calcext:target-range-address="BCM.T145:BCM.T145">
            <calcext:condition calcext:apply-style-name="Reserva" calcext:value="formula-is([.$P4])" calcext:base-cell-address="BCM.C4"/>
          </calcext:conditional-format>
          <calcext:conditional-format calcext:target-range-address="BCM.T146:BCM.T146">
            <calcext:condition calcext:apply-style-name="Reserva" calcext:value="formula-is([.$P4])" calcext:base-cell-address="BCM.C4"/>
          </calcext:conditional-format>
          <calcext:conditional-format calcext:target-range-address="BCM.T147:BCM.T147">
            <calcext:condition calcext:apply-style-name="Reserva" calcext:value="formula-is([.$P4])" calcext:base-cell-address="BCM.C4"/>
          </calcext:conditional-format>
          <calcext:conditional-format calcext:target-range-address="BCM.T148:BCM.T148">
            <calcext:condition calcext:apply-style-name="Reserva" calcext:value="formula-is([.$P4])" calcext:base-cell-address="BCM.C4"/>
          </calcext:conditional-format>
          <calcext:conditional-format calcext:target-range-address="BCM.T103:BCM.T103">
            <calcext:condition calcext:apply-style-name="Reserva" calcext:value="formula-is([.$P4])" calcext:base-cell-address="BCM.C4"/>
          </calcext:conditional-format>
          <calcext:conditional-format calcext:target-range-address="BCM.T104:BCM.T104">
            <calcext:condition calcext:apply-style-name="Reserva" calcext:value="formula-is([.$P4])" calcext:base-cell-address="BCM.C4"/>
          </calcext:conditional-format>
          <calcext:conditional-format calcext:target-range-address="BCM.T105:BCM.T105">
            <calcext:condition calcext:apply-style-name="Reserva" calcext:value="formula-is([.$P4])" calcext:base-cell-address="BCM.C4"/>
          </calcext:conditional-format>
          <calcext:conditional-format calcext:target-range-address="BCM.T106:BCM.T106">
            <calcext:condition calcext:apply-style-name="Reserva" calcext:value="formula-is([.$P4])" calcext:base-cell-address="BCM.C4"/>
          </calcext:conditional-format>
          <calcext:conditional-format calcext:target-range-address="BCM.T107:BCM.T107">
            <calcext:condition calcext:apply-style-name="Reserva" calcext:value="formula-is([.$P4])" calcext:base-cell-address="BCM.C4"/>
          </calcext:conditional-format>
          <calcext:conditional-format calcext:target-range-address="BCM.T108:BCM.T108">
            <calcext:condition calcext:apply-style-name="Reserva" calcext:value="formula-is([.$P4])" calcext:base-cell-address="BCM.C4"/>
          </calcext:conditional-format>
          <calcext:conditional-format calcext:target-range-address="BCM.T109:BCM.T109">
            <calcext:condition calcext:apply-style-name="Reserva" calcext:value="formula-is([.$P4])" calcext:base-cell-address="BCM.C4"/>
          </calcext:conditional-format>
          <calcext:conditional-format calcext:target-range-address="BCM.T110:BCM.T110">
            <calcext:condition calcext:apply-style-name="Reserva" calcext:value="formula-is([.$P4])" calcext:base-cell-address="BCM.C4"/>
          </calcext:conditional-format>
          <calcext:conditional-format calcext:target-range-address="BCM.T111:BCM.T111">
            <calcext:condition calcext:apply-style-name="Reserva" calcext:value="formula-is([.$P4])" calcext:base-cell-address="BCM.C4"/>
          </calcext:conditional-format>
          <calcext:conditional-format calcext:target-range-address="BCM.T112:BCM.T112">
            <calcext:condition calcext:apply-style-name="Reserva" calcext:value="formula-is([.$P4])" calcext:base-cell-address="BCM.C4"/>
          </calcext:conditional-format>
          <calcext:conditional-format calcext:target-range-address="BCM.T113:BCM.T113">
            <calcext:condition calcext:apply-style-name="Reserva" calcext:value="formula-is([.$P4])" calcext:base-cell-address="BCM.C4"/>
          </calcext:conditional-format>
          <calcext:conditional-format calcext:target-range-address="BCM.T114:BCM.T114">
            <calcext:condition calcext:apply-style-name="Reserva" calcext:value="formula-is([.$P4])" calcext:base-cell-address="BCM.C4"/>
          </calcext:conditional-format>
          <calcext:conditional-format calcext:target-range-address="BCM.T115:BCM.T115">
            <calcext:condition calcext:apply-style-name="Reserva" calcext:value="formula-is([.$P4])" calcext:base-cell-address="BCM.C4"/>
          </calcext:conditional-format>
          <calcext:conditional-format calcext:target-range-address="BCM.T116:BCM.T116">
            <calcext:condition calcext:apply-style-name="Reserva" calcext:value="formula-is([.$P4])" calcext:base-cell-address="BCM.C4"/>
          </calcext:conditional-format>
          <calcext:conditional-format calcext:target-range-address="BCM.T117:BCM.T117">
            <calcext:condition calcext:apply-style-name="Reserva" calcext:value="formula-is([.$P4])" calcext:base-cell-address="BCM.C4"/>
          </calcext:conditional-format>
          <calcext:conditional-format calcext:target-range-address="BCM.D91:BCM.D91">
            <calcext:condition calcext:apply-style-name="Reserva" calcext:value="formula-is([.$P4])" calcext:base-cell-address="BCM.C4"/>
          </calcext:conditional-format>
          <calcext:conditional-format calcext:target-range-address="BCM.D92:BCM.D92">
            <calcext:condition calcext:apply-style-name="Reserva" calcext:value="formula-is([.$P4])" calcext:base-cell-address="BCM.C4"/>
          </calcext:conditional-format>
          <calcext:conditional-format calcext:target-range-address="BCM.D93:BCM.D93">
            <calcext:condition calcext:apply-style-name="Reserva" calcext:value="formula-is([.$P4])" calcext:base-cell-address="BCM.C4"/>
          </calcext:conditional-format>
          <calcext:conditional-format calcext:target-range-address="BCM.D94:BCM.D94">
            <calcext:condition calcext:apply-style-name="Reserva" calcext:value="formula-is([.$P4])" calcext:base-cell-address="BCM.C4"/>
          </calcext:conditional-format>
          <calcext:conditional-format calcext:target-range-address="BCM.D95:BCM.D95">
            <calcext:condition calcext:apply-style-name="Reserva" calcext:value="formula-is([.$P4])" calcext:base-cell-address="BCM.C4"/>
          </calcext:conditional-format>
          <calcext:conditional-format calcext:target-range-address="BCM.D96:BCM.D96">
            <calcext:condition calcext:apply-style-name="Reserva" calcext:value="formula-is([.$P4])" calcext:base-cell-address="BCM.C4"/>
          </calcext:conditional-format>
          <calcext:conditional-format calcext:target-range-address="BCM.D97:BCM.D97">
            <calcext:condition calcext:apply-style-name="Reserva" calcext:value="formula-is([.$P4])" calcext:base-cell-address="BCM.C4"/>
          </calcext:conditional-format>
          <calcext:conditional-format calcext:target-range-address="BCM.D98:BCM.D98">
            <calcext:condition calcext:apply-style-name="Reserva" calcext:value="formula-is([.$P4])" calcext:base-cell-address="BCM.C4"/>
          </calcext:conditional-format>
          <calcext:conditional-format calcext:target-range-address="BCM.D99:BCM.D99">
            <calcext:condition calcext:apply-style-name="Reserva" calcext:value="formula-is([.$P4])" calcext:base-cell-address="BCM.C4"/>
          </calcext:conditional-format>
          <calcext:conditional-format calcext:target-range-address="BCM.D100:BCM.D100">
            <calcext:condition calcext:apply-style-name="Reserva" calcext:value="formula-is([.$P4])" calcext:base-cell-address="BCM.C4"/>
          </calcext:conditional-format>
          <calcext:conditional-format calcext:target-range-address="BCM.D101:BCM.D101">
            <calcext:condition calcext:apply-style-name="Reserva" calcext:value="formula-is([.$P4])" calcext:base-cell-address="BCM.C4"/>
          </calcext:conditional-format>
          <calcext:conditional-format calcext:target-range-address="BCM.D102:BCM.D102">
            <calcext:condition calcext:apply-style-name="Reserva" calcext:value="formula-is([.$P4])" calcext:base-cell-address="BCM.C4"/>
          </calcext:conditional-format>
          <calcext:conditional-format calcext:target-range-address="BCM.U141:BCM.U141">
            <calcext:condition calcext:apply-style-name="Reserva" calcext:value="formula-is([.$P4])" calcext:base-cell-address="BCM.C4"/>
          </calcext:conditional-format>
          <calcext:conditional-format calcext:target-range-address="BCM.U142:BCM.U142">
            <calcext:condition calcext:apply-style-name="Reserva" calcext:value="formula-is([.$P4])" calcext:base-cell-address="BCM.C4"/>
          </calcext:conditional-format>
          <calcext:conditional-format calcext:target-range-address="BCM.U143:BCM.U143">
            <calcext:condition calcext:apply-style-name="Reserva" calcext:value="formula-is([.$P4])" calcext:base-cell-address="BCM.C4"/>
          </calcext:conditional-format>
          <calcext:conditional-format calcext:target-range-address="BCM.U144:BCM.U144">
            <calcext:condition calcext:apply-style-name="Reserva" calcext:value="formula-is([.$P4])" calcext:base-cell-address="BCM.C4"/>
          </calcext:conditional-format>
          <calcext:conditional-format calcext:target-range-address="BCM.U145:BCM.U145">
            <calcext:condition calcext:apply-style-name="Reserva" calcext:value="formula-is([.$P4])" calcext:base-cell-address="BCM.C4"/>
          </calcext:conditional-format>
          <calcext:conditional-format calcext:target-range-address="BCM.U146:BCM.U146">
            <calcext:condition calcext:apply-style-name="Reserva" calcext:value="formula-is([.$P4])" calcext:base-cell-address="BCM.C4"/>
          </calcext:conditional-format>
          <calcext:conditional-format calcext:target-range-address="BCM.U147:BCM.U147">
            <calcext:condition calcext:apply-style-name="Reserva" calcext:value="formula-is([.$P4])" calcext:base-cell-address="BCM.C4"/>
          </calcext:conditional-format>
          <calcext:conditional-format calcext:target-range-address="BCM.U148:BCM.U148">
            <calcext:condition calcext:apply-style-name="Reserva" calcext:value="formula-is([.$P4])" calcext:base-cell-address="BCM.C4"/>
          </calcext:conditional-format>
          <calcext:conditional-format calcext:target-range-address="BCM.R141:BCM.R141">
            <calcext:condition calcext:apply-style-name="Reserva" calcext:value="formula-is([.$P4])" calcext:base-cell-address="BCM.C4"/>
          </calcext:conditional-format>
          <calcext:conditional-format calcext:target-range-address="BCM.R142:BCM.R142">
            <calcext:condition calcext:apply-style-name="Reserva" calcext:value="formula-is([.$P4])" calcext:base-cell-address="BCM.C4"/>
          </calcext:conditional-format>
          <calcext:conditional-format calcext:target-range-address="BCM.R143:BCM.R143">
            <calcext:condition calcext:apply-style-name="Reserva" calcext:value="formula-is([.$P4])" calcext:base-cell-address="BCM.C4"/>
          </calcext:conditional-format>
          <calcext:conditional-format calcext:target-range-address="BCM.R144:BCM.R144">
            <calcext:condition calcext:apply-style-name="Reserva" calcext:value="formula-is([.$P4])" calcext:base-cell-address="BCM.C4"/>
          </calcext:conditional-format>
          <calcext:conditional-format calcext:target-range-address="BCM.R145:BCM.R145">
            <calcext:condition calcext:apply-style-name="Reserva" calcext:value="formula-is([.$P4])" calcext:base-cell-address="BCM.C4"/>
          </calcext:conditional-format>
          <calcext:conditional-format calcext:target-range-address="BCM.R146:BCM.R146">
            <calcext:condition calcext:apply-style-name="Reserva" calcext:value="formula-is([.$P4])" calcext:base-cell-address="BCM.C4"/>
          </calcext:conditional-format>
          <calcext:conditional-format calcext:target-range-address="BCM.R147:BCM.R147">
            <calcext:condition calcext:apply-style-name="Reserva" calcext:value="formula-is([.$P4])" calcext:base-cell-address="BCM.C4"/>
          </calcext:conditional-format>
          <calcext:conditional-format calcext:target-range-address="BCM.R148:BCM.R148">
            <calcext:condition calcext:apply-style-name="Reserva" calcext:value="formula-is([.$P4])" calcext:base-cell-address="BCM.C4"/>
          </calcext:conditional-format>
          <calcext:conditional-format calcext:target-range-address="BCM.S141:BCM.S141">
            <calcext:condition calcext:apply-style-name="Reserva" calcext:value="formula-is([.$P4])" calcext:base-cell-address="BCM.C4"/>
          </calcext:conditional-format>
          <calcext:conditional-format calcext:target-range-address="BCM.S142:BCM.S142">
            <calcext:condition calcext:apply-style-name="Reserva" calcext:value="formula-is([.$P4])" calcext:base-cell-address="BCM.C4"/>
          </calcext:conditional-format>
          <calcext:conditional-format calcext:target-range-address="BCM.S143:BCM.S143">
            <calcext:condition calcext:apply-style-name="Reserva" calcext:value="formula-is([.$P4])" calcext:base-cell-address="BCM.C4"/>
          </calcext:conditional-format>
          <calcext:conditional-format calcext:target-range-address="BCM.S144:BCM.S144">
            <calcext:condition calcext:apply-style-name="Reserva" calcext:value="formula-is([.$P4])" calcext:base-cell-address="BCM.C4"/>
          </calcext:conditional-format>
          <calcext:conditional-format calcext:target-range-address="BCM.S145:BCM.S145">
            <calcext:condition calcext:apply-style-name="Reserva" calcext:value="formula-is([.$P4])" calcext:base-cell-address="BCM.C4"/>
          </calcext:conditional-format>
          <calcext:conditional-format calcext:target-range-address="BCM.S146:BCM.S146">
            <calcext:condition calcext:apply-style-name="Reserva" calcext:value="formula-is([.$P4])" calcext:base-cell-address="BCM.C4"/>
          </calcext:conditional-format>
          <calcext:conditional-format calcext:target-range-address="BCM.S147:BCM.S147">
            <calcext:condition calcext:apply-style-name="Reserva" calcext:value="formula-is([.$P4])" calcext:base-cell-address="BCM.C4"/>
          </calcext:conditional-format>
          <calcext:conditional-format calcext:target-range-address="BCM.S148:BCM.S148">
            <calcext:condition calcext:apply-style-name="Reserva" calcext:value="formula-is([.$P4])" calcext:base-cell-address="BCM.C4"/>
          </calcext:conditional-format>
          <calcext:conditional-format calcext:target-range-address="BCM.E40:BCM.E40">
            <calcext:condition calcext:apply-style-name="Reserva" calcext:value="formula-is([.$P4])" calcext:base-cell-address="BCM.C4"/>
          </calcext:conditional-format>
          <calcext:conditional-format calcext:target-range-address="BCM.E41:BCM.E41">
            <calcext:condition calcext:apply-style-name="Reserva" calcext:value="formula-is([.$P4])" calcext:base-cell-address="BCM.C4"/>
          </calcext:conditional-format>
          <calcext:conditional-format calcext:target-range-address="BCM.E42:BCM.E42">
            <calcext:condition calcext:apply-style-name="Reserva" calcext:value="formula-is([.$P4])" calcext:base-cell-address="BCM.C4"/>
          </calcext:conditional-format>
          <calcext:conditional-format calcext:target-range-address="BCM.E43:BCM.E43">
            <calcext:condition calcext:apply-style-name="Reserva" calcext:value="formula-is([.$P4])" calcext:base-cell-address="BCM.C4"/>
          </calcext:conditional-format>
          <calcext:conditional-format calcext:target-range-address="BCM.E44:BCM.E44">
            <calcext:condition calcext:apply-style-name="Reserva" calcext:value="formula-is([.$P4])" calcext:base-cell-address="BCM.C4"/>
          </calcext:conditional-format>
          <calcext:conditional-format calcext:target-range-address="BCM.E45:BCM.E45">
            <calcext:condition calcext:apply-style-name="Reserva" calcext:value="formula-is([.$P4])" calcext:base-cell-address="BCM.C4"/>
          </calcext:conditional-format>
          <calcext:conditional-format calcext:target-range-address="BCM.E46:BCM.E46">
            <calcext:condition calcext:apply-style-name="Reserva" calcext:value="formula-is([.$P4])" calcext:base-cell-address="BCM.C4"/>
          </calcext:conditional-format>
          <calcext:conditional-format calcext:target-range-address="BCM.E47:BCM.E47">
            <calcext:condition calcext:apply-style-name="Reserva" calcext:value="formula-is([.$P4])" calcext:base-cell-address="BCM.C4"/>
          </calcext:conditional-format>
          <calcext:conditional-format calcext:target-range-address="BCM.E48:BCM.E48">
            <calcext:condition calcext:apply-style-name="Reserva" calcext:value="formula-is([.$P4])" calcext:base-cell-address="BCM.C4"/>
          </calcext:conditional-format>
          <calcext:conditional-format calcext:target-range-address="BCM.E49:BCM.E49">
            <calcext:condition calcext:apply-style-name="Reserva" calcext:value="formula-is([.$P4])" calcext:base-cell-address="BCM.C4"/>
          </calcext:conditional-format>
          <calcext:conditional-format calcext:target-range-address="BCM.E50:BCM.E50">
            <calcext:condition calcext:apply-style-name="Reserva" calcext:value="formula-is([.$P4])" calcext:base-cell-address="BCM.C4"/>
          </calcext:conditional-format>
          <calcext:conditional-format calcext:target-range-address="BCM.E51:BCM.E51">
            <calcext:condition calcext:apply-style-name="Reserva" calcext:value="formula-is([.$P4])" calcext:base-cell-address="BCM.C4"/>
          </calcext:conditional-format>
          <calcext:conditional-format calcext:target-range-address="BCM.E52:BCM.E52">
            <calcext:condition calcext:apply-style-name="Reserva" calcext:value="formula-is([.$P4])" calcext:base-cell-address="BCM.C4"/>
          </calcext:conditional-format>
          <calcext:conditional-format calcext:target-range-address="BCM.E53:BCM.E53">
            <calcext:condition calcext:apply-style-name="Reserva" calcext:value="formula-is([.$P4])" calcext:base-cell-address="BCM.C4"/>
          </calcext:conditional-format>
          <calcext:conditional-format calcext:target-range-address="BCM.E54:BCM.E54">
            <calcext:condition calcext:apply-style-name="Reserva" calcext:value="formula-is([.$P4])" calcext:base-cell-address="BCM.C4"/>
          </calcext:conditional-format>
          <calcext:conditional-format calcext:target-range-address="BCM.E55:BCM.E55">
            <calcext:condition calcext:apply-style-name="Reserva" calcext:value="formula-is([.$P4])" calcext:base-cell-address="BCM.C4"/>
          </calcext:conditional-format>
          <calcext:conditional-format calcext:target-range-address="BCM.E56:BCM.E56">
            <calcext:condition calcext:apply-style-name="Reserva" calcext:value="formula-is([.$P4])" calcext:base-cell-address="BCM.C4"/>
          </calcext:conditional-format>
          <calcext:conditional-format calcext:target-range-address="BCM.E57:BCM.E57">
            <calcext:condition calcext:apply-style-name="Reserva" calcext:value="formula-is([.$P4])" calcext:base-cell-address="BCM.C4"/>
          </calcext:conditional-format>
          <calcext:conditional-format calcext:target-range-address="BCM.E58:BCM.E58">
            <calcext:condition calcext:apply-style-name="Reserva" calcext:value="formula-is([.$P4])" calcext:base-cell-address="BCM.C4"/>
          </calcext:conditional-format>
        </calcext:conditional-formats>
      </table:table>
      <table:table table:name="Etiquetas" table:style-name="ta2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number-columns-repeated="3" table:default-cell-style-name="Default"/>
        <table:table-column table:style-name="co29" table:number-columns-repeated="2" table:default-cell-style-name="Default"/>
        <table:table-column table:style-name="co30" table:default-cell-style-name="ce367"/>
        <table:table-column table:style-name="co31" table:visibility="collapse" table:default-cell-style-name="Default"/>
        <table:table-column table:style-name="co19" table:visibility="collapse" table:default-cell-style-name="Default"/>
        <table:table-column table:style-name="co16" table:visibility="collapse" table:default-cell-style-name="Default"/>
        <table:table-column table:style-name="co16" table:number-columns-repeated="2" table:default-cell-style-name="Default"/>
        <table:table-column table:style-name="co19" table:default-cell-style-name="Default"/>
        <table:table-column table:style-name="co16" table:default-cell-style-name="Default"/>
        <table:table-row table:style-name="ro5">
          <table:table-cell table:style-name="ce364" office:value-type="string">
            <text:p>Nombre</text:p>
          </table:table-cell>
          <table:table-cell table:style-name="ce364" office:value-type="string">
            <text:p>Observaciones</text:p>
          </table:table-cell>
          <table:table-cell table:style-name="ce364" office:value-type="string">
            <text:p>Conector:Pin</text:p>
          </table:table-cell>
          <table:table-cell table:style-name="ce364" office:value-type="string">
            <text:p>NombreEntrada</text:p>
          </table:table-cell>
          <table:table-cell table:style-name="ce364"/>
          <table:table-cell table:style-name="ce364" office:value-type="string">
            <text:p>Entrada_Pin</text:p>
          </table:table-cell>
          <table:table-cell table:style-name="ce364" office:value-type="string">
            <text:p>NombreSalida</text:p>
          </table:table-cell>
          <table:table-cell table:style-name="ce364" office:value-type="string">
            <text:p>Salida_Pin</text:p>
          </table:table-cell>
          <table:table-cell table:number-columns-repeated="2" table:style-name="ce364" office:value-type="string">
            <text:p>Wakeup_Pin</text:p>
          </table:table-cell>
          <table:table-cell table:style-name="ce364" office:value-type="string">
            <text:p>Manual</text:p>
          </table:table-cell>
          <table:table-cell table:style-name="ce364" office:value-type="string">
            <text:p>Diagnostic Signals</text:p>
          </table:table-cell>
          <table:table-cell table:style-name="ce364" office:value-type="string">
            <text:p>DiagnosticName</text:p>
          </table:table-cell>
          <table:table-cell table:style-name="ce364" office:value-type="string">
            <text:p>Corresponde a:</text:p>
          </table:table-cell>
          <table:table-cell table:style-name="ce364" office:value-type="string">
            <text:p>Ident Corresp</text:p>
          </table:table-cell>
          <table:table-cell table:style-name="ce364" office:value-type="string">
            <text:p>Resolucion</text:p>
          </table:table-cell>
          <table:table-cell table:style-name="ce366" office:value-type="string">
            <text:p>Ok?</text:p>
          </table:table-cell>
          <table:table-cell table:style-name="ce364" office:value-type="string">
            <text:p>Nuevo</text:p>
          </table:table-cell>
          <table:table-cell table:style-name="ce364" office:value-type="string">
            <text:p>Crear nuevo</text:p>
          </table:table-cell>
          <table:table-cell table:style-name="ce364" table:formula="of:=MAX([bd_flows.A2:.A160])" office:value-type="float" office:value="147">
            <text:p>147</text:p>
          </table:table-cell>
          <table:table-cell table:style-name="ce364" office:value-type="string">
            <text:p>Nuevo?</text:p>
          </table:table-cell>
          <table:table-cell table:style-name="ce364" office:value-type="string">
            <text:p>Tipo</text:p>
          </table:table-cell>
          <table:table-cell office:value-type="string">
            <text:p>Salida?</text:p>
          </table:table-cell>
          <table:table-cell office:value-type="string">
            <text:p>Position</text:p>
          </table:table-cell>
        </table:table-row>
        <table:table-row table:style-name="ro6">
          <table:table-cell office:value-type="string">
            <text:p>LEV_LOWBEAM_LAMP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2])" office:value-type="string" office:string-value="IN_LEV_LOWBEAM_LAMP">
            <text:p>IN_LEV_LOWBEAM_LAMP</text:p>
          </table:table-cell>
          <table:table-cell/>
          <table:table-cell table:formula="of:=IF(ISERROR(VLOOKUP([.D2];[BCM.$V$4:BCM.$W$200];2;0));&quot;&quot;;[.D2])" office:value-type="string" office:string-value="IN_LEV_LOWBEAM_LAMP">
            <text:p>IN_LEV_LOWBEAM_LAMP</text:p>
          </table:table-cell>
          <table:table-cell table:formula="of:=CONCATENATE(&quot;OUT_&quot;;[.A2])" office:value-type="string" office:string-value="OUT_LEV_LOWBEAM_LAMP">
            <text:p>OUT_LEV_LOWBEAM_LAMP</text:p>
          </table:table-cell>
          <table:table-cell table:formula="of:=IF(ISERROR(VLOOKUP([.G2];[BCM.$V$4:BCM.$W$200];2;0));&quot;&quot;;[.G2])">
            <text:p/>
          </table:table-cell>
          <table:table-cell table:formula="of:=IF(ISERROR(VLOOKUP([.D2];[BCM.$X$4:BCM.$X$200];1;0));&quot;&quot;;[.D2])">
            <text:p/>
          </table:table-cell>
          <table:table-cell table:formula="of:=IF(ISERROR(VLOOKUP(CONCATENATE([.D2];&quot;n&quot;);[BCM.$X$4:BCM.$X$200];1;0));&quot;&quot;;CONCATENATE([.D2];&quot;n&quot;))">
            <text:p/>
          </table:table-cell>
          <table:table-cell/>
          <table:table-cell table:formula="of:=FIND(&quot;_DGN&quot;;[.A2];1)" office:value-type="float" office:value="0">
            <text:p>#VALUE!</text:p>
          </table:table-cell>
          <table:table-cell table:formula="of:=IF(ISERROR([.L2]);&quot;&quot;;[.A2])">
            <text:p/>
          </table:table-cell>
          <table:table-cell table:formula="of:=SUBSTITUTE(CONCATENATE([.F2];[.H2];[.I2];[.J2];[.K2];[.M2]);&quot;_WUn&quot;;&quot;&quot;)" office:value-type="string" office:string-value="IN_LEV_LOWBEAM_LAMP">
            <text:p>IN_LEV_LOWBEAM_LAMP</text:p>
          </table:table-cell>
          <table:table-cell table:formula="of:=VLOOKUP([.N2];[bd_flows_aux.$A$2:.$B$160];2;0)" office:value-type="float" office:value="20">
            <text:p>20</text:p>
          </table:table-cell>
          <table:table-cell/>
          <table:table-cell table:formula="of:=((LEN([.N2])=0)*2)-(LEN([.P2])&gt;0)+([.S2]*(LEN([.V2])=0)+([.V2]=&quot;TBD&quot;))" office:value-type="float" office:value="0">
            <text:p>0</text:p>
          </table:table-cell>
          <table:table-cell/>
          <table:table-cell table:formula="of:=OR([.R2];(LEN([.M2])&gt;0))" office:value-type="boolean" office:boolean-value="false">
            <text:p>FALSO</text:p>
          </table:table-cell>
          <table:table-cell table:formula="of:=[.T1]+[.S2]" office:value-type="float" office:value="147">
            <text:p>147</text:p>
          </table:table-cell>
          <table:table-cell table:formula="of:=IF([.S2];&quot;SI&quot;;&quot;&quot;)">
            <text:p/>
          </table:table-cell>
          <table:table-cell/>
          <table:table-cell table:formula="of:=LEN([.H2])&gt;1" office:value-type="boolean" office:boolean-value="false">
            <text:p>FALSO</text:p>
          </table:table-cell>
          <table:table-cell office:value-type="float" office:value="1">
            <text:p>1</text:p>
          </table:table-cell>
        </table:table-row>
        <table:table-row table:style-name="ro6">
          <table:table-cell office:value-type="string">
            <text:p>LEV_HIGHBEAM_LAMP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3])" office:value-type="string" office:string-value="IN_LEV_HIGHBEAM_LAMP">
            <text:p>IN_LEV_HIGHBEAM_LAMP</text:p>
          </table:table-cell>
          <table:table-cell/>
          <table:table-cell table:formula="of:=IF(ISERROR(VLOOKUP([.D3];[BCM.$V$4:BCM.$W$200];2;0));&quot;&quot;;[.D3])" office:value-type="string" office:string-value="IN_LEV_HIGHBEAM_LAMP">
            <text:p>IN_LEV_HIGHBEAM_LAMP</text:p>
          </table:table-cell>
          <table:table-cell table:formula="of:=CONCATENATE(&quot;OUT_&quot;;[.A3])" office:value-type="string" office:string-value="OUT_LEV_HIGHBEAM_LAMP">
            <text:p>OUT_LEV_HIGHBEAM_LAMP</text:p>
          </table:table-cell>
          <table:table-cell table:formula="of:=IF(ISERROR(VLOOKUP([.G3];[BCM.$V$4:BCM.$W$200];2;0));&quot;&quot;;[.G3])">
            <text:p/>
          </table:table-cell>
          <table:table-cell table:formula="of:=IF(ISERROR(VLOOKUP([.D3];[BCM.$X$4:BCM.$X$200];1;0));&quot;&quot;;[.D3])">
            <text:p/>
          </table:table-cell>
          <table:table-cell table:formula="of:=IF(ISERROR(VLOOKUP(CONCATENATE([.D3];&quot;n&quot;);[BCM.$X$4:BCM.$X$200];1;0));&quot;&quot;;CONCATENATE([.D3];&quot;n&quot;))">
            <text:p/>
          </table:table-cell>
          <table:table-cell/>
          <table:table-cell table:formula="of:=FIND(&quot;_DGN&quot;;[.A3];1)" office:value-type="float" office:value="0">
            <text:p>#VALUE!</text:p>
          </table:table-cell>
          <table:table-cell table:formula="of:=IF(ISERROR([.L3]);&quot;&quot;;[.A3])">
            <text:p/>
          </table:table-cell>
          <table:table-cell table:formula="of:=SUBSTITUTE(CONCATENATE([.F3];[.H3];[.I3];[.J3];[.K3];[.M3]);&quot;_WUn&quot;;&quot;&quot;)" office:value-type="string" office:string-value="IN_LEV_HIGHBEAM_LAMP">
            <text:p>IN_LEV_HIGHBEAM_LAMP</text:p>
          </table:table-cell>
          <table:table-cell table:formula="of:=VLOOKUP([.N3];[bd_flows_aux.$A$2:.$B$160];2;0)" office:value-type="float" office:value="21">
            <text:p>21</text:p>
          </table:table-cell>
          <table:table-cell/>
          <table:table-cell table:style-name="ce368" table:formula="of:=((LEN([.N3])=0)*2)-(LEN([.P3])&gt;0)+([.S3]*(LEN([.V3])=0)+([.V3]=&quot;TBD&quot;))" office:value-type="float" office:value="0">
            <text:p>0</text:p>
          </table:table-cell>
          <table:table-cell/>
          <table:table-cell table:formula="of:=OR([.R3];(LEN([.M3])&gt;0))" office:value-type="boolean" office:boolean-value="false">
            <text:p>FALSO</text:p>
          </table:table-cell>
          <table:table-cell table:formula="of:=[.T2]+[.S3]" office:value-type="float" office:value="147">
            <text:p>147</text:p>
          </table:table-cell>
          <table:table-cell table:formula="of:=IF([.S3];&quot;SI&quot;;&quot;&quot;)">
            <text:p/>
          </table:table-cell>
          <table:table-cell/>
          <table:table-cell table:formula="of:=LEN([.H3])&gt;1" office:value-type="boolean" office:boolean-value="false">
            <text:p>FALSO</text:p>
          </table:table-cell>
          <table:table-cell office:value-type="float" office:value="2">
            <text:p>2</text:p>
          </table:table-cell>
        </table:table-row>
        <table:table-row table:style-name="ro6">
          <table:table-cell office:value-type="string">
            <text:p>LEV_HIGHBEAM_BURST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4])" office:value-type="string" office:string-value="IN_LEV_HIGHBEAM_BURST">
            <text:p>IN_LEV_HIGHBEAM_BURST</text:p>
          </table:table-cell>
          <table:table-cell/>
          <table:table-cell table:formula="of:=IF(ISERROR(VLOOKUP([.D4];[BCM.$V$4:BCM.$W$200];2;0));&quot;&quot;;[.D4])" office:value-type="string" office:string-value="IN_LEV_HIGHBEAM_BURST">
            <text:p>IN_LEV_HIGHBEAM_BURST</text:p>
          </table:table-cell>
          <table:table-cell table:formula="of:=CONCATENATE(&quot;OUT_&quot;;[.A4])" office:value-type="string" office:string-value="OUT_LEV_HIGHBEAM_BURST">
            <text:p>OUT_LEV_HIGHBEAM_BURST</text:p>
          </table:table-cell>
          <table:table-cell table:formula="of:=IF(ISERROR(VLOOKUP([.G4];[BCM.$V$4:BCM.$W$200];2;0));&quot;&quot;;[.G4])">
            <text:p/>
          </table:table-cell>
          <table:table-cell table:formula="of:=IF(ISERROR(VLOOKUP([.D4];[BCM.$X$4:BCM.$X$200];1;0));&quot;&quot;;[.D4])">
            <text:p/>
          </table:table-cell>
          <table:table-cell table:formula="of:=IF(ISERROR(VLOOKUP(CONCATENATE([.D4];&quot;n&quot;);[BCM.$X$4:BCM.$X$200];1;0));&quot;&quot;;CONCATENATE([.D4];&quot;n&quot;))">
            <text:p/>
          </table:table-cell>
          <table:table-cell/>
          <table:table-cell table:formula="of:=FIND(&quot;_DGN&quot;;[.A4];1)" office:value-type="float" office:value="0">
            <text:p>#VALUE!</text:p>
          </table:table-cell>
          <table:table-cell table:formula="of:=IF(ISERROR([.L4]);&quot;&quot;;[.A4])">
            <text:p/>
          </table:table-cell>
          <table:table-cell table:formula="of:=SUBSTITUTE(CONCATENATE([.F4];[.H4];[.I4];[.J4];[.K4];[.M4]);&quot;_WUn&quot;;&quot;&quot;)" office:value-type="string" office:string-value="IN_LEV_HIGHBEAM_BURST">
            <text:p>IN_LEV_HIGHBEAM_BURST</text:p>
          </table:table-cell>
          <table:table-cell table:formula="of:=VLOOKUP([.N4];[bd_flows_aux.$A$2:.$B$160];2;0)" office:value-type="float" office:value="22">
            <text:p>22</text:p>
          </table:table-cell>
          <table:table-cell/>
          <table:table-cell table:style-name="ce368" table:formula="of:=((LEN([.N4])=0)*2)-(LEN([.P4])&gt;0)+([.S4]*(LEN([.V4])=0)+([.V4]=&quot;TBD&quot;))" office:value-type="float" office:value="0">
            <text:p>0</text:p>
          </table:table-cell>
          <table:table-cell/>
          <table:table-cell table:formula="of:=OR([.R4];(LEN([.M4])&gt;0))" office:value-type="boolean" office:boolean-value="false">
            <text:p>FALSO</text:p>
          </table:table-cell>
          <table:table-cell table:formula="of:=[.T3]+[.S4]" office:value-type="float" office:value="147">
            <text:p>147</text:p>
          </table:table-cell>
          <table:table-cell table:formula="of:=IF([.S4];&quot;SI&quot;;&quot;&quot;)">
            <text:p/>
          </table:table-cell>
          <table:table-cell/>
          <table:table-cell table:formula="of:=LEN([.H4])&gt;1" office:value-type="boolean" office:boolean-value="false">
            <text:p>FALSO</text:p>
          </table:table-cell>
          <table:table-cell office:value-type="float" office:value="3">
            <text:p>3</text:p>
          </table:table-cell>
        </table:table-row>
        <table:table-row table:style-name="ro6">
          <table:table-cell office:value-type="string">
            <text:p>LEV_WIPER_1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5])" office:value-type="string" office:string-value="IN_LEV_WIPER_1">
            <text:p>IN_LEV_WIPER_1</text:p>
          </table:table-cell>
          <table:table-cell/>
          <table:table-cell table:formula="of:=IF(ISERROR(VLOOKUP([.D5];[BCM.$V$4:BCM.$W$200];2;0));&quot;&quot;;[.D5])" office:value-type="string" office:string-value="IN_LEV_WIPER_1">
            <text:p>IN_LEV_WIPER_1</text:p>
          </table:table-cell>
          <table:table-cell table:formula="of:=CONCATENATE(&quot;OUT_&quot;;[.A5])" office:value-type="string" office:string-value="OUT_LEV_WIPER_1">
            <text:p>OUT_LEV_WIPER_1</text:p>
          </table:table-cell>
          <table:table-cell table:formula="of:=IF(ISERROR(VLOOKUP([.G5];[BCM.$V$4:BCM.$W$200];2;0));&quot;&quot;;[.G5])">
            <text:p/>
          </table:table-cell>
          <table:table-cell table:formula="of:=IF(ISERROR(VLOOKUP([.D5];[BCM.$X$4:BCM.$X$200];1;0));&quot;&quot;;[.D5])">
            <text:p/>
          </table:table-cell>
          <table:table-cell table:formula="of:=IF(ISERROR(VLOOKUP(CONCATENATE([.D5];&quot;n&quot;);[BCM.$X$4:BCM.$X$200];1;0));&quot;&quot;;CONCATENATE([.D5];&quot;n&quot;))">
            <text:p/>
          </table:table-cell>
          <table:table-cell/>
          <table:table-cell table:formula="of:=FIND(&quot;_DGN&quot;;[.A5];1)" office:value-type="float" office:value="0">
            <text:p>#VALUE!</text:p>
          </table:table-cell>
          <table:table-cell table:formula="of:=IF(ISERROR([.L5]);&quot;&quot;;[.A5])">
            <text:p/>
          </table:table-cell>
          <table:table-cell table:formula="of:=SUBSTITUTE(CONCATENATE([.F5];[.H5];[.I5];[.J5];[.K5];[.M5]);&quot;_WUn&quot;;&quot;&quot;)" office:value-type="string" office:string-value="IN_LEV_WIPER_1">
            <text:p>IN_LEV_WIPER_1</text:p>
          </table:table-cell>
          <table:table-cell table:formula="of:=VLOOKUP([.N5];[bd_flows_aux.$A$2:.$B$160];2;0)" office:value-type="float" office:value="23">
            <text:p>23</text:p>
          </table:table-cell>
          <table:table-cell/>
          <table:table-cell table:style-name="ce368" table:formula="of:=((LEN([.N5])=0)*2)-(LEN([.P5])&gt;0)+([.S5]*(LEN([.V5])=0)+([.V5]=&quot;TBD&quot;))" office:value-type="float" office:value="0">
            <text:p>0</text:p>
          </table:table-cell>
          <table:table-cell/>
          <table:table-cell table:formula="of:=OR([.R5];(LEN([.M5])&gt;0))" office:value-type="boolean" office:boolean-value="false">
            <text:p>FALSO</text:p>
          </table:table-cell>
          <table:table-cell table:formula="of:=[.T4]+[.S5]" office:value-type="float" office:value="147">
            <text:p>147</text:p>
          </table:table-cell>
          <table:table-cell table:formula="of:=IF([.S5];&quot;SI&quot;;&quot;&quot;)">
            <text:p/>
          </table:table-cell>
          <table:table-cell/>
          <table:table-cell table:formula="of:=LEN([.H5])&gt;1" office:value-type="boolean" office:boolean-value="false">
            <text:p>FALSO</text:p>
          </table:table-cell>
          <table:table-cell office:value-type="float" office:value="4">
            <text:p>4</text:p>
          </table:table-cell>
        </table:table-row>
        <table:table-row table:style-name="ro6">
          <table:table-cell office:value-type="string">
            <text:p>LEV_WIPER_2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6])" office:value-type="string" office:string-value="IN_LEV_WIPER_2">
            <text:p>IN_LEV_WIPER_2</text:p>
          </table:table-cell>
          <table:table-cell/>
          <table:table-cell table:formula="of:=IF(ISERROR(VLOOKUP([.D6];[BCM.$V$4:BCM.$W$200];2;0));&quot;&quot;;[.D6])" office:value-type="string" office:string-value="IN_LEV_WIPER_2">
            <text:p>IN_LEV_WIPER_2</text:p>
          </table:table-cell>
          <table:table-cell table:formula="of:=CONCATENATE(&quot;OUT_&quot;;[.A6])" office:value-type="string" office:string-value="OUT_LEV_WIPER_2">
            <text:p>OUT_LEV_WIPER_2</text:p>
          </table:table-cell>
          <table:table-cell table:formula="of:=IF(ISERROR(VLOOKUP([.G6];[BCM.$V$4:BCM.$W$200];2;0));&quot;&quot;;[.G6])">
            <text:p/>
          </table:table-cell>
          <table:table-cell table:formula="of:=IF(ISERROR(VLOOKUP([.D6];[BCM.$X$4:BCM.$X$200];1;0));&quot;&quot;;[.D6])">
            <text:p/>
          </table:table-cell>
          <table:table-cell table:formula="of:=IF(ISERROR(VLOOKUP(CONCATENATE([.D6];&quot;n&quot;);[BCM.$X$4:BCM.$X$200];1;0));&quot;&quot;;CONCATENATE([.D6];&quot;n&quot;))">
            <text:p/>
          </table:table-cell>
          <table:table-cell/>
          <table:table-cell table:formula="of:=FIND(&quot;_DGN&quot;;[.A6];1)" office:value-type="float" office:value="0">
            <text:p>#VALUE!</text:p>
          </table:table-cell>
          <table:table-cell table:formula="of:=IF(ISERROR([.L6]);&quot;&quot;;[.A6])">
            <text:p/>
          </table:table-cell>
          <table:table-cell table:formula="of:=SUBSTITUTE(CONCATENATE([.F6];[.H6];[.I6];[.J6];[.K6];[.M6]);&quot;_WUn&quot;;&quot;&quot;)" office:value-type="string" office:string-value="IN_LEV_WIPER_2">
            <text:p>IN_LEV_WIPER_2</text:p>
          </table:table-cell>
          <table:table-cell table:formula="of:=VLOOKUP([.N6];[bd_flows_aux.$A$2:.$B$160];2;0)" office:value-type="float" office:value="24">
            <text:p>24</text:p>
          </table:table-cell>
          <table:table-cell/>
          <table:table-cell table:style-name="ce368" table:formula="of:=((LEN([.N6])=0)*2)-(LEN([.P6])&gt;0)+([.S6]*(LEN([.V6])=0)+([.V6]=&quot;TBD&quot;))" office:value-type="float" office:value="0">
            <text:p>0</text:p>
          </table:table-cell>
          <table:table-cell/>
          <table:table-cell table:formula="of:=OR([.R6];(LEN([.M6])&gt;0))" office:value-type="boolean" office:boolean-value="false">
            <text:p>FALSO</text:p>
          </table:table-cell>
          <table:table-cell table:formula="of:=[.T5]+[.S6]" office:value-type="float" office:value="147">
            <text:p>147</text:p>
          </table:table-cell>
          <table:table-cell table:formula="of:=IF([.S6];&quot;SI&quot;;&quot;&quot;)">
            <text:p/>
          </table:table-cell>
          <table:table-cell/>
          <table:table-cell table:formula="of:=LEN([.H6])&gt;1" office:value-type="boolean" office:boolean-value="false">
            <text:p>FALSO</text:p>
          </table:table-cell>
          <table:table-cell office:value-type="float" office:value="5">
            <text:p>5</text:p>
          </table:table-cell>
        </table:table-row>
        <table:table-row table:style-name="ro6">
          <table:table-cell office:value-type="string">
            <text:p>LEV_WIPER_PUMP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7])" office:value-type="string" office:string-value="IN_LEV_WIPER_PUMP">
            <text:p>IN_LEV_WIPER_PUMP</text:p>
          </table:table-cell>
          <table:table-cell/>
          <table:table-cell table:formula="of:=IF(ISERROR(VLOOKUP([.D7];[BCM.$V$4:BCM.$W$200];2;0));&quot;&quot;;[.D7])" office:value-type="string" office:string-value="IN_LEV_WIPER_PUMP">
            <text:p>IN_LEV_WIPER_PUMP</text:p>
          </table:table-cell>
          <table:table-cell table:formula="of:=CONCATENATE(&quot;OUT_&quot;;[.A7])" office:value-type="string" office:string-value="OUT_LEV_WIPER_PUMP">
            <text:p>OUT_LEV_WIPER_PUMP</text:p>
          </table:table-cell>
          <table:table-cell table:formula="of:=IF(ISERROR(VLOOKUP([.G7];[BCM.$V$4:BCM.$W$200];2;0));&quot;&quot;;[.G7])">
            <text:p/>
          </table:table-cell>
          <table:table-cell table:formula="of:=IF(ISERROR(VLOOKUP([.D7];[BCM.$X$4:BCM.$X$200];1;0));&quot;&quot;;[.D7])">
            <text:p/>
          </table:table-cell>
          <table:table-cell table:formula="of:=IF(ISERROR(VLOOKUP(CONCATENATE([.D7];&quot;n&quot;);[BCM.$X$4:BCM.$X$200];1;0));&quot;&quot;;CONCATENATE([.D7];&quot;n&quot;))">
            <text:p/>
          </table:table-cell>
          <table:table-cell/>
          <table:table-cell table:formula="of:=FIND(&quot;_DGN&quot;;[.A7];1)" office:value-type="float" office:value="0">
            <text:p>#VALUE!</text:p>
          </table:table-cell>
          <table:table-cell table:formula="of:=IF(ISERROR([.L7]);&quot;&quot;;[.A7])">
            <text:p/>
          </table:table-cell>
          <table:table-cell table:formula="of:=SUBSTITUTE(CONCATENATE([.F7];[.H7];[.I7];[.J7];[.K7];[.M7]);&quot;_WUn&quot;;&quot;&quot;)" office:value-type="string" office:string-value="IN_LEV_WIPER_PUMP">
            <text:p>IN_LEV_WIPER_PUMP</text:p>
          </table:table-cell>
          <table:table-cell table:formula="of:=VLOOKUP([.N7];[bd_flows_aux.$A$2:.$B$160];2;0)" office:value-type="float" office:value="25">
            <text:p>25</text:p>
          </table:table-cell>
          <table:table-cell/>
          <table:table-cell table:style-name="ce368" table:formula="of:=((LEN([.N7])=0)*2)-(LEN([.P7])&gt;0)+([.S7]*(LEN([.V7])=0)+([.V7]=&quot;TBD&quot;))" office:value-type="float" office:value="0">
            <text:p>0</text:p>
          </table:table-cell>
          <table:table-cell/>
          <table:table-cell table:formula="of:=OR([.R7];(LEN([.M7])&gt;0))" office:value-type="boolean" office:boolean-value="false">
            <text:p>FALSO</text:p>
          </table:table-cell>
          <table:table-cell table:formula="of:=[.T6]+[.S7]" office:value-type="float" office:value="147">
            <text:p>147</text:p>
          </table:table-cell>
          <table:table-cell table:formula="of:=IF([.S7];&quot;SI&quot;;&quot;&quot;)">
            <text:p/>
          </table:table-cell>
          <table:table-cell/>
          <table:table-cell table:formula="of:=LEN([.H7])&gt;1" office:value-type="boolean" office:boolean-value="false">
            <text:p>FALSO</text:p>
          </table:table-cell>
          <table:table-cell office:value-type="float" office:value="6">
            <text:p>6</text:p>
          </table:table-cell>
        </table:table-row>
        <table:table-row table:style-name="ro6">
          <table:table-cell office:value-type="string">
            <text:p>LEV_HORN_WU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8])" office:value-type="string" office:string-value="IN_LEV_HORN_WU">
            <text:p>IN_LEV_HORN_WU</text:p>
          </table:table-cell>
          <table:table-cell/>
          <table:table-cell table:formula="of:=IF(ISERROR(VLOOKUP([.D8];[BCM.$V$4:BCM.$W$200];2;0));&quot;&quot;;[.D8])">
            <text:p/>
          </table:table-cell>
          <table:table-cell table:formula="of:=CONCATENATE(&quot;OUT_&quot;;[.A8])" office:value-type="string" office:string-value="OUT_LEV_HORN_WU">
            <text:p>OUT_LEV_HORN_WU</text:p>
          </table:table-cell>
          <table:table-cell table:formula="of:=IF(ISERROR(VLOOKUP([.G8];[BCM.$V$4:BCM.$W$200];2;0));&quot;&quot;;[.G8])">
            <text:p/>
          </table:table-cell>
          <table:table-cell table:formula="of:=IF(ISERROR(VLOOKUP([.D8];[BCM.$X$4:BCM.$X$200];1;0));&quot;&quot;;[.D8])">
            <text:p/>
          </table:table-cell>
          <table:table-cell table:formula="of:=IF(ISERROR(VLOOKUP(CONCATENATE([.D8];&quot;n&quot;);[BCM.$X$4:BCM.$X$200];1;0));&quot;&quot;;CONCATENATE([.D8];&quot;n&quot;))" office:value-type="string" office:string-value="IN_LEV_HORN_WUn">
            <text:p>IN_LEV_HORN_WUn</text:p>
          </table:table-cell>
          <table:table-cell/>
          <table:table-cell table:formula="of:=FIND(&quot;_DGN&quot;;[.A8];1)" office:value-type="float" office:value="0">
            <text:p>#VALUE!</text:p>
          </table:table-cell>
          <table:table-cell table:formula="of:=IF(ISERROR([.L8]);&quot;&quot;;[.A8])">
            <text:p/>
          </table:table-cell>
          <table:table-cell table:formula="of:=SUBSTITUTE(CONCATENATE([.F8];[.H8];[.I8];[.J8];[.K8];[.M8]);&quot;_WUn&quot;;&quot;&quot;)" office:value-type="string" office:string-value="IN_LEV_HORN">
            <text:p>IN_LEV_HORN</text:p>
          </table:table-cell>
          <table:table-cell table:formula="of:=VLOOKUP([.N8];[bd_flows_aux.$A$2:.$B$160];2;0)" office:value-type="float" office:value="17">
            <text:p>17</text:p>
          </table:table-cell>
          <table:table-cell/>
          <table:table-cell table:style-name="ce368" table:formula="of:=((LEN([.N8])=0)*2)-(LEN([.P8])&gt;0)+([.S8]*(LEN([.V8])=0)+([.V8]=&quot;TBD&quot;))" office:value-type="float" office:value="0">
            <text:p>0</text:p>
          </table:table-cell>
          <table:table-cell/>
          <table:table-cell table:formula="of:=OR([.R8];(LEN([.M8])&gt;0))" office:value-type="boolean" office:boolean-value="false">
            <text:p>FALSO</text:p>
          </table:table-cell>
          <table:table-cell table:formula="of:=[.T7]+[.S8]" office:value-type="float" office:value="147">
            <text:p>147</text:p>
          </table:table-cell>
          <table:table-cell table:formula="of:=IF([.S8];&quot;SI&quot;;&quot;&quot;)">
            <text:p/>
          </table:table-cell>
          <table:table-cell/>
          <table:table-cell table:formula="of:=LEN([.H8])&gt;1" office:value-type="boolean" office:boolean-value="false">
            <text:p>FALSO</text:p>
          </table:table-cell>
          <table:table-cell office:value-type="float" office:value="7">
            <text:p>7</text:p>
          </table:table-cell>
        </table:table-row>
        <table:table-row table:style-name="ro6">
          <table:table-cell office:value-type="string">
            <text:p>LEV_FLASH_RGT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9])" office:value-type="string" office:string-value="IN_LEV_FLASH_RGT">
            <text:p>IN_LEV_FLASH_RGT</text:p>
          </table:table-cell>
          <table:table-cell/>
          <table:table-cell table:formula="of:=IF(ISERROR(VLOOKUP([.D9];[BCM.$V$4:BCM.$W$200];2;0));&quot;&quot;;[.D9])" office:value-type="string" office:string-value="IN_LEV_FLASH_RGT">
            <text:p>IN_LEV_FLASH_RGT</text:p>
          </table:table-cell>
          <table:table-cell table:formula="of:=CONCATENATE(&quot;OUT_&quot;;[.A9])" office:value-type="string" office:string-value="OUT_LEV_FLASH_RGT">
            <text:p>OUT_LEV_FLASH_RGT</text:p>
          </table:table-cell>
          <table:table-cell table:formula="of:=IF(ISERROR(VLOOKUP([.G9];[BCM.$V$4:BCM.$W$200];2;0));&quot;&quot;;[.G9])">
            <text:p/>
          </table:table-cell>
          <table:table-cell table:formula="of:=IF(ISERROR(VLOOKUP([.D9];[BCM.$X$4:BCM.$X$200];1;0));&quot;&quot;;[.D9])">
            <text:p/>
          </table:table-cell>
          <table:table-cell table:formula="of:=IF(ISERROR(VLOOKUP(CONCATENATE([.D9];&quot;n&quot;);[BCM.$X$4:BCM.$X$200];1;0));&quot;&quot;;CONCATENATE([.D9];&quot;n&quot;))">
            <text:p/>
          </table:table-cell>
          <table:table-cell/>
          <table:table-cell table:formula="of:=FIND(&quot;_DGN&quot;;[.A9];1)" office:value-type="float" office:value="0">
            <text:p>#VALUE!</text:p>
          </table:table-cell>
          <table:table-cell table:formula="of:=IF(ISERROR([.L9]);&quot;&quot;;[.A9])">
            <text:p/>
          </table:table-cell>
          <table:table-cell table:formula="of:=SUBSTITUTE(CONCATENATE([.F9];[.H9];[.I9];[.J9];[.K9];[.M9]);&quot;_WUn&quot;;&quot;&quot;)" office:value-type="string" office:string-value="IN_LEV_FLASH_RGT">
            <text:p>IN_LEV_FLASH_RGT</text:p>
          </table:table-cell>
          <table:table-cell table:formula="of:=VLOOKUP([.N9];[bd_flows_aux.$A$2:.$B$160];2;0)" office:value-type="float" office:value="26">
            <text:p>26</text:p>
          </table:table-cell>
          <table:table-cell/>
          <table:table-cell table:style-name="ce368" table:formula="of:=((LEN([.N9])=0)*2)-(LEN([.P9])&gt;0)+([.S9]*(LEN([.V9])=0)+([.V9]=&quot;TBD&quot;))" office:value-type="float" office:value="0">
            <text:p>0</text:p>
          </table:table-cell>
          <table:table-cell/>
          <table:table-cell table:formula="of:=OR([.R9];(LEN([.M9])&gt;0))" office:value-type="boolean" office:boolean-value="false">
            <text:p>FALSO</text:p>
          </table:table-cell>
          <table:table-cell table:formula="of:=[.T8]+[.S9]" office:value-type="float" office:value="147">
            <text:p>147</text:p>
          </table:table-cell>
          <table:table-cell table:formula="of:=IF([.S9];&quot;SI&quot;;&quot;&quot;)">
            <text:p/>
          </table:table-cell>
          <table:table-cell/>
          <table:table-cell table:formula="of:=LEN([.H9])&gt;1" office:value-type="boolean" office:boolean-value="false">
            <text:p>FALSO</text:p>
          </table:table-cell>
          <table:table-cell office:value-type="float" office:value="8">
            <text:p>8</text:p>
          </table:table-cell>
        </table:table-row>
        <table:table-row table:style-name="ro6">
          <table:table-cell office:value-type="string">
            <text:p>LEV_FLASH_LFT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10])" office:value-type="string" office:string-value="IN_LEV_FLASH_LFT">
            <text:p>IN_LEV_FLASH_LFT</text:p>
          </table:table-cell>
          <table:table-cell/>
          <table:table-cell table:formula="of:=IF(ISERROR(VLOOKUP([.D10];[BCM.$V$4:BCM.$W$200];2;0));&quot;&quot;;[.D10])" office:value-type="string" office:string-value="IN_LEV_FLASH_LFT">
            <text:p>IN_LEV_FLASH_LFT</text:p>
          </table:table-cell>
          <table:table-cell table:formula="of:=CONCATENATE(&quot;OUT_&quot;;[.A10])" office:value-type="string" office:string-value="OUT_LEV_FLASH_LFT">
            <text:p>OUT_LEV_FLASH_LFT</text:p>
          </table:table-cell>
          <table:table-cell table:formula="of:=IF(ISERROR(VLOOKUP([.G10];[BCM.$V$4:BCM.$W$200];2;0));&quot;&quot;;[.G10])">
            <text:p/>
          </table:table-cell>
          <table:table-cell table:formula="of:=IF(ISERROR(VLOOKUP([.D10];[BCM.$X$4:BCM.$X$200];1;0));&quot;&quot;;[.D10])">
            <text:p/>
          </table:table-cell>
          <table:table-cell table:formula="of:=IF(ISERROR(VLOOKUP(CONCATENATE([.D10];&quot;n&quot;);[BCM.$X$4:BCM.$X$200];1;0));&quot;&quot;;CONCATENATE([.D10];&quot;n&quot;))">
            <text:p/>
          </table:table-cell>
          <table:table-cell/>
          <table:table-cell table:formula="of:=FIND(&quot;_DGN&quot;;[.A10];1)" office:value-type="float" office:value="0">
            <text:p>#VALUE!</text:p>
          </table:table-cell>
          <table:table-cell table:formula="of:=IF(ISERROR([.L10]);&quot;&quot;;[.A10])">
            <text:p/>
          </table:table-cell>
          <table:table-cell table:formula="of:=SUBSTITUTE(CONCATENATE([.F10];[.H10];[.I10];[.J10];[.K10];[.M10]);&quot;_WUn&quot;;&quot;&quot;)" office:value-type="string" office:string-value="IN_LEV_FLASH_LFT">
            <text:p>IN_LEV_FLASH_LFT</text:p>
          </table:table-cell>
          <table:table-cell table:formula="of:=VLOOKUP([.N10];[bd_flows_aux.$A$2:.$B$160];2;0)" office:value-type="float" office:value="27">
            <text:p>27</text:p>
          </table:table-cell>
          <table:table-cell/>
          <table:table-cell table:style-name="ce368" table:formula="of:=((LEN([.N10])=0)*2)-(LEN([.P10])&gt;0)+([.S10]*(LEN([.V10])=0)+([.V10]=&quot;TBD&quot;))" office:value-type="float" office:value="0">
            <text:p>0</text:p>
          </table:table-cell>
          <table:table-cell/>
          <table:table-cell table:formula="of:=OR([.R10];(LEN([.M10])&gt;0))" office:value-type="boolean" office:boolean-value="false">
            <text:p>FALSO</text:p>
          </table:table-cell>
          <table:table-cell table:formula="of:=[.T9]+[.S10]" office:value-type="float" office:value="147">
            <text:p>147</text:p>
          </table:table-cell>
          <table:table-cell table:formula="of:=IF([.S10];&quot;SI&quot;;&quot;&quot;)">
            <text:p/>
          </table:table-cell>
          <table:table-cell/>
          <table:table-cell table:formula="of:=LEN([.H10])&gt;1" office:value-type="boolean" office:boolean-value="false">
            <text:p>FALSO</text:p>
          </table:table-cell>
          <table:table-cell office:value-type="float" office:value="9">
            <text:p>9</text:p>
          </table:table-cell>
        </table:table-row>
        <table:table-row table:style-name="ro6">
          <table:table-cell office:value-type="string">
            <text:p>INPUT_RES_4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11])" office:value-type="string" office:string-value="IN_INPUT_RES_4">
            <text:p>IN_INPUT_RES_4</text:p>
          </table:table-cell>
          <table:table-cell/>
          <table:table-cell table:formula="of:=IF(ISERROR(VLOOKUP([.D11];[BCM.$V$4:BCM.$W$200];2;0));&quot;&quot;;[.D11])" office:value-type="string" office:string-value="IN_INPUT_RES_4">
            <text:p>IN_INPUT_RES_4</text:p>
          </table:table-cell>
          <table:table-cell table:formula="of:=CONCATENATE(&quot;OUT_&quot;;[.A11])" office:value-type="string" office:string-value="OUT_INPUT_RES_4">
            <text:p>OUT_INPUT_RES_4</text:p>
          </table:table-cell>
          <table:table-cell table:formula="of:=IF(ISERROR(VLOOKUP([.G11];[BCM.$V$4:BCM.$W$200];2;0));&quot;&quot;;[.G11])">
            <text:p/>
          </table:table-cell>
          <table:table-cell table:formula="of:=IF(ISERROR(VLOOKUP([.D11];[BCM.$X$4:BCM.$X$200];1;0));&quot;&quot;;[.D11])">
            <text:p/>
          </table:table-cell>
          <table:table-cell table:formula="of:=IF(ISERROR(VLOOKUP(CONCATENATE([.D11];&quot;n&quot;);[BCM.$X$4:BCM.$X$200];1;0));&quot;&quot;;CONCATENATE([.D11];&quot;n&quot;))">
            <text:p/>
          </table:table-cell>
          <table:table-cell/>
          <table:table-cell table:formula="of:=FIND(&quot;_DGN&quot;;[.A11];1)" office:value-type="float" office:value="0">
            <text:p>#VALUE!</text:p>
          </table:table-cell>
          <table:table-cell table:formula="of:=IF(ISERROR([.L11]);&quot;&quot;;[.A11])">
            <text:p/>
          </table:table-cell>
          <table:table-cell table:formula="of:=SUBSTITUTE(CONCATENATE([.F11];[.H11];[.I11];[.J11];[.K11];[.M11]);&quot;_WUn&quot;;&quot;&quot;)" office:value-type="string" office:string-value="IN_INPUT_RES_4">
            <text:p>IN_INPUT_RES_4</text:p>
          </table:table-cell>
          <table:table-cell table:formula="of:=VLOOKUP([.N11];[bd_flows_aux.$A$2:.$B$160];2;0)" office:value-type="float" office:value="18">
            <text:p>18</text:p>
          </table:table-cell>
          <table:table-cell/>
          <table:table-cell table:style-name="ce368" table:formula="of:=((LEN([.N11])=0)*2)-(LEN([.P11])&gt;0)+([.S11]*(LEN([.V11])=0)+([.V11]=&quot;TBD&quot;))" office:value-type="float" office:value="0">
            <text:p>0</text:p>
          </table:table-cell>
          <table:table-cell/>
          <table:table-cell table:formula="of:=OR([.R11];(LEN([.M11])&gt;0))" office:value-type="boolean" office:boolean-value="false">
            <text:p>FALSO</text:p>
          </table:table-cell>
          <table:table-cell table:formula="of:=[.T10]+[.S11]" office:value-type="float" office:value="147">
            <text:p>147</text:p>
          </table:table-cell>
          <table:table-cell table:formula="of:=IF([.S11];&quot;SI&quot;;&quot;&quot;)">
            <text:p/>
          </table:table-cell>
          <table:table-cell/>
          <table:table-cell table:formula="of:=LEN([.H11])&gt;1" office:value-type="boolean" office:boolean-value="false">
            <text:p>FALSO</text:p>
          </table:table-cell>
          <table:table-cell office:value-type="float" office:value="10">
            <text:p>10</text:p>
          </table:table-cell>
        </table:table-row>
        <table:table-row table:style-name="ro6">
          <table:table-cell office:value-type="string">
            <text:p>INPUT_RES_5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12])" office:value-type="string" office:string-value="IN_INPUT_RES_5">
            <text:p>IN_INPUT_RES_5</text:p>
          </table:table-cell>
          <table:table-cell/>
          <table:table-cell table:formula="of:=IF(ISERROR(VLOOKUP([.D12];[BCM.$V$4:BCM.$W$200];2;0));&quot;&quot;;[.D12])" office:value-type="string" office:string-value="IN_INPUT_RES_5">
            <text:p>IN_INPUT_RES_5</text:p>
          </table:table-cell>
          <table:table-cell table:formula="of:=CONCATENATE(&quot;OUT_&quot;;[.A12])" office:value-type="string" office:string-value="OUT_INPUT_RES_5">
            <text:p>OUT_INPUT_RES_5</text:p>
          </table:table-cell>
          <table:table-cell table:formula="of:=IF(ISERROR(VLOOKUP([.G12];[BCM.$V$4:BCM.$W$200];2;0));&quot;&quot;;[.G12])">
            <text:p/>
          </table:table-cell>
          <table:table-cell table:formula="of:=IF(ISERROR(VLOOKUP([.D12];[BCM.$X$4:BCM.$X$200];1;0));&quot;&quot;;[.D12])">
            <text:p/>
          </table:table-cell>
          <table:table-cell table:formula="of:=IF(ISERROR(VLOOKUP(CONCATENATE([.D12];&quot;n&quot;);[BCM.$X$4:BCM.$X$200];1;0));&quot;&quot;;CONCATENATE([.D12];&quot;n&quot;))">
            <text:p/>
          </table:table-cell>
          <table:table-cell/>
          <table:table-cell table:formula="of:=FIND(&quot;_DGN&quot;;[.A12];1)" office:value-type="float" office:value="0">
            <text:p>#VALUE!</text:p>
          </table:table-cell>
          <table:table-cell table:formula="of:=IF(ISERROR([.L12]);&quot;&quot;;[.A12])">
            <text:p/>
          </table:table-cell>
          <table:table-cell table:formula="of:=SUBSTITUTE(CONCATENATE([.F12];[.H12];[.I12];[.J12];[.K12];[.M12]);&quot;_WUn&quot;;&quot;&quot;)" office:value-type="string" office:string-value="IN_INPUT_RES_5">
            <text:p>IN_INPUT_RES_5</text:p>
          </table:table-cell>
          <table:table-cell table:formula="of:=VLOOKUP([.N12];[bd_flows_aux.$A$2:.$B$160];2;0)" office:value-type="float" office:value="19">
            <text:p>19</text:p>
          </table:table-cell>
          <table:table-cell/>
          <table:table-cell table:style-name="ce368" table:formula="of:=((LEN([.N12])=0)*2)-(LEN([.P12])&gt;0)+([.S12]*(LEN([.V12])=0)+([.V12]=&quot;TBD&quot;))" office:value-type="float" office:value="0">
            <text:p>0</text:p>
          </table:table-cell>
          <table:table-cell/>
          <table:table-cell table:formula="of:=OR([.R12];(LEN([.M12])&gt;0))" office:value-type="boolean" office:boolean-value="false">
            <text:p>FALSO</text:p>
          </table:table-cell>
          <table:table-cell table:formula="of:=[.T11]+[.S12]" office:value-type="float" office:value="147">
            <text:p>147</text:p>
          </table:table-cell>
          <table:table-cell table:formula="of:=IF([.S12];&quot;SI&quot;;&quot;&quot;)">
            <text:p/>
          </table:table-cell>
          <table:table-cell/>
          <table:table-cell table:formula="of:=LEN([.H12])&gt;1" office:value-type="boolean" office:boolean-value="false">
            <text:p>FALSO</text:p>
          </table:table-cell>
          <table:table-cell office:value-type="float" office:value="11">
            <text:p>11</text:p>
          </table:table-cell>
        </table:table-row>
        <table:table-row table:style-name="ro6">
          <table:table-cell office:value-type="string">
            <text:p>LEV_NEUTRAL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13])" office:value-type="string" office:string-value="IN_LEV_NEUTRAL">
            <text:p>IN_LEV_NEUTRAL</text:p>
          </table:table-cell>
          <table:table-cell/>
          <table:table-cell table:formula="of:=IF(ISERROR(VLOOKUP([.D13];[BCM.$V$4:BCM.$W$200];2;0));&quot;&quot;;[.D13])" office:value-type="string" office:string-value="IN_LEV_NEUTRAL">
            <text:p>IN_LEV_NEUTRAL</text:p>
          </table:table-cell>
          <table:table-cell table:formula="of:=CONCATENATE(&quot;OUT_&quot;;[.A13])" office:value-type="string" office:string-value="OUT_LEV_NEUTRAL">
            <text:p>OUT_LEV_NEUTRAL</text:p>
          </table:table-cell>
          <table:table-cell table:formula="of:=IF(ISERROR(VLOOKUP([.G13];[BCM.$V$4:BCM.$W$200];2;0));&quot;&quot;;[.G13])">
            <text:p/>
          </table:table-cell>
          <table:table-cell table:formula="of:=IF(ISERROR(VLOOKUP([.D13];[BCM.$X$4:BCM.$X$200];1;0));&quot;&quot;;[.D13])">
            <text:p/>
          </table:table-cell>
          <table:table-cell table:formula="of:=IF(ISERROR(VLOOKUP(CONCATENATE([.D13];&quot;n&quot;);[BCM.$X$4:BCM.$X$200];1;0));&quot;&quot;;CONCATENATE([.D13];&quot;n&quot;))">
            <text:p/>
          </table:table-cell>
          <table:table-cell/>
          <table:table-cell table:formula="of:=FIND(&quot;_DGN&quot;;[.A13];1)" office:value-type="float" office:value="0">
            <text:p>#VALUE!</text:p>
          </table:table-cell>
          <table:table-cell table:formula="of:=IF(ISERROR([.L13]);&quot;&quot;;[.A13])">
            <text:p/>
          </table:table-cell>
          <table:table-cell table:formula="of:=SUBSTITUTE(CONCATENATE([.F13];[.H13];[.I13];[.J13];[.K13];[.M13]);&quot;_WUn&quot;;&quot;&quot;)" office:value-type="string" office:string-value="IN_LEV_NEUTRAL">
            <text:p>IN_LEV_NEUTRAL</text:p>
          </table:table-cell>
          <table:table-cell table:formula="of:=VLOOKUP([.N13];[bd_flows_aux.$A$2:.$B$160];2;0)" office:value-type="float" office:value="28">
            <text:p>28</text:p>
          </table:table-cell>
          <table:table-cell/>
          <table:table-cell table:style-name="ce368" table:formula="of:=((LEN([.N13])=0)*2)-(LEN([.P13])&gt;0)+([.S13]*(LEN([.V13])=0)+([.V13]=&quot;TBD&quot;))" office:value-type="float" office:value="0">
            <text:p>0</text:p>
          </table:table-cell>
          <table:table-cell/>
          <table:table-cell table:formula="of:=OR([.R13];(LEN([.M13])&gt;0))" office:value-type="boolean" office:boolean-value="false">
            <text:p>FALSO</text:p>
          </table:table-cell>
          <table:table-cell table:formula="of:=[.T12]+[.S13]" office:value-type="float" office:value="147">
            <text:p>147</text:p>
          </table:table-cell>
          <table:table-cell table:formula="of:=IF([.S13];&quot;SI&quot;;&quot;&quot;)">
            <text:p/>
          </table:table-cell>
          <table:table-cell/>
          <table:table-cell table:formula="of:=LEN([.H13])&gt;1" office:value-type="boolean" office:boolean-value="false">
            <text:p>FALSO</text:p>
          </table:table-cell>
          <table:table-cell office:value-type="float" office:value="12">
            <text:p>12</text:p>
          </table:table-cell>
        </table:table-row>
        <table:table-row table:style-name="ro6">
          <table:table-cell office:value-type="string">
            <text:p>INPUT_RES_1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14])" office:value-type="string" office:string-value="IN_INPUT_RES_1">
            <text:p>IN_INPUT_RES_1</text:p>
          </table:table-cell>
          <table:table-cell/>
          <table:table-cell table:formula="of:=IF(ISERROR(VLOOKUP([.D14];[BCM.$V$4:BCM.$W$200];2;0));&quot;&quot;;[.D14])" office:value-type="string" office:string-value="IN_INPUT_RES_1">
            <text:p>IN_INPUT_RES_1</text:p>
          </table:table-cell>
          <table:table-cell table:formula="of:=CONCATENATE(&quot;OUT_&quot;;[.A14])" office:value-type="string" office:string-value="OUT_INPUT_RES_1">
            <text:p>OUT_INPUT_RES_1</text:p>
          </table:table-cell>
          <table:table-cell table:formula="of:=IF(ISERROR(VLOOKUP([.G14];[BCM.$V$4:BCM.$W$200];2;0));&quot;&quot;;[.G14])">
            <text:p/>
          </table:table-cell>
          <table:table-cell table:formula="of:=IF(ISERROR(VLOOKUP([.D14];[BCM.$X$4:BCM.$X$200];1;0));&quot;&quot;;[.D14])">
            <text:p/>
          </table:table-cell>
          <table:table-cell table:formula="of:=IF(ISERROR(VLOOKUP(CONCATENATE([.D14];&quot;n&quot;);[BCM.$X$4:BCM.$X$200];1;0));&quot;&quot;;CONCATENATE([.D14];&quot;n&quot;))">
            <text:p/>
          </table:table-cell>
          <table:table-cell/>
          <table:table-cell table:formula="of:=FIND(&quot;_DGN&quot;;[.A14];1)" office:value-type="float" office:value="0">
            <text:p>#VALUE!</text:p>
          </table:table-cell>
          <table:table-cell table:formula="of:=IF(ISERROR([.L14]);&quot;&quot;;[.A14])">
            <text:p/>
          </table:table-cell>
          <table:table-cell table:formula="of:=SUBSTITUTE(CONCATENATE([.F14];[.H14];[.I14];[.J14];[.K14];[.M14]);&quot;_WUn&quot;;&quot;&quot;)" office:value-type="string" office:string-value="IN_INPUT_RES_1">
            <text:p>IN_INPUT_RES_1</text:p>
          </table:table-cell>
          <table:table-cell table:formula="of:=VLOOKUP([.N14];[bd_flows_aux.$A$2:.$B$160];2;0)" office:value-type="float" office:value="29">
            <text:p>29</text:p>
          </table:table-cell>
          <table:table-cell/>
          <table:table-cell table:style-name="ce368" table:formula="of:=((LEN([.N14])=0)*2)-(LEN([.P14])&gt;0)+([.S14]*(LEN([.V14])=0)+([.V14]=&quot;TBD&quot;))" office:value-type="float" office:value="0">
            <text:p>0</text:p>
          </table:table-cell>
          <table:table-cell/>
          <table:table-cell table:formula="of:=OR([.R14];(LEN([.M14])&gt;0))" office:value-type="boolean" office:boolean-value="false">
            <text:p>FALSO</text:p>
          </table:table-cell>
          <table:table-cell table:formula="of:=[.T13]+[.S14]" office:value-type="float" office:value="147">
            <text:p>147</text:p>
          </table:table-cell>
          <table:table-cell table:formula="of:=IF([.S14];&quot;SI&quot;;&quot;&quot;)">
            <text:p/>
          </table:table-cell>
          <table:table-cell/>
          <table:table-cell table:formula="of:=LEN([.H14])&gt;1" office:value-type="boolean" office:boolean-value="false">
            <text:p>FALSO</text:p>
          </table:table-cell>
          <table:table-cell office:value-type="float" office:value="13">
            <text:p>13</text:p>
          </table:table-cell>
        </table:table-row>
        <table:table-row table:style-name="ro6">
          <table:table-cell office:value-type="string">
            <text:p>INPUT_RES_2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15])" office:value-type="string" office:string-value="IN_INPUT_RES_2">
            <text:p>IN_INPUT_RES_2</text:p>
          </table:table-cell>
          <table:table-cell/>
          <table:table-cell table:formula="of:=IF(ISERROR(VLOOKUP([.D15];[BCM.$V$4:BCM.$W$200];2;0));&quot;&quot;;[.D15])" office:value-type="string" office:string-value="IN_INPUT_RES_2">
            <text:p>IN_INPUT_RES_2</text:p>
          </table:table-cell>
          <table:table-cell table:formula="of:=CONCATENATE(&quot;OUT_&quot;;[.A15])" office:value-type="string" office:string-value="OUT_INPUT_RES_2">
            <text:p>OUT_INPUT_RES_2</text:p>
          </table:table-cell>
          <table:table-cell table:formula="of:=IF(ISERROR(VLOOKUP([.G15];[BCM.$V$4:BCM.$W$200];2;0));&quot;&quot;;[.G15])">
            <text:p/>
          </table:table-cell>
          <table:table-cell table:formula="of:=IF(ISERROR(VLOOKUP([.D15];[BCM.$X$4:BCM.$X$200];1;0));&quot;&quot;;[.D15])">
            <text:p/>
          </table:table-cell>
          <table:table-cell table:formula="of:=IF(ISERROR(VLOOKUP(CONCATENATE([.D15];&quot;n&quot;);[BCM.$X$4:BCM.$X$200];1;0));&quot;&quot;;CONCATENATE([.D15];&quot;n&quot;))">
            <text:p/>
          </table:table-cell>
          <table:table-cell/>
          <table:table-cell table:formula="of:=FIND(&quot;_DGN&quot;;[.A15];1)" office:value-type="float" office:value="0">
            <text:p>#VALUE!</text:p>
          </table:table-cell>
          <table:table-cell table:formula="of:=IF(ISERROR([.L15]);&quot;&quot;;[.A15])">
            <text:p/>
          </table:table-cell>
          <table:table-cell table:formula="of:=SUBSTITUTE(CONCATENATE([.F15];[.H15];[.I15];[.J15];[.K15];[.M15]);&quot;_WUn&quot;;&quot;&quot;)" office:value-type="string" office:string-value="IN_INPUT_RES_2">
            <text:p>IN_INPUT_RES_2</text:p>
          </table:table-cell>
          <table:table-cell table:formula="of:=VLOOKUP([.N15];[bd_flows_aux.$A$2:.$B$160];2;0)" office:value-type="float" office:value="30">
            <text:p>30</text:p>
          </table:table-cell>
          <table:table-cell/>
          <table:table-cell table:style-name="ce368" table:formula="of:=((LEN([.N15])=0)*2)-(LEN([.P15])&gt;0)+([.S15]*(LEN([.V15])=0)+([.V15]=&quot;TBD&quot;))" office:value-type="float" office:value="0">
            <text:p>0</text:p>
          </table:table-cell>
          <table:table-cell/>
          <table:table-cell table:formula="of:=OR([.R15];(LEN([.M15])&gt;0))" office:value-type="boolean" office:boolean-value="false">
            <text:p>FALSO</text:p>
          </table:table-cell>
          <table:table-cell table:formula="of:=[.T14]+[.S15]" office:value-type="float" office:value="147">
            <text:p>147</text:p>
          </table:table-cell>
          <table:table-cell table:formula="of:=IF([.S15];&quot;SI&quot;;&quot;&quot;)">
            <text:p/>
          </table:table-cell>
          <table:table-cell/>
          <table:table-cell table:formula="of:=LEN([.H15])&gt;1" office:value-type="boolean" office:boolean-value="false">
            <text:p>FALSO</text:p>
          </table:table-cell>
          <table:table-cell office:value-type="float" office:value="14">
            <text:p>14</text:p>
          </table:table-cell>
        </table:table-row>
        <table:table-row table:style-name="ro6">
          <table:table-cell office:value-type="string">
            <text:p>INPUT_RES_3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16])" office:value-type="string" office:string-value="IN_INPUT_RES_3">
            <text:p>IN_INPUT_RES_3</text:p>
          </table:table-cell>
          <table:table-cell/>
          <table:table-cell table:formula="of:=IF(ISERROR(VLOOKUP([.D16];[BCM.$V$4:BCM.$W$200];2;0));&quot;&quot;;[.D16])" office:value-type="string" office:string-value="IN_INPUT_RES_3">
            <text:p>IN_INPUT_RES_3</text:p>
          </table:table-cell>
          <table:table-cell table:formula="of:=CONCATENATE(&quot;OUT_&quot;;[.A16])" office:value-type="string" office:string-value="OUT_INPUT_RES_3">
            <text:p>OUT_INPUT_RES_3</text:p>
          </table:table-cell>
          <table:table-cell table:formula="of:=IF(ISERROR(VLOOKUP([.G16];[BCM.$V$4:BCM.$W$200];2;0));&quot;&quot;;[.G16])">
            <text:p/>
          </table:table-cell>
          <table:table-cell table:formula="of:=IF(ISERROR(VLOOKUP([.D16];[BCM.$X$4:BCM.$X$200];1;0));&quot;&quot;;[.D16])">
            <text:p/>
          </table:table-cell>
          <table:table-cell table:formula="of:=IF(ISERROR(VLOOKUP(CONCATENATE([.D16];&quot;n&quot;);[BCM.$X$4:BCM.$X$200];1;0));&quot;&quot;;CONCATENATE([.D16];&quot;n&quot;))">
            <text:p/>
          </table:table-cell>
          <table:table-cell/>
          <table:table-cell table:formula="of:=FIND(&quot;_DGN&quot;;[.A16];1)" office:value-type="float" office:value="0">
            <text:p>#VALUE!</text:p>
          </table:table-cell>
          <table:table-cell table:formula="of:=IF(ISERROR([.L16]);&quot;&quot;;[.A16])">
            <text:p/>
          </table:table-cell>
          <table:table-cell table:formula="of:=SUBSTITUTE(CONCATENATE([.F16];[.H16];[.I16];[.J16];[.K16];[.M16]);&quot;_WUn&quot;;&quot;&quot;)" office:value-type="string" office:string-value="IN_INPUT_RES_3">
            <text:p>IN_INPUT_RES_3</text:p>
          </table:table-cell>
          <table:table-cell table:formula="of:=VLOOKUP([.N16];[bd_flows_aux.$A$2:.$B$160];2;0)" office:value-type="float" office:value="31">
            <text:p>31</text:p>
          </table:table-cell>
          <table:table-cell/>
          <table:table-cell table:style-name="ce368" table:formula="of:=((LEN([.N16])=0)*2)-(LEN([.P16])&gt;0)+([.S16]*(LEN([.V16])=0)+([.V16]=&quot;TBD&quot;))" office:value-type="float" office:value="0">
            <text:p>0</text:p>
          </table:table-cell>
          <table:table-cell/>
          <table:table-cell table:formula="of:=OR([.R16];(LEN([.M16])&gt;0))" office:value-type="boolean" office:boolean-value="false">
            <text:p>FALSO</text:p>
          </table:table-cell>
          <table:table-cell table:formula="of:=[.T15]+[.S16]" office:value-type="float" office:value="147">
            <text:p>147</text:p>
          </table:table-cell>
          <table:table-cell table:formula="of:=IF([.S16];&quot;SI&quot;;&quot;&quot;)">
            <text:p/>
          </table:table-cell>
          <table:table-cell/>
          <table:table-cell table:formula="of:=LEN([.H16])&gt;1" office:value-type="boolean" office:boolean-value="false">
            <text:p>FALSO</text:p>
          </table:table-cell>
          <table:table-cell office:value-type="float" office:value="15">
            <text:p>15</text:p>
          </table:table-cell>
        </table:table-row>
        <table:table-row table:style-name="ro6">
          <table:table-cell office:value-type="string">
            <text:p>BUT_IGNITION_WUn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17])" office:value-type="string" office:string-value="IN_BUT_IGNITION_WUn">
            <text:p>IN_BUT_IGNITION_WUn</text:p>
          </table:table-cell>
          <table:table-cell/>
          <table:table-cell table:formula="of:=IF(ISERROR(VLOOKUP([.D17];[BCM.$V$4:BCM.$W$200];2;0));&quot;&quot;;[.D17])">
            <text:p/>
          </table:table-cell>
          <table:table-cell table:formula="of:=CONCATENATE(&quot;OUT_&quot;;[.A17])" office:value-type="string" office:string-value="OUT_BUT_IGNITION_WUn">
            <text:p>OUT_BUT_IGNITION_WUn</text:p>
          </table:table-cell>
          <table:table-cell table:formula="of:=IF(ISERROR(VLOOKUP([.G17];[BCM.$V$4:BCM.$W$200];2;0));&quot;&quot;;[.G17])">
            <text:p/>
          </table:table-cell>
          <table:table-cell table:formula="of:=IF(ISERROR(VLOOKUP([.D17];[BCM.$X$4:BCM.$X$200];1;0));&quot;&quot;;[.D17])" office:value-type="string" office:string-value="IN_BUT_IGNITION_WUn">
            <text:p>IN_BUT_IGNITION_WUn</text:p>
          </table:table-cell>
          <table:table-cell table:formula="of:=IF(ISERROR(VLOOKUP(CONCATENATE([.D17];&quot;n&quot;);[BCM.$X$4:BCM.$X$200];1;0));&quot;&quot;;CONCATENATE([.D17];&quot;n&quot;))">
            <text:p/>
          </table:table-cell>
          <table:table-cell/>
          <table:table-cell table:formula="of:=FIND(&quot;_DGN&quot;;[.A17];1)" office:value-type="float" office:value="0">
            <text:p>#VALUE!</text:p>
          </table:table-cell>
          <table:table-cell table:formula="of:=IF(ISERROR([.L17]);&quot;&quot;;[.A17])">
            <text:p/>
          </table:table-cell>
          <table:table-cell table:formula="of:=SUBSTITUTE(CONCATENATE([.F17];[.H17];[.I17];[.J17];[.K17];[.M17]);&quot;_WUn&quot;;&quot;&quot;)" office:value-type="string" office:string-value="IN_BUT_IGNITION">
            <text:p>IN_BUT_IGNITION</text:p>
          </table:table-cell>
          <table:table-cell table:formula="of:=VLOOKUP([.N17];[bd_flows_aux.$A$2:.$B$160];2;0)" office:value-type="float" office:value="34">
            <text:p>34</text:p>
          </table:table-cell>
          <table:table-cell/>
          <table:table-cell table:style-name="ce368" table:formula="of:=((LEN([.N17])=0)*2)-(LEN([.P17])&gt;0)+([.S17]*(LEN([.V17])=0)+([.V17]=&quot;TBD&quot;))" office:value-type="float" office:value="0">
            <text:p>0</text:p>
          </table:table-cell>
          <table:table-cell/>
          <table:table-cell table:formula="of:=OR([.R17];(LEN([.M17])&gt;0))" office:value-type="boolean" office:boolean-value="false">
            <text:p>FALSO</text:p>
          </table:table-cell>
          <table:table-cell table:formula="of:=[.T16]+[.S17]" office:value-type="float" office:value="147">
            <text:p>147</text:p>
          </table:table-cell>
          <table:table-cell table:formula="of:=IF([.S17];&quot;SI&quot;;&quot;&quot;)">
            <text:p/>
          </table:table-cell>
          <table:table-cell/>
          <table:table-cell table:formula="of:=LEN([.H17])&gt;1" office:value-type="boolean" office:boolean-value="false">
            <text:p>FALSO</text:p>
          </table:table-cell>
          <table:table-cell office:value-type="float" office:value="16">
            <text:p>16</text:p>
          </table:table-cell>
        </table:table-row>
        <table:table-row table:style-name="ro6">
          <table:table-cell office:value-type="string">
            <text:p>BUT_WARNING_WUn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18])" office:value-type="string" office:string-value="IN_BUT_WARNING_WUn">
            <text:p>IN_BUT_WARNING_WUn</text:p>
          </table:table-cell>
          <table:table-cell/>
          <table:table-cell table:formula="of:=IF(ISERROR(VLOOKUP([.D18];[BCM.$V$4:BCM.$W$200];2;0));&quot;&quot;;[.D18])">
            <text:p/>
          </table:table-cell>
          <table:table-cell table:formula="of:=CONCATENATE(&quot;OUT_&quot;;[.A18])" office:value-type="string" office:string-value="OUT_BUT_WARNING_WUn">
            <text:p>OUT_BUT_WARNING_WUn</text:p>
          </table:table-cell>
          <table:table-cell table:formula="of:=IF(ISERROR(VLOOKUP([.G18];[BCM.$V$4:BCM.$W$200];2;0));&quot;&quot;;[.G18])">
            <text:p/>
          </table:table-cell>
          <table:table-cell table:formula="of:=IF(ISERROR(VLOOKUP([.D18];[BCM.$X$4:BCM.$X$200];1;0));&quot;&quot;;[.D18])" office:value-type="string" office:string-value="IN_BUT_WARNING_WUn">
            <text:p>IN_BUT_WARNING_WUn</text:p>
          </table:table-cell>
          <table:table-cell table:formula="of:=IF(ISERROR(VLOOKUP(CONCATENATE([.D18];&quot;n&quot;);[BCM.$X$4:BCM.$X$200];1;0));&quot;&quot;;CONCATENATE([.D18];&quot;n&quot;))">
            <text:p/>
          </table:table-cell>
          <table:table-cell/>
          <table:table-cell table:formula="of:=FIND(&quot;_DGN&quot;;[.A18];1)" office:value-type="float" office:value="0">
            <text:p>#VALUE!</text:p>
          </table:table-cell>
          <table:table-cell table:formula="of:=IF(ISERROR([.L18]);&quot;&quot;;[.A18])">
            <text:p/>
          </table:table-cell>
          <table:table-cell table:formula="of:=SUBSTITUTE(CONCATENATE([.F18];[.H18];[.I18];[.J18];[.K18];[.M18]);&quot;_WUn&quot;;&quot;&quot;)" office:value-type="string" office:string-value="IN_BUT_WARNING">
            <text:p>IN_BUT_WARNING</text:p>
          </table:table-cell>
          <table:table-cell table:formula="of:=VLOOKUP([.N18];[bd_flows_aux.$A$2:.$B$160];2;0)" office:value-type="float" office:value="35">
            <text:p>35</text:p>
          </table:table-cell>
          <table:table-cell/>
          <table:table-cell table:style-name="ce368" table:formula="of:=((LEN([.N18])=0)*2)-(LEN([.P18])&gt;0)+([.S18]*(LEN([.V18])=0)+([.V18]=&quot;TBD&quot;))" office:value-type="float" office:value="0">
            <text:p>0</text:p>
          </table:table-cell>
          <table:table-cell/>
          <table:table-cell table:formula="of:=OR([.R18];(LEN([.M18])&gt;0))" office:value-type="boolean" office:boolean-value="false">
            <text:p>FALSO</text:p>
          </table:table-cell>
          <table:table-cell table:formula="of:=[.T17]+[.S18]" office:value-type="float" office:value="147">
            <text:p>147</text:p>
          </table:table-cell>
          <table:table-cell table:formula="of:=IF([.S18];&quot;SI&quot;;&quot;&quot;)">
            <text:p/>
          </table:table-cell>
          <table:table-cell/>
          <table:table-cell table:formula="of:=LEN([.H18])&gt;1" office:value-type="boolean" office:boolean-value="false">
            <text:p>FALSO</text:p>
          </table:table-cell>
          <table:table-cell office:value-type="float" office:value="17">
            <text:p>17</text:p>
          </table:table-cell>
        </table:table-row>
        <table:table-row table:style-name="ro6">
          <table:table-cell office:value-type="string">
            <text:p>LEV_PARK_LAMP_WU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19])" office:value-type="string" office:string-value="IN_LEV_PARK_LAMP_WU">
            <text:p>IN_LEV_PARK_LAMP_WU</text:p>
          </table:table-cell>
          <table:table-cell/>
          <table:table-cell table:formula="of:=IF(ISERROR(VLOOKUP([.D19];[BCM.$V$4:BCM.$W$200];2;0));&quot;&quot;;[.D19])">
            <text:p/>
          </table:table-cell>
          <table:table-cell table:formula="of:=CONCATENATE(&quot;OUT_&quot;;[.A19])" office:value-type="string" office:string-value="OUT_LEV_PARK_LAMP_WU">
            <text:p>OUT_LEV_PARK_LAMP_WU</text:p>
          </table:table-cell>
          <table:table-cell table:formula="of:=IF(ISERROR(VLOOKUP([.G19];[BCM.$V$4:BCM.$W$200];2;0));&quot;&quot;;[.G19])">
            <text:p/>
          </table:table-cell>
          <table:table-cell table:formula="of:=IF(ISERROR(VLOOKUP([.D19];[BCM.$X$4:BCM.$X$200];1;0));&quot;&quot;;[.D19])">
            <text:p/>
          </table:table-cell>
          <table:table-cell table:formula="of:=IF(ISERROR(VLOOKUP(CONCATENATE([.D19];&quot;n&quot;);[BCM.$X$4:BCM.$X$200];1;0));&quot;&quot;;CONCATENATE([.D19];&quot;n&quot;))" office:value-type="string" office:string-value="IN_LEV_PARK_LAMP_WUn">
            <text:p>IN_LEV_PARK_LAMP_WUn</text:p>
          </table:table-cell>
          <table:table-cell/>
          <table:table-cell table:formula="of:=FIND(&quot;_DGN&quot;;[.A19];1)" office:value-type="float" office:value="0">
            <text:p>#VALUE!</text:p>
          </table:table-cell>
          <table:table-cell table:formula="of:=IF(ISERROR([.L19]);&quot;&quot;;[.A19])">
            <text:p/>
          </table:table-cell>
          <table:table-cell table:formula="of:=SUBSTITUTE(CONCATENATE([.F19];[.H19];[.I19];[.J19];[.K19];[.M19]);&quot;_WUn&quot;;&quot;&quot;)" office:value-type="string" office:string-value="IN_LEV_PARK_LAMP">
            <text:p>IN_LEV_PARK_LAMP</text:p>
          </table:table-cell>
          <table:table-cell table:formula="of:=VLOOKUP([.N19];[bd_flows_aux.$A$2:.$B$160];2;0)" office:value-type="float" office:value="16">
            <text:p>16</text:p>
          </table:table-cell>
          <table:table-cell/>
          <table:table-cell table:style-name="ce368" table:formula="of:=((LEN([.N19])=0)*2)-(LEN([.P19])&gt;0)+([.S19]*(LEN([.V19])=0)+([.V19]=&quot;TBD&quot;))" office:value-type="float" office:value="0">
            <text:p>0</text:p>
          </table:table-cell>
          <table:table-cell/>
          <table:table-cell table:formula="of:=OR([.R19];(LEN([.M19])&gt;0))" office:value-type="boolean" office:boolean-value="false">
            <text:p>FALSO</text:p>
          </table:table-cell>
          <table:table-cell table:formula="of:=[.T18]+[.S19]" office:value-type="float" office:value="147">
            <text:p>147</text:p>
          </table:table-cell>
          <table:table-cell table:formula="of:=IF([.S19];&quot;SI&quot;;&quot;&quot;)">
            <text:p/>
          </table:table-cell>
          <table:table-cell/>
          <table:table-cell table:formula="of:=LEN([.H19])&gt;1" office:value-type="boolean" office:boolean-value="false">
            <text:p>FALSO</text:p>
          </table:table-cell>
          <table:table-cell office:value-type="float" office:value="18">
            <text:p>18</text:p>
          </table:table-cell>
        </table:table-row>
        <table:table-row table:style-name="ro6">
          <table:table-cell office:value-type="string">
            <text:p>MAINS_ON_BMS_WUn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20])" office:value-type="string" office:string-value="IN_MAINS_ON_BMS_WUn">
            <text:p>IN_MAINS_ON_BMS_WUn</text:p>
          </table:table-cell>
          <table:table-cell/>
          <table:table-cell table:formula="of:=IF(ISERROR(VLOOKUP([.D20];[BCM.$V$4:BCM.$W$200];2;0));&quot;&quot;;[.D20])">
            <text:p/>
          </table:table-cell>
          <table:table-cell table:formula="of:=CONCATENATE(&quot;OUT_&quot;;[.A20])" office:value-type="string" office:string-value="OUT_MAINS_ON_BMS_WUn">
            <text:p>OUT_MAINS_ON_BMS_WUn</text:p>
          </table:table-cell>
          <table:table-cell table:formula="of:=IF(ISERROR(VLOOKUP([.G20];[BCM.$V$4:BCM.$W$200];2;0));&quot;&quot;;[.G20])">
            <text:p/>
          </table:table-cell>
          <table:table-cell table:formula="of:=IF(ISERROR(VLOOKUP([.D20];[BCM.$X$4:BCM.$X$200];1;0));&quot;&quot;;[.D20])" office:value-type="string" office:string-value="IN_MAINS_ON_BMS_WUn">
            <text:p>IN_MAINS_ON_BMS_WUn</text:p>
          </table:table-cell>
          <table:table-cell table:formula="of:=IF(ISERROR(VLOOKUP(CONCATENATE([.D20];&quot;n&quot;);[BCM.$X$4:BCM.$X$200];1;0));&quot;&quot;;CONCATENATE([.D20];&quot;n&quot;))">
            <text:p/>
          </table:table-cell>
          <table:table-cell/>
          <table:table-cell table:formula="of:=FIND(&quot;_DGN&quot;;[.A20];1)" office:value-type="float" office:value="0">
            <text:p>#VALUE!</text:p>
          </table:table-cell>
          <table:table-cell table:formula="of:=IF(ISERROR([.L20]);&quot;&quot;;[.A20])">
            <text:p/>
          </table:table-cell>
          <table:table-cell table:formula="of:=SUBSTITUTE(CONCATENATE([.F20];[.H20];[.I20];[.J20];[.K20];[.M20]);&quot;_WUn&quot;;&quot;&quot;)" office:value-type="string" office:string-value="IN_MAINS_ON_BMS">
            <text:p>IN_MAINS_ON_BMS</text:p>
          </table:table-cell>
          <table:table-cell table:formula="of:=VLOOKUP([.N20];[bd_flows_aux.$A$2:.$B$160];2;0)" office:value-type="float" office:value="37">
            <text:p>37</text:p>
          </table:table-cell>
          <table:table-cell/>
          <table:table-cell table:style-name="ce368" table:formula="of:=((LEN([.N20])=0)*2)-(LEN([.P20])&gt;0)+([.S20]*(LEN([.V20])=0)+([.V20]=&quot;TBD&quot;))" office:value-type="float" office:value="0">
            <text:p>0</text:p>
          </table:table-cell>
          <table:table-cell/>
          <table:table-cell table:formula="of:=OR([.R20];(LEN([.M20])&gt;0))" office:value-type="boolean" office:boolean-value="false">
            <text:p>FALSO</text:p>
          </table:table-cell>
          <table:table-cell table:formula="of:=[.T19]+[.S20]" office:value-type="float" office:value="147">
            <text:p>147</text:p>
          </table:table-cell>
          <table:table-cell table:formula="of:=IF([.S20];&quot;SI&quot;;&quot;&quot;)">
            <text:p/>
          </table:table-cell>
          <table:table-cell/>
          <table:table-cell table:formula="of:=LEN([.H20])&gt;1" office:value-type="boolean" office:boolean-value="false">
            <text:p>FALSO</text:p>
          </table:table-cell>
          <table:table-cell office:value-type="float" office:value="19">
            <text:p>19</text:p>
          </table:table-cell>
        </table:table-row>
        <table:table-row table:style-name="ro6">
          <table:table-cell office:value-type="string">
            <text:p>WAKEUP_GRAL_WUn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21])" office:value-type="string" office:string-value="IN_WAKEUP_GRAL_WUn">
            <text:p>IN_WAKEUP_GRAL_WUn</text:p>
          </table:table-cell>
          <table:table-cell/>
          <table:table-cell table:formula="of:=IF(ISERROR(VLOOKUP([.D21];[BCM.$V$4:BCM.$W$200];2;0));&quot;&quot;;[.D21])">
            <text:p/>
          </table:table-cell>
          <table:table-cell table:formula="of:=CONCATENATE(&quot;OUT_&quot;;[.A21])" office:value-type="string" office:string-value="OUT_WAKEUP_GRAL_WUn">
            <text:p>OUT_WAKEUP_GRAL_WUn</text:p>
          </table:table-cell>
          <table:table-cell table:formula="of:=IF(ISERROR(VLOOKUP([.G21];[BCM.$V$4:BCM.$W$200];2;0));&quot;&quot;;[.G21])">
            <text:p/>
          </table:table-cell>
          <table:table-cell table:formula="of:=IF(ISERROR(VLOOKUP([.D21];[BCM.$X$4:BCM.$X$200];1;0));&quot;&quot;;[.D21])" office:value-type="string" office:string-value="IN_WAKEUP_GRAL_WUn">
            <text:p>IN_WAKEUP_GRAL_WUn</text:p>
          </table:table-cell>
          <table:table-cell table:formula="of:=IF(ISERROR(VLOOKUP(CONCATENATE([.D21];&quot;n&quot;);[BCM.$X$4:BCM.$X$200];1;0));&quot;&quot;;CONCATENATE([.D21];&quot;n&quot;))">
            <text:p/>
          </table:table-cell>
          <table:table-cell/>
          <table:table-cell table:formula="of:=FIND(&quot;_DGN&quot;;[.A21];1)" office:value-type="float" office:value="0">
            <text:p>#VALUE!</text:p>
          </table:table-cell>
          <table:table-cell table:formula="of:=IF(ISERROR([.L21]);&quot;&quot;;[.A21])">
            <text:p/>
          </table:table-cell>
          <table:table-cell table:formula="of:=SUBSTITUTE(CONCATENATE([.F21];[.H21];[.I21];[.J21];[.K21];[.M21]);&quot;_WUn&quot;;&quot;&quot;)" office:value-type="string" office:string-value="IN_WAKEUP_GRAL">
            <text:p>IN_WAKEUP_GRAL</text:p>
          </table:table-cell>
          <table:table-cell table:formula="of:=VLOOKUP([.N21];[bd_flows_aux.$A$2:.$B$160];2;0)" office:value-type="float" office:value="38">
            <text:p>38</text:p>
          </table:table-cell>
          <table:table-cell/>
          <table:table-cell table:style-name="ce368" table:formula="of:=((LEN([.N21])=0)*2)-(LEN([.P21])&gt;0)+([.S21]*(LEN([.V21])=0)+([.V21]=&quot;TBD&quot;))" office:value-type="float" office:value="0">
            <text:p>0</text:p>
          </table:table-cell>
          <table:table-cell/>
          <table:table-cell table:formula="of:=OR([.R21];(LEN([.M21])&gt;0))" office:value-type="boolean" office:boolean-value="false">
            <text:p>FALSO</text:p>
          </table:table-cell>
          <table:table-cell table:formula="of:=[.T20]+[.S21]" office:value-type="float" office:value="147">
            <text:p>147</text:p>
          </table:table-cell>
          <table:table-cell table:formula="of:=IF([.S21];&quot;SI&quot;;&quot;&quot;)">
            <text:p/>
          </table:table-cell>
          <table:table-cell/>
          <table:table-cell table:formula="of:=LEN([.H21])&gt;1" office:value-type="boolean" office:boolean-value="false">
            <text:p>FALSO</text:p>
          </table:table-cell>
          <table:table-cell office:value-type="float" office:value="20">
            <text:p>20</text:p>
          </table:table-cell>
        </table:table-row>
        <table:table-row table:style-name="ro6">
          <table:table-cell office:value-type="string">
            <text:p>RFID_OPEN_WUn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22])" office:value-type="string" office:string-value="IN_RFID_OPEN_WUn">
            <text:p>IN_RFID_OPEN_WUn</text:p>
          </table:table-cell>
          <table:table-cell/>
          <table:table-cell table:formula="of:=IF(ISERROR(VLOOKUP([.D22];[BCM.$V$4:BCM.$W$200];2;0));&quot;&quot;;[.D22])">
            <text:p/>
          </table:table-cell>
          <table:table-cell table:formula="of:=CONCATENATE(&quot;OUT_&quot;;[.A22])" office:value-type="string" office:string-value="OUT_RFID_OPEN_WUn">
            <text:p>OUT_RFID_OPEN_WUn</text:p>
          </table:table-cell>
          <table:table-cell table:formula="of:=IF(ISERROR(VLOOKUP([.G22];[BCM.$V$4:BCM.$W$200];2;0));&quot;&quot;;[.G22])">
            <text:p/>
          </table:table-cell>
          <table:table-cell table:formula="of:=IF(ISERROR(VLOOKUP([.D22];[BCM.$X$4:BCM.$X$200];1;0));&quot;&quot;;[.D22])" office:value-type="string" office:string-value="IN_RFID_OPEN_WUn">
            <text:p>IN_RFID_OPEN_WUn</text:p>
          </table:table-cell>
          <table:table-cell table:formula="of:=IF(ISERROR(VLOOKUP(CONCATENATE([.D22];&quot;n&quot;);[BCM.$X$4:BCM.$X$200];1;0));&quot;&quot;;CONCATENATE([.D22];&quot;n&quot;))">
            <text:p/>
          </table:table-cell>
          <table:table-cell/>
          <table:table-cell table:formula="of:=FIND(&quot;_DGN&quot;;[.A22];1)" office:value-type="float" office:value="0">
            <text:p>#VALUE!</text:p>
          </table:table-cell>
          <table:table-cell table:formula="of:=IF(ISERROR([.L22]);&quot;&quot;;[.A22])">
            <text:p/>
          </table:table-cell>
          <table:table-cell table:formula="of:=SUBSTITUTE(CONCATENATE([.F22];[.H22];[.I22];[.J22];[.K22];[.M22]);&quot;_WUn&quot;;&quot;&quot;)" office:value-type="string" office:string-value="IN_RFID_OPEN">
            <text:p>IN_RFID_OPEN</text:p>
          </table:table-cell>
          <table:table-cell table:formula="of:=VLOOKUP([.N22];[bd_flows_aux.$A$2:.$B$160];2;0)" office:value-type="float" office:value="39">
            <text:p>39</text:p>
          </table:table-cell>
          <table:table-cell/>
          <table:table-cell table:style-name="ce368" table:formula="of:=((LEN([.N22])=0)*2)-(LEN([.P22])&gt;0)+([.S22]*(LEN([.V22])=0)+([.V22]=&quot;TBD&quot;))" office:value-type="float" office:value="0">
            <text:p>0</text:p>
          </table:table-cell>
          <table:table-cell/>
          <table:table-cell table:formula="of:=OR([.R22];(LEN([.M22])&gt;0))" office:value-type="boolean" office:boolean-value="false">
            <text:p>FALSO</text:p>
          </table:table-cell>
          <table:table-cell table:formula="of:=[.T21]+[.S22]" office:value-type="float" office:value="147">
            <text:p>147</text:p>
          </table:table-cell>
          <table:table-cell table:formula="of:=IF([.S22];&quot;SI&quot;;&quot;&quot;)">
            <text:p/>
          </table:table-cell>
          <table:table-cell/>
          <table:table-cell table:formula="of:=LEN([.H22])&gt;1" office:value-type="boolean" office:boolean-value="false">
            <text:p>FALSO</text:p>
          </table:table-cell>
          <table:table-cell office:value-type="float" office:value="21">
            <text:p>21</text:p>
          </table:table-cell>
        </table:table-row>
        <table:table-row table:style-name="ro6">
          <table:table-cell office:value-type="string">
            <text:p>RKE_OPEN_WUn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23])" office:value-type="string" office:string-value="IN_RKE_OPEN_WUn">
            <text:p>IN_RKE_OPEN_WUn</text:p>
          </table:table-cell>
          <table:table-cell/>
          <table:table-cell table:formula="of:=IF(ISERROR(VLOOKUP([.D23];[BCM.$V$4:BCM.$W$200];2;0));&quot;&quot;;[.D23])">
            <text:p/>
          </table:table-cell>
          <table:table-cell table:formula="of:=CONCATENATE(&quot;OUT_&quot;;[.A23])" office:value-type="string" office:string-value="OUT_RKE_OPEN_WUn">
            <text:p>OUT_RKE_OPEN_WUn</text:p>
          </table:table-cell>
          <table:table-cell table:formula="of:=IF(ISERROR(VLOOKUP([.G23];[BCM.$V$4:BCM.$W$200];2;0));&quot;&quot;;[.G23])">
            <text:p/>
          </table:table-cell>
          <table:table-cell table:formula="of:=IF(ISERROR(VLOOKUP([.D23];[BCM.$X$4:BCM.$X$200];1;0));&quot;&quot;;[.D23])" office:value-type="string" office:string-value="IN_RKE_OPEN_WUn">
            <text:p>IN_RKE_OPEN_WUn</text:p>
          </table:table-cell>
          <table:table-cell table:formula="of:=IF(ISERROR(VLOOKUP(CONCATENATE([.D23];&quot;n&quot;);[BCM.$X$4:BCM.$X$200];1;0));&quot;&quot;;CONCATENATE([.D23];&quot;n&quot;))">
            <text:p/>
          </table:table-cell>
          <table:table-cell/>
          <table:table-cell table:formula="of:=FIND(&quot;_DGN&quot;;[.A23];1)" office:value-type="float" office:value="0">
            <text:p>#VALUE!</text:p>
          </table:table-cell>
          <table:table-cell table:formula="of:=IF(ISERROR([.L23]);&quot;&quot;;[.A23])">
            <text:p/>
          </table:table-cell>
          <table:table-cell table:formula="of:=SUBSTITUTE(CONCATENATE([.F23];[.H23];[.I23];[.J23];[.K23];[.M23]);&quot;_WUn&quot;;&quot;&quot;)" office:value-type="string" office:string-value="IN_RKE_OPEN">
            <text:p>IN_RKE_OPEN</text:p>
          </table:table-cell>
          <table:table-cell table:formula="of:=VLOOKUP([.N23];[bd_flows_aux.$A$2:.$B$160];2;0)" office:value-type="float" office:value="40">
            <text:p>40</text:p>
          </table:table-cell>
          <table:table-cell/>
          <table:table-cell table:style-name="ce368" table:formula="of:=((LEN([.N23])=0)*2)-(LEN([.P23])&gt;0)+([.S23]*(LEN([.V23])=0)+([.V23]=&quot;TBD&quot;))" office:value-type="float" office:value="0">
            <text:p>0</text:p>
          </table:table-cell>
          <table:table-cell/>
          <table:table-cell table:formula="of:=OR([.R23];(LEN([.M23])&gt;0))" office:value-type="boolean" office:boolean-value="false">
            <text:p>FALSO</text:p>
          </table:table-cell>
          <table:table-cell table:formula="of:=[.T22]+[.S23]" office:value-type="float" office:value="147">
            <text:p>147</text:p>
          </table:table-cell>
          <table:table-cell table:formula="of:=IF([.S23];&quot;SI&quot;;&quot;&quot;)">
            <text:p/>
          </table:table-cell>
          <table:table-cell/>
          <table:table-cell table:formula="of:=LEN([.H23])&gt;1" office:value-type="boolean" office:boolean-value="false">
            <text:p>FALSO</text:p>
          </table:table-cell>
          <table:table-cell office:value-type="float" office:value="22">
            <text:p>22</text:p>
          </table:table-cell>
        </table:table-row>
        <table:table-row table:style-name="ro6">
          <table:table-cell office:value-type="string">
            <text:p>KL15_WUn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24])" office:value-type="string" office:string-value="IN_KL15_WUn">
            <text:p>IN_KL15_WUn</text:p>
          </table:table-cell>
          <table:table-cell/>
          <table:table-cell table:formula="of:=IF(ISERROR(VLOOKUP([.D24];[BCM.$V$4:BCM.$W$200];2;0));&quot;&quot;;[.D24])">
            <text:p/>
          </table:table-cell>
          <table:table-cell table:formula="of:=CONCATENATE(&quot;OUT_&quot;;[.A24])" office:value-type="string" office:string-value="OUT_KL15_WUn">
            <text:p>OUT_KL15_WUn</text:p>
          </table:table-cell>
          <table:table-cell table:formula="of:=IF(ISERROR(VLOOKUP([.G24];[BCM.$V$4:BCM.$W$200];2;0));&quot;&quot;;[.G24])">
            <text:p/>
          </table:table-cell>
          <table:table-cell table:formula="of:=IF(ISERROR(VLOOKUP([.D24];[BCM.$X$4:BCM.$X$200];1;0));&quot;&quot;;[.D24])" office:value-type="string" office:string-value="IN_KL15_WUn">
            <text:p>IN_KL15_WUn</text:p>
          </table:table-cell>
          <table:table-cell table:formula="of:=IF(ISERROR(VLOOKUP(CONCATENATE([.D24];&quot;n&quot;);[BCM.$X$4:BCM.$X$200];1;0));&quot;&quot;;CONCATENATE([.D24];&quot;n&quot;))">
            <text:p/>
          </table:table-cell>
          <table:table-cell/>
          <table:table-cell table:formula="of:=FIND(&quot;_DGN&quot;;[.A24];1)" office:value-type="float" office:value="0">
            <text:p>#VALUE!</text:p>
          </table:table-cell>
          <table:table-cell table:formula="of:=IF(ISERROR([.L24]);&quot;&quot;;[.A24])">
            <text:p/>
          </table:table-cell>
          <table:table-cell table:formula="of:=SUBSTITUTE(CONCATENATE([.F24];[.H24];[.I24];[.J24];[.K24];[.M24]);&quot;_WUn&quot;;&quot;&quot;)" office:value-type="string" office:string-value="IN_KL15">
            <text:p>IN_KL15</text:p>
          </table:table-cell>
          <table:table-cell table:formula="of:=VLOOKUP([.N24];[bd_flows_aux.$A$2:.$B$160];2;0)" office:value-type="float" office:value="41">
            <text:p>41</text:p>
          </table:table-cell>
          <table:table-cell/>
          <table:table-cell table:style-name="ce368" table:formula="of:=((LEN([.N24])=0)*2)-(LEN([.P24])&gt;0)+([.S24]*(LEN([.V24])=0)+([.V24]=&quot;TBD&quot;))" office:value-type="float" office:value="0">
            <text:p>0</text:p>
          </table:table-cell>
          <table:table-cell/>
          <table:table-cell table:formula="of:=OR([.R24];(LEN([.M24])&gt;0))" office:value-type="boolean" office:boolean-value="false">
            <text:p>FALSO</text:p>
          </table:table-cell>
          <table:table-cell table:formula="of:=[.T23]+[.S24]" office:value-type="float" office:value="147">
            <text:p>147</text:p>
          </table:table-cell>
          <table:table-cell table:formula="of:=IF([.S24];&quot;SI&quot;;&quot;&quot;)">
            <text:p/>
          </table:table-cell>
          <table:table-cell/>
          <table:table-cell table:formula="of:=LEN([.H24])&gt;1" office:value-type="boolean" office:boolean-value="false">
            <text:p>FALSO</text:p>
          </table:table-cell>
          <table:table-cell office:value-type="float" office:value="23">
            <text:p>23</text:p>
          </table:table-cell>
        </table:table-row>
        <table:table-row table:style-name="ro6">
          <table:table-cell office:value-type="string">
            <text:p>RFID_LOCKn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25])" office:value-type="string" office:string-value="IN_RFID_LOCKn">
            <text:p>IN_RFID_LOCKn</text:p>
          </table:table-cell>
          <table:table-cell/>
          <table:table-cell table:formula="of:=IF(ISERROR(VLOOKUP([.D25];[BCM.$V$4:BCM.$W$200];2;0));&quot;&quot;;[.D25])">
            <text:p/>
          </table:table-cell>
          <table:table-cell table:formula="of:=CONCATENATE(&quot;OUT_&quot;;[.A25])" office:value-type="string" office:string-value="OUT_RFID_LOCKn">
            <text:p>OUT_RFID_LOCKn</text:p>
          </table:table-cell>
          <table:table-cell table:formula="of:=IF(ISERROR(VLOOKUP([.G25];[BCM.$V$4:BCM.$W$200];2;0));&quot;&quot;;[.G25])">
            <text:p/>
          </table:table-cell>
          <table:table-cell table:formula="of:=IF(ISERROR(VLOOKUP([.D25];[BCM.$X$4:BCM.$X$200];1;0));&quot;&quot;;[.D25])">
            <text:p/>
          </table:table-cell>
          <table:table-cell table:formula="of:=IF(ISERROR(VLOOKUP(CONCATENATE([.D25];&quot;n&quot;);[BCM.$X$4:BCM.$X$200];1;0));&quot;&quot;;CONCATENATE([.D25];&quot;n&quot;))">
            <text:p/>
          </table:table-cell>
          <table:table-cell office:value-type="string">
            <text:p>IN_RFID_LOCK</text:p>
          </table:table-cell>
          <table:table-cell table:formula="of:=FIND(&quot;_DGN&quot;;[.A25];1)" office:value-type="float" office:value="0">
            <text:p>#VALUE!</text:p>
          </table:table-cell>
          <table:table-cell table:formula="of:=IF(ISERROR([.L25]);&quot;&quot;;[.A25])">
            <text:p/>
          </table:table-cell>
          <table:table-cell table:formula="of:=SUBSTITUTE(CONCATENATE([.F25];[.H25];[.I25];[.J25];[.K25];[.M25]);&quot;_WUn&quot;;&quot;&quot;)" office:value-type="string" office:string-value="IN_RFID_LOCK">
            <text:p>IN_RFID_LOCK</text:p>
          </table:table-cell>
          <table:table-cell table:formula="of:=VLOOKUP([.N25];[bd_flows_aux.$A$2:.$B$160];2;0)" office:value-type="float" office:value="42">
            <text:p>42</text:p>
          </table:table-cell>
          <table:table-cell/>
          <table:table-cell table:style-name="ce368" table:formula="of:=((LEN([.N25])=0)*2)-(LEN([.P25])&gt;0)+([.S25]*(LEN([.V25])=0)+([.V25]=&quot;TBD&quot;))" office:value-type="float" office:value="0">
            <text:p>0</text:p>
          </table:table-cell>
          <table:table-cell/>
          <table:table-cell table:formula="of:=OR([.R25];(LEN([.M25])&gt;0))" office:value-type="boolean" office:boolean-value="false">
            <text:p>FALSO</text:p>
          </table:table-cell>
          <table:table-cell table:formula="of:=[.T24]+[.S25]" office:value-type="float" office:value="147">
            <text:p>147</text:p>
          </table:table-cell>
          <table:table-cell table:formula="of:=IF([.S25];&quot;SI&quot;;&quot;&quot;)">
            <text:p/>
          </table:table-cell>
          <table:table-cell/>
          <table:table-cell table:formula="of:=LEN([.H25])&gt;1" office:value-type="boolean" office:boolean-value="false">
            <text:p>FALSO</text:p>
          </table:table-cell>
          <table:table-cell office:value-type="float" office:value="24">
            <text:p>24</text:p>
          </table:table-cell>
        </table:table-row>
        <table:table-row table:style-name="ro6">
          <table:table-cell office:value-type="string">
            <text:p>RKE_LOCKn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26])" office:value-type="string" office:string-value="IN_RKE_LOCKn">
            <text:p>IN_RKE_LOCKn</text:p>
          </table:table-cell>
          <table:table-cell/>
          <table:table-cell table:formula="of:=IF(ISERROR(VLOOKUP([.D26];[BCM.$V$4:BCM.$W$200];2;0));&quot;&quot;;[.D26])">
            <text:p/>
          </table:table-cell>
          <table:table-cell table:formula="of:=CONCATENATE(&quot;OUT_&quot;;[.A26])" office:value-type="string" office:string-value="OUT_RKE_LOCKn">
            <text:p>OUT_RKE_LOCKn</text:p>
          </table:table-cell>
          <table:table-cell table:formula="of:=IF(ISERROR(VLOOKUP([.G26];[BCM.$V$4:BCM.$W$200];2;0));&quot;&quot;;[.G26])">
            <text:p/>
          </table:table-cell>
          <table:table-cell table:formula="of:=IF(ISERROR(VLOOKUP([.D26];[BCM.$X$4:BCM.$X$200];1;0));&quot;&quot;;[.D26])">
            <text:p/>
          </table:table-cell>
          <table:table-cell table:formula="of:=IF(ISERROR(VLOOKUP(CONCATENATE([.D26];&quot;n&quot;);[BCM.$X$4:BCM.$X$200];1;0));&quot;&quot;;CONCATENATE([.D26];&quot;n&quot;))">
            <text:p/>
          </table:table-cell>
          <table:table-cell office:value-type="string">
            <text:p>IN_RKE_LOCK</text:p>
          </table:table-cell>
          <table:table-cell table:formula="of:=FIND(&quot;_DGN&quot;;[.A26];1)" office:value-type="float" office:value="0">
            <text:p>#VALUE!</text:p>
          </table:table-cell>
          <table:table-cell table:formula="of:=IF(ISERROR([.L26]);&quot;&quot;;[.A26])">
            <text:p/>
          </table:table-cell>
          <table:table-cell table:formula="of:=SUBSTITUTE(CONCATENATE([.F26];[.H26];[.I26];[.J26];[.K26];[.M26]);&quot;_WUn&quot;;&quot;&quot;)" office:value-type="string" office:string-value="IN_RKE_LOCK">
            <text:p>IN_RKE_LOCK</text:p>
          </table:table-cell>
          <table:table-cell table:formula="of:=VLOOKUP([.N26];[bd_flows_aux.$A$2:.$B$160];2;0)" office:value-type="float" office:value="43">
            <text:p>43</text:p>
          </table:table-cell>
          <table:table-cell/>
          <table:table-cell table:style-name="ce368" table:formula="of:=((LEN([.N26])=0)*2)-(LEN([.P26])&gt;0)+([.S26]*(LEN([.V26])=0)+([.V26]=&quot;TBD&quot;))" office:value-type="float" office:value="0">
            <text:p>0</text:p>
          </table:table-cell>
          <table:table-cell/>
          <table:table-cell table:formula="of:=OR([.R26];(LEN([.M26])&gt;0))" office:value-type="boolean" office:boolean-value="false">
            <text:p>FALSO</text:p>
          </table:table-cell>
          <table:table-cell table:formula="of:=[.T25]+[.S26]" office:value-type="float" office:value="147">
            <text:p>147</text:p>
          </table:table-cell>
          <table:table-cell table:formula="of:=IF([.S26];&quot;SI&quot;;&quot;&quot;)">
            <text:p/>
          </table:table-cell>
          <table:table-cell/>
          <table:table-cell table:formula="of:=LEN([.H26])&gt;1" office:value-type="boolean" office:boolean-value="false">
            <text:p>FALSO</text:p>
          </table:table-cell>
          <table:table-cell office:value-type="float" office:value="25">
            <text:p>25</text:p>
          </table:table-cell>
        </table:table-row>
        <table:table-row table:style-name="ro6">
          <table:table-cell office:value-type="string">
            <text:p>BUT_OPENDOOR_INT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27])" office:value-type="string" office:string-value="IN_BUT_OPENDOOR_INT">
            <text:p>IN_BUT_OPENDOOR_INT</text:p>
          </table:table-cell>
          <table:table-cell/>
          <table:table-cell table:formula="of:=IF(ISERROR(VLOOKUP([.D27];[BCM.$V$4:BCM.$W$200];2;0));&quot;&quot;;[.D27])" office:value-type="string" office:string-value="IN_BUT_OPENDOOR_INT">
            <text:p>IN_BUT_OPENDOOR_INT</text:p>
          </table:table-cell>
          <table:table-cell table:formula="of:=CONCATENATE(&quot;OUT_&quot;;[.A27])" office:value-type="string" office:string-value="OUT_BUT_OPENDOOR_INT">
            <text:p>OUT_BUT_OPENDOOR_INT</text:p>
          </table:table-cell>
          <table:table-cell table:formula="of:=IF(ISERROR(VLOOKUP([.G27];[BCM.$V$4:BCM.$W$200];2;0));&quot;&quot;;[.G27])">
            <text:p/>
          </table:table-cell>
          <table:table-cell table:formula="of:=IF(ISERROR(VLOOKUP([.D27];[BCM.$X$4:BCM.$X$200];1;0));&quot;&quot;;[.D27])">
            <text:p/>
          </table:table-cell>
          <table:table-cell table:formula="of:=IF(ISERROR(VLOOKUP(CONCATENATE([.D27];&quot;n&quot;);[BCM.$X$4:BCM.$X$200];1;0));&quot;&quot;;CONCATENATE([.D27];&quot;n&quot;))">
            <text:p/>
          </table:table-cell>
          <table:table-cell/>
          <table:table-cell table:formula="of:=FIND(&quot;_DGN&quot;;[.A27];1)" office:value-type="float" office:value="0">
            <text:p>#VALUE!</text:p>
          </table:table-cell>
          <table:table-cell table:formula="of:=IF(ISERROR([.L27]);&quot;&quot;;[.A27])">
            <text:p/>
          </table:table-cell>
          <table:table-cell table:formula="of:=SUBSTITUTE(CONCATENATE([.F27];[.H27];[.I27];[.J27];[.K27];[.M27]);&quot;_WUn&quot;;&quot;&quot;)" office:value-type="string" office:string-value="IN_BUT_OPENDOOR_INT">
            <text:p>IN_BUT_OPENDOOR_INT</text:p>
          </table:table-cell>
          <table:table-cell table:formula="of:=VLOOKUP([.N27];[bd_flows_aux.$A$2:.$B$160];2;0)" office:value-type="float" office:value="44">
            <text:p>44</text:p>
          </table:table-cell>
          <table:table-cell/>
          <table:table-cell table:style-name="ce368" table:formula="of:=((LEN([.N27])=0)*2)-(LEN([.P27])&gt;0)+([.S27]*(LEN([.V27])=0)+([.V27]=&quot;TBD&quot;))" office:value-type="float" office:value="0">
            <text:p>0</text:p>
          </table:table-cell>
          <table:table-cell/>
          <table:table-cell table:formula="of:=OR([.R27];(LEN([.M27])&gt;0))" office:value-type="boolean" office:boolean-value="false">
            <text:p>FALSO</text:p>
          </table:table-cell>
          <table:table-cell table:formula="of:=[.T26]+[.S27]" office:value-type="float" office:value="147">
            <text:p>147</text:p>
          </table:table-cell>
          <table:table-cell table:formula="of:=IF([.S27];&quot;SI&quot;;&quot;&quot;)">
            <text:p/>
          </table:table-cell>
          <table:table-cell/>
          <table:table-cell table:formula="of:=LEN([.H27])&gt;1" office:value-type="boolean" office:boolean-value="false">
            <text:p>FALSO</text:p>
          </table:table-cell>
          <table:table-cell office:value-type="float" office:value="26">
            <text:p>26</text:p>
          </table:table-cell>
        </table:table-row>
        <table:table-row table:style-name="ro6">
          <table:table-cell office:value-type="string">
            <text:p>BUT_OPENDOOR_EXT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28])" office:value-type="string" office:string-value="IN_BUT_OPENDOOR_EXT">
            <text:p>IN_BUT_OPENDOOR_EXT</text:p>
          </table:table-cell>
          <table:table-cell/>
          <table:table-cell table:formula="of:=IF(ISERROR(VLOOKUP([.D28];[BCM.$V$4:BCM.$W$200];2;0));&quot;&quot;;[.D28])" office:value-type="string" office:string-value="IN_BUT_OPENDOOR_EXT">
            <text:p>IN_BUT_OPENDOOR_EXT</text:p>
          </table:table-cell>
          <table:table-cell table:formula="of:=CONCATENATE(&quot;OUT_&quot;;[.A28])" office:value-type="string" office:string-value="OUT_BUT_OPENDOOR_EXT">
            <text:p>OUT_BUT_OPENDOOR_EXT</text:p>
          </table:table-cell>
          <table:table-cell table:formula="of:=IF(ISERROR(VLOOKUP([.G28];[BCM.$V$4:BCM.$W$200];2;0));&quot;&quot;;[.G28])">
            <text:p/>
          </table:table-cell>
          <table:table-cell table:formula="of:=IF(ISERROR(VLOOKUP([.D28];[BCM.$X$4:BCM.$X$200];1;0));&quot;&quot;;[.D28])">
            <text:p/>
          </table:table-cell>
          <table:table-cell table:formula="of:=IF(ISERROR(VLOOKUP(CONCATENATE([.D28];&quot;n&quot;);[BCM.$X$4:BCM.$X$200];1;0));&quot;&quot;;CONCATENATE([.D28];&quot;n&quot;))">
            <text:p/>
          </table:table-cell>
          <table:table-cell/>
          <table:table-cell table:formula="of:=FIND(&quot;_DGN&quot;;[.A28];1)" office:value-type="float" office:value="0">
            <text:p>#VALUE!</text:p>
          </table:table-cell>
          <table:table-cell table:formula="of:=IF(ISERROR([.L28]);&quot;&quot;;[.A28])">
            <text:p/>
          </table:table-cell>
          <table:table-cell table:formula="of:=SUBSTITUTE(CONCATENATE([.F28];[.H28];[.I28];[.J28];[.K28];[.M28]);&quot;_WUn&quot;;&quot;&quot;)" office:value-type="string" office:string-value="IN_BUT_OPENDOOR_EXT">
            <text:p>IN_BUT_OPENDOOR_EXT</text:p>
          </table:table-cell>
          <table:table-cell table:formula="of:=VLOOKUP([.N28];[bd_flows_aux.$A$2:.$B$160];2;0)" office:value-type="float" office:value="45">
            <text:p>45</text:p>
          </table:table-cell>
          <table:table-cell/>
          <table:table-cell table:style-name="ce368" table:formula="of:=((LEN([.N28])=0)*2)-(LEN([.P28])&gt;0)+([.S28]*(LEN([.V28])=0)+([.V28]=&quot;TBD&quot;))" office:value-type="float" office:value="0">
            <text:p>0</text:p>
          </table:table-cell>
          <table:table-cell/>
          <table:table-cell table:formula="of:=OR([.R28];(LEN([.M28])&gt;0))" office:value-type="boolean" office:boolean-value="false">
            <text:p>FALSO</text:p>
          </table:table-cell>
          <table:table-cell table:formula="of:=[.T27]+[.S28]" office:value-type="float" office:value="147">
            <text:p>147</text:p>
          </table:table-cell>
          <table:table-cell table:formula="of:=IF([.S28];&quot;SI&quot;;&quot;&quot;)">
            <text:p/>
          </table:table-cell>
          <table:table-cell/>
          <table:table-cell table:formula="of:=LEN([.H28])&gt;1" office:value-type="boolean" office:boolean-value="false">
            <text:p>FALSO</text:p>
          </table:table-cell>
          <table:table-cell office:value-type="float" office:value="27">
            <text:p>27</text:p>
          </table:table-cell>
        </table:table-row>
        <table:table-row table:style-name="ro6">
          <table:table-cell office:value-type="string">
            <text:p>BUT_OPENTRUNK_EXT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29])" office:value-type="string" office:string-value="IN_BUT_OPENTRUNK_EXT">
            <text:p>IN_BUT_OPENTRUNK_EXT</text:p>
          </table:table-cell>
          <table:table-cell/>
          <table:table-cell table:formula="of:=IF(ISERROR(VLOOKUP([.D29];[BCM.$V$4:BCM.$W$200];2;0));&quot;&quot;;[.D29])" office:value-type="string" office:string-value="IN_BUT_OPENTRUNK_EXT">
            <text:p>IN_BUT_OPENTRUNK_EXT</text:p>
          </table:table-cell>
          <table:table-cell table:formula="of:=CONCATENATE(&quot;OUT_&quot;;[.A29])" office:value-type="string" office:string-value="OUT_BUT_OPENTRUNK_EXT">
            <text:p>OUT_BUT_OPENTRUNK_EXT</text:p>
          </table:table-cell>
          <table:table-cell table:formula="of:=IF(ISERROR(VLOOKUP([.G29];[BCM.$V$4:BCM.$W$200];2;0));&quot;&quot;;[.G29])">
            <text:p/>
          </table:table-cell>
          <table:table-cell table:formula="of:=IF(ISERROR(VLOOKUP([.D29];[BCM.$X$4:BCM.$X$200];1;0));&quot;&quot;;[.D29])">
            <text:p/>
          </table:table-cell>
          <table:table-cell table:formula="of:=IF(ISERROR(VLOOKUP(CONCATENATE([.D29];&quot;n&quot;);[BCM.$X$4:BCM.$X$200];1;0));&quot;&quot;;CONCATENATE([.D29];&quot;n&quot;))">
            <text:p/>
          </table:table-cell>
          <table:table-cell/>
          <table:table-cell table:formula="of:=FIND(&quot;_DGN&quot;;[.A29];1)" office:value-type="float" office:value="0">
            <text:p>#VALUE!</text:p>
          </table:table-cell>
          <table:table-cell table:formula="of:=IF(ISERROR([.L29]);&quot;&quot;;[.A29])">
            <text:p/>
          </table:table-cell>
          <table:table-cell table:formula="of:=SUBSTITUTE(CONCATENATE([.F29];[.H29];[.I29];[.J29];[.K29];[.M29]);&quot;_WUn&quot;;&quot;&quot;)" office:value-type="string" office:string-value="IN_BUT_OPENTRUNK_EXT">
            <text:p>IN_BUT_OPENTRUNK_EXT</text:p>
          </table:table-cell>
          <table:table-cell table:formula="of:=VLOOKUP([.N29];[bd_flows_aux.$A$2:.$B$160];2;0)" office:value-type="float" office:value="46">
            <text:p>46</text:p>
          </table:table-cell>
          <table:table-cell/>
          <table:table-cell table:style-name="ce368" table:formula="of:=((LEN([.N29])=0)*2)-(LEN([.P29])&gt;0)+([.S29]*(LEN([.V29])=0)+([.V29]=&quot;TBD&quot;))" office:value-type="float" office:value="0">
            <text:p>0</text:p>
          </table:table-cell>
          <table:table-cell/>
          <table:table-cell table:formula="of:=OR([.R29];(LEN([.M29])&gt;0))" office:value-type="boolean" office:boolean-value="false">
            <text:p>FALSO</text:p>
          </table:table-cell>
          <table:table-cell table:formula="of:=[.T28]+[.S29]" office:value-type="float" office:value="147">
            <text:p>147</text:p>
          </table:table-cell>
          <table:table-cell table:formula="of:=IF([.S29];&quot;SI&quot;;&quot;&quot;)">
            <text:p/>
          </table:table-cell>
          <table:table-cell/>
          <table:table-cell table:formula="of:=LEN([.H29])&gt;1" office:value-type="boolean" office:boolean-value="false">
            <text:p>FALSO</text:p>
          </table:table-cell>
          <table:table-cell office:value-type="float" office:value="28">
            <text:p>28</text:p>
          </table:table-cell>
        </table:table-row>
        <table:table-row table:style-name="ro6">
          <table:table-cell office:value-type="string">
            <text:p>SEN_DOOR_LOCKED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30])" office:value-type="string" office:string-value="IN_SEN_DOOR_LOCKED">
            <text:p>IN_SEN_DOOR_LOCKED</text:p>
          </table:table-cell>
          <table:table-cell/>
          <table:table-cell table:formula="of:=IF(ISERROR(VLOOKUP([.D30];[BCM.$V$4:BCM.$W$200];2;0));&quot;&quot;;[.D30])" office:value-type="string" office:string-value="IN_SEN_DOOR_LOCKED">
            <text:p>IN_SEN_DOOR_LOCKED</text:p>
          </table:table-cell>
          <table:table-cell table:formula="of:=CONCATENATE(&quot;OUT_&quot;;[.A30])" office:value-type="string" office:string-value="OUT_SEN_DOOR_LOCKED">
            <text:p>OUT_SEN_DOOR_LOCKED</text:p>
          </table:table-cell>
          <table:table-cell table:formula="of:=IF(ISERROR(VLOOKUP([.G30];[BCM.$V$4:BCM.$W$200];2;0));&quot;&quot;;[.G30])">
            <text:p/>
          </table:table-cell>
          <table:table-cell table:formula="of:=IF(ISERROR(VLOOKUP([.D30];[BCM.$X$4:BCM.$X$200];1;0));&quot;&quot;;[.D30])">
            <text:p/>
          </table:table-cell>
          <table:table-cell table:formula="of:=IF(ISERROR(VLOOKUP(CONCATENATE([.D30];&quot;n&quot;);[BCM.$X$4:BCM.$X$200];1;0));&quot;&quot;;CONCATENATE([.D30];&quot;n&quot;))">
            <text:p/>
          </table:table-cell>
          <table:table-cell/>
          <table:table-cell table:formula="of:=FIND(&quot;_DGN&quot;;[.A30];1)" office:value-type="float" office:value="0">
            <text:p>#VALUE!</text:p>
          </table:table-cell>
          <table:table-cell table:formula="of:=IF(ISERROR([.L30]);&quot;&quot;;[.A30])">
            <text:p/>
          </table:table-cell>
          <table:table-cell table:formula="of:=SUBSTITUTE(CONCATENATE([.F30];[.H30];[.I30];[.J30];[.K30];[.M30]);&quot;_WUn&quot;;&quot;&quot;)" office:value-type="string" office:string-value="IN_SEN_DOOR_LOCKED">
            <text:p>IN_SEN_DOOR_LOCKED</text:p>
          </table:table-cell>
          <table:table-cell table:formula="of:=VLOOKUP([.N30];[bd_flows_aux.$A$2:.$B$160];2;0)" office:value-type="float" office:value="47">
            <text:p>47</text:p>
          </table:table-cell>
          <table:table-cell/>
          <table:table-cell table:style-name="ce368" table:formula="of:=((LEN([.N30])=0)*2)-(LEN([.P30])&gt;0)+([.S30]*(LEN([.V30])=0)+([.V30]=&quot;TBD&quot;))" office:value-type="float" office:value="0">
            <text:p>0</text:p>
          </table:table-cell>
          <table:table-cell/>
          <table:table-cell table:formula="of:=OR([.R30];(LEN([.M30])&gt;0))" office:value-type="boolean" office:boolean-value="false">
            <text:p>FALSO</text:p>
          </table:table-cell>
          <table:table-cell table:formula="of:=[.T29]+[.S30]" office:value-type="float" office:value="147">
            <text:p>147</text:p>
          </table:table-cell>
          <table:table-cell table:formula="of:=IF([.S30];&quot;SI&quot;;&quot;&quot;)">
            <text:p/>
          </table:table-cell>
          <table:table-cell/>
          <table:table-cell table:formula="of:=LEN([.H30])&gt;1" office:value-type="boolean" office:boolean-value="false">
            <text:p>FALSO</text:p>
          </table:table-cell>
          <table:table-cell office:value-type="float" office:value="29">
            <text:p>29</text:p>
          </table:table-cell>
        </table:table-row>
        <table:table-row table:style-name="ro6">
          <table:table-cell office:value-type="string">
            <text:p>SEN_TRUNK_LOCKED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31])" office:value-type="string" office:string-value="IN_SEN_TRUNK_LOCKED">
            <text:p>IN_SEN_TRUNK_LOCKED</text:p>
          </table:table-cell>
          <table:table-cell/>
          <table:table-cell table:formula="of:=IF(ISERROR(VLOOKUP([.D31];[BCM.$V$4:BCM.$W$200];2;0));&quot;&quot;;[.D31])" office:value-type="string" office:string-value="IN_SEN_TRUNK_LOCKED">
            <text:p>IN_SEN_TRUNK_LOCKED</text:p>
          </table:table-cell>
          <table:table-cell table:formula="of:=CONCATENATE(&quot;OUT_&quot;;[.A31])" office:value-type="string" office:string-value="OUT_SEN_TRUNK_LOCKED">
            <text:p>OUT_SEN_TRUNK_LOCKED</text:p>
          </table:table-cell>
          <table:table-cell table:formula="of:=IF(ISERROR(VLOOKUP([.G31];[BCM.$V$4:BCM.$W$200];2;0));&quot;&quot;;[.G31])">
            <text:p/>
          </table:table-cell>
          <table:table-cell table:formula="of:=IF(ISERROR(VLOOKUP([.D31];[BCM.$X$4:BCM.$X$200];1;0));&quot;&quot;;[.D31])">
            <text:p/>
          </table:table-cell>
          <table:table-cell table:formula="of:=IF(ISERROR(VLOOKUP(CONCATENATE([.D31];&quot;n&quot;);[BCM.$X$4:BCM.$X$200];1;0));&quot;&quot;;CONCATENATE([.D31];&quot;n&quot;))">
            <text:p/>
          </table:table-cell>
          <table:table-cell/>
          <table:table-cell table:formula="of:=FIND(&quot;_DGN&quot;;[.A31];1)" office:value-type="float" office:value="0">
            <text:p>#VALUE!</text:p>
          </table:table-cell>
          <table:table-cell table:formula="of:=IF(ISERROR([.L31]);&quot;&quot;;[.A31])">
            <text:p/>
          </table:table-cell>
          <table:table-cell table:formula="of:=SUBSTITUTE(CONCATENATE([.F31];[.H31];[.I31];[.J31];[.K31];[.M31]);&quot;_WUn&quot;;&quot;&quot;)" office:value-type="string" office:string-value="IN_SEN_TRUNK_LOCKED">
            <text:p>IN_SEN_TRUNK_LOCKED</text:p>
          </table:table-cell>
          <table:table-cell table:formula="of:=VLOOKUP([.N31];[bd_flows_aux.$A$2:.$B$160];2;0)" office:value-type="float" office:value="48">
            <text:p>48</text:p>
          </table:table-cell>
          <table:table-cell/>
          <table:table-cell table:style-name="ce368" table:formula="of:=((LEN([.N31])=0)*2)-(LEN([.P31])&gt;0)+([.S31]*(LEN([.V31])=0)+([.V31]=&quot;TBD&quot;))" office:value-type="float" office:value="0">
            <text:p>0</text:p>
          </table:table-cell>
          <table:table-cell/>
          <table:table-cell table:formula="of:=OR([.R31];(LEN([.M31])&gt;0))" office:value-type="boolean" office:boolean-value="false">
            <text:p>FALSO</text:p>
          </table:table-cell>
          <table:table-cell table:formula="of:=[.T30]+[.S31]" office:value-type="float" office:value="147">
            <text:p>147</text:p>
          </table:table-cell>
          <table:table-cell table:formula="of:=IF([.S31];&quot;SI&quot;;&quot;&quot;)">
            <text:p/>
          </table:table-cell>
          <table:table-cell/>
          <table:table-cell table:formula="of:=LEN([.H31])&gt;1" office:value-type="boolean" office:boolean-value="false">
            <text:p>FALSO</text:p>
          </table:table-cell>
          <table:table-cell office:value-type="float" office:value="30">
            <text:p>30</text:p>
          </table:table-cell>
        </table:table-row>
        <table:table-row table:style-name="ro6">
          <table:table-cell office:value-type="string">
            <text:p>SEN_BRAKE_PEDAL_WU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32])" office:value-type="string" office:string-value="IN_SEN_BRAKE_PEDAL_WU">
            <text:p>IN_SEN_BRAKE_PEDAL_WU</text:p>
          </table:table-cell>
          <table:table-cell/>
          <table:table-cell table:formula="of:=IF(ISERROR(VLOOKUP([.D32];[BCM.$V$4:BCM.$W$200];2;0));&quot;&quot;;[.D32])">
            <text:p/>
          </table:table-cell>
          <table:table-cell table:formula="of:=CONCATENATE(&quot;OUT_&quot;;[.A32])" office:value-type="string" office:string-value="OUT_SEN_BRAKE_PEDAL_WU">
            <text:p>OUT_SEN_BRAKE_PEDAL_WU</text:p>
          </table:table-cell>
          <table:table-cell table:formula="of:=IF(ISERROR(VLOOKUP([.G32];[BCM.$V$4:BCM.$W$200];2;0));&quot;&quot;;[.G32])">
            <text:p/>
          </table:table-cell>
          <table:table-cell table:formula="of:=IF(ISERROR(VLOOKUP([.D32];[BCM.$X$4:BCM.$X$200];1;0));&quot;&quot;;[.D32])">
            <text:p/>
          </table:table-cell>
          <table:table-cell table:formula="of:=IF(ISERROR(VLOOKUP(CONCATENATE([.D32];&quot;n&quot;);[BCM.$X$4:BCM.$X$200];1;0));&quot;&quot;;CONCATENATE([.D32];&quot;n&quot;))" office:value-type="string" office:string-value="IN_SEN_BRAKE_PEDAL_WUn">
            <text:p>IN_SEN_BRAKE_PEDAL_WUn</text:p>
          </table:table-cell>
          <table:table-cell/>
          <table:table-cell table:formula="of:=FIND(&quot;_DGN&quot;;[.A32];1)" office:value-type="float" office:value="0">
            <text:p>#VALUE!</text:p>
          </table:table-cell>
          <table:table-cell table:formula="of:=IF(ISERROR([.L32]);&quot;&quot;;[.A32])">
            <text:p/>
          </table:table-cell>
          <table:table-cell table:formula="of:=SUBSTITUTE(CONCATENATE([.F32];[.H32];[.I32];[.J32];[.K32];[.M32]);&quot;_WUn&quot;;&quot;&quot;)" office:value-type="string" office:string-value="IN_SEN_BRAKE_PEDAL">
            <text:p>IN_SEN_BRAKE_PEDAL</text:p>
          </table:table-cell>
          <table:table-cell table:formula="of:=VLOOKUP([.N32];[bd_flows_aux.$A$2:.$B$160];2;0)" office:value-type="float" office:value="49">
            <text:p>49</text:p>
          </table:table-cell>
          <table:table-cell/>
          <table:table-cell table:style-name="ce368" table:formula="of:=((LEN([.N32])=0)*2)-(LEN([.P32])&gt;0)+([.S32]*(LEN([.V32])=0)+([.V32]=&quot;TBD&quot;))" office:value-type="float" office:value="0">
            <text:p>0</text:p>
          </table:table-cell>
          <table:table-cell/>
          <table:table-cell table:formula="of:=OR([.R32];(LEN([.M32])&gt;0))" office:value-type="boolean" office:boolean-value="false">
            <text:p>FALSO</text:p>
          </table:table-cell>
          <table:table-cell table:formula="of:=[.T31]+[.S32]" office:value-type="float" office:value="147">
            <text:p>147</text:p>
          </table:table-cell>
          <table:table-cell table:formula="of:=IF([.S32];&quot;SI&quot;;&quot;&quot;)">
            <text:p/>
          </table:table-cell>
          <table:table-cell/>
          <table:table-cell table:formula="of:=LEN([.H32])&gt;1" office:value-type="boolean" office:boolean-value="false">
            <text:p>FALSO</text:p>
          </table:table-cell>
          <table:table-cell office:value-type="float" office:value="31">
            <text:p>31</text:p>
          </table:table-cell>
        </table:table-row>
        <table:table-row table:style-name="ro6">
          <table:table-cell office:value-type="string">
            <text:p>SEN_DRIVER_BELT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33])" office:value-type="string" office:string-value="IN_SEN_DRIVER_BELT">
            <text:p>IN_SEN_DRIVER_BELT</text:p>
          </table:table-cell>
          <table:table-cell/>
          <table:table-cell table:formula="of:=IF(ISERROR(VLOOKUP([.D33];[BCM.$V$4:BCM.$W$200];2;0));&quot;&quot;;[.D33])" office:value-type="string" office:string-value="IN_SEN_DRIVER_BELT">
            <text:p>IN_SEN_DRIVER_BELT</text:p>
          </table:table-cell>
          <table:table-cell table:formula="of:=CONCATENATE(&quot;OUT_&quot;;[.A33])" office:value-type="string" office:string-value="OUT_SEN_DRIVER_BELT">
            <text:p>OUT_SEN_DRIVER_BELT</text:p>
          </table:table-cell>
          <table:table-cell table:formula="of:=IF(ISERROR(VLOOKUP([.G33];[BCM.$V$4:BCM.$W$200];2;0));&quot;&quot;;[.G33])">
            <text:p/>
          </table:table-cell>
          <table:table-cell table:formula="of:=IF(ISERROR(VLOOKUP([.D33];[BCM.$X$4:BCM.$X$200];1;0));&quot;&quot;;[.D33])">
            <text:p/>
          </table:table-cell>
          <table:table-cell table:formula="of:=IF(ISERROR(VLOOKUP(CONCATENATE([.D33];&quot;n&quot;);[BCM.$X$4:BCM.$X$200];1;0));&quot;&quot;;CONCATENATE([.D33];&quot;n&quot;))">
            <text:p/>
          </table:table-cell>
          <table:table-cell/>
          <table:table-cell table:formula="of:=FIND(&quot;_DGN&quot;;[.A33];1)" office:value-type="float" office:value="0">
            <text:p>#VALUE!</text:p>
          </table:table-cell>
          <table:table-cell table:formula="of:=IF(ISERROR([.L33]);&quot;&quot;;[.A33])">
            <text:p/>
          </table:table-cell>
          <table:table-cell table:formula="of:=SUBSTITUTE(CONCATENATE([.F33];[.H33];[.I33];[.J33];[.K33];[.M33]);&quot;_WUn&quot;;&quot;&quot;)" office:value-type="string" office:string-value="IN_SEN_DRIVER_BELT">
            <text:p>IN_SEN_DRIVER_BELT</text:p>
          </table:table-cell>
          <table:table-cell table:formula="of:=VLOOKUP([.N33];[bd_flows_aux.$A$2:.$B$160];2;0)" office:value-type="float" office:value="50">
            <text:p>50</text:p>
          </table:table-cell>
          <table:table-cell/>
          <table:table-cell table:style-name="ce368" table:formula="of:=((LEN([.N33])=0)*2)-(LEN([.P33])&gt;0)+([.S33]*(LEN([.V33])=0)+([.V33]=&quot;TBD&quot;))" office:value-type="float" office:value="0">
            <text:p>0</text:p>
          </table:table-cell>
          <table:table-cell/>
          <table:table-cell table:formula="of:=OR([.R33];(LEN([.M33])&gt;0))" office:value-type="boolean" office:boolean-value="false">
            <text:p>FALSO</text:p>
          </table:table-cell>
          <table:table-cell table:formula="of:=[.T32]+[.S33]" office:value-type="float" office:value="147">
            <text:p>147</text:p>
          </table:table-cell>
          <table:table-cell table:formula="of:=IF([.S33];&quot;SI&quot;;&quot;&quot;)">
            <text:p/>
          </table:table-cell>
          <table:table-cell/>
          <table:table-cell table:formula="of:=LEN([.H33])&gt;1" office:value-type="boolean" office:boolean-value="false">
            <text:p>FALSO</text:p>
          </table:table-cell>
          <table:table-cell office:value-type="float" office:value="32">
            <text:p>32</text:p>
          </table:table-cell>
        </table:table-row>
        <table:table-row table:style-name="ro6">
          <table:table-cell office:value-type="string">
            <text:p>SEN_PASS_BELT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34])" office:value-type="string" office:string-value="IN_SEN_PASS_BELT">
            <text:p>IN_SEN_PASS_BELT</text:p>
          </table:table-cell>
          <table:table-cell/>
          <table:table-cell table:formula="of:=IF(ISERROR(VLOOKUP([.D34];[BCM.$V$4:BCM.$W$200];2;0));&quot;&quot;;[.D34])" office:value-type="string" office:string-value="IN_SEN_PASS_BELT">
            <text:p>IN_SEN_PASS_BELT</text:p>
          </table:table-cell>
          <table:table-cell table:formula="of:=CONCATENATE(&quot;OUT_&quot;;[.A34])" office:value-type="string" office:string-value="OUT_SEN_PASS_BELT">
            <text:p>OUT_SEN_PASS_BELT</text:p>
          </table:table-cell>
          <table:table-cell table:formula="of:=IF(ISERROR(VLOOKUP([.G34];[BCM.$V$4:BCM.$W$200];2;0));&quot;&quot;;[.G34])">
            <text:p/>
          </table:table-cell>
          <table:table-cell table:formula="of:=IF(ISERROR(VLOOKUP([.D34];[BCM.$X$4:BCM.$X$200];1;0));&quot;&quot;;[.D34])">
            <text:p/>
          </table:table-cell>
          <table:table-cell table:formula="of:=IF(ISERROR(VLOOKUP(CONCATENATE([.D34];&quot;n&quot;);[BCM.$X$4:BCM.$X$200];1;0));&quot;&quot;;CONCATENATE([.D34];&quot;n&quot;))">
            <text:p/>
          </table:table-cell>
          <table:table-cell/>
          <table:table-cell table:formula="of:=FIND(&quot;_DGN&quot;;[.A34];1)" office:value-type="float" office:value="0">
            <text:p>#VALUE!</text:p>
          </table:table-cell>
          <table:table-cell table:formula="of:=IF(ISERROR([.L34]);&quot;&quot;;[.A34])">
            <text:p/>
          </table:table-cell>
          <table:table-cell table:formula="of:=SUBSTITUTE(CONCATENATE([.F34];[.H34];[.I34];[.J34];[.K34];[.M34]);&quot;_WUn&quot;;&quot;&quot;)" office:value-type="string" office:string-value="IN_SEN_PASS_BELT">
            <text:p>IN_SEN_PASS_BELT</text:p>
          </table:table-cell>
          <table:table-cell table:formula="of:=VLOOKUP([.N34];[bd_flows_aux.$A$2:.$B$160];2;0)" office:value-type="float" office:value="51">
            <text:p>51</text:p>
          </table:table-cell>
          <table:table-cell/>
          <table:table-cell table:style-name="ce368" table:formula="of:=((LEN([.N34])=0)*2)-(LEN([.P34])&gt;0)+([.S34]*(LEN([.V34])=0)+([.V34]=&quot;TBD&quot;))" office:value-type="float" office:value="0">
            <text:p>0</text:p>
          </table:table-cell>
          <table:table-cell/>
          <table:table-cell table:formula="of:=OR([.R34];(LEN([.M34])&gt;0))" office:value-type="boolean" office:boolean-value="false">
            <text:p>FALSO</text:p>
          </table:table-cell>
          <table:table-cell table:formula="of:=[.T33]+[.S34]" office:value-type="float" office:value="147">
            <text:p>147</text:p>
          </table:table-cell>
          <table:table-cell table:formula="of:=IF([.S34];&quot;SI&quot;;&quot;&quot;)">
            <text:p/>
          </table:table-cell>
          <table:table-cell/>
          <table:table-cell table:formula="of:=LEN([.H34])&gt;1" office:value-type="boolean" office:boolean-value="false">
            <text:p>FALSO</text:p>
          </table:table-cell>
          <table:table-cell office:value-type="float" office:value="33">
            <text:p>33</text:p>
          </table:table-cell>
        </table:table-row>
        <table:table-row table:style-name="ro6">
          <table:table-cell office:value-type="string">
            <text:p>SEN_PASS_PRES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35])" office:value-type="string" office:string-value="IN_SEN_PASS_PRES">
            <text:p>IN_SEN_PASS_PRES</text:p>
          </table:table-cell>
          <table:table-cell/>
          <table:table-cell table:formula="of:=IF(ISERROR(VLOOKUP([.D35];[BCM.$V$4:BCM.$W$200];2;0));&quot;&quot;;[.D35])" office:value-type="string" office:string-value="IN_SEN_PASS_PRES">
            <text:p>IN_SEN_PASS_PRES</text:p>
          </table:table-cell>
          <table:table-cell table:formula="of:=CONCATENATE(&quot;OUT_&quot;;[.A35])" office:value-type="string" office:string-value="OUT_SEN_PASS_PRES">
            <text:p>OUT_SEN_PASS_PRES</text:p>
          </table:table-cell>
          <table:table-cell table:formula="of:=IF(ISERROR(VLOOKUP([.G35];[BCM.$V$4:BCM.$W$200];2;0));&quot;&quot;;[.G35])">
            <text:p/>
          </table:table-cell>
          <table:table-cell table:formula="of:=IF(ISERROR(VLOOKUP([.D35];[BCM.$X$4:BCM.$X$200];1;0));&quot;&quot;;[.D35])">
            <text:p/>
          </table:table-cell>
          <table:table-cell table:formula="of:=IF(ISERROR(VLOOKUP(CONCATENATE([.D35];&quot;n&quot;);[BCM.$X$4:BCM.$X$200];1;0));&quot;&quot;;CONCATENATE([.D35];&quot;n&quot;))">
            <text:p/>
          </table:table-cell>
          <table:table-cell/>
          <table:table-cell table:formula="of:=FIND(&quot;_DGN&quot;;[.A35];1)" office:value-type="float" office:value="0">
            <text:p>#VALUE!</text:p>
          </table:table-cell>
          <table:table-cell table:formula="of:=IF(ISERROR([.L35]);&quot;&quot;;[.A35])">
            <text:p/>
          </table:table-cell>
          <table:table-cell table:formula="of:=SUBSTITUTE(CONCATENATE([.F35];[.H35];[.I35];[.J35];[.K35];[.M35]);&quot;_WUn&quot;;&quot;&quot;)" office:value-type="string" office:string-value="IN_SEN_PASS_PRES">
            <text:p>IN_SEN_PASS_PRES</text:p>
          </table:table-cell>
          <table:table-cell table:formula="of:=VLOOKUP([.N35];[bd_flows_aux.$A$2:.$B$160];2;0)" office:value-type="float" office:value="52">
            <text:p>52</text:p>
          </table:table-cell>
          <table:table-cell/>
          <table:table-cell table:style-name="ce368" table:formula="of:=((LEN([.N35])=0)*2)-(LEN([.P35])&gt;0)+([.S35]*(LEN([.V35])=0)+([.V35]=&quot;TBD&quot;))" office:value-type="float" office:value="0">
            <text:p>0</text:p>
          </table:table-cell>
          <table:table-cell/>
          <table:table-cell table:formula="of:=OR([.R35];(LEN([.M35])&gt;0))" office:value-type="boolean" office:boolean-value="false">
            <text:p>FALSO</text:p>
          </table:table-cell>
          <table:table-cell table:formula="of:=[.T34]+[.S35]" office:value-type="float" office:value="147">
            <text:p>147</text:p>
          </table:table-cell>
          <table:table-cell table:formula="of:=IF([.S35];&quot;SI&quot;;&quot;&quot;)">
            <text:p/>
          </table:table-cell>
          <table:table-cell/>
          <table:table-cell table:formula="of:=LEN([.H35])&gt;1" office:value-type="boolean" office:boolean-value="false">
            <text:p>FALSO</text:p>
          </table:table-cell>
          <table:table-cell office:value-type="float" office:value="34">
            <text:p>34</text:p>
          </table:table-cell>
        </table:table-row>
        <table:table-row table:style-name="ro6">
          <table:table-cell office:value-type="string">
            <text:p>SEN_WIPER_HOME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36])" office:value-type="string" office:string-value="IN_SEN_WIPER_HOME">
            <text:p>IN_SEN_WIPER_HOME</text:p>
          </table:table-cell>
          <table:table-cell/>
          <table:table-cell table:formula="of:=IF(ISERROR(VLOOKUP([.D36];[BCM.$V$4:BCM.$W$200];2;0));&quot;&quot;;[.D36])" office:value-type="string" office:string-value="IN_SEN_WIPER_HOME">
            <text:p>IN_SEN_WIPER_HOME</text:p>
          </table:table-cell>
          <table:table-cell table:formula="of:=CONCATENATE(&quot;OUT_&quot;;[.A36])" office:value-type="string" office:string-value="OUT_SEN_WIPER_HOME">
            <text:p>OUT_SEN_WIPER_HOME</text:p>
          </table:table-cell>
          <table:table-cell table:formula="of:=IF(ISERROR(VLOOKUP([.G36];[BCM.$V$4:BCM.$W$200];2;0));&quot;&quot;;[.G36])">
            <text:p/>
          </table:table-cell>
          <table:table-cell table:formula="of:=IF(ISERROR(VLOOKUP([.D36];[BCM.$X$4:BCM.$X$200];1;0));&quot;&quot;;[.D36])">
            <text:p/>
          </table:table-cell>
          <table:table-cell table:formula="of:=IF(ISERROR(VLOOKUP(CONCATENATE([.D36];&quot;n&quot;);[BCM.$X$4:BCM.$X$200];1;0));&quot;&quot;;CONCATENATE([.D36];&quot;n&quot;))">
            <text:p/>
          </table:table-cell>
          <table:table-cell/>
          <table:table-cell table:formula="of:=FIND(&quot;_DGN&quot;;[.A36];1)" office:value-type="float" office:value="0">
            <text:p>#VALUE!</text:p>
          </table:table-cell>
          <table:table-cell table:formula="of:=IF(ISERROR([.L36]);&quot;&quot;;[.A36])">
            <text:p/>
          </table:table-cell>
          <table:table-cell table:formula="of:=SUBSTITUTE(CONCATENATE([.F36];[.H36];[.I36];[.J36];[.K36];[.M36]);&quot;_WUn&quot;;&quot;&quot;)" office:value-type="string" office:string-value="IN_SEN_WIPER_HOME">
            <text:p>IN_SEN_WIPER_HOME</text:p>
          </table:table-cell>
          <table:table-cell table:formula="of:=VLOOKUP([.N36];[bd_flows_aux.$A$2:.$B$160];2;0)" office:value-type="float" office:value="53">
            <text:p>53</text:p>
          </table:table-cell>
          <table:table-cell/>
          <table:table-cell table:style-name="ce368" table:formula="of:=((LEN([.N36])=0)*2)-(LEN([.P36])&gt;0)+([.S36]*(LEN([.V36])=0)+([.V36]=&quot;TBD&quot;))" office:value-type="float" office:value="0">
            <text:p>0</text:p>
          </table:table-cell>
          <table:table-cell/>
          <table:table-cell table:formula="of:=OR([.R36];(LEN([.M36])&gt;0))" office:value-type="boolean" office:boolean-value="false">
            <text:p>FALSO</text:p>
          </table:table-cell>
          <table:table-cell table:formula="of:=[.T35]+[.S36]" office:value-type="float" office:value="147">
            <text:p>147</text:p>
          </table:table-cell>
          <table:table-cell table:formula="of:=IF([.S36];&quot;SI&quot;;&quot;&quot;)">
            <text:p/>
          </table:table-cell>
          <table:table-cell/>
          <table:table-cell table:formula="of:=LEN([.H36])&gt;1" office:value-type="boolean" office:boolean-value="false">
            <text:p>FALSO</text:p>
          </table:table-cell>
          <table:table-cell office:value-type="float" office:value="35">
            <text:p>35</text:p>
          </table:table-cell>
        </table:table-row>
        <table:table-row table:style-name="ro6">
          <table:table-cell office:value-type="string">
            <text:p>SEN_FOLD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37])" office:value-type="string" office:string-value="IN_SEN_FOLD">
            <text:p>IN_SEN_FOLD</text:p>
          </table:table-cell>
          <table:table-cell/>
          <table:table-cell table:formula="of:=IF(ISERROR(VLOOKUP([.D37];[BCM.$V$4:BCM.$W$200];2;0));&quot;&quot;;[.D37])" office:value-type="string" office:string-value="IN_SEN_FOLD">
            <text:p>IN_SEN_FOLD</text:p>
          </table:table-cell>
          <table:table-cell table:formula="of:=CONCATENATE(&quot;OUT_&quot;;[.A37])" office:value-type="string" office:string-value="OUT_SEN_FOLD">
            <text:p>OUT_SEN_FOLD</text:p>
          </table:table-cell>
          <table:table-cell table:formula="of:=IF(ISERROR(VLOOKUP([.G37];[BCM.$V$4:BCM.$W$200];2;0));&quot;&quot;;[.G37])">
            <text:p/>
          </table:table-cell>
          <table:table-cell table:formula="of:=IF(ISERROR(VLOOKUP([.D37];[BCM.$X$4:BCM.$X$200];1;0));&quot;&quot;;[.D37])">
            <text:p/>
          </table:table-cell>
          <table:table-cell table:formula="of:=IF(ISERROR(VLOOKUP(CONCATENATE([.D37];&quot;n&quot;);[BCM.$X$4:BCM.$X$200];1;0));&quot;&quot;;CONCATENATE([.D37];&quot;n&quot;))">
            <text:p/>
          </table:table-cell>
          <table:table-cell/>
          <table:table-cell table:formula="of:=FIND(&quot;_DGN&quot;;[.A37];1)" office:value-type="float" office:value="0">
            <text:p>#VALUE!</text:p>
          </table:table-cell>
          <table:table-cell table:formula="of:=IF(ISERROR([.L37]);&quot;&quot;;[.A37])">
            <text:p/>
          </table:table-cell>
          <table:table-cell table:formula="of:=SUBSTITUTE(CONCATENATE([.F37];[.H37];[.I37];[.J37];[.K37];[.M37]);&quot;_WUn&quot;;&quot;&quot;)" office:value-type="string" office:string-value="IN_SEN_FOLD">
            <text:p>IN_SEN_FOLD</text:p>
          </table:table-cell>
          <table:table-cell table:formula="of:=VLOOKUP([.N37];[bd_flows_aux.$A$2:.$B$160];2;0)" office:value-type="float" office:value="54">
            <text:p>54</text:p>
          </table:table-cell>
          <table:table-cell/>
          <table:table-cell table:style-name="ce368" table:formula="of:=((LEN([.N37])=0)*2)-(LEN([.P37])&gt;0)+([.S37]*(LEN([.V37])=0)+([.V37]=&quot;TBD&quot;))" office:value-type="float" office:value="0">
            <text:p>0</text:p>
          </table:table-cell>
          <table:table-cell/>
          <table:table-cell table:formula="of:=OR([.R37];(LEN([.M37])&gt;0))" office:value-type="boolean" office:boolean-value="false">
            <text:p>FALSO</text:p>
          </table:table-cell>
          <table:table-cell table:formula="of:=[.T36]+[.S37]" office:value-type="float" office:value="147">
            <text:p>147</text:p>
          </table:table-cell>
          <table:table-cell table:formula="of:=IF([.S37];&quot;SI&quot;;&quot;&quot;)">
            <text:p/>
          </table:table-cell>
          <table:table-cell/>
          <table:table-cell table:formula="of:=LEN([.H37])&gt;1" office:value-type="boolean" office:boolean-value="false">
            <text:p>FALSO</text:p>
          </table:table-cell>
          <table:table-cell office:value-type="float" office:value="36">
            <text:p>36</text:p>
          </table:table-cell>
        </table:table-row>
        <table:table-row table:style-name="ro6">
          <table:table-cell office:value-type="string">
            <text:p>SEN_UNFOLD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38])" office:value-type="string" office:string-value="IN_SEN_UNFOLD">
            <text:p>IN_SEN_UNFOLD</text:p>
          </table:table-cell>
          <table:table-cell/>
          <table:table-cell table:formula="of:=IF(ISERROR(VLOOKUP([.D38];[BCM.$V$4:BCM.$W$200];2;0));&quot;&quot;;[.D38])" office:value-type="string" office:string-value="IN_SEN_UNFOLD">
            <text:p>IN_SEN_UNFOLD</text:p>
          </table:table-cell>
          <table:table-cell table:formula="of:=CONCATENATE(&quot;OUT_&quot;;[.A38])" office:value-type="string" office:string-value="OUT_SEN_UNFOLD">
            <text:p>OUT_SEN_UNFOLD</text:p>
          </table:table-cell>
          <table:table-cell table:formula="of:=IF(ISERROR(VLOOKUP([.G38];[BCM.$V$4:BCM.$W$200];2;0));&quot;&quot;;[.G38])">
            <text:p/>
          </table:table-cell>
          <table:table-cell table:formula="of:=IF(ISERROR(VLOOKUP([.D38];[BCM.$X$4:BCM.$X$200];1;0));&quot;&quot;;[.D38])">
            <text:p/>
          </table:table-cell>
          <table:table-cell table:formula="of:=IF(ISERROR(VLOOKUP(CONCATENATE([.D38];&quot;n&quot;);[BCM.$X$4:BCM.$X$200];1;0));&quot;&quot;;CONCATENATE([.D38];&quot;n&quot;))">
            <text:p/>
          </table:table-cell>
          <table:table-cell/>
          <table:table-cell table:formula="of:=FIND(&quot;_DGN&quot;;[.A38];1)" office:value-type="float" office:value="0">
            <text:p>#VALUE!</text:p>
          </table:table-cell>
          <table:table-cell table:formula="of:=IF(ISERROR([.L38]);&quot;&quot;;[.A38])">
            <text:p/>
          </table:table-cell>
          <table:table-cell table:formula="of:=SUBSTITUTE(CONCATENATE([.F38];[.H38];[.I38];[.J38];[.K38];[.M38]);&quot;_WUn&quot;;&quot;&quot;)" office:value-type="string" office:string-value="IN_SEN_UNFOLD">
            <text:p>IN_SEN_UNFOLD</text:p>
          </table:table-cell>
          <table:table-cell table:formula="of:=VLOOKUP([.N38];[bd_flows_aux.$A$2:.$B$160];2;0)" office:value-type="float" office:value="55">
            <text:p>55</text:p>
          </table:table-cell>
          <table:table-cell/>
          <table:table-cell table:style-name="ce368" table:formula="of:=((LEN([.N38])=0)*2)-(LEN([.P38])&gt;0)+([.S38]*(LEN([.V38])=0)+([.V38]=&quot;TBD&quot;))" office:value-type="float" office:value="0">
            <text:p>0</text:p>
          </table:table-cell>
          <table:table-cell/>
          <table:table-cell table:formula="of:=OR([.R38];(LEN([.M38])&gt;0))" office:value-type="boolean" office:boolean-value="false">
            <text:p>FALSO</text:p>
          </table:table-cell>
          <table:table-cell table:formula="of:=[.T37]+[.S38]" office:value-type="float" office:value="147">
            <text:p>147</text:p>
          </table:table-cell>
          <table:table-cell table:formula="of:=IF([.S38];&quot;SI&quot;;&quot;&quot;)">
            <text:p/>
          </table:table-cell>
          <table:table-cell/>
          <table:table-cell table:formula="of:=LEN([.H38])&gt;1" office:value-type="boolean" office:boolean-value="false">
            <text:p>FALSO</text:p>
          </table:table-cell>
          <table:table-cell office:value-type="float" office:value="37">
            <text:p>37</text:p>
          </table:table-cell>
        </table:table-row>
        <table:table-row table:style-name="ro6">
          <table:table-cell office:value-type="string">
            <text:p>HAND_BRAKE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39])" office:value-type="string" office:string-value="IN_HAND_BRAKE">
            <text:p>IN_HAND_BRAKE</text:p>
          </table:table-cell>
          <table:table-cell/>
          <table:table-cell table:formula="of:=IF(ISERROR(VLOOKUP([.D39];[BCM.$V$4:BCM.$W$200];2;0));&quot;&quot;;[.D39])" office:value-type="string" office:string-value="IN_HAND_BRAKE">
            <text:p>IN_HAND_BRAKE</text:p>
          </table:table-cell>
          <table:table-cell table:formula="of:=CONCATENATE(&quot;OUT_&quot;;[.A39])" office:value-type="string" office:string-value="OUT_HAND_BRAKE">
            <text:p>OUT_HAND_BRAKE</text:p>
          </table:table-cell>
          <table:table-cell table:formula="of:=IF(ISERROR(VLOOKUP([.G39];[BCM.$V$4:BCM.$W$200];2;0));&quot;&quot;;[.G39])">
            <text:p/>
          </table:table-cell>
          <table:table-cell table:formula="of:=IF(ISERROR(VLOOKUP([.D39];[BCM.$X$4:BCM.$X$200];1;0));&quot;&quot;;[.D39])">
            <text:p/>
          </table:table-cell>
          <table:table-cell table:formula="of:=IF(ISERROR(VLOOKUP(CONCATENATE([.D39];&quot;n&quot;);[BCM.$X$4:BCM.$X$200];1;0));&quot;&quot;;CONCATENATE([.D39];&quot;n&quot;))">
            <text:p/>
          </table:table-cell>
          <table:table-cell/>
          <table:table-cell table:formula="of:=FIND(&quot;_DGN&quot;;[.A39];1)" office:value-type="float" office:value="0">
            <text:p>#VALUE!</text:p>
          </table:table-cell>
          <table:table-cell table:formula="of:=IF(ISERROR([.L39]);&quot;&quot;;[.A39])">
            <text:p/>
          </table:table-cell>
          <table:table-cell table:formula="of:=SUBSTITUTE(CONCATENATE([.F39];[.H39];[.I39];[.J39];[.K39];[.M39]);&quot;_WUn&quot;;&quot;&quot;)" office:value-type="string" office:string-value="IN_HAND_BRAKE">
            <text:p>IN_HAND_BRAKE</text:p>
          </table:table-cell>
          <table:table-cell table:formula="of:=VLOOKUP([.N39];[bd_flows_aux.$A$2:.$B$160];2;0)" office:value-type="float" office:value="56">
            <text:p>56</text:p>
          </table:table-cell>
          <table:table-cell/>
          <table:table-cell table:style-name="ce368" table:formula="of:=((LEN([.N39])=0)*2)-(LEN([.P39])&gt;0)+([.S39]*(LEN([.V39])=0)+([.V39]=&quot;TBD&quot;))" office:value-type="float" office:value="0">
            <text:p>0</text:p>
          </table:table-cell>
          <table:table-cell/>
          <table:table-cell table:formula="of:=OR([.R39];(LEN([.M39])&gt;0))" office:value-type="boolean" office:boolean-value="false">
            <text:p>FALSO</text:p>
          </table:table-cell>
          <table:table-cell table:formula="of:=[.T38]+[.S39]" office:value-type="float" office:value="147">
            <text:p>147</text:p>
          </table:table-cell>
          <table:table-cell table:formula="of:=IF([.S39];&quot;SI&quot;;&quot;&quot;)">
            <text:p/>
          </table:table-cell>
          <table:table-cell/>
          <table:table-cell table:formula="of:=LEN([.H39])&gt;1" office:value-type="boolean" office:boolean-value="false">
            <text:p>FALSO</text:p>
          </table:table-cell>
          <table:table-cell office:value-type="float" office:value="38">
            <text:p>38</text:p>
          </table:table-cell>
        </table:table-row>
        <table:table-row table:style-name="ro6">
          <table:table-cell office:value-type="string">
            <text:p>SEN_FOLD_LCK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40])" office:value-type="string" office:string-value="IN_SEN_FOLD_LCK">
            <text:p>IN_SEN_FOLD_LCK</text:p>
          </table:table-cell>
          <table:table-cell/>
          <table:table-cell table:formula="of:=IF(ISERROR(VLOOKUP([.D40];[BCM.$V$4:BCM.$W$200];2;0));&quot;&quot;;[.D40])">
            <text:p/>
          </table:table-cell>
          <table:table-cell table:formula="of:=CONCATENATE(&quot;OUT_&quot;;[.A40])" office:value-type="string" office:string-value="OUT_SEN_FOLD_LCK">
            <text:p>OUT_SEN_FOLD_LCK</text:p>
          </table:table-cell>
          <table:table-cell table:formula="of:=IF(ISERROR(VLOOKUP([.G40];[BCM.$V$4:BCM.$W$200];2;0));&quot;&quot;;[.G40])">
            <text:p/>
          </table:table-cell>
          <table:table-cell table:formula="of:=IF(ISERROR(VLOOKUP([.D40];[BCM.$X$4:BCM.$X$200];1;0));&quot;&quot;;[.D40])">
            <text:p/>
          </table:table-cell>
          <table:table-cell table:formula="of:=IF(ISERROR(VLOOKUP(CONCATENATE([.D40];&quot;n&quot;);[BCM.$X$4:BCM.$X$200];1;0));&quot;&quot;;CONCATENATE([.D40];&quot;n&quot;))">
            <text:p/>
          </table:table-cell>
          <table:table-cell/>
          <table:table-cell table:formula="of:=FIND(&quot;_DGN&quot;;[.A40];1)" office:value-type="float" office:value="0">
            <text:p>#VALUE!</text:p>
          </table:table-cell>
          <table:table-cell table:formula="of:=IF(ISERROR([.L40]);&quot;&quot;;[.A40])">
            <text:p/>
          </table:table-cell>
          <table:table-cell table:formula="of:=SUBSTITUTE(CONCATENATE([.F40];[.H40];[.I40];[.J40];[.K40];[.M40]);&quot;_WUn&quot;;&quot;&quot;)">
            <text:p/>
          </table:table-cell>
          <table:table-cell table:formula="of:=VLOOKUP([.N40];[bd_flows_aux.$A$2:.$B$160];2;0)">
            <text:p/>
          </table:table-cell>
          <table:table-cell office:value-type="string">
            <text:p>nuevo flujo nivel pinout micro</text:p>
          </table:table-cell>
          <table:table-cell table:style-name="ce368" table:formula="of:=((LEN([.N40])=0)*2)-(LEN([.P40])&gt;0)+([.S40]*(LEN([.V40])=0)+([.V40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40];(LEN([.M40])&gt;0))" office:value-type="boolean" office:boolean-value="true">
            <text:p>VERDADERO</text:p>
          </table:table-cell>
          <table:table-cell table:formula="of:=[.T39]+[.S40]" office:value-type="float" office:value="148">
            <text:p>148</text:p>
          </table:table-cell>
          <table:table-cell table:formula="of:=IF([.S40];&quot;SI&quot;;&quot;&quot;)" office:value-type="string" office:string-value="SI">
            <text:p>SI</text:p>
          </table:table-cell>
          <table:table-cell office:value-type="string">
            <text:p>DO</text:p>
          </table:table-cell>
          <table:table-cell table:formula="of:=LEN([.H40])&gt;1" office:value-type="boolean" office:boolean-value="false">
            <text:p>FALSO</text:p>
          </table:table-cell>
          <table:table-cell office:value-type="float" office:value="39">
            <text:p>39</text:p>
          </table:table-cell>
        </table:table-row>
        <table:table-row table:style-name="ro6">
          <table:table-cell office:value-type="string">
            <text:p>LED_ST1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41])" office:value-type="string" office:string-value="IN_LED_ST1">
            <text:p>IN_LED_ST1</text:p>
          </table:table-cell>
          <table:table-cell/>
          <table:table-cell table:formula="of:=IF(ISERROR(VLOOKUP([.D41];[BCM.$V$4:BCM.$W$200];2;0));&quot;&quot;;[.D41])">
            <text:p/>
          </table:table-cell>
          <table:table-cell table:formula="of:=CONCATENATE(&quot;OUT_&quot;;[.A41])" office:value-type="string" office:string-value="OUT_LED_ST1">
            <text:p>OUT_LED_ST1</text:p>
          </table:table-cell>
          <table:table-cell table:formula="of:=IF(ISERROR(VLOOKUP([.G41];[BCM.$V$4:BCM.$W$200];2;0));&quot;&quot;;[.G41])" office:value-type="string" office:string-value="OUT_LED_ST1">
            <text:p>OUT_LED_ST1</text:p>
          </table:table-cell>
          <table:table-cell table:formula="of:=IF(ISERROR(VLOOKUP([.D41];[BCM.$X$4:BCM.$X$200];1;0));&quot;&quot;;[.D41])">
            <text:p/>
          </table:table-cell>
          <table:table-cell table:formula="of:=IF(ISERROR(VLOOKUP(CONCATENATE([.D41];&quot;n&quot;);[BCM.$X$4:BCM.$X$200];1;0));&quot;&quot;;CONCATENATE([.D41];&quot;n&quot;))">
            <text:p/>
          </table:table-cell>
          <table:table-cell/>
          <table:table-cell table:formula="of:=FIND(&quot;_DGN&quot;;[.A41];1)" office:value-type="float" office:value="0">
            <text:p>#VALUE!</text:p>
          </table:table-cell>
          <table:table-cell table:formula="of:=IF(ISERROR([.L41]);&quot;&quot;;[.A41])">
            <text:p/>
          </table:table-cell>
          <table:table-cell table:formula="of:=SUBSTITUTE(CONCATENATE([.F41];[.H41];[.I41];[.J41];[.K41];[.M41]);&quot;_WUn&quot;;&quot;&quot;)" office:value-type="string" office:string-value="OUT_LED_ST1">
            <text:p>OUT_LED_ST1</text:p>
          </table:table-cell>
          <table:table-cell table:formula="of:=VLOOKUP([.N41];[bd_flows_aux.$A$2:.$B$160];2;0)" office:value-type="float" office:value="58">
            <text:p>58</text:p>
          </table:table-cell>
          <table:table-cell/>
          <table:table-cell table:style-name="ce368" table:formula="of:=((LEN([.N41])=0)*2)-(LEN([.P41])&gt;0)+([.S41]*(LEN([.V41])=0)+([.V41]=&quot;TBD&quot;))" office:value-type="float" office:value="0">
            <text:p>0</text:p>
          </table:table-cell>
          <table:table-cell/>
          <table:table-cell table:formula="of:=OR([.R41];(LEN([.M41])&gt;0))" office:value-type="boolean" office:boolean-value="false">
            <text:p>FALSO</text:p>
          </table:table-cell>
          <table:table-cell table:formula="of:=[.T40]+[.S41]" office:value-type="float" office:value="148">
            <text:p>148</text:p>
          </table:table-cell>
          <table:table-cell table:formula="of:=IF([.S41];&quot;SI&quot;;&quot;&quot;)">
            <text:p/>
          </table:table-cell>
          <table:table-cell/>
          <table:table-cell table:formula="of:=LEN([.H41])&gt;1" office:value-type="boolean" office:boolean-value="true">
            <text:p>VERDADERO</text:p>
          </table:table-cell>
          <table:table-cell office:value-type="float" office:value="40">
            <text:p>40</text:p>
          </table:table-cell>
        </table:table-row>
        <table:table-row table:style-name="ro6">
          <table:table-cell office:value-type="string">
            <text:p>LED_ST2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42])" office:value-type="string" office:string-value="IN_LED_ST2">
            <text:p>IN_LED_ST2</text:p>
          </table:table-cell>
          <table:table-cell/>
          <table:table-cell table:formula="of:=IF(ISERROR(VLOOKUP([.D42];[BCM.$V$4:BCM.$W$200];2;0));&quot;&quot;;[.D42])">
            <text:p/>
          </table:table-cell>
          <table:table-cell table:formula="of:=CONCATENATE(&quot;OUT_&quot;;[.A42])" office:value-type="string" office:string-value="OUT_LED_ST2">
            <text:p>OUT_LED_ST2</text:p>
          </table:table-cell>
          <table:table-cell table:formula="of:=IF(ISERROR(VLOOKUP([.G42];[BCM.$V$4:BCM.$W$200];2;0));&quot;&quot;;[.G42])" office:value-type="string" office:string-value="OUT_LED_ST2">
            <text:p>OUT_LED_ST2</text:p>
          </table:table-cell>
          <table:table-cell table:formula="of:=IF(ISERROR(VLOOKUP([.D42];[BCM.$X$4:BCM.$X$200];1;0));&quot;&quot;;[.D42])">
            <text:p/>
          </table:table-cell>
          <table:table-cell table:formula="of:=IF(ISERROR(VLOOKUP(CONCATENATE([.D42];&quot;n&quot;);[BCM.$X$4:BCM.$X$200];1;0));&quot;&quot;;CONCATENATE([.D42];&quot;n&quot;))">
            <text:p/>
          </table:table-cell>
          <table:table-cell/>
          <table:table-cell table:formula="of:=FIND(&quot;_DGN&quot;;[.A42];1)" office:value-type="float" office:value="0">
            <text:p>#VALUE!</text:p>
          </table:table-cell>
          <table:table-cell table:formula="of:=IF(ISERROR([.L42]);&quot;&quot;;[.A42])">
            <text:p/>
          </table:table-cell>
          <table:table-cell table:formula="of:=SUBSTITUTE(CONCATENATE([.F42];[.H42];[.I42];[.J42];[.K42];[.M42]);&quot;_WUn&quot;;&quot;&quot;)" office:value-type="string" office:string-value="OUT_LED_ST2">
            <text:p>OUT_LED_ST2</text:p>
          </table:table-cell>
          <table:table-cell table:formula="of:=VLOOKUP([.N42];[bd_flows_aux.$A$2:.$B$160];2;0)" office:value-type="float" office:value="59">
            <text:p>59</text:p>
          </table:table-cell>
          <table:table-cell/>
          <table:table-cell table:style-name="ce368" table:formula="of:=((LEN([.N42])=0)*2)-(LEN([.P42])&gt;0)+([.S42]*(LEN([.V42])=0)+([.V42]=&quot;TBD&quot;))" office:value-type="float" office:value="0">
            <text:p>0</text:p>
          </table:table-cell>
          <table:table-cell/>
          <table:table-cell table:formula="of:=OR([.R42];(LEN([.M42])&gt;0))" office:value-type="boolean" office:boolean-value="false">
            <text:p>FALSO</text:p>
          </table:table-cell>
          <table:table-cell table:formula="of:=[.T41]+[.S42]" office:value-type="float" office:value="148">
            <text:p>148</text:p>
          </table:table-cell>
          <table:table-cell table:formula="of:=IF([.S42];&quot;SI&quot;;&quot;&quot;)">
            <text:p/>
          </table:table-cell>
          <table:table-cell/>
          <table:table-cell table:formula="of:=LEN([.H42])&gt;1" office:value-type="boolean" office:boolean-value="true">
            <text:p>VERDADERO</text:p>
          </table:table-cell>
          <table:table-cell office:value-type="float" office:value="41">
            <text:p>41</text:p>
          </table:table-cell>
        </table:table-row>
        <table:table-row table:style-name="ro6">
          <table:table-cell office:value-type="string">
            <text:p>INTERIOR_LAMP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43])" office:value-type="string" office:string-value="IN_INTERIOR_LAMP">
            <text:p>IN_INTERIOR_LAMP</text:p>
          </table:table-cell>
          <table:table-cell/>
          <table:table-cell table:formula="of:=IF(ISERROR(VLOOKUP([.D43];[BCM.$V$4:BCM.$W$200];2;0));&quot;&quot;;[.D43])">
            <text:p/>
          </table:table-cell>
          <table:table-cell table:formula="of:=CONCATENATE(&quot;OUT_&quot;;[.A43])" office:value-type="string" office:string-value="OUT_INTERIOR_LAMP">
            <text:p>OUT_INTERIOR_LAMP</text:p>
          </table:table-cell>
          <table:table-cell table:formula="of:=IF(ISERROR(VLOOKUP([.G43];[BCM.$V$4:BCM.$W$200];2;0));&quot;&quot;;[.G43])" office:value-type="string" office:string-value="OUT_INTERIOR_LAMP">
            <text:p>OUT_INTERIOR_LAMP</text:p>
          </table:table-cell>
          <table:table-cell table:formula="of:=IF(ISERROR(VLOOKUP([.D43];[BCM.$X$4:BCM.$X$200];1;0));&quot;&quot;;[.D43])">
            <text:p/>
          </table:table-cell>
          <table:table-cell table:formula="of:=IF(ISERROR(VLOOKUP(CONCATENATE([.D43];&quot;n&quot;);[BCM.$X$4:BCM.$X$200];1;0));&quot;&quot;;CONCATENATE([.D43];&quot;n&quot;))">
            <text:p/>
          </table:table-cell>
          <table:table-cell/>
          <table:table-cell table:formula="of:=FIND(&quot;_DGN&quot;;[.A43];1)" office:value-type="float" office:value="0">
            <text:p>#VALUE!</text:p>
          </table:table-cell>
          <table:table-cell table:formula="of:=IF(ISERROR([.L43]);&quot;&quot;;[.A43])">
            <text:p/>
          </table:table-cell>
          <table:table-cell table:formula="of:=SUBSTITUTE(CONCATENATE([.F43];[.H43];[.I43];[.J43];[.K43];[.M43]);&quot;_WUn&quot;;&quot;&quot;)" office:value-type="string" office:string-value="OUT_INTERIOR_LAMP">
            <text:p>OUT_INTERIOR_LAMP</text:p>
          </table:table-cell>
          <table:table-cell table:formula="of:=VLOOKUP([.N43];[bd_flows_aux.$A$2:.$B$160];2;0)" office:value-type="float" office:value="60">
            <text:p>60</text:p>
          </table:table-cell>
          <table:table-cell/>
          <table:table-cell table:style-name="ce368" table:formula="of:=((LEN([.N43])=0)*2)-(LEN([.P43])&gt;0)+([.S43]*(LEN([.V43])=0)+([.V43]=&quot;TBD&quot;))" office:value-type="float" office:value="0">
            <text:p>0</text:p>
          </table:table-cell>
          <table:table-cell/>
          <table:table-cell table:formula="of:=OR([.R43];(LEN([.M43])&gt;0))" office:value-type="boolean" office:boolean-value="false">
            <text:p>FALSO</text:p>
          </table:table-cell>
          <table:table-cell table:formula="of:=[.T42]+[.S43]" office:value-type="float" office:value="148">
            <text:p>148</text:p>
          </table:table-cell>
          <table:table-cell table:formula="of:=IF([.S43];&quot;SI&quot;;&quot;&quot;)">
            <text:p/>
          </table:table-cell>
          <table:table-cell/>
          <table:table-cell table:formula="of:=LEN([.H43])&gt;1" office:value-type="boolean" office:boolean-value="true">
            <text:p>VERDADERO</text:p>
          </table:table-cell>
          <table:table-cell office:value-type="float" office:value="42">
            <text:p>42</text:p>
          </table:table-cell>
        </table:table-row>
        <table:table-row table:style-name="ro6">
          <table:table-cell office:value-type="string">
            <text:p>OPENDOOR_LAMP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44])" office:value-type="string" office:string-value="IN_OPENDOOR_LAMP">
            <text:p>IN_OPENDOOR_LAMP</text:p>
          </table:table-cell>
          <table:table-cell/>
          <table:table-cell table:formula="of:=IF(ISERROR(VLOOKUP([.D44];[BCM.$V$4:BCM.$W$200];2;0));&quot;&quot;;[.D44])">
            <text:p/>
          </table:table-cell>
          <table:table-cell table:formula="of:=CONCATENATE(&quot;OUT_&quot;;[.A44])" office:value-type="string" office:string-value="OUT_OPENDOOR_LAMP">
            <text:p>OUT_OPENDOOR_LAMP</text:p>
          </table:table-cell>
          <table:table-cell table:formula="of:=IF(ISERROR(VLOOKUP([.G44];[BCM.$V$4:BCM.$W$200];2;0));&quot;&quot;;[.G44])" office:value-type="string" office:string-value="OUT_OPENDOOR_LAMP">
            <text:p>OUT_OPENDOOR_LAMP</text:p>
          </table:table-cell>
          <table:table-cell table:formula="of:=IF(ISERROR(VLOOKUP([.D44];[BCM.$X$4:BCM.$X$200];1;0));&quot;&quot;;[.D44])">
            <text:p/>
          </table:table-cell>
          <table:table-cell table:formula="of:=IF(ISERROR(VLOOKUP(CONCATENATE([.D44];&quot;n&quot;);[BCM.$X$4:BCM.$X$200];1;0));&quot;&quot;;CONCATENATE([.D44];&quot;n&quot;))">
            <text:p/>
          </table:table-cell>
          <table:table-cell/>
          <table:table-cell table:formula="of:=FIND(&quot;_DGN&quot;;[.A44];1)" office:value-type="float" office:value="0">
            <text:p>#VALUE!</text:p>
          </table:table-cell>
          <table:table-cell table:formula="of:=IF(ISERROR([.L44]);&quot;&quot;;[.A44])">
            <text:p/>
          </table:table-cell>
          <table:table-cell table:formula="of:=SUBSTITUTE(CONCATENATE([.F44];[.H44];[.I44];[.J44];[.K44];[.M44]);&quot;_WUn&quot;;&quot;&quot;)" office:value-type="string" office:string-value="OUT_OPENDOOR_LAMP">
            <text:p>OUT_OPENDOOR_LAMP</text:p>
          </table:table-cell>
          <table:table-cell table:formula="of:=VLOOKUP([.N44];[bd_flows_aux.$A$2:.$B$160];2;0)" office:value-type="float" office:value="61">
            <text:p>61</text:p>
          </table:table-cell>
          <table:table-cell/>
          <table:table-cell table:style-name="ce368" table:formula="of:=((LEN([.N44])=0)*2)-(LEN([.P44])&gt;0)+([.S44]*(LEN([.V44])=0)+([.V44]=&quot;TBD&quot;))" office:value-type="float" office:value="0">
            <text:p>0</text:p>
          </table:table-cell>
          <table:table-cell/>
          <table:table-cell table:formula="of:=OR([.R44];(LEN([.M44])&gt;0))" office:value-type="boolean" office:boolean-value="false">
            <text:p>FALSO</text:p>
          </table:table-cell>
          <table:table-cell table:formula="of:=[.T43]+[.S44]" office:value-type="float" office:value="148">
            <text:p>148</text:p>
          </table:table-cell>
          <table:table-cell table:formula="of:=IF([.S44];&quot;SI&quot;;&quot;&quot;)">
            <text:p/>
          </table:table-cell>
          <table:table-cell/>
          <table:table-cell table:formula="of:=LEN([.H44])&gt;1" office:value-type="boolean" office:boolean-value="true">
            <text:p>VERDADERO</text:p>
          </table:table-cell>
          <table:table-cell office:value-type="float" office:value="43">
            <text:p>43</text:p>
          </table:table-cell>
        </table:table-row>
        <table:table-row table:style-name="ro6">
          <table:table-cell office:value-type="string">
            <text:p>PARKING_LAMP_1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45])" office:value-type="string" office:string-value="IN_PARKING_LAMP_1">
            <text:p>IN_PARKING_LAMP_1</text:p>
          </table:table-cell>
          <table:table-cell/>
          <table:table-cell table:formula="of:=IF(ISERROR(VLOOKUP([.D45];[BCM.$V$4:BCM.$W$200];2;0));&quot;&quot;;[.D45])">
            <text:p/>
          </table:table-cell>
          <table:table-cell table:formula="of:=CONCATENATE(&quot;OUT_&quot;;[.A45])" office:value-type="string" office:string-value="OUT_PARKING_LAMP_1">
            <text:p>OUT_PARKING_LAMP_1</text:p>
          </table:table-cell>
          <table:table-cell table:formula="of:=IF(ISERROR(VLOOKUP([.G45];[BCM.$V$4:BCM.$W$200];2;0));&quot;&quot;;[.G45])" office:value-type="string" office:string-value="OUT_PARKING_LAMP_1">
            <text:p>OUT_PARKING_LAMP_1</text:p>
          </table:table-cell>
          <table:table-cell table:formula="of:=IF(ISERROR(VLOOKUP([.D45];[BCM.$X$4:BCM.$X$200];1;0));&quot;&quot;;[.D45])">
            <text:p/>
          </table:table-cell>
          <table:table-cell table:formula="of:=IF(ISERROR(VLOOKUP(CONCATENATE([.D45];&quot;n&quot;);[BCM.$X$4:BCM.$X$200];1;0));&quot;&quot;;CONCATENATE([.D45];&quot;n&quot;))">
            <text:p/>
          </table:table-cell>
          <table:table-cell/>
          <table:table-cell table:formula="of:=FIND(&quot;_DGN&quot;;[.A45];1)" office:value-type="float" office:value="0">
            <text:p>#VALUE!</text:p>
          </table:table-cell>
          <table:table-cell table:formula="of:=IF(ISERROR([.L45]);&quot;&quot;;[.A45])">
            <text:p/>
          </table:table-cell>
          <table:table-cell table:formula="of:=SUBSTITUTE(CONCATENATE([.F45];[.H45];[.I45];[.J45];[.K45];[.M45]);&quot;_WUn&quot;;&quot;&quot;)" office:value-type="string" office:string-value="OUT_PARKING_LAMP_1">
            <text:p>OUT_PARKING_LAMP_1</text:p>
          </table:table-cell>
          <table:table-cell table:formula="of:=VLOOKUP([.N45];[bd_flows_aux.$A$2:.$B$160];2;0)" office:value-type="float" office:value="62">
            <text:p>62</text:p>
          </table:table-cell>
          <table:table-cell/>
          <table:table-cell table:style-name="ce368" table:formula="of:=((LEN([.N45])=0)*2)-(LEN([.P45])&gt;0)+([.S45]*(LEN([.V45])=0)+([.V45]=&quot;TBD&quot;))" office:value-type="float" office:value="0">
            <text:p>0</text:p>
          </table:table-cell>
          <table:table-cell/>
          <table:table-cell table:formula="of:=OR([.R45];(LEN([.M45])&gt;0))" office:value-type="boolean" office:boolean-value="false">
            <text:p>FALSO</text:p>
          </table:table-cell>
          <table:table-cell table:formula="of:=[.T44]+[.S45]" office:value-type="float" office:value="148">
            <text:p>148</text:p>
          </table:table-cell>
          <table:table-cell table:formula="of:=IF([.S45];&quot;SI&quot;;&quot;&quot;)">
            <text:p/>
          </table:table-cell>
          <table:table-cell/>
          <table:table-cell table:formula="of:=LEN([.H45])&gt;1" office:value-type="boolean" office:boolean-value="true">
            <text:p>VERDADERO</text:p>
          </table:table-cell>
          <table:table-cell office:value-type="float" office:value="44">
            <text:p>44</text:p>
          </table:table-cell>
        </table:table-row>
        <table:table-row table:style-name="ro6">
          <table:table-cell office:value-type="string">
            <text:p>PARKING_LAMP_2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46])" office:value-type="string" office:string-value="IN_PARKING_LAMP_2">
            <text:p>IN_PARKING_LAMP_2</text:p>
          </table:table-cell>
          <table:table-cell/>
          <table:table-cell table:formula="of:=IF(ISERROR(VLOOKUP([.D46];[BCM.$V$4:BCM.$W$200];2;0));&quot;&quot;;[.D46])">
            <text:p/>
          </table:table-cell>
          <table:table-cell table:formula="of:=CONCATENATE(&quot;OUT_&quot;;[.A46])" office:value-type="string" office:string-value="OUT_PARKING_LAMP_2">
            <text:p>OUT_PARKING_LAMP_2</text:p>
          </table:table-cell>
          <table:table-cell table:formula="of:=IF(ISERROR(VLOOKUP([.G46];[BCM.$V$4:BCM.$W$200];2;0));&quot;&quot;;[.G46])" office:value-type="string" office:string-value="OUT_PARKING_LAMP_2">
            <text:p>OUT_PARKING_LAMP_2</text:p>
          </table:table-cell>
          <table:table-cell table:formula="of:=IF(ISERROR(VLOOKUP([.D46];[BCM.$X$4:BCM.$X$200];1;0));&quot;&quot;;[.D46])">
            <text:p/>
          </table:table-cell>
          <table:table-cell table:formula="of:=IF(ISERROR(VLOOKUP(CONCATENATE([.D46];&quot;n&quot;);[BCM.$X$4:BCM.$X$200];1;0));&quot;&quot;;CONCATENATE([.D46];&quot;n&quot;))">
            <text:p/>
          </table:table-cell>
          <table:table-cell/>
          <table:table-cell table:formula="of:=FIND(&quot;_DGN&quot;;[.A46];1)" office:value-type="float" office:value="0">
            <text:p>#VALUE!</text:p>
          </table:table-cell>
          <table:table-cell table:formula="of:=IF(ISERROR([.L46]);&quot;&quot;;[.A46])">
            <text:p/>
          </table:table-cell>
          <table:table-cell table:formula="of:=SUBSTITUTE(CONCATENATE([.F46];[.H46];[.I46];[.J46];[.K46];[.M46]);&quot;_WUn&quot;;&quot;&quot;)" office:value-type="string" office:string-value="OUT_PARKING_LAMP_2">
            <text:p>OUT_PARKING_LAMP_2</text:p>
          </table:table-cell>
          <table:table-cell table:formula="of:=VLOOKUP([.N46];[bd_flows_aux.$A$2:.$B$160];2;0)" office:value-type="float" office:value="63">
            <text:p>63</text:p>
          </table:table-cell>
          <table:table-cell/>
          <table:table-cell table:style-name="ce368" table:formula="of:=((LEN([.N46])=0)*2)-(LEN([.P46])&gt;0)+([.S46]*(LEN([.V46])=0)+([.V46]=&quot;TBD&quot;))" office:value-type="float" office:value="0">
            <text:p>0</text:p>
          </table:table-cell>
          <table:table-cell/>
          <table:table-cell table:formula="of:=OR([.R46];(LEN([.M46])&gt;0))" office:value-type="boolean" office:boolean-value="false">
            <text:p>FALSO</text:p>
          </table:table-cell>
          <table:table-cell table:formula="of:=[.T45]+[.S46]" office:value-type="float" office:value="148">
            <text:p>148</text:p>
          </table:table-cell>
          <table:table-cell table:formula="of:=IF([.S46];&quot;SI&quot;;&quot;&quot;)">
            <text:p/>
          </table:table-cell>
          <table:table-cell/>
          <table:table-cell table:formula="of:=LEN([.H46])&gt;1" office:value-type="boolean" office:boolean-value="true">
            <text:p>VERDADERO</text:p>
          </table:table-cell>
          <table:table-cell office:value-type="float" office:value="45">
            <text:p>45</text:p>
          </table:table-cell>
        </table:table-row>
        <table:table-row table:style-name="ro6">
          <table:table-cell office:value-type="string">
            <text:p>PARKING_LAMP_1_DGN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47])" office:value-type="string" office:string-value="IN_PARKING_LAMP_1_DGN">
            <text:p>IN_PARKING_LAMP_1_DGN</text:p>
          </table:table-cell>
          <table:table-cell/>
          <table:table-cell table:formula="of:=IF(ISERROR(VLOOKUP([.D47];[BCM.$V$4:BCM.$W$200];2;0));&quot;&quot;;[.D47])">
            <text:p/>
          </table:table-cell>
          <table:table-cell table:formula="of:=CONCATENATE(&quot;OUT_&quot;;[.A47])" office:value-type="string" office:string-value="OUT_PARKING_LAMP_1_DGN">
            <text:p>OUT_PARKING_LAMP_1_DGN</text:p>
          </table:table-cell>
          <table:table-cell table:formula="of:=IF(ISERROR(VLOOKUP([.G47];[BCM.$V$4:BCM.$W$200];2;0));&quot;&quot;;[.G47])">
            <text:p/>
          </table:table-cell>
          <table:table-cell table:formula="of:=IF(ISERROR(VLOOKUP([.D47];[BCM.$X$4:BCM.$X$200];1;0));&quot;&quot;;[.D47])">
            <text:p/>
          </table:table-cell>
          <table:table-cell table:formula="of:=IF(ISERROR(VLOOKUP(CONCATENATE([.D47];&quot;n&quot;);[BCM.$X$4:BCM.$X$200];1;0));&quot;&quot;;CONCATENATE([.D47];&quot;n&quot;))">
            <text:p/>
          </table:table-cell>
          <table:table-cell/>
          <table:table-cell table:formula="of:=FIND(&quot;_DGN&quot;;[.A47];1)" office:value-type="float" office:value="15">
            <text:p>15</text:p>
          </table:table-cell>
          <table:table-cell table:formula="of:=IF(ISERROR([.L47]);&quot;&quot;;[.A47])" office:value-type="string" office:string-value="PARKING_LAMP_1_DGN">
            <text:p>PARKING_LAMP_1_DGN</text:p>
          </table:table-cell>
          <table:table-cell table:formula="of:=SUBSTITUTE(CONCATENATE([.F47];[.H47];[.I47];[.J47];[.K47];[.M47]);&quot;_WUn&quot;;&quot;&quot;)" office:value-type="string" office:string-value="PARKING_LAMP_1_DGN">
            <text:p>PARKING_LAMP_1_DGN</text:p>
          </table:table-cell>
          <table:table-cell table:formula="of:=VLOOKUP([.N47];[bd_flows_aux.$A$2:.$B$160];2;0)" office:value-type="float" office:value="0">
            <text:p>#N/A</text:p>
          </table:table-cell>
          <table:table-cell/>
          <table:table-cell table:style-name="ce368" table:formula="of:=((LEN([.N47])=0)*2)-(LEN([.P47])&gt;0)+([.S47]*(LEN([.V47])=0)+([.V47]=&quot;TBD&quot;))" office:value-type="float" office:value="0">
            <text:p>0</text:p>
          </table:table-cell>
          <table:table-cell/>
          <table:table-cell table:formula="of:=OR([.R47];(LEN([.M47])&gt;0))" office:value-type="boolean" office:boolean-value="true">
            <text:p>VERDADERO</text:p>
          </table:table-cell>
          <table:table-cell table:formula="of:=[.T46]+[.S47]" office:value-type="float" office:value="149">
            <text:p>149</text:p>
          </table:table-cell>
          <table:table-cell table:formula="of:=IF([.S47];&quot;SI&quot;;&quot;&quot;)" office:value-type="string" office:string-value="SI">
            <text:p>SI</text:p>
          </table:table-cell>
          <table:table-cell office:value-type="string">
            <text:p>DI</text:p>
          </table:table-cell>
          <table:table-cell table:formula="of:=LEN([.H47])&gt;1" office:value-type="boolean" office:boolean-value="false">
            <text:p>FALSO</text:p>
          </table:table-cell>
          <table:table-cell office:value-type="float" office:value="46">
            <text:p>46</text:p>
          </table:table-cell>
        </table:table-row>
        <table:table-row table:style-name="ro6">
          <table:table-cell office:value-type="string">
            <text:p>PARKING_LAMP_2_DGN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48])" office:value-type="string" office:string-value="IN_PARKING_LAMP_2_DGN">
            <text:p>IN_PARKING_LAMP_2_DGN</text:p>
          </table:table-cell>
          <table:table-cell/>
          <table:table-cell table:formula="of:=IF(ISERROR(VLOOKUP([.D48];[BCM.$V$4:BCM.$W$200];2;0));&quot;&quot;;[.D48])">
            <text:p/>
          </table:table-cell>
          <table:table-cell table:formula="of:=CONCATENATE(&quot;OUT_&quot;;[.A48])" office:value-type="string" office:string-value="OUT_PARKING_LAMP_2_DGN">
            <text:p>OUT_PARKING_LAMP_2_DGN</text:p>
          </table:table-cell>
          <table:table-cell table:formula="of:=IF(ISERROR(VLOOKUP([.G48];[BCM.$V$4:BCM.$W$200];2;0));&quot;&quot;;[.G48])">
            <text:p/>
          </table:table-cell>
          <table:table-cell table:formula="of:=IF(ISERROR(VLOOKUP([.D48];[BCM.$X$4:BCM.$X$200];1;0));&quot;&quot;;[.D48])">
            <text:p/>
          </table:table-cell>
          <table:table-cell table:formula="of:=IF(ISERROR(VLOOKUP(CONCATENATE([.D48];&quot;n&quot;);[BCM.$X$4:BCM.$X$200];1;0));&quot;&quot;;CONCATENATE([.D48];&quot;n&quot;))">
            <text:p/>
          </table:table-cell>
          <table:table-cell/>
          <table:table-cell table:formula="of:=FIND(&quot;_DGN&quot;;[.A48];1)" office:value-type="float" office:value="15">
            <text:p>15</text:p>
          </table:table-cell>
          <table:table-cell table:formula="of:=IF(ISERROR([.L48]);&quot;&quot;;[.A48])" office:value-type="string" office:string-value="PARKING_LAMP_2_DGN">
            <text:p>PARKING_LAMP_2_DGN</text:p>
          </table:table-cell>
          <table:table-cell table:formula="of:=SUBSTITUTE(CONCATENATE([.F48];[.H48];[.I48];[.J48];[.K48];[.M48]);&quot;_WUn&quot;;&quot;&quot;)" office:value-type="string" office:string-value="PARKING_LAMP_2_DGN">
            <text:p>PARKING_LAMP_2_DGN</text:p>
          </table:table-cell>
          <table:table-cell table:formula="of:=VLOOKUP([.N48];[bd_flows_aux.$A$2:.$B$160];2;0)" office:value-type="float" office:value="0">
            <text:p>#N/A</text:p>
          </table:table-cell>
          <table:table-cell/>
          <table:table-cell table:style-name="ce368" table:formula="of:=((LEN([.N48])=0)*2)-(LEN([.P48])&gt;0)+([.S48]*(LEN([.V48])=0)+([.V48]=&quot;TBD&quot;))" office:value-type="float" office:value="0">
            <text:p>0</text:p>
          </table:table-cell>
          <table:table-cell/>
          <table:table-cell table:formula="of:=OR([.R48];(LEN([.M48])&gt;0))" office:value-type="boolean" office:boolean-value="true">
            <text:p>VERDADERO</text:p>
          </table:table-cell>
          <table:table-cell table:formula="of:=[.T47]+[.S48]" office:value-type="float" office:value="150">
            <text:p>150</text:p>
          </table:table-cell>
          <table:table-cell table:formula="of:=IF([.S48];&quot;SI&quot;;&quot;&quot;)" office:value-type="string" office:string-value="SI">
            <text:p>SI</text:p>
          </table:table-cell>
          <table:table-cell office:value-type="string">
            <text:p>DI</text:p>
          </table:table-cell>
          <table:table-cell table:formula="of:=LEN([.H48])&gt;1" office:value-type="boolean" office:boolean-value="false">
            <text:p>FALSO</text:p>
          </table:table-cell>
          <table:table-cell office:value-type="float" office:value="47">
            <text:p>47</text:p>
          </table:table-cell>
        </table:table-row>
        <table:table-row table:style-name="ro6">
          <table:table-cell office:value-type="string">
            <text:p>LED_WARNING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49])" office:value-type="string" office:string-value="IN_LED_WARNING">
            <text:p>IN_LED_WARNING</text:p>
          </table:table-cell>
          <table:table-cell/>
          <table:table-cell table:formula="of:=IF(ISERROR(VLOOKUP([.D49];[BCM.$V$4:BCM.$W$200];2;0));&quot;&quot;;[.D49])">
            <text:p/>
          </table:table-cell>
          <table:table-cell table:formula="of:=CONCATENATE(&quot;OUT_&quot;;[.A49])" office:value-type="string" office:string-value="OUT_LED_WARNING">
            <text:p>OUT_LED_WARNING</text:p>
          </table:table-cell>
          <table:table-cell table:formula="of:=IF(ISERROR(VLOOKUP([.G49];[BCM.$V$4:BCM.$W$200];2;0));&quot;&quot;;[.G49])" office:value-type="string" office:string-value="OUT_LED_WARNING">
            <text:p>OUT_LED_WARNING</text:p>
          </table:table-cell>
          <table:table-cell table:formula="of:=IF(ISERROR(VLOOKUP([.D49];[BCM.$X$4:BCM.$X$200];1;0));&quot;&quot;;[.D49])">
            <text:p/>
          </table:table-cell>
          <table:table-cell table:formula="of:=IF(ISERROR(VLOOKUP(CONCATENATE([.D49];&quot;n&quot;);[BCM.$X$4:BCM.$X$200];1;0));&quot;&quot;;CONCATENATE([.D49];&quot;n&quot;))">
            <text:p/>
          </table:table-cell>
          <table:table-cell/>
          <table:table-cell table:formula="of:=FIND(&quot;_DGN&quot;;[.A49];1)" office:value-type="float" office:value="0">
            <text:p>#VALUE!</text:p>
          </table:table-cell>
          <table:table-cell table:formula="of:=IF(ISERROR([.L49]);&quot;&quot;;[.A49])">
            <text:p/>
          </table:table-cell>
          <table:table-cell table:formula="of:=SUBSTITUTE(CONCATENATE([.F49];[.H49];[.I49];[.J49];[.K49];[.M49]);&quot;_WUn&quot;;&quot;&quot;)" office:value-type="string" office:string-value="OUT_LED_WARNING">
            <text:p>OUT_LED_WARNING</text:p>
          </table:table-cell>
          <table:table-cell table:formula="of:=VLOOKUP([.N49];[bd_flows_aux.$A$2:.$B$160];2;0)" office:value-type="float" office:value="66">
            <text:p>66</text:p>
          </table:table-cell>
          <table:table-cell/>
          <table:table-cell table:style-name="ce368" table:formula="of:=((LEN([.N49])=0)*2)-(LEN([.P49])&gt;0)+([.S49]*(LEN([.V49])=0)+([.V49]=&quot;TBD&quot;))" office:value-type="float" office:value="0">
            <text:p>0</text:p>
          </table:table-cell>
          <table:table-cell/>
          <table:table-cell table:formula="of:=OR([.R49];(LEN([.M49])&gt;0))" office:value-type="boolean" office:boolean-value="false">
            <text:p>FALSO</text:p>
          </table:table-cell>
          <table:table-cell table:formula="of:=[.T48]+[.S49]" office:value-type="float" office:value="150">
            <text:p>150</text:p>
          </table:table-cell>
          <table:table-cell table:formula="of:=IF([.S49];&quot;SI&quot;;&quot;&quot;)">
            <text:p/>
          </table:table-cell>
          <table:table-cell/>
          <table:table-cell table:formula="of:=LEN([.H49])&gt;1" office:value-type="boolean" office:boolean-value="true">
            <text:p>VERDADERO</text:p>
          </table:table-cell>
          <table:table-cell office:value-type="float" office:value="48">
            <text:p>48</text:p>
          </table:table-cell>
        </table:table-row>
        <table:table-row table:style-name="ro6">
          <table:table-cell office:value-type="string">
            <text:p>POWER_CAM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50])" office:value-type="string" office:string-value="IN_POWER_CAM">
            <text:p>IN_POWER_CAM</text:p>
          </table:table-cell>
          <table:table-cell/>
          <table:table-cell table:formula="of:=IF(ISERROR(VLOOKUP([.D50];[BCM.$V$4:BCM.$W$200];2;0));&quot;&quot;;[.D50])">
            <text:p/>
          </table:table-cell>
          <table:table-cell table:formula="of:=CONCATENATE(&quot;OUT_&quot;;[.A50])" office:value-type="string" office:string-value="OUT_POWER_CAM">
            <text:p>OUT_POWER_CAM</text:p>
          </table:table-cell>
          <table:table-cell table:formula="of:=IF(ISERROR(VLOOKUP([.G50];[BCM.$V$4:BCM.$W$200];2;0));&quot;&quot;;[.G50])" office:value-type="string" office:string-value="OUT_POWER_CAM">
            <text:p>OUT_POWER_CAM</text:p>
          </table:table-cell>
          <table:table-cell table:formula="of:=IF(ISERROR(VLOOKUP([.D50];[BCM.$X$4:BCM.$X$200];1;0));&quot;&quot;;[.D50])">
            <text:p/>
          </table:table-cell>
          <table:table-cell table:formula="of:=IF(ISERROR(VLOOKUP(CONCATENATE([.D50];&quot;n&quot;);[BCM.$X$4:BCM.$X$200];1;0));&quot;&quot;;CONCATENATE([.D50];&quot;n&quot;))">
            <text:p/>
          </table:table-cell>
          <table:table-cell/>
          <table:table-cell table:formula="of:=FIND(&quot;_DGN&quot;;[.A50];1)" office:value-type="float" office:value="0">
            <text:p>#VALUE!</text:p>
          </table:table-cell>
          <table:table-cell table:formula="of:=IF(ISERROR([.L50]);&quot;&quot;;[.A50])">
            <text:p/>
          </table:table-cell>
          <table:table-cell table:formula="of:=SUBSTITUTE(CONCATENATE([.F50];[.H50];[.I50];[.J50];[.K50];[.M50]);&quot;_WUn&quot;;&quot;&quot;)" office:value-type="string" office:string-value="OUT_POWER_CAM">
            <text:p>OUT_POWER_CAM</text:p>
          </table:table-cell>
          <table:table-cell table:formula="of:=VLOOKUP([.N50];[bd_flows_aux.$A$2:.$B$160];2;0)" office:value-type="float" office:value="67">
            <text:p>67</text:p>
          </table:table-cell>
          <table:table-cell/>
          <table:table-cell table:style-name="ce368" table:formula="of:=((LEN([.N50])=0)*2)-(LEN([.P50])&gt;0)+([.S50]*(LEN([.V50])=0)+([.V50]=&quot;TBD&quot;))" office:value-type="float" office:value="0">
            <text:p>0</text:p>
          </table:table-cell>
          <table:table-cell/>
          <table:table-cell table:formula="of:=OR([.R50];(LEN([.M50])&gt;0))" office:value-type="boolean" office:boolean-value="false">
            <text:p>FALSO</text:p>
          </table:table-cell>
          <table:table-cell table:formula="of:=[.T49]+[.S50]" office:value-type="float" office:value="150">
            <text:p>150</text:p>
          </table:table-cell>
          <table:table-cell table:formula="of:=IF([.S50];&quot;SI&quot;;&quot;&quot;)">
            <text:p/>
          </table:table-cell>
          <table:table-cell/>
          <table:table-cell table:formula="of:=LEN([.H50])&gt;1" office:value-type="boolean" office:boolean-value="true">
            <text:p>VERDADERO</text:p>
          </table:table-cell>
          <table:table-cell office:value-type="float" office:value="49">
            <text:p>49</text:p>
          </table:table-cell>
        </table:table-row>
        <table:table-row table:style-name="ro6">
          <table:table-cell office:value-type="string">
            <text:p>LED_IGNITION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51])" office:value-type="string" office:string-value="IN_LED_IGNITION">
            <text:p>IN_LED_IGNITION</text:p>
          </table:table-cell>
          <table:table-cell/>
          <table:table-cell table:formula="of:=IF(ISERROR(VLOOKUP([.D51];[BCM.$V$4:BCM.$W$200];2;0));&quot;&quot;;[.D51])">
            <text:p/>
          </table:table-cell>
          <table:table-cell table:formula="of:=CONCATENATE(&quot;OUT_&quot;;[.A51])" office:value-type="string" office:string-value="OUT_LED_IGNITION">
            <text:p>OUT_LED_IGNITION</text:p>
          </table:table-cell>
          <table:table-cell table:formula="of:=IF(ISERROR(VLOOKUP([.G51];[BCM.$V$4:BCM.$W$200];2;0));&quot;&quot;;[.G51])" office:value-type="string" office:string-value="OUT_LED_IGNITION">
            <text:p>OUT_LED_IGNITION</text:p>
          </table:table-cell>
          <table:table-cell table:formula="of:=IF(ISERROR(VLOOKUP([.D51];[BCM.$X$4:BCM.$X$200];1;0));&quot;&quot;;[.D51])">
            <text:p/>
          </table:table-cell>
          <table:table-cell table:formula="of:=IF(ISERROR(VLOOKUP(CONCATENATE([.D51];&quot;n&quot;);[BCM.$X$4:BCM.$X$200];1;0));&quot;&quot;;CONCATENATE([.D51];&quot;n&quot;))">
            <text:p/>
          </table:table-cell>
          <table:table-cell/>
          <table:table-cell table:formula="of:=FIND(&quot;_DGN&quot;;[.A51];1)" office:value-type="float" office:value="0">
            <text:p>#VALUE!</text:p>
          </table:table-cell>
          <table:table-cell table:formula="of:=IF(ISERROR([.L51]);&quot;&quot;;[.A51])">
            <text:p/>
          </table:table-cell>
          <table:table-cell table:formula="of:=SUBSTITUTE(CONCATENATE([.F51];[.H51];[.I51];[.J51];[.K51];[.M51]);&quot;_WUn&quot;;&quot;&quot;)" office:value-type="string" office:string-value="OUT_LED_IGNITION">
            <text:p>OUT_LED_IGNITION</text:p>
          </table:table-cell>
          <table:table-cell table:formula="of:=VLOOKUP([.N51];[bd_flows_aux.$A$2:.$B$160];2;0)" office:value-type="float" office:value="68">
            <text:p>68</text:p>
          </table:table-cell>
          <table:table-cell/>
          <table:table-cell table:style-name="ce368" table:formula="of:=((LEN([.N51])=0)*2)-(LEN([.P51])&gt;0)+([.S51]*(LEN([.V51])=0)+([.V51]=&quot;TBD&quot;))" office:value-type="float" office:value="0">
            <text:p>0</text:p>
          </table:table-cell>
          <table:table-cell/>
          <table:table-cell table:formula="of:=OR([.R51];(LEN([.M51])&gt;0))" office:value-type="boolean" office:boolean-value="false">
            <text:p>FALSO</text:p>
          </table:table-cell>
          <table:table-cell table:formula="of:=[.T50]+[.S51]" office:value-type="float" office:value="150">
            <text:p>150</text:p>
          </table:table-cell>
          <table:table-cell table:formula="of:=IF([.S51];&quot;SI&quot;;&quot;&quot;)">
            <text:p/>
          </table:table-cell>
          <table:table-cell/>
          <table:table-cell table:formula="of:=LEN([.H51])&gt;1" office:value-type="boolean" office:boolean-value="true">
            <text:p>VERDADERO</text:p>
          </table:table-cell>
          <table:table-cell office:value-type="float" office:value="50">
            <text:p>50</text:p>
          </table:table-cell>
        </table:table-row>
        <table:table-row table:style-name="ro6">
          <table:table-cell office:value-type="string">
            <text:p>HEATER_1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52])" office:value-type="string" office:string-value="IN_HEATER_1">
            <text:p>IN_HEATER_1</text:p>
          </table:table-cell>
          <table:table-cell/>
          <table:table-cell table:formula="of:=IF(ISERROR(VLOOKUP([.D52];[BCM.$V$4:BCM.$W$200];2;0));&quot;&quot;;[.D52])">
            <text:p/>
          </table:table-cell>
          <table:table-cell table:formula="of:=CONCATENATE(&quot;OUT_&quot;;[.A52])" office:value-type="string" office:string-value="OUT_HEATER_1">
            <text:p>OUT_HEATER_1</text:p>
          </table:table-cell>
          <table:table-cell table:formula="of:=IF(ISERROR(VLOOKUP([.G52];[BCM.$V$4:BCM.$W$200];2;0));&quot;&quot;;[.G52])" office:value-type="string" office:string-value="OUT_HEATER_1">
            <text:p>OUT_HEATER_1</text:p>
          </table:table-cell>
          <table:table-cell table:formula="of:=IF(ISERROR(VLOOKUP([.D52];[BCM.$X$4:BCM.$X$200];1;0));&quot;&quot;;[.D52])">
            <text:p/>
          </table:table-cell>
          <table:table-cell table:formula="of:=IF(ISERROR(VLOOKUP(CONCATENATE([.D52];&quot;n&quot;);[BCM.$X$4:BCM.$X$200];1;0));&quot;&quot;;CONCATENATE([.D52];&quot;n&quot;))">
            <text:p/>
          </table:table-cell>
          <table:table-cell/>
          <table:table-cell table:formula="of:=FIND(&quot;_DGN&quot;;[.A52];1)" office:value-type="float" office:value="0">
            <text:p>#VALUE!</text:p>
          </table:table-cell>
          <table:table-cell table:formula="of:=IF(ISERROR([.L52]);&quot;&quot;;[.A52])">
            <text:p/>
          </table:table-cell>
          <table:table-cell table:formula="of:=SUBSTITUTE(CONCATENATE([.F52];[.H52];[.I52];[.J52];[.K52];[.M52]);&quot;_WUn&quot;;&quot;&quot;)" office:value-type="string" office:string-value="OUT_HEATER_1">
            <text:p>OUT_HEATER_1</text:p>
          </table:table-cell>
          <table:table-cell table:formula="of:=VLOOKUP([.N52];[bd_flows_aux.$A$2:.$B$160];2;0)" office:value-type="float" office:value="69">
            <text:p>69</text:p>
          </table:table-cell>
          <table:table-cell/>
          <table:table-cell table:style-name="ce368" table:formula="of:=((LEN([.N52])=0)*2)-(LEN([.P52])&gt;0)+([.S52]*(LEN([.V52])=0)+([.V52]=&quot;TBD&quot;))" office:value-type="float" office:value="0">
            <text:p>0</text:p>
          </table:table-cell>
          <table:table-cell/>
          <table:table-cell table:formula="of:=OR([.R52];(LEN([.M52])&gt;0))" office:value-type="boolean" office:boolean-value="false">
            <text:p>FALSO</text:p>
          </table:table-cell>
          <table:table-cell table:formula="of:=[.T51]+[.S52]" office:value-type="float" office:value="150">
            <text:p>150</text:p>
          </table:table-cell>
          <table:table-cell table:formula="of:=IF([.S52];&quot;SI&quot;;&quot;&quot;)">
            <text:p/>
          </table:table-cell>
          <table:table-cell/>
          <table:table-cell table:formula="of:=LEN([.H52])&gt;1" office:value-type="boolean" office:boolean-value="true">
            <text:p>VERDADERO</text:p>
          </table:table-cell>
          <table:table-cell office:value-type="float" office:value="51">
            <text:p>51</text:p>
          </table:table-cell>
        </table:table-row>
        <table:table-row table:style-name="ro6">
          <table:table-cell office:value-type="string">
            <text:p>HEATER_2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53])" office:value-type="string" office:string-value="IN_HEATER_2">
            <text:p>IN_HEATER_2</text:p>
          </table:table-cell>
          <table:table-cell/>
          <table:table-cell table:formula="of:=IF(ISERROR(VLOOKUP([.D53];[BCM.$V$4:BCM.$W$200];2;0));&quot;&quot;;[.D53])">
            <text:p/>
          </table:table-cell>
          <table:table-cell table:formula="of:=CONCATENATE(&quot;OUT_&quot;;[.A53])" office:value-type="string" office:string-value="OUT_HEATER_2">
            <text:p>OUT_HEATER_2</text:p>
          </table:table-cell>
          <table:table-cell table:formula="of:=IF(ISERROR(VLOOKUP([.G53];[BCM.$V$4:BCM.$W$200];2;0));&quot;&quot;;[.G53])" office:value-type="string" office:string-value="OUT_HEATER_2">
            <text:p>OUT_HEATER_2</text:p>
          </table:table-cell>
          <table:table-cell table:formula="of:=IF(ISERROR(VLOOKUP([.D53];[BCM.$X$4:BCM.$X$200];1;0));&quot;&quot;;[.D53])">
            <text:p/>
          </table:table-cell>
          <table:table-cell table:formula="of:=IF(ISERROR(VLOOKUP(CONCATENATE([.D53];&quot;n&quot;);[BCM.$X$4:BCM.$X$200];1;0));&quot;&quot;;CONCATENATE([.D53];&quot;n&quot;))">
            <text:p/>
          </table:table-cell>
          <table:table-cell/>
          <table:table-cell table:formula="of:=FIND(&quot;_DGN&quot;;[.A53];1)" office:value-type="float" office:value="0">
            <text:p>#VALUE!</text:p>
          </table:table-cell>
          <table:table-cell table:formula="of:=IF(ISERROR([.L53]);&quot;&quot;;[.A53])">
            <text:p/>
          </table:table-cell>
          <table:table-cell table:formula="of:=SUBSTITUTE(CONCATENATE([.F53];[.H53];[.I53];[.J53];[.K53];[.M53]);&quot;_WUn&quot;;&quot;&quot;)" office:value-type="string" office:string-value="OUT_HEATER_2">
            <text:p>OUT_HEATER_2</text:p>
          </table:table-cell>
          <table:table-cell table:formula="of:=VLOOKUP([.N53];[bd_flows_aux.$A$2:.$B$160];2;0)" office:value-type="float" office:value="70">
            <text:p>70</text:p>
          </table:table-cell>
          <table:table-cell/>
          <table:table-cell table:style-name="ce368" table:formula="of:=((LEN([.N53])=0)*2)-(LEN([.P53])&gt;0)+([.S53]*(LEN([.V53])=0)+([.V53]=&quot;TBD&quot;))" office:value-type="float" office:value="0">
            <text:p>0</text:p>
          </table:table-cell>
          <table:table-cell/>
          <table:table-cell table:formula="of:=OR([.R53];(LEN([.M53])&gt;0))" office:value-type="boolean" office:boolean-value="false">
            <text:p>FALSO</text:p>
          </table:table-cell>
          <table:table-cell table:formula="of:=[.T52]+[.S53]" office:value-type="float" office:value="150">
            <text:p>150</text:p>
          </table:table-cell>
          <table:table-cell table:formula="of:=IF([.S53];&quot;SI&quot;;&quot;&quot;)">
            <text:p/>
          </table:table-cell>
          <table:table-cell/>
          <table:table-cell table:formula="of:=LEN([.H53])&gt;1" office:value-type="boolean" office:boolean-value="true">
            <text:p>VERDADERO</text:p>
          </table:table-cell>
          <table:table-cell office:value-type="float" office:value="52">
            <text:p>52</text:p>
          </table:table-cell>
        </table:table-row>
        <table:table-row table:style-name="ro6">
          <table:table-cell office:value-type="string">
            <text:p>BRAKE_LAMP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54])" office:value-type="string" office:string-value="IN_BRAKE_LAMP">
            <text:p>IN_BRAKE_LAMP</text:p>
          </table:table-cell>
          <table:table-cell/>
          <table:table-cell table:formula="of:=IF(ISERROR(VLOOKUP([.D54];[BCM.$V$4:BCM.$W$200];2;0));&quot;&quot;;[.D54])">
            <text:p/>
          </table:table-cell>
          <table:table-cell table:formula="of:=CONCATENATE(&quot;OUT_&quot;;[.A54])" office:value-type="string" office:string-value="OUT_BRAKE_LAMP">
            <text:p>OUT_BRAKE_LAMP</text:p>
          </table:table-cell>
          <table:table-cell table:formula="of:=IF(ISERROR(VLOOKUP([.G54];[BCM.$V$4:BCM.$W$200];2;0));&quot;&quot;;[.G54])" office:value-type="string" office:string-value="OUT_BRAKE_LAMP">
            <text:p>OUT_BRAKE_LAMP</text:p>
          </table:table-cell>
          <table:table-cell table:formula="of:=IF(ISERROR(VLOOKUP([.D54];[BCM.$X$4:BCM.$X$200];1;0));&quot;&quot;;[.D54])">
            <text:p/>
          </table:table-cell>
          <table:table-cell table:formula="of:=IF(ISERROR(VLOOKUP(CONCATENATE([.D54];&quot;n&quot;);[BCM.$X$4:BCM.$X$200];1;0));&quot;&quot;;CONCATENATE([.D54];&quot;n&quot;))">
            <text:p/>
          </table:table-cell>
          <table:table-cell/>
          <table:table-cell table:formula="of:=FIND(&quot;_DGN&quot;;[.A54];1)" office:value-type="float" office:value="0">
            <text:p>#VALUE!</text:p>
          </table:table-cell>
          <table:table-cell table:formula="of:=IF(ISERROR([.L54]);&quot;&quot;;[.A54])">
            <text:p/>
          </table:table-cell>
          <table:table-cell table:formula="of:=SUBSTITUTE(CONCATENATE([.F54];[.H54];[.I54];[.J54];[.K54];[.M54]);&quot;_WUn&quot;;&quot;&quot;)" office:value-type="string" office:string-value="OUT_BRAKE_LAMP">
            <text:p>OUT_BRAKE_LAMP</text:p>
          </table:table-cell>
          <table:table-cell table:formula="of:=VLOOKUP([.N54];[bd_flows_aux.$A$2:.$B$160];2;0)" office:value-type="float" office:value="75">
            <text:p>75</text:p>
          </table:table-cell>
          <table:table-cell/>
          <table:table-cell table:style-name="ce368" table:formula="of:=((LEN([.N54])=0)*2)-(LEN([.P54])&gt;0)+([.S54]*(LEN([.V54])=0)+([.V54]=&quot;TBD&quot;))" office:value-type="float" office:value="0">
            <text:p>0</text:p>
          </table:table-cell>
          <table:table-cell/>
          <table:table-cell table:formula="of:=OR([.R54];(LEN([.M54])&gt;0))" office:value-type="boolean" office:boolean-value="false">
            <text:p>FALSO</text:p>
          </table:table-cell>
          <table:table-cell table:formula="of:=[.T53]+[.S54]" office:value-type="float" office:value="150">
            <text:p>150</text:p>
          </table:table-cell>
          <table:table-cell table:formula="of:=IF([.S54];&quot;SI&quot;;&quot;&quot;)">
            <text:p/>
          </table:table-cell>
          <table:table-cell/>
          <table:table-cell table:formula="of:=LEN([.H54])&gt;1" office:value-type="boolean" office:boolean-value="true">
            <text:p>VERDADERO</text:p>
          </table:table-cell>
          <table:table-cell office:value-type="float" office:value="53">
            <text:p>53</text:p>
          </table:table-cell>
        </table:table-row>
        <table:table-row table:style-name="ro6">
          <table:table-cell office:value-type="string">
            <text:p>300mA_RES1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55])" office:value-type="string" office:string-value="IN_300mA_RES1">
            <text:p>IN_300mA_RES1</text:p>
          </table:table-cell>
          <table:table-cell/>
          <table:table-cell table:formula="of:=IF(ISERROR(VLOOKUP([.D55];[BCM.$V$4:BCM.$W$200];2;0));&quot;&quot;;[.D55])">
            <text:p/>
          </table:table-cell>
          <table:table-cell table:formula="of:=CONCATENATE(&quot;OUT_&quot;;[.A55])" office:value-type="string" office:string-value="OUT_300mA_RES1">
            <text:p>OUT_300mA_RES1</text:p>
          </table:table-cell>
          <table:table-cell table:formula="of:=IF(ISERROR(VLOOKUP([.G55];[BCM.$V$4:BCM.$W$200];2;0));&quot;&quot;;[.G55])" office:value-type="string" office:string-value="OUT_300mA_RES1">
            <text:p>OUT_300mA_RES1</text:p>
          </table:table-cell>
          <table:table-cell table:formula="of:=IF(ISERROR(VLOOKUP([.D55];[BCM.$X$4:BCM.$X$200];1;0));&quot;&quot;;[.D55])">
            <text:p/>
          </table:table-cell>
          <table:table-cell table:formula="of:=IF(ISERROR(VLOOKUP(CONCATENATE([.D55];&quot;n&quot;);[BCM.$X$4:BCM.$X$200];1;0));&quot;&quot;;CONCATENATE([.D55];&quot;n&quot;))">
            <text:p/>
          </table:table-cell>
          <table:table-cell/>
          <table:table-cell table:formula="of:=FIND(&quot;_DGN&quot;;[.A55];1)" office:value-type="float" office:value="0">
            <text:p>#VALUE!</text:p>
          </table:table-cell>
          <table:table-cell table:formula="of:=IF(ISERROR([.L55]);&quot;&quot;;[.A55])">
            <text:p/>
          </table:table-cell>
          <table:table-cell table:formula="of:=SUBSTITUTE(CONCATENATE([.F55];[.H55];[.I55];[.J55];[.K55];[.M55]);&quot;_WUn&quot;;&quot;&quot;)" office:value-type="string" office:string-value="OUT_300mA_RES1">
            <text:p>OUT_300mA_RES1</text:p>
          </table:table-cell>
          <table:table-cell table:formula="of:=VLOOKUP([.N55];[bd_flows_aux.$A$2:.$B$160];2;0)" office:value-type="float" office:value="76">
            <text:p>76</text:p>
          </table:table-cell>
          <table:table-cell/>
          <table:table-cell table:style-name="ce368" table:formula="of:=((LEN([.N55])=0)*2)-(LEN([.P55])&gt;0)+([.S55]*(LEN([.V55])=0)+([.V55]=&quot;TBD&quot;))" office:value-type="float" office:value="0">
            <text:p>0</text:p>
          </table:table-cell>
          <table:table-cell/>
          <table:table-cell table:formula="of:=OR([.R55];(LEN([.M55])&gt;0))" office:value-type="boolean" office:boolean-value="false">
            <text:p>FALSO</text:p>
          </table:table-cell>
          <table:table-cell table:formula="of:=[.T54]+[.S55]" office:value-type="float" office:value="150">
            <text:p>150</text:p>
          </table:table-cell>
          <table:table-cell table:formula="of:=IF([.S55];&quot;SI&quot;;&quot;&quot;)">
            <text:p/>
          </table:table-cell>
          <table:table-cell/>
          <table:table-cell table:formula="of:=LEN([.H55])&gt;1" office:value-type="boolean" office:boolean-value="true">
            <text:p>VERDADERO</text:p>
          </table:table-cell>
          <table:table-cell office:value-type="float" office:value="54">
            <text:p>54</text:p>
          </table:table-cell>
        </table:table-row>
        <table:table-row table:style-name="ro6">
          <table:table-cell office:value-type="string">
            <text:p>300mA_RES2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56])" office:value-type="string" office:string-value="IN_300mA_RES2">
            <text:p>IN_300mA_RES2</text:p>
          </table:table-cell>
          <table:table-cell/>
          <table:table-cell table:formula="of:=IF(ISERROR(VLOOKUP([.D56];[BCM.$V$4:BCM.$W$200];2;0));&quot;&quot;;[.D56])">
            <text:p/>
          </table:table-cell>
          <table:table-cell table:formula="of:=CONCATENATE(&quot;OUT_&quot;;[.A56])" office:value-type="string" office:string-value="OUT_300mA_RES2">
            <text:p>OUT_300mA_RES2</text:p>
          </table:table-cell>
          <table:table-cell table:formula="of:=IF(ISERROR(VLOOKUP([.G56];[BCM.$V$4:BCM.$W$200];2;0));&quot;&quot;;[.G56])" office:value-type="string" office:string-value="OUT_300mA_RES2">
            <text:p>OUT_300mA_RES2</text:p>
          </table:table-cell>
          <table:table-cell table:formula="of:=IF(ISERROR(VLOOKUP([.D56];[BCM.$X$4:BCM.$X$200];1;0));&quot;&quot;;[.D56])">
            <text:p/>
          </table:table-cell>
          <table:table-cell table:formula="of:=IF(ISERROR(VLOOKUP(CONCATENATE([.D56];&quot;n&quot;);[BCM.$X$4:BCM.$X$200];1;0));&quot;&quot;;CONCATENATE([.D56];&quot;n&quot;))">
            <text:p/>
          </table:table-cell>
          <table:table-cell/>
          <table:table-cell table:formula="of:=FIND(&quot;_DGN&quot;;[.A56];1)" office:value-type="float" office:value="0">
            <text:p>#VALUE!</text:p>
          </table:table-cell>
          <table:table-cell table:formula="of:=IF(ISERROR([.L56]);&quot;&quot;;[.A56])">
            <text:p/>
          </table:table-cell>
          <table:table-cell table:formula="of:=SUBSTITUTE(CONCATENATE([.F56];[.H56];[.I56];[.J56];[.K56];[.M56]);&quot;_WUn&quot;;&quot;&quot;)" office:value-type="string" office:string-value="OUT_300mA_RES2">
            <text:p>OUT_300mA_RES2</text:p>
          </table:table-cell>
          <table:table-cell table:formula="of:=VLOOKUP([.N56];[bd_flows_aux.$A$2:.$B$160];2;0)" office:value-type="float" office:value="77">
            <text:p>77</text:p>
          </table:table-cell>
          <table:table-cell/>
          <table:table-cell table:style-name="ce368" table:formula="of:=((LEN([.N56])=0)*2)-(LEN([.P56])&gt;0)+([.S56]*(LEN([.V56])=0)+([.V56]=&quot;TBD&quot;))" office:value-type="float" office:value="0">
            <text:p>0</text:p>
          </table:table-cell>
          <table:table-cell/>
          <table:table-cell table:formula="of:=OR([.R56];(LEN([.M56])&gt;0))" office:value-type="boolean" office:boolean-value="false">
            <text:p>FALSO</text:p>
          </table:table-cell>
          <table:table-cell table:formula="of:=[.T55]+[.S56]" office:value-type="float" office:value="150">
            <text:p>150</text:p>
          </table:table-cell>
          <table:table-cell table:formula="of:=IF([.S56];&quot;SI&quot;;&quot;&quot;)">
            <text:p/>
          </table:table-cell>
          <table:table-cell/>
          <table:table-cell table:formula="of:=LEN([.H56])&gt;1" office:value-type="boolean" office:boolean-value="true">
            <text:p>VERDADERO</text:p>
          </table:table-cell>
          <table:table-cell office:value-type="float" office:value="55">
            <text:p>55</text:p>
          </table:table-cell>
        </table:table-row>
        <table:table-row table:style-name="ro6">
          <table:table-cell office:value-type="string">
            <text:p>BRAKE_LAMP_DGN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57])" office:value-type="string" office:string-value="IN_BRAKE_LAMP_DGN">
            <text:p>IN_BRAKE_LAMP_DGN</text:p>
          </table:table-cell>
          <table:table-cell/>
          <table:table-cell table:formula="of:=IF(ISERROR(VLOOKUP([.D57];[BCM.$V$4:BCM.$W$200];2;0));&quot;&quot;;[.D57])">
            <text:p/>
          </table:table-cell>
          <table:table-cell table:formula="of:=CONCATENATE(&quot;OUT_&quot;;[.A57])" office:value-type="string" office:string-value="OUT_BRAKE_LAMP_DGN">
            <text:p>OUT_BRAKE_LAMP_DGN</text:p>
          </table:table-cell>
          <table:table-cell table:formula="of:=IF(ISERROR(VLOOKUP([.G57];[BCM.$V$4:BCM.$W$200];2;0));&quot;&quot;;[.G57])">
            <text:p/>
          </table:table-cell>
          <table:table-cell table:formula="of:=IF(ISERROR(VLOOKUP([.D57];[BCM.$X$4:BCM.$X$200];1;0));&quot;&quot;;[.D57])">
            <text:p/>
          </table:table-cell>
          <table:table-cell table:formula="of:=IF(ISERROR(VLOOKUP(CONCATENATE([.D57];&quot;n&quot;);[BCM.$X$4:BCM.$X$200];1;0));&quot;&quot;;CONCATENATE([.D57];&quot;n&quot;))">
            <text:p/>
          </table:table-cell>
          <table:table-cell/>
          <table:table-cell table:formula="of:=FIND(&quot;_DGN&quot;;[.A57];1)" office:value-type="float" office:value="11">
            <text:p>11</text:p>
          </table:table-cell>
          <table:table-cell table:formula="of:=IF(ISERROR([.L57]);&quot;&quot;;[.A57])" office:value-type="string" office:string-value="BRAKE_LAMP_DGN">
            <text:p>BRAKE_LAMP_DGN</text:p>
          </table:table-cell>
          <table:table-cell table:formula="of:=SUBSTITUTE(CONCATENATE([.F57];[.H57];[.I57];[.J57];[.K57];[.M57]);&quot;_WUn&quot;;&quot;&quot;)" office:value-type="string" office:string-value="BRAKE_LAMP_DGN">
            <text:p>BRAKE_LAMP_DGN</text:p>
          </table:table-cell>
          <table:table-cell table:formula="of:=VLOOKUP([.N57];[bd_flows_aux.$A$2:.$B$160];2;0)" office:value-type="float" office:value="0">
            <text:p>#N/A</text:p>
          </table:table-cell>
          <table:table-cell/>
          <table:table-cell table:style-name="ce368" table:formula="of:=((LEN([.N57])=0)*2)-(LEN([.P57])&gt;0)+([.S57]*(LEN([.V57])=0)+([.V57]=&quot;TBD&quot;))" office:value-type="float" office:value="0">
            <text:p>0</text:p>
          </table:table-cell>
          <table:table-cell/>
          <table:table-cell table:formula="of:=OR([.R57];(LEN([.M57])&gt;0))" office:value-type="boolean" office:boolean-value="true">
            <text:p>VERDADERO</text:p>
          </table:table-cell>
          <table:table-cell table:formula="of:=[.T56]+[.S57]" office:value-type="float" office:value="151">
            <text:p>151</text:p>
          </table:table-cell>
          <table:table-cell table:formula="of:=IF([.S57];&quot;SI&quot;;&quot;&quot;)" office:value-type="string" office:string-value="SI">
            <text:p>SI</text:p>
          </table:table-cell>
          <table:table-cell office:value-type="string">
            <text:p>DI</text:p>
          </table:table-cell>
          <table:table-cell table:formula="of:=LEN([.H57])&gt;1" office:value-type="boolean" office:boolean-value="false">
            <text:p>FALSO</text:p>
          </table:table-cell>
          <table:table-cell office:value-type="float" office:value="56">
            <text:p>56</text:p>
          </table:table-cell>
        </table:table-row>
        <table:table-row table:style-name="ro6">
          <table:table-cell office:value-type="string">
            <text:p>INT_BUZZER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58])" office:value-type="string" office:string-value="IN_INT_BUZZER">
            <text:p>IN_INT_BUZZER</text:p>
          </table:table-cell>
          <table:table-cell/>
          <table:table-cell table:formula="of:=IF(ISERROR(VLOOKUP([.D58];[BCM.$V$4:BCM.$W$200];2;0));&quot;&quot;;[.D58])">
            <text:p/>
          </table:table-cell>
          <table:table-cell table:formula="of:=CONCATENATE(&quot;OUT_&quot;;[.A58])" office:value-type="string" office:string-value="OUT_INT_BUZZER">
            <text:p>OUT_INT_BUZZER</text:p>
          </table:table-cell>
          <table:table-cell table:formula="of:=IF(ISERROR(VLOOKUP([.G58];[BCM.$V$4:BCM.$W$200];2;0));&quot;&quot;;[.G58])">
            <text:p/>
          </table:table-cell>
          <table:table-cell table:formula="of:=IF(ISERROR(VLOOKUP([.D58];[BCM.$X$4:BCM.$X$200];1;0));&quot;&quot;;[.D58])">
            <text:p/>
          </table:table-cell>
          <table:table-cell table:formula="of:=IF(ISERROR(VLOOKUP(CONCATENATE([.D58];&quot;n&quot;);[BCM.$X$4:BCM.$X$200];1;0));&quot;&quot;;CONCATENATE([.D58];&quot;n&quot;))">
            <text:p/>
          </table:table-cell>
          <table:table-cell/>
          <table:table-cell table:formula="of:=FIND(&quot;_DGN&quot;;[.A58];1)" office:value-type="float" office:value="0">
            <text:p>#VALUE!</text:p>
          </table:table-cell>
          <table:table-cell table:formula="of:=IF(ISERROR([.L58]);&quot;&quot;;[.A58])">
            <text:p/>
          </table:table-cell>
          <table:table-cell table:formula="of:=SUBSTITUTE(CONCATENATE([.F58];[.H58];[.I58];[.J58];[.K58];[.M58]);&quot;_WUn&quot;;&quot;&quot;)">
            <text:p/>
          </table:table-cell>
          <table:table-cell table:formula="of:=VLOOKUP([.N58];[bd_flows_aux.$A$2:.$B$160];2;0)">
            <text:p/>
          </table:table-cell>
          <table:table-cell office:value-type="string">
            <text:p>nuevo flujo nivel pinout micro</text:p>
          </table:table-cell>
          <table:table-cell table:style-name="ce368" table:formula="of:=((LEN([.N58])=0)*2)-(LEN([.P58])&gt;0)+([.S58]*(LEN([.V58])=0)+([.V58]=&quot;TBD&quot;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OR([.R58];(LEN([.M58])&gt;0))" office:value-type="boolean" office:boolean-value="true">
            <text:p>VERDADERO</text:p>
          </table:table-cell>
          <table:table-cell table:formula="of:=[.T57]+[.S58]" office:value-type="float" office:value="152">
            <text:p>152</text:p>
          </table:table-cell>
          <table:table-cell table:formula="of:=IF([.S58];&quot;SI&quot;;&quot;&quot;)" office:value-type="string" office:string-value="SI">
            <text:p>SI</text:p>
          </table:table-cell>
          <table:table-cell office:value-type="string">
            <text:p>TBD</text:p>
          </table:table-cell>
          <table:table-cell table:formula="of:=LEN([.H58])&gt;1" office:value-type="boolean" office:boolean-value="false">
            <text:p>FALSO</text:p>
          </table:table-cell>
          <table:table-cell office:value-type="float" office:value="57">
            <text:p>57</text:p>
          </table:table-cell>
        </table:table-row>
        <table:table-row table:style-name="ro6">
          <table:table-cell office:value-type="string">
            <text:p>INT_BUZZER_SHDNn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59])" office:value-type="string" office:string-value="IN_INT_BUZZER_SHDNn">
            <text:p>IN_INT_BUZZER_SHDNn</text:p>
          </table:table-cell>
          <table:table-cell/>
          <table:table-cell table:formula="of:=IF(ISERROR(VLOOKUP([.D59];[BCM.$V$4:BCM.$W$200];2;0));&quot;&quot;;[.D59])">
            <text:p/>
          </table:table-cell>
          <table:table-cell table:formula="of:=CONCATENATE(&quot;OUT_&quot;;[.A59])" office:value-type="string" office:string-value="OUT_INT_BUZZER_SHDNn">
            <text:p>OUT_INT_BUZZER_SHDNn</text:p>
          </table:table-cell>
          <table:table-cell table:formula="of:=IF(ISERROR(VLOOKUP([.G59];[BCM.$V$4:BCM.$W$200];2;0));&quot;&quot;;[.G59])">
            <text:p/>
          </table:table-cell>
          <table:table-cell table:formula="of:=IF(ISERROR(VLOOKUP([.D59];[BCM.$X$4:BCM.$X$200];1;0));&quot;&quot;;[.D59])">
            <text:p/>
          </table:table-cell>
          <table:table-cell table:formula="of:=IF(ISERROR(VLOOKUP(CONCATENATE([.D59];&quot;n&quot;);[BCM.$X$4:BCM.$X$200];1;0));&quot;&quot;;CONCATENATE([.D59];&quot;n&quot;))">
            <text:p/>
          </table:table-cell>
          <table:table-cell/>
          <table:table-cell table:formula="of:=FIND(&quot;_DGN&quot;;[.A59];1)" office:value-type="float" office:value="0">
            <text:p>#VALUE!</text:p>
          </table:table-cell>
          <table:table-cell table:formula="of:=IF(ISERROR([.L59]);&quot;&quot;;[.A59])">
            <text:p/>
          </table:table-cell>
          <table:table-cell table:formula="of:=SUBSTITUTE(CONCATENATE([.F59];[.H59];[.I59];[.J59];[.K59];[.M59]);&quot;_WUn&quot;;&quot;&quot;)">
            <text:p/>
          </table:table-cell>
          <table:table-cell table:formula="of:=VLOOKUP([.N59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59])=0)*2)-(LEN([.P59])&gt;0)+([.S59]*(LEN([.V59])=0)+([.V59]=&quot;TBD&quot;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OR([.R59];(LEN([.M59])&gt;0))" office:value-type="boolean" office:boolean-value="true">
            <text:p>VERDADERO</text:p>
          </table:table-cell>
          <table:table-cell table:formula="of:=[.T58]+[.S59]" office:value-type="float" office:value="153">
            <text:p>153</text:p>
          </table:table-cell>
          <table:table-cell table:formula="of:=IF([.S59];&quot;SI&quot;;&quot;&quot;)" office:value-type="string" office:string-value="SI">
            <text:p>SI</text:p>
          </table:table-cell>
          <table:table-cell office:value-type="string">
            <text:p>TBD</text:p>
          </table:table-cell>
          <table:table-cell table:formula="of:=LEN([.H59])&gt;1" office:value-type="boolean" office:boolean-value="false">
            <text:p>FALSO</text:p>
          </table:table-cell>
          <table:table-cell office:value-type="float" office:value="58">
            <text:p>58</text:p>
          </table:table-cell>
        </table:table-row>
        <table:table-row table:style-name="ro6">
          <table:table-cell office:value-type="string">
            <text:p>POWER_DIM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60])" office:value-type="string" office:string-value="IN_POWER_DIM">
            <text:p>IN_POWER_DIM</text:p>
          </table:table-cell>
          <table:table-cell/>
          <table:table-cell table:formula="of:=IF(ISERROR(VLOOKUP([.D60];[BCM.$V$4:BCM.$W$200];2;0));&quot;&quot;;[.D60])">
            <text:p/>
          </table:table-cell>
          <table:table-cell table:formula="of:=CONCATENATE(&quot;OUT_&quot;;[.A60])" office:value-type="string" office:string-value="OUT_POWER_DIM">
            <text:p>OUT_POWER_DIM</text:p>
          </table:table-cell>
          <table:table-cell table:formula="of:=IF(ISERROR(VLOOKUP([.G60];[BCM.$V$4:BCM.$W$200];2;0));&quot;&quot;;[.G60])" office:value-type="string" office:string-value="OUT_POWER_DIM">
            <text:p>OUT_POWER_DIM</text:p>
          </table:table-cell>
          <table:table-cell table:formula="of:=IF(ISERROR(VLOOKUP([.D60];[BCM.$X$4:BCM.$X$200];1;0));&quot;&quot;;[.D60])">
            <text:p/>
          </table:table-cell>
          <table:table-cell table:formula="of:=IF(ISERROR(VLOOKUP(CONCATENATE([.D60];&quot;n&quot;);[BCM.$X$4:BCM.$X$200];1;0));&quot;&quot;;CONCATENATE([.D60];&quot;n&quot;))">
            <text:p/>
          </table:table-cell>
          <table:table-cell/>
          <table:table-cell table:formula="of:=FIND(&quot;_DGN&quot;;[.A60];1)" office:value-type="float" office:value="0">
            <text:p>#VALUE!</text:p>
          </table:table-cell>
          <table:table-cell table:formula="of:=IF(ISERROR([.L60]);&quot;&quot;;[.A60])">
            <text:p/>
          </table:table-cell>
          <table:table-cell table:formula="of:=SUBSTITUTE(CONCATENATE([.F60];[.H60];[.I60];[.J60];[.K60];[.M60]);&quot;_WUn&quot;;&quot;&quot;)" office:value-type="string" office:string-value="OUT_POWER_DIM">
            <text:p>OUT_POWER_DIM</text:p>
          </table:table-cell>
          <table:table-cell table:formula="of:=VLOOKUP([.N60];[bd_flows_aux.$A$2:.$B$160];2;0)" office:value-type="float" office:value="73">
            <text:p>73</text:p>
          </table:table-cell>
          <table:table-cell/>
          <table:table-cell table:formula="of:=((LEN([.N60])=0)*2)-(LEN([.P60])&gt;0)+([.S60]*(LEN([.V60])=0)+([.V60]=&quot;TBD&quot;))" office:value-type="float" office:value="0">
            <text:p>0</text:p>
          </table:table-cell>
          <table:table-cell/>
          <table:table-cell table:formula="of:=OR([.R60];(LEN([.M60])&gt;0))" office:value-type="boolean" office:boolean-value="false">
            <text:p>FALSO</text:p>
          </table:table-cell>
          <table:table-cell table:formula="of:=[.T59]+[.S60]" office:value-type="float" office:value="153">
            <text:p>153</text:p>
          </table:table-cell>
          <table:table-cell table:formula="of:=IF([.S60];&quot;SI&quot;;&quot;&quot;)">
            <text:p/>
          </table:table-cell>
          <table:table-cell/>
          <table:table-cell table:formula="of:=LEN([.H60])&gt;1" office:value-type="boolean" office:boolean-value="true">
            <text:p>VERDADERO</text:p>
          </table:table-cell>
          <table:table-cell office:value-type="float" office:value="59">
            <text:p>59</text:p>
          </table:table-cell>
        </table:table-row>
        <table:table-row table:style-name="ro6">
          <table:table-cell office:value-type="string">
            <text:p>HORN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61])" office:value-type="string" office:string-value="IN_HORN">
            <text:p>IN_HORN</text:p>
          </table:table-cell>
          <table:table-cell/>
          <table:table-cell table:formula="of:=IF(ISERROR(VLOOKUP([.D61];[BCM.$V$4:BCM.$W$200];2;0));&quot;&quot;;[.D61])">
            <text:p/>
          </table:table-cell>
          <table:table-cell table:formula="of:=CONCATENATE(&quot;OUT_&quot;;[.A61])" office:value-type="string" office:string-value="OUT_HORN">
            <text:p>OUT_HORN</text:p>
          </table:table-cell>
          <table:table-cell table:formula="of:=IF(ISERROR(VLOOKUP([.G61];[BCM.$V$4:BCM.$W$200];2;0));&quot;&quot;;[.G61])" office:value-type="string" office:string-value="OUT_HORN">
            <text:p>OUT_HORN</text:p>
          </table:table-cell>
          <table:table-cell table:formula="of:=IF(ISERROR(VLOOKUP([.D61];[BCM.$X$4:BCM.$X$200];1;0));&quot;&quot;;[.D61])">
            <text:p/>
          </table:table-cell>
          <table:table-cell table:formula="of:=IF(ISERROR(VLOOKUP(CONCATENATE([.D61];&quot;n&quot;);[BCM.$X$4:BCM.$X$200];1;0));&quot;&quot;;CONCATENATE([.D61];&quot;n&quot;))">
            <text:p/>
          </table:table-cell>
          <table:table-cell/>
          <table:table-cell table:formula="of:=FIND(&quot;_DGN&quot;;[.A61];1)" office:value-type="float" office:value="0">
            <text:p>#VALUE!</text:p>
          </table:table-cell>
          <table:table-cell table:formula="of:=IF(ISERROR([.L61]);&quot;&quot;;[.A61])">
            <text:p/>
          </table:table-cell>
          <table:table-cell table:formula="of:=SUBSTITUTE(CONCATENATE([.F61];[.H61];[.I61];[.J61];[.K61];[.M61]);&quot;_WUn&quot;;&quot;&quot;)" office:value-type="string" office:string-value="OUT_HORN">
            <text:p>OUT_HORN</text:p>
          </table:table-cell>
          <table:table-cell table:formula="of:=VLOOKUP([.N61];[bd_flows_aux.$A$2:.$B$160];2;0)" office:value-type="float" office:value="80">
            <text:p>80</text:p>
          </table:table-cell>
          <table:table-cell/>
          <table:table-cell table:formula="of:=((LEN([.N61])=0)*2)-(LEN([.P61])&gt;0)+([.S61]*(LEN([.V61])=0)+([.V61]=&quot;TBD&quot;))" office:value-type="float" office:value="0">
            <text:p>0</text:p>
          </table:table-cell>
          <table:table-cell/>
          <table:table-cell table:formula="of:=OR([.R61];(LEN([.M61])&gt;0))" office:value-type="boolean" office:boolean-value="false">
            <text:p>FALSO</text:p>
          </table:table-cell>
          <table:table-cell table:formula="of:=[.T60]+[.S61]" office:value-type="float" office:value="153">
            <text:p>153</text:p>
          </table:table-cell>
          <table:table-cell table:formula="of:=IF([.S61];&quot;SI&quot;;&quot;&quot;)">
            <text:p/>
          </table:table-cell>
          <table:table-cell/>
          <table:table-cell table:formula="of:=LEN([.H61])&gt;1" office:value-type="boolean" office:boolean-value="true">
            <text:p>VERDADERO</text:p>
          </table:table-cell>
          <table:table-cell office:value-type="float" office:value="60">
            <text:p>60</text:p>
          </table:table-cell>
        </table:table-row>
        <table:table-row table:style-name="ro6">
          <table:table-cell office:value-type="string">
            <text:p>LOWBEAM_LAMP_L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62])" office:value-type="string" office:string-value="IN_LOWBEAM_LAMP_L">
            <text:p>IN_LOWBEAM_LAMP_L</text:p>
          </table:table-cell>
          <table:table-cell/>
          <table:table-cell table:formula="of:=IF(ISERROR(VLOOKUP([.D62];[BCM.$V$4:BCM.$W$200];2;0));&quot;&quot;;[.D62])">
            <text:p/>
          </table:table-cell>
          <table:table-cell table:formula="of:=CONCATENATE(&quot;OUT_&quot;;[.A62])" office:value-type="string" office:string-value="OUT_LOWBEAM_LAMP_L">
            <text:p>OUT_LOWBEAM_LAMP_L</text:p>
          </table:table-cell>
          <table:table-cell table:formula="of:=IF(ISERROR(VLOOKUP([.G62];[BCM.$V$4:BCM.$W$200];2;0));&quot;&quot;;[.G62])" office:value-type="string" office:string-value="OUT_LOWBEAM_LAMP_L">
            <text:p>OUT_LOWBEAM_LAMP_L</text:p>
          </table:table-cell>
          <table:table-cell table:formula="of:=IF(ISERROR(VLOOKUP([.D62];[BCM.$X$4:BCM.$X$200];1;0));&quot;&quot;;[.D62])">
            <text:p/>
          </table:table-cell>
          <table:table-cell table:formula="of:=IF(ISERROR(VLOOKUP(CONCATENATE([.D62];&quot;n&quot;);[BCM.$X$4:BCM.$X$200];1;0));&quot;&quot;;CONCATENATE([.D62];&quot;n&quot;))">
            <text:p/>
          </table:table-cell>
          <table:table-cell/>
          <table:table-cell table:formula="of:=FIND(&quot;_DGN&quot;;[.A62];1)" office:value-type="float" office:value="0">
            <text:p>#VALUE!</text:p>
          </table:table-cell>
          <table:table-cell table:formula="of:=IF(ISERROR([.L62]);&quot;&quot;;[.A62])">
            <text:p/>
          </table:table-cell>
          <table:table-cell table:formula="of:=SUBSTITUTE(CONCATENATE([.F62];[.H62];[.I62];[.J62];[.K62];[.M62]);&quot;_WUn&quot;;&quot;&quot;)" office:value-type="string" office:string-value="OUT_LOWBEAM_LAMP_L">
            <text:p>OUT_LOWBEAM_LAMP_L</text:p>
          </table:table-cell>
          <table:table-cell table:formula="of:=VLOOKUP([.N62];[bd_flows_aux.$A$2:.$B$160];2;0)" office:value-type="float" office:value="81">
            <text:p>81</text:p>
          </table:table-cell>
          <table:table-cell/>
          <table:table-cell table:formula="of:=((LEN([.N62])=0)*2)-(LEN([.P62])&gt;0)+([.S62]*(LEN([.V62])=0)+([.V62]=&quot;TBD&quot;))" office:value-type="float" office:value="0">
            <text:p>0</text:p>
          </table:table-cell>
          <table:table-cell/>
          <table:table-cell table:formula="of:=OR([.R62];(LEN([.M62])&gt;0))" office:value-type="boolean" office:boolean-value="false">
            <text:p>FALSO</text:p>
          </table:table-cell>
          <table:table-cell table:formula="of:=[.T61]+[.S62]" office:value-type="float" office:value="153">
            <text:p>153</text:p>
          </table:table-cell>
          <table:table-cell table:formula="of:=IF([.S62];&quot;SI&quot;;&quot;&quot;)">
            <text:p/>
          </table:table-cell>
          <table:table-cell/>
          <table:table-cell table:formula="of:=LEN([.H62])&gt;1" office:value-type="boolean" office:boolean-value="true">
            <text:p>VERDADERO</text:p>
          </table:table-cell>
          <table:table-cell office:value-type="float" office:value="61">
            <text:p>61</text:p>
          </table:table-cell>
        </table:table-row>
        <table:table-row table:style-name="ro6">
          <table:table-cell office:value-type="string">
            <text:p>LOWBEAM_LAMP_R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63])" office:value-type="string" office:string-value="IN_LOWBEAM_LAMP_R">
            <text:p>IN_LOWBEAM_LAMP_R</text:p>
          </table:table-cell>
          <table:table-cell/>
          <table:table-cell table:formula="of:=IF(ISERROR(VLOOKUP([.D63];[BCM.$V$4:BCM.$W$200];2;0));&quot;&quot;;[.D63])">
            <text:p/>
          </table:table-cell>
          <table:table-cell table:formula="of:=CONCATENATE(&quot;OUT_&quot;;[.A63])" office:value-type="string" office:string-value="OUT_LOWBEAM_LAMP_R">
            <text:p>OUT_LOWBEAM_LAMP_R</text:p>
          </table:table-cell>
          <table:table-cell table:formula="of:=IF(ISERROR(VLOOKUP([.G63];[BCM.$V$4:BCM.$W$200];2;0));&quot;&quot;;[.G63])" office:value-type="string" office:string-value="OUT_LOWBEAM_LAMP_R">
            <text:p>OUT_LOWBEAM_LAMP_R</text:p>
          </table:table-cell>
          <table:table-cell table:formula="of:=IF(ISERROR(VLOOKUP([.D63];[BCM.$X$4:BCM.$X$200];1;0));&quot;&quot;;[.D63])">
            <text:p/>
          </table:table-cell>
          <table:table-cell table:formula="of:=IF(ISERROR(VLOOKUP(CONCATENATE([.D63];&quot;n&quot;);[BCM.$X$4:BCM.$X$200];1;0));&quot;&quot;;CONCATENATE([.D63];&quot;n&quot;))">
            <text:p/>
          </table:table-cell>
          <table:table-cell/>
          <table:table-cell table:formula="of:=FIND(&quot;_DGN&quot;;[.A63];1)" office:value-type="float" office:value="0">
            <text:p>#VALUE!</text:p>
          </table:table-cell>
          <table:table-cell table:formula="of:=IF(ISERROR([.L63]);&quot;&quot;;[.A63])">
            <text:p/>
          </table:table-cell>
          <table:table-cell table:formula="of:=SUBSTITUTE(CONCATENATE([.F63];[.H63];[.I63];[.J63];[.K63];[.M63]);&quot;_WUn&quot;;&quot;&quot;)" office:value-type="string" office:string-value="OUT_LOWBEAM_LAMP_R">
            <text:p>OUT_LOWBEAM_LAMP_R</text:p>
          </table:table-cell>
          <table:table-cell table:formula="of:=VLOOKUP([.N63];[bd_flows_aux.$A$2:.$B$160];2;0)" office:value-type="float" office:value="82">
            <text:p>82</text:p>
          </table:table-cell>
          <table:table-cell/>
          <table:table-cell table:formula="of:=((LEN([.N63])=0)*2)-(LEN([.P63])&gt;0)+([.S63]*(LEN([.V63])=0)+([.V63]=&quot;TBD&quot;))" office:value-type="float" office:value="0">
            <text:p>0</text:p>
          </table:table-cell>
          <table:table-cell/>
          <table:table-cell table:formula="of:=OR([.R63];(LEN([.M63])&gt;0))" office:value-type="boolean" office:boolean-value="false">
            <text:p>FALSO</text:p>
          </table:table-cell>
          <table:table-cell table:formula="of:=[.T62]+[.S63]" office:value-type="float" office:value="153">
            <text:p>153</text:p>
          </table:table-cell>
          <table:table-cell table:formula="of:=IF([.S63];&quot;SI&quot;;&quot;&quot;)">
            <text:p/>
          </table:table-cell>
          <table:table-cell/>
          <table:table-cell table:formula="of:=LEN([.H63])&gt;1" office:value-type="boolean" office:boolean-value="true">
            <text:p>VERDADERO</text:p>
          </table:table-cell>
          <table:table-cell office:value-type="float" office:value="62">
            <text:p>62</text:p>
          </table:table-cell>
        </table:table-row>
        <table:table-row table:style-name="ro6">
          <table:table-cell office:value-type="string">
            <text:p>HIGHBEAM_LAMP_L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64])" office:value-type="string" office:string-value="IN_HIGHBEAM_LAMP_L">
            <text:p>IN_HIGHBEAM_LAMP_L</text:p>
          </table:table-cell>
          <table:table-cell/>
          <table:table-cell table:formula="of:=IF(ISERROR(VLOOKUP([.D64];[BCM.$V$4:BCM.$W$200];2;0));&quot;&quot;;[.D64])">
            <text:p/>
          </table:table-cell>
          <table:table-cell table:formula="of:=CONCATENATE(&quot;OUT_&quot;;[.A64])" office:value-type="string" office:string-value="OUT_HIGHBEAM_LAMP_L">
            <text:p>OUT_HIGHBEAM_LAMP_L</text:p>
          </table:table-cell>
          <table:table-cell table:formula="of:=IF(ISERROR(VLOOKUP([.G64];[BCM.$V$4:BCM.$W$200];2;0));&quot;&quot;;[.G64])" office:value-type="string" office:string-value="OUT_HIGHBEAM_LAMP_L">
            <text:p>OUT_HIGHBEAM_LAMP_L</text:p>
          </table:table-cell>
          <table:table-cell table:formula="of:=IF(ISERROR(VLOOKUP([.D64];[BCM.$X$4:BCM.$X$200];1;0));&quot;&quot;;[.D64])">
            <text:p/>
          </table:table-cell>
          <table:table-cell table:formula="of:=IF(ISERROR(VLOOKUP(CONCATENATE([.D64];&quot;n&quot;);[BCM.$X$4:BCM.$X$200];1;0));&quot;&quot;;CONCATENATE([.D64];&quot;n&quot;))">
            <text:p/>
          </table:table-cell>
          <table:table-cell/>
          <table:table-cell table:formula="of:=FIND(&quot;_DGN&quot;;[.A64];1)" office:value-type="float" office:value="0">
            <text:p>#VALUE!</text:p>
          </table:table-cell>
          <table:table-cell table:formula="of:=IF(ISERROR([.L64]);&quot;&quot;;[.A64])">
            <text:p/>
          </table:table-cell>
          <table:table-cell table:formula="of:=SUBSTITUTE(CONCATENATE([.F64];[.H64];[.I64];[.J64];[.K64];[.M64]);&quot;_WUn&quot;;&quot;&quot;)" office:value-type="string" office:string-value="OUT_HIGHBEAM_LAMP_L">
            <text:p>OUT_HIGHBEAM_LAMP_L</text:p>
          </table:table-cell>
          <table:table-cell table:formula="of:=VLOOKUP([.N64];[bd_flows_aux.$A$2:.$B$160];2;0)" office:value-type="float" office:value="83">
            <text:p>83</text:p>
          </table:table-cell>
          <table:table-cell/>
          <table:table-cell table:formula="of:=((LEN([.N64])=0)*2)-(LEN([.P64])&gt;0)+([.S64]*(LEN([.V64])=0)+([.V64]=&quot;TBD&quot;))" office:value-type="float" office:value="0">
            <text:p>0</text:p>
          </table:table-cell>
          <table:table-cell/>
          <table:table-cell table:formula="of:=OR([.R64];(LEN([.M64])&gt;0))" office:value-type="boolean" office:boolean-value="false">
            <text:p>FALSO</text:p>
          </table:table-cell>
          <table:table-cell table:formula="of:=[.T63]+[.S64]" office:value-type="float" office:value="153">
            <text:p>153</text:p>
          </table:table-cell>
          <table:table-cell table:formula="of:=IF([.S64];&quot;SI&quot;;&quot;&quot;)">
            <text:p/>
          </table:table-cell>
          <table:table-cell/>
          <table:table-cell table:formula="of:=LEN([.H64])&gt;1" office:value-type="boolean" office:boolean-value="true">
            <text:p>VERDADERO</text:p>
          </table:table-cell>
          <table:table-cell office:value-type="float" office:value="63">
            <text:p>63</text:p>
          </table:table-cell>
        </table:table-row>
        <table:table-row table:style-name="ro6">
          <table:table-cell office:value-type="string">
            <text:p>HIGHBEAM_LAMP_R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65])" office:value-type="string" office:string-value="IN_HIGHBEAM_LAMP_R">
            <text:p>IN_HIGHBEAM_LAMP_R</text:p>
          </table:table-cell>
          <table:table-cell/>
          <table:table-cell table:formula="of:=IF(ISERROR(VLOOKUP([.D65];[BCM.$V$4:BCM.$W$200];2;0));&quot;&quot;;[.D65])">
            <text:p/>
          </table:table-cell>
          <table:table-cell table:formula="of:=CONCATENATE(&quot;OUT_&quot;;[.A65])" office:value-type="string" office:string-value="OUT_HIGHBEAM_LAMP_R">
            <text:p>OUT_HIGHBEAM_LAMP_R</text:p>
          </table:table-cell>
          <table:table-cell table:formula="of:=IF(ISERROR(VLOOKUP([.G65];[BCM.$V$4:BCM.$W$200];2;0));&quot;&quot;;[.G65])" office:value-type="string" office:string-value="OUT_HIGHBEAM_LAMP_R">
            <text:p>OUT_HIGHBEAM_LAMP_R</text:p>
          </table:table-cell>
          <table:table-cell table:formula="of:=IF(ISERROR(VLOOKUP([.D65];[BCM.$X$4:BCM.$X$200];1;0));&quot;&quot;;[.D65])">
            <text:p/>
          </table:table-cell>
          <table:table-cell table:formula="of:=IF(ISERROR(VLOOKUP(CONCATENATE([.D65];&quot;n&quot;);[BCM.$X$4:BCM.$X$200];1;0));&quot;&quot;;CONCATENATE([.D65];&quot;n&quot;))">
            <text:p/>
          </table:table-cell>
          <table:table-cell/>
          <table:table-cell table:formula="of:=FIND(&quot;_DGN&quot;;[.A65];1)" office:value-type="float" office:value="0">
            <text:p>#VALUE!</text:p>
          </table:table-cell>
          <table:table-cell table:formula="of:=IF(ISERROR([.L65]);&quot;&quot;;[.A65])">
            <text:p/>
          </table:table-cell>
          <table:table-cell table:formula="of:=SUBSTITUTE(CONCATENATE([.F65];[.H65];[.I65];[.J65];[.K65];[.M65]);&quot;_WUn&quot;;&quot;&quot;)" office:value-type="string" office:string-value="OUT_HIGHBEAM_LAMP_R">
            <text:p>OUT_HIGHBEAM_LAMP_R</text:p>
          </table:table-cell>
          <table:table-cell table:formula="of:=VLOOKUP([.N65];[bd_flows_aux.$A$2:.$B$160];2;0)" office:value-type="float" office:value="84">
            <text:p>84</text:p>
          </table:table-cell>
          <table:table-cell/>
          <table:table-cell table:formula="of:=((LEN([.N65])=0)*2)-(LEN([.P65])&gt;0)+([.S65]*(LEN([.V65])=0)+([.V65]=&quot;TBD&quot;))" office:value-type="float" office:value="0">
            <text:p>0</text:p>
          </table:table-cell>
          <table:table-cell/>
          <table:table-cell table:formula="of:=OR([.R65];(LEN([.M65])&gt;0))" office:value-type="boolean" office:boolean-value="false">
            <text:p>FALSO</text:p>
          </table:table-cell>
          <table:table-cell table:formula="of:=[.T64]+[.S65]" office:value-type="float" office:value="153">
            <text:p>153</text:p>
          </table:table-cell>
          <table:table-cell table:formula="of:=IF([.S65];&quot;SI&quot;;&quot;&quot;)">
            <text:p/>
          </table:table-cell>
          <table:table-cell/>
          <table:table-cell table:formula="of:=LEN([.H65])&gt;1" office:value-type="boolean" office:boolean-value="true">
            <text:p>VERDADERO</text:p>
          </table:table-cell>
          <table:table-cell office:value-type="float" office:value="64">
            <text:p>64</text:p>
          </table:table-cell>
        </table:table-row>
        <table:table-row table:style-name="ro6">
          <table:table-cell office:value-type="string">
            <text:p>WIPER1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66])" office:value-type="string" office:string-value="IN_WIPER1">
            <text:p>IN_WIPER1</text:p>
          </table:table-cell>
          <table:table-cell/>
          <table:table-cell table:formula="of:=IF(ISERROR(VLOOKUP([.D66];[BCM.$V$4:BCM.$W$200];2;0));&quot;&quot;;[.D66])">
            <text:p/>
          </table:table-cell>
          <table:table-cell table:formula="of:=CONCATENATE(&quot;OUT_&quot;;[.A66])" office:value-type="string" office:string-value="OUT_WIPER1">
            <text:p>OUT_WIPER1</text:p>
          </table:table-cell>
          <table:table-cell table:formula="of:=IF(ISERROR(VLOOKUP([.G66];[BCM.$V$4:BCM.$W$200];2;0));&quot;&quot;;[.G66])" office:value-type="string" office:string-value="OUT_WIPER1">
            <text:p>OUT_WIPER1</text:p>
          </table:table-cell>
          <table:table-cell table:formula="of:=IF(ISERROR(VLOOKUP([.D66];[BCM.$X$4:BCM.$X$200];1;0));&quot;&quot;;[.D66])">
            <text:p/>
          </table:table-cell>
          <table:table-cell table:formula="of:=IF(ISERROR(VLOOKUP(CONCATENATE([.D66];&quot;n&quot;);[BCM.$X$4:BCM.$X$200];1;0));&quot;&quot;;CONCATENATE([.D66];&quot;n&quot;))">
            <text:p/>
          </table:table-cell>
          <table:table-cell/>
          <table:table-cell table:formula="of:=FIND(&quot;_DGN&quot;;[.A66];1)" office:value-type="float" office:value="0">
            <text:p>#VALUE!</text:p>
          </table:table-cell>
          <table:table-cell table:formula="of:=IF(ISERROR([.L66]);&quot;&quot;;[.A66])">
            <text:p/>
          </table:table-cell>
          <table:table-cell table:formula="of:=SUBSTITUTE(CONCATENATE([.F66];[.H66];[.I66];[.J66];[.K66];[.M66]);&quot;_WUn&quot;;&quot;&quot;)" office:value-type="string" office:string-value="OUT_WIPER1">
            <text:p>OUT_WIPER1</text:p>
          </table:table-cell>
          <table:table-cell table:formula="of:=VLOOKUP([.N66];[bd_flows_aux.$A$2:.$B$160];2;0)" office:value-type="float" office:value="85">
            <text:p>85</text:p>
          </table:table-cell>
          <table:table-cell/>
          <table:table-cell table:formula="of:=((LEN([.N66])=0)*2)-(LEN([.P66])&gt;0)+([.S66]*(LEN([.V66])=0)+([.V66]=&quot;TBD&quot;))" office:value-type="float" office:value="0">
            <text:p>0</text:p>
          </table:table-cell>
          <table:table-cell/>
          <table:table-cell table:formula="of:=OR([.R66];(LEN([.M66])&gt;0))" office:value-type="boolean" office:boolean-value="false">
            <text:p>FALSO</text:p>
          </table:table-cell>
          <table:table-cell table:formula="of:=[.T65]+[.S66]" office:value-type="float" office:value="153">
            <text:p>153</text:p>
          </table:table-cell>
          <table:table-cell table:formula="of:=IF([.S66];&quot;SI&quot;;&quot;&quot;)">
            <text:p/>
          </table:table-cell>
          <table:table-cell/>
          <table:table-cell table:formula="of:=LEN([.H66])&gt;1" office:value-type="boolean" office:boolean-value="true">
            <text:p>VERDADERO</text:p>
          </table:table-cell>
          <table:table-cell office:value-type="float" office:value="65">
            <text:p>65</text:p>
          </table:table-cell>
        </table:table-row>
        <table:table-row table:style-name="ro6">
          <table:table-cell office:value-type="string">
            <text:p>WIPER2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67])" office:value-type="string" office:string-value="IN_WIPER2">
            <text:p>IN_WIPER2</text:p>
          </table:table-cell>
          <table:table-cell/>
          <table:table-cell table:formula="of:=IF(ISERROR(VLOOKUP([.D67];[BCM.$V$4:BCM.$W$200];2;0));&quot;&quot;;[.D67])">
            <text:p/>
          </table:table-cell>
          <table:table-cell table:formula="of:=CONCATENATE(&quot;OUT_&quot;;[.A67])" office:value-type="string" office:string-value="OUT_WIPER2">
            <text:p>OUT_WIPER2</text:p>
          </table:table-cell>
          <table:table-cell table:formula="of:=IF(ISERROR(VLOOKUP([.G67];[BCM.$V$4:BCM.$W$200];2;0));&quot;&quot;;[.G67])" office:value-type="string" office:string-value="OUT_WIPER2">
            <text:p>OUT_WIPER2</text:p>
          </table:table-cell>
          <table:table-cell table:formula="of:=IF(ISERROR(VLOOKUP([.D67];[BCM.$X$4:BCM.$X$200];1;0));&quot;&quot;;[.D67])">
            <text:p/>
          </table:table-cell>
          <table:table-cell table:formula="of:=IF(ISERROR(VLOOKUP(CONCATENATE([.D67];&quot;n&quot;);[BCM.$X$4:BCM.$X$200];1;0));&quot;&quot;;CONCATENATE([.D67];&quot;n&quot;))">
            <text:p/>
          </table:table-cell>
          <table:table-cell/>
          <table:table-cell table:formula="of:=FIND(&quot;_DGN&quot;;[.A67];1)" office:value-type="float" office:value="0">
            <text:p>#VALUE!</text:p>
          </table:table-cell>
          <table:table-cell table:formula="of:=IF(ISERROR([.L67]);&quot;&quot;;[.A67])">
            <text:p/>
          </table:table-cell>
          <table:table-cell table:formula="of:=SUBSTITUTE(CONCATENATE([.F67];[.H67];[.I67];[.J67];[.K67];[.M67]);&quot;_WUn&quot;;&quot;&quot;)" office:value-type="string" office:string-value="OUT_WIPER2">
            <text:p>OUT_WIPER2</text:p>
          </table:table-cell>
          <table:table-cell table:formula="of:=VLOOKUP([.N67];[bd_flows_aux.$A$2:.$B$160];2;0)" office:value-type="float" office:value="86">
            <text:p>86</text:p>
          </table:table-cell>
          <table:table-cell/>
          <table:table-cell table:formula="of:=((LEN([.N67])=0)*2)-(LEN([.P67])&gt;0)+([.S67]*(LEN([.V67])=0)+([.V67]=&quot;TBD&quot;))" office:value-type="float" office:value="0">
            <text:p>0</text:p>
          </table:table-cell>
          <table:table-cell/>
          <table:table-cell table:formula="of:=OR([.R67];(LEN([.M67])&gt;0))" office:value-type="boolean" office:boolean-value="false">
            <text:p>FALSO</text:p>
          </table:table-cell>
          <table:table-cell table:formula="of:=[.T66]+[.S67]" office:value-type="float" office:value="153">
            <text:p>153</text:p>
          </table:table-cell>
          <table:table-cell table:formula="of:=IF([.S67];&quot;SI&quot;;&quot;&quot;)">
            <text:p/>
          </table:table-cell>
          <table:table-cell/>
          <table:table-cell table:formula="of:=LEN([.H67])&gt;1" office:value-type="boolean" office:boolean-value="true">
            <text:p>VERDADERO</text:p>
          </table:table-cell>
          <table:table-cell office:value-type="float" office:value="66">
            <text:p>66</text:p>
          </table:table-cell>
        </table:table-row>
        <table:table-row table:style-name="ro6">
          <table:table-cell office:value-type="string">
            <text:p>10A_KL15_RES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68])" office:value-type="string" office:string-value="IN_10A_KL15_RES">
            <text:p>IN_10A_KL15_RES</text:p>
          </table:table-cell>
          <table:table-cell/>
          <table:table-cell table:formula="of:=IF(ISERROR(VLOOKUP([.D68];[BCM.$V$4:BCM.$W$200];2;0));&quot;&quot;;[.D68])">
            <text:p/>
          </table:table-cell>
          <table:table-cell table:formula="of:=CONCATENATE(&quot;OUT_&quot;;[.A68])" office:value-type="string" office:string-value="OUT_10A_KL15_RES">
            <text:p>OUT_10A_KL15_RES</text:p>
          </table:table-cell>
          <table:table-cell table:formula="of:=IF(ISERROR(VLOOKUP([.G68];[BCM.$V$4:BCM.$W$200];2;0));&quot;&quot;;[.G68])" office:value-type="string" office:string-value="OUT_10A_KL15_RES">
            <text:p>OUT_10A_KL15_RES</text:p>
          </table:table-cell>
          <table:table-cell table:formula="of:=IF(ISERROR(VLOOKUP([.D68];[BCM.$X$4:BCM.$X$200];1;0));&quot;&quot;;[.D68])">
            <text:p/>
          </table:table-cell>
          <table:table-cell table:formula="of:=IF(ISERROR(VLOOKUP(CONCATENATE([.D68];&quot;n&quot;);[BCM.$X$4:BCM.$X$200];1;0));&quot;&quot;;CONCATENATE([.D68];&quot;n&quot;))">
            <text:p/>
          </table:table-cell>
          <table:table-cell/>
          <table:table-cell table:formula="of:=FIND(&quot;_DGN&quot;;[.A68];1)" office:value-type="float" office:value="0">
            <text:p>#VALUE!</text:p>
          </table:table-cell>
          <table:table-cell table:formula="of:=IF(ISERROR([.L68]);&quot;&quot;;[.A68])">
            <text:p/>
          </table:table-cell>
          <table:table-cell table:formula="of:=SUBSTITUTE(CONCATENATE([.F68];[.H68];[.I68];[.J68];[.K68];[.M68]);&quot;_WUn&quot;;&quot;&quot;)" office:value-type="string" office:string-value="OUT_10A_KL15_RES">
            <text:p>OUT_10A_KL15_RES</text:p>
          </table:table-cell>
          <table:table-cell table:formula="of:=VLOOKUP([.N68];[bd_flows_aux.$A$2:.$B$160];2;0)" office:value-type="float" office:value="87">
            <text:p>87</text:p>
          </table:table-cell>
          <table:table-cell/>
          <table:table-cell table:formula="of:=((LEN([.N68])=0)*2)-(LEN([.P68])&gt;0)+([.S68]*(LEN([.V68])=0)+([.V68]=&quot;TBD&quot;))" office:value-type="float" office:value="0">
            <text:p>0</text:p>
          </table:table-cell>
          <table:table-cell/>
          <table:table-cell table:formula="of:=OR([.R68];(LEN([.M68])&gt;0))" office:value-type="boolean" office:boolean-value="false">
            <text:p>FALSO</text:p>
          </table:table-cell>
          <table:table-cell table:formula="of:=[.T67]+[.S68]" office:value-type="float" office:value="153">
            <text:p>153</text:p>
          </table:table-cell>
          <table:table-cell table:formula="of:=IF([.S68];&quot;SI&quot;;&quot;&quot;)">
            <text:p/>
          </table:table-cell>
          <table:table-cell/>
          <table:table-cell table:formula="of:=LEN([.H68])&gt;1" office:value-type="boolean" office:boolean-value="true">
            <text:p>VERDADERO</text:p>
          </table:table-cell>
          <table:table-cell office:value-type="float" office:value="67">
            <text:p>67</text:p>
          </table:table-cell>
        </table:table-row>
        <table:table-row table:style-name="ro6">
          <table:table-cell office:value-type="string">
            <text:p>10A_KL30_RES1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69])" office:value-type="string" office:string-value="IN_10A_KL30_RES1">
            <text:p>IN_10A_KL30_RES1</text:p>
          </table:table-cell>
          <table:table-cell/>
          <table:table-cell table:formula="of:=IF(ISERROR(VLOOKUP([.D69];[BCM.$V$4:BCM.$W$200];2;0));&quot;&quot;;[.D69])">
            <text:p/>
          </table:table-cell>
          <table:table-cell table:formula="of:=CONCATENATE(&quot;OUT_&quot;;[.A69])" office:value-type="string" office:string-value="OUT_10A_KL30_RES1">
            <text:p>OUT_10A_KL30_RES1</text:p>
          </table:table-cell>
          <table:table-cell table:formula="of:=IF(ISERROR(VLOOKUP([.G69];[BCM.$V$4:BCM.$W$200];2;0));&quot;&quot;;[.G69])" office:value-type="string" office:string-value="OUT_10A_KL30_RES1">
            <text:p>OUT_10A_KL30_RES1</text:p>
          </table:table-cell>
          <table:table-cell table:formula="of:=IF(ISERROR(VLOOKUP([.D69];[BCM.$X$4:BCM.$X$200];1;0));&quot;&quot;;[.D69])">
            <text:p/>
          </table:table-cell>
          <table:table-cell table:formula="of:=IF(ISERROR(VLOOKUP(CONCATENATE([.D69];&quot;n&quot;);[BCM.$X$4:BCM.$X$200];1;0));&quot;&quot;;CONCATENATE([.D69];&quot;n&quot;))">
            <text:p/>
          </table:table-cell>
          <table:table-cell/>
          <table:table-cell table:formula="of:=FIND(&quot;_DGN&quot;;[.A69];1)" office:value-type="float" office:value="0">
            <text:p>#VALUE!</text:p>
          </table:table-cell>
          <table:table-cell table:formula="of:=IF(ISERROR([.L69]);&quot;&quot;;[.A69])">
            <text:p/>
          </table:table-cell>
          <table:table-cell table:formula="of:=SUBSTITUTE(CONCATENATE([.F69];[.H69];[.I69];[.J69];[.K69];[.M69]);&quot;_WUn&quot;;&quot;&quot;)" office:value-type="string" office:string-value="OUT_10A_KL30_RES1">
            <text:p>OUT_10A_KL30_RES1</text:p>
          </table:table-cell>
          <table:table-cell table:formula="of:=VLOOKUP([.N69];[bd_flows_aux.$A$2:.$B$160];2;0)" office:value-type="float" office:value="78">
            <text:p>78</text:p>
          </table:table-cell>
          <table:table-cell/>
          <table:table-cell table:formula="of:=((LEN([.N69])=0)*2)-(LEN([.P69])&gt;0)+([.S69]*(LEN([.V69])=0)+([.V69]=&quot;TBD&quot;))" office:value-type="float" office:value="0">
            <text:p>0</text:p>
          </table:table-cell>
          <table:table-cell/>
          <table:table-cell table:formula="of:=OR([.R69];(LEN([.M69])&gt;0))" office:value-type="boolean" office:boolean-value="false">
            <text:p>FALSO</text:p>
          </table:table-cell>
          <table:table-cell table:formula="of:=[.T68]+[.S69]" office:value-type="float" office:value="153">
            <text:p>153</text:p>
          </table:table-cell>
          <table:table-cell table:formula="of:=IF([.S69];&quot;SI&quot;;&quot;&quot;)">
            <text:p/>
          </table:table-cell>
          <table:table-cell/>
          <table:table-cell table:formula="of:=LEN([.H69])&gt;1" office:value-type="boolean" office:boolean-value="true">
            <text:p>VERDADERO</text:p>
          </table:table-cell>
          <table:table-cell office:value-type="float" office:value="68">
            <text:p>68</text:p>
          </table:table-cell>
        </table:table-row>
        <table:table-row table:style-name="ro6">
          <table:table-cell office:value-type="string">
            <text:p>10A_KL30_RES2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70])" office:value-type="string" office:string-value="IN_10A_KL30_RES2">
            <text:p>IN_10A_KL30_RES2</text:p>
          </table:table-cell>
          <table:table-cell/>
          <table:table-cell table:formula="of:=IF(ISERROR(VLOOKUP([.D70];[BCM.$V$4:BCM.$W$200];2;0));&quot;&quot;;[.D70])">
            <text:p/>
          </table:table-cell>
          <table:table-cell table:formula="of:=CONCATENATE(&quot;OUT_&quot;;[.A70])" office:value-type="string" office:string-value="OUT_10A_KL30_RES2">
            <text:p>OUT_10A_KL30_RES2</text:p>
          </table:table-cell>
          <table:table-cell table:formula="of:=IF(ISERROR(VLOOKUP([.G70];[BCM.$V$4:BCM.$W$200];2;0));&quot;&quot;;[.G70])" office:value-type="string" office:string-value="OUT_10A_KL30_RES2">
            <text:p>OUT_10A_KL30_RES2</text:p>
          </table:table-cell>
          <table:table-cell table:formula="of:=IF(ISERROR(VLOOKUP([.D70];[BCM.$X$4:BCM.$X$200];1;0));&quot;&quot;;[.D70])">
            <text:p/>
          </table:table-cell>
          <table:table-cell table:formula="of:=IF(ISERROR(VLOOKUP(CONCATENATE([.D70];&quot;n&quot;);[BCM.$X$4:BCM.$X$200];1;0));&quot;&quot;;CONCATENATE([.D70];&quot;n&quot;))">
            <text:p/>
          </table:table-cell>
          <table:table-cell/>
          <table:table-cell table:formula="of:=FIND(&quot;_DGN&quot;;[.A70];1)" office:value-type="float" office:value="0">
            <text:p>#VALUE!</text:p>
          </table:table-cell>
          <table:table-cell table:formula="of:=IF(ISERROR([.L70]);&quot;&quot;;[.A70])">
            <text:p/>
          </table:table-cell>
          <table:table-cell table:formula="of:=SUBSTITUTE(CONCATENATE([.F70];[.H70];[.I70];[.J70];[.K70];[.M70]);&quot;_WUn&quot;;&quot;&quot;)" office:value-type="string" office:string-value="OUT_10A_KL30_RES2">
            <text:p>OUT_10A_KL30_RES2</text:p>
          </table:table-cell>
          <table:table-cell table:formula="of:=VLOOKUP([.N70];[bd_flows_aux.$A$2:.$B$160];2;0)" office:value-type="float" office:value="79">
            <text:p>79</text:p>
          </table:table-cell>
          <table:table-cell/>
          <table:table-cell table:formula="of:=((LEN([.N70])=0)*2)-(LEN([.P70])&gt;0)+([.S70]*(LEN([.V70])=0)+([.V70]=&quot;TBD&quot;))" office:value-type="float" office:value="0">
            <text:p>0</text:p>
          </table:table-cell>
          <table:table-cell/>
          <table:table-cell table:formula="of:=OR([.R70];(LEN([.M70])&gt;0))" office:value-type="boolean" office:boolean-value="false">
            <text:p>FALSO</text:p>
          </table:table-cell>
          <table:table-cell table:formula="of:=[.T69]+[.S70]" office:value-type="float" office:value="153">
            <text:p>153</text:p>
          </table:table-cell>
          <table:table-cell table:formula="of:=IF([.S70];&quot;SI&quot;;&quot;&quot;)">
            <text:p/>
          </table:table-cell>
          <table:table-cell/>
          <table:table-cell table:formula="of:=LEN([.H70])&gt;1" office:value-type="boolean" office:boolean-value="true">
            <text:p>VERDADERO</text:p>
          </table:table-cell>
          <table:table-cell office:value-type="float" office:value="69">
            <text:p>69</text:p>
          </table:table-cell>
        </table:table-row>
        <table:table-row table:style-name="ro6">
          <table:table-cell office:value-type="string">
            <text:p>LOWBEAM_LAMP_L_DGN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71])" office:value-type="string" office:string-value="IN_LOWBEAM_LAMP_L_DGN">
            <text:p>IN_LOWBEAM_LAMP_L_DGN</text:p>
          </table:table-cell>
          <table:table-cell/>
          <table:table-cell table:formula="of:=IF(ISERROR(VLOOKUP([.D71];[BCM.$V$4:BCM.$W$200];2;0));&quot;&quot;;[.D71])">
            <text:p/>
          </table:table-cell>
          <table:table-cell table:formula="of:=CONCATENATE(&quot;OUT_&quot;;[.A71])" office:value-type="string" office:string-value="OUT_LOWBEAM_LAMP_L_DGN">
            <text:p>OUT_LOWBEAM_LAMP_L_DGN</text:p>
          </table:table-cell>
          <table:table-cell table:formula="of:=IF(ISERROR(VLOOKUP([.G71];[BCM.$V$4:BCM.$W$200];2;0));&quot;&quot;;[.G71])">
            <text:p/>
          </table:table-cell>
          <table:table-cell table:formula="of:=IF(ISERROR(VLOOKUP([.D71];[BCM.$X$4:BCM.$X$200];1;0));&quot;&quot;;[.D71])">
            <text:p/>
          </table:table-cell>
          <table:table-cell table:formula="of:=IF(ISERROR(VLOOKUP(CONCATENATE([.D71];&quot;n&quot;);[BCM.$X$4:BCM.$X$200];1;0));&quot;&quot;;CONCATENATE([.D71];&quot;n&quot;))">
            <text:p/>
          </table:table-cell>
          <table:table-cell/>
          <table:table-cell table:formula="of:=FIND(&quot;_DGN&quot;;[.A71];1)" office:value-type="float" office:value="15">
            <text:p>15</text:p>
          </table:table-cell>
          <table:table-cell table:formula="of:=IF(ISERROR([.L71]);&quot;&quot;;[.A71])" office:value-type="string" office:string-value="LOWBEAM_LAMP_L_DGN">
            <text:p>LOWBEAM_LAMP_L_DGN</text:p>
          </table:table-cell>
          <table:table-cell table:formula="of:=SUBSTITUTE(CONCATENATE([.F71];[.H71];[.I71];[.J71];[.K71];[.M71]);&quot;_WUn&quot;;&quot;&quot;)" office:value-type="string" office:string-value="LOWBEAM_LAMP_L_DGN">
            <text:p>LOWBEAM_LAMP_L_DGN</text:p>
          </table:table-cell>
          <table:table-cell table:formula="of:=VLOOKUP([.N71];[bd_flows_aux.$A$2:.$B$160];2;0)" office:value-type="float" office:value="0">
            <text:p>#N/A</text:p>
          </table:table-cell>
          <table:table-cell/>
          <table:table-cell table:formula="of:=((LEN([.N71])=0)*2)-(LEN([.P71])&gt;0)+([.S71]*(LEN([.V71])=0)+([.V71]=&quot;TBD&quot;))" office:value-type="float" office:value="0">
            <text:p>0</text:p>
          </table:table-cell>
          <table:table-cell/>
          <table:table-cell table:formula="of:=OR([.R71];(LEN([.M71])&gt;0))" office:value-type="boolean" office:boolean-value="true">
            <text:p>VERDADERO</text:p>
          </table:table-cell>
          <table:table-cell table:formula="of:=[.T70]+[.S71]" office:value-type="float" office:value="154">
            <text:p>154</text:p>
          </table:table-cell>
          <table:table-cell table:formula="of:=IF([.S71];&quot;SI&quot;;&quot;&quot;)" office:value-type="string" office:string-value="SI">
            <text:p>SI</text:p>
          </table:table-cell>
          <table:table-cell office:value-type="string">
            <text:p>DI</text:p>
          </table:table-cell>
          <table:table-cell table:formula="of:=LEN([.H71])&gt;1" office:value-type="boolean" office:boolean-value="false">
            <text:p>FALSO</text:p>
          </table:table-cell>
          <table:table-cell office:value-type="float" office:value="70">
            <text:p>70</text:p>
          </table:table-cell>
        </table:table-row>
        <table:table-row table:style-name="ro6">
          <table:table-cell office:value-type="string">
            <text:p>LOWBEAM_LAMP_R_DGN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72])" office:value-type="string" office:string-value="IN_LOWBEAM_LAMP_R_DGN">
            <text:p>IN_LOWBEAM_LAMP_R_DGN</text:p>
          </table:table-cell>
          <table:table-cell/>
          <table:table-cell table:formula="of:=IF(ISERROR(VLOOKUP([.D72];[BCM.$V$4:BCM.$W$200];2;0));&quot;&quot;;[.D72])">
            <text:p/>
          </table:table-cell>
          <table:table-cell table:formula="of:=CONCATENATE(&quot;OUT_&quot;;[.A72])" office:value-type="string" office:string-value="OUT_LOWBEAM_LAMP_R_DGN">
            <text:p>OUT_LOWBEAM_LAMP_R_DGN</text:p>
          </table:table-cell>
          <table:table-cell table:formula="of:=IF(ISERROR(VLOOKUP([.G72];[BCM.$V$4:BCM.$W$200];2;0));&quot;&quot;;[.G72])">
            <text:p/>
          </table:table-cell>
          <table:table-cell table:formula="of:=IF(ISERROR(VLOOKUP([.D72];[BCM.$X$4:BCM.$X$200];1;0));&quot;&quot;;[.D72])">
            <text:p/>
          </table:table-cell>
          <table:table-cell table:formula="of:=IF(ISERROR(VLOOKUP(CONCATENATE([.D72];&quot;n&quot;);[BCM.$X$4:BCM.$X$200];1;0));&quot;&quot;;CONCATENATE([.D72];&quot;n&quot;))">
            <text:p/>
          </table:table-cell>
          <table:table-cell/>
          <table:table-cell table:formula="of:=FIND(&quot;_DGN&quot;;[.A72];1)" office:value-type="float" office:value="15">
            <text:p>15</text:p>
          </table:table-cell>
          <table:table-cell table:formula="of:=IF(ISERROR([.L72]);&quot;&quot;;[.A72])" office:value-type="string" office:string-value="LOWBEAM_LAMP_R_DGN">
            <text:p>LOWBEAM_LAMP_R_DGN</text:p>
          </table:table-cell>
          <table:table-cell table:formula="of:=SUBSTITUTE(CONCATENATE([.F72];[.H72];[.I72];[.J72];[.K72];[.M72]);&quot;_WUn&quot;;&quot;&quot;)" office:value-type="string" office:string-value="LOWBEAM_LAMP_R_DGN">
            <text:p>LOWBEAM_LAMP_R_DGN</text:p>
          </table:table-cell>
          <table:table-cell table:formula="of:=VLOOKUP([.N72];[bd_flows_aux.$A$2:.$B$160];2;0)" office:value-type="float" office:value="0">
            <text:p>#N/A</text:p>
          </table:table-cell>
          <table:table-cell/>
          <table:table-cell table:formula="of:=((LEN([.N72])=0)*2)-(LEN([.P72])&gt;0)+([.S72]*(LEN([.V72])=0)+([.V72]=&quot;TBD&quot;))" office:value-type="float" office:value="0">
            <text:p>0</text:p>
          </table:table-cell>
          <table:table-cell/>
          <table:table-cell table:formula="of:=OR([.R72];(LEN([.M72])&gt;0))" office:value-type="boolean" office:boolean-value="true">
            <text:p>VERDADERO</text:p>
          </table:table-cell>
          <table:table-cell table:formula="of:=[.T71]+[.S72]" office:value-type="float" office:value="155">
            <text:p>155</text:p>
          </table:table-cell>
          <table:table-cell table:formula="of:=IF([.S72];&quot;SI&quot;;&quot;&quot;)" office:value-type="string" office:string-value="SI">
            <text:p>SI</text:p>
          </table:table-cell>
          <table:table-cell office:value-type="string">
            <text:p>DI</text:p>
          </table:table-cell>
          <table:table-cell table:formula="of:=LEN([.H72])&gt;1" office:value-type="boolean" office:boolean-value="false">
            <text:p>FALSO</text:p>
          </table:table-cell>
          <table:table-cell office:value-type="float" office:value="71">
            <text:p>71</text:p>
          </table:table-cell>
        </table:table-row>
        <table:table-row table:style-name="ro6">
          <table:table-cell office:value-type="string">
            <text:p>HIGHBEAM_LAMP_L_DGN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73])" office:value-type="string" office:string-value="IN_HIGHBEAM_LAMP_L_DGN">
            <text:p>IN_HIGHBEAM_LAMP_L_DGN</text:p>
          </table:table-cell>
          <table:table-cell/>
          <table:table-cell table:formula="of:=IF(ISERROR(VLOOKUP([.D73];[BCM.$V$4:BCM.$W$200];2;0));&quot;&quot;;[.D73])">
            <text:p/>
          </table:table-cell>
          <table:table-cell table:formula="of:=CONCATENATE(&quot;OUT_&quot;;[.A73])" office:value-type="string" office:string-value="OUT_HIGHBEAM_LAMP_L_DGN">
            <text:p>OUT_HIGHBEAM_LAMP_L_DGN</text:p>
          </table:table-cell>
          <table:table-cell table:formula="of:=IF(ISERROR(VLOOKUP([.G73];[BCM.$V$4:BCM.$W$200];2;0));&quot;&quot;;[.G73])">
            <text:p/>
          </table:table-cell>
          <table:table-cell table:formula="of:=IF(ISERROR(VLOOKUP([.D73];[BCM.$X$4:BCM.$X$200];1;0));&quot;&quot;;[.D73])">
            <text:p/>
          </table:table-cell>
          <table:table-cell table:formula="of:=IF(ISERROR(VLOOKUP(CONCATENATE([.D73];&quot;n&quot;);[BCM.$X$4:BCM.$X$200];1;0));&quot;&quot;;CONCATENATE([.D73];&quot;n&quot;))">
            <text:p/>
          </table:table-cell>
          <table:table-cell/>
          <table:table-cell table:formula="of:=FIND(&quot;_DGN&quot;;[.A73];1)" office:value-type="float" office:value="16">
            <text:p>16</text:p>
          </table:table-cell>
          <table:table-cell table:formula="of:=IF(ISERROR([.L73]);&quot;&quot;;[.A73])" office:value-type="string" office:string-value="HIGHBEAM_LAMP_L_DGN">
            <text:p>HIGHBEAM_LAMP_L_DGN</text:p>
          </table:table-cell>
          <table:table-cell table:formula="of:=SUBSTITUTE(CONCATENATE([.F73];[.H73];[.I73];[.J73];[.K73];[.M73]);&quot;_WUn&quot;;&quot;&quot;)" office:value-type="string" office:string-value="HIGHBEAM_LAMP_L_DGN">
            <text:p>HIGHBEAM_LAMP_L_DGN</text:p>
          </table:table-cell>
          <table:table-cell table:formula="of:=VLOOKUP([.N73];[bd_flows_aux.$A$2:.$B$160];2;0)" office:value-type="float" office:value="0">
            <text:p>#N/A</text:p>
          </table:table-cell>
          <table:table-cell/>
          <table:table-cell table:formula="of:=((LEN([.N73])=0)*2)-(LEN([.P73])&gt;0)+([.S73]*(LEN([.V73])=0)+([.V73]=&quot;TBD&quot;))" office:value-type="float" office:value="0">
            <text:p>0</text:p>
          </table:table-cell>
          <table:table-cell/>
          <table:table-cell table:formula="of:=OR([.R73];(LEN([.M73])&gt;0))" office:value-type="boolean" office:boolean-value="true">
            <text:p>VERDADERO</text:p>
          </table:table-cell>
          <table:table-cell table:formula="of:=[.T72]+[.S73]" office:value-type="float" office:value="156">
            <text:p>156</text:p>
          </table:table-cell>
          <table:table-cell table:formula="of:=IF([.S73];&quot;SI&quot;;&quot;&quot;)" office:value-type="string" office:string-value="SI">
            <text:p>SI</text:p>
          </table:table-cell>
          <table:table-cell office:value-type="string">
            <text:p>DI</text:p>
          </table:table-cell>
          <table:table-cell table:formula="of:=LEN([.H73])&gt;1" office:value-type="boolean" office:boolean-value="false">
            <text:p>FALSO</text:p>
          </table:table-cell>
          <table:table-cell office:value-type="float" office:value="72">
            <text:p>72</text:p>
          </table:table-cell>
        </table:table-row>
        <table:table-row table:style-name="ro6">
          <table:table-cell office:value-type="string">
            <text:p>HIGHBEAM_LAMP_R_DGN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74])" office:value-type="string" office:string-value="IN_HIGHBEAM_LAMP_R_DGN">
            <text:p>IN_HIGHBEAM_LAMP_R_DGN</text:p>
          </table:table-cell>
          <table:table-cell/>
          <table:table-cell table:formula="of:=IF(ISERROR(VLOOKUP([.D74];[BCM.$V$4:BCM.$W$200];2;0));&quot;&quot;;[.D74])">
            <text:p/>
          </table:table-cell>
          <table:table-cell table:formula="of:=CONCATENATE(&quot;OUT_&quot;;[.A74])" office:value-type="string" office:string-value="OUT_HIGHBEAM_LAMP_R_DGN">
            <text:p>OUT_HIGHBEAM_LAMP_R_DGN</text:p>
          </table:table-cell>
          <table:table-cell table:formula="of:=IF(ISERROR(VLOOKUP([.G74];[BCM.$V$4:BCM.$W$200];2;0));&quot;&quot;;[.G74])">
            <text:p/>
          </table:table-cell>
          <table:table-cell table:formula="of:=IF(ISERROR(VLOOKUP([.D74];[BCM.$X$4:BCM.$X$200];1;0));&quot;&quot;;[.D74])">
            <text:p/>
          </table:table-cell>
          <table:table-cell table:formula="of:=IF(ISERROR(VLOOKUP(CONCATENATE([.D74];&quot;n&quot;);[BCM.$X$4:BCM.$X$200];1;0));&quot;&quot;;CONCATENATE([.D74];&quot;n&quot;))">
            <text:p/>
          </table:table-cell>
          <table:table-cell/>
          <table:table-cell table:formula="of:=FIND(&quot;_DGN&quot;;[.A74];1)" office:value-type="float" office:value="16">
            <text:p>16</text:p>
          </table:table-cell>
          <table:table-cell table:formula="of:=IF(ISERROR([.L74]);&quot;&quot;;[.A74])" office:value-type="string" office:string-value="HIGHBEAM_LAMP_R_DGN">
            <text:p>HIGHBEAM_LAMP_R_DGN</text:p>
          </table:table-cell>
          <table:table-cell table:formula="of:=SUBSTITUTE(CONCATENATE([.F74];[.H74];[.I74];[.J74];[.K74];[.M74]);&quot;_WUn&quot;;&quot;&quot;)" office:value-type="string" office:string-value="HIGHBEAM_LAMP_R_DGN">
            <text:p>HIGHBEAM_LAMP_R_DGN</text:p>
          </table:table-cell>
          <table:table-cell table:formula="of:=VLOOKUP([.N74];[bd_flows_aux.$A$2:.$B$160];2;0)" office:value-type="float" office:value="0">
            <text:p>#N/A</text:p>
          </table:table-cell>
          <table:table-cell/>
          <table:table-cell table:formula="of:=((LEN([.N74])=0)*2)-(LEN([.P74])&gt;0)+([.S74]*(LEN([.V74])=0)+([.V74]=&quot;TBD&quot;))" office:value-type="float" office:value="0">
            <text:p>0</text:p>
          </table:table-cell>
          <table:table-cell/>
          <table:table-cell table:formula="of:=OR([.R74];(LEN([.M74])&gt;0))" office:value-type="boolean" office:boolean-value="true">
            <text:p>VERDADERO</text:p>
          </table:table-cell>
          <table:table-cell table:formula="of:=[.T73]+[.S74]" office:value-type="float" office:value="157">
            <text:p>157</text:p>
          </table:table-cell>
          <table:table-cell table:formula="of:=IF([.S74];&quot;SI&quot;;&quot;&quot;)" office:value-type="string" office:string-value="SI">
            <text:p>SI</text:p>
          </table:table-cell>
          <table:table-cell office:value-type="string">
            <text:p>DI</text:p>
          </table:table-cell>
          <table:table-cell table:formula="of:=LEN([.H74])&gt;1" office:value-type="boolean" office:boolean-value="false">
            <text:p>FALSO</text:p>
          </table:table-cell>
          <table:table-cell office:value-type="float" office:value="73">
            <text:p>73</text:p>
          </table:table-cell>
        </table:table-row>
        <table:table-row table:style-name="ro6">
          <table:table-cell office:value-type="string">
            <text:p>PWM_FAN1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75])" office:value-type="string" office:string-value="IN_PWM_FAN1">
            <text:p>IN_PWM_FAN1</text:p>
          </table:table-cell>
          <table:table-cell/>
          <table:table-cell table:formula="of:=IF(ISERROR(VLOOKUP([.D75];[BCM.$V$4:BCM.$W$200];2;0));&quot;&quot;;[.D75])">
            <text:p/>
          </table:table-cell>
          <table:table-cell table:formula="of:=CONCATENATE(&quot;OUT_&quot;;[.A75])" office:value-type="string" office:string-value="OUT_PWM_FAN1">
            <text:p>OUT_PWM_FAN1</text:p>
          </table:table-cell>
          <table:table-cell table:formula="of:=IF(ISERROR(VLOOKUP([.G75];[BCM.$V$4:BCM.$W$200];2;0));&quot;&quot;;[.G75])" office:value-type="string" office:string-value="OUT_PWM_FAN1">
            <text:p>OUT_PWM_FAN1</text:p>
          </table:table-cell>
          <table:table-cell table:formula="of:=IF(ISERROR(VLOOKUP([.D75];[BCM.$X$4:BCM.$X$200];1;0));&quot;&quot;;[.D75])">
            <text:p/>
          </table:table-cell>
          <table:table-cell table:formula="of:=IF(ISERROR(VLOOKUP(CONCATENATE([.D75];&quot;n&quot;);[BCM.$X$4:BCM.$X$200];1;0));&quot;&quot;;CONCATENATE([.D75];&quot;n&quot;))">
            <text:p/>
          </table:table-cell>
          <table:table-cell/>
          <table:table-cell table:formula="of:=FIND(&quot;_DGN&quot;;[.A75];1)" office:value-type="float" office:value="0">
            <text:p>#VALUE!</text:p>
          </table:table-cell>
          <table:table-cell table:formula="of:=IF(ISERROR([.L75]);&quot;&quot;;[.A75])">
            <text:p/>
          </table:table-cell>
          <table:table-cell table:formula="of:=SUBSTITUTE(CONCATENATE([.F75];[.H75];[.I75];[.J75];[.K75];[.M75]);&quot;_WUn&quot;;&quot;&quot;)" office:value-type="string" office:string-value="OUT_PWM_FAN1">
            <text:p>OUT_PWM_FAN1</text:p>
          </table:table-cell>
          <table:table-cell table:formula="of:=VLOOKUP([.N75];[bd_flows_aux.$A$2:.$B$160];2;0)" office:value-type="float" office:value="88">
            <text:p>88</text:p>
          </table:table-cell>
          <table:table-cell/>
          <table:table-cell table:formula="of:=((LEN([.N75])=0)*2)-(LEN([.P75])&gt;0)+([.S75]*(LEN([.V75])=0)+([.V75]=&quot;TBD&quot;))" office:value-type="float" office:value="0">
            <text:p>0</text:p>
          </table:table-cell>
          <table:table-cell/>
          <table:table-cell table:formula="of:=OR([.R75];(LEN([.M75])&gt;0))" office:value-type="boolean" office:boolean-value="false">
            <text:p>FALSO</text:p>
          </table:table-cell>
          <table:table-cell table:formula="of:=[.T74]+[.S75]" office:value-type="float" office:value="157">
            <text:p>157</text:p>
          </table:table-cell>
          <table:table-cell table:formula="of:=IF([.S75];&quot;SI&quot;;&quot;&quot;)">
            <text:p/>
          </table:table-cell>
          <table:table-cell/>
          <table:table-cell table:formula="of:=LEN([.H75])&gt;1" office:value-type="boolean" office:boolean-value="true">
            <text:p>VERDADERO</text:p>
          </table:table-cell>
          <table:table-cell office:value-type="float" office:value="74">
            <text:p>74</text:p>
          </table:table-cell>
        </table:table-row>
        <table:table-row table:style-name="ro6">
          <table:table-cell office:value-type="string">
            <text:p>PWM_FAN2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76])" office:value-type="string" office:string-value="IN_PWM_FAN2">
            <text:p>IN_PWM_FAN2</text:p>
          </table:table-cell>
          <table:table-cell/>
          <table:table-cell table:formula="of:=IF(ISERROR(VLOOKUP([.D76];[BCM.$V$4:BCM.$W$200];2;0));&quot;&quot;;[.D76])">
            <text:p/>
          </table:table-cell>
          <table:table-cell table:formula="of:=CONCATENATE(&quot;OUT_&quot;;[.A76])" office:value-type="string" office:string-value="OUT_PWM_FAN2">
            <text:p>OUT_PWM_FAN2</text:p>
          </table:table-cell>
          <table:table-cell table:formula="of:=IF(ISERROR(VLOOKUP([.G76];[BCM.$V$4:BCM.$W$200];2;0));&quot;&quot;;[.G76])" office:value-type="string" office:string-value="OUT_PWM_FAN2">
            <text:p>OUT_PWM_FAN2</text:p>
          </table:table-cell>
          <table:table-cell table:formula="of:=IF(ISERROR(VLOOKUP([.D76];[BCM.$X$4:BCM.$X$200];1;0));&quot;&quot;;[.D76])">
            <text:p/>
          </table:table-cell>
          <table:table-cell table:formula="of:=IF(ISERROR(VLOOKUP(CONCATENATE([.D76];&quot;n&quot;);[BCM.$X$4:BCM.$X$200];1;0));&quot;&quot;;CONCATENATE([.D76];&quot;n&quot;))">
            <text:p/>
          </table:table-cell>
          <table:table-cell/>
          <table:table-cell table:formula="of:=FIND(&quot;_DGN&quot;;[.A76];1)" office:value-type="float" office:value="0">
            <text:p>#VALUE!</text:p>
          </table:table-cell>
          <table:table-cell table:formula="of:=IF(ISERROR([.L76]);&quot;&quot;;[.A76])">
            <text:p/>
          </table:table-cell>
          <table:table-cell table:formula="of:=SUBSTITUTE(CONCATENATE([.F76];[.H76];[.I76];[.J76];[.K76];[.M76]);&quot;_WUn&quot;;&quot;&quot;)" office:value-type="string" office:string-value="OUT_PWM_FAN2">
            <text:p>OUT_PWM_FAN2</text:p>
          </table:table-cell>
          <table:table-cell table:formula="of:=VLOOKUP([.N76];[bd_flows_aux.$A$2:.$B$160];2;0)" office:value-type="float" office:value="89">
            <text:p>89</text:p>
          </table:table-cell>
          <table:table-cell/>
          <table:table-cell table:formula="of:=((LEN([.N76])=0)*2)-(LEN([.P76])&gt;0)+([.S76]*(LEN([.V76])=0)+([.V76]=&quot;TBD&quot;))" office:value-type="float" office:value="0">
            <text:p>0</text:p>
          </table:table-cell>
          <table:table-cell/>
          <table:table-cell table:formula="of:=OR([.R76];(LEN([.M76])&gt;0))" office:value-type="boolean" office:boolean-value="false">
            <text:p>FALSO</text:p>
          </table:table-cell>
          <table:table-cell table:formula="of:=[.T75]+[.S76]" office:value-type="float" office:value="157">
            <text:p>157</text:p>
          </table:table-cell>
          <table:table-cell table:formula="of:=IF([.S76];&quot;SI&quot;;&quot;&quot;)">
            <text:p/>
          </table:table-cell>
          <table:table-cell/>
          <table:table-cell table:formula="of:=LEN([.H76])&gt;1" office:value-type="boolean" office:boolean-value="true">
            <text:p>VERDADERO</text:p>
          </table:table-cell>
          <table:table-cell office:value-type="float" office:value="75">
            <text:p>75</text:p>
          </table:table-cell>
        </table:table-row>
        <table:table-row table:style-name="ro6">
          <table:table-cell office:value-type="string">
            <text:p>PWM_FAN_INH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77])" office:value-type="string" office:string-value="IN_PWM_FAN_INH">
            <text:p>IN_PWM_FAN_INH</text:p>
          </table:table-cell>
          <table:table-cell/>
          <table:table-cell table:formula="of:=IF(ISERROR(VLOOKUP([.D77];[BCM.$V$4:BCM.$W$200];2;0));&quot;&quot;;[.D77])">
            <text:p/>
          </table:table-cell>
          <table:table-cell table:formula="of:=CONCATENATE(&quot;OUT_&quot;;[.A77])" office:value-type="string" office:string-value="OUT_PWM_FAN_INH">
            <text:p>OUT_PWM_FAN_INH</text:p>
          </table:table-cell>
          <table:table-cell table:formula="of:=IF(ISERROR(VLOOKUP([.G77];[BCM.$V$4:BCM.$W$200];2;0));&quot;&quot;;[.G77])">
            <text:p/>
          </table:table-cell>
          <table:table-cell table:formula="of:=IF(ISERROR(VLOOKUP([.D77];[BCM.$X$4:BCM.$X$200];1;0));&quot;&quot;;[.D77])">
            <text:p/>
          </table:table-cell>
          <table:table-cell table:formula="of:=IF(ISERROR(VLOOKUP(CONCATENATE([.D77];&quot;n&quot;);[BCM.$X$4:BCM.$X$200];1;0));&quot;&quot;;CONCATENATE([.D77];&quot;n&quot;))">
            <text:p/>
          </table:table-cell>
          <table:table-cell/>
          <table:table-cell table:formula="of:=FIND(&quot;_DGN&quot;;[.A77];1)" office:value-type="float" office:value="0">
            <text:p>#VALUE!</text:p>
          </table:table-cell>
          <table:table-cell table:formula="of:=IF(ISERROR([.L77]);&quot;&quot;;[.A77])">
            <text:p/>
          </table:table-cell>
          <table:table-cell table:formula="of:=SUBSTITUTE(CONCATENATE([.F77];[.H77];[.I77];[.J77];[.K77];[.M77]);&quot;_WUn&quot;;&quot;&quot;)">
            <text:p/>
          </table:table-cell>
          <table:table-cell table:formula="of:=VLOOKUP([.N77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77])=0)*2)-(LEN([.P77])&gt;0)+([.S77]*(LEN([.V77])=0)+([.V77]=&quot;TBD&quot;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OR([.R77];(LEN([.M77])&gt;0))" office:value-type="boolean" office:boolean-value="true">
            <text:p>VERDADERO</text:p>
          </table:table-cell>
          <table:table-cell table:formula="of:=[.T76]+[.S77]" office:value-type="float" office:value="158">
            <text:p>158</text:p>
          </table:table-cell>
          <table:table-cell table:formula="of:=IF([.S77];&quot;SI&quot;;&quot;&quot;)" office:value-type="string" office:string-value="SI">
            <text:p>SI</text:p>
          </table:table-cell>
          <table:table-cell office:value-type="string">
            <text:p>TBD</text:p>
          </table:table-cell>
          <table:table-cell table:formula="of:=LEN([.H77])&gt;1" office:value-type="boolean" office:boolean-value="false">
            <text:p>FALSO</text:p>
          </table:table-cell>
          <table:table-cell office:value-type="float" office:value="76">
            <text:p>76</text:p>
          </table:table-cell>
        </table:table-row>
        <table:table-row table:style-name="ro6">
          <table:table-cell office:value-type="string">
            <text:p>PWM_RES1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78])" office:value-type="string" office:string-value="IN_PWM_RES1">
            <text:p>IN_PWM_RES1</text:p>
          </table:table-cell>
          <table:table-cell/>
          <table:table-cell table:formula="of:=IF(ISERROR(VLOOKUP([.D78];[BCM.$V$4:BCM.$W$200];2;0));&quot;&quot;;[.D78])">
            <text:p/>
          </table:table-cell>
          <table:table-cell table:formula="of:=CONCATENATE(&quot;OUT_&quot;;[.A78])" office:value-type="string" office:string-value="OUT_PWM_RES1">
            <text:p>OUT_PWM_RES1</text:p>
          </table:table-cell>
          <table:table-cell table:formula="of:=IF(ISERROR(VLOOKUP([.G78];[BCM.$V$4:BCM.$W$200];2;0));&quot;&quot;;[.G78])" office:value-type="string" office:string-value="OUT_PWM_RES1">
            <text:p>OUT_PWM_RES1</text:p>
          </table:table-cell>
          <table:table-cell table:formula="of:=IF(ISERROR(VLOOKUP([.D78];[BCM.$X$4:BCM.$X$200];1;0));&quot;&quot;;[.D78])">
            <text:p/>
          </table:table-cell>
          <table:table-cell table:formula="of:=IF(ISERROR(VLOOKUP(CONCATENATE([.D78];&quot;n&quot;);[BCM.$X$4:BCM.$X$200];1;0));&quot;&quot;;CONCATENATE([.D78];&quot;n&quot;))">
            <text:p/>
          </table:table-cell>
          <table:table-cell/>
          <table:table-cell table:formula="of:=FIND(&quot;_DGN&quot;;[.A78];1)" office:value-type="float" office:value="0">
            <text:p>#VALUE!</text:p>
          </table:table-cell>
          <table:table-cell table:formula="of:=IF(ISERROR([.L78]);&quot;&quot;;[.A78])">
            <text:p/>
          </table:table-cell>
          <table:table-cell table:formula="of:=SUBSTITUTE(CONCATENATE([.F78];[.H78];[.I78];[.J78];[.K78];[.M78]);&quot;_WUn&quot;;&quot;&quot;)" office:value-type="string" office:string-value="OUT_PWM_RES1">
            <text:p>OUT_PWM_RES1</text:p>
          </table:table-cell>
          <table:table-cell table:formula="of:=VLOOKUP([.N78];[bd_flows_aux.$A$2:.$B$160];2;0)" office:value-type="float" office:value="90">
            <text:p>90</text:p>
          </table:table-cell>
          <table:table-cell/>
          <table:table-cell table:formula="of:=((LEN([.N78])=0)*2)-(LEN([.P78])&gt;0)+([.S78]*(LEN([.V78])=0)+([.V78]=&quot;TBD&quot;))" office:value-type="float" office:value="0">
            <text:p>0</text:p>
          </table:table-cell>
          <table:table-cell/>
          <table:table-cell table:formula="of:=OR([.R78];(LEN([.M78])&gt;0))" office:value-type="boolean" office:boolean-value="false">
            <text:p>FALSO</text:p>
          </table:table-cell>
          <table:table-cell table:formula="of:=[.T77]+[.S78]" office:value-type="float" office:value="158">
            <text:p>158</text:p>
          </table:table-cell>
          <table:table-cell table:formula="of:=IF([.S78];&quot;SI&quot;;&quot;&quot;)">
            <text:p/>
          </table:table-cell>
          <table:table-cell/>
          <table:table-cell table:formula="of:=LEN([.H78])&gt;1" office:value-type="boolean" office:boolean-value="true">
            <text:p>VERDADERO</text:p>
          </table:table-cell>
          <table:table-cell office:value-type="float" office:value="77">
            <text:p>77</text:p>
          </table:table-cell>
        </table:table-row>
        <table:table-row table:style-name="ro6">
          <table:table-cell office:value-type="string">
            <text:p>PWM_RES2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79])" office:value-type="string" office:string-value="IN_PWM_RES2">
            <text:p>IN_PWM_RES2</text:p>
          </table:table-cell>
          <table:table-cell/>
          <table:table-cell table:formula="of:=IF(ISERROR(VLOOKUP([.D79];[BCM.$V$4:BCM.$W$200];2;0));&quot;&quot;;[.D79])">
            <text:p/>
          </table:table-cell>
          <table:table-cell table:formula="of:=CONCATENATE(&quot;OUT_&quot;;[.A79])" office:value-type="string" office:string-value="OUT_PWM_RES2">
            <text:p>OUT_PWM_RES2</text:p>
          </table:table-cell>
          <table:table-cell table:formula="of:=IF(ISERROR(VLOOKUP([.G79];[BCM.$V$4:BCM.$W$200];2;0));&quot;&quot;;[.G79])" office:value-type="string" office:string-value="OUT_PWM_RES2">
            <text:p>OUT_PWM_RES2</text:p>
          </table:table-cell>
          <table:table-cell table:formula="of:=IF(ISERROR(VLOOKUP([.D79];[BCM.$X$4:BCM.$X$200];1;0));&quot;&quot;;[.D79])">
            <text:p/>
          </table:table-cell>
          <table:table-cell table:formula="of:=IF(ISERROR(VLOOKUP(CONCATENATE([.D79];&quot;n&quot;);[BCM.$X$4:BCM.$X$200];1;0));&quot;&quot;;CONCATENATE([.D79];&quot;n&quot;))">
            <text:p/>
          </table:table-cell>
          <table:table-cell/>
          <table:table-cell table:formula="of:=FIND(&quot;_DGN&quot;;[.A79];1)" office:value-type="float" office:value="0">
            <text:p>#VALUE!</text:p>
          </table:table-cell>
          <table:table-cell table:formula="of:=IF(ISERROR([.L79]);&quot;&quot;;[.A79])">
            <text:p/>
          </table:table-cell>
          <table:table-cell table:formula="of:=SUBSTITUTE(CONCATENATE([.F79];[.H79];[.I79];[.J79];[.K79];[.M79]);&quot;_WUn&quot;;&quot;&quot;)" office:value-type="string" office:string-value="OUT_PWM_RES2">
            <text:p>OUT_PWM_RES2</text:p>
          </table:table-cell>
          <table:table-cell table:formula="of:=VLOOKUP([.N79];[bd_flows_aux.$A$2:.$B$160];2;0)" office:value-type="float" office:value="91">
            <text:p>91</text:p>
          </table:table-cell>
          <table:table-cell/>
          <table:table-cell table:formula="of:=((LEN([.N79])=0)*2)-(LEN([.P79])&gt;0)+([.S79]*(LEN([.V79])=0)+([.V79]=&quot;TBD&quot;))" office:value-type="float" office:value="0">
            <text:p>0</text:p>
          </table:table-cell>
          <table:table-cell/>
          <table:table-cell table:formula="of:=OR([.R79];(LEN([.M79])&gt;0))" office:value-type="boolean" office:boolean-value="false">
            <text:p>FALSO</text:p>
          </table:table-cell>
          <table:table-cell table:formula="of:=[.T78]+[.S79]" office:value-type="float" office:value="158">
            <text:p>158</text:p>
          </table:table-cell>
          <table:table-cell table:formula="of:=IF([.S79];&quot;SI&quot;;&quot;&quot;)">
            <text:p/>
          </table:table-cell>
          <table:table-cell/>
          <table:table-cell table:formula="of:=LEN([.H79])&gt;1" office:value-type="boolean" office:boolean-value="true">
            <text:p>VERDADERO</text:p>
          </table:table-cell>
          <table:table-cell office:value-type="float" office:value="78">
            <text:p>78</text:p>
          </table:table-cell>
        </table:table-row>
        <table:table-row table:style-name="ro6">
          <table:table-cell office:value-type="string">
            <text:p>PWM_RES_INH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80])" office:value-type="string" office:string-value="IN_PWM_RES_INH">
            <text:p>IN_PWM_RES_INH</text:p>
          </table:table-cell>
          <table:table-cell/>
          <table:table-cell table:formula="of:=IF(ISERROR(VLOOKUP([.D80];[BCM.$V$4:BCM.$W$200];2;0));&quot;&quot;;[.D80])">
            <text:p/>
          </table:table-cell>
          <table:table-cell table:formula="of:=CONCATENATE(&quot;OUT_&quot;;[.A80])" office:value-type="string" office:string-value="OUT_PWM_RES_INH">
            <text:p>OUT_PWM_RES_INH</text:p>
          </table:table-cell>
          <table:table-cell table:formula="of:=IF(ISERROR(VLOOKUP([.G80];[BCM.$V$4:BCM.$W$200];2;0));&quot;&quot;;[.G80])">
            <text:p/>
          </table:table-cell>
          <table:table-cell table:formula="of:=IF(ISERROR(VLOOKUP([.D80];[BCM.$X$4:BCM.$X$200];1;0));&quot;&quot;;[.D80])">
            <text:p/>
          </table:table-cell>
          <table:table-cell table:formula="of:=IF(ISERROR(VLOOKUP(CONCATENATE([.D80];&quot;n&quot;);[BCM.$X$4:BCM.$X$200];1;0));&quot;&quot;;CONCATENATE([.D80];&quot;n&quot;))">
            <text:p/>
          </table:table-cell>
          <table:table-cell/>
          <table:table-cell table:formula="of:=FIND(&quot;_DGN&quot;;[.A80];1)" office:value-type="float" office:value="0">
            <text:p>#VALUE!</text:p>
          </table:table-cell>
          <table:table-cell table:formula="of:=IF(ISERROR([.L80]);&quot;&quot;;[.A80])">
            <text:p/>
          </table:table-cell>
          <table:table-cell table:formula="of:=SUBSTITUTE(CONCATENATE([.F80];[.H80];[.I80];[.J80];[.K80];[.M80]);&quot;_WUn&quot;;&quot;&quot;)">
            <text:p/>
          </table:table-cell>
          <table:table-cell table:formula="of:=VLOOKUP([.N80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80])=0)*2)-(LEN([.P80])&gt;0)+([.S80]*(LEN([.V80])=0)+([.V80]=&quot;TBD&quot;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OR([.R80];(LEN([.M80])&gt;0))" office:value-type="boolean" office:boolean-value="true">
            <text:p>VERDADERO</text:p>
          </table:table-cell>
          <table:table-cell table:formula="of:=[.T79]+[.S80]" office:value-type="float" office:value="159">
            <text:p>159</text:p>
          </table:table-cell>
          <table:table-cell table:formula="of:=IF([.S80];&quot;SI&quot;;&quot;&quot;)" office:value-type="string" office:string-value="SI">
            <text:p>SI</text:p>
          </table:table-cell>
          <table:table-cell office:value-type="string">
            <text:p>TBD</text:p>
          </table:table-cell>
          <table:table-cell table:formula="of:=LEN([.H80])&gt;1" office:value-type="boolean" office:boolean-value="false">
            <text:p>FALSO</text:p>
          </table:table-cell>
          <table:table-cell office:value-type="float" office:value="79">
            <text:p>79</text:p>
          </table:table-cell>
        </table:table-row>
        <table:table-row table:style-name="ro6">
          <table:table-cell office:value-type="string">
            <text:p>MIRROR_L_INHn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81])" office:value-type="string" office:string-value="IN_MIRROR_L_INHn">
            <text:p>IN_MIRROR_L_INHn</text:p>
          </table:table-cell>
          <table:table-cell/>
          <table:table-cell table:formula="of:=IF(ISERROR(VLOOKUP([.D81];[BCM.$V$4:BCM.$W$200];2;0));&quot;&quot;;[.D81])">
            <text:p/>
          </table:table-cell>
          <table:table-cell table:formula="of:=CONCATENATE(&quot;OUT_&quot;;[.A81])" office:value-type="string" office:string-value="OUT_MIRROR_L_INHn">
            <text:p>OUT_MIRROR_L_INHn</text:p>
          </table:table-cell>
          <table:table-cell table:formula="of:=IF(ISERROR(VLOOKUP([.G81];[BCM.$V$4:BCM.$W$200];2;0));&quot;&quot;;[.G81])">
            <text:p/>
          </table:table-cell>
          <table:table-cell table:formula="of:=IF(ISERROR(VLOOKUP([.D81];[BCM.$X$4:BCM.$X$200];1;0));&quot;&quot;;[.D81])">
            <text:p/>
          </table:table-cell>
          <table:table-cell table:formula="of:=IF(ISERROR(VLOOKUP(CONCATENATE([.D81];&quot;n&quot;);[BCM.$X$4:BCM.$X$200];1;0));&quot;&quot;;CONCATENATE([.D81];&quot;n&quot;))">
            <text:p/>
          </table:table-cell>
          <table:table-cell/>
          <table:table-cell table:formula="of:=FIND(&quot;_DGN&quot;;[.A81];1)" office:value-type="float" office:value="0">
            <text:p>#VALUE!</text:p>
          </table:table-cell>
          <table:table-cell table:formula="of:=IF(ISERROR([.L81]);&quot;&quot;;[.A81])">
            <text:p/>
          </table:table-cell>
          <table:table-cell table:formula="of:=SUBSTITUTE(CONCATENATE([.F81];[.H81];[.I81];[.J81];[.K81];[.M81]);&quot;_WUn&quot;;&quot;&quot;)">
            <text:p/>
          </table:table-cell>
          <table:table-cell table:formula="of:=VLOOKUP([.N81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81])=0)*2)-(LEN([.P81])&gt;0)+([.S81]*(LEN([.V81])=0)+([.V81]=&quot;TBD&quot;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OR([.R81];(LEN([.M81])&gt;0))" office:value-type="boolean" office:boolean-value="true">
            <text:p>VERDADERO</text:p>
          </table:table-cell>
          <table:table-cell table:formula="of:=[.T80]+[.S81]" office:value-type="float" office:value="160">
            <text:p>160</text:p>
          </table:table-cell>
          <table:table-cell table:formula="of:=IF([.S81];&quot;SI&quot;;&quot;&quot;)" office:value-type="string" office:string-value="SI">
            <text:p>SI</text:p>
          </table:table-cell>
          <table:table-cell office:value-type="string">
            <text:p>TBD</text:p>
          </table:table-cell>
          <table:table-cell table:formula="of:=LEN([.H81])&gt;1" office:value-type="boolean" office:boolean-value="false">
            <text:p>FALSO</text:p>
          </table:table-cell>
          <table:table-cell office:value-type="float" office:value="80">
            <text:p>80</text:p>
          </table:table-cell>
        </table:table-row>
        <table:table-row table:style-name="ro6">
          <table:table-cell office:value-type="string">
            <text:p>MIRROR_L_CSn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82])" office:value-type="string" office:string-value="IN_MIRROR_L_CSn">
            <text:p>IN_MIRROR_L_CSn</text:p>
          </table:table-cell>
          <table:table-cell/>
          <table:table-cell table:formula="of:=IF(ISERROR(VLOOKUP([.D82];[BCM.$V$4:BCM.$W$200];2;0));&quot;&quot;;[.D82])">
            <text:p/>
          </table:table-cell>
          <table:table-cell table:formula="of:=CONCATENATE(&quot;OUT_&quot;;[.A82])" office:value-type="string" office:string-value="OUT_MIRROR_L_CSn">
            <text:p>OUT_MIRROR_L_CSn</text:p>
          </table:table-cell>
          <table:table-cell table:formula="of:=IF(ISERROR(VLOOKUP([.G82];[BCM.$V$4:BCM.$W$200];2;0));&quot;&quot;;[.G82])">
            <text:p/>
          </table:table-cell>
          <table:table-cell table:formula="of:=IF(ISERROR(VLOOKUP([.D82];[BCM.$X$4:BCM.$X$200];1;0));&quot;&quot;;[.D82])">
            <text:p/>
          </table:table-cell>
          <table:table-cell table:formula="of:=IF(ISERROR(VLOOKUP(CONCATENATE([.D82];&quot;n&quot;);[BCM.$X$4:BCM.$X$200];1;0));&quot;&quot;;CONCATENATE([.D82];&quot;n&quot;))">
            <text:p/>
          </table:table-cell>
          <table:table-cell/>
          <table:table-cell table:formula="of:=FIND(&quot;_DGN&quot;;[.A82];1)" office:value-type="float" office:value="0">
            <text:p>#VALUE!</text:p>
          </table:table-cell>
          <table:table-cell table:formula="of:=IF(ISERROR([.L82]);&quot;&quot;;[.A82])">
            <text:p/>
          </table:table-cell>
          <table:table-cell table:formula="of:=SUBSTITUTE(CONCATENATE([.F82];[.H82];[.I82];[.J82];[.K82];[.M82]);&quot;_WUn&quot;;&quot;&quot;)">
            <text:p/>
          </table:table-cell>
          <table:table-cell table:formula="of:=VLOOKUP([.N82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82])=0)*2)-(LEN([.P82])&gt;0)+([.S82]*(LEN([.V82])=0)+([.V82]=&quot;TBD&quot;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OR([.R82];(LEN([.M82])&gt;0))" office:value-type="boolean" office:boolean-value="true">
            <text:p>VERDADERO</text:p>
          </table:table-cell>
          <table:table-cell table:formula="of:=[.T81]+[.S82]" office:value-type="float" office:value="161">
            <text:p>161</text:p>
          </table:table-cell>
          <table:table-cell table:formula="of:=IF([.S82];&quot;SI&quot;;&quot;&quot;)" office:value-type="string" office:string-value="SI">
            <text:p>SI</text:p>
          </table:table-cell>
          <table:table-cell office:value-type="string">
            <text:p>TBD</text:p>
          </table:table-cell>
          <table:table-cell table:formula="of:=LEN([.H82])&gt;1" office:value-type="boolean" office:boolean-value="false">
            <text:p>FALSO</text:p>
          </table:table-cell>
          <table:table-cell office:value-type="float" office:value="81">
            <text:p>81</text:p>
          </table:table-cell>
        </table:table-row>
        <table:table-row table:style-name="ro6">
          <table:table-cell office:value-type="string">
            <text:p>MIRROR_CLK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83])" office:value-type="string" office:string-value="IN_MIRROR_CLK">
            <text:p>IN_MIRROR_CLK</text:p>
          </table:table-cell>
          <table:table-cell/>
          <table:table-cell table:formula="of:=IF(ISERROR(VLOOKUP([.D83];[BCM.$V$4:BCM.$W$200];2;0));&quot;&quot;;[.D83])">
            <text:p/>
          </table:table-cell>
          <table:table-cell table:formula="of:=CONCATENATE(&quot;OUT_&quot;;[.A83])" office:value-type="string" office:string-value="OUT_MIRROR_CLK">
            <text:p>OUT_MIRROR_CLK</text:p>
          </table:table-cell>
          <table:table-cell table:formula="of:=IF(ISERROR(VLOOKUP([.G83];[BCM.$V$4:BCM.$W$200];2;0));&quot;&quot;;[.G83])">
            <text:p/>
          </table:table-cell>
          <table:table-cell table:formula="of:=IF(ISERROR(VLOOKUP([.D83];[BCM.$X$4:BCM.$X$200];1;0));&quot;&quot;;[.D83])">
            <text:p/>
          </table:table-cell>
          <table:table-cell table:formula="of:=IF(ISERROR(VLOOKUP(CONCATENATE([.D83];&quot;n&quot;);[BCM.$X$4:BCM.$X$200];1;0));&quot;&quot;;CONCATENATE([.D83];&quot;n&quot;))">
            <text:p/>
          </table:table-cell>
          <table:table-cell/>
          <table:table-cell table:formula="of:=FIND(&quot;_DGN&quot;;[.A83];1)" office:value-type="float" office:value="0">
            <text:p>#VALUE!</text:p>
          </table:table-cell>
          <table:table-cell table:formula="of:=IF(ISERROR([.L83]);&quot;&quot;;[.A83])">
            <text:p/>
          </table:table-cell>
          <table:table-cell table:formula="of:=SUBSTITUTE(CONCATENATE([.F83];[.H83];[.I83];[.J83];[.K83];[.M83]);&quot;_WUn&quot;;&quot;&quot;)">
            <text:p/>
          </table:table-cell>
          <table:table-cell table:formula="of:=VLOOKUP([.N83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83])=0)*2)-(LEN([.P83])&gt;0)+([.S83]*(LEN([.V83])=0)+([.V83]=&quot;TBD&quot;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OR([.R83];(LEN([.M83])&gt;0))" office:value-type="boolean" office:boolean-value="true">
            <text:p>VERDADERO</text:p>
          </table:table-cell>
          <table:table-cell table:formula="of:=[.T82]+[.S83]" office:value-type="float" office:value="162">
            <text:p>162</text:p>
          </table:table-cell>
          <table:table-cell table:formula="of:=IF([.S83];&quot;SI&quot;;&quot;&quot;)" office:value-type="string" office:string-value="SI">
            <text:p>SI</text:p>
          </table:table-cell>
          <table:table-cell office:value-type="string">
            <text:p>TBD</text:p>
          </table:table-cell>
          <table:table-cell table:formula="of:=LEN([.H83])&gt;1" office:value-type="boolean" office:boolean-value="false">
            <text:p>FALSO</text:p>
          </table:table-cell>
          <table:table-cell office:value-type="float" office:value="82">
            <text:p>82</text:p>
          </table:table-cell>
        </table:table-row>
        <table:table-row table:style-name="ro6">
          <table:table-cell office:value-type="string">
            <text:p>MIRROR_MOSI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84])" office:value-type="string" office:string-value="IN_MIRROR_MOSI">
            <text:p>IN_MIRROR_MOSI</text:p>
          </table:table-cell>
          <table:table-cell/>
          <table:table-cell table:formula="of:=IF(ISERROR(VLOOKUP([.D84];[BCM.$V$4:BCM.$W$200];2;0));&quot;&quot;;[.D84])">
            <text:p/>
          </table:table-cell>
          <table:table-cell table:formula="of:=CONCATENATE(&quot;OUT_&quot;;[.A84])" office:value-type="string" office:string-value="OUT_MIRROR_MOSI">
            <text:p>OUT_MIRROR_MOSI</text:p>
          </table:table-cell>
          <table:table-cell table:formula="of:=IF(ISERROR(VLOOKUP([.G84];[BCM.$V$4:BCM.$W$200];2;0));&quot;&quot;;[.G84])">
            <text:p/>
          </table:table-cell>
          <table:table-cell table:formula="of:=IF(ISERROR(VLOOKUP([.D84];[BCM.$X$4:BCM.$X$200];1;0));&quot;&quot;;[.D84])">
            <text:p/>
          </table:table-cell>
          <table:table-cell table:formula="of:=IF(ISERROR(VLOOKUP(CONCATENATE([.D84];&quot;n&quot;);[BCM.$X$4:BCM.$X$200];1;0));&quot;&quot;;CONCATENATE([.D84];&quot;n&quot;))">
            <text:p/>
          </table:table-cell>
          <table:table-cell/>
          <table:table-cell table:formula="of:=FIND(&quot;_DGN&quot;;[.A84];1)" office:value-type="float" office:value="0">
            <text:p>#VALUE!</text:p>
          </table:table-cell>
          <table:table-cell table:formula="of:=IF(ISERROR([.L84]);&quot;&quot;;[.A84])">
            <text:p/>
          </table:table-cell>
          <table:table-cell table:formula="of:=SUBSTITUTE(CONCATENATE([.F84];[.H84];[.I84];[.J84];[.K84];[.M84]);&quot;_WUn&quot;;&quot;&quot;)">
            <text:p/>
          </table:table-cell>
          <table:table-cell table:formula="of:=VLOOKUP([.N84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84])=0)*2)-(LEN([.P84])&gt;0)+([.S84]*(LEN([.V84])=0)+([.V84]=&quot;TBD&quot;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OR([.R84];(LEN([.M84])&gt;0))" office:value-type="boolean" office:boolean-value="true">
            <text:p>VERDADERO</text:p>
          </table:table-cell>
          <table:table-cell table:formula="of:=[.T83]+[.S84]" office:value-type="float" office:value="163">
            <text:p>163</text:p>
          </table:table-cell>
          <table:table-cell table:formula="of:=IF([.S84];&quot;SI&quot;;&quot;&quot;)" office:value-type="string" office:string-value="SI">
            <text:p>SI</text:p>
          </table:table-cell>
          <table:table-cell office:value-type="string">
            <text:p>TBD</text:p>
          </table:table-cell>
          <table:table-cell table:formula="of:=LEN([.H84])&gt;1" office:value-type="boolean" office:boolean-value="false">
            <text:p>FALSO</text:p>
          </table:table-cell>
          <table:table-cell office:value-type="float" office:value="83">
            <text:p>83</text:p>
          </table:table-cell>
        </table:table-row>
        <table:table-row table:style-name="ro6">
          <table:table-cell office:value-type="string">
            <text:p>MIRROR_MISO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85])" office:value-type="string" office:string-value="IN_MIRROR_MISO">
            <text:p>IN_MIRROR_MISO</text:p>
          </table:table-cell>
          <table:table-cell/>
          <table:table-cell table:formula="of:=IF(ISERROR(VLOOKUP([.D85];[BCM.$V$4:BCM.$W$200];2;0));&quot;&quot;;[.D85])">
            <text:p/>
          </table:table-cell>
          <table:table-cell table:formula="of:=CONCATENATE(&quot;OUT_&quot;;[.A85])" office:value-type="string" office:string-value="OUT_MIRROR_MISO">
            <text:p>OUT_MIRROR_MISO</text:p>
          </table:table-cell>
          <table:table-cell table:formula="of:=IF(ISERROR(VLOOKUP([.G85];[BCM.$V$4:BCM.$W$200];2;0));&quot;&quot;;[.G85])">
            <text:p/>
          </table:table-cell>
          <table:table-cell table:formula="of:=IF(ISERROR(VLOOKUP([.D85];[BCM.$X$4:BCM.$X$200];1;0));&quot;&quot;;[.D85])">
            <text:p/>
          </table:table-cell>
          <table:table-cell table:formula="of:=IF(ISERROR(VLOOKUP(CONCATENATE([.D85];&quot;n&quot;);[BCM.$X$4:BCM.$X$200];1;0));&quot;&quot;;CONCATENATE([.D85];&quot;n&quot;))">
            <text:p/>
          </table:table-cell>
          <table:table-cell/>
          <table:table-cell table:formula="of:=FIND(&quot;_DGN&quot;;[.A85];1)" office:value-type="float" office:value="0">
            <text:p>#VALUE!</text:p>
          </table:table-cell>
          <table:table-cell table:formula="of:=IF(ISERROR([.L85]);&quot;&quot;;[.A85])">
            <text:p/>
          </table:table-cell>
          <table:table-cell table:formula="of:=SUBSTITUTE(CONCATENATE([.F85];[.H85];[.I85];[.J85];[.K85];[.M85]);&quot;_WUn&quot;;&quot;&quot;)">
            <text:p/>
          </table:table-cell>
          <table:table-cell table:formula="of:=VLOOKUP([.N85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85])=0)*2)-(LEN([.P85])&gt;0)+([.S85]*(LEN([.V85])=0)+([.V85]=&quot;TBD&quot;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OR([.R85];(LEN([.M85])&gt;0))" office:value-type="boolean" office:boolean-value="true">
            <text:p>VERDADERO</text:p>
          </table:table-cell>
          <table:table-cell table:formula="of:=[.T84]+[.S85]" office:value-type="float" office:value="164">
            <text:p>164</text:p>
          </table:table-cell>
          <table:table-cell table:formula="of:=IF([.S85];&quot;SI&quot;;&quot;&quot;)" office:value-type="string" office:string-value="SI">
            <text:p>SI</text:p>
          </table:table-cell>
          <table:table-cell office:value-type="string">
            <text:p>TBD</text:p>
          </table:table-cell>
          <table:table-cell table:formula="of:=LEN([.H85])&gt;1" office:value-type="boolean" office:boolean-value="false">
            <text:p>FALSO</text:p>
          </table:table-cell>
          <table:table-cell office:value-type="float" office:value="84">
            <text:p>84</text:p>
          </table:table-cell>
        </table:table-row>
        <table:table-row table:style-name="ro6">
          <table:table-cell office:value-type="string">
            <text:p>MIRROR_R_INHn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86])" office:value-type="string" office:string-value="IN_MIRROR_R_INHn">
            <text:p>IN_MIRROR_R_INHn</text:p>
          </table:table-cell>
          <table:table-cell/>
          <table:table-cell table:formula="of:=IF(ISERROR(VLOOKUP([.D86];[BCM.$V$4:BCM.$W$200];2;0));&quot;&quot;;[.D86])">
            <text:p/>
          </table:table-cell>
          <table:table-cell table:formula="of:=CONCATENATE(&quot;OUT_&quot;;[.A86])" office:value-type="string" office:string-value="OUT_MIRROR_R_INHn">
            <text:p>OUT_MIRROR_R_INHn</text:p>
          </table:table-cell>
          <table:table-cell table:formula="of:=IF(ISERROR(VLOOKUP([.G86];[BCM.$V$4:BCM.$W$200];2;0));&quot;&quot;;[.G86])">
            <text:p/>
          </table:table-cell>
          <table:table-cell table:formula="of:=IF(ISERROR(VLOOKUP([.D86];[BCM.$X$4:BCM.$X$200];1;0));&quot;&quot;;[.D86])">
            <text:p/>
          </table:table-cell>
          <table:table-cell table:formula="of:=IF(ISERROR(VLOOKUP(CONCATENATE([.D86];&quot;n&quot;);[BCM.$X$4:BCM.$X$200];1;0));&quot;&quot;;CONCATENATE([.D86];&quot;n&quot;))">
            <text:p/>
          </table:table-cell>
          <table:table-cell/>
          <table:table-cell table:formula="of:=FIND(&quot;_DGN&quot;;[.A86];1)" office:value-type="float" office:value="0">
            <text:p>#VALUE!</text:p>
          </table:table-cell>
          <table:table-cell table:formula="of:=IF(ISERROR([.L86]);&quot;&quot;;[.A86])">
            <text:p/>
          </table:table-cell>
          <table:table-cell table:formula="of:=SUBSTITUTE(CONCATENATE([.F86];[.H86];[.I86];[.J86];[.K86];[.M86]);&quot;_WUn&quot;;&quot;&quot;)">
            <text:p/>
          </table:table-cell>
          <table:table-cell table:formula="of:=VLOOKUP([.N86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86])=0)*2)-(LEN([.P86])&gt;0)+([.S86]*(LEN([.V86])=0)+([.V86]=&quot;TBD&quot;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OR([.R86];(LEN([.M86])&gt;0))" office:value-type="boolean" office:boolean-value="true">
            <text:p>VERDADERO</text:p>
          </table:table-cell>
          <table:table-cell table:formula="of:=[.T85]+[.S86]" office:value-type="float" office:value="165">
            <text:p>165</text:p>
          </table:table-cell>
          <table:table-cell table:formula="of:=IF([.S86];&quot;SI&quot;;&quot;&quot;)" office:value-type="string" office:string-value="SI">
            <text:p>SI</text:p>
          </table:table-cell>
          <table:table-cell office:value-type="string">
            <text:p>TBD</text:p>
          </table:table-cell>
          <table:table-cell table:formula="of:=LEN([.H86])&gt;1" office:value-type="boolean" office:boolean-value="false">
            <text:p>FALSO</text:p>
          </table:table-cell>
          <table:table-cell office:value-type="float" office:value="85">
            <text:p>85</text:p>
          </table:table-cell>
        </table:table-row>
        <table:table-row table:style-name="ro6">
          <table:table-cell office:value-type="string">
            <text:p>MIRROR_R_CSn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87])" office:value-type="string" office:string-value="IN_MIRROR_R_CSn">
            <text:p>IN_MIRROR_R_CSn</text:p>
          </table:table-cell>
          <table:table-cell/>
          <table:table-cell table:formula="of:=IF(ISERROR(VLOOKUP([.D87];[BCM.$V$4:BCM.$W$200];2;0));&quot;&quot;;[.D87])">
            <text:p/>
          </table:table-cell>
          <table:table-cell table:formula="of:=CONCATENATE(&quot;OUT_&quot;;[.A87])" office:value-type="string" office:string-value="OUT_MIRROR_R_CSn">
            <text:p>OUT_MIRROR_R_CSn</text:p>
          </table:table-cell>
          <table:table-cell table:formula="of:=IF(ISERROR(VLOOKUP([.G87];[BCM.$V$4:BCM.$W$200];2;0));&quot;&quot;;[.G87])">
            <text:p/>
          </table:table-cell>
          <table:table-cell table:formula="of:=IF(ISERROR(VLOOKUP([.D87];[BCM.$X$4:BCM.$X$200];1;0));&quot;&quot;;[.D87])">
            <text:p/>
          </table:table-cell>
          <table:table-cell table:formula="of:=IF(ISERROR(VLOOKUP(CONCATENATE([.D87];&quot;n&quot;);[BCM.$X$4:BCM.$X$200];1;0));&quot;&quot;;CONCATENATE([.D87];&quot;n&quot;))">
            <text:p/>
          </table:table-cell>
          <table:table-cell/>
          <table:table-cell table:formula="of:=FIND(&quot;_DGN&quot;;[.A87];1)" office:value-type="float" office:value="0">
            <text:p>#VALUE!</text:p>
          </table:table-cell>
          <table:table-cell table:formula="of:=IF(ISERROR([.L87]);&quot;&quot;;[.A87])">
            <text:p/>
          </table:table-cell>
          <table:table-cell table:formula="of:=SUBSTITUTE(CONCATENATE([.F87];[.H87];[.I87];[.J87];[.K87];[.M87]);&quot;_WUn&quot;;&quot;&quot;)">
            <text:p/>
          </table:table-cell>
          <table:table-cell table:formula="of:=VLOOKUP([.N87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87])=0)*2)-(LEN([.P87])&gt;0)+([.S87]*(LEN([.V87])=0)+([.V87]=&quot;TBD&quot;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OR([.R87];(LEN([.M87])&gt;0))" office:value-type="boolean" office:boolean-value="true">
            <text:p>VERDADERO</text:p>
          </table:table-cell>
          <table:table-cell table:formula="of:=[.T86]+[.S87]" office:value-type="float" office:value="166">
            <text:p>166</text:p>
          </table:table-cell>
          <table:table-cell table:formula="of:=IF([.S87];&quot;SI&quot;;&quot;&quot;)" office:value-type="string" office:string-value="SI">
            <text:p>SI</text:p>
          </table:table-cell>
          <table:table-cell office:value-type="string">
            <text:p>TBD</text:p>
          </table:table-cell>
          <table:table-cell table:formula="of:=LEN([.H87])&gt;1" office:value-type="boolean" office:boolean-value="false">
            <text:p>FALSO</text:p>
          </table:table-cell>
          <table:table-cell office:value-type="float" office:value="86">
            <text:p>86</text:p>
          </table:table-cell>
        </table:table-row>
        <table:table-row table:style-name="ro6">
          <table:table-cell office:value-type="string">
            <text:p>HBRIDGE_INHn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88])" office:value-type="string" office:string-value="IN_HBRIDGE_INHn">
            <text:p>IN_HBRIDGE_INHn</text:p>
          </table:table-cell>
          <table:table-cell/>
          <table:table-cell table:formula="of:=IF(ISERROR(VLOOKUP([.D88];[BCM.$V$4:BCM.$W$200];2;0));&quot;&quot;;[.D88])">
            <text:p/>
          </table:table-cell>
          <table:table-cell table:formula="of:=CONCATENATE(&quot;OUT_&quot;;[.A88])" office:value-type="string" office:string-value="OUT_HBRIDGE_INHn">
            <text:p>OUT_HBRIDGE_INHn</text:p>
          </table:table-cell>
          <table:table-cell table:formula="of:=IF(ISERROR(VLOOKUP([.G88];[BCM.$V$4:BCM.$W$200];2;0));&quot;&quot;;[.G88])">
            <text:p/>
          </table:table-cell>
          <table:table-cell table:formula="of:=IF(ISERROR(VLOOKUP([.D88];[BCM.$X$4:BCM.$X$200];1;0));&quot;&quot;;[.D88])">
            <text:p/>
          </table:table-cell>
          <table:table-cell table:formula="of:=IF(ISERROR(VLOOKUP(CONCATENATE([.D88];&quot;n&quot;);[BCM.$X$4:BCM.$X$200];1;0));&quot;&quot;;CONCATENATE([.D88];&quot;n&quot;))">
            <text:p/>
          </table:table-cell>
          <table:table-cell/>
          <table:table-cell table:formula="of:=FIND(&quot;_DGN&quot;;[.A88];1)" office:value-type="float" office:value="0">
            <text:p>#VALUE!</text:p>
          </table:table-cell>
          <table:table-cell table:formula="of:=IF(ISERROR([.L88]);&quot;&quot;;[.A88])">
            <text:p/>
          </table:table-cell>
          <table:table-cell table:formula="of:=SUBSTITUTE(CONCATENATE([.F88];[.H88];[.I88];[.J88];[.K88];[.M88]);&quot;_WUn&quot;;&quot;&quot;)">
            <text:p/>
          </table:table-cell>
          <table:table-cell table:formula="of:=VLOOKUP([.N88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88])=0)*2)-(LEN([.P88])&gt;0)+([.S88]*(LEN([.V88])=0)+([.V88]=&quot;TBD&quot;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OR([.R88];(LEN([.M88])&gt;0))" office:value-type="boolean" office:boolean-value="true">
            <text:p>VERDADERO</text:p>
          </table:table-cell>
          <table:table-cell table:formula="of:=[.T87]+[.S88]" office:value-type="float" office:value="167">
            <text:p>167</text:p>
          </table:table-cell>
          <table:table-cell table:formula="of:=IF([.S88];&quot;SI&quot;;&quot;&quot;)" office:value-type="string" office:string-value="SI">
            <text:p>SI</text:p>
          </table:table-cell>
          <table:table-cell office:value-type="string">
            <text:p>TBD</text:p>
          </table:table-cell>
          <table:table-cell table:formula="of:=LEN([.H88])&gt;1" office:value-type="boolean" office:boolean-value="false">
            <text:p>FALSO</text:p>
          </table:table-cell>
          <table:table-cell office:value-type="float" office:value="87">
            <text:p>87</text:p>
          </table:table-cell>
        </table:table-row>
        <table:table-row table:style-name="ro6">
          <table:table-cell office:value-type="string">
            <text:p>HBRIDGE_IN1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89])" office:value-type="string" office:string-value="IN_HBRIDGE_IN1">
            <text:p>IN_HBRIDGE_IN1</text:p>
          </table:table-cell>
          <table:table-cell/>
          <table:table-cell table:formula="of:=IF(ISERROR(VLOOKUP([.D89];[BCM.$V$4:BCM.$W$200];2;0));&quot;&quot;;[.D89])">
            <text:p/>
          </table:table-cell>
          <table:table-cell table:formula="of:=CONCATENATE(&quot;OUT_&quot;;[.A89])" office:value-type="string" office:string-value="OUT_HBRIDGE_IN1">
            <text:p>OUT_HBRIDGE_IN1</text:p>
          </table:table-cell>
          <table:table-cell table:formula="of:=IF(ISERROR(VLOOKUP([.G89];[BCM.$V$4:BCM.$W$200];2;0));&quot;&quot;;[.G89])">
            <text:p/>
          </table:table-cell>
          <table:table-cell table:formula="of:=IF(ISERROR(VLOOKUP([.D89];[BCM.$X$4:BCM.$X$200];1;0));&quot;&quot;;[.D89])">
            <text:p/>
          </table:table-cell>
          <table:table-cell table:formula="of:=IF(ISERROR(VLOOKUP(CONCATENATE([.D89];&quot;n&quot;);[BCM.$X$4:BCM.$X$200];1;0));&quot;&quot;;CONCATENATE([.D89];&quot;n&quot;))">
            <text:p/>
          </table:table-cell>
          <table:table-cell/>
          <table:table-cell table:formula="of:=FIND(&quot;_DGN&quot;;[.A89];1)" office:value-type="float" office:value="0">
            <text:p>#VALUE!</text:p>
          </table:table-cell>
          <table:table-cell table:formula="of:=IF(ISERROR([.L89]);&quot;&quot;;[.A89])">
            <text:p/>
          </table:table-cell>
          <table:table-cell table:formula="of:=SUBSTITUTE(CONCATENATE([.F89];[.H89];[.I89];[.J89];[.K89];[.M89]);&quot;_WUn&quot;;&quot;&quot;)">
            <text:p/>
          </table:table-cell>
          <table:table-cell table:formula="of:=VLOOKUP([.N89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89])=0)*2)-(LEN([.P89])&gt;0)+([.S89]*(LEN([.V89])=0)+([.V89]=&quot;TBD&quot;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OR([.R89];(LEN([.M89])&gt;0))" office:value-type="boolean" office:boolean-value="true">
            <text:p>VERDADERO</text:p>
          </table:table-cell>
          <table:table-cell table:formula="of:=[.T88]+[.S89]" office:value-type="float" office:value="168">
            <text:p>168</text:p>
          </table:table-cell>
          <table:table-cell table:formula="of:=IF([.S89];&quot;SI&quot;;&quot;&quot;)" office:value-type="string" office:string-value="SI">
            <text:p>SI</text:p>
          </table:table-cell>
          <table:table-cell office:value-type="string">
            <text:p>TBD</text:p>
          </table:table-cell>
          <table:table-cell table:formula="of:=LEN([.H89])&gt;1" office:value-type="boolean" office:boolean-value="false">
            <text:p>FALSO</text:p>
          </table:table-cell>
          <table:table-cell office:value-type="float" office:value="88">
            <text:p>88</text:p>
          </table:table-cell>
        </table:table-row>
        <table:table-row table:style-name="ro6">
          <table:table-cell office:value-type="string">
            <text:p>HBRIDGE_IN2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90])" office:value-type="string" office:string-value="IN_HBRIDGE_IN2">
            <text:p>IN_HBRIDGE_IN2</text:p>
          </table:table-cell>
          <table:table-cell/>
          <table:table-cell table:formula="of:=IF(ISERROR(VLOOKUP([.D90];[BCM.$V$4:BCM.$W$200];2;0));&quot;&quot;;[.D90])">
            <text:p/>
          </table:table-cell>
          <table:table-cell table:formula="of:=CONCATENATE(&quot;OUT_&quot;;[.A90])" office:value-type="string" office:string-value="OUT_HBRIDGE_IN2">
            <text:p>OUT_HBRIDGE_IN2</text:p>
          </table:table-cell>
          <table:table-cell table:formula="of:=IF(ISERROR(VLOOKUP([.G90];[BCM.$V$4:BCM.$W$200];2;0));&quot;&quot;;[.G90])">
            <text:p/>
          </table:table-cell>
          <table:table-cell table:formula="of:=IF(ISERROR(VLOOKUP([.D90];[BCM.$X$4:BCM.$X$200];1;0));&quot;&quot;;[.D90])">
            <text:p/>
          </table:table-cell>
          <table:table-cell table:formula="of:=IF(ISERROR(VLOOKUP(CONCATENATE([.D90];&quot;n&quot;);[BCM.$X$4:BCM.$X$200];1;0));&quot;&quot;;CONCATENATE([.D90];&quot;n&quot;))">
            <text:p/>
          </table:table-cell>
          <table:table-cell/>
          <table:table-cell table:formula="of:=FIND(&quot;_DGN&quot;;[.A90];1)" office:value-type="float" office:value="0">
            <text:p>#VALUE!</text:p>
          </table:table-cell>
          <table:table-cell table:formula="of:=IF(ISERROR([.L90]);&quot;&quot;;[.A90])">
            <text:p/>
          </table:table-cell>
          <table:table-cell table:formula="of:=SUBSTITUTE(CONCATENATE([.F90];[.H90];[.I90];[.J90];[.K90];[.M90]);&quot;_WUn&quot;;&quot;&quot;)">
            <text:p/>
          </table:table-cell>
          <table:table-cell table:formula="of:=VLOOKUP([.N90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90])=0)*2)-(LEN([.P90])&gt;0)+([.S90]*(LEN([.V90])=0)+([.V90]=&quot;TBD&quot;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OR([.R90];(LEN([.M90])&gt;0))" office:value-type="boolean" office:boolean-value="true">
            <text:p>VERDADERO</text:p>
          </table:table-cell>
          <table:table-cell table:formula="of:=[.T89]+[.S90]" office:value-type="float" office:value="169">
            <text:p>169</text:p>
          </table:table-cell>
          <table:table-cell table:formula="of:=IF([.S90];&quot;SI&quot;;&quot;&quot;)" office:value-type="string" office:string-value="SI">
            <text:p>SI</text:p>
          </table:table-cell>
          <table:table-cell office:value-type="string">
            <text:p>TBD</text:p>
          </table:table-cell>
          <table:table-cell table:formula="of:=LEN([.H90])&gt;1" office:value-type="boolean" office:boolean-value="false">
            <text:p>FALSO</text:p>
          </table:table-cell>
          <table:table-cell office:value-type="float" office:value="89">
            <text:p>89</text:p>
          </table:table-cell>
        </table:table-row>
        <table:table-row table:style-name="ro6">
          <table:table-cell office:value-type="string">
            <text:p>HBRIDGE_EFn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91])" office:value-type="string" office:string-value="IN_HBRIDGE_EFn">
            <text:p>IN_HBRIDGE_EFn</text:p>
          </table:table-cell>
          <table:table-cell/>
          <table:table-cell table:formula="of:=IF(ISERROR(VLOOKUP([.D91];[BCM.$V$4:BCM.$W$200];2;0));&quot;&quot;;[.D91])">
            <text:p/>
          </table:table-cell>
          <table:table-cell table:formula="of:=CONCATENATE(&quot;OUT_&quot;;[.A91])" office:value-type="string" office:string-value="OUT_HBRIDGE_EFn">
            <text:p>OUT_HBRIDGE_EFn</text:p>
          </table:table-cell>
          <table:table-cell table:formula="of:=IF(ISERROR(VLOOKUP([.G91];[BCM.$V$4:BCM.$W$200];2;0));&quot;&quot;;[.G91])">
            <text:p/>
          </table:table-cell>
          <table:table-cell table:formula="of:=IF(ISERROR(VLOOKUP([.D91];[BCM.$X$4:BCM.$X$200];1;0));&quot;&quot;;[.D91])">
            <text:p/>
          </table:table-cell>
          <table:table-cell table:formula="of:=IF(ISERROR(VLOOKUP(CONCATENATE([.D91];&quot;n&quot;);[BCM.$X$4:BCM.$X$200];1;0));&quot;&quot;;CONCATENATE([.D91];&quot;n&quot;))">
            <text:p/>
          </table:table-cell>
          <table:table-cell/>
          <table:table-cell table:formula="of:=FIND(&quot;_DGN&quot;;[.A91];1)" office:value-type="float" office:value="0">
            <text:p>#VALUE!</text:p>
          </table:table-cell>
          <table:table-cell table:formula="of:=IF(ISERROR([.L91]);&quot;&quot;;[.A91])">
            <text:p/>
          </table:table-cell>
          <table:table-cell table:formula="of:=SUBSTITUTE(CONCATENATE([.F91];[.H91];[.I91];[.J91];[.K91];[.M91]);&quot;_WUn&quot;;&quot;&quot;)">
            <text:p/>
          </table:table-cell>
          <table:table-cell table:formula="of:=VLOOKUP([.N91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91])=0)*2)-(LEN([.P91])&gt;0)+([.S91]*(LEN([.V91])=0)+([.V91]=&quot;TBD&quot;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OR([.R91];(LEN([.M91])&gt;0))" office:value-type="boolean" office:boolean-value="true">
            <text:p>VERDADERO</text:p>
          </table:table-cell>
          <table:table-cell table:formula="of:=[.T90]+[.S91]" office:value-type="float" office:value="170">
            <text:p>170</text:p>
          </table:table-cell>
          <table:table-cell table:formula="of:=IF([.S91];&quot;SI&quot;;&quot;&quot;)" office:value-type="string" office:string-value="SI">
            <text:p>SI</text:p>
          </table:table-cell>
          <table:table-cell office:value-type="string">
            <text:p>TBD</text:p>
          </table:table-cell>
          <table:table-cell table:formula="of:=LEN([.H91])&gt;1" office:value-type="boolean" office:boolean-value="false">
            <text:p>FALSO</text:p>
          </table:table-cell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POWER_BOT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92])" office:value-type="string" office:string-value="IN_POWER_BOT">
            <text:p>IN_POWER_BOT</text:p>
          </table:table-cell>
          <table:table-cell/>
          <table:table-cell table:formula="of:=IF(ISERROR(VLOOKUP([.D92];[BCM.$V$4:BCM.$W$200];2;0));&quot;&quot;;[.D92])">
            <text:p/>
          </table:table-cell>
          <table:table-cell table:formula="of:=CONCATENATE(&quot;OUT_&quot;;[.A92])" office:value-type="string" office:string-value="OUT_POWER_BOT">
            <text:p>OUT_POWER_BOT</text:p>
          </table:table-cell>
          <table:table-cell table:formula="of:=IF(ISERROR(VLOOKUP([.G92];[BCM.$V$4:BCM.$W$200];2;0));&quot;&quot;;[.G92])" office:value-type="string" office:string-value="OUT_POWER_BOT">
            <text:p>OUT_POWER_BOT</text:p>
          </table:table-cell>
          <table:table-cell table:formula="of:=IF(ISERROR(VLOOKUP([.D92];[BCM.$X$4:BCM.$X$200];1;0));&quot;&quot;;[.D92])">
            <text:p/>
          </table:table-cell>
          <table:table-cell table:formula="of:=IF(ISERROR(VLOOKUP(CONCATENATE([.D92];&quot;n&quot;);[BCM.$X$4:BCM.$X$200];1;0));&quot;&quot;;CONCATENATE([.D92];&quot;n&quot;))">
            <text:p/>
          </table:table-cell>
          <table:table-cell/>
          <table:table-cell table:formula="of:=FIND(&quot;_DGN&quot;;[.A92];1)" office:value-type="float" office:value="0">
            <text:p>#VALUE!</text:p>
          </table:table-cell>
          <table:table-cell table:formula="of:=IF(ISERROR([.L92]);&quot;&quot;;[.A92])">
            <text:p/>
          </table:table-cell>
          <table:table-cell table:formula="of:=SUBSTITUTE(CONCATENATE([.F92];[.H92];[.I92];[.J92];[.K92];[.M92]);&quot;_WUn&quot;;&quot;&quot;)" office:value-type="string" office:string-value="OUT_POWER_BOT">
            <text:p>OUT_POWER_BOT</text:p>
          </table:table-cell>
          <table:table-cell table:formula="of:=VLOOKUP([.N92];[bd_flows_aux.$A$2:.$B$160];2;0)" office:value-type="float" office:value="100">
            <text:p>100</text:p>
          </table:table-cell>
          <table:table-cell/>
          <table:table-cell table:formula="of:=((LEN([.N92])=0)*2)-(LEN([.P92])&gt;0)+([.S92]*(LEN([.V92])=0)+([.V92]=&quot;TBD&quot;))" office:value-type="float" office:value="0">
            <text:p>0</text:p>
          </table:table-cell>
          <table:table-cell/>
          <table:table-cell table:formula="of:=OR([.R92];(LEN([.M92])&gt;0))" office:value-type="boolean" office:boolean-value="false">
            <text:p>FALSO</text:p>
          </table:table-cell>
          <table:table-cell table:formula="of:=[.T91]+[.S92]" office:value-type="float" office:value="170">
            <text:p>170</text:p>
          </table:table-cell>
          <table:table-cell table:formula="of:=IF([.S92];&quot;SI&quot;;&quot;&quot;)">
            <text:p/>
          </table:table-cell>
          <table:table-cell/>
          <table:table-cell table:formula="of:=LEN([.H92])&gt;1" office:value-type="boolean" office:boolean-value="true">
            <text:p>VERDADERO</text:p>
          </table:table-cell>
          <table:table-cell office:value-type="float" office:value="91">
            <text:p>91</text:p>
          </table:table-cell>
        </table:table-row>
        <table:table-row table:style-name="ro6">
          <table:table-cell office:value-type="string">
            <text:p>IGNITION_BMS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93])" office:value-type="string" office:string-value="IN_IGNITION_BMS">
            <text:p>IN_IGNITION_BMS</text:p>
          </table:table-cell>
          <table:table-cell/>
          <table:table-cell table:formula="of:=IF(ISERROR(VLOOKUP([.D93];[BCM.$V$4:BCM.$W$200];2;0));&quot;&quot;;[.D93])">
            <text:p/>
          </table:table-cell>
          <table:table-cell table:formula="of:=CONCATENATE(&quot;OUT_&quot;;[.A93])" office:value-type="string" office:string-value="OUT_IGNITION_BMS">
            <text:p>OUT_IGNITION_BMS</text:p>
          </table:table-cell>
          <table:table-cell table:formula="of:=IF(ISERROR(VLOOKUP([.G93];[BCM.$V$4:BCM.$W$200];2;0));&quot;&quot;;[.G93])" office:value-type="string" office:string-value="OUT_IGNITION_BMS">
            <text:p>OUT_IGNITION_BMS</text:p>
          </table:table-cell>
          <table:table-cell table:formula="of:=IF(ISERROR(VLOOKUP([.D93];[BCM.$X$4:BCM.$X$200];1;0));&quot;&quot;;[.D93])">
            <text:p/>
          </table:table-cell>
          <table:table-cell table:formula="of:=IF(ISERROR(VLOOKUP(CONCATENATE([.D93];&quot;n&quot;);[BCM.$X$4:BCM.$X$200];1;0));&quot;&quot;;CONCATENATE([.D93];&quot;n&quot;))">
            <text:p/>
          </table:table-cell>
          <table:table-cell/>
          <table:table-cell table:formula="of:=FIND(&quot;_DGN&quot;;[.A93];1)" office:value-type="float" office:value="0">
            <text:p>#VALUE!</text:p>
          </table:table-cell>
          <table:table-cell table:formula="of:=IF(ISERROR([.L93]);&quot;&quot;;[.A93])">
            <text:p/>
          </table:table-cell>
          <table:table-cell table:formula="of:=SUBSTITUTE(CONCATENATE([.F93];[.H93];[.I93];[.J93];[.K93];[.M93]);&quot;_WUn&quot;;&quot;&quot;)" office:value-type="string" office:string-value="OUT_IGNITION_BMS">
            <text:p>OUT_IGNITION_BMS</text:p>
          </table:table-cell>
          <table:table-cell table:formula="of:=VLOOKUP([.N93];[bd_flows_aux.$A$2:.$B$160];2;0)" office:value-type="float" office:value="101">
            <text:p>101</text:p>
          </table:table-cell>
          <table:table-cell/>
          <table:table-cell table:formula="of:=((LEN([.N93])=0)*2)-(LEN([.P93])&gt;0)+([.S93]*(LEN([.V93])=0)+([.V93]=&quot;TBD&quot;))" office:value-type="float" office:value="0">
            <text:p>0</text:p>
          </table:table-cell>
          <table:table-cell/>
          <table:table-cell table:formula="of:=OR([.R93];(LEN([.M93])&gt;0))" office:value-type="boolean" office:boolean-value="false">
            <text:p>FALSO</text:p>
          </table:table-cell>
          <table:table-cell table:formula="of:=[.T92]+[.S93]" office:value-type="float" office:value="170">
            <text:p>170</text:p>
          </table:table-cell>
          <table:table-cell table:formula="of:=IF([.S93];&quot;SI&quot;;&quot;&quot;)">
            <text:p/>
          </table:table-cell>
          <table:table-cell/>
          <table:table-cell table:formula="of:=LEN([.H93])&gt;1" office:value-type="boolean" office:boolean-value="true">
            <text:p>VERDADERO</text:p>
          </table:table-cell>
          <table:table-cell office:value-type="float" office:value="92">
            <text:p>92</text:p>
          </table:table-cell>
        </table:table-row>
        <table:table-row table:style-name="ro6">
          <table:table-cell office:value-type="string">
            <text:p>MAIN_SW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94])" office:value-type="string" office:string-value="IN_MAIN_SW">
            <text:p>IN_MAIN_SW</text:p>
          </table:table-cell>
          <table:table-cell/>
          <table:table-cell table:formula="of:=IF(ISERROR(VLOOKUP([.D94];[BCM.$V$4:BCM.$W$200];2;0));&quot;&quot;;[.D94])">
            <text:p/>
          </table:table-cell>
          <table:table-cell table:formula="of:=CONCATENATE(&quot;OUT_&quot;;[.A94])" office:value-type="string" office:string-value="OUT_MAIN_SW">
            <text:p>OUT_MAIN_SW</text:p>
          </table:table-cell>
          <table:table-cell table:formula="of:=IF(ISERROR(VLOOKUP([.G94];[BCM.$V$4:BCM.$W$200];2;0));&quot;&quot;;[.G94])" office:value-type="string" office:string-value="OUT_MAIN_SW">
            <text:p>OUT_MAIN_SW</text:p>
          </table:table-cell>
          <table:table-cell table:formula="of:=IF(ISERROR(VLOOKUP([.D94];[BCM.$X$4:BCM.$X$200];1;0));&quot;&quot;;[.D94])">
            <text:p/>
          </table:table-cell>
          <table:table-cell table:formula="of:=IF(ISERROR(VLOOKUP(CONCATENATE([.D94];&quot;n&quot;);[BCM.$X$4:BCM.$X$200];1;0));&quot;&quot;;CONCATENATE([.D94];&quot;n&quot;))">
            <text:p/>
          </table:table-cell>
          <table:table-cell/>
          <table:table-cell table:formula="of:=FIND(&quot;_DGN&quot;;[.A94];1)" office:value-type="float" office:value="0">
            <text:p>#VALUE!</text:p>
          </table:table-cell>
          <table:table-cell table:formula="of:=IF(ISERROR([.L94]);&quot;&quot;;[.A94])">
            <text:p/>
          </table:table-cell>
          <table:table-cell table:formula="of:=SUBSTITUTE(CONCATENATE([.F94];[.H94];[.I94];[.J94];[.K94];[.M94]);&quot;_WUn&quot;;&quot;&quot;)" office:value-type="string" office:string-value="OUT_MAIN_SW">
            <text:p>OUT_MAIN_SW</text:p>
          </table:table-cell>
          <table:table-cell table:formula="of:=VLOOKUP([.N94];[bd_flows_aux.$A$2:.$B$160];2;0)" office:value-type="float" office:value="102">
            <text:p>102</text:p>
          </table:table-cell>
          <table:table-cell/>
          <table:table-cell table:formula="of:=((LEN([.N94])=0)*2)-(LEN([.P94])&gt;0)+([.S94]*(LEN([.V94])=0)+([.V94]=&quot;TBD&quot;))" office:value-type="float" office:value="0">
            <text:p>0</text:p>
          </table:table-cell>
          <table:table-cell/>
          <table:table-cell table:formula="of:=OR([.R94];(LEN([.M94])&gt;0))" office:value-type="boolean" office:boolean-value="false">
            <text:p>FALSO</text:p>
          </table:table-cell>
          <table:table-cell table:formula="of:=[.T93]+[.S94]" office:value-type="float" office:value="170">
            <text:p>170</text:p>
          </table:table-cell>
          <table:table-cell table:formula="of:=IF([.S94];&quot;SI&quot;;&quot;&quot;)">
            <text:p/>
          </table:table-cell>
          <table:table-cell/>
          <table:table-cell table:formula="of:=LEN([.H94])&gt;1" office:value-type="boolean" office:boolean-value="true">
            <text:p>VERDADERO</text:p>
          </table:table-cell>
          <table:table-cell office:value-type="float" office:value="93">
            <text:p>93</text:p>
          </table:table-cell>
        </table:table-row>
        <table:table-row table:style-name="ro6">
          <table:table-cell office:value-type="string">
            <text:p>FOG_LAMP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95])" office:value-type="string" office:string-value="IN_FOG_LAMP">
            <text:p>IN_FOG_LAMP</text:p>
          </table:table-cell>
          <table:table-cell/>
          <table:table-cell table:formula="of:=IF(ISERROR(VLOOKUP([.D95];[BCM.$V$4:BCM.$W$200];2;0));&quot;&quot;;[.D95])">
            <text:p/>
          </table:table-cell>
          <table:table-cell table:formula="of:=CONCATENATE(&quot;OUT_&quot;;[.A95])" office:value-type="string" office:string-value="OUT_FOG_LAMP">
            <text:p>OUT_FOG_LAMP</text:p>
          </table:table-cell>
          <table:table-cell table:formula="of:=IF(ISERROR(VLOOKUP([.G95];[BCM.$V$4:BCM.$W$200];2;0));&quot;&quot;;[.G95])" office:value-type="string" office:string-value="OUT_FOG_LAMP">
            <text:p>OUT_FOG_LAMP</text:p>
          </table:table-cell>
          <table:table-cell table:formula="of:=IF(ISERROR(VLOOKUP([.D95];[BCM.$X$4:BCM.$X$200];1;0));&quot;&quot;;[.D95])">
            <text:p/>
          </table:table-cell>
          <table:table-cell table:formula="of:=IF(ISERROR(VLOOKUP(CONCATENATE([.D95];&quot;n&quot;);[BCM.$X$4:BCM.$X$200];1;0));&quot;&quot;;CONCATENATE([.D95];&quot;n&quot;))">
            <text:p/>
          </table:table-cell>
          <table:table-cell/>
          <table:table-cell table:formula="of:=FIND(&quot;_DGN&quot;;[.A95];1)" office:value-type="float" office:value="0">
            <text:p>#VALUE!</text:p>
          </table:table-cell>
          <table:table-cell table:formula="of:=IF(ISERROR([.L95]);&quot;&quot;;[.A95])">
            <text:p/>
          </table:table-cell>
          <table:table-cell table:formula="of:=SUBSTITUTE(CONCATENATE([.F95];[.H95];[.I95];[.J95];[.K95];[.M95]);&quot;_WUn&quot;;&quot;&quot;)" office:value-type="string" office:string-value="OUT_FOG_LAMP">
            <text:p>OUT_FOG_LAMP</text:p>
          </table:table-cell>
          <table:table-cell table:formula="of:=VLOOKUP([.N95];[bd_flows_aux.$A$2:.$B$160];2;0)" office:value-type="float" office:value="103">
            <text:p>103</text:p>
          </table:table-cell>
          <table:table-cell/>
          <table:table-cell table:formula="of:=((LEN([.N95])=0)*2)-(LEN([.P95])&gt;0)+([.S95]*(LEN([.V95])=0)+([.V95]=&quot;TBD&quot;))" office:value-type="float" office:value="0">
            <text:p>0</text:p>
          </table:table-cell>
          <table:table-cell/>
          <table:table-cell table:formula="of:=OR([.R95];(LEN([.M95])&gt;0))" office:value-type="boolean" office:boolean-value="false">
            <text:p>FALSO</text:p>
          </table:table-cell>
          <table:table-cell table:formula="of:=[.T94]+[.S95]" office:value-type="float" office:value="170">
            <text:p>170</text:p>
          </table:table-cell>
          <table:table-cell table:formula="of:=IF([.S95];&quot;SI&quot;;&quot;&quot;)">
            <text:p/>
          </table:table-cell>
          <table:table-cell/>
          <table:table-cell table:formula="of:=LEN([.H95])&gt;1" office:value-type="boolean" office:boolean-value="true">
            <text:p>VERDADERO</text:p>
          </table:table-cell>
          <table:table-cell office:value-type="float" office:value="94">
            <text:p>94</text:p>
          </table:table-cell>
        </table:table-row>
        <table:table-row table:style-name="ro6">
          <table:table-cell office:value-type="string">
            <text:p>REAR_LAMP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96])" office:value-type="string" office:string-value="IN_REAR_LAMP">
            <text:p>IN_REAR_LAMP</text:p>
          </table:table-cell>
          <table:table-cell/>
          <table:table-cell table:formula="of:=IF(ISERROR(VLOOKUP([.D96];[BCM.$V$4:BCM.$W$200];2;0));&quot;&quot;;[.D96])">
            <text:p/>
          </table:table-cell>
          <table:table-cell table:formula="of:=CONCATENATE(&quot;OUT_&quot;;[.A96])" office:value-type="string" office:string-value="OUT_REAR_LAMP">
            <text:p>OUT_REAR_LAMP</text:p>
          </table:table-cell>
          <table:table-cell table:formula="of:=IF(ISERROR(VLOOKUP([.G96];[BCM.$V$4:BCM.$W$200];2;0));&quot;&quot;;[.G96])" office:value-type="string" office:string-value="OUT_REAR_LAMP">
            <text:p>OUT_REAR_LAMP</text:p>
          </table:table-cell>
          <table:table-cell table:formula="of:=IF(ISERROR(VLOOKUP([.D96];[BCM.$X$4:BCM.$X$200];1;0));&quot;&quot;;[.D96])">
            <text:p/>
          </table:table-cell>
          <table:table-cell table:formula="of:=IF(ISERROR(VLOOKUP(CONCATENATE([.D96];&quot;n&quot;);[BCM.$X$4:BCM.$X$200];1;0));&quot;&quot;;CONCATENATE([.D96];&quot;n&quot;))">
            <text:p/>
          </table:table-cell>
          <table:table-cell/>
          <table:table-cell table:formula="of:=FIND(&quot;_DGN&quot;;[.A96];1)" office:value-type="float" office:value="0">
            <text:p>#VALUE!</text:p>
          </table:table-cell>
          <table:table-cell table:formula="of:=IF(ISERROR([.L96]);&quot;&quot;;[.A96])">
            <text:p/>
          </table:table-cell>
          <table:table-cell table:formula="of:=SUBSTITUTE(CONCATENATE([.F96];[.H96];[.I96];[.J96];[.K96];[.M96]);&quot;_WUn&quot;;&quot;&quot;)" office:value-type="string" office:string-value="OUT_REAR_LAMP">
            <text:p>OUT_REAR_LAMP</text:p>
          </table:table-cell>
          <table:table-cell table:formula="of:=VLOOKUP([.N96];[bd_flows_aux.$A$2:.$B$160];2;0)" office:value-type="float" office:value="104">
            <text:p>104</text:p>
          </table:table-cell>
          <table:table-cell/>
          <table:table-cell table:formula="of:=((LEN([.N96])=0)*2)-(LEN([.P96])&gt;0)+([.S96]*(LEN([.V96])=0)+([.V96]=&quot;TBD&quot;))" office:value-type="float" office:value="0">
            <text:p>0</text:p>
          </table:table-cell>
          <table:table-cell/>
          <table:table-cell table:formula="of:=OR([.R96];(LEN([.M96])&gt;0))" office:value-type="boolean" office:boolean-value="false">
            <text:p>FALSO</text:p>
          </table:table-cell>
          <table:table-cell table:formula="of:=[.T95]+[.S96]" office:value-type="float" office:value="170">
            <text:p>170</text:p>
          </table:table-cell>
          <table:table-cell table:formula="of:=IF([.S96];&quot;SI&quot;;&quot;&quot;)">
            <text:p/>
          </table:table-cell>
          <table:table-cell/>
          <table:table-cell table:formula="of:=LEN([.H96])&gt;1" office:value-type="boolean" office:boolean-value="true">
            <text:p>VERDADERO</text:p>
          </table:table-cell>
          <table:table-cell office:value-type="float" office:value="95">
            <text:p>95</text:p>
          </table:table-cell>
        </table:table-row>
        <table:table-row table:style-name="ro6">
          <table:table-cell office:value-type="string">
            <text:p>BRAKE_COIL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97])" office:value-type="string" office:string-value="IN_BRAKE_COIL">
            <text:p>IN_BRAKE_COIL</text:p>
          </table:table-cell>
          <table:table-cell/>
          <table:table-cell table:formula="of:=IF(ISERROR(VLOOKUP([.D97];[BCM.$V$4:BCM.$W$200];2;0));&quot;&quot;;[.D97])">
            <text:p/>
          </table:table-cell>
          <table:table-cell table:formula="of:=CONCATENATE(&quot;OUT_&quot;;[.A97])" office:value-type="string" office:string-value="OUT_BRAKE_COIL">
            <text:p>OUT_BRAKE_COIL</text:p>
          </table:table-cell>
          <table:table-cell table:formula="of:=IF(ISERROR(VLOOKUP([.G97];[BCM.$V$4:BCM.$W$200];2;0));&quot;&quot;;[.G97])" office:value-type="string" office:string-value="OUT_BRAKE_COIL">
            <text:p>OUT_BRAKE_COIL</text:p>
          </table:table-cell>
          <table:table-cell table:formula="of:=IF(ISERROR(VLOOKUP([.D97];[BCM.$X$4:BCM.$X$200];1;0));&quot;&quot;;[.D97])">
            <text:p/>
          </table:table-cell>
          <table:table-cell table:formula="of:=IF(ISERROR(VLOOKUP(CONCATENATE([.D97];&quot;n&quot;);[BCM.$X$4:BCM.$X$200];1;0));&quot;&quot;;CONCATENATE([.D97];&quot;n&quot;))">
            <text:p/>
          </table:table-cell>
          <table:table-cell/>
          <table:table-cell table:formula="of:=FIND(&quot;_DGN&quot;;[.A97];1)" office:value-type="float" office:value="0">
            <text:p>#VALUE!</text:p>
          </table:table-cell>
          <table:table-cell table:formula="of:=IF(ISERROR([.L97]);&quot;&quot;;[.A97])">
            <text:p/>
          </table:table-cell>
          <table:table-cell table:formula="of:=SUBSTITUTE(CONCATENATE([.F97];[.H97];[.I97];[.J97];[.K97];[.M97]);&quot;_WUn&quot;;&quot;&quot;)" office:value-type="string" office:string-value="OUT_BRAKE_COIL">
            <text:p>OUT_BRAKE_COIL</text:p>
          </table:table-cell>
          <table:table-cell table:formula="of:=VLOOKUP([.N97];[bd_flows_aux.$A$2:.$B$160];2;0)" office:value-type="float" office:value="105">
            <text:p>105</text:p>
          </table:table-cell>
          <table:table-cell/>
          <table:table-cell table:formula="of:=((LEN([.N97])=0)*2)-(LEN([.P97])&gt;0)+([.S97]*(LEN([.V97])=0)+([.V97]=&quot;TBD&quot;))" office:value-type="float" office:value="0">
            <text:p>0</text:p>
          </table:table-cell>
          <table:table-cell/>
          <table:table-cell table:formula="of:=OR([.R97];(LEN([.M97])&gt;0))" office:value-type="boolean" office:boolean-value="false">
            <text:p>FALSO</text:p>
          </table:table-cell>
          <table:table-cell table:formula="of:=[.T96]+[.S97]" office:value-type="float" office:value="170">
            <text:p>170</text:p>
          </table:table-cell>
          <table:table-cell table:formula="of:=IF([.S97];&quot;SI&quot;;&quot;&quot;)">
            <text:p/>
          </table:table-cell>
          <table:table-cell/>
          <table:table-cell table:formula="of:=LEN([.H97])&gt;1" office:value-type="boolean" office:boolean-value="true">
            <text:p>VERDADERO</text:p>
          </table:table-cell>
          <table:table-cell office:value-type="float" office:value="96">
            <text:p>96</text:p>
          </table:table-cell>
        </table:table-row>
        <table:table-row table:style-name="ro6">
          <table:table-cell office:value-type="string">
            <text:p>WATER_PUMP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98])" office:value-type="string" office:string-value="IN_WATER_PUMP">
            <text:p>IN_WATER_PUMP</text:p>
          </table:table-cell>
          <table:table-cell/>
          <table:table-cell table:formula="of:=IF(ISERROR(VLOOKUP([.D98];[BCM.$V$4:BCM.$W$200];2;0));&quot;&quot;;[.D98])">
            <text:p/>
          </table:table-cell>
          <table:table-cell table:formula="of:=CONCATENATE(&quot;OUT_&quot;;[.A98])" office:value-type="string" office:string-value="OUT_WATER_PUMP">
            <text:p>OUT_WATER_PUMP</text:p>
          </table:table-cell>
          <table:table-cell table:formula="of:=IF(ISERROR(VLOOKUP([.G98];[BCM.$V$4:BCM.$W$200];2;0));&quot;&quot;;[.G98])" office:value-type="string" office:string-value="OUT_WATER_PUMP">
            <text:p>OUT_WATER_PUMP</text:p>
          </table:table-cell>
          <table:table-cell table:formula="of:=IF(ISERROR(VLOOKUP([.D98];[BCM.$X$4:BCM.$X$200];1;0));&quot;&quot;;[.D98])">
            <text:p/>
          </table:table-cell>
          <table:table-cell table:formula="of:=IF(ISERROR(VLOOKUP(CONCATENATE([.D98];&quot;n&quot;);[BCM.$X$4:BCM.$X$200];1;0));&quot;&quot;;CONCATENATE([.D98];&quot;n&quot;))">
            <text:p/>
          </table:table-cell>
          <table:table-cell/>
          <table:table-cell table:formula="of:=FIND(&quot;_DGN&quot;;[.A98];1)" office:value-type="float" office:value="0">
            <text:p>#VALUE!</text:p>
          </table:table-cell>
          <table:table-cell table:formula="of:=IF(ISERROR([.L98]);&quot;&quot;;[.A98])">
            <text:p/>
          </table:table-cell>
          <table:table-cell table:formula="of:=SUBSTITUTE(CONCATENATE([.F98];[.H98];[.I98];[.J98];[.K98];[.M98]);&quot;_WUn&quot;;&quot;&quot;)" office:value-type="string" office:string-value="OUT_WATER_PUMP">
            <text:p>OUT_WATER_PUMP</text:p>
          </table:table-cell>
          <table:table-cell table:formula="of:=VLOOKUP([.N98];[bd_flows_aux.$A$2:.$B$160];2;0)" office:value-type="float" office:value="106">
            <text:p>106</text:p>
          </table:table-cell>
          <table:table-cell/>
          <table:table-cell table:formula="of:=((LEN([.N98])=0)*2)-(LEN([.P98])&gt;0)+([.S98]*(LEN([.V98])=0)+([.V98]=&quot;TBD&quot;))" office:value-type="float" office:value="0">
            <text:p>0</text:p>
          </table:table-cell>
          <table:table-cell/>
          <table:table-cell table:formula="of:=OR([.R98];(LEN([.M98])&gt;0))" office:value-type="boolean" office:boolean-value="false">
            <text:p>FALSO</text:p>
          </table:table-cell>
          <table:table-cell table:formula="of:=[.T97]+[.S98]" office:value-type="float" office:value="170">
            <text:p>170</text:p>
          </table:table-cell>
          <table:table-cell table:formula="of:=IF([.S98];&quot;SI&quot;;&quot;&quot;)">
            <text:p/>
          </table:table-cell>
          <table:table-cell/>
          <table:table-cell table:formula="of:=LEN([.H98])&gt;1" office:value-type="boolean" office:boolean-value="true">
            <text:p>VERDADERO</text:p>
          </table:table-cell>
          <table:table-cell office:value-type="float" office:value="97">
            <text:p>97</text:p>
          </table:table-cell>
        </table:table-row>
        <table:table-row table:style-name="ro6">
          <table:table-cell office:value-type="string">
            <text:p>DOOR_LOCK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99])" office:value-type="string" office:string-value="IN_DOOR_LOCK">
            <text:p>IN_DOOR_LOCK</text:p>
          </table:table-cell>
          <table:table-cell/>
          <table:table-cell table:formula="of:=IF(ISERROR(VLOOKUP([.D99];[BCM.$V$4:BCM.$W$200];2;0));&quot;&quot;;[.D99])">
            <text:p/>
          </table:table-cell>
          <table:table-cell table:formula="of:=CONCATENATE(&quot;OUT_&quot;;[.A99])" office:value-type="string" office:string-value="OUT_DOOR_LOCK">
            <text:p>OUT_DOOR_LOCK</text:p>
          </table:table-cell>
          <table:table-cell table:formula="of:=IF(ISERROR(VLOOKUP([.G99];[BCM.$V$4:BCM.$W$200];2;0));&quot;&quot;;[.G99])" office:value-type="string" office:string-value="OUT_DOOR_LOCK">
            <text:p>OUT_DOOR_LOCK</text:p>
          </table:table-cell>
          <table:table-cell table:formula="of:=IF(ISERROR(VLOOKUP([.D99];[BCM.$X$4:BCM.$X$200];1;0));&quot;&quot;;[.D99])">
            <text:p/>
          </table:table-cell>
          <table:table-cell table:formula="of:=IF(ISERROR(VLOOKUP(CONCATENATE([.D99];&quot;n&quot;);[BCM.$X$4:BCM.$X$200];1;0));&quot;&quot;;CONCATENATE([.D99];&quot;n&quot;))">
            <text:p/>
          </table:table-cell>
          <table:table-cell/>
          <table:table-cell table:formula="of:=FIND(&quot;_DGN&quot;;[.A99];1)" office:value-type="float" office:value="0">
            <text:p>#VALUE!</text:p>
          </table:table-cell>
          <table:table-cell table:formula="of:=IF(ISERROR([.L99]);&quot;&quot;;[.A99])">
            <text:p/>
          </table:table-cell>
          <table:table-cell table:formula="of:=SUBSTITUTE(CONCATENATE([.F99];[.H99];[.I99];[.J99];[.K99];[.M99]);&quot;_WUn&quot;;&quot;&quot;)" office:value-type="string" office:string-value="OUT_DOOR_LOCK">
            <text:p>OUT_DOOR_LOCK</text:p>
          </table:table-cell>
          <table:table-cell table:formula="of:=VLOOKUP([.N99];[bd_flows_aux.$A$2:.$B$160];2;0)" office:value-type="float" office:value="107">
            <text:p>107</text:p>
          </table:table-cell>
          <table:table-cell/>
          <table:table-cell table:formula="of:=((LEN([.N99])=0)*2)-(LEN([.P99])&gt;0)+([.S99]*(LEN([.V99])=0)+([.V99]=&quot;TBD&quot;))" office:value-type="float" office:value="0">
            <text:p>0</text:p>
          </table:table-cell>
          <table:table-cell/>
          <table:table-cell table:formula="of:=OR([.R99];(LEN([.M99])&gt;0))" office:value-type="boolean" office:boolean-value="false">
            <text:p>FALSO</text:p>
          </table:table-cell>
          <table:table-cell table:formula="of:=[.T98]+[.S99]" office:value-type="float" office:value="170">
            <text:p>170</text:p>
          </table:table-cell>
          <table:table-cell table:formula="of:=IF([.S99];&quot;SI&quot;;&quot;&quot;)">
            <text:p/>
          </table:table-cell>
          <table:table-cell/>
          <table:table-cell table:formula="of:=LEN([.H99])&gt;1" office:value-type="boolean" office:boolean-value="true">
            <text:p>VERDADERO</text:p>
          </table:table-cell>
          <table:table-cell office:value-type="float" office:value="98">
            <text:p>98</text:p>
          </table:table-cell>
        </table:table-row>
        <table:table-row table:style-name="ro6">
          <table:table-cell office:value-type="string">
            <text:p>TRUNK_LOCK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100])" office:value-type="string" office:string-value="IN_TRUNK_LOCK">
            <text:p>IN_TRUNK_LOCK</text:p>
          </table:table-cell>
          <table:table-cell/>
          <table:table-cell table:formula="of:=IF(ISERROR(VLOOKUP([.D100];[BCM.$V$4:BCM.$W$200];2;0));&quot;&quot;;[.D100])">
            <text:p/>
          </table:table-cell>
          <table:table-cell table:formula="of:=CONCATENATE(&quot;OUT_&quot;;[.A100])" office:value-type="string" office:string-value="OUT_TRUNK_LOCK">
            <text:p>OUT_TRUNK_LOCK</text:p>
          </table:table-cell>
          <table:table-cell table:formula="of:=IF(ISERROR(VLOOKUP([.G100];[BCM.$V$4:BCM.$W$200];2;0));&quot;&quot;;[.G100])" office:value-type="string" office:string-value="OUT_TRUNK_LOCK">
            <text:p>OUT_TRUNK_LOCK</text:p>
          </table:table-cell>
          <table:table-cell table:formula="of:=IF(ISERROR(VLOOKUP([.D100];[BCM.$X$4:BCM.$X$200];1;0));&quot;&quot;;[.D100])">
            <text:p/>
          </table:table-cell>
          <table:table-cell table:formula="of:=IF(ISERROR(VLOOKUP(CONCATENATE([.D100];&quot;n&quot;);[BCM.$X$4:BCM.$X$200];1;0));&quot;&quot;;CONCATENATE([.D100];&quot;n&quot;))">
            <text:p/>
          </table:table-cell>
          <table:table-cell/>
          <table:table-cell table:formula="of:=FIND(&quot;_DGN&quot;;[.A100];1)" office:value-type="float" office:value="0">
            <text:p>#VALUE!</text:p>
          </table:table-cell>
          <table:table-cell table:formula="of:=IF(ISERROR([.L100]);&quot;&quot;;[.A100])">
            <text:p/>
          </table:table-cell>
          <table:table-cell table:formula="of:=SUBSTITUTE(CONCATENATE([.F100];[.H100];[.I100];[.J100];[.K100];[.M100]);&quot;_WUn&quot;;&quot;&quot;)" office:value-type="string" office:string-value="OUT_TRUNK_LOCK">
            <text:p>OUT_TRUNK_LOCK</text:p>
          </table:table-cell>
          <table:table-cell table:formula="of:=VLOOKUP([.N100];[bd_flows_aux.$A$2:.$B$160];2;0)" office:value-type="float" office:value="108">
            <text:p>108</text:p>
          </table:table-cell>
          <table:table-cell/>
          <table:table-cell table:formula="of:=((LEN([.N100])=0)*2)-(LEN([.P100])&gt;0)+([.S100]*(LEN([.V100])=0)+([.V100]=&quot;TBD&quot;))" office:value-type="float" office:value="0">
            <text:p>0</text:p>
          </table:table-cell>
          <table:table-cell/>
          <table:table-cell table:formula="of:=OR([.R100];(LEN([.M100])&gt;0))" office:value-type="boolean" office:boolean-value="false">
            <text:p>FALSO</text:p>
          </table:table-cell>
          <table:table-cell table:formula="of:=[.T99]+[.S100]" office:value-type="float" office:value="170">
            <text:p>170</text:p>
          </table:table-cell>
          <table:table-cell table:formula="of:=IF([.S100];&quot;SI&quot;;&quot;&quot;)">
            <text:p/>
          </table:table-cell>
          <table:table-cell/>
          <table:table-cell table:formula="of:=LEN([.H100])&gt;1" office:value-type="boolean" office:boolean-value="true">
            <text:p>VERDADERO</text:p>
          </table:table-cell>
          <table:table-cell office:value-type="float" office:value="99">
            <text:p>99</text:p>
          </table:table-cell>
        </table:table-row>
        <table:table-row table:style-name="ro6">
          <table:table-cell office:value-type="string">
            <text:p>6A_KL30_RES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101])" office:value-type="string" office:string-value="IN_6A_KL30_RES">
            <text:p>IN_6A_KL30_RES</text:p>
          </table:table-cell>
          <table:table-cell/>
          <table:table-cell table:formula="of:=IF(ISERROR(VLOOKUP([.D101];[BCM.$V$4:BCM.$W$200];2;0));&quot;&quot;;[.D101])">
            <text:p/>
          </table:table-cell>
          <table:table-cell table:formula="of:=CONCATENATE(&quot;OUT_&quot;;[.A101])" office:value-type="string" office:string-value="OUT_6A_KL30_RES">
            <text:p>OUT_6A_KL30_RES</text:p>
          </table:table-cell>
          <table:table-cell table:formula="of:=IF(ISERROR(VLOOKUP([.G101];[BCM.$V$4:BCM.$W$200];2;0));&quot;&quot;;[.G101])" office:value-type="string" office:string-value="OUT_6A_KL30_RES">
            <text:p>OUT_6A_KL30_RES</text:p>
          </table:table-cell>
          <table:table-cell table:formula="of:=IF(ISERROR(VLOOKUP([.D101];[BCM.$X$4:BCM.$X$200];1;0));&quot;&quot;;[.D101])">
            <text:p/>
          </table:table-cell>
          <table:table-cell table:formula="of:=IF(ISERROR(VLOOKUP(CONCATENATE([.D101];&quot;n&quot;);[BCM.$X$4:BCM.$X$200];1;0));&quot;&quot;;CONCATENATE([.D101];&quot;n&quot;))">
            <text:p/>
          </table:table-cell>
          <table:table-cell/>
          <table:table-cell table:formula="of:=FIND(&quot;_DGN&quot;;[.A101];1)" office:value-type="float" office:value="0">
            <text:p>#VALUE!</text:p>
          </table:table-cell>
          <table:table-cell table:formula="of:=IF(ISERROR([.L101]);&quot;&quot;;[.A101])">
            <text:p/>
          </table:table-cell>
          <table:table-cell table:formula="of:=SUBSTITUTE(CONCATENATE([.F101];[.H101];[.I101];[.J101];[.K101];[.M101]);&quot;_WUn&quot;;&quot;&quot;)" office:value-type="string" office:string-value="OUT_6A_KL30_RES">
            <text:p>OUT_6A_KL30_RES</text:p>
          </table:table-cell>
          <table:table-cell table:formula="of:=VLOOKUP([.N101];[bd_flows_aux.$A$2:.$B$160];2;0)" office:value-type="float" office:value="109">
            <text:p>109</text:p>
          </table:table-cell>
          <table:table-cell/>
          <table:table-cell table:formula="of:=((LEN([.N101])=0)*2)-(LEN([.P101])&gt;0)+([.S101]*(LEN([.V101])=0)+([.V101]=&quot;TBD&quot;))" office:value-type="float" office:value="0">
            <text:p>0</text:p>
          </table:table-cell>
          <table:table-cell/>
          <table:table-cell table:formula="of:=OR([.R101];(LEN([.M101])&gt;0))" office:value-type="boolean" office:boolean-value="false">
            <text:p>FALSO</text:p>
          </table:table-cell>
          <table:table-cell table:formula="of:=[.T100]+[.S101]" office:value-type="float" office:value="170">
            <text:p>170</text:p>
          </table:table-cell>
          <table:table-cell table:formula="of:=IF([.S101];&quot;SI&quot;;&quot;&quot;)">
            <text:p/>
          </table:table-cell>
          <table:table-cell/>
          <table:table-cell table:formula="of:=LEN([.H101])&gt;1" office:value-type="boolean" office:boolean-value="true">
            <text:p>VERDADERO</text:p>
          </table:table-cell>
          <table:table-cell office:value-type="float" office:value="100">
            <text:p>100</text:p>
          </table:table-cell>
        </table:table-row>
        <table:table-row table:style-name="ro6">
          <table:table-cell office:value-type="string">
            <text:p>FLASH_LEFT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102])" office:value-type="string" office:string-value="IN_FLASH_LEFT">
            <text:p>IN_FLASH_LEFT</text:p>
          </table:table-cell>
          <table:table-cell/>
          <table:table-cell table:formula="of:=IF(ISERROR(VLOOKUP([.D102];[BCM.$V$4:BCM.$W$200];2;0));&quot;&quot;;[.D102])">
            <text:p/>
          </table:table-cell>
          <table:table-cell table:formula="of:=CONCATENATE(&quot;OUT_&quot;;[.A102])" office:value-type="string" office:string-value="OUT_FLASH_LEFT">
            <text:p>OUT_FLASH_LEFT</text:p>
          </table:table-cell>
          <table:table-cell table:formula="of:=IF(ISERROR(VLOOKUP([.G102];[BCM.$V$4:BCM.$W$200];2;0));&quot;&quot;;[.G102])" office:value-type="string" office:string-value="OUT_FLASH_LEFT">
            <text:p>OUT_FLASH_LEFT</text:p>
          </table:table-cell>
          <table:table-cell table:formula="of:=IF(ISERROR(VLOOKUP([.D102];[BCM.$X$4:BCM.$X$200];1;0));&quot;&quot;;[.D102])">
            <text:p/>
          </table:table-cell>
          <table:table-cell table:formula="of:=IF(ISERROR(VLOOKUP(CONCATENATE([.D102];&quot;n&quot;);[BCM.$X$4:BCM.$X$200];1;0));&quot;&quot;;CONCATENATE([.D102];&quot;n&quot;))">
            <text:p/>
          </table:table-cell>
          <table:table-cell/>
          <table:table-cell table:formula="of:=FIND(&quot;_DGN&quot;;[.A102];1)" office:value-type="float" office:value="0">
            <text:p>#VALUE!</text:p>
          </table:table-cell>
          <table:table-cell table:formula="of:=IF(ISERROR([.L102]);&quot;&quot;;[.A102])">
            <text:p/>
          </table:table-cell>
          <table:table-cell table:formula="of:=SUBSTITUTE(CONCATENATE([.F102];[.H102];[.I102];[.J102];[.K102];[.M102]);&quot;_WUn&quot;;&quot;&quot;)" office:value-type="string" office:string-value="OUT_FLASH_LEFT">
            <text:p>OUT_FLASH_LEFT</text:p>
          </table:table-cell>
          <table:table-cell table:formula="of:=VLOOKUP([.N102];[bd_flows_aux.$A$2:.$B$160];2;0)" office:value-type="float" office:value="110">
            <text:p>110</text:p>
          </table:table-cell>
          <table:table-cell/>
          <table:table-cell table:formula="of:=((LEN([.N102])=0)*2)-(LEN([.P102])&gt;0)+([.S102]*(LEN([.V102])=0)+([.V102]=&quot;TBD&quot;))" office:value-type="float" office:value="0">
            <text:p>0</text:p>
          </table:table-cell>
          <table:table-cell/>
          <table:table-cell table:formula="of:=OR([.R102];(LEN([.M102])&gt;0))" office:value-type="boolean" office:boolean-value="false">
            <text:p>FALSO</text:p>
          </table:table-cell>
          <table:table-cell table:formula="of:=[.T101]+[.S102]" office:value-type="float" office:value="170">
            <text:p>170</text:p>
          </table:table-cell>
          <table:table-cell table:formula="of:=IF([.S102];&quot;SI&quot;;&quot;&quot;)">
            <text:p/>
          </table:table-cell>
          <table:table-cell/>
          <table:table-cell table:formula="of:=LEN([.H102])&gt;1" office:value-type="boolean" office:boolean-value="true">
            <text:p>VERDADERO</text:p>
          </table:table-cell>
          <table:table-cell office:value-type="float" office:value="101">
            <text:p>101</text:p>
          </table:table-cell>
        </table:table-row>
        <table:table-row table:style-name="ro6">
          <table:table-cell office:value-type="string">
            <text:p>FLASH_RIGHT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103])" office:value-type="string" office:string-value="IN_FLASH_RIGHT">
            <text:p>IN_FLASH_RIGHT</text:p>
          </table:table-cell>
          <table:table-cell/>
          <table:table-cell table:formula="of:=IF(ISERROR(VLOOKUP([.D103];[BCM.$V$4:BCM.$W$200];2;0));&quot;&quot;;[.D103])">
            <text:p/>
          </table:table-cell>
          <table:table-cell table:formula="of:=CONCATENATE(&quot;OUT_&quot;;[.A103])" office:value-type="string" office:string-value="OUT_FLASH_RIGHT">
            <text:p>OUT_FLASH_RIGHT</text:p>
          </table:table-cell>
          <table:table-cell table:formula="of:=IF(ISERROR(VLOOKUP([.G103];[BCM.$V$4:BCM.$W$200];2;0));&quot;&quot;;[.G103])" office:value-type="string" office:string-value="OUT_FLASH_RIGHT">
            <text:p>OUT_FLASH_RIGHT</text:p>
          </table:table-cell>
          <table:table-cell table:formula="of:=IF(ISERROR(VLOOKUP([.D103];[BCM.$X$4:BCM.$X$200];1;0));&quot;&quot;;[.D103])">
            <text:p/>
          </table:table-cell>
          <table:table-cell table:formula="of:=IF(ISERROR(VLOOKUP(CONCATENATE([.D103];&quot;n&quot;);[BCM.$X$4:BCM.$X$200];1;0));&quot;&quot;;CONCATENATE([.D103];&quot;n&quot;))">
            <text:p/>
          </table:table-cell>
          <table:table-cell/>
          <table:table-cell table:formula="of:=FIND(&quot;_DGN&quot;;[.A103];1)" office:value-type="float" office:value="0">
            <text:p>#VALUE!</text:p>
          </table:table-cell>
          <table:table-cell table:formula="of:=IF(ISERROR([.L103]);&quot;&quot;;[.A103])">
            <text:p/>
          </table:table-cell>
          <table:table-cell table:formula="of:=SUBSTITUTE(CONCATENATE([.F103];[.H103];[.I103];[.J103];[.K103];[.M103]);&quot;_WUn&quot;;&quot;&quot;)" office:value-type="string" office:string-value="OUT_FLASH_RIGHT">
            <text:p>OUT_FLASH_RIGHT</text:p>
          </table:table-cell>
          <table:table-cell table:formula="of:=VLOOKUP([.N103];[bd_flows_aux.$A$2:.$B$160];2;0)" office:value-type="float" office:value="111">
            <text:p>111</text:p>
          </table:table-cell>
          <table:table-cell/>
          <table:table-cell table:formula="of:=((LEN([.N103])=0)*2)-(LEN([.P103])&gt;0)+([.S103]*(LEN([.V103])=0)+([.V103]=&quot;TBD&quot;))" office:value-type="float" office:value="0">
            <text:p>0</text:p>
          </table:table-cell>
          <table:table-cell/>
          <table:table-cell table:formula="of:=OR([.R103];(LEN([.M103])&gt;0))" office:value-type="boolean" office:boolean-value="false">
            <text:p>FALSO</text:p>
          </table:table-cell>
          <table:table-cell table:formula="of:=[.T102]+[.S103]" office:value-type="float" office:value="170">
            <text:p>170</text:p>
          </table:table-cell>
          <table:table-cell table:formula="of:=IF([.S103];&quot;SI&quot;;&quot;&quot;)">
            <text:p/>
          </table:table-cell>
          <table:table-cell/>
          <table:table-cell table:formula="of:=LEN([.H103])&gt;1" office:value-type="boolean" office:boolean-value="true">
            <text:p>VERDADERO</text:p>
          </table:table-cell>
          <table:table-cell office:value-type="float" office:value="102">
            <text:p>102</text:p>
          </table:table-cell>
        </table:table-row>
        <table:table-row table:style-name="ro6">
          <table:table-cell office:value-type="string">
            <text:p>6A_KL15_RES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104])" office:value-type="string" office:string-value="IN_6A_KL15_RES">
            <text:p>IN_6A_KL15_RES</text:p>
          </table:table-cell>
          <table:table-cell/>
          <table:table-cell table:formula="of:=IF(ISERROR(VLOOKUP([.D104];[BCM.$V$4:BCM.$W$200];2;0));&quot;&quot;;[.D104])">
            <text:p/>
          </table:table-cell>
          <table:table-cell table:formula="of:=CONCATENATE(&quot;OUT_&quot;;[.A104])" office:value-type="string" office:string-value="OUT_6A_KL15_RES">
            <text:p>OUT_6A_KL15_RES</text:p>
          </table:table-cell>
          <table:table-cell table:formula="of:=IF(ISERROR(VLOOKUP([.G104];[BCM.$V$4:BCM.$W$200];2;0));&quot;&quot;;[.G104])" office:value-type="string" office:string-value="OUT_6A_KL15_RES">
            <text:p>OUT_6A_KL15_RES</text:p>
          </table:table-cell>
          <table:table-cell table:formula="of:=IF(ISERROR(VLOOKUP([.D104];[BCM.$X$4:BCM.$X$200];1;0));&quot;&quot;;[.D104])">
            <text:p/>
          </table:table-cell>
          <table:table-cell table:formula="of:=IF(ISERROR(VLOOKUP(CONCATENATE([.D104];&quot;n&quot;);[BCM.$X$4:BCM.$X$200];1;0));&quot;&quot;;CONCATENATE([.D104];&quot;n&quot;))">
            <text:p/>
          </table:table-cell>
          <table:table-cell/>
          <table:table-cell table:formula="of:=FIND(&quot;_DGN&quot;;[.A104];1)" office:value-type="float" office:value="0">
            <text:p>#VALUE!</text:p>
          </table:table-cell>
          <table:table-cell table:formula="of:=IF(ISERROR([.L104]);&quot;&quot;;[.A104])">
            <text:p/>
          </table:table-cell>
          <table:table-cell table:formula="of:=SUBSTITUTE(CONCATENATE([.F104];[.H104];[.I104];[.J104];[.K104];[.M104]);&quot;_WUn&quot;;&quot;&quot;)" office:value-type="string" office:string-value="OUT_6A_KL15_RES">
            <text:p>OUT_6A_KL15_RES</text:p>
          </table:table-cell>
          <table:table-cell table:formula="of:=VLOOKUP([.N104];[bd_flows_aux.$A$2:.$B$160];2;0)" office:value-type="float" office:value="112">
            <text:p>112</text:p>
          </table:table-cell>
          <table:table-cell/>
          <table:table-cell table:formula="of:=((LEN([.N104])=0)*2)-(LEN([.P104])&gt;0)+([.S104]*(LEN([.V104])=0)+([.V104]=&quot;TBD&quot;))" office:value-type="float" office:value="0">
            <text:p>0</text:p>
          </table:table-cell>
          <table:table-cell/>
          <table:table-cell table:formula="of:=OR([.R104];(LEN([.M104])&gt;0))" office:value-type="boolean" office:boolean-value="false">
            <text:p>FALSO</text:p>
          </table:table-cell>
          <table:table-cell table:formula="of:=[.T103]+[.S104]" office:value-type="float" office:value="170">
            <text:p>170</text:p>
          </table:table-cell>
          <table:table-cell table:formula="of:=IF([.S104];&quot;SI&quot;;&quot;&quot;)">
            <text:p/>
          </table:table-cell>
          <table:table-cell/>
          <table:table-cell table:formula="of:=LEN([.H104])&gt;1" office:value-type="boolean" office:boolean-value="true">
            <text:p>VERDADERO</text:p>
          </table:table-cell>
          <table:table-cell office:value-type="float" office:value="103">
            <text:p>103</text:p>
          </table:table-cell>
        </table:table-row>
        <table:table-row table:style-name="ro6">
          <table:table-cell office:value-type="string">
            <text:p>FOG_LAMP_DGN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105])" office:value-type="string" office:string-value="IN_FOG_LAMP_DGN">
            <text:p>IN_FOG_LAMP_DGN</text:p>
          </table:table-cell>
          <table:table-cell/>
          <table:table-cell table:formula="of:=IF(ISERROR(VLOOKUP([.D105];[BCM.$V$4:BCM.$W$200];2;0));&quot;&quot;;[.D105])">
            <text:p/>
          </table:table-cell>
          <table:table-cell table:formula="of:=CONCATENATE(&quot;OUT_&quot;;[.A105])" office:value-type="string" office:string-value="OUT_FOG_LAMP_DGN">
            <text:p>OUT_FOG_LAMP_DGN</text:p>
          </table:table-cell>
          <table:table-cell table:formula="of:=IF(ISERROR(VLOOKUP([.G105];[BCM.$V$4:BCM.$W$200];2;0));&quot;&quot;;[.G105])">
            <text:p/>
          </table:table-cell>
          <table:table-cell table:formula="of:=IF(ISERROR(VLOOKUP([.D105];[BCM.$X$4:BCM.$X$200];1;0));&quot;&quot;;[.D105])">
            <text:p/>
          </table:table-cell>
          <table:table-cell table:formula="of:=IF(ISERROR(VLOOKUP(CONCATENATE([.D105];&quot;n&quot;);[BCM.$X$4:BCM.$X$200];1;0));&quot;&quot;;CONCATENATE([.D105];&quot;n&quot;))">
            <text:p/>
          </table:table-cell>
          <table:table-cell/>
          <table:table-cell table:formula="of:=FIND(&quot;_DGN&quot;;[.A105];1)" office:value-type="float" office:value="9">
            <text:p>9</text:p>
          </table:table-cell>
          <table:table-cell table:formula="of:=IF(ISERROR([.L105]);&quot;&quot;;[.A105])" office:value-type="string" office:string-value="FOG_LAMP_DGN">
            <text:p>FOG_LAMP_DGN</text:p>
          </table:table-cell>
          <table:table-cell table:formula="of:=SUBSTITUTE(CONCATENATE([.F105];[.H105];[.I105];[.J105];[.K105];[.M105]);&quot;_WUn&quot;;&quot;&quot;)" office:value-type="string" office:string-value="FOG_LAMP_DGN">
            <text:p>FOG_LAMP_DGN</text:p>
          </table:table-cell>
          <table:table-cell table:formula="of:=VLOOKUP([.N105];[bd_flows_aux.$A$2:.$B$160];2;0)" office:value-type="float" office:value="0">
            <text:p>#N/A</text:p>
          </table:table-cell>
          <table:table-cell/>
          <table:table-cell table:formula="of:=((LEN([.N105])=0)*2)-(LEN([.P105])&gt;0)+([.S105]*(LEN([.V105])=0)+([.V105]=&quot;TBD&quot;))" office:value-type="float" office:value="0">
            <text:p>0</text:p>
          </table:table-cell>
          <table:table-cell/>
          <table:table-cell table:formula="of:=OR([.R105];(LEN([.M105])&gt;0))" office:value-type="boolean" office:boolean-value="true">
            <text:p>VERDADERO</text:p>
          </table:table-cell>
          <table:table-cell table:formula="of:=[.T104]+[.S105]" office:value-type="float" office:value="171">
            <text:p>171</text:p>
          </table:table-cell>
          <table:table-cell table:formula="of:=IF([.S105];&quot;SI&quot;;&quot;&quot;)" office:value-type="string" office:string-value="SI">
            <text:p>SI</text:p>
          </table:table-cell>
          <table:table-cell office:value-type="string">
            <text:p>DI</text:p>
          </table:table-cell>
          <table:table-cell table:formula="of:=LEN([.H105])&gt;1" office:value-type="boolean" office:boolean-value="false">
            <text:p>FALSO</text:p>
          </table:table-cell>
          <table:table-cell office:value-type="float" office:value="104">
            <text:p>104</text:p>
          </table:table-cell>
        </table:table-row>
        <table:table-row table:style-name="ro6">
          <table:table-cell office:value-type="string">
            <text:p>REAR_LAMP_DGN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106])" office:value-type="string" office:string-value="IN_REAR_LAMP_DGN">
            <text:p>IN_REAR_LAMP_DGN</text:p>
          </table:table-cell>
          <table:table-cell/>
          <table:table-cell table:formula="of:=IF(ISERROR(VLOOKUP([.D106];[BCM.$V$4:BCM.$W$200];2;0));&quot;&quot;;[.D106])">
            <text:p/>
          </table:table-cell>
          <table:table-cell table:formula="of:=CONCATENATE(&quot;OUT_&quot;;[.A106])" office:value-type="string" office:string-value="OUT_REAR_LAMP_DGN">
            <text:p>OUT_REAR_LAMP_DGN</text:p>
          </table:table-cell>
          <table:table-cell table:formula="of:=IF(ISERROR(VLOOKUP([.G106];[BCM.$V$4:BCM.$W$200];2;0));&quot;&quot;;[.G106])">
            <text:p/>
          </table:table-cell>
          <table:table-cell table:formula="of:=IF(ISERROR(VLOOKUP([.D106];[BCM.$X$4:BCM.$X$200];1;0));&quot;&quot;;[.D106])">
            <text:p/>
          </table:table-cell>
          <table:table-cell table:formula="of:=IF(ISERROR(VLOOKUP(CONCATENATE([.D106];&quot;n&quot;);[BCM.$X$4:BCM.$X$200];1;0));&quot;&quot;;CONCATENATE([.D106];&quot;n&quot;))">
            <text:p/>
          </table:table-cell>
          <table:table-cell/>
          <table:table-cell table:formula="of:=FIND(&quot;_DGN&quot;;[.A106];1)" office:value-type="float" office:value="10">
            <text:p>10</text:p>
          </table:table-cell>
          <table:table-cell table:formula="of:=IF(ISERROR([.L106]);&quot;&quot;;[.A106])" office:value-type="string" office:string-value="REAR_LAMP_DGN">
            <text:p>REAR_LAMP_DGN</text:p>
          </table:table-cell>
          <table:table-cell table:formula="of:=SUBSTITUTE(CONCATENATE([.F106];[.H106];[.I106];[.J106];[.K106];[.M106]);&quot;_WUn&quot;;&quot;&quot;)" office:value-type="string" office:string-value="REAR_LAMP_DGN">
            <text:p>REAR_LAMP_DGN</text:p>
          </table:table-cell>
          <table:table-cell table:formula="of:=VLOOKUP([.N106];[bd_flows_aux.$A$2:.$B$160];2;0)" office:value-type="float" office:value="0">
            <text:p>#N/A</text:p>
          </table:table-cell>
          <table:table-cell/>
          <table:table-cell table:formula="of:=((LEN([.N106])=0)*2)-(LEN([.P106])&gt;0)+([.S106]*(LEN([.V106])=0)+([.V106]=&quot;TBD&quot;))" office:value-type="float" office:value="0">
            <text:p>0</text:p>
          </table:table-cell>
          <table:table-cell/>
          <table:table-cell table:formula="of:=OR([.R106];(LEN([.M106])&gt;0))" office:value-type="boolean" office:boolean-value="true">
            <text:p>VERDADERO</text:p>
          </table:table-cell>
          <table:table-cell table:formula="of:=[.T105]+[.S106]" office:value-type="float" office:value="172">
            <text:p>172</text:p>
          </table:table-cell>
          <table:table-cell table:formula="of:=IF([.S106];&quot;SI&quot;;&quot;&quot;)" office:value-type="string" office:string-value="SI">
            <text:p>SI</text:p>
          </table:table-cell>
          <table:table-cell office:value-type="string">
            <text:p>DI</text:p>
          </table:table-cell>
          <table:table-cell table:formula="of:=LEN([.H106])&gt;1" office:value-type="boolean" office:boolean-value="false">
            <text:p>FALSO</text:p>
          </table:table-cell>
          <table:table-cell office:value-type="float" office:value="105">
            <text:p>105</text:p>
          </table:table-cell>
        </table:table-row>
        <table:table-row table:style-name="ro6">
          <table:table-cell office:value-type="string">
            <text:p>FLASH_LEFT_DGN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107])" office:value-type="string" office:string-value="IN_FLASH_LEFT_DGN">
            <text:p>IN_FLASH_LEFT_DGN</text:p>
          </table:table-cell>
          <table:table-cell/>
          <table:table-cell table:formula="of:=IF(ISERROR(VLOOKUP([.D107];[BCM.$V$4:BCM.$W$200];2;0));&quot;&quot;;[.D107])">
            <text:p/>
          </table:table-cell>
          <table:table-cell table:formula="of:=CONCATENATE(&quot;OUT_&quot;;[.A107])" office:value-type="string" office:string-value="OUT_FLASH_LEFT_DGN">
            <text:p>OUT_FLASH_LEFT_DGN</text:p>
          </table:table-cell>
          <table:table-cell table:formula="of:=IF(ISERROR(VLOOKUP([.G107];[BCM.$V$4:BCM.$W$200];2;0));&quot;&quot;;[.G107])">
            <text:p/>
          </table:table-cell>
          <table:table-cell table:formula="of:=IF(ISERROR(VLOOKUP([.D107];[BCM.$X$4:BCM.$X$200];1;0));&quot;&quot;;[.D107])">
            <text:p/>
          </table:table-cell>
          <table:table-cell table:formula="of:=IF(ISERROR(VLOOKUP(CONCATENATE([.D107];&quot;n&quot;);[BCM.$X$4:BCM.$X$200];1;0));&quot;&quot;;CONCATENATE([.D107];&quot;n&quot;))">
            <text:p/>
          </table:table-cell>
          <table:table-cell/>
          <table:table-cell table:formula="of:=FIND(&quot;_DGN&quot;;[.A107];1)" office:value-type="float" office:value="11">
            <text:p>11</text:p>
          </table:table-cell>
          <table:table-cell table:formula="of:=IF(ISERROR([.L107]);&quot;&quot;;[.A107])" office:value-type="string" office:string-value="FLASH_LEFT_DGN">
            <text:p>FLASH_LEFT_DGN</text:p>
          </table:table-cell>
          <table:table-cell table:formula="of:=SUBSTITUTE(CONCATENATE([.F107];[.H107];[.I107];[.J107];[.K107];[.M107]);&quot;_WUn&quot;;&quot;&quot;)" office:value-type="string" office:string-value="FLASH_LEFT_DGN">
            <text:p>FLASH_LEFT_DGN</text:p>
          </table:table-cell>
          <table:table-cell table:formula="of:=VLOOKUP([.N107];[bd_flows_aux.$A$2:.$B$160];2;0)" office:value-type="float" office:value="0">
            <text:p>#N/A</text:p>
          </table:table-cell>
          <table:table-cell/>
          <table:table-cell table:formula="of:=((LEN([.N107])=0)*2)-(LEN([.P107])&gt;0)+([.S107]*(LEN([.V107])=0)+([.V107]=&quot;TBD&quot;))" office:value-type="float" office:value="0">
            <text:p>0</text:p>
          </table:table-cell>
          <table:table-cell/>
          <table:table-cell table:formula="of:=OR([.R107];(LEN([.M107])&gt;0))" office:value-type="boolean" office:boolean-value="true">
            <text:p>VERDADERO</text:p>
          </table:table-cell>
          <table:table-cell table:formula="of:=[.T106]+[.S107]" office:value-type="float" office:value="173">
            <text:p>173</text:p>
          </table:table-cell>
          <table:table-cell table:formula="of:=IF([.S107];&quot;SI&quot;;&quot;&quot;)" office:value-type="string" office:string-value="SI">
            <text:p>SI</text:p>
          </table:table-cell>
          <table:table-cell office:value-type="string">
            <text:p>DI</text:p>
          </table:table-cell>
          <table:table-cell table:formula="of:=LEN([.H107])&gt;1" office:value-type="boolean" office:boolean-value="false">
            <text:p>FALSO</text:p>
          </table:table-cell>
          <table:table-cell office:value-type="float" office:value="106">
            <text:p>106</text:p>
          </table:table-cell>
        </table:table-row>
        <table:table-row table:style-name="ro6">
          <table:table-cell office:value-type="string">
            <text:p>FLASH_RIGHT_DGN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108])" office:value-type="string" office:string-value="IN_FLASH_RIGHT_DGN">
            <text:p>IN_FLASH_RIGHT_DGN</text:p>
          </table:table-cell>
          <table:table-cell/>
          <table:table-cell table:formula="of:=IF(ISERROR(VLOOKUP([.D108];[BCM.$V$4:BCM.$W$200];2;0));&quot;&quot;;[.D108])">
            <text:p/>
          </table:table-cell>
          <table:table-cell table:formula="of:=CONCATENATE(&quot;OUT_&quot;;[.A108])" office:value-type="string" office:string-value="OUT_FLASH_RIGHT_DGN">
            <text:p>OUT_FLASH_RIGHT_DGN</text:p>
          </table:table-cell>
          <table:table-cell table:formula="of:=IF(ISERROR(VLOOKUP([.G108];[BCM.$V$4:BCM.$W$200];2;0));&quot;&quot;;[.G108])">
            <text:p/>
          </table:table-cell>
          <table:table-cell table:formula="of:=IF(ISERROR(VLOOKUP([.D108];[BCM.$X$4:BCM.$X$200];1;0));&quot;&quot;;[.D108])">
            <text:p/>
          </table:table-cell>
          <table:table-cell table:formula="of:=IF(ISERROR(VLOOKUP(CONCATENATE([.D108];&quot;n&quot;);[BCM.$X$4:BCM.$X$200];1;0));&quot;&quot;;CONCATENATE([.D108];&quot;n&quot;))">
            <text:p/>
          </table:table-cell>
          <table:table-cell/>
          <table:table-cell table:formula="of:=FIND(&quot;_DGN&quot;;[.A108];1)" office:value-type="float" office:value="12">
            <text:p>12</text:p>
          </table:table-cell>
          <table:table-cell table:formula="of:=IF(ISERROR([.L108]);&quot;&quot;;[.A108])" office:value-type="string" office:string-value="FLASH_RIGHT_DGN">
            <text:p>FLASH_RIGHT_DGN</text:p>
          </table:table-cell>
          <table:table-cell table:formula="of:=SUBSTITUTE(CONCATENATE([.F108];[.H108];[.I108];[.J108];[.K108];[.M108]);&quot;_WUn&quot;;&quot;&quot;)" office:value-type="string" office:string-value="FLASH_RIGHT_DGN">
            <text:p>FLASH_RIGHT_DGN</text:p>
          </table:table-cell>
          <table:table-cell table:formula="of:=VLOOKUP([.N108];[bd_flows_aux.$A$2:.$B$160];2;0)" office:value-type="float" office:value="0">
            <text:p>#N/A</text:p>
          </table:table-cell>
          <table:table-cell/>
          <table:table-cell table:formula="of:=((LEN([.N108])=0)*2)-(LEN([.P108])&gt;0)+([.S108]*(LEN([.V108])=0)+([.V108]=&quot;TBD&quot;))" office:value-type="float" office:value="0">
            <text:p>0</text:p>
          </table:table-cell>
          <table:table-cell/>
          <table:table-cell table:formula="of:=OR([.R108];(LEN([.M108])&gt;0))" office:value-type="boolean" office:boolean-value="true">
            <text:p>VERDADERO</text:p>
          </table:table-cell>
          <table:table-cell table:formula="of:=[.T107]+[.S108]" office:value-type="float" office:value="174">
            <text:p>174</text:p>
          </table:table-cell>
          <table:table-cell table:formula="of:=IF([.S108];&quot;SI&quot;;&quot;&quot;)" office:value-type="string" office:string-value="SI">
            <text:p>SI</text:p>
          </table:table-cell>
          <table:table-cell office:value-type="string">
            <text:p>DI</text:p>
          </table:table-cell>
          <table:table-cell table:formula="of:=LEN([.H108])&gt;1" office:value-type="boolean" office:boolean-value="false">
            <text:p>FALSO</text:p>
          </table:table-cell>
          <table:table-cell office:value-type="float" office:value="107">
            <text:p>107</text:p>
          </table:table-cell>
        </table:table-row>
        <table:table-row table:style-name="ro6">
          <table:table-cell office:value-type="string">
            <text:p>READY_ON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109])" office:value-type="string" office:string-value="IN_READY_ON">
            <text:p>IN_READY_ON</text:p>
          </table:table-cell>
          <table:table-cell/>
          <table:table-cell table:formula="of:=IF(ISERROR(VLOOKUP([.D109];[BCM.$V$4:BCM.$W$200];2;0));&quot;&quot;;[.D109])">
            <text:p/>
          </table:table-cell>
          <table:table-cell table:formula="of:=CONCATENATE(&quot;OUT_&quot;;[.A109])" office:value-type="string" office:string-value="OUT_READY_ON">
            <text:p>OUT_READY_ON</text:p>
          </table:table-cell>
          <table:table-cell table:formula="of:=IF(ISERROR(VLOOKUP([.G109];[BCM.$V$4:BCM.$W$200];2;0));&quot;&quot;;[.G109])">
            <text:p/>
          </table:table-cell>
          <table:table-cell table:formula="of:=IF(ISERROR(VLOOKUP([.D109];[BCM.$X$4:BCM.$X$200];1;0));&quot;&quot;;[.D109])">
            <text:p/>
          </table:table-cell>
          <table:table-cell table:formula="of:=IF(ISERROR(VLOOKUP(CONCATENATE([.D109];&quot;n&quot;);[BCM.$X$4:BCM.$X$200];1;0));&quot;&quot;;CONCATENATE([.D109];&quot;n&quot;))">
            <text:p/>
          </table:table-cell>
          <table:table-cell/>
          <table:table-cell table:formula="of:=FIND(&quot;_DGN&quot;;[.A109];1)" office:value-type="float" office:value="0">
            <text:p>#VALUE!</text:p>
          </table:table-cell>
          <table:table-cell table:formula="of:=IF(ISERROR([.L109]);&quot;&quot;;[.A109])">
            <text:p/>
          </table:table-cell>
          <table:table-cell table:formula="of:=SUBSTITUTE(CONCATENATE([.F109];[.H109];[.I109];[.J109];[.K109];[.M109]);&quot;_WUn&quot;;&quot;&quot;)">
            <text:p/>
          </table:table-cell>
          <table:table-cell table:formula="of:=VLOOKUP([.N109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09])=0)*2)-(LEN([.P109])&gt;0)+([.S109]*(LEN([.V109])=0)+([.V109]=&quot;TBD&quot;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OR([.R109];(LEN([.M109])&gt;0))" office:value-type="boolean" office:boolean-value="true">
            <text:p>VERDADERO</text:p>
          </table:table-cell>
          <table:table-cell table:formula="of:=[.T108]+[.S109]" office:value-type="float" office:value="175">
            <text:p>175</text:p>
          </table:table-cell>
          <table:table-cell table:formula="of:=IF([.S109];&quot;SI&quot;;&quot;&quot;)" office:value-type="string" office:string-value="SI">
            <text:p>SI</text:p>
          </table:table-cell>
          <table:table-cell office:value-type="string">
            <text:p>TBD</text:p>
          </table:table-cell>
          <table:table-cell table:formula="of:=LEN([.H109])&gt;1" office:value-type="boolean" office:boolean-value="false">
            <text:p>FALSO</text:p>
          </table:table-cell>
          <table:table-cell office:value-type="float" office:value="108">
            <text:p>108</text:p>
          </table:table-cell>
        </table:table-row>
        <table:table-row table:style-name="ro6">
          <table:table-cell office:value-type="string">
            <text:p>DEFROST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110])" office:value-type="string" office:string-value="IN_DEFROST">
            <text:p>IN_DEFROST</text:p>
          </table:table-cell>
          <table:table-cell/>
          <table:table-cell table:formula="of:=IF(ISERROR(VLOOKUP([.D110];[BCM.$V$4:BCM.$W$200];2;0));&quot;&quot;;[.D110])">
            <text:p/>
          </table:table-cell>
          <table:table-cell table:formula="of:=CONCATENATE(&quot;OUT_&quot;;[.A110])" office:value-type="string" office:string-value="OUT_DEFROST">
            <text:p>OUT_DEFROST</text:p>
          </table:table-cell>
          <table:table-cell table:formula="of:=IF(ISERROR(VLOOKUP([.G110];[BCM.$V$4:BCM.$W$200];2;0));&quot;&quot;;[.G110])" office:value-type="string" office:string-value="OUT_DEFROST">
            <text:p>OUT_DEFROST</text:p>
          </table:table-cell>
          <table:table-cell table:formula="of:=IF(ISERROR(VLOOKUP([.D110];[BCM.$X$4:BCM.$X$200];1;0));&quot;&quot;;[.D110])">
            <text:p/>
          </table:table-cell>
          <table:table-cell table:formula="of:=IF(ISERROR(VLOOKUP(CONCATENATE([.D110];&quot;n&quot;);[BCM.$X$4:BCM.$X$200];1;0));&quot;&quot;;CONCATENATE([.D110];&quot;n&quot;))">
            <text:p/>
          </table:table-cell>
          <table:table-cell/>
          <table:table-cell table:formula="of:=FIND(&quot;_DGN&quot;;[.A110];1)" office:value-type="float" office:value="0">
            <text:p>#VALUE!</text:p>
          </table:table-cell>
          <table:table-cell table:formula="of:=IF(ISERROR([.L110]);&quot;&quot;;[.A110])">
            <text:p/>
          </table:table-cell>
          <table:table-cell table:formula="of:=SUBSTITUTE(CONCATENATE([.F110];[.H110];[.I110];[.J110];[.K110];[.M110]);&quot;_WUn&quot;;&quot;&quot;)" office:value-type="string" office:string-value="OUT_DEFROST">
            <text:p>OUT_DEFROST</text:p>
          </table:table-cell>
          <table:table-cell table:formula="of:=VLOOKUP([.N110];[bd_flows_aux.$A$2:.$B$160];2;0)" office:value-type="float" office:value="13">
            <text:p>13</text:p>
          </table:table-cell>
          <table:table-cell/>
          <table:table-cell table:formula="of:=((LEN([.N110])=0)*2)-(LEN([.P110])&gt;0)+([.S110]*(LEN([.V110])=0)+([.V110]=&quot;TBD&quot;))" office:value-type="float" office:value="0">
            <text:p>0</text:p>
          </table:table-cell>
          <table:table-cell/>
          <table:table-cell table:formula="of:=OR([.R110];(LEN([.M110])&gt;0))" office:value-type="boolean" office:boolean-value="false">
            <text:p>FALSO</text:p>
          </table:table-cell>
          <table:table-cell table:formula="of:=[.T109]+[.S110]" office:value-type="float" office:value="175">
            <text:p>175</text:p>
          </table:table-cell>
          <table:table-cell table:formula="of:=IF([.S110];&quot;SI&quot;;&quot;&quot;)">
            <text:p/>
          </table:table-cell>
          <table:table-cell/>
          <table:table-cell table:formula="of:=LEN([.H110])&gt;1" office:value-type="boolean" office:boolean-value="true">
            <text:p>VERDADERO</text:p>
          </table:table-cell>
          <table:table-cell office:value-type="float" office:value="109">
            <text:p>109</text:p>
          </table:table-cell>
        </table:table-row>
        <table:table-row table:style-name="ro6">
          <table:table-cell office:value-type="string">
            <text:p>UART_232_TX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111])" office:value-type="string" office:string-value="IN_UART_232_TX">
            <text:p>IN_UART_232_TX</text:p>
          </table:table-cell>
          <table:table-cell/>
          <table:table-cell table:formula="of:=IF(ISERROR(VLOOKUP([.D111];[BCM.$V$4:BCM.$W$200];2;0));&quot;&quot;;[.D111])">
            <text:p/>
          </table:table-cell>
          <table:table-cell table:formula="of:=CONCATENATE(&quot;OUT_&quot;;[.A111])" office:value-type="string" office:string-value="OUT_UART_232_TX">
            <text:p>OUT_UART_232_TX</text:p>
          </table:table-cell>
          <table:table-cell table:formula="of:=IF(ISERROR(VLOOKUP([.G111];[BCM.$V$4:BCM.$W$200];2;0));&quot;&quot;;[.G111])">
            <text:p/>
          </table:table-cell>
          <table:table-cell table:formula="of:=IF(ISERROR(VLOOKUP([.D111];[BCM.$X$4:BCM.$X$200];1;0));&quot;&quot;;[.D111])">
            <text:p/>
          </table:table-cell>
          <table:table-cell table:formula="of:=IF(ISERROR(VLOOKUP(CONCATENATE([.D111];&quot;n&quot;);[BCM.$X$4:BCM.$X$200];1;0));&quot;&quot;;CONCATENATE([.D111];&quot;n&quot;))">
            <text:p/>
          </table:table-cell>
          <table:table-cell office:value-type="string">
            <text:p>COM1_232_TX</text:p>
          </table:table-cell>
          <table:table-cell table:formula="of:=FIND(&quot;_DGN&quot;;[.A111];1)" office:value-type="float" office:value="0">
            <text:p>#VALUE!</text:p>
          </table:table-cell>
          <table:table-cell table:formula="of:=IF(ISERROR([.L111]);&quot;&quot;;[.A111])">
            <text:p/>
          </table:table-cell>
          <table:table-cell table:formula="of:=SUBSTITUTE(CONCATENATE([.F111];[.H111];[.I111];[.J111];[.K111];[.M111]);&quot;_WUn&quot;;&quot;&quot;)" office:value-type="string" office:string-value="COM1_232_TX">
            <text:p>COM1_232_TX</text:p>
          </table:table-cell>
          <table:table-cell table:formula="of:=VLOOKUP([.N111];[bd_flows_aux.$A$2:.$B$160];2;0)" office:value-type="float" office:value="116">
            <text:p>116</text:p>
          </table:table-cell>
          <table:table-cell/>
          <table:table-cell table:formula="of:=((LEN([.N111])=0)*2)-(LEN([.P111])&gt;0)+([.S111]*(LEN([.V111])=0)+([.V111]=&quot;TBD&quot;))" office:value-type="float" office:value="0">
            <text:p>0</text:p>
          </table:table-cell>
          <table:table-cell/>
          <table:table-cell table:formula="of:=OR([.R111];(LEN([.M111])&gt;0))" office:value-type="boolean" office:boolean-value="false">
            <text:p>FALSO</text:p>
          </table:table-cell>
          <table:table-cell table:formula="of:=[.T110]+[.S111]" office:value-type="float" office:value="175">
            <text:p>175</text:p>
          </table:table-cell>
          <table:table-cell table:formula="of:=IF([.S111];&quot;SI&quot;;&quot;&quot;)">
            <text:p/>
          </table:table-cell>
          <table:table-cell/>
          <table:table-cell table:formula="of:=LEN([.H111])&gt;1" office:value-type="boolean" office:boolean-value="false">
            <text:p>FALSO</text:p>
          </table:table-cell>
          <table:table-cell office:value-type="float" office:value="110">
            <text:p>110</text:p>
          </table:table-cell>
        </table:table-row>
        <table:table-row table:style-name="ro6">
          <table:table-cell office:value-type="string">
            <text:p>UART_232_RX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112])" office:value-type="string" office:string-value="IN_UART_232_RX">
            <text:p>IN_UART_232_RX</text:p>
          </table:table-cell>
          <table:table-cell/>
          <table:table-cell table:formula="of:=IF(ISERROR(VLOOKUP([.D112];[BCM.$V$4:BCM.$W$200];2;0));&quot;&quot;;[.D112])">
            <text:p/>
          </table:table-cell>
          <table:table-cell table:formula="of:=CONCATENATE(&quot;OUT_&quot;;[.A112])" office:value-type="string" office:string-value="OUT_UART_232_RX">
            <text:p>OUT_UART_232_RX</text:p>
          </table:table-cell>
          <table:table-cell table:formula="of:=IF(ISERROR(VLOOKUP([.G112];[BCM.$V$4:BCM.$W$200];2;0));&quot;&quot;;[.G112])">
            <text:p/>
          </table:table-cell>
          <table:table-cell table:formula="of:=IF(ISERROR(VLOOKUP([.D112];[BCM.$X$4:BCM.$X$200];1;0));&quot;&quot;;[.D112])">
            <text:p/>
          </table:table-cell>
          <table:table-cell table:formula="of:=IF(ISERROR(VLOOKUP(CONCATENATE([.D112];&quot;n&quot;);[BCM.$X$4:BCM.$X$200];1;0));&quot;&quot;;CONCATENATE([.D112];&quot;n&quot;))">
            <text:p/>
          </table:table-cell>
          <table:table-cell office:value-type="string">
            <text:p>COM1_232_RX</text:p>
          </table:table-cell>
          <table:table-cell table:formula="of:=FIND(&quot;_DGN&quot;;[.A112];1)" office:value-type="float" office:value="0">
            <text:p>#VALUE!</text:p>
          </table:table-cell>
          <table:table-cell table:formula="of:=IF(ISERROR([.L112]);&quot;&quot;;[.A112])">
            <text:p/>
          </table:table-cell>
          <table:table-cell table:formula="of:=SUBSTITUTE(CONCATENATE([.F112];[.H112];[.I112];[.J112];[.K112];[.M112]);&quot;_WUn&quot;;&quot;&quot;)" office:value-type="string" office:string-value="COM1_232_RX">
            <text:p>COM1_232_RX</text:p>
          </table:table-cell>
          <table:table-cell table:formula="of:=VLOOKUP([.N112];[bd_flows_aux.$A$2:.$B$160];2;0)" office:value-type="float" office:value="117">
            <text:p>117</text:p>
          </table:table-cell>
          <table:table-cell/>
          <table:table-cell table:formula="of:=((LEN([.N112])=0)*2)-(LEN([.P112])&gt;0)+([.S112]*(LEN([.V112])=0)+([.V112]=&quot;TBD&quot;))" office:value-type="float" office:value="0">
            <text:p>0</text:p>
          </table:table-cell>
          <table:table-cell/>
          <table:table-cell table:formula="of:=OR([.R112];(LEN([.M112])&gt;0))" office:value-type="boolean" office:boolean-value="false">
            <text:p>FALSO</text:p>
          </table:table-cell>
          <table:table-cell table:formula="of:=[.T111]+[.S112]" office:value-type="float" office:value="175">
            <text:p>175</text:p>
          </table:table-cell>
          <table:table-cell table:formula="of:=IF([.S112];&quot;SI&quot;;&quot;&quot;)">
            <text:p/>
          </table:table-cell>
          <table:table-cell/>
          <table:table-cell table:formula="of:=LEN([.H112])&gt;1" office:value-type="boolean" office:boolean-value="false">
            <text:p>FALSO</text:p>
          </table:table-cell>
          <table:table-cell office:value-type="float" office:value="111">
            <text:p>111</text:p>
          </table:table-cell>
        </table:table-row>
        <table:table-row table:style-name="ro6">
          <table:table-cell office:value-type="string">
            <text:p>UART_485_1_TX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113])" office:value-type="string" office:string-value="IN_UART_485_1_TX">
            <text:p>IN_UART_485_1_TX</text:p>
          </table:table-cell>
          <table:table-cell/>
          <table:table-cell table:formula="of:=IF(ISERROR(VLOOKUP([.D113];[BCM.$V$4:BCM.$W$200];2;0));&quot;&quot;;[.D113])">
            <text:p/>
          </table:table-cell>
          <table:table-cell table:formula="of:=CONCATENATE(&quot;OUT_&quot;;[.A113])" office:value-type="string" office:string-value="OUT_UART_485_1_TX">
            <text:p>OUT_UART_485_1_TX</text:p>
          </table:table-cell>
          <table:table-cell table:formula="of:=IF(ISERROR(VLOOKUP([.G113];[BCM.$V$4:BCM.$W$200];2;0));&quot;&quot;;[.G113])">
            <text:p/>
          </table:table-cell>
          <table:table-cell table:formula="of:=IF(ISERROR(VLOOKUP([.D113];[BCM.$X$4:BCM.$X$200];1;0));&quot;&quot;;[.D113])">
            <text:p/>
          </table:table-cell>
          <table:table-cell table:formula="of:=IF(ISERROR(VLOOKUP(CONCATENATE([.D113];&quot;n&quot;);[BCM.$X$4:BCM.$X$200];1;0));&quot;&quot;;CONCATENATE([.D113];&quot;n&quot;))">
            <text:p/>
          </table:table-cell>
          <table:table-cell/>
          <table:table-cell table:formula="of:=FIND(&quot;_DGN&quot;;[.A113];1)" office:value-type="float" office:value="0">
            <text:p>#VALUE!</text:p>
          </table:table-cell>
          <table:table-cell table:formula="of:=IF(ISERROR([.L113]);&quot;&quot;;[.A113])">
            <text:p/>
          </table:table-cell>
          <table:table-cell table:formula="of:=SUBSTITUTE(CONCATENATE([.F113];[.H113];[.I113];[.J113];[.K113];[.M113]);&quot;_WUn&quot;;&quot;&quot;)">
            <text:p/>
          </table:table-cell>
          <table:table-cell table:formula="of:=VLOOKUP([.N113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13])=0)*2)-(LEN([.P113])&gt;0)+([.S113]*(LEN([.V113])=0)+([.V113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13];(LEN([.M113])&gt;0))" office:value-type="boolean" office:boolean-value="true">
            <text:p>VERDADERO</text:p>
          </table:table-cell>
          <table:table-cell table:formula="of:=[.T112]+[.S113]" office:value-type="float" office:value="176">
            <text:p>176</text:p>
          </table:table-cell>
          <table:table-cell table:formula="of:=IF([.S113];&quot;SI&quot;;&quot;&quot;)" office:value-type="string" office:string-value="SI">
            <text:p>SI</text:p>
          </table:table-cell>
          <table:table-cell office:value-type="string">
            <text:p>Bus</text:p>
          </table:table-cell>
          <table:table-cell table:formula="of:=LEN([.H113])&gt;1" office:value-type="boolean" office:boolean-value="false">
            <text:p>FALSO</text:p>
          </table:table-cell>
          <table:table-cell office:value-type="float" office:value="112">
            <text:p>112</text:p>
          </table:table-cell>
        </table:table-row>
        <table:table-row table:style-name="ro6">
          <table:table-cell office:value-type="string">
            <text:p>UART_485_1_RX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114])" office:value-type="string" office:string-value="IN_UART_485_1_RX">
            <text:p>IN_UART_485_1_RX</text:p>
          </table:table-cell>
          <table:table-cell/>
          <table:table-cell table:formula="of:=IF(ISERROR(VLOOKUP([.D114];[BCM.$V$4:BCM.$W$200];2;0));&quot;&quot;;[.D114])">
            <text:p/>
          </table:table-cell>
          <table:table-cell table:formula="of:=CONCATENATE(&quot;OUT_&quot;;[.A114])" office:value-type="string" office:string-value="OUT_UART_485_1_RX">
            <text:p>OUT_UART_485_1_RX</text:p>
          </table:table-cell>
          <table:table-cell table:formula="of:=IF(ISERROR(VLOOKUP([.G114];[BCM.$V$4:BCM.$W$200];2;0));&quot;&quot;;[.G114])">
            <text:p/>
          </table:table-cell>
          <table:table-cell table:formula="of:=IF(ISERROR(VLOOKUP([.D114];[BCM.$X$4:BCM.$X$200];1;0));&quot;&quot;;[.D114])">
            <text:p/>
          </table:table-cell>
          <table:table-cell table:formula="of:=IF(ISERROR(VLOOKUP(CONCATENATE([.D114];&quot;n&quot;);[BCM.$X$4:BCM.$X$200];1;0));&quot;&quot;;CONCATENATE([.D114];&quot;n&quot;))">
            <text:p/>
          </table:table-cell>
          <table:table-cell/>
          <table:table-cell table:formula="of:=FIND(&quot;_DGN&quot;;[.A114];1)" office:value-type="float" office:value="0">
            <text:p>#VALUE!</text:p>
          </table:table-cell>
          <table:table-cell table:formula="of:=IF(ISERROR([.L114]);&quot;&quot;;[.A114])">
            <text:p/>
          </table:table-cell>
          <table:table-cell table:formula="of:=SUBSTITUTE(CONCATENATE([.F114];[.H114];[.I114];[.J114];[.K114];[.M114]);&quot;_WUn&quot;;&quot;&quot;)">
            <text:p/>
          </table:table-cell>
          <table:table-cell table:formula="of:=VLOOKUP([.N114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14])=0)*2)-(LEN([.P114])&gt;0)+([.S114]*(LEN([.V114])=0)+([.V114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14];(LEN([.M114])&gt;0))" office:value-type="boolean" office:boolean-value="true">
            <text:p>VERDADERO</text:p>
          </table:table-cell>
          <table:table-cell table:formula="of:=[.T113]+[.S114]" office:value-type="float" office:value="177">
            <text:p>177</text:p>
          </table:table-cell>
          <table:table-cell table:formula="of:=IF([.S114];&quot;SI&quot;;&quot;&quot;)" office:value-type="string" office:string-value="SI">
            <text:p>SI</text:p>
          </table:table-cell>
          <table:table-cell office:value-type="string">
            <text:p>Bus</text:p>
          </table:table-cell>
          <table:table-cell table:formula="of:=LEN([.H114])&gt;1" office:value-type="boolean" office:boolean-value="false">
            <text:p>FALSO</text:p>
          </table:table-cell>
          <table:table-cell office:value-type="float" office:value="113">
            <text:p>113</text:p>
          </table:table-cell>
        </table:table-row>
        <table:table-row table:style-name="ro6">
          <table:table-cell office:value-type="string">
            <text:p>UART_485_1_EN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115])" office:value-type="string" office:string-value="IN_UART_485_1_EN">
            <text:p>IN_UART_485_1_EN</text:p>
          </table:table-cell>
          <table:table-cell/>
          <table:table-cell table:formula="of:=IF(ISERROR(VLOOKUP([.D115];[BCM.$V$4:BCM.$W$200];2;0));&quot;&quot;;[.D115])">
            <text:p/>
          </table:table-cell>
          <table:table-cell table:formula="of:=CONCATENATE(&quot;OUT_&quot;;[.A115])" office:value-type="string" office:string-value="OUT_UART_485_1_EN">
            <text:p>OUT_UART_485_1_EN</text:p>
          </table:table-cell>
          <table:table-cell table:formula="of:=IF(ISERROR(VLOOKUP([.G115];[BCM.$V$4:BCM.$W$200];2;0));&quot;&quot;;[.G115])">
            <text:p/>
          </table:table-cell>
          <table:table-cell table:formula="of:=IF(ISERROR(VLOOKUP([.D115];[BCM.$X$4:BCM.$X$200];1;0));&quot;&quot;;[.D115])">
            <text:p/>
          </table:table-cell>
          <table:table-cell table:formula="of:=IF(ISERROR(VLOOKUP(CONCATENATE([.D115];&quot;n&quot;);[BCM.$X$4:BCM.$X$200];1;0));&quot;&quot;;CONCATENATE([.D115];&quot;n&quot;))">
            <text:p/>
          </table:table-cell>
          <table:table-cell/>
          <table:table-cell table:formula="of:=FIND(&quot;_DGN&quot;;[.A115];1)" office:value-type="float" office:value="0">
            <text:p>#VALUE!</text:p>
          </table:table-cell>
          <table:table-cell table:formula="of:=IF(ISERROR([.L115]);&quot;&quot;;[.A115])">
            <text:p/>
          </table:table-cell>
          <table:table-cell table:formula="of:=SUBSTITUTE(CONCATENATE([.F115];[.H115];[.I115];[.J115];[.K115];[.M115]);&quot;_WUn&quot;;&quot;&quot;)">
            <text:p/>
          </table:table-cell>
          <table:table-cell table:formula="of:=VLOOKUP([.N115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15])=0)*2)-(LEN([.P115])&gt;0)+([.S115]*(LEN([.V115])=0)+([.V115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15];(LEN([.M115])&gt;0))" office:value-type="boolean" office:boolean-value="true">
            <text:p>VERDADERO</text:p>
          </table:table-cell>
          <table:table-cell table:formula="of:=[.T114]+[.S115]" office:value-type="float" office:value="178">
            <text:p>178</text:p>
          </table:table-cell>
          <table:table-cell table:formula="of:=IF([.S115];&quot;SI&quot;;&quot;&quot;)" office:value-type="string" office:string-value="SI">
            <text:p>SI</text:p>
          </table:table-cell>
          <table:table-cell office:value-type="string">
            <text:p>Bus</text:p>
          </table:table-cell>
          <table:table-cell table:formula="of:=LEN([.H115])&gt;1" office:value-type="boolean" office:boolean-value="false">
            <text:p>FALSO</text:p>
          </table:table-cell>
          <table:table-cell office:value-type="float" office:value="114">
            <text:p>114</text:p>
          </table:table-cell>
        </table:table-row>
        <table:table-row table:style-name="ro6">
          <table:table-cell office:value-type="string">
            <text:p>UART_485_2_TX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116])" office:value-type="string" office:string-value="IN_UART_485_2_TX">
            <text:p>IN_UART_485_2_TX</text:p>
          </table:table-cell>
          <table:table-cell/>
          <table:table-cell table:formula="of:=IF(ISERROR(VLOOKUP([.D116];[BCM.$V$4:BCM.$W$200];2;0));&quot;&quot;;[.D116])">
            <text:p/>
          </table:table-cell>
          <table:table-cell table:formula="of:=CONCATENATE(&quot;OUT_&quot;;[.A116])" office:value-type="string" office:string-value="OUT_UART_485_2_TX">
            <text:p>OUT_UART_485_2_TX</text:p>
          </table:table-cell>
          <table:table-cell table:formula="of:=IF(ISERROR(VLOOKUP([.G116];[BCM.$V$4:BCM.$W$200];2;0));&quot;&quot;;[.G116])">
            <text:p/>
          </table:table-cell>
          <table:table-cell table:formula="of:=IF(ISERROR(VLOOKUP([.D116];[BCM.$X$4:BCM.$X$200];1;0));&quot;&quot;;[.D116])">
            <text:p/>
          </table:table-cell>
          <table:table-cell table:formula="of:=IF(ISERROR(VLOOKUP(CONCATENATE([.D116];&quot;n&quot;);[BCM.$X$4:BCM.$X$200];1;0));&quot;&quot;;CONCATENATE([.D116];&quot;n&quot;))">
            <text:p/>
          </table:table-cell>
          <table:table-cell/>
          <table:table-cell table:formula="of:=FIND(&quot;_DGN&quot;;[.A116];1)" office:value-type="float" office:value="0">
            <text:p>#VALUE!</text:p>
          </table:table-cell>
          <table:table-cell table:formula="of:=IF(ISERROR([.L116]);&quot;&quot;;[.A116])">
            <text:p/>
          </table:table-cell>
          <table:table-cell table:formula="of:=SUBSTITUTE(CONCATENATE([.F116];[.H116];[.I116];[.J116];[.K116];[.M116]);&quot;_WUn&quot;;&quot;&quot;)">
            <text:p/>
          </table:table-cell>
          <table:table-cell table:formula="of:=VLOOKUP([.N116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16])=0)*2)-(LEN([.P116])&gt;0)+([.S116]*(LEN([.V116])=0)+([.V116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16];(LEN([.M116])&gt;0))" office:value-type="boolean" office:boolean-value="true">
            <text:p>VERDADERO</text:p>
          </table:table-cell>
          <table:table-cell table:formula="of:=[.T115]+[.S116]" office:value-type="float" office:value="179">
            <text:p>179</text:p>
          </table:table-cell>
          <table:table-cell table:formula="of:=IF([.S116];&quot;SI&quot;;&quot;&quot;)" office:value-type="string" office:string-value="SI">
            <text:p>SI</text:p>
          </table:table-cell>
          <table:table-cell office:value-type="string">
            <text:p>Bus</text:p>
          </table:table-cell>
          <table:table-cell table:formula="of:=LEN([.H116])&gt;1" office:value-type="boolean" office:boolean-value="false">
            <text:p>FALSO</text:p>
          </table:table-cell>
          <table:table-cell office:value-type="float" office:value="115">
            <text:p>115</text:p>
          </table:table-cell>
        </table:table-row>
        <table:table-row table:style-name="ro6">
          <table:table-cell office:value-type="string">
            <text:p>UART_485_2_RX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117])" office:value-type="string" office:string-value="IN_UART_485_2_RX">
            <text:p>IN_UART_485_2_RX</text:p>
          </table:table-cell>
          <table:table-cell/>
          <table:table-cell table:formula="of:=IF(ISERROR(VLOOKUP([.D117];[BCM.$V$4:BCM.$W$200];2;0));&quot;&quot;;[.D117])">
            <text:p/>
          </table:table-cell>
          <table:table-cell table:formula="of:=CONCATENATE(&quot;OUT_&quot;;[.A117])" office:value-type="string" office:string-value="OUT_UART_485_2_RX">
            <text:p>OUT_UART_485_2_RX</text:p>
          </table:table-cell>
          <table:table-cell table:formula="of:=IF(ISERROR(VLOOKUP([.G117];[BCM.$V$4:BCM.$W$200];2;0));&quot;&quot;;[.G117])">
            <text:p/>
          </table:table-cell>
          <table:table-cell table:formula="of:=IF(ISERROR(VLOOKUP([.D117];[BCM.$X$4:BCM.$X$200];1;0));&quot;&quot;;[.D117])">
            <text:p/>
          </table:table-cell>
          <table:table-cell table:formula="of:=IF(ISERROR(VLOOKUP(CONCATENATE([.D117];&quot;n&quot;);[BCM.$X$4:BCM.$X$200];1;0));&quot;&quot;;CONCATENATE([.D117];&quot;n&quot;))">
            <text:p/>
          </table:table-cell>
          <table:table-cell/>
          <table:table-cell table:formula="of:=FIND(&quot;_DGN&quot;;[.A117];1)" office:value-type="float" office:value="0">
            <text:p>#VALUE!</text:p>
          </table:table-cell>
          <table:table-cell table:formula="of:=IF(ISERROR([.L117]);&quot;&quot;;[.A117])">
            <text:p/>
          </table:table-cell>
          <table:table-cell table:formula="of:=SUBSTITUTE(CONCATENATE([.F117];[.H117];[.I117];[.J117];[.K117];[.M117]);&quot;_WUn&quot;;&quot;&quot;)">
            <text:p/>
          </table:table-cell>
          <table:table-cell table:formula="of:=VLOOKUP([.N117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17])=0)*2)-(LEN([.P117])&gt;0)+([.S117]*(LEN([.V117])=0)+([.V117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17];(LEN([.M117])&gt;0))" office:value-type="boolean" office:boolean-value="true">
            <text:p>VERDADERO</text:p>
          </table:table-cell>
          <table:table-cell table:formula="of:=[.T116]+[.S117]" office:value-type="float" office:value="180">
            <text:p>180</text:p>
          </table:table-cell>
          <table:table-cell table:formula="of:=IF([.S117];&quot;SI&quot;;&quot;&quot;)" office:value-type="string" office:string-value="SI">
            <text:p>SI</text:p>
          </table:table-cell>
          <table:table-cell office:value-type="string">
            <text:p>Bus</text:p>
          </table:table-cell>
          <table:table-cell table:formula="of:=LEN([.H117])&gt;1" office:value-type="boolean" office:boolean-value="false">
            <text:p>FALSO</text:p>
          </table:table-cell>
          <table:table-cell office:value-type="float" office:value="116">
            <text:p>116</text:p>
          </table:table-cell>
        </table:table-row>
        <table:table-row table:style-name="ro6">
          <table:table-cell office:value-type="string">
            <text:p>UART_485_2_EN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118])" office:value-type="string" office:string-value="IN_UART_485_2_EN">
            <text:p>IN_UART_485_2_EN</text:p>
          </table:table-cell>
          <table:table-cell/>
          <table:table-cell table:formula="of:=IF(ISERROR(VLOOKUP([.D118];[BCM.$V$4:BCM.$W$200];2;0));&quot;&quot;;[.D118])">
            <text:p/>
          </table:table-cell>
          <table:table-cell table:formula="of:=CONCATENATE(&quot;OUT_&quot;;[.A118])" office:value-type="string" office:string-value="OUT_UART_485_2_EN">
            <text:p>OUT_UART_485_2_EN</text:p>
          </table:table-cell>
          <table:table-cell table:formula="of:=IF(ISERROR(VLOOKUP([.G118];[BCM.$V$4:BCM.$W$200];2;0));&quot;&quot;;[.G118])">
            <text:p/>
          </table:table-cell>
          <table:table-cell table:formula="of:=IF(ISERROR(VLOOKUP([.D118];[BCM.$X$4:BCM.$X$200];1;0));&quot;&quot;;[.D118])">
            <text:p/>
          </table:table-cell>
          <table:table-cell table:formula="of:=IF(ISERROR(VLOOKUP(CONCATENATE([.D118];&quot;n&quot;);[BCM.$X$4:BCM.$X$200];1;0));&quot;&quot;;CONCATENATE([.D118];&quot;n&quot;))">
            <text:p/>
          </table:table-cell>
          <table:table-cell/>
          <table:table-cell table:formula="of:=FIND(&quot;_DGN&quot;;[.A118];1)" office:value-type="float" office:value="0">
            <text:p>#VALUE!</text:p>
          </table:table-cell>
          <table:table-cell table:formula="of:=IF(ISERROR([.L118]);&quot;&quot;;[.A118])">
            <text:p/>
          </table:table-cell>
          <table:table-cell table:formula="of:=SUBSTITUTE(CONCATENATE([.F118];[.H118];[.I118];[.J118];[.K118];[.M118]);&quot;_WUn&quot;;&quot;&quot;)">
            <text:p/>
          </table:table-cell>
          <table:table-cell table:formula="of:=VLOOKUP([.N118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18])=0)*2)-(LEN([.P118])&gt;0)+([.S118]*(LEN([.V118])=0)+([.V118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18];(LEN([.M118])&gt;0))" office:value-type="boolean" office:boolean-value="true">
            <text:p>VERDADERO</text:p>
          </table:table-cell>
          <table:table-cell table:formula="of:=[.T117]+[.S118]" office:value-type="float" office:value="181">
            <text:p>181</text:p>
          </table:table-cell>
          <table:table-cell table:formula="of:=IF([.S118];&quot;SI&quot;;&quot;&quot;)" office:value-type="string" office:string-value="SI">
            <text:p>SI</text:p>
          </table:table-cell>
          <table:table-cell office:value-type="string">
            <text:p>Bus</text:p>
          </table:table-cell>
          <table:table-cell table:formula="of:=LEN([.H118])&gt;1" office:value-type="boolean" office:boolean-value="false">
            <text:p>FALSO</text:p>
          </table:table-cell>
          <table:table-cell office:value-type="float" office:value="117">
            <text:p>117</text:p>
          </table:table-cell>
        </table:table-row>
        <table:table-row table:style-name="ro6">
          <table:table-cell office:value-type="string">
            <text:p>LIN_RX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119])" office:value-type="string" office:string-value="IN_LIN_RX">
            <text:p>IN_LIN_RX</text:p>
          </table:table-cell>
          <table:table-cell/>
          <table:table-cell table:formula="of:=IF(ISERROR(VLOOKUP([.D119];[BCM.$V$4:BCM.$W$200];2;0));&quot;&quot;;[.D119])">
            <text:p/>
          </table:table-cell>
          <table:table-cell table:formula="of:=CONCATENATE(&quot;OUT_&quot;;[.A119])" office:value-type="string" office:string-value="OUT_LIN_RX">
            <text:p>OUT_LIN_RX</text:p>
          </table:table-cell>
          <table:table-cell table:formula="of:=IF(ISERROR(VLOOKUP([.G119];[BCM.$V$4:BCM.$W$200];2;0));&quot;&quot;;[.G119])">
            <text:p/>
          </table:table-cell>
          <table:table-cell table:formula="of:=IF(ISERROR(VLOOKUP([.D119];[BCM.$X$4:BCM.$X$200];1;0));&quot;&quot;;[.D119])">
            <text:p/>
          </table:table-cell>
          <table:table-cell table:formula="of:=IF(ISERROR(VLOOKUP(CONCATENATE([.D119];&quot;n&quot;);[BCM.$X$4:BCM.$X$200];1;0));&quot;&quot;;CONCATENATE([.D119];&quot;n&quot;))">
            <text:p/>
          </table:table-cell>
          <table:table-cell/>
          <table:table-cell table:formula="of:=FIND(&quot;_DGN&quot;;[.A119];1)" office:value-type="float" office:value="0">
            <text:p>#VALUE!</text:p>
          </table:table-cell>
          <table:table-cell table:formula="of:=IF(ISERROR([.L119]);&quot;&quot;;[.A119])">
            <text:p/>
          </table:table-cell>
          <table:table-cell table:formula="of:=SUBSTITUTE(CONCATENATE([.F119];[.H119];[.I119];[.J119];[.K119];[.M119]);&quot;_WUn&quot;;&quot;&quot;)">
            <text:p/>
          </table:table-cell>
          <table:table-cell table:formula="of:=VLOOKUP([.N119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19])=0)*2)-(LEN([.P119])&gt;0)+([.S119]*(LEN([.V119])=0)+([.V119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19];(LEN([.M119])&gt;0))" office:value-type="boolean" office:boolean-value="true">
            <text:p>VERDADERO</text:p>
          </table:table-cell>
          <table:table-cell table:formula="of:=[.T118]+[.S119]" office:value-type="float" office:value="182">
            <text:p>182</text:p>
          </table:table-cell>
          <table:table-cell table:formula="of:=IF([.S119];&quot;SI&quot;;&quot;&quot;)" office:value-type="string" office:string-value="SI">
            <text:p>SI</text:p>
          </table:table-cell>
          <table:table-cell office:value-type="string">
            <text:p>Bus</text:p>
          </table:table-cell>
          <table:table-cell table:formula="of:=LEN([.H119])&gt;1" office:value-type="boolean" office:boolean-value="false">
            <text:p>FALSO</text:p>
          </table:table-cell>
          <table:table-cell office:value-type="float" office:value="118">
            <text:p>118</text:p>
          </table:table-cell>
        </table:table-row>
        <table:table-row table:style-name="ro6">
          <table:table-cell office:value-type="string">
            <text:p>LIN_TX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120])" office:value-type="string" office:string-value="IN_LIN_TX">
            <text:p>IN_LIN_TX</text:p>
          </table:table-cell>
          <table:table-cell/>
          <table:table-cell table:formula="of:=IF(ISERROR(VLOOKUP([.D120];[BCM.$V$4:BCM.$W$200];2;0));&quot;&quot;;[.D120])">
            <text:p/>
          </table:table-cell>
          <table:table-cell table:formula="of:=CONCATENATE(&quot;OUT_&quot;;[.A120])" office:value-type="string" office:string-value="OUT_LIN_TX">
            <text:p>OUT_LIN_TX</text:p>
          </table:table-cell>
          <table:table-cell table:formula="of:=IF(ISERROR(VLOOKUP([.G120];[BCM.$V$4:BCM.$W$200];2;0));&quot;&quot;;[.G120])">
            <text:p/>
          </table:table-cell>
          <table:table-cell table:formula="of:=IF(ISERROR(VLOOKUP([.D120];[BCM.$X$4:BCM.$X$200];1;0));&quot;&quot;;[.D120])">
            <text:p/>
          </table:table-cell>
          <table:table-cell table:formula="of:=IF(ISERROR(VLOOKUP(CONCATENATE([.D120];&quot;n&quot;);[BCM.$X$4:BCM.$X$200];1;0));&quot;&quot;;CONCATENATE([.D120];&quot;n&quot;))">
            <text:p/>
          </table:table-cell>
          <table:table-cell/>
          <table:table-cell table:formula="of:=FIND(&quot;_DGN&quot;;[.A120];1)" office:value-type="float" office:value="0">
            <text:p>#VALUE!</text:p>
          </table:table-cell>
          <table:table-cell table:formula="of:=IF(ISERROR([.L120]);&quot;&quot;;[.A120])">
            <text:p/>
          </table:table-cell>
          <table:table-cell table:formula="of:=SUBSTITUTE(CONCATENATE([.F120];[.H120];[.I120];[.J120];[.K120];[.M120]);&quot;_WUn&quot;;&quot;&quot;)">
            <text:p/>
          </table:table-cell>
          <table:table-cell table:formula="of:=VLOOKUP([.N120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20])=0)*2)-(LEN([.P120])&gt;0)+([.S120]*(LEN([.V120])=0)+([.V120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20];(LEN([.M120])&gt;0))" office:value-type="boolean" office:boolean-value="true">
            <text:p>VERDADERO</text:p>
          </table:table-cell>
          <table:table-cell table:formula="of:=[.T119]+[.S120]" office:value-type="float" office:value="183">
            <text:p>183</text:p>
          </table:table-cell>
          <table:table-cell table:formula="of:=IF([.S120];&quot;SI&quot;;&quot;&quot;)" office:value-type="string" office:string-value="SI">
            <text:p>SI</text:p>
          </table:table-cell>
          <table:table-cell office:value-type="string">
            <text:p>Bus</text:p>
          </table:table-cell>
          <table:table-cell table:formula="of:=LEN([.H120])&gt;1" office:value-type="boolean" office:boolean-value="false">
            <text:p>FALSO</text:p>
          </table:table-cell>
          <table:table-cell office:value-type="float" office:value="119">
            <text:p>119</text:p>
          </table:table-cell>
        </table:table-row>
        <table:table-row table:style-name="ro6">
          <table:table-cell office:value-type="string">
            <text:p>LIN_SLPn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121])" office:value-type="string" office:string-value="IN_LIN_SLPn">
            <text:p>IN_LIN_SLPn</text:p>
          </table:table-cell>
          <table:table-cell/>
          <table:table-cell table:formula="of:=IF(ISERROR(VLOOKUP([.D121];[BCM.$V$4:BCM.$W$200];2;0));&quot;&quot;;[.D121])">
            <text:p/>
          </table:table-cell>
          <table:table-cell table:formula="of:=CONCATENATE(&quot;OUT_&quot;;[.A121])" office:value-type="string" office:string-value="OUT_LIN_SLPn">
            <text:p>OUT_LIN_SLPn</text:p>
          </table:table-cell>
          <table:table-cell table:formula="of:=IF(ISERROR(VLOOKUP([.G121];[BCM.$V$4:BCM.$W$200];2;0));&quot;&quot;;[.G121])">
            <text:p/>
          </table:table-cell>
          <table:table-cell table:formula="of:=IF(ISERROR(VLOOKUP([.D121];[BCM.$X$4:BCM.$X$200];1;0));&quot;&quot;;[.D121])">
            <text:p/>
          </table:table-cell>
          <table:table-cell table:formula="of:=IF(ISERROR(VLOOKUP(CONCATENATE([.D121];&quot;n&quot;);[BCM.$X$4:BCM.$X$200];1;0));&quot;&quot;;CONCATENATE([.D121];&quot;n&quot;))">
            <text:p/>
          </table:table-cell>
          <table:table-cell/>
          <table:table-cell table:formula="of:=FIND(&quot;_DGN&quot;;[.A121];1)" office:value-type="float" office:value="0">
            <text:p>#VALUE!</text:p>
          </table:table-cell>
          <table:table-cell table:formula="of:=IF(ISERROR([.L121]);&quot;&quot;;[.A121])">
            <text:p/>
          </table:table-cell>
          <table:table-cell table:formula="of:=SUBSTITUTE(CONCATENATE([.F121];[.H121];[.I121];[.J121];[.K121];[.M121]);&quot;_WUn&quot;;&quot;&quot;)">
            <text:p/>
          </table:table-cell>
          <table:table-cell table:formula="of:=VLOOKUP([.N121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21])=0)*2)-(LEN([.P121])&gt;0)+([.S121]*(LEN([.V121])=0)+([.V121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21];(LEN([.M121])&gt;0))" office:value-type="boolean" office:boolean-value="true">
            <text:p>VERDADERO</text:p>
          </table:table-cell>
          <table:table-cell table:formula="of:=[.T120]+[.S121]" office:value-type="float" office:value="184">
            <text:p>184</text:p>
          </table:table-cell>
          <table:table-cell table:formula="of:=IF([.S121];&quot;SI&quot;;&quot;&quot;)" office:value-type="string" office:string-value="SI">
            <text:p>SI</text:p>
          </table:table-cell>
          <table:table-cell office:value-type="string">
            <text:p>Bus</text:p>
          </table:table-cell>
          <table:table-cell table:formula="of:=LEN([.H121])&gt;1" office:value-type="boolean" office:boolean-value="false">
            <text:p>FALSO</text:p>
          </table:table-cell>
          <table:table-cell office:value-type="float" office:value="120">
            <text:p>120</text:p>
          </table:table-cell>
        </table:table-row>
        <table:table-row table:style-name="ro6">
          <table:table-cell office:value-type="string">
            <text:p>LIN_WAKEn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122])" office:value-type="string" office:string-value="IN_LIN_WAKEn">
            <text:p>IN_LIN_WAKEn</text:p>
          </table:table-cell>
          <table:table-cell/>
          <table:table-cell table:formula="of:=IF(ISERROR(VLOOKUP([.D122];[BCM.$V$4:BCM.$W$200];2;0));&quot;&quot;;[.D122])">
            <text:p/>
          </table:table-cell>
          <table:table-cell table:formula="of:=CONCATENATE(&quot;OUT_&quot;;[.A122])" office:value-type="string" office:string-value="OUT_LIN_WAKEn">
            <text:p>OUT_LIN_WAKEn</text:p>
          </table:table-cell>
          <table:table-cell table:formula="of:=IF(ISERROR(VLOOKUP([.G122];[BCM.$V$4:BCM.$W$200];2;0));&quot;&quot;;[.G122])">
            <text:p/>
          </table:table-cell>
          <table:table-cell table:formula="of:=IF(ISERROR(VLOOKUP([.D122];[BCM.$X$4:BCM.$X$200];1;0));&quot;&quot;;[.D122])">
            <text:p/>
          </table:table-cell>
          <table:table-cell table:formula="of:=IF(ISERROR(VLOOKUP(CONCATENATE([.D122];&quot;n&quot;);[BCM.$X$4:BCM.$X$200];1;0));&quot;&quot;;CONCATENATE([.D122];&quot;n&quot;))">
            <text:p/>
          </table:table-cell>
          <table:table-cell/>
          <table:table-cell table:formula="of:=FIND(&quot;_DGN&quot;;[.A122];1)" office:value-type="float" office:value="0">
            <text:p>#VALUE!</text:p>
          </table:table-cell>
          <table:table-cell table:formula="of:=IF(ISERROR([.L122]);&quot;&quot;;[.A122])">
            <text:p/>
          </table:table-cell>
          <table:table-cell table:formula="of:=SUBSTITUTE(CONCATENATE([.F122];[.H122];[.I122];[.J122];[.K122];[.M122]);&quot;_WUn&quot;;&quot;&quot;)">
            <text:p/>
          </table:table-cell>
          <table:table-cell table:formula="of:=VLOOKUP([.N122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22])=0)*2)-(LEN([.P122])&gt;0)+([.S122]*(LEN([.V122])=0)+([.V122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22];(LEN([.M122])&gt;0))" office:value-type="boolean" office:boolean-value="true">
            <text:p>VERDADERO</text:p>
          </table:table-cell>
          <table:table-cell table:formula="of:=[.T121]+[.S122]" office:value-type="float" office:value="185">
            <text:p>185</text:p>
          </table:table-cell>
          <table:table-cell table:formula="of:=IF([.S122];&quot;SI&quot;;&quot;&quot;)" office:value-type="string" office:string-value="SI">
            <text:p>SI</text:p>
          </table:table-cell>
          <table:table-cell office:value-type="string">
            <text:p>Bus</text:p>
          </table:table-cell>
          <table:table-cell table:formula="of:=LEN([.H122])&gt;1" office:value-type="boolean" office:boolean-value="false">
            <text:p>FALSO</text:p>
          </table:table-cell>
          <table:table-cell office:value-type="float" office:value="121">
            <text:p>121</text:p>
          </table:table-cell>
        </table:table-row>
        <table:table-row table:style-name="ro6">
          <table:table-cell office:value-type="string">
            <text:p>CAN1_TX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123])" office:value-type="string" office:string-value="IN_CAN1_TX">
            <text:p>IN_CAN1_TX</text:p>
          </table:table-cell>
          <table:table-cell/>
          <table:table-cell table:formula="of:=IF(ISERROR(VLOOKUP([.D123];[BCM.$V$4:BCM.$W$200];2;0));&quot;&quot;;[.D123])">
            <text:p/>
          </table:table-cell>
          <table:table-cell table:formula="of:=CONCATENATE(&quot;OUT_&quot;;[.A123])" office:value-type="string" office:string-value="OUT_CAN1_TX">
            <text:p>OUT_CAN1_TX</text:p>
          </table:table-cell>
          <table:table-cell table:formula="of:=IF(ISERROR(VLOOKUP([.G123];[BCM.$V$4:BCM.$W$200];2;0));&quot;&quot;;[.G123])">
            <text:p/>
          </table:table-cell>
          <table:table-cell table:formula="of:=IF(ISERROR(VLOOKUP([.D123];[BCM.$X$4:BCM.$X$200];1;0));&quot;&quot;;[.D123])">
            <text:p/>
          </table:table-cell>
          <table:table-cell table:formula="of:=IF(ISERROR(VLOOKUP(CONCATENATE([.D123];&quot;n&quot;);[BCM.$X$4:BCM.$X$200];1;0));&quot;&quot;;CONCATENATE([.D123];&quot;n&quot;))">
            <text:p/>
          </table:table-cell>
          <table:table-cell/>
          <table:table-cell table:formula="of:=FIND(&quot;_DGN&quot;;[.A123];1)" office:value-type="float" office:value="0">
            <text:p>#VALUE!</text:p>
          </table:table-cell>
          <table:table-cell table:formula="of:=IF(ISERROR([.L123]);&quot;&quot;;[.A123])">
            <text:p/>
          </table:table-cell>
          <table:table-cell table:formula="of:=SUBSTITUTE(CONCATENATE([.F123];[.H123];[.I123];[.J123];[.K123];[.M123]);&quot;_WUn&quot;;&quot;&quot;)">
            <text:p/>
          </table:table-cell>
          <table:table-cell table:formula="of:=VLOOKUP([.N123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23])=0)*2)-(LEN([.P123])&gt;0)+([.S123]*(LEN([.V123])=0)+([.V123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23];(LEN([.M123])&gt;0))" office:value-type="boolean" office:boolean-value="true">
            <text:p>VERDADERO</text:p>
          </table:table-cell>
          <table:table-cell table:formula="of:=[.T122]+[.S123]" office:value-type="float" office:value="186">
            <text:p>186</text:p>
          </table:table-cell>
          <table:table-cell table:formula="of:=IF([.S123];&quot;SI&quot;;&quot;&quot;)" office:value-type="string" office:string-value="SI">
            <text:p>SI</text:p>
          </table:table-cell>
          <table:table-cell office:value-type="string">
            <text:p>Bus</text:p>
          </table:table-cell>
          <table:table-cell table:formula="of:=LEN([.H123])&gt;1" office:value-type="boolean" office:boolean-value="false">
            <text:p>FALSO</text:p>
          </table:table-cell>
          <table:table-cell office:value-type="float" office:value="122">
            <text:p>122</text:p>
          </table:table-cell>
        </table:table-row>
        <table:table-row table:style-name="ro6">
          <table:table-cell office:value-type="string">
            <text:p>CAN1_RX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124])" office:value-type="string" office:string-value="IN_CAN1_RX">
            <text:p>IN_CAN1_RX</text:p>
          </table:table-cell>
          <table:table-cell/>
          <table:table-cell table:formula="of:=IF(ISERROR(VLOOKUP([.D124];[BCM.$V$4:BCM.$W$200];2;0));&quot;&quot;;[.D124])">
            <text:p/>
          </table:table-cell>
          <table:table-cell table:formula="of:=CONCATENATE(&quot;OUT_&quot;;[.A124])" office:value-type="string" office:string-value="OUT_CAN1_RX">
            <text:p>OUT_CAN1_RX</text:p>
          </table:table-cell>
          <table:table-cell table:formula="of:=IF(ISERROR(VLOOKUP([.G124];[BCM.$V$4:BCM.$W$200];2;0));&quot;&quot;;[.G124])">
            <text:p/>
          </table:table-cell>
          <table:table-cell table:formula="of:=IF(ISERROR(VLOOKUP([.D124];[BCM.$X$4:BCM.$X$200];1;0));&quot;&quot;;[.D124])">
            <text:p/>
          </table:table-cell>
          <table:table-cell table:formula="of:=IF(ISERROR(VLOOKUP(CONCATENATE([.D124];&quot;n&quot;);[BCM.$X$4:BCM.$X$200];1;0));&quot;&quot;;CONCATENATE([.D124];&quot;n&quot;))">
            <text:p/>
          </table:table-cell>
          <table:table-cell/>
          <table:table-cell table:formula="of:=FIND(&quot;_DGN&quot;;[.A124];1)" office:value-type="float" office:value="0">
            <text:p>#VALUE!</text:p>
          </table:table-cell>
          <table:table-cell table:formula="of:=IF(ISERROR([.L124]);&quot;&quot;;[.A124])">
            <text:p/>
          </table:table-cell>
          <table:table-cell table:formula="of:=SUBSTITUTE(CONCATENATE([.F124];[.H124];[.I124];[.J124];[.K124];[.M124]);&quot;_WUn&quot;;&quot;&quot;)">
            <text:p/>
          </table:table-cell>
          <table:table-cell table:formula="of:=VLOOKUP([.N124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24])=0)*2)-(LEN([.P124])&gt;0)+([.S124]*(LEN([.V124])=0)+([.V124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24];(LEN([.M124])&gt;0))" office:value-type="boolean" office:boolean-value="true">
            <text:p>VERDADERO</text:p>
          </table:table-cell>
          <table:table-cell table:formula="of:=[.T123]+[.S124]" office:value-type="float" office:value="187">
            <text:p>187</text:p>
          </table:table-cell>
          <table:table-cell table:formula="of:=IF([.S124];&quot;SI&quot;;&quot;&quot;)" office:value-type="string" office:string-value="SI">
            <text:p>SI</text:p>
          </table:table-cell>
          <table:table-cell office:value-type="string">
            <text:p>Bus</text:p>
          </table:table-cell>
          <table:table-cell table:formula="of:=LEN([.H124])&gt;1" office:value-type="boolean" office:boolean-value="false">
            <text:p>FALSO</text:p>
          </table:table-cell>
          <table:table-cell office:value-type="float" office:value="123">
            <text:p>123</text:p>
          </table:table-cell>
        </table:table-row>
        <table:table-row table:style-name="ro6">
          <table:table-cell office:value-type="string">
            <text:p>CAN1_EN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125])" office:value-type="string" office:string-value="IN_CAN1_EN">
            <text:p>IN_CAN1_EN</text:p>
          </table:table-cell>
          <table:table-cell/>
          <table:table-cell table:formula="of:=IF(ISERROR(VLOOKUP([.D125];[BCM.$V$4:BCM.$W$200];2;0));&quot;&quot;;[.D125])">
            <text:p/>
          </table:table-cell>
          <table:table-cell table:formula="of:=CONCATENATE(&quot;OUT_&quot;;[.A125])" office:value-type="string" office:string-value="OUT_CAN1_EN">
            <text:p>OUT_CAN1_EN</text:p>
          </table:table-cell>
          <table:table-cell table:formula="of:=IF(ISERROR(VLOOKUP([.G125];[BCM.$V$4:BCM.$W$200];2;0));&quot;&quot;;[.G125])">
            <text:p/>
          </table:table-cell>
          <table:table-cell table:formula="of:=IF(ISERROR(VLOOKUP([.D125];[BCM.$X$4:BCM.$X$200];1;0));&quot;&quot;;[.D125])">
            <text:p/>
          </table:table-cell>
          <table:table-cell table:formula="of:=IF(ISERROR(VLOOKUP(CONCATENATE([.D125];&quot;n&quot;);[BCM.$X$4:BCM.$X$200];1;0));&quot;&quot;;CONCATENATE([.D125];&quot;n&quot;))">
            <text:p/>
          </table:table-cell>
          <table:table-cell/>
          <table:table-cell table:formula="of:=FIND(&quot;_DGN&quot;;[.A125];1)" office:value-type="float" office:value="0">
            <text:p>#VALUE!</text:p>
          </table:table-cell>
          <table:table-cell table:formula="of:=IF(ISERROR([.L125]);&quot;&quot;;[.A125])">
            <text:p/>
          </table:table-cell>
          <table:table-cell table:formula="of:=SUBSTITUTE(CONCATENATE([.F125];[.H125];[.I125];[.J125];[.K125];[.M125]);&quot;_WUn&quot;;&quot;&quot;)">
            <text:p/>
          </table:table-cell>
          <table:table-cell table:formula="of:=VLOOKUP([.N125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25])=0)*2)-(LEN([.P125])&gt;0)+([.S125]*(LEN([.V125])=0)+([.V125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25];(LEN([.M125])&gt;0))" office:value-type="boolean" office:boolean-value="true">
            <text:p>VERDADERO</text:p>
          </table:table-cell>
          <table:table-cell table:formula="of:=[.T124]+[.S125]" office:value-type="float" office:value="188">
            <text:p>188</text:p>
          </table:table-cell>
          <table:table-cell table:formula="of:=IF([.S125];&quot;SI&quot;;&quot;&quot;)" office:value-type="string" office:string-value="SI">
            <text:p>SI</text:p>
          </table:table-cell>
          <table:table-cell office:value-type="string">
            <text:p>Bus</text:p>
          </table:table-cell>
          <table:table-cell table:formula="of:=LEN([.H125])&gt;1" office:value-type="boolean" office:boolean-value="false">
            <text:p>FALSO</text:p>
          </table:table-cell>
          <table:table-cell office:value-type="float" office:value="124">
            <text:p>124</text:p>
          </table:table-cell>
        </table:table-row>
        <table:table-row table:style-name="ro6">
          <table:table-cell office:value-type="string">
            <text:p>CAN2_TX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126])" office:value-type="string" office:string-value="IN_CAN2_TX">
            <text:p>IN_CAN2_TX</text:p>
          </table:table-cell>
          <table:table-cell/>
          <table:table-cell table:formula="of:=IF(ISERROR(VLOOKUP([.D126];[BCM.$V$4:BCM.$W$200];2;0));&quot;&quot;;[.D126])">
            <text:p/>
          </table:table-cell>
          <table:table-cell table:formula="of:=CONCATENATE(&quot;OUT_&quot;;[.A126])" office:value-type="string" office:string-value="OUT_CAN2_TX">
            <text:p>OUT_CAN2_TX</text:p>
          </table:table-cell>
          <table:table-cell table:formula="of:=IF(ISERROR(VLOOKUP([.G126];[BCM.$V$4:BCM.$W$200];2;0));&quot;&quot;;[.G126])">
            <text:p/>
          </table:table-cell>
          <table:table-cell table:formula="of:=IF(ISERROR(VLOOKUP([.D126];[BCM.$X$4:BCM.$X$200];1;0));&quot;&quot;;[.D126])">
            <text:p/>
          </table:table-cell>
          <table:table-cell table:formula="of:=IF(ISERROR(VLOOKUP(CONCATENATE([.D126];&quot;n&quot;);[BCM.$X$4:BCM.$X$200];1;0));&quot;&quot;;CONCATENATE([.D126];&quot;n&quot;))">
            <text:p/>
          </table:table-cell>
          <table:table-cell/>
          <table:table-cell table:formula="of:=FIND(&quot;_DGN&quot;;[.A126];1)" office:value-type="float" office:value="0">
            <text:p>#VALUE!</text:p>
          </table:table-cell>
          <table:table-cell table:formula="of:=IF(ISERROR([.L126]);&quot;&quot;;[.A126])">
            <text:p/>
          </table:table-cell>
          <table:table-cell table:formula="of:=SUBSTITUTE(CONCATENATE([.F126];[.H126];[.I126];[.J126];[.K126];[.M126]);&quot;_WUn&quot;;&quot;&quot;)">
            <text:p/>
          </table:table-cell>
          <table:table-cell table:formula="of:=VLOOKUP([.N126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26])=0)*2)-(LEN([.P126])&gt;0)+([.S126]*(LEN([.V126])=0)+([.V126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26];(LEN([.M126])&gt;0))" office:value-type="boolean" office:boolean-value="true">
            <text:p>VERDADERO</text:p>
          </table:table-cell>
          <table:table-cell table:formula="of:=[.T125]+[.S126]" office:value-type="float" office:value="189">
            <text:p>189</text:p>
          </table:table-cell>
          <table:table-cell table:formula="of:=IF([.S126];&quot;SI&quot;;&quot;&quot;)" office:value-type="string" office:string-value="SI">
            <text:p>SI</text:p>
          </table:table-cell>
          <table:table-cell office:value-type="string">
            <text:p>Bus</text:p>
          </table:table-cell>
          <table:table-cell table:formula="of:=LEN([.H126])&gt;1" office:value-type="boolean" office:boolean-value="false">
            <text:p>FALSO</text:p>
          </table:table-cell>
          <table:table-cell office:value-type="float" office:value="125">
            <text:p>125</text:p>
          </table:table-cell>
        </table:table-row>
        <table:table-row table:style-name="ro6">
          <table:table-cell office:value-type="string">
            <text:p>CAN2_RX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127])" office:value-type="string" office:string-value="IN_CAN2_RX">
            <text:p>IN_CAN2_RX</text:p>
          </table:table-cell>
          <table:table-cell/>
          <table:table-cell table:formula="of:=IF(ISERROR(VLOOKUP([.D127];[BCM.$V$4:BCM.$W$200];2;0));&quot;&quot;;[.D127])">
            <text:p/>
          </table:table-cell>
          <table:table-cell table:formula="of:=CONCATENATE(&quot;OUT_&quot;;[.A127])" office:value-type="string" office:string-value="OUT_CAN2_RX">
            <text:p>OUT_CAN2_RX</text:p>
          </table:table-cell>
          <table:table-cell table:formula="of:=IF(ISERROR(VLOOKUP([.G127];[BCM.$V$4:BCM.$W$200];2;0));&quot;&quot;;[.G127])">
            <text:p/>
          </table:table-cell>
          <table:table-cell table:formula="of:=IF(ISERROR(VLOOKUP([.D127];[BCM.$X$4:BCM.$X$200];1;0));&quot;&quot;;[.D127])">
            <text:p/>
          </table:table-cell>
          <table:table-cell table:formula="of:=IF(ISERROR(VLOOKUP(CONCATENATE([.D127];&quot;n&quot;);[BCM.$X$4:BCM.$X$200];1;0));&quot;&quot;;CONCATENATE([.D127];&quot;n&quot;))">
            <text:p/>
          </table:table-cell>
          <table:table-cell/>
          <table:table-cell table:formula="of:=FIND(&quot;_DGN&quot;;[.A127];1)" office:value-type="float" office:value="0">
            <text:p>#VALUE!</text:p>
          </table:table-cell>
          <table:table-cell table:formula="of:=IF(ISERROR([.L127]);&quot;&quot;;[.A127])">
            <text:p/>
          </table:table-cell>
          <table:table-cell table:formula="of:=SUBSTITUTE(CONCATENATE([.F127];[.H127];[.I127];[.J127];[.K127];[.M127]);&quot;_WUn&quot;;&quot;&quot;)">
            <text:p/>
          </table:table-cell>
          <table:table-cell table:formula="of:=VLOOKUP([.N127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27])=0)*2)-(LEN([.P127])&gt;0)+([.S127]*(LEN([.V127])=0)+([.V127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27];(LEN([.M127])&gt;0))" office:value-type="boolean" office:boolean-value="true">
            <text:p>VERDADERO</text:p>
          </table:table-cell>
          <table:table-cell table:formula="of:=[.T126]+[.S127]" office:value-type="float" office:value="190">
            <text:p>190</text:p>
          </table:table-cell>
          <table:table-cell table:formula="of:=IF([.S127];&quot;SI&quot;;&quot;&quot;)" office:value-type="string" office:string-value="SI">
            <text:p>SI</text:p>
          </table:table-cell>
          <table:table-cell office:value-type="string">
            <text:p>Bus</text:p>
          </table:table-cell>
          <table:table-cell table:formula="of:=LEN([.H127])&gt;1" office:value-type="boolean" office:boolean-value="false">
            <text:p>FALSO</text:p>
          </table:table-cell>
          <table:table-cell office:value-type="float" office:value="126">
            <text:p>126</text:p>
          </table:table-cell>
        </table:table-row>
        <table:table-row table:style-name="ro6">
          <table:table-cell office:value-type="string">
            <text:p>CAN2_EN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128])" office:value-type="string" office:string-value="IN_CAN2_EN">
            <text:p>IN_CAN2_EN</text:p>
          </table:table-cell>
          <table:table-cell/>
          <table:table-cell table:formula="of:=IF(ISERROR(VLOOKUP([.D128];[BCM.$V$4:BCM.$W$200];2;0));&quot;&quot;;[.D128])">
            <text:p/>
          </table:table-cell>
          <table:table-cell table:formula="of:=CONCATENATE(&quot;OUT_&quot;;[.A128])" office:value-type="string" office:string-value="OUT_CAN2_EN">
            <text:p>OUT_CAN2_EN</text:p>
          </table:table-cell>
          <table:table-cell table:formula="of:=IF(ISERROR(VLOOKUP([.G128];[BCM.$V$4:BCM.$W$200];2;0));&quot;&quot;;[.G128])">
            <text:p/>
          </table:table-cell>
          <table:table-cell table:formula="of:=IF(ISERROR(VLOOKUP([.D128];[BCM.$X$4:BCM.$X$200];1;0));&quot;&quot;;[.D128])">
            <text:p/>
          </table:table-cell>
          <table:table-cell table:formula="of:=IF(ISERROR(VLOOKUP(CONCATENATE([.D128];&quot;n&quot;);[BCM.$X$4:BCM.$X$200];1;0));&quot;&quot;;CONCATENATE([.D128];&quot;n&quot;))">
            <text:p/>
          </table:table-cell>
          <table:table-cell/>
          <table:table-cell table:formula="of:=FIND(&quot;_DGN&quot;;[.A128];1)" office:value-type="float" office:value="0">
            <text:p>#VALUE!</text:p>
          </table:table-cell>
          <table:table-cell table:formula="of:=IF(ISERROR([.L128]);&quot;&quot;;[.A128])">
            <text:p/>
          </table:table-cell>
          <table:table-cell table:formula="of:=SUBSTITUTE(CONCATENATE([.F128];[.H128];[.I128];[.J128];[.K128];[.M128]);&quot;_WUn&quot;;&quot;&quot;)">
            <text:p/>
          </table:table-cell>
          <table:table-cell table:formula="of:=VLOOKUP([.N128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28])=0)*2)-(LEN([.P128])&gt;0)+([.S128]*(LEN([.V128])=0)+([.V128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28];(LEN([.M128])&gt;0))" office:value-type="boolean" office:boolean-value="true">
            <text:p>VERDADERO</text:p>
          </table:table-cell>
          <table:table-cell table:formula="of:=[.T127]+[.S128]" office:value-type="float" office:value="191">
            <text:p>191</text:p>
          </table:table-cell>
          <table:table-cell table:formula="of:=IF([.S128];&quot;SI&quot;;&quot;&quot;)" office:value-type="string" office:string-value="SI">
            <text:p>SI</text:p>
          </table:table-cell>
          <table:table-cell office:value-type="string">
            <text:p>Bus</text:p>
          </table:table-cell>
          <table:table-cell table:formula="of:=LEN([.H128])&gt;1" office:value-type="boolean" office:boolean-value="false">
            <text:p>FALSO</text:p>
          </table:table-cell>
          <table:table-cell office:value-type="float" office:value="127">
            <text:p>127</text:p>
          </table:table-cell>
        </table:table-row>
        <table:table-row table:style-name="ro6">
          <table:table-cell office:value-type="string">
            <text:p>CAN3_TX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129])" office:value-type="string" office:string-value="IN_CAN3_TX">
            <text:p>IN_CAN3_TX</text:p>
          </table:table-cell>
          <table:table-cell/>
          <table:table-cell table:formula="of:=IF(ISERROR(VLOOKUP([.D129];[BCM.$V$4:BCM.$W$200];2;0));&quot;&quot;;[.D129])">
            <text:p/>
          </table:table-cell>
          <table:table-cell table:formula="of:=CONCATENATE(&quot;OUT_&quot;;[.A129])" office:value-type="string" office:string-value="OUT_CAN3_TX">
            <text:p>OUT_CAN3_TX</text:p>
          </table:table-cell>
          <table:table-cell table:formula="of:=IF(ISERROR(VLOOKUP([.G129];[BCM.$V$4:BCM.$W$200];2;0));&quot;&quot;;[.G129])">
            <text:p/>
          </table:table-cell>
          <table:table-cell table:formula="of:=IF(ISERROR(VLOOKUP([.D129];[BCM.$X$4:BCM.$X$200];1;0));&quot;&quot;;[.D129])">
            <text:p/>
          </table:table-cell>
          <table:table-cell table:formula="of:=IF(ISERROR(VLOOKUP(CONCATENATE([.D129];&quot;n&quot;);[BCM.$X$4:BCM.$X$200];1;0));&quot;&quot;;CONCATENATE([.D129];&quot;n&quot;))">
            <text:p/>
          </table:table-cell>
          <table:table-cell/>
          <table:table-cell table:formula="of:=FIND(&quot;_DGN&quot;;[.A129];1)" office:value-type="float" office:value="0">
            <text:p>#VALUE!</text:p>
          </table:table-cell>
          <table:table-cell table:formula="of:=IF(ISERROR([.L129]);&quot;&quot;;[.A129])">
            <text:p/>
          </table:table-cell>
          <table:table-cell table:formula="of:=SUBSTITUTE(CONCATENATE([.F129];[.H129];[.I129];[.J129];[.K129];[.M129]);&quot;_WUn&quot;;&quot;&quot;)">
            <text:p/>
          </table:table-cell>
          <table:table-cell table:formula="of:=VLOOKUP([.N129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29])=0)*2)-(LEN([.P129])&gt;0)+([.S129]*(LEN([.V129])=0)+([.V129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29];(LEN([.M129])&gt;0))" office:value-type="boolean" office:boolean-value="true">
            <text:p>VERDADERO</text:p>
          </table:table-cell>
          <table:table-cell table:formula="of:=[.T128]+[.S129]" office:value-type="float" office:value="192">
            <text:p>192</text:p>
          </table:table-cell>
          <table:table-cell table:formula="of:=IF([.S129];&quot;SI&quot;;&quot;&quot;)" office:value-type="string" office:string-value="SI">
            <text:p>SI</text:p>
          </table:table-cell>
          <table:table-cell office:value-type="string">
            <text:p>Bus</text:p>
          </table:table-cell>
          <table:table-cell table:formula="of:=LEN([.H129])&gt;1" office:value-type="boolean" office:boolean-value="false">
            <text:p>FALSO</text:p>
          </table:table-cell>
          <table:table-cell office:value-type="float" office:value="128">
            <text:p>128</text:p>
          </table:table-cell>
        </table:table-row>
        <table:table-row table:style-name="ro6">
          <table:table-cell office:value-type="string">
            <text:p>CAN3_RX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130])" office:value-type="string" office:string-value="IN_CAN3_RX">
            <text:p>IN_CAN3_RX</text:p>
          </table:table-cell>
          <table:table-cell/>
          <table:table-cell table:formula="of:=IF(ISERROR(VLOOKUP([.D130];[BCM.$V$4:BCM.$W$200];2;0));&quot;&quot;;[.D130])">
            <text:p/>
          </table:table-cell>
          <table:table-cell table:formula="of:=CONCATENATE(&quot;OUT_&quot;;[.A130])" office:value-type="string" office:string-value="OUT_CAN3_RX">
            <text:p>OUT_CAN3_RX</text:p>
          </table:table-cell>
          <table:table-cell table:formula="of:=IF(ISERROR(VLOOKUP([.G130];[BCM.$V$4:BCM.$W$200];2;0));&quot;&quot;;[.G130])">
            <text:p/>
          </table:table-cell>
          <table:table-cell table:formula="of:=IF(ISERROR(VLOOKUP([.D130];[BCM.$X$4:BCM.$X$200];1;0));&quot;&quot;;[.D130])">
            <text:p/>
          </table:table-cell>
          <table:table-cell table:formula="of:=IF(ISERROR(VLOOKUP(CONCATENATE([.D130];&quot;n&quot;);[BCM.$X$4:BCM.$X$200];1;0));&quot;&quot;;CONCATENATE([.D130];&quot;n&quot;))">
            <text:p/>
          </table:table-cell>
          <table:table-cell/>
          <table:table-cell table:formula="of:=FIND(&quot;_DGN&quot;;[.A130];1)" office:value-type="float" office:value="0">
            <text:p>#VALUE!</text:p>
          </table:table-cell>
          <table:table-cell table:formula="of:=IF(ISERROR([.L130]);&quot;&quot;;[.A130])">
            <text:p/>
          </table:table-cell>
          <table:table-cell table:formula="of:=SUBSTITUTE(CONCATENATE([.F130];[.H130];[.I130];[.J130];[.K130];[.M130]);&quot;_WUn&quot;;&quot;&quot;)">
            <text:p/>
          </table:table-cell>
          <table:table-cell table:formula="of:=VLOOKUP([.N130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30])=0)*2)-(LEN([.P130])&gt;0)+([.S130]*(LEN([.V130])=0)+([.V130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30];(LEN([.M130])&gt;0))" office:value-type="boolean" office:boolean-value="true">
            <text:p>VERDADERO</text:p>
          </table:table-cell>
          <table:table-cell table:formula="of:=[.T129]+[.S130]" office:value-type="float" office:value="193">
            <text:p>193</text:p>
          </table:table-cell>
          <table:table-cell table:formula="of:=IF([.S130];&quot;SI&quot;;&quot;&quot;)" office:value-type="string" office:string-value="SI">
            <text:p>SI</text:p>
          </table:table-cell>
          <table:table-cell office:value-type="string">
            <text:p>Bus</text:p>
          </table:table-cell>
          <table:table-cell table:formula="of:=LEN([.H130])&gt;1" office:value-type="boolean" office:boolean-value="false">
            <text:p>FALSO</text:p>
          </table:table-cell>
          <table:table-cell office:value-type="float" office:value="129">
            <text:p>129</text:p>
          </table:table-cell>
        </table:table-row>
        <table:table-row table:style-name="ro6">
          <table:table-cell office:value-type="string">
            <text:p>CAN3_EN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131])" office:value-type="string" office:string-value="IN_CAN3_EN">
            <text:p>IN_CAN3_EN</text:p>
          </table:table-cell>
          <table:table-cell/>
          <table:table-cell table:formula="of:=IF(ISERROR(VLOOKUP([.D131];[BCM.$V$4:BCM.$W$200];2;0));&quot;&quot;;[.D131])">
            <text:p/>
          </table:table-cell>
          <table:table-cell table:formula="of:=CONCATENATE(&quot;OUT_&quot;;[.A131])" office:value-type="string" office:string-value="OUT_CAN3_EN">
            <text:p>OUT_CAN3_EN</text:p>
          </table:table-cell>
          <table:table-cell table:formula="of:=IF(ISERROR(VLOOKUP([.G131];[BCM.$V$4:BCM.$W$200];2;0));&quot;&quot;;[.G131])">
            <text:p/>
          </table:table-cell>
          <table:table-cell table:formula="of:=IF(ISERROR(VLOOKUP([.D131];[BCM.$X$4:BCM.$X$200];1;0));&quot;&quot;;[.D131])">
            <text:p/>
          </table:table-cell>
          <table:table-cell table:formula="of:=IF(ISERROR(VLOOKUP(CONCATENATE([.D131];&quot;n&quot;);[BCM.$X$4:BCM.$X$200];1;0));&quot;&quot;;CONCATENATE([.D131];&quot;n&quot;))">
            <text:p/>
          </table:table-cell>
          <table:table-cell/>
          <table:table-cell table:formula="of:=FIND(&quot;_DGN&quot;;[.A131];1)" office:value-type="float" office:value="0">
            <text:p>#VALUE!</text:p>
          </table:table-cell>
          <table:table-cell table:formula="of:=IF(ISERROR([.L131]);&quot;&quot;;[.A131])">
            <text:p/>
          </table:table-cell>
          <table:table-cell table:formula="of:=SUBSTITUTE(CONCATENATE([.F131];[.H131];[.I131];[.J131];[.K131];[.M131]);&quot;_WUn&quot;;&quot;&quot;)">
            <text:p/>
          </table:table-cell>
          <table:table-cell table:formula="of:=VLOOKUP([.N131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31])=0)*2)-(LEN([.P131])&gt;0)+([.S131]*(LEN([.V131])=0)+([.V131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31];(LEN([.M131])&gt;0))" office:value-type="boolean" office:boolean-value="true">
            <text:p>VERDADERO</text:p>
          </table:table-cell>
          <table:table-cell table:formula="of:=[.T130]+[.S131]" office:value-type="float" office:value="194">
            <text:p>194</text:p>
          </table:table-cell>
          <table:table-cell table:formula="of:=IF([.S131];&quot;SI&quot;;&quot;&quot;)" office:value-type="string" office:string-value="SI">
            <text:p>SI</text:p>
          </table:table-cell>
          <table:table-cell office:value-type="string">
            <text:p>Bus</text:p>
          </table:table-cell>
          <table:table-cell table:formula="of:=LEN([.H131])&gt;1" office:value-type="boolean" office:boolean-value="false">
            <text:p>FALSO</text:p>
          </table:table-cell>
          <table:table-cell office:value-type="float" office:value="130">
            <text:p>130</text:p>
          </table:table-cell>
        </table:table-row>
        <table:table-row table:style-name="ro6">
          <table:table-cell office:value-type="string">
            <text:p>MED_TEMP_EXT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132])" office:value-type="string" office:string-value="IN_MED_TEMP_EXT">
            <text:p>IN_MED_TEMP_EXT</text:p>
          </table:table-cell>
          <table:table-cell/>
          <table:table-cell table:formula="of:=IF(ISERROR(VLOOKUP([.D132];[BCM.$V$4:BCM.$W$200];2;0));&quot;&quot;;[.D132])">
            <text:p/>
          </table:table-cell>
          <table:table-cell table:formula="of:=CONCATENATE(&quot;OUT_&quot;;[.A132])" office:value-type="string" office:string-value="OUT_MED_TEMP_EXT">
            <text:p>OUT_MED_TEMP_EXT</text:p>
          </table:table-cell>
          <table:table-cell table:formula="of:=IF(ISERROR(VLOOKUP([.G132];[BCM.$V$4:BCM.$W$200];2;0));&quot;&quot;;[.G132])">
            <text:p/>
          </table:table-cell>
          <table:table-cell table:formula="of:=IF(ISERROR(VLOOKUP([.D132];[BCM.$X$4:BCM.$X$200];1;0));&quot;&quot;;[.D132])">
            <text:p/>
          </table:table-cell>
          <table:table-cell table:formula="of:=IF(ISERROR(VLOOKUP(CONCATENATE([.D132];&quot;n&quot;);[BCM.$X$4:BCM.$X$200];1;0));&quot;&quot;;CONCATENATE([.D132];&quot;n&quot;))">
            <text:p/>
          </table:table-cell>
          <table:table-cell/>
          <table:table-cell table:formula="of:=FIND(&quot;_DGN&quot;;[.A132];1)" office:value-type="float" office:value="0">
            <text:p>#VALUE!</text:p>
          </table:table-cell>
          <table:table-cell table:formula="of:=IF(ISERROR([.L132]);&quot;&quot;;[.A132])">
            <text:p/>
          </table:table-cell>
          <table:table-cell table:formula="of:=SUBSTITUTE(CONCATENATE([.F132];[.H132];[.I132];[.J132];[.K132];[.M132]);&quot;_WUn&quot;;&quot;&quot;)">
            <text:p/>
          </table:table-cell>
          <table:table-cell table:formula="of:=VLOOKUP([.N132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32])=0)*2)-(LEN([.P132])&gt;0)+([.S132]*(LEN([.V132])=0)+([.V132]=&quot;TBD&quot;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OR([.R132];(LEN([.M132])&gt;0))" office:value-type="boolean" office:boolean-value="true">
            <text:p>VERDADERO</text:p>
          </table:table-cell>
          <table:table-cell table:formula="of:=[.T131]+[.S132]" office:value-type="float" office:value="195">
            <text:p>195</text:p>
          </table:table-cell>
          <table:table-cell table:formula="of:=IF([.S132];&quot;SI&quot;;&quot;&quot;)" office:value-type="string" office:string-value="SI">
            <text:p>SI</text:p>
          </table:table-cell>
          <table:table-cell office:value-type="string">
            <text:p>TBD</text:p>
          </table:table-cell>
          <table:table-cell table:formula="of:=LEN([.H132])&gt;1" office:value-type="boolean" office:boolean-value="false">
            <text:p>FALSO</text:p>
          </table:table-cell>
          <table:table-cell office:value-type="float" office:value="131">
            <text:p>131</text:p>
          </table:table-cell>
        </table:table-row>
        <table:table-row table:style-name="ro6">
          <table:table-cell office:value-type="string">
            <text:p>MED_TEMP_INT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133])" office:value-type="string" office:string-value="IN_MED_TEMP_INT">
            <text:p>IN_MED_TEMP_INT</text:p>
          </table:table-cell>
          <table:table-cell/>
          <table:table-cell table:formula="of:=IF(ISERROR(VLOOKUP([.D133];[BCM.$V$4:BCM.$W$200];2;0));&quot;&quot;;[.D133])">
            <text:p/>
          </table:table-cell>
          <table:table-cell table:formula="of:=CONCATENATE(&quot;OUT_&quot;;[.A133])" office:value-type="string" office:string-value="OUT_MED_TEMP_INT">
            <text:p>OUT_MED_TEMP_INT</text:p>
          </table:table-cell>
          <table:table-cell table:formula="of:=IF(ISERROR(VLOOKUP([.G133];[BCM.$V$4:BCM.$W$200];2;0));&quot;&quot;;[.G133])">
            <text:p/>
          </table:table-cell>
          <table:table-cell table:formula="of:=IF(ISERROR(VLOOKUP([.D133];[BCM.$X$4:BCM.$X$200];1;0));&quot;&quot;;[.D133])">
            <text:p/>
          </table:table-cell>
          <table:table-cell table:formula="of:=IF(ISERROR(VLOOKUP(CONCATENATE([.D133];&quot;n&quot;);[BCM.$X$4:BCM.$X$200];1;0));&quot;&quot;;CONCATENATE([.D133];&quot;n&quot;))">
            <text:p/>
          </table:table-cell>
          <table:table-cell/>
          <table:table-cell table:formula="of:=FIND(&quot;_DGN&quot;;[.A133];1)" office:value-type="float" office:value="0">
            <text:p>#VALUE!</text:p>
          </table:table-cell>
          <table:table-cell table:formula="of:=IF(ISERROR([.L133]);&quot;&quot;;[.A133])">
            <text:p/>
          </table:table-cell>
          <table:table-cell table:formula="of:=SUBSTITUTE(CONCATENATE([.F133];[.H133];[.I133];[.J133];[.K133];[.M133]);&quot;_WUn&quot;;&quot;&quot;)">
            <text:p/>
          </table:table-cell>
          <table:table-cell table:formula="of:=VLOOKUP([.N133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33])=0)*2)-(LEN([.P133])&gt;0)+([.S133]*(LEN([.V133])=0)+([.V133]=&quot;TBD&quot;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OR([.R133];(LEN([.M133])&gt;0))" office:value-type="boolean" office:boolean-value="true">
            <text:p>VERDADERO</text:p>
          </table:table-cell>
          <table:table-cell table:formula="of:=[.T132]+[.S133]" office:value-type="float" office:value="196">
            <text:p>196</text:p>
          </table:table-cell>
          <table:table-cell table:formula="of:=IF([.S133];&quot;SI&quot;;&quot;&quot;)" office:value-type="string" office:string-value="SI">
            <text:p>SI</text:p>
          </table:table-cell>
          <table:table-cell office:value-type="string">
            <text:p>TBD</text:p>
          </table:table-cell>
          <table:table-cell table:formula="of:=LEN([.H133])&gt;1" office:value-type="boolean" office:boolean-value="false">
            <text:p>FALSO</text:p>
          </table:table-cell>
          <table:table-cell office:value-type="float" office:value="132">
            <text:p>132</text:p>
          </table:table-cell>
        </table:table-row>
        <table:table-row table:style-name="ro6">
          <table:table-cell office:value-type="string">
            <text:p>MED_KL15_RES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134])" office:value-type="string" office:string-value="IN_MED_KL15_RES">
            <text:p>IN_MED_KL15_RES</text:p>
          </table:table-cell>
          <table:table-cell/>
          <table:table-cell table:formula="of:=IF(ISERROR(VLOOKUP([.D134];[BCM.$V$4:BCM.$W$200];2;0));&quot;&quot;;[.D134])">
            <text:p/>
          </table:table-cell>
          <table:table-cell table:formula="of:=CONCATENATE(&quot;OUT_&quot;;[.A134])" office:value-type="string" office:string-value="OUT_MED_KL15_RES">
            <text:p>OUT_MED_KL15_RES</text:p>
          </table:table-cell>
          <table:table-cell table:formula="of:=IF(ISERROR(VLOOKUP([.G134];[BCM.$V$4:BCM.$W$200];2;0));&quot;&quot;;[.G134])">
            <text:p/>
          </table:table-cell>
          <table:table-cell table:formula="of:=IF(ISERROR(VLOOKUP([.D134];[BCM.$X$4:BCM.$X$200];1;0));&quot;&quot;;[.D134])">
            <text:p/>
          </table:table-cell>
          <table:table-cell table:formula="of:=IF(ISERROR(VLOOKUP(CONCATENATE([.D134];&quot;n&quot;);[BCM.$X$4:BCM.$X$200];1;0));&quot;&quot;;CONCATENATE([.D134];&quot;n&quot;))">
            <text:p/>
          </table:table-cell>
          <table:table-cell/>
          <table:table-cell table:formula="of:=FIND(&quot;_DGN&quot;;[.A134];1)" office:value-type="float" office:value="0">
            <text:p>#VALUE!</text:p>
          </table:table-cell>
          <table:table-cell table:formula="of:=IF(ISERROR([.L134]);&quot;&quot;;[.A134])">
            <text:p/>
          </table:table-cell>
          <table:table-cell table:formula="of:=SUBSTITUTE(CONCATENATE([.F134];[.H134];[.I134];[.J134];[.K134];[.M134]);&quot;_WUn&quot;;&quot;&quot;)">
            <text:p/>
          </table:table-cell>
          <table:table-cell table:formula="of:=VLOOKUP([.N134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34])=0)*2)-(LEN([.P134])&gt;0)+([.S134]*(LEN([.V134])=0)+([.V134]=&quot;TBD&quot;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OR([.R134];(LEN([.M134])&gt;0))" office:value-type="boolean" office:boolean-value="true">
            <text:p>VERDADERO</text:p>
          </table:table-cell>
          <table:table-cell table:formula="of:=[.T133]+[.S134]" office:value-type="float" office:value="197">
            <text:p>197</text:p>
          </table:table-cell>
          <table:table-cell table:formula="of:=IF([.S134];&quot;SI&quot;;&quot;&quot;)" office:value-type="string" office:string-value="SI">
            <text:p>SI</text:p>
          </table:table-cell>
          <table:table-cell office:value-type="string">
            <text:p>TBD</text:p>
          </table:table-cell>
          <table:table-cell table:formula="of:=LEN([.H134])&gt;1" office:value-type="boolean" office:boolean-value="false">
            <text:p>FALSO</text:p>
          </table:table-cell>
          <table:table-cell office:value-type="float" office:value="133">
            <text:p>133</text:p>
          </table:table-cell>
        </table:table-row>
        <table:table-row table:style-name="ro6">
          <table:table-cell office:value-type="string">
            <text:p>MED_12V_KL30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135])" office:value-type="string" office:string-value="IN_MED_12V_KL30">
            <text:p>IN_MED_12V_KL30</text:p>
          </table:table-cell>
          <table:table-cell/>
          <table:table-cell table:formula="of:=IF(ISERROR(VLOOKUP([.D135];[BCM.$V$4:BCM.$W$200];2;0));&quot;&quot;;[.D135])">
            <text:p/>
          </table:table-cell>
          <table:table-cell table:formula="of:=CONCATENATE(&quot;OUT_&quot;;[.A135])" office:value-type="string" office:string-value="OUT_MED_12V_KL30">
            <text:p>OUT_MED_12V_KL30</text:p>
          </table:table-cell>
          <table:table-cell table:formula="of:=IF(ISERROR(VLOOKUP([.G135];[BCM.$V$4:BCM.$W$200];2;0));&quot;&quot;;[.G135])">
            <text:p/>
          </table:table-cell>
          <table:table-cell table:formula="of:=IF(ISERROR(VLOOKUP([.D135];[BCM.$X$4:BCM.$X$200];1;0));&quot;&quot;;[.D135])">
            <text:p/>
          </table:table-cell>
          <table:table-cell table:formula="of:=IF(ISERROR(VLOOKUP(CONCATENATE([.D135];&quot;n&quot;);[BCM.$X$4:BCM.$X$200];1;0));&quot;&quot;;CONCATENATE([.D135];&quot;n&quot;))">
            <text:p/>
          </table:table-cell>
          <table:table-cell/>
          <table:table-cell table:formula="of:=FIND(&quot;_DGN&quot;;[.A135];1)" office:value-type="float" office:value="0">
            <text:p>#VALUE!</text:p>
          </table:table-cell>
          <table:table-cell table:formula="of:=IF(ISERROR([.L135]);&quot;&quot;;[.A135])">
            <text:p/>
          </table:table-cell>
          <table:table-cell table:formula="of:=SUBSTITUTE(CONCATENATE([.F135];[.H135];[.I135];[.J135];[.K135];[.M135]);&quot;_WUn&quot;;&quot;&quot;)">
            <text:p/>
          </table:table-cell>
          <table:table-cell table:formula="of:=VLOOKUP([.N135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35])=0)*2)-(LEN([.P135])&gt;0)+([.S135]*(LEN([.V135])=0)+([.V135]=&quot;TBD&quot;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OR([.R135];(LEN([.M135])&gt;0))" office:value-type="boolean" office:boolean-value="true">
            <text:p>VERDADERO</text:p>
          </table:table-cell>
          <table:table-cell table:formula="of:=[.T134]+[.S135]" office:value-type="float" office:value="198">
            <text:p>198</text:p>
          </table:table-cell>
          <table:table-cell table:formula="of:=IF([.S135];&quot;SI&quot;;&quot;&quot;)" office:value-type="string" office:string-value="SI">
            <text:p>SI</text:p>
          </table:table-cell>
          <table:table-cell office:value-type="string">
            <text:p>TBD</text:p>
          </table:table-cell>
          <table:table-cell table:formula="of:=LEN([.H135])&gt;1" office:value-type="boolean" office:boolean-value="false">
            <text:p>FALSO</text:p>
          </table:table-cell>
          <table:table-cell office:value-type="float" office:value="134">
            <text:p>134</text:p>
          </table:table-cell>
        </table:table-row>
        <table:table-row table:style-name="ro6">
          <table:table-cell office:value-type="string">
            <text:p>TREM239_FOLD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136])" office:value-type="string" office:string-value="IN_TREM239_FOLD">
            <text:p>IN_TREM239_FOLD</text:p>
          </table:table-cell>
          <table:table-cell/>
          <table:table-cell table:formula="of:=IF(ISERROR(VLOOKUP([.D136];[BCM.$V$4:BCM.$W$200];2;0));&quot;&quot;;[.D136])">
            <text:p/>
          </table:table-cell>
          <table:table-cell table:formula="of:=CONCATENATE(&quot;OUT_&quot;;[.A136])" office:value-type="string" office:string-value="OUT_TREM239_FOLD">
            <text:p>OUT_TREM239_FOLD</text:p>
          </table:table-cell>
          <table:table-cell table:formula="of:=IF(ISERROR(VLOOKUP([.G136];[BCM.$V$4:BCM.$W$200];2;0));&quot;&quot;;[.G136])" office:value-type="string" office:string-value="OUT_TREM239_FOLD">
            <text:p>OUT_TREM239_FOLD</text:p>
          </table:table-cell>
          <table:table-cell table:formula="of:=IF(ISERROR(VLOOKUP([.D136];[BCM.$X$4:BCM.$X$200];1;0));&quot;&quot;;[.D136])">
            <text:p/>
          </table:table-cell>
          <table:table-cell table:formula="of:=IF(ISERROR(VLOOKUP(CONCATENATE([.D136];&quot;n&quot;);[BCM.$X$4:BCM.$X$200];1;0));&quot;&quot;;CONCATENATE([.D136];&quot;n&quot;))">
            <text:p/>
          </table:table-cell>
          <table:table-cell/>
          <table:table-cell table:formula="of:=FIND(&quot;_DGN&quot;;[.A136];1)" office:value-type="float" office:value="0">
            <text:p>#VALUE!</text:p>
          </table:table-cell>
          <table:table-cell table:formula="of:=IF(ISERROR([.L136]);&quot;&quot;;[.A136])">
            <text:p/>
          </table:table-cell>
          <table:table-cell table:formula="of:=SUBSTITUTE(CONCATENATE([.F136];[.H136];[.I136];[.J136];[.K136];[.M136]);&quot;_WUn&quot;;&quot;&quot;)" office:value-type="string" office:string-value="OUT_TREM239_FOLD">
            <text:p>OUT_TREM239_FOLD</text:p>
          </table:table-cell>
          <table:table-cell table:formula="of:=VLOOKUP([.N136];[bd_flows_aux.$A$2:.$B$160];2;0)" office:value-type="float" office:value="138">
            <text:p>138</text:p>
          </table:table-cell>
          <table:table-cell/>
          <table:table-cell table:formula="of:=((LEN([.N136])=0)*2)-(LEN([.P136])&gt;0)+([.S136]*(LEN([.V136])=0)+([.V136]=&quot;TBD&quot;))" office:value-type="float" office:value="0">
            <text:p>0</text:p>
          </table:table-cell>
          <table:table-cell/>
          <table:table-cell table:formula="of:=OR([.R136];(LEN([.M136])&gt;0))" office:value-type="boolean" office:boolean-value="false">
            <text:p>FALSO</text:p>
          </table:table-cell>
          <table:table-cell table:formula="of:=[.T135]+[.S136]" office:value-type="float" office:value="198">
            <text:p>198</text:p>
          </table:table-cell>
          <table:table-cell table:formula="of:=IF([.S136];&quot;SI&quot;;&quot;&quot;)">
            <text:p/>
          </table:table-cell>
          <table:table-cell/>
          <table:table-cell table:formula="of:=LEN([.H136])&gt;1" office:value-type="boolean" office:boolean-value="true">
            <text:p>VERDADERO</text:p>
          </table:table-cell>
          <table:table-cell office:value-type="float" office:value="135">
            <text:p>135</text:p>
          </table:table-cell>
        </table:table-row>
        <table:table-row table:style-name="ro6">
          <table:table-cell office:value-type="string">
            <text:p>TREM239_UNFOLD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137])" office:value-type="string" office:string-value="IN_TREM239_UNFOLD">
            <text:p>IN_TREM239_UNFOLD</text:p>
          </table:table-cell>
          <table:table-cell/>
          <table:table-cell table:formula="of:=IF(ISERROR(VLOOKUP([.D137];[BCM.$V$4:BCM.$W$200];2;0));&quot;&quot;;[.D137])">
            <text:p/>
          </table:table-cell>
          <table:table-cell table:formula="of:=CONCATENATE(&quot;OUT_&quot;;[.A137])" office:value-type="string" office:string-value="OUT_TREM239_UNFOLD">
            <text:p>OUT_TREM239_UNFOLD</text:p>
          </table:table-cell>
          <table:table-cell table:formula="of:=IF(ISERROR(VLOOKUP([.G137];[BCM.$V$4:BCM.$W$200];2;0));&quot;&quot;;[.G137])" office:value-type="string" office:string-value="OUT_TREM239_UNFOLD">
            <text:p>OUT_TREM239_UNFOLD</text:p>
          </table:table-cell>
          <table:table-cell table:formula="of:=IF(ISERROR(VLOOKUP([.D137];[BCM.$X$4:BCM.$X$200];1;0));&quot;&quot;;[.D137])">
            <text:p/>
          </table:table-cell>
          <table:table-cell table:formula="of:=IF(ISERROR(VLOOKUP(CONCATENATE([.D137];&quot;n&quot;);[BCM.$X$4:BCM.$X$200];1;0));&quot;&quot;;CONCATENATE([.D137];&quot;n&quot;))">
            <text:p/>
          </table:table-cell>
          <table:table-cell/>
          <table:table-cell table:formula="of:=FIND(&quot;_DGN&quot;;[.A137];1)" office:value-type="float" office:value="0">
            <text:p>#VALUE!</text:p>
          </table:table-cell>
          <table:table-cell table:formula="of:=IF(ISERROR([.L137]);&quot;&quot;;[.A137])">
            <text:p/>
          </table:table-cell>
          <table:table-cell table:formula="of:=SUBSTITUTE(CONCATENATE([.F137];[.H137];[.I137];[.J137];[.K137];[.M137]);&quot;_WUn&quot;;&quot;&quot;)" office:value-type="string" office:string-value="OUT_TREM239_UNFOLD">
            <text:p>OUT_TREM239_UNFOLD</text:p>
          </table:table-cell>
          <table:table-cell table:formula="of:=VLOOKUP([.N137];[bd_flows_aux.$A$2:.$B$160];2;0)" office:value-type="float" office:value="139">
            <text:p>139</text:p>
          </table:table-cell>
          <table:table-cell/>
          <table:table-cell table:formula="of:=((LEN([.N137])=0)*2)-(LEN([.P137])&gt;0)+([.S137]*(LEN([.V137])=0)+([.V137]=&quot;TBD&quot;))" office:value-type="float" office:value="0">
            <text:p>0</text:p>
          </table:table-cell>
          <table:table-cell/>
          <table:table-cell table:formula="of:=OR([.R137];(LEN([.M137])&gt;0))" office:value-type="boolean" office:boolean-value="false">
            <text:p>FALSO</text:p>
          </table:table-cell>
          <table:table-cell table:formula="of:=[.T136]+[.S137]" office:value-type="float" office:value="198">
            <text:p>198</text:p>
          </table:table-cell>
          <table:table-cell table:formula="of:=IF([.S137];&quot;SI&quot;;&quot;&quot;)">
            <text:p/>
          </table:table-cell>
          <table:table-cell/>
          <table:table-cell table:formula="of:=LEN([.H137])&gt;1" office:value-type="boolean" office:boolean-value="true">
            <text:p>VERDADERO</text:p>
          </table:table-cell>
          <table:table-cell office:value-type="float" office:value="136">
            <text:p>136</text:p>
          </table:table-cell>
        </table:table-row>
        <table:table-row table:style-name="ro6">
          <table:table-cell office:value-type="string">
            <text:p>TREM239_TRIM_L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138])" office:value-type="string" office:string-value="IN_TREM239_TRIM_L">
            <text:p>IN_TREM239_TRIM_L</text:p>
          </table:table-cell>
          <table:table-cell/>
          <table:table-cell table:formula="of:=IF(ISERROR(VLOOKUP([.D138];[BCM.$V$4:BCM.$W$200];2;0));&quot;&quot;;[.D138])">
            <text:p/>
          </table:table-cell>
          <table:table-cell table:formula="of:=CONCATENATE(&quot;OUT_&quot;;[.A138])" office:value-type="string" office:string-value="OUT_TREM239_TRIM_L">
            <text:p>OUT_TREM239_TRIM_L</text:p>
          </table:table-cell>
          <table:table-cell table:formula="of:=IF(ISERROR(VLOOKUP([.G138];[BCM.$V$4:BCM.$W$200];2;0));&quot;&quot;;[.G138])" office:value-type="string" office:string-value="OUT_TREM239_TRIM_L">
            <text:p>OUT_TREM239_TRIM_L</text:p>
          </table:table-cell>
          <table:table-cell table:formula="of:=IF(ISERROR(VLOOKUP([.D138];[BCM.$X$4:BCM.$X$200];1;0));&quot;&quot;;[.D138])">
            <text:p/>
          </table:table-cell>
          <table:table-cell table:formula="of:=IF(ISERROR(VLOOKUP(CONCATENATE([.D138];&quot;n&quot;);[BCM.$X$4:BCM.$X$200];1;0));&quot;&quot;;CONCATENATE([.D138];&quot;n&quot;))">
            <text:p/>
          </table:table-cell>
          <table:table-cell/>
          <table:table-cell table:formula="of:=FIND(&quot;_DGN&quot;;[.A138];1)" office:value-type="float" office:value="0">
            <text:p>#VALUE!</text:p>
          </table:table-cell>
          <table:table-cell table:formula="of:=IF(ISERROR([.L138]);&quot;&quot;;[.A138])">
            <text:p/>
          </table:table-cell>
          <table:table-cell table:formula="of:=SUBSTITUTE(CONCATENATE([.F138];[.H138];[.I138];[.J138];[.K138];[.M138]);&quot;_WUn&quot;;&quot;&quot;)" office:value-type="string" office:string-value="OUT_TREM239_TRIM_L">
            <text:p>OUT_TREM239_TRIM_L</text:p>
          </table:table-cell>
          <table:table-cell table:formula="of:=VLOOKUP([.N138];[bd_flows_aux.$A$2:.$B$160];2;0)" office:value-type="float" office:value="140">
            <text:p>140</text:p>
          </table:table-cell>
          <table:table-cell/>
          <table:table-cell table:formula="of:=((LEN([.N138])=0)*2)-(LEN([.P138])&gt;0)+([.S138]*(LEN([.V138])=0)+([.V138]=&quot;TBD&quot;))" office:value-type="float" office:value="0">
            <text:p>0</text:p>
          </table:table-cell>
          <table:table-cell/>
          <table:table-cell table:formula="of:=OR([.R138];(LEN([.M138])&gt;0))" office:value-type="boolean" office:boolean-value="false">
            <text:p>FALSO</text:p>
          </table:table-cell>
          <table:table-cell table:formula="of:=[.T137]+[.S138]" office:value-type="float" office:value="198">
            <text:p>198</text:p>
          </table:table-cell>
          <table:table-cell table:formula="of:=IF([.S138];&quot;SI&quot;;&quot;&quot;)">
            <text:p/>
          </table:table-cell>
          <table:table-cell/>
          <table:table-cell table:formula="of:=LEN([.H138])&gt;1" office:value-type="boolean" office:boolean-value="true">
            <text:p>VERDADERO</text:p>
          </table:table-cell>
          <table:table-cell office:value-type="float" office:value="137">
            <text:p>137</text:p>
          </table:table-cell>
        </table:table-row>
        <table:table-row table:style-name="ro6">
          <table:table-cell office:value-type="string">
            <text:p>TREM239_TRIM_R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139])" office:value-type="string" office:string-value="IN_TREM239_TRIM_R">
            <text:p>IN_TREM239_TRIM_R</text:p>
          </table:table-cell>
          <table:table-cell/>
          <table:table-cell table:formula="of:=IF(ISERROR(VLOOKUP([.D139];[BCM.$V$4:BCM.$W$200];2;0));&quot;&quot;;[.D139])">
            <text:p/>
          </table:table-cell>
          <table:table-cell table:formula="of:=CONCATENATE(&quot;OUT_&quot;;[.A139])" office:value-type="string" office:string-value="OUT_TREM239_TRIM_R">
            <text:p>OUT_TREM239_TRIM_R</text:p>
          </table:table-cell>
          <table:table-cell table:formula="of:=IF(ISERROR(VLOOKUP([.G139];[BCM.$V$4:BCM.$W$200];2;0));&quot;&quot;;[.G139])" office:value-type="string" office:string-value="OUT_TREM239_TRIM_R">
            <text:p>OUT_TREM239_TRIM_R</text:p>
          </table:table-cell>
          <table:table-cell table:formula="of:=IF(ISERROR(VLOOKUP([.D139];[BCM.$X$4:BCM.$X$200];1;0));&quot;&quot;;[.D139])">
            <text:p/>
          </table:table-cell>
          <table:table-cell table:formula="of:=IF(ISERROR(VLOOKUP(CONCATENATE([.D139];&quot;n&quot;);[BCM.$X$4:BCM.$X$200];1;0));&quot;&quot;;CONCATENATE([.D139];&quot;n&quot;))">
            <text:p/>
          </table:table-cell>
          <table:table-cell/>
          <table:table-cell table:formula="of:=FIND(&quot;_DGN&quot;;[.A139];1)" office:value-type="float" office:value="0">
            <text:p>#VALUE!</text:p>
          </table:table-cell>
          <table:table-cell table:formula="of:=IF(ISERROR([.L139]);&quot;&quot;;[.A139])">
            <text:p/>
          </table:table-cell>
          <table:table-cell table:formula="of:=SUBSTITUTE(CONCATENATE([.F139];[.H139];[.I139];[.J139];[.K139];[.M139]);&quot;_WUn&quot;;&quot;&quot;)" office:value-type="string" office:string-value="OUT_TREM239_TRIM_R">
            <text:p>OUT_TREM239_TRIM_R</text:p>
          </table:table-cell>
          <table:table-cell table:formula="of:=VLOOKUP([.N139];[bd_flows_aux.$A$2:.$B$160];2;0)" office:value-type="float" office:value="141">
            <text:p>141</text:p>
          </table:table-cell>
          <table:table-cell/>
          <table:table-cell table:formula="of:=((LEN([.N139])=0)*2)-(LEN([.P139])&gt;0)+([.S139]*(LEN([.V139])=0)+([.V139]=&quot;TBD&quot;))" office:value-type="float" office:value="0">
            <text:p>0</text:p>
          </table:table-cell>
          <table:table-cell/>
          <table:table-cell table:formula="of:=OR([.R139];(LEN([.M139])&gt;0))" office:value-type="boolean" office:boolean-value="false">
            <text:p>FALSO</text:p>
          </table:table-cell>
          <table:table-cell table:formula="of:=[.T138]+[.S139]" office:value-type="float" office:value="198">
            <text:p>198</text:p>
          </table:table-cell>
          <table:table-cell table:formula="of:=IF([.S139];&quot;SI&quot;;&quot;&quot;)">
            <text:p/>
          </table:table-cell>
          <table:table-cell/>
          <table:table-cell table:formula="of:=LEN([.H139])&gt;1" office:value-type="boolean" office:boolean-value="true">
            <text:p>VERDADERO</text:p>
          </table:table-cell>
          <table:table-cell office:value-type="float" office:value="138">
            <text:p>138</text:p>
          </table:table-cell>
        </table:table-row>
        <table:table-row table:style-name="ro6">
          <table:table-cell office:value-type="string">
            <text:p>TREM239_HOME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140])" office:value-type="string" office:string-value="IN_TREM239_HOME">
            <text:p>IN_TREM239_HOME</text:p>
          </table:table-cell>
          <table:table-cell/>
          <table:table-cell table:formula="of:=IF(ISERROR(VLOOKUP([.D140];[BCM.$V$4:BCM.$W$200];2;0));&quot;&quot;;[.D140])">
            <text:p/>
          </table:table-cell>
          <table:table-cell table:formula="of:=CONCATENATE(&quot;OUT_&quot;;[.A140])" office:value-type="string" office:string-value="OUT_TREM239_HOME">
            <text:p>OUT_TREM239_HOME</text:p>
          </table:table-cell>
          <table:table-cell table:formula="of:=IF(ISERROR(VLOOKUP([.G140];[BCM.$V$4:BCM.$W$200];2;0));&quot;&quot;;[.G140])" office:value-type="string" office:string-value="OUT_TREM239_HOME">
            <text:p>OUT_TREM239_HOME</text:p>
          </table:table-cell>
          <table:table-cell table:formula="of:=IF(ISERROR(VLOOKUP([.D140];[BCM.$X$4:BCM.$X$200];1;0));&quot;&quot;;[.D140])">
            <text:p/>
          </table:table-cell>
          <table:table-cell table:formula="of:=IF(ISERROR(VLOOKUP(CONCATENATE([.D140];&quot;n&quot;);[BCM.$X$4:BCM.$X$200];1;0));&quot;&quot;;CONCATENATE([.D140];&quot;n&quot;))">
            <text:p/>
          </table:table-cell>
          <table:table-cell/>
          <table:table-cell table:formula="of:=FIND(&quot;_DGN&quot;;[.A140];1)" office:value-type="float" office:value="0">
            <text:p>#VALUE!</text:p>
          </table:table-cell>
          <table:table-cell table:formula="of:=IF(ISERROR([.L140]);&quot;&quot;;[.A140])">
            <text:p/>
          </table:table-cell>
          <table:table-cell table:formula="of:=SUBSTITUTE(CONCATENATE([.F140];[.H140];[.I140];[.J140];[.K140];[.M140]);&quot;_WUn&quot;;&quot;&quot;)" office:value-type="string" office:string-value="OUT_TREM239_HOME">
            <text:p>OUT_TREM239_HOME</text:p>
          </table:table-cell>
          <table:table-cell table:formula="of:=VLOOKUP([.N140];[bd_flows_aux.$A$2:.$B$160];2;0)" office:value-type="float" office:value="142">
            <text:p>142</text:p>
          </table:table-cell>
          <table:table-cell/>
          <table:table-cell table:formula="of:=((LEN([.N140])=0)*2)-(LEN([.P140])&gt;0)+([.S140]*(LEN([.V140])=0)+([.V140]=&quot;TBD&quot;))" office:value-type="float" office:value="0">
            <text:p>0</text:p>
          </table:table-cell>
          <table:table-cell/>
          <table:table-cell table:formula="of:=OR([.R140];(LEN([.M140])&gt;0))" office:value-type="boolean" office:boolean-value="false">
            <text:p>FALSO</text:p>
          </table:table-cell>
          <table:table-cell table:formula="of:=[.T139]+[.S140]" office:value-type="float" office:value="198">
            <text:p>198</text:p>
          </table:table-cell>
          <table:table-cell table:formula="of:=IF([.S140];&quot;SI&quot;;&quot;&quot;)">
            <text:p/>
          </table:table-cell>
          <table:table-cell/>
          <table:table-cell table:formula="of:=LEN([.H140])&gt;1" office:value-type="boolean" office:boolean-value="true">
            <text:p>VERDADERO</text:p>
          </table:table-cell>
          <table:table-cell office:value-type="float" office:value="139">
            <text:p>139</text:p>
          </table:table-cell>
        </table:table-row>
        <table:table-row table:style-name="ro6">
          <table:table-cell office:value-type="string">
            <text:p>TREM239_ERROR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141])" office:value-type="string" office:string-value="IN_TREM239_ERROR">
            <text:p>IN_TREM239_ERROR</text:p>
          </table:table-cell>
          <table:table-cell/>
          <table:table-cell table:formula="of:=IF(ISERROR(VLOOKUP([.D141];[BCM.$V$4:BCM.$W$200];2;0));&quot;&quot;;[.D141])" office:value-type="string" office:string-value="IN_TREM239_ERROR">
            <text:p>IN_TREM239_ERROR</text:p>
          </table:table-cell>
          <table:table-cell table:formula="of:=CONCATENATE(&quot;OUT_&quot;;[.A141])" office:value-type="string" office:string-value="OUT_TREM239_ERROR">
            <text:p>OUT_TREM239_ERROR</text:p>
          </table:table-cell>
          <table:table-cell table:formula="of:=IF(ISERROR(VLOOKUP([.G141];[BCM.$V$4:BCM.$W$200];2;0));&quot;&quot;;[.G141])">
            <text:p/>
          </table:table-cell>
          <table:table-cell table:formula="of:=IF(ISERROR(VLOOKUP([.D141];[BCM.$X$4:BCM.$X$200];1;0));&quot;&quot;;[.D141])">
            <text:p/>
          </table:table-cell>
          <table:table-cell table:formula="of:=IF(ISERROR(VLOOKUP(CONCATENATE([.D141];&quot;n&quot;);[BCM.$X$4:BCM.$X$200];1;0));&quot;&quot;;CONCATENATE([.D141];&quot;n&quot;))">
            <text:p/>
          </table:table-cell>
          <table:table-cell/>
          <table:table-cell table:formula="of:=FIND(&quot;_DGN&quot;;[.A141];1)" office:value-type="float" office:value="0">
            <text:p>#VALUE!</text:p>
          </table:table-cell>
          <table:table-cell table:formula="of:=IF(ISERROR([.L141]);&quot;&quot;;[.A141])">
            <text:p/>
          </table:table-cell>
          <table:table-cell table:formula="of:=SUBSTITUTE(CONCATENATE([.F141];[.H141];[.I141];[.J141];[.K141];[.M141]);&quot;_WUn&quot;;&quot;&quot;)" office:value-type="string" office:string-value="IN_TREM239_ERROR">
            <text:p>IN_TREM239_ERROR</text:p>
          </table:table-cell>
          <table:table-cell table:formula="of:=VLOOKUP([.N141];[bd_flows_aux.$A$2:.$B$160];2;0)" office:value-type="float" office:value="143">
            <text:p>143</text:p>
          </table:table-cell>
          <table:table-cell/>
          <table:table-cell table:formula="of:=((LEN([.N141])=0)*2)-(LEN([.P141])&gt;0)+([.S141]*(LEN([.V141])=0)+([.V141]=&quot;TBD&quot;))" office:value-type="float" office:value="0">
            <text:p>0</text:p>
          </table:table-cell>
          <table:table-cell/>
          <table:table-cell table:formula="of:=OR([.R141];(LEN([.M141])&gt;0))" office:value-type="boolean" office:boolean-value="false">
            <text:p>FALSO</text:p>
          </table:table-cell>
          <table:table-cell table:formula="of:=[.T140]+[.S141]" office:value-type="float" office:value="198">
            <text:p>198</text:p>
          </table:table-cell>
          <table:table-cell table:formula="of:=IF([.S141];&quot;SI&quot;;&quot;&quot;)">
            <text:p/>
          </table:table-cell>
          <table:table-cell/>
          <table:table-cell table:formula="of:=LEN([.H141])&gt;1" office:value-type="boolean" office:boolean-value="false">
            <text:p>FALSO</text:p>
          </table:table-cell>
          <table:table-cell office:value-type="float" office:value="140">
            <text:p>140</text:p>
          </table:table-cell>
        </table:table-row>
        <table:table-row table:style-name="ro6">
          <table:table-cell office:value-type="string">
            <text:p>TREM239_ENC_ACT_L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142])" office:value-type="string" office:string-value="IN_TREM239_ENC_ACT_L">
            <text:p>IN_TREM239_ENC_ACT_L</text:p>
          </table:table-cell>
          <table:table-cell/>
          <table:table-cell table:formula="of:=IF(ISERROR(VLOOKUP([.D142];[BCM.$V$4:BCM.$W$200];2;0));&quot;&quot;;[.D142])" office:value-type="string" office:string-value="IN_TREM239_ENC_ACT_L">
            <text:p>IN_TREM239_ENC_ACT_L</text:p>
          </table:table-cell>
          <table:table-cell table:formula="of:=CONCATENATE(&quot;OUT_&quot;;[.A142])" office:value-type="string" office:string-value="OUT_TREM239_ENC_ACT_L">
            <text:p>OUT_TREM239_ENC_ACT_L</text:p>
          </table:table-cell>
          <table:table-cell table:formula="of:=IF(ISERROR(VLOOKUP([.G142];[BCM.$V$4:BCM.$W$200];2;0));&quot;&quot;;[.G142])">
            <text:p/>
          </table:table-cell>
          <table:table-cell table:formula="of:=IF(ISERROR(VLOOKUP([.D142];[BCM.$X$4:BCM.$X$200];1;0));&quot;&quot;;[.D142])">
            <text:p/>
          </table:table-cell>
          <table:table-cell table:formula="of:=IF(ISERROR(VLOOKUP(CONCATENATE([.D142];&quot;n&quot;);[BCM.$X$4:BCM.$X$200];1;0));&quot;&quot;;CONCATENATE([.D142];&quot;n&quot;))">
            <text:p/>
          </table:table-cell>
          <table:table-cell/>
          <table:table-cell table:formula="of:=FIND(&quot;_DGN&quot;;[.A142];1)" office:value-type="float" office:value="0">
            <text:p>#VALUE!</text:p>
          </table:table-cell>
          <table:table-cell table:formula="of:=IF(ISERROR([.L142]);&quot;&quot;;[.A142])">
            <text:p/>
          </table:table-cell>
          <table:table-cell table:formula="of:=SUBSTITUTE(CONCATENATE([.F142];[.H142];[.I142];[.J142];[.K142];[.M142]);&quot;_WUn&quot;;&quot;&quot;)" office:value-type="string" office:string-value="IN_TREM239_ENC_ACT_L">
            <text:p>IN_TREM239_ENC_ACT_L</text:p>
          </table:table-cell>
          <table:table-cell table:formula="of:=VLOOKUP([.N142];[bd_flows_aux.$A$2:.$B$160];2;0)" office:value-type="float" office:value="144">
            <text:p>144</text:p>
          </table:table-cell>
          <table:table-cell/>
          <table:table-cell table:formula="of:=((LEN([.N142])=0)*2)-(LEN([.P142])&gt;0)+([.S142]*(LEN([.V142])=0)+([.V142]=&quot;TBD&quot;))" office:value-type="float" office:value="0">
            <text:p>0</text:p>
          </table:table-cell>
          <table:table-cell/>
          <table:table-cell table:formula="of:=OR([.R142];(LEN([.M142])&gt;0))" office:value-type="boolean" office:boolean-value="false">
            <text:p>FALSO</text:p>
          </table:table-cell>
          <table:table-cell table:formula="of:=[.T141]+[.S142]" office:value-type="float" office:value="198">
            <text:p>198</text:p>
          </table:table-cell>
          <table:table-cell table:formula="of:=IF([.S142];&quot;SI&quot;;&quot;&quot;)">
            <text:p/>
          </table:table-cell>
          <table:table-cell/>
          <table:table-cell table:formula="of:=LEN([.H142])&gt;1" office:value-type="boolean" office:boolean-value="false">
            <text:p>FALSO</text:p>
          </table:table-cell>
          <table:table-cell office:value-type="float" office:value="141">
            <text:p>141</text:p>
          </table:table-cell>
        </table:table-row>
        <table:table-row table:style-name="ro6">
          <table:table-cell office:value-type="string">
            <text:p>TREM239_ENC_ACT_R</text:p>
          </table:table-cell>
          <table:table-cell table:style-name="ce365"/>
          <table:table-cell office:value-type="string">
            <text:p>PINOUT</text:p>
          </table:table-cell>
          <table:table-cell table:formula="of:=CONCATENATE(&quot;IN_&quot;;[.A143])" office:value-type="string" office:string-value="IN_TREM239_ENC_ACT_R">
            <text:p>IN_TREM239_ENC_ACT_R</text:p>
          </table:table-cell>
          <table:table-cell/>
          <table:table-cell table:formula="of:=IF(ISERROR(VLOOKUP([.D143];[BCM.$V$4:BCM.$W$200];2;0));&quot;&quot;;[.D143])" office:value-type="string" office:string-value="IN_TREM239_ENC_ACT_R">
            <text:p>IN_TREM239_ENC_ACT_R</text:p>
          </table:table-cell>
          <table:table-cell table:formula="of:=CONCATENATE(&quot;OUT_&quot;;[.A143])" office:value-type="string" office:string-value="OUT_TREM239_ENC_ACT_R">
            <text:p>OUT_TREM239_ENC_ACT_R</text:p>
          </table:table-cell>
          <table:table-cell table:formula="of:=IF(ISERROR(VLOOKUP([.G143];[BCM.$V$4:BCM.$W$200];2;0));&quot;&quot;;[.G143])">
            <text:p/>
          </table:table-cell>
          <table:table-cell table:formula="of:=IF(ISERROR(VLOOKUP([.D143];[BCM.$X$4:BCM.$X$200];1;0));&quot;&quot;;[.D143])">
            <text:p/>
          </table:table-cell>
          <table:table-cell table:formula="of:=IF(ISERROR(VLOOKUP(CONCATENATE([.D143];&quot;n&quot;);[BCM.$X$4:BCM.$X$200];1;0));&quot;&quot;;CONCATENATE([.D143];&quot;n&quot;))">
            <text:p/>
          </table:table-cell>
          <table:table-cell/>
          <table:table-cell table:formula="of:=FIND(&quot;_DGN&quot;;[.A143];1)" office:value-type="float" office:value="0">
            <text:p>#VALUE!</text:p>
          </table:table-cell>
          <table:table-cell table:formula="of:=IF(ISERROR([.L143]);&quot;&quot;;[.A143])">
            <text:p/>
          </table:table-cell>
          <table:table-cell table:formula="of:=SUBSTITUTE(CONCATENATE([.F143];[.H143];[.I143];[.J143];[.K143];[.M143]);&quot;_WUn&quot;;&quot;&quot;)" office:value-type="string" office:string-value="IN_TREM239_ENC_ACT_R">
            <text:p>IN_TREM239_ENC_ACT_R</text:p>
          </table:table-cell>
          <table:table-cell table:formula="of:=VLOOKUP([.N143];[bd_flows_aux.$A$2:.$B$160];2;0)" office:value-type="float" office:value="145">
            <text:p>145</text:p>
          </table:table-cell>
          <table:table-cell/>
          <table:table-cell table:formula="of:=((LEN([.N143])=0)*2)-(LEN([.P143])&gt;0)+([.S143]*(LEN([.V143])=0)+([.V143]=&quot;TBD&quot;))" office:value-type="float" office:value="0">
            <text:p>0</text:p>
          </table:table-cell>
          <table:table-cell/>
          <table:table-cell table:formula="of:=OR([.R143];(LEN([.M143])&gt;0))" office:value-type="boolean" office:boolean-value="false">
            <text:p>FALSO</text:p>
          </table:table-cell>
          <table:table-cell table:formula="of:=[.T142]+[.S143]" office:value-type="float" office:value="198">
            <text:p>198</text:p>
          </table:table-cell>
          <table:table-cell table:formula="of:=IF([.S143];&quot;SI&quot;;&quot;&quot;)">
            <text:p/>
          </table:table-cell>
          <table:table-cell/>
          <table:table-cell table:formula="of:=LEN([.H143])&gt;1" office:value-type="boolean" office:boolean-value="false">
            <text:p>FALSO</text:p>
          </table:table-cell>
          <table:table-cell office:value-type="float" office:value="142">
            <text:p>142</text:p>
          </table:table-cell>
        </table:table-row>
        <table:table-row table:style-name="ro6">
          <table:table-cell office:value-type="string">
            <text:p>RESETn</text:p>
          </table:table-cell>
          <table:table-cell table:style-name="ce365"/>
          <table:table-cell office:value-type="string">
            <text:p>PINOUT_MCU</text:p>
          </table:table-cell>
          <table:table-cell table:formula="of:=CONCATENATE(&quot;IN_&quot;;[.A144])" office:value-type="string" office:string-value="IN_RESETn">
            <text:p>IN_RESETn</text:p>
          </table:table-cell>
          <table:table-cell/>
          <table:table-cell table:formula="of:=IF(ISERROR(VLOOKUP([.D144];[BCM.$V$4:BCM.$W$200];2;0));&quot;&quot;;[.D144])">
            <text:p/>
          </table:table-cell>
          <table:table-cell table:formula="of:=CONCATENATE(&quot;OUT_&quot;;[.A144])" office:value-type="string" office:string-value="OUT_RESETn">
            <text:p>OUT_RESETn</text:p>
          </table:table-cell>
          <table:table-cell table:formula="of:=IF(ISERROR(VLOOKUP([.G144];[BCM.$V$4:BCM.$W$200];2;0));&quot;&quot;;[.G144])">
            <text:p/>
          </table:table-cell>
          <table:table-cell table:formula="of:=IF(ISERROR(VLOOKUP([.D144];[BCM.$X$4:BCM.$X$200];1;0));&quot;&quot;;[.D144])">
            <text:p/>
          </table:table-cell>
          <table:table-cell table:formula="of:=IF(ISERROR(VLOOKUP(CONCATENATE([.D144];&quot;n&quot;);[BCM.$X$4:BCM.$X$200];1;0));&quot;&quot;;CONCATENATE([.D144];&quot;n&quot;))">
            <text:p/>
          </table:table-cell>
          <table:table-cell/>
          <table:table-cell table:formula="of:=FIND(&quot;_DGN&quot;;[.A144];1)" office:value-type="float" office:value="0">
            <text:p>#VALUE!</text:p>
          </table:table-cell>
          <table:table-cell table:formula="of:=IF(ISERROR([.L144]);&quot;&quot;;[.A144])">
            <text:p/>
          </table:table-cell>
          <table:table-cell table:formula="of:=SUBSTITUTE(CONCATENATE([.F144];[.H144];[.I144];[.J144];[.K144];[.M144]);&quot;_WUn&quot;;&quot;&quot;)">
            <text:p/>
          </table:table-cell>
          <table:table-cell table:formula="of:=VLOOKUP([.N144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44])=0)*2)-(LEN([.P144])&gt;0)+([.S144]*(LEN([.V144])=0)+([.V144]=&quot;TBD&quot;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OR([.R144];(LEN([.M144])&gt;0))" office:value-type="boolean" office:boolean-value="true">
            <text:p>VERDADERO</text:p>
          </table:table-cell>
          <table:table-cell table:formula="of:=[.T143]+[.S144]" office:value-type="float" office:value="199">
            <text:p>199</text:p>
          </table:table-cell>
          <table:table-cell table:formula="of:=IF([.S144];&quot;SI&quot;;&quot;&quot;)" office:value-type="string" office:string-value="SI">
            <text:p>SI</text:p>
          </table:table-cell>
          <table:table-cell office:value-type="string">
            <text:p>TBD</text:p>
          </table:table-cell>
          <table:table-cell table:formula="of:=LEN([.H144])&gt;1" office:value-type="boolean" office:boolean-value="false">
            <text:p>FALSO</text:p>
          </table:table-cell>
          <table:table-cell office:value-type="float" office:value="143">
            <text:p>143</text:p>
          </table:table-cell>
        </table:table-row>
        <table:table-row table:style-name="ro6">
          <table:table-cell office:value-type="string">
            <text:p>CNT_WAKEUP</text:p>
          </table:table-cell>
          <table:table-cell table:style-name="ce365"/>
          <table:table-cell office:value-type="string">
            <text:p>PINOUT_MCU</text:p>
          </table:table-cell>
          <table:table-cell table:formula="of:=CONCATENATE(&quot;IN_&quot;;[.A145])" office:value-type="string" office:string-value="IN_CNT_WAKEUP">
            <text:p>IN_CNT_WAKEUP</text:p>
          </table:table-cell>
          <table:table-cell/>
          <table:table-cell table:formula="of:=IF(ISERROR(VLOOKUP([.D145];[BCM.$V$4:BCM.$W$200];2;0));&quot;&quot;;[.D145])">
            <text:p/>
          </table:table-cell>
          <table:table-cell table:formula="of:=CONCATENATE(&quot;OUT_&quot;;[.A145])" office:value-type="string" office:string-value="OUT_CNT_WAKEUP">
            <text:p>OUT_CNT_WAKEUP</text:p>
          </table:table-cell>
          <table:table-cell table:formula="of:=IF(ISERROR(VLOOKUP([.G145];[BCM.$V$4:BCM.$W$200];2;0));&quot;&quot;;[.G145])">
            <text:p/>
          </table:table-cell>
          <table:table-cell table:formula="of:=IF(ISERROR(VLOOKUP([.D145];[BCM.$X$4:BCM.$X$200];1;0));&quot;&quot;;[.D145])">
            <text:p/>
          </table:table-cell>
          <table:table-cell table:formula="of:=IF(ISERROR(VLOOKUP(CONCATENATE([.D145];&quot;n&quot;);[BCM.$X$4:BCM.$X$200];1;0));&quot;&quot;;CONCATENATE([.D145];&quot;n&quot;))">
            <text:p/>
          </table:table-cell>
          <table:table-cell/>
          <table:table-cell table:formula="of:=FIND(&quot;_DGN&quot;;[.A145];1)" office:value-type="float" office:value="0">
            <text:p>#VALUE!</text:p>
          </table:table-cell>
          <table:table-cell table:formula="of:=IF(ISERROR([.L145]);&quot;&quot;;[.A145])">
            <text:p/>
          </table:table-cell>
          <table:table-cell table:formula="of:=SUBSTITUTE(CONCATENATE([.F145];[.H145];[.I145];[.J145];[.K145];[.M145]);&quot;_WUn&quot;;&quot;&quot;)">
            <text:p/>
          </table:table-cell>
          <table:table-cell table:formula="of:=VLOOKUP([.N145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45])=0)*2)-(LEN([.P145])&gt;0)+([.S145]*(LEN([.V145])=0)+([.V145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45];(LEN([.M145])&gt;0))" office:value-type="boolean" office:boolean-value="true">
            <text:p>VERDADERO</text:p>
          </table:table-cell>
          <table:table-cell table:formula="of:=[.T144]+[.S145]" office:value-type="float" office:value="200">
            <text:p>200</text:p>
          </table:table-cell>
          <table:table-cell table:formula="of:=IF([.S145];&quot;SI&quot;;&quot;&quot;)" office:value-type="string" office:string-value="SI">
            <text:p>SI</text:p>
          </table:table-cell>
          <table:table-cell office:value-type="string">
            <text:p>INT</text:p>
          </table:table-cell>
          <table:table-cell table:formula="of:=LEN([.H145])&gt;1" office:value-type="boolean" office:boolean-value="false">
            <text:p>FALSO</text:p>
          </table:table-cell>
          <table:table-cell office:value-type="float" office:value="1">
            <text:p>1</text:p>
          </table:table-cell>
        </table:table-row>
        <table:table-row table:style-name="ro6">
          <table:table-cell office:value-type="string">
            <text:p>CNT_ALT_BOOT_SEL</text:p>
          </table:table-cell>
          <table:table-cell table:style-name="ce365"/>
          <table:table-cell office:value-type="string">
            <text:p>PINOUT_MCU</text:p>
          </table:table-cell>
          <table:table-cell table:formula="of:=CONCATENATE(&quot;IN_&quot;;[.A146])" office:value-type="string" office:string-value="IN_CNT_ALT_BOOT_SEL">
            <text:p>IN_CNT_ALT_BOOT_SEL</text:p>
          </table:table-cell>
          <table:table-cell/>
          <table:table-cell table:formula="of:=IF(ISERROR(VLOOKUP([.D146];[BCM.$V$4:BCM.$W$200];2;0));&quot;&quot;;[.D146])">
            <text:p/>
          </table:table-cell>
          <table:table-cell table:formula="of:=CONCATENATE(&quot;OUT_&quot;;[.A146])" office:value-type="string" office:string-value="OUT_CNT_ALT_BOOT_SEL">
            <text:p>OUT_CNT_ALT_BOOT_SEL</text:p>
          </table:table-cell>
          <table:table-cell table:formula="of:=IF(ISERROR(VLOOKUP([.G146];[BCM.$V$4:BCM.$W$200];2;0));&quot;&quot;;[.G146])">
            <text:p/>
          </table:table-cell>
          <table:table-cell table:formula="of:=IF(ISERROR(VLOOKUP([.D146];[BCM.$X$4:BCM.$X$200];1;0));&quot;&quot;;[.D146])">
            <text:p/>
          </table:table-cell>
          <table:table-cell table:formula="of:=IF(ISERROR(VLOOKUP(CONCATENATE([.D146];&quot;n&quot;);[BCM.$X$4:BCM.$X$200];1;0));&quot;&quot;;CONCATENATE([.D146];&quot;n&quot;))">
            <text:p/>
          </table:table-cell>
          <table:table-cell/>
          <table:table-cell table:formula="of:=FIND(&quot;_DGN&quot;;[.A146];1)" office:value-type="float" office:value="0">
            <text:p>#VALUE!</text:p>
          </table:table-cell>
          <table:table-cell table:formula="of:=IF(ISERROR([.L146]);&quot;&quot;;[.A146])">
            <text:p/>
          </table:table-cell>
          <table:table-cell table:formula="of:=SUBSTITUTE(CONCATENATE([.F146];[.H146];[.I146];[.J146];[.K146];[.M146]);&quot;_WUn&quot;;&quot;&quot;)">
            <text:p/>
          </table:table-cell>
          <table:table-cell table:formula="of:=VLOOKUP([.N146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46])=0)*2)-(LEN([.P146])&gt;0)+([.S146]*(LEN([.V146])=0)+([.V146]=&quot;TBD&quot;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OR([.R146];(LEN([.M146])&gt;0))" office:value-type="boolean" office:boolean-value="true">
            <text:p>VERDADERO</text:p>
          </table:table-cell>
          <table:table-cell table:formula="of:=[.T145]+[.S146]" office:value-type="float" office:value="201">
            <text:p>201</text:p>
          </table:table-cell>
          <table:table-cell table:formula="of:=IF([.S146];&quot;SI&quot;;&quot;&quot;)" office:value-type="string" office:string-value="SI">
            <text:p>SI</text:p>
          </table:table-cell>
          <table:table-cell office:value-type="string">
            <text:p>TBD</text:p>
          </table:table-cell>
          <table:table-cell table:formula="of:=LEN([.H146])&gt;1" office:value-type="boolean" office:boolean-value="false">
            <text:p>FALSO</text:p>
          </table:table-cell>
          <table:table-cell office:value-type="float" office:value="2">
            <text:p>2</text:p>
          </table:table-cell>
        </table:table-row>
        <table:table-row table:style-name="ro6">
          <table:table-cell office:value-type="string">
            <text:p>CNT_FORCE_ALT_BOOT</text:p>
          </table:table-cell>
          <table:table-cell table:style-name="ce365"/>
          <table:table-cell office:value-type="string">
            <text:p>PINOUT_MCU</text:p>
          </table:table-cell>
          <table:table-cell table:formula="of:=CONCATENATE(&quot;IN_&quot;;[.A147])" office:value-type="string" office:string-value="IN_CNT_FORCE_ALT_BOOT">
            <text:p>IN_CNT_FORCE_ALT_BOOT</text:p>
          </table:table-cell>
          <table:table-cell/>
          <table:table-cell table:formula="of:=IF(ISERROR(VLOOKUP([.D147];[BCM.$V$4:BCM.$W$200];2;0));&quot;&quot;;[.D147])">
            <text:p/>
          </table:table-cell>
          <table:table-cell table:formula="of:=CONCATENATE(&quot;OUT_&quot;;[.A147])" office:value-type="string" office:string-value="OUT_CNT_FORCE_ALT_BOOT">
            <text:p>OUT_CNT_FORCE_ALT_BOOT</text:p>
          </table:table-cell>
          <table:table-cell table:formula="of:=IF(ISERROR(VLOOKUP([.G147];[BCM.$V$4:BCM.$W$200];2;0));&quot;&quot;;[.G147])">
            <text:p/>
          </table:table-cell>
          <table:table-cell table:formula="of:=IF(ISERROR(VLOOKUP([.D147];[BCM.$X$4:BCM.$X$200];1;0));&quot;&quot;;[.D147])">
            <text:p/>
          </table:table-cell>
          <table:table-cell table:formula="of:=IF(ISERROR(VLOOKUP(CONCATENATE([.D147];&quot;n&quot;);[BCM.$X$4:BCM.$X$200];1;0));&quot;&quot;;CONCATENATE([.D147];&quot;n&quot;))">
            <text:p/>
          </table:table-cell>
          <table:table-cell/>
          <table:table-cell table:formula="of:=FIND(&quot;_DGN&quot;;[.A147];1)" office:value-type="float" office:value="0">
            <text:p>#VALUE!</text:p>
          </table:table-cell>
          <table:table-cell table:formula="of:=IF(ISERROR([.L147]);&quot;&quot;;[.A147])">
            <text:p/>
          </table:table-cell>
          <table:table-cell table:formula="of:=SUBSTITUTE(CONCATENATE([.F147];[.H147];[.I147];[.J147];[.K147];[.M147]);&quot;_WUn&quot;;&quot;&quot;)">
            <text:p/>
          </table:table-cell>
          <table:table-cell table:formula="of:=VLOOKUP([.N147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47])=0)*2)-(LEN([.P147])&gt;0)+([.S147]*(LEN([.V147])=0)+([.V147]=&quot;TBD&quot;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OR([.R147];(LEN([.M147])&gt;0))" office:value-type="boolean" office:boolean-value="true">
            <text:p>VERDADERO</text:p>
          </table:table-cell>
          <table:table-cell table:formula="of:=[.T146]+[.S147]" office:value-type="float" office:value="202">
            <text:p>202</text:p>
          </table:table-cell>
          <table:table-cell table:formula="of:=IF([.S147];&quot;SI&quot;;&quot;&quot;)" office:value-type="string" office:string-value="SI">
            <text:p>SI</text:p>
          </table:table-cell>
          <table:table-cell office:value-type="string">
            <text:p>TBD</text:p>
          </table:table-cell>
          <table:table-cell table:formula="of:=LEN([.H147])&gt;1" office:value-type="boolean" office:boolean-value="false">
            <text:p>FALSO</text:p>
          </table:table-cell>
          <table:table-cell office:value-type="float" office:value="3">
            <text:p>3</text:p>
          </table:table-cell>
        </table:table-row>
        <table:table-row table:style-name="ro6">
          <table:table-cell office:value-type="string">
            <text:p>CNT_IN_SEL0</text:p>
          </table:table-cell>
          <table:table-cell table:style-name="ce365"/>
          <table:table-cell office:value-type="string">
            <text:p>PINOUT_MCU</text:p>
          </table:table-cell>
          <table:table-cell table:formula="of:=CONCATENATE(&quot;IN_&quot;;[.A148])" office:value-type="string" office:string-value="IN_CNT_IN_SEL0">
            <text:p>IN_CNT_IN_SEL0</text:p>
          </table:table-cell>
          <table:table-cell/>
          <table:table-cell table:formula="of:=IF(ISERROR(VLOOKUP([.D148];[BCM.$V$4:BCM.$W$200];2;0));&quot;&quot;;[.D148])">
            <text:p/>
          </table:table-cell>
          <table:table-cell table:formula="of:=CONCATENATE(&quot;OUT_&quot;;[.A148])" office:value-type="string" office:string-value="OUT_CNT_IN_SEL0">
            <text:p>OUT_CNT_IN_SEL0</text:p>
          </table:table-cell>
          <table:table-cell table:formula="of:=IF(ISERROR(VLOOKUP([.G148];[BCM.$V$4:BCM.$W$200];2;0));&quot;&quot;;[.G148])">
            <text:p/>
          </table:table-cell>
          <table:table-cell table:formula="of:=IF(ISERROR(VLOOKUP([.D148];[BCM.$X$4:BCM.$X$200];1;0));&quot;&quot;;[.D148])">
            <text:p/>
          </table:table-cell>
          <table:table-cell table:formula="of:=IF(ISERROR(VLOOKUP(CONCATENATE([.D148];&quot;n&quot;);[BCM.$X$4:BCM.$X$200];1;0));&quot;&quot;;CONCATENATE([.D148];&quot;n&quot;))">
            <text:p/>
          </table:table-cell>
          <table:table-cell/>
          <table:table-cell table:formula="of:=FIND(&quot;_DGN&quot;;[.A148];1)" office:value-type="float" office:value="0">
            <text:p>#VALUE!</text:p>
          </table:table-cell>
          <table:table-cell table:formula="of:=IF(ISERROR([.L148]);&quot;&quot;;[.A148])">
            <text:p/>
          </table:table-cell>
          <table:table-cell table:formula="of:=SUBSTITUTE(CONCATENATE([.F148];[.H148];[.I148];[.J148];[.K148];[.M148]);&quot;_WUn&quot;;&quot;&quot;)">
            <text:p/>
          </table:table-cell>
          <table:table-cell table:formula="of:=VLOOKUP([.N148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48])=0)*2)-(LEN([.P148])&gt;0)+([.S148]*(LEN([.V148])=0)+([.V148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48];(LEN([.M148])&gt;0))" office:value-type="boolean" office:boolean-value="true">
            <text:p>VERDADERO</text:p>
          </table:table-cell>
          <table:table-cell table:formula="of:=[.T147]+[.S148]" office:value-type="float" office:value="203">
            <text:p>203</text:p>
          </table:table-cell>
          <table:table-cell table:formula="of:=IF([.S148];&quot;SI&quot;;&quot;&quot;)" office:value-type="string" office:string-value="SI">
            <text:p>SI</text:p>
          </table:table-cell>
          <table:table-cell office:value-type="string">
            <text:p>DI</text:p>
          </table:table-cell>
          <table:table-cell table:formula="of:=LEN([.H148])&gt;1" office:value-type="boolean" office:boolean-value="false">
            <text:p>FALSO</text:p>
          </table:table-cell>
          <table:table-cell office:value-type="float" office:value="4">
            <text:p>4</text:p>
          </table:table-cell>
        </table:table-row>
        <table:table-row table:style-name="ro6">
          <table:table-cell office:value-type="string">
            <text:p>CNT_IN_SEL1</text:p>
          </table:table-cell>
          <table:table-cell table:style-name="ce365"/>
          <table:table-cell office:value-type="string">
            <text:p>PINOUT_MCU</text:p>
          </table:table-cell>
          <table:table-cell table:formula="of:=CONCATENATE(&quot;IN_&quot;;[.A149])" office:value-type="string" office:string-value="IN_CNT_IN_SEL1">
            <text:p>IN_CNT_IN_SEL1</text:p>
          </table:table-cell>
          <table:table-cell/>
          <table:table-cell table:formula="of:=IF(ISERROR(VLOOKUP([.D149];[BCM.$V$4:BCM.$W$200];2;0));&quot;&quot;;[.D149])">
            <text:p/>
          </table:table-cell>
          <table:table-cell table:formula="of:=CONCATENATE(&quot;OUT_&quot;;[.A149])" office:value-type="string" office:string-value="OUT_CNT_IN_SEL1">
            <text:p>OUT_CNT_IN_SEL1</text:p>
          </table:table-cell>
          <table:table-cell table:formula="of:=IF(ISERROR(VLOOKUP([.G149];[BCM.$V$4:BCM.$W$200];2;0));&quot;&quot;;[.G149])">
            <text:p/>
          </table:table-cell>
          <table:table-cell table:formula="of:=IF(ISERROR(VLOOKUP([.D149];[BCM.$X$4:BCM.$X$200];1;0));&quot;&quot;;[.D149])">
            <text:p/>
          </table:table-cell>
          <table:table-cell table:formula="of:=IF(ISERROR(VLOOKUP(CONCATENATE([.D149];&quot;n&quot;);[BCM.$X$4:BCM.$X$200];1;0));&quot;&quot;;CONCATENATE([.D149];&quot;n&quot;))">
            <text:p/>
          </table:table-cell>
          <table:table-cell/>
          <table:table-cell table:formula="of:=FIND(&quot;_DGN&quot;;[.A149];1)" office:value-type="float" office:value="0">
            <text:p>#VALUE!</text:p>
          </table:table-cell>
          <table:table-cell table:formula="of:=IF(ISERROR([.L149]);&quot;&quot;;[.A149])">
            <text:p/>
          </table:table-cell>
          <table:table-cell table:formula="of:=SUBSTITUTE(CONCATENATE([.F149];[.H149];[.I149];[.J149];[.K149];[.M149]);&quot;_WUn&quot;;&quot;&quot;)">
            <text:p/>
          </table:table-cell>
          <table:table-cell table:formula="of:=VLOOKUP([.N149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49])=0)*2)-(LEN([.P149])&gt;0)+([.S149]*(LEN([.V149])=0)+([.V149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49];(LEN([.M149])&gt;0))" office:value-type="boolean" office:boolean-value="true">
            <text:p>VERDADERO</text:p>
          </table:table-cell>
          <table:table-cell table:formula="of:=[.T148]+[.S149]" office:value-type="float" office:value="204">
            <text:p>204</text:p>
          </table:table-cell>
          <table:table-cell table:formula="of:=IF([.S149];&quot;SI&quot;;&quot;&quot;)" office:value-type="string" office:string-value="SI">
            <text:p>SI</text:p>
          </table:table-cell>
          <table:table-cell office:value-type="string">
            <text:p>DI</text:p>
          </table:table-cell>
          <table:table-cell table:formula="of:=LEN([.H149])&gt;1" office:value-type="boolean" office:boolean-value="false">
            <text:p>FALSO</text:p>
          </table:table-cell>
          <table:table-cell office:value-type="float" office:value="5">
            <text:p>5</text:p>
          </table:table-cell>
        </table:table-row>
        <table:table-row table:style-name="ro6">
          <table:table-cell office:value-type="string">
            <text:p>CNT_JTAG_TDO</text:p>
          </table:table-cell>
          <table:table-cell table:style-name="ce365"/>
          <table:table-cell office:value-type="string">
            <text:p>PINOUT_MCU</text:p>
          </table:table-cell>
          <table:table-cell table:formula="of:=CONCATENATE(&quot;IN_&quot;;[.A150])" office:value-type="string" office:string-value="IN_CNT_JTAG_TDO">
            <text:p>IN_CNT_JTAG_TDO</text:p>
          </table:table-cell>
          <table:table-cell/>
          <table:table-cell table:formula="of:=IF(ISERROR(VLOOKUP([.D150];[BCM.$V$4:BCM.$W$200];2;0));&quot;&quot;;[.D150])">
            <text:p/>
          </table:table-cell>
          <table:table-cell table:formula="of:=CONCATENATE(&quot;OUT_&quot;;[.A150])" office:value-type="string" office:string-value="OUT_CNT_JTAG_TDO">
            <text:p>OUT_CNT_JTAG_TDO</text:p>
          </table:table-cell>
          <table:table-cell table:formula="of:=IF(ISERROR(VLOOKUP([.G150];[BCM.$V$4:BCM.$W$200];2;0));&quot;&quot;;[.G150])">
            <text:p/>
          </table:table-cell>
          <table:table-cell table:formula="of:=IF(ISERROR(VLOOKUP([.D150];[BCM.$X$4:BCM.$X$200];1;0));&quot;&quot;;[.D150])">
            <text:p/>
          </table:table-cell>
          <table:table-cell table:formula="of:=IF(ISERROR(VLOOKUP(CONCATENATE([.D150];&quot;n&quot;);[BCM.$X$4:BCM.$X$200];1;0));&quot;&quot;;CONCATENATE([.D150];&quot;n&quot;))">
            <text:p/>
          </table:table-cell>
          <table:table-cell/>
          <table:table-cell table:formula="of:=FIND(&quot;_DGN&quot;;[.A150];1)" office:value-type="float" office:value="0">
            <text:p>#VALUE!</text:p>
          </table:table-cell>
          <table:table-cell table:formula="of:=IF(ISERROR([.L150]);&quot;&quot;;[.A150])">
            <text:p/>
          </table:table-cell>
          <table:table-cell table:formula="of:=SUBSTITUTE(CONCATENATE([.F150];[.H150];[.I150];[.J150];[.K150];[.M150]);&quot;_WUn&quot;;&quot;&quot;)">
            <text:p/>
          </table:table-cell>
          <table:table-cell table:formula="of:=VLOOKUP([.N150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50])=0)*2)-(LEN([.P150])&gt;0)+([.S150]*(LEN([.V150])=0)+([.V150]=&quot;TBD&quot;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OR([.R150];(LEN([.M150])&gt;0))" office:value-type="boolean" office:boolean-value="true">
            <text:p>VERDADERO</text:p>
          </table:table-cell>
          <table:table-cell table:formula="of:=[.T149]+[.S150]" office:value-type="float" office:value="205">
            <text:p>205</text:p>
          </table:table-cell>
          <table:table-cell table:formula="of:=IF([.S150];&quot;SI&quot;;&quot;&quot;)" office:value-type="string" office:string-value="SI">
            <text:p>SI</text:p>
          </table:table-cell>
          <table:table-cell office:value-type="string">
            <text:p>TBD</text:p>
          </table:table-cell>
          <table:table-cell table:formula="of:=LEN([.H150])&gt;1" office:value-type="boolean" office:boolean-value="false">
            <text:p>FALSO</text:p>
          </table:table-cell>
          <table:table-cell office:value-type="float" office:value="6">
            <text:p>6</text:p>
          </table:table-cell>
        </table:table-row>
        <table:table-row table:style-name="ro6">
          <table:table-cell office:value-type="string">
            <text:p>CNT_IN_D0</text:p>
          </table:table-cell>
          <table:table-cell table:style-name="ce365"/>
          <table:table-cell office:value-type="string">
            <text:p>PINOUT_MCU</text:p>
          </table:table-cell>
          <table:table-cell table:formula="of:=CONCATENATE(&quot;IN_&quot;;[.A151])" office:value-type="string" office:string-value="IN_CNT_IN_D0">
            <text:p>IN_CNT_IN_D0</text:p>
          </table:table-cell>
          <table:table-cell/>
          <table:table-cell table:formula="of:=IF(ISERROR(VLOOKUP([.D151];[BCM.$V$4:BCM.$W$200];2;0));&quot;&quot;;[.D151])">
            <text:p/>
          </table:table-cell>
          <table:table-cell table:formula="of:=CONCATENATE(&quot;OUT_&quot;;[.A151])" office:value-type="string" office:string-value="OUT_CNT_IN_D0">
            <text:p>OUT_CNT_IN_D0</text:p>
          </table:table-cell>
          <table:table-cell table:formula="of:=IF(ISERROR(VLOOKUP([.G151];[BCM.$V$4:BCM.$W$200];2;0));&quot;&quot;;[.G151])">
            <text:p/>
          </table:table-cell>
          <table:table-cell table:formula="of:=IF(ISERROR(VLOOKUP([.D151];[BCM.$X$4:BCM.$X$200];1;0));&quot;&quot;;[.D151])">
            <text:p/>
          </table:table-cell>
          <table:table-cell table:formula="of:=IF(ISERROR(VLOOKUP(CONCATENATE([.D151];&quot;n&quot;);[BCM.$X$4:BCM.$X$200];1;0));&quot;&quot;;CONCATENATE([.D151];&quot;n&quot;))">
            <text:p/>
          </table:table-cell>
          <table:table-cell/>
          <table:table-cell table:formula="of:=FIND(&quot;_DGN&quot;;[.A151];1)" office:value-type="float" office:value="0">
            <text:p>#VALUE!</text:p>
          </table:table-cell>
          <table:table-cell table:formula="of:=IF(ISERROR([.L151]);&quot;&quot;;[.A151])">
            <text:p/>
          </table:table-cell>
          <table:table-cell table:formula="of:=SUBSTITUTE(CONCATENATE([.F151];[.H151];[.I151];[.J151];[.K151];[.M151]);&quot;_WUn&quot;;&quot;&quot;)">
            <text:p/>
          </table:table-cell>
          <table:table-cell table:formula="of:=VLOOKUP([.N151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51])=0)*2)-(LEN([.P151])&gt;0)+([.S151]*(LEN([.V151])=0)+([.V151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51];(LEN([.M151])&gt;0))" office:value-type="boolean" office:boolean-value="true">
            <text:p>VERDADERO</text:p>
          </table:table-cell>
          <table:table-cell table:formula="of:=[.T150]+[.S151]" office:value-type="float" office:value="206">
            <text:p>206</text:p>
          </table:table-cell>
          <table:table-cell table:formula="of:=IF([.S151];&quot;SI&quot;;&quot;&quot;)" office:value-type="string" office:string-value="SI">
            <text:p>SI</text:p>
          </table:table-cell>
          <table:table-cell office:value-type="string">
            <text:p>DI</text:p>
          </table:table-cell>
          <table:table-cell table:formula="of:=LEN([.H151])&gt;1" office:value-type="boolean" office:boolean-value="false">
            <text:p>FALSO</text:p>
          </table:table-cell>
          <table:table-cell office:value-type="float" office:value="7">
            <text:p>7</text:p>
          </table:table-cell>
        </table:table-row>
        <table:table-row table:style-name="ro6">
          <table:table-cell office:value-type="string">
            <text:p>CNT_JTAG_TDI (CNT_LED_ROJO)</text:p>
          </table:table-cell>
          <table:table-cell table:style-name="ce365"/>
          <table:table-cell office:value-type="string">
            <text:p>PINOUT_MCU</text:p>
          </table:table-cell>
          <table:table-cell table:formula="of:=CONCATENATE(&quot;IN_&quot;;[.A152])" office:value-type="string" office:string-value="IN_CNT_JTAG_TDI (CNT_LED_ROJO)">
            <text:p>IN_CNT_JTAG_TDI (CNT_LED_ROJO)</text:p>
          </table:table-cell>
          <table:table-cell/>
          <table:table-cell table:formula="of:=IF(ISERROR(VLOOKUP([.D152];[BCM.$V$4:BCM.$W$200];2;0));&quot;&quot;;[.D152])">
            <text:p/>
          </table:table-cell>
          <table:table-cell table:formula="of:=CONCATENATE(&quot;OUT_&quot;;[.A152])" office:value-type="string" office:string-value="OUT_CNT_JTAG_TDI (CNT_LED_ROJO)">
            <text:p>OUT_CNT_JTAG_TDI (CNT_LED_ROJO)</text:p>
          </table:table-cell>
          <table:table-cell table:formula="of:=IF(ISERROR(VLOOKUP([.G152];[BCM.$V$4:BCM.$W$200];2;0));&quot;&quot;;[.G152])">
            <text:p/>
          </table:table-cell>
          <table:table-cell table:formula="of:=IF(ISERROR(VLOOKUP([.D152];[BCM.$X$4:BCM.$X$200];1;0));&quot;&quot;;[.D152])">
            <text:p/>
          </table:table-cell>
          <table:table-cell table:formula="of:=IF(ISERROR(VLOOKUP(CONCATENATE([.D152];&quot;n&quot;);[BCM.$X$4:BCM.$X$200];1;0));&quot;&quot;;CONCATENATE([.D152];&quot;n&quot;))">
            <text:p/>
          </table:table-cell>
          <table:table-cell/>
          <table:table-cell table:formula="of:=FIND(&quot;_DGN&quot;;[.A152];1)" office:value-type="float" office:value="0">
            <text:p>#VALUE!</text:p>
          </table:table-cell>
          <table:table-cell table:formula="of:=IF(ISERROR([.L152]);&quot;&quot;;[.A152])">
            <text:p/>
          </table:table-cell>
          <table:table-cell table:formula="of:=SUBSTITUTE(CONCATENATE([.F152];[.H152];[.I152];[.J152];[.K152];[.M152]);&quot;_WUn&quot;;&quot;&quot;)">
            <text:p/>
          </table:table-cell>
          <table:table-cell table:formula="of:=VLOOKUP([.N152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52])=0)*2)-(LEN([.P152])&gt;0)+([.S152]*(LEN([.V152])=0)+([.V152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52];(LEN([.M152])&gt;0))" office:value-type="boolean" office:boolean-value="true">
            <text:p>VERDADERO</text:p>
          </table:table-cell>
          <table:table-cell table:formula="of:=[.T151]+[.S152]" office:value-type="float" office:value="207">
            <text:p>207</text:p>
          </table:table-cell>
          <table:table-cell table:formula="of:=IF([.S152];&quot;SI&quot;;&quot;&quot;)" office:value-type="string" office:string-value="SI">
            <text:p>SI</text:p>
          </table:table-cell>
          <table:table-cell office:value-type="string">
            <text:p>DO</text:p>
          </table:table-cell>
          <table:table-cell table:formula="of:=LEN([.H152])&gt;1" office:value-type="boolean" office:boolean-value="false">
            <text:p>FALSO</text:p>
          </table:table-cell>
          <table:table-cell office:value-type="float" office:value="8">
            <text:p>8</text:p>
          </table:table-cell>
        </table:table-row>
        <table:table-row table:style-name="ro6">
          <table:table-cell office:value-type="string">
            <text:p>CNT_IN_D1</text:p>
          </table:table-cell>
          <table:table-cell table:style-name="ce365"/>
          <table:table-cell office:value-type="string">
            <text:p>PINOUT_MCU</text:p>
          </table:table-cell>
          <table:table-cell table:formula="of:=CONCATENATE(&quot;IN_&quot;;[.A153])" office:value-type="string" office:string-value="IN_CNT_IN_D1">
            <text:p>IN_CNT_IN_D1</text:p>
          </table:table-cell>
          <table:table-cell/>
          <table:table-cell table:formula="of:=IF(ISERROR(VLOOKUP([.D153];[BCM.$V$4:BCM.$W$200];2;0));&quot;&quot;;[.D153])">
            <text:p/>
          </table:table-cell>
          <table:table-cell table:formula="of:=CONCATENATE(&quot;OUT_&quot;;[.A153])" office:value-type="string" office:string-value="OUT_CNT_IN_D1">
            <text:p>OUT_CNT_IN_D1</text:p>
          </table:table-cell>
          <table:table-cell table:formula="of:=IF(ISERROR(VLOOKUP([.G153];[BCM.$V$4:BCM.$W$200];2;0));&quot;&quot;;[.G153])">
            <text:p/>
          </table:table-cell>
          <table:table-cell table:formula="of:=IF(ISERROR(VLOOKUP([.D153];[BCM.$X$4:BCM.$X$200];1;0));&quot;&quot;;[.D153])">
            <text:p/>
          </table:table-cell>
          <table:table-cell table:formula="of:=IF(ISERROR(VLOOKUP(CONCATENATE([.D153];&quot;n&quot;);[BCM.$X$4:BCM.$X$200];1;0));&quot;&quot;;CONCATENATE([.D153];&quot;n&quot;))">
            <text:p/>
          </table:table-cell>
          <table:table-cell/>
          <table:table-cell table:formula="of:=FIND(&quot;_DGN&quot;;[.A153];1)" office:value-type="float" office:value="0">
            <text:p>#VALUE!</text:p>
          </table:table-cell>
          <table:table-cell table:formula="of:=IF(ISERROR([.L153]);&quot;&quot;;[.A153])">
            <text:p/>
          </table:table-cell>
          <table:table-cell table:formula="of:=SUBSTITUTE(CONCATENATE([.F153];[.H153];[.I153];[.J153];[.K153];[.M153]);&quot;_WUn&quot;;&quot;&quot;)">
            <text:p/>
          </table:table-cell>
          <table:table-cell table:formula="of:=VLOOKUP([.N153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53])=0)*2)-(LEN([.P153])&gt;0)+([.S153]*(LEN([.V153])=0)+([.V153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53];(LEN([.M153])&gt;0))" office:value-type="boolean" office:boolean-value="true">
            <text:p>VERDADERO</text:p>
          </table:table-cell>
          <table:table-cell table:formula="of:=[.T152]+[.S153]" office:value-type="float" office:value="208">
            <text:p>208</text:p>
          </table:table-cell>
          <table:table-cell table:formula="of:=IF([.S153];&quot;SI&quot;;&quot;&quot;)" office:value-type="string" office:string-value="SI">
            <text:p>SI</text:p>
          </table:table-cell>
          <table:table-cell office:value-type="string">
            <text:p>DI</text:p>
          </table:table-cell>
          <table:table-cell table:formula="of:=LEN([.H153])&gt;1" office:value-type="boolean" office:boolean-value="false">
            <text:p>FALSO</text:p>
          </table:table-cell>
          <table:table-cell office:value-type="float" office:value="9">
            <text:p>9</text:p>
          </table:table-cell>
        </table:table-row>
        <table:table-row table:style-name="ro6">
          <table:table-cell office:value-type="string">
            <text:p>CNT_IN_D2</text:p>
          </table:table-cell>
          <table:table-cell table:style-name="ce365"/>
          <table:table-cell office:value-type="string">
            <text:p>PINOUT_MCU</text:p>
          </table:table-cell>
          <table:table-cell table:formula="of:=CONCATENATE(&quot;IN_&quot;;[.A154])" office:value-type="string" office:string-value="IN_CNT_IN_D2">
            <text:p>IN_CNT_IN_D2</text:p>
          </table:table-cell>
          <table:table-cell/>
          <table:table-cell table:formula="of:=IF(ISERROR(VLOOKUP([.D154];[BCM.$V$4:BCM.$W$200];2;0));&quot;&quot;;[.D154])">
            <text:p/>
          </table:table-cell>
          <table:table-cell table:formula="of:=CONCATENATE(&quot;OUT_&quot;;[.A154])" office:value-type="string" office:string-value="OUT_CNT_IN_D2">
            <text:p>OUT_CNT_IN_D2</text:p>
          </table:table-cell>
          <table:table-cell table:formula="of:=IF(ISERROR(VLOOKUP([.G154];[BCM.$V$4:BCM.$W$200];2;0));&quot;&quot;;[.G154])">
            <text:p/>
          </table:table-cell>
          <table:table-cell table:formula="of:=IF(ISERROR(VLOOKUP([.D154];[BCM.$X$4:BCM.$X$200];1;0));&quot;&quot;;[.D154])">
            <text:p/>
          </table:table-cell>
          <table:table-cell table:formula="of:=IF(ISERROR(VLOOKUP(CONCATENATE([.D154];&quot;n&quot;);[BCM.$X$4:BCM.$X$200];1;0));&quot;&quot;;CONCATENATE([.D154];&quot;n&quot;))">
            <text:p/>
          </table:table-cell>
          <table:table-cell/>
          <table:table-cell table:formula="of:=FIND(&quot;_DGN&quot;;[.A154];1)" office:value-type="float" office:value="0">
            <text:p>#VALUE!</text:p>
          </table:table-cell>
          <table:table-cell table:formula="of:=IF(ISERROR([.L154]);&quot;&quot;;[.A154])">
            <text:p/>
          </table:table-cell>
          <table:table-cell table:formula="of:=SUBSTITUTE(CONCATENATE([.F154];[.H154];[.I154];[.J154];[.K154];[.M154]);&quot;_WUn&quot;;&quot;&quot;)">
            <text:p/>
          </table:table-cell>
          <table:table-cell table:formula="of:=VLOOKUP([.N154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54])=0)*2)-(LEN([.P154])&gt;0)+([.S154]*(LEN([.V154])=0)+([.V154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54];(LEN([.M154])&gt;0))" office:value-type="boolean" office:boolean-value="true">
            <text:p>VERDADERO</text:p>
          </table:table-cell>
          <table:table-cell table:formula="of:=[.T153]+[.S154]" office:value-type="float" office:value="209">
            <text:p>209</text:p>
          </table:table-cell>
          <table:table-cell table:formula="of:=IF([.S154];&quot;SI&quot;;&quot;&quot;)" office:value-type="string" office:string-value="SI">
            <text:p>SI</text:p>
          </table:table-cell>
          <table:table-cell office:value-type="string">
            <text:p>DI</text:p>
          </table:table-cell>
          <table:table-cell table:formula="of:=LEN([.H154])&gt;1" office:value-type="boolean" office:boolean-value="false">
            <text:p>FALSO</text:p>
          </table:table-cell>
          <table:table-cell office:value-type="float" office:value="10">
            <text:p>10</text:p>
          </table:table-cell>
        </table:table-row>
        <table:table-row table:style-name="ro6">
          <table:table-cell office:value-type="string">
            <text:p>CNT_IN_D3</text:p>
          </table:table-cell>
          <table:table-cell table:style-name="ce365"/>
          <table:table-cell office:value-type="string">
            <text:p>PINOUT_MCU</text:p>
          </table:table-cell>
          <table:table-cell table:formula="of:=CONCATENATE(&quot;IN_&quot;;[.A155])" office:value-type="string" office:string-value="IN_CNT_IN_D3">
            <text:p>IN_CNT_IN_D3</text:p>
          </table:table-cell>
          <table:table-cell/>
          <table:table-cell table:formula="of:=IF(ISERROR(VLOOKUP([.D155];[BCM.$V$4:BCM.$W$200];2;0));&quot;&quot;;[.D155])">
            <text:p/>
          </table:table-cell>
          <table:table-cell table:formula="of:=CONCATENATE(&quot;OUT_&quot;;[.A155])" office:value-type="string" office:string-value="OUT_CNT_IN_D3">
            <text:p>OUT_CNT_IN_D3</text:p>
          </table:table-cell>
          <table:table-cell table:formula="of:=IF(ISERROR(VLOOKUP([.G155];[BCM.$V$4:BCM.$W$200];2;0));&quot;&quot;;[.G155])">
            <text:p/>
          </table:table-cell>
          <table:table-cell table:formula="of:=IF(ISERROR(VLOOKUP([.D155];[BCM.$X$4:BCM.$X$200];1;0));&quot;&quot;;[.D155])">
            <text:p/>
          </table:table-cell>
          <table:table-cell table:formula="of:=IF(ISERROR(VLOOKUP(CONCATENATE([.D155];&quot;n&quot;);[BCM.$X$4:BCM.$X$200];1;0));&quot;&quot;;CONCATENATE([.D155];&quot;n&quot;))">
            <text:p/>
          </table:table-cell>
          <table:table-cell/>
          <table:table-cell table:formula="of:=FIND(&quot;_DGN&quot;;[.A155];1)" office:value-type="float" office:value="0">
            <text:p>#VALUE!</text:p>
          </table:table-cell>
          <table:table-cell table:formula="of:=IF(ISERROR([.L155]);&quot;&quot;;[.A155])">
            <text:p/>
          </table:table-cell>
          <table:table-cell table:formula="of:=SUBSTITUTE(CONCATENATE([.F155];[.H155];[.I155];[.J155];[.K155];[.M155]);&quot;_WUn&quot;;&quot;&quot;)">
            <text:p/>
          </table:table-cell>
          <table:table-cell table:formula="of:=VLOOKUP([.N155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55])=0)*2)-(LEN([.P155])&gt;0)+([.S155]*(LEN([.V155])=0)+([.V155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55];(LEN([.M155])&gt;0))" office:value-type="boolean" office:boolean-value="true">
            <text:p>VERDADERO</text:p>
          </table:table-cell>
          <table:table-cell table:formula="of:=[.T154]+[.S155]" office:value-type="float" office:value="210">
            <text:p>210</text:p>
          </table:table-cell>
          <table:table-cell table:formula="of:=IF([.S155];&quot;SI&quot;;&quot;&quot;)" office:value-type="string" office:string-value="SI">
            <text:p>SI</text:p>
          </table:table-cell>
          <table:table-cell office:value-type="string">
            <text:p>DI</text:p>
          </table:table-cell>
          <table:table-cell table:formula="of:=LEN([.H155])&gt;1" office:value-type="boolean" office:boolean-value="false">
            <text:p>FALSO</text:p>
          </table:table-cell>
          <table:table-cell office:value-type="float" office:value="11">
            <text:p>11</text:p>
          </table:table-cell>
        </table:table-row>
        <table:table-row table:style-name="ro6">
          <table:table-cell office:value-type="string">
            <text:p>CNT_IN_D4</text:p>
          </table:table-cell>
          <table:table-cell table:style-name="ce365"/>
          <table:table-cell office:value-type="string">
            <text:p>PINOUT_MCU</text:p>
          </table:table-cell>
          <table:table-cell table:formula="of:=CONCATENATE(&quot;IN_&quot;;[.A156])" office:value-type="string" office:string-value="IN_CNT_IN_D4">
            <text:p>IN_CNT_IN_D4</text:p>
          </table:table-cell>
          <table:table-cell/>
          <table:table-cell table:formula="of:=IF(ISERROR(VLOOKUP([.D156];[BCM.$V$4:BCM.$W$200];2;0));&quot;&quot;;[.D156])">
            <text:p/>
          </table:table-cell>
          <table:table-cell table:formula="of:=CONCATENATE(&quot;OUT_&quot;;[.A156])" office:value-type="string" office:string-value="OUT_CNT_IN_D4">
            <text:p>OUT_CNT_IN_D4</text:p>
          </table:table-cell>
          <table:table-cell table:formula="of:=IF(ISERROR(VLOOKUP([.G156];[BCM.$V$4:BCM.$W$200];2;0));&quot;&quot;;[.G156])">
            <text:p/>
          </table:table-cell>
          <table:table-cell table:formula="of:=IF(ISERROR(VLOOKUP([.D156];[BCM.$X$4:BCM.$X$200];1;0));&quot;&quot;;[.D156])">
            <text:p/>
          </table:table-cell>
          <table:table-cell table:formula="of:=IF(ISERROR(VLOOKUP(CONCATENATE([.D156];&quot;n&quot;);[BCM.$X$4:BCM.$X$200];1;0));&quot;&quot;;CONCATENATE([.D156];&quot;n&quot;))">
            <text:p/>
          </table:table-cell>
          <table:table-cell/>
          <table:table-cell table:formula="of:=FIND(&quot;_DGN&quot;;[.A156];1)" office:value-type="float" office:value="0">
            <text:p>#VALUE!</text:p>
          </table:table-cell>
          <table:table-cell table:formula="of:=IF(ISERROR([.L156]);&quot;&quot;;[.A156])">
            <text:p/>
          </table:table-cell>
          <table:table-cell table:formula="of:=SUBSTITUTE(CONCATENATE([.F156];[.H156];[.I156];[.J156];[.K156];[.M156]);&quot;_WUn&quot;;&quot;&quot;)">
            <text:p/>
          </table:table-cell>
          <table:table-cell table:formula="of:=VLOOKUP([.N156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56])=0)*2)-(LEN([.P156])&gt;0)+([.S156]*(LEN([.V156])=0)+([.V156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56];(LEN([.M156])&gt;0))" office:value-type="boolean" office:boolean-value="true">
            <text:p>VERDADERO</text:p>
          </table:table-cell>
          <table:table-cell table:formula="of:=[.T155]+[.S156]" office:value-type="float" office:value="211">
            <text:p>211</text:p>
          </table:table-cell>
          <table:table-cell table:formula="of:=IF([.S156];&quot;SI&quot;;&quot;&quot;)" office:value-type="string" office:string-value="SI">
            <text:p>SI</text:p>
          </table:table-cell>
          <table:table-cell office:value-type="string">
            <text:p>DI</text:p>
          </table:table-cell>
          <table:table-cell table:formula="of:=LEN([.H156])&gt;1" office:value-type="boolean" office:boolean-value="false">
            <text:p>FALSO</text:p>
          </table:table-cell>
          <table:table-cell office:value-type="float" office:value="12">
            <text:p>12</text:p>
          </table:table-cell>
        </table:table-row>
        <table:table-row table:style-name="ro6">
          <table:table-cell office:value-type="string">
            <text:p>CNT_IN_D5</text:p>
          </table:table-cell>
          <table:table-cell table:style-name="ce365"/>
          <table:table-cell office:value-type="string">
            <text:p>PINOUT_MCU</text:p>
          </table:table-cell>
          <table:table-cell table:formula="of:=CONCATENATE(&quot;IN_&quot;;[.A157])" office:value-type="string" office:string-value="IN_CNT_IN_D5">
            <text:p>IN_CNT_IN_D5</text:p>
          </table:table-cell>
          <table:table-cell/>
          <table:table-cell table:formula="of:=IF(ISERROR(VLOOKUP([.D157];[BCM.$V$4:BCM.$W$200];2;0));&quot;&quot;;[.D157])">
            <text:p/>
          </table:table-cell>
          <table:table-cell table:formula="of:=CONCATENATE(&quot;OUT_&quot;;[.A157])" office:value-type="string" office:string-value="OUT_CNT_IN_D5">
            <text:p>OUT_CNT_IN_D5</text:p>
          </table:table-cell>
          <table:table-cell table:formula="of:=IF(ISERROR(VLOOKUP([.G157];[BCM.$V$4:BCM.$W$200];2;0));&quot;&quot;;[.G157])">
            <text:p/>
          </table:table-cell>
          <table:table-cell table:formula="of:=IF(ISERROR(VLOOKUP([.D157];[BCM.$X$4:BCM.$X$200];1;0));&quot;&quot;;[.D157])">
            <text:p/>
          </table:table-cell>
          <table:table-cell table:formula="of:=IF(ISERROR(VLOOKUP(CONCATENATE([.D157];&quot;n&quot;);[BCM.$X$4:BCM.$X$200];1;0));&quot;&quot;;CONCATENATE([.D157];&quot;n&quot;))">
            <text:p/>
          </table:table-cell>
          <table:table-cell/>
          <table:table-cell table:formula="of:=FIND(&quot;_DGN&quot;;[.A157];1)" office:value-type="float" office:value="0">
            <text:p>#VALUE!</text:p>
          </table:table-cell>
          <table:table-cell table:formula="of:=IF(ISERROR([.L157]);&quot;&quot;;[.A157])">
            <text:p/>
          </table:table-cell>
          <table:table-cell table:formula="of:=SUBSTITUTE(CONCATENATE([.F157];[.H157];[.I157];[.J157];[.K157];[.M157]);&quot;_WUn&quot;;&quot;&quot;)">
            <text:p/>
          </table:table-cell>
          <table:table-cell table:formula="of:=VLOOKUP([.N157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57])=0)*2)-(LEN([.P157])&gt;0)+([.S157]*(LEN([.V157])=0)+([.V157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57];(LEN([.M157])&gt;0))" office:value-type="boolean" office:boolean-value="true">
            <text:p>VERDADERO</text:p>
          </table:table-cell>
          <table:table-cell table:formula="of:=[.T156]+[.S157]" office:value-type="float" office:value="212">
            <text:p>212</text:p>
          </table:table-cell>
          <table:table-cell table:formula="of:=IF([.S157];&quot;SI&quot;;&quot;&quot;)" office:value-type="string" office:string-value="SI">
            <text:p>SI</text:p>
          </table:table-cell>
          <table:table-cell office:value-type="string">
            <text:p>DI</text:p>
          </table:table-cell>
          <table:table-cell table:formula="of:=LEN([.H157])&gt;1" office:value-type="boolean" office:boolean-value="false">
            <text:p>FALSO</text:p>
          </table:table-cell>
          <table:table-cell office:value-type="float" office:value="13">
            <text:p>13</text:p>
          </table:table-cell>
        </table:table-row>
        <table:table-row table:style-name="ro6">
          <table:table-cell office:value-type="string">
            <text:p>CNT_IN_D6</text:p>
          </table:table-cell>
          <table:table-cell table:style-name="ce365"/>
          <table:table-cell office:value-type="string">
            <text:p>PINOUT_MCU</text:p>
          </table:table-cell>
          <table:table-cell table:formula="of:=CONCATENATE(&quot;IN_&quot;;[.A158])" office:value-type="string" office:string-value="IN_CNT_IN_D6">
            <text:p>IN_CNT_IN_D6</text:p>
          </table:table-cell>
          <table:table-cell/>
          <table:table-cell table:formula="of:=IF(ISERROR(VLOOKUP([.D158];[BCM.$V$4:BCM.$W$200];2;0));&quot;&quot;;[.D158])">
            <text:p/>
          </table:table-cell>
          <table:table-cell table:formula="of:=CONCATENATE(&quot;OUT_&quot;;[.A158])" office:value-type="string" office:string-value="OUT_CNT_IN_D6">
            <text:p>OUT_CNT_IN_D6</text:p>
          </table:table-cell>
          <table:table-cell table:formula="of:=IF(ISERROR(VLOOKUP([.G158];[BCM.$V$4:BCM.$W$200];2;0));&quot;&quot;;[.G158])">
            <text:p/>
          </table:table-cell>
          <table:table-cell table:formula="of:=IF(ISERROR(VLOOKUP([.D158];[BCM.$X$4:BCM.$X$200];1;0));&quot;&quot;;[.D158])">
            <text:p/>
          </table:table-cell>
          <table:table-cell table:formula="of:=IF(ISERROR(VLOOKUP(CONCATENATE([.D158];&quot;n&quot;);[BCM.$X$4:BCM.$X$200];1;0));&quot;&quot;;CONCATENATE([.D158];&quot;n&quot;))">
            <text:p/>
          </table:table-cell>
          <table:table-cell/>
          <table:table-cell table:formula="of:=FIND(&quot;_DGN&quot;;[.A158];1)" office:value-type="float" office:value="0">
            <text:p>#VALUE!</text:p>
          </table:table-cell>
          <table:table-cell table:formula="of:=IF(ISERROR([.L158]);&quot;&quot;;[.A158])">
            <text:p/>
          </table:table-cell>
          <table:table-cell table:formula="of:=SUBSTITUTE(CONCATENATE([.F158];[.H158];[.I158];[.J158];[.K158];[.M158]);&quot;_WUn&quot;;&quot;&quot;)">
            <text:p/>
          </table:table-cell>
          <table:table-cell table:formula="of:=VLOOKUP([.N158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58])=0)*2)-(LEN([.P158])&gt;0)+([.S158]*(LEN([.V158])=0)+([.V158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58];(LEN([.M158])&gt;0))" office:value-type="boolean" office:boolean-value="true">
            <text:p>VERDADERO</text:p>
          </table:table-cell>
          <table:table-cell table:formula="of:=[.T157]+[.S158]" office:value-type="float" office:value="213">
            <text:p>213</text:p>
          </table:table-cell>
          <table:table-cell table:formula="of:=IF([.S158];&quot;SI&quot;;&quot;&quot;)" office:value-type="string" office:string-value="SI">
            <text:p>SI</text:p>
          </table:table-cell>
          <table:table-cell office:value-type="string">
            <text:p>DI</text:p>
          </table:table-cell>
          <table:table-cell table:formula="of:=LEN([.H158])&gt;1" office:value-type="boolean" office:boolean-value="false">
            <text:p>FALSO</text:p>
          </table:table-cell>
          <table:table-cell office:value-type="float" office:value="14">
            <text:p>14</text:p>
          </table:table-cell>
        </table:table-row>
        <table:table-row table:style-name="ro6">
          <table:table-cell office:value-type="string">
            <text:p>CNT_IN_D7</text:p>
          </table:table-cell>
          <table:table-cell table:style-name="ce365"/>
          <table:table-cell office:value-type="string">
            <text:p>PINOUT_MCU</text:p>
          </table:table-cell>
          <table:table-cell table:formula="of:=CONCATENATE(&quot;IN_&quot;;[.A159])" office:value-type="string" office:string-value="IN_CNT_IN_D7">
            <text:p>IN_CNT_IN_D7</text:p>
          </table:table-cell>
          <table:table-cell/>
          <table:table-cell table:formula="of:=IF(ISERROR(VLOOKUP([.D159];[BCM.$V$4:BCM.$W$200];2;0));&quot;&quot;;[.D159])">
            <text:p/>
          </table:table-cell>
          <table:table-cell table:formula="of:=CONCATENATE(&quot;OUT_&quot;;[.A159])" office:value-type="string" office:string-value="OUT_CNT_IN_D7">
            <text:p>OUT_CNT_IN_D7</text:p>
          </table:table-cell>
          <table:table-cell table:formula="of:=IF(ISERROR(VLOOKUP([.G159];[BCM.$V$4:BCM.$W$200];2;0));&quot;&quot;;[.G159])">
            <text:p/>
          </table:table-cell>
          <table:table-cell table:formula="of:=IF(ISERROR(VLOOKUP([.D159];[BCM.$X$4:BCM.$X$200];1;0));&quot;&quot;;[.D159])">
            <text:p/>
          </table:table-cell>
          <table:table-cell table:formula="of:=IF(ISERROR(VLOOKUP(CONCATENATE([.D159];&quot;n&quot;);[BCM.$X$4:BCM.$X$200];1;0));&quot;&quot;;CONCATENATE([.D159];&quot;n&quot;))">
            <text:p/>
          </table:table-cell>
          <table:table-cell/>
          <table:table-cell table:formula="of:=FIND(&quot;_DGN&quot;;[.A159];1)" office:value-type="float" office:value="0">
            <text:p>#VALUE!</text:p>
          </table:table-cell>
          <table:table-cell table:formula="of:=IF(ISERROR([.L159]);&quot;&quot;;[.A159])">
            <text:p/>
          </table:table-cell>
          <table:table-cell table:formula="of:=SUBSTITUTE(CONCATENATE([.F159];[.H159];[.I159];[.J159];[.K159];[.M159]);&quot;_WUn&quot;;&quot;&quot;)">
            <text:p/>
          </table:table-cell>
          <table:table-cell table:formula="of:=VLOOKUP([.N159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59])=0)*2)-(LEN([.P159])&gt;0)+([.S159]*(LEN([.V159])=0)+([.V159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59];(LEN([.M159])&gt;0))" office:value-type="boolean" office:boolean-value="true">
            <text:p>VERDADERO</text:p>
          </table:table-cell>
          <table:table-cell table:formula="of:=[.T158]+[.S159]" office:value-type="float" office:value="214">
            <text:p>214</text:p>
          </table:table-cell>
          <table:table-cell table:formula="of:=IF([.S159];&quot;SI&quot;;&quot;&quot;)" office:value-type="string" office:string-value="SI">
            <text:p>SI</text:p>
          </table:table-cell>
          <table:table-cell office:value-type="string">
            <text:p>DI</text:p>
          </table:table-cell>
          <table:table-cell table:formula="of:=LEN([.H159])&gt;1" office:value-type="boolean" office:boolean-value="false">
            <text:p>FALSO</text:p>
          </table:table-cell>
          <table:table-cell office:value-type="float" office:value="15">
            <text:p>15</text:p>
          </table:table-cell>
        </table:table-row>
        <table:table-row table:style-name="ro6">
          <table:table-cell office:value-type="string">
            <text:p>CNT_IN_D8</text:p>
          </table:table-cell>
          <table:table-cell table:style-name="ce365"/>
          <table:table-cell office:value-type="string">
            <text:p>PINOUT_MCU</text:p>
          </table:table-cell>
          <table:table-cell table:formula="of:=CONCATENATE(&quot;IN_&quot;;[.A160])" office:value-type="string" office:string-value="IN_CNT_IN_D8">
            <text:p>IN_CNT_IN_D8</text:p>
          </table:table-cell>
          <table:table-cell/>
          <table:table-cell table:formula="of:=IF(ISERROR(VLOOKUP([.D160];[BCM.$V$4:BCM.$W$200];2;0));&quot;&quot;;[.D160])">
            <text:p/>
          </table:table-cell>
          <table:table-cell table:formula="of:=CONCATENATE(&quot;OUT_&quot;;[.A160])" office:value-type="string" office:string-value="OUT_CNT_IN_D8">
            <text:p>OUT_CNT_IN_D8</text:p>
          </table:table-cell>
          <table:table-cell table:formula="of:=IF(ISERROR(VLOOKUP([.G160];[BCM.$V$4:BCM.$W$200];2;0));&quot;&quot;;[.G160])">
            <text:p/>
          </table:table-cell>
          <table:table-cell table:formula="of:=IF(ISERROR(VLOOKUP([.D160];[BCM.$X$4:BCM.$X$200];1;0));&quot;&quot;;[.D160])">
            <text:p/>
          </table:table-cell>
          <table:table-cell table:formula="of:=IF(ISERROR(VLOOKUP(CONCATENATE([.D160];&quot;n&quot;);[BCM.$X$4:BCM.$X$200];1;0));&quot;&quot;;CONCATENATE([.D160];&quot;n&quot;))">
            <text:p/>
          </table:table-cell>
          <table:table-cell/>
          <table:table-cell table:formula="of:=FIND(&quot;_DGN&quot;;[.A160];1)" office:value-type="float" office:value="0">
            <text:p>#VALUE!</text:p>
          </table:table-cell>
          <table:table-cell table:formula="of:=IF(ISERROR([.L160]);&quot;&quot;;[.A160])">
            <text:p/>
          </table:table-cell>
          <table:table-cell table:formula="of:=SUBSTITUTE(CONCATENATE([.F160];[.H160];[.I160];[.J160];[.K160];[.M160]);&quot;_WUn&quot;;&quot;&quot;)">
            <text:p/>
          </table:table-cell>
          <table:table-cell table:formula="of:=VLOOKUP([.N160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60])=0)*2)-(LEN([.P160])&gt;0)+([.S160]*(LEN([.V160])=0)+([.V160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60];(LEN([.M160])&gt;0))" office:value-type="boolean" office:boolean-value="true">
            <text:p>VERDADERO</text:p>
          </table:table-cell>
          <table:table-cell table:formula="of:=[.T159]+[.S160]" office:value-type="float" office:value="215">
            <text:p>215</text:p>
          </table:table-cell>
          <table:table-cell table:formula="of:=IF([.S160];&quot;SI&quot;;&quot;&quot;)" office:value-type="string" office:string-value="SI">
            <text:p>SI</text:p>
          </table:table-cell>
          <table:table-cell office:value-type="string">
            <text:p>DI</text:p>
          </table:table-cell>
          <table:table-cell table:formula="of:=LEN([.H160])&gt;1" office:value-type="boolean" office:boolean-value="false">
            <text:p>FALSO</text:p>
          </table:table-cell>
          <table:table-cell office:value-type="float" office:value="16">
            <text:p>16</text:p>
          </table:table-cell>
        </table:table-row>
        <table:table-row table:style-name="ro6">
          <table:table-cell office:value-type="string">
            <text:p>CNT_JTAG_TCK</text:p>
          </table:table-cell>
          <table:table-cell table:style-name="ce365"/>
          <table:table-cell office:value-type="string">
            <text:p>PINOUT_MCU</text:p>
          </table:table-cell>
          <table:table-cell table:formula="of:=CONCATENATE(&quot;IN_&quot;;[.A161])" office:value-type="string" office:string-value="IN_CNT_JTAG_TCK">
            <text:p>IN_CNT_JTAG_TCK</text:p>
          </table:table-cell>
          <table:table-cell/>
          <table:table-cell table:formula="of:=IF(ISERROR(VLOOKUP([.D161];[BCM.$V$4:BCM.$W$200];2;0));&quot;&quot;;[.D161])">
            <text:p/>
          </table:table-cell>
          <table:table-cell table:formula="of:=CONCATENATE(&quot;OUT_&quot;;[.A161])" office:value-type="string" office:string-value="OUT_CNT_JTAG_TCK">
            <text:p>OUT_CNT_JTAG_TCK</text:p>
          </table:table-cell>
          <table:table-cell table:formula="of:=IF(ISERROR(VLOOKUP([.G161];[BCM.$V$4:BCM.$W$200];2;0));&quot;&quot;;[.G161])">
            <text:p/>
          </table:table-cell>
          <table:table-cell table:formula="of:=IF(ISERROR(VLOOKUP([.D161];[BCM.$X$4:BCM.$X$200];1;0));&quot;&quot;;[.D161])">
            <text:p/>
          </table:table-cell>
          <table:table-cell table:formula="of:=IF(ISERROR(VLOOKUP(CONCATENATE([.D161];&quot;n&quot;);[BCM.$X$4:BCM.$X$200];1;0));&quot;&quot;;CONCATENATE([.D161];&quot;n&quot;))">
            <text:p/>
          </table:table-cell>
          <table:table-cell/>
          <table:table-cell table:formula="of:=FIND(&quot;_DGN&quot;;[.A161];1)" office:value-type="float" office:value="0">
            <text:p>#VALUE!</text:p>
          </table:table-cell>
          <table:table-cell table:formula="of:=IF(ISERROR([.L161]);&quot;&quot;;[.A161])">
            <text:p/>
          </table:table-cell>
          <table:table-cell table:formula="of:=SUBSTITUTE(CONCATENATE([.F161];[.H161];[.I161];[.J161];[.K161];[.M161]);&quot;_WUn&quot;;&quot;&quot;)">
            <text:p/>
          </table:table-cell>
          <table:table-cell table:formula="of:=VLOOKUP([.N161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61])=0)*2)-(LEN([.P161])&gt;0)+([.S161]*(LEN([.V161])=0)+([.V161]=&quot;TBD&quot;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OR([.R161];(LEN([.M161])&gt;0))" office:value-type="boolean" office:boolean-value="true">
            <text:p>VERDADERO</text:p>
          </table:table-cell>
          <table:table-cell table:formula="of:=[.T160]+[.S161]" office:value-type="float" office:value="216">
            <text:p>216</text:p>
          </table:table-cell>
          <table:table-cell table:formula="of:=IF([.S161];&quot;SI&quot;;&quot;&quot;)" office:value-type="string" office:string-value="SI">
            <text:p>SI</text:p>
          </table:table-cell>
          <table:table-cell office:value-type="string">
            <text:p>TBD</text:p>
          </table:table-cell>
          <table:table-cell table:formula="of:=LEN([.H161])&gt;1" office:value-type="boolean" office:boolean-value="false">
            <text:p>FALSO</text:p>
          </table:table-cell>
          <table:table-cell office:value-type="float" office:value="17">
            <text:p>17</text:p>
          </table:table-cell>
        </table:table-row>
        <table:table-row table:style-name="ro6">
          <table:table-cell office:value-type="string">
            <text:p>CNT_IN_D9</text:p>
          </table:table-cell>
          <table:table-cell table:style-name="ce365"/>
          <table:table-cell office:value-type="string">
            <text:p>PINOUT_MCU</text:p>
          </table:table-cell>
          <table:table-cell table:formula="of:=CONCATENATE(&quot;IN_&quot;;[.A162])" office:value-type="string" office:string-value="IN_CNT_IN_D9">
            <text:p>IN_CNT_IN_D9</text:p>
          </table:table-cell>
          <table:table-cell/>
          <table:table-cell table:formula="of:=IF(ISERROR(VLOOKUP([.D162];[BCM.$V$4:BCM.$W$200];2;0));&quot;&quot;;[.D162])">
            <text:p/>
          </table:table-cell>
          <table:table-cell table:formula="of:=CONCATENATE(&quot;OUT_&quot;;[.A162])" office:value-type="string" office:string-value="OUT_CNT_IN_D9">
            <text:p>OUT_CNT_IN_D9</text:p>
          </table:table-cell>
          <table:table-cell table:formula="of:=IF(ISERROR(VLOOKUP([.G162];[BCM.$V$4:BCM.$W$200];2;0));&quot;&quot;;[.G162])">
            <text:p/>
          </table:table-cell>
          <table:table-cell table:formula="of:=IF(ISERROR(VLOOKUP([.D162];[BCM.$X$4:BCM.$X$200];1;0));&quot;&quot;;[.D162])">
            <text:p/>
          </table:table-cell>
          <table:table-cell table:formula="of:=IF(ISERROR(VLOOKUP(CONCATENATE([.D162];&quot;n&quot;);[BCM.$X$4:BCM.$X$200];1;0));&quot;&quot;;CONCATENATE([.D162];&quot;n&quot;))">
            <text:p/>
          </table:table-cell>
          <table:table-cell/>
          <table:table-cell table:formula="of:=FIND(&quot;_DGN&quot;;[.A162];1)" office:value-type="float" office:value="0">
            <text:p>#VALUE!</text:p>
          </table:table-cell>
          <table:table-cell table:formula="of:=IF(ISERROR([.L162]);&quot;&quot;;[.A162])">
            <text:p/>
          </table:table-cell>
          <table:table-cell table:formula="of:=SUBSTITUTE(CONCATENATE([.F162];[.H162];[.I162];[.J162];[.K162];[.M162]);&quot;_WUn&quot;;&quot;&quot;)">
            <text:p/>
          </table:table-cell>
          <table:table-cell table:formula="of:=VLOOKUP([.N162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62])=0)*2)-(LEN([.P162])&gt;0)+([.S162]*(LEN([.V162])=0)+([.V162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62];(LEN([.M162])&gt;0))" office:value-type="boolean" office:boolean-value="true">
            <text:p>VERDADERO</text:p>
          </table:table-cell>
          <table:table-cell table:formula="of:=[.T161]+[.S162]" office:value-type="float" office:value="217">
            <text:p>217</text:p>
          </table:table-cell>
          <table:table-cell table:formula="of:=IF([.S162];&quot;SI&quot;;&quot;&quot;)" office:value-type="string" office:string-value="SI">
            <text:p>SI</text:p>
          </table:table-cell>
          <table:table-cell office:value-type="string">
            <text:p>DI</text:p>
          </table:table-cell>
          <table:table-cell table:formula="of:=LEN([.H162])&gt;1" office:value-type="boolean" office:boolean-value="false">
            <text:p>FALSO</text:p>
          </table:table-cell>
          <table:table-cell office:value-type="float" office:value="18">
            <text:p>18</text:p>
          </table:table-cell>
        </table:table-row>
        <table:table-row table:style-name="ro6">
          <table:table-cell office:value-type="string">
            <text:p>CNT_JTAG_TMS</text:p>
          </table:table-cell>
          <table:table-cell table:style-name="ce365"/>
          <table:table-cell office:value-type="string">
            <text:p>PINOUT_MCU</text:p>
          </table:table-cell>
          <table:table-cell table:formula="of:=CONCATENATE(&quot;IN_&quot;;[.A163])" office:value-type="string" office:string-value="IN_CNT_JTAG_TMS">
            <text:p>IN_CNT_JTAG_TMS</text:p>
          </table:table-cell>
          <table:table-cell/>
          <table:table-cell table:formula="of:=IF(ISERROR(VLOOKUP([.D163];[BCM.$V$4:BCM.$W$200];2;0));&quot;&quot;;[.D163])">
            <text:p/>
          </table:table-cell>
          <table:table-cell table:formula="of:=CONCATENATE(&quot;OUT_&quot;;[.A163])" office:value-type="string" office:string-value="OUT_CNT_JTAG_TMS">
            <text:p>OUT_CNT_JTAG_TMS</text:p>
          </table:table-cell>
          <table:table-cell table:formula="of:=IF(ISERROR(VLOOKUP([.G163];[BCM.$V$4:BCM.$W$200];2;0));&quot;&quot;;[.G163])">
            <text:p/>
          </table:table-cell>
          <table:table-cell table:formula="of:=IF(ISERROR(VLOOKUP([.D163];[BCM.$X$4:BCM.$X$200];1;0));&quot;&quot;;[.D163])">
            <text:p/>
          </table:table-cell>
          <table:table-cell table:formula="of:=IF(ISERROR(VLOOKUP(CONCATENATE([.D163];&quot;n&quot;);[BCM.$X$4:BCM.$X$200];1;0));&quot;&quot;;CONCATENATE([.D163];&quot;n&quot;))">
            <text:p/>
          </table:table-cell>
          <table:table-cell/>
          <table:table-cell table:formula="of:=FIND(&quot;_DGN&quot;;[.A163];1)" office:value-type="float" office:value="0">
            <text:p>#VALUE!</text:p>
          </table:table-cell>
          <table:table-cell table:formula="of:=IF(ISERROR([.L163]);&quot;&quot;;[.A163])">
            <text:p/>
          </table:table-cell>
          <table:table-cell table:formula="of:=SUBSTITUTE(CONCATENATE([.F163];[.H163];[.I163];[.J163];[.K163];[.M163]);&quot;_WUn&quot;;&quot;&quot;)">
            <text:p/>
          </table:table-cell>
          <table:table-cell table:formula="of:=VLOOKUP([.N163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63])=0)*2)-(LEN([.P163])&gt;0)+([.S163]*(LEN([.V163])=0)+([.V163]=&quot;TBD&quot;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OR([.R163];(LEN([.M163])&gt;0))" office:value-type="boolean" office:boolean-value="true">
            <text:p>VERDADERO</text:p>
          </table:table-cell>
          <table:table-cell table:formula="of:=[.T162]+[.S163]" office:value-type="float" office:value="218">
            <text:p>218</text:p>
          </table:table-cell>
          <table:table-cell table:formula="of:=IF([.S163];&quot;SI&quot;;&quot;&quot;)" office:value-type="string" office:string-value="SI">
            <text:p>SI</text:p>
          </table:table-cell>
          <table:table-cell office:value-type="string">
            <text:p>TBD</text:p>
          </table:table-cell>
          <table:table-cell table:formula="of:=LEN([.H163])&gt;1" office:value-type="boolean" office:boolean-value="false">
            <text:p>FALSO</text:p>
          </table:table-cell>
          <table:table-cell office:value-type="float" office:value="19">
            <text:p>19</text:p>
          </table:table-cell>
        </table:table-row>
        <table:table-row table:style-name="ro6">
          <table:table-cell office:value-type="string">
            <text:p>CNT_IN_D10</text:p>
          </table:table-cell>
          <table:table-cell table:style-name="ce365"/>
          <table:table-cell office:value-type="string">
            <text:p>PINOUT_MCU</text:p>
          </table:table-cell>
          <table:table-cell table:formula="of:=CONCATENATE(&quot;IN_&quot;;[.A164])" office:value-type="string" office:string-value="IN_CNT_IN_D10">
            <text:p>IN_CNT_IN_D10</text:p>
          </table:table-cell>
          <table:table-cell/>
          <table:table-cell table:formula="of:=IF(ISERROR(VLOOKUP([.D164];[BCM.$V$4:BCM.$W$200];2;0));&quot;&quot;;[.D164])">
            <text:p/>
          </table:table-cell>
          <table:table-cell table:formula="of:=CONCATENATE(&quot;OUT_&quot;;[.A164])" office:value-type="string" office:string-value="OUT_CNT_IN_D10">
            <text:p>OUT_CNT_IN_D10</text:p>
          </table:table-cell>
          <table:table-cell table:formula="of:=IF(ISERROR(VLOOKUP([.G164];[BCM.$V$4:BCM.$W$200];2;0));&quot;&quot;;[.G164])">
            <text:p/>
          </table:table-cell>
          <table:table-cell table:formula="of:=IF(ISERROR(VLOOKUP([.D164];[BCM.$X$4:BCM.$X$200];1;0));&quot;&quot;;[.D164])">
            <text:p/>
          </table:table-cell>
          <table:table-cell table:formula="of:=IF(ISERROR(VLOOKUP(CONCATENATE([.D164];&quot;n&quot;);[BCM.$X$4:BCM.$X$200];1;0));&quot;&quot;;CONCATENATE([.D164];&quot;n&quot;))">
            <text:p/>
          </table:table-cell>
          <table:table-cell/>
          <table:table-cell table:formula="of:=FIND(&quot;_DGN&quot;;[.A164];1)" office:value-type="float" office:value="0">
            <text:p>#VALUE!</text:p>
          </table:table-cell>
          <table:table-cell table:formula="of:=IF(ISERROR([.L164]);&quot;&quot;;[.A164])">
            <text:p/>
          </table:table-cell>
          <table:table-cell table:formula="of:=SUBSTITUTE(CONCATENATE([.F164];[.H164];[.I164];[.J164];[.K164];[.M164]);&quot;_WUn&quot;;&quot;&quot;)">
            <text:p/>
          </table:table-cell>
          <table:table-cell table:formula="of:=VLOOKUP([.N164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64])=0)*2)-(LEN([.P164])&gt;0)+([.S164]*(LEN([.V164])=0)+([.V164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64];(LEN([.M164])&gt;0))" office:value-type="boolean" office:boolean-value="true">
            <text:p>VERDADERO</text:p>
          </table:table-cell>
          <table:table-cell table:formula="of:=[.T163]+[.S164]" office:value-type="float" office:value="219">
            <text:p>219</text:p>
          </table:table-cell>
          <table:table-cell table:formula="of:=IF([.S164];&quot;SI&quot;;&quot;&quot;)" office:value-type="string" office:string-value="SI">
            <text:p>SI</text:p>
          </table:table-cell>
          <table:table-cell office:value-type="string">
            <text:p>DI</text:p>
          </table:table-cell>
          <table:table-cell table:formula="of:=LEN([.H164])&gt;1" office:value-type="boolean" office:boolean-value="false">
            <text:p>FALSO</text:p>
          </table:table-cell>
          <table:table-cell office:value-type="float" office:value="20">
            <text:p>20</text:p>
          </table:table-cell>
        </table:table-row>
        <table:table-row table:style-name="ro6">
          <table:table-cell office:value-type="string">
            <text:p>CNT_IN_D11</text:p>
          </table:table-cell>
          <table:table-cell table:style-name="ce365"/>
          <table:table-cell office:value-type="string">
            <text:p>PINOUT_MCU</text:p>
          </table:table-cell>
          <table:table-cell table:formula="of:=CONCATENATE(&quot;IN_&quot;;[.A165])" office:value-type="string" office:string-value="IN_CNT_IN_D11">
            <text:p>IN_CNT_IN_D11</text:p>
          </table:table-cell>
          <table:table-cell/>
          <table:table-cell table:formula="of:=IF(ISERROR(VLOOKUP([.D165];[BCM.$V$4:BCM.$W$200];2;0));&quot;&quot;;[.D165])">
            <text:p/>
          </table:table-cell>
          <table:table-cell table:formula="of:=CONCATENATE(&quot;OUT_&quot;;[.A165])" office:value-type="string" office:string-value="OUT_CNT_IN_D11">
            <text:p>OUT_CNT_IN_D11</text:p>
          </table:table-cell>
          <table:table-cell table:formula="of:=IF(ISERROR(VLOOKUP([.G165];[BCM.$V$4:BCM.$W$200];2;0));&quot;&quot;;[.G165])">
            <text:p/>
          </table:table-cell>
          <table:table-cell table:formula="of:=IF(ISERROR(VLOOKUP([.D165];[BCM.$X$4:BCM.$X$200];1;0));&quot;&quot;;[.D165])">
            <text:p/>
          </table:table-cell>
          <table:table-cell table:formula="of:=IF(ISERROR(VLOOKUP(CONCATENATE([.D165];&quot;n&quot;);[BCM.$X$4:BCM.$X$200];1;0));&quot;&quot;;CONCATENATE([.D165];&quot;n&quot;))">
            <text:p/>
          </table:table-cell>
          <table:table-cell/>
          <table:table-cell table:formula="of:=FIND(&quot;_DGN&quot;;[.A165];1)" office:value-type="float" office:value="0">
            <text:p>#VALUE!</text:p>
          </table:table-cell>
          <table:table-cell table:formula="of:=IF(ISERROR([.L165]);&quot;&quot;;[.A165])">
            <text:p/>
          </table:table-cell>
          <table:table-cell table:formula="of:=SUBSTITUTE(CONCATENATE([.F165];[.H165];[.I165];[.J165];[.K165];[.M165]);&quot;_WUn&quot;;&quot;&quot;)">
            <text:p/>
          </table:table-cell>
          <table:table-cell table:formula="of:=VLOOKUP([.N165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65])=0)*2)-(LEN([.P165])&gt;0)+([.S165]*(LEN([.V165])=0)+([.V165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65];(LEN([.M165])&gt;0))" office:value-type="boolean" office:boolean-value="true">
            <text:p>VERDADERO</text:p>
          </table:table-cell>
          <table:table-cell table:formula="of:=[.T164]+[.S165]" office:value-type="float" office:value="220">
            <text:p>220</text:p>
          </table:table-cell>
          <table:table-cell table:formula="of:=IF([.S165];&quot;SI&quot;;&quot;&quot;)" office:value-type="string" office:string-value="SI">
            <text:p>SI</text:p>
          </table:table-cell>
          <table:table-cell office:value-type="string">
            <text:p>DI</text:p>
          </table:table-cell>
          <table:table-cell table:formula="of:=LEN([.H165])&gt;1" office:value-type="boolean" office:boolean-value="false">
            <text:p>FALSO</text:p>
          </table:table-cell>
          <table:table-cell office:value-type="float" office:value="21">
            <text:p>21</text:p>
          </table:table-cell>
        </table:table-row>
        <table:table-row table:style-name="ro6">
          <table:table-cell office:value-type="string">
            <text:p>CNT_IN_D12</text:p>
          </table:table-cell>
          <table:table-cell table:style-name="ce365"/>
          <table:table-cell office:value-type="string">
            <text:p>PINOUT_MCU</text:p>
          </table:table-cell>
          <table:table-cell table:formula="of:=CONCATENATE(&quot;IN_&quot;;[.A166])" office:value-type="string" office:string-value="IN_CNT_IN_D12">
            <text:p>IN_CNT_IN_D12</text:p>
          </table:table-cell>
          <table:table-cell/>
          <table:table-cell table:formula="of:=IF(ISERROR(VLOOKUP([.D166];[BCM.$V$4:BCM.$W$200];2;0));&quot;&quot;;[.D166])">
            <text:p/>
          </table:table-cell>
          <table:table-cell table:formula="of:=CONCATENATE(&quot;OUT_&quot;;[.A166])" office:value-type="string" office:string-value="OUT_CNT_IN_D12">
            <text:p>OUT_CNT_IN_D12</text:p>
          </table:table-cell>
          <table:table-cell table:formula="of:=IF(ISERROR(VLOOKUP([.G166];[BCM.$V$4:BCM.$W$200];2;0));&quot;&quot;;[.G166])">
            <text:p/>
          </table:table-cell>
          <table:table-cell table:formula="of:=IF(ISERROR(VLOOKUP([.D166];[BCM.$X$4:BCM.$X$200];1;0));&quot;&quot;;[.D166])">
            <text:p/>
          </table:table-cell>
          <table:table-cell table:formula="of:=IF(ISERROR(VLOOKUP(CONCATENATE([.D166];&quot;n&quot;);[BCM.$X$4:BCM.$X$200];1;0));&quot;&quot;;CONCATENATE([.D166];&quot;n&quot;))">
            <text:p/>
          </table:table-cell>
          <table:table-cell/>
          <table:table-cell table:formula="of:=FIND(&quot;_DGN&quot;;[.A166];1)" office:value-type="float" office:value="0">
            <text:p>#VALUE!</text:p>
          </table:table-cell>
          <table:table-cell table:formula="of:=IF(ISERROR([.L166]);&quot;&quot;;[.A166])">
            <text:p/>
          </table:table-cell>
          <table:table-cell table:formula="of:=SUBSTITUTE(CONCATENATE([.F166];[.H166];[.I166];[.J166];[.K166];[.M166]);&quot;_WUn&quot;;&quot;&quot;)">
            <text:p/>
          </table:table-cell>
          <table:table-cell table:formula="of:=VLOOKUP([.N166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66])=0)*2)-(LEN([.P166])&gt;0)+([.S166]*(LEN([.V166])=0)+([.V166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66];(LEN([.M166])&gt;0))" office:value-type="boolean" office:boolean-value="true">
            <text:p>VERDADERO</text:p>
          </table:table-cell>
          <table:table-cell table:formula="of:=[.T165]+[.S166]" office:value-type="float" office:value="221">
            <text:p>221</text:p>
          </table:table-cell>
          <table:table-cell table:formula="of:=IF([.S166];&quot;SI&quot;;&quot;&quot;)" office:value-type="string" office:string-value="SI">
            <text:p>SI</text:p>
          </table:table-cell>
          <table:table-cell office:value-type="string">
            <text:p>DI</text:p>
          </table:table-cell>
          <table:table-cell table:formula="of:=LEN([.H166])&gt;1" office:value-type="boolean" office:boolean-value="false">
            <text:p>FALSO</text:p>
          </table:table-cell>
          <table:table-cell office:value-type="float" office:value="22">
            <text:p>22</text:p>
          </table:table-cell>
        </table:table-row>
        <table:table-row table:style-name="ro6">
          <table:table-cell office:value-type="string">
            <text:p>CNT_IN_D13</text:p>
          </table:table-cell>
          <table:table-cell table:style-name="ce365"/>
          <table:table-cell office:value-type="string">
            <text:p>PINOUT_MCU</text:p>
          </table:table-cell>
          <table:table-cell table:formula="of:=CONCATENATE(&quot;IN_&quot;;[.A167])" office:value-type="string" office:string-value="IN_CNT_IN_D13">
            <text:p>IN_CNT_IN_D13</text:p>
          </table:table-cell>
          <table:table-cell/>
          <table:table-cell table:formula="of:=IF(ISERROR(VLOOKUP([.D167];[BCM.$V$4:BCM.$W$200];2;0));&quot;&quot;;[.D167])">
            <text:p/>
          </table:table-cell>
          <table:table-cell table:formula="of:=CONCATENATE(&quot;OUT_&quot;;[.A167])" office:value-type="string" office:string-value="OUT_CNT_IN_D13">
            <text:p>OUT_CNT_IN_D13</text:p>
          </table:table-cell>
          <table:table-cell table:formula="of:=IF(ISERROR(VLOOKUP([.G167];[BCM.$V$4:BCM.$W$200];2;0));&quot;&quot;;[.G167])">
            <text:p/>
          </table:table-cell>
          <table:table-cell table:formula="of:=IF(ISERROR(VLOOKUP([.D167];[BCM.$X$4:BCM.$X$200];1;0));&quot;&quot;;[.D167])">
            <text:p/>
          </table:table-cell>
          <table:table-cell table:formula="of:=IF(ISERROR(VLOOKUP(CONCATENATE([.D167];&quot;n&quot;);[BCM.$X$4:BCM.$X$200];1;0));&quot;&quot;;CONCATENATE([.D167];&quot;n&quot;))">
            <text:p/>
          </table:table-cell>
          <table:table-cell/>
          <table:table-cell table:formula="of:=FIND(&quot;_DGN&quot;;[.A167];1)" office:value-type="float" office:value="0">
            <text:p>#VALUE!</text:p>
          </table:table-cell>
          <table:table-cell table:formula="of:=IF(ISERROR([.L167]);&quot;&quot;;[.A167])">
            <text:p/>
          </table:table-cell>
          <table:table-cell table:formula="of:=SUBSTITUTE(CONCATENATE([.F167];[.H167];[.I167];[.J167];[.K167];[.M167]);&quot;_WUn&quot;;&quot;&quot;)">
            <text:p/>
          </table:table-cell>
          <table:table-cell table:formula="of:=VLOOKUP([.N167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67])=0)*2)-(LEN([.P167])&gt;0)+([.S167]*(LEN([.V167])=0)+([.V167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67];(LEN([.M167])&gt;0))" office:value-type="boolean" office:boolean-value="true">
            <text:p>VERDADERO</text:p>
          </table:table-cell>
          <table:table-cell table:formula="of:=[.T166]+[.S167]" office:value-type="float" office:value="222">
            <text:p>222</text:p>
          </table:table-cell>
          <table:table-cell table:formula="of:=IF([.S167];&quot;SI&quot;;&quot;&quot;)" office:value-type="string" office:string-value="SI">
            <text:p>SI</text:p>
          </table:table-cell>
          <table:table-cell office:value-type="string">
            <text:p>DI</text:p>
          </table:table-cell>
          <table:table-cell table:formula="of:=LEN([.H167])&gt;1" office:value-type="boolean" office:boolean-value="false">
            <text:p>FALSO</text:p>
          </table:table-cell>
          <table:table-cell office:value-type="float" office:value="23">
            <text:p>23</text:p>
          </table:table-cell>
        </table:table-row>
        <table:table-row table:style-name="ro6">
          <table:table-cell office:value-type="string">
            <text:p>CNT_IN_D14</text:p>
          </table:table-cell>
          <table:table-cell table:style-name="ce365"/>
          <table:table-cell office:value-type="string">
            <text:p>PINOUT_MCU</text:p>
          </table:table-cell>
          <table:table-cell table:formula="of:=CONCATENATE(&quot;IN_&quot;;[.A168])" office:value-type="string" office:string-value="IN_CNT_IN_D14">
            <text:p>IN_CNT_IN_D14</text:p>
          </table:table-cell>
          <table:table-cell/>
          <table:table-cell table:formula="of:=IF(ISERROR(VLOOKUP([.D168];[BCM.$V$4:BCM.$W$200];2;0));&quot;&quot;;[.D168])">
            <text:p/>
          </table:table-cell>
          <table:table-cell table:formula="of:=CONCATENATE(&quot;OUT_&quot;;[.A168])" office:value-type="string" office:string-value="OUT_CNT_IN_D14">
            <text:p>OUT_CNT_IN_D14</text:p>
          </table:table-cell>
          <table:table-cell table:formula="of:=IF(ISERROR(VLOOKUP([.G168];[BCM.$V$4:BCM.$W$200];2;0));&quot;&quot;;[.G168])">
            <text:p/>
          </table:table-cell>
          <table:table-cell table:formula="of:=IF(ISERROR(VLOOKUP([.D168];[BCM.$X$4:BCM.$X$200];1;0));&quot;&quot;;[.D168])">
            <text:p/>
          </table:table-cell>
          <table:table-cell table:formula="of:=IF(ISERROR(VLOOKUP(CONCATENATE([.D168];&quot;n&quot;);[BCM.$X$4:BCM.$X$200];1;0));&quot;&quot;;CONCATENATE([.D168];&quot;n&quot;))">
            <text:p/>
          </table:table-cell>
          <table:table-cell/>
          <table:table-cell table:formula="of:=FIND(&quot;_DGN&quot;;[.A168];1)" office:value-type="float" office:value="0">
            <text:p>#VALUE!</text:p>
          </table:table-cell>
          <table:table-cell table:formula="of:=IF(ISERROR([.L168]);&quot;&quot;;[.A168])">
            <text:p/>
          </table:table-cell>
          <table:table-cell table:formula="of:=SUBSTITUTE(CONCATENATE([.F168];[.H168];[.I168];[.J168];[.K168];[.M168]);&quot;_WUn&quot;;&quot;&quot;)">
            <text:p/>
          </table:table-cell>
          <table:table-cell table:formula="of:=VLOOKUP([.N168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68])=0)*2)-(LEN([.P168])&gt;0)+([.S168]*(LEN([.V168])=0)+([.V168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68];(LEN([.M168])&gt;0))" office:value-type="boolean" office:boolean-value="true">
            <text:p>VERDADERO</text:p>
          </table:table-cell>
          <table:table-cell table:formula="of:=[.T167]+[.S168]" office:value-type="float" office:value="223">
            <text:p>223</text:p>
          </table:table-cell>
          <table:table-cell table:formula="of:=IF([.S168];&quot;SI&quot;;&quot;&quot;)" office:value-type="string" office:string-value="SI">
            <text:p>SI</text:p>
          </table:table-cell>
          <table:table-cell office:value-type="string">
            <text:p>DI</text:p>
          </table:table-cell>
          <table:table-cell table:formula="of:=LEN([.H168])&gt;1" office:value-type="boolean" office:boolean-value="false">
            <text:p>FALSO</text:p>
          </table:table-cell>
          <table:table-cell office:value-type="float" office:value="24">
            <text:p>24</text:p>
          </table:table-cell>
        </table:table-row>
        <table:table-row table:style-name="ro6">
          <table:table-cell office:value-type="string">
            <text:p>CNT_IN_D15</text:p>
          </table:table-cell>
          <table:table-cell table:style-name="ce365"/>
          <table:table-cell office:value-type="string">
            <text:p>PINOUT_MCU</text:p>
          </table:table-cell>
          <table:table-cell table:formula="of:=CONCATENATE(&quot;IN_&quot;;[.A169])" office:value-type="string" office:string-value="IN_CNT_IN_D15">
            <text:p>IN_CNT_IN_D15</text:p>
          </table:table-cell>
          <table:table-cell/>
          <table:table-cell table:formula="of:=IF(ISERROR(VLOOKUP([.D169];[BCM.$V$4:BCM.$W$200];2;0));&quot;&quot;;[.D169])">
            <text:p/>
          </table:table-cell>
          <table:table-cell table:formula="of:=CONCATENATE(&quot;OUT_&quot;;[.A169])" office:value-type="string" office:string-value="OUT_CNT_IN_D15">
            <text:p>OUT_CNT_IN_D15</text:p>
          </table:table-cell>
          <table:table-cell table:formula="of:=IF(ISERROR(VLOOKUP([.G169];[BCM.$V$4:BCM.$W$200];2;0));&quot;&quot;;[.G169])">
            <text:p/>
          </table:table-cell>
          <table:table-cell table:formula="of:=IF(ISERROR(VLOOKUP([.D169];[BCM.$X$4:BCM.$X$200];1;0));&quot;&quot;;[.D169])">
            <text:p/>
          </table:table-cell>
          <table:table-cell table:formula="of:=IF(ISERROR(VLOOKUP(CONCATENATE([.D169];&quot;n&quot;);[BCM.$X$4:BCM.$X$200];1;0));&quot;&quot;;CONCATENATE([.D169];&quot;n&quot;))">
            <text:p/>
          </table:table-cell>
          <table:table-cell/>
          <table:table-cell table:formula="of:=FIND(&quot;_DGN&quot;;[.A169];1)" office:value-type="float" office:value="0">
            <text:p>#VALUE!</text:p>
          </table:table-cell>
          <table:table-cell table:formula="of:=IF(ISERROR([.L169]);&quot;&quot;;[.A169])">
            <text:p/>
          </table:table-cell>
          <table:table-cell table:formula="of:=SUBSTITUTE(CONCATENATE([.F169];[.H169];[.I169];[.J169];[.K169];[.M169]);&quot;_WUn&quot;;&quot;&quot;)">
            <text:p/>
          </table:table-cell>
          <table:table-cell table:formula="of:=VLOOKUP([.N169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69])=0)*2)-(LEN([.P169])&gt;0)+([.S169]*(LEN([.V169])=0)+([.V169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69];(LEN([.M169])&gt;0))" office:value-type="boolean" office:boolean-value="true">
            <text:p>VERDADERO</text:p>
          </table:table-cell>
          <table:table-cell table:formula="of:=[.T168]+[.S169]" office:value-type="float" office:value="224">
            <text:p>224</text:p>
          </table:table-cell>
          <table:table-cell table:formula="of:=IF([.S169];&quot;SI&quot;;&quot;&quot;)" office:value-type="string" office:string-value="SI">
            <text:p>SI</text:p>
          </table:table-cell>
          <table:table-cell office:value-type="string">
            <text:p>DI</text:p>
          </table:table-cell>
          <table:table-cell table:formula="of:=LEN([.H169])&gt;1" office:value-type="boolean" office:boolean-value="false">
            <text:p>FALSO</text:p>
          </table:table-cell>
          <table:table-cell office:value-type="float" office:value="25">
            <text:p>25</text:p>
          </table:table-cell>
        </table:table-row>
        <table:table-row table:style-name="ro5">
          <table:table-cell office:value-type="string">
            <text:p>IN_LEV_PARK_LAMP</text:p>
          </table:table-cell>
          <table:table-cell table:style-name="ce365"/>
          <table:table-cell table:formula="of:=VLOOKUP([.A170];[BCM.$V$4:BCM.$W$200];2;0)" office:value-type="string" office:string-value="J2:1">
            <text:p>J2:1</text:p>
          </table:table-cell>
          <table:table-cell table:number-columns-repeated="15"/>
          <table:table-cell table:number-columns-repeated="2"/>
          <table:table-cell/>
          <table:table-cell/>
          <table:table-cell table:number-columns-repeated="2"/>
        </table:table-row>
        <table:table-row table:style-name="ro5">
          <table:table-cell office:value-type="string">
            <text:p>IN_LEV_LOWBEAM_LAMP</text:p>
          </table:table-cell>
          <table:table-cell table:style-name="ce365"/>
          <table:table-cell table:formula="of:=VLOOKUP([.A171];[BCM.$V$4:BCM.$W$200];2;0)" office:value-type="string" office:string-value="J2:5">
            <text:p>J2:5</text:p>
          </table:table-cell>
          <table:table-cell table:number-columns-repeated="15"/>
          <table:table-cell table:number-columns-repeated="2"/>
          <table:table-cell/>
          <table:table-cell/>
          <table:table-cell table:number-columns-repeated="2"/>
        </table:table-row>
        <table:table-row table:style-name="ro5">
          <table:table-cell office:value-type="string">
            <text:p>IN_LEV_HIGHBEAM_LAMP</text:p>
          </table:table-cell>
          <table:table-cell table:style-name="ce365"/>
          <table:table-cell table:formula="of:=VLOOKUP([.A172];[BCM.$V$4:BCM.$W$200];2;0)" office:value-type="string" office:string-value="J2:6">
            <text:p>J2:6</text:p>
          </table:table-cell>
          <table:table-cell table:number-columns-repeated="15"/>
          <table:table-cell table:number-columns-repeated="2"/>
          <table:table-cell/>
          <table:table-cell/>
          <table:table-cell table:number-columns-repeated="2"/>
        </table:table-row>
        <table:table-row table:style-name="ro5">
          <table:table-cell office:value-type="string">
            <text:p>IN_LEV_HIGHBEAM_BURST</text:p>
          </table:table-cell>
          <table:table-cell table:style-name="ce365"/>
          <table:table-cell table:formula="of:=VLOOKUP([.A173];[BCM.$V$4:BCM.$W$200];2;0)" office:value-type="string" office:string-value="J2:7">
            <text:p>J2:7</text:p>
          </table:table-cell>
          <table:table-cell table:number-columns-repeated="15"/>
          <table:table-cell table:number-columns-repeated="2"/>
          <table:table-cell/>
          <table:table-cell/>
          <table:table-cell table:number-columns-repeated="2"/>
        </table:table-row>
        <table:table-row table:style-name="ro5">
          <table:table-cell office:value-type="string">
            <text:p>IN_LEV_WIPER_1</text:p>
          </table:table-cell>
          <table:table-cell table:style-name="ce365"/>
          <table:table-cell table:formula="of:=VLOOKUP([.A174];[BCM.$V$4:BCM.$W$200];2;0)" office:value-type="string" office:string-value="J2:8">
            <text:p>J2:8</text:p>
          </table:table-cell>
          <table:table-cell table:number-columns-repeated="15"/>
          <table:table-cell table:number-columns-repeated="2"/>
          <table:table-cell/>
          <table:table-cell/>
          <table:table-cell table:number-columns-repeated="2"/>
        </table:table-row>
        <table:table-row table:style-name="ro5">
          <table:table-cell office:value-type="string">
            <text:p>IN_LEV_WIPER_2</text:p>
          </table:table-cell>
          <table:table-cell table:style-name="ce365"/>
          <table:table-cell table:formula="of:=VLOOKUP([.A175];[BCM.$V$4:BCM.$W$200];2;0)" office:value-type="string" office:string-value="J2:9">
            <text:p>J2:9</text:p>
          </table:table-cell>
          <table:table-cell table:number-columns-repeated="15"/>
          <table:table-cell table:number-columns-repeated="2"/>
          <table:table-cell/>
          <table:table-cell/>
          <table:table-cell table:number-columns-repeated="2"/>
        </table:table-row>
        <table:table-row table:style-name="ro5">
          <table:table-cell office:value-type="string">
            <text:p>IN_LEV_WIPER_PUMP</text:p>
          </table:table-cell>
          <table:table-cell table:style-name="ce365"/>
          <table:table-cell table:formula="of:=VLOOKUP([.A176];[BCM.$V$4:BCM.$W$200];2;0)" office:value-type="string" office:string-value="J2:10">
            <text:p>J2:10</text:p>
          </table:table-cell>
          <table:table-cell table:number-columns-repeated="15"/>
          <table:table-cell table:number-columns-repeated="2"/>
          <table:table-cell/>
          <table:table-cell/>
          <table:table-cell table:number-columns-repeated="2"/>
        </table:table-row>
        <table:table-row table:style-name="ro5">
          <table:table-cell office:value-type="string">
            <text:p>IN_LEV_HORN</text:p>
          </table:table-cell>
          <table:table-cell table:style-name="ce365"/>
          <table:table-cell table:formula="of:=VLOOKUP([.A177];[BCM.$V$4:BCM.$W$200];2;0)" office:value-type="string" office:string-value="J2:2">
            <text:p>J2:2</text:p>
          </table:table-cell>
          <table:table-cell table:number-columns-repeated="15"/>
          <table:table-cell table:number-columns-repeated="2"/>
          <table:table-cell/>
          <table:table-cell/>
          <table:table-cell table:number-columns-repeated="2"/>
        </table:table-row>
        <table:table-row table:style-name="ro5">
          <table:table-cell office:value-type="string">
            <text:p>IN_LEV_FLASH_RGT</text:p>
          </table:table-cell>
          <table:table-cell table:style-name="ce365"/>
          <table:table-cell table:formula="of:=VLOOKUP([.A178];[BCM.$V$4:BCM.$W$200];2;0)" office:value-type="string" office:string-value="J2:11">
            <text:p>J2:11</text:p>
          </table:table-cell>
          <table:table-cell table:number-columns-repeated="15"/>
          <table:table-cell table:number-columns-repeated="2"/>
          <table:table-cell/>
          <table:table-cell/>
          <table:table-cell table:number-columns-repeated="2"/>
        </table:table-row>
        <table:table-row table:style-name="ro5">
          <table:table-cell office:value-type="string">
            <text:p>IN_LEV_FLASH_LFT</text:p>
          </table:table-cell>
          <table:table-cell table:style-name="ce365"/>
          <table:table-cell table:formula="of:=VLOOKUP([.A179];[BCM.$V$4:BCM.$W$200];2;0)" office:value-type="string" office:string-value="J2:12">
            <text:p>J2:12</text:p>
          </table:table-cell>
          <table:table-cell table:number-columns-repeated="15"/>
          <table:table-cell table:number-columns-repeated="2"/>
          <table:table-cell/>
          <table:table-cell/>
          <table:table-cell table:number-columns-repeated="2"/>
        </table:table-row>
        <table:table-row table:style-name="ro5">
          <table:table-cell office:value-type="string">
            <text:p>IN_INPUT_RES_4</text:p>
          </table:table-cell>
          <table:table-cell table:style-name="ce365"/>
          <table:table-cell table:formula="of:=VLOOKUP([.A180];[BCM.$V$4:BCM.$W$200];2;0)" office:value-type="string" office:string-value="J2:3">
            <text:p>J2:3</text:p>
          </table:table-cell>
          <table:table-cell table:number-columns-repeated="15"/>
          <table:table-cell table:number-columns-repeated="2"/>
          <table:table-cell/>
          <table:table-cell/>
          <table:table-cell table:number-columns-repeated="2"/>
        </table:table-row>
        <table:table-row table:style-name="ro5">
          <table:table-cell office:value-type="string">
            <text:p>IN_INPUT_RES_5</text:p>
          </table:table-cell>
          <table:table-cell table:style-name="ce365"/>
          <table:table-cell table:formula="of:=VLOOKUP([.A181];[BCM.$V$4:BCM.$W$200];2;0)" office:value-type="string" office:string-value="J2:4">
            <text:p>J2:4</text:p>
          </table:table-cell>
          <table:table-cell table:number-columns-repeated="15"/>
          <table:table-cell table:number-columns-repeated="2"/>
          <table:table-cell table:number-columns-repeated="4"/>
        </table:table-row>
        <table:table-row table:style-name="ro5">
          <table:table-cell office:value-type="string">
            <text:p>IN_LEV_NEUTRAL</text:p>
          </table:table-cell>
          <table:table-cell table:style-name="ce365"/>
          <table:table-cell table:formula="of:=VLOOKUP([.A182];[BCM.$V$4:BCM.$W$200];2;0)" office:value-type="string" office:string-value="J2:13">
            <text:p>J2:13</text:p>
          </table:table-cell>
          <table:table-cell table:number-columns-repeated="15"/>
          <table:table-cell table:number-columns-repeated="2"/>
          <table:table-cell table:number-columns-repeated="4"/>
        </table:table-row>
        <table:table-row table:style-name="ro5">
          <table:table-cell office:value-type="string">
            <text:p>IN_INPUT_RES_1</text:p>
          </table:table-cell>
          <table:table-cell table:style-name="ce365"/>
          <table:table-cell table:formula="of:=VLOOKUP([.A183];[BCM.$V$4:BCM.$W$200];2;0)" office:value-type="string" office:string-value="J2:14">
            <text:p>J2:14</text:p>
          </table:table-cell>
          <table:table-cell table:number-columns-repeated="21"/>
        </table:table-row>
        <table:table-row table:style-name="ro5">
          <table:table-cell office:value-type="string">
            <text:p>IN_INPUT_RES_2</text:p>
          </table:table-cell>
          <table:table-cell table:style-name="ce365"/>
          <table:table-cell table:formula="of:=VLOOKUP([.A184];[BCM.$V$4:BCM.$W$200];2;0)" office:value-type="string" office:string-value="J2:15">
            <text:p>J2:15</text:p>
          </table:table-cell>
          <table:table-cell table:number-columns-repeated="21"/>
        </table:table-row>
        <table:table-row table:style-name="ro5">
          <table:table-cell office:value-type="string">
            <text:p>IN_INPUT_RES_3</text:p>
          </table:table-cell>
          <table:table-cell table:style-name="ce365"/>
          <table:table-cell table:formula="of:=VLOOKUP([.A185];[BCM.$V$4:BCM.$W$200];2;0)" office:value-type="string" office:string-value="J2:16">
            <text:p>J2:16</text:p>
          </table:table-cell>
          <table:table-cell table:number-columns-repeated="21"/>
        </table:table-row>
        <table:table-row table:style-name="ro5">
          <table:table-cell office:value-type="string">
            <text:p>LEV_GND</text:p>
          </table:table-cell>
          <table:table-cell table:style-name="ce365"/>
          <table:table-cell table:formula="of:=VLOOKUP([.A186];[BCM.$V$4:BCM.$W$200];2;0)" office:value-type="string" office:string-value="J2:17">
            <text:p>J2:17</text:p>
          </table:table-cell>
          <table:table-cell table:number-columns-repeated="21"/>
        </table:table-row>
        <table:table-row table:style-name="ro5">
          <table:table-cell office:value-type="string">
            <text:p>IN_BUT_IGNITION</text:p>
          </table:table-cell>
          <table:table-cell table:style-name="ce365"/>
          <table:table-cell table:formula="of:=VLOOKUP([.A187];[BCM.$V$4:BCM.$W$200];2;0)" office:value-type="string" office:string-value="J3:1">
            <text:p>J3:1</text:p>
          </table:table-cell>
          <table:table-cell table:number-columns-repeated="21"/>
        </table:table-row>
        <table:table-row table:style-name="ro5">
          <table:table-cell office:value-type="string">
            <text:p>IN_BUT_WARNING</text:p>
          </table:table-cell>
          <table:table-cell table:style-name="ce365"/>
          <table:table-cell table:formula="of:=VLOOKUP([.A188];[BCM.$V$4:BCM.$W$200];2;0)" office:value-type="string" office:string-value="J3:2">
            <text:p>J3:2</text:p>
          </table:table-cell>
          <table:table-cell table:number-columns-repeated="21"/>
        </table:table-row>
        <table:table-row table:style-name="ro6">
          <table:table-cell office:value-type="string">
            <text:p>IN_LEV_PARK_LAMP</text:p>
          </table:table-cell>
          <table:table-cell table:style-name="ce365" office:value-type="string">
            <text:p>Repetida?</text:p>
          </table:table-cell>
          <table:table-cell table:formula="of:=VLOOKUP([.A189];[BCM.$V$4:BCM.$W$200];2;0)" office:value-type="string" office:string-value="J2:1">
            <text:p>J2:1</text:p>
          </table:table-cell>
          <table:table-cell table:number-columns-repeated="21"/>
        </table:table-row>
        <table:table-row table:style-name="ro5">
          <table:table-cell office:value-type="string">
            <text:p>IN_MAINS_ON_BMS</text:p>
          </table:table-cell>
          <table:table-cell table:style-name="ce365"/>
          <table:table-cell table:formula="of:=VLOOKUP([.A190];[BCM.$V$4:BCM.$W$200];2;0)" office:value-type="string" office:string-value="J3:4">
            <text:p>J3:4</text:p>
          </table:table-cell>
          <table:table-cell table:number-columns-repeated="21"/>
        </table:table-row>
        <table:table-row table:style-name="ro5">
          <table:table-cell office:value-type="string">
            <text:p>IN_WAKEUP_GRAL</text:p>
          </table:table-cell>
          <table:table-cell table:style-name="ce365"/>
          <table:table-cell table:formula="of:=VLOOKUP([.A191];[BCM.$V$4:BCM.$W$200];2;0)" office:value-type="string" office:string-value="J3:5">
            <text:p>J3:5</text:p>
          </table:table-cell>
          <table:table-cell table:number-columns-repeated="21"/>
        </table:table-row>
        <table:table-row table:style-name="ro5">
          <table:table-cell office:value-type="string">
            <text:p>IN_RFID_OPEN</text:p>
          </table:table-cell>
          <table:table-cell table:style-name="ce365"/>
          <table:table-cell table:formula="of:=VLOOKUP([.A192];[BCM.$V$4:BCM.$W$200];2;0)" office:value-type="string" office:string-value="J3:6">
            <text:p>J3:6</text:p>
          </table:table-cell>
          <table:table-cell table:number-columns-repeated="21"/>
        </table:table-row>
        <table:table-row table:style-name="ro5">
          <table:table-cell office:value-type="string">
            <text:p>IN_RKE_OPEN</text:p>
          </table:table-cell>
          <table:table-cell table:style-name="ce365"/>
          <table:table-cell table:formula="of:=VLOOKUP([.A193];[BCM.$V$4:BCM.$W$200];2;0)" office:value-type="string" office:string-value="J3:7">
            <text:p>J3:7</text:p>
          </table:table-cell>
          <table:table-cell table:number-columns-repeated="21"/>
        </table:table-row>
        <table:table-row table:style-name="ro5">
          <table:table-cell office:value-type="string">
            <text:p>IN_KL15</text:p>
          </table:table-cell>
          <table:table-cell table:style-name="ce365"/>
          <table:table-cell table:formula="of:=VLOOKUP([.A194];[BCM.$V$4:BCM.$W$200];2;0)" office:value-type="string" office:string-value="J3:8">
            <text:p>J3:8</text:p>
          </table:table-cell>
          <table:table-cell table:number-columns-repeated="21"/>
        </table:table-row>
        <table:table-row table:style-name="ro5">
          <table:table-cell office:value-type="string">
            <text:p>IN_RFID_LOCK</text:p>
          </table:table-cell>
          <table:table-cell table:style-name="ce365"/>
          <table:table-cell table:formula="of:=VLOOKUP([.A195];[BCM.$V$4:BCM.$W$200];2;0)" office:value-type="string" office:string-value="J3:9">
            <text:p>J3:9</text:p>
          </table:table-cell>
          <table:table-cell table:number-columns-repeated="21"/>
        </table:table-row>
        <table:table-row table:style-name="ro5">
          <table:table-cell office:value-type="string">
            <text:p>IN_RKE_LOCK</text:p>
          </table:table-cell>
          <table:table-cell table:style-name="ce365"/>
          <table:table-cell table:formula="of:=VLOOKUP([.A196];[BCM.$V$4:BCM.$W$200];2;0)" office:value-type="string" office:string-value="J3:10">
            <text:p>J3:10</text:p>
          </table:table-cell>
          <table:table-cell table:number-columns-repeated="21"/>
        </table:table-row>
        <table:table-row table:style-name="ro5">
          <table:table-cell office:value-type="string">
            <text:p>IN_BUT_OPENDOOR_INT</text:p>
          </table:table-cell>
          <table:table-cell table:style-name="ce365"/>
          <table:table-cell table:formula="of:=VLOOKUP([.A197];[BCM.$V$4:BCM.$W$200];2;0)" office:value-type="string" office:string-value="J3:11">
            <text:p>J3:11</text:p>
          </table:table-cell>
          <table:table-cell table:number-columns-repeated="21"/>
        </table:table-row>
        <table:table-row table:style-name="ro5">
          <table:table-cell office:value-type="string">
            <text:p>IN_BUT_OPENDOOR_EXT</text:p>
          </table:table-cell>
          <table:table-cell table:style-name="ce365"/>
          <table:table-cell table:formula="of:=VLOOKUP([.A198];[BCM.$V$4:BCM.$W$200];2;0)" office:value-type="string" office:string-value="J3:12">
            <text:p>J3:12</text:p>
          </table:table-cell>
          <table:table-cell table:number-columns-repeated="21"/>
        </table:table-row>
        <table:table-row table:style-name="ro5">
          <table:table-cell office:value-type="string">
            <text:p>IN_BUT_OPENTRUNK_EXT</text:p>
          </table:table-cell>
          <table:table-cell table:style-name="ce365"/>
          <table:table-cell table:formula="of:=VLOOKUP([.A199];[BCM.$V$4:BCM.$W$200];2;0)" office:value-type="string" office:string-value="J3:13">
            <text:p>J3:13</text:p>
          </table:table-cell>
          <table:table-cell table:number-columns-repeated="21"/>
        </table:table-row>
        <table:table-row table:style-name="ro5">
          <table:table-cell office:value-type="string">
            <text:p>IN_SEN_DOOR_LOCKED</text:p>
          </table:table-cell>
          <table:table-cell table:style-name="ce365"/>
          <table:table-cell table:formula="of:=VLOOKUP([.A200];[BCM.$V$4:BCM.$W$200];2;0)" office:value-type="string" office:string-value="J3:14">
            <text:p>J3:14</text:p>
          </table:table-cell>
          <table:table-cell table:number-columns-repeated="21"/>
        </table:table-row>
        <table:table-row table:style-name="ro5">
          <table:table-cell office:value-type="string">
            <text:p>IN_SEN_TRUNK_LOCKED</text:p>
          </table:table-cell>
          <table:table-cell table:style-name="ce365"/>
          <table:table-cell table:formula="of:=VLOOKUP([.A201];[BCM.$V$4:BCM.$W$200];2;0)" office:value-type="string" office:string-value="J3:15">
            <text:p>J3:15</text:p>
          </table:table-cell>
          <table:table-cell table:number-columns-repeated="21"/>
        </table:table-row>
        <table:table-row table:style-name="ro5">
          <table:table-cell office:value-type="string">
            <text:p>IN_SEN_BRAKE_PEDAL</text:p>
          </table:table-cell>
          <table:table-cell table:style-name="ce365"/>
          <table:table-cell table:formula="of:=VLOOKUP([.A202];[BCM.$V$4:BCM.$W$200];2;0)" office:value-type="string" office:string-value="J3:16">
            <text:p>J3:16</text:p>
          </table:table-cell>
          <table:table-cell table:number-columns-repeated="21"/>
        </table:table-row>
        <table:table-row table:style-name="ro5">
          <table:table-cell office:value-type="string">
            <text:p>IN_SEN_DRIVER_BELT</text:p>
          </table:table-cell>
          <table:table-cell table:style-name="ce365"/>
          <table:table-cell table:formula="of:=VLOOKUP([.A203];[BCM.$V$4:BCM.$W$200];2;0)" office:value-type="string" office:string-value="J3:17">
            <text:p>J3:17</text:p>
          </table:table-cell>
          <table:table-cell table:number-columns-repeated="21"/>
        </table:table-row>
        <table:table-row table:style-name="ro5">
          <table:table-cell office:value-type="string">
            <text:p>IN_SEN_PASS_BELT</text:p>
          </table:table-cell>
          <table:table-cell table:style-name="ce365"/>
          <table:table-cell table:formula="of:=VLOOKUP([.A204];[BCM.$V$4:BCM.$W$200];2;0)" office:value-type="string" office:string-value="J3:18">
            <text:p>J3:18</text:p>
          </table:table-cell>
          <table:table-cell table:number-columns-repeated="21"/>
        </table:table-row>
        <table:table-row table:style-name="ro5">
          <table:table-cell office:value-type="string">
            <text:p>IN_SEN_PASS_PRES</text:p>
          </table:table-cell>
          <table:table-cell table:style-name="ce365"/>
          <table:table-cell table:formula="of:=VLOOKUP([.A205];[BCM.$V$4:BCM.$W$200];2;0)" office:value-type="string" office:string-value="J3:19">
            <text:p>J3:19</text:p>
          </table:table-cell>
          <table:table-cell table:number-columns-repeated="21"/>
        </table:table-row>
        <table:table-row table:style-name="ro5">
          <table:table-cell office:value-type="string">
            <text:p>IN_SEN_WIPER_HOME</text:p>
          </table:table-cell>
          <table:table-cell table:style-name="ce365"/>
          <table:table-cell table:formula="of:=VLOOKUP([.A206];[BCM.$V$4:BCM.$W$200];2;0)" office:value-type="string" office:string-value="J3:20">
            <text:p>J3:20</text:p>
          </table:table-cell>
          <table:table-cell table:number-columns-repeated="21"/>
        </table:table-row>
        <table:table-row table:style-name="ro5">
          <table:table-cell office:value-type="string">
            <text:p>IN_SEN_FOLD</text:p>
          </table:table-cell>
          <table:table-cell table:style-name="ce365"/>
          <table:table-cell table:formula="of:=VLOOKUP([.A207];[BCM.$V$4:BCM.$W$200];2;0)" office:value-type="string" office:string-value="J3:21">
            <text:p>J3:21</text:p>
          </table:table-cell>
          <table:table-cell table:number-columns-repeated="21"/>
        </table:table-row>
        <table:table-row table:style-name="ro5">
          <table:table-cell office:value-type="string">
            <text:p>IN_SEN_UNFOLD</text:p>
          </table:table-cell>
          <table:table-cell table:style-name="ce365"/>
          <table:table-cell table:formula="of:=VLOOKUP([.A208];[BCM.$V$4:BCM.$W$200];2;0)" office:value-type="string" office:string-value="J3:22">
            <text:p>J3:22</text:p>
          </table:table-cell>
          <table:table-cell table:number-columns-repeated="21"/>
        </table:table-row>
        <table:table-row table:style-name="ro5">
          <table:table-cell office:value-type="string">
            <text:p>IN_HAND_BRAKE</text:p>
          </table:table-cell>
          <table:table-cell table:style-name="ce365"/>
          <table:table-cell table:formula="of:=VLOOKUP([.A209];[BCM.$V$4:BCM.$W$200];2;0)" office:value-type="string" office:string-value="J3:23">
            <text:p>J3:23</text:p>
          </table:table-cell>
          <table:table-cell table:number-columns-repeated="21"/>
        </table:table-row>
        <table:table-row table:style-name="ro6">
          <table:table-cell office:value-type="string">
            <text:p>IN_LEV_HORN</text:p>
          </table:table-cell>
          <table:table-cell table:style-name="ce365" office:value-type="string">
            <text:p>Repetida?</text:p>
          </table:table-cell>
          <table:table-cell table:formula="of:=VLOOKUP([.A210];[BCM.$V$4:BCM.$W$200];2;0)" office:value-type="string" office:string-value="J2:2">
            <text:p>J2:2</text:p>
          </table:table-cell>
          <table:table-cell table:number-columns-repeated="21"/>
        </table:table-row>
        <table:table-row table:style-name="ro5">
          <table:table-cell office:value-type="string">
            <text:p>OUT_LED_ST1</text:p>
          </table:table-cell>
          <table:table-cell table:style-name="ce365"/>
          <table:table-cell table:formula="of:=VLOOKUP([.A211];[BCM.$V$4:BCM.$W$200];2;0)" office:value-type="string" office:string-value="J4:1">
            <text:p>J4:1</text:p>
          </table:table-cell>
          <table:table-cell table:number-columns-repeated="21"/>
        </table:table-row>
        <table:table-row table:style-name="ro5">
          <table:table-cell office:value-type="string">
            <text:p>OUT_LED_ST2</text:p>
          </table:table-cell>
          <table:table-cell table:style-name="ce365"/>
          <table:table-cell table:formula="of:=VLOOKUP([.A212];[BCM.$V$4:BCM.$W$200];2;0)" office:value-type="string" office:string-value="J4:2">
            <text:p>J4:2</text:p>
          </table:table-cell>
          <table:table-cell table:number-columns-repeated="21"/>
        </table:table-row>
        <table:table-row table:style-name="ro5">
          <table:table-cell office:value-type="string">
            <text:p>OUT_INTERIOR_LAMP</text:p>
          </table:table-cell>
          <table:table-cell table:style-name="ce365"/>
          <table:table-cell table:formula="of:=VLOOKUP([.A213];[BCM.$V$4:BCM.$W$200];2;0)" office:value-type="string" office:string-value="J4:3">
            <text:p>J4:3</text:p>
          </table:table-cell>
          <table:table-cell table:number-columns-repeated="21"/>
        </table:table-row>
        <table:table-row table:style-name="ro5">
          <table:table-cell office:value-type="string">
            <text:p>OUT_OPENDOOR_LAMP</text:p>
          </table:table-cell>
          <table:table-cell table:style-name="ce365"/>
          <table:table-cell table:formula="of:=VLOOKUP([.A214];[BCM.$V$4:BCM.$W$200];2;0)" office:value-type="string" office:string-value="J4:4">
            <text:p>J4:4</text:p>
          </table:table-cell>
          <table:table-cell table:number-columns-repeated="21"/>
        </table:table-row>
        <table:table-row table:style-name="ro5">
          <table:table-cell office:value-type="string">
            <text:p>OUT_PARKING_LAMP_1</text:p>
          </table:table-cell>
          <table:table-cell table:style-name="ce365"/>
          <table:table-cell table:formula="of:=VLOOKUP([.A215];[BCM.$V$4:BCM.$W$200];2;0)" office:value-type="string" office:string-value="J4:5">
            <text:p>J4:5</text:p>
          </table:table-cell>
          <table:table-cell table:number-columns-repeated="21"/>
        </table:table-row>
        <table:table-row table:style-name="ro5">
          <table:table-cell office:value-type="string">
            <text:p>OUT_PARKING_LAMP_2</text:p>
          </table:table-cell>
          <table:table-cell table:style-name="ce365"/>
          <table:table-cell table:formula="of:=VLOOKUP([.A216];[BCM.$V$4:BCM.$W$200];2;0)" office:value-type="string" office:string-value="J4:6">
            <text:p>J4:6</text:p>
          </table:table-cell>
          <table:table-cell table:number-columns-repeated="21"/>
        </table:table-row>
        <table:table-row table:style-name="ro5">
          <table:table-cell office:value-type="string">
            <text:p>OUT_INT_BUZZER+</text:p>
          </table:table-cell>
          <table:table-cell table:style-name="ce365"/>
          <table:table-cell table:formula="of:=VLOOKUP([.A217];[BCM.$V$4:BCM.$W$200];2;0)" office:value-type="string" office:string-value="J4:7">
            <text:p>J4:7</text:p>
          </table:table-cell>
          <table:table-cell table:number-columns-repeated="21"/>
        </table:table-row>
        <table:table-row table:style-name="ro5">
          <table:table-cell office:value-type="string">
            <text:p>OUT_INT_BUZZER-</text:p>
          </table:table-cell>
          <table:table-cell table:style-name="ce365"/>
          <table:table-cell table:formula="of:=VLOOKUP([.A218];[BCM.$V$4:BCM.$W$200];2;0)" office:value-type="string" office:string-value="J4:8">
            <text:p>J4:8</text:p>
          </table:table-cell>
          <table:table-cell table:number-columns-repeated="21"/>
        </table:table-row>
        <table:table-row table:style-name="ro5">
          <table:table-cell office:value-type="string">
            <text:p>OUT_LED_WARNING</text:p>
          </table:table-cell>
          <table:table-cell table:style-name="ce365"/>
          <table:table-cell table:formula="of:=VLOOKUP([.A219];[BCM.$V$4:BCM.$W$200];2;0)" office:value-type="string" office:string-value="J4:9">
            <text:p>J4:9</text:p>
          </table:table-cell>
          <table:table-cell table:number-columns-repeated="21"/>
        </table:table-row>
        <table:table-row table:style-name="ro5">
          <table:table-cell office:value-type="string">
            <text:p>OUT_POWER_CAM</text:p>
          </table:table-cell>
          <table:table-cell table:style-name="ce365"/>
          <table:table-cell table:formula="of:=VLOOKUP([.A220];[BCM.$V$4:BCM.$W$200];2;0)" office:value-type="string" office:string-value="J4:10">
            <text:p>J4:10</text:p>
          </table:table-cell>
          <table:table-cell table:number-columns-repeated="21"/>
        </table:table-row>
        <table:table-row table:style-name="ro5">
          <table:table-cell office:value-type="string">
            <text:p>OUT_LED_IGNITION</text:p>
          </table:table-cell>
          <table:table-cell table:style-name="ce365"/>
          <table:table-cell table:formula="of:=VLOOKUP([.A221];[BCM.$V$4:BCM.$W$200];2;0)" office:value-type="string" office:string-value="J4:11">
            <text:p>J4:11</text:p>
          </table:table-cell>
          <table:table-cell table:number-columns-repeated="21"/>
        </table:table-row>
        <table:table-row table:style-name="ro5">
          <table:table-cell office:value-type="string">
            <text:p>OUT_HEATER_1</text:p>
          </table:table-cell>
          <table:table-cell table:style-name="ce365"/>
          <table:table-cell table:formula="of:=VLOOKUP([.A222];[BCM.$V$4:BCM.$W$200];2;0)" office:value-type="string" office:string-value="J4:12">
            <text:p>J4:12</text:p>
          </table:table-cell>
          <table:table-cell table:number-columns-repeated="21"/>
        </table:table-row>
        <table:table-row table:style-name="ro5">
          <table:table-cell office:value-type="string">
            <text:p>OUT_HEATER_2</text:p>
          </table:table-cell>
          <table:table-cell table:style-name="ce365"/>
          <table:table-cell table:formula="of:=VLOOKUP([.A223];[BCM.$V$4:BCM.$W$200];2;0)" office:value-type="string" office:string-value="J4:13">
            <text:p>J4:13</text:p>
          </table:table-cell>
          <table:table-cell table:number-columns-repeated="21"/>
        </table:table-row>
        <table:table-row table:style-name="ro5">
          <table:table-cell office:value-type="string">
            <text:p>OUT_READY_ON_NC</text:p>
          </table:table-cell>
          <table:table-cell table:style-name="ce365"/>
          <table:table-cell table:formula="of:=VLOOKUP([.A224];[BCM.$V$4:BCM.$W$200];2;0)" office:value-type="string" office:string-value="J4:14">
            <text:p>J4:14</text:p>
          </table:table-cell>
          <table:table-cell table:number-columns-repeated="21"/>
        </table:table-row>
        <table:table-row table:style-name="ro5">
          <table:table-cell office:value-type="string">
            <text:p>OUT_READY_ON_COM</text:p>
          </table:table-cell>
          <table:table-cell table:style-name="ce365"/>
          <table:table-cell table:formula="of:=VLOOKUP([.A225];[BCM.$V$4:BCM.$W$200];2;0)" office:value-type="string" office:string-value="J4:17">
            <text:p>J4:17</text:p>
          </table:table-cell>
          <table:table-cell table:number-columns-repeated="21"/>
        </table:table-row>
        <table:table-row table:style-name="ro5">
          <table:table-cell office:value-type="string">
            <text:p>OUT_READY_ON_NA</text:p>
          </table:table-cell>
          <table:table-cell table:style-name="ce365"/>
          <table:table-cell table:formula="of:=VLOOKUP([.A226];[BCM.$V$4:BCM.$W$200];2;0)" office:value-type="string" office:string-value="J4:15">
            <text:p>J4:15</text:p>
          </table:table-cell>
          <table:table-cell table:number-columns-repeated="21"/>
        </table:table-row>
        <table:table-row table:style-name="ro5">
          <table:table-cell office:value-type="string">
            <text:p>OUT_POWER_DIM</text:p>
          </table:table-cell>
          <table:table-cell table:style-name="ce365"/>
          <table:table-cell table:formula="of:=VLOOKUP([.A227];[BCM.$V$4:BCM.$W$200];2;0)" office:value-type="string" office:string-value="J4:16">
            <text:p>J4:16</text:p>
          </table:table-cell>
          <table:table-cell table:number-columns-repeated="21"/>
        </table:table-row>
        <table:table-row table:style-name="ro5">
          <table:table-cell office:value-type="string">
            <text:p>OUT_BRAKE_LAMP</text:p>
          </table:table-cell>
          <table:table-cell table:style-name="ce365"/>
          <table:table-cell table:formula="of:=VLOOKUP([.A228];[BCM.$V$4:BCM.$W$200];2;0)" office:value-type="string" office:string-value="J4:18">
            <text:p>J4:18</text:p>
          </table:table-cell>
          <table:table-cell table:number-columns-repeated="21"/>
        </table:table-row>
        <table:table-row table:style-name="ro5">
          <table:table-cell office:value-type="string">
            <text:p>OUT_300mA_RES1</text:p>
          </table:table-cell>
          <table:table-cell table:style-name="ce365"/>
          <table:table-cell table:formula="of:=VLOOKUP([.A229];[BCM.$V$4:BCM.$W$200];2;0)" office:value-type="string" office:string-value="J4:19">
            <text:p>J4:19</text:p>
          </table:table-cell>
          <table:table-cell table:number-columns-repeated="21"/>
        </table:table-row>
        <table:table-row table:style-name="ro5">
          <table:table-cell office:value-type="string">
            <text:p>OUT_300mA_RES2</text:p>
          </table:table-cell>
          <table:table-cell table:style-name="ce365"/>
          <table:table-cell table:formula="of:=VLOOKUP([.A230];[BCM.$V$4:BCM.$W$200];2;0)" office:value-type="string" office:string-value="J4:20">
            <text:p>J4:20</text:p>
          </table:table-cell>
          <table:table-cell table:number-columns-repeated="21"/>
        </table:table-row>
        <table:table-row table:style-name="ro5">
          <table:table-cell office:value-type="string">
            <text:p>OUT_10A_KL30_RES1</text:p>
          </table:table-cell>
          <table:table-cell table:style-name="ce365"/>
          <table:table-cell table:formula="of:=VLOOKUP([.A231];[BCM.$V$4:BCM.$W$200];2;0)" office:value-type="string" office:string-value="J4:21">
            <text:p>J4:21</text:p>
          </table:table-cell>
          <table:table-cell table:number-columns-repeated="21"/>
        </table:table-row>
        <table:table-row table:style-name="ro6">
          <table:table-cell office:value-type="string">
            <text:p>OUT_10A_KL30_RES2</text:p>
          </table:table-cell>
          <table:table-cell table:style-name="ce365" office:value-type="string">
            <text:p>¿DO_10A_KL15_4? MIRAR KL30 VS KL15</text:p>
          </table:table-cell>
          <table:table-cell table:formula="of:=VLOOKUP([.A232];[BCM.$V$4:BCM.$W$200];2;0)" office:value-type="string" office:string-value="J4:22">
            <text:p>J4:22</text:p>
          </table:table-cell>
          <table:table-cell table:number-columns-repeated="21"/>
        </table:table-row>
        <table:table-row table:style-name="ro5">
          <table:table-cell office:value-type="string">
            <text:p>OUT_HORN</text:p>
          </table:table-cell>
          <table:table-cell table:style-name="ce365"/>
          <table:table-cell table:formula="of:=VLOOKUP([.A233];[BCM.$V$4:BCM.$W$200];2;0)" office:value-type="string" office:string-value="J5:1">
            <text:p>J5:1</text:p>
          </table:table-cell>
          <table:table-cell table:number-columns-repeated="21"/>
        </table:table-row>
        <table:table-row table:style-name="ro5">
          <table:table-cell office:value-type="string">
            <text:p>OUT_LOWBEAM_LAMP_L</text:p>
          </table:table-cell>
          <table:table-cell table:style-name="ce365"/>
          <table:table-cell table:formula="of:=VLOOKUP([.A234];[BCM.$V$4:BCM.$W$200];2;0)" office:value-type="string" office:string-value="J5:2">
            <text:p>J5:2</text:p>
          </table:table-cell>
          <table:table-cell table:number-columns-repeated="21"/>
        </table:table-row>
        <table:table-row table:style-name="ro5">
          <table:table-cell office:value-type="string">
            <text:p>OUT_LOWBEAM_LAMP_R</text:p>
          </table:table-cell>
          <table:table-cell table:style-name="ce365"/>
          <table:table-cell table:formula="of:=VLOOKUP([.A235];[BCM.$V$4:BCM.$W$200];2;0)" office:value-type="string" office:string-value="J5:3">
            <text:p>J5:3</text:p>
          </table:table-cell>
          <table:table-cell table:number-columns-repeated="21"/>
        </table:table-row>
        <table:table-row table:style-name="ro5">
          <table:table-cell office:value-type="string">
            <text:p>OUT_HIGHBEAM_LAMP_L</text:p>
          </table:table-cell>
          <table:table-cell table:style-name="ce365"/>
          <table:table-cell table:formula="of:=VLOOKUP([.A236];[BCM.$V$4:BCM.$W$200];2;0)" office:value-type="string" office:string-value="J5:4">
            <text:p>J5:4</text:p>
          </table:table-cell>
          <table:table-cell table:number-columns-repeated="21"/>
        </table:table-row>
        <table:table-row table:style-name="ro5">
          <table:table-cell office:value-type="string">
            <text:p>OUT_HIGHBEAM_LAMP_R</text:p>
          </table:table-cell>
          <table:table-cell table:style-name="ce365"/>
          <table:table-cell table:formula="of:=VLOOKUP([.A237];[BCM.$V$4:BCM.$W$200];2;0)" office:value-type="string" office:string-value="J5:5">
            <text:p>J5:5</text:p>
          </table:table-cell>
          <table:table-cell table:number-columns-repeated="21"/>
        </table:table-row>
        <table:table-row table:style-name="ro5">
          <table:table-cell office:value-type="string">
            <text:p>OUT_WIPER1</text:p>
          </table:table-cell>
          <table:table-cell table:style-name="ce365"/>
          <table:table-cell table:formula="of:=VLOOKUP([.A238];[BCM.$V$4:BCM.$W$200];2;0)" office:value-type="string" office:string-value="J5:6">
            <text:p>J5:6</text:p>
          </table:table-cell>
          <table:table-cell table:number-columns-repeated="21"/>
        </table:table-row>
        <table:table-row table:style-name="ro5">
          <table:table-cell office:value-type="string">
            <text:p>OUT_WIPER2</text:p>
          </table:table-cell>
          <table:table-cell table:style-name="ce365"/>
          <table:table-cell table:formula="of:=VLOOKUP([.A239];[BCM.$V$4:BCM.$W$200];2;0)" office:value-type="string" office:string-value="J5:7">
            <text:p>J5:7</text:p>
          </table:table-cell>
          <table:table-cell table:number-columns-repeated="21"/>
        </table:table-row>
        <table:table-row table:style-name="ro5">
          <table:table-cell office:value-type="string">
            <text:p>OUT_10A_KL15_RES</text:p>
          </table:table-cell>
          <table:table-cell table:style-name="ce365"/>
          <table:table-cell table:formula="of:=VLOOKUP([.A240];[BCM.$V$4:BCM.$W$200];2;0)" office:value-type="string" office:string-value="J5:8">
            <text:p>J5:8</text:p>
          </table:table-cell>
          <table:table-cell table:number-columns-repeated="21"/>
        </table:table-row>
        <table:table-row table:style-name="ro5">
          <table:table-cell office:value-type="string">
            <text:p>OUT_PWM_FAN1</text:p>
          </table:table-cell>
          <table:table-cell table:style-name="ce365"/>
          <table:table-cell table:formula="of:=VLOOKUP([.A241];[BCM.$V$4:BCM.$W$200];2;0)" office:value-type="string" office:string-value="J5:9">
            <text:p>J5:9</text:p>
          </table:table-cell>
          <table:table-cell table:number-columns-repeated="21"/>
        </table:table-row>
        <table:table-row table:style-name="ro5">
          <table:table-cell office:value-type="string">
            <text:p>OUT_PWM_FAN2</text:p>
          </table:table-cell>
          <table:table-cell table:style-name="ce365"/>
          <table:table-cell table:formula="of:=VLOOKUP([.A242];[BCM.$V$4:BCM.$W$200];2;0)" office:value-type="string" office:string-value="J5:10">
            <text:p>J5:10</text:p>
          </table:table-cell>
          <table:table-cell table:number-columns-repeated="21"/>
        </table:table-row>
        <table:table-row table:style-name="ro5">
          <table:table-cell office:value-type="string">
            <text:p>OUT_PWM_RES1</text:p>
          </table:table-cell>
          <table:table-cell table:style-name="ce365"/>
          <table:table-cell table:formula="of:=VLOOKUP([.A243];[BCM.$V$4:BCM.$W$200];2;0)" office:value-type="string" office:string-value="J5:11">
            <text:p>J5:11</text:p>
          </table:table-cell>
          <table:table-cell table:number-columns-repeated="21"/>
        </table:table-row>
        <table:table-row table:style-name="ro5">
          <table:table-cell office:value-type="string">
            <text:p>OUT_PWM_RES2</text:p>
          </table:table-cell>
          <table:table-cell table:style-name="ce365"/>
          <table:table-cell table:formula="of:=VLOOKUP([.A244];[BCM.$V$4:BCM.$W$200];2;0)" office:value-type="string" office:string-value="J5:12">
            <text:p>J5:12</text:p>
          </table:table-cell>
          <table:table-cell table:number-columns-repeated="21"/>
        </table:table-row>
        <table:table-row table:style-name="ro5">
          <table:table-cell office:value-type="string">
            <text:p>OUT_MIRROR_L_H</text:p>
          </table:table-cell>
          <table:table-cell table:style-name="ce365"/>
          <table:table-cell table:formula="of:=VLOOKUP([.A245];[BCM.$V$4:BCM.$W$200];2;0)" office:value-type="string" office:string-value="J5:13">
            <text:p>J5:13</text:p>
          </table:table-cell>
          <table:table-cell table:number-columns-repeated="21"/>
        </table:table-row>
        <table:table-row table:style-name="ro5">
          <table:table-cell office:value-type="string">
            <text:p>OUT_MIRROR_L_C</text:p>
          </table:table-cell>
          <table:table-cell table:style-name="ce365"/>
          <table:table-cell table:formula="of:=VLOOKUP([.A246];[BCM.$V$4:BCM.$W$200];2;0)" office:value-type="string" office:string-value="J5:14">
            <text:p>J5:14</text:p>
          </table:table-cell>
          <table:table-cell table:number-columns-repeated="21"/>
        </table:table-row>
        <table:table-row table:style-name="ro5">
          <table:table-cell office:value-type="string">
            <text:p>OUT_MIRROR_L_V</text:p>
          </table:table-cell>
          <table:table-cell table:style-name="ce365"/>
          <table:table-cell table:formula="of:=VLOOKUP([.A247];[BCM.$V$4:BCM.$W$200];2;0)" office:value-type="string" office:string-value="J5:15">
            <text:p>J5:15</text:p>
          </table:table-cell>
          <table:table-cell table:number-columns-repeated="21"/>
        </table:table-row>
        <table:table-row table:style-name="ro5">
          <table:table-cell office:value-type="string">
            <text:p>OUT_MIRROR_R_H</text:p>
          </table:table-cell>
          <table:table-cell table:style-name="ce365"/>
          <table:table-cell table:formula="of:=VLOOKUP([.A248];[BCM.$V$4:BCM.$W$200];2;0)" office:value-type="string" office:string-value="J5:16">
            <text:p>J5:16</text:p>
          </table:table-cell>
          <table:table-cell table:number-columns-repeated="21"/>
        </table:table-row>
        <table:table-row table:style-name="ro5">
          <table:table-cell office:value-type="string">
            <text:p>OUT_MIRROR_R_C</text:p>
          </table:table-cell>
          <table:table-cell table:style-name="ce365"/>
          <table:table-cell table:formula="of:=VLOOKUP([.A249];[BCM.$V$4:BCM.$W$200];2;0)" office:value-type="string" office:string-value="J5:17">
            <text:p>J5:17</text:p>
          </table:table-cell>
          <table:table-cell table:number-columns-repeated="21"/>
        </table:table-row>
        <table:table-row table:style-name="ro5">
          <table:table-cell office:value-type="string">
            <text:p>OUT_MIRROR_R_V</text:p>
          </table:table-cell>
          <table:table-cell table:style-name="ce365"/>
          <table:table-cell table:formula="of:=VLOOKUP([.A250];[BCM.$V$4:BCM.$W$200];2;0)" office:value-type="string" office:string-value="J5:18">
            <text:p>J5:18</text:p>
          </table:table-cell>
          <table:table-cell table:number-columns-repeated="21"/>
        </table:table-row>
        <table:table-row table:style-name="ro5">
          <table:table-cell office:value-type="string">
            <text:p>OUT_H_BRIDGE_RES+</text:p>
          </table:table-cell>
          <table:table-cell table:style-name="ce365"/>
          <table:table-cell table:formula="of:=VLOOKUP([.A251];[BCM.$V$4:BCM.$W$200];2;0)" office:value-type="string" office:string-value="J5:19">
            <text:p>J5:19</text:p>
          </table:table-cell>
          <table:table-cell table:number-columns-repeated="21"/>
        </table:table-row>
        <table:table-row table:style-name="ro5">
          <table:table-cell office:value-type="string">
            <text:p>OUT_H_BRIDGE_RES-</text:p>
          </table:table-cell>
          <table:table-cell table:style-name="ce365"/>
          <table:table-cell table:formula="of:=VLOOKUP([.A252];[BCM.$V$4:BCM.$W$200];2;0)" office:value-type="string" office:string-value="J5:20">
            <text:p>J5:20</text:p>
          </table:table-cell>
          <table:table-cell table:number-columns-repeated="21"/>
        </table:table-row>
        <table:table-row table:style-name="ro5">
          <table:table-cell office:value-type="string">
            <text:p>OUT_POWER_BOT</text:p>
          </table:table-cell>
          <table:table-cell table:style-name="ce365"/>
          <table:table-cell table:formula="of:=VLOOKUP([.A253];[BCM.$V$4:BCM.$W$200];2;0)" office:value-type="string" office:string-value="J6:1">
            <text:p>J6:1</text:p>
          </table:table-cell>
          <table:table-cell table:number-columns-repeated="21"/>
        </table:table-row>
        <table:table-row table:style-name="ro5">
          <table:table-cell office:value-type="string">
            <text:p>OUT_IGNITION_BMS</text:p>
          </table:table-cell>
          <table:table-cell table:style-name="ce365"/>
          <table:table-cell table:formula="of:=VLOOKUP([.A254];[BCM.$V$4:BCM.$W$200];2;0)" office:value-type="string" office:string-value="J6:2">
            <text:p>J6:2</text:p>
          </table:table-cell>
          <table:table-cell table:number-columns-repeated="21"/>
        </table:table-row>
        <table:table-row table:style-name="ro5">
          <table:table-cell office:value-type="string">
            <text:p>OUT_MAIN_SW</text:p>
          </table:table-cell>
          <table:table-cell table:style-name="ce365"/>
          <table:table-cell table:formula="of:=VLOOKUP([.A255];[BCM.$V$4:BCM.$W$200];2;0)" office:value-type="string" office:string-value="J6:3">
            <text:p>J6:3</text:p>
          </table:table-cell>
          <table:table-cell table:number-columns-repeated="21"/>
        </table:table-row>
        <table:table-row table:style-name="ro5">
          <table:table-cell office:value-type="string">
            <text:p>OUT_FOG_LAMP</text:p>
          </table:table-cell>
          <table:table-cell table:style-name="ce365"/>
          <table:table-cell table:formula="of:=VLOOKUP([.A256];[BCM.$V$4:BCM.$W$200];2;0)" office:value-type="string" office:string-value="J6:4">
            <text:p>J6:4</text:p>
          </table:table-cell>
          <table:table-cell table:number-columns-repeated="21"/>
        </table:table-row>
        <table:table-row table:style-name="ro5">
          <table:table-cell office:value-type="string">
            <text:p>OUT_REAR_LAMP</text:p>
          </table:table-cell>
          <table:table-cell table:style-name="ce365"/>
          <table:table-cell table:formula="of:=VLOOKUP([.A257];[BCM.$V$4:BCM.$W$200];2;0)" office:value-type="string" office:string-value="J6:5">
            <text:p>J6:5</text:p>
          </table:table-cell>
          <table:table-cell table:number-columns-repeated="21"/>
        </table:table-row>
        <table:table-row table:style-name="ro5">
          <table:table-cell office:value-type="string">
            <text:p>OUT_BRAKE_COIL</text:p>
          </table:table-cell>
          <table:table-cell table:style-name="ce365"/>
          <table:table-cell table:formula="of:=VLOOKUP([.A258];[BCM.$V$4:BCM.$W$200];2;0)" office:value-type="string" office:string-value="J6:6">
            <text:p>J6:6</text:p>
          </table:table-cell>
          <table:table-cell table:number-columns-repeated="21"/>
        </table:table-row>
        <table:table-row table:style-name="ro5">
          <table:table-cell office:value-type="string">
            <text:p>OUT_WATER_PUMP</text:p>
          </table:table-cell>
          <table:table-cell table:style-name="ce365"/>
          <table:table-cell table:formula="of:=VLOOKUP([.A259];[BCM.$V$4:BCM.$W$200];2;0)" office:value-type="string" office:string-value="J6:7">
            <text:p>J6:7</text:p>
          </table:table-cell>
          <table:table-cell table:number-columns-repeated="21"/>
        </table:table-row>
        <table:table-row table:style-name="ro5">
          <table:table-cell office:value-type="string">
            <text:p>OUT_DOOR_LOCK</text:p>
          </table:table-cell>
          <table:table-cell table:style-name="ce365"/>
          <table:table-cell table:formula="of:=VLOOKUP([.A260];[BCM.$V$4:BCM.$W$200];2;0)" office:value-type="string" office:string-value="J6:8">
            <text:p>J6:8</text:p>
          </table:table-cell>
          <table:table-cell table:number-columns-repeated="21"/>
        </table:table-row>
        <table:table-row table:style-name="ro5">
          <table:table-cell office:value-type="string">
            <text:p>OUT_TRUNK_LOCK</text:p>
          </table:table-cell>
          <table:table-cell table:style-name="ce365"/>
          <table:table-cell table:formula="of:=VLOOKUP([.A261];[BCM.$V$4:BCM.$W$200];2;0)" office:value-type="string" office:string-value="J6:9">
            <text:p>J6:9</text:p>
          </table:table-cell>
          <table:table-cell table:number-columns-repeated="21"/>
        </table:table-row>
        <table:table-row table:style-name="ro5">
          <table:table-cell office:value-type="string">
            <text:p>OUT_6A_KL30_RES</text:p>
          </table:table-cell>
          <table:table-cell table:style-name="ce365"/>
          <table:table-cell table:formula="of:=VLOOKUP([.A262];[BCM.$V$4:BCM.$W$200];2;0)" office:value-type="string" office:string-value="J6:10">
            <text:p>J6:10</text:p>
          </table:table-cell>
          <table:table-cell table:number-columns-repeated="21"/>
        </table:table-row>
        <table:table-row table:style-name="ro5">
          <table:table-cell office:value-type="string">
            <text:p>OUT_FLASH_LEFT</text:p>
          </table:table-cell>
          <table:table-cell table:style-name="ce365"/>
          <table:table-cell table:formula="of:=VLOOKUP([.A263];[BCM.$V$4:BCM.$W$200];2;0)" office:value-type="string" office:string-value="J6:11">
            <text:p>J6:11</text:p>
          </table:table-cell>
          <table:table-cell table:number-columns-repeated="21"/>
        </table:table-row>
        <table:table-row table:style-name="ro5">
          <table:table-cell office:value-type="string">
            <text:p>OUT_FLASH_RIGHT</text:p>
          </table:table-cell>
          <table:table-cell table:style-name="ce365"/>
          <table:table-cell table:formula="of:=VLOOKUP([.A264];[BCM.$V$4:BCM.$W$200];2;0)" office:value-type="string" office:string-value="J6:12">
            <text:p>J6:12</text:p>
          </table:table-cell>
          <table:table-cell table:number-columns-repeated="21"/>
        </table:table-row>
        <table:table-row table:style-name="ro5">
          <table:table-cell office:value-type="string">
            <text:p>OUT_6A_KL15_RES</text:p>
          </table:table-cell>
          <table:table-cell table:style-name="ce365"/>
          <table:table-cell table:formula="of:=VLOOKUP([.A265];[BCM.$V$4:BCM.$W$200];2;0)" office:value-type="string" office:string-value="J6:13">
            <text:p>J6:13</text:p>
          </table:table-cell>
          <table:table-cell table:number-columns-repeated="21"/>
        </table:table-row>
        <table:table-row table:style-name="ro5">
          <table:table-cell office:value-type="string">
            <text:p>IN_TEMP_EXT</text:p>
          </table:table-cell>
          <table:table-cell table:style-name="ce365"/>
          <table:table-cell table:formula="of:=VLOOKUP([.A266];[BCM.$V$4:BCM.$W$200];2;0)" office:value-type="string" office:string-value="J6:14">
            <text:p>J6:14</text:p>
          </table:table-cell>
          <table:table-cell table:number-columns-repeated="21"/>
        </table:table-row>
        <table:table-row table:style-name="ro5">
          <table:table-cell office:value-type="string">
            <text:p>IN_TEMP_INT</text:p>
          </table:table-cell>
          <table:table-cell table:style-name="ce365"/>
          <table:table-cell table:formula="of:=VLOOKUP([.A267];[BCM.$V$4:BCM.$W$200];2;0)" office:value-type="string" office:string-value="J6:15">
            <text:p>J6:15</text:p>
          </table:table-cell>
          <table:table-cell table:number-columns-repeated="21"/>
        </table:table-row>
        <table:table-row table:style-name="ro5">
          <table:table-cell office:value-type="string">
            <text:p>IN_KL15_RES</text:p>
          </table:table-cell>
          <table:table-cell table:style-name="ce365"/>
          <table:table-cell table:formula="of:=VLOOKUP([.A268];[BCM.$V$4:BCM.$W$200];2;0)" office:value-type="string" office:string-value="J6:16">
            <text:p>J6:16</text:p>
          </table:table-cell>
          <table:table-cell table:number-columns-repeated="21"/>
        </table:table-row>
        <table:table-row table:style-name="ro5">
          <table:table-cell office:value-type="string">
            <text:p>COM1_232_TX</text:p>
          </table:table-cell>
          <table:table-cell table:style-name="ce365"/>
          <table:table-cell table:formula="of:=VLOOKUP([.A269];[BCM.$V$4:BCM.$W$200];2;0)" office:value-type="string" office:string-value="J7:1">
            <text:p>J7:1</text:p>
          </table:table-cell>
          <table:table-cell table:number-columns-repeated="21"/>
        </table:table-row>
        <table:table-row table:style-name="ro5">
          <table:table-cell office:value-type="string">
            <text:p>COM1_232_RX</text:p>
          </table:table-cell>
          <table:table-cell table:style-name="ce365"/>
          <table:table-cell table:formula="of:=VLOOKUP([.A270];[BCM.$V$4:BCM.$W$200];2;0)" office:value-type="string" office:string-value="J7:2">
            <text:p>J7:2</text:p>
          </table:table-cell>
          <table:table-cell table:number-columns-repeated="21"/>
        </table:table-row>
        <table:table-row table:style-name="ro5">
          <table:table-cell office:value-type="string">
            <text:p>COM1_232_GND</text:p>
          </table:table-cell>
          <table:table-cell table:style-name="ce365"/>
          <table:table-cell table:formula="of:=VLOOKUP([.A271];[BCM.$V$4:BCM.$W$200];2;0)" office:value-type="string" office:string-value="J7:3">
            <text:p>J7:3</text:p>
          </table:table-cell>
          <table:table-cell table:number-columns-repeated="21"/>
        </table:table-row>
        <table:table-row table:style-name="ro5">
          <table:table-cell office:value-type="string">
            <text:p>COM2_485_A</text:p>
          </table:table-cell>
          <table:table-cell table:style-name="ce365"/>
          <table:table-cell table:formula="of:=VLOOKUP([.A272];[BCM.$V$4:BCM.$W$200];2;0)" office:value-type="string" office:string-value="J7:4">
            <text:p>J7:4</text:p>
          </table:table-cell>
          <table:table-cell table:number-columns-repeated="21"/>
        </table:table-row>
        <table:table-row table:style-name="ro5">
          <table:table-cell office:value-type="string">
            <text:p>COM2_485_B</text:p>
          </table:table-cell>
          <table:table-cell table:style-name="ce365"/>
          <table:table-cell table:formula="of:=VLOOKUP([.A273];[BCM.$V$4:BCM.$W$200];2;0)" office:value-type="string" office:string-value="J7:5">
            <text:p>J7:5</text:p>
          </table:table-cell>
          <table:table-cell table:number-columns-repeated="21"/>
        </table:table-row>
        <table:table-row table:style-name="ro5">
          <table:table-cell office:value-type="string">
            <text:p>COM2_485_GND</text:p>
          </table:table-cell>
          <table:table-cell table:style-name="ce365"/>
          <table:table-cell table:formula="of:=VLOOKUP([.A274];[BCM.$V$4:BCM.$W$200];2;0)" office:value-type="string" office:string-value="J7:6">
            <text:p>J7:6</text:p>
          </table:table-cell>
          <table:table-cell table:number-columns-repeated="21"/>
        </table:table-row>
        <table:table-row table:style-name="ro5">
          <table:table-cell office:value-type="string">
            <text:p>COM3_485_A</text:p>
          </table:table-cell>
          <table:table-cell table:style-name="ce365"/>
          <table:table-cell table:formula="of:=VLOOKUP([.A275];[BCM.$V$4:BCM.$W$200];2;0)" office:value-type="string" office:string-value="J7:7">
            <text:p>J7:7</text:p>
          </table:table-cell>
          <table:table-cell table:number-columns-repeated="21"/>
        </table:table-row>
        <table:table-row table:style-name="ro5">
          <table:table-cell office:value-type="string">
            <text:p>COM3_485_B</text:p>
          </table:table-cell>
          <table:table-cell table:style-name="ce365"/>
          <table:table-cell table:formula="of:=VLOOKUP([.A276];[BCM.$V$4:BCM.$W$200];2;0)" office:value-type="string" office:string-value="J7:8">
            <text:p>J7:8</text:p>
          </table:table-cell>
          <table:table-cell table:number-columns-repeated="21"/>
        </table:table-row>
        <table:table-row table:style-name="ro5">
          <table:table-cell office:value-type="string">
            <text:p>COM3_485_GND</text:p>
          </table:table-cell>
          <table:table-cell table:style-name="ce365"/>
          <table:table-cell table:formula="of:=VLOOKUP([.A277];[BCM.$V$4:BCM.$W$200];2;0)" office:value-type="string" office:string-value="J7:9">
            <text:p>J7:9</text:p>
          </table:table-cell>
          <table:table-cell table:number-columns-repeated="21"/>
        </table:table-row>
        <table:table-row table:style-name="ro5">
          <table:table-cell office:value-type="string">
            <text:p>LIN_BUS</text:p>
          </table:table-cell>
          <table:table-cell table:style-name="ce365"/>
          <table:table-cell table:formula="of:=VLOOKUP([.A278];[BCM.$V$4:BCM.$W$200];2;0)" office:value-type="string" office:string-value="J7:10">
            <text:p>J7:10</text:p>
          </table:table-cell>
          <table:table-cell table:number-columns-repeated="21"/>
        </table:table-row>
        <table:table-row table:style-name="ro5">
          <table:table-cell office:value-type="string">
            <text:p>LIN_GND</text:p>
          </table:table-cell>
          <table:table-cell table:style-name="ce365"/>
          <table:table-cell table:formula="of:=VLOOKUP([.A279];[BCM.$V$4:BCM.$W$200];2;0)" office:value-type="string" office:string-value="J7:11">
            <text:p>J7:11</text:p>
          </table:table-cell>
          <table:table-cell table:number-columns-repeated="21"/>
        </table:table-row>
        <table:table-row table:style-name="ro5">
          <table:table-cell office:value-type="string">
            <text:p>CAN1_H</text:p>
          </table:table-cell>
          <table:table-cell table:style-name="ce365"/>
          <table:table-cell table:formula="of:=VLOOKUP([.A280];[BCM.$V$4:BCM.$W$200];2;0)" office:value-type="string" office:string-value="J8:1">
            <text:p>J8:1</text:p>
          </table:table-cell>
          <table:table-cell table:number-columns-repeated="21"/>
        </table:table-row>
        <table:table-row table:style-name="ro5">
          <table:table-cell office:value-type="string">
            <text:p>CAN1_GND</text:p>
          </table:table-cell>
          <table:table-cell table:style-name="ce365"/>
          <table:table-cell table:formula="of:=VLOOKUP([.A281];[BCM.$V$4:BCM.$W$200];2;0)" office:value-type="string" office:string-value="J8:3">
            <text:p>J8:3</text:p>
          </table:table-cell>
          <table:table-cell table:number-columns-repeated="21"/>
        </table:table-row>
        <table:table-row table:style-name="ro5">
          <table:table-cell office:value-type="string">
            <text:p>CAN2_H</text:p>
          </table:table-cell>
          <table:table-cell table:style-name="ce365"/>
          <table:table-cell table:formula="of:=VLOOKUP([.A282];[BCM.$V$4:BCM.$W$200];2;0)" office:value-type="string" office:string-value="J8:4">
            <text:p>J8:4</text:p>
          </table:table-cell>
          <table:table-cell table:number-columns-repeated="21"/>
        </table:table-row>
        <table:table-row table:style-name="ro5">
          <table:table-cell office:value-type="string">
            <text:p>CAN3_GND</text:p>
          </table:table-cell>
          <table:table-cell table:style-name="ce365"/>
          <table:table-cell table:formula="of:=VLOOKUP([.A283];[BCM.$V$4:BCM.$W$200];2;0)" office:value-type="string" office:string-value="J8:9">
            <text:p>J8:9</text:p>
          </table:table-cell>
          <table:table-cell table:number-columns-repeated="21"/>
        </table:table-row>
        <table:table-row table:style-name="ro5">
          <table:table-cell office:value-type="string">
            <text:p>CAN3_H</text:p>
          </table:table-cell>
          <table:table-cell table:style-name="ce365"/>
          <table:table-cell table:formula="of:=VLOOKUP([.A284];[BCM.$V$4:BCM.$W$200];2;0)" office:value-type="string" office:string-value="J8:7">
            <text:p>J8:7</text:p>
          </table:table-cell>
          <table:table-cell table:number-columns-repeated="21"/>
        </table:table-row>
        <table:table-row table:style-name="ro5">
          <table:table-cell office:value-type="string">
            <text:p>CAN1_L</text:p>
          </table:table-cell>
          <table:table-cell table:style-name="ce365"/>
          <table:table-cell table:formula="of:=VLOOKUP([.A285];[BCM.$V$4:BCM.$W$200];2;0)" office:value-type="string" office:string-value="J8:2">
            <text:p>J8:2</text:p>
          </table:table-cell>
          <table:table-cell table:number-columns-repeated="21"/>
        </table:table-row>
        <table:table-row table:style-name="ro5">
          <table:table-cell office:value-type="string">
            <text:p>CAN2_GND</text:p>
          </table:table-cell>
          <table:table-cell table:style-name="ce365"/>
          <table:table-cell table:formula="of:=VLOOKUP([.A286];[BCM.$V$4:BCM.$W$200];2;0)" office:value-type="string" office:string-value="J8:6">
            <text:p>J8:6</text:p>
          </table:table-cell>
          <table:table-cell table:number-columns-repeated="21"/>
        </table:table-row>
        <table:table-row table:style-name="ro5">
          <table:table-cell office:value-type="string">
            <text:p>CAN2_L</text:p>
          </table:table-cell>
          <table:table-cell table:style-name="ce365"/>
          <table:table-cell table:formula="of:=VLOOKUP([.A287];[BCM.$V$4:BCM.$W$200];2;0)" office:value-type="string" office:string-value="J8:5">
            <text:p>J8:5</text:p>
          </table:table-cell>
          <table:table-cell table:number-columns-repeated="21"/>
        </table:table-row>
        <table:table-row table:style-name="ro5">
          <table:table-cell office:value-type="string">
            <text:p>CAN3_L</text:p>
          </table:table-cell>
          <table:table-cell table:style-name="ce365"/>
          <table:table-cell table:formula="of:=VLOOKUP([.A288];[BCM.$V$4:BCM.$W$200];2;0)" office:value-type="string" office:string-value="J8:8">
            <text:p>J8:8</text:p>
          </table:table-cell>
          <table:table-cell table:number-columns-repeated="21"/>
        </table:table-row>
        <table:table-row table:style-name="ro5">
          <table:table-cell office:value-type="string">
            <text:p>OUT_TREM239_FOLD</text:p>
          </table:table-cell>
          <table:table-cell table:style-name="ce365"/>
          <table:table-cell table:formula="of:=VLOOKUP([.A289];[BCM.$V$4:BCM.$W$200];2;0)" office:value-type="string" office:string-value="J9:1">
            <text:p>J9:1</text:p>
          </table:table-cell>
          <table:table-cell table:number-columns-repeated="21"/>
        </table:table-row>
        <table:table-row table:style-name="ro5">
          <table:table-cell office:value-type="string">
            <text:p>OUT_TREM239_UNFOLD</text:p>
          </table:table-cell>
          <table:table-cell table:style-name="ce365"/>
          <table:table-cell table:formula="of:=VLOOKUP([.A290];[BCM.$V$4:BCM.$W$200];2;0)" office:value-type="string" office:string-value="J9:2">
            <text:p>J9:2</text:p>
          </table:table-cell>
          <table:table-cell table:number-columns-repeated="21"/>
        </table:table-row>
        <table:table-row table:style-name="ro5">
          <table:table-cell office:value-type="string">
            <text:p>OUT_TREM239_TRIM_L</text:p>
          </table:table-cell>
          <table:table-cell table:style-name="ce365"/>
          <table:table-cell table:formula="of:=VLOOKUP([.A291];[BCM.$V$4:BCM.$W$200];2;0)" office:value-type="string" office:string-value="J9:3">
            <text:p>J9:3</text:p>
          </table:table-cell>
          <table:table-cell table:number-columns-repeated="21"/>
        </table:table-row>
        <table:table-row table:style-name="ro5">
          <table:table-cell office:value-type="string">
            <text:p>OUT_TREM239_TRIM_R</text:p>
          </table:table-cell>
          <table:table-cell table:style-name="ce365"/>
          <table:table-cell table:formula="of:=VLOOKUP([.A292];[BCM.$V$4:BCM.$W$200];2;0)" office:value-type="string" office:string-value="J9:4">
            <text:p>J9:4</text:p>
          </table:table-cell>
          <table:table-cell table:number-columns-repeated="21"/>
        </table:table-row>
        <table:table-row table:style-name="ro5">
          <table:table-cell office:value-type="string">
            <text:p>OUT_TREM239_HOME</text:p>
          </table:table-cell>
          <table:table-cell table:style-name="ce365"/>
          <table:table-cell table:formula="of:=VLOOKUP([.A293];[BCM.$V$4:BCM.$W$200];2;0)" office:value-type="string" office:string-value="J9:5">
            <text:p>J9:5</text:p>
          </table:table-cell>
          <table:table-cell table:number-columns-repeated="21"/>
        </table:table-row>
        <table:table-row table:style-name="ro5">
          <table:table-cell office:value-type="string">
            <text:p>IN_TREM239_ERROR</text:p>
          </table:table-cell>
          <table:table-cell table:style-name="ce365"/>
          <table:table-cell table:formula="of:=VLOOKUP([.A294];[BCM.$V$4:BCM.$W$200];2;0)" office:value-type="string" office:string-value="J9:6">
            <text:p>J9:6</text:p>
          </table:table-cell>
          <table:table-cell table:number-columns-repeated="21"/>
        </table:table-row>
        <table:table-row table:style-name="ro5">
          <table:table-cell office:value-type="string">
            <text:p>IN_TREM239_ENC_ACT_L</text:p>
          </table:table-cell>
          <table:table-cell table:style-name="ce365"/>
          <table:table-cell table:formula="of:=VLOOKUP([.A295];[BCM.$V$4:BCM.$W$200];2;0)" office:value-type="string" office:string-value="J9:7">
            <text:p>J9:7</text:p>
          </table:table-cell>
          <table:table-cell table:number-columns-repeated="21"/>
        </table:table-row>
        <table:table-row table:style-name="ro5">
          <table:table-cell office:value-type="string">
            <text:p>IN_TREM239_ENC_ACT_R</text:p>
          </table:table-cell>
          <table:table-cell table:style-name="ce365"/>
          <table:table-cell table:formula="of:=VLOOKUP([.A296];[BCM.$V$4:BCM.$W$200];2;0)" office:value-type="string" office:string-value="J9:8">
            <text:p>J9:8</text:p>
          </table:table-cell>
          <table:table-cell table:number-columns-repeated="21"/>
        </table:table-row>
        <table:table-row table:style-name="ro5">
          <table:table-cell office:value-type="string">
            <text:p>OUT_DEFROST</text:p>
          </table:table-cell>
          <table:table-cell table:style-name="ce365"/>
          <table:table-cell table:formula="of:=VLOOKUP([.A297];[BCM.$V$4:BCM.$W$200];2;0)" office:value-type="string" office:string-value="J10:4">
            <text:p>J10:4</text:p>
          </table:table-cell>
          <table:table-cell table:number-columns-repeated="21"/>
        </table:table-row>
        <table:table-row table:style-name="ro5">
          <table:table-cell office:value-type="string">
            <text:p>OUT_FOLD_L</text:p>
          </table:table-cell>
          <table:table-cell table:style-name="ce365"/>
          <table:table-cell table:formula="of:=VLOOKUP([.A298];[BCM.$V$4:BCM.$W$200];2;0)" office:value-type="string" office:string-value="J10:5">
            <text:p>J10:5</text:p>
          </table:table-cell>
          <table:table-cell table:number-columns-repeated="21"/>
        </table:table-row>
        <table:table-row table:style-name="ro5">
          <table:table-cell office:value-type="string">
            <text:p>OUT_FOLD_R</text:p>
          </table:table-cell>
          <table:table-cell table:style-name="ce365"/>
          <table:table-cell table:formula="of:=VLOOKUP([.A299];[BCM.$V$4:BCM.$W$200];2;0)" office:value-type="string" office:string-value="J10:6">
            <text:p>J10:6</text:p>
          </table:table-cell>
          <table:table-cell table:number-columns-repeated="21"/>
        </table:table-row>
        <table:table-row table:style-name="ro5" table:number-rows-repeated="1048276">
          <table:table-cell table:number-columns-repeated="24"/>
        </table:table-row>
        <table:table-row table:style-name="ro5">
          <table:table-cell table:number-columns-repeated="24"/>
        </table:table-row>
        <calcext:conditional-formats>
          <calcext:conditional-format calcext:target-range-address="Etiquetas.B2:Etiquetas.B299">
            <calcext:condition calcext:apply-style-name="Naranja" calcext:value="formula-is(NOT(ISBLANK([.B2])))" calcext:base-cell-address="BCM.B2"/>
          </calcext:conditional-format>
          <calcext:conditional-format calcext:target-range-address="Etiquetas.Q3:Etiquetas.Q58">
            <calcext:condition calcext:apply-style-name="Verde" calcext:value="&lt;=0" calcext:base-cell-address="Etiquetas.P2"/>
            <calcext:condition calcext:apply-style-name="Naranja" calcext:value="=1" calcext:base-cell-address="Etiquetas.P2"/>
            <calcext:condition calcext:apply-style-name="Rojo" calcext:value="&gt;1" calcext:base-cell-address="Etiquetas.P2"/>
          </calcext:conditional-format>
        </calcext:conditional-formats>
      </table:table>
      <table:table table:name="bd_flows" table:style-name="ta2">
        <table:table-column table:style-name="co16" table:default-cell-style-name="Default"/>
        <table:table-column table:style-name="co32" table:default-cell-style-name="Default"/>
        <table:table-column table:style-name="co16" table:number-columns-repeated="3" table:default-cell-style-name="Default"/>
        <table:table-column table:style-name="co33" table:number-columns-repeated="2" table:default-cell-style-name="Default"/>
        <table:table-column table:style-name="co32" table:default-cell-style-name="Default"/>
        <table:table-row table:style-name="ro6">
          <table:table-cell table:style-name="ce364" office:value-type="string">
            <text:p>id</text:p>
          </table:table-cell>
          <table:table-cell table:style-name="ce364" office:value-type="string">
            <text:p>name</text:p>
          </table:table-cell>
          <table:table-cell table:style-name="ce364" office:value-type="string">
            <text:p>created_at</text:p>
          </table:table-cell>
          <table:table-cell table:style-name="ce364" office:value-type="string">
            <text:p>updated_at</text:p>
          </table:table-cell>
          <table:table-cell table:style-name="ce364" office:value-type="string">
            <text:p>flow_type_id</text:p>
          </table:table-cell>
          <table:table-cell table:style-name="ce377" office:value-type="string">
            <text:p>project_id</text:p>
          </table:table-cell>
          <table:table-cell table:style-name="ce378" office:value-type="string">
            <text:p>puntero</text:p>
          </table:table-cell>
          <table:table-cell table:style-name="ce364" office:value-type="string">
            <text:p>alternative_name</text:p>
          </table:table-cell>
        </table:table-row>
        <table:table-row table:style-name="ro5">
          <table:table-cell table:style-name="ce369" table:formula="of:=IF([BCM.$Y4];[BCM.T4];&quot;&quot;)" office:value-type="float" office:value="1">
            <text:p>1</text:p>
          </table:table-cell>
          <table:table-cell table:style-name="ce372" table:formula="of:=IF([BCM.$Y4];IF(LEN([BCM.V4])&gt;0;[BCM.V4];[BCM.C4]);&quot;&quot;)" office:value-type="string" office:string-value="12V_KL30">
            <text:p>12V_KL30</text:p>
          </table:table-cell>
          <table:table-cell table:style-name="ce372" table:number-columns-repeated="2"/>
          <table:table-cell table:style-name="ce374" table:formula="of:=IF([BCM.$Y4];VLOOKUP([$BCM.$D4];[BD_GenCode.$A$2:.$B$50];2;0);&quot;&quot;)" office:value-type="float" office:value="10">
            <text:p>10</text:p>
          </table:table-cell>
          <table:table-cell table:style-name="ce370" table:formula="of:=IF([BCM.$Y4];1;&quot;&quot;)" office:value-type="float" office:value="1">
            <text:p>1</text:p>
          </table:table-cell>
          <table:table-cell table:style-name="ce375" table:formula="of:=IF([BCM.$Y4];&quot;f&quot;;&quot;&quot;)" office:value-type="string" office:string-value="f">
            <text:p>f</text:p>
          </table:table-cell>
          <table:table-cell table:style-name="ce372" table:formula="of:=IF([BCM.$Y4];[BCM.C4];&quot;&quot;)" office:value-type="string" office:string-value="12V_KL30">
            <text:p>12V_KL30</text:p>
          </table:table-cell>
        </table:table-row>
        <table:table-row table:style-name="ro5">
          <table:table-cell table:style-name="ce370" table:formula="of:=IF([BCM.$Y5];[BCM.T5];&quot;&quot;)" office:value-type="float" office:value="2">
            <text:p>2</text:p>
          </table:table-cell>
          <table:table-cell table:formula="of:=IF([BCM.$Y5];IF(LEN([BCM.V5])&gt;0;[BCM.V5];[BCM.C5]);&quot;&quot;)" office:value-type="string" office:string-value="12V_KL30">
            <text:p>12V_KL30</text:p>
          </table:table-cell>
          <table:table-cell table:number-columns-repeated="2"/>
          <table:table-cell table:style-name="ce375" table:formula="of:=IF([BCM.$Y5];VLOOKUP([$BCM.$D5];[BD_GenCode.$A$2:.$B$50];2;0);&quot;&quot;)" office:value-type="float" office:value="10">
            <text:p>10</text:p>
          </table:table-cell>
          <table:table-cell table:style-name="ce370" table:formula="of:=IF([BCM.$Y5];1;&quot;&quot;)" office:value-type="float" office:value="1">
            <text:p>1</text:p>
          </table:table-cell>
          <table:table-cell table:style-name="ce375" table:formula="of:=IF([BCM.$Y5];&quot;f&quot;;&quot;&quot;)" office:value-type="string" office:string-value="f">
            <text:p>f</text:p>
          </table:table-cell>
          <table:table-cell table:formula="of:=IF([BCM.$Y5];[BCM.C5];&quot;&quot;)" office:value-type="string" office:string-value="12V_KL30">
            <text:p>12V_KL30</text:p>
          </table:table-cell>
        </table:table-row>
        <table:table-row table:style-name="ro5">
          <table:table-cell table:style-name="ce370" table:formula="of:=IF([BCM.$Y6];[BCM.T6];&quot;&quot;)" office:value-type="float" office:value="3">
            <text:p>3</text:p>
          </table:table-cell>
          <table:table-cell table:formula="of:=IF([BCM.$Y6];IF(LEN([BCM.V6])&gt;0;[BCM.V6];[BCM.C6]);&quot;&quot;)" office:value-type="string" office:string-value="12V_KL15">
            <text:p>12V_KL15</text:p>
          </table:table-cell>
          <table:table-cell table:number-columns-repeated="2"/>
          <table:table-cell table:style-name="ce375" table:formula="of:=IF([BCM.$Y6];VLOOKUP([$BCM.$D6];[BD_GenCode.$A$2:.$B$50];2;0);&quot;&quot;)" office:value-type="float" office:value="10">
            <text:p>10</text:p>
          </table:table-cell>
          <table:table-cell table:style-name="ce370" table:formula="of:=IF([BCM.$Y6];1;&quot;&quot;)" office:value-type="float" office:value="1">
            <text:p>1</text:p>
          </table:table-cell>
          <table:table-cell table:style-name="ce375" table:formula="of:=IF([BCM.$Y6];&quot;f&quot;;&quot;&quot;)" office:value-type="string" office:string-value="f">
            <text:p>f</text:p>
          </table:table-cell>
          <table:table-cell table:formula="of:=IF([BCM.$Y6];[BCM.C6];&quot;&quot;)" office:value-type="string" office:string-value="12V_KL15">
            <text:p>12V_KL15</text:p>
          </table:table-cell>
        </table:table-row>
        <table:table-row table:style-name="ro5">
          <table:table-cell table:style-name="ce370" table:formula="of:=IF([BCM.$Y7];[BCM.T7];&quot;&quot;)" office:value-type="float" office:value="4">
            <text:p>4</text:p>
          </table:table-cell>
          <table:table-cell table:formula="of:=IF([BCM.$Y7];IF(LEN([BCM.V7])&gt;0;[BCM.V7];[BCM.C7]);&quot;&quot;)" office:value-type="string" office:string-value="12V_KL15">
            <text:p>12V_KL15</text:p>
          </table:table-cell>
          <table:table-cell table:number-columns-repeated="2"/>
          <table:table-cell table:style-name="ce375" table:formula="of:=IF([BCM.$Y7];VLOOKUP([$BCM.$D7];[BD_GenCode.$A$2:.$B$50];2;0);&quot;&quot;)" office:value-type="float" office:value="10">
            <text:p>10</text:p>
          </table:table-cell>
          <table:table-cell table:style-name="ce370" table:formula="of:=IF([BCM.$Y7];1;&quot;&quot;)" office:value-type="float" office:value="1">
            <text:p>1</text:p>
          </table:table-cell>
          <table:table-cell table:style-name="ce375" table:formula="of:=IF([BCM.$Y7];&quot;f&quot;;&quot;&quot;)" office:value-type="string" office:string-value="f">
            <text:p>f</text:p>
          </table:table-cell>
          <table:table-cell table:formula="of:=IF([BCM.$Y7];[BCM.C7];&quot;&quot;)" office:value-type="string" office:string-value="12V_KL15">
            <text:p>12V_KL15</text:p>
          </table:table-cell>
        </table:table-row>
        <table:table-row table:style-name="ro5">
          <table:table-cell table:style-name="ce370" table:formula="of:=IF([BCM.$Y8];[BCM.T8];&quot;&quot;)" office:value-type="float" office:value="5">
            <text:p>5</text:p>
          </table:table-cell>
          <table:table-cell table:formula="of:=IF([BCM.$Y8];IF(LEN([BCM.V8])&gt;0;[BCM.V8];[BCM.C8]);&quot;&quot;)" office:value-type="string" office:string-value="12V_KL15">
            <text:p>12V_KL15</text:p>
          </table:table-cell>
          <table:table-cell table:number-columns-repeated="2"/>
          <table:table-cell table:style-name="ce375" table:formula="of:=IF([BCM.$Y8];VLOOKUP([$BCM.$D8];[BD_GenCode.$A$2:.$B$50];2;0);&quot;&quot;)" office:value-type="float" office:value="10">
            <text:p>10</text:p>
          </table:table-cell>
          <table:table-cell table:style-name="ce370" table:formula="of:=IF([BCM.$Y8];1;&quot;&quot;)" office:value-type="float" office:value="1">
            <text:p>1</text:p>
          </table:table-cell>
          <table:table-cell table:style-name="ce375" table:formula="of:=IF([BCM.$Y8];&quot;f&quot;;&quot;&quot;)" office:value-type="string" office:string-value="f">
            <text:p>f</text:p>
          </table:table-cell>
          <table:table-cell table:formula="of:=IF([BCM.$Y8];[BCM.C8];&quot;&quot;)" office:value-type="string" office:string-value="12V_KL15">
            <text:p>12V_KL15</text:p>
          </table:table-cell>
        </table:table-row>
        <table:table-row table:style-name="ro5">
          <table:table-cell table:style-name="ce370" table:formula="of:=IF([BCM.$Y9];[BCM.T9];&quot;&quot;)" office:value-type="float" office:value="6">
            <text:p>6</text:p>
          </table:table-cell>
          <table:table-cell table:formula="of:=IF([BCM.$Y9];IF(LEN([BCM.V9])&gt;0;[BCM.V9];[BCM.C9]);&quot;&quot;)" office:value-type="string" office:string-value="12V_KL15">
            <text:p>12V_KL15</text:p>
          </table:table-cell>
          <table:table-cell table:number-columns-repeated="2"/>
          <table:table-cell table:style-name="ce375" table:formula="of:=IF([BCM.$Y9];VLOOKUP([$BCM.$D9];[BD_GenCode.$A$2:.$B$50];2;0);&quot;&quot;)" office:value-type="float" office:value="10">
            <text:p>10</text:p>
          </table:table-cell>
          <table:table-cell table:style-name="ce370" table:formula="of:=IF([BCM.$Y9];1;&quot;&quot;)" office:value-type="float" office:value="1">
            <text:p>1</text:p>
          </table:table-cell>
          <table:table-cell table:style-name="ce375" table:formula="of:=IF([BCM.$Y9];&quot;f&quot;;&quot;&quot;)" office:value-type="string" office:string-value="f">
            <text:p>f</text:p>
          </table:table-cell>
          <table:table-cell table:formula="of:=IF([BCM.$Y9];[BCM.C9];&quot;&quot;)" office:value-type="string" office:string-value="12V_KL15">
            <text:p>12V_KL15</text:p>
          </table:table-cell>
        </table:table-row>
        <table:table-row table:style-name="ro5">
          <table:table-cell table:style-name="ce370" table:formula="of:=IF([BCM.$Y10];[BCM.T10];&quot;&quot;)" office:value-type="float" office:value="7">
            <text:p>7</text:p>
          </table:table-cell>
          <table:table-cell table:formula="of:=IF([BCM.$Y10];IF(LEN([BCM.V10])&gt;0;[BCM.V10];[BCM.C10]);&quot;&quot;)" office:value-type="string" office:string-value="GND">
            <text:p>GND</text:p>
          </table:table-cell>
          <table:table-cell table:number-columns-repeated="2"/>
          <table:table-cell table:style-name="ce375" table:formula="of:=IF([BCM.$Y10];VLOOKUP([$BCM.$D10];[BD_GenCode.$A$2:.$B$50];2;0);&quot;&quot;)" office:value-type="float" office:value="10">
            <text:p>10</text:p>
          </table:table-cell>
          <table:table-cell table:style-name="ce370" table:formula="of:=IF([BCM.$Y10];1;&quot;&quot;)" office:value-type="float" office:value="1">
            <text:p>1</text:p>
          </table:table-cell>
          <table:table-cell table:style-name="ce375" table:formula="of:=IF([BCM.$Y10];&quot;f&quot;;&quot;&quot;)" office:value-type="string" office:string-value="f">
            <text:p>f</text:p>
          </table:table-cell>
          <table:table-cell table:formula="of:=IF([BCM.$Y10];[BCM.C10];&quot;&quot;)" office:value-type="string" office:string-value="GND">
            <text:p>GND</text:p>
          </table:table-cell>
        </table:table-row>
        <table:table-row table:style-name="ro5">
          <table:table-cell table:style-name="ce370" table:formula="of:=IF([BCM.$Y11];[BCM.T11];&quot;&quot;)" office:value-type="float" office:value="8">
            <text:p>8</text:p>
          </table:table-cell>
          <table:table-cell table:formula="of:=IF([BCM.$Y11];IF(LEN([BCM.V11])&gt;0;[BCM.V11];[BCM.C11]);&quot;&quot;)" office:value-type="string" office:string-value="GND">
            <text:p>GND</text:p>
          </table:table-cell>
          <table:table-cell table:number-columns-repeated="2"/>
          <table:table-cell table:style-name="ce375" table:formula="of:=IF([BCM.$Y11];VLOOKUP([$BCM.$D11];[BD_GenCode.$A$2:.$B$50];2;0);&quot;&quot;)" office:value-type="float" office:value="10">
            <text:p>10</text:p>
          </table:table-cell>
          <table:table-cell table:style-name="ce370" table:formula="of:=IF([BCM.$Y11];1;&quot;&quot;)" office:value-type="float" office:value="1">
            <text:p>1</text:p>
          </table:table-cell>
          <table:table-cell table:style-name="ce375" table:formula="of:=IF([BCM.$Y11];&quot;f&quot;;&quot;&quot;)" office:value-type="string" office:string-value="f">
            <text:p>f</text:p>
          </table:table-cell>
          <table:table-cell table:formula="of:=IF([BCM.$Y11];[BCM.C11];&quot;&quot;)" office:value-type="string" office:string-value="GND">
            <text:p>GND</text:p>
          </table:table-cell>
        </table:table-row>
        <table:table-row table:style-name="ro5">
          <table:table-cell table:style-name="ce370" table:formula="of:=IF([BCM.$Y12];[BCM.T12];&quot;&quot;)" office:value-type="float" office:value="9">
            <text:p>9</text:p>
          </table:table-cell>
          <table:table-cell table:formula="of:=IF([BCM.$Y12];IF(LEN([BCM.V12])&gt;0;[BCM.V12];[BCM.C12]);&quot;&quot;)" office:value-type="string" office:string-value="GND">
            <text:p>GND</text:p>
          </table:table-cell>
          <table:table-cell table:number-columns-repeated="2"/>
          <table:table-cell table:style-name="ce375" table:formula="of:=IF([BCM.$Y12];VLOOKUP([$BCM.$D12];[BD_GenCode.$A$2:.$B$50];2;0);&quot;&quot;)" office:value-type="float" office:value="10">
            <text:p>10</text:p>
          </table:table-cell>
          <table:table-cell table:style-name="ce370" table:formula="of:=IF([BCM.$Y12];1;&quot;&quot;)" office:value-type="float" office:value="1">
            <text:p>1</text:p>
          </table:table-cell>
          <table:table-cell table:style-name="ce375" table:formula="of:=IF([BCM.$Y12];&quot;f&quot;;&quot;&quot;)" office:value-type="string" office:string-value="f">
            <text:p>f</text:p>
          </table:table-cell>
          <table:table-cell table:formula="of:=IF([BCM.$Y12];[BCM.C12];&quot;&quot;)" office:value-type="string" office:string-value="GND">
            <text:p>GND</text:p>
          </table:table-cell>
        </table:table-row>
        <table:table-row table:style-name="ro5">
          <table:table-cell table:style-name="ce370" table:formula="of:=IF([BCM.$Y13];[BCM.T13];&quot;&quot;)" office:value-type="float" office:value="10">
            <text:p>10</text:p>
          </table:table-cell>
          <table:table-cell table:formula="of:=IF([BCM.$Y13];IF(LEN([BCM.V13])&gt;0;[BCM.V13];[BCM.C13]);&quot;&quot;)" office:value-type="string" office:string-value="12V_KL15 Defrost">
            <text:p>12V_KL15 Defrost</text:p>
          </table:table-cell>
          <table:table-cell table:number-columns-repeated="2"/>
          <table:table-cell table:style-name="ce375" table:formula="of:=IF([BCM.$Y13];VLOOKUP([$BCM.$D13];[BD_GenCode.$A$2:.$B$50];2;0);&quot;&quot;)" office:value-type="float" office:value="10">
            <text:p>10</text:p>
          </table:table-cell>
          <table:table-cell table:style-name="ce370" table:formula="of:=IF([BCM.$Y13];1;&quot;&quot;)" office:value-type="float" office:value="1">
            <text:p>1</text:p>
          </table:table-cell>
          <table:table-cell table:style-name="ce375" table:formula="of:=IF([BCM.$Y13];&quot;f&quot;;&quot;&quot;)" office:value-type="string" office:string-value="f">
            <text:p>f</text:p>
          </table:table-cell>
          <table:table-cell table:formula="of:=IF([BCM.$Y13];[BCM.C13];&quot;&quot;)" office:value-type="string" office:string-value="12V_KL15 Defrost">
            <text:p>12V_KL15 Defrost</text:p>
          </table:table-cell>
        </table:table-row>
        <table:table-row table:style-name="ro5">
          <table:table-cell table:style-name="ce370" table:formula="of:=IF([BCM.$Y14];[BCM.T14];&quot;&quot;)" office:value-type="float" office:value="11">
            <text:p>11</text:p>
          </table:table-cell>
          <table:table-cell table:formula="of:=IF([BCM.$Y14];IF(LEN([BCM.V14])&gt;0;[BCM.V14];[BCM.C14]);&quot;&quot;)" office:value-type="string" office:string-value="12V_KL15 Act. Fold Iz.">
            <text:p>12V_KL15 Act. Fold Iz.</text:p>
          </table:table-cell>
          <table:table-cell table:number-columns-repeated="2"/>
          <table:table-cell table:style-name="ce375" table:formula="of:=IF([BCM.$Y14];VLOOKUP([$BCM.$D14];[BD_GenCode.$A$2:.$B$50];2;0);&quot;&quot;)" office:value-type="float" office:value="10">
            <text:p>10</text:p>
          </table:table-cell>
          <table:table-cell table:style-name="ce370" table:formula="of:=IF([BCM.$Y14];1;&quot;&quot;)" office:value-type="float" office:value="1">
            <text:p>1</text:p>
          </table:table-cell>
          <table:table-cell table:style-name="ce375" table:formula="of:=IF([BCM.$Y14];&quot;f&quot;;&quot;&quot;)" office:value-type="string" office:string-value="f">
            <text:p>f</text:p>
          </table:table-cell>
          <table:table-cell table:formula="of:=IF([BCM.$Y14];[BCM.C14];&quot;&quot;)" office:value-type="string" office:string-value="12V_KL15 Act. Fold Iz.">
            <text:p>12V_KL15 Act. Fold Iz.</text:p>
          </table:table-cell>
        </table:table-row>
        <table:table-row table:style-name="ro5">
          <table:table-cell table:style-name="ce370" table:formula="of:=IF([BCM.$Y15];[BCM.T15];&quot;&quot;)" office:value-type="float" office:value="12">
            <text:p>12</text:p>
          </table:table-cell>
          <table:table-cell table:formula="of:=IF([BCM.$Y15];IF(LEN([BCM.V15])&gt;0;[BCM.V15];[BCM.C15]);&quot;&quot;)" office:value-type="string" office:string-value="12V_KL15 Act. Fold Drch.">
            <text:p>12V_KL15 Act. Fold Drch.</text:p>
          </table:table-cell>
          <table:table-cell table:number-columns-repeated="2"/>
          <table:table-cell table:style-name="ce375" table:formula="of:=IF([BCM.$Y15];VLOOKUP([$BCM.$D15];[BD_GenCode.$A$2:.$B$50];2;0);&quot;&quot;)" office:value-type="float" office:value="10">
            <text:p>10</text:p>
          </table:table-cell>
          <table:table-cell table:style-name="ce370" table:formula="of:=IF([BCM.$Y15];1;&quot;&quot;)" office:value-type="float" office:value="1">
            <text:p>1</text:p>
          </table:table-cell>
          <table:table-cell table:style-name="ce375" table:formula="of:=IF([BCM.$Y15];&quot;f&quot;;&quot;&quot;)" office:value-type="string" office:string-value="f">
            <text:p>f</text:p>
          </table:table-cell>
          <table:table-cell table:formula="of:=IF([BCM.$Y15];[BCM.C15];&quot;&quot;)" office:value-type="string" office:string-value="12V_KL15 Act. Fold Drch.">
            <text:p>12V_KL15 Act. Fold Drch.</text:p>
          </table:table-cell>
        </table:table-row>
        <table:table-row table:style-name="ro5">
          <table:table-cell table:style-name="ce370" table:formula="of:=IF([BCM.$Y16];[BCM.T16];&quot;&quot;)" office:value-type="float" office:value="13">
            <text:p>13</text:p>
          </table:table-cell>
          <table:table-cell table:formula="of:=IF([BCM.$Y16];IF(LEN([BCM.V16])&gt;0;[BCM.V16];[BCM.C16]);&quot;&quot;)" office:value-type="string" office:string-value="OUT_DEFROST">
            <text:p>OUT_DEFROST</text:p>
          </table:table-cell>
          <table:table-cell table:number-columns-repeated="2"/>
          <table:table-cell table:style-name="ce375" table:formula="of:=IF([BCM.$Y16];VLOOKUP([$BCM.$D16];[BD_GenCode.$A$2:.$B$50];2;0);&quot;&quot;)" office:value-type="float" office:value="1">
            <text:p>1</text:p>
          </table:table-cell>
          <table:table-cell table:style-name="ce370" table:formula="of:=IF([BCM.$Y16];1;&quot;&quot;)" office:value-type="float" office:value="1">
            <text:p>1</text:p>
          </table:table-cell>
          <table:table-cell table:style-name="ce375" table:formula="of:=IF([BCM.$Y16];&quot;f&quot;;&quot;&quot;)" office:value-type="string" office:string-value="f">
            <text:p>f</text:p>
          </table:table-cell>
          <table:table-cell table:formula="of:=IF([BCM.$Y16];[BCM.C16];&quot;&quot;)" office:value-type="string" office:string-value="Defrost">
            <text:p>Defrost</text:p>
          </table:table-cell>
        </table:table-row>
        <table:table-row table:style-name="ro5">
          <table:table-cell table:style-name="ce370" table:formula="of:=IF([BCM.$Y17];[BCM.T17];&quot;&quot;)" office:value-type="float" office:value="14">
            <text:p>14</text:p>
          </table:table-cell>
          <table:table-cell table:formula="of:=IF([BCM.$Y17];IF(LEN([BCM.V17])&gt;0;[BCM.V17];[BCM.C17]);&quot;&quot;)" office:value-type="string" office:string-value="OUT_FOLD_L">
            <text:p>OUT_FOLD_L</text:p>
          </table:table-cell>
          <table:table-cell table:number-columns-repeated="2"/>
          <table:table-cell table:style-name="ce375" table:formula="of:=IF([BCM.$Y17];VLOOKUP([$BCM.$D17];[BD_GenCode.$A$2:.$B$50];2;0);&quot;&quot;)" office:value-type="float" office:value="1">
            <text:p>1</text:p>
          </table:table-cell>
          <table:table-cell table:style-name="ce370" table:formula="of:=IF([BCM.$Y17];1;&quot;&quot;)" office:value-type="float" office:value="1">
            <text:p>1</text:p>
          </table:table-cell>
          <table:table-cell table:style-name="ce375" table:formula="of:=IF([BCM.$Y17];&quot;f&quot;;&quot;&quot;)" office:value-type="string" office:string-value="f">
            <text:p>f</text:p>
          </table:table-cell>
          <table:table-cell table:formula="of:=IF([BCM.$Y17];[BCM.C17];&quot;&quot;)" office:value-type="string" office:string-value="Act. Fold. Iz.">
            <text:p>Act. Fold. Iz.</text:p>
          </table:table-cell>
        </table:table-row>
        <table:table-row table:style-name="ro5">
          <table:table-cell table:style-name="ce370" table:formula="of:=IF([BCM.$Y18];[BCM.T18];&quot;&quot;)" office:value-type="float" office:value="15">
            <text:p>15</text:p>
          </table:table-cell>
          <table:table-cell table:formula="of:=IF([BCM.$Y18];IF(LEN([BCM.V18])&gt;0;[BCM.V18];[BCM.C18]);&quot;&quot;)" office:value-type="string" office:string-value="OUT_FOLD_R">
            <text:p>OUT_FOLD_R</text:p>
          </table:table-cell>
          <table:table-cell table:number-columns-repeated="2"/>
          <table:table-cell table:style-name="ce375" table:formula="of:=IF([BCM.$Y18];VLOOKUP([$BCM.$D18];[BD_GenCode.$A$2:.$B$50];2;0);&quot;&quot;)" office:value-type="float" office:value="1">
            <text:p>1</text:p>
          </table:table-cell>
          <table:table-cell table:style-name="ce370" table:formula="of:=IF([BCM.$Y18];1;&quot;&quot;)" office:value-type="float" office:value="1">
            <text:p>1</text:p>
          </table:table-cell>
          <table:table-cell table:style-name="ce375" table:formula="of:=IF([BCM.$Y18];&quot;f&quot;;&quot;&quot;)" office:value-type="string" office:string-value="f">
            <text:p>f</text:p>
          </table:table-cell>
          <table:table-cell table:formula="of:=IF([BCM.$Y18];[BCM.C18];&quot;&quot;)" office:value-type="string" office:string-value="Act. Fold. Iz.">
            <text:p>Act. Fold. Iz.</text:p>
          </table:table-cell>
        </table:table-row>
        <table:table-row table:style-name="ro5">
          <table:table-cell table:style-name="ce370" table:formula="of:=IF([BCM.$Y19];[BCM.T19];&quot;&quot;)" office:value-type="float" office:value="16">
            <text:p>16</text:p>
          </table:table-cell>
          <table:table-cell table:formula="of:=IF([BCM.$Y19];IF(LEN([BCM.V19])&gt;0;[BCM.V19];[BCM.C19]);&quot;&quot;)" office:value-type="string" office:string-value="IN_LEV_PARK_LAMP">
            <text:p>IN_LEV_PARK_LAMP</text:p>
          </table:table-cell>
          <table:table-cell table:number-columns-repeated="2"/>
          <table:table-cell table:style-name="ce375" table:formula="of:=IF([BCM.$Y19];VLOOKUP([$BCM.$D19];[BD_GenCode.$A$2:.$B$50];2;0);&quot;&quot;)" office:value-type="float" office:value="1">
            <text:p>1</text:p>
          </table:table-cell>
          <table:table-cell table:style-name="ce370" table:formula="of:=IF([BCM.$Y19];1;&quot;&quot;)" office:value-type="float" office:value="1">
            <text:p>1</text:p>
          </table:table-cell>
          <table:table-cell table:style-name="ce375" table:formula="of:=IF([BCM.$Y19];&quot;f&quot;;&quot;&quot;)" office:value-type="string" office:string-value="f">
            <text:p>f</text:p>
          </table:table-cell>
          <table:table-cell table:formula="of:=IF([BCM.$Y19];[BCM.C19];&quot;&quot;)" office:value-type="string" office:string-value="Pal_luz_posicion">
            <text:p>Pal_luz_posicion</text:p>
          </table:table-cell>
        </table:table-row>
        <table:table-row table:style-name="ro5">
          <table:table-cell table:style-name="ce370" table:formula="of:=IF([BCM.$Y20];[BCM.T20];&quot;&quot;)" office:value-type="float" office:value="17">
            <text:p>17</text:p>
          </table:table-cell>
          <table:table-cell table:formula="of:=IF([BCM.$Y20];IF(LEN([BCM.V20])&gt;0;[BCM.V20];[BCM.C20]);&quot;&quot;)" office:value-type="string" office:string-value="IN_LEV_HORN">
            <text:p>IN_LEV_HORN</text:p>
          </table:table-cell>
          <table:table-cell table:number-columns-repeated="2"/>
          <table:table-cell table:style-name="ce375" table:formula="of:=IF([BCM.$Y20];VLOOKUP([$BCM.$D20];[BD_GenCode.$A$2:.$B$50];2;0);&quot;&quot;)" office:value-type="float" office:value="1">
            <text:p>1</text:p>
          </table:table-cell>
          <table:table-cell table:style-name="ce370" table:formula="of:=IF([BCM.$Y20];1;&quot;&quot;)" office:value-type="float" office:value="1">
            <text:p>1</text:p>
          </table:table-cell>
          <table:table-cell table:style-name="ce375" table:formula="of:=IF([BCM.$Y20];&quot;f&quot;;&quot;&quot;)" office:value-type="string" office:string-value="f">
            <text:p>f</text:p>
          </table:table-cell>
          <table:table-cell table:formula="of:=IF([BCM.$Y20];[BCM.C20];&quot;&quot;)" office:value-type="string" office:string-value="Pal_bocina">
            <text:p>Pal_bocina</text:p>
          </table:table-cell>
        </table:table-row>
        <table:table-row table:style-name="ro5">
          <table:table-cell table:style-name="ce370" table:formula="of:=IF([BCM.$Y21];[BCM.T21];&quot;&quot;)" office:value-type="float" office:value="18">
            <text:p>18</text:p>
          </table:table-cell>
          <table:table-cell table:formula="of:=IF([BCM.$Y21];IF(LEN([BCM.V21])&gt;0;[BCM.V21];[BCM.C21]);&quot;&quot;)" office:value-type="string" office:string-value="IN_INPUT_RES_4">
            <text:p>IN_INPUT_RES_4</text:p>
          </table:table-cell>
          <table:table-cell table:number-columns-repeated="2"/>
          <table:table-cell table:style-name="ce375" table:formula="of:=IF([BCM.$Y21];VLOOKUP([$BCM.$D21];[BD_GenCode.$A$2:.$B$50];2;0);&quot;&quot;)" office:value-type="float" office:value="1">
            <text:p>1</text:p>
          </table:table-cell>
          <table:table-cell table:style-name="ce370" table:formula="of:=IF([BCM.$Y21];1;&quot;&quot;)" office:value-type="float" office:value="1">
            <text:p>1</text:p>
          </table:table-cell>
          <table:table-cell table:style-name="ce375" table:formula="of:=IF([BCM.$Y21];&quot;f&quot;;&quot;&quot;)" office:value-type="string" office:string-value="f">
            <text:p>f</text:p>
          </table:table-cell>
          <table:table-cell table:formula="of:=IF([BCM.$Y21];[BCM.C21];&quot;&quot;)" office:value-type="string" office:string-value="Input_4">
            <text:p>Input_4</text:p>
          </table:table-cell>
        </table:table-row>
        <table:table-row table:style-name="ro5">
          <table:table-cell table:style-name="ce370" table:formula="of:=IF([BCM.$Y22];[BCM.T22];&quot;&quot;)" office:value-type="float" office:value="19">
            <text:p>19</text:p>
          </table:table-cell>
          <table:table-cell table:formula="of:=IF([BCM.$Y22];IF(LEN([BCM.V22])&gt;0;[BCM.V22];[BCM.C22]);&quot;&quot;)" office:value-type="string" office:string-value="IN_INPUT_RES_5">
            <text:p>IN_INPUT_RES_5</text:p>
          </table:table-cell>
          <table:table-cell table:number-columns-repeated="2"/>
          <table:table-cell table:style-name="ce375" table:formula="of:=IF([BCM.$Y22];VLOOKUP([$BCM.$D22];[BD_GenCode.$A$2:.$B$50];2;0);&quot;&quot;)" office:value-type="float" office:value="1">
            <text:p>1</text:p>
          </table:table-cell>
          <table:table-cell table:style-name="ce370" table:formula="of:=IF([BCM.$Y22];1;&quot;&quot;)" office:value-type="float" office:value="1">
            <text:p>1</text:p>
          </table:table-cell>
          <table:table-cell table:style-name="ce375" table:formula="of:=IF([BCM.$Y22];&quot;f&quot;;&quot;&quot;)" office:value-type="string" office:string-value="f">
            <text:p>f</text:p>
          </table:table-cell>
          <table:table-cell table:formula="of:=IF([BCM.$Y22];[BCM.C22];&quot;&quot;)" office:value-type="string" office:string-value="Input_5">
            <text:p>Input_5</text:p>
          </table:table-cell>
        </table:table-row>
        <table:table-row table:style-name="ro5">
          <table:table-cell table:style-name="ce370" table:formula="of:=IF([BCM.$Y23];[BCM.T23];&quot;&quot;)" office:value-type="float" office:value="20">
            <text:p>20</text:p>
          </table:table-cell>
          <table:table-cell table:formula="of:=IF([BCM.$Y23];IF(LEN([BCM.V23])&gt;0;[BCM.V23];[BCM.C23]);&quot;&quot;)" office:value-type="string" office:string-value="IN_LEV_LOWBEAM_LAMP">
            <text:p>IN_LEV_LOWBEAM_LAMP</text:p>
          </table:table-cell>
          <table:table-cell table:number-columns-repeated="2"/>
          <table:table-cell table:style-name="ce375" table:formula="of:=IF([BCM.$Y23];VLOOKUP([$BCM.$D23];[BD_GenCode.$A$2:.$B$50];2;0);&quot;&quot;)" office:value-type="float" office:value="1">
            <text:p>1</text:p>
          </table:table-cell>
          <table:table-cell table:style-name="ce370" table:formula="of:=IF([BCM.$Y23];1;&quot;&quot;)" office:value-type="float" office:value="1">
            <text:p>1</text:p>
          </table:table-cell>
          <table:table-cell table:style-name="ce375" table:formula="of:=IF([BCM.$Y23];&quot;f&quot;;&quot;&quot;)" office:value-type="string" office:string-value="f">
            <text:p>f</text:p>
          </table:table-cell>
          <table:table-cell table:formula="of:=IF([BCM.$Y23];[BCM.C23];&quot;&quot;)" office:value-type="string" office:string-value="Pal_luz_corta">
            <text:p>Pal_luz_corta</text:p>
          </table:table-cell>
        </table:table-row>
        <table:table-row table:style-name="ro5">
          <table:table-cell table:style-name="ce370" table:formula="of:=IF([BCM.$Y24];[BCM.T24];&quot;&quot;)" office:value-type="float" office:value="21">
            <text:p>21</text:p>
          </table:table-cell>
          <table:table-cell table:formula="of:=IF([BCM.$Y24];IF(LEN([BCM.V24])&gt;0;[BCM.V24];[BCM.C24]);&quot;&quot;)" office:value-type="string" office:string-value="IN_LEV_HIGHBEAM_LAMP">
            <text:p>IN_LEV_HIGHBEAM_LAMP</text:p>
          </table:table-cell>
          <table:table-cell table:number-columns-repeated="2"/>
          <table:table-cell table:style-name="ce375" table:formula="of:=IF([BCM.$Y24];VLOOKUP([$BCM.$D24];[BD_GenCode.$A$2:.$B$50];2;0);&quot;&quot;)" office:value-type="float" office:value="1">
            <text:p>1</text:p>
          </table:table-cell>
          <table:table-cell table:style-name="ce370" table:formula="of:=IF([BCM.$Y24];1;&quot;&quot;)" office:value-type="float" office:value="1">
            <text:p>1</text:p>
          </table:table-cell>
          <table:table-cell table:style-name="ce375" table:formula="of:=IF([BCM.$Y24];&quot;f&quot;;&quot;&quot;)" office:value-type="string" office:string-value="f">
            <text:p>f</text:p>
          </table:table-cell>
          <table:table-cell table:formula="of:=IF([BCM.$Y24];[BCM.C24];&quot;&quot;)" office:value-type="string" office:string-value="Pal_luz_larga">
            <text:p>Pal_luz_larga</text:p>
          </table:table-cell>
        </table:table-row>
        <table:table-row table:style-name="ro5">
          <table:table-cell table:style-name="ce370" table:formula="of:=IF([BCM.$Y25];[BCM.T25];&quot;&quot;)" office:value-type="float" office:value="22">
            <text:p>22</text:p>
          </table:table-cell>
          <table:table-cell table:formula="of:=IF([BCM.$Y25];IF(LEN([BCM.V25])&gt;0;[BCM.V25];[BCM.C25]);&quot;&quot;)" office:value-type="string" office:string-value="IN_LEV_HIGHBEAM_BURST">
            <text:p>IN_LEV_HIGHBEAM_BURST</text:p>
          </table:table-cell>
          <table:table-cell table:number-columns-repeated="2"/>
          <table:table-cell table:style-name="ce375" table:formula="of:=IF([BCM.$Y25];VLOOKUP([$BCM.$D25];[BD_GenCode.$A$2:.$B$50];2;0);&quot;&quot;)" office:value-type="float" office:value="1">
            <text:p>1</text:p>
          </table:table-cell>
          <table:table-cell table:style-name="ce370" table:formula="of:=IF([BCM.$Y25];1;&quot;&quot;)" office:value-type="float" office:value="1">
            <text:p>1</text:p>
          </table:table-cell>
          <table:table-cell table:style-name="ce375" table:formula="of:=IF([BCM.$Y25];&quot;f&quot;;&quot;&quot;)" office:value-type="string" office:string-value="f">
            <text:p>f</text:p>
          </table:table-cell>
          <table:table-cell table:formula="of:=IF([BCM.$Y25];[BCM.C25];&quot;&quot;)" office:value-type="string" office:string-value="Pal_luz_larga_rafaga">
            <text:p>Pal_luz_larga_rafaga</text:p>
          </table:table-cell>
        </table:table-row>
        <table:table-row table:style-name="ro5">
          <table:table-cell table:style-name="ce370" table:formula="of:=IF([BCM.$Y26];[BCM.T26];&quot;&quot;)" office:value-type="float" office:value="23">
            <text:p>23</text:p>
          </table:table-cell>
          <table:table-cell table:formula="of:=IF([BCM.$Y26];IF(LEN([BCM.V26])&gt;0;[BCM.V26];[BCM.C26]);&quot;&quot;)" office:value-type="string" office:string-value="IN_LEV_WIPER_1">
            <text:p>IN_LEV_WIPER_1</text:p>
          </table:table-cell>
          <table:table-cell table:number-columns-repeated="2"/>
          <table:table-cell table:style-name="ce375" table:formula="of:=IF([BCM.$Y26];VLOOKUP([$BCM.$D26];[BD_GenCode.$A$2:.$B$50];2;0);&quot;&quot;)" office:value-type="float" office:value="1">
            <text:p>1</text:p>
          </table:table-cell>
          <table:table-cell table:style-name="ce370" table:formula="of:=IF([BCM.$Y26];1;&quot;&quot;)" office:value-type="float" office:value="1">
            <text:p>1</text:p>
          </table:table-cell>
          <table:table-cell table:style-name="ce375" table:formula="of:=IF([BCM.$Y26];&quot;f&quot;;&quot;&quot;)" office:value-type="string" office:string-value="f">
            <text:p>f</text:p>
          </table:table-cell>
          <table:table-cell table:formula="of:=IF([BCM.$Y26];[BCM.C26];&quot;&quot;)" office:value-type="string" office:string-value="Pal_limpia1">
            <text:p>Pal_limpia1</text:p>
          </table:table-cell>
        </table:table-row>
        <table:table-row table:style-name="ro5">
          <table:table-cell table:style-name="ce370" table:formula="of:=IF([BCM.$Y27];[BCM.T27];&quot;&quot;)" office:value-type="float" office:value="24">
            <text:p>24</text:p>
          </table:table-cell>
          <table:table-cell table:formula="of:=IF([BCM.$Y27];IF(LEN([BCM.V27])&gt;0;[BCM.V27];[BCM.C27]);&quot;&quot;)" office:value-type="string" office:string-value="IN_LEV_WIPER_2">
            <text:p>IN_LEV_WIPER_2</text:p>
          </table:table-cell>
          <table:table-cell table:number-columns-repeated="2"/>
          <table:table-cell table:style-name="ce375" table:formula="of:=IF([BCM.$Y27];VLOOKUP([$BCM.$D27];[BD_GenCode.$A$2:.$B$50];2;0);&quot;&quot;)" office:value-type="float" office:value="1">
            <text:p>1</text:p>
          </table:table-cell>
          <table:table-cell table:style-name="ce370" table:formula="of:=IF([BCM.$Y27];1;&quot;&quot;)" office:value-type="float" office:value="1">
            <text:p>1</text:p>
          </table:table-cell>
          <table:table-cell table:style-name="ce375" table:formula="of:=IF([BCM.$Y27];&quot;f&quot;;&quot;&quot;)" office:value-type="string" office:string-value="f">
            <text:p>f</text:p>
          </table:table-cell>
          <table:table-cell table:formula="of:=IF([BCM.$Y27];[BCM.C27];&quot;&quot;)" office:value-type="string" office:string-value="Pal_limpia2">
            <text:p>Pal_limpia2</text:p>
          </table:table-cell>
        </table:table-row>
        <table:table-row table:style-name="ro5">
          <table:table-cell table:style-name="ce370" table:formula="of:=IF([BCM.$Y28];[BCM.T28];&quot;&quot;)" office:value-type="float" office:value="25">
            <text:p>25</text:p>
          </table:table-cell>
          <table:table-cell table:formula="of:=IF([BCM.$Y28];IF(LEN([BCM.V28])&gt;0;[BCM.V28];[BCM.C28]);&quot;&quot;)" office:value-type="string" office:string-value="IN_LEV_WIPER_PUMP">
            <text:p>IN_LEV_WIPER_PUMP</text:p>
          </table:table-cell>
          <table:table-cell table:number-columns-repeated="2"/>
          <table:table-cell table:style-name="ce375" table:formula="of:=IF([BCM.$Y28];VLOOKUP([$BCM.$D28];[BD_GenCode.$A$2:.$B$50];2;0);&quot;&quot;)" office:value-type="float" office:value="1">
            <text:p>1</text:p>
          </table:table-cell>
          <table:table-cell table:style-name="ce370" table:formula="of:=IF([BCM.$Y28];1;&quot;&quot;)" office:value-type="float" office:value="1">
            <text:p>1</text:p>
          </table:table-cell>
          <table:table-cell table:style-name="ce375" table:formula="of:=IF([BCM.$Y28];&quot;f&quot;;&quot;&quot;)" office:value-type="string" office:string-value="f">
            <text:p>f</text:p>
          </table:table-cell>
          <table:table-cell table:formula="of:=IF([BCM.$Y28];[BCM.C28];&quot;&quot;)" office:value-type="string" office:string-value="Pal_bomba_limpia">
            <text:p>Pal_bomba_limpia</text:p>
          </table:table-cell>
        </table:table-row>
        <table:table-row table:style-name="ro5">
          <table:table-cell table:style-name="ce370" table:formula="of:=IF([BCM.$Y29];[BCM.T29];&quot;&quot;)" office:value-type="float" office:value="26">
            <text:p>26</text:p>
          </table:table-cell>
          <table:table-cell table:formula="of:=IF([BCM.$Y29];IF(LEN([BCM.V29])&gt;0;[BCM.V29];[BCM.C29]);&quot;&quot;)" office:value-type="string" office:string-value="IN_LEV_FLASH_RGT">
            <text:p>IN_LEV_FLASH_RGT</text:p>
          </table:table-cell>
          <table:table-cell table:number-columns-repeated="2"/>
          <table:table-cell table:style-name="ce375" table:formula="of:=IF([BCM.$Y29];VLOOKUP([$BCM.$D29];[BD_GenCode.$A$2:.$B$50];2;0);&quot;&quot;)" office:value-type="float" office:value="1">
            <text:p>1</text:p>
          </table:table-cell>
          <table:table-cell table:style-name="ce370" table:formula="of:=IF([BCM.$Y29];1;&quot;&quot;)" office:value-type="float" office:value="1">
            <text:p>1</text:p>
          </table:table-cell>
          <table:table-cell table:style-name="ce375" table:formula="of:=IF([BCM.$Y29];&quot;f&quot;;&quot;&quot;)" office:value-type="string" office:string-value="f">
            <text:p>f</text:p>
          </table:table-cell>
          <table:table-cell table:formula="of:=IF([BCM.$Y29];[BCM.C29];&quot;&quot;)" office:value-type="string" office:string-value="Pal_int_dcho">
            <text:p>Pal_int_dcho</text:p>
          </table:table-cell>
        </table:table-row>
        <table:table-row table:style-name="ro5">
          <table:table-cell table:style-name="ce370" table:formula="of:=IF([BCM.$Y30];[BCM.T30];&quot;&quot;)" office:value-type="float" office:value="27">
            <text:p>27</text:p>
          </table:table-cell>
          <table:table-cell table:formula="of:=IF([BCM.$Y30];IF(LEN([BCM.V30])&gt;0;[BCM.V30];[BCM.C30]);&quot;&quot;)" office:value-type="string" office:string-value="IN_LEV_FLASH_LFT">
            <text:p>IN_LEV_FLASH_LFT</text:p>
          </table:table-cell>
          <table:table-cell table:number-columns-repeated="2"/>
          <table:table-cell table:style-name="ce375" table:formula="of:=IF([BCM.$Y30];VLOOKUP([$BCM.$D30];[BD_GenCode.$A$2:.$B$50];2;0);&quot;&quot;)" office:value-type="float" office:value="1">
            <text:p>1</text:p>
          </table:table-cell>
          <table:table-cell table:style-name="ce370" table:formula="of:=IF([BCM.$Y30];1;&quot;&quot;)" office:value-type="float" office:value="1">
            <text:p>1</text:p>
          </table:table-cell>
          <table:table-cell table:style-name="ce375" table:formula="of:=IF([BCM.$Y30];&quot;f&quot;;&quot;&quot;)" office:value-type="string" office:string-value="f">
            <text:p>f</text:p>
          </table:table-cell>
          <table:table-cell table:formula="of:=IF([BCM.$Y30];[BCM.C30];&quot;&quot;)" office:value-type="string" office:string-value="Pal_int_izq">
            <text:p>Pal_int_izq</text:p>
          </table:table-cell>
        </table:table-row>
        <table:table-row table:style-name="ro5">
          <table:table-cell table:style-name="ce370" table:formula="of:=IF([BCM.$Y31];[BCM.T31];&quot;&quot;)" office:value-type="float" office:value="28">
            <text:p>28</text:p>
          </table:table-cell>
          <table:table-cell table:formula="of:=IF([BCM.$Y31];IF(LEN([BCM.V31])&gt;0;[BCM.V31];[BCM.C31]);&quot;&quot;)" office:value-type="string" office:string-value="IN_LEV_NEUTRAL">
            <text:p>IN_LEV_NEUTRAL</text:p>
          </table:table-cell>
          <table:table-cell table:number-columns-repeated="2"/>
          <table:table-cell table:style-name="ce375" table:formula="of:=IF([BCM.$Y31];VLOOKUP([$BCM.$D31];[BD_GenCode.$A$2:.$B$50];2;0);&quot;&quot;)" office:value-type="float" office:value="1">
            <text:p>1</text:p>
          </table:table-cell>
          <table:table-cell table:style-name="ce370" table:formula="of:=IF([BCM.$Y31];1;&quot;&quot;)" office:value-type="float" office:value="1">
            <text:p>1</text:p>
          </table:table-cell>
          <table:table-cell table:style-name="ce375" table:formula="of:=IF([BCM.$Y31];&quot;f&quot;;&quot;&quot;)" office:value-type="string" office:string-value="f">
            <text:p>f</text:p>
          </table:table-cell>
          <table:table-cell table:formula="of:=IF([BCM.$Y31];[BCM.C31];&quot;&quot;)" office:value-type="string" office:string-value="Pal_neutral">
            <text:p>Pal_neutral</text:p>
          </table:table-cell>
        </table:table-row>
        <table:table-row table:style-name="ro5">
          <table:table-cell table:style-name="ce370" table:formula="of:=IF([BCM.$Y32];[BCM.T32];&quot;&quot;)" office:value-type="float" office:value="29">
            <text:p>29</text:p>
          </table:table-cell>
          <table:table-cell table:formula="of:=IF([BCM.$Y32];IF(LEN([BCM.V32])&gt;0;[BCM.V32];[BCM.C32]);&quot;&quot;)" office:value-type="string" office:string-value="IN_INPUT_RES_1">
            <text:p>IN_INPUT_RES_1</text:p>
          </table:table-cell>
          <table:table-cell table:number-columns-repeated="2"/>
          <table:table-cell table:style-name="ce375" table:formula="of:=IF([BCM.$Y32];VLOOKUP([$BCM.$D32];[BD_GenCode.$A$2:.$B$50];2;0);&quot;&quot;)" office:value-type="float" office:value="1">
            <text:p>1</text:p>
          </table:table-cell>
          <table:table-cell table:style-name="ce370" table:formula="of:=IF([BCM.$Y32];1;&quot;&quot;)" office:value-type="float" office:value="1">
            <text:p>1</text:p>
          </table:table-cell>
          <table:table-cell table:style-name="ce375" table:formula="of:=IF([BCM.$Y32];&quot;f&quot;;&quot;&quot;)" office:value-type="string" office:string-value="f">
            <text:p>f</text:p>
          </table:table-cell>
          <table:table-cell table:formula="of:=IF([BCM.$Y32];[BCM.C32];&quot;&quot;)" office:value-type="string" office:string-value="Input_1">
            <text:p>Input_1</text:p>
          </table:table-cell>
        </table:table-row>
        <table:table-row table:style-name="ro5">
          <table:table-cell table:style-name="ce370" table:formula="of:=IF([BCM.$Y33];[BCM.T33];&quot;&quot;)" office:value-type="float" office:value="30">
            <text:p>30</text:p>
          </table:table-cell>
          <table:table-cell table:formula="of:=IF([BCM.$Y33];IF(LEN([BCM.V33])&gt;0;[BCM.V33];[BCM.C33]);&quot;&quot;)" office:value-type="string" office:string-value="IN_INPUT_RES_2">
            <text:p>IN_INPUT_RES_2</text:p>
          </table:table-cell>
          <table:table-cell table:number-columns-repeated="2"/>
          <table:table-cell table:style-name="ce375" table:formula="of:=IF([BCM.$Y33];VLOOKUP([$BCM.$D33];[BD_GenCode.$A$2:.$B$50];2;0);&quot;&quot;)" office:value-type="float" office:value="1">
            <text:p>1</text:p>
          </table:table-cell>
          <table:table-cell table:style-name="ce370" table:formula="of:=IF([BCM.$Y33];1;&quot;&quot;)" office:value-type="float" office:value="1">
            <text:p>1</text:p>
          </table:table-cell>
          <table:table-cell table:style-name="ce375" table:formula="of:=IF([BCM.$Y33];&quot;f&quot;;&quot;&quot;)" office:value-type="string" office:string-value="f">
            <text:p>f</text:p>
          </table:table-cell>
          <table:table-cell table:formula="of:=IF([BCM.$Y33];[BCM.C33];&quot;&quot;)" office:value-type="string" office:string-value="Input_2">
            <text:p>Input_2</text:p>
          </table:table-cell>
        </table:table-row>
        <table:table-row table:style-name="ro5">
          <table:table-cell table:style-name="ce370" table:formula="of:=IF([BCM.$Y34];[BCM.T34];&quot;&quot;)" office:value-type="float" office:value="31">
            <text:p>31</text:p>
          </table:table-cell>
          <table:table-cell table:formula="of:=IF([BCM.$Y34];IF(LEN([BCM.V34])&gt;0;[BCM.V34];[BCM.C34]);&quot;&quot;)" office:value-type="string" office:string-value="IN_INPUT_RES_3">
            <text:p>IN_INPUT_RES_3</text:p>
          </table:table-cell>
          <table:table-cell table:number-columns-repeated="2"/>
          <table:table-cell table:style-name="ce375" table:formula="of:=IF([BCM.$Y34];VLOOKUP([$BCM.$D34];[BD_GenCode.$A$2:.$B$50];2;0);&quot;&quot;)" office:value-type="float" office:value="1">
            <text:p>1</text:p>
          </table:table-cell>
          <table:table-cell table:style-name="ce370" table:formula="of:=IF([BCM.$Y34];1;&quot;&quot;)" office:value-type="float" office:value="1">
            <text:p>1</text:p>
          </table:table-cell>
          <table:table-cell table:style-name="ce375" table:formula="of:=IF([BCM.$Y34];&quot;f&quot;;&quot;&quot;)" office:value-type="string" office:string-value="f">
            <text:p>f</text:p>
          </table:table-cell>
          <table:table-cell table:formula="of:=IF([BCM.$Y34];[BCM.C34];&quot;&quot;)" office:value-type="string" office:string-value="Input_3">
            <text:p>Input_3</text:p>
          </table:table-cell>
        </table:table-row>
        <table:table-row table:style-name="ro5">
          <table:table-cell table:style-name="ce370" table:formula="of:=IF([BCM.$Y35];[BCM.T35];&quot;&quot;)" office:value-type="float" office:value="32">
            <text:p>32</text:p>
          </table:table-cell>
          <table:table-cell table:formula="of:=IF([BCM.$Y35];IF(LEN([BCM.V35])&gt;0;[BCM.V35];[BCM.C35]);&quot;&quot;)" office:value-type="string" office:string-value="LEV_GND">
            <text:p>LEV_GND</text:p>
          </table:table-cell>
          <table:table-cell table:number-columns-repeated="2"/>
          <table:table-cell table:style-name="ce375" table:formula="of:=IF([BCM.$Y35];VLOOKUP([$BCM.$D35];[BD_GenCode.$A$2:.$B$50];2;0);&quot;&quot;)" office:value-type="float" office:value="10">
            <text:p>10</text:p>
          </table:table-cell>
          <table:table-cell table:style-name="ce370" table:formula="of:=IF([BCM.$Y35];1;&quot;&quot;)" office:value-type="float" office:value="1">
            <text:p>1</text:p>
          </table:table-cell>
          <table:table-cell table:style-name="ce375" table:formula="of:=IF([BCM.$Y35];&quot;f&quot;;&quot;&quot;)" office:value-type="string" office:string-value="f">
            <text:p>f</text:p>
          </table:table-cell>
          <table:table-cell table:formula="of:=IF([BCM.$Y35];[BCM.C35];&quot;&quot;)" office:value-type="string" office:string-value="GND">
            <text:p>GND</text:p>
          </table:table-cell>
        </table:table-row>
        <table:table-row table:style-name="ro5">
          <table:table-cell table:style-name="ce370" table:formula="of:=IF([BCM.$Y36];[BCM.T36];&quot;&quot;)" office:value-type="float" office:value="33">
            <text:p>33</text:p>
          </table:table-cell>
          <table:table-cell table:formula="of:=IF([BCM.$Y36];IF(LEN([BCM.V36])&gt;0;[BCM.V36];[BCM.C36]);&quot;&quot;)" office:value-type="string" office:string-value="LEV_GND">
            <text:p>LEV_GND</text:p>
          </table:table-cell>
          <table:table-cell table:number-columns-repeated="2"/>
          <table:table-cell table:style-name="ce375" table:formula="of:=IF([BCM.$Y36];VLOOKUP([$BCM.$D36];[BD_GenCode.$A$2:.$B$50];2;0);&quot;&quot;)" office:value-type="float" office:value="10">
            <text:p>10</text:p>
          </table:table-cell>
          <table:table-cell table:style-name="ce370" table:formula="of:=IF([BCM.$Y36];1;&quot;&quot;)" office:value-type="float" office:value="1">
            <text:p>1</text:p>
          </table:table-cell>
          <table:table-cell table:style-name="ce375" table:formula="of:=IF([BCM.$Y36];&quot;f&quot;;&quot;&quot;)" office:value-type="string" office:string-value="f">
            <text:p>f</text:p>
          </table:table-cell>
          <table:table-cell table:formula="of:=IF([BCM.$Y36];[BCM.C36];&quot;&quot;)" office:value-type="string" office:string-value="GND">
            <text:p>GND</text:p>
          </table:table-cell>
        </table:table-row>
        <table:table-row table:style-name="ro5">
          <table:table-cell table:style-name="ce370" table:formula="of:=IF([BCM.$Y37];[BCM.T37];&quot;&quot;)" office:value-type="float" office:value="34">
            <text:p>34</text:p>
          </table:table-cell>
          <table:table-cell table:formula="of:=IF([BCM.$Y37];IF(LEN([BCM.V37])&gt;0;[BCM.V37];[BCM.C37]);&quot;&quot;)" office:value-type="string" office:string-value="IN_BUT_IGNITION">
            <text:p>IN_BUT_IGNITION</text:p>
          </table:table-cell>
          <table:table-cell table:number-columns-repeated="2"/>
          <table:table-cell table:style-name="ce375" table:formula="of:=IF([BCM.$Y37];VLOOKUP([$BCM.$D37];[BD_GenCode.$A$2:.$B$50];2;0);&quot;&quot;)" office:value-type="float" office:value="1">
            <text:p>1</text:p>
          </table:table-cell>
          <table:table-cell table:style-name="ce370" table:formula="of:=IF([BCM.$Y37];1;&quot;&quot;)" office:value-type="float" office:value="1">
            <text:p>1</text:p>
          </table:table-cell>
          <table:table-cell table:style-name="ce375" table:formula="of:=IF([BCM.$Y37];&quot;f&quot;;&quot;&quot;)" office:value-type="string" office:string-value="f">
            <text:p>f</text:p>
          </table:table-cell>
          <table:table-cell table:formula="of:=IF([BCM.$Y37];[BCM.C37];&quot;&quot;)" office:value-type="string" office:string-value="Entrada_ignition_on_off">
            <text:p>Entrada_ignition_on_off</text:p>
          </table:table-cell>
        </table:table-row>
        <table:table-row table:style-name="ro5">
          <table:table-cell table:style-name="ce370" table:formula="of:=IF([BCM.$Y38];[BCM.T38];&quot;&quot;)" office:value-type="float" office:value="35">
            <text:p>35</text:p>
          </table:table-cell>
          <table:table-cell table:formula="of:=IF([BCM.$Y38];IF(LEN([BCM.V38])&gt;0;[BCM.V38];[BCM.C38]);&quot;&quot;)" office:value-type="string" office:string-value="IN_BUT_WARNING">
            <text:p>IN_BUT_WARNING</text:p>
          </table:table-cell>
          <table:table-cell table:number-columns-repeated="2"/>
          <table:table-cell table:style-name="ce375" table:formula="of:=IF([BCM.$Y38];VLOOKUP([$BCM.$D38];[BD_GenCode.$A$2:.$B$50];2;0);&quot;&quot;)" office:value-type="float" office:value="1">
            <text:p>1</text:p>
          </table:table-cell>
          <table:table-cell table:style-name="ce370" table:formula="of:=IF([BCM.$Y38];1;&quot;&quot;)" office:value-type="float" office:value="1">
            <text:p>1</text:p>
          </table:table-cell>
          <table:table-cell table:style-name="ce375" table:formula="of:=IF([BCM.$Y38];&quot;f&quot;;&quot;&quot;)" office:value-type="string" office:string-value="f">
            <text:p>f</text:p>
          </table:table-cell>
          <table:table-cell table:formula="of:=IF([BCM.$Y38];[BCM.C38];&quot;&quot;)" office:value-type="string" office:string-value="Entrada_warning">
            <text:p>Entrada_warning</text:p>
          </table:table-cell>
        </table:table-row>
        <table:table-row table:style-name="ro5">
          <table:table-cell table:style-name="ce370" table:formula="of:=IF([BCM.$Y39];[BCM.T39];&quot;&quot;)" office:value-type="float" office:value="36">
            <text:p>36</text:p>
          </table:table-cell>
          <table:table-cell table:formula="of:=IF([BCM.$Y39];IF(LEN([BCM.V39])&gt;0;[BCM.V39];[BCM.C39]);&quot;&quot;)" office:value-type="string" office:string-value="IN_LEV_PARK_LAMP">
            <text:p>IN_LEV_PARK_LAMP</text:p>
          </table:table-cell>
          <table:table-cell table:number-columns-repeated="2"/>
          <table:table-cell table:style-name="ce375" table:formula="of:=IF([BCM.$Y39];VLOOKUP([$BCM.$D39];[BD_GenCode.$A$2:.$B$50];2;0);&quot;&quot;)" office:value-type="float" office:value="1">
            <text:p>1</text:p>
          </table:table-cell>
          <table:table-cell table:style-name="ce370" table:formula="of:=IF([BCM.$Y39];1;&quot;&quot;)" office:value-type="float" office:value="1">
            <text:p>1</text:p>
          </table:table-cell>
          <table:table-cell table:style-name="ce375" table:formula="of:=IF([BCM.$Y39];&quot;f&quot;;&quot;&quot;)" office:value-type="string" office:string-value="f">
            <text:p>f</text:p>
          </table:table-cell>
          <table:table-cell table:formula="of:=IF([BCM.$Y39];[BCM.C39];&quot;&quot;)" office:value-type="string" office:string-value="Entrada_palanca_luz_posicion_DIM">
            <text:p>Entrada_palanca_luz_posicion_DIM</text:p>
          </table:table-cell>
        </table:table-row>
        <table:table-row table:style-name="ro5">
          <table:table-cell table:style-name="ce370" table:formula="of:=IF([BCM.$Y40];[BCM.T40];&quot;&quot;)" office:value-type="float" office:value="37">
            <text:p>37</text:p>
          </table:table-cell>
          <table:table-cell table:formula="of:=IF([BCM.$Y40];IF(LEN([BCM.V40])&gt;0;[BCM.V40];[BCM.C40]);&quot;&quot;)" office:value-type="string" office:string-value="IN_MAINS_ON_BMS">
            <text:p>IN_MAINS_ON_BMS</text:p>
          </table:table-cell>
          <table:table-cell table:number-columns-repeated="2"/>
          <table:table-cell table:style-name="ce375" table:formula="of:=IF([BCM.$Y40];VLOOKUP([$BCM.$D40];[BD_GenCode.$A$2:.$B$50];2;0);&quot;&quot;)" office:value-type="float" office:value="1">
            <text:p>1</text:p>
          </table:table-cell>
          <table:table-cell table:style-name="ce370" table:formula="of:=IF([BCM.$Y40];1;&quot;&quot;)" office:value-type="float" office:value="1">
            <text:p>1</text:p>
          </table:table-cell>
          <table:table-cell table:style-name="ce375" table:formula="of:=IF([BCM.$Y40];&quot;f&quot;;&quot;&quot;)" office:value-type="string" office:string-value="f">
            <text:p>f</text:p>
          </table:table-cell>
          <table:table-cell table:formula="of:=IF([BCM.$Y40];[BCM.C40];&quot;&quot;)" office:value-type="string" office:string-value="Entrada_mains_on_BMS">
            <text:p>Entrada_mains_on_BMS</text:p>
          </table:table-cell>
        </table:table-row>
        <table:table-row table:style-name="ro5">
          <table:table-cell table:style-name="ce370" table:formula="of:=IF([BCM.$Y41];[BCM.T41];&quot;&quot;)" office:value-type="float" office:value="38">
            <text:p>38</text:p>
          </table:table-cell>
          <table:table-cell table:formula="of:=IF([BCM.$Y41];IF(LEN([BCM.V41])&gt;0;[BCM.V41];[BCM.C41]);&quot;&quot;)" office:value-type="string" office:string-value="IN_WAKEUP_GRAL">
            <text:p>IN_WAKEUP_GRAL</text:p>
          </table:table-cell>
          <table:table-cell table:number-columns-repeated="2"/>
          <table:table-cell table:style-name="ce375" table:formula="of:=IF([BCM.$Y41];VLOOKUP([$BCM.$D41];[BD_GenCode.$A$2:.$B$50];2;0);&quot;&quot;)" office:value-type="float" office:value="1">
            <text:p>1</text:p>
          </table:table-cell>
          <table:table-cell table:style-name="ce370" table:formula="of:=IF([BCM.$Y41];1;&quot;&quot;)" office:value-type="float" office:value="1">
            <text:p>1</text:p>
          </table:table-cell>
          <table:table-cell table:style-name="ce375" table:formula="of:=IF([BCM.$Y41];&quot;f&quot;;&quot;&quot;)" office:value-type="string" office:string-value="f">
            <text:p>f</text:p>
          </table:table-cell>
          <table:table-cell table:formula="of:=IF([BCM.$Y41];[BCM.C41];&quot;&quot;)" office:value-type="string" office:string-value="Entrada_wakeup_general">
            <text:p>Entrada_wakeup_general</text:p>
          </table:table-cell>
        </table:table-row>
        <table:table-row table:style-name="ro5">
          <table:table-cell table:style-name="ce370" table:formula="of:=IF([BCM.$Y42];[BCM.T42];&quot;&quot;)" office:value-type="float" office:value="39">
            <text:p>39</text:p>
          </table:table-cell>
          <table:table-cell table:formula="of:=IF([BCM.$Y42];IF(LEN([BCM.V42])&gt;0;[BCM.V42];[BCM.C42]);&quot;&quot;)" office:value-type="string" office:string-value="IN_RFID_OPEN">
            <text:p>IN_RFID_OPEN</text:p>
          </table:table-cell>
          <table:table-cell table:number-columns-repeated="2"/>
          <table:table-cell table:style-name="ce375" table:formula="of:=IF([BCM.$Y42];VLOOKUP([$BCM.$D42];[BD_GenCode.$A$2:.$B$50];2;0);&quot;&quot;)" office:value-type="float" office:value="1">
            <text:p>1</text:p>
          </table:table-cell>
          <table:table-cell table:style-name="ce370" table:formula="of:=IF([BCM.$Y42];1;&quot;&quot;)" office:value-type="float" office:value="1">
            <text:p>1</text:p>
          </table:table-cell>
          <table:table-cell table:style-name="ce375" table:formula="of:=IF([BCM.$Y42];&quot;f&quot;;&quot;&quot;)" office:value-type="string" office:string-value="f">
            <text:p>f</text:p>
          </table:table-cell>
          <table:table-cell table:formula="of:=IF([BCM.$Y42];[BCM.C42];&quot;&quot;)" office:value-type="string" office:string-value="Entrada_apertura_RFID">
            <text:p>Entrada_apertura_RFID</text:p>
          </table:table-cell>
        </table:table-row>
        <table:table-row table:style-name="ro5">
          <table:table-cell table:style-name="ce370" table:formula="of:=IF([BCM.$Y43];[BCM.T43];&quot;&quot;)" office:value-type="float" office:value="40">
            <text:p>40</text:p>
          </table:table-cell>
          <table:table-cell table:formula="of:=IF([BCM.$Y43];IF(LEN([BCM.V43])&gt;0;[BCM.V43];[BCM.C43]);&quot;&quot;)" office:value-type="string" office:string-value="IN_RKE_OPEN">
            <text:p>IN_RKE_OPEN</text:p>
          </table:table-cell>
          <table:table-cell table:number-columns-repeated="2"/>
          <table:table-cell table:style-name="ce375" table:formula="of:=IF([BCM.$Y43];VLOOKUP([$BCM.$D43];[BD_GenCode.$A$2:.$B$50];2;0);&quot;&quot;)" office:value-type="float" office:value="1">
            <text:p>1</text:p>
          </table:table-cell>
          <table:table-cell table:style-name="ce370" table:formula="of:=IF([BCM.$Y43];1;&quot;&quot;)" office:value-type="float" office:value="1">
            <text:p>1</text:p>
          </table:table-cell>
          <table:table-cell table:style-name="ce375" table:formula="of:=IF([BCM.$Y43];&quot;f&quot;;&quot;&quot;)" office:value-type="string" office:string-value="f">
            <text:p>f</text:p>
          </table:table-cell>
          <table:table-cell table:formula="of:=IF([BCM.$Y43];[BCM.C43];&quot;&quot;)" office:value-type="string" office:string-value="Entrada_apertura_RKE">
            <text:p>Entrada_apertura_RKE</text:p>
          </table:table-cell>
        </table:table-row>
        <table:table-row table:style-name="ro5">
          <table:table-cell table:style-name="ce370" table:formula="of:=IF([BCM.$Y44];[BCM.T44];&quot;&quot;)" office:value-type="float" office:value="41">
            <text:p>41</text:p>
          </table:table-cell>
          <table:table-cell table:formula="of:=IF([BCM.$Y44];IF(LEN([BCM.V44])&gt;0;[BCM.V44];[BCM.C44]);&quot;&quot;)" office:value-type="string" office:string-value="IN_KL15">
            <text:p>IN_KL15</text:p>
          </table:table-cell>
          <table:table-cell table:number-columns-repeated="2"/>
          <table:table-cell table:style-name="ce375" table:formula="of:=IF([BCM.$Y44];VLOOKUP([$BCM.$D44];[BD_GenCode.$A$2:.$B$50];2;0);&quot;&quot;)" office:value-type="float" office:value="1">
            <text:p>1</text:p>
          </table:table-cell>
          <table:table-cell table:style-name="ce370" table:formula="of:=IF([BCM.$Y44];1;&quot;&quot;)" office:value-type="float" office:value="1">
            <text:p>1</text:p>
          </table:table-cell>
          <table:table-cell table:style-name="ce375" table:formula="of:=IF([BCM.$Y44];&quot;f&quot;;&quot;&quot;)" office:value-type="string" office:string-value="f">
            <text:p>f</text:p>
          </table:table-cell>
          <table:table-cell table:formula="of:=IF([BCM.$Y44];[BCM.C44];&quot;&quot;)" office:value-type="string" office:string-value="Entrada_KL15">
            <text:p>Entrada_KL15</text:p>
          </table:table-cell>
        </table:table-row>
        <table:table-row table:style-name="ro5">
          <table:table-cell table:style-name="ce370" table:formula="of:=IF([BCM.$Y45];[BCM.T45];&quot;&quot;)" office:value-type="float" office:value="42">
            <text:p>42</text:p>
          </table:table-cell>
          <table:table-cell table:formula="of:=IF([BCM.$Y45];IF(LEN([BCM.V45])&gt;0;[BCM.V45];[BCM.C45]);&quot;&quot;)" office:value-type="string" office:string-value="IN_RFID_LOCK">
            <text:p>IN_RFID_LOCK</text:p>
          </table:table-cell>
          <table:table-cell table:number-columns-repeated="2"/>
          <table:table-cell table:style-name="ce375" table:formula="of:=IF([BCM.$Y45];VLOOKUP([$BCM.$D45];[BD_GenCode.$A$2:.$B$50];2;0);&quot;&quot;)" office:value-type="float" office:value="1">
            <text:p>1</text:p>
          </table:table-cell>
          <table:table-cell table:style-name="ce370" table:formula="of:=IF([BCM.$Y45];1;&quot;&quot;)" office:value-type="float" office:value="1">
            <text:p>1</text:p>
          </table:table-cell>
          <table:table-cell table:style-name="ce375" table:formula="of:=IF([BCM.$Y45];&quot;f&quot;;&quot;&quot;)" office:value-type="string" office:string-value="f">
            <text:p>f</text:p>
          </table:table-cell>
          <table:table-cell table:formula="of:=IF([BCM.$Y45];[BCM.C45];&quot;&quot;)" office:value-type="string" office:string-value="Entrada_cierre_RFID">
            <text:p>Entrada_cierre_RFID</text:p>
          </table:table-cell>
        </table:table-row>
        <table:table-row table:style-name="ro5">
          <table:table-cell table:style-name="ce370" table:formula="of:=IF([BCM.$Y46];[BCM.T46];&quot;&quot;)" office:value-type="float" office:value="43">
            <text:p>43</text:p>
          </table:table-cell>
          <table:table-cell table:formula="of:=IF([BCM.$Y46];IF(LEN([BCM.V46])&gt;0;[BCM.V46];[BCM.C46]);&quot;&quot;)" office:value-type="string" office:string-value="IN_RKE_LOCK">
            <text:p>IN_RKE_LOCK</text:p>
          </table:table-cell>
          <table:table-cell table:number-columns-repeated="2"/>
          <table:table-cell table:style-name="ce375" table:formula="of:=IF([BCM.$Y46];VLOOKUP([$BCM.$D46];[BD_GenCode.$A$2:.$B$50];2;0);&quot;&quot;)" office:value-type="float" office:value="1">
            <text:p>1</text:p>
          </table:table-cell>
          <table:table-cell table:style-name="ce370" table:formula="of:=IF([BCM.$Y46];1;&quot;&quot;)" office:value-type="float" office:value="1">
            <text:p>1</text:p>
          </table:table-cell>
          <table:table-cell table:style-name="ce375" table:formula="of:=IF([BCM.$Y46];&quot;f&quot;;&quot;&quot;)" office:value-type="string" office:string-value="f">
            <text:p>f</text:p>
          </table:table-cell>
          <table:table-cell table:formula="of:=IF([BCM.$Y46];[BCM.C46];&quot;&quot;)" office:value-type="string" office:string-value="Entrada_cierre_RKE">
            <text:p>Entrada_cierre_RKE</text:p>
          </table:table-cell>
        </table:table-row>
        <table:table-row table:style-name="ro5">
          <table:table-cell table:style-name="ce370" table:formula="of:=IF([BCM.$Y47];[BCM.T47];&quot;&quot;)" office:value-type="float" office:value="44">
            <text:p>44</text:p>
          </table:table-cell>
          <table:table-cell table:formula="of:=IF([BCM.$Y47];IF(LEN([BCM.V47])&gt;0;[BCM.V47];[BCM.C47]);&quot;&quot;)" office:value-type="string" office:string-value="IN_BUT_OPENDOOR_INT">
            <text:p>IN_BUT_OPENDOOR_INT</text:p>
          </table:table-cell>
          <table:table-cell table:number-columns-repeated="2"/>
          <table:table-cell table:style-name="ce375" table:formula="of:=IF([BCM.$Y47];VLOOKUP([$BCM.$D47];[BD_GenCode.$A$2:.$B$50];2;0);&quot;&quot;)" office:value-type="float" office:value="1">
            <text:p>1</text:p>
          </table:table-cell>
          <table:table-cell table:style-name="ce370" table:formula="of:=IF([BCM.$Y47];1;&quot;&quot;)" office:value-type="float" office:value="1">
            <text:p>1</text:p>
          </table:table-cell>
          <table:table-cell table:style-name="ce375" table:formula="of:=IF([BCM.$Y47];&quot;f&quot;;&quot;&quot;)" office:value-type="string" office:string-value="f">
            <text:p>f</text:p>
          </table:table-cell>
          <table:table-cell table:formula="of:=IF([BCM.$Y47];[BCM.C47];&quot;&quot;)" office:value-type="string" office:string-value="Boton_apertura_puerta_int">
            <text:p>Boton_apertura_puerta_int</text:p>
          </table:table-cell>
        </table:table-row>
        <table:table-row table:style-name="ro5">
          <table:table-cell table:style-name="ce370" table:formula="of:=IF([BCM.$Y48];[BCM.T48];&quot;&quot;)" office:value-type="float" office:value="45">
            <text:p>45</text:p>
          </table:table-cell>
          <table:table-cell table:formula="of:=IF([BCM.$Y48];IF(LEN([BCM.V48])&gt;0;[BCM.V48];[BCM.C48]);&quot;&quot;)" office:value-type="string" office:string-value="IN_BUT_OPENDOOR_EXT">
            <text:p>IN_BUT_OPENDOOR_EXT</text:p>
          </table:table-cell>
          <table:table-cell table:number-columns-repeated="2"/>
          <table:table-cell table:style-name="ce375" table:formula="of:=IF([BCM.$Y48];VLOOKUP([$BCM.$D48];[BD_GenCode.$A$2:.$B$50];2;0);&quot;&quot;)" office:value-type="float" office:value="1">
            <text:p>1</text:p>
          </table:table-cell>
          <table:table-cell table:style-name="ce370" table:formula="of:=IF([BCM.$Y48];1;&quot;&quot;)" office:value-type="float" office:value="1">
            <text:p>1</text:p>
          </table:table-cell>
          <table:table-cell table:style-name="ce375" table:formula="of:=IF([BCM.$Y48];&quot;f&quot;;&quot;&quot;)" office:value-type="string" office:string-value="f">
            <text:p>f</text:p>
          </table:table-cell>
          <table:table-cell table:formula="of:=IF([BCM.$Y48];[BCM.C48];&quot;&quot;)" office:value-type="string" office:string-value="Boton_apertura_puerta_ext">
            <text:p>Boton_apertura_puerta_ext</text:p>
          </table:table-cell>
        </table:table-row>
        <table:table-row table:style-name="ro5">
          <table:table-cell table:style-name="ce370" table:formula="of:=IF([BCM.$Y49];[BCM.T49];&quot;&quot;)" office:value-type="float" office:value="46">
            <text:p>46</text:p>
          </table:table-cell>
          <table:table-cell table:formula="of:=IF([BCM.$Y49];IF(LEN([BCM.V49])&gt;0;[BCM.V49];[BCM.C49]);&quot;&quot;)" office:value-type="string" office:string-value="IN_BUT_OPENTRUNK_EXT">
            <text:p>IN_BUT_OPENTRUNK_EXT</text:p>
          </table:table-cell>
          <table:table-cell table:number-columns-repeated="2"/>
          <table:table-cell table:style-name="ce375" table:formula="of:=IF([BCM.$Y49];VLOOKUP([$BCM.$D49];[BD_GenCode.$A$2:.$B$50];2;0);&quot;&quot;)" office:value-type="float" office:value="1">
            <text:p>1</text:p>
          </table:table-cell>
          <table:table-cell table:style-name="ce370" table:formula="of:=IF([BCM.$Y49];1;&quot;&quot;)" office:value-type="float" office:value="1">
            <text:p>1</text:p>
          </table:table-cell>
          <table:table-cell table:style-name="ce375" table:formula="of:=IF([BCM.$Y49];&quot;f&quot;;&quot;&quot;)" office:value-type="string" office:string-value="f">
            <text:p>f</text:p>
          </table:table-cell>
          <table:table-cell table:formula="of:=IF([BCM.$Y49];[BCM.C49];&quot;&quot;)" office:value-type="string" office:string-value="Boton_apertura_maletero_ext">
            <text:p>Boton_apertura_maletero_ext</text:p>
          </table:table-cell>
        </table:table-row>
        <table:table-row table:style-name="ro5">
          <table:table-cell table:style-name="ce370" table:formula="of:=IF([BCM.$Y50];[BCM.T50];&quot;&quot;)" office:value-type="float" office:value="47">
            <text:p>47</text:p>
          </table:table-cell>
          <table:table-cell table:formula="of:=IF([BCM.$Y50];IF(LEN([BCM.V50])&gt;0;[BCM.V50];[BCM.C50]);&quot;&quot;)" office:value-type="string" office:string-value="IN_SEN_DOOR_LOCKED">
            <text:p>IN_SEN_DOOR_LOCKED</text:p>
          </table:table-cell>
          <table:table-cell table:number-columns-repeated="2"/>
          <table:table-cell table:style-name="ce375" table:formula="of:=IF([BCM.$Y50];VLOOKUP([$BCM.$D50];[BD_GenCode.$A$2:.$B$50];2;0);&quot;&quot;)" office:value-type="float" office:value="1">
            <text:p>1</text:p>
          </table:table-cell>
          <table:table-cell table:style-name="ce370" table:formula="of:=IF([BCM.$Y50];1;&quot;&quot;)" office:value-type="float" office:value="1">
            <text:p>1</text:p>
          </table:table-cell>
          <table:table-cell table:style-name="ce375" table:formula="of:=IF([BCM.$Y50];&quot;f&quot;;&quot;&quot;)" office:value-type="string" office:string-value="f">
            <text:p>f</text:p>
          </table:table-cell>
          <table:table-cell table:formula="of:=IF([BCM.$Y50];[BCM.C50];&quot;&quot;)" office:value-type="string" office:string-value="Sensor_cerradura_puerta_cerrada">
            <text:p>Sensor_cerradura_puerta_cerrada</text:p>
          </table:table-cell>
        </table:table-row>
        <table:table-row table:style-name="ro5">
          <table:table-cell table:style-name="ce370" table:formula="of:=IF([BCM.$Y51];[BCM.T51];&quot;&quot;)" office:value-type="float" office:value="48">
            <text:p>48</text:p>
          </table:table-cell>
          <table:table-cell table:formula="of:=IF([BCM.$Y51];IF(LEN([BCM.V51])&gt;0;[BCM.V51];[BCM.C51]);&quot;&quot;)" office:value-type="string" office:string-value="IN_SEN_TRUNK_LOCKED">
            <text:p>IN_SEN_TRUNK_LOCKED</text:p>
          </table:table-cell>
          <table:table-cell table:number-columns-repeated="2"/>
          <table:table-cell table:style-name="ce375" table:formula="of:=IF([BCM.$Y51];VLOOKUP([$BCM.$D51];[BD_GenCode.$A$2:.$B$50];2;0);&quot;&quot;)" office:value-type="float" office:value="1">
            <text:p>1</text:p>
          </table:table-cell>
          <table:table-cell table:style-name="ce370" table:formula="of:=IF([BCM.$Y51];1;&quot;&quot;)" office:value-type="float" office:value="1">
            <text:p>1</text:p>
          </table:table-cell>
          <table:table-cell table:style-name="ce375" table:formula="of:=IF([BCM.$Y51];&quot;f&quot;;&quot;&quot;)" office:value-type="string" office:string-value="f">
            <text:p>f</text:p>
          </table:table-cell>
          <table:table-cell table:formula="of:=IF([BCM.$Y51];[BCM.C51];&quot;&quot;)" office:value-type="string" office:string-value="Sensor_cerradura_maletero_cerrada">
            <text:p>Sensor_cerradura_maletero_cerrada</text:p>
          </table:table-cell>
        </table:table-row>
        <table:table-row table:style-name="ro5">
          <table:table-cell table:style-name="ce370" table:formula="of:=IF([BCM.$Y52];[BCM.T52];&quot;&quot;)" office:value-type="float" office:value="49">
            <text:p>49</text:p>
          </table:table-cell>
          <table:table-cell table:formula="of:=IF([BCM.$Y52];IF(LEN([BCM.V52])&gt;0;[BCM.V52];[BCM.C52]);&quot;&quot;)" office:value-type="string" office:string-value="IN_SEN_BRAKE_PEDAL">
            <text:p>IN_SEN_BRAKE_PEDAL</text:p>
          </table:table-cell>
          <table:table-cell table:number-columns-repeated="2"/>
          <table:table-cell table:style-name="ce375" table:formula="of:=IF([BCM.$Y52];VLOOKUP([$BCM.$D52];[BD_GenCode.$A$2:.$B$50];2;0);&quot;&quot;)" office:value-type="float" office:value="1">
            <text:p>1</text:p>
          </table:table-cell>
          <table:table-cell table:style-name="ce370" table:formula="of:=IF([BCM.$Y52];1;&quot;&quot;)" office:value-type="float" office:value="1">
            <text:p>1</text:p>
          </table:table-cell>
          <table:table-cell table:style-name="ce375" table:formula="of:=IF([BCM.$Y52];&quot;f&quot;;&quot;&quot;)" office:value-type="string" office:string-value="f">
            <text:p>f</text:p>
          </table:table-cell>
          <table:table-cell table:formula="of:=IF([BCM.$Y52];[BCM.C52];&quot;&quot;)" office:value-type="string" office:string-value="Sensor_pedal_freno">
            <text:p>Sensor_pedal_freno</text:p>
          </table:table-cell>
        </table:table-row>
        <table:table-row table:style-name="ro5">
          <table:table-cell table:style-name="ce370" table:formula="of:=IF([BCM.$Y53];[BCM.T53];&quot;&quot;)" office:value-type="float" office:value="50">
            <text:p>50</text:p>
          </table:table-cell>
          <table:table-cell table:formula="of:=IF([BCM.$Y53];IF(LEN([BCM.V53])&gt;0;[BCM.V53];[BCM.C53]);&quot;&quot;)" office:value-type="string" office:string-value="IN_SEN_DRIVER_BELT">
            <text:p>IN_SEN_DRIVER_BELT</text:p>
          </table:table-cell>
          <table:table-cell table:number-columns-repeated="2"/>
          <table:table-cell table:style-name="ce375" table:formula="of:=IF([BCM.$Y53];VLOOKUP([$BCM.$D53];[BD_GenCode.$A$2:.$B$50];2;0);&quot;&quot;)" office:value-type="float" office:value="1">
            <text:p>1</text:p>
          </table:table-cell>
          <table:table-cell table:style-name="ce370" table:formula="of:=IF([BCM.$Y53];1;&quot;&quot;)" office:value-type="float" office:value="1">
            <text:p>1</text:p>
          </table:table-cell>
          <table:table-cell table:style-name="ce375" table:formula="of:=IF([BCM.$Y53];&quot;f&quot;;&quot;&quot;)" office:value-type="string" office:string-value="f">
            <text:p>f</text:p>
          </table:table-cell>
          <table:table-cell table:formula="of:=IF([BCM.$Y53];[BCM.C53];&quot;&quot;)" office:value-type="string" office:string-value="Sensor_cinturon_conductor">
            <text:p>Sensor_cinturon_conductor</text:p>
          </table:table-cell>
        </table:table-row>
        <table:table-row table:style-name="ro5">
          <table:table-cell table:style-name="ce370" table:formula="of:=IF([BCM.$Y54];[BCM.T54];&quot;&quot;)" office:value-type="float" office:value="51">
            <text:p>51</text:p>
          </table:table-cell>
          <table:table-cell table:formula="of:=IF([BCM.$Y54];IF(LEN([BCM.V54])&gt;0;[BCM.V54];[BCM.C54]);&quot;&quot;)" office:value-type="string" office:string-value="IN_SEN_PASS_BELT">
            <text:p>IN_SEN_PASS_BELT</text:p>
          </table:table-cell>
          <table:table-cell table:number-columns-repeated="2"/>
          <table:table-cell table:style-name="ce375" table:formula="of:=IF([BCM.$Y54];VLOOKUP([$BCM.$D54];[BD_GenCode.$A$2:.$B$50];2;0);&quot;&quot;)" office:value-type="float" office:value="1">
            <text:p>1</text:p>
          </table:table-cell>
          <table:table-cell table:style-name="ce370" table:formula="of:=IF([BCM.$Y54];1;&quot;&quot;)" office:value-type="float" office:value="1">
            <text:p>1</text:p>
          </table:table-cell>
          <table:table-cell table:style-name="ce375" table:formula="of:=IF([BCM.$Y54];&quot;f&quot;;&quot;&quot;)" office:value-type="string" office:string-value="f">
            <text:p>f</text:p>
          </table:table-cell>
          <table:table-cell table:formula="of:=IF([BCM.$Y54];[BCM.C54];&quot;&quot;)" office:value-type="string" office:string-value="Sensor_cinturon_acompañante">
            <text:p>Sensor_cinturon_acompañante</text:p>
          </table:table-cell>
        </table:table-row>
        <table:table-row table:style-name="ro5">
          <table:table-cell table:style-name="ce370" table:formula="of:=IF([BCM.$Y55];[BCM.T55];&quot;&quot;)" office:value-type="float" office:value="52">
            <text:p>52</text:p>
          </table:table-cell>
          <table:table-cell table:formula="of:=IF([BCM.$Y55];IF(LEN([BCM.V55])&gt;0;[BCM.V55];[BCM.C55]);&quot;&quot;)" office:value-type="string" office:string-value="IN_SEN_PASS_PRES">
            <text:p>IN_SEN_PASS_PRES</text:p>
          </table:table-cell>
          <table:table-cell table:number-columns-repeated="2"/>
          <table:table-cell table:style-name="ce375" table:formula="of:=IF([BCM.$Y55];VLOOKUP([$BCM.$D55];[BD_GenCode.$A$2:.$B$50];2;0);&quot;&quot;)" office:value-type="float" office:value="1">
            <text:p>1</text:p>
          </table:table-cell>
          <table:table-cell table:style-name="ce370" table:formula="of:=IF([BCM.$Y55];1;&quot;&quot;)" office:value-type="float" office:value="1">
            <text:p>1</text:p>
          </table:table-cell>
          <table:table-cell table:style-name="ce375" table:formula="of:=IF([BCM.$Y55];&quot;f&quot;;&quot;&quot;)" office:value-type="string" office:string-value="f">
            <text:p>f</text:p>
          </table:table-cell>
          <table:table-cell table:formula="of:=IF([BCM.$Y55];[BCM.C55];&quot;&quot;)" office:value-type="string" office:string-value="Sensor_presencia_acompañante">
            <text:p>Sensor_presencia_acompañante</text:p>
          </table:table-cell>
        </table:table-row>
        <table:table-row table:style-name="ro5">
          <table:table-cell table:style-name="ce370" table:formula="of:=IF([BCM.$Y56];[BCM.T56];&quot;&quot;)" office:value-type="float" office:value="53">
            <text:p>53</text:p>
          </table:table-cell>
          <table:table-cell table:formula="of:=IF([BCM.$Y56];IF(LEN([BCM.V56])&gt;0;[BCM.V56];[BCM.C56]);&quot;&quot;)" office:value-type="string" office:string-value="IN_SEN_WIPER_HOME">
            <text:p>IN_SEN_WIPER_HOME</text:p>
          </table:table-cell>
          <table:table-cell table:number-columns-repeated="2"/>
          <table:table-cell table:style-name="ce375" table:formula="of:=IF([BCM.$Y56];VLOOKUP([$BCM.$D56];[BD_GenCode.$A$2:.$B$50];2;0);&quot;&quot;)" office:value-type="float" office:value="1">
            <text:p>1</text:p>
          </table:table-cell>
          <table:table-cell table:style-name="ce370" table:formula="of:=IF([BCM.$Y56];1;&quot;&quot;)" office:value-type="float" office:value="1">
            <text:p>1</text:p>
          </table:table-cell>
          <table:table-cell table:style-name="ce375" table:formula="of:=IF([BCM.$Y56];&quot;f&quot;;&quot;&quot;)" office:value-type="string" office:string-value="f">
            <text:p>f</text:p>
          </table:table-cell>
          <table:table-cell table:formula="of:=IF([BCM.$Y56];[BCM.C56];&quot;&quot;)" office:value-type="string" office:string-value="Sensor_home_limpiaparabrisas">
            <text:p>Sensor_home_limpiaparabrisas</text:p>
          </table:table-cell>
        </table:table-row>
        <table:table-row table:style-name="ro5">
          <table:table-cell table:style-name="ce370" table:formula="of:=IF([BCM.$Y57];[BCM.T57];&quot;&quot;)" office:value-type="float" office:value="54">
            <text:p>54</text:p>
          </table:table-cell>
          <table:table-cell table:formula="of:=IF([BCM.$Y57];IF(LEN([BCM.V57])&gt;0;[BCM.V57];[BCM.C57]);&quot;&quot;)" office:value-type="string" office:string-value="IN_SEN_FOLD">
            <text:p>IN_SEN_FOLD</text:p>
          </table:table-cell>
          <table:table-cell table:number-columns-repeated="2"/>
          <table:table-cell table:style-name="ce375" table:formula="of:=IF([BCM.$Y57];VLOOKUP([$BCM.$D57];[BD_GenCode.$A$2:.$B$50];2;0);&quot;&quot;)" office:value-type="float" office:value="1">
            <text:p>1</text:p>
          </table:table-cell>
          <table:table-cell table:style-name="ce370" table:formula="of:=IF([BCM.$Y57];1;&quot;&quot;)" office:value-type="float" office:value="1">
            <text:p>1</text:p>
          </table:table-cell>
          <table:table-cell table:style-name="ce375" table:formula="of:=IF([BCM.$Y57];&quot;f&quot;;&quot;&quot;)" office:value-type="string" office:string-value="f">
            <text:p>f</text:p>
          </table:table-cell>
          <table:table-cell table:formula="of:=IF([BCM.$Y57];[BCM.C57];&quot;&quot;)" office:value-type="string" office:string-value="Sensores_act_plegado">
            <text:p>Sensores_act_plegado</text:p>
          </table:table-cell>
        </table:table-row>
        <table:table-row table:style-name="ro5">
          <table:table-cell table:style-name="ce370" table:formula="of:=IF([BCM.$Y58];[BCM.T58];&quot;&quot;)" office:value-type="float" office:value="55">
            <text:p>55</text:p>
          </table:table-cell>
          <table:table-cell table:formula="of:=IF([BCM.$Y58];IF(LEN([BCM.V58])&gt;0;[BCM.V58];[BCM.C58]);&quot;&quot;)" office:value-type="string" office:string-value="IN_SEN_UNFOLD">
            <text:p>IN_SEN_UNFOLD</text:p>
          </table:table-cell>
          <table:table-cell table:number-columns-repeated="2"/>
          <table:table-cell table:style-name="ce375" table:formula="of:=IF([BCM.$Y58];VLOOKUP([$BCM.$D58];[BD_GenCode.$A$2:.$B$50];2;0);&quot;&quot;)" office:value-type="float" office:value="1">
            <text:p>1</text:p>
          </table:table-cell>
          <table:table-cell table:style-name="ce370" table:formula="of:=IF([BCM.$Y58];1;&quot;&quot;)" office:value-type="float" office:value="1">
            <text:p>1</text:p>
          </table:table-cell>
          <table:table-cell table:style-name="ce375" table:formula="of:=IF([BCM.$Y58];&quot;f&quot;;&quot;&quot;)" office:value-type="string" office:string-value="f">
            <text:p>f</text:p>
          </table:table-cell>
          <table:table-cell table:formula="of:=IF([BCM.$Y58];[BCM.C58];&quot;&quot;)" office:value-type="string" office:string-value="Sensores_act_desplegado">
            <text:p>Sensores_act_desplegado</text:p>
          </table:table-cell>
        </table:table-row>
        <table:table-row table:style-name="ro5">
          <table:table-cell table:style-name="ce370" table:formula="of:=IF([BCM.$Y59];[BCM.T59];&quot;&quot;)" office:value-type="float" office:value="56">
            <text:p>56</text:p>
          </table:table-cell>
          <table:table-cell table:formula="of:=IF([BCM.$Y59];IF(LEN([BCM.V59])&gt;0;[BCM.V59];[BCM.C59]);&quot;&quot;)" office:value-type="string" office:string-value="IN_HAND_BRAKE">
            <text:p>IN_HAND_BRAKE</text:p>
          </table:table-cell>
          <table:table-cell table:number-columns-repeated="2"/>
          <table:table-cell table:style-name="ce375" table:formula="of:=IF([BCM.$Y59];VLOOKUP([$BCM.$D59];[BD_GenCode.$A$2:.$B$50];2;0);&quot;&quot;)" office:value-type="float" office:value="1">
            <text:p>1</text:p>
          </table:table-cell>
          <table:table-cell table:style-name="ce370" table:formula="of:=IF([BCM.$Y59];1;&quot;&quot;)" office:value-type="float" office:value="1">
            <text:p>1</text:p>
          </table:table-cell>
          <table:table-cell table:style-name="ce375" table:formula="of:=IF([BCM.$Y59];&quot;f&quot;;&quot;&quot;)" office:value-type="string" office:string-value="f">
            <text:p>f</text:p>
          </table:table-cell>
          <table:table-cell table:formula="of:=IF([BCM.$Y59];[BCM.C59];&quot;&quot;)" office:value-type="string" office:string-value="Entrada_freno_mano">
            <text:p>Entrada_freno_mano</text:p>
          </table:table-cell>
        </table:table-row>
        <table:table-row table:style-name="ro5">
          <table:table-cell table:style-name="ce370" table:formula="of:=IF([BCM.$Y60];[BCM.T60];&quot;&quot;)" office:value-type="float" office:value="57">
            <text:p>57</text:p>
          </table:table-cell>
          <table:table-cell table:formula="of:=IF([BCM.$Y60];IF(LEN([BCM.V60])&gt;0;[BCM.V60];[BCM.C60]);&quot;&quot;)" office:value-type="string" office:string-value="IN_LEV_HORN">
            <text:p>IN_LEV_HORN</text:p>
          </table:table-cell>
          <table:table-cell table:number-columns-repeated="2"/>
          <table:table-cell table:style-name="ce375" table:formula="of:=IF([BCM.$Y60];VLOOKUP([$BCM.$D60];[BD_GenCode.$A$2:.$B$50];2;0);&quot;&quot;)" office:value-type="float" office:value="1">
            <text:p>1</text:p>
          </table:table-cell>
          <table:table-cell table:style-name="ce370" table:formula="of:=IF([BCM.$Y60];1;&quot;&quot;)" office:value-type="float" office:value="1">
            <text:p>1</text:p>
          </table:table-cell>
          <table:table-cell table:style-name="ce375" table:formula="of:=IF([BCM.$Y60];&quot;f&quot;;&quot;&quot;)" office:value-type="string" office:string-value="f">
            <text:p>f</text:p>
          </table:table-cell>
          <table:table-cell table:formula="of:=IF([BCM.$Y60];[BCM.C60];&quot;&quot;)" office:value-type="string" office:string-value="Pal_bocina_DIM">
            <text:p>Pal_bocina_DIM</text:p>
          </table:table-cell>
        </table:table-row>
        <table:table-row table:style-name="ro5">
          <table:table-cell table:style-name="ce370" table:formula="of:=IF([BCM.$Y61];[BCM.T61];&quot;&quot;)" office:value-type="float" office:value="58">
            <text:p>58</text:p>
          </table:table-cell>
          <table:table-cell table:formula="of:=IF([BCM.$Y61];IF(LEN([BCM.V61])&gt;0;[BCM.V61];[BCM.C61]);&quot;&quot;)" office:value-type="string" office:string-value="OUT_LED_ST1">
            <text:p>OUT_LED_ST1</text:p>
          </table:table-cell>
          <table:table-cell table:number-columns-repeated="2"/>
          <table:table-cell table:style-name="ce375" table:formula="of:=IF([BCM.$Y61];VLOOKUP([$BCM.$D61];[BD_GenCode.$A$2:.$B$50];2;0);&quot;&quot;)" office:value-type="float" office:value="1">
            <text:p>1</text:p>
          </table:table-cell>
          <table:table-cell table:style-name="ce370" table:formula="of:=IF([BCM.$Y61];1;&quot;&quot;)" office:value-type="float" office:value="1">
            <text:p>1</text:p>
          </table:table-cell>
          <table:table-cell table:style-name="ce375" table:formula="of:=IF([BCM.$Y61];&quot;f&quot;;&quot;&quot;)" office:value-type="string" office:string-value="f">
            <text:p>f</text:p>
          </table:table-cell>
          <table:table-cell table:formula="of:=IF([BCM.$Y61];[BCM.C61];&quot;&quot;)" office:value-type="string" office:string-value="Led_estado1">
            <text:p>Led_estado1</text:p>
          </table:table-cell>
        </table:table-row>
        <table:table-row table:style-name="ro5">
          <table:table-cell table:style-name="ce370" table:formula="of:=IF([BCM.$Y62];[BCM.T62];&quot;&quot;)" office:value-type="float" office:value="59">
            <text:p>59</text:p>
          </table:table-cell>
          <table:table-cell table:formula="of:=IF([BCM.$Y62];IF(LEN([BCM.V62])&gt;0;[BCM.V62];[BCM.C62]);&quot;&quot;)" office:value-type="string" office:string-value="OUT_LED_ST2">
            <text:p>OUT_LED_ST2</text:p>
          </table:table-cell>
          <table:table-cell table:number-columns-repeated="2"/>
          <table:table-cell table:style-name="ce375" table:formula="of:=IF([BCM.$Y62];VLOOKUP([$BCM.$D62];[BD_GenCode.$A$2:.$B$50];2;0);&quot;&quot;)" office:value-type="float" office:value="1">
            <text:p>1</text:p>
          </table:table-cell>
          <table:table-cell table:style-name="ce370" table:formula="of:=IF([BCM.$Y62];1;&quot;&quot;)" office:value-type="float" office:value="1">
            <text:p>1</text:p>
          </table:table-cell>
          <table:table-cell table:style-name="ce375" table:formula="of:=IF([BCM.$Y62];&quot;f&quot;;&quot;&quot;)" office:value-type="string" office:string-value="f">
            <text:p>f</text:p>
          </table:table-cell>
          <table:table-cell table:formula="of:=IF([BCM.$Y62];[BCM.C62];&quot;&quot;)" office:value-type="string" office:string-value="Led_estado2">
            <text:p>Led_estado2</text:p>
          </table:table-cell>
        </table:table-row>
        <table:table-row table:style-name="ro5">
          <table:table-cell table:style-name="ce370" table:formula="of:=IF([BCM.$Y63];[BCM.T63];&quot;&quot;)" office:value-type="float" office:value="60">
            <text:p>60</text:p>
          </table:table-cell>
          <table:table-cell table:formula="of:=IF([BCM.$Y63];IF(LEN([BCM.V63])&gt;0;[BCM.V63];[BCM.C63]);&quot;&quot;)" office:value-type="string" office:string-value="OUT_INTERIOR_LAMP">
            <text:p>OUT_INTERIOR_LAMP</text:p>
          </table:table-cell>
          <table:table-cell table:number-columns-repeated="2"/>
          <table:table-cell table:style-name="ce375" table:formula="of:=IF([BCM.$Y63];VLOOKUP([$BCM.$D63];[BD_GenCode.$A$2:.$B$50];2;0);&quot;&quot;)" office:value-type="float" office:value="1">
            <text:p>1</text:p>
          </table:table-cell>
          <table:table-cell table:style-name="ce370" table:formula="of:=IF([BCM.$Y63];1;&quot;&quot;)" office:value-type="float" office:value="1">
            <text:p>1</text:p>
          </table:table-cell>
          <table:table-cell table:style-name="ce375" table:formula="of:=IF([BCM.$Y63];&quot;f&quot;;&quot;&quot;)" office:value-type="string" office:string-value="f">
            <text:p>f</text:p>
          </table:table-cell>
          <table:table-cell table:formula="of:=IF([BCM.$Y63];[BCM.C63];&quot;&quot;)" office:value-type="string" office:string-value="Luz_interior">
            <text:p>Luz_interior</text:p>
          </table:table-cell>
        </table:table-row>
        <table:table-row table:style-name="ro5">
          <table:table-cell table:style-name="ce370" table:formula="of:=IF([BCM.$Y64];[BCM.T64];&quot;&quot;)" office:value-type="float" office:value="61">
            <text:p>61</text:p>
          </table:table-cell>
          <table:table-cell table:formula="of:=IF([BCM.$Y64];IF(LEN([BCM.V64])&gt;0;[BCM.V64];[BCM.C64]);&quot;&quot;)" office:value-type="string" office:string-value="OUT_OPENDOOR_LAMP">
            <text:p>OUT_OPENDOOR_LAMP</text:p>
          </table:table-cell>
          <table:table-cell table:number-columns-repeated="2"/>
          <table:table-cell table:style-name="ce375" table:formula="of:=IF([BCM.$Y64];VLOOKUP([$BCM.$D64];[BD_GenCode.$A$2:.$B$50];2;0);&quot;&quot;)" office:value-type="float" office:value="1">
            <text:p>1</text:p>
          </table:table-cell>
          <table:table-cell table:style-name="ce370" table:formula="of:=IF([BCM.$Y64];1;&quot;&quot;)" office:value-type="float" office:value="1">
            <text:p>1</text:p>
          </table:table-cell>
          <table:table-cell table:style-name="ce375" table:formula="of:=IF([BCM.$Y64];&quot;f&quot;;&quot;&quot;)" office:value-type="string" office:string-value="f">
            <text:p>f</text:p>
          </table:table-cell>
          <table:table-cell table:formula="of:=IF([BCM.$Y64];[BCM.C64];&quot;&quot;)" office:value-type="string" office:string-value="Luz_puerta_abierta">
            <text:p>Luz_puerta_abierta</text:p>
          </table:table-cell>
        </table:table-row>
        <table:table-row table:style-name="ro5">
          <table:table-cell table:style-name="ce370" table:formula="of:=IF([BCM.$Y65];[BCM.T65];&quot;&quot;)" office:value-type="float" office:value="62">
            <text:p>62</text:p>
          </table:table-cell>
          <table:table-cell table:formula="of:=IF([BCM.$Y65];IF(LEN([BCM.V65])&gt;0;[BCM.V65];[BCM.C65]);&quot;&quot;)" office:value-type="string" office:string-value="OUT_PARKING_LAMP_1">
            <text:p>OUT_PARKING_LAMP_1</text:p>
          </table:table-cell>
          <table:table-cell table:number-columns-repeated="2"/>
          <table:table-cell table:style-name="ce375" table:formula="of:=IF([BCM.$Y65];VLOOKUP([$BCM.$D65];[BD_GenCode.$A$2:.$B$50];2;0);&quot;&quot;)" office:value-type="float" office:value="1">
            <text:p>1</text:p>
          </table:table-cell>
          <table:table-cell table:style-name="ce370" table:formula="of:=IF([BCM.$Y65];1;&quot;&quot;)" office:value-type="float" office:value="1">
            <text:p>1</text:p>
          </table:table-cell>
          <table:table-cell table:style-name="ce375" table:formula="of:=IF([BCM.$Y65];&quot;f&quot;;&quot;&quot;)" office:value-type="string" office:string-value="f">
            <text:p>f</text:p>
          </table:table-cell>
          <table:table-cell table:formula="of:=IF([BCM.$Y65];[BCM.C65];&quot;&quot;)" office:value-type="string" office:string-value="Luz_posicion1">
            <text:p>Luz_posicion1</text:p>
          </table:table-cell>
        </table:table-row>
        <table:table-row table:style-name="ro5">
          <table:table-cell table:style-name="ce370" table:formula="of:=IF([BCM.$Y66];[BCM.T66];&quot;&quot;)" office:value-type="float" office:value="63">
            <text:p>63</text:p>
          </table:table-cell>
          <table:table-cell table:formula="of:=IF([BCM.$Y66];IF(LEN([BCM.V66])&gt;0;[BCM.V66];[BCM.C66]);&quot;&quot;)" office:value-type="string" office:string-value="OUT_PARKING_LAMP_2">
            <text:p>OUT_PARKING_LAMP_2</text:p>
          </table:table-cell>
          <table:table-cell table:number-columns-repeated="2"/>
          <table:table-cell table:style-name="ce375" table:formula="of:=IF([BCM.$Y66];VLOOKUP([$BCM.$D66];[BD_GenCode.$A$2:.$B$50];2;0);&quot;&quot;)" office:value-type="float" office:value="1">
            <text:p>1</text:p>
          </table:table-cell>
          <table:table-cell table:style-name="ce370" table:formula="of:=IF([BCM.$Y66];1;&quot;&quot;)" office:value-type="float" office:value="1">
            <text:p>1</text:p>
          </table:table-cell>
          <table:table-cell table:style-name="ce375" table:formula="of:=IF([BCM.$Y66];&quot;f&quot;;&quot;&quot;)" office:value-type="string" office:string-value="f">
            <text:p>f</text:p>
          </table:table-cell>
          <table:table-cell table:formula="of:=IF([BCM.$Y66];[BCM.C66];&quot;&quot;)" office:value-type="string" office:string-value="Luz_posicion2">
            <text:p>Luz_posicion2</text:p>
          </table:table-cell>
        </table:table-row>
        <table:table-row table:style-name="ro5">
          <table:table-cell table:style-name="ce370" table:formula="of:=IF([BCM.$Y67];[BCM.T67];&quot;&quot;)" office:value-type="float" office:value="64">
            <text:p>64</text:p>
          </table:table-cell>
          <table:table-cell table:formula="of:=IF([BCM.$Y67];IF(LEN([BCM.V67])&gt;0;[BCM.V67];[BCM.C67]);&quot;&quot;)" office:value-type="string" office:string-value="OUT_INT_BUZZER+">
            <text:p>OUT_INT_BUZZER+</text:p>
          </table:table-cell>
          <table:table-cell table:number-columns-repeated="2"/>
          <table:table-cell table:style-name="ce375" table:formula="of:=IF([BCM.$Y67];VLOOKUP([$BCM.$D67];[BD_GenCode.$A$2:.$B$50];2;0);&quot;&quot;)" office:value-type="float" office:value="1">
            <text:p>1</text:p>
          </table:table-cell>
          <table:table-cell table:style-name="ce370" table:formula="of:=IF([BCM.$Y67];1;&quot;&quot;)" office:value-type="float" office:value="1">
            <text:p>1</text:p>
          </table:table-cell>
          <table:table-cell table:style-name="ce375" table:formula="of:=IF([BCM.$Y67];&quot;f&quot;;&quot;&quot;)" office:value-type="string" office:string-value="f">
            <text:p>f</text:p>
          </table:table-cell>
          <table:table-cell table:formula="of:=IF([BCM.$Y67];[BCM.C67];&quot;&quot;)" office:value-type="string" office:string-value="Zumbador_interno_BCM_pos">
            <text:p>Zumbador_interno_BCM_pos</text:p>
          </table:table-cell>
        </table:table-row>
        <table:table-row table:style-name="ro5">
          <table:table-cell table:style-name="ce370" table:formula="of:=IF([BCM.$Y68];[BCM.T68];&quot;&quot;)" office:value-type="float" office:value="65">
            <text:p>65</text:p>
          </table:table-cell>
          <table:table-cell table:formula="of:=IF([BCM.$Y68];IF(LEN([BCM.V68])&gt;0;[BCM.V68];[BCM.C68]);&quot;&quot;)" office:value-type="string" office:string-value="OUT_INT_BUZZER-">
            <text:p>OUT_INT_BUZZER-</text:p>
          </table:table-cell>
          <table:table-cell table:number-columns-repeated="2"/>
          <table:table-cell table:style-name="ce375" table:formula="of:=IF([BCM.$Y68];VLOOKUP([$BCM.$D68];[BD_GenCode.$A$2:.$B$50];2;0);&quot;&quot;)" office:value-type="float" office:value="1">
            <text:p>1</text:p>
          </table:table-cell>
          <table:table-cell table:style-name="ce370" table:formula="of:=IF([BCM.$Y68];1;&quot;&quot;)" office:value-type="float" office:value="1">
            <text:p>1</text:p>
          </table:table-cell>
          <table:table-cell table:style-name="ce375" table:formula="of:=IF([BCM.$Y68];&quot;f&quot;;&quot;&quot;)" office:value-type="string" office:string-value="f">
            <text:p>f</text:p>
          </table:table-cell>
          <table:table-cell table:formula="of:=IF([BCM.$Y68];[BCM.C68];&quot;&quot;)" office:value-type="string" office:string-value="Zumbador_interno_BCM_neg">
            <text:p>Zumbador_interno_BCM_neg</text:p>
          </table:table-cell>
        </table:table-row>
        <table:table-row table:style-name="ro5">
          <table:table-cell table:style-name="ce370" table:formula="of:=IF([BCM.$Y69];[BCM.T69];&quot;&quot;)" office:value-type="float" office:value="66">
            <text:p>66</text:p>
          </table:table-cell>
          <table:table-cell table:formula="of:=IF([BCM.$Y69];IF(LEN([BCM.V69])&gt;0;[BCM.V69];[BCM.C69]);&quot;&quot;)" office:value-type="string" office:string-value="OUT_LED_WARNING">
            <text:p>OUT_LED_WARNING</text:p>
          </table:table-cell>
          <table:table-cell table:number-columns-repeated="2"/>
          <table:table-cell table:style-name="ce375" table:formula="of:=IF([BCM.$Y69];VLOOKUP([$BCM.$D69];[BD_GenCode.$A$2:.$B$50];2;0);&quot;&quot;)" office:value-type="float" office:value="1">
            <text:p>1</text:p>
          </table:table-cell>
          <table:table-cell table:style-name="ce370" table:formula="of:=IF([BCM.$Y69];1;&quot;&quot;)" office:value-type="float" office:value="1">
            <text:p>1</text:p>
          </table:table-cell>
          <table:table-cell table:style-name="ce375" table:formula="of:=IF([BCM.$Y69];&quot;f&quot;;&quot;&quot;)" office:value-type="string" office:string-value="f">
            <text:p>f</text:p>
          </table:table-cell>
          <table:table-cell table:formula="of:=IF([BCM.$Y69];[BCM.C69];&quot;&quot;)" office:value-type="string" office:string-value="Led_Warning">
            <text:p>Led_Warning</text:p>
          </table:table-cell>
        </table:table-row>
        <table:table-row table:style-name="ro5">
          <table:table-cell table:style-name="ce370" table:formula="of:=IF([BCM.$Y70];[BCM.T70];&quot;&quot;)" office:value-type="float" office:value="67">
            <text:p>67</text:p>
          </table:table-cell>
          <table:table-cell table:formula="of:=IF([BCM.$Y70];IF(LEN([BCM.V70])&gt;0;[BCM.V70];[BCM.C70]);&quot;&quot;)" office:value-type="string" office:string-value="OUT_POWER_CAM">
            <text:p>OUT_POWER_CAM</text:p>
          </table:table-cell>
          <table:table-cell table:number-columns-repeated="2"/>
          <table:table-cell table:style-name="ce375" table:formula="of:=IF([BCM.$Y70];VLOOKUP([$BCM.$D70];[BD_GenCode.$A$2:.$B$50];2;0);&quot;&quot;)" office:value-type="float" office:value="1">
            <text:p>1</text:p>
          </table:table-cell>
          <table:table-cell table:style-name="ce370" table:formula="of:=IF([BCM.$Y70];1;&quot;&quot;)" office:value-type="float" office:value="1">
            <text:p>1</text:p>
          </table:table-cell>
          <table:table-cell table:style-name="ce375" table:formula="of:=IF([BCM.$Y70];&quot;f&quot;;&quot;&quot;)" office:value-type="string" office:string-value="f">
            <text:p>f</text:p>
          </table:table-cell>
          <table:table-cell table:formula="of:=IF([BCM.$Y70];[BCM.C70];&quot;&quot;)" office:value-type="string" office:string-value="Power_CAM">
            <text:p>Power_CAM</text:p>
          </table:table-cell>
        </table:table-row>
        <table:table-row table:style-name="ro5">
          <table:table-cell table:style-name="ce370" table:formula="of:=IF([BCM.$Y71];[BCM.T71];&quot;&quot;)" office:value-type="float" office:value="68">
            <text:p>68</text:p>
          </table:table-cell>
          <table:table-cell table:formula="of:=IF([BCM.$Y71];IF(LEN([BCM.V71])&gt;0;[BCM.V71];[BCM.C71]);&quot;&quot;)" office:value-type="string" office:string-value="OUT_LED_IGNITION">
            <text:p>OUT_LED_IGNITION</text:p>
          </table:table-cell>
          <table:table-cell table:number-columns-repeated="2"/>
          <table:table-cell table:style-name="ce375" table:formula="of:=IF([BCM.$Y71];VLOOKUP([$BCM.$D71];[BD_GenCode.$A$2:.$B$50];2;0);&quot;&quot;)" office:value-type="float" office:value="1">
            <text:p>1</text:p>
          </table:table-cell>
          <table:table-cell table:style-name="ce370" table:formula="of:=IF([BCM.$Y71];1;&quot;&quot;)" office:value-type="float" office:value="1">
            <text:p>1</text:p>
          </table:table-cell>
          <table:table-cell table:style-name="ce375" table:formula="of:=IF([BCM.$Y71];&quot;f&quot;;&quot;&quot;)" office:value-type="string" office:string-value="f">
            <text:p>f</text:p>
          </table:table-cell>
          <table:table-cell table:formula="of:=IF([BCM.$Y71];[BCM.C71];&quot;&quot;)" office:value-type="string" office:string-value="Led_Ignition">
            <text:p>Led_Ignition</text:p>
          </table:table-cell>
        </table:table-row>
        <table:table-row table:style-name="ro5">
          <table:table-cell table:style-name="ce370" table:formula="of:=IF([BCM.$Y72];[BCM.T72];&quot;&quot;)" office:value-type="float" office:value="69">
            <text:p>69</text:p>
          </table:table-cell>
          <table:table-cell table:formula="of:=IF([BCM.$Y72];IF(LEN([BCM.V72])&gt;0;[BCM.V72];[BCM.C72]);&quot;&quot;)" office:value-type="string" office:string-value="OUT_HEATER_1">
            <text:p>OUT_HEATER_1</text:p>
          </table:table-cell>
          <table:table-cell table:number-columns-repeated="2"/>
          <table:table-cell table:style-name="ce375" table:formula="of:=IF([BCM.$Y72];VLOOKUP([$BCM.$D72];[BD_GenCode.$A$2:.$B$50];2;0);&quot;&quot;)" office:value-type="float" office:value="1">
            <text:p>1</text:p>
          </table:table-cell>
          <table:table-cell table:style-name="ce370" table:formula="of:=IF([BCM.$Y72];1;&quot;&quot;)" office:value-type="float" office:value="1">
            <text:p>1</text:p>
          </table:table-cell>
          <table:table-cell table:style-name="ce375" table:formula="of:=IF([BCM.$Y72];&quot;f&quot;;&quot;&quot;)" office:value-type="string" office:string-value="f">
            <text:p>f</text:p>
          </table:table-cell>
          <table:table-cell table:formula="of:=IF([BCM.$Y72];[BCM.C72];&quot;&quot;)" office:value-type="string" office:string-value="Calefaccion1">
            <text:p>Calefaccion1</text:p>
          </table:table-cell>
        </table:table-row>
        <table:table-row table:style-name="ro5">
          <table:table-cell table:style-name="ce370" table:formula="of:=IF([BCM.$Y73];[BCM.T73];&quot;&quot;)" office:value-type="float" office:value="70">
            <text:p>70</text:p>
          </table:table-cell>
          <table:table-cell table:formula="of:=IF([BCM.$Y73];IF(LEN([BCM.V73])&gt;0;[BCM.V73];[BCM.C73]);&quot;&quot;)" office:value-type="string" office:string-value="OUT_HEATER_2">
            <text:p>OUT_HEATER_2</text:p>
          </table:table-cell>
          <table:table-cell table:number-columns-repeated="2"/>
          <table:table-cell table:style-name="ce375" table:formula="of:=IF([BCM.$Y73];VLOOKUP([$BCM.$D73];[BD_GenCode.$A$2:.$B$50];2;0);&quot;&quot;)" office:value-type="float" office:value="1">
            <text:p>1</text:p>
          </table:table-cell>
          <table:table-cell table:style-name="ce370" table:formula="of:=IF([BCM.$Y73];1;&quot;&quot;)" office:value-type="float" office:value="1">
            <text:p>1</text:p>
          </table:table-cell>
          <table:table-cell table:style-name="ce375" table:formula="of:=IF([BCM.$Y73];&quot;f&quot;;&quot;&quot;)" office:value-type="string" office:string-value="f">
            <text:p>f</text:p>
          </table:table-cell>
          <table:table-cell table:formula="of:=IF([BCM.$Y73];[BCM.C73];&quot;&quot;)" office:value-type="string" office:string-value="Calefaccion2">
            <text:p>Calefaccion2</text:p>
          </table:table-cell>
        </table:table-row>
        <table:table-row table:style-name="ro5">
          <table:table-cell table:style-name="ce370" table:formula="of:=IF([BCM.$Y74];[BCM.T74];&quot;&quot;)" office:value-type="float" office:value="71">
            <text:p>71</text:p>
          </table:table-cell>
          <table:table-cell table:formula="of:=IF([BCM.$Y74];IF(LEN([BCM.V74])&gt;0;[BCM.V74];[BCM.C74]);&quot;&quot;)" office:value-type="string" office:string-value="OUT_READY_ON_NC">
            <text:p>OUT_READY_ON_NC</text:p>
          </table:table-cell>
          <table:table-cell table:number-columns-repeated="2"/>
          <table:table-cell table:style-name="ce375" table:formula="of:=IF([BCM.$Y74];VLOOKUP([$BCM.$D74];[BD_GenCode.$A$2:.$B$50];2;0);&quot;&quot;)" office:value-type="float" office:value="13">
            <text:p>13</text:p>
          </table:table-cell>
          <table:table-cell table:style-name="ce370" table:formula="of:=IF([BCM.$Y74];1;&quot;&quot;)" office:value-type="float" office:value="1">
            <text:p>1</text:p>
          </table:table-cell>
          <table:table-cell table:style-name="ce375" table:formula="of:=IF([BCM.$Y74];&quot;f&quot;;&quot;&quot;)" office:value-type="string" office:string-value="f">
            <text:p>f</text:p>
          </table:table-cell>
          <table:table-cell table:formula="of:=IF([BCM.$Y74];[BCM.C74];&quot;&quot;)" office:value-type="string" office:string-value="Ready_On_NC">
            <text:p>Ready_On_NC</text:p>
          </table:table-cell>
        </table:table-row>
        <table:table-row table:style-name="ro5">
          <table:table-cell table:style-name="ce370" table:formula="of:=IF([BCM.$Y75];[BCM.T75];&quot;&quot;)" office:value-type="float" office:value="72">
            <text:p>72</text:p>
          </table:table-cell>
          <table:table-cell table:formula="of:=IF([BCM.$Y75];IF(LEN([BCM.V75])&gt;0;[BCM.V75];[BCM.C75]);&quot;&quot;)" office:value-type="string" office:string-value="OUT_READY_ON_NA">
            <text:p>OUT_READY_ON_NA</text:p>
          </table:table-cell>
          <table:table-cell table:number-columns-repeated="2"/>
          <table:table-cell table:style-name="ce375" table:formula="of:=IF([BCM.$Y75];VLOOKUP([$BCM.$D75];[BD_GenCode.$A$2:.$B$50];2;0);&quot;&quot;)" office:value-type="float" office:value="13">
            <text:p>13</text:p>
          </table:table-cell>
          <table:table-cell table:style-name="ce370" table:formula="of:=IF([BCM.$Y75];1;&quot;&quot;)" office:value-type="float" office:value="1">
            <text:p>1</text:p>
          </table:table-cell>
          <table:table-cell table:style-name="ce375" table:formula="of:=IF([BCM.$Y75];&quot;f&quot;;&quot;&quot;)" office:value-type="string" office:string-value="f">
            <text:p>f</text:p>
          </table:table-cell>
          <table:table-cell table:formula="of:=IF([BCM.$Y75];[BCM.C75];&quot;&quot;)" office:value-type="string" office:string-value="Ready_On_NA">
            <text:p>Ready_On_NA</text:p>
          </table:table-cell>
        </table:table-row>
        <table:table-row table:style-name="ro5">
          <table:table-cell table:style-name="ce370" table:formula="of:=IF([BCM.$Y76];[BCM.T76];&quot;&quot;)" office:value-type="float" office:value="73">
            <text:p>73</text:p>
          </table:table-cell>
          <table:table-cell table:formula="of:=IF([BCM.$Y76];IF(LEN([BCM.V76])&gt;0;[BCM.V76];[BCM.C76]);&quot;&quot;)" office:value-type="string" office:string-value="OUT_POWER_DIM">
            <text:p>OUT_POWER_DIM</text:p>
          </table:table-cell>
          <table:table-cell table:number-columns-repeated="2"/>
          <table:table-cell table:style-name="ce375" table:formula="of:=IF([BCM.$Y76];VLOOKUP([$BCM.$D76];[BD_GenCode.$A$2:.$B$50];2;0);&quot;&quot;)" office:value-type="float" office:value="1">
            <text:p>1</text:p>
          </table:table-cell>
          <table:table-cell table:style-name="ce370" table:formula="of:=IF([BCM.$Y76];1;&quot;&quot;)" office:value-type="float" office:value="1">
            <text:p>1</text:p>
          </table:table-cell>
          <table:table-cell table:style-name="ce375" table:formula="of:=IF([BCM.$Y76];&quot;f&quot;;&quot;&quot;)" office:value-type="string" office:string-value="f">
            <text:p>f</text:p>
          </table:table-cell>
          <table:table-cell table:formula="of:=IF([BCM.$Y76];[BCM.C76];&quot;&quot;)" office:value-type="string" office:string-value="Power_DIM">
            <text:p>Power_DIM</text:p>
          </table:table-cell>
        </table:table-row>
        <table:table-row table:style-name="ro5">
          <table:table-cell table:style-name="ce370" table:formula="of:=IF([BCM.$Y77];[BCM.T77];&quot;&quot;)" office:value-type="float" office:value="74">
            <text:p>74</text:p>
          </table:table-cell>
          <table:table-cell table:formula="of:=IF([BCM.$Y77];IF(LEN([BCM.V77])&gt;0;[BCM.V77];[BCM.C77]);&quot;&quot;)" office:value-type="string" office:string-value="OUT_READY_ON_COM">
            <text:p>OUT_READY_ON_COM</text:p>
          </table:table-cell>
          <table:table-cell table:number-columns-repeated="2"/>
          <table:table-cell table:style-name="ce375" table:formula="of:=IF([BCM.$Y77];VLOOKUP([$BCM.$D77];[BD_GenCode.$A$2:.$B$50];2;0);&quot;&quot;)" office:value-type="float" office:value="13">
            <text:p>13</text:p>
          </table:table-cell>
          <table:table-cell table:style-name="ce370" table:formula="of:=IF([BCM.$Y77];1;&quot;&quot;)" office:value-type="float" office:value="1">
            <text:p>1</text:p>
          </table:table-cell>
          <table:table-cell table:style-name="ce375" table:formula="of:=IF([BCM.$Y77];&quot;f&quot;;&quot;&quot;)" office:value-type="string" office:string-value="f">
            <text:p>f</text:p>
          </table:table-cell>
          <table:table-cell table:formula="of:=IF([BCM.$Y77];[BCM.C77];&quot;&quot;)" office:value-type="string" office:string-value="Ready_On_Comun">
            <text:p>Ready_On_Comun</text:p>
          </table:table-cell>
        </table:table-row>
        <table:table-row table:style-name="ro5">
          <table:table-cell table:style-name="ce370" table:formula="of:=IF([BCM.$Y78];[BCM.T78];&quot;&quot;)" office:value-type="float" office:value="75">
            <text:p>75</text:p>
          </table:table-cell>
          <table:table-cell table:formula="of:=IF([BCM.$Y78];IF(LEN([BCM.V78])&gt;0;[BCM.V78];[BCM.C78]);&quot;&quot;)" office:value-type="string" office:string-value="OUT_BRAKE_LAMP">
            <text:p>OUT_BRAKE_LAMP</text:p>
          </table:table-cell>
          <table:table-cell table:number-columns-repeated="2"/>
          <table:table-cell table:style-name="ce375" table:formula="of:=IF([BCM.$Y78];VLOOKUP([$BCM.$D78];[BD_GenCode.$A$2:.$B$50];2;0);&quot;&quot;)" office:value-type="float" office:value="1">
            <text:p>1</text:p>
          </table:table-cell>
          <table:table-cell table:style-name="ce370" table:formula="of:=IF([BCM.$Y78];1;&quot;&quot;)" office:value-type="float" office:value="1">
            <text:p>1</text:p>
          </table:table-cell>
          <table:table-cell table:style-name="ce375" table:formula="of:=IF([BCM.$Y78];&quot;f&quot;;&quot;&quot;)" office:value-type="string" office:string-value="f">
            <text:p>f</text:p>
          </table:table-cell>
          <table:table-cell table:formula="of:=IF([BCM.$Y78];[BCM.C78];&quot;&quot;)" office:value-type="string" office:string-value="Luz_freno">
            <text:p>Luz_freno</text:p>
          </table:table-cell>
        </table:table-row>
        <table:table-row table:style-name="ro5">
          <table:table-cell table:style-name="ce370" table:formula="of:=IF([BCM.$Y79];[BCM.T79];&quot;&quot;)" office:value-type="float" office:value="76">
            <text:p>76</text:p>
          </table:table-cell>
          <table:table-cell table:formula="of:=IF([BCM.$Y79];IF(LEN([BCM.V79])&gt;0;[BCM.V79];[BCM.C79]);&quot;&quot;)" office:value-type="string" office:string-value="OUT_300mA_RES1">
            <text:p>OUT_300mA_RES1</text:p>
          </table:table-cell>
          <table:table-cell table:number-columns-repeated="2"/>
          <table:table-cell table:style-name="ce375" table:formula="of:=IF([BCM.$Y79];VLOOKUP([$BCM.$D79];[BD_GenCode.$A$2:.$B$50];2;0);&quot;&quot;)" office:value-type="float" office:value="1">
            <text:p>1</text:p>
          </table:table-cell>
          <table:table-cell table:style-name="ce370" table:formula="of:=IF([BCM.$Y79];1;&quot;&quot;)" office:value-type="float" office:value="1">
            <text:p>1</text:p>
          </table:table-cell>
          <table:table-cell table:style-name="ce375" table:formula="of:=IF([BCM.$Y79];&quot;f&quot;;&quot;&quot;)" office:value-type="string" office:string-value="f">
            <text:p>f</text:p>
          </table:table-cell>
          <table:table-cell table:formula="of:=IF([BCM.$Y79];[BCM.C79];&quot;&quot;)" office:value-type="string" office:string-value="DO_300mA_1">
            <text:p>DO_300mA_1</text:p>
          </table:table-cell>
        </table:table-row>
        <table:table-row table:style-name="ro5">
          <table:table-cell table:style-name="ce370" table:formula="of:=IF([BCM.$Y80];[BCM.T80];&quot;&quot;)" office:value-type="float" office:value="77">
            <text:p>77</text:p>
          </table:table-cell>
          <table:table-cell table:formula="of:=IF([BCM.$Y80];IF(LEN([BCM.V80])&gt;0;[BCM.V80];[BCM.C80]);&quot;&quot;)" office:value-type="string" office:string-value="OUT_300mA_RES2">
            <text:p>OUT_300mA_RES2</text:p>
          </table:table-cell>
          <table:table-cell table:number-columns-repeated="2"/>
          <table:table-cell table:style-name="ce375" table:formula="of:=IF([BCM.$Y80];VLOOKUP([$BCM.$D80];[BD_GenCode.$A$2:.$B$50];2;0);&quot;&quot;)" office:value-type="float" office:value="1">
            <text:p>1</text:p>
          </table:table-cell>
          <table:table-cell table:style-name="ce370" table:formula="of:=IF([BCM.$Y80];1;&quot;&quot;)" office:value-type="float" office:value="1">
            <text:p>1</text:p>
          </table:table-cell>
          <table:table-cell table:style-name="ce375" table:formula="of:=IF([BCM.$Y80];&quot;f&quot;;&quot;&quot;)" office:value-type="string" office:string-value="f">
            <text:p>f</text:p>
          </table:table-cell>
          <table:table-cell table:formula="of:=IF([BCM.$Y80];[BCM.C80];&quot;&quot;)" office:value-type="string" office:string-value="DO_300mA_2">
            <text:p>DO_300mA_2</text:p>
          </table:table-cell>
        </table:table-row>
        <table:table-row table:style-name="ro5">
          <table:table-cell table:style-name="ce370" table:formula="of:=IF([BCM.$Y81];[BCM.T81];&quot;&quot;)" office:value-type="float" office:value="78">
            <text:p>78</text:p>
          </table:table-cell>
          <table:table-cell table:formula="of:=IF([BCM.$Y81];IF(LEN([BCM.V81])&gt;0;[BCM.V81];[BCM.C81]);&quot;&quot;)" office:value-type="string" office:string-value="OUT_10A_KL30_RES1">
            <text:p>OUT_10A_KL30_RES1</text:p>
          </table:table-cell>
          <table:table-cell table:number-columns-repeated="2"/>
          <table:table-cell table:style-name="ce375" table:formula="of:=IF([BCM.$Y81];VLOOKUP([$BCM.$D81];[BD_GenCode.$A$2:.$B$50];2;0);&quot;&quot;)" office:value-type="float" office:value="1">
            <text:p>1</text:p>
          </table:table-cell>
          <table:table-cell table:style-name="ce370" table:formula="of:=IF([BCM.$Y81];1;&quot;&quot;)" office:value-type="float" office:value="1">
            <text:p>1</text:p>
          </table:table-cell>
          <table:table-cell table:style-name="ce375" table:formula="of:=IF([BCM.$Y81];&quot;f&quot;;&quot;&quot;)" office:value-type="string" office:string-value="f">
            <text:p>f</text:p>
          </table:table-cell>
          <table:table-cell table:formula="of:=IF([BCM.$Y81];[BCM.C81];&quot;&quot;)" office:value-type="string" office:string-value="DO_10A_KL30_3">
            <text:p>DO_10A_KL30_3</text:p>
          </table:table-cell>
        </table:table-row>
        <table:table-row table:style-name="ro5">
          <table:table-cell table:style-name="ce370" table:formula="of:=IF([BCM.$Y82];[BCM.T82];&quot;&quot;)" office:value-type="float" office:value="79">
            <text:p>79</text:p>
          </table:table-cell>
          <table:table-cell table:formula="of:=IF([BCM.$Y82];IF(LEN([BCM.V82])&gt;0;[BCM.V82];[BCM.C82]);&quot;&quot;)" office:value-type="string" office:string-value="OUT_10A_KL30_RES2">
            <text:p>OUT_10A_KL30_RES2</text:p>
          </table:table-cell>
          <table:table-cell table:number-columns-repeated="2"/>
          <table:table-cell table:style-name="ce375" table:formula="of:=IF([BCM.$Y82];VLOOKUP([$BCM.$D82];[BD_GenCode.$A$2:.$B$50];2;0);&quot;&quot;)" office:value-type="float" office:value="1">
            <text:p>1</text:p>
          </table:table-cell>
          <table:table-cell table:style-name="ce370" table:formula="of:=IF([BCM.$Y82];1;&quot;&quot;)" office:value-type="float" office:value="1">
            <text:p>1</text:p>
          </table:table-cell>
          <table:table-cell table:style-name="ce375" table:formula="of:=IF([BCM.$Y82];&quot;f&quot;;&quot;&quot;)" office:value-type="string" office:string-value="f">
            <text:p>f</text:p>
          </table:table-cell>
          <table:table-cell table:formula="of:=IF([BCM.$Y82];[BCM.C82];&quot;&quot;)" office:value-type="string" office:string-value="DO_10A_KL15_4">
            <text:p>DO_10A_KL15_4</text:p>
          </table:table-cell>
        </table:table-row>
        <table:table-row table:style-name="ro5">
          <table:table-cell table:style-name="ce370" table:formula="of:=IF([BCM.$Y83];[BCM.T83];&quot;&quot;)" office:value-type="float" office:value="80">
            <text:p>80</text:p>
          </table:table-cell>
          <table:table-cell table:formula="of:=IF([BCM.$Y83];IF(LEN([BCM.V83])&gt;0;[BCM.V83];[BCM.C83]);&quot;&quot;)" office:value-type="string" office:string-value="OUT_HORN">
            <text:p>OUT_HORN</text:p>
          </table:table-cell>
          <table:table-cell table:number-columns-repeated="2"/>
          <table:table-cell table:style-name="ce375" table:formula="of:=IF([BCM.$Y83];VLOOKUP([$BCM.$D83];[BD_GenCode.$A$2:.$B$50];2;0);&quot;&quot;)" office:value-type="float" office:value="1">
            <text:p>1</text:p>
          </table:table-cell>
          <table:table-cell table:style-name="ce370" table:formula="of:=IF([BCM.$Y83];1;&quot;&quot;)" office:value-type="float" office:value="1">
            <text:p>1</text:p>
          </table:table-cell>
          <table:table-cell table:style-name="ce375" table:formula="of:=IF([BCM.$Y83];&quot;f&quot;;&quot;&quot;)" office:value-type="string" office:string-value="f">
            <text:p>f</text:p>
          </table:table-cell>
          <table:table-cell table:formula="of:=IF([BCM.$Y83];[BCM.C83];&quot;&quot;)" office:value-type="string" office:string-value="Bocina">
            <text:p>Bocina</text:p>
          </table:table-cell>
        </table:table-row>
        <table:table-row table:style-name="ro5">
          <table:table-cell table:style-name="ce370" table:formula="of:=IF([BCM.$Y84];[BCM.T84];&quot;&quot;)" office:value-type="float" office:value="81">
            <text:p>81</text:p>
          </table:table-cell>
          <table:table-cell table:formula="of:=IF([BCM.$Y84];IF(LEN([BCM.V84])&gt;0;[BCM.V84];[BCM.C84]);&quot;&quot;)" office:value-type="string" office:string-value="OUT_LOWBEAM_LAMP_L">
            <text:p>OUT_LOWBEAM_LAMP_L</text:p>
          </table:table-cell>
          <table:table-cell table:number-columns-repeated="2"/>
          <table:table-cell table:style-name="ce375" table:formula="of:=IF([BCM.$Y84];VLOOKUP([$BCM.$D84];[BD_GenCode.$A$2:.$B$50];2;0);&quot;&quot;)" office:value-type="float" office:value="1">
            <text:p>1</text:p>
          </table:table-cell>
          <table:table-cell table:style-name="ce370" table:formula="of:=IF([BCM.$Y84];1;&quot;&quot;)" office:value-type="float" office:value="1">
            <text:p>1</text:p>
          </table:table-cell>
          <table:table-cell table:style-name="ce375" table:formula="of:=IF([BCM.$Y84];&quot;f&quot;;&quot;&quot;)" office:value-type="string" office:string-value="f">
            <text:p>f</text:p>
          </table:table-cell>
          <table:table-cell table:formula="of:=IF([BCM.$Y84];[BCM.C84];&quot;&quot;)" office:value-type="string" office:string-value="Luz_cruce_izq">
            <text:p>Luz_cruce_izq</text:p>
          </table:table-cell>
        </table:table-row>
        <table:table-row table:style-name="ro5">
          <table:table-cell table:style-name="ce370" table:formula="of:=IF([BCM.$Y85];[BCM.T85];&quot;&quot;)" office:value-type="float" office:value="82">
            <text:p>82</text:p>
          </table:table-cell>
          <table:table-cell table:formula="of:=IF([BCM.$Y85];IF(LEN([BCM.V85])&gt;0;[BCM.V85];[BCM.C85]);&quot;&quot;)" office:value-type="string" office:string-value="OUT_LOWBEAM_LAMP_R">
            <text:p>OUT_LOWBEAM_LAMP_R</text:p>
          </table:table-cell>
          <table:table-cell table:number-columns-repeated="2"/>
          <table:table-cell table:style-name="ce375" table:formula="of:=IF([BCM.$Y85];VLOOKUP([$BCM.$D85];[BD_GenCode.$A$2:.$B$50];2;0);&quot;&quot;)" office:value-type="float" office:value="1">
            <text:p>1</text:p>
          </table:table-cell>
          <table:table-cell table:style-name="ce370" table:formula="of:=IF([BCM.$Y85];1;&quot;&quot;)" office:value-type="float" office:value="1">
            <text:p>1</text:p>
          </table:table-cell>
          <table:table-cell table:style-name="ce375" table:formula="of:=IF([BCM.$Y85];&quot;f&quot;;&quot;&quot;)" office:value-type="string" office:string-value="f">
            <text:p>f</text:p>
          </table:table-cell>
          <table:table-cell table:formula="of:=IF([BCM.$Y85];[BCM.C85];&quot;&quot;)" office:value-type="string" office:string-value="Luz_cruce_dcha">
            <text:p>Luz_cruce_dcha</text:p>
          </table:table-cell>
        </table:table-row>
        <table:table-row table:style-name="ro5">
          <table:table-cell table:style-name="ce370" table:formula="of:=IF([BCM.$Y86];[BCM.T86];&quot;&quot;)" office:value-type="float" office:value="83">
            <text:p>83</text:p>
          </table:table-cell>
          <table:table-cell table:formula="of:=IF([BCM.$Y86];IF(LEN([BCM.V86])&gt;0;[BCM.V86];[BCM.C86]);&quot;&quot;)" office:value-type="string" office:string-value="OUT_HIGHBEAM_LAMP_L">
            <text:p>OUT_HIGHBEAM_LAMP_L</text:p>
          </table:table-cell>
          <table:table-cell table:number-columns-repeated="2"/>
          <table:table-cell table:style-name="ce375" table:formula="of:=IF([BCM.$Y86];VLOOKUP([$BCM.$D86];[BD_GenCode.$A$2:.$B$50];2;0);&quot;&quot;)" office:value-type="float" office:value="1">
            <text:p>1</text:p>
          </table:table-cell>
          <table:table-cell table:style-name="ce370" table:formula="of:=IF([BCM.$Y86];1;&quot;&quot;)" office:value-type="float" office:value="1">
            <text:p>1</text:p>
          </table:table-cell>
          <table:table-cell table:style-name="ce375" table:formula="of:=IF([BCM.$Y86];&quot;f&quot;;&quot;&quot;)" office:value-type="string" office:string-value="f">
            <text:p>f</text:p>
          </table:table-cell>
          <table:table-cell table:formula="of:=IF([BCM.$Y86];[BCM.C86];&quot;&quot;)" office:value-type="string" office:string-value="Luz_carretera_izq">
            <text:p>Luz_carretera_izq</text:p>
          </table:table-cell>
        </table:table-row>
        <table:table-row table:style-name="ro5">
          <table:table-cell table:style-name="ce370" table:formula="of:=IF([BCM.$Y87];[BCM.T87];&quot;&quot;)" office:value-type="float" office:value="84">
            <text:p>84</text:p>
          </table:table-cell>
          <table:table-cell table:formula="of:=IF([BCM.$Y87];IF(LEN([BCM.V87])&gt;0;[BCM.V87];[BCM.C87]);&quot;&quot;)" office:value-type="string" office:string-value="OUT_HIGHBEAM_LAMP_R">
            <text:p>OUT_HIGHBEAM_LAMP_R</text:p>
          </table:table-cell>
          <table:table-cell table:number-columns-repeated="2"/>
          <table:table-cell table:style-name="ce375" table:formula="of:=IF([BCM.$Y87];VLOOKUP([$BCM.$D87];[BD_GenCode.$A$2:.$B$50];2;0);&quot;&quot;)" office:value-type="float" office:value="1">
            <text:p>1</text:p>
          </table:table-cell>
          <table:table-cell table:style-name="ce370" table:formula="of:=IF([BCM.$Y87];1;&quot;&quot;)" office:value-type="float" office:value="1">
            <text:p>1</text:p>
          </table:table-cell>
          <table:table-cell table:style-name="ce375" table:formula="of:=IF([BCM.$Y87];&quot;f&quot;;&quot;&quot;)" office:value-type="string" office:string-value="f">
            <text:p>f</text:p>
          </table:table-cell>
          <table:table-cell table:formula="of:=IF([BCM.$Y87];[BCM.C87];&quot;&quot;)" office:value-type="string" office:string-value="Luz_carretera_dcha">
            <text:p>Luz_carretera_dcha</text:p>
          </table:table-cell>
        </table:table-row>
        <table:table-row table:style-name="ro5">
          <table:table-cell table:style-name="ce370" table:formula="of:=IF([BCM.$Y88];[BCM.T88];&quot;&quot;)" office:value-type="float" office:value="85">
            <text:p>85</text:p>
          </table:table-cell>
          <table:table-cell table:formula="of:=IF([BCM.$Y88];IF(LEN([BCM.V88])&gt;0;[BCM.V88];[BCM.C88]);&quot;&quot;)" office:value-type="string" office:string-value="OUT_WIPER1">
            <text:p>OUT_WIPER1</text:p>
          </table:table-cell>
          <table:table-cell table:number-columns-repeated="2"/>
          <table:table-cell table:style-name="ce375" table:formula="of:=IF([BCM.$Y88];VLOOKUP([$BCM.$D88];[BD_GenCode.$A$2:.$B$50];2;0);&quot;&quot;)" office:value-type="float" office:value="1">
            <text:p>1</text:p>
          </table:table-cell>
          <table:table-cell table:style-name="ce370" table:formula="of:=IF([BCM.$Y88];1;&quot;&quot;)" office:value-type="float" office:value="1">
            <text:p>1</text:p>
          </table:table-cell>
          <table:table-cell table:style-name="ce375" table:formula="of:=IF([BCM.$Y88];&quot;f&quot;;&quot;&quot;)" office:value-type="string" office:string-value="f">
            <text:p>f</text:p>
          </table:table-cell>
          <table:table-cell table:formula="of:=IF([BCM.$Y88];[BCM.C88];&quot;&quot;)" office:value-type="string" office:string-value="Limpiaparabrisas1">
            <text:p>Limpiaparabrisas1</text:p>
          </table:table-cell>
        </table:table-row>
        <table:table-row table:style-name="ro5">
          <table:table-cell table:style-name="ce370" table:formula="of:=IF([BCM.$Y89];[BCM.T89];&quot;&quot;)" office:value-type="float" office:value="86">
            <text:p>86</text:p>
          </table:table-cell>
          <table:table-cell table:formula="of:=IF([BCM.$Y89];IF(LEN([BCM.V89])&gt;0;[BCM.V89];[BCM.C89]);&quot;&quot;)" office:value-type="string" office:string-value="OUT_WIPER2">
            <text:p>OUT_WIPER2</text:p>
          </table:table-cell>
          <table:table-cell table:number-columns-repeated="2"/>
          <table:table-cell table:style-name="ce375" table:formula="of:=IF([BCM.$Y89];VLOOKUP([$BCM.$D89];[BD_GenCode.$A$2:.$B$50];2;0);&quot;&quot;)" office:value-type="float" office:value="1">
            <text:p>1</text:p>
          </table:table-cell>
          <table:table-cell table:style-name="ce370" table:formula="of:=IF([BCM.$Y89];1;&quot;&quot;)" office:value-type="float" office:value="1">
            <text:p>1</text:p>
          </table:table-cell>
          <table:table-cell table:style-name="ce375" table:formula="of:=IF([BCM.$Y89];&quot;f&quot;;&quot;&quot;)" office:value-type="string" office:string-value="f">
            <text:p>f</text:p>
          </table:table-cell>
          <table:table-cell table:formula="of:=IF([BCM.$Y89];[BCM.C89];&quot;&quot;)" office:value-type="string" office:string-value="Limpiaparabrisas2">
            <text:p>Limpiaparabrisas2</text:p>
          </table:table-cell>
        </table:table-row>
        <table:table-row table:style-name="ro5">
          <table:table-cell table:style-name="ce370" table:formula="of:=IF([BCM.$Y90];[BCM.T90];&quot;&quot;)" office:value-type="float" office:value="87">
            <text:p>87</text:p>
          </table:table-cell>
          <table:table-cell table:formula="of:=IF([BCM.$Y90];IF(LEN([BCM.V90])&gt;0;[BCM.V90];[BCM.C90]);&quot;&quot;)" office:value-type="string" office:string-value="OUT_10A_KL15_RES">
            <text:p>OUT_10A_KL15_RES</text:p>
          </table:table-cell>
          <table:table-cell table:number-columns-repeated="2"/>
          <table:table-cell table:style-name="ce375" table:formula="of:=IF([BCM.$Y90];VLOOKUP([$BCM.$D90];[BD_GenCode.$A$2:.$B$50];2;0);&quot;&quot;)" office:value-type="float" office:value="1">
            <text:p>1</text:p>
          </table:table-cell>
          <table:table-cell table:style-name="ce370" table:formula="of:=IF([BCM.$Y90];1;&quot;&quot;)" office:value-type="float" office:value="1">
            <text:p>1</text:p>
          </table:table-cell>
          <table:table-cell table:style-name="ce375" table:formula="of:=IF([BCM.$Y90];&quot;f&quot;;&quot;&quot;)" office:value-type="string" office:string-value="f">
            <text:p>f</text:p>
          </table:table-cell>
          <table:table-cell table:formula="of:=IF([BCM.$Y90];[BCM.C90];&quot;&quot;)" office:value-type="string" office:string-value="DO_10A_KL15">
            <text:p>DO_10A_KL15</text:p>
          </table:table-cell>
        </table:table-row>
        <table:table-row table:style-name="ro5">
          <table:table-cell table:style-name="ce370" table:formula="of:=IF([BCM.$Y91];[BCM.T91];&quot;&quot;)" office:value-type="float" office:value="88">
            <text:p>88</text:p>
          </table:table-cell>
          <table:table-cell table:formula="of:=IF([BCM.$Y91];IF(LEN([BCM.V91])&gt;0;[BCM.V91];[BCM.C91]);&quot;&quot;)" office:value-type="string" office:string-value="OUT_PWM_FAN1">
            <text:p>OUT_PWM_FAN1</text:p>
          </table:table-cell>
          <table:table-cell table:number-columns-repeated="2"/>
          <table:table-cell table:style-name="ce375" table:formula="of:=IF([BCM.$Y91];VLOOKUP([$BCM.$D91];[BD_GenCode.$A$2:.$B$50];2;0);&quot;&quot;)" office:value-type="float" office:value="3">
            <text:p>3</text:p>
          </table:table-cell>
          <table:table-cell table:style-name="ce370" table:formula="of:=IF([BCM.$Y91];1;&quot;&quot;)" office:value-type="float" office:value="1">
            <text:p>1</text:p>
          </table:table-cell>
          <table:table-cell table:style-name="ce375" table:formula="of:=IF([BCM.$Y91];&quot;f&quot;;&quot;&quot;)" office:value-type="string" office:string-value="f">
            <text:p>f</text:p>
          </table:table-cell>
          <table:table-cell table:formula="of:=IF([BCM.$Y91];[BCM.C91];&quot;&quot;)" office:value-type="string" office:string-value="PWM_soplador1">
            <text:p>PWM_soplador1</text:p>
          </table:table-cell>
        </table:table-row>
        <table:table-row table:style-name="ro5">
          <table:table-cell table:style-name="ce370" table:formula="of:=IF([BCM.$Y92];[BCM.T92];&quot;&quot;)" office:value-type="float" office:value="89">
            <text:p>89</text:p>
          </table:table-cell>
          <table:table-cell table:formula="of:=IF([BCM.$Y92];IF(LEN([BCM.V92])&gt;0;[BCM.V92];[BCM.C92]);&quot;&quot;)" office:value-type="string" office:string-value="OUT_PWM_FAN2">
            <text:p>OUT_PWM_FAN2</text:p>
          </table:table-cell>
          <table:table-cell table:number-columns-repeated="2"/>
          <table:table-cell table:style-name="ce375" table:formula="of:=IF([BCM.$Y92];VLOOKUP([$BCM.$D92];[BD_GenCode.$A$2:.$B$50];2;0);&quot;&quot;)" office:value-type="float" office:value="3">
            <text:p>3</text:p>
          </table:table-cell>
          <table:table-cell table:style-name="ce370" table:formula="of:=IF([BCM.$Y92];1;&quot;&quot;)" office:value-type="float" office:value="1">
            <text:p>1</text:p>
          </table:table-cell>
          <table:table-cell table:style-name="ce375" table:formula="of:=IF([BCM.$Y92];&quot;f&quot;;&quot;&quot;)" office:value-type="string" office:string-value="f">
            <text:p>f</text:p>
          </table:table-cell>
          <table:table-cell table:formula="of:=IF([BCM.$Y92];[BCM.C92];&quot;&quot;)" office:value-type="string" office:string-value="PWM_soplador2">
            <text:p>PWM_soplador2</text:p>
          </table:table-cell>
        </table:table-row>
        <table:table-row table:style-name="ro5">
          <table:table-cell table:style-name="ce370" table:formula="of:=IF([BCM.$Y93];[BCM.T93];&quot;&quot;)" office:value-type="float" office:value="90">
            <text:p>90</text:p>
          </table:table-cell>
          <table:table-cell table:formula="of:=IF([BCM.$Y93];IF(LEN([BCM.V93])&gt;0;[BCM.V93];[BCM.C93]);&quot;&quot;)" office:value-type="string" office:string-value="OUT_PWM_RES1">
            <text:p>OUT_PWM_RES1</text:p>
          </table:table-cell>
          <table:table-cell table:number-columns-repeated="2"/>
          <table:table-cell table:style-name="ce375" table:formula="of:=IF([BCM.$Y93];VLOOKUP([$BCM.$D93];[BD_GenCode.$A$2:.$B$50];2;0);&quot;&quot;)" office:value-type="float" office:value="3">
            <text:p>3</text:p>
          </table:table-cell>
          <table:table-cell table:style-name="ce370" table:formula="of:=IF([BCM.$Y93];1;&quot;&quot;)" office:value-type="float" office:value="1">
            <text:p>1</text:p>
          </table:table-cell>
          <table:table-cell table:style-name="ce375" table:formula="of:=IF([BCM.$Y93];&quot;f&quot;;&quot;&quot;)" office:value-type="string" office:string-value="f">
            <text:p>f</text:p>
          </table:table-cell>
          <table:table-cell table:formula="of:=IF([BCM.$Y93];[BCM.C93];&quot;&quot;)" office:value-type="string" office:string-value="PWM_1">
            <text:p>PWM_1</text:p>
          </table:table-cell>
        </table:table-row>
        <table:table-row table:style-name="ro5">
          <table:table-cell table:style-name="ce370" table:formula="of:=IF([BCM.$Y94];[BCM.T94];&quot;&quot;)" office:value-type="float" office:value="91">
            <text:p>91</text:p>
          </table:table-cell>
          <table:table-cell table:formula="of:=IF([BCM.$Y94];IF(LEN([BCM.V94])&gt;0;[BCM.V94];[BCM.C94]);&quot;&quot;)" office:value-type="string" office:string-value="OUT_PWM_RES2">
            <text:p>OUT_PWM_RES2</text:p>
          </table:table-cell>
          <table:table-cell table:number-columns-repeated="2"/>
          <table:table-cell table:style-name="ce375" table:formula="of:=IF([BCM.$Y94];VLOOKUP([$BCM.$D94];[BD_GenCode.$A$2:.$B$50];2;0);&quot;&quot;)" office:value-type="float" office:value="3">
            <text:p>3</text:p>
          </table:table-cell>
          <table:table-cell table:style-name="ce370" table:formula="of:=IF([BCM.$Y94];1;&quot;&quot;)" office:value-type="float" office:value="1">
            <text:p>1</text:p>
          </table:table-cell>
          <table:table-cell table:style-name="ce375" table:formula="of:=IF([BCM.$Y94];&quot;f&quot;;&quot;&quot;)" office:value-type="string" office:string-value="f">
            <text:p>f</text:p>
          </table:table-cell>
          <table:table-cell table:formula="of:=IF([BCM.$Y94];[BCM.C94];&quot;&quot;)" office:value-type="string" office:string-value="PWM_2">
            <text:p>PWM_2</text:p>
          </table:table-cell>
        </table:table-row>
        <table:table-row table:style-name="ro5">
          <table:table-cell table:style-name="ce370" table:formula="of:=IF([BCM.$Y95];[BCM.T95];&quot;&quot;)" office:value-type="float" office:value="92">
            <text:p>92</text:p>
          </table:table-cell>
          <table:table-cell table:formula="of:=IF([BCM.$Y95];IF(LEN([BCM.V95])&gt;0;[BCM.V95];[BCM.C95]);&quot;&quot;)" office:value-type="string" office:string-value="OUT_MIRROR_L_H">
            <text:p>OUT_MIRROR_L_H</text:p>
          </table:table-cell>
          <table:table-cell table:number-columns-repeated="2"/>
          <table:table-cell table:style-name="ce375" table:formula="of:=IF([BCM.$Y95];VLOOKUP([$BCM.$D95];[BD_GenCode.$A$2:.$B$50];2;0);&quot;&quot;)" office:value-type="float" office:value="12">
            <text:p>12</text:p>
          </table:table-cell>
          <table:table-cell table:style-name="ce370" table:formula="of:=IF([BCM.$Y95];1;&quot;&quot;)" office:value-type="float" office:value="1">
            <text:p>1</text:p>
          </table:table-cell>
          <table:table-cell table:style-name="ce375" table:formula="of:=IF([BCM.$Y95];&quot;f&quot;;&quot;&quot;)" office:value-type="string" office:string-value="f">
            <text:p>f</text:p>
          </table:table-cell>
          <table:table-cell table:formula="of:=IF([BCM.$Y95];[BCM.C95];&quot;&quot;)" office:value-type="string" office:string-value="Retrovisor_Dcho_h">
            <text:p>Retrovisor_Dcho_h</text:p>
          </table:table-cell>
        </table:table-row>
        <table:table-row table:style-name="ro5">
          <table:table-cell table:style-name="ce370" table:formula="of:=IF([BCM.$Y96];[BCM.T96];&quot;&quot;)" office:value-type="float" office:value="93">
            <text:p>93</text:p>
          </table:table-cell>
          <table:table-cell table:formula="of:=IF([BCM.$Y96];IF(LEN([BCM.V96])&gt;0;[BCM.V96];[BCM.C96]);&quot;&quot;)" office:value-type="string" office:string-value="OUT_MIRROR_L_C">
            <text:p>OUT_MIRROR_L_C</text:p>
          </table:table-cell>
          <table:table-cell table:number-columns-repeated="2"/>
          <table:table-cell table:style-name="ce375" table:formula="of:=IF([BCM.$Y96];VLOOKUP([$BCM.$D96];[BD_GenCode.$A$2:.$B$50];2;0);&quot;&quot;)" office:value-type="float" office:value="12">
            <text:p>12</text:p>
          </table:table-cell>
          <table:table-cell table:style-name="ce370" table:formula="of:=IF([BCM.$Y96];1;&quot;&quot;)" office:value-type="float" office:value="1">
            <text:p>1</text:p>
          </table:table-cell>
          <table:table-cell table:style-name="ce375" table:formula="of:=IF([BCM.$Y96];&quot;f&quot;;&quot;&quot;)" office:value-type="string" office:string-value="f">
            <text:p>f</text:p>
          </table:table-cell>
          <table:table-cell table:formula="of:=IF([BCM.$Y96];[BCM.C96];&quot;&quot;)" office:value-type="string" office:string-value="Retrovisor_Dcho_com">
            <text:p>Retrovisor_Dcho_com</text:p>
          </table:table-cell>
        </table:table-row>
        <table:table-row table:style-name="ro5">
          <table:table-cell table:style-name="ce370" table:formula="of:=IF([BCM.$Y97];[BCM.T97];&quot;&quot;)" office:value-type="float" office:value="94">
            <text:p>94</text:p>
          </table:table-cell>
          <table:table-cell table:formula="of:=IF([BCM.$Y97];IF(LEN([BCM.V97])&gt;0;[BCM.V97];[BCM.C97]);&quot;&quot;)" office:value-type="string" office:string-value="OUT_MIRROR_L_V">
            <text:p>OUT_MIRROR_L_V</text:p>
          </table:table-cell>
          <table:table-cell table:number-columns-repeated="2"/>
          <table:table-cell table:style-name="ce375" table:formula="of:=IF([BCM.$Y97];VLOOKUP([$BCM.$D97];[BD_GenCode.$A$2:.$B$50];2;0);&quot;&quot;)" office:value-type="float" office:value="12">
            <text:p>12</text:p>
          </table:table-cell>
          <table:table-cell table:style-name="ce370" table:formula="of:=IF([BCM.$Y97];1;&quot;&quot;)" office:value-type="float" office:value="1">
            <text:p>1</text:p>
          </table:table-cell>
          <table:table-cell table:style-name="ce375" table:formula="of:=IF([BCM.$Y97];&quot;f&quot;;&quot;&quot;)" office:value-type="string" office:string-value="f">
            <text:p>f</text:p>
          </table:table-cell>
          <table:table-cell table:formula="of:=IF([BCM.$Y97];[BCM.C97];&quot;&quot;)" office:value-type="string" office:string-value="Retrovisor_Dcho_v">
            <text:p>Retrovisor_Dcho_v</text:p>
          </table:table-cell>
        </table:table-row>
        <table:table-row table:style-name="ro5">
          <table:table-cell table:style-name="ce370" table:formula="of:=IF([BCM.$Y98];[BCM.T98];&quot;&quot;)" office:value-type="float" office:value="95">
            <text:p>95</text:p>
          </table:table-cell>
          <table:table-cell table:formula="of:=IF([BCM.$Y98];IF(LEN([BCM.V98])&gt;0;[BCM.V98];[BCM.C98]);&quot;&quot;)" office:value-type="string" office:string-value="OUT_MIRROR_R_H">
            <text:p>OUT_MIRROR_R_H</text:p>
          </table:table-cell>
          <table:table-cell table:number-columns-repeated="2"/>
          <table:table-cell table:style-name="ce375" table:formula="of:=IF([BCM.$Y98];VLOOKUP([$BCM.$D98];[BD_GenCode.$A$2:.$B$50];2;0);&quot;&quot;)" office:value-type="float" office:value="12">
            <text:p>12</text:p>
          </table:table-cell>
          <table:table-cell table:style-name="ce370" table:formula="of:=IF([BCM.$Y98];1;&quot;&quot;)" office:value-type="float" office:value="1">
            <text:p>1</text:p>
          </table:table-cell>
          <table:table-cell table:style-name="ce375" table:formula="of:=IF([BCM.$Y98];&quot;f&quot;;&quot;&quot;)" office:value-type="string" office:string-value="f">
            <text:p>f</text:p>
          </table:table-cell>
          <table:table-cell table:formula="of:=IF([BCM.$Y98];[BCM.C98];&quot;&quot;)" office:value-type="string" office:string-value="Retrovisor_Izq_h">
            <text:p>Retrovisor_Izq_h</text:p>
          </table:table-cell>
        </table:table-row>
        <table:table-row table:style-name="ro5">
          <table:table-cell table:style-name="ce370" table:formula="of:=IF([BCM.$Y99];[BCM.T99];&quot;&quot;)" office:value-type="float" office:value="96">
            <text:p>96</text:p>
          </table:table-cell>
          <table:table-cell table:formula="of:=IF([BCM.$Y99];IF(LEN([BCM.V99])&gt;0;[BCM.V99];[BCM.C99]);&quot;&quot;)" office:value-type="string" office:string-value="OUT_MIRROR_R_C">
            <text:p>OUT_MIRROR_R_C</text:p>
          </table:table-cell>
          <table:table-cell table:number-columns-repeated="2"/>
          <table:table-cell table:style-name="ce375" table:formula="of:=IF([BCM.$Y99];VLOOKUP([$BCM.$D99];[BD_GenCode.$A$2:.$B$50];2;0);&quot;&quot;)" office:value-type="float" office:value="12">
            <text:p>12</text:p>
          </table:table-cell>
          <table:table-cell table:style-name="ce370" table:formula="of:=IF([BCM.$Y99];1;&quot;&quot;)" office:value-type="float" office:value="1">
            <text:p>1</text:p>
          </table:table-cell>
          <table:table-cell table:style-name="ce375" table:formula="of:=IF([BCM.$Y99];&quot;f&quot;;&quot;&quot;)" office:value-type="string" office:string-value="f">
            <text:p>f</text:p>
          </table:table-cell>
          <table:table-cell table:formula="of:=IF([BCM.$Y99];[BCM.C99];&quot;&quot;)" office:value-type="string" office:string-value="Retrovisor_Izq_com">
            <text:p>Retrovisor_Izq_com</text:p>
          </table:table-cell>
        </table:table-row>
        <table:table-row table:style-name="ro5">
          <table:table-cell table:style-name="ce370" table:formula="of:=IF([BCM.$Y100];[BCM.T100];&quot;&quot;)" office:value-type="float" office:value="97">
            <text:p>97</text:p>
          </table:table-cell>
          <table:table-cell table:formula="of:=IF([BCM.$Y100];IF(LEN([BCM.V100])&gt;0;[BCM.V100];[BCM.C100]);&quot;&quot;)" office:value-type="string" office:string-value="OUT_MIRROR_R_V">
            <text:p>OUT_MIRROR_R_V</text:p>
          </table:table-cell>
          <table:table-cell table:number-columns-repeated="2"/>
          <table:table-cell table:style-name="ce375" table:formula="of:=IF([BCM.$Y100];VLOOKUP([$BCM.$D100];[BD_GenCode.$A$2:.$B$50];2;0);&quot;&quot;)" office:value-type="float" office:value="12">
            <text:p>12</text:p>
          </table:table-cell>
          <table:table-cell table:style-name="ce370" table:formula="of:=IF([BCM.$Y100];1;&quot;&quot;)" office:value-type="float" office:value="1">
            <text:p>1</text:p>
          </table:table-cell>
          <table:table-cell table:style-name="ce375" table:formula="of:=IF([BCM.$Y100];&quot;f&quot;;&quot;&quot;)" office:value-type="string" office:string-value="f">
            <text:p>f</text:p>
          </table:table-cell>
          <table:table-cell table:formula="of:=IF([BCM.$Y100];[BCM.C100];&quot;&quot;)" office:value-type="string" office:string-value="Retrovisor_Izq_v">
            <text:p>Retrovisor_Izq_v</text:p>
          </table:table-cell>
        </table:table-row>
        <table:table-row table:style-name="ro5">
          <table:table-cell table:style-name="ce370" table:formula="of:=IF([BCM.$Y101];[BCM.T101];&quot;&quot;)" office:value-type="float" office:value="98">
            <text:p>98</text:p>
          </table:table-cell>
          <table:table-cell table:formula="of:=IF([BCM.$Y101];IF(LEN([BCM.V101])&gt;0;[BCM.V101];[BCM.C101]);&quot;&quot;)" office:value-type="string" office:string-value="OUT_H_BRIDGE_RES+">
            <text:p>OUT_H_BRIDGE_RES+</text:p>
          </table:table-cell>
          <table:table-cell table:number-columns-repeated="2"/>
          <table:table-cell table:style-name="ce375" table:formula="of:=IF([BCM.$Y101];VLOOKUP([$BCM.$D101];[BD_GenCode.$A$2:.$B$50];2;0);&quot;&quot;)" office:value-type="float" office:value="12">
            <text:p>12</text:p>
          </table:table-cell>
          <table:table-cell table:style-name="ce370" table:formula="of:=IF([BCM.$Y101];1;&quot;&quot;)" office:value-type="float" office:value="1">
            <text:p>1</text:p>
          </table:table-cell>
          <table:table-cell table:style-name="ce375" table:formula="of:=IF([BCM.$Y101];&quot;f&quot;;&quot;&quot;)" office:value-type="string" office:string-value="f">
            <text:p>f</text:p>
          </table:table-cell>
          <table:table-cell table:formula="of:=IF([BCM.$Y101];[BCM.C101];&quot;&quot;)" office:value-type="string" office:string-value="H_Bridge_pos">
            <text:p>H_Bridge_pos</text:p>
          </table:table-cell>
        </table:table-row>
        <table:table-row table:style-name="ro5">
          <table:table-cell table:style-name="ce370" table:formula="of:=IF([BCM.$Y102];[BCM.T102];&quot;&quot;)" office:value-type="float" office:value="99">
            <text:p>99</text:p>
          </table:table-cell>
          <table:table-cell table:formula="of:=IF([BCM.$Y102];IF(LEN([BCM.V102])&gt;0;[BCM.V102];[BCM.C102]);&quot;&quot;)" office:value-type="string" office:string-value="OUT_H_BRIDGE_RES-">
            <text:p>OUT_H_BRIDGE_RES-</text:p>
          </table:table-cell>
          <table:table-cell table:number-columns-repeated="2"/>
          <table:table-cell table:style-name="ce375" table:formula="of:=IF([BCM.$Y102];VLOOKUP([$BCM.$D102];[BD_GenCode.$A$2:.$B$50];2;0);&quot;&quot;)" office:value-type="float" office:value="12">
            <text:p>12</text:p>
          </table:table-cell>
          <table:table-cell table:style-name="ce370" table:formula="of:=IF([BCM.$Y102];1;&quot;&quot;)" office:value-type="float" office:value="1">
            <text:p>1</text:p>
          </table:table-cell>
          <table:table-cell table:style-name="ce375" table:formula="of:=IF([BCM.$Y102];&quot;f&quot;;&quot;&quot;)" office:value-type="string" office:string-value="f">
            <text:p>f</text:p>
          </table:table-cell>
          <table:table-cell table:formula="of:=IF([BCM.$Y102];[BCM.C102];&quot;&quot;)" office:value-type="string" office:string-value="H_Bridge_neg">
            <text:p>H_Bridge_neg</text:p>
          </table:table-cell>
        </table:table-row>
        <table:table-row table:style-name="ro5">
          <table:table-cell table:style-name="ce370" table:formula="of:=IF([BCM.$Y103];[BCM.T103];&quot;&quot;)" office:value-type="float" office:value="100">
            <text:p>100</text:p>
          </table:table-cell>
          <table:table-cell table:formula="of:=IF([BCM.$Y103];IF(LEN([BCM.V103])&gt;0;[BCM.V103];[BCM.C103]);&quot;&quot;)" office:value-type="string" office:string-value="OUT_POWER_BOT">
            <text:p>OUT_POWER_BOT</text:p>
          </table:table-cell>
          <table:table-cell table:number-columns-repeated="2"/>
          <table:table-cell table:style-name="ce375" table:formula="of:=IF([BCM.$Y103];VLOOKUP([$BCM.$D103];[BD_GenCode.$A$2:.$B$50];2;0);&quot;&quot;)" office:value-type="float" office:value="1">
            <text:p>1</text:p>
          </table:table-cell>
          <table:table-cell table:style-name="ce370" table:formula="of:=IF([BCM.$Y103];1;&quot;&quot;)" office:value-type="float" office:value="1">
            <text:p>1</text:p>
          </table:table-cell>
          <table:table-cell table:style-name="ce375" table:formula="of:=IF([BCM.$Y103];&quot;f&quot;;&quot;&quot;)" office:value-type="string" office:string-value="f">
            <text:p>f</text:p>
          </table:table-cell>
          <table:table-cell table:formula="of:=IF([BCM.$Y103];[BCM.C103];&quot;&quot;)" office:value-type="string" office:string-value="Power_BOT">
            <text:p>Power_BOT</text:p>
          </table:table-cell>
        </table:table-row>
        <table:table-row table:style-name="ro5">
          <table:table-cell table:style-name="ce370" table:formula="of:=IF([BCM.$Y104];[BCM.T104];&quot;&quot;)" office:value-type="float" office:value="101">
            <text:p>101</text:p>
          </table:table-cell>
          <table:table-cell table:formula="of:=IF([BCM.$Y104];IF(LEN([BCM.V104])&gt;0;[BCM.V104];[BCM.C104]);&quot;&quot;)" office:value-type="string" office:string-value="OUT_IGNITION_BMS">
            <text:p>OUT_IGNITION_BMS</text:p>
          </table:table-cell>
          <table:table-cell table:number-columns-repeated="2"/>
          <table:table-cell table:style-name="ce375" table:formula="of:=IF([BCM.$Y104];VLOOKUP([$BCM.$D104];[BD_GenCode.$A$2:.$B$50];2;0);&quot;&quot;)" office:value-type="float" office:value="1">
            <text:p>1</text:p>
          </table:table-cell>
          <table:table-cell table:style-name="ce370" table:formula="of:=IF([BCM.$Y104];1;&quot;&quot;)" office:value-type="float" office:value="1">
            <text:p>1</text:p>
          </table:table-cell>
          <table:table-cell table:style-name="ce375" table:formula="of:=IF([BCM.$Y104];&quot;f&quot;;&quot;&quot;)" office:value-type="string" office:string-value="f">
            <text:p>f</text:p>
          </table:table-cell>
          <table:table-cell table:formula="of:=IF([BCM.$Y104];[BCM.C104];&quot;&quot;)" office:value-type="string" office:string-value="Ignition_BMS">
            <text:p>Ignition_BMS</text:p>
          </table:table-cell>
        </table:table-row>
        <table:table-row table:style-name="ro5">
          <table:table-cell table:style-name="ce370" table:formula="of:=IF([BCM.$Y105];[BCM.T105];&quot;&quot;)" office:value-type="float" office:value="102">
            <text:p>102</text:p>
          </table:table-cell>
          <table:table-cell table:formula="of:=IF([BCM.$Y105];IF(LEN([BCM.V105])&gt;0;[BCM.V105];[BCM.C105]);&quot;&quot;)" office:value-type="string" office:string-value="OUT_MAIN_SW">
            <text:p>OUT_MAIN_SW</text:p>
          </table:table-cell>
          <table:table-cell table:number-columns-repeated="2"/>
          <table:table-cell table:style-name="ce375" table:formula="of:=IF([BCM.$Y105];VLOOKUP([$BCM.$D105];[BD_GenCode.$A$2:.$B$50];2;0);&quot;&quot;)" office:value-type="float" office:value="1">
            <text:p>1</text:p>
          </table:table-cell>
          <table:table-cell table:style-name="ce370" table:formula="of:=IF([BCM.$Y105];1;&quot;&quot;)" office:value-type="float" office:value="1">
            <text:p>1</text:p>
          </table:table-cell>
          <table:table-cell table:style-name="ce375" table:formula="of:=IF([BCM.$Y105];&quot;f&quot;;&quot;&quot;)" office:value-type="string" office:string-value="f">
            <text:p>f</text:p>
          </table:table-cell>
          <table:table-cell table:formula="of:=IF([BCM.$Y105];[BCM.C105];&quot;&quot;)" office:value-type="string" office:string-value="Main_SW">
            <text:p>Main_SW</text:p>
          </table:table-cell>
        </table:table-row>
        <table:table-row table:style-name="ro5">
          <table:table-cell table:style-name="ce370" table:formula="of:=IF([BCM.$Y106];[BCM.T106];&quot;&quot;)" office:value-type="float" office:value="103">
            <text:p>103</text:p>
          </table:table-cell>
          <table:table-cell table:formula="of:=IF([BCM.$Y106];IF(LEN([BCM.V106])&gt;0;[BCM.V106];[BCM.C106]);&quot;&quot;)" office:value-type="string" office:string-value="OUT_FOG_LAMP">
            <text:p>OUT_FOG_LAMP</text:p>
          </table:table-cell>
          <table:table-cell table:number-columns-repeated="2"/>
          <table:table-cell table:style-name="ce375" table:formula="of:=IF([BCM.$Y106];VLOOKUP([$BCM.$D106];[BD_GenCode.$A$2:.$B$50];2;0);&quot;&quot;)" office:value-type="float" office:value="1">
            <text:p>1</text:p>
          </table:table-cell>
          <table:table-cell table:style-name="ce370" table:formula="of:=IF([BCM.$Y106];1;&quot;&quot;)" office:value-type="float" office:value="1">
            <text:p>1</text:p>
          </table:table-cell>
          <table:table-cell table:style-name="ce375" table:formula="of:=IF([BCM.$Y106];&quot;f&quot;;&quot;&quot;)" office:value-type="string" office:string-value="f">
            <text:p>f</text:p>
          </table:table-cell>
          <table:table-cell table:formula="of:=IF([BCM.$Y106];[BCM.C106];&quot;&quot;)" office:value-type="string" office:string-value="Luz_antiniebla">
            <text:p>Luz_antiniebla</text:p>
          </table:table-cell>
        </table:table-row>
        <table:table-row table:style-name="ro5">
          <table:table-cell table:style-name="ce370" table:formula="of:=IF([BCM.$Y107];[BCM.T107];&quot;&quot;)" office:value-type="float" office:value="104">
            <text:p>104</text:p>
          </table:table-cell>
          <table:table-cell table:formula="of:=IF([BCM.$Y107];IF(LEN([BCM.V107])&gt;0;[BCM.V107];[BCM.C107]);&quot;&quot;)" office:value-type="string" office:string-value="OUT_REAR_LAMP">
            <text:p>OUT_REAR_LAMP</text:p>
          </table:table-cell>
          <table:table-cell table:number-columns-repeated="2"/>
          <table:table-cell table:style-name="ce375" table:formula="of:=IF([BCM.$Y107];VLOOKUP([$BCM.$D107];[BD_GenCode.$A$2:.$B$50];2;0);&quot;&quot;)" office:value-type="float" office:value="1">
            <text:p>1</text:p>
          </table:table-cell>
          <table:table-cell table:style-name="ce370" table:formula="of:=IF([BCM.$Y107];1;&quot;&quot;)" office:value-type="float" office:value="1">
            <text:p>1</text:p>
          </table:table-cell>
          <table:table-cell table:style-name="ce375" table:formula="of:=IF([BCM.$Y107];&quot;f&quot;;&quot;&quot;)" office:value-type="string" office:string-value="f">
            <text:p>f</text:p>
          </table:table-cell>
          <table:table-cell table:formula="of:=IF([BCM.$Y107];[BCM.C107];&quot;&quot;)" office:value-type="string" office:string-value="Luz_marcha_atras">
            <text:p>Luz_marcha_atras</text:p>
          </table:table-cell>
        </table:table-row>
        <table:table-row table:style-name="ro5">
          <table:table-cell table:style-name="ce370" table:formula="of:=IF([BCM.$Y108];[BCM.T108];&quot;&quot;)" office:value-type="float" office:value="105">
            <text:p>105</text:p>
          </table:table-cell>
          <table:table-cell table:formula="of:=IF([BCM.$Y108];IF(LEN([BCM.V108])&gt;0;[BCM.V108];[BCM.C108]);&quot;&quot;)" office:value-type="string" office:string-value="OUT_BRAKE_COIL">
            <text:p>OUT_BRAKE_COIL</text:p>
          </table:table-cell>
          <table:table-cell table:number-columns-repeated="2"/>
          <table:table-cell table:style-name="ce375" table:formula="of:=IF([BCM.$Y108];VLOOKUP([$BCM.$D108];[BD_GenCode.$A$2:.$B$50];2;0);&quot;&quot;)" office:value-type="float" office:value="1">
            <text:p>1</text:p>
          </table:table-cell>
          <table:table-cell table:style-name="ce370" table:formula="of:=IF([BCM.$Y108];1;&quot;&quot;)" office:value-type="float" office:value="1">
            <text:p>1</text:p>
          </table:table-cell>
          <table:table-cell table:style-name="ce375" table:formula="of:=IF([BCM.$Y108];&quot;f&quot;;&quot;&quot;)" office:value-type="string" office:string-value="f">
            <text:p>f</text:p>
          </table:table-cell>
          <table:table-cell table:formula="of:=IF([BCM.$Y108];[BCM.C108];&quot;&quot;)" office:value-type="string" office:string-value="Solenoide_freno">
            <text:p>Solenoide_freno</text:p>
          </table:table-cell>
        </table:table-row>
        <table:table-row table:style-name="ro5">
          <table:table-cell table:style-name="ce370" table:formula="of:=IF([BCM.$Y109];[BCM.T109];&quot;&quot;)" office:value-type="float" office:value="106">
            <text:p>106</text:p>
          </table:table-cell>
          <table:table-cell table:formula="of:=IF([BCM.$Y109];IF(LEN([BCM.V109])&gt;0;[BCM.V109];[BCM.C109]);&quot;&quot;)" office:value-type="string" office:string-value="OUT_WATER_PUMP">
            <text:p>OUT_WATER_PUMP</text:p>
          </table:table-cell>
          <table:table-cell table:number-columns-repeated="2"/>
          <table:table-cell table:style-name="ce375" table:formula="of:=IF([BCM.$Y109];VLOOKUP([$BCM.$D109];[BD_GenCode.$A$2:.$B$50];2;0);&quot;&quot;)" office:value-type="float" office:value="1">
            <text:p>1</text:p>
          </table:table-cell>
          <table:table-cell table:style-name="ce370" table:formula="of:=IF([BCM.$Y109];1;&quot;&quot;)" office:value-type="float" office:value="1">
            <text:p>1</text:p>
          </table:table-cell>
          <table:table-cell table:style-name="ce375" table:formula="of:=IF([BCM.$Y109];&quot;f&quot;;&quot;&quot;)" office:value-type="string" office:string-value="f">
            <text:p>f</text:p>
          </table:table-cell>
          <table:table-cell table:formula="of:=IF([BCM.$Y109];[BCM.C109];&quot;&quot;)" office:value-type="string" office:string-value="Bomba_agua">
            <text:p>Bomba_agua</text:p>
          </table:table-cell>
        </table:table-row>
        <table:table-row table:style-name="ro5">
          <table:table-cell table:style-name="ce370" table:formula="of:=IF([BCM.$Y110];[BCM.T110];&quot;&quot;)" office:value-type="float" office:value="107">
            <text:p>107</text:p>
          </table:table-cell>
          <table:table-cell table:formula="of:=IF([BCM.$Y110];IF(LEN([BCM.V110])&gt;0;[BCM.V110];[BCM.C110]);&quot;&quot;)" office:value-type="string" office:string-value="OUT_DOOR_LOCK">
            <text:p>OUT_DOOR_LOCK</text:p>
          </table:table-cell>
          <table:table-cell table:number-columns-repeated="2"/>
          <table:table-cell table:style-name="ce375" table:formula="of:=IF([BCM.$Y110];VLOOKUP([$BCM.$D110];[BD_GenCode.$A$2:.$B$50];2;0);&quot;&quot;)" office:value-type="float" office:value="1">
            <text:p>1</text:p>
          </table:table-cell>
          <table:table-cell table:style-name="ce370" table:formula="of:=IF([BCM.$Y110];1;&quot;&quot;)" office:value-type="float" office:value="1">
            <text:p>1</text:p>
          </table:table-cell>
          <table:table-cell table:style-name="ce375" table:formula="of:=IF([BCM.$Y110];&quot;f&quot;;&quot;&quot;)" office:value-type="string" office:string-value="f">
            <text:p>f</text:p>
          </table:table-cell>
          <table:table-cell table:formula="of:=IF([BCM.$Y110];[BCM.C110];&quot;&quot;)" office:value-type="string" office:string-value="Cerradura_puerta">
            <text:p>Cerradura_puerta</text:p>
          </table:table-cell>
        </table:table-row>
        <table:table-row table:style-name="ro5">
          <table:table-cell table:style-name="ce370" table:formula="of:=IF([BCM.$Y111];[BCM.T111];&quot;&quot;)" office:value-type="float" office:value="108">
            <text:p>108</text:p>
          </table:table-cell>
          <table:table-cell table:formula="of:=IF([BCM.$Y111];IF(LEN([BCM.V111])&gt;0;[BCM.V111];[BCM.C111]);&quot;&quot;)" office:value-type="string" office:string-value="OUT_TRUNK_LOCK">
            <text:p>OUT_TRUNK_LOCK</text:p>
          </table:table-cell>
          <table:table-cell table:number-columns-repeated="2"/>
          <table:table-cell table:style-name="ce375" table:formula="of:=IF([BCM.$Y111];VLOOKUP([$BCM.$D111];[BD_GenCode.$A$2:.$B$50];2;0);&quot;&quot;)" office:value-type="float" office:value="1">
            <text:p>1</text:p>
          </table:table-cell>
          <table:table-cell table:style-name="ce370" table:formula="of:=IF([BCM.$Y111];1;&quot;&quot;)" office:value-type="float" office:value="1">
            <text:p>1</text:p>
          </table:table-cell>
          <table:table-cell table:style-name="ce375" table:formula="of:=IF([BCM.$Y111];&quot;f&quot;;&quot;&quot;)" office:value-type="string" office:string-value="f">
            <text:p>f</text:p>
          </table:table-cell>
          <table:table-cell table:formula="of:=IF([BCM.$Y111];[BCM.C111];&quot;&quot;)" office:value-type="string" office:string-value="Cerradura_maletero">
            <text:p>Cerradura_maletero</text:p>
          </table:table-cell>
        </table:table-row>
        <table:table-row table:style-name="ro5">
          <table:table-cell table:style-name="ce370" table:formula="of:=IF([BCM.$Y112];[BCM.T112];&quot;&quot;)" office:value-type="float" office:value="109">
            <text:p>109</text:p>
          </table:table-cell>
          <table:table-cell table:formula="of:=IF([BCM.$Y112];IF(LEN([BCM.V112])&gt;0;[BCM.V112];[BCM.C112]);&quot;&quot;)" office:value-type="string" office:string-value="OUT_6A_KL30_RES">
            <text:p>OUT_6A_KL30_RES</text:p>
          </table:table-cell>
          <table:table-cell table:number-columns-repeated="2"/>
          <table:table-cell table:style-name="ce375" table:formula="of:=IF([BCM.$Y112];VLOOKUP([$BCM.$D112];[BD_GenCode.$A$2:.$B$50];2;0);&quot;&quot;)" office:value-type="float" office:value="1">
            <text:p>1</text:p>
          </table:table-cell>
          <table:table-cell table:style-name="ce370" table:formula="of:=IF([BCM.$Y112];1;&quot;&quot;)" office:value-type="float" office:value="1">
            <text:p>1</text:p>
          </table:table-cell>
          <table:table-cell table:style-name="ce375" table:formula="of:=IF([BCM.$Y112];&quot;f&quot;;&quot;&quot;)" office:value-type="string" office:string-value="f">
            <text:p>f</text:p>
          </table:table-cell>
          <table:table-cell table:formula="of:=IF([BCM.$Y112];[BCM.C112];&quot;&quot;)" office:value-type="string" office:string-value="DO_6A_KL30">
            <text:p>DO_6A_KL30</text:p>
          </table:table-cell>
        </table:table-row>
        <table:table-row table:style-name="ro5">
          <table:table-cell table:style-name="ce370" table:formula="of:=IF([BCM.$Y113];[BCM.T113];&quot;&quot;)" office:value-type="float" office:value="110">
            <text:p>110</text:p>
          </table:table-cell>
          <table:table-cell table:formula="of:=IF([BCM.$Y113];IF(LEN([BCM.V113])&gt;0;[BCM.V113];[BCM.C113]);&quot;&quot;)" office:value-type="string" office:string-value="OUT_FLASH_LEFT">
            <text:p>OUT_FLASH_LEFT</text:p>
          </table:table-cell>
          <table:table-cell table:number-columns-repeated="2"/>
          <table:table-cell table:style-name="ce375" table:formula="of:=IF([BCM.$Y113];VLOOKUP([$BCM.$D113];[BD_GenCode.$A$2:.$B$50];2;0);&quot;&quot;)" office:value-type="float" office:value="1">
            <text:p>1</text:p>
          </table:table-cell>
          <table:table-cell table:style-name="ce370" table:formula="of:=IF([BCM.$Y113];1;&quot;&quot;)" office:value-type="float" office:value="1">
            <text:p>1</text:p>
          </table:table-cell>
          <table:table-cell table:style-name="ce375" table:formula="of:=IF([BCM.$Y113];&quot;f&quot;;&quot;&quot;)" office:value-type="string" office:string-value="f">
            <text:p>f</text:p>
          </table:table-cell>
          <table:table-cell table:formula="of:=IF([BCM.$Y113];[BCM.C113];&quot;&quot;)" office:value-type="string" office:string-value="Luz_interm_izq">
            <text:p>Luz_interm_izq</text:p>
          </table:table-cell>
        </table:table-row>
        <table:table-row table:style-name="ro5">
          <table:table-cell table:style-name="ce370" table:formula="of:=IF([BCM.$Y114];[BCM.T114];&quot;&quot;)" office:value-type="float" office:value="111">
            <text:p>111</text:p>
          </table:table-cell>
          <table:table-cell table:formula="of:=IF([BCM.$Y114];IF(LEN([BCM.V114])&gt;0;[BCM.V114];[BCM.C114]);&quot;&quot;)" office:value-type="string" office:string-value="OUT_FLASH_RIGHT">
            <text:p>OUT_FLASH_RIGHT</text:p>
          </table:table-cell>
          <table:table-cell table:number-columns-repeated="2"/>
          <table:table-cell table:style-name="ce375" table:formula="of:=IF([BCM.$Y114];VLOOKUP([$BCM.$D114];[BD_GenCode.$A$2:.$B$50];2;0);&quot;&quot;)" office:value-type="float" office:value="1">
            <text:p>1</text:p>
          </table:table-cell>
          <table:table-cell table:style-name="ce370" table:formula="of:=IF([BCM.$Y114];1;&quot;&quot;)" office:value-type="float" office:value="1">
            <text:p>1</text:p>
          </table:table-cell>
          <table:table-cell table:style-name="ce375" table:formula="of:=IF([BCM.$Y114];&quot;f&quot;;&quot;&quot;)" office:value-type="string" office:string-value="f">
            <text:p>f</text:p>
          </table:table-cell>
          <table:table-cell table:formula="of:=IF([BCM.$Y114];[BCM.C114];&quot;&quot;)" office:value-type="string" office:string-value="Luz_interm_dcha">
            <text:p>Luz_interm_dcha</text:p>
          </table:table-cell>
        </table:table-row>
        <table:table-row table:style-name="ro5">
          <table:table-cell table:style-name="ce370" table:formula="of:=IF([BCM.$Y115];[BCM.T115];&quot;&quot;)" office:value-type="float" office:value="112">
            <text:p>112</text:p>
          </table:table-cell>
          <table:table-cell table:formula="of:=IF([BCM.$Y115];IF(LEN([BCM.V115])&gt;0;[BCM.V115];[BCM.C115]);&quot;&quot;)" office:value-type="string" office:string-value="OUT_6A_KL15_RES">
            <text:p>OUT_6A_KL15_RES</text:p>
          </table:table-cell>
          <table:table-cell table:number-columns-repeated="2"/>
          <table:table-cell table:style-name="ce375" table:formula="of:=IF([BCM.$Y115];VLOOKUP([$BCM.$D115];[BD_GenCode.$A$2:.$B$50];2;0);&quot;&quot;)" office:value-type="float" office:value="1">
            <text:p>1</text:p>
          </table:table-cell>
          <table:table-cell table:style-name="ce370" table:formula="of:=IF([BCM.$Y115];1;&quot;&quot;)" office:value-type="float" office:value="1">
            <text:p>1</text:p>
          </table:table-cell>
          <table:table-cell table:style-name="ce375" table:formula="of:=IF([BCM.$Y115];&quot;f&quot;;&quot;&quot;)" office:value-type="string" office:string-value="f">
            <text:p>f</text:p>
          </table:table-cell>
          <table:table-cell table:formula="of:=IF([BCM.$Y115];[BCM.C115];&quot;&quot;)" office:value-type="string" office:string-value="DO_6A_KL15">
            <text:p>DO_6A_KL15</text:p>
          </table:table-cell>
        </table:table-row>
        <table:table-row table:style-name="ro5">
          <table:table-cell table:style-name="ce370" table:formula="of:=IF([BCM.$Y116];[BCM.T116];&quot;&quot;)" office:value-type="float" office:value="113">
            <text:p>113</text:p>
          </table:table-cell>
          <table:table-cell table:formula="of:=IF([BCM.$Y116];IF(LEN([BCM.V116])&gt;0;[BCM.V116];[BCM.C116]);&quot;&quot;)" office:value-type="string" office:string-value="IN_TEMP_EXT">
            <text:p>IN_TEMP_EXT</text:p>
          </table:table-cell>
          <table:table-cell table:number-columns-repeated="2"/>
          <table:table-cell table:style-name="ce375" table:formula="of:=IF([BCM.$Y116];VLOOKUP([$BCM.$D116];[BD_GenCode.$A$2:.$B$50];2;0);&quot;&quot;)" office:value-type="float" office:value="2">
            <text:p>2</text:p>
          </table:table-cell>
          <table:table-cell table:style-name="ce370" table:formula="of:=IF([BCM.$Y116];1;&quot;&quot;)" office:value-type="float" office:value="1">
            <text:p>1</text:p>
          </table:table-cell>
          <table:table-cell table:style-name="ce375" table:formula="of:=IF([BCM.$Y116];&quot;f&quot;;&quot;&quot;)" office:value-type="string" office:string-value="f">
            <text:p>f</text:p>
          </table:table-cell>
          <table:table-cell table:formula="of:=IF([BCM.$Y116];[BCM.C116];&quot;&quot;)" office:value-type="string" office:string-value="Sensor_temp_ext">
            <text:p>Sensor_temp_ext</text:p>
          </table:table-cell>
        </table:table-row>
        <table:table-row table:style-name="ro5">
          <table:table-cell table:style-name="ce370" table:formula="of:=IF([BCM.$Y117];[BCM.T117];&quot;&quot;)" office:value-type="float" office:value="114">
            <text:p>114</text:p>
          </table:table-cell>
          <table:table-cell table:formula="of:=IF([BCM.$Y117];IF(LEN([BCM.V117])&gt;0;[BCM.V117];[BCM.C117]);&quot;&quot;)" office:value-type="string" office:string-value="IN_TEMP_INT">
            <text:p>IN_TEMP_INT</text:p>
          </table:table-cell>
          <table:table-cell table:number-columns-repeated="2"/>
          <table:table-cell table:style-name="ce375" table:formula="of:=IF([BCM.$Y117];VLOOKUP([$BCM.$D117];[BD_GenCode.$A$2:.$B$50];2;0);&quot;&quot;)" office:value-type="float" office:value="2">
            <text:p>2</text:p>
          </table:table-cell>
          <table:table-cell table:style-name="ce370" table:formula="of:=IF([BCM.$Y117];1;&quot;&quot;)" office:value-type="float" office:value="1">
            <text:p>1</text:p>
          </table:table-cell>
          <table:table-cell table:style-name="ce375" table:formula="of:=IF([BCM.$Y117];&quot;f&quot;;&quot;&quot;)" office:value-type="string" office:string-value="f">
            <text:p>f</text:p>
          </table:table-cell>
          <table:table-cell table:formula="of:=IF([BCM.$Y117];[BCM.C117];&quot;&quot;)" office:value-type="string" office:string-value="Sensor_temp_int">
            <text:p>Sensor_temp_int</text:p>
          </table:table-cell>
        </table:table-row>
        <table:table-row table:style-name="ro5">
          <table:table-cell table:style-name="ce370" table:formula="of:=IF([BCM.$Y118];[BCM.T118];&quot;&quot;)" office:value-type="float" office:value="115">
            <text:p>115</text:p>
          </table:table-cell>
          <table:table-cell table:formula="of:=IF([BCM.$Y118];IF(LEN([BCM.V118])&gt;0;[BCM.V118];[BCM.C118]);&quot;&quot;)" office:value-type="string" office:string-value="IN_KL15_RES">
            <text:p>IN_KL15_RES</text:p>
          </table:table-cell>
          <table:table-cell table:number-columns-repeated="2"/>
          <table:table-cell table:style-name="ce375" table:formula="of:=IF([BCM.$Y118];VLOOKUP([$BCM.$D118];[BD_GenCode.$A$2:.$B$50];2;0);&quot;&quot;)" office:value-type="float" office:value="2">
            <text:p>2</text:p>
          </table:table-cell>
          <table:table-cell table:style-name="ce370" table:formula="of:=IF([BCM.$Y118];1;&quot;&quot;)" office:value-type="float" office:value="1">
            <text:p>1</text:p>
          </table:table-cell>
          <table:table-cell table:style-name="ce375" table:formula="of:=IF([BCM.$Y118];&quot;f&quot;;&quot;&quot;)" office:value-type="string" office:string-value="f">
            <text:p>f</text:p>
          </table:table-cell>
          <table:table-cell table:formula="of:=IF([BCM.$Y118];[BCM.C118];&quot;&quot;)" office:value-type="string" office:string-value="AI_KL15">
            <text:p>AI_KL15</text:p>
          </table:table-cell>
        </table:table-row>
        <table:table-row table:style-name="ro5">
          <table:table-cell table:style-name="ce370" table:formula="of:=IF([BCM.$Y119];[BCM.T119];&quot;&quot;)" office:value-type="float" office:value="116">
            <text:p>116</text:p>
          </table:table-cell>
          <table:table-cell table:formula="of:=IF([BCM.$Y119];IF(LEN([BCM.V119])&gt;0;[BCM.V119];[BCM.C119]);&quot;&quot;)" office:value-type="string" office:string-value="COM1_232_TX">
            <text:p>COM1_232_TX</text:p>
          </table:table-cell>
          <table:table-cell table:number-columns-repeated="2"/>
          <table:table-cell table:style-name="ce375" table:formula="of:=IF([BCM.$Y119];VLOOKUP([$BCM.$D119];[BD_GenCode.$A$2:.$B$50];2;0);&quot;&quot;)" office:value-type="float" office:value="8">
            <text:p>8</text:p>
          </table:table-cell>
          <table:table-cell table:style-name="ce370" table:formula="of:=IF([BCM.$Y119];1;&quot;&quot;)" office:value-type="float" office:value="1">
            <text:p>1</text:p>
          </table:table-cell>
          <table:table-cell table:style-name="ce375" table:formula="of:=IF([BCM.$Y119];&quot;f&quot;;&quot;&quot;)" office:value-type="string" office:string-value="f">
            <text:p>f</text:p>
          </table:table-cell>
          <table:table-cell table:formula="of:=IF([BCM.$Y119];[BCM.C119];&quot;&quot;)" office:value-type="string" office:string-value="COM1_TX">
            <text:p>COM1_TX</text:p>
          </table:table-cell>
        </table:table-row>
        <table:table-row table:style-name="ro5">
          <table:table-cell table:style-name="ce370" table:formula="of:=IF([BCM.$Y120];[BCM.T120];&quot;&quot;)" office:value-type="float" office:value="117">
            <text:p>117</text:p>
          </table:table-cell>
          <table:table-cell table:formula="of:=IF([BCM.$Y120];IF(LEN([BCM.V120])&gt;0;[BCM.V120];[BCM.C120]);&quot;&quot;)" office:value-type="string" office:string-value="COM1_232_RX">
            <text:p>COM1_232_RX</text:p>
          </table:table-cell>
          <table:table-cell table:number-columns-repeated="2"/>
          <table:table-cell table:style-name="ce375" table:formula="of:=IF([BCM.$Y120];VLOOKUP([$BCM.$D120];[BD_GenCode.$A$2:.$B$50];2;0);&quot;&quot;)" office:value-type="float" office:value="8">
            <text:p>8</text:p>
          </table:table-cell>
          <table:table-cell table:style-name="ce370" table:formula="of:=IF([BCM.$Y120];1;&quot;&quot;)" office:value-type="float" office:value="1">
            <text:p>1</text:p>
          </table:table-cell>
          <table:table-cell table:style-name="ce375" table:formula="of:=IF([BCM.$Y120];&quot;f&quot;;&quot;&quot;)" office:value-type="string" office:string-value="f">
            <text:p>f</text:p>
          </table:table-cell>
          <table:table-cell table:formula="of:=IF([BCM.$Y120];[BCM.C120];&quot;&quot;)" office:value-type="string" office:string-value="COM1_RX">
            <text:p>COM1_RX</text:p>
          </table:table-cell>
        </table:table-row>
        <table:table-row table:style-name="ro5">
          <table:table-cell table:style-name="ce370" table:formula="of:=IF([BCM.$Y121];[BCM.T121];&quot;&quot;)" office:value-type="float" office:value="118">
            <text:p>118</text:p>
          </table:table-cell>
          <table:table-cell table:formula="of:=IF([BCM.$Y121];IF(LEN([BCM.V121])&gt;0;[BCM.V121];[BCM.C121]);&quot;&quot;)" office:value-type="string" office:string-value="COM1_232_GND">
            <text:p>COM1_232_GND</text:p>
          </table:table-cell>
          <table:table-cell table:number-columns-repeated="2"/>
          <table:table-cell table:style-name="ce375" table:formula="of:=IF([BCM.$Y121];VLOOKUP([$BCM.$D121];[BD_GenCode.$A$2:.$B$50];2;0);&quot;&quot;)" office:value-type="float" office:value="8">
            <text:p>8</text:p>
          </table:table-cell>
          <table:table-cell table:style-name="ce370" table:formula="of:=IF([BCM.$Y121];1;&quot;&quot;)" office:value-type="float" office:value="1">
            <text:p>1</text:p>
          </table:table-cell>
          <table:table-cell table:style-name="ce375" table:formula="of:=IF([BCM.$Y121];&quot;f&quot;;&quot;&quot;)" office:value-type="string" office:string-value="f">
            <text:p>f</text:p>
          </table:table-cell>
          <table:table-cell table:formula="of:=IF([BCM.$Y121];[BCM.C121];&quot;&quot;)" office:value-type="string" office:string-value="COM1_GND">
            <text:p>COM1_GND</text:p>
          </table:table-cell>
        </table:table-row>
        <table:table-row table:style-name="ro5">
          <table:table-cell table:style-name="ce370" table:formula="of:=IF([BCM.$Y122];[BCM.T122];&quot;&quot;)" office:value-type="float" office:value="119">
            <text:p>119</text:p>
          </table:table-cell>
          <table:table-cell table:formula="of:=IF([BCM.$Y122];IF(LEN([BCM.V122])&gt;0;[BCM.V122];[BCM.C122]);&quot;&quot;)" office:value-type="string" office:string-value="COM2_485_A">
            <text:p>COM2_485_A</text:p>
          </table:table-cell>
          <table:table-cell table:number-columns-repeated="2"/>
          <table:table-cell table:style-name="ce375" table:formula="of:=IF([BCM.$Y122];VLOOKUP([$BCM.$D122];[BD_GenCode.$A$2:.$B$50];2;0);&quot;&quot;)" office:value-type="float" office:value="8">
            <text:p>8</text:p>
          </table:table-cell>
          <table:table-cell table:style-name="ce370" table:formula="of:=IF([BCM.$Y122];1;&quot;&quot;)" office:value-type="float" office:value="1">
            <text:p>1</text:p>
          </table:table-cell>
          <table:table-cell table:style-name="ce375" table:formula="of:=IF([BCM.$Y122];&quot;f&quot;;&quot;&quot;)" office:value-type="string" office:string-value="f">
            <text:p>f</text:p>
          </table:table-cell>
          <table:table-cell table:formula="of:=IF([BCM.$Y122];[BCM.C122];&quot;&quot;)" office:value-type="string" office:string-value="COM2_TX">
            <text:p>COM2_TX</text:p>
          </table:table-cell>
        </table:table-row>
        <table:table-row table:style-name="ro5">
          <table:table-cell table:style-name="ce370" table:formula="of:=IF([BCM.$Y123];[BCM.T123];&quot;&quot;)" office:value-type="float" office:value="120">
            <text:p>120</text:p>
          </table:table-cell>
          <table:table-cell table:formula="of:=IF([BCM.$Y123];IF(LEN([BCM.V123])&gt;0;[BCM.V123];[BCM.C123]);&quot;&quot;)" office:value-type="string" office:string-value="COM2_485_B">
            <text:p>COM2_485_B</text:p>
          </table:table-cell>
          <table:table-cell table:number-columns-repeated="2"/>
          <table:table-cell table:style-name="ce375" table:formula="of:=IF([BCM.$Y123];VLOOKUP([$BCM.$D123];[BD_GenCode.$A$2:.$B$50];2;0);&quot;&quot;)" office:value-type="float" office:value="8">
            <text:p>8</text:p>
          </table:table-cell>
          <table:table-cell table:style-name="ce370" table:formula="of:=IF([BCM.$Y123];1;&quot;&quot;)" office:value-type="float" office:value="1">
            <text:p>1</text:p>
          </table:table-cell>
          <table:table-cell table:style-name="ce375" table:formula="of:=IF([BCM.$Y123];&quot;f&quot;;&quot;&quot;)" office:value-type="string" office:string-value="f">
            <text:p>f</text:p>
          </table:table-cell>
          <table:table-cell table:formula="of:=IF([BCM.$Y123];[BCM.C123];&quot;&quot;)" office:value-type="string" office:string-value="COM2_RX">
            <text:p>COM2_RX</text:p>
          </table:table-cell>
        </table:table-row>
        <table:table-row table:style-name="ro5">
          <table:table-cell table:style-name="ce370" table:formula="of:=IF([BCM.$Y124];[BCM.T124];&quot;&quot;)" office:value-type="float" office:value="121">
            <text:p>121</text:p>
          </table:table-cell>
          <table:table-cell table:formula="of:=IF([BCM.$Y124];IF(LEN([BCM.V124])&gt;0;[BCM.V124];[BCM.C124]);&quot;&quot;)" office:value-type="string" office:string-value="COM2_485_GND">
            <text:p>COM2_485_GND</text:p>
          </table:table-cell>
          <table:table-cell table:number-columns-repeated="2"/>
          <table:table-cell table:style-name="ce375" table:formula="of:=IF([BCM.$Y124];VLOOKUP([$BCM.$D124];[BD_GenCode.$A$2:.$B$50];2;0);&quot;&quot;)" office:value-type="float" office:value="8">
            <text:p>8</text:p>
          </table:table-cell>
          <table:table-cell table:style-name="ce370" table:formula="of:=IF([BCM.$Y124];1;&quot;&quot;)" office:value-type="float" office:value="1">
            <text:p>1</text:p>
          </table:table-cell>
          <table:table-cell table:style-name="ce375" table:formula="of:=IF([BCM.$Y124];&quot;f&quot;;&quot;&quot;)" office:value-type="string" office:string-value="f">
            <text:p>f</text:p>
          </table:table-cell>
          <table:table-cell table:formula="of:=IF([BCM.$Y124];[BCM.C124];&quot;&quot;)" office:value-type="string" office:string-value="COM2_GND">
            <text:p>COM2_GND</text:p>
          </table:table-cell>
        </table:table-row>
        <table:table-row table:style-name="ro5">
          <table:table-cell table:style-name="ce370" table:formula="of:=IF([BCM.$Y125];[BCM.T125];&quot;&quot;)" office:value-type="float" office:value="122">
            <text:p>122</text:p>
          </table:table-cell>
          <table:table-cell table:formula="of:=IF([BCM.$Y125];IF(LEN([BCM.V125])&gt;0;[BCM.V125];[BCM.C125]);&quot;&quot;)" office:value-type="string" office:string-value="COM3_485_A">
            <text:p>COM3_485_A</text:p>
          </table:table-cell>
          <table:table-cell table:number-columns-repeated="2"/>
          <table:table-cell table:style-name="ce375" table:formula="of:=IF([BCM.$Y125];VLOOKUP([$BCM.$D125];[BD_GenCode.$A$2:.$B$50];2;0);&quot;&quot;)" office:value-type="float" office:value="8">
            <text:p>8</text:p>
          </table:table-cell>
          <table:table-cell table:style-name="ce370" table:formula="of:=IF([BCM.$Y125];1;&quot;&quot;)" office:value-type="float" office:value="1">
            <text:p>1</text:p>
          </table:table-cell>
          <table:table-cell table:style-name="ce375" table:formula="of:=IF([BCM.$Y125];&quot;f&quot;;&quot;&quot;)" office:value-type="string" office:string-value="f">
            <text:p>f</text:p>
          </table:table-cell>
          <table:table-cell table:formula="of:=IF([BCM.$Y125];[BCM.C125];&quot;&quot;)" office:value-type="string" office:string-value="COM3_TX">
            <text:p>COM3_TX</text:p>
          </table:table-cell>
        </table:table-row>
        <table:table-row table:style-name="ro5">
          <table:table-cell table:style-name="ce370" table:formula="of:=IF([BCM.$Y126];[BCM.T126];&quot;&quot;)" office:value-type="float" office:value="123">
            <text:p>123</text:p>
          </table:table-cell>
          <table:table-cell table:formula="of:=IF([BCM.$Y126];IF(LEN([BCM.V126])&gt;0;[BCM.V126];[BCM.C126]);&quot;&quot;)" office:value-type="string" office:string-value="COM3_485_B">
            <text:p>COM3_485_B</text:p>
          </table:table-cell>
          <table:table-cell table:number-columns-repeated="2"/>
          <table:table-cell table:style-name="ce375" table:formula="of:=IF([BCM.$Y126];VLOOKUP([$BCM.$D126];[BD_GenCode.$A$2:.$B$50];2;0);&quot;&quot;)" office:value-type="float" office:value="8">
            <text:p>8</text:p>
          </table:table-cell>
          <table:table-cell table:style-name="ce370" table:formula="of:=IF([BCM.$Y126];1;&quot;&quot;)" office:value-type="float" office:value="1">
            <text:p>1</text:p>
          </table:table-cell>
          <table:table-cell table:style-name="ce375" table:formula="of:=IF([BCM.$Y126];&quot;f&quot;;&quot;&quot;)" office:value-type="string" office:string-value="f">
            <text:p>f</text:p>
          </table:table-cell>
          <table:table-cell table:formula="of:=IF([BCM.$Y126];[BCM.C126];&quot;&quot;)" office:value-type="string" office:string-value="COM3_RX">
            <text:p>COM3_RX</text:p>
          </table:table-cell>
        </table:table-row>
        <table:table-row table:style-name="ro5">
          <table:table-cell table:style-name="ce370" table:formula="of:=IF([BCM.$Y127];[BCM.T127];&quot;&quot;)" office:value-type="float" office:value="124">
            <text:p>124</text:p>
          </table:table-cell>
          <table:table-cell table:formula="of:=IF([BCM.$Y127];IF(LEN([BCM.V127])&gt;0;[BCM.V127];[BCM.C127]);&quot;&quot;)" office:value-type="string" office:string-value="COM3_485_GND">
            <text:p>COM3_485_GND</text:p>
          </table:table-cell>
          <table:table-cell table:number-columns-repeated="2"/>
          <table:table-cell table:style-name="ce375" table:formula="of:=IF([BCM.$Y127];VLOOKUP([$BCM.$D127];[BD_GenCode.$A$2:.$B$50];2;0);&quot;&quot;)" office:value-type="float" office:value="8">
            <text:p>8</text:p>
          </table:table-cell>
          <table:table-cell table:style-name="ce370" table:formula="of:=IF([BCM.$Y127];1;&quot;&quot;)" office:value-type="float" office:value="1">
            <text:p>1</text:p>
          </table:table-cell>
          <table:table-cell table:style-name="ce375" table:formula="of:=IF([BCM.$Y127];&quot;f&quot;;&quot;&quot;)" office:value-type="string" office:string-value="f">
            <text:p>f</text:p>
          </table:table-cell>
          <table:table-cell table:formula="of:=IF([BCM.$Y127];[BCM.C127];&quot;&quot;)" office:value-type="string" office:string-value="COM3_GND">
            <text:p>COM3_GND</text:p>
          </table:table-cell>
        </table:table-row>
        <table:table-row table:style-name="ro5">
          <table:table-cell table:style-name="ce370" table:formula="of:=IF([BCM.$Y128];[BCM.T128];&quot;&quot;)" office:value-type="float" office:value="125">
            <text:p>125</text:p>
          </table:table-cell>
          <table:table-cell table:formula="of:=IF([BCM.$Y128];IF(LEN([BCM.V128])&gt;0;[BCM.V128];[BCM.C128]);&quot;&quot;)" office:value-type="string" office:string-value="LIN_BUS">
            <text:p>LIN_BUS</text:p>
          </table:table-cell>
          <table:table-cell table:number-columns-repeated="2"/>
          <table:table-cell table:style-name="ce375" table:formula="of:=IF([BCM.$Y128];VLOOKUP([$BCM.$D128];[BD_GenCode.$A$2:.$B$50];2;0);&quot;&quot;)" office:value-type="float" office:value="8">
            <text:p>8</text:p>
          </table:table-cell>
          <table:table-cell table:style-name="ce370" table:formula="of:=IF([BCM.$Y128];1;&quot;&quot;)" office:value-type="float" office:value="1">
            <text:p>1</text:p>
          </table:table-cell>
          <table:table-cell table:style-name="ce375" table:formula="of:=IF([BCM.$Y128];&quot;f&quot;;&quot;&quot;)" office:value-type="string" office:string-value="f">
            <text:p>f</text:p>
          </table:table-cell>
          <table:table-cell table:formula="of:=IF([BCM.$Y128];[BCM.C128];&quot;&quot;)" office:value-type="string" office:string-value="LIN_BUS">
            <text:p>LIN_BUS</text:p>
          </table:table-cell>
        </table:table-row>
        <table:table-row table:style-name="ro5">
          <table:table-cell table:style-name="ce370" table:formula="of:=IF([BCM.$Y129];[BCM.T129];&quot;&quot;)" office:value-type="float" office:value="126">
            <text:p>126</text:p>
          </table:table-cell>
          <table:table-cell table:formula="of:=IF([BCM.$Y129];IF(LEN([BCM.V129])&gt;0;[BCM.V129];[BCM.C129]);&quot;&quot;)" office:value-type="string" office:string-value="LIN_GND">
            <text:p>LIN_GND</text:p>
          </table:table-cell>
          <table:table-cell table:number-columns-repeated="2"/>
          <table:table-cell table:style-name="ce375" table:formula="of:=IF([BCM.$Y129];VLOOKUP([$BCM.$D129];[BD_GenCode.$A$2:.$B$50];2;0);&quot;&quot;)" office:value-type="float" office:value="8">
            <text:p>8</text:p>
          </table:table-cell>
          <table:table-cell table:style-name="ce370" table:formula="of:=IF([BCM.$Y129];1;&quot;&quot;)" office:value-type="float" office:value="1">
            <text:p>1</text:p>
          </table:table-cell>
          <table:table-cell table:style-name="ce375" table:formula="of:=IF([BCM.$Y129];&quot;f&quot;;&quot;&quot;)" office:value-type="string" office:string-value="f">
            <text:p>f</text:p>
          </table:table-cell>
          <table:table-cell table:formula="of:=IF([BCM.$Y129];[BCM.C129];&quot;&quot;)" office:value-type="string" office:string-value="LIN_GND">
            <text:p>LIN_GND</text:p>
          </table:table-cell>
        </table:table-row>
        <table:table-row table:style-name="ro5">
          <table:table-cell table:style-name="ce370" table:formula="of:=IF([BCM.$Y130];[BCM.T130];&quot;&quot;)" office:value-type="float" office:value="127">
            <text:p>127</text:p>
          </table:table-cell>
          <table:table-cell table:formula="of:=IF([BCM.$Y130];IF(LEN([BCM.V130])&gt;0;[BCM.V130];[BCM.C130]);&quot;&quot;)" office:value-type="string" office:string-value="N/C">
            <text:p>N/C</text:p>
          </table:table-cell>
          <table:table-cell table:number-columns-repeated="2"/>
          <table:table-cell table:style-name="ce375" table:formula="of:=IF([BCM.$Y130];VLOOKUP([$BCM.$D130];[BD_GenCode.$A$2:.$B$50];2;0);&quot;&quot;)" office:value-type="float" office:value="9">
            <text:p>9</text:p>
          </table:table-cell>
          <table:table-cell table:style-name="ce370" table:formula="of:=IF([BCM.$Y130];1;&quot;&quot;)" office:value-type="float" office:value="1">
            <text:p>1</text:p>
          </table:table-cell>
          <table:table-cell table:style-name="ce375" table:formula="of:=IF([BCM.$Y130];&quot;f&quot;;&quot;&quot;)" office:value-type="string" office:string-value="f">
            <text:p>f</text:p>
          </table:table-cell>
          <table:table-cell table:formula="of:=IF([BCM.$Y130];[BCM.C130];&quot;&quot;)" office:value-type="string" office:string-value="N/C">
            <text:p>N/C</text:p>
          </table:table-cell>
        </table:table-row>
        <table:table-row table:style-name="ro5">
          <table:table-cell table:style-name="ce370" table:formula="of:=IF([BCM.$Y131];[BCM.T131];&quot;&quot;)" office:value-type="float" office:value="128">
            <text:p>128</text:p>
          </table:table-cell>
          <table:table-cell table:formula="of:=IF([BCM.$Y131];IF(LEN([BCM.V131])&gt;0;[BCM.V131];[BCM.C131]);&quot;&quot;)" office:value-type="string" office:string-value="CAN1_H">
            <text:p>CAN1_H</text:p>
          </table:table-cell>
          <table:table-cell table:number-columns-repeated="2"/>
          <table:table-cell table:style-name="ce375" table:formula="of:=IF([BCM.$Y131];VLOOKUP([$BCM.$D131];[BD_GenCode.$A$2:.$B$50];2;0);&quot;&quot;)" office:value-type="float" office:value="8">
            <text:p>8</text:p>
          </table:table-cell>
          <table:table-cell table:style-name="ce370" table:formula="of:=IF([BCM.$Y131];1;&quot;&quot;)" office:value-type="float" office:value="1">
            <text:p>1</text:p>
          </table:table-cell>
          <table:table-cell table:style-name="ce375" table:formula="of:=IF([BCM.$Y131];&quot;f&quot;;&quot;&quot;)" office:value-type="string" office:string-value="f">
            <text:p>f</text:p>
          </table:table-cell>
          <table:table-cell table:formula="of:=IF([BCM.$Y131];[BCM.C131];&quot;&quot;)" office:value-type="string" office:string-value="CAN1_H">
            <text:p>CAN1_H</text:p>
          </table:table-cell>
        </table:table-row>
        <table:table-row table:style-name="ro5">
          <table:table-cell table:style-name="ce370" table:formula="of:=IF([BCM.$Y132];[BCM.T132];&quot;&quot;)" office:value-type="float" office:value="129">
            <text:p>129</text:p>
          </table:table-cell>
          <table:table-cell table:formula="of:=IF([BCM.$Y132];IF(LEN([BCM.V132])&gt;0;[BCM.V132];[BCM.C132]);&quot;&quot;)" office:value-type="string" office:string-value="CAN1_L">
            <text:p>CAN1_L</text:p>
          </table:table-cell>
          <table:table-cell table:number-columns-repeated="2"/>
          <table:table-cell table:style-name="ce375" table:formula="of:=IF([BCM.$Y132];VLOOKUP([$BCM.$D132];[BD_GenCode.$A$2:.$B$50];2;0);&quot;&quot;)" office:value-type="float" office:value="8">
            <text:p>8</text:p>
          </table:table-cell>
          <table:table-cell table:style-name="ce370" table:formula="of:=IF([BCM.$Y132];1;&quot;&quot;)" office:value-type="float" office:value="1">
            <text:p>1</text:p>
          </table:table-cell>
          <table:table-cell table:style-name="ce375" table:formula="of:=IF([BCM.$Y132];&quot;f&quot;;&quot;&quot;)" office:value-type="string" office:string-value="f">
            <text:p>f</text:p>
          </table:table-cell>
          <table:table-cell table:formula="of:=IF([BCM.$Y132];[BCM.C132];&quot;&quot;)" office:value-type="string" office:string-value="CAN1_L">
            <text:p>CAN1_L</text:p>
          </table:table-cell>
        </table:table-row>
        <table:table-row table:style-name="ro5">
          <table:table-cell table:style-name="ce370" table:formula="of:=IF([BCM.$Y133];[BCM.T133];&quot;&quot;)" office:value-type="float" office:value="130">
            <text:p>130</text:p>
          </table:table-cell>
          <table:table-cell table:formula="of:=IF([BCM.$Y133];IF(LEN([BCM.V133])&gt;0;[BCM.V133];[BCM.C133]);&quot;&quot;)" office:value-type="string" office:string-value="CAN1_GND">
            <text:p>CAN1_GND</text:p>
          </table:table-cell>
          <table:table-cell table:number-columns-repeated="2"/>
          <table:table-cell table:style-name="ce375" table:formula="of:=IF([BCM.$Y133];VLOOKUP([$BCM.$D133];[BD_GenCode.$A$2:.$B$50];2;0);&quot;&quot;)" office:value-type="float" office:value="8">
            <text:p>8</text:p>
          </table:table-cell>
          <table:table-cell table:style-name="ce370" table:formula="of:=IF([BCM.$Y133];1;&quot;&quot;)" office:value-type="float" office:value="1">
            <text:p>1</text:p>
          </table:table-cell>
          <table:table-cell table:style-name="ce375" table:formula="of:=IF([BCM.$Y133];&quot;f&quot;;&quot;&quot;)" office:value-type="string" office:string-value="f">
            <text:p>f</text:p>
          </table:table-cell>
          <table:table-cell table:formula="of:=IF([BCM.$Y133];[BCM.C133];&quot;&quot;)" office:value-type="string" office:string-value="CAN1_GND">
            <text:p>CAN1_GND</text:p>
          </table:table-cell>
        </table:table-row>
        <table:table-row table:style-name="ro5">
          <table:table-cell table:style-name="ce370" table:formula="of:=IF([BCM.$Y134];[BCM.T134];&quot;&quot;)" office:value-type="float" office:value="131">
            <text:p>131</text:p>
          </table:table-cell>
          <table:table-cell table:formula="of:=IF([BCM.$Y134];IF(LEN([BCM.V134])&gt;0;[BCM.V134];[BCM.C134]);&quot;&quot;)" office:value-type="string" office:string-value="CAN2_H">
            <text:p>CAN2_H</text:p>
          </table:table-cell>
          <table:table-cell table:number-columns-repeated="2"/>
          <table:table-cell table:style-name="ce375" table:formula="of:=IF([BCM.$Y134];VLOOKUP([$BCM.$D134];[BD_GenCode.$A$2:.$B$50];2;0);&quot;&quot;)" office:value-type="float" office:value="8">
            <text:p>8</text:p>
          </table:table-cell>
          <table:table-cell table:style-name="ce370" table:formula="of:=IF([BCM.$Y134];1;&quot;&quot;)" office:value-type="float" office:value="1">
            <text:p>1</text:p>
          </table:table-cell>
          <table:table-cell table:style-name="ce375" table:formula="of:=IF([BCM.$Y134];&quot;f&quot;;&quot;&quot;)" office:value-type="string" office:string-value="f">
            <text:p>f</text:p>
          </table:table-cell>
          <table:table-cell table:formula="of:=IF([BCM.$Y134];[BCM.C134];&quot;&quot;)" office:value-type="string" office:string-value="CAN2_H">
            <text:p>CAN2_H</text:p>
          </table:table-cell>
        </table:table-row>
        <table:table-row table:style-name="ro5">
          <table:table-cell table:style-name="ce370" table:formula="of:=IF([BCM.$Y135];[BCM.T135];&quot;&quot;)" office:value-type="float" office:value="132">
            <text:p>132</text:p>
          </table:table-cell>
          <table:table-cell table:formula="of:=IF([BCM.$Y135];IF(LEN([BCM.V135])&gt;0;[BCM.V135];[BCM.C135]);&quot;&quot;)" office:value-type="string" office:string-value="CAN2_L">
            <text:p>CAN2_L</text:p>
          </table:table-cell>
          <table:table-cell table:number-columns-repeated="2"/>
          <table:table-cell table:style-name="ce375" table:formula="of:=IF([BCM.$Y135];VLOOKUP([$BCM.$D135];[BD_GenCode.$A$2:.$B$50];2;0);&quot;&quot;)" office:value-type="float" office:value="8">
            <text:p>8</text:p>
          </table:table-cell>
          <table:table-cell table:style-name="ce370" table:formula="of:=IF([BCM.$Y135];1;&quot;&quot;)" office:value-type="float" office:value="1">
            <text:p>1</text:p>
          </table:table-cell>
          <table:table-cell table:style-name="ce375" table:formula="of:=IF([BCM.$Y135];&quot;f&quot;;&quot;&quot;)" office:value-type="string" office:string-value="f">
            <text:p>f</text:p>
          </table:table-cell>
          <table:table-cell table:formula="of:=IF([BCM.$Y135];[BCM.C135];&quot;&quot;)" office:value-type="string" office:string-value="CAN2_L">
            <text:p>CAN2_L</text:p>
          </table:table-cell>
        </table:table-row>
        <table:table-row table:style-name="ro5">
          <table:table-cell table:style-name="ce370" table:formula="of:=IF([BCM.$Y136];[BCM.T136];&quot;&quot;)" office:value-type="float" office:value="133">
            <text:p>133</text:p>
          </table:table-cell>
          <table:table-cell table:formula="of:=IF([BCM.$Y136];IF(LEN([BCM.V136])&gt;0;[BCM.V136];[BCM.C136]);&quot;&quot;)" office:value-type="string" office:string-value="CAN2_GND">
            <text:p>CAN2_GND</text:p>
          </table:table-cell>
          <table:table-cell table:number-columns-repeated="2"/>
          <table:table-cell table:style-name="ce375" table:formula="of:=IF([BCM.$Y136];VLOOKUP([$BCM.$D136];[BD_GenCode.$A$2:.$B$50];2;0);&quot;&quot;)" office:value-type="float" office:value="8">
            <text:p>8</text:p>
          </table:table-cell>
          <table:table-cell table:style-name="ce370" table:formula="of:=IF([BCM.$Y136];1;&quot;&quot;)" office:value-type="float" office:value="1">
            <text:p>1</text:p>
          </table:table-cell>
          <table:table-cell table:style-name="ce375" table:formula="of:=IF([BCM.$Y136];&quot;f&quot;;&quot;&quot;)" office:value-type="string" office:string-value="f">
            <text:p>f</text:p>
          </table:table-cell>
          <table:table-cell table:formula="of:=IF([BCM.$Y136];[BCM.C136];&quot;&quot;)" office:value-type="string" office:string-value="CAN2_GND">
            <text:p>CAN2_GND</text:p>
          </table:table-cell>
        </table:table-row>
        <table:table-row table:style-name="ro5">
          <table:table-cell table:style-name="ce370" table:formula="of:=IF([BCM.$Y137];[BCM.T137];&quot;&quot;)" office:value-type="float" office:value="134">
            <text:p>134</text:p>
          </table:table-cell>
          <table:table-cell table:formula="of:=IF([BCM.$Y137];IF(LEN([BCM.V137])&gt;0;[BCM.V137];[BCM.C137]);&quot;&quot;)" office:value-type="string" office:string-value="CAN3_H">
            <text:p>CAN3_H</text:p>
          </table:table-cell>
          <table:table-cell table:number-columns-repeated="2"/>
          <table:table-cell table:style-name="ce375" table:formula="of:=IF([BCM.$Y137];VLOOKUP([$BCM.$D137];[BD_GenCode.$A$2:.$B$50];2;0);&quot;&quot;)" office:value-type="float" office:value="8">
            <text:p>8</text:p>
          </table:table-cell>
          <table:table-cell table:style-name="ce370" table:formula="of:=IF([BCM.$Y137];1;&quot;&quot;)" office:value-type="float" office:value="1">
            <text:p>1</text:p>
          </table:table-cell>
          <table:table-cell table:style-name="ce375" table:formula="of:=IF([BCM.$Y137];&quot;f&quot;;&quot;&quot;)" office:value-type="string" office:string-value="f">
            <text:p>f</text:p>
          </table:table-cell>
          <table:table-cell table:formula="of:=IF([BCM.$Y137];[BCM.C137];&quot;&quot;)" office:value-type="string" office:string-value="CAN3_H">
            <text:p>CAN3_H</text:p>
          </table:table-cell>
        </table:table-row>
        <table:table-row table:style-name="ro5">
          <table:table-cell table:style-name="ce370" table:formula="of:=IF([BCM.$Y138];[BCM.T138];&quot;&quot;)" office:value-type="float" office:value="135">
            <text:p>135</text:p>
          </table:table-cell>
          <table:table-cell table:formula="of:=IF([BCM.$Y138];IF(LEN([BCM.V138])&gt;0;[BCM.V138];[BCM.C138]);&quot;&quot;)" office:value-type="string" office:string-value="CAN3_L">
            <text:p>CAN3_L</text:p>
          </table:table-cell>
          <table:table-cell table:number-columns-repeated="2"/>
          <table:table-cell table:style-name="ce375" table:formula="of:=IF([BCM.$Y138];VLOOKUP([$BCM.$D138];[BD_GenCode.$A$2:.$B$50];2;0);&quot;&quot;)" office:value-type="float" office:value="8">
            <text:p>8</text:p>
          </table:table-cell>
          <table:table-cell table:style-name="ce370" table:formula="of:=IF([BCM.$Y138];1;&quot;&quot;)" office:value-type="float" office:value="1">
            <text:p>1</text:p>
          </table:table-cell>
          <table:table-cell table:style-name="ce375" table:formula="of:=IF([BCM.$Y138];&quot;f&quot;;&quot;&quot;)" office:value-type="string" office:string-value="f">
            <text:p>f</text:p>
          </table:table-cell>
          <table:table-cell table:formula="of:=IF([BCM.$Y138];[BCM.C138];&quot;&quot;)" office:value-type="string" office:string-value="CAN3_L">
            <text:p>CAN3_L</text:p>
          </table:table-cell>
        </table:table-row>
        <table:table-row table:style-name="ro5">
          <table:table-cell table:style-name="ce370" table:formula="of:=IF([BCM.$Y139];[BCM.T139];&quot;&quot;)" office:value-type="float" office:value="136">
            <text:p>136</text:p>
          </table:table-cell>
          <table:table-cell table:formula="of:=IF([BCM.$Y139];IF(LEN([BCM.V139])&gt;0;[BCM.V139];[BCM.C139]);&quot;&quot;)" office:value-type="string" office:string-value="CAN3_GND">
            <text:p>CAN3_GND</text:p>
          </table:table-cell>
          <table:table-cell table:number-columns-repeated="2"/>
          <table:table-cell table:style-name="ce375" table:formula="of:=IF([BCM.$Y139];VLOOKUP([$BCM.$D139];[BD_GenCode.$A$2:.$B$50];2;0);&quot;&quot;)" office:value-type="float" office:value="8">
            <text:p>8</text:p>
          </table:table-cell>
          <table:table-cell table:style-name="ce370" table:formula="of:=IF([BCM.$Y139];1;&quot;&quot;)" office:value-type="float" office:value="1">
            <text:p>1</text:p>
          </table:table-cell>
          <table:table-cell table:style-name="ce375" table:formula="of:=IF([BCM.$Y139];&quot;f&quot;;&quot;&quot;)" office:value-type="string" office:string-value="f">
            <text:p>f</text:p>
          </table:table-cell>
          <table:table-cell table:formula="of:=IF([BCM.$Y139];[BCM.C139];&quot;&quot;)" office:value-type="string" office:string-value="CAN3_GND">
            <text:p>CAN3_GND</text:p>
          </table:table-cell>
        </table:table-row>
        <table:table-row table:style-name="ro5">
          <table:table-cell table:style-name="ce370" table:formula="of:=IF([BCM.$Y140];[BCM.T140];&quot;&quot;)" office:value-type="float" office:value="137">
            <text:p>137</text:p>
          </table:table-cell>
          <table:table-cell table:formula="of:=IF([BCM.$Y140];IF(LEN([BCM.V140])&gt;0;[BCM.V140];[BCM.C140]);&quot;&quot;)" office:value-type="string" office:string-value="N/C">
            <text:p>N/C</text:p>
          </table:table-cell>
          <table:table-cell table:number-columns-repeated="2"/>
          <table:table-cell table:style-name="ce375" table:formula="of:=IF([BCM.$Y140];VLOOKUP([$BCM.$D140];[BD_GenCode.$A$2:.$B$50];2;0);&quot;&quot;)" office:value-type="float" office:value="9">
            <text:p>9</text:p>
          </table:table-cell>
          <table:table-cell table:style-name="ce370" table:formula="of:=IF([BCM.$Y140];1;&quot;&quot;)" office:value-type="float" office:value="1">
            <text:p>1</text:p>
          </table:table-cell>
          <table:table-cell table:style-name="ce375" table:formula="of:=IF([BCM.$Y140];&quot;f&quot;;&quot;&quot;)" office:value-type="string" office:string-value="f">
            <text:p>f</text:p>
          </table:table-cell>
          <table:table-cell table:formula="of:=IF([BCM.$Y140];[BCM.C140];&quot;&quot;)" office:value-type="string" office:string-value="N/C">
            <text:p>N/C</text:p>
          </table:table-cell>
        </table:table-row>
        <table:table-row table:style-name="ro5">
          <table:table-cell table:style-name="ce370" table:formula="of:=IF([BCM.$Y141];[BCM.T141];&quot;&quot;)" office:value-type="float" office:value="138">
            <text:p>138</text:p>
          </table:table-cell>
          <table:table-cell table:formula="of:=IF([BCM.$Y141];IF(LEN([BCM.V141])&gt;0;[BCM.V141];[BCM.C141]);&quot;&quot;)" office:value-type="string" office:string-value="OUT_TREM239_FOLD">
            <text:p>OUT_TREM239_FOLD</text:p>
          </table:table-cell>
          <table:table-cell table:number-columns-repeated="2"/>
          <table:table-cell table:style-name="ce375" table:formula="of:=IF([BCM.$Y141];VLOOKUP([$BCM.$D141];[BD_GenCode.$A$2:.$B$50];2;0);&quot;&quot;)" office:value-type="float" office:value="1">
            <text:p>1</text:p>
          </table:table-cell>
          <table:table-cell table:style-name="ce370" table:formula="of:=IF([BCM.$Y141];1;&quot;&quot;)" office:value-type="float" office:value="1">
            <text:p>1</text:p>
          </table:table-cell>
          <table:table-cell table:style-name="ce375" table:formula="of:=IF([BCM.$Y141];&quot;f&quot;;&quot;&quot;)" office:value-type="string" office:string-value="f">
            <text:p>f</text:p>
          </table:table-cell>
          <table:table-cell table:formula="of:=IF([BCM.$Y141];[BCM.C141];&quot;&quot;)" office:value-type="string" office:string-value="TREM239_fold">
            <text:p>TREM239_fold</text:p>
          </table:table-cell>
        </table:table-row>
        <table:table-row table:style-name="ro5">
          <table:table-cell table:style-name="ce370" table:formula="of:=IF([BCM.$Y142];[BCM.T142];&quot;&quot;)" office:value-type="float" office:value="139">
            <text:p>139</text:p>
          </table:table-cell>
          <table:table-cell table:formula="of:=IF([BCM.$Y142];IF(LEN([BCM.V142])&gt;0;[BCM.V142];[BCM.C142]);&quot;&quot;)" office:value-type="string" office:string-value="OUT_TREM239_UNFOLD">
            <text:p>OUT_TREM239_UNFOLD</text:p>
          </table:table-cell>
          <table:table-cell table:number-columns-repeated="2"/>
          <table:table-cell table:style-name="ce375" table:formula="of:=IF([BCM.$Y142];VLOOKUP([$BCM.$D142];[BD_GenCode.$A$2:.$B$50];2;0);&quot;&quot;)" office:value-type="float" office:value="1">
            <text:p>1</text:p>
          </table:table-cell>
          <table:table-cell table:style-name="ce370" table:formula="of:=IF([BCM.$Y142];1;&quot;&quot;)" office:value-type="float" office:value="1">
            <text:p>1</text:p>
          </table:table-cell>
          <table:table-cell table:style-name="ce375" table:formula="of:=IF([BCM.$Y142];&quot;f&quot;;&quot;&quot;)" office:value-type="string" office:string-value="f">
            <text:p>f</text:p>
          </table:table-cell>
          <table:table-cell table:formula="of:=IF([BCM.$Y142];[BCM.C142];&quot;&quot;)" office:value-type="string" office:string-value="TREM239_unfold">
            <text:p>TREM239_unfold</text:p>
          </table:table-cell>
        </table:table-row>
        <table:table-row table:style-name="ro5">
          <table:table-cell table:style-name="ce370" table:formula="of:=IF([BCM.$Y143];[BCM.T143];&quot;&quot;)" office:value-type="float" office:value="140">
            <text:p>140</text:p>
          </table:table-cell>
          <table:table-cell table:formula="of:=IF([BCM.$Y143];IF(LEN([BCM.V143])&gt;0;[BCM.V143];[BCM.C143]);&quot;&quot;)" office:value-type="string" office:string-value="OUT_TREM239_TRIM_L">
            <text:p>OUT_TREM239_TRIM_L</text:p>
          </table:table-cell>
          <table:table-cell table:number-columns-repeated="2"/>
          <table:table-cell table:style-name="ce375" table:formula="of:=IF([BCM.$Y143];VLOOKUP([$BCM.$D143];[BD_GenCode.$A$2:.$B$50];2;0);&quot;&quot;)" office:value-type="float" office:value="1">
            <text:p>1</text:p>
          </table:table-cell>
          <table:table-cell table:style-name="ce370" table:formula="of:=IF([BCM.$Y143];1;&quot;&quot;)" office:value-type="float" office:value="1">
            <text:p>1</text:p>
          </table:table-cell>
          <table:table-cell table:style-name="ce375" table:formula="of:=IF([BCM.$Y143];&quot;f&quot;;&quot;&quot;)" office:value-type="string" office:string-value="f">
            <text:p>f</text:p>
          </table:table-cell>
          <table:table-cell table:formula="of:=IF([BCM.$Y143];[BCM.C143];&quot;&quot;)" office:value-type="string" office:string-value="TREM239_trim_izq">
            <text:p>TREM239_trim_izq</text:p>
          </table:table-cell>
        </table:table-row>
        <table:table-row table:style-name="ro5">
          <table:table-cell table:style-name="ce370" table:formula="of:=IF([BCM.$Y144];[BCM.T144];&quot;&quot;)" office:value-type="float" office:value="141">
            <text:p>141</text:p>
          </table:table-cell>
          <table:table-cell table:formula="of:=IF([BCM.$Y144];IF(LEN([BCM.V144])&gt;0;[BCM.V144];[BCM.C144]);&quot;&quot;)" office:value-type="string" office:string-value="OUT_TREM239_TRIM_R">
            <text:p>OUT_TREM239_TRIM_R</text:p>
          </table:table-cell>
          <table:table-cell table:number-columns-repeated="2"/>
          <table:table-cell table:style-name="ce375" table:formula="of:=IF([BCM.$Y144];VLOOKUP([$BCM.$D144];[BD_GenCode.$A$2:.$B$50];2;0);&quot;&quot;)" office:value-type="float" office:value="1">
            <text:p>1</text:p>
          </table:table-cell>
          <table:table-cell table:style-name="ce370" table:formula="of:=IF([BCM.$Y144];1;&quot;&quot;)" office:value-type="float" office:value="1">
            <text:p>1</text:p>
          </table:table-cell>
          <table:table-cell table:style-name="ce375" table:formula="of:=IF([BCM.$Y144];&quot;f&quot;;&quot;&quot;)" office:value-type="string" office:string-value="f">
            <text:p>f</text:p>
          </table:table-cell>
          <table:table-cell table:formula="of:=IF([BCM.$Y144];[BCM.C144];&quot;&quot;)" office:value-type="string" office:string-value="TREM239_trim_dcho">
            <text:p>TREM239_trim_dcho</text:p>
          </table:table-cell>
        </table:table-row>
        <table:table-row table:style-name="ro5">
          <table:table-cell table:style-name="ce370" table:formula="of:=IF([BCM.$Y145];[BCM.T145];&quot;&quot;)" office:value-type="float" office:value="142">
            <text:p>142</text:p>
          </table:table-cell>
          <table:table-cell table:formula="of:=IF([BCM.$Y145];IF(LEN([BCM.V145])&gt;0;[BCM.V145];[BCM.C145]);&quot;&quot;)" office:value-type="string" office:string-value="OUT_TREM239_HOME">
            <text:p>OUT_TREM239_HOME</text:p>
          </table:table-cell>
          <table:table-cell table:number-columns-repeated="2"/>
          <table:table-cell table:style-name="ce375" table:formula="of:=IF([BCM.$Y145];VLOOKUP([$BCM.$D145];[BD_GenCode.$A$2:.$B$50];2;0);&quot;&quot;)" office:value-type="float" office:value="1">
            <text:p>1</text:p>
          </table:table-cell>
          <table:table-cell table:style-name="ce370" table:formula="of:=IF([BCM.$Y145];1;&quot;&quot;)" office:value-type="float" office:value="1">
            <text:p>1</text:p>
          </table:table-cell>
          <table:table-cell table:style-name="ce375" table:formula="of:=IF([BCM.$Y145];&quot;f&quot;;&quot;&quot;)" office:value-type="string" office:string-value="f">
            <text:p>f</text:p>
          </table:table-cell>
          <table:table-cell table:formula="of:=IF([BCM.$Y145];[BCM.C145];&quot;&quot;)" office:value-type="string" office:string-value="TREM239_home">
            <text:p>TREM239_home</text:p>
          </table:table-cell>
        </table:table-row>
        <table:table-row table:style-name="ro5">
          <table:table-cell table:style-name="ce370" table:formula="of:=IF([BCM.$Y146];[BCM.T146];&quot;&quot;)" office:value-type="float" office:value="143">
            <text:p>143</text:p>
          </table:table-cell>
          <table:table-cell table:formula="of:=IF([BCM.$Y146];IF(LEN([BCM.V146])&gt;0;[BCM.V146];[BCM.C146]);&quot;&quot;)" office:value-type="string" office:string-value="IN_TREM239_ERROR">
            <text:p>IN_TREM239_ERROR</text:p>
          </table:table-cell>
          <table:table-cell table:number-columns-repeated="2"/>
          <table:table-cell table:style-name="ce375" table:formula="of:=IF([BCM.$Y146];VLOOKUP([$BCM.$D146];[BD_GenCode.$A$2:.$B$50];2;0);&quot;&quot;)" office:value-type="float" office:value="1">
            <text:p>1</text:p>
          </table:table-cell>
          <table:table-cell table:style-name="ce370" table:formula="of:=IF([BCM.$Y146];1;&quot;&quot;)" office:value-type="float" office:value="1">
            <text:p>1</text:p>
          </table:table-cell>
          <table:table-cell table:style-name="ce375" table:formula="of:=IF([BCM.$Y146];&quot;f&quot;;&quot;&quot;)" office:value-type="string" office:string-value="f">
            <text:p>f</text:p>
          </table:table-cell>
          <table:table-cell table:formula="of:=IF([BCM.$Y146];[BCM.C146];&quot;&quot;)" office:value-type="string" office:string-value="TREM239_error">
            <text:p>TREM239_error</text:p>
          </table:table-cell>
        </table:table-row>
        <table:table-row table:style-name="ro5">
          <table:table-cell table:style-name="ce370" table:formula="of:=IF([BCM.$Y147];[BCM.T147];&quot;&quot;)" office:value-type="float" office:value="144">
            <text:p>144</text:p>
          </table:table-cell>
          <table:table-cell table:formula="of:=IF([BCM.$Y147];IF(LEN([BCM.V147])&gt;0;[BCM.V147];[BCM.C147]);&quot;&quot;)" office:value-type="string" office:string-value="IN_TREM239_ENC_ACT_L">
            <text:p>IN_TREM239_ENC_ACT_L</text:p>
          </table:table-cell>
          <table:table-cell table:number-columns-repeated="2"/>
          <table:table-cell table:style-name="ce375" table:formula="of:=IF([BCM.$Y147];VLOOKUP([$BCM.$D147];[BD_GenCode.$A$2:.$B$50];2;0);&quot;&quot;)" office:value-type="float" office:value="1">
            <text:p>1</text:p>
          </table:table-cell>
          <table:table-cell table:style-name="ce370" table:formula="of:=IF([BCM.$Y147];1;&quot;&quot;)" office:value-type="float" office:value="1">
            <text:p>1</text:p>
          </table:table-cell>
          <table:table-cell table:style-name="ce375" table:formula="of:=IF([BCM.$Y147];&quot;f&quot;;&quot;&quot;)" office:value-type="string" office:string-value="f">
            <text:p>f</text:p>
          </table:table-cell>
          <table:table-cell table:formula="of:=IF([BCM.$Y147];[BCM.C147];&quot;&quot;)" office:value-type="string" office:string-value="TREM239_encoder_act_izq">
            <text:p>TREM239_encoder_act_izq</text:p>
          </table:table-cell>
        </table:table-row>
        <table:table-row table:style-name="ro5">
          <table:table-cell table:style-name="ce370" table:formula="of:=IF([BCM.$Y148];[BCM.T148];&quot;&quot;)" office:value-type="float" office:value="145">
            <text:p>145</text:p>
          </table:table-cell>
          <table:table-cell table:formula="of:=IF([BCM.$Y148];IF(LEN([BCM.V148])&gt;0;[BCM.V148];[BCM.C148]);&quot;&quot;)" office:value-type="string" office:string-value="IN_TREM239_ENC_ACT_R">
            <text:p>IN_TREM239_ENC_ACT_R</text:p>
          </table:table-cell>
          <table:table-cell table:number-columns-repeated="2"/>
          <table:table-cell table:style-name="ce375" table:formula="of:=IF([BCM.$Y148];VLOOKUP([$BCM.$D148];[BD_GenCode.$A$2:.$B$50];2;0);&quot;&quot;)" office:value-type="float" office:value="1">
            <text:p>1</text:p>
          </table:table-cell>
          <table:table-cell table:style-name="ce370" table:formula="of:=IF([BCM.$Y148];1;&quot;&quot;)" office:value-type="float" office:value="1">
            <text:p>1</text:p>
          </table:table-cell>
          <table:table-cell table:style-name="ce375" table:formula="of:=IF([BCM.$Y148];&quot;f&quot;;&quot;&quot;)" office:value-type="string" office:string-value="f">
            <text:p>f</text:p>
          </table:table-cell>
          <table:table-cell table:formula="of:=IF([BCM.$Y148];[BCM.C148];&quot;&quot;)" office:value-type="string" office:string-value="TREM239_encoder_act_dcho">
            <text:p>TREM239_encoder_act_dcho</text:p>
          </table:table-cell>
        </table:table-row>
        <table:table-row table:style-name="ro5">
          <table:table-cell table:style-name="ce370" table:formula="of:=IF([BCM.$Y149];[BCM.T149];&quot;&quot;)" office:value-type="float" office:value="146">
            <text:p>146</text:p>
          </table:table-cell>
          <table:table-cell table:formula="of:=IF([BCM.$Y149];IF(LEN([BCM.V149])&gt;0;[BCM.V149];[BCM.C149]);&quot;&quot;)" office:value-type="string" office:string-value="Senyal_KL30">
            <text:p>Senyal_KL30</text:p>
          </table:table-cell>
          <table:table-cell table:number-columns-repeated="2"/>
          <table:table-cell table:style-name="ce375" table:formula="of:=IF([BCM.$Y149];VLOOKUP([$BCM.$D149];[BD_GenCode.$A$2:.$B$50];2;0);&quot;&quot;)" office:value-type="float" office:value="2">
            <text:p>2</text:p>
          </table:table-cell>
          <table:table-cell table:style-name="ce370" table:formula="of:=IF([BCM.$Y149];1;&quot;&quot;)" office:value-type="float" office:value="1">
            <text:p>1</text:p>
          </table:table-cell>
          <table:table-cell table:style-name="ce375" table:formula="of:=IF([BCM.$Y149];&quot;f&quot;;&quot;&quot;)" office:value-type="string" office:string-value="f">
            <text:p>f</text:p>
          </table:table-cell>
          <table:table-cell table:formula="of:=IF([BCM.$Y149];[BCM.C149];&quot;&quot;)" office:value-type="string" office:string-value="Senyal_KL30">
            <text:p>Senyal_KL30</text:p>
          </table:table-cell>
        </table:table-row>
        <table:table-row table:style-name="ro5">
          <table:table-cell table:style-name="ce370" table:formula="of:=IF([BCM.$Y150];[BCM.T150];&quot;&quot;)" office:value-type="float" office:value="147">
            <text:p>147</text:p>
          </table:table-cell>
          <table:table-cell table:formula="of:=IF([BCM.$Y150];IF(LEN([BCM.V150])&gt;0;[BCM.V150];[BCM.C150]);&quot;&quot;)" office:value-type="string" office:string-value="Led1">
            <text:p>Led1</text:p>
          </table:table-cell>
          <table:table-cell table:number-columns-repeated="2"/>
          <table:table-cell table:style-name="ce375" table:formula="of:=IF([BCM.$Y150];VLOOKUP([$BCM.$D150];[BD_GenCode.$A$2:.$B$50];2;0);&quot;&quot;)" office:value-type="float" office:value="1">
            <text:p>1</text:p>
          </table:table-cell>
          <table:table-cell table:style-name="ce370" table:formula="of:=IF([BCM.$Y150];1;&quot;&quot;)" office:value-type="float" office:value="1">
            <text:p>1</text:p>
          </table:table-cell>
          <table:table-cell table:style-name="ce375" table:formula="of:=IF([BCM.$Y150];&quot;f&quot;;&quot;&quot;)" office:value-type="string" office:string-value="f">
            <text:p>f</text:p>
          </table:table-cell>
          <table:table-cell table:formula="of:=IF([BCM.$Y150];[BCM.C150];&quot;&quot;)" office:value-type="string" office:string-value="Led1">
            <text:p>Led1</text:p>
          </table:table-cell>
        </table:table-row>
        <table:table-row table:style-name="ro5">
          <table:table-cell table:style-name="ce370" table:formula="of:=IF([BCM.$Y151];[BCM.T151];&quot;&quot;)">
            <text:p/>
          </table:table-cell>
          <table:table-cell table:formula="of:=IF([BCM.$Y151];IF(LEN([BCM.V151])&gt;0;[BCM.V151];[BCM.C151]);&quot;&quot;)">
            <text:p/>
          </table:table-cell>
          <table:table-cell table:number-columns-repeated="2"/>
          <table:table-cell table:style-name="ce375" table:formula="of:=IF([BCM.$Y151];VLOOKUP([$BCM.$D151];[BD_GenCode.$A$2:.$B$50];2;0);&quot;&quot;)">
            <text:p/>
          </table:table-cell>
          <table:table-cell table:style-name="ce370" table:formula="of:=IF([BCM.$Y151];1;&quot;&quot;)">
            <text:p/>
          </table:table-cell>
          <table:table-cell table:style-name="ce375" table:formula="of:=IF([BCM.$Y151];&quot;f&quot;;&quot;&quot;)">
            <text:p/>
          </table:table-cell>
          <table:table-cell table:formula="of:=IF([BCM.$Y151];[BCM.C151];&quot;&quot;)">
            <text:p/>
          </table:table-cell>
        </table:table-row>
        <table:table-row table:style-name="ro5">
          <table:table-cell table:style-name="ce370" table:formula="of:=IF([BCM.$Y152];[BCM.T152];&quot;&quot;)">
            <text:p/>
          </table:table-cell>
          <table:table-cell table:formula="of:=IF([BCM.$Y152];IF(LEN([BCM.V152])&gt;0;[BCM.V152];[BCM.C152]);&quot;&quot;)">
            <text:p/>
          </table:table-cell>
          <table:table-cell table:number-columns-repeated="2"/>
          <table:table-cell table:style-name="ce375" table:formula="of:=IF([BCM.$Y152];VLOOKUP([$BCM.$D152];[BD_GenCode.$A$2:.$B$50];2;0);&quot;&quot;)">
            <text:p/>
          </table:table-cell>
          <table:table-cell table:style-name="ce370" table:formula="of:=IF([BCM.$Y152];1;&quot;&quot;)">
            <text:p/>
          </table:table-cell>
          <table:table-cell table:style-name="ce375" table:formula="of:=IF([BCM.$Y152];&quot;f&quot;;&quot;&quot;)">
            <text:p/>
          </table:table-cell>
          <table:table-cell table:formula="of:=IF([BCM.$Y152];[BCM.C152];&quot;&quot;)">
            <text:p/>
          </table:table-cell>
        </table:table-row>
        <table:table-row table:style-name="ro5">
          <table:table-cell table:style-name="ce370" table:formula="of:=IF([BCM.$Y153];[BCM.T153];&quot;&quot;)">
            <text:p/>
          </table:table-cell>
          <table:table-cell table:formula="of:=IF([BCM.$Y153];IF(LEN([BCM.V153])&gt;0;[BCM.V153];[BCM.C153]);&quot;&quot;)">
            <text:p/>
          </table:table-cell>
          <table:table-cell table:number-columns-repeated="2"/>
          <table:table-cell table:style-name="ce375" table:formula="of:=IF([BCM.$Y153];VLOOKUP([$BCM.$D153];[BD_GenCode.$A$2:.$B$50];2;0);&quot;&quot;)">
            <text:p/>
          </table:table-cell>
          <table:table-cell table:style-name="ce370" table:formula="of:=IF([BCM.$Y153];1;&quot;&quot;)">
            <text:p/>
          </table:table-cell>
          <table:table-cell table:style-name="ce375" table:formula="of:=IF([BCM.$Y153];&quot;f&quot;;&quot;&quot;)">
            <text:p/>
          </table:table-cell>
          <table:table-cell table:formula="of:=IF([BCM.$Y153];[BCM.C153];&quot;&quot;)">
            <text:p/>
          </table:table-cell>
        </table:table-row>
        <table:table-row table:style-name="ro5">
          <table:table-cell table:style-name="ce370" table:formula="of:=IF([BCM.$Y154];[BCM.T154];&quot;&quot;)">
            <text:p/>
          </table:table-cell>
          <table:table-cell table:formula="of:=IF([BCM.$Y154];IF(LEN([BCM.V154])&gt;0;[BCM.V154];[BCM.C154]);&quot;&quot;)">
            <text:p/>
          </table:table-cell>
          <table:table-cell table:number-columns-repeated="2"/>
          <table:table-cell table:style-name="ce375" table:formula="of:=IF([BCM.$Y154];VLOOKUP([$BCM.$D154];[BD_GenCode.$A$2:.$B$50];2;0);&quot;&quot;)">
            <text:p/>
          </table:table-cell>
          <table:table-cell table:style-name="ce370" table:formula="of:=IF([BCM.$Y154];1;&quot;&quot;)">
            <text:p/>
          </table:table-cell>
          <table:table-cell table:style-name="ce375" table:formula="of:=IF([BCM.$Y154];&quot;f&quot;;&quot;&quot;)">
            <text:p/>
          </table:table-cell>
          <table:table-cell table:formula="of:=IF([BCM.$Y154];[BCM.C154];&quot;&quot;)">
            <text:p/>
          </table:table-cell>
        </table:table-row>
        <table:table-row table:style-name="ro5">
          <table:table-cell table:style-name="ce370" table:formula="of:=IF([BCM.$Y155];[BCM.T155];&quot;&quot;)">
            <text:p/>
          </table:table-cell>
          <table:table-cell table:formula="of:=IF([BCM.$Y155];IF(LEN([BCM.V155])&gt;0;[BCM.V155];[BCM.C155]);&quot;&quot;)">
            <text:p/>
          </table:table-cell>
          <table:table-cell table:number-columns-repeated="2"/>
          <table:table-cell table:style-name="ce375" table:formula="of:=IF([BCM.$Y155];VLOOKUP([$BCM.$D155];[BD_GenCode.$A$2:.$B$50];2;0);&quot;&quot;)">
            <text:p/>
          </table:table-cell>
          <table:table-cell table:style-name="ce370" table:formula="of:=IF([BCM.$Y155];1;&quot;&quot;)">
            <text:p/>
          </table:table-cell>
          <table:table-cell table:style-name="ce375" table:formula="of:=IF([BCM.$Y155];&quot;f&quot;;&quot;&quot;)">
            <text:p/>
          </table:table-cell>
          <table:table-cell table:formula="of:=IF([BCM.$Y155];[BCM.C155];&quot;&quot;)">
            <text:p/>
          </table:table-cell>
        </table:table-row>
        <table:table-row table:style-name="ro5">
          <table:table-cell table:style-name="ce370" table:formula="of:=IF([BCM.$Y156];[BCM.T156];&quot;&quot;)">
            <text:p/>
          </table:table-cell>
          <table:table-cell table:formula="of:=IF([BCM.$Y156];IF(LEN([BCM.V156])&gt;0;[BCM.V156];[BCM.C156]);&quot;&quot;)">
            <text:p/>
          </table:table-cell>
          <table:table-cell table:number-columns-repeated="2"/>
          <table:table-cell table:style-name="ce375" table:formula="of:=IF([BCM.$Y156];VLOOKUP([$BCM.$D156];[BD_GenCode.$A$2:.$B$50];2;0);&quot;&quot;)">
            <text:p/>
          </table:table-cell>
          <table:table-cell table:style-name="ce370" table:formula="of:=IF([BCM.$Y156];1;&quot;&quot;)">
            <text:p/>
          </table:table-cell>
          <table:table-cell table:style-name="ce375" table:formula="of:=IF([BCM.$Y156];&quot;f&quot;;&quot;&quot;)">
            <text:p/>
          </table:table-cell>
          <table:table-cell table:formula="of:=IF([BCM.$Y156];[BCM.C156];&quot;&quot;)">
            <text:p/>
          </table:table-cell>
        </table:table-row>
        <table:table-row table:style-name="ro5">
          <table:table-cell table:style-name="ce370" table:formula="of:=IF([BCM.$Y157];[BCM.T157];&quot;&quot;)">
            <text:p/>
          </table:table-cell>
          <table:table-cell table:formula="of:=IF([BCM.$Y157];IF(LEN([BCM.V157])&gt;0;[BCM.V157];[BCM.C157]);&quot;&quot;)">
            <text:p/>
          </table:table-cell>
          <table:table-cell table:number-columns-repeated="2"/>
          <table:table-cell table:style-name="ce375" table:formula="of:=IF([BCM.$Y157];VLOOKUP([$BCM.$D157];[BD_GenCode.$A$2:.$B$50];2;0);&quot;&quot;)">
            <text:p/>
          </table:table-cell>
          <table:table-cell table:style-name="ce370" table:formula="of:=IF([BCM.$Y157];1;&quot;&quot;)">
            <text:p/>
          </table:table-cell>
          <table:table-cell table:style-name="ce375" table:formula="of:=IF([BCM.$Y157];&quot;f&quot;;&quot;&quot;)">
            <text:p/>
          </table:table-cell>
          <table:table-cell table:formula="of:=IF([BCM.$Y157];[BCM.C157];&quot;&quot;)">
            <text:p/>
          </table:table-cell>
        </table:table-row>
        <table:table-row table:style-name="ro5">
          <table:table-cell table:style-name="ce370" table:formula="of:=IF([BCM.$Y158];[BCM.T158];&quot;&quot;)">
            <text:p/>
          </table:table-cell>
          <table:table-cell table:formula="of:=IF([BCM.$Y158];IF(LEN([BCM.V158])&gt;0;[BCM.V158];[BCM.C158]);&quot;&quot;)">
            <text:p/>
          </table:table-cell>
          <table:table-cell table:number-columns-repeated="2"/>
          <table:table-cell table:style-name="ce375" table:formula="of:=IF([BCM.$Y158];VLOOKUP([$BCM.$D158];[BD_GenCode.$A$2:.$B$50];2;0);&quot;&quot;)">
            <text:p/>
          </table:table-cell>
          <table:table-cell table:style-name="ce370" table:formula="of:=IF([BCM.$Y158];1;&quot;&quot;)">
            <text:p/>
          </table:table-cell>
          <table:table-cell table:style-name="ce375" table:formula="of:=IF([BCM.$Y158];&quot;f&quot;;&quot;&quot;)">
            <text:p/>
          </table:table-cell>
          <table:table-cell table:formula="of:=IF([BCM.$Y158];[BCM.C158];&quot;&quot;)">
            <text:p/>
          </table:table-cell>
        </table:table-row>
        <table:table-row table:style-name="ro5">
          <table:table-cell table:style-name="ce370" table:formula="of:=IF([BCM.$Y159];[BCM.T159];&quot;&quot;)">
            <text:p/>
          </table:table-cell>
          <table:table-cell table:formula="of:=IF([BCM.$Y159];IF(LEN([BCM.V159])&gt;0;[BCM.V159];[BCM.C159]);&quot;&quot;)">
            <text:p/>
          </table:table-cell>
          <table:table-cell table:number-columns-repeated="2"/>
          <table:table-cell table:style-name="ce375" table:formula="of:=IF([BCM.$Y159];VLOOKUP([$BCM.$D159];[BD_GenCode.$A$2:.$B$50];2;0);&quot;&quot;)">
            <text:p/>
          </table:table-cell>
          <table:table-cell table:style-name="ce370" table:formula="of:=IF([BCM.$Y159];1;&quot;&quot;)">
            <text:p/>
          </table:table-cell>
          <table:table-cell table:style-name="ce375" table:formula="of:=IF([BCM.$Y159];&quot;f&quot;;&quot;&quot;)">
            <text:p/>
          </table:table-cell>
          <table:table-cell table:formula="of:=IF([BCM.$Y159];[BCM.C159];&quot;&quot;)">
            <text:p/>
          </table:table-cell>
        </table:table-row>
        <table:table-row table:style-name="ro5">
          <table:table-cell table:style-name="ce370" table:formula="of:=IF([BCM.$Y160];[BCM.T160];&quot;&quot;)">
            <text:p/>
          </table:table-cell>
          <table:table-cell table:formula="of:=IF([BCM.$Y160];IF(LEN([BCM.V160])&gt;0;[BCM.V160];[BCM.C160]);&quot;&quot;)">
            <text:p/>
          </table:table-cell>
          <table:table-cell table:number-columns-repeated="2"/>
          <table:table-cell table:style-name="ce375" table:formula="of:=IF([BCM.$Y160];VLOOKUP([$BCM.$D160];[BD_GenCode.$A$2:.$B$50];2;0);&quot;&quot;)">
            <text:p/>
          </table:table-cell>
          <table:table-cell table:style-name="ce370" table:formula="of:=IF([BCM.$Y160];1;&quot;&quot;)">
            <text:p/>
          </table:table-cell>
          <table:table-cell table:style-name="ce375" table:formula="of:=IF([BCM.$Y160];&quot;f&quot;;&quot;&quot;)">
            <text:p/>
          </table:table-cell>
          <table:table-cell table:formula="of:=IF([BCM.$Y160];[BCM.C160];&quot;&quot;)">
            <text:p/>
          </table:table-cell>
        </table:table-row>
        <table:table-row table:style-name="ro5">
          <table:table-cell table:style-name="ce370" table:formula="of:=IF([BCM.$Y161];[BCM.T161];&quot;&quot;)">
            <text:p/>
          </table:table-cell>
          <table:table-cell table:formula="of:=IF([BCM.$Y161];IF(LEN([BCM.V161])&gt;0;[BCM.V161];[BCM.C161]);&quot;&quot;)">
            <text:p/>
          </table:table-cell>
          <table:table-cell table:number-columns-repeated="2"/>
          <table:table-cell table:style-name="ce375" table:formula="of:=IF([BCM.$Y161];VLOOKUP([$BCM.$D161];[BD_GenCode.$A$2:.$B$50];2;0);&quot;&quot;)">
            <text:p/>
          </table:table-cell>
          <table:table-cell table:style-name="ce370" table:formula="of:=IF([BCM.$Y161];1;&quot;&quot;)">
            <text:p/>
          </table:table-cell>
          <table:table-cell table:style-name="ce375" table:formula="of:=IF([BCM.$Y161];&quot;f&quot;;&quot;&quot;)">
            <text:p/>
          </table:table-cell>
          <table:table-cell table:formula="of:=IF([BCM.$Y161];[BCM.C161];&quot;&quot;)">
            <text:p/>
          </table:table-cell>
        </table:table-row>
        <table:table-row table:style-name="ro5">
          <table:table-cell table:style-name="ce371" table:formula="of:=IF([BCM.$Y162];[BCM.T162];&quot;&quot;)">
            <text:p/>
          </table:table-cell>
          <table:table-cell table:style-name="ce373" table:formula="of:=IF([BCM.$Y162];IF(LEN([BCM.V162])&gt;0;[BCM.V162];[BCM.C162]);&quot;&quot;)">
            <text:p/>
          </table:table-cell>
          <table:table-cell table:style-name="ce373" table:number-columns-repeated="2"/>
          <table:table-cell table:style-name="ce376" table:formula="of:=IF([BCM.$Y162];VLOOKUP([$BCM.$D162];[BD_GenCode.$A$2:.$B$50];2;0);&quot;&quot;)">
            <text:p/>
          </table:table-cell>
          <table:table-cell table:style-name="ce371" table:formula="of:=IF([BCM.$Y162];1;&quot;&quot;)">
            <text:p/>
          </table:table-cell>
          <table:table-cell table:style-name="ce376" table:formula="of:=IF([BCM.$Y162];&quot;f&quot;;&quot;&quot;)">
            <text:p/>
          </table:table-cell>
          <table:table-cell table:style-name="ce373" table:formula="of:=IF([BCM.$Y162];[BCM.C162];&quot;&quot;)">
            <text:p/>
          </table:table-cell>
        </table:table-row>
        <table:table-row table:style-name="ro5">
          <table:table-cell table:style-name="ce369" table:formula="of:=IF([Etiquetas.$S2];[Etiquetas.$T2];&quot;&quot;)">
            <text:p/>
          </table:table-cell>
          <table:table-cell table:style-name="ce372" table:formula="of:=IF([Etiquetas.$S2];[$Etiquetas.$A2];&quot;&quot;)">
            <text:p/>
          </table:table-cell>
          <table:table-cell table:style-name="ce372" table:number-columns-repeated="2"/>
          <table:table-cell table:style-name="ce374" table:formula="of:=IF([Etiquetas.$S2];VLOOKUP([$Etiquetas.$V2];[BD_GenCode.$A$2:.$B$50];2;0);&quot;&quot;)">
            <text:p/>
          </table:table-cell>
          <table:table-cell table:style-name="ce369" table:formula="of:=IF([Etiquetas.$S2];1;&quot;&quot;)">
            <text:p/>
          </table:table-cell>
          <table:table-cell table:style-name="ce374" table:formula="of:=IF([Etiquetas.$S2];&quot;f&quot;;&quot;&quot;)">
            <text:p/>
          </table:table-cell>
          <table:table-cell table:style-name="ce372" table:formula="of:=[.B161]">
            <text:p/>
          </table:table-cell>
        </table:table-row>
        <table:table-row table:style-name="ro5">
          <table:table-cell table:style-name="ce370" table:formula="of:=IF([Etiquetas.$S3];[Etiquetas.$T3];&quot;&quot;)">
            <text:p/>
          </table:table-cell>
          <table:table-cell table:formula="of:=IF([Etiquetas.$S3];[$Etiquetas.$A3];&quot;&quot;)">
            <text:p/>
          </table:table-cell>
          <table:table-cell table:number-columns-repeated="2"/>
          <table:table-cell table:style-name="ce375" table:formula="of:=IF([Etiquetas.$S3];VLOOKUP([$Etiquetas.$V3];[BD_GenCode.$A$2:.$B$50];2;0);&quot;&quot;)">
            <text:p/>
          </table:table-cell>
          <table:table-cell table:style-name="ce370" table:formula="of:=IF([Etiquetas.$S3];1;&quot;&quot;)">
            <text:p/>
          </table:table-cell>
          <table:table-cell table:style-name="ce375" table:formula="of:=IF([Etiquetas.$S3];&quot;f&quot;;&quot;&quot;)">
            <text:p/>
          </table:table-cell>
          <table:table-cell table:formula="of:=[.B162]">
            <text:p/>
          </table:table-cell>
        </table:table-row>
        <table:table-row table:style-name="ro5">
          <table:table-cell table:style-name="ce370" table:formula="of:=IF([Etiquetas.$S4];[Etiquetas.$T4];&quot;&quot;)">
            <text:p/>
          </table:table-cell>
          <table:table-cell table:formula="of:=IF([Etiquetas.$S4];[$Etiquetas.$A4];&quot;&quot;)">
            <text:p/>
          </table:table-cell>
          <table:table-cell table:number-columns-repeated="2"/>
          <table:table-cell table:style-name="ce375" table:formula="of:=IF([Etiquetas.$S4];VLOOKUP([$Etiquetas.$V4];[BD_GenCode.$A$2:.$B$50];2;0);&quot;&quot;)">
            <text:p/>
          </table:table-cell>
          <table:table-cell table:style-name="ce370" table:formula="of:=IF([Etiquetas.$S4];1;&quot;&quot;)">
            <text:p/>
          </table:table-cell>
          <table:table-cell table:style-name="ce375" table:formula="of:=IF([Etiquetas.$S4];&quot;f&quot;;&quot;&quot;)">
            <text:p/>
          </table:table-cell>
          <table:table-cell table:formula="of:=[.B163]">
            <text:p/>
          </table:table-cell>
        </table:table-row>
        <table:table-row table:style-name="ro5">
          <table:table-cell table:style-name="ce370" table:formula="of:=IF([Etiquetas.$S5];[Etiquetas.$T5];&quot;&quot;)">
            <text:p/>
          </table:table-cell>
          <table:table-cell table:formula="of:=IF([Etiquetas.$S5];[$Etiquetas.$A5];&quot;&quot;)">
            <text:p/>
          </table:table-cell>
          <table:table-cell table:number-columns-repeated="2"/>
          <table:table-cell table:style-name="ce375" table:formula="of:=IF([Etiquetas.$S5];VLOOKUP([$Etiquetas.$V5];[BD_GenCode.$A$2:.$B$50];2;0);&quot;&quot;)">
            <text:p/>
          </table:table-cell>
          <table:table-cell table:style-name="ce370" table:formula="of:=IF([Etiquetas.$S5];1;&quot;&quot;)">
            <text:p/>
          </table:table-cell>
          <table:table-cell table:style-name="ce375" table:formula="of:=IF([Etiquetas.$S5];&quot;f&quot;;&quot;&quot;)">
            <text:p/>
          </table:table-cell>
          <table:table-cell table:formula="of:=[.B164]">
            <text:p/>
          </table:table-cell>
        </table:table-row>
        <table:table-row table:style-name="ro5">
          <table:table-cell table:style-name="ce370" table:formula="of:=IF([Etiquetas.$S6];[Etiquetas.$T6];&quot;&quot;)">
            <text:p/>
          </table:table-cell>
          <table:table-cell table:formula="of:=IF([Etiquetas.$S6];[$Etiquetas.$A6];&quot;&quot;)">
            <text:p/>
          </table:table-cell>
          <table:table-cell table:number-columns-repeated="2"/>
          <table:table-cell table:style-name="ce375" table:formula="of:=IF([Etiquetas.$S6];VLOOKUP([$Etiquetas.$V6];[BD_GenCode.$A$2:.$B$50];2;0);&quot;&quot;)">
            <text:p/>
          </table:table-cell>
          <table:table-cell table:style-name="ce370" table:formula="of:=IF([Etiquetas.$S6];1;&quot;&quot;)">
            <text:p/>
          </table:table-cell>
          <table:table-cell table:style-name="ce375" table:formula="of:=IF([Etiquetas.$S6];&quot;f&quot;;&quot;&quot;)">
            <text:p/>
          </table:table-cell>
          <table:table-cell table:formula="of:=[.B165]">
            <text:p/>
          </table:table-cell>
        </table:table-row>
        <table:table-row table:style-name="ro5">
          <table:table-cell table:style-name="ce370" table:formula="of:=IF([Etiquetas.$S7];[Etiquetas.$T7];&quot;&quot;)">
            <text:p/>
          </table:table-cell>
          <table:table-cell table:formula="of:=IF([Etiquetas.$S7];[$Etiquetas.$A7];&quot;&quot;)">
            <text:p/>
          </table:table-cell>
          <table:table-cell table:number-columns-repeated="2"/>
          <table:table-cell table:style-name="ce375" table:formula="of:=IF([Etiquetas.$S7];VLOOKUP([$Etiquetas.$V7];[BD_GenCode.$A$2:.$B$50];2;0);&quot;&quot;)">
            <text:p/>
          </table:table-cell>
          <table:table-cell table:style-name="ce370" table:formula="of:=IF([Etiquetas.$S7];1;&quot;&quot;)">
            <text:p/>
          </table:table-cell>
          <table:table-cell table:style-name="ce375" table:formula="of:=IF([Etiquetas.$S7];&quot;f&quot;;&quot;&quot;)">
            <text:p/>
          </table:table-cell>
          <table:table-cell table:formula="of:=[.B166]">
            <text:p/>
          </table:table-cell>
        </table:table-row>
        <table:table-row table:style-name="ro5">
          <table:table-cell table:style-name="ce370" table:formula="of:=IF([Etiquetas.$S8];[Etiquetas.$T8];&quot;&quot;)">
            <text:p/>
          </table:table-cell>
          <table:table-cell table:formula="of:=IF([Etiquetas.$S8];[$Etiquetas.$A8];&quot;&quot;)">
            <text:p/>
          </table:table-cell>
          <table:table-cell table:number-columns-repeated="2"/>
          <table:table-cell table:style-name="ce375" table:formula="of:=IF([Etiquetas.$S8];VLOOKUP([$Etiquetas.$V8];[BD_GenCode.$A$2:.$B$50];2;0);&quot;&quot;)">
            <text:p/>
          </table:table-cell>
          <table:table-cell table:style-name="ce370" table:formula="of:=IF([Etiquetas.$S8];1;&quot;&quot;)">
            <text:p/>
          </table:table-cell>
          <table:table-cell table:style-name="ce375" table:formula="of:=IF([Etiquetas.$S8];&quot;f&quot;;&quot;&quot;)">
            <text:p/>
          </table:table-cell>
          <table:table-cell table:formula="of:=[.B167]">
            <text:p/>
          </table:table-cell>
        </table:table-row>
        <table:table-row table:style-name="ro5">
          <table:table-cell table:style-name="ce370" table:formula="of:=IF([Etiquetas.$S9];[Etiquetas.$T9];&quot;&quot;)">
            <text:p/>
          </table:table-cell>
          <table:table-cell table:formula="of:=IF([Etiquetas.$S9];[$Etiquetas.$A9];&quot;&quot;)">
            <text:p/>
          </table:table-cell>
          <table:table-cell table:number-columns-repeated="2"/>
          <table:table-cell table:style-name="ce375" table:formula="of:=IF([Etiquetas.$S9];VLOOKUP([$Etiquetas.$V9];[BD_GenCode.$A$2:.$B$50];2;0);&quot;&quot;)">
            <text:p/>
          </table:table-cell>
          <table:table-cell table:style-name="ce370" table:formula="of:=IF([Etiquetas.$S9];1;&quot;&quot;)">
            <text:p/>
          </table:table-cell>
          <table:table-cell table:style-name="ce375" table:formula="of:=IF([Etiquetas.$S9];&quot;f&quot;;&quot;&quot;)">
            <text:p/>
          </table:table-cell>
          <table:table-cell table:formula="of:=[.B168]">
            <text:p/>
          </table:table-cell>
        </table:table-row>
        <table:table-row table:style-name="ro5">
          <table:table-cell table:style-name="ce370" table:formula="of:=IF([Etiquetas.$S10];[Etiquetas.$T10];&quot;&quot;)">
            <text:p/>
          </table:table-cell>
          <table:table-cell table:formula="of:=IF([Etiquetas.$S10];[$Etiquetas.$A10];&quot;&quot;)">
            <text:p/>
          </table:table-cell>
          <table:table-cell table:number-columns-repeated="2"/>
          <table:table-cell table:style-name="ce375" table:formula="of:=IF([Etiquetas.$S10];VLOOKUP([$Etiquetas.$V10];[BD_GenCode.$A$2:.$B$50];2;0);&quot;&quot;)">
            <text:p/>
          </table:table-cell>
          <table:table-cell table:style-name="ce370" table:formula="of:=IF([Etiquetas.$S10];1;&quot;&quot;)">
            <text:p/>
          </table:table-cell>
          <table:table-cell table:style-name="ce375" table:formula="of:=IF([Etiquetas.$S10];&quot;f&quot;;&quot;&quot;)">
            <text:p/>
          </table:table-cell>
          <table:table-cell table:formula="of:=[.B169]">
            <text:p/>
          </table:table-cell>
        </table:table-row>
        <table:table-row table:style-name="ro5">
          <table:table-cell table:style-name="ce370" table:formula="of:=IF([Etiquetas.$S11];[Etiquetas.$T11];&quot;&quot;)">
            <text:p/>
          </table:table-cell>
          <table:table-cell table:formula="of:=IF([Etiquetas.$S11];[$Etiquetas.$A11];&quot;&quot;)">
            <text:p/>
          </table:table-cell>
          <table:table-cell table:number-columns-repeated="2"/>
          <table:table-cell table:style-name="ce375" table:formula="of:=IF([Etiquetas.$S11];VLOOKUP([$Etiquetas.$V11];[BD_GenCode.$A$2:.$B$50];2;0);&quot;&quot;)">
            <text:p/>
          </table:table-cell>
          <table:table-cell table:style-name="ce370" table:formula="of:=IF([Etiquetas.$S11];1;&quot;&quot;)">
            <text:p/>
          </table:table-cell>
          <table:table-cell table:style-name="ce375" table:formula="of:=IF([Etiquetas.$S11];&quot;f&quot;;&quot;&quot;)">
            <text:p/>
          </table:table-cell>
          <table:table-cell table:formula="of:=[.B170]">
            <text:p/>
          </table:table-cell>
        </table:table-row>
        <table:table-row table:style-name="ro5">
          <table:table-cell table:style-name="ce370" table:formula="of:=IF([Etiquetas.$S12];[Etiquetas.$T12];&quot;&quot;)">
            <text:p/>
          </table:table-cell>
          <table:table-cell table:formula="of:=IF([Etiquetas.$S12];[$Etiquetas.$A12];&quot;&quot;)">
            <text:p/>
          </table:table-cell>
          <table:table-cell table:number-columns-repeated="2"/>
          <table:table-cell table:style-name="ce375" table:formula="of:=IF([Etiquetas.$S12];VLOOKUP([$Etiquetas.$V12];[BD_GenCode.$A$2:.$B$50];2;0);&quot;&quot;)">
            <text:p/>
          </table:table-cell>
          <table:table-cell table:style-name="ce370" table:formula="of:=IF([Etiquetas.$S12];1;&quot;&quot;)">
            <text:p/>
          </table:table-cell>
          <table:table-cell table:style-name="ce375" table:formula="of:=IF([Etiquetas.$S12];&quot;f&quot;;&quot;&quot;)">
            <text:p/>
          </table:table-cell>
          <table:table-cell table:formula="of:=[.B171]">
            <text:p/>
          </table:table-cell>
        </table:table-row>
        <table:table-row table:style-name="ro5">
          <table:table-cell table:style-name="ce370" table:formula="of:=IF([Etiquetas.$S13];[Etiquetas.$T13];&quot;&quot;)">
            <text:p/>
          </table:table-cell>
          <table:table-cell table:formula="of:=IF([Etiquetas.$S13];[$Etiquetas.$A13];&quot;&quot;)">
            <text:p/>
          </table:table-cell>
          <table:table-cell table:number-columns-repeated="2"/>
          <table:table-cell table:style-name="ce375" table:formula="of:=IF([Etiquetas.$S13];VLOOKUP([$Etiquetas.$V13];[BD_GenCode.$A$2:.$B$50];2;0);&quot;&quot;)">
            <text:p/>
          </table:table-cell>
          <table:table-cell table:style-name="ce370" table:formula="of:=IF([Etiquetas.$S13];1;&quot;&quot;)">
            <text:p/>
          </table:table-cell>
          <table:table-cell table:style-name="ce375" table:formula="of:=IF([Etiquetas.$S13];&quot;f&quot;;&quot;&quot;)">
            <text:p/>
          </table:table-cell>
          <table:table-cell table:formula="of:=[.B172]">
            <text:p/>
          </table:table-cell>
        </table:table-row>
        <table:table-row table:style-name="ro5">
          <table:table-cell table:style-name="ce370" table:formula="of:=IF([Etiquetas.$S14];[Etiquetas.$T14];&quot;&quot;)">
            <text:p/>
          </table:table-cell>
          <table:table-cell table:formula="of:=IF([Etiquetas.$S14];[$Etiquetas.$A14];&quot;&quot;)">
            <text:p/>
          </table:table-cell>
          <table:table-cell table:number-columns-repeated="2"/>
          <table:table-cell table:style-name="ce375" table:formula="of:=IF([Etiquetas.$S14];VLOOKUP([$Etiquetas.$V14];[BD_GenCode.$A$2:.$B$50];2;0);&quot;&quot;)">
            <text:p/>
          </table:table-cell>
          <table:table-cell table:style-name="ce370" table:formula="of:=IF([Etiquetas.$S14];1;&quot;&quot;)">
            <text:p/>
          </table:table-cell>
          <table:table-cell table:style-name="ce375" table:formula="of:=IF([Etiquetas.$S14];&quot;f&quot;;&quot;&quot;)">
            <text:p/>
          </table:table-cell>
          <table:table-cell table:formula="of:=[.B173]">
            <text:p/>
          </table:table-cell>
        </table:table-row>
        <table:table-row table:style-name="ro5">
          <table:table-cell table:style-name="ce370" table:formula="of:=IF([Etiquetas.$S15];[Etiquetas.$T15];&quot;&quot;)">
            <text:p/>
          </table:table-cell>
          <table:table-cell table:formula="of:=IF([Etiquetas.$S15];[$Etiquetas.$A15];&quot;&quot;)">
            <text:p/>
          </table:table-cell>
          <table:table-cell table:number-columns-repeated="2"/>
          <table:table-cell table:style-name="ce375" table:formula="of:=IF([Etiquetas.$S15];VLOOKUP([$Etiquetas.$V15];[BD_GenCode.$A$2:.$B$50];2;0);&quot;&quot;)">
            <text:p/>
          </table:table-cell>
          <table:table-cell table:style-name="ce370" table:formula="of:=IF([Etiquetas.$S15];1;&quot;&quot;)">
            <text:p/>
          </table:table-cell>
          <table:table-cell table:style-name="ce375" table:formula="of:=IF([Etiquetas.$S15];&quot;f&quot;;&quot;&quot;)">
            <text:p/>
          </table:table-cell>
          <table:table-cell table:formula="of:=[.B174]">
            <text:p/>
          </table:table-cell>
        </table:table-row>
        <table:table-row table:style-name="ro5">
          <table:table-cell table:style-name="ce370" table:formula="of:=IF([Etiquetas.$S16];[Etiquetas.$T16];&quot;&quot;)">
            <text:p/>
          </table:table-cell>
          <table:table-cell table:formula="of:=IF([Etiquetas.$S16];[$Etiquetas.$A16];&quot;&quot;)">
            <text:p/>
          </table:table-cell>
          <table:table-cell table:number-columns-repeated="2"/>
          <table:table-cell table:style-name="ce375" table:formula="of:=IF([Etiquetas.$S16];VLOOKUP([$Etiquetas.$V16];[BD_GenCode.$A$2:.$B$50];2;0);&quot;&quot;)">
            <text:p/>
          </table:table-cell>
          <table:table-cell table:style-name="ce370" table:formula="of:=IF([Etiquetas.$S16];1;&quot;&quot;)">
            <text:p/>
          </table:table-cell>
          <table:table-cell table:style-name="ce375" table:formula="of:=IF([Etiquetas.$S16];&quot;f&quot;;&quot;&quot;)">
            <text:p/>
          </table:table-cell>
          <table:table-cell table:formula="of:=[.B175]">
            <text:p/>
          </table:table-cell>
        </table:table-row>
        <table:table-row table:style-name="ro5">
          <table:table-cell table:style-name="ce370" table:formula="of:=IF([Etiquetas.$S17];[Etiquetas.$T17];&quot;&quot;)">
            <text:p/>
          </table:table-cell>
          <table:table-cell table:formula="of:=IF([Etiquetas.$S17];[$Etiquetas.$A17];&quot;&quot;)">
            <text:p/>
          </table:table-cell>
          <table:table-cell table:number-columns-repeated="2"/>
          <table:table-cell table:style-name="ce375" table:formula="of:=IF([Etiquetas.$S17];VLOOKUP([$Etiquetas.$V17];[BD_GenCode.$A$2:.$B$50];2;0);&quot;&quot;)">
            <text:p/>
          </table:table-cell>
          <table:table-cell table:style-name="ce370" table:formula="of:=IF([Etiquetas.$S17];1;&quot;&quot;)">
            <text:p/>
          </table:table-cell>
          <table:table-cell table:style-name="ce375" table:formula="of:=IF([Etiquetas.$S17];&quot;f&quot;;&quot;&quot;)">
            <text:p/>
          </table:table-cell>
          <table:table-cell table:formula="of:=[.B176]">
            <text:p/>
          </table:table-cell>
        </table:table-row>
        <table:table-row table:style-name="ro5">
          <table:table-cell table:style-name="ce370" table:formula="of:=IF([Etiquetas.$S18];[Etiquetas.$T18];&quot;&quot;)">
            <text:p/>
          </table:table-cell>
          <table:table-cell table:formula="of:=IF([Etiquetas.$S18];[$Etiquetas.$A18];&quot;&quot;)">
            <text:p/>
          </table:table-cell>
          <table:table-cell table:number-columns-repeated="2"/>
          <table:table-cell table:style-name="ce375" table:formula="of:=IF([Etiquetas.$S18];VLOOKUP([$Etiquetas.$V18];[BD_GenCode.$A$2:.$B$50];2;0);&quot;&quot;)">
            <text:p/>
          </table:table-cell>
          <table:table-cell table:style-name="ce370" table:formula="of:=IF([Etiquetas.$S18];1;&quot;&quot;)">
            <text:p/>
          </table:table-cell>
          <table:table-cell table:style-name="ce375" table:formula="of:=IF([Etiquetas.$S18];&quot;f&quot;;&quot;&quot;)">
            <text:p/>
          </table:table-cell>
          <table:table-cell table:formula="of:=[.B177]">
            <text:p/>
          </table:table-cell>
        </table:table-row>
        <table:table-row table:style-name="ro5">
          <table:table-cell table:style-name="ce370" table:formula="of:=IF([Etiquetas.$S19];[Etiquetas.$T19];&quot;&quot;)">
            <text:p/>
          </table:table-cell>
          <table:table-cell table:formula="of:=IF([Etiquetas.$S19];[$Etiquetas.$A19];&quot;&quot;)">
            <text:p/>
          </table:table-cell>
          <table:table-cell table:number-columns-repeated="2"/>
          <table:table-cell table:style-name="ce375" table:formula="of:=IF([Etiquetas.$S19];VLOOKUP([$Etiquetas.$V19];[BD_GenCode.$A$2:.$B$50];2;0);&quot;&quot;)">
            <text:p/>
          </table:table-cell>
          <table:table-cell table:style-name="ce370" table:formula="of:=IF([Etiquetas.$S19];1;&quot;&quot;)">
            <text:p/>
          </table:table-cell>
          <table:table-cell table:style-name="ce375" table:formula="of:=IF([Etiquetas.$S19];&quot;f&quot;;&quot;&quot;)">
            <text:p/>
          </table:table-cell>
          <table:table-cell table:formula="of:=[.B178]">
            <text:p/>
          </table:table-cell>
        </table:table-row>
        <table:table-row table:style-name="ro5">
          <table:table-cell table:style-name="ce370" table:formula="of:=IF([Etiquetas.$S20];[Etiquetas.$T20];&quot;&quot;)">
            <text:p/>
          </table:table-cell>
          <table:table-cell table:formula="of:=IF([Etiquetas.$S20];[$Etiquetas.$A20];&quot;&quot;)">
            <text:p/>
          </table:table-cell>
          <table:table-cell table:number-columns-repeated="2"/>
          <table:table-cell table:style-name="ce375" table:formula="of:=IF([Etiquetas.$S20];VLOOKUP([$Etiquetas.$V20];[BD_GenCode.$A$2:.$B$50];2;0);&quot;&quot;)">
            <text:p/>
          </table:table-cell>
          <table:table-cell table:style-name="ce370" table:formula="of:=IF([Etiquetas.$S20];1;&quot;&quot;)">
            <text:p/>
          </table:table-cell>
          <table:table-cell table:style-name="ce375" table:formula="of:=IF([Etiquetas.$S20];&quot;f&quot;;&quot;&quot;)">
            <text:p/>
          </table:table-cell>
          <table:table-cell table:formula="of:=[.B179]">
            <text:p/>
          </table:table-cell>
        </table:table-row>
        <table:table-row table:style-name="ro5">
          <table:table-cell table:style-name="ce370" table:formula="of:=IF([Etiquetas.$S21];[Etiquetas.$T21];&quot;&quot;)">
            <text:p/>
          </table:table-cell>
          <table:table-cell table:formula="of:=IF([Etiquetas.$S21];[$Etiquetas.$A21];&quot;&quot;)">
            <text:p/>
          </table:table-cell>
          <table:table-cell table:number-columns-repeated="2"/>
          <table:table-cell table:style-name="ce375" table:formula="of:=IF([Etiquetas.$S21];VLOOKUP([$Etiquetas.$V21];[BD_GenCode.$A$2:.$B$50];2;0);&quot;&quot;)">
            <text:p/>
          </table:table-cell>
          <table:table-cell table:style-name="ce370" table:formula="of:=IF([Etiquetas.$S21];1;&quot;&quot;)">
            <text:p/>
          </table:table-cell>
          <table:table-cell table:style-name="ce375" table:formula="of:=IF([Etiquetas.$S21];&quot;f&quot;;&quot;&quot;)">
            <text:p/>
          </table:table-cell>
          <table:table-cell table:formula="of:=[.B180]">
            <text:p/>
          </table:table-cell>
        </table:table-row>
        <table:table-row table:style-name="ro5">
          <table:table-cell table:style-name="ce370" table:formula="of:=IF([Etiquetas.$S22];[Etiquetas.$T22];&quot;&quot;)">
            <text:p/>
          </table:table-cell>
          <table:table-cell table:formula="of:=IF([Etiquetas.$S22];[$Etiquetas.$A22];&quot;&quot;)">
            <text:p/>
          </table:table-cell>
          <table:table-cell table:number-columns-repeated="2"/>
          <table:table-cell table:style-name="ce375" table:formula="of:=IF([Etiquetas.$S22];VLOOKUP([$Etiquetas.$V22];[BD_GenCode.$A$2:.$B$50];2;0);&quot;&quot;)">
            <text:p/>
          </table:table-cell>
          <table:table-cell table:style-name="ce370" table:formula="of:=IF([Etiquetas.$S22];1;&quot;&quot;)">
            <text:p/>
          </table:table-cell>
          <table:table-cell table:style-name="ce375" table:formula="of:=IF([Etiquetas.$S22];&quot;f&quot;;&quot;&quot;)">
            <text:p/>
          </table:table-cell>
          <table:table-cell table:formula="of:=[.B181]">
            <text:p/>
          </table:table-cell>
        </table:table-row>
        <table:table-row table:style-name="ro5">
          <table:table-cell table:style-name="ce370" table:formula="of:=IF([Etiquetas.$S23];[Etiquetas.$T23];&quot;&quot;)">
            <text:p/>
          </table:table-cell>
          <table:table-cell table:formula="of:=IF([Etiquetas.$S23];[$Etiquetas.$A23];&quot;&quot;)">
            <text:p/>
          </table:table-cell>
          <table:table-cell table:number-columns-repeated="2"/>
          <table:table-cell table:style-name="ce375" table:formula="of:=IF([Etiquetas.$S23];VLOOKUP([$Etiquetas.$V23];[BD_GenCode.$A$2:.$B$50];2;0);&quot;&quot;)">
            <text:p/>
          </table:table-cell>
          <table:table-cell table:style-name="ce370" table:formula="of:=IF([Etiquetas.$S23];1;&quot;&quot;)">
            <text:p/>
          </table:table-cell>
          <table:table-cell table:style-name="ce375" table:formula="of:=IF([Etiquetas.$S23];&quot;f&quot;;&quot;&quot;)">
            <text:p/>
          </table:table-cell>
          <table:table-cell table:formula="of:=[.B182]">
            <text:p/>
          </table:table-cell>
        </table:table-row>
        <table:table-row table:style-name="ro5">
          <table:table-cell table:style-name="ce370" table:formula="of:=IF([Etiquetas.$S24];[Etiquetas.$T24];&quot;&quot;)">
            <text:p/>
          </table:table-cell>
          <table:table-cell table:formula="of:=IF([Etiquetas.$S24];[$Etiquetas.$A24];&quot;&quot;)">
            <text:p/>
          </table:table-cell>
          <table:table-cell table:number-columns-repeated="2"/>
          <table:table-cell table:style-name="ce375" table:formula="of:=IF([Etiquetas.$S24];VLOOKUP([$Etiquetas.$V24];[BD_GenCode.$A$2:.$B$50];2;0);&quot;&quot;)">
            <text:p/>
          </table:table-cell>
          <table:table-cell table:style-name="ce370" table:formula="of:=IF([Etiquetas.$S24];1;&quot;&quot;)">
            <text:p/>
          </table:table-cell>
          <table:table-cell table:style-name="ce375" table:formula="of:=IF([Etiquetas.$S24];&quot;f&quot;;&quot;&quot;)">
            <text:p/>
          </table:table-cell>
          <table:table-cell table:formula="of:=[.B183]">
            <text:p/>
          </table:table-cell>
        </table:table-row>
        <table:table-row table:style-name="ro5">
          <table:table-cell table:style-name="ce370" table:formula="of:=IF([Etiquetas.$S25];[Etiquetas.$T25];&quot;&quot;)">
            <text:p/>
          </table:table-cell>
          <table:table-cell table:formula="of:=IF([Etiquetas.$S25];[$Etiquetas.$A25];&quot;&quot;)">
            <text:p/>
          </table:table-cell>
          <table:table-cell table:number-columns-repeated="2"/>
          <table:table-cell table:style-name="ce375" table:formula="of:=IF([Etiquetas.$S25];VLOOKUP([$Etiquetas.$V25];[BD_GenCode.$A$2:.$B$50];2;0);&quot;&quot;)">
            <text:p/>
          </table:table-cell>
          <table:table-cell table:style-name="ce370" table:formula="of:=IF([Etiquetas.$S25];1;&quot;&quot;)">
            <text:p/>
          </table:table-cell>
          <table:table-cell table:style-name="ce375" table:formula="of:=IF([Etiquetas.$S25];&quot;f&quot;;&quot;&quot;)">
            <text:p/>
          </table:table-cell>
          <table:table-cell table:formula="of:=[.B184]">
            <text:p/>
          </table:table-cell>
        </table:table-row>
        <table:table-row table:style-name="ro5">
          <table:table-cell table:style-name="ce370" table:formula="of:=IF([Etiquetas.$S26];[Etiquetas.$T26];&quot;&quot;)">
            <text:p/>
          </table:table-cell>
          <table:table-cell table:formula="of:=IF([Etiquetas.$S26];[$Etiquetas.$A26];&quot;&quot;)">
            <text:p/>
          </table:table-cell>
          <table:table-cell table:number-columns-repeated="2"/>
          <table:table-cell table:style-name="ce375" table:formula="of:=IF([Etiquetas.$S26];VLOOKUP([$Etiquetas.$V26];[BD_GenCode.$A$2:.$B$50];2;0);&quot;&quot;)">
            <text:p/>
          </table:table-cell>
          <table:table-cell table:style-name="ce370" table:formula="of:=IF([Etiquetas.$S26];1;&quot;&quot;)">
            <text:p/>
          </table:table-cell>
          <table:table-cell table:style-name="ce375" table:formula="of:=IF([Etiquetas.$S26];&quot;f&quot;;&quot;&quot;)">
            <text:p/>
          </table:table-cell>
          <table:table-cell table:formula="of:=[.B185]">
            <text:p/>
          </table:table-cell>
        </table:table-row>
        <table:table-row table:style-name="ro5">
          <table:table-cell table:style-name="ce370" table:formula="of:=IF([Etiquetas.$S27];[Etiquetas.$T27];&quot;&quot;)">
            <text:p/>
          </table:table-cell>
          <table:table-cell table:formula="of:=IF([Etiquetas.$S27];[$Etiquetas.$A27];&quot;&quot;)">
            <text:p/>
          </table:table-cell>
          <table:table-cell table:number-columns-repeated="2"/>
          <table:table-cell table:style-name="ce375" table:formula="of:=IF([Etiquetas.$S27];VLOOKUP([$Etiquetas.$V27];[BD_GenCode.$A$2:.$B$50];2;0);&quot;&quot;)">
            <text:p/>
          </table:table-cell>
          <table:table-cell table:style-name="ce370" table:formula="of:=IF([Etiquetas.$S27];1;&quot;&quot;)">
            <text:p/>
          </table:table-cell>
          <table:table-cell table:style-name="ce375" table:formula="of:=IF([Etiquetas.$S27];&quot;f&quot;;&quot;&quot;)">
            <text:p/>
          </table:table-cell>
          <table:table-cell table:formula="of:=[.B186]">
            <text:p/>
          </table:table-cell>
        </table:table-row>
        <table:table-row table:style-name="ro5">
          <table:table-cell table:style-name="ce370" table:formula="of:=IF([Etiquetas.$S28];[Etiquetas.$T28];&quot;&quot;)">
            <text:p/>
          </table:table-cell>
          <table:table-cell table:formula="of:=IF([Etiquetas.$S28];[$Etiquetas.$A28];&quot;&quot;)">
            <text:p/>
          </table:table-cell>
          <table:table-cell table:number-columns-repeated="2"/>
          <table:table-cell table:style-name="ce375" table:formula="of:=IF([Etiquetas.$S28];VLOOKUP([$Etiquetas.$V28];[BD_GenCode.$A$2:.$B$50];2;0);&quot;&quot;)">
            <text:p/>
          </table:table-cell>
          <table:table-cell table:style-name="ce370" table:formula="of:=IF([Etiquetas.$S28];1;&quot;&quot;)">
            <text:p/>
          </table:table-cell>
          <table:table-cell table:style-name="ce375" table:formula="of:=IF([Etiquetas.$S28];&quot;f&quot;;&quot;&quot;)">
            <text:p/>
          </table:table-cell>
          <table:table-cell table:formula="of:=[.B187]">
            <text:p/>
          </table:table-cell>
        </table:table-row>
        <table:table-row table:style-name="ro5">
          <table:table-cell table:style-name="ce370" table:formula="of:=IF([Etiquetas.$S29];[Etiquetas.$T29];&quot;&quot;)">
            <text:p/>
          </table:table-cell>
          <table:table-cell table:formula="of:=IF([Etiquetas.$S29];[$Etiquetas.$A29];&quot;&quot;)">
            <text:p/>
          </table:table-cell>
          <table:table-cell table:number-columns-repeated="2"/>
          <table:table-cell table:style-name="ce375" table:formula="of:=IF([Etiquetas.$S29];VLOOKUP([$Etiquetas.$V29];[BD_GenCode.$A$2:.$B$50];2;0);&quot;&quot;)">
            <text:p/>
          </table:table-cell>
          <table:table-cell table:style-name="ce370" table:formula="of:=IF([Etiquetas.$S29];1;&quot;&quot;)">
            <text:p/>
          </table:table-cell>
          <table:table-cell table:style-name="ce375" table:formula="of:=IF([Etiquetas.$S29];&quot;f&quot;;&quot;&quot;)">
            <text:p/>
          </table:table-cell>
          <table:table-cell table:formula="of:=[.B188]">
            <text:p/>
          </table:table-cell>
        </table:table-row>
        <table:table-row table:style-name="ro5">
          <table:table-cell table:style-name="ce370" table:formula="of:=IF([Etiquetas.$S30];[Etiquetas.$T30];&quot;&quot;)">
            <text:p/>
          </table:table-cell>
          <table:table-cell table:formula="of:=IF([Etiquetas.$S30];[$Etiquetas.$A30];&quot;&quot;)">
            <text:p/>
          </table:table-cell>
          <table:table-cell table:number-columns-repeated="2"/>
          <table:table-cell table:style-name="ce375" table:formula="of:=IF([Etiquetas.$S30];VLOOKUP([$Etiquetas.$V30];[BD_GenCode.$A$2:.$B$50];2;0);&quot;&quot;)">
            <text:p/>
          </table:table-cell>
          <table:table-cell table:style-name="ce370" table:formula="of:=IF([Etiquetas.$S30];1;&quot;&quot;)">
            <text:p/>
          </table:table-cell>
          <table:table-cell table:style-name="ce375" table:formula="of:=IF([Etiquetas.$S30];&quot;f&quot;;&quot;&quot;)">
            <text:p/>
          </table:table-cell>
          <table:table-cell table:formula="of:=[.B189]">
            <text:p/>
          </table:table-cell>
        </table:table-row>
        <table:table-row table:style-name="ro5">
          <table:table-cell table:style-name="ce370" table:formula="of:=IF([Etiquetas.$S31];[Etiquetas.$T31];&quot;&quot;)">
            <text:p/>
          </table:table-cell>
          <table:table-cell table:formula="of:=IF([Etiquetas.$S31];[$Etiquetas.$A31];&quot;&quot;)">
            <text:p/>
          </table:table-cell>
          <table:table-cell table:number-columns-repeated="2"/>
          <table:table-cell table:style-name="ce375" table:formula="of:=IF([Etiquetas.$S31];VLOOKUP([$Etiquetas.$V31];[BD_GenCode.$A$2:.$B$50];2;0);&quot;&quot;)">
            <text:p/>
          </table:table-cell>
          <table:table-cell table:style-name="ce370" table:formula="of:=IF([Etiquetas.$S31];1;&quot;&quot;)">
            <text:p/>
          </table:table-cell>
          <table:table-cell table:style-name="ce375" table:formula="of:=IF([Etiquetas.$S31];&quot;f&quot;;&quot;&quot;)">
            <text:p/>
          </table:table-cell>
          <table:table-cell table:formula="of:=[.B190]">
            <text:p/>
          </table:table-cell>
        </table:table-row>
        <table:table-row table:style-name="ro5">
          <table:table-cell table:style-name="ce370" table:formula="of:=IF([Etiquetas.$S32];[Etiquetas.$T32];&quot;&quot;)">
            <text:p/>
          </table:table-cell>
          <table:table-cell table:formula="of:=IF([Etiquetas.$S32];[$Etiquetas.$A32];&quot;&quot;)">
            <text:p/>
          </table:table-cell>
          <table:table-cell table:number-columns-repeated="2"/>
          <table:table-cell table:style-name="ce375" table:formula="of:=IF([Etiquetas.$S32];VLOOKUP([$Etiquetas.$V32];[BD_GenCode.$A$2:.$B$50];2;0);&quot;&quot;)">
            <text:p/>
          </table:table-cell>
          <table:table-cell table:style-name="ce370" table:formula="of:=IF([Etiquetas.$S32];1;&quot;&quot;)">
            <text:p/>
          </table:table-cell>
          <table:table-cell table:style-name="ce375" table:formula="of:=IF([Etiquetas.$S32];&quot;f&quot;;&quot;&quot;)">
            <text:p/>
          </table:table-cell>
          <table:table-cell table:formula="of:=[.B191]">
            <text:p/>
          </table:table-cell>
        </table:table-row>
        <table:table-row table:style-name="ro5">
          <table:table-cell table:style-name="ce370" table:formula="of:=IF([Etiquetas.$S33];[Etiquetas.$T33];&quot;&quot;)">
            <text:p/>
          </table:table-cell>
          <table:table-cell table:formula="of:=IF([Etiquetas.$S33];[$Etiquetas.$A33];&quot;&quot;)">
            <text:p/>
          </table:table-cell>
          <table:table-cell table:number-columns-repeated="2"/>
          <table:table-cell table:style-name="ce375" table:formula="of:=IF([Etiquetas.$S33];VLOOKUP([$Etiquetas.$V33];[BD_GenCode.$A$2:.$B$50];2;0);&quot;&quot;)">
            <text:p/>
          </table:table-cell>
          <table:table-cell table:style-name="ce370" table:formula="of:=IF([Etiquetas.$S33];1;&quot;&quot;)">
            <text:p/>
          </table:table-cell>
          <table:table-cell table:style-name="ce375" table:formula="of:=IF([Etiquetas.$S33];&quot;f&quot;;&quot;&quot;)">
            <text:p/>
          </table:table-cell>
          <table:table-cell table:formula="of:=[.B192]">
            <text:p/>
          </table:table-cell>
        </table:table-row>
        <table:table-row table:style-name="ro5">
          <table:table-cell table:style-name="ce370" table:formula="of:=IF([Etiquetas.$S34];[Etiquetas.$T34];&quot;&quot;)">
            <text:p/>
          </table:table-cell>
          <table:table-cell table:formula="of:=IF([Etiquetas.$S34];[$Etiquetas.$A34];&quot;&quot;)">
            <text:p/>
          </table:table-cell>
          <table:table-cell table:number-columns-repeated="2"/>
          <table:table-cell table:style-name="ce375" table:formula="of:=IF([Etiquetas.$S34];VLOOKUP([$Etiquetas.$V34];[BD_GenCode.$A$2:.$B$50];2;0);&quot;&quot;)">
            <text:p/>
          </table:table-cell>
          <table:table-cell table:style-name="ce370" table:formula="of:=IF([Etiquetas.$S34];1;&quot;&quot;)">
            <text:p/>
          </table:table-cell>
          <table:table-cell table:style-name="ce375" table:formula="of:=IF([Etiquetas.$S34];&quot;f&quot;;&quot;&quot;)">
            <text:p/>
          </table:table-cell>
          <table:table-cell table:formula="of:=[.B193]">
            <text:p/>
          </table:table-cell>
        </table:table-row>
        <table:table-row table:style-name="ro5">
          <table:table-cell table:style-name="ce370" table:formula="of:=IF([Etiquetas.$S35];[Etiquetas.$T35];&quot;&quot;)">
            <text:p/>
          </table:table-cell>
          <table:table-cell table:formula="of:=IF([Etiquetas.$S35];[$Etiquetas.$A35];&quot;&quot;)">
            <text:p/>
          </table:table-cell>
          <table:table-cell table:number-columns-repeated="2"/>
          <table:table-cell table:style-name="ce375" table:formula="of:=IF([Etiquetas.$S35];VLOOKUP([$Etiquetas.$V35];[BD_GenCode.$A$2:.$B$50];2;0);&quot;&quot;)">
            <text:p/>
          </table:table-cell>
          <table:table-cell table:style-name="ce370" table:formula="of:=IF([Etiquetas.$S35];1;&quot;&quot;)">
            <text:p/>
          </table:table-cell>
          <table:table-cell table:style-name="ce375" table:formula="of:=IF([Etiquetas.$S35];&quot;f&quot;;&quot;&quot;)">
            <text:p/>
          </table:table-cell>
          <table:table-cell table:formula="of:=[.B194]">
            <text:p/>
          </table:table-cell>
        </table:table-row>
        <table:table-row table:style-name="ro5">
          <table:table-cell table:style-name="ce370" table:formula="of:=IF([Etiquetas.$S36];[Etiquetas.$T36];&quot;&quot;)">
            <text:p/>
          </table:table-cell>
          <table:table-cell table:formula="of:=IF([Etiquetas.$S36];[$Etiquetas.$A36];&quot;&quot;)">
            <text:p/>
          </table:table-cell>
          <table:table-cell table:number-columns-repeated="2"/>
          <table:table-cell table:style-name="ce375" table:formula="of:=IF([Etiquetas.$S36];VLOOKUP([$Etiquetas.$V36];[BD_GenCode.$A$2:.$B$50];2;0);&quot;&quot;)">
            <text:p/>
          </table:table-cell>
          <table:table-cell table:style-name="ce370" table:formula="of:=IF([Etiquetas.$S36];1;&quot;&quot;)">
            <text:p/>
          </table:table-cell>
          <table:table-cell table:style-name="ce375" table:formula="of:=IF([Etiquetas.$S36];&quot;f&quot;;&quot;&quot;)">
            <text:p/>
          </table:table-cell>
          <table:table-cell table:formula="of:=[.B195]">
            <text:p/>
          </table:table-cell>
        </table:table-row>
        <table:table-row table:style-name="ro5">
          <table:table-cell table:style-name="ce370" table:formula="of:=IF([Etiquetas.$S37];[Etiquetas.$T37];&quot;&quot;)">
            <text:p/>
          </table:table-cell>
          <table:table-cell table:formula="of:=IF([Etiquetas.$S37];[$Etiquetas.$A37];&quot;&quot;)">
            <text:p/>
          </table:table-cell>
          <table:table-cell table:number-columns-repeated="2"/>
          <table:table-cell table:style-name="ce375" table:formula="of:=IF([Etiquetas.$S37];VLOOKUP([$Etiquetas.$V37];[BD_GenCode.$A$2:.$B$50];2;0);&quot;&quot;)">
            <text:p/>
          </table:table-cell>
          <table:table-cell table:style-name="ce370" table:formula="of:=IF([Etiquetas.$S37];1;&quot;&quot;)">
            <text:p/>
          </table:table-cell>
          <table:table-cell table:style-name="ce375" table:formula="of:=IF([Etiquetas.$S37];&quot;f&quot;;&quot;&quot;)">
            <text:p/>
          </table:table-cell>
          <table:table-cell table:formula="of:=[.B196]">
            <text:p/>
          </table:table-cell>
        </table:table-row>
        <table:table-row table:style-name="ro5">
          <table:table-cell table:style-name="ce370" table:formula="of:=IF([Etiquetas.$S38];[Etiquetas.$T38];&quot;&quot;)">
            <text:p/>
          </table:table-cell>
          <table:table-cell table:formula="of:=IF([Etiquetas.$S38];[$Etiquetas.$A38];&quot;&quot;)">
            <text:p/>
          </table:table-cell>
          <table:table-cell table:number-columns-repeated="2"/>
          <table:table-cell table:style-name="ce375" table:formula="of:=IF([Etiquetas.$S38];VLOOKUP([$Etiquetas.$V38];[BD_GenCode.$A$2:.$B$50];2;0);&quot;&quot;)">
            <text:p/>
          </table:table-cell>
          <table:table-cell table:style-name="ce370" table:formula="of:=IF([Etiquetas.$S38];1;&quot;&quot;)">
            <text:p/>
          </table:table-cell>
          <table:table-cell table:style-name="ce375" table:formula="of:=IF([Etiquetas.$S38];&quot;f&quot;;&quot;&quot;)">
            <text:p/>
          </table:table-cell>
          <table:table-cell table:formula="of:=[.B197]">
            <text:p/>
          </table:table-cell>
        </table:table-row>
        <table:table-row table:style-name="ro5">
          <table:table-cell table:style-name="ce370" table:formula="of:=IF([Etiquetas.$S39];[Etiquetas.$T39];&quot;&quot;)">
            <text:p/>
          </table:table-cell>
          <table:table-cell table:formula="of:=IF([Etiquetas.$S39];[$Etiquetas.$A39];&quot;&quot;)">
            <text:p/>
          </table:table-cell>
          <table:table-cell table:number-columns-repeated="2"/>
          <table:table-cell table:style-name="ce375" table:formula="of:=IF([Etiquetas.$S39];VLOOKUP([$Etiquetas.$V39];[BD_GenCode.$A$2:.$B$50];2;0);&quot;&quot;)">
            <text:p/>
          </table:table-cell>
          <table:table-cell table:style-name="ce370" table:formula="of:=IF([Etiquetas.$S39];1;&quot;&quot;)">
            <text:p/>
          </table:table-cell>
          <table:table-cell table:style-name="ce375" table:formula="of:=IF([Etiquetas.$S39];&quot;f&quot;;&quot;&quot;)">
            <text:p/>
          </table:table-cell>
          <table:table-cell table:formula="of:=[.B198]">
            <text:p/>
          </table:table-cell>
        </table:table-row>
        <table:table-row table:style-name="ro5">
          <table:table-cell table:style-name="ce370" table:formula="of:=IF([Etiquetas.$S40];[Etiquetas.$T40];&quot;&quot;)" office:value-type="float" office:value="148">
            <text:p>148</text:p>
          </table:table-cell>
          <table:table-cell table:formula="of:=IF([Etiquetas.$S40];[$Etiquetas.$A40];&quot;&quot;)" office:value-type="string" office:string-value="SEN_FOLD_LCK">
            <text:p>SEN_FOLD_LCK</text:p>
          </table:table-cell>
          <table:table-cell table:number-columns-repeated="2"/>
          <table:table-cell table:style-name="ce375" table:formula="of:=IF([Etiquetas.$S40];VLOOKUP([$Etiquetas.$V40];[BD_GenCode.$A$2:.$B$50];2;0);&quot;&quot;)" office:value-type="float" office:value="1">
            <text:p>1</text:p>
          </table:table-cell>
          <table:table-cell table:style-name="ce370" table:formula="of:=IF([Etiquetas.$S40];1;&quot;&quot;)" office:value-type="float" office:value="1">
            <text:p>1</text:p>
          </table:table-cell>
          <table:table-cell table:style-name="ce375" table:formula="of:=IF([Etiquetas.$S40];&quot;f&quot;;&quot;&quot;)" office:value-type="string" office:string-value="f">
            <text:p>f</text:p>
          </table:table-cell>
          <table:table-cell table:formula="of:=[.B199]" office:value-type="string" office:string-value="SEN_FOLD_LCK">
            <text:p>SEN_FOLD_LCK</text:p>
          </table:table-cell>
        </table:table-row>
        <table:table-row table:style-name="ro5">
          <table:table-cell table:style-name="ce370" table:formula="of:=IF([Etiquetas.$S41];[Etiquetas.$T41];&quot;&quot;)">
            <text:p/>
          </table:table-cell>
          <table:table-cell table:formula="of:=IF([Etiquetas.$S41];[$Etiquetas.$A41];&quot;&quot;)">
            <text:p/>
          </table:table-cell>
          <table:table-cell table:number-columns-repeated="2"/>
          <table:table-cell table:style-name="ce375" table:formula="of:=IF([Etiquetas.$S41];VLOOKUP([$Etiquetas.$V41];[BD_GenCode.$A$2:.$B$50];2;0);&quot;&quot;)">
            <text:p/>
          </table:table-cell>
          <table:table-cell table:style-name="ce370" table:formula="of:=IF([Etiquetas.$S41];1;&quot;&quot;)">
            <text:p/>
          </table:table-cell>
          <table:table-cell table:style-name="ce375" table:formula="of:=IF([Etiquetas.$S41];&quot;f&quot;;&quot;&quot;)">
            <text:p/>
          </table:table-cell>
          <table:table-cell table:formula="of:=[.B200]">
            <text:p/>
          </table:table-cell>
        </table:table-row>
        <table:table-row table:style-name="ro5">
          <table:table-cell table:style-name="ce370" table:formula="of:=IF([Etiquetas.$S42];[Etiquetas.$T42];&quot;&quot;)">
            <text:p/>
          </table:table-cell>
          <table:table-cell table:formula="of:=IF([Etiquetas.$S42];[$Etiquetas.$A42];&quot;&quot;)">
            <text:p/>
          </table:table-cell>
          <table:table-cell table:number-columns-repeated="2"/>
          <table:table-cell table:style-name="ce375" table:formula="of:=IF([Etiquetas.$S42];VLOOKUP([$Etiquetas.$V42];[BD_GenCode.$A$2:.$B$50];2;0);&quot;&quot;)">
            <text:p/>
          </table:table-cell>
          <table:table-cell table:style-name="ce370" table:formula="of:=IF([Etiquetas.$S42];1;&quot;&quot;)">
            <text:p/>
          </table:table-cell>
          <table:table-cell table:style-name="ce375" table:formula="of:=IF([Etiquetas.$S42];&quot;f&quot;;&quot;&quot;)">
            <text:p/>
          </table:table-cell>
          <table:table-cell table:formula="of:=[.B201]">
            <text:p/>
          </table:table-cell>
        </table:table-row>
        <table:table-row table:style-name="ro5">
          <table:table-cell table:style-name="ce370" table:formula="of:=IF([Etiquetas.$S43];[Etiquetas.$T43];&quot;&quot;)">
            <text:p/>
          </table:table-cell>
          <table:table-cell table:formula="of:=IF([Etiquetas.$S43];[$Etiquetas.$A43];&quot;&quot;)">
            <text:p/>
          </table:table-cell>
          <table:table-cell table:number-columns-repeated="2"/>
          <table:table-cell table:style-name="ce375" table:formula="of:=IF([Etiquetas.$S43];VLOOKUP([$Etiquetas.$V43];[BD_GenCode.$A$2:.$B$50];2;0);&quot;&quot;)">
            <text:p/>
          </table:table-cell>
          <table:table-cell table:style-name="ce370" table:formula="of:=IF([Etiquetas.$S43];1;&quot;&quot;)">
            <text:p/>
          </table:table-cell>
          <table:table-cell table:style-name="ce375" table:formula="of:=IF([Etiquetas.$S43];&quot;f&quot;;&quot;&quot;)">
            <text:p/>
          </table:table-cell>
          <table:table-cell table:formula="of:=[.B202]">
            <text:p/>
          </table:table-cell>
        </table:table-row>
        <table:table-row table:style-name="ro5">
          <table:table-cell table:style-name="ce370" table:formula="of:=IF([Etiquetas.$S44];[Etiquetas.$T44];&quot;&quot;)">
            <text:p/>
          </table:table-cell>
          <table:table-cell table:formula="of:=IF([Etiquetas.$S44];[$Etiquetas.$A44];&quot;&quot;)">
            <text:p/>
          </table:table-cell>
          <table:table-cell table:number-columns-repeated="2"/>
          <table:table-cell table:style-name="ce375" table:formula="of:=IF([Etiquetas.$S44];VLOOKUP([$Etiquetas.$V44];[BD_GenCode.$A$2:.$B$50];2;0);&quot;&quot;)">
            <text:p/>
          </table:table-cell>
          <table:table-cell table:style-name="ce370" table:formula="of:=IF([Etiquetas.$S44];1;&quot;&quot;)">
            <text:p/>
          </table:table-cell>
          <table:table-cell table:style-name="ce375" table:formula="of:=IF([Etiquetas.$S44];&quot;f&quot;;&quot;&quot;)">
            <text:p/>
          </table:table-cell>
          <table:table-cell table:formula="of:=[.B203]">
            <text:p/>
          </table:table-cell>
        </table:table-row>
        <table:table-row table:style-name="ro5">
          <table:table-cell table:style-name="ce370" table:formula="of:=IF([Etiquetas.$S45];[Etiquetas.$T45];&quot;&quot;)">
            <text:p/>
          </table:table-cell>
          <table:table-cell table:formula="of:=IF([Etiquetas.$S45];[$Etiquetas.$A45];&quot;&quot;)">
            <text:p/>
          </table:table-cell>
          <table:table-cell table:number-columns-repeated="2"/>
          <table:table-cell table:style-name="ce375" table:formula="of:=IF([Etiquetas.$S45];VLOOKUP([$Etiquetas.$V45];[BD_GenCode.$A$2:.$B$50];2;0);&quot;&quot;)">
            <text:p/>
          </table:table-cell>
          <table:table-cell table:style-name="ce370" table:formula="of:=IF([Etiquetas.$S45];1;&quot;&quot;)">
            <text:p/>
          </table:table-cell>
          <table:table-cell table:style-name="ce375" table:formula="of:=IF([Etiquetas.$S45];&quot;f&quot;;&quot;&quot;)">
            <text:p/>
          </table:table-cell>
          <table:table-cell table:formula="of:=[.B204]">
            <text:p/>
          </table:table-cell>
        </table:table-row>
        <table:table-row table:style-name="ro5">
          <table:table-cell table:style-name="ce370" table:formula="of:=IF([Etiquetas.$S46];[Etiquetas.$T46];&quot;&quot;)">
            <text:p/>
          </table:table-cell>
          <table:table-cell table:formula="of:=IF([Etiquetas.$S46];[$Etiquetas.$A46];&quot;&quot;)">
            <text:p/>
          </table:table-cell>
          <table:table-cell table:number-columns-repeated="2"/>
          <table:table-cell table:style-name="ce375" table:formula="of:=IF([Etiquetas.$S46];VLOOKUP([$Etiquetas.$V46];[BD_GenCode.$A$2:.$B$50];2;0);&quot;&quot;)">
            <text:p/>
          </table:table-cell>
          <table:table-cell table:style-name="ce370" table:formula="of:=IF([Etiquetas.$S46];1;&quot;&quot;)">
            <text:p/>
          </table:table-cell>
          <table:table-cell table:style-name="ce375" table:formula="of:=IF([Etiquetas.$S46];&quot;f&quot;;&quot;&quot;)">
            <text:p/>
          </table:table-cell>
          <table:table-cell table:formula="of:=[.B205]">
            <text:p/>
          </table:table-cell>
        </table:table-row>
        <table:table-row table:style-name="ro5">
          <table:table-cell table:style-name="ce370" table:formula="of:=IF([Etiquetas.$S47];[Etiquetas.$T47];&quot;&quot;)" office:value-type="float" office:value="149">
            <text:p>149</text:p>
          </table:table-cell>
          <table:table-cell table:formula="of:=IF([Etiquetas.$S47];[$Etiquetas.$A47];&quot;&quot;)" office:value-type="string" office:string-value="PARKING_LAMP_1_DGN">
            <text:p>PARKING_LAMP_1_DGN</text:p>
          </table:table-cell>
          <table:table-cell table:number-columns-repeated="2"/>
          <table:table-cell table:style-name="ce375" table:formula="of:=IF([Etiquetas.$S47];VLOOKUP([$Etiquetas.$V47];[BD_GenCode.$A$2:.$B$50];2;0);&quot;&quot;)" office:value-type="float" office:value="1">
            <text:p>1</text:p>
          </table:table-cell>
          <table:table-cell table:style-name="ce370" table:formula="of:=IF([Etiquetas.$S47];1;&quot;&quot;)" office:value-type="float" office:value="1">
            <text:p>1</text:p>
          </table:table-cell>
          <table:table-cell table:style-name="ce375" table:formula="of:=IF([Etiquetas.$S47];&quot;f&quot;;&quot;&quot;)" office:value-type="string" office:string-value="f">
            <text:p>f</text:p>
          </table:table-cell>
          <table:table-cell table:formula="of:=[.B206]" office:value-type="string" office:string-value="PARKING_LAMP_1_DGN">
            <text:p>PARKING_LAMP_1_DGN</text:p>
          </table:table-cell>
        </table:table-row>
        <table:table-row table:style-name="ro5">
          <table:table-cell table:style-name="ce370" table:formula="of:=IF([Etiquetas.$S48];[Etiquetas.$T48];&quot;&quot;)" office:value-type="float" office:value="150">
            <text:p>150</text:p>
          </table:table-cell>
          <table:table-cell table:formula="of:=IF([Etiquetas.$S48];[$Etiquetas.$A48];&quot;&quot;)" office:value-type="string" office:string-value="PARKING_LAMP_2_DGN">
            <text:p>PARKING_LAMP_2_DGN</text:p>
          </table:table-cell>
          <table:table-cell table:number-columns-repeated="2"/>
          <table:table-cell table:style-name="ce375" table:formula="of:=IF([Etiquetas.$S48];VLOOKUP([$Etiquetas.$V48];[BD_GenCode.$A$2:.$B$50];2;0);&quot;&quot;)" office:value-type="float" office:value="1">
            <text:p>1</text:p>
          </table:table-cell>
          <table:table-cell table:style-name="ce370" table:formula="of:=IF([Etiquetas.$S48];1;&quot;&quot;)" office:value-type="float" office:value="1">
            <text:p>1</text:p>
          </table:table-cell>
          <table:table-cell table:style-name="ce375" table:formula="of:=IF([Etiquetas.$S48];&quot;f&quot;;&quot;&quot;)" office:value-type="string" office:string-value="f">
            <text:p>f</text:p>
          </table:table-cell>
          <table:table-cell table:formula="of:=[.B207]" office:value-type="string" office:string-value="PARKING_LAMP_2_DGN">
            <text:p>PARKING_LAMP_2_DGN</text:p>
          </table:table-cell>
        </table:table-row>
        <table:table-row table:style-name="ro5">
          <table:table-cell table:style-name="ce370" table:formula="of:=IF([Etiquetas.$S49];[Etiquetas.$T49];&quot;&quot;)">
            <text:p/>
          </table:table-cell>
          <table:table-cell table:formula="of:=IF([Etiquetas.$S49];[$Etiquetas.$A49];&quot;&quot;)">
            <text:p/>
          </table:table-cell>
          <table:table-cell table:number-columns-repeated="2"/>
          <table:table-cell table:style-name="ce375" table:formula="of:=IF([Etiquetas.$S49];VLOOKUP([$Etiquetas.$V49];[BD_GenCode.$A$2:.$B$50];2;0);&quot;&quot;)">
            <text:p/>
          </table:table-cell>
          <table:table-cell table:style-name="ce370" table:formula="of:=IF([Etiquetas.$S49];1;&quot;&quot;)">
            <text:p/>
          </table:table-cell>
          <table:table-cell table:style-name="ce375" table:formula="of:=IF([Etiquetas.$S49];&quot;f&quot;;&quot;&quot;)">
            <text:p/>
          </table:table-cell>
          <table:table-cell table:formula="of:=[.B208]">
            <text:p/>
          </table:table-cell>
        </table:table-row>
        <table:table-row table:style-name="ro5">
          <table:table-cell table:style-name="ce370" table:formula="of:=IF([Etiquetas.$S50];[Etiquetas.$T50];&quot;&quot;)">
            <text:p/>
          </table:table-cell>
          <table:table-cell table:formula="of:=IF([Etiquetas.$S50];[$Etiquetas.$A50];&quot;&quot;)">
            <text:p/>
          </table:table-cell>
          <table:table-cell table:number-columns-repeated="2"/>
          <table:table-cell table:style-name="ce375" table:formula="of:=IF([Etiquetas.$S50];VLOOKUP([$Etiquetas.$V50];[BD_GenCode.$A$2:.$B$50];2;0);&quot;&quot;)">
            <text:p/>
          </table:table-cell>
          <table:table-cell table:style-name="ce370" table:formula="of:=IF([Etiquetas.$S50];1;&quot;&quot;)">
            <text:p/>
          </table:table-cell>
          <table:table-cell table:style-name="ce375" table:formula="of:=IF([Etiquetas.$S50];&quot;f&quot;;&quot;&quot;)">
            <text:p/>
          </table:table-cell>
          <table:table-cell table:formula="of:=[.B209]">
            <text:p/>
          </table:table-cell>
        </table:table-row>
        <table:table-row table:style-name="ro5">
          <table:table-cell table:style-name="ce370" table:formula="of:=IF([Etiquetas.$S51];[Etiquetas.$T51];&quot;&quot;)">
            <text:p/>
          </table:table-cell>
          <table:table-cell table:formula="of:=IF([Etiquetas.$S51];[$Etiquetas.$A51];&quot;&quot;)">
            <text:p/>
          </table:table-cell>
          <table:table-cell table:number-columns-repeated="2"/>
          <table:table-cell table:style-name="ce375" table:formula="of:=IF([Etiquetas.$S51];VLOOKUP([$Etiquetas.$V51];[BD_GenCode.$A$2:.$B$50];2;0);&quot;&quot;)">
            <text:p/>
          </table:table-cell>
          <table:table-cell table:style-name="ce370" table:formula="of:=IF([Etiquetas.$S51];1;&quot;&quot;)">
            <text:p/>
          </table:table-cell>
          <table:table-cell table:style-name="ce375" table:formula="of:=IF([Etiquetas.$S51];&quot;f&quot;;&quot;&quot;)">
            <text:p/>
          </table:table-cell>
          <table:table-cell table:formula="of:=[.B210]">
            <text:p/>
          </table:table-cell>
        </table:table-row>
        <table:table-row table:style-name="ro5">
          <table:table-cell table:style-name="ce370" table:formula="of:=IF([Etiquetas.$S52];[Etiquetas.$T52];&quot;&quot;)">
            <text:p/>
          </table:table-cell>
          <table:table-cell table:formula="of:=IF([Etiquetas.$S52];[$Etiquetas.$A52];&quot;&quot;)">
            <text:p/>
          </table:table-cell>
          <table:table-cell table:number-columns-repeated="2"/>
          <table:table-cell table:style-name="ce375" table:formula="of:=IF([Etiquetas.$S52];VLOOKUP([$Etiquetas.$V52];[BD_GenCode.$A$2:.$B$50];2;0);&quot;&quot;)">
            <text:p/>
          </table:table-cell>
          <table:table-cell table:style-name="ce370" table:formula="of:=IF([Etiquetas.$S52];1;&quot;&quot;)">
            <text:p/>
          </table:table-cell>
          <table:table-cell table:style-name="ce375" table:formula="of:=IF([Etiquetas.$S52];&quot;f&quot;;&quot;&quot;)">
            <text:p/>
          </table:table-cell>
          <table:table-cell table:formula="of:=[.B211]">
            <text:p/>
          </table:table-cell>
        </table:table-row>
        <table:table-row table:style-name="ro5">
          <table:table-cell table:style-name="ce370" table:formula="of:=IF([Etiquetas.$S53];[Etiquetas.$T53];&quot;&quot;)">
            <text:p/>
          </table:table-cell>
          <table:table-cell table:formula="of:=IF([Etiquetas.$S53];[$Etiquetas.$A53];&quot;&quot;)">
            <text:p/>
          </table:table-cell>
          <table:table-cell table:number-columns-repeated="2"/>
          <table:table-cell table:style-name="ce375" table:formula="of:=IF([Etiquetas.$S53];VLOOKUP([$Etiquetas.$V53];[BD_GenCode.$A$2:.$B$50];2;0);&quot;&quot;)">
            <text:p/>
          </table:table-cell>
          <table:table-cell table:style-name="ce370" table:formula="of:=IF([Etiquetas.$S53];1;&quot;&quot;)">
            <text:p/>
          </table:table-cell>
          <table:table-cell table:style-name="ce375" table:formula="of:=IF([Etiquetas.$S53];&quot;f&quot;;&quot;&quot;)">
            <text:p/>
          </table:table-cell>
          <table:table-cell table:formula="of:=[.B212]">
            <text:p/>
          </table:table-cell>
        </table:table-row>
        <table:table-row table:style-name="ro5">
          <table:table-cell table:style-name="ce370" table:formula="of:=IF([Etiquetas.$S54];[Etiquetas.$T54];&quot;&quot;)">
            <text:p/>
          </table:table-cell>
          <table:table-cell table:formula="of:=IF([Etiquetas.$S54];[$Etiquetas.$A54];&quot;&quot;)">
            <text:p/>
          </table:table-cell>
          <table:table-cell table:number-columns-repeated="2"/>
          <table:table-cell table:style-name="ce375" table:formula="of:=IF([Etiquetas.$S54];VLOOKUP([$Etiquetas.$V54];[BD_GenCode.$A$2:.$B$50];2;0);&quot;&quot;)">
            <text:p/>
          </table:table-cell>
          <table:table-cell table:style-name="ce370" table:formula="of:=IF([Etiquetas.$S54];1;&quot;&quot;)">
            <text:p/>
          </table:table-cell>
          <table:table-cell table:style-name="ce375" table:formula="of:=IF([Etiquetas.$S54];&quot;f&quot;;&quot;&quot;)">
            <text:p/>
          </table:table-cell>
          <table:table-cell table:formula="of:=[.B213]">
            <text:p/>
          </table:table-cell>
        </table:table-row>
        <table:table-row table:style-name="ro5">
          <table:table-cell table:style-name="ce370" table:formula="of:=IF([Etiquetas.$S55];[Etiquetas.$T55];&quot;&quot;)">
            <text:p/>
          </table:table-cell>
          <table:table-cell table:formula="of:=IF([Etiquetas.$S55];[$Etiquetas.$A55];&quot;&quot;)">
            <text:p/>
          </table:table-cell>
          <table:table-cell table:number-columns-repeated="2"/>
          <table:table-cell table:style-name="ce375" table:formula="of:=IF([Etiquetas.$S55];VLOOKUP([$Etiquetas.$V55];[BD_GenCode.$A$2:.$B$50];2;0);&quot;&quot;)">
            <text:p/>
          </table:table-cell>
          <table:table-cell table:style-name="ce370" table:formula="of:=IF([Etiquetas.$S55];1;&quot;&quot;)">
            <text:p/>
          </table:table-cell>
          <table:table-cell table:style-name="ce375" table:formula="of:=IF([Etiquetas.$S55];&quot;f&quot;;&quot;&quot;)">
            <text:p/>
          </table:table-cell>
          <table:table-cell table:formula="of:=[.B214]">
            <text:p/>
          </table:table-cell>
        </table:table-row>
        <table:table-row table:style-name="ro5">
          <table:table-cell table:style-name="ce370" table:formula="of:=IF([Etiquetas.$S56];[Etiquetas.$T56];&quot;&quot;)">
            <text:p/>
          </table:table-cell>
          <table:table-cell table:formula="of:=IF([Etiquetas.$S56];[$Etiquetas.$A56];&quot;&quot;)">
            <text:p/>
          </table:table-cell>
          <table:table-cell table:number-columns-repeated="2"/>
          <table:table-cell table:style-name="ce375" table:formula="of:=IF([Etiquetas.$S56];VLOOKUP([$Etiquetas.$V56];[BD_GenCode.$A$2:.$B$50];2;0);&quot;&quot;)">
            <text:p/>
          </table:table-cell>
          <table:table-cell table:style-name="ce370" table:formula="of:=IF([Etiquetas.$S56];1;&quot;&quot;)">
            <text:p/>
          </table:table-cell>
          <table:table-cell table:style-name="ce375" table:formula="of:=IF([Etiquetas.$S56];&quot;f&quot;;&quot;&quot;)">
            <text:p/>
          </table:table-cell>
          <table:table-cell table:formula="of:=[.B215]">
            <text:p/>
          </table:table-cell>
        </table:table-row>
        <table:table-row table:style-name="ro5">
          <table:table-cell table:style-name="ce370" table:formula="of:=IF([Etiquetas.$S57];[Etiquetas.$T57];&quot;&quot;)" office:value-type="float" office:value="151">
            <text:p>151</text:p>
          </table:table-cell>
          <table:table-cell table:formula="of:=IF([Etiquetas.$S57];[$Etiquetas.$A57];&quot;&quot;)" office:value-type="string" office:string-value="BRAKE_LAMP_DGN">
            <text:p>BRAKE_LAMP_DGN</text:p>
          </table:table-cell>
          <table:table-cell table:number-columns-repeated="2"/>
          <table:table-cell table:style-name="ce375" table:formula="of:=IF([Etiquetas.$S57];VLOOKUP([$Etiquetas.$V57];[BD_GenCode.$A$2:.$B$50];2;0);&quot;&quot;)" office:value-type="float" office:value="1">
            <text:p>1</text:p>
          </table:table-cell>
          <table:table-cell table:style-name="ce370" table:formula="of:=IF([Etiquetas.$S57];1;&quot;&quot;)" office:value-type="float" office:value="1">
            <text:p>1</text:p>
          </table:table-cell>
          <table:table-cell table:style-name="ce375" table:formula="of:=IF([Etiquetas.$S57];&quot;f&quot;;&quot;&quot;)" office:value-type="string" office:string-value="f">
            <text:p>f</text:p>
          </table:table-cell>
          <table:table-cell table:formula="of:=[.B216]" office:value-type="string" office:string-value="BRAKE_LAMP_DGN">
            <text:p>BRAKE_LAMP_DGN</text:p>
          </table:table-cell>
        </table:table-row>
        <table:table-row table:style-name="ro5">
          <table:table-cell table:style-name="ce370" table:formula="of:=IF([Etiquetas.$S58];[Etiquetas.$T58];&quot;&quot;)" office:value-type="float" office:value="152">
            <text:p>152</text:p>
          </table:table-cell>
          <table:table-cell table:formula="of:=IF([Etiquetas.$S58];[$Etiquetas.$A58];&quot;&quot;)" office:value-type="string" office:string-value="INT_BUZZER">
            <text:p>INT_BUZZER</text:p>
          </table:table-cell>
          <table:table-cell table:number-columns-repeated="2"/>
          <table:table-cell table:style-name="ce375" table:formula="of:=IF([Etiquetas.$S58];VLOOKUP([$Etiquetas.$V58];[BD_GenCode.$A$2:.$B$50];2;0);&quot;&quot;)" office:value-type="float" office:value="13">
            <text:p>13</text:p>
          </table:table-cell>
          <table:table-cell table:style-name="ce370" table:formula="of:=IF([Etiquetas.$S58];1;&quot;&quot;)" office:value-type="float" office:value="1">
            <text:p>1</text:p>
          </table:table-cell>
          <table:table-cell table:style-name="ce375" table:formula="of:=IF([Etiquetas.$S58];&quot;f&quot;;&quot;&quot;)" office:value-type="string" office:string-value="f">
            <text:p>f</text:p>
          </table:table-cell>
          <table:table-cell table:formula="of:=[.B217]" office:value-type="string" office:string-value="INT_BUZZER">
            <text:p>INT_BUZZER</text:p>
          </table:table-cell>
        </table:table-row>
        <table:table-row table:style-name="ro5">
          <table:table-cell table:style-name="ce370" table:formula="of:=IF([Etiquetas.$S59];[Etiquetas.$T59];&quot;&quot;)" office:value-type="float" office:value="153">
            <text:p>153</text:p>
          </table:table-cell>
          <table:table-cell table:formula="of:=IF([Etiquetas.$S59];[$Etiquetas.$A59];&quot;&quot;)" office:value-type="string" office:string-value="INT_BUZZER_SHDNn">
            <text:p>INT_BUZZER_SHDNn</text:p>
          </table:table-cell>
          <table:table-cell table:number-columns-repeated="2"/>
          <table:table-cell table:style-name="ce375" table:formula="of:=IF([Etiquetas.$S59];VLOOKUP([$Etiquetas.$V59];[BD_GenCode.$A$2:.$B$50];2;0);&quot;&quot;)" office:value-type="float" office:value="13">
            <text:p>13</text:p>
          </table:table-cell>
          <table:table-cell table:style-name="ce370" table:formula="of:=IF([Etiquetas.$S59];1;&quot;&quot;)" office:value-type="float" office:value="1">
            <text:p>1</text:p>
          </table:table-cell>
          <table:table-cell table:style-name="ce375" table:formula="of:=IF([Etiquetas.$S59];&quot;f&quot;;&quot;&quot;)" office:value-type="string" office:string-value="f">
            <text:p>f</text:p>
          </table:table-cell>
          <table:table-cell table:formula="of:=[.B218]" office:value-type="string" office:string-value="INT_BUZZER_SHDNn">
            <text:p>INT_BUZZER_SHDNn</text:p>
          </table:table-cell>
        </table:table-row>
        <table:table-row table:style-name="ro5">
          <table:table-cell table:style-name="ce370" table:formula="of:=IF([Etiquetas.$S60];[Etiquetas.$T60];&quot;&quot;)">
            <text:p/>
          </table:table-cell>
          <table:table-cell table:formula="of:=IF([Etiquetas.$S60];[$Etiquetas.$A60];&quot;&quot;)">
            <text:p/>
          </table:table-cell>
          <table:table-cell table:number-columns-repeated="2"/>
          <table:table-cell table:style-name="ce375" table:formula="of:=IF([Etiquetas.$S60];VLOOKUP([$Etiquetas.$V60];[BD_GenCode.$A$2:.$B$50];2;0);&quot;&quot;)">
            <text:p/>
          </table:table-cell>
          <table:table-cell table:style-name="ce370" table:formula="of:=IF([Etiquetas.$S60];1;&quot;&quot;)">
            <text:p/>
          </table:table-cell>
          <table:table-cell table:style-name="ce375" table:formula="of:=IF([Etiquetas.$S60];&quot;f&quot;;&quot;&quot;)">
            <text:p/>
          </table:table-cell>
          <table:table-cell table:formula="of:=[.B219]">
            <text:p/>
          </table:table-cell>
        </table:table-row>
        <table:table-row table:style-name="ro5">
          <table:table-cell table:style-name="ce370" table:formula="of:=IF([Etiquetas.$S61];[Etiquetas.$T61];&quot;&quot;)">
            <text:p/>
          </table:table-cell>
          <table:table-cell table:formula="of:=IF([Etiquetas.$S61];[$Etiquetas.$A61];&quot;&quot;)">
            <text:p/>
          </table:table-cell>
          <table:table-cell table:number-columns-repeated="2"/>
          <table:table-cell table:style-name="ce375" table:formula="of:=IF([Etiquetas.$S61];VLOOKUP([$Etiquetas.$V61];[BD_GenCode.$A$2:.$B$50];2;0);&quot;&quot;)">
            <text:p/>
          </table:table-cell>
          <table:table-cell table:style-name="ce370" table:formula="of:=IF([Etiquetas.$S61];1;&quot;&quot;)">
            <text:p/>
          </table:table-cell>
          <table:table-cell table:style-name="ce375" table:formula="of:=IF([Etiquetas.$S61];&quot;f&quot;;&quot;&quot;)">
            <text:p/>
          </table:table-cell>
          <table:table-cell table:formula="of:=[.B220]">
            <text:p/>
          </table:table-cell>
        </table:table-row>
        <table:table-row table:style-name="ro5">
          <table:table-cell table:style-name="ce370" table:formula="of:=IF([Etiquetas.$S62];[Etiquetas.$T62];&quot;&quot;)">
            <text:p/>
          </table:table-cell>
          <table:table-cell table:formula="of:=IF([Etiquetas.$S62];[$Etiquetas.$A62];&quot;&quot;)">
            <text:p/>
          </table:table-cell>
          <table:table-cell table:number-columns-repeated="2"/>
          <table:table-cell table:style-name="ce375" table:formula="of:=IF([Etiquetas.$S62];VLOOKUP([$Etiquetas.$V62];[BD_GenCode.$A$2:.$B$50];2;0);&quot;&quot;)">
            <text:p/>
          </table:table-cell>
          <table:table-cell table:style-name="ce370" table:formula="of:=IF([Etiquetas.$S62];1;&quot;&quot;)">
            <text:p/>
          </table:table-cell>
          <table:table-cell table:style-name="ce375" table:formula="of:=IF([Etiquetas.$S62];&quot;f&quot;;&quot;&quot;)">
            <text:p/>
          </table:table-cell>
          <table:table-cell table:formula="of:=[.B221]">
            <text:p/>
          </table:table-cell>
        </table:table-row>
        <table:table-row table:style-name="ro5">
          <table:table-cell table:style-name="ce370" table:formula="of:=IF([Etiquetas.$S63];[Etiquetas.$T63];&quot;&quot;)">
            <text:p/>
          </table:table-cell>
          <table:table-cell table:formula="of:=IF([Etiquetas.$S63];[$Etiquetas.$A63];&quot;&quot;)">
            <text:p/>
          </table:table-cell>
          <table:table-cell table:number-columns-repeated="2"/>
          <table:table-cell table:style-name="ce375" table:formula="of:=IF([Etiquetas.$S63];VLOOKUP([$Etiquetas.$V63];[BD_GenCode.$A$2:.$B$50];2;0);&quot;&quot;)">
            <text:p/>
          </table:table-cell>
          <table:table-cell table:style-name="ce370" table:formula="of:=IF([Etiquetas.$S63];1;&quot;&quot;)">
            <text:p/>
          </table:table-cell>
          <table:table-cell table:style-name="ce375" table:formula="of:=IF([Etiquetas.$S63];&quot;f&quot;;&quot;&quot;)">
            <text:p/>
          </table:table-cell>
          <table:table-cell table:formula="of:=[.B222]">
            <text:p/>
          </table:table-cell>
        </table:table-row>
        <table:table-row table:style-name="ro5">
          <table:table-cell table:style-name="ce370" table:formula="of:=IF([Etiquetas.$S64];[Etiquetas.$T64];&quot;&quot;)">
            <text:p/>
          </table:table-cell>
          <table:table-cell table:formula="of:=IF([Etiquetas.$S64];[$Etiquetas.$A64];&quot;&quot;)">
            <text:p/>
          </table:table-cell>
          <table:table-cell table:number-columns-repeated="2"/>
          <table:table-cell table:style-name="ce375" table:formula="of:=IF([Etiquetas.$S64];VLOOKUP([$Etiquetas.$V64];[BD_GenCode.$A$2:.$B$50];2;0);&quot;&quot;)">
            <text:p/>
          </table:table-cell>
          <table:table-cell table:style-name="ce370" table:formula="of:=IF([Etiquetas.$S64];1;&quot;&quot;)">
            <text:p/>
          </table:table-cell>
          <table:table-cell table:style-name="ce375" table:formula="of:=IF([Etiquetas.$S64];&quot;f&quot;;&quot;&quot;)">
            <text:p/>
          </table:table-cell>
          <table:table-cell table:formula="of:=[.B223]">
            <text:p/>
          </table:table-cell>
        </table:table-row>
        <table:table-row table:style-name="ro5">
          <table:table-cell table:style-name="ce370" table:formula="of:=IF([Etiquetas.$S65];[Etiquetas.$T65];&quot;&quot;)">
            <text:p/>
          </table:table-cell>
          <table:table-cell table:formula="of:=IF([Etiquetas.$S65];[$Etiquetas.$A65];&quot;&quot;)">
            <text:p/>
          </table:table-cell>
          <table:table-cell table:number-columns-repeated="2"/>
          <table:table-cell table:style-name="ce375" table:formula="of:=IF([Etiquetas.$S65];VLOOKUP([$Etiquetas.$V65];[BD_GenCode.$A$2:.$B$50];2;0);&quot;&quot;)">
            <text:p/>
          </table:table-cell>
          <table:table-cell table:style-name="ce370" table:formula="of:=IF([Etiquetas.$S65];1;&quot;&quot;)">
            <text:p/>
          </table:table-cell>
          <table:table-cell table:style-name="ce375" table:formula="of:=IF([Etiquetas.$S65];&quot;f&quot;;&quot;&quot;)">
            <text:p/>
          </table:table-cell>
          <table:table-cell table:formula="of:=[.B224]">
            <text:p/>
          </table:table-cell>
        </table:table-row>
        <table:table-row table:style-name="ro5">
          <table:table-cell table:style-name="ce370" table:formula="of:=IF([Etiquetas.$S66];[Etiquetas.$T66];&quot;&quot;)">
            <text:p/>
          </table:table-cell>
          <table:table-cell table:formula="of:=IF([Etiquetas.$S66];[$Etiquetas.$A66];&quot;&quot;)">
            <text:p/>
          </table:table-cell>
          <table:table-cell table:number-columns-repeated="2"/>
          <table:table-cell table:style-name="ce375" table:formula="of:=IF([Etiquetas.$S66];VLOOKUP([$Etiquetas.$V66];[BD_GenCode.$A$2:.$B$50];2;0);&quot;&quot;)">
            <text:p/>
          </table:table-cell>
          <table:table-cell table:style-name="ce370" table:formula="of:=IF([Etiquetas.$S66];1;&quot;&quot;)">
            <text:p/>
          </table:table-cell>
          <table:table-cell table:style-name="ce375" table:formula="of:=IF([Etiquetas.$S66];&quot;f&quot;;&quot;&quot;)">
            <text:p/>
          </table:table-cell>
          <table:table-cell table:formula="of:=[.B225]">
            <text:p/>
          </table:table-cell>
        </table:table-row>
        <table:table-row table:style-name="ro5">
          <table:table-cell table:style-name="ce370" table:formula="of:=IF([Etiquetas.$S67];[Etiquetas.$T67];&quot;&quot;)">
            <text:p/>
          </table:table-cell>
          <table:table-cell table:formula="of:=IF([Etiquetas.$S67];[$Etiquetas.$A67];&quot;&quot;)">
            <text:p/>
          </table:table-cell>
          <table:table-cell table:number-columns-repeated="2"/>
          <table:table-cell table:style-name="ce375" table:formula="of:=IF([Etiquetas.$S67];VLOOKUP([$Etiquetas.$V67];[BD_GenCode.$A$2:.$B$50];2;0);&quot;&quot;)">
            <text:p/>
          </table:table-cell>
          <table:table-cell table:style-name="ce370" table:formula="of:=IF([Etiquetas.$S67];1;&quot;&quot;)">
            <text:p/>
          </table:table-cell>
          <table:table-cell table:style-name="ce375" table:formula="of:=IF([Etiquetas.$S67];&quot;f&quot;;&quot;&quot;)">
            <text:p/>
          </table:table-cell>
          <table:table-cell table:formula="of:=[.B226]">
            <text:p/>
          </table:table-cell>
        </table:table-row>
        <table:table-row table:style-name="ro5">
          <table:table-cell table:style-name="ce370" table:formula="of:=IF([Etiquetas.$S68];[Etiquetas.$T68];&quot;&quot;)">
            <text:p/>
          </table:table-cell>
          <table:table-cell table:formula="of:=IF([Etiquetas.$S68];[$Etiquetas.$A68];&quot;&quot;)">
            <text:p/>
          </table:table-cell>
          <table:table-cell table:number-columns-repeated="2"/>
          <table:table-cell table:style-name="ce375" table:formula="of:=IF([Etiquetas.$S68];VLOOKUP([$Etiquetas.$V68];[BD_GenCode.$A$2:.$B$50];2;0);&quot;&quot;)">
            <text:p/>
          </table:table-cell>
          <table:table-cell table:style-name="ce370" table:formula="of:=IF([Etiquetas.$S68];1;&quot;&quot;)">
            <text:p/>
          </table:table-cell>
          <table:table-cell table:style-name="ce375" table:formula="of:=IF([Etiquetas.$S68];&quot;f&quot;;&quot;&quot;)">
            <text:p/>
          </table:table-cell>
          <table:table-cell table:formula="of:=[.B227]">
            <text:p/>
          </table:table-cell>
        </table:table-row>
        <table:table-row table:style-name="ro5">
          <table:table-cell table:style-name="ce370" table:formula="of:=IF([Etiquetas.$S69];[Etiquetas.$T69];&quot;&quot;)">
            <text:p/>
          </table:table-cell>
          <table:table-cell table:formula="of:=IF([Etiquetas.$S69];[$Etiquetas.$A69];&quot;&quot;)">
            <text:p/>
          </table:table-cell>
          <table:table-cell table:number-columns-repeated="2"/>
          <table:table-cell table:style-name="ce375" table:formula="of:=IF([Etiquetas.$S69];VLOOKUP([$Etiquetas.$V69];[BD_GenCode.$A$2:.$B$50];2;0);&quot;&quot;)">
            <text:p/>
          </table:table-cell>
          <table:table-cell table:style-name="ce370" table:formula="of:=IF([Etiquetas.$S69];1;&quot;&quot;)">
            <text:p/>
          </table:table-cell>
          <table:table-cell table:style-name="ce375" table:formula="of:=IF([Etiquetas.$S69];&quot;f&quot;;&quot;&quot;)">
            <text:p/>
          </table:table-cell>
          <table:table-cell table:formula="of:=[.B228]">
            <text:p/>
          </table:table-cell>
        </table:table-row>
        <table:table-row table:style-name="ro5">
          <table:table-cell table:style-name="ce370" table:formula="of:=IF([Etiquetas.$S70];[Etiquetas.$T70];&quot;&quot;)">
            <text:p/>
          </table:table-cell>
          <table:table-cell table:formula="of:=IF([Etiquetas.$S70];[$Etiquetas.$A70];&quot;&quot;)">
            <text:p/>
          </table:table-cell>
          <table:table-cell table:number-columns-repeated="2"/>
          <table:table-cell table:style-name="ce375" table:formula="of:=IF([Etiquetas.$S70];VLOOKUP([$Etiquetas.$V70];[BD_GenCode.$A$2:.$B$50];2;0);&quot;&quot;)">
            <text:p/>
          </table:table-cell>
          <table:table-cell table:style-name="ce370" table:formula="of:=IF([Etiquetas.$S70];1;&quot;&quot;)">
            <text:p/>
          </table:table-cell>
          <table:table-cell table:style-name="ce375" table:formula="of:=IF([Etiquetas.$S70];&quot;f&quot;;&quot;&quot;)">
            <text:p/>
          </table:table-cell>
          <table:table-cell table:formula="of:=[.B229]">
            <text:p/>
          </table:table-cell>
        </table:table-row>
        <table:table-row table:style-name="ro5">
          <table:table-cell table:style-name="ce370" table:formula="of:=IF([Etiquetas.$S71];[Etiquetas.$T71];&quot;&quot;)" office:value-type="float" office:value="154">
            <text:p>154</text:p>
          </table:table-cell>
          <table:table-cell table:formula="of:=IF([Etiquetas.$S71];[$Etiquetas.$A71];&quot;&quot;)" office:value-type="string" office:string-value="LOWBEAM_LAMP_L_DGN">
            <text:p>LOWBEAM_LAMP_L_DGN</text:p>
          </table:table-cell>
          <table:table-cell table:number-columns-repeated="2"/>
          <table:table-cell table:style-name="ce375" table:formula="of:=IF([Etiquetas.$S71];VLOOKUP([$Etiquetas.$V71];[BD_GenCode.$A$2:.$B$50];2;0);&quot;&quot;)" office:value-type="float" office:value="1">
            <text:p>1</text:p>
          </table:table-cell>
          <table:table-cell table:style-name="ce370" table:formula="of:=IF([Etiquetas.$S71];1;&quot;&quot;)" office:value-type="float" office:value="1">
            <text:p>1</text:p>
          </table:table-cell>
          <table:table-cell table:style-name="ce375" table:formula="of:=IF([Etiquetas.$S71];&quot;f&quot;;&quot;&quot;)" office:value-type="string" office:string-value="f">
            <text:p>f</text:p>
          </table:table-cell>
          <table:table-cell table:formula="of:=[.B230]" office:value-type="string" office:string-value="LOWBEAM_LAMP_L_DGN">
            <text:p>LOWBEAM_LAMP_L_DGN</text:p>
          </table:table-cell>
        </table:table-row>
        <table:table-row table:style-name="ro5">
          <table:table-cell table:style-name="ce370" table:formula="of:=IF([Etiquetas.$S72];[Etiquetas.$T72];&quot;&quot;)" office:value-type="float" office:value="155">
            <text:p>155</text:p>
          </table:table-cell>
          <table:table-cell table:formula="of:=IF([Etiquetas.$S72];[$Etiquetas.$A72];&quot;&quot;)" office:value-type="string" office:string-value="LOWBEAM_LAMP_R_DGN">
            <text:p>LOWBEAM_LAMP_R_DGN</text:p>
          </table:table-cell>
          <table:table-cell table:number-columns-repeated="2"/>
          <table:table-cell table:style-name="ce375" table:formula="of:=IF([Etiquetas.$S72];VLOOKUP([$Etiquetas.$V72];[BD_GenCode.$A$2:.$B$50];2;0);&quot;&quot;)" office:value-type="float" office:value="1">
            <text:p>1</text:p>
          </table:table-cell>
          <table:table-cell table:style-name="ce370" table:formula="of:=IF([Etiquetas.$S72];1;&quot;&quot;)" office:value-type="float" office:value="1">
            <text:p>1</text:p>
          </table:table-cell>
          <table:table-cell table:style-name="ce375" table:formula="of:=IF([Etiquetas.$S72];&quot;f&quot;;&quot;&quot;)" office:value-type="string" office:string-value="f">
            <text:p>f</text:p>
          </table:table-cell>
          <table:table-cell table:formula="of:=[.B231]" office:value-type="string" office:string-value="LOWBEAM_LAMP_R_DGN">
            <text:p>LOWBEAM_LAMP_R_DGN</text:p>
          </table:table-cell>
        </table:table-row>
        <table:table-row table:style-name="ro5">
          <table:table-cell table:style-name="ce370" table:formula="of:=IF([Etiquetas.$S73];[Etiquetas.$T73];&quot;&quot;)" office:value-type="float" office:value="156">
            <text:p>156</text:p>
          </table:table-cell>
          <table:table-cell table:formula="of:=IF([Etiquetas.$S73];[$Etiquetas.$A73];&quot;&quot;)" office:value-type="string" office:string-value="HIGHBEAM_LAMP_L_DGN">
            <text:p>HIGHBEAM_LAMP_L_DGN</text:p>
          </table:table-cell>
          <table:table-cell table:number-columns-repeated="2"/>
          <table:table-cell table:style-name="ce375" table:formula="of:=IF([Etiquetas.$S73];VLOOKUP([$Etiquetas.$V73];[BD_GenCode.$A$2:.$B$50];2;0);&quot;&quot;)" office:value-type="float" office:value="1">
            <text:p>1</text:p>
          </table:table-cell>
          <table:table-cell table:style-name="ce370" table:formula="of:=IF([Etiquetas.$S73];1;&quot;&quot;)" office:value-type="float" office:value="1">
            <text:p>1</text:p>
          </table:table-cell>
          <table:table-cell table:style-name="ce375" table:formula="of:=IF([Etiquetas.$S73];&quot;f&quot;;&quot;&quot;)" office:value-type="string" office:string-value="f">
            <text:p>f</text:p>
          </table:table-cell>
          <table:table-cell table:formula="of:=[.B232]" office:value-type="string" office:string-value="HIGHBEAM_LAMP_L_DGN">
            <text:p>HIGHBEAM_LAMP_L_DGN</text:p>
          </table:table-cell>
        </table:table-row>
        <table:table-row table:style-name="ro5">
          <table:table-cell table:style-name="ce370" table:formula="of:=IF([Etiquetas.$S74];[Etiquetas.$T74];&quot;&quot;)" office:value-type="float" office:value="157">
            <text:p>157</text:p>
          </table:table-cell>
          <table:table-cell table:formula="of:=IF([Etiquetas.$S74];[$Etiquetas.$A74];&quot;&quot;)" office:value-type="string" office:string-value="HIGHBEAM_LAMP_R_DGN">
            <text:p>HIGHBEAM_LAMP_R_DGN</text:p>
          </table:table-cell>
          <table:table-cell table:number-columns-repeated="2"/>
          <table:table-cell table:style-name="ce375" table:formula="of:=IF([Etiquetas.$S74];VLOOKUP([$Etiquetas.$V74];[BD_GenCode.$A$2:.$B$50];2;0);&quot;&quot;)" office:value-type="float" office:value="1">
            <text:p>1</text:p>
          </table:table-cell>
          <table:table-cell table:style-name="ce370" table:formula="of:=IF([Etiquetas.$S74];1;&quot;&quot;)" office:value-type="float" office:value="1">
            <text:p>1</text:p>
          </table:table-cell>
          <table:table-cell table:style-name="ce375" table:formula="of:=IF([Etiquetas.$S74];&quot;f&quot;;&quot;&quot;)" office:value-type="string" office:string-value="f">
            <text:p>f</text:p>
          </table:table-cell>
          <table:table-cell table:formula="of:=[.B233]" office:value-type="string" office:string-value="HIGHBEAM_LAMP_R_DGN">
            <text:p>HIGHBEAM_LAMP_R_DGN</text:p>
          </table:table-cell>
        </table:table-row>
        <table:table-row table:style-name="ro5">
          <table:table-cell table:style-name="ce370" table:formula="of:=IF([Etiquetas.$S75];[Etiquetas.$T75];&quot;&quot;)">
            <text:p/>
          </table:table-cell>
          <table:table-cell table:formula="of:=IF([Etiquetas.$S75];[$Etiquetas.$A75];&quot;&quot;)">
            <text:p/>
          </table:table-cell>
          <table:table-cell table:number-columns-repeated="2"/>
          <table:table-cell table:style-name="ce375" table:formula="of:=IF([Etiquetas.$S75];VLOOKUP([$Etiquetas.$V75];[BD_GenCode.$A$2:.$B$50];2;0);&quot;&quot;)">
            <text:p/>
          </table:table-cell>
          <table:table-cell table:style-name="ce370" table:formula="of:=IF([Etiquetas.$S75];1;&quot;&quot;)">
            <text:p/>
          </table:table-cell>
          <table:table-cell table:style-name="ce375" table:formula="of:=IF([Etiquetas.$S75];&quot;f&quot;;&quot;&quot;)">
            <text:p/>
          </table:table-cell>
          <table:table-cell table:formula="of:=[.B234]">
            <text:p/>
          </table:table-cell>
        </table:table-row>
        <table:table-row table:style-name="ro5">
          <table:table-cell table:style-name="ce370" table:formula="of:=IF([Etiquetas.$S76];[Etiquetas.$T76];&quot;&quot;)">
            <text:p/>
          </table:table-cell>
          <table:table-cell table:formula="of:=IF([Etiquetas.$S76];[$Etiquetas.$A76];&quot;&quot;)">
            <text:p/>
          </table:table-cell>
          <table:table-cell table:number-columns-repeated="2"/>
          <table:table-cell table:style-name="ce375" table:formula="of:=IF([Etiquetas.$S76];VLOOKUP([$Etiquetas.$V76];[BD_GenCode.$A$2:.$B$50];2;0);&quot;&quot;)">
            <text:p/>
          </table:table-cell>
          <table:table-cell table:style-name="ce370" table:formula="of:=IF([Etiquetas.$S76];1;&quot;&quot;)">
            <text:p/>
          </table:table-cell>
          <table:table-cell table:style-name="ce375" table:formula="of:=IF([Etiquetas.$S76];&quot;f&quot;;&quot;&quot;)">
            <text:p/>
          </table:table-cell>
          <table:table-cell table:formula="of:=[.B235]">
            <text:p/>
          </table:table-cell>
        </table:table-row>
        <table:table-row table:style-name="ro5">
          <table:table-cell table:style-name="ce370" table:formula="of:=IF([Etiquetas.$S77];[Etiquetas.$T77];&quot;&quot;)" office:value-type="float" office:value="158">
            <text:p>158</text:p>
          </table:table-cell>
          <table:table-cell table:formula="of:=IF([Etiquetas.$S77];[$Etiquetas.$A77];&quot;&quot;)" office:value-type="string" office:string-value="PWM_FAN_INH">
            <text:p>PWM_FAN_INH</text:p>
          </table:table-cell>
          <table:table-cell table:number-columns-repeated="2"/>
          <table:table-cell table:style-name="ce375" table:formula="of:=IF([Etiquetas.$S77];VLOOKUP([$Etiquetas.$V77];[BD_GenCode.$A$2:.$B$50];2;0);&quot;&quot;)" office:value-type="float" office:value="13">
            <text:p>13</text:p>
          </table:table-cell>
          <table:table-cell table:style-name="ce370" table:formula="of:=IF([Etiquetas.$S77];1;&quot;&quot;)" office:value-type="float" office:value="1">
            <text:p>1</text:p>
          </table:table-cell>
          <table:table-cell table:style-name="ce375" table:formula="of:=IF([Etiquetas.$S77];&quot;f&quot;;&quot;&quot;)" office:value-type="string" office:string-value="f">
            <text:p>f</text:p>
          </table:table-cell>
          <table:table-cell table:formula="of:=[.B236]" office:value-type="string" office:string-value="PWM_FAN_INH">
            <text:p>PWM_FAN_INH</text:p>
          </table:table-cell>
        </table:table-row>
        <table:table-row table:style-name="ro5">
          <table:table-cell table:style-name="ce370" table:formula="of:=IF([Etiquetas.$S78];[Etiquetas.$T78];&quot;&quot;)">
            <text:p/>
          </table:table-cell>
          <table:table-cell table:formula="of:=IF([Etiquetas.$S78];[$Etiquetas.$A78];&quot;&quot;)">
            <text:p/>
          </table:table-cell>
          <table:table-cell table:number-columns-repeated="2"/>
          <table:table-cell table:style-name="ce375" table:formula="of:=IF([Etiquetas.$S78];VLOOKUP([$Etiquetas.$V78];[BD_GenCode.$A$2:.$B$50];2;0);&quot;&quot;)">
            <text:p/>
          </table:table-cell>
          <table:table-cell table:style-name="ce370" table:formula="of:=IF([Etiquetas.$S78];1;&quot;&quot;)">
            <text:p/>
          </table:table-cell>
          <table:table-cell table:style-name="ce375" table:formula="of:=IF([Etiquetas.$S78];&quot;f&quot;;&quot;&quot;)">
            <text:p/>
          </table:table-cell>
          <table:table-cell table:formula="of:=[.B237]">
            <text:p/>
          </table:table-cell>
        </table:table-row>
        <table:table-row table:style-name="ro5">
          <table:table-cell table:style-name="ce370" table:formula="of:=IF([Etiquetas.$S79];[Etiquetas.$T79];&quot;&quot;)">
            <text:p/>
          </table:table-cell>
          <table:table-cell table:formula="of:=IF([Etiquetas.$S79];[$Etiquetas.$A79];&quot;&quot;)">
            <text:p/>
          </table:table-cell>
          <table:table-cell table:number-columns-repeated="2"/>
          <table:table-cell table:style-name="ce375" table:formula="of:=IF([Etiquetas.$S79];VLOOKUP([$Etiquetas.$V79];[BD_GenCode.$A$2:.$B$50];2;0);&quot;&quot;)">
            <text:p/>
          </table:table-cell>
          <table:table-cell table:style-name="ce370" table:formula="of:=IF([Etiquetas.$S79];1;&quot;&quot;)">
            <text:p/>
          </table:table-cell>
          <table:table-cell table:style-name="ce375" table:formula="of:=IF([Etiquetas.$S79];&quot;f&quot;;&quot;&quot;)">
            <text:p/>
          </table:table-cell>
          <table:table-cell table:formula="of:=[.B238]">
            <text:p/>
          </table:table-cell>
        </table:table-row>
        <table:table-row table:style-name="ro5">
          <table:table-cell table:style-name="ce370" table:formula="of:=IF([Etiquetas.$S80];[Etiquetas.$T80];&quot;&quot;)" office:value-type="float" office:value="159">
            <text:p>159</text:p>
          </table:table-cell>
          <table:table-cell table:formula="of:=IF([Etiquetas.$S80];[$Etiquetas.$A80];&quot;&quot;)" office:value-type="string" office:string-value="PWM_RES_INH">
            <text:p>PWM_RES_INH</text:p>
          </table:table-cell>
          <table:table-cell table:number-columns-repeated="2"/>
          <table:table-cell table:style-name="ce375" table:formula="of:=IF([Etiquetas.$S80];VLOOKUP([$Etiquetas.$V80];[BD_GenCode.$A$2:.$B$50];2;0);&quot;&quot;)" office:value-type="float" office:value="13">
            <text:p>13</text:p>
          </table:table-cell>
          <table:table-cell table:style-name="ce370" table:formula="of:=IF([Etiquetas.$S80];1;&quot;&quot;)" office:value-type="float" office:value="1">
            <text:p>1</text:p>
          </table:table-cell>
          <table:table-cell table:style-name="ce375" table:formula="of:=IF([Etiquetas.$S80];&quot;f&quot;;&quot;&quot;)" office:value-type="string" office:string-value="f">
            <text:p>f</text:p>
          </table:table-cell>
          <table:table-cell table:formula="of:=[.B239]" office:value-type="string" office:string-value="PWM_RES_INH">
            <text:p>PWM_RES_INH</text:p>
          </table:table-cell>
        </table:table-row>
        <table:table-row table:style-name="ro5">
          <table:table-cell table:style-name="ce370" table:formula="of:=IF([Etiquetas.$S81];[Etiquetas.$T81];&quot;&quot;)" office:value-type="float" office:value="160">
            <text:p>160</text:p>
          </table:table-cell>
          <table:table-cell table:formula="of:=IF([Etiquetas.$S81];[$Etiquetas.$A81];&quot;&quot;)" office:value-type="string" office:string-value="MIRROR_L_INHn">
            <text:p>MIRROR_L_INHn</text:p>
          </table:table-cell>
          <table:table-cell table:number-columns-repeated="2"/>
          <table:table-cell table:style-name="ce375" table:formula="of:=IF([Etiquetas.$S81];VLOOKUP([$Etiquetas.$V81];[BD_GenCode.$A$2:.$B$50];2;0);&quot;&quot;)" office:value-type="float" office:value="13">
            <text:p>13</text:p>
          </table:table-cell>
          <table:table-cell table:style-name="ce370" table:formula="of:=IF([Etiquetas.$S81];1;&quot;&quot;)" office:value-type="float" office:value="1">
            <text:p>1</text:p>
          </table:table-cell>
          <table:table-cell table:style-name="ce375" table:formula="of:=IF([Etiquetas.$S81];&quot;f&quot;;&quot;&quot;)" office:value-type="string" office:string-value="f">
            <text:p>f</text:p>
          </table:table-cell>
          <table:table-cell table:formula="of:=[.B240]" office:value-type="string" office:string-value="MIRROR_L_INHn">
            <text:p>MIRROR_L_INHn</text:p>
          </table:table-cell>
        </table:table-row>
        <table:table-row table:style-name="ro5">
          <table:table-cell table:style-name="ce370" table:formula="of:=IF([Etiquetas.$S82];[Etiquetas.$T82];&quot;&quot;)" office:value-type="float" office:value="161">
            <text:p>161</text:p>
          </table:table-cell>
          <table:table-cell table:formula="of:=IF([Etiquetas.$S82];[$Etiquetas.$A82];&quot;&quot;)" office:value-type="string" office:string-value="MIRROR_L_CSn">
            <text:p>MIRROR_L_CSn</text:p>
          </table:table-cell>
          <table:table-cell table:number-columns-repeated="2"/>
          <table:table-cell table:style-name="ce375" table:formula="of:=IF([Etiquetas.$S82];VLOOKUP([$Etiquetas.$V82];[BD_GenCode.$A$2:.$B$50];2;0);&quot;&quot;)" office:value-type="float" office:value="13">
            <text:p>13</text:p>
          </table:table-cell>
          <table:table-cell table:style-name="ce370" table:formula="of:=IF([Etiquetas.$S82];1;&quot;&quot;)" office:value-type="float" office:value="1">
            <text:p>1</text:p>
          </table:table-cell>
          <table:table-cell table:style-name="ce375" table:formula="of:=IF([Etiquetas.$S82];&quot;f&quot;;&quot;&quot;)" office:value-type="string" office:string-value="f">
            <text:p>f</text:p>
          </table:table-cell>
          <table:table-cell table:formula="of:=[.B241]" office:value-type="string" office:string-value="MIRROR_L_CSn">
            <text:p>MIRROR_L_CSn</text:p>
          </table:table-cell>
        </table:table-row>
        <table:table-row table:style-name="ro5">
          <table:table-cell table:style-name="ce370" table:formula="of:=IF([Etiquetas.$S83];[Etiquetas.$T83];&quot;&quot;)" office:value-type="float" office:value="162">
            <text:p>162</text:p>
          </table:table-cell>
          <table:table-cell table:formula="of:=IF([Etiquetas.$S83];[$Etiquetas.$A83];&quot;&quot;)" office:value-type="string" office:string-value="MIRROR_CLK">
            <text:p>MIRROR_CLK</text:p>
          </table:table-cell>
          <table:table-cell table:number-columns-repeated="2"/>
          <table:table-cell table:style-name="ce375" table:formula="of:=IF([Etiquetas.$S83];VLOOKUP([$Etiquetas.$V83];[BD_GenCode.$A$2:.$B$50];2;0);&quot;&quot;)" office:value-type="float" office:value="13">
            <text:p>13</text:p>
          </table:table-cell>
          <table:table-cell table:style-name="ce370" table:formula="of:=IF([Etiquetas.$S83];1;&quot;&quot;)" office:value-type="float" office:value="1">
            <text:p>1</text:p>
          </table:table-cell>
          <table:table-cell table:style-name="ce375" table:formula="of:=IF([Etiquetas.$S83];&quot;f&quot;;&quot;&quot;)" office:value-type="string" office:string-value="f">
            <text:p>f</text:p>
          </table:table-cell>
          <table:table-cell table:formula="of:=[.B242]" office:value-type="string" office:string-value="MIRROR_CLK">
            <text:p>MIRROR_CLK</text:p>
          </table:table-cell>
        </table:table-row>
        <table:table-row table:style-name="ro5">
          <table:table-cell table:style-name="ce370" table:formula="of:=IF([Etiquetas.$S84];[Etiquetas.$T84];&quot;&quot;)" office:value-type="float" office:value="163">
            <text:p>163</text:p>
          </table:table-cell>
          <table:table-cell table:formula="of:=IF([Etiquetas.$S84];[$Etiquetas.$A84];&quot;&quot;)" office:value-type="string" office:string-value="MIRROR_MOSI">
            <text:p>MIRROR_MOSI</text:p>
          </table:table-cell>
          <table:table-cell table:number-columns-repeated="2"/>
          <table:table-cell table:style-name="ce375" table:formula="of:=IF([Etiquetas.$S84];VLOOKUP([$Etiquetas.$V84];[BD_GenCode.$A$2:.$B$50];2;0);&quot;&quot;)" office:value-type="float" office:value="13">
            <text:p>13</text:p>
          </table:table-cell>
          <table:table-cell table:style-name="ce370" table:formula="of:=IF([Etiquetas.$S84];1;&quot;&quot;)" office:value-type="float" office:value="1">
            <text:p>1</text:p>
          </table:table-cell>
          <table:table-cell table:style-name="ce375" table:formula="of:=IF([Etiquetas.$S84];&quot;f&quot;;&quot;&quot;)" office:value-type="string" office:string-value="f">
            <text:p>f</text:p>
          </table:table-cell>
          <table:table-cell table:formula="of:=[.B243]" office:value-type="string" office:string-value="MIRROR_MOSI">
            <text:p>MIRROR_MOSI</text:p>
          </table:table-cell>
        </table:table-row>
        <table:table-row table:style-name="ro5">
          <table:table-cell table:style-name="ce370" table:formula="of:=IF([Etiquetas.$S85];[Etiquetas.$T85];&quot;&quot;)" office:value-type="float" office:value="164">
            <text:p>164</text:p>
          </table:table-cell>
          <table:table-cell table:formula="of:=IF([Etiquetas.$S85];[$Etiquetas.$A85];&quot;&quot;)" office:value-type="string" office:string-value="MIRROR_MISO">
            <text:p>MIRROR_MISO</text:p>
          </table:table-cell>
          <table:table-cell table:number-columns-repeated="2"/>
          <table:table-cell table:style-name="ce375" table:formula="of:=IF([Etiquetas.$S85];VLOOKUP([$Etiquetas.$V85];[BD_GenCode.$A$2:.$B$50];2;0);&quot;&quot;)" office:value-type="float" office:value="13">
            <text:p>13</text:p>
          </table:table-cell>
          <table:table-cell table:style-name="ce370" table:formula="of:=IF([Etiquetas.$S85];1;&quot;&quot;)" office:value-type="float" office:value="1">
            <text:p>1</text:p>
          </table:table-cell>
          <table:table-cell table:style-name="ce375" table:formula="of:=IF([Etiquetas.$S85];&quot;f&quot;;&quot;&quot;)" office:value-type="string" office:string-value="f">
            <text:p>f</text:p>
          </table:table-cell>
          <table:table-cell table:formula="of:=[.B244]" office:value-type="string" office:string-value="MIRROR_MISO">
            <text:p>MIRROR_MISO</text:p>
          </table:table-cell>
        </table:table-row>
        <table:table-row table:style-name="ro5">
          <table:table-cell table:style-name="ce370" table:formula="of:=IF([Etiquetas.$S86];[Etiquetas.$T86];&quot;&quot;)" office:value-type="float" office:value="165">
            <text:p>165</text:p>
          </table:table-cell>
          <table:table-cell table:formula="of:=IF([Etiquetas.$S86];[$Etiquetas.$A86];&quot;&quot;)" office:value-type="string" office:string-value="MIRROR_R_INHn">
            <text:p>MIRROR_R_INHn</text:p>
          </table:table-cell>
          <table:table-cell table:number-columns-repeated="2"/>
          <table:table-cell table:style-name="ce375" table:formula="of:=IF([Etiquetas.$S86];VLOOKUP([$Etiquetas.$V86];[BD_GenCode.$A$2:.$B$50];2;0);&quot;&quot;)" office:value-type="float" office:value="13">
            <text:p>13</text:p>
          </table:table-cell>
          <table:table-cell table:style-name="ce370" table:formula="of:=IF([Etiquetas.$S86];1;&quot;&quot;)" office:value-type="float" office:value="1">
            <text:p>1</text:p>
          </table:table-cell>
          <table:table-cell table:style-name="ce375" table:formula="of:=IF([Etiquetas.$S86];&quot;f&quot;;&quot;&quot;)" office:value-type="string" office:string-value="f">
            <text:p>f</text:p>
          </table:table-cell>
          <table:table-cell table:formula="of:=[.B245]" office:value-type="string" office:string-value="MIRROR_R_INHn">
            <text:p>MIRROR_R_INHn</text:p>
          </table:table-cell>
        </table:table-row>
        <table:table-row table:style-name="ro5">
          <table:table-cell table:style-name="ce370" table:formula="of:=IF([Etiquetas.$S87];[Etiquetas.$T87];&quot;&quot;)" office:value-type="float" office:value="166">
            <text:p>166</text:p>
          </table:table-cell>
          <table:table-cell table:formula="of:=IF([Etiquetas.$S87];[$Etiquetas.$A87];&quot;&quot;)" office:value-type="string" office:string-value="MIRROR_R_CSn">
            <text:p>MIRROR_R_CSn</text:p>
          </table:table-cell>
          <table:table-cell table:number-columns-repeated="2"/>
          <table:table-cell table:style-name="ce375" table:formula="of:=IF([Etiquetas.$S87];VLOOKUP([$Etiquetas.$V87];[BD_GenCode.$A$2:.$B$50];2;0);&quot;&quot;)" office:value-type="float" office:value="13">
            <text:p>13</text:p>
          </table:table-cell>
          <table:table-cell table:style-name="ce370" table:formula="of:=IF([Etiquetas.$S87];1;&quot;&quot;)" office:value-type="float" office:value="1">
            <text:p>1</text:p>
          </table:table-cell>
          <table:table-cell table:style-name="ce375" table:formula="of:=IF([Etiquetas.$S87];&quot;f&quot;;&quot;&quot;)" office:value-type="string" office:string-value="f">
            <text:p>f</text:p>
          </table:table-cell>
          <table:table-cell table:formula="of:=[.B246]" office:value-type="string" office:string-value="MIRROR_R_CSn">
            <text:p>MIRROR_R_CSn</text:p>
          </table:table-cell>
        </table:table-row>
        <table:table-row table:style-name="ro5">
          <table:table-cell table:style-name="ce370" table:formula="of:=IF([Etiquetas.$S88];[Etiquetas.$T88];&quot;&quot;)" office:value-type="float" office:value="167">
            <text:p>167</text:p>
          </table:table-cell>
          <table:table-cell table:formula="of:=IF([Etiquetas.$S88];[$Etiquetas.$A88];&quot;&quot;)" office:value-type="string" office:string-value="HBRIDGE_INHn">
            <text:p>HBRIDGE_INHn</text:p>
          </table:table-cell>
          <table:table-cell table:number-columns-repeated="2"/>
          <table:table-cell table:style-name="ce375" table:formula="of:=IF([Etiquetas.$S88];VLOOKUP([$Etiquetas.$V88];[BD_GenCode.$A$2:.$B$50];2;0);&quot;&quot;)" office:value-type="float" office:value="13">
            <text:p>13</text:p>
          </table:table-cell>
          <table:table-cell table:style-name="ce370" table:formula="of:=IF([Etiquetas.$S88];1;&quot;&quot;)" office:value-type="float" office:value="1">
            <text:p>1</text:p>
          </table:table-cell>
          <table:table-cell table:style-name="ce375" table:formula="of:=IF([Etiquetas.$S88];&quot;f&quot;;&quot;&quot;)" office:value-type="string" office:string-value="f">
            <text:p>f</text:p>
          </table:table-cell>
          <table:table-cell table:formula="of:=[.B247]" office:value-type="string" office:string-value="HBRIDGE_INHn">
            <text:p>HBRIDGE_INHn</text:p>
          </table:table-cell>
        </table:table-row>
        <table:table-row table:style-name="ro5">
          <table:table-cell table:style-name="ce370" table:formula="of:=IF([Etiquetas.$S89];[Etiquetas.$T89];&quot;&quot;)" office:value-type="float" office:value="168">
            <text:p>168</text:p>
          </table:table-cell>
          <table:table-cell table:formula="of:=IF([Etiquetas.$S89];[$Etiquetas.$A89];&quot;&quot;)" office:value-type="string" office:string-value="HBRIDGE_IN1">
            <text:p>HBRIDGE_IN1</text:p>
          </table:table-cell>
          <table:table-cell table:number-columns-repeated="2"/>
          <table:table-cell table:style-name="ce375" table:formula="of:=IF([Etiquetas.$S89];VLOOKUP([$Etiquetas.$V89];[BD_GenCode.$A$2:.$B$50];2;0);&quot;&quot;)" office:value-type="float" office:value="13">
            <text:p>13</text:p>
          </table:table-cell>
          <table:table-cell table:style-name="ce370" table:formula="of:=IF([Etiquetas.$S89];1;&quot;&quot;)" office:value-type="float" office:value="1">
            <text:p>1</text:p>
          </table:table-cell>
          <table:table-cell table:style-name="ce375" table:formula="of:=IF([Etiquetas.$S89];&quot;f&quot;;&quot;&quot;)" office:value-type="string" office:string-value="f">
            <text:p>f</text:p>
          </table:table-cell>
          <table:table-cell table:formula="of:=[.B248]" office:value-type="string" office:string-value="HBRIDGE_IN1">
            <text:p>HBRIDGE_IN1</text:p>
          </table:table-cell>
        </table:table-row>
        <table:table-row table:style-name="ro5">
          <table:table-cell table:style-name="ce370" table:formula="of:=IF([Etiquetas.$S90];[Etiquetas.$T90];&quot;&quot;)" office:value-type="float" office:value="169">
            <text:p>169</text:p>
          </table:table-cell>
          <table:table-cell table:formula="of:=IF([Etiquetas.$S90];[$Etiquetas.$A90];&quot;&quot;)" office:value-type="string" office:string-value="HBRIDGE_IN2">
            <text:p>HBRIDGE_IN2</text:p>
          </table:table-cell>
          <table:table-cell table:number-columns-repeated="2"/>
          <table:table-cell table:style-name="ce375" table:formula="of:=IF([Etiquetas.$S90];VLOOKUP([$Etiquetas.$V90];[BD_GenCode.$A$2:.$B$50];2;0);&quot;&quot;)" office:value-type="float" office:value="13">
            <text:p>13</text:p>
          </table:table-cell>
          <table:table-cell table:style-name="ce370" table:formula="of:=IF([Etiquetas.$S90];1;&quot;&quot;)" office:value-type="float" office:value="1">
            <text:p>1</text:p>
          </table:table-cell>
          <table:table-cell table:style-name="ce375" table:formula="of:=IF([Etiquetas.$S90];&quot;f&quot;;&quot;&quot;)" office:value-type="string" office:string-value="f">
            <text:p>f</text:p>
          </table:table-cell>
          <table:table-cell table:formula="of:=[.B249]" office:value-type="string" office:string-value="HBRIDGE_IN2">
            <text:p>HBRIDGE_IN2</text:p>
          </table:table-cell>
        </table:table-row>
        <table:table-row table:style-name="ro5">
          <table:table-cell table:style-name="ce370" table:formula="of:=IF([Etiquetas.$S91];[Etiquetas.$T91];&quot;&quot;)" office:value-type="float" office:value="170">
            <text:p>170</text:p>
          </table:table-cell>
          <table:table-cell table:formula="of:=IF([Etiquetas.$S91];[$Etiquetas.$A91];&quot;&quot;)" office:value-type="string" office:string-value="HBRIDGE_EFn">
            <text:p>HBRIDGE_EFn</text:p>
          </table:table-cell>
          <table:table-cell table:number-columns-repeated="2"/>
          <table:table-cell table:style-name="ce375" table:formula="of:=IF([Etiquetas.$S91];VLOOKUP([$Etiquetas.$V91];[BD_GenCode.$A$2:.$B$50];2;0);&quot;&quot;)" office:value-type="float" office:value="13">
            <text:p>13</text:p>
          </table:table-cell>
          <table:table-cell table:style-name="ce370" table:formula="of:=IF([Etiquetas.$S91];1;&quot;&quot;)" office:value-type="float" office:value="1">
            <text:p>1</text:p>
          </table:table-cell>
          <table:table-cell table:style-name="ce375" table:formula="of:=IF([Etiquetas.$S91];&quot;f&quot;;&quot;&quot;)" office:value-type="string" office:string-value="f">
            <text:p>f</text:p>
          </table:table-cell>
          <table:table-cell table:formula="of:=[.B250]" office:value-type="string" office:string-value="HBRIDGE_EFn">
            <text:p>HBRIDGE_EFn</text:p>
          </table:table-cell>
        </table:table-row>
        <table:table-row table:style-name="ro5">
          <table:table-cell table:style-name="ce370" table:formula="of:=IF([Etiquetas.$S92];[Etiquetas.$T92];&quot;&quot;)">
            <text:p/>
          </table:table-cell>
          <table:table-cell table:formula="of:=IF([Etiquetas.$S92];[$Etiquetas.$A92];&quot;&quot;)">
            <text:p/>
          </table:table-cell>
          <table:table-cell table:number-columns-repeated="2"/>
          <table:table-cell table:style-name="ce375" table:formula="of:=IF([Etiquetas.$S92];VLOOKUP([$Etiquetas.$V92];[BD_GenCode.$A$2:.$B$50];2;0);&quot;&quot;)">
            <text:p/>
          </table:table-cell>
          <table:table-cell table:style-name="ce370" table:formula="of:=IF([Etiquetas.$S92];1;&quot;&quot;)">
            <text:p/>
          </table:table-cell>
          <table:table-cell table:style-name="ce375" table:formula="of:=IF([Etiquetas.$S92];&quot;f&quot;;&quot;&quot;)">
            <text:p/>
          </table:table-cell>
          <table:table-cell table:formula="of:=[.B251]">
            <text:p/>
          </table:table-cell>
        </table:table-row>
        <table:table-row table:style-name="ro5">
          <table:table-cell table:style-name="ce370" table:formula="of:=IF([Etiquetas.$S93];[Etiquetas.$T93];&quot;&quot;)">
            <text:p/>
          </table:table-cell>
          <table:table-cell table:formula="of:=IF([Etiquetas.$S93];[$Etiquetas.$A93];&quot;&quot;)">
            <text:p/>
          </table:table-cell>
          <table:table-cell table:number-columns-repeated="2"/>
          <table:table-cell table:style-name="ce375" table:formula="of:=IF([Etiquetas.$S93];VLOOKUP([$Etiquetas.$V93];[BD_GenCode.$A$2:.$B$50];2;0);&quot;&quot;)">
            <text:p/>
          </table:table-cell>
          <table:table-cell table:style-name="ce370" table:formula="of:=IF([Etiquetas.$S93];1;&quot;&quot;)">
            <text:p/>
          </table:table-cell>
          <table:table-cell table:style-name="ce375" table:formula="of:=IF([Etiquetas.$S93];&quot;f&quot;;&quot;&quot;)">
            <text:p/>
          </table:table-cell>
          <table:table-cell table:formula="of:=[.B252]">
            <text:p/>
          </table:table-cell>
        </table:table-row>
        <table:table-row table:style-name="ro5">
          <table:table-cell table:style-name="ce370" table:formula="of:=IF([Etiquetas.$S94];[Etiquetas.$T94];&quot;&quot;)">
            <text:p/>
          </table:table-cell>
          <table:table-cell table:formula="of:=IF([Etiquetas.$S94];[$Etiquetas.$A94];&quot;&quot;)">
            <text:p/>
          </table:table-cell>
          <table:table-cell table:number-columns-repeated="2"/>
          <table:table-cell table:style-name="ce375" table:formula="of:=IF([Etiquetas.$S94];VLOOKUP([$Etiquetas.$V94];[BD_GenCode.$A$2:.$B$50];2;0);&quot;&quot;)">
            <text:p/>
          </table:table-cell>
          <table:table-cell table:style-name="ce370" table:formula="of:=IF([Etiquetas.$S94];1;&quot;&quot;)">
            <text:p/>
          </table:table-cell>
          <table:table-cell table:style-name="ce375" table:formula="of:=IF([Etiquetas.$S94];&quot;f&quot;;&quot;&quot;)">
            <text:p/>
          </table:table-cell>
          <table:table-cell table:formula="of:=[.B253]">
            <text:p/>
          </table:table-cell>
        </table:table-row>
        <table:table-row table:style-name="ro5">
          <table:table-cell table:style-name="ce370" table:formula="of:=IF([Etiquetas.$S95];[Etiquetas.$T95];&quot;&quot;)">
            <text:p/>
          </table:table-cell>
          <table:table-cell table:formula="of:=IF([Etiquetas.$S95];[$Etiquetas.$A95];&quot;&quot;)">
            <text:p/>
          </table:table-cell>
          <table:table-cell table:number-columns-repeated="2"/>
          <table:table-cell table:style-name="ce375" table:formula="of:=IF([Etiquetas.$S95];VLOOKUP([$Etiquetas.$V95];[BD_GenCode.$A$2:.$B$50];2;0);&quot;&quot;)">
            <text:p/>
          </table:table-cell>
          <table:table-cell table:style-name="ce370" table:formula="of:=IF([Etiquetas.$S95];1;&quot;&quot;)">
            <text:p/>
          </table:table-cell>
          <table:table-cell table:style-name="ce375" table:formula="of:=IF([Etiquetas.$S95];&quot;f&quot;;&quot;&quot;)">
            <text:p/>
          </table:table-cell>
          <table:table-cell table:formula="of:=[.B254]">
            <text:p/>
          </table:table-cell>
        </table:table-row>
        <table:table-row table:style-name="ro5">
          <table:table-cell table:style-name="ce370" table:formula="of:=IF([Etiquetas.$S96];[Etiquetas.$T96];&quot;&quot;)">
            <text:p/>
          </table:table-cell>
          <table:table-cell table:formula="of:=IF([Etiquetas.$S96];[$Etiquetas.$A96];&quot;&quot;)">
            <text:p/>
          </table:table-cell>
          <table:table-cell table:number-columns-repeated="2"/>
          <table:table-cell table:style-name="ce375" table:formula="of:=IF([Etiquetas.$S96];VLOOKUP([$Etiquetas.$V96];[BD_GenCode.$A$2:.$B$50];2;0);&quot;&quot;)">
            <text:p/>
          </table:table-cell>
          <table:table-cell table:style-name="ce370" table:formula="of:=IF([Etiquetas.$S96];1;&quot;&quot;)">
            <text:p/>
          </table:table-cell>
          <table:table-cell table:style-name="ce375" table:formula="of:=IF([Etiquetas.$S96];&quot;f&quot;;&quot;&quot;)">
            <text:p/>
          </table:table-cell>
          <table:table-cell table:formula="of:=[.B255]">
            <text:p/>
          </table:table-cell>
        </table:table-row>
        <table:table-row table:style-name="ro5">
          <table:table-cell table:style-name="ce370" table:formula="of:=IF([Etiquetas.$S97];[Etiquetas.$T97];&quot;&quot;)">
            <text:p/>
          </table:table-cell>
          <table:table-cell table:formula="of:=IF([Etiquetas.$S97];[$Etiquetas.$A97];&quot;&quot;)">
            <text:p/>
          </table:table-cell>
          <table:table-cell table:number-columns-repeated="2"/>
          <table:table-cell table:style-name="ce375" table:formula="of:=IF([Etiquetas.$S97];VLOOKUP([$Etiquetas.$V97];[BD_GenCode.$A$2:.$B$50];2;0);&quot;&quot;)">
            <text:p/>
          </table:table-cell>
          <table:table-cell table:style-name="ce370" table:formula="of:=IF([Etiquetas.$S97];1;&quot;&quot;)">
            <text:p/>
          </table:table-cell>
          <table:table-cell table:style-name="ce375" table:formula="of:=IF([Etiquetas.$S97];&quot;f&quot;;&quot;&quot;)">
            <text:p/>
          </table:table-cell>
          <table:table-cell table:formula="of:=[.B256]">
            <text:p/>
          </table:table-cell>
        </table:table-row>
        <table:table-row table:style-name="ro5">
          <table:table-cell table:style-name="ce370" table:formula="of:=IF([Etiquetas.$S98];[Etiquetas.$T98];&quot;&quot;)">
            <text:p/>
          </table:table-cell>
          <table:table-cell table:formula="of:=IF([Etiquetas.$S98];[$Etiquetas.$A98];&quot;&quot;)">
            <text:p/>
          </table:table-cell>
          <table:table-cell table:number-columns-repeated="2"/>
          <table:table-cell table:style-name="ce375" table:formula="of:=IF([Etiquetas.$S98];VLOOKUP([$Etiquetas.$V98];[BD_GenCode.$A$2:.$B$50];2;0);&quot;&quot;)">
            <text:p/>
          </table:table-cell>
          <table:table-cell table:style-name="ce370" table:formula="of:=IF([Etiquetas.$S98];1;&quot;&quot;)">
            <text:p/>
          </table:table-cell>
          <table:table-cell table:style-name="ce375" table:formula="of:=IF([Etiquetas.$S98];&quot;f&quot;;&quot;&quot;)">
            <text:p/>
          </table:table-cell>
          <table:table-cell table:formula="of:=[.B257]">
            <text:p/>
          </table:table-cell>
        </table:table-row>
        <table:table-row table:style-name="ro5">
          <table:table-cell table:style-name="ce370" table:formula="of:=IF([Etiquetas.$S99];[Etiquetas.$T99];&quot;&quot;)">
            <text:p/>
          </table:table-cell>
          <table:table-cell table:formula="of:=IF([Etiquetas.$S99];[$Etiquetas.$A99];&quot;&quot;)">
            <text:p/>
          </table:table-cell>
          <table:table-cell table:number-columns-repeated="2"/>
          <table:table-cell table:style-name="ce375" table:formula="of:=IF([Etiquetas.$S99];VLOOKUP([$Etiquetas.$V99];[BD_GenCode.$A$2:.$B$50];2;0);&quot;&quot;)">
            <text:p/>
          </table:table-cell>
          <table:table-cell table:style-name="ce370" table:formula="of:=IF([Etiquetas.$S99];1;&quot;&quot;)">
            <text:p/>
          </table:table-cell>
          <table:table-cell table:style-name="ce375" table:formula="of:=IF([Etiquetas.$S99];&quot;f&quot;;&quot;&quot;)">
            <text:p/>
          </table:table-cell>
          <table:table-cell table:formula="of:=[.B258]">
            <text:p/>
          </table:table-cell>
        </table:table-row>
        <table:table-row table:style-name="ro5">
          <table:table-cell table:style-name="ce370" table:formula="of:=IF([Etiquetas.$S100];[Etiquetas.$T100];&quot;&quot;)">
            <text:p/>
          </table:table-cell>
          <table:table-cell table:formula="of:=IF([Etiquetas.$S100];[$Etiquetas.$A100];&quot;&quot;)">
            <text:p/>
          </table:table-cell>
          <table:table-cell table:number-columns-repeated="2"/>
          <table:table-cell table:style-name="ce375" table:formula="of:=IF([Etiquetas.$S100];VLOOKUP([$Etiquetas.$V100];[BD_GenCode.$A$2:.$B$50];2;0);&quot;&quot;)">
            <text:p/>
          </table:table-cell>
          <table:table-cell table:style-name="ce370" table:formula="of:=IF([Etiquetas.$S100];1;&quot;&quot;)">
            <text:p/>
          </table:table-cell>
          <table:table-cell table:style-name="ce375" table:formula="of:=IF([Etiquetas.$S100];&quot;f&quot;;&quot;&quot;)">
            <text:p/>
          </table:table-cell>
          <table:table-cell table:formula="of:=[.B259]">
            <text:p/>
          </table:table-cell>
        </table:table-row>
        <table:table-row table:style-name="ro5">
          <table:table-cell table:style-name="ce370" table:formula="of:=IF([Etiquetas.$S101];[Etiquetas.$T101];&quot;&quot;)">
            <text:p/>
          </table:table-cell>
          <table:table-cell table:formula="of:=IF([Etiquetas.$S101];[$Etiquetas.$A101];&quot;&quot;)">
            <text:p/>
          </table:table-cell>
          <table:table-cell table:number-columns-repeated="2"/>
          <table:table-cell table:style-name="ce375" table:formula="of:=IF([Etiquetas.$S101];VLOOKUP([$Etiquetas.$V101];[BD_GenCode.$A$2:.$B$50];2;0);&quot;&quot;)">
            <text:p/>
          </table:table-cell>
          <table:table-cell table:style-name="ce370" table:formula="of:=IF([Etiquetas.$S101];1;&quot;&quot;)">
            <text:p/>
          </table:table-cell>
          <table:table-cell table:style-name="ce375" table:formula="of:=IF([Etiquetas.$S101];&quot;f&quot;;&quot;&quot;)">
            <text:p/>
          </table:table-cell>
          <table:table-cell table:formula="of:=[.B260]">
            <text:p/>
          </table:table-cell>
        </table:table-row>
        <table:table-row table:style-name="ro5">
          <table:table-cell table:style-name="ce370" table:formula="of:=IF([Etiquetas.$S102];[Etiquetas.$T102];&quot;&quot;)">
            <text:p/>
          </table:table-cell>
          <table:table-cell table:formula="of:=IF([Etiquetas.$S102];[$Etiquetas.$A102];&quot;&quot;)">
            <text:p/>
          </table:table-cell>
          <table:table-cell table:number-columns-repeated="2"/>
          <table:table-cell table:style-name="ce375" table:formula="of:=IF([Etiquetas.$S102];VLOOKUP([$Etiquetas.$V102];[BD_GenCode.$A$2:.$B$50];2;0);&quot;&quot;)">
            <text:p/>
          </table:table-cell>
          <table:table-cell table:style-name="ce370" table:formula="of:=IF([Etiquetas.$S102];1;&quot;&quot;)">
            <text:p/>
          </table:table-cell>
          <table:table-cell table:style-name="ce375" table:formula="of:=IF([Etiquetas.$S102];&quot;f&quot;;&quot;&quot;)">
            <text:p/>
          </table:table-cell>
          <table:table-cell table:formula="of:=[.B261]">
            <text:p/>
          </table:table-cell>
        </table:table-row>
        <table:table-row table:style-name="ro5">
          <table:table-cell table:style-name="ce370" table:formula="of:=IF([Etiquetas.$S103];[Etiquetas.$T103];&quot;&quot;)">
            <text:p/>
          </table:table-cell>
          <table:table-cell table:formula="of:=IF([Etiquetas.$S103];[$Etiquetas.$A103];&quot;&quot;)">
            <text:p/>
          </table:table-cell>
          <table:table-cell table:number-columns-repeated="2"/>
          <table:table-cell table:style-name="ce375" table:formula="of:=IF([Etiquetas.$S103];VLOOKUP([$Etiquetas.$V103];[BD_GenCode.$A$2:.$B$50];2;0);&quot;&quot;)">
            <text:p/>
          </table:table-cell>
          <table:table-cell table:style-name="ce370" table:formula="of:=IF([Etiquetas.$S103];1;&quot;&quot;)">
            <text:p/>
          </table:table-cell>
          <table:table-cell table:style-name="ce375" table:formula="of:=IF([Etiquetas.$S103];&quot;f&quot;;&quot;&quot;)">
            <text:p/>
          </table:table-cell>
          <table:table-cell table:formula="of:=[.B262]">
            <text:p/>
          </table:table-cell>
        </table:table-row>
        <table:table-row table:style-name="ro5">
          <table:table-cell table:style-name="ce370" table:formula="of:=IF([Etiquetas.$S104];[Etiquetas.$T104];&quot;&quot;)">
            <text:p/>
          </table:table-cell>
          <table:table-cell table:formula="of:=IF([Etiquetas.$S104];[$Etiquetas.$A104];&quot;&quot;)">
            <text:p/>
          </table:table-cell>
          <table:table-cell table:number-columns-repeated="2"/>
          <table:table-cell table:style-name="ce375" table:formula="of:=IF([Etiquetas.$S104];VLOOKUP([$Etiquetas.$V104];[BD_GenCode.$A$2:.$B$50];2;0);&quot;&quot;)">
            <text:p/>
          </table:table-cell>
          <table:table-cell table:style-name="ce370" table:formula="of:=IF([Etiquetas.$S104];1;&quot;&quot;)">
            <text:p/>
          </table:table-cell>
          <table:table-cell table:style-name="ce375" table:formula="of:=IF([Etiquetas.$S104];&quot;f&quot;;&quot;&quot;)">
            <text:p/>
          </table:table-cell>
          <table:table-cell table:formula="of:=[.B263]">
            <text:p/>
          </table:table-cell>
        </table:table-row>
        <table:table-row table:style-name="ro5">
          <table:table-cell table:style-name="ce370" table:formula="of:=IF([Etiquetas.$S105];[Etiquetas.$T105];&quot;&quot;)" office:value-type="float" office:value="171">
            <text:p>171</text:p>
          </table:table-cell>
          <table:table-cell table:formula="of:=IF([Etiquetas.$S105];[$Etiquetas.$A105];&quot;&quot;)" office:value-type="string" office:string-value="FOG_LAMP_DGN">
            <text:p>FOG_LAMP_DGN</text:p>
          </table:table-cell>
          <table:table-cell table:number-columns-repeated="2"/>
          <table:table-cell table:style-name="ce375" table:formula="of:=IF([Etiquetas.$S105];VLOOKUP([$Etiquetas.$V105];[BD_GenCode.$A$2:.$B$50];2;0);&quot;&quot;)" office:value-type="float" office:value="1">
            <text:p>1</text:p>
          </table:table-cell>
          <table:table-cell table:style-name="ce370" table:formula="of:=IF([Etiquetas.$S105];1;&quot;&quot;)" office:value-type="float" office:value="1">
            <text:p>1</text:p>
          </table:table-cell>
          <table:table-cell table:style-name="ce375" table:formula="of:=IF([Etiquetas.$S105];&quot;f&quot;;&quot;&quot;)" office:value-type="string" office:string-value="f">
            <text:p>f</text:p>
          </table:table-cell>
          <table:table-cell table:formula="of:=[.B264]" office:value-type="string" office:string-value="FOG_LAMP_DGN">
            <text:p>FOG_LAMP_DGN</text:p>
          </table:table-cell>
        </table:table-row>
        <table:table-row table:style-name="ro5">
          <table:table-cell table:style-name="ce370" table:formula="of:=IF([Etiquetas.$S106];[Etiquetas.$T106];&quot;&quot;)" office:value-type="float" office:value="172">
            <text:p>172</text:p>
          </table:table-cell>
          <table:table-cell table:formula="of:=IF([Etiquetas.$S106];[$Etiquetas.$A106];&quot;&quot;)" office:value-type="string" office:string-value="REAR_LAMP_DGN">
            <text:p>REAR_LAMP_DGN</text:p>
          </table:table-cell>
          <table:table-cell table:number-columns-repeated="2"/>
          <table:table-cell table:style-name="ce375" table:formula="of:=IF([Etiquetas.$S106];VLOOKUP([$Etiquetas.$V106];[BD_GenCode.$A$2:.$B$50];2;0);&quot;&quot;)" office:value-type="float" office:value="1">
            <text:p>1</text:p>
          </table:table-cell>
          <table:table-cell table:style-name="ce370" table:formula="of:=IF([Etiquetas.$S106];1;&quot;&quot;)" office:value-type="float" office:value="1">
            <text:p>1</text:p>
          </table:table-cell>
          <table:table-cell table:style-name="ce375" table:formula="of:=IF([Etiquetas.$S106];&quot;f&quot;;&quot;&quot;)" office:value-type="string" office:string-value="f">
            <text:p>f</text:p>
          </table:table-cell>
          <table:table-cell table:formula="of:=[.B265]" office:value-type="string" office:string-value="REAR_LAMP_DGN">
            <text:p>REAR_LAMP_DGN</text:p>
          </table:table-cell>
        </table:table-row>
        <table:table-row table:style-name="ro5">
          <table:table-cell table:style-name="ce370" table:formula="of:=IF([Etiquetas.$S107];[Etiquetas.$T107];&quot;&quot;)" office:value-type="float" office:value="173">
            <text:p>173</text:p>
          </table:table-cell>
          <table:table-cell table:formula="of:=IF([Etiquetas.$S107];[$Etiquetas.$A107];&quot;&quot;)" office:value-type="string" office:string-value="FLASH_LEFT_DGN">
            <text:p>FLASH_LEFT_DGN</text:p>
          </table:table-cell>
          <table:table-cell table:number-columns-repeated="2"/>
          <table:table-cell table:style-name="ce375" table:formula="of:=IF([Etiquetas.$S107];VLOOKUP([$Etiquetas.$V107];[BD_GenCode.$A$2:.$B$50];2;0);&quot;&quot;)" office:value-type="float" office:value="1">
            <text:p>1</text:p>
          </table:table-cell>
          <table:table-cell table:style-name="ce370" table:formula="of:=IF([Etiquetas.$S107];1;&quot;&quot;)" office:value-type="float" office:value="1">
            <text:p>1</text:p>
          </table:table-cell>
          <table:table-cell table:style-name="ce375" table:formula="of:=IF([Etiquetas.$S107];&quot;f&quot;;&quot;&quot;)" office:value-type="string" office:string-value="f">
            <text:p>f</text:p>
          </table:table-cell>
          <table:table-cell table:formula="of:=[.B266]" office:value-type="string" office:string-value="FLASH_LEFT_DGN">
            <text:p>FLASH_LEFT_DGN</text:p>
          </table:table-cell>
        </table:table-row>
        <table:table-row table:style-name="ro5">
          <table:table-cell table:style-name="ce370" table:formula="of:=IF([Etiquetas.$S108];[Etiquetas.$T108];&quot;&quot;)" office:value-type="float" office:value="174">
            <text:p>174</text:p>
          </table:table-cell>
          <table:table-cell table:formula="of:=IF([Etiquetas.$S108];[$Etiquetas.$A108];&quot;&quot;)" office:value-type="string" office:string-value="FLASH_RIGHT_DGN">
            <text:p>FLASH_RIGHT_DGN</text:p>
          </table:table-cell>
          <table:table-cell table:number-columns-repeated="2"/>
          <table:table-cell table:style-name="ce375" table:formula="of:=IF([Etiquetas.$S108];VLOOKUP([$Etiquetas.$V108];[BD_GenCode.$A$2:.$B$50];2;0);&quot;&quot;)" office:value-type="float" office:value="1">
            <text:p>1</text:p>
          </table:table-cell>
          <table:table-cell table:style-name="ce370" table:formula="of:=IF([Etiquetas.$S108];1;&quot;&quot;)" office:value-type="float" office:value="1">
            <text:p>1</text:p>
          </table:table-cell>
          <table:table-cell table:style-name="ce375" table:formula="of:=IF([Etiquetas.$S108];&quot;f&quot;;&quot;&quot;)" office:value-type="string" office:string-value="f">
            <text:p>f</text:p>
          </table:table-cell>
          <table:table-cell table:formula="of:=[.B267]" office:value-type="string" office:string-value="FLASH_RIGHT_DGN">
            <text:p>FLASH_RIGHT_DGN</text:p>
          </table:table-cell>
        </table:table-row>
        <table:table-row table:style-name="ro5">
          <table:table-cell table:style-name="ce370" table:formula="of:=IF([Etiquetas.$S109];[Etiquetas.$T109];&quot;&quot;)" office:value-type="float" office:value="175">
            <text:p>175</text:p>
          </table:table-cell>
          <table:table-cell table:formula="of:=IF([Etiquetas.$S109];[$Etiquetas.$A109];&quot;&quot;)" office:value-type="string" office:string-value="READY_ON">
            <text:p>READY_ON</text:p>
          </table:table-cell>
          <table:table-cell table:number-columns-repeated="2"/>
          <table:table-cell table:style-name="ce375" table:formula="of:=IF([Etiquetas.$S109];VLOOKUP([$Etiquetas.$V109];[BD_GenCode.$A$2:.$B$50];2;0);&quot;&quot;)" office:value-type="float" office:value="13">
            <text:p>13</text:p>
          </table:table-cell>
          <table:table-cell table:style-name="ce370" table:formula="of:=IF([Etiquetas.$S109];1;&quot;&quot;)" office:value-type="float" office:value="1">
            <text:p>1</text:p>
          </table:table-cell>
          <table:table-cell table:style-name="ce375" table:formula="of:=IF([Etiquetas.$S109];&quot;f&quot;;&quot;&quot;)" office:value-type="string" office:string-value="f">
            <text:p>f</text:p>
          </table:table-cell>
          <table:table-cell table:formula="of:=[.B268]" office:value-type="string" office:string-value="READY_ON">
            <text:p>READY_ON</text:p>
          </table:table-cell>
        </table:table-row>
        <table:table-row table:style-name="ro5">
          <table:table-cell table:style-name="ce370" table:formula="of:=IF([Etiquetas.$S110];[Etiquetas.$T110];&quot;&quot;)">
            <text:p/>
          </table:table-cell>
          <table:table-cell table:formula="of:=IF([Etiquetas.$S110];[$Etiquetas.$A110];&quot;&quot;)">
            <text:p/>
          </table:table-cell>
          <table:table-cell table:number-columns-repeated="2"/>
          <table:table-cell table:style-name="ce375" table:formula="of:=IF([Etiquetas.$S110];VLOOKUP([$Etiquetas.$V110];[BD_GenCode.$A$2:.$B$50];2;0);&quot;&quot;)">
            <text:p/>
          </table:table-cell>
          <table:table-cell table:style-name="ce370" table:formula="of:=IF([Etiquetas.$S110];1;&quot;&quot;)">
            <text:p/>
          </table:table-cell>
          <table:table-cell table:style-name="ce375" table:formula="of:=IF([Etiquetas.$S110];&quot;f&quot;;&quot;&quot;)">
            <text:p/>
          </table:table-cell>
          <table:table-cell table:formula="of:=[.B269]">
            <text:p/>
          </table:table-cell>
        </table:table-row>
        <table:table-row table:style-name="ro5">
          <table:table-cell table:style-name="ce370" table:formula="of:=IF([Etiquetas.$S111];[Etiquetas.$T111];&quot;&quot;)">
            <text:p/>
          </table:table-cell>
          <table:table-cell table:formula="of:=IF([Etiquetas.$S111];[$Etiquetas.$A111];&quot;&quot;)">
            <text:p/>
          </table:table-cell>
          <table:table-cell table:number-columns-repeated="2"/>
          <table:table-cell table:style-name="ce375" table:formula="of:=IF([Etiquetas.$S111];VLOOKUP([$Etiquetas.$V111];[BD_GenCode.$A$2:.$B$50];2;0);&quot;&quot;)">
            <text:p/>
          </table:table-cell>
          <table:table-cell table:style-name="ce370" table:formula="of:=IF([Etiquetas.$S111];1;&quot;&quot;)">
            <text:p/>
          </table:table-cell>
          <table:table-cell table:style-name="ce375" table:formula="of:=IF([Etiquetas.$S111];&quot;f&quot;;&quot;&quot;)">
            <text:p/>
          </table:table-cell>
          <table:table-cell table:formula="of:=[.B270]">
            <text:p/>
          </table:table-cell>
        </table:table-row>
        <table:table-row table:style-name="ro5">
          <table:table-cell table:style-name="ce370" table:formula="of:=IF([Etiquetas.$S112];[Etiquetas.$T112];&quot;&quot;)">
            <text:p/>
          </table:table-cell>
          <table:table-cell table:formula="of:=IF([Etiquetas.$S112];[$Etiquetas.$A112];&quot;&quot;)">
            <text:p/>
          </table:table-cell>
          <table:table-cell table:number-columns-repeated="2"/>
          <table:table-cell table:style-name="ce375" table:formula="of:=IF([Etiquetas.$S112];VLOOKUP([$Etiquetas.$V112];[BD_GenCode.$A$2:.$B$50];2;0);&quot;&quot;)">
            <text:p/>
          </table:table-cell>
          <table:table-cell table:style-name="ce370" table:formula="of:=IF([Etiquetas.$S112];1;&quot;&quot;)">
            <text:p/>
          </table:table-cell>
          <table:table-cell table:style-name="ce375" table:formula="of:=IF([Etiquetas.$S112];&quot;f&quot;;&quot;&quot;)">
            <text:p/>
          </table:table-cell>
          <table:table-cell table:formula="of:=[.B271]">
            <text:p/>
          </table:table-cell>
        </table:table-row>
        <table:table-row table:style-name="ro5">
          <table:table-cell table:style-name="ce370" table:formula="of:=IF([Etiquetas.$S113];[Etiquetas.$T113];&quot;&quot;)" office:value-type="float" office:value="176">
            <text:p>176</text:p>
          </table:table-cell>
          <table:table-cell table:formula="of:=IF([Etiquetas.$S113];[$Etiquetas.$A113];&quot;&quot;)" office:value-type="string" office:string-value="UART_485_1_TX">
            <text:p>UART_485_1_TX</text:p>
          </table:table-cell>
          <table:table-cell table:number-columns-repeated="2"/>
          <table:table-cell table:style-name="ce375" table:formula="of:=IF([Etiquetas.$S113];VLOOKUP([$Etiquetas.$V113];[BD_GenCode.$A$2:.$B$50];2;0);&quot;&quot;)" office:value-type="float" office:value="8">
            <text:p>8</text:p>
          </table:table-cell>
          <table:table-cell table:style-name="ce370" table:formula="of:=IF([Etiquetas.$S113];1;&quot;&quot;)" office:value-type="float" office:value="1">
            <text:p>1</text:p>
          </table:table-cell>
          <table:table-cell table:style-name="ce375" table:formula="of:=IF([Etiquetas.$S113];&quot;f&quot;;&quot;&quot;)" office:value-type="string" office:string-value="f">
            <text:p>f</text:p>
          </table:table-cell>
          <table:table-cell table:formula="of:=[.B272]" office:value-type="string" office:string-value="UART_485_1_TX">
            <text:p>UART_485_1_TX</text:p>
          </table:table-cell>
        </table:table-row>
        <table:table-row table:style-name="ro5">
          <table:table-cell table:style-name="ce370" table:formula="of:=IF([Etiquetas.$S114];[Etiquetas.$T114];&quot;&quot;)" office:value-type="float" office:value="177">
            <text:p>177</text:p>
          </table:table-cell>
          <table:table-cell table:formula="of:=IF([Etiquetas.$S114];[$Etiquetas.$A114];&quot;&quot;)" office:value-type="string" office:string-value="UART_485_1_RX">
            <text:p>UART_485_1_RX</text:p>
          </table:table-cell>
          <table:table-cell table:number-columns-repeated="2"/>
          <table:table-cell table:style-name="ce375" table:formula="of:=IF([Etiquetas.$S114];VLOOKUP([$Etiquetas.$V114];[BD_GenCode.$A$2:.$B$50];2;0);&quot;&quot;)" office:value-type="float" office:value="8">
            <text:p>8</text:p>
          </table:table-cell>
          <table:table-cell table:style-name="ce370" table:formula="of:=IF([Etiquetas.$S114];1;&quot;&quot;)" office:value-type="float" office:value="1">
            <text:p>1</text:p>
          </table:table-cell>
          <table:table-cell table:style-name="ce375" table:formula="of:=IF([Etiquetas.$S114];&quot;f&quot;;&quot;&quot;)" office:value-type="string" office:string-value="f">
            <text:p>f</text:p>
          </table:table-cell>
          <table:table-cell table:formula="of:=[.B273]" office:value-type="string" office:string-value="UART_485_1_RX">
            <text:p>UART_485_1_RX</text:p>
          </table:table-cell>
        </table:table-row>
        <table:table-row table:style-name="ro5">
          <table:table-cell table:style-name="ce370" table:formula="of:=IF([Etiquetas.$S115];[Etiquetas.$T115];&quot;&quot;)" office:value-type="float" office:value="178">
            <text:p>178</text:p>
          </table:table-cell>
          <table:table-cell table:formula="of:=IF([Etiquetas.$S115];[$Etiquetas.$A115];&quot;&quot;)" office:value-type="string" office:string-value="UART_485_1_EN">
            <text:p>UART_485_1_EN</text:p>
          </table:table-cell>
          <table:table-cell table:number-columns-repeated="2"/>
          <table:table-cell table:style-name="ce375" table:formula="of:=IF([Etiquetas.$S115];VLOOKUP([$Etiquetas.$V115];[BD_GenCode.$A$2:.$B$50];2;0);&quot;&quot;)" office:value-type="float" office:value="8">
            <text:p>8</text:p>
          </table:table-cell>
          <table:table-cell table:style-name="ce370" table:formula="of:=IF([Etiquetas.$S115];1;&quot;&quot;)" office:value-type="float" office:value="1">
            <text:p>1</text:p>
          </table:table-cell>
          <table:table-cell table:style-name="ce375" table:formula="of:=IF([Etiquetas.$S115];&quot;f&quot;;&quot;&quot;)" office:value-type="string" office:string-value="f">
            <text:p>f</text:p>
          </table:table-cell>
          <table:table-cell table:formula="of:=[.B274]" office:value-type="string" office:string-value="UART_485_1_EN">
            <text:p>UART_485_1_EN</text:p>
          </table:table-cell>
        </table:table-row>
        <table:table-row table:style-name="ro5">
          <table:table-cell table:style-name="ce370" table:formula="of:=IF([Etiquetas.$S116];[Etiquetas.$T116];&quot;&quot;)" office:value-type="float" office:value="179">
            <text:p>179</text:p>
          </table:table-cell>
          <table:table-cell table:formula="of:=IF([Etiquetas.$S116];[$Etiquetas.$A116];&quot;&quot;)" office:value-type="string" office:string-value="UART_485_2_TX">
            <text:p>UART_485_2_TX</text:p>
          </table:table-cell>
          <table:table-cell table:number-columns-repeated="2"/>
          <table:table-cell table:style-name="ce375" table:formula="of:=IF([Etiquetas.$S116];VLOOKUP([$Etiquetas.$V116];[BD_GenCode.$A$2:.$B$50];2;0);&quot;&quot;)" office:value-type="float" office:value="8">
            <text:p>8</text:p>
          </table:table-cell>
          <table:table-cell table:style-name="ce370" table:formula="of:=IF([Etiquetas.$S116];1;&quot;&quot;)" office:value-type="float" office:value="1">
            <text:p>1</text:p>
          </table:table-cell>
          <table:table-cell table:style-name="ce375" table:formula="of:=IF([Etiquetas.$S116];&quot;f&quot;;&quot;&quot;)" office:value-type="string" office:string-value="f">
            <text:p>f</text:p>
          </table:table-cell>
          <table:table-cell table:formula="of:=[.B275]" office:value-type="string" office:string-value="UART_485_2_TX">
            <text:p>UART_485_2_TX</text:p>
          </table:table-cell>
        </table:table-row>
        <table:table-row table:style-name="ro5">
          <table:table-cell table:style-name="ce370" table:formula="of:=IF([Etiquetas.$S117];[Etiquetas.$T117];&quot;&quot;)" office:value-type="float" office:value="180">
            <text:p>180</text:p>
          </table:table-cell>
          <table:table-cell table:formula="of:=IF([Etiquetas.$S117];[$Etiquetas.$A117];&quot;&quot;)" office:value-type="string" office:string-value="UART_485_2_RX">
            <text:p>UART_485_2_RX</text:p>
          </table:table-cell>
          <table:table-cell table:number-columns-repeated="2"/>
          <table:table-cell table:style-name="ce375" table:formula="of:=IF([Etiquetas.$S117];VLOOKUP([$Etiquetas.$V117];[BD_GenCode.$A$2:.$B$50];2;0);&quot;&quot;)" office:value-type="float" office:value="8">
            <text:p>8</text:p>
          </table:table-cell>
          <table:table-cell table:style-name="ce370" table:formula="of:=IF([Etiquetas.$S117];1;&quot;&quot;)" office:value-type="float" office:value="1">
            <text:p>1</text:p>
          </table:table-cell>
          <table:table-cell table:style-name="ce375" table:formula="of:=IF([Etiquetas.$S117];&quot;f&quot;;&quot;&quot;)" office:value-type="string" office:string-value="f">
            <text:p>f</text:p>
          </table:table-cell>
          <table:table-cell table:formula="of:=[.B276]" office:value-type="string" office:string-value="UART_485_2_RX">
            <text:p>UART_485_2_RX</text:p>
          </table:table-cell>
        </table:table-row>
        <table:table-row table:style-name="ro5">
          <table:table-cell table:style-name="ce370" table:formula="of:=IF([Etiquetas.$S118];[Etiquetas.$T118];&quot;&quot;)" office:value-type="float" office:value="181">
            <text:p>181</text:p>
          </table:table-cell>
          <table:table-cell table:formula="of:=IF([Etiquetas.$S118];[$Etiquetas.$A118];&quot;&quot;)" office:value-type="string" office:string-value="UART_485_2_EN">
            <text:p>UART_485_2_EN</text:p>
          </table:table-cell>
          <table:table-cell table:number-columns-repeated="2"/>
          <table:table-cell table:style-name="ce375" table:formula="of:=IF([Etiquetas.$S118];VLOOKUP([$Etiquetas.$V118];[BD_GenCode.$A$2:.$B$50];2;0);&quot;&quot;)" office:value-type="float" office:value="8">
            <text:p>8</text:p>
          </table:table-cell>
          <table:table-cell table:style-name="ce370" table:formula="of:=IF([Etiquetas.$S118];1;&quot;&quot;)" office:value-type="float" office:value="1">
            <text:p>1</text:p>
          </table:table-cell>
          <table:table-cell table:style-name="ce375" table:formula="of:=IF([Etiquetas.$S118];&quot;f&quot;;&quot;&quot;)" office:value-type="string" office:string-value="f">
            <text:p>f</text:p>
          </table:table-cell>
          <table:table-cell table:formula="of:=[.B277]" office:value-type="string" office:string-value="UART_485_2_EN">
            <text:p>UART_485_2_EN</text:p>
          </table:table-cell>
        </table:table-row>
        <table:table-row table:style-name="ro5">
          <table:table-cell table:style-name="ce370" table:formula="of:=IF([Etiquetas.$S119];[Etiquetas.$T119];&quot;&quot;)" office:value-type="float" office:value="182">
            <text:p>182</text:p>
          </table:table-cell>
          <table:table-cell table:formula="of:=IF([Etiquetas.$S119];[$Etiquetas.$A119];&quot;&quot;)" office:value-type="string" office:string-value="LIN_RX">
            <text:p>LIN_RX</text:p>
          </table:table-cell>
          <table:table-cell table:number-columns-repeated="2"/>
          <table:table-cell table:style-name="ce375" table:formula="of:=IF([Etiquetas.$S119];VLOOKUP([$Etiquetas.$V119];[BD_GenCode.$A$2:.$B$50];2;0);&quot;&quot;)" office:value-type="float" office:value="8">
            <text:p>8</text:p>
          </table:table-cell>
          <table:table-cell table:style-name="ce370" table:formula="of:=IF([Etiquetas.$S119];1;&quot;&quot;)" office:value-type="float" office:value="1">
            <text:p>1</text:p>
          </table:table-cell>
          <table:table-cell table:style-name="ce375" table:formula="of:=IF([Etiquetas.$S119];&quot;f&quot;;&quot;&quot;)" office:value-type="string" office:string-value="f">
            <text:p>f</text:p>
          </table:table-cell>
          <table:table-cell table:formula="of:=[.B278]" office:value-type="string" office:string-value="LIN_RX">
            <text:p>LIN_RX</text:p>
          </table:table-cell>
        </table:table-row>
        <table:table-row table:style-name="ro5">
          <table:table-cell table:style-name="ce370" table:formula="of:=IF([Etiquetas.$S120];[Etiquetas.$T120];&quot;&quot;)" office:value-type="float" office:value="183">
            <text:p>183</text:p>
          </table:table-cell>
          <table:table-cell table:formula="of:=IF([Etiquetas.$S120];[$Etiquetas.$A120];&quot;&quot;)" office:value-type="string" office:string-value="LIN_TX">
            <text:p>LIN_TX</text:p>
          </table:table-cell>
          <table:table-cell table:number-columns-repeated="2"/>
          <table:table-cell table:style-name="ce375" table:formula="of:=IF([Etiquetas.$S120];VLOOKUP([$Etiquetas.$V120];[BD_GenCode.$A$2:.$B$50];2;0);&quot;&quot;)" office:value-type="float" office:value="8">
            <text:p>8</text:p>
          </table:table-cell>
          <table:table-cell table:style-name="ce370" table:formula="of:=IF([Etiquetas.$S120];1;&quot;&quot;)" office:value-type="float" office:value="1">
            <text:p>1</text:p>
          </table:table-cell>
          <table:table-cell table:style-name="ce375" table:formula="of:=IF([Etiquetas.$S120];&quot;f&quot;;&quot;&quot;)" office:value-type="string" office:string-value="f">
            <text:p>f</text:p>
          </table:table-cell>
          <table:table-cell table:formula="of:=[.B279]" office:value-type="string" office:string-value="LIN_TX">
            <text:p>LIN_TX</text:p>
          </table:table-cell>
        </table:table-row>
        <table:table-row table:style-name="ro5">
          <table:table-cell table:style-name="ce370" table:formula="of:=IF([Etiquetas.$S121];[Etiquetas.$T121];&quot;&quot;)" office:value-type="float" office:value="184">
            <text:p>184</text:p>
          </table:table-cell>
          <table:table-cell table:formula="of:=IF([Etiquetas.$S121];[$Etiquetas.$A121];&quot;&quot;)" office:value-type="string" office:string-value="LIN_SLPn">
            <text:p>LIN_SLPn</text:p>
          </table:table-cell>
          <table:table-cell table:number-columns-repeated="2"/>
          <table:table-cell table:style-name="ce375" table:formula="of:=IF([Etiquetas.$S121];VLOOKUP([$Etiquetas.$V121];[BD_GenCode.$A$2:.$B$50];2;0);&quot;&quot;)" office:value-type="float" office:value="8">
            <text:p>8</text:p>
          </table:table-cell>
          <table:table-cell table:style-name="ce370" table:formula="of:=IF([Etiquetas.$S121];1;&quot;&quot;)" office:value-type="float" office:value="1">
            <text:p>1</text:p>
          </table:table-cell>
          <table:table-cell table:style-name="ce375" table:formula="of:=IF([Etiquetas.$S121];&quot;f&quot;;&quot;&quot;)" office:value-type="string" office:string-value="f">
            <text:p>f</text:p>
          </table:table-cell>
          <table:table-cell table:formula="of:=[.B280]" office:value-type="string" office:string-value="LIN_SLPn">
            <text:p>LIN_SLPn</text:p>
          </table:table-cell>
        </table:table-row>
        <table:table-row table:style-name="ro5">
          <table:table-cell table:style-name="ce370" table:formula="of:=IF([Etiquetas.$S122];[Etiquetas.$T122];&quot;&quot;)" office:value-type="float" office:value="185">
            <text:p>185</text:p>
          </table:table-cell>
          <table:table-cell table:formula="of:=IF([Etiquetas.$S122];[$Etiquetas.$A122];&quot;&quot;)" office:value-type="string" office:string-value="LIN_WAKEn">
            <text:p>LIN_WAKEn</text:p>
          </table:table-cell>
          <table:table-cell table:number-columns-repeated="2"/>
          <table:table-cell table:style-name="ce375" table:formula="of:=IF([Etiquetas.$S122];VLOOKUP([$Etiquetas.$V122];[BD_GenCode.$A$2:.$B$50];2;0);&quot;&quot;)" office:value-type="float" office:value="8">
            <text:p>8</text:p>
          </table:table-cell>
          <table:table-cell table:style-name="ce370" table:formula="of:=IF([Etiquetas.$S122];1;&quot;&quot;)" office:value-type="float" office:value="1">
            <text:p>1</text:p>
          </table:table-cell>
          <table:table-cell table:style-name="ce375" table:formula="of:=IF([Etiquetas.$S122];&quot;f&quot;;&quot;&quot;)" office:value-type="string" office:string-value="f">
            <text:p>f</text:p>
          </table:table-cell>
          <table:table-cell table:formula="of:=[.B281]" office:value-type="string" office:string-value="LIN_WAKEn">
            <text:p>LIN_WAKEn</text:p>
          </table:table-cell>
        </table:table-row>
        <table:table-row table:style-name="ro5">
          <table:table-cell table:style-name="ce370" table:formula="of:=IF([Etiquetas.$S123];[Etiquetas.$T123];&quot;&quot;)" office:value-type="float" office:value="186">
            <text:p>186</text:p>
          </table:table-cell>
          <table:table-cell table:formula="of:=IF([Etiquetas.$S123];[$Etiquetas.$A123];&quot;&quot;)" office:value-type="string" office:string-value="CAN1_TX">
            <text:p>CAN1_TX</text:p>
          </table:table-cell>
          <table:table-cell table:number-columns-repeated="2"/>
          <table:table-cell table:style-name="ce375" table:formula="of:=IF([Etiquetas.$S123];VLOOKUP([$Etiquetas.$V123];[BD_GenCode.$A$2:.$B$50];2;0);&quot;&quot;)" office:value-type="float" office:value="8">
            <text:p>8</text:p>
          </table:table-cell>
          <table:table-cell table:style-name="ce370" table:formula="of:=IF([Etiquetas.$S123];1;&quot;&quot;)" office:value-type="float" office:value="1">
            <text:p>1</text:p>
          </table:table-cell>
          <table:table-cell table:style-name="ce375" table:formula="of:=IF([Etiquetas.$S123];&quot;f&quot;;&quot;&quot;)" office:value-type="string" office:string-value="f">
            <text:p>f</text:p>
          </table:table-cell>
          <table:table-cell table:formula="of:=[.B282]" office:value-type="string" office:string-value="CAN1_TX">
            <text:p>CAN1_TX</text:p>
          </table:table-cell>
        </table:table-row>
        <table:table-row table:style-name="ro5">
          <table:table-cell table:style-name="ce370" table:formula="of:=IF([Etiquetas.$S124];[Etiquetas.$T124];&quot;&quot;)" office:value-type="float" office:value="187">
            <text:p>187</text:p>
          </table:table-cell>
          <table:table-cell table:formula="of:=IF([Etiquetas.$S124];[$Etiquetas.$A124];&quot;&quot;)" office:value-type="string" office:string-value="CAN1_RX">
            <text:p>CAN1_RX</text:p>
          </table:table-cell>
          <table:table-cell table:number-columns-repeated="2"/>
          <table:table-cell table:style-name="ce375" table:formula="of:=IF([Etiquetas.$S124];VLOOKUP([$Etiquetas.$V124];[BD_GenCode.$A$2:.$B$50];2;0);&quot;&quot;)" office:value-type="float" office:value="8">
            <text:p>8</text:p>
          </table:table-cell>
          <table:table-cell table:style-name="ce370" table:formula="of:=IF([Etiquetas.$S124];1;&quot;&quot;)" office:value-type="float" office:value="1">
            <text:p>1</text:p>
          </table:table-cell>
          <table:table-cell table:style-name="ce375" table:formula="of:=IF([Etiquetas.$S124];&quot;f&quot;;&quot;&quot;)" office:value-type="string" office:string-value="f">
            <text:p>f</text:p>
          </table:table-cell>
          <table:table-cell table:formula="of:=[.B283]" office:value-type="string" office:string-value="CAN1_RX">
            <text:p>CAN1_RX</text:p>
          </table:table-cell>
        </table:table-row>
        <table:table-row table:style-name="ro5">
          <table:table-cell table:style-name="ce370" table:formula="of:=IF([Etiquetas.$S125];[Etiquetas.$T125];&quot;&quot;)" office:value-type="float" office:value="188">
            <text:p>188</text:p>
          </table:table-cell>
          <table:table-cell table:formula="of:=IF([Etiquetas.$S125];[$Etiquetas.$A125];&quot;&quot;)" office:value-type="string" office:string-value="CAN1_EN">
            <text:p>CAN1_EN</text:p>
          </table:table-cell>
          <table:table-cell table:number-columns-repeated="2"/>
          <table:table-cell table:style-name="ce375" table:formula="of:=IF([Etiquetas.$S125];VLOOKUP([$Etiquetas.$V125];[BD_GenCode.$A$2:.$B$50];2;0);&quot;&quot;)" office:value-type="float" office:value="8">
            <text:p>8</text:p>
          </table:table-cell>
          <table:table-cell table:style-name="ce370" table:formula="of:=IF([Etiquetas.$S125];1;&quot;&quot;)" office:value-type="float" office:value="1">
            <text:p>1</text:p>
          </table:table-cell>
          <table:table-cell table:style-name="ce375" table:formula="of:=IF([Etiquetas.$S125];&quot;f&quot;;&quot;&quot;)" office:value-type="string" office:string-value="f">
            <text:p>f</text:p>
          </table:table-cell>
          <table:table-cell table:formula="of:=[.B284]" office:value-type="string" office:string-value="CAN1_EN">
            <text:p>CAN1_EN</text:p>
          </table:table-cell>
        </table:table-row>
        <table:table-row table:style-name="ro5">
          <table:table-cell table:style-name="ce370" table:formula="of:=IF([Etiquetas.$S126];[Etiquetas.$T126];&quot;&quot;)" office:value-type="float" office:value="189">
            <text:p>189</text:p>
          </table:table-cell>
          <table:table-cell table:formula="of:=IF([Etiquetas.$S126];[$Etiquetas.$A126];&quot;&quot;)" office:value-type="string" office:string-value="CAN2_TX">
            <text:p>CAN2_TX</text:p>
          </table:table-cell>
          <table:table-cell table:number-columns-repeated="2"/>
          <table:table-cell table:style-name="ce375" table:formula="of:=IF([Etiquetas.$S126];VLOOKUP([$Etiquetas.$V126];[BD_GenCode.$A$2:.$B$50];2;0);&quot;&quot;)" office:value-type="float" office:value="8">
            <text:p>8</text:p>
          </table:table-cell>
          <table:table-cell table:style-name="ce370" table:formula="of:=IF([Etiquetas.$S126];1;&quot;&quot;)" office:value-type="float" office:value="1">
            <text:p>1</text:p>
          </table:table-cell>
          <table:table-cell table:style-name="ce375" table:formula="of:=IF([Etiquetas.$S126];&quot;f&quot;;&quot;&quot;)" office:value-type="string" office:string-value="f">
            <text:p>f</text:p>
          </table:table-cell>
          <table:table-cell table:formula="of:=[.B285]" office:value-type="string" office:string-value="CAN2_TX">
            <text:p>CAN2_TX</text:p>
          </table:table-cell>
        </table:table-row>
        <table:table-row table:style-name="ro5">
          <table:table-cell table:style-name="ce370" table:formula="of:=IF([Etiquetas.$S127];[Etiquetas.$T127];&quot;&quot;)" office:value-type="float" office:value="190">
            <text:p>190</text:p>
          </table:table-cell>
          <table:table-cell table:formula="of:=IF([Etiquetas.$S127];[$Etiquetas.$A127];&quot;&quot;)" office:value-type="string" office:string-value="CAN2_RX">
            <text:p>CAN2_RX</text:p>
          </table:table-cell>
          <table:table-cell table:number-columns-repeated="2"/>
          <table:table-cell table:style-name="ce375" table:formula="of:=IF([Etiquetas.$S127];VLOOKUP([$Etiquetas.$V127];[BD_GenCode.$A$2:.$B$50];2;0);&quot;&quot;)" office:value-type="float" office:value="8">
            <text:p>8</text:p>
          </table:table-cell>
          <table:table-cell table:style-name="ce370" table:formula="of:=IF([Etiquetas.$S127];1;&quot;&quot;)" office:value-type="float" office:value="1">
            <text:p>1</text:p>
          </table:table-cell>
          <table:table-cell table:style-name="ce375" table:formula="of:=IF([Etiquetas.$S127];&quot;f&quot;;&quot;&quot;)" office:value-type="string" office:string-value="f">
            <text:p>f</text:p>
          </table:table-cell>
          <table:table-cell table:formula="of:=[.B286]" office:value-type="string" office:string-value="CAN2_RX">
            <text:p>CAN2_RX</text:p>
          </table:table-cell>
        </table:table-row>
        <table:table-row table:style-name="ro5">
          <table:table-cell table:style-name="ce370" table:formula="of:=IF([Etiquetas.$S128];[Etiquetas.$T128];&quot;&quot;)" office:value-type="float" office:value="191">
            <text:p>191</text:p>
          </table:table-cell>
          <table:table-cell table:formula="of:=IF([Etiquetas.$S128];[$Etiquetas.$A128];&quot;&quot;)" office:value-type="string" office:string-value="CAN2_EN">
            <text:p>CAN2_EN</text:p>
          </table:table-cell>
          <table:table-cell table:number-columns-repeated="2"/>
          <table:table-cell table:style-name="ce375" table:formula="of:=IF([Etiquetas.$S128];VLOOKUP([$Etiquetas.$V128];[BD_GenCode.$A$2:.$B$50];2;0);&quot;&quot;)" office:value-type="float" office:value="8">
            <text:p>8</text:p>
          </table:table-cell>
          <table:table-cell table:style-name="ce370" table:formula="of:=IF([Etiquetas.$S128];1;&quot;&quot;)" office:value-type="float" office:value="1">
            <text:p>1</text:p>
          </table:table-cell>
          <table:table-cell table:style-name="ce375" table:formula="of:=IF([Etiquetas.$S128];&quot;f&quot;;&quot;&quot;)" office:value-type="string" office:string-value="f">
            <text:p>f</text:p>
          </table:table-cell>
          <table:table-cell table:formula="of:=[.B287]" office:value-type="string" office:string-value="CAN2_EN">
            <text:p>CAN2_EN</text:p>
          </table:table-cell>
        </table:table-row>
        <table:table-row table:style-name="ro5">
          <table:table-cell table:style-name="ce370" table:formula="of:=IF([Etiquetas.$S129];[Etiquetas.$T129];&quot;&quot;)" office:value-type="float" office:value="192">
            <text:p>192</text:p>
          </table:table-cell>
          <table:table-cell table:formula="of:=IF([Etiquetas.$S129];[$Etiquetas.$A129];&quot;&quot;)" office:value-type="string" office:string-value="CAN3_TX">
            <text:p>CAN3_TX</text:p>
          </table:table-cell>
          <table:table-cell table:number-columns-repeated="2"/>
          <table:table-cell table:style-name="ce375" table:formula="of:=IF([Etiquetas.$S129];VLOOKUP([$Etiquetas.$V129];[BD_GenCode.$A$2:.$B$50];2;0);&quot;&quot;)" office:value-type="float" office:value="8">
            <text:p>8</text:p>
          </table:table-cell>
          <table:table-cell table:style-name="ce370" table:formula="of:=IF([Etiquetas.$S129];1;&quot;&quot;)" office:value-type="float" office:value="1">
            <text:p>1</text:p>
          </table:table-cell>
          <table:table-cell table:style-name="ce375" table:formula="of:=IF([Etiquetas.$S129];&quot;f&quot;;&quot;&quot;)" office:value-type="string" office:string-value="f">
            <text:p>f</text:p>
          </table:table-cell>
          <table:table-cell table:formula="of:=[.B288]" office:value-type="string" office:string-value="CAN3_TX">
            <text:p>CAN3_TX</text:p>
          </table:table-cell>
        </table:table-row>
        <table:table-row table:style-name="ro5">
          <table:table-cell table:style-name="ce370" table:formula="of:=IF([Etiquetas.$S130];[Etiquetas.$T130];&quot;&quot;)" office:value-type="float" office:value="193">
            <text:p>193</text:p>
          </table:table-cell>
          <table:table-cell table:formula="of:=IF([Etiquetas.$S130];[$Etiquetas.$A130];&quot;&quot;)" office:value-type="string" office:string-value="CAN3_RX">
            <text:p>CAN3_RX</text:p>
          </table:table-cell>
          <table:table-cell table:number-columns-repeated="2"/>
          <table:table-cell table:style-name="ce375" table:formula="of:=IF([Etiquetas.$S130];VLOOKUP([$Etiquetas.$V130];[BD_GenCode.$A$2:.$B$50];2;0);&quot;&quot;)" office:value-type="float" office:value="8">
            <text:p>8</text:p>
          </table:table-cell>
          <table:table-cell table:style-name="ce370" table:formula="of:=IF([Etiquetas.$S130];1;&quot;&quot;)" office:value-type="float" office:value="1">
            <text:p>1</text:p>
          </table:table-cell>
          <table:table-cell table:style-name="ce375" table:formula="of:=IF([Etiquetas.$S130];&quot;f&quot;;&quot;&quot;)" office:value-type="string" office:string-value="f">
            <text:p>f</text:p>
          </table:table-cell>
          <table:table-cell table:formula="of:=[.B289]" office:value-type="string" office:string-value="CAN3_RX">
            <text:p>CAN3_RX</text:p>
          </table:table-cell>
        </table:table-row>
        <table:table-row table:style-name="ro5">
          <table:table-cell table:style-name="ce370" table:formula="of:=IF([Etiquetas.$S131];[Etiquetas.$T131];&quot;&quot;)" office:value-type="float" office:value="194">
            <text:p>194</text:p>
          </table:table-cell>
          <table:table-cell table:formula="of:=IF([Etiquetas.$S131];[$Etiquetas.$A131];&quot;&quot;)" office:value-type="string" office:string-value="CAN3_EN">
            <text:p>CAN3_EN</text:p>
          </table:table-cell>
          <table:table-cell table:number-columns-repeated="2"/>
          <table:table-cell table:style-name="ce375" table:formula="of:=IF([Etiquetas.$S131];VLOOKUP([$Etiquetas.$V131];[BD_GenCode.$A$2:.$B$50];2;0);&quot;&quot;)" office:value-type="float" office:value="8">
            <text:p>8</text:p>
          </table:table-cell>
          <table:table-cell table:style-name="ce370" table:formula="of:=IF([Etiquetas.$S131];1;&quot;&quot;)" office:value-type="float" office:value="1">
            <text:p>1</text:p>
          </table:table-cell>
          <table:table-cell table:style-name="ce375" table:formula="of:=IF([Etiquetas.$S131];&quot;f&quot;;&quot;&quot;)" office:value-type="string" office:string-value="f">
            <text:p>f</text:p>
          </table:table-cell>
          <table:table-cell table:formula="of:=[.B290]" office:value-type="string" office:string-value="CAN3_EN">
            <text:p>CAN3_EN</text:p>
          </table:table-cell>
        </table:table-row>
        <table:table-row table:style-name="ro5">
          <table:table-cell table:style-name="ce370" table:formula="of:=IF([Etiquetas.$S132];[Etiquetas.$T132];&quot;&quot;)" office:value-type="float" office:value="195">
            <text:p>195</text:p>
          </table:table-cell>
          <table:table-cell table:formula="of:=IF([Etiquetas.$S132];[$Etiquetas.$A132];&quot;&quot;)" office:value-type="string" office:string-value="MED_TEMP_EXT">
            <text:p>MED_TEMP_EXT</text:p>
          </table:table-cell>
          <table:table-cell table:number-columns-repeated="2"/>
          <table:table-cell table:style-name="ce375" table:formula="of:=IF([Etiquetas.$S132];VLOOKUP([$Etiquetas.$V132];[BD_GenCode.$A$2:.$B$50];2;0);&quot;&quot;)" office:value-type="float" office:value="13">
            <text:p>13</text:p>
          </table:table-cell>
          <table:table-cell table:style-name="ce370" table:formula="of:=IF([Etiquetas.$S132];1;&quot;&quot;)" office:value-type="float" office:value="1">
            <text:p>1</text:p>
          </table:table-cell>
          <table:table-cell table:style-name="ce375" table:formula="of:=IF([Etiquetas.$S132];&quot;f&quot;;&quot;&quot;)" office:value-type="string" office:string-value="f">
            <text:p>f</text:p>
          </table:table-cell>
          <table:table-cell table:formula="of:=[.B291]" office:value-type="string" office:string-value="MED_TEMP_EXT">
            <text:p>MED_TEMP_EXT</text:p>
          </table:table-cell>
        </table:table-row>
        <table:table-row table:style-name="ro5">
          <table:table-cell table:style-name="ce370" table:formula="of:=IF([Etiquetas.$S133];[Etiquetas.$T133];&quot;&quot;)" office:value-type="float" office:value="196">
            <text:p>196</text:p>
          </table:table-cell>
          <table:table-cell table:formula="of:=IF([Etiquetas.$S133];[$Etiquetas.$A133];&quot;&quot;)" office:value-type="string" office:string-value="MED_TEMP_INT">
            <text:p>MED_TEMP_INT</text:p>
          </table:table-cell>
          <table:table-cell table:number-columns-repeated="2"/>
          <table:table-cell table:style-name="ce375" table:formula="of:=IF([Etiquetas.$S133];VLOOKUP([$Etiquetas.$V133];[BD_GenCode.$A$2:.$B$50];2;0);&quot;&quot;)" office:value-type="float" office:value="13">
            <text:p>13</text:p>
          </table:table-cell>
          <table:table-cell table:style-name="ce370" table:formula="of:=IF([Etiquetas.$S133];1;&quot;&quot;)" office:value-type="float" office:value="1">
            <text:p>1</text:p>
          </table:table-cell>
          <table:table-cell table:style-name="ce375" table:formula="of:=IF([Etiquetas.$S133];&quot;f&quot;;&quot;&quot;)" office:value-type="string" office:string-value="f">
            <text:p>f</text:p>
          </table:table-cell>
          <table:table-cell table:formula="of:=[.B292]" office:value-type="string" office:string-value="MED_TEMP_INT">
            <text:p>MED_TEMP_INT</text:p>
          </table:table-cell>
        </table:table-row>
        <table:table-row table:style-name="ro5">
          <table:table-cell table:style-name="ce370" table:formula="of:=IF([Etiquetas.$S134];[Etiquetas.$T134];&quot;&quot;)" office:value-type="float" office:value="197">
            <text:p>197</text:p>
          </table:table-cell>
          <table:table-cell table:formula="of:=IF([Etiquetas.$S134];[$Etiquetas.$A134];&quot;&quot;)" office:value-type="string" office:string-value="MED_KL15_RES">
            <text:p>MED_KL15_RES</text:p>
          </table:table-cell>
          <table:table-cell table:number-columns-repeated="2"/>
          <table:table-cell table:style-name="ce375" table:formula="of:=IF([Etiquetas.$S134];VLOOKUP([$Etiquetas.$V134];[BD_GenCode.$A$2:.$B$50];2;0);&quot;&quot;)" office:value-type="float" office:value="13">
            <text:p>13</text:p>
          </table:table-cell>
          <table:table-cell table:style-name="ce370" table:formula="of:=IF([Etiquetas.$S134];1;&quot;&quot;)" office:value-type="float" office:value="1">
            <text:p>1</text:p>
          </table:table-cell>
          <table:table-cell table:style-name="ce375" table:formula="of:=IF([Etiquetas.$S134];&quot;f&quot;;&quot;&quot;)" office:value-type="string" office:string-value="f">
            <text:p>f</text:p>
          </table:table-cell>
          <table:table-cell table:formula="of:=[.B293]" office:value-type="string" office:string-value="MED_KL15_RES">
            <text:p>MED_KL15_RES</text:p>
          </table:table-cell>
        </table:table-row>
        <table:table-row table:style-name="ro5">
          <table:table-cell table:style-name="ce370" table:formula="of:=IF([Etiquetas.$S135];[Etiquetas.$T135];&quot;&quot;)" office:value-type="float" office:value="198">
            <text:p>198</text:p>
          </table:table-cell>
          <table:table-cell table:formula="of:=IF([Etiquetas.$S135];[$Etiquetas.$A135];&quot;&quot;)" office:value-type="string" office:string-value="MED_12V_KL30">
            <text:p>MED_12V_KL30</text:p>
          </table:table-cell>
          <table:table-cell table:number-columns-repeated="2"/>
          <table:table-cell table:style-name="ce375" table:formula="of:=IF([Etiquetas.$S135];VLOOKUP([$Etiquetas.$V135];[BD_GenCode.$A$2:.$B$50];2;0);&quot;&quot;)" office:value-type="float" office:value="13">
            <text:p>13</text:p>
          </table:table-cell>
          <table:table-cell table:style-name="ce370" table:formula="of:=IF([Etiquetas.$S135];1;&quot;&quot;)" office:value-type="float" office:value="1">
            <text:p>1</text:p>
          </table:table-cell>
          <table:table-cell table:style-name="ce375" table:formula="of:=IF([Etiquetas.$S135];&quot;f&quot;;&quot;&quot;)" office:value-type="string" office:string-value="f">
            <text:p>f</text:p>
          </table:table-cell>
          <table:table-cell table:formula="of:=[.B294]" office:value-type="string" office:string-value="MED_12V_KL30">
            <text:p>MED_12V_KL30</text:p>
          </table:table-cell>
        </table:table-row>
        <table:table-row table:style-name="ro5">
          <table:table-cell table:style-name="ce370" table:formula="of:=IF([Etiquetas.$S136];[Etiquetas.$T136];&quot;&quot;)">
            <text:p/>
          </table:table-cell>
          <table:table-cell table:formula="of:=IF([Etiquetas.$S136];[$Etiquetas.$A136];&quot;&quot;)">
            <text:p/>
          </table:table-cell>
          <table:table-cell table:number-columns-repeated="2"/>
          <table:table-cell table:style-name="ce375" table:formula="of:=IF([Etiquetas.$S136];VLOOKUP([$Etiquetas.$V136];[BD_GenCode.$A$2:.$B$50];2;0);&quot;&quot;)">
            <text:p/>
          </table:table-cell>
          <table:table-cell table:style-name="ce370" table:formula="of:=IF([Etiquetas.$S136];1;&quot;&quot;)">
            <text:p/>
          </table:table-cell>
          <table:table-cell table:style-name="ce375" table:formula="of:=IF([Etiquetas.$S136];&quot;f&quot;;&quot;&quot;)">
            <text:p/>
          </table:table-cell>
          <table:table-cell table:formula="of:=[.B295]">
            <text:p/>
          </table:table-cell>
        </table:table-row>
        <table:table-row table:style-name="ro5">
          <table:table-cell table:style-name="ce370" table:formula="of:=IF([Etiquetas.$S137];[Etiquetas.$T137];&quot;&quot;)">
            <text:p/>
          </table:table-cell>
          <table:table-cell table:formula="of:=IF([Etiquetas.$S137];[$Etiquetas.$A137];&quot;&quot;)">
            <text:p/>
          </table:table-cell>
          <table:table-cell table:number-columns-repeated="2"/>
          <table:table-cell table:style-name="ce375" table:formula="of:=IF([Etiquetas.$S137];VLOOKUP([$Etiquetas.$V137];[BD_GenCode.$A$2:.$B$50];2;0);&quot;&quot;)">
            <text:p/>
          </table:table-cell>
          <table:table-cell table:style-name="ce370" table:formula="of:=IF([Etiquetas.$S137];1;&quot;&quot;)">
            <text:p/>
          </table:table-cell>
          <table:table-cell table:style-name="ce375" table:formula="of:=IF([Etiquetas.$S137];&quot;f&quot;;&quot;&quot;)">
            <text:p/>
          </table:table-cell>
          <table:table-cell table:formula="of:=[.B296]">
            <text:p/>
          </table:table-cell>
        </table:table-row>
        <table:table-row table:style-name="ro5">
          <table:table-cell table:style-name="ce370" table:formula="of:=IF([Etiquetas.$S138];[Etiquetas.$T138];&quot;&quot;)">
            <text:p/>
          </table:table-cell>
          <table:table-cell table:formula="of:=IF([Etiquetas.$S138];[$Etiquetas.$A138];&quot;&quot;)">
            <text:p/>
          </table:table-cell>
          <table:table-cell table:number-columns-repeated="2"/>
          <table:table-cell table:style-name="ce375" table:formula="of:=IF([Etiquetas.$S138];VLOOKUP([$Etiquetas.$V138];[BD_GenCode.$A$2:.$B$50];2;0);&quot;&quot;)">
            <text:p/>
          </table:table-cell>
          <table:table-cell table:style-name="ce370" table:formula="of:=IF([Etiquetas.$S138];1;&quot;&quot;)">
            <text:p/>
          </table:table-cell>
          <table:table-cell table:style-name="ce375" table:formula="of:=IF([Etiquetas.$S138];&quot;f&quot;;&quot;&quot;)">
            <text:p/>
          </table:table-cell>
          <table:table-cell table:formula="of:=[.B297]">
            <text:p/>
          </table:table-cell>
        </table:table-row>
        <table:table-row table:style-name="ro5">
          <table:table-cell table:style-name="ce370" table:formula="of:=IF([Etiquetas.$S139];[Etiquetas.$T139];&quot;&quot;)">
            <text:p/>
          </table:table-cell>
          <table:table-cell table:formula="of:=IF([Etiquetas.$S139];[$Etiquetas.$A139];&quot;&quot;)">
            <text:p/>
          </table:table-cell>
          <table:table-cell table:number-columns-repeated="2"/>
          <table:table-cell table:style-name="ce375" table:formula="of:=IF([Etiquetas.$S139];VLOOKUP([$Etiquetas.$V139];[BD_GenCode.$A$2:.$B$50];2;0);&quot;&quot;)">
            <text:p/>
          </table:table-cell>
          <table:table-cell table:style-name="ce370" table:formula="of:=IF([Etiquetas.$S139];1;&quot;&quot;)">
            <text:p/>
          </table:table-cell>
          <table:table-cell table:style-name="ce375" table:formula="of:=IF([Etiquetas.$S139];&quot;f&quot;;&quot;&quot;)">
            <text:p/>
          </table:table-cell>
          <table:table-cell table:formula="of:=[.B298]">
            <text:p/>
          </table:table-cell>
        </table:table-row>
        <table:table-row table:style-name="ro5">
          <table:table-cell table:style-name="ce370" table:formula="of:=IF([Etiquetas.$S140];[Etiquetas.$T140];&quot;&quot;)">
            <text:p/>
          </table:table-cell>
          <table:table-cell table:formula="of:=IF([Etiquetas.$S140];[$Etiquetas.$A140];&quot;&quot;)">
            <text:p/>
          </table:table-cell>
          <table:table-cell table:number-columns-repeated="2"/>
          <table:table-cell table:style-name="ce375" table:formula="of:=IF([Etiquetas.$S140];VLOOKUP([$Etiquetas.$V140];[BD_GenCode.$A$2:.$B$50];2;0);&quot;&quot;)">
            <text:p/>
          </table:table-cell>
          <table:table-cell table:style-name="ce370" table:formula="of:=IF([Etiquetas.$S140];1;&quot;&quot;)">
            <text:p/>
          </table:table-cell>
          <table:table-cell table:style-name="ce375" table:formula="of:=IF([Etiquetas.$S140];&quot;f&quot;;&quot;&quot;)">
            <text:p/>
          </table:table-cell>
          <table:table-cell table:formula="of:=[.B299]">
            <text:p/>
          </table:table-cell>
        </table:table-row>
        <table:table-row table:style-name="ro5">
          <table:table-cell table:style-name="ce370" table:formula="of:=IF([Etiquetas.$S141];[Etiquetas.$T141];&quot;&quot;)">
            <text:p/>
          </table:table-cell>
          <table:table-cell table:formula="of:=IF([Etiquetas.$S141];[$Etiquetas.$A141];&quot;&quot;)">
            <text:p/>
          </table:table-cell>
          <table:table-cell table:number-columns-repeated="2"/>
          <table:table-cell table:style-name="ce375" table:formula="of:=IF([Etiquetas.$S141];VLOOKUP([$Etiquetas.$V141];[BD_GenCode.$A$2:.$B$50];2;0);&quot;&quot;)">
            <text:p/>
          </table:table-cell>
          <table:table-cell table:style-name="ce370" table:formula="of:=IF([Etiquetas.$S141];1;&quot;&quot;)">
            <text:p/>
          </table:table-cell>
          <table:table-cell table:style-name="ce375" table:formula="of:=IF([Etiquetas.$S141];&quot;f&quot;;&quot;&quot;)">
            <text:p/>
          </table:table-cell>
          <table:table-cell table:formula="of:=[.B300]">
            <text:p/>
          </table:table-cell>
        </table:table-row>
        <table:table-row table:style-name="ro5">
          <table:table-cell table:style-name="ce370" table:formula="of:=IF([Etiquetas.$S142];[Etiquetas.$T142];&quot;&quot;)">
            <text:p/>
          </table:table-cell>
          <table:table-cell table:formula="of:=IF([Etiquetas.$S142];[$Etiquetas.$A142];&quot;&quot;)">
            <text:p/>
          </table:table-cell>
          <table:table-cell table:number-columns-repeated="2"/>
          <table:table-cell table:style-name="ce375" table:formula="of:=IF([Etiquetas.$S142];VLOOKUP([$Etiquetas.$V142];[BD_GenCode.$A$2:.$B$50];2;0);&quot;&quot;)">
            <text:p/>
          </table:table-cell>
          <table:table-cell table:style-name="ce370" table:formula="of:=IF([Etiquetas.$S142];1;&quot;&quot;)">
            <text:p/>
          </table:table-cell>
          <table:table-cell table:style-name="ce375" table:formula="of:=IF([Etiquetas.$S142];&quot;f&quot;;&quot;&quot;)">
            <text:p/>
          </table:table-cell>
          <table:table-cell table:formula="of:=[.B301]">
            <text:p/>
          </table:table-cell>
        </table:table-row>
        <table:table-row table:style-name="ro5">
          <table:table-cell table:style-name="ce370" table:formula="of:=IF([Etiquetas.$S143];[Etiquetas.$T143];&quot;&quot;)">
            <text:p/>
          </table:table-cell>
          <table:table-cell table:formula="of:=IF([Etiquetas.$S143];[$Etiquetas.$A143];&quot;&quot;)">
            <text:p/>
          </table:table-cell>
          <table:table-cell table:number-columns-repeated="2"/>
          <table:table-cell table:style-name="ce375" table:formula="of:=IF([Etiquetas.$S143];VLOOKUP([$Etiquetas.$V143];[BD_GenCode.$A$2:.$B$50];2;0);&quot;&quot;)">
            <text:p/>
          </table:table-cell>
          <table:table-cell table:style-name="ce370" table:formula="of:=IF([Etiquetas.$S143];1;&quot;&quot;)">
            <text:p/>
          </table:table-cell>
          <table:table-cell table:style-name="ce375" table:formula="of:=IF([Etiquetas.$S143];&quot;f&quot;;&quot;&quot;)">
            <text:p/>
          </table:table-cell>
          <table:table-cell table:formula="of:=[.B302]">
            <text:p/>
          </table:table-cell>
        </table:table-row>
        <table:table-row table:style-name="ro5">
          <table:table-cell table:style-name="ce370" table:formula="of:=IF([Etiquetas.$S144];[Etiquetas.$T144];&quot;&quot;)" office:value-type="float" office:value="199">
            <text:p>199</text:p>
          </table:table-cell>
          <table:table-cell table:formula="of:=IF([Etiquetas.$S144];[$Etiquetas.$A144];&quot;&quot;)" office:value-type="string" office:string-value="RESETn">
            <text:p>RESETn</text:p>
          </table:table-cell>
          <table:table-cell table:number-columns-repeated="2"/>
          <table:table-cell table:style-name="ce375" table:formula="of:=IF([Etiquetas.$S144];VLOOKUP([$Etiquetas.$V144];[BD_GenCode.$A$2:.$B$50];2;0);&quot;&quot;)" office:value-type="float" office:value="13">
            <text:p>13</text:p>
          </table:table-cell>
          <table:table-cell table:style-name="ce370" table:formula="of:=IF([Etiquetas.$S144];1;&quot;&quot;)" office:value-type="float" office:value="1">
            <text:p>1</text:p>
          </table:table-cell>
          <table:table-cell table:style-name="ce375" table:formula="of:=IF([Etiquetas.$S144];&quot;f&quot;;&quot;&quot;)" office:value-type="string" office:string-value="f">
            <text:p>f</text:p>
          </table:table-cell>
          <table:table-cell table:formula="of:=[.B303]" office:value-type="string" office:string-value="RESETn">
            <text:p>RESETn</text:p>
          </table:table-cell>
        </table:table-row>
        <table:table-row table:style-name="ro5">
          <table:table-cell table:style-name="ce370" table:formula="of:=IF([Etiquetas.$S145];[Etiquetas.$T145];&quot;&quot;)" office:value-type="float" office:value="200">
            <text:p>200</text:p>
          </table:table-cell>
          <table:table-cell table:formula="of:=IF([Etiquetas.$S145];[$Etiquetas.$A145];&quot;&quot;)" office:value-type="string" office:string-value="CNT_WAKEUP">
            <text:p>CNT_WAKEUP</text:p>
          </table:table-cell>
          <table:table-cell table:number-columns-repeated="2"/>
          <table:table-cell table:style-name="ce375" table:formula="of:=IF([Etiquetas.$S145];VLOOKUP([$Etiquetas.$V145];[BD_GenCode.$A$2:.$B$50];2;0);&quot;&quot;)" office:value-type="float" office:value="14">
            <text:p>14</text:p>
          </table:table-cell>
          <table:table-cell table:style-name="ce370" table:formula="of:=IF([Etiquetas.$S145];1;&quot;&quot;)" office:value-type="float" office:value="1">
            <text:p>1</text:p>
          </table:table-cell>
          <table:table-cell table:style-name="ce375" table:formula="of:=IF([Etiquetas.$S145];&quot;f&quot;;&quot;&quot;)" office:value-type="string" office:string-value="f">
            <text:p>f</text:p>
          </table:table-cell>
          <table:table-cell table:formula="of:=[.B304]" office:value-type="string" office:string-value="CNT_WAKEUP">
            <text:p>CNT_WAKEUP</text:p>
          </table:table-cell>
        </table:table-row>
        <table:table-row table:style-name="ro5">
          <table:table-cell table:style-name="ce370" table:formula="of:=IF([Etiquetas.$S146];[Etiquetas.$T146];&quot;&quot;)" office:value-type="float" office:value="201">
            <text:p>201</text:p>
          </table:table-cell>
          <table:table-cell table:formula="of:=IF([Etiquetas.$S146];[$Etiquetas.$A146];&quot;&quot;)" office:value-type="string" office:string-value="CNT_ALT_BOOT_SEL">
            <text:p>CNT_ALT_BOOT_SEL</text:p>
          </table:table-cell>
          <table:table-cell table:number-columns-repeated="2"/>
          <table:table-cell table:style-name="ce375" table:formula="of:=IF([Etiquetas.$S146];VLOOKUP([$Etiquetas.$V146];[BD_GenCode.$A$2:.$B$50];2;0);&quot;&quot;)" office:value-type="float" office:value="13">
            <text:p>13</text:p>
          </table:table-cell>
          <table:table-cell table:style-name="ce370" table:formula="of:=IF([Etiquetas.$S146];1;&quot;&quot;)" office:value-type="float" office:value="1">
            <text:p>1</text:p>
          </table:table-cell>
          <table:table-cell table:style-name="ce375" table:formula="of:=IF([Etiquetas.$S146];&quot;f&quot;;&quot;&quot;)" office:value-type="string" office:string-value="f">
            <text:p>f</text:p>
          </table:table-cell>
          <table:table-cell table:formula="of:=[.B305]" office:value-type="string" office:string-value="CNT_ALT_BOOT_SEL">
            <text:p>CNT_ALT_BOOT_SEL</text:p>
          </table:table-cell>
        </table:table-row>
        <table:table-row table:style-name="ro5">
          <table:table-cell table:style-name="ce370" table:formula="of:=IF([Etiquetas.$S147];[Etiquetas.$T147];&quot;&quot;)" office:value-type="float" office:value="202">
            <text:p>202</text:p>
          </table:table-cell>
          <table:table-cell table:formula="of:=IF([Etiquetas.$S147];[$Etiquetas.$A147];&quot;&quot;)" office:value-type="string" office:string-value="CNT_FORCE_ALT_BOOT">
            <text:p>CNT_FORCE_ALT_BOOT</text:p>
          </table:table-cell>
          <table:table-cell table:number-columns-repeated="2"/>
          <table:table-cell table:style-name="ce375" table:formula="of:=IF([Etiquetas.$S147];VLOOKUP([$Etiquetas.$V147];[BD_GenCode.$A$2:.$B$50];2;0);&quot;&quot;)" office:value-type="float" office:value="13">
            <text:p>13</text:p>
          </table:table-cell>
          <table:table-cell table:style-name="ce370" table:formula="of:=IF([Etiquetas.$S147];1;&quot;&quot;)" office:value-type="float" office:value="1">
            <text:p>1</text:p>
          </table:table-cell>
          <table:table-cell table:style-name="ce375" table:formula="of:=IF([Etiquetas.$S147];&quot;f&quot;;&quot;&quot;)" office:value-type="string" office:string-value="f">
            <text:p>f</text:p>
          </table:table-cell>
          <table:table-cell table:formula="of:=[.B306]" office:value-type="string" office:string-value="CNT_FORCE_ALT_BOOT">
            <text:p>CNT_FORCE_ALT_BOOT</text:p>
          </table:table-cell>
        </table:table-row>
        <table:table-row table:style-name="ro5">
          <table:table-cell table:style-name="ce370" table:formula="of:=IF([Etiquetas.$S148];[Etiquetas.$T148];&quot;&quot;)" office:value-type="float" office:value="203">
            <text:p>203</text:p>
          </table:table-cell>
          <table:table-cell table:formula="of:=IF([Etiquetas.$S148];[$Etiquetas.$A148];&quot;&quot;)" office:value-type="string" office:string-value="CNT_IN_SEL0">
            <text:p>CNT_IN_SEL0</text:p>
          </table:table-cell>
          <table:table-cell table:number-columns-repeated="2"/>
          <table:table-cell table:style-name="ce375" table:formula="of:=IF([Etiquetas.$S148];VLOOKUP([$Etiquetas.$V148];[BD_GenCode.$A$2:.$B$50];2;0);&quot;&quot;)" office:value-type="float" office:value="1">
            <text:p>1</text:p>
          </table:table-cell>
          <table:table-cell table:style-name="ce370" table:formula="of:=IF([Etiquetas.$S148];1;&quot;&quot;)" office:value-type="float" office:value="1">
            <text:p>1</text:p>
          </table:table-cell>
          <table:table-cell table:style-name="ce375" table:formula="of:=IF([Etiquetas.$S148];&quot;f&quot;;&quot;&quot;)" office:value-type="string" office:string-value="f">
            <text:p>f</text:p>
          </table:table-cell>
          <table:table-cell table:formula="of:=[.B307]" office:value-type="string" office:string-value="CNT_IN_SEL0">
            <text:p>CNT_IN_SEL0</text:p>
          </table:table-cell>
        </table:table-row>
        <table:table-row table:style-name="ro5">
          <table:table-cell table:style-name="ce370" table:formula="of:=IF([Etiquetas.$S149];[Etiquetas.$T149];&quot;&quot;)" office:value-type="float" office:value="204">
            <text:p>204</text:p>
          </table:table-cell>
          <table:table-cell table:formula="of:=IF([Etiquetas.$S149];[$Etiquetas.$A149];&quot;&quot;)" office:value-type="string" office:string-value="CNT_IN_SEL1">
            <text:p>CNT_IN_SEL1</text:p>
          </table:table-cell>
          <table:table-cell table:number-columns-repeated="2"/>
          <table:table-cell table:style-name="ce375" table:formula="of:=IF([Etiquetas.$S149];VLOOKUP([$Etiquetas.$V149];[BD_GenCode.$A$2:.$B$50];2;0);&quot;&quot;)" office:value-type="float" office:value="1">
            <text:p>1</text:p>
          </table:table-cell>
          <table:table-cell table:style-name="ce370" table:formula="of:=IF([Etiquetas.$S149];1;&quot;&quot;)" office:value-type="float" office:value="1">
            <text:p>1</text:p>
          </table:table-cell>
          <table:table-cell table:style-name="ce375" table:formula="of:=IF([Etiquetas.$S149];&quot;f&quot;;&quot;&quot;)" office:value-type="string" office:string-value="f">
            <text:p>f</text:p>
          </table:table-cell>
          <table:table-cell table:formula="of:=[.B308]" office:value-type="string" office:string-value="CNT_IN_SEL1">
            <text:p>CNT_IN_SEL1</text:p>
          </table:table-cell>
        </table:table-row>
        <table:table-row table:style-name="ro5">
          <table:table-cell table:style-name="ce370" table:formula="of:=IF([Etiquetas.$S150];[Etiquetas.$T150];&quot;&quot;)" office:value-type="float" office:value="205">
            <text:p>205</text:p>
          </table:table-cell>
          <table:table-cell table:formula="of:=IF([Etiquetas.$S150];[$Etiquetas.$A150];&quot;&quot;)" office:value-type="string" office:string-value="CNT_JTAG_TDO">
            <text:p>CNT_JTAG_TDO</text:p>
          </table:table-cell>
          <table:table-cell table:number-columns-repeated="2"/>
          <table:table-cell table:style-name="ce375" table:formula="of:=IF([Etiquetas.$S150];VLOOKUP([$Etiquetas.$V150];[BD_GenCode.$A$2:.$B$50];2;0);&quot;&quot;)" office:value-type="float" office:value="13">
            <text:p>13</text:p>
          </table:table-cell>
          <table:table-cell table:style-name="ce370" table:formula="of:=IF([Etiquetas.$S150];1;&quot;&quot;)" office:value-type="float" office:value="1">
            <text:p>1</text:p>
          </table:table-cell>
          <table:table-cell table:style-name="ce375" table:formula="of:=IF([Etiquetas.$S150];&quot;f&quot;;&quot;&quot;)" office:value-type="string" office:string-value="f">
            <text:p>f</text:p>
          </table:table-cell>
          <table:table-cell table:formula="of:=[.B309]" office:value-type="string" office:string-value="CNT_JTAG_TDO">
            <text:p>CNT_JTAG_TDO</text:p>
          </table:table-cell>
        </table:table-row>
        <table:table-row table:style-name="ro5">
          <table:table-cell table:style-name="ce370" table:formula="of:=IF([Etiquetas.$S151];[Etiquetas.$T151];&quot;&quot;)" office:value-type="float" office:value="206">
            <text:p>206</text:p>
          </table:table-cell>
          <table:table-cell table:formula="of:=IF([Etiquetas.$S151];[$Etiquetas.$A151];&quot;&quot;)" office:value-type="string" office:string-value="CNT_IN_D0">
            <text:p>CNT_IN_D0</text:p>
          </table:table-cell>
          <table:table-cell table:number-columns-repeated="2"/>
          <table:table-cell table:style-name="ce375" table:formula="of:=IF([Etiquetas.$S151];VLOOKUP([$Etiquetas.$V151];[BD_GenCode.$A$2:.$B$50];2;0);&quot;&quot;)" office:value-type="float" office:value="1">
            <text:p>1</text:p>
          </table:table-cell>
          <table:table-cell table:style-name="ce370" table:formula="of:=IF([Etiquetas.$S151];1;&quot;&quot;)" office:value-type="float" office:value="1">
            <text:p>1</text:p>
          </table:table-cell>
          <table:table-cell table:style-name="ce375" table:formula="of:=IF([Etiquetas.$S151];&quot;f&quot;;&quot;&quot;)" office:value-type="string" office:string-value="f">
            <text:p>f</text:p>
          </table:table-cell>
          <table:table-cell table:formula="of:=[.B310]" office:value-type="string" office:string-value="CNT_IN_D0">
            <text:p>CNT_IN_D0</text:p>
          </table:table-cell>
        </table:table-row>
        <table:table-row table:style-name="ro5">
          <table:table-cell table:style-name="ce370" table:formula="of:=IF([Etiquetas.$S152];[Etiquetas.$T152];&quot;&quot;)" office:value-type="float" office:value="207">
            <text:p>207</text:p>
          </table:table-cell>
          <table:table-cell table:formula="of:=IF([Etiquetas.$S152];[$Etiquetas.$A152];&quot;&quot;)" office:value-type="string" office:string-value="CNT_JTAG_TDI (CNT_LED_ROJO)">
            <text:p>CNT_JTAG_TDI (CNT_LED_ROJO)</text:p>
          </table:table-cell>
          <table:table-cell table:number-columns-repeated="2"/>
          <table:table-cell table:style-name="ce375" table:formula="of:=IF([Etiquetas.$S152];VLOOKUP([$Etiquetas.$V152];[BD_GenCode.$A$2:.$B$50];2;0);&quot;&quot;)" office:value-type="float" office:value="1">
            <text:p>1</text:p>
          </table:table-cell>
          <table:table-cell table:style-name="ce370" table:formula="of:=IF([Etiquetas.$S152];1;&quot;&quot;)" office:value-type="float" office:value="1">
            <text:p>1</text:p>
          </table:table-cell>
          <table:table-cell table:style-name="ce375" table:formula="of:=IF([Etiquetas.$S152];&quot;f&quot;;&quot;&quot;)" office:value-type="string" office:string-value="f">
            <text:p>f</text:p>
          </table:table-cell>
          <table:table-cell table:formula="of:=[.B311]" office:value-type="string" office:string-value="CNT_JTAG_TDI (CNT_LED_ROJO)">
            <text:p>CNT_JTAG_TDI (CNT_LED_ROJO)</text:p>
          </table:table-cell>
        </table:table-row>
        <table:table-row table:style-name="ro5">
          <table:table-cell table:style-name="ce370" table:formula="of:=IF([Etiquetas.$S153];[Etiquetas.$T153];&quot;&quot;)" office:value-type="float" office:value="208">
            <text:p>208</text:p>
          </table:table-cell>
          <table:table-cell table:formula="of:=IF([Etiquetas.$S153];[$Etiquetas.$A153];&quot;&quot;)" office:value-type="string" office:string-value="CNT_IN_D1">
            <text:p>CNT_IN_D1</text:p>
          </table:table-cell>
          <table:table-cell table:number-columns-repeated="2"/>
          <table:table-cell table:style-name="ce375" table:formula="of:=IF([Etiquetas.$S153];VLOOKUP([$Etiquetas.$V153];[BD_GenCode.$A$2:.$B$50];2;0);&quot;&quot;)" office:value-type="float" office:value="1">
            <text:p>1</text:p>
          </table:table-cell>
          <table:table-cell table:style-name="ce370" table:formula="of:=IF([Etiquetas.$S153];1;&quot;&quot;)" office:value-type="float" office:value="1">
            <text:p>1</text:p>
          </table:table-cell>
          <table:table-cell table:style-name="ce375" table:formula="of:=IF([Etiquetas.$S153];&quot;f&quot;;&quot;&quot;)" office:value-type="string" office:string-value="f">
            <text:p>f</text:p>
          </table:table-cell>
          <table:table-cell table:formula="of:=[.B312]" office:value-type="string" office:string-value="CNT_IN_D1">
            <text:p>CNT_IN_D1</text:p>
          </table:table-cell>
        </table:table-row>
        <table:table-row table:style-name="ro5">
          <table:table-cell table:style-name="ce370" table:formula="of:=IF([Etiquetas.$S154];[Etiquetas.$T154];&quot;&quot;)" office:value-type="float" office:value="209">
            <text:p>209</text:p>
          </table:table-cell>
          <table:table-cell table:formula="of:=IF([Etiquetas.$S154];[$Etiquetas.$A154];&quot;&quot;)" office:value-type="string" office:string-value="CNT_IN_D2">
            <text:p>CNT_IN_D2</text:p>
          </table:table-cell>
          <table:table-cell table:number-columns-repeated="2"/>
          <table:table-cell table:style-name="ce375" table:formula="of:=IF([Etiquetas.$S154];VLOOKUP([$Etiquetas.$V154];[BD_GenCode.$A$2:.$B$50];2;0);&quot;&quot;)" office:value-type="float" office:value="1">
            <text:p>1</text:p>
          </table:table-cell>
          <table:table-cell table:style-name="ce370" table:formula="of:=IF([Etiquetas.$S154];1;&quot;&quot;)" office:value-type="float" office:value="1">
            <text:p>1</text:p>
          </table:table-cell>
          <table:table-cell table:style-name="ce375" table:formula="of:=IF([Etiquetas.$S154];&quot;f&quot;;&quot;&quot;)" office:value-type="string" office:string-value="f">
            <text:p>f</text:p>
          </table:table-cell>
          <table:table-cell table:formula="of:=[.B313]" office:value-type="string" office:string-value="CNT_IN_D2">
            <text:p>CNT_IN_D2</text:p>
          </table:table-cell>
        </table:table-row>
        <table:table-row table:style-name="ro5">
          <table:table-cell table:style-name="ce370" table:formula="of:=IF([Etiquetas.$S155];[Etiquetas.$T155];&quot;&quot;)" office:value-type="float" office:value="210">
            <text:p>210</text:p>
          </table:table-cell>
          <table:table-cell table:formula="of:=IF([Etiquetas.$S155];[$Etiquetas.$A155];&quot;&quot;)" office:value-type="string" office:string-value="CNT_IN_D3">
            <text:p>CNT_IN_D3</text:p>
          </table:table-cell>
          <table:table-cell table:number-columns-repeated="2"/>
          <table:table-cell table:style-name="ce375" table:formula="of:=IF([Etiquetas.$S155];VLOOKUP([$Etiquetas.$V155];[BD_GenCode.$A$2:.$B$50];2;0);&quot;&quot;)" office:value-type="float" office:value="1">
            <text:p>1</text:p>
          </table:table-cell>
          <table:table-cell table:style-name="ce370" table:formula="of:=IF([Etiquetas.$S155];1;&quot;&quot;)" office:value-type="float" office:value="1">
            <text:p>1</text:p>
          </table:table-cell>
          <table:table-cell table:style-name="ce375" table:formula="of:=IF([Etiquetas.$S155];&quot;f&quot;;&quot;&quot;)" office:value-type="string" office:string-value="f">
            <text:p>f</text:p>
          </table:table-cell>
          <table:table-cell table:formula="of:=[.B314]" office:value-type="string" office:string-value="CNT_IN_D3">
            <text:p>CNT_IN_D3</text:p>
          </table:table-cell>
        </table:table-row>
        <table:table-row table:style-name="ro5">
          <table:table-cell table:style-name="ce370" table:formula="of:=IF([Etiquetas.$S156];[Etiquetas.$T156];&quot;&quot;)" office:value-type="float" office:value="211">
            <text:p>211</text:p>
          </table:table-cell>
          <table:table-cell table:formula="of:=IF([Etiquetas.$S156];[$Etiquetas.$A156];&quot;&quot;)" office:value-type="string" office:string-value="CNT_IN_D4">
            <text:p>CNT_IN_D4</text:p>
          </table:table-cell>
          <table:table-cell table:number-columns-repeated="2"/>
          <table:table-cell table:style-name="ce375" table:formula="of:=IF([Etiquetas.$S156];VLOOKUP([$Etiquetas.$V156];[BD_GenCode.$A$2:.$B$50];2;0);&quot;&quot;)" office:value-type="float" office:value="1">
            <text:p>1</text:p>
          </table:table-cell>
          <table:table-cell table:style-name="ce370" table:formula="of:=IF([Etiquetas.$S156];1;&quot;&quot;)" office:value-type="float" office:value="1">
            <text:p>1</text:p>
          </table:table-cell>
          <table:table-cell table:style-name="ce375" table:formula="of:=IF([Etiquetas.$S156];&quot;f&quot;;&quot;&quot;)" office:value-type="string" office:string-value="f">
            <text:p>f</text:p>
          </table:table-cell>
          <table:table-cell table:formula="of:=[.B315]" office:value-type="string" office:string-value="CNT_IN_D4">
            <text:p>CNT_IN_D4</text:p>
          </table:table-cell>
        </table:table-row>
        <table:table-row table:style-name="ro5">
          <table:table-cell table:style-name="ce370" table:formula="of:=IF([Etiquetas.$S157];[Etiquetas.$T157];&quot;&quot;)" office:value-type="float" office:value="212">
            <text:p>212</text:p>
          </table:table-cell>
          <table:table-cell table:formula="of:=IF([Etiquetas.$S157];[$Etiquetas.$A157];&quot;&quot;)" office:value-type="string" office:string-value="CNT_IN_D5">
            <text:p>CNT_IN_D5</text:p>
          </table:table-cell>
          <table:table-cell table:number-columns-repeated="2"/>
          <table:table-cell table:style-name="ce375" table:formula="of:=IF([Etiquetas.$S157];VLOOKUP([$Etiquetas.$V157];[BD_GenCode.$A$2:.$B$50];2;0);&quot;&quot;)" office:value-type="float" office:value="1">
            <text:p>1</text:p>
          </table:table-cell>
          <table:table-cell table:style-name="ce370" table:formula="of:=IF([Etiquetas.$S157];1;&quot;&quot;)" office:value-type="float" office:value="1">
            <text:p>1</text:p>
          </table:table-cell>
          <table:table-cell table:style-name="ce375" table:formula="of:=IF([Etiquetas.$S157];&quot;f&quot;;&quot;&quot;)" office:value-type="string" office:string-value="f">
            <text:p>f</text:p>
          </table:table-cell>
          <table:table-cell table:formula="of:=[.B316]" office:value-type="string" office:string-value="CNT_IN_D5">
            <text:p>CNT_IN_D5</text:p>
          </table:table-cell>
        </table:table-row>
        <table:table-row table:style-name="ro5">
          <table:table-cell table:style-name="ce370" table:formula="of:=IF([Etiquetas.$S158];[Etiquetas.$T158];&quot;&quot;)" office:value-type="float" office:value="213">
            <text:p>213</text:p>
          </table:table-cell>
          <table:table-cell table:formula="of:=IF([Etiquetas.$S158];[$Etiquetas.$A158];&quot;&quot;)" office:value-type="string" office:string-value="CNT_IN_D6">
            <text:p>CNT_IN_D6</text:p>
          </table:table-cell>
          <table:table-cell table:number-columns-repeated="2"/>
          <table:table-cell table:style-name="ce375" table:formula="of:=IF([Etiquetas.$S158];VLOOKUP([$Etiquetas.$V158];[BD_GenCode.$A$2:.$B$50];2;0);&quot;&quot;)" office:value-type="float" office:value="1">
            <text:p>1</text:p>
          </table:table-cell>
          <table:table-cell table:style-name="ce370" table:formula="of:=IF([Etiquetas.$S158];1;&quot;&quot;)" office:value-type="float" office:value="1">
            <text:p>1</text:p>
          </table:table-cell>
          <table:table-cell table:style-name="ce375" table:formula="of:=IF([Etiquetas.$S158];&quot;f&quot;;&quot;&quot;)" office:value-type="string" office:string-value="f">
            <text:p>f</text:p>
          </table:table-cell>
          <table:table-cell table:formula="of:=[.B317]" office:value-type="string" office:string-value="CNT_IN_D6">
            <text:p>CNT_IN_D6</text:p>
          </table:table-cell>
        </table:table-row>
        <table:table-row table:style-name="ro5">
          <table:table-cell table:style-name="ce370" table:formula="of:=IF([Etiquetas.$S159];[Etiquetas.$T159];&quot;&quot;)" office:value-type="float" office:value="214">
            <text:p>214</text:p>
          </table:table-cell>
          <table:table-cell table:formula="of:=IF([Etiquetas.$S159];[$Etiquetas.$A159];&quot;&quot;)" office:value-type="string" office:string-value="CNT_IN_D7">
            <text:p>CNT_IN_D7</text:p>
          </table:table-cell>
          <table:table-cell table:number-columns-repeated="2"/>
          <table:table-cell table:style-name="ce375" table:formula="of:=IF([Etiquetas.$S159];VLOOKUP([$Etiquetas.$V159];[BD_GenCode.$A$2:.$B$50];2;0);&quot;&quot;)" office:value-type="float" office:value="1">
            <text:p>1</text:p>
          </table:table-cell>
          <table:table-cell table:style-name="ce370" table:formula="of:=IF([Etiquetas.$S159];1;&quot;&quot;)" office:value-type="float" office:value="1">
            <text:p>1</text:p>
          </table:table-cell>
          <table:table-cell table:style-name="ce375" table:formula="of:=IF([Etiquetas.$S159];&quot;f&quot;;&quot;&quot;)" office:value-type="string" office:string-value="f">
            <text:p>f</text:p>
          </table:table-cell>
          <table:table-cell table:formula="of:=[.B318]" office:value-type="string" office:string-value="CNT_IN_D7">
            <text:p>CNT_IN_D7</text:p>
          </table:table-cell>
        </table:table-row>
        <table:table-row table:style-name="ro5">
          <table:table-cell table:style-name="ce370" table:formula="of:=IF([Etiquetas.$S160];[Etiquetas.$T160];&quot;&quot;)" office:value-type="float" office:value="215">
            <text:p>215</text:p>
          </table:table-cell>
          <table:table-cell table:formula="of:=IF([Etiquetas.$S160];[$Etiquetas.$A160];&quot;&quot;)" office:value-type="string" office:string-value="CNT_IN_D8">
            <text:p>CNT_IN_D8</text:p>
          </table:table-cell>
          <table:table-cell table:number-columns-repeated="2"/>
          <table:table-cell table:style-name="ce375" table:formula="of:=IF([Etiquetas.$S160];VLOOKUP([$Etiquetas.$V160];[BD_GenCode.$A$2:.$B$50];2;0);&quot;&quot;)" office:value-type="float" office:value="1">
            <text:p>1</text:p>
          </table:table-cell>
          <table:table-cell table:style-name="ce370" table:formula="of:=IF([Etiquetas.$S160];1;&quot;&quot;)" office:value-type="float" office:value="1">
            <text:p>1</text:p>
          </table:table-cell>
          <table:table-cell table:style-name="ce375" table:formula="of:=IF([Etiquetas.$S160];&quot;f&quot;;&quot;&quot;)" office:value-type="string" office:string-value="f">
            <text:p>f</text:p>
          </table:table-cell>
          <table:table-cell table:formula="of:=[.B319]" office:value-type="string" office:string-value="CNT_IN_D8">
            <text:p>CNT_IN_D8</text:p>
          </table:table-cell>
        </table:table-row>
        <table:table-row table:style-name="ro5">
          <table:table-cell table:style-name="ce370" table:formula="of:=IF([Etiquetas.$S161];[Etiquetas.$T161];&quot;&quot;)" office:value-type="float" office:value="216">
            <text:p>216</text:p>
          </table:table-cell>
          <table:table-cell table:formula="of:=IF([Etiquetas.$S161];[$Etiquetas.$A161];&quot;&quot;)" office:value-type="string" office:string-value="CNT_JTAG_TCK">
            <text:p>CNT_JTAG_TCK</text:p>
          </table:table-cell>
          <table:table-cell table:number-columns-repeated="2"/>
          <table:table-cell table:style-name="ce375" table:formula="of:=IF([Etiquetas.$S161];VLOOKUP([$Etiquetas.$V161];[BD_GenCode.$A$2:.$B$50];2;0);&quot;&quot;)" office:value-type="float" office:value="13">
            <text:p>13</text:p>
          </table:table-cell>
          <table:table-cell table:style-name="ce370" table:formula="of:=IF([Etiquetas.$S161];1;&quot;&quot;)" office:value-type="float" office:value="1">
            <text:p>1</text:p>
          </table:table-cell>
          <table:table-cell table:style-name="ce375" table:formula="of:=IF([Etiquetas.$S161];&quot;f&quot;;&quot;&quot;)" office:value-type="string" office:string-value="f">
            <text:p>f</text:p>
          </table:table-cell>
          <table:table-cell table:formula="of:=[.B320]" office:value-type="string" office:string-value="CNT_JTAG_TCK">
            <text:p>CNT_JTAG_TCK</text:p>
          </table:table-cell>
        </table:table-row>
        <table:table-row table:style-name="ro5">
          <table:table-cell table:style-name="ce370" table:formula="of:=IF([Etiquetas.$S162];[Etiquetas.$T162];&quot;&quot;)" office:value-type="float" office:value="217">
            <text:p>217</text:p>
          </table:table-cell>
          <table:table-cell table:formula="of:=IF([Etiquetas.$S162];[$Etiquetas.$A162];&quot;&quot;)" office:value-type="string" office:string-value="CNT_IN_D9">
            <text:p>CNT_IN_D9</text:p>
          </table:table-cell>
          <table:table-cell table:number-columns-repeated="2"/>
          <table:table-cell table:style-name="ce375" table:formula="of:=IF([Etiquetas.$S162];VLOOKUP([$Etiquetas.$V162];[BD_GenCode.$A$2:.$B$50];2;0);&quot;&quot;)" office:value-type="float" office:value="1">
            <text:p>1</text:p>
          </table:table-cell>
          <table:table-cell table:style-name="ce370" table:formula="of:=IF([Etiquetas.$S162];1;&quot;&quot;)" office:value-type="float" office:value="1">
            <text:p>1</text:p>
          </table:table-cell>
          <table:table-cell table:style-name="ce375" table:formula="of:=IF([Etiquetas.$S162];&quot;f&quot;;&quot;&quot;)" office:value-type="string" office:string-value="f">
            <text:p>f</text:p>
          </table:table-cell>
          <table:table-cell table:formula="of:=[.B321]" office:value-type="string" office:string-value="CNT_IN_D9">
            <text:p>CNT_IN_D9</text:p>
          </table:table-cell>
        </table:table-row>
        <table:table-row table:style-name="ro5">
          <table:table-cell table:style-name="ce370" table:formula="of:=IF([Etiquetas.$S163];[Etiquetas.$T163];&quot;&quot;)" office:value-type="float" office:value="218">
            <text:p>218</text:p>
          </table:table-cell>
          <table:table-cell table:formula="of:=IF([Etiquetas.$S163];[$Etiquetas.$A163];&quot;&quot;)" office:value-type="string" office:string-value="CNT_JTAG_TMS">
            <text:p>CNT_JTAG_TMS</text:p>
          </table:table-cell>
          <table:table-cell table:number-columns-repeated="2"/>
          <table:table-cell table:style-name="ce375" table:formula="of:=IF([Etiquetas.$S163];VLOOKUP([$Etiquetas.$V163];[BD_GenCode.$A$2:.$B$50];2;0);&quot;&quot;)" office:value-type="float" office:value="13">
            <text:p>13</text:p>
          </table:table-cell>
          <table:table-cell table:style-name="ce370" table:formula="of:=IF([Etiquetas.$S163];1;&quot;&quot;)" office:value-type="float" office:value="1">
            <text:p>1</text:p>
          </table:table-cell>
          <table:table-cell table:style-name="ce375" table:formula="of:=IF([Etiquetas.$S163];&quot;f&quot;;&quot;&quot;)" office:value-type="string" office:string-value="f">
            <text:p>f</text:p>
          </table:table-cell>
          <table:table-cell table:formula="of:=[.B322]" office:value-type="string" office:string-value="CNT_JTAG_TMS">
            <text:p>CNT_JTAG_TMS</text:p>
          </table:table-cell>
        </table:table-row>
        <table:table-row table:style-name="ro5">
          <table:table-cell table:style-name="ce370" table:formula="of:=IF([Etiquetas.$S164];[Etiquetas.$T164];&quot;&quot;)" office:value-type="float" office:value="219">
            <text:p>219</text:p>
          </table:table-cell>
          <table:table-cell table:formula="of:=IF([Etiquetas.$S164];[$Etiquetas.$A164];&quot;&quot;)" office:value-type="string" office:string-value="CNT_IN_D10">
            <text:p>CNT_IN_D10</text:p>
          </table:table-cell>
          <table:table-cell table:number-columns-repeated="2"/>
          <table:table-cell table:style-name="ce375" table:formula="of:=IF([Etiquetas.$S164];VLOOKUP([$Etiquetas.$V164];[BD_GenCode.$A$2:.$B$50];2;0);&quot;&quot;)" office:value-type="float" office:value="1">
            <text:p>1</text:p>
          </table:table-cell>
          <table:table-cell table:style-name="ce370" table:formula="of:=IF([Etiquetas.$S164];1;&quot;&quot;)" office:value-type="float" office:value="1">
            <text:p>1</text:p>
          </table:table-cell>
          <table:table-cell table:style-name="ce375" table:formula="of:=IF([Etiquetas.$S164];&quot;f&quot;;&quot;&quot;)" office:value-type="string" office:string-value="f">
            <text:p>f</text:p>
          </table:table-cell>
          <table:table-cell table:formula="of:=[.B323]" office:value-type="string" office:string-value="CNT_IN_D10">
            <text:p>CNT_IN_D10</text:p>
          </table:table-cell>
        </table:table-row>
        <table:table-row table:style-name="ro5">
          <table:table-cell table:style-name="ce370" table:formula="of:=IF([Etiquetas.$S165];[Etiquetas.$T165];&quot;&quot;)" office:value-type="float" office:value="220">
            <text:p>220</text:p>
          </table:table-cell>
          <table:table-cell table:formula="of:=IF([Etiquetas.$S165];[$Etiquetas.$A165];&quot;&quot;)" office:value-type="string" office:string-value="CNT_IN_D11">
            <text:p>CNT_IN_D11</text:p>
          </table:table-cell>
          <table:table-cell table:number-columns-repeated="2"/>
          <table:table-cell table:style-name="ce375" table:formula="of:=IF([Etiquetas.$S165];VLOOKUP([$Etiquetas.$V165];[BD_GenCode.$A$2:.$B$50];2;0);&quot;&quot;)" office:value-type="float" office:value="1">
            <text:p>1</text:p>
          </table:table-cell>
          <table:table-cell table:style-name="ce370" table:formula="of:=IF([Etiquetas.$S165];1;&quot;&quot;)" office:value-type="float" office:value="1">
            <text:p>1</text:p>
          </table:table-cell>
          <table:table-cell table:style-name="ce375" table:formula="of:=IF([Etiquetas.$S165];&quot;f&quot;;&quot;&quot;)" office:value-type="string" office:string-value="f">
            <text:p>f</text:p>
          </table:table-cell>
          <table:table-cell table:formula="of:=[.B324]" office:value-type="string" office:string-value="CNT_IN_D11">
            <text:p>CNT_IN_D11</text:p>
          </table:table-cell>
        </table:table-row>
        <table:table-row table:style-name="ro5">
          <table:table-cell table:style-name="ce370" table:formula="of:=IF([Etiquetas.$S166];[Etiquetas.$T166];&quot;&quot;)" office:value-type="float" office:value="221">
            <text:p>221</text:p>
          </table:table-cell>
          <table:table-cell table:formula="of:=IF([Etiquetas.$S166];[$Etiquetas.$A166];&quot;&quot;)" office:value-type="string" office:string-value="CNT_IN_D12">
            <text:p>CNT_IN_D12</text:p>
          </table:table-cell>
          <table:table-cell table:number-columns-repeated="2"/>
          <table:table-cell table:style-name="ce375" table:formula="of:=IF([Etiquetas.$S166];VLOOKUP([$Etiquetas.$V166];[BD_GenCode.$A$2:.$B$50];2;0);&quot;&quot;)" office:value-type="float" office:value="1">
            <text:p>1</text:p>
          </table:table-cell>
          <table:table-cell table:style-name="ce370" table:formula="of:=IF([Etiquetas.$S166];1;&quot;&quot;)" office:value-type="float" office:value="1">
            <text:p>1</text:p>
          </table:table-cell>
          <table:table-cell table:style-name="ce375" table:formula="of:=IF([Etiquetas.$S166];&quot;f&quot;;&quot;&quot;)" office:value-type="string" office:string-value="f">
            <text:p>f</text:p>
          </table:table-cell>
          <table:table-cell table:formula="of:=[.B325]" office:value-type="string" office:string-value="CNT_IN_D12">
            <text:p>CNT_IN_D12</text:p>
          </table:table-cell>
        </table:table-row>
        <table:table-row table:style-name="ro5">
          <table:table-cell table:style-name="ce370" table:formula="of:=IF([Etiquetas.$S167];[Etiquetas.$T167];&quot;&quot;)" office:value-type="float" office:value="222">
            <text:p>222</text:p>
          </table:table-cell>
          <table:table-cell table:formula="of:=IF([Etiquetas.$S167];[$Etiquetas.$A167];&quot;&quot;)" office:value-type="string" office:string-value="CNT_IN_D13">
            <text:p>CNT_IN_D13</text:p>
          </table:table-cell>
          <table:table-cell table:number-columns-repeated="2"/>
          <table:table-cell table:style-name="ce375" table:formula="of:=IF([Etiquetas.$S167];VLOOKUP([$Etiquetas.$V167];[BD_GenCode.$A$2:.$B$50];2;0);&quot;&quot;)" office:value-type="float" office:value="1">
            <text:p>1</text:p>
          </table:table-cell>
          <table:table-cell table:style-name="ce370" table:formula="of:=IF([Etiquetas.$S167];1;&quot;&quot;)" office:value-type="float" office:value="1">
            <text:p>1</text:p>
          </table:table-cell>
          <table:table-cell table:style-name="ce375" table:formula="of:=IF([Etiquetas.$S167];&quot;f&quot;;&quot;&quot;)" office:value-type="string" office:string-value="f">
            <text:p>f</text:p>
          </table:table-cell>
          <table:table-cell table:formula="of:=[.B326]" office:value-type="string" office:string-value="CNT_IN_D13">
            <text:p>CNT_IN_D13</text:p>
          </table:table-cell>
        </table:table-row>
        <table:table-row table:style-name="ro5">
          <table:table-cell table:style-name="ce370" table:formula="of:=IF([Etiquetas.$S168];[Etiquetas.$T168];&quot;&quot;)" office:value-type="float" office:value="223">
            <text:p>223</text:p>
          </table:table-cell>
          <table:table-cell table:formula="of:=IF([Etiquetas.$S168];[$Etiquetas.$A168];&quot;&quot;)" office:value-type="string" office:string-value="CNT_IN_D14">
            <text:p>CNT_IN_D14</text:p>
          </table:table-cell>
          <table:table-cell table:number-columns-repeated="2"/>
          <table:table-cell table:style-name="ce375" table:formula="of:=IF([Etiquetas.$S168];VLOOKUP([$Etiquetas.$V168];[BD_GenCode.$A$2:.$B$50];2;0);&quot;&quot;)" office:value-type="float" office:value="1">
            <text:p>1</text:p>
          </table:table-cell>
          <table:table-cell table:style-name="ce370" table:formula="of:=IF([Etiquetas.$S168];1;&quot;&quot;)" office:value-type="float" office:value="1">
            <text:p>1</text:p>
          </table:table-cell>
          <table:table-cell table:style-name="ce375" table:formula="of:=IF([Etiquetas.$S168];&quot;f&quot;;&quot;&quot;)" office:value-type="string" office:string-value="f">
            <text:p>f</text:p>
          </table:table-cell>
          <table:table-cell table:formula="of:=[.B327]" office:value-type="string" office:string-value="CNT_IN_D14">
            <text:p>CNT_IN_D14</text:p>
          </table:table-cell>
        </table:table-row>
        <table:table-row table:style-name="ro5">
          <table:table-cell table:style-name="ce370" table:formula="of:=IF([Etiquetas.$S169];[Etiquetas.$T169];&quot;&quot;)" office:value-type="float" office:value="224">
            <text:p>224</text:p>
          </table:table-cell>
          <table:table-cell table:formula="of:=IF([Etiquetas.$S169];[$Etiquetas.$A169];&quot;&quot;)" office:value-type="string" office:string-value="CNT_IN_D15">
            <text:p>CNT_IN_D15</text:p>
          </table:table-cell>
          <table:table-cell table:number-columns-repeated="2"/>
          <table:table-cell table:style-name="ce375" table:formula="of:=IF([Etiquetas.$S169];VLOOKUP([$Etiquetas.$V169];[BD_GenCode.$A$2:.$B$50];2;0);&quot;&quot;)" office:value-type="float" office:value="1">
            <text:p>1</text:p>
          </table:table-cell>
          <table:table-cell table:style-name="ce370" table:formula="of:=IF([Etiquetas.$S169];1;&quot;&quot;)" office:value-type="float" office:value="1">
            <text:p>1</text:p>
          </table:table-cell>
          <table:table-cell table:style-name="ce375" table:formula="of:=IF([Etiquetas.$S169];&quot;f&quot;;&quot;&quot;)" office:value-type="string" office:string-value="f">
            <text:p>f</text:p>
          </table:table-cell>
          <table:table-cell table:formula="of:=[.B328]" office:value-type="string" office:string-value="CNT_IN_D15">
            <text:p>CNT_IN_D15</text:p>
          </table:table-cell>
        </table:table-row>
        <table:table-row table:style-name="ro5">
          <table:table-cell table:style-name="ce370" table:formula="of:=IF([Etiquetas.$S170];[Etiquetas.$T170];&quot;&quot;)">
            <text:p/>
          </table:table-cell>
          <table:table-cell table:formula="of:=IF([Etiquetas.$S170];etiquetas.$etiquetas.a2;&quot;&quot;)">
            <text:p/>
          </table:table-cell>
          <table:table-cell table:number-columns-repeated="2"/>
          <table:table-cell table:style-name="ce375" table:formula="of:=IF([Etiquetas.$S170];VLOOKUP([$Etiquetas.$V170];[BD_GenCode.$A$2:.$B$50];2;0);&quot;&quot;)">
            <text:p/>
          </table:table-cell>
          <table:table-cell table:style-name="ce370" table:formula="of:=IF([Etiquetas.$S170];1;&quot;&quot;)">
            <text:p/>
          </table:table-cell>
          <table:table-cell table:style-name="ce375" table:formula="of:=IF([Etiquetas.$S170];&quot;f&quot;;&quot;&quot;)">
            <text:p/>
          </table:table-cell>
          <table:table-cell table:formula="of:=[.B329]">
            <text:p/>
          </table:table-cell>
        </table:table-row>
        <table:table-row table:style-name="ro5">
          <table:table-cell table:style-name="ce370" table:formula="of:=IF([Etiquetas.$S171];[Etiquetas.$T171];&quot;&quot;)">
            <text:p/>
          </table:table-cell>
          <table:table-cell table:formula="of:=IF([Etiquetas.$S171];etiquetas.$etiquetas.a2;&quot;&quot;)">
            <text:p/>
          </table:table-cell>
          <table:table-cell table:number-columns-repeated="2"/>
          <table:table-cell table:style-name="ce375" table:formula="of:=IF([Etiquetas.$S171];VLOOKUP([$Etiquetas.$V171];[BD_GenCode.$A$2:.$B$50];2;0);&quot;&quot;)">
            <text:p/>
          </table:table-cell>
          <table:table-cell table:style-name="ce370" table:formula="of:=IF([Etiquetas.$S171];1;&quot;&quot;)">
            <text:p/>
          </table:table-cell>
          <table:table-cell table:style-name="ce375" table:formula="of:=IF([Etiquetas.$S171];&quot;f&quot;;&quot;&quot;)">
            <text:p/>
          </table:table-cell>
          <table:table-cell table:formula="of:=[.B330]">
            <text:p/>
          </table:table-cell>
        </table:table-row>
        <table:table-row table:style-name="ro5">
          <table:table-cell table:style-name="ce370" table:formula="of:=IF([Etiquetas.$S172];[Etiquetas.$T172];&quot;&quot;)">
            <text:p/>
          </table:table-cell>
          <table:table-cell table:formula="of:=IF([Etiquetas.$S172];etiquetas.$etiquetas.a2;&quot;&quot;)">
            <text:p/>
          </table:table-cell>
          <table:table-cell table:number-columns-repeated="2"/>
          <table:table-cell table:style-name="ce375" table:formula="of:=IF([Etiquetas.$S172];VLOOKUP([$Etiquetas.$V172];[BD_GenCode.$A$2:.$B$50];2;0);&quot;&quot;)">
            <text:p/>
          </table:table-cell>
          <table:table-cell table:style-name="ce370" table:formula="of:=IF([Etiquetas.$S172];1;&quot;&quot;)">
            <text:p/>
          </table:table-cell>
          <table:table-cell table:style-name="ce375" table:formula="of:=IF([Etiquetas.$S172];&quot;f&quot;;&quot;&quot;)">
            <text:p/>
          </table:table-cell>
          <table:table-cell table:formula="of:=[.B331]">
            <text:p/>
          </table:table-cell>
        </table:table-row>
        <table:table-row table:style-name="ro5">
          <table:table-cell table:style-name="ce370" table:formula="of:=IF([Etiquetas.$S173];[Etiquetas.$T173];&quot;&quot;)">
            <text:p/>
          </table:table-cell>
          <table:table-cell table:formula="of:=IF([Etiquetas.$S173];etiquetas.$etiquetas.a2;&quot;&quot;)">
            <text:p/>
          </table:table-cell>
          <table:table-cell table:number-columns-repeated="2"/>
          <table:table-cell table:style-name="ce375" table:formula="of:=IF([Etiquetas.$S173];VLOOKUP([$Etiquetas.$V173];[BD_GenCode.$A$2:.$B$50];2;0);&quot;&quot;)">
            <text:p/>
          </table:table-cell>
          <table:table-cell table:style-name="ce370" table:formula="of:=IF([Etiquetas.$S173];1;&quot;&quot;)">
            <text:p/>
          </table:table-cell>
          <table:table-cell table:style-name="ce375" table:formula="of:=IF([Etiquetas.$S173];&quot;f&quot;;&quot;&quot;)">
            <text:p/>
          </table:table-cell>
          <table:table-cell table:formula="of:=[.B332]">
            <text:p/>
          </table:table-cell>
        </table:table-row>
        <table:table-row table:style-name="ro5">
          <table:table-cell table:style-name="ce370" table:formula="of:=IF([Etiquetas.$S174];[Etiquetas.$T174];&quot;&quot;)">
            <text:p/>
          </table:table-cell>
          <table:table-cell table:formula="of:=IF([Etiquetas.$S174];etiquetas.$etiquetas.a2;&quot;&quot;)">
            <text:p/>
          </table:table-cell>
          <table:table-cell table:number-columns-repeated="2"/>
          <table:table-cell table:style-name="ce375" table:formula="of:=IF([Etiquetas.$S174];VLOOKUP([$Etiquetas.$V174];[BD_GenCode.$A$2:.$B$50];2;0);&quot;&quot;)">
            <text:p/>
          </table:table-cell>
          <table:table-cell table:style-name="ce370" table:formula="of:=IF([Etiquetas.$S174];1;&quot;&quot;)">
            <text:p/>
          </table:table-cell>
          <table:table-cell table:style-name="ce375" table:formula="of:=IF([Etiquetas.$S174];&quot;f&quot;;&quot;&quot;)">
            <text:p/>
          </table:table-cell>
          <table:table-cell table:formula="of:=[.B333]">
            <text:p/>
          </table:table-cell>
        </table:table-row>
        <table:table-row table:style-name="ro5">
          <table:table-cell table:style-name="ce370" table:formula="of:=IF([Etiquetas.$S175];[Etiquetas.$T175];&quot;&quot;)">
            <text:p/>
          </table:table-cell>
          <table:table-cell table:formula="of:=IF([Etiquetas.$S175];etiquetas.$etiquetas.a2;&quot;&quot;)">
            <text:p/>
          </table:table-cell>
          <table:table-cell table:number-columns-repeated="2"/>
          <table:table-cell table:style-name="ce375" table:formula="of:=IF([Etiquetas.$S175];VLOOKUP([$Etiquetas.$V175];[BD_GenCode.$A$2:.$B$50];2;0);&quot;&quot;)">
            <text:p/>
          </table:table-cell>
          <table:table-cell table:style-name="ce370" table:formula="of:=IF([Etiquetas.$S175];1;&quot;&quot;)">
            <text:p/>
          </table:table-cell>
          <table:table-cell table:style-name="ce375" table:formula="of:=IF([Etiquetas.$S175];&quot;f&quot;;&quot;&quot;)">
            <text:p/>
          </table:table-cell>
          <table:table-cell table:formula="of:=[.B334]">
            <text:p/>
          </table:table-cell>
        </table:table-row>
        <table:table-row table:style-name="ro5">
          <table:table-cell table:style-name="ce370" table:formula="of:=IF([Etiquetas.$S176];[Etiquetas.$T176];&quot;&quot;)">
            <text:p/>
          </table:table-cell>
          <table:table-cell table:formula="of:=IF([Etiquetas.$S176];etiquetas.$etiquetas.a2;&quot;&quot;)">
            <text:p/>
          </table:table-cell>
          <table:table-cell table:number-columns-repeated="2"/>
          <table:table-cell table:style-name="ce375" table:formula="of:=IF([Etiquetas.$S176];VLOOKUP([$Etiquetas.$V176];[BD_GenCode.$A$2:.$B$50];2;0);&quot;&quot;)">
            <text:p/>
          </table:table-cell>
          <table:table-cell table:style-name="ce370" table:formula="of:=IF([Etiquetas.$S176];1;&quot;&quot;)">
            <text:p/>
          </table:table-cell>
          <table:table-cell table:style-name="ce375" table:formula="of:=IF([Etiquetas.$S176];&quot;f&quot;;&quot;&quot;)">
            <text:p/>
          </table:table-cell>
          <table:table-cell table:formula="of:=[.B335]">
            <text:p/>
          </table:table-cell>
        </table:table-row>
        <table:table-row table:style-name="ro5">
          <table:table-cell table:style-name="ce370" table:formula="of:=IF([Etiquetas.$S177];[Etiquetas.$T177];&quot;&quot;)">
            <text:p/>
          </table:table-cell>
          <table:table-cell table:formula="of:=IF([Etiquetas.$S177];etiquetas.$etiquetas.a2;&quot;&quot;)">
            <text:p/>
          </table:table-cell>
          <table:table-cell table:number-columns-repeated="2"/>
          <table:table-cell table:style-name="ce375" table:formula="of:=IF([Etiquetas.$S177];VLOOKUP([$Etiquetas.$V177];[BD_GenCode.$A$2:.$B$50];2;0);&quot;&quot;)">
            <text:p/>
          </table:table-cell>
          <table:table-cell table:style-name="ce370" table:formula="of:=IF([Etiquetas.$S177];1;&quot;&quot;)">
            <text:p/>
          </table:table-cell>
          <table:table-cell table:style-name="ce375" table:formula="of:=IF([Etiquetas.$S177];&quot;f&quot;;&quot;&quot;)">
            <text:p/>
          </table:table-cell>
          <table:table-cell table:formula="of:=[.B336]">
            <text:p/>
          </table:table-cell>
        </table:table-row>
        <table:table-row table:style-name="ro5">
          <table:table-cell table:style-name="ce370" table:formula="of:=IF([Etiquetas.$S178];[Etiquetas.$T178];&quot;&quot;)">
            <text:p/>
          </table:table-cell>
          <table:table-cell table:formula="of:=IF([Etiquetas.$S178];etiquetas.$etiquetas.a2;&quot;&quot;)">
            <text:p/>
          </table:table-cell>
          <table:table-cell table:number-columns-repeated="2"/>
          <table:table-cell table:style-name="ce375" table:formula="of:=IF([Etiquetas.$S178];VLOOKUP([$Etiquetas.$V178];[BD_GenCode.$A$2:.$B$50];2;0);&quot;&quot;)">
            <text:p/>
          </table:table-cell>
          <table:table-cell table:style-name="ce370" table:formula="of:=IF([Etiquetas.$S178];1;&quot;&quot;)">
            <text:p/>
          </table:table-cell>
          <table:table-cell table:style-name="ce375" table:formula="of:=IF([Etiquetas.$S178];&quot;f&quot;;&quot;&quot;)">
            <text:p/>
          </table:table-cell>
          <table:table-cell table:formula="of:=[.B337]">
            <text:p/>
          </table:table-cell>
        </table:table-row>
        <table:table-row table:style-name="ro5">
          <table:table-cell table:style-name="ce370" table:formula="of:=IF([Etiquetas.$S179];[Etiquetas.$T179];&quot;&quot;)">
            <text:p/>
          </table:table-cell>
          <table:table-cell table:formula="of:=IF([Etiquetas.$S179];etiquetas.$etiquetas.a2;&quot;&quot;)">
            <text:p/>
          </table:table-cell>
          <table:table-cell table:number-columns-repeated="2"/>
          <table:table-cell table:style-name="ce375" table:formula="of:=IF([Etiquetas.$S179];VLOOKUP([$Etiquetas.$V179];[BD_GenCode.$A$2:.$B$50];2;0);&quot;&quot;)">
            <text:p/>
          </table:table-cell>
          <table:table-cell table:style-name="ce370" table:formula="of:=IF([Etiquetas.$S179];1;&quot;&quot;)">
            <text:p/>
          </table:table-cell>
          <table:table-cell table:style-name="ce375" table:formula="of:=IF([Etiquetas.$S179];&quot;f&quot;;&quot;&quot;)">
            <text:p/>
          </table:table-cell>
          <table:table-cell table:formula="of:=[.B338]">
            <text:p/>
          </table:table-cell>
        </table:table-row>
        <table:table-row table:style-name="ro5">
          <table:table-cell table:style-name="ce370" table:formula="of:=IF([Etiquetas.$S180];[Etiquetas.$T180];&quot;&quot;)">
            <text:p/>
          </table:table-cell>
          <table:table-cell table:formula="of:=IF([Etiquetas.$S180];etiquetas.$etiquetas.a2;&quot;&quot;)">
            <text:p/>
          </table:table-cell>
          <table:table-cell table:number-columns-repeated="2"/>
          <table:table-cell table:style-name="ce375" table:formula="of:=IF([Etiquetas.$S180];VLOOKUP([$Etiquetas.$V180];[BD_GenCode.$A$2:.$B$50];2;0);&quot;&quot;)">
            <text:p/>
          </table:table-cell>
          <table:table-cell table:style-name="ce370" table:formula="of:=IF([Etiquetas.$S180];1;&quot;&quot;)">
            <text:p/>
          </table:table-cell>
          <table:table-cell table:style-name="ce375" table:formula="of:=IF([Etiquetas.$S180];&quot;f&quot;;&quot;&quot;)">
            <text:p/>
          </table:table-cell>
          <table:table-cell table:formula="of:=[.B339]">
            <text:p/>
          </table:table-cell>
        </table:table-row>
        <table:table-row table:style-name="ro5">
          <table:table-cell table:style-name="ce371" table:formula="of:=IF([Etiquetas.$S181];[Etiquetas.$T181];&quot;&quot;)">
            <text:p/>
          </table:table-cell>
          <table:table-cell table:style-name="ce373" table:formula="of:=IF([Etiquetas.$S181];etiquetas.$etiquetas.a2;&quot;&quot;)">
            <text:p/>
          </table:table-cell>
          <table:table-cell table:style-name="ce373" table:number-columns-repeated="2"/>
          <table:table-cell table:style-name="ce376"/>
          <table:table-cell table:style-name="ce371" table:formula="of:=IF([Etiquetas.$S181];1;&quot;&quot;)">
            <text:p/>
          </table:table-cell>
          <table:table-cell table:style-name="ce376" table:formula="of:=IF([Etiquetas.$S181];&quot;f&quot;;&quot;&quot;)">
            <text:p/>
          </table:table-cell>
          <table:table-cell table:style-name="ce373"/>
        </table:table-row>
        <table:table-row table:style-name="ro5">
          <table:table-cell table:formula="of:=IF([Etiquetas.$S182];[Etiquetas.$T182];&quot;&quot;)">
            <text:p/>
          </table:table-cell>
          <table:table-cell table:formula="of:=IF([Etiquetas.$S182];[Etiquetas.$T182];&quot;&quot;)">
            <text:p/>
          </table:table-cell>
          <table:table-cell table:number-columns-repeated="6"/>
        </table:table-row>
        <table:table-row table:style-name="ro5" table:number-rows-repeated="1048234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bd_sub_system_flows" table:style-name="ta2">
        <table:table-column table:style-name="co16" table:number-columns-repeated="4" table:default-cell-style-name="Default"/>
        <table:table-column table:style-name="co34" table:default-cell-style-name="Default"/>
        <table:table-column table:style-name="co16" table:number-columns-repeated="2" table:default-cell-style-name="Default"/>
        <table:table-column table:style-name="co35" table:default-cell-style-name="Default"/>
        <table:table-column table:style-name="co16" table:number-columns-repeated="2" table:default-cell-style-name="Default"/>
        <table:table-column table:style-name="co19" table:default-cell-style-name="Default"/>
        <table:table-column table:style-name="co16" table:number-columns-repeated="1012" table:default-cell-style-name="Default"/>
        <table:table-row table:style-name="ro6">
          <table:table-cell table:style-name="ce379" office:value-type="string">
            <text:p>id</text:p>
          </table:table-cell>
          <table:table-cell table:style-name="ce380" office:value-type="string">
            <text:p>created_at</text:p>
          </table:table-cell>
          <table:table-cell table:style-name="ce380" office:value-type="string">
            <text:p>updated_at</text:p>
          </table:table-cell>
          <table:table-cell table:style-name="ce380" office:value-type="string">
            <text:p>flow_id</text:p>
          </table:table-cell>
          <table:table-cell table:style-name="ce380" office:value-type="string">
            <text:p>connector_id</text:p>
          </table:table-cell>
          <table:table-cell table:style-name="ce380" office:value-type="string">
            <text:p>position_id</text:p>
          </table:table-cell>
          <table:table-cell table:style-name="ce381" office:value-type="string">
            <text:p>outdir</text:p>
          </table:table-cell>
          <table:table-cell table:number-columns-repeated="2"/>
          <table:table-cell table:style-name="ce385" table:number-columns-repeated="1014"/>
        </table:table-row>
        <table:table-row table:style-name="ro5">
          <table:table-cell table:style-name="ce369" table:formula="of:=[bd_flows.A2]" office:value-type="float" office:value="1">
            <text:p>1</text:p>
          </table:table-cell>
          <table:table-cell table:style-name="ce372" table:number-columns-repeated="2"/>
          <table:table-cell table:style-name="ce372" table:formula="of:=[.A2]" office:value-type="float" office:value="1">
            <text:p>1</text:p>
          </table:table-cell>
          <table:table-cell table:formula="of:=IF(LEN([.$A2])&gt;0;VLOOKUP([BCM.U4];[BD_GenCode.$E$2:.$F$50];2;0);&quot;&quot;)" office:value-type="float" office:value="1">
            <text:p>1</text:p>
          </table:table-cell>
          <table:table-cell table:style-name="ce372" table:formula="of:=IF(LEN([.$A2])&gt;0;[BCM.B4];&quot;&quot;)" office:value-type="float" office:value="1">
            <text:p>1</text:p>
          </table:table-cell>
          <table:table-cell table:style-name="ce382" table:formula="of:=IF(LEN([.$A2])&gt;0;VLOOKUP([$BCM.$D4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3]" office:value-type="float" office:value="2">
            <text:p>2</text:p>
          </table:table-cell>
          <table:table-cell table:number-columns-repeated="2"/>
          <table:table-cell table:formula="of:=[.A3]" office:value-type="float" office:value="2">
            <text:p>2</text:p>
          </table:table-cell>
          <table:table-cell table:formula="of:=IF(LEN([.$A3])&gt;0;VLOOKUP([BCM.U5];[BD_GenCode.$E$2:.$F$50];2;0);&quot;&quot;)" office:value-type="float" office:value="1">
            <text:p>1</text:p>
          </table:table-cell>
          <table:table-cell table:formula="of:=IF(LEN([.$A3])&gt;0;[BCM.B5];&quot;&quot;)" office:value-type="float" office:value="2">
            <text:p>2</text:p>
          </table:table-cell>
          <table:table-cell table:style-name="ce383" table:formula="of:=IF(LEN([.$A3])&gt;0;VLOOKUP([$BCM.$D5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4]" office:value-type="float" office:value="3">
            <text:p>3</text:p>
          </table:table-cell>
          <table:table-cell table:number-columns-repeated="2"/>
          <table:table-cell table:formula="of:=[.A4]" office:value-type="float" office:value="3">
            <text:p>3</text:p>
          </table:table-cell>
          <table:table-cell table:formula="of:=IF(LEN([.$A4])&gt;0;VLOOKUP([BCM.U6];[BD_GenCode.$E$2:.$F$50];2;0);&quot;&quot;)" office:value-type="float" office:value="1">
            <text:p>1</text:p>
          </table:table-cell>
          <table:table-cell table:formula="of:=IF(LEN([.$A4])&gt;0;[BCM.B6];&quot;&quot;)" office:value-type="float" office:value="3">
            <text:p>3</text:p>
          </table:table-cell>
          <table:table-cell table:style-name="ce383" table:formula="of:=IF(LEN([.$A4])&gt;0;VLOOKUP([$BCM.$D6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5]" office:value-type="float" office:value="4">
            <text:p>4</text:p>
          </table:table-cell>
          <table:table-cell table:number-columns-repeated="2"/>
          <table:table-cell table:formula="of:=[.A5]" office:value-type="float" office:value="4">
            <text:p>4</text:p>
          </table:table-cell>
          <table:table-cell table:formula="of:=IF(LEN([.$A5])&gt;0;VLOOKUP([BCM.U7];[BD_GenCode.$E$2:.$F$50];2;0);&quot;&quot;)" office:value-type="float" office:value="1">
            <text:p>1</text:p>
          </table:table-cell>
          <table:table-cell table:formula="of:=IF(LEN([.$A5])&gt;0;[BCM.B7];&quot;&quot;)" office:value-type="float" office:value="4">
            <text:p>4</text:p>
          </table:table-cell>
          <table:table-cell table:style-name="ce383" table:formula="of:=IF(LEN([.$A5])&gt;0;VLOOKUP([$BCM.$D7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6]" office:value-type="float" office:value="5">
            <text:p>5</text:p>
          </table:table-cell>
          <table:table-cell table:number-columns-repeated="2"/>
          <table:table-cell table:formula="of:=[.A6]" office:value-type="float" office:value="5">
            <text:p>5</text:p>
          </table:table-cell>
          <table:table-cell table:formula="of:=IF(LEN([.$A6])&gt;0;VLOOKUP([BCM.U8];[BD_GenCode.$E$2:.$F$50];2;0);&quot;&quot;)" office:value-type="float" office:value="1">
            <text:p>1</text:p>
          </table:table-cell>
          <table:table-cell table:formula="of:=IF(LEN([.$A6])&gt;0;[BCM.B8];&quot;&quot;)" office:value-type="float" office:value="5">
            <text:p>5</text:p>
          </table:table-cell>
          <table:table-cell table:style-name="ce383" table:formula="of:=IF(LEN([.$A6])&gt;0;VLOOKUP([$BCM.$D8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7]" office:value-type="float" office:value="6">
            <text:p>6</text:p>
          </table:table-cell>
          <table:table-cell table:number-columns-repeated="2"/>
          <table:table-cell table:formula="of:=[.A7]" office:value-type="float" office:value="6">
            <text:p>6</text:p>
          </table:table-cell>
          <table:table-cell table:formula="of:=IF(LEN([.$A7])&gt;0;VLOOKUP([BCM.U9];[BD_GenCode.$E$2:.$F$50];2;0);&quot;&quot;)" office:value-type="float" office:value="1">
            <text:p>1</text:p>
          </table:table-cell>
          <table:table-cell table:formula="of:=IF(LEN([.$A7])&gt;0;[BCM.B9];&quot;&quot;)" office:value-type="float" office:value="6">
            <text:p>6</text:p>
          </table:table-cell>
          <table:table-cell table:style-name="ce383" table:formula="of:=IF(LEN([.$A7])&gt;0;VLOOKUP([$BCM.$D9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8]" office:value-type="float" office:value="7">
            <text:p>7</text:p>
          </table:table-cell>
          <table:table-cell table:number-columns-repeated="2"/>
          <table:table-cell table:formula="of:=[.A8]" office:value-type="float" office:value="7">
            <text:p>7</text:p>
          </table:table-cell>
          <table:table-cell table:formula="of:=IF(LEN([.$A8])&gt;0;VLOOKUP([BCM.U10];[BD_GenCode.$E$2:.$F$50];2;0);&quot;&quot;)" office:value-type="float" office:value="1">
            <text:p>1</text:p>
          </table:table-cell>
          <table:table-cell table:formula="of:=IF(LEN([.$A8])&gt;0;[BCM.B10];&quot;&quot;)" office:value-type="float" office:value="7">
            <text:p>7</text:p>
          </table:table-cell>
          <table:table-cell table:style-name="ce383" table:formula="of:=IF(LEN([.$A8])&gt;0;VLOOKUP([$BCM.$D10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9]" office:value-type="float" office:value="8">
            <text:p>8</text:p>
          </table:table-cell>
          <table:table-cell table:number-columns-repeated="2"/>
          <table:table-cell table:formula="of:=[.A9]" office:value-type="float" office:value="8">
            <text:p>8</text:p>
          </table:table-cell>
          <table:table-cell table:formula="of:=IF(LEN([.$A9])&gt;0;VLOOKUP([BCM.U11];[BD_GenCode.$E$2:.$F$50];2;0);&quot;&quot;)" office:value-type="float" office:value="1">
            <text:p>1</text:p>
          </table:table-cell>
          <table:table-cell table:formula="of:=IF(LEN([.$A9])&gt;0;[BCM.B11];&quot;&quot;)" office:value-type="float" office:value="8">
            <text:p>8</text:p>
          </table:table-cell>
          <table:table-cell table:style-name="ce383" table:formula="of:=IF(LEN([.$A9])&gt;0;VLOOKUP([$BCM.$D11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10]" office:value-type="float" office:value="9">
            <text:p>9</text:p>
          </table:table-cell>
          <table:table-cell table:number-columns-repeated="2"/>
          <table:table-cell table:formula="of:=[.A10]" office:value-type="float" office:value="9">
            <text:p>9</text:p>
          </table:table-cell>
          <table:table-cell table:formula="of:=IF(LEN([.$A10])&gt;0;VLOOKUP([BCM.U12];[BD_GenCode.$E$2:.$F$50];2;0);&quot;&quot;)" office:value-type="float" office:value="1">
            <text:p>1</text:p>
          </table:table-cell>
          <table:table-cell table:formula="of:=IF(LEN([.$A10])&gt;0;[BCM.B12];&quot;&quot;)" office:value-type="float" office:value="9">
            <text:p>9</text:p>
          </table:table-cell>
          <table:table-cell table:style-name="ce383" table:formula="of:=IF(LEN([.$A10])&gt;0;VLOOKUP([$BCM.$D12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11]" office:value-type="float" office:value="10">
            <text:p>10</text:p>
          </table:table-cell>
          <table:table-cell table:number-columns-repeated="2"/>
          <table:table-cell table:formula="of:=[.A11]" office:value-type="float" office:value="10">
            <text:p>10</text:p>
          </table:table-cell>
          <table:table-cell table:formula="of:=IF(LEN([.$A11])&gt;0;VLOOKUP([BCM.U13];[BD_GenCode.$E$2:.$F$50];2;0);&quot;&quot;)" office:value-type="float" office:value="10">
            <text:p>10</text:p>
          </table:table-cell>
          <table:table-cell table:formula="of:=IF(LEN([.$A11])&gt;0;[BCM.B13];&quot;&quot;)" office:value-type="float" office:value="1">
            <text:p>1</text:p>
          </table:table-cell>
          <table:table-cell table:style-name="ce383" table:formula="of:=IF(LEN([.$A11])&gt;0;VLOOKUP([$BCM.$D13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12]" office:value-type="float" office:value="11">
            <text:p>11</text:p>
          </table:table-cell>
          <table:table-cell table:number-columns-repeated="2"/>
          <table:table-cell table:formula="of:=[.A12]" office:value-type="float" office:value="11">
            <text:p>11</text:p>
          </table:table-cell>
          <table:table-cell table:formula="of:=IF(LEN([.$A12])&gt;0;VLOOKUP([BCM.U14];[BD_GenCode.$E$2:.$F$50];2;0);&quot;&quot;)" office:value-type="float" office:value="10">
            <text:p>10</text:p>
          </table:table-cell>
          <table:table-cell table:formula="of:=IF(LEN([.$A12])&gt;0;[BCM.B14];&quot;&quot;)" office:value-type="float" office:value="2">
            <text:p>2</text:p>
          </table:table-cell>
          <table:table-cell table:style-name="ce383" table:formula="of:=IF(LEN([.$A12])&gt;0;VLOOKUP([$BCM.$D14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13]" office:value-type="float" office:value="12">
            <text:p>12</text:p>
          </table:table-cell>
          <table:table-cell table:number-columns-repeated="2"/>
          <table:table-cell table:formula="of:=[.A13]" office:value-type="float" office:value="12">
            <text:p>12</text:p>
          </table:table-cell>
          <table:table-cell table:formula="of:=IF(LEN([.$A13])&gt;0;VLOOKUP([BCM.U15];[BD_GenCode.$E$2:.$F$50];2;0);&quot;&quot;)" office:value-type="float" office:value="10">
            <text:p>10</text:p>
          </table:table-cell>
          <table:table-cell table:formula="of:=IF(LEN([.$A13])&gt;0;[BCM.B15];&quot;&quot;)" office:value-type="float" office:value="3">
            <text:p>3</text:p>
          </table:table-cell>
          <table:table-cell table:style-name="ce383" table:formula="of:=IF(LEN([.$A13])&gt;0;VLOOKUP([$BCM.$D15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14]" office:value-type="float" office:value="13">
            <text:p>13</text:p>
          </table:table-cell>
          <table:table-cell table:number-columns-repeated="2"/>
          <table:table-cell table:formula="of:=[.A14]" office:value-type="float" office:value="13">
            <text:p>13</text:p>
          </table:table-cell>
          <table:table-cell table:formula="of:=IF(LEN([.$A14])&gt;0;VLOOKUP([BCM.U16];[BD_GenCode.$E$2:.$F$50];2;0);&quot;&quot;)" office:value-type="float" office:value="10">
            <text:p>10</text:p>
          </table:table-cell>
          <table:table-cell table:formula="of:=IF(LEN([.$A14])&gt;0;[BCM.B16];&quot;&quot;)" office:value-type="float" office:value="4">
            <text:p>4</text:p>
          </table:table-cell>
          <table:table-cell table:style-name="ce383" table:formula="of:=IF(LEN([.$A14])&gt;0;VLOOKUP([$BCM.$D16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15]" office:value-type="float" office:value="14">
            <text:p>14</text:p>
          </table:table-cell>
          <table:table-cell table:number-columns-repeated="2"/>
          <table:table-cell table:formula="of:=[.A15]" office:value-type="float" office:value="14">
            <text:p>14</text:p>
          </table:table-cell>
          <table:table-cell table:formula="of:=IF(LEN([.$A15])&gt;0;VLOOKUP([BCM.U17];[BD_GenCode.$E$2:.$F$50];2;0);&quot;&quot;)" office:value-type="float" office:value="10">
            <text:p>10</text:p>
          </table:table-cell>
          <table:table-cell table:formula="of:=IF(LEN([.$A15])&gt;0;[BCM.B17];&quot;&quot;)" office:value-type="float" office:value="5">
            <text:p>5</text:p>
          </table:table-cell>
          <table:table-cell table:style-name="ce383" table:formula="of:=IF(LEN([.$A15])&gt;0;VLOOKUP([$BCM.$D17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16]" office:value-type="float" office:value="15">
            <text:p>15</text:p>
          </table:table-cell>
          <table:table-cell table:number-columns-repeated="2"/>
          <table:table-cell table:formula="of:=[.A16]" office:value-type="float" office:value="15">
            <text:p>15</text:p>
          </table:table-cell>
          <table:table-cell table:formula="of:=IF(LEN([.$A16])&gt;0;VLOOKUP([BCM.U18];[BD_GenCode.$E$2:.$F$50];2;0);&quot;&quot;)" office:value-type="float" office:value="10">
            <text:p>10</text:p>
          </table:table-cell>
          <table:table-cell table:formula="of:=IF(LEN([.$A16])&gt;0;[BCM.B18];&quot;&quot;)" office:value-type="float" office:value="6">
            <text:p>6</text:p>
          </table:table-cell>
          <table:table-cell table:style-name="ce383" table:formula="of:=IF(LEN([.$A16])&gt;0;VLOOKUP([$BCM.$D18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17]" office:value-type="float" office:value="16">
            <text:p>16</text:p>
          </table:table-cell>
          <table:table-cell table:number-columns-repeated="2"/>
          <table:table-cell table:formula="of:=[.A17]" office:value-type="float" office:value="16">
            <text:p>16</text:p>
          </table:table-cell>
          <table:table-cell table:formula="of:=IF(LEN([.$A17])&gt;0;VLOOKUP([BCM.U19];[BD_GenCode.$E$2:.$F$50];2;0);&quot;&quot;)" office:value-type="float" office:value="2">
            <text:p>2</text:p>
          </table:table-cell>
          <table:table-cell table:formula="of:=IF(LEN([.$A17])&gt;0;[BCM.B19];&quot;&quot;)" office:value-type="float" office:value="1">
            <text:p>1</text:p>
          </table:table-cell>
          <table:table-cell table:style-name="ce383" table:formula="of:=IF(LEN([.$A17])&gt;0;VLOOKUP([$BCM.$D19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18]" office:value-type="float" office:value="17">
            <text:p>17</text:p>
          </table:table-cell>
          <table:table-cell table:number-columns-repeated="2"/>
          <table:table-cell table:formula="of:=[.A18]" office:value-type="float" office:value="17">
            <text:p>17</text:p>
          </table:table-cell>
          <table:table-cell table:formula="of:=IF(LEN([.$A18])&gt;0;VLOOKUP([BCM.U20];[BD_GenCode.$E$2:.$F$50];2;0);&quot;&quot;)" office:value-type="float" office:value="2">
            <text:p>2</text:p>
          </table:table-cell>
          <table:table-cell table:formula="of:=IF(LEN([.$A18])&gt;0;[BCM.B20];&quot;&quot;)" office:value-type="float" office:value="2">
            <text:p>2</text:p>
          </table:table-cell>
          <table:table-cell table:style-name="ce383" table:formula="of:=IF(LEN([.$A18])&gt;0;VLOOKUP([$BCM.$D20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19]" office:value-type="float" office:value="18">
            <text:p>18</text:p>
          </table:table-cell>
          <table:table-cell table:number-columns-repeated="2"/>
          <table:table-cell table:formula="of:=[.A19]" office:value-type="float" office:value="18">
            <text:p>18</text:p>
          </table:table-cell>
          <table:table-cell table:formula="of:=IF(LEN([.$A19])&gt;0;VLOOKUP([BCM.U21];[BD_GenCode.$E$2:.$F$50];2;0);&quot;&quot;)" office:value-type="float" office:value="2">
            <text:p>2</text:p>
          </table:table-cell>
          <table:table-cell table:formula="of:=IF(LEN([.$A19])&gt;0;[BCM.B21];&quot;&quot;)" office:value-type="float" office:value="3">
            <text:p>3</text:p>
          </table:table-cell>
          <table:table-cell table:style-name="ce383" table:formula="of:=IF(LEN([.$A19])&gt;0;VLOOKUP([$BCM.$D21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20]" office:value-type="float" office:value="19">
            <text:p>19</text:p>
          </table:table-cell>
          <table:table-cell table:number-columns-repeated="2"/>
          <table:table-cell table:formula="of:=[.A20]" office:value-type="float" office:value="19">
            <text:p>19</text:p>
          </table:table-cell>
          <table:table-cell table:formula="of:=IF(LEN([.$A20])&gt;0;VLOOKUP([BCM.U22];[BD_GenCode.$E$2:.$F$50];2;0);&quot;&quot;)" office:value-type="float" office:value="2">
            <text:p>2</text:p>
          </table:table-cell>
          <table:table-cell table:formula="of:=IF(LEN([.$A20])&gt;0;[BCM.B22];&quot;&quot;)" office:value-type="float" office:value="4">
            <text:p>4</text:p>
          </table:table-cell>
          <table:table-cell table:style-name="ce383" table:formula="of:=IF(LEN([.$A20])&gt;0;VLOOKUP([$BCM.$D22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21]" office:value-type="float" office:value="20">
            <text:p>20</text:p>
          </table:table-cell>
          <table:table-cell table:number-columns-repeated="2"/>
          <table:table-cell table:formula="of:=[.A21]" office:value-type="float" office:value="20">
            <text:p>20</text:p>
          </table:table-cell>
          <table:table-cell table:formula="of:=IF(LEN([.$A21])&gt;0;VLOOKUP([BCM.U23];[BD_GenCode.$E$2:.$F$50];2;0);&quot;&quot;)" office:value-type="float" office:value="2">
            <text:p>2</text:p>
          </table:table-cell>
          <table:table-cell table:formula="of:=IF(LEN([.$A21])&gt;0;[BCM.B23];&quot;&quot;)" office:value-type="float" office:value="5">
            <text:p>5</text:p>
          </table:table-cell>
          <table:table-cell table:style-name="ce383" table:formula="of:=IF(LEN([.$A21])&gt;0;VLOOKUP([$BCM.$D23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22]" office:value-type="float" office:value="21">
            <text:p>21</text:p>
          </table:table-cell>
          <table:table-cell table:number-columns-repeated="2"/>
          <table:table-cell table:formula="of:=[.A22]" office:value-type="float" office:value="21">
            <text:p>21</text:p>
          </table:table-cell>
          <table:table-cell table:formula="of:=IF(LEN([.$A22])&gt;0;VLOOKUP([BCM.U24];[BD_GenCode.$E$2:.$F$50];2;0);&quot;&quot;)" office:value-type="float" office:value="2">
            <text:p>2</text:p>
          </table:table-cell>
          <table:table-cell table:formula="of:=IF(LEN([.$A22])&gt;0;[BCM.B24];&quot;&quot;)" office:value-type="float" office:value="6">
            <text:p>6</text:p>
          </table:table-cell>
          <table:table-cell table:style-name="ce383" table:formula="of:=IF(LEN([.$A22])&gt;0;VLOOKUP([$BCM.$D24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23]" office:value-type="float" office:value="22">
            <text:p>22</text:p>
          </table:table-cell>
          <table:table-cell table:number-columns-repeated="2"/>
          <table:table-cell table:formula="of:=[.A23]" office:value-type="float" office:value="22">
            <text:p>22</text:p>
          </table:table-cell>
          <table:table-cell table:formula="of:=IF(LEN([.$A23])&gt;0;VLOOKUP([BCM.U25];[BD_GenCode.$E$2:.$F$50];2;0);&quot;&quot;)" office:value-type="float" office:value="2">
            <text:p>2</text:p>
          </table:table-cell>
          <table:table-cell table:formula="of:=IF(LEN([.$A23])&gt;0;[BCM.B25];&quot;&quot;)" office:value-type="float" office:value="7">
            <text:p>7</text:p>
          </table:table-cell>
          <table:table-cell table:style-name="ce383" table:formula="of:=IF(LEN([.$A23])&gt;0;VLOOKUP([$BCM.$D25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24]" office:value-type="float" office:value="23">
            <text:p>23</text:p>
          </table:table-cell>
          <table:table-cell table:number-columns-repeated="2"/>
          <table:table-cell table:formula="of:=[.A24]" office:value-type="float" office:value="23">
            <text:p>23</text:p>
          </table:table-cell>
          <table:table-cell table:formula="of:=IF(LEN([.$A24])&gt;0;VLOOKUP([BCM.U26];[BD_GenCode.$E$2:.$F$50];2;0);&quot;&quot;)" office:value-type="float" office:value="2">
            <text:p>2</text:p>
          </table:table-cell>
          <table:table-cell table:formula="of:=IF(LEN([.$A24])&gt;0;[BCM.B26];&quot;&quot;)" office:value-type="float" office:value="8">
            <text:p>8</text:p>
          </table:table-cell>
          <table:table-cell table:style-name="ce383" table:formula="of:=IF(LEN([.$A24])&gt;0;VLOOKUP([$BCM.$D26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25]" office:value-type="float" office:value="24">
            <text:p>24</text:p>
          </table:table-cell>
          <table:table-cell table:number-columns-repeated="2"/>
          <table:table-cell table:formula="of:=[.A25]" office:value-type="float" office:value="24">
            <text:p>24</text:p>
          </table:table-cell>
          <table:table-cell table:formula="of:=IF(LEN([.$A25])&gt;0;VLOOKUP([BCM.U27];[BD_GenCode.$E$2:.$F$50];2;0);&quot;&quot;)" office:value-type="float" office:value="2">
            <text:p>2</text:p>
          </table:table-cell>
          <table:table-cell table:formula="of:=IF(LEN([.$A25])&gt;0;[BCM.B27];&quot;&quot;)" office:value-type="float" office:value="9">
            <text:p>9</text:p>
          </table:table-cell>
          <table:table-cell table:style-name="ce383" table:formula="of:=IF(LEN([.$A25])&gt;0;VLOOKUP([$BCM.$D27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26]" office:value-type="float" office:value="25">
            <text:p>25</text:p>
          </table:table-cell>
          <table:table-cell table:number-columns-repeated="2"/>
          <table:table-cell table:formula="of:=[.A26]" office:value-type="float" office:value="25">
            <text:p>25</text:p>
          </table:table-cell>
          <table:table-cell table:formula="of:=IF(LEN([.$A26])&gt;0;VLOOKUP([BCM.U28];[BD_GenCode.$E$2:.$F$50];2;0);&quot;&quot;)" office:value-type="float" office:value="2">
            <text:p>2</text:p>
          </table:table-cell>
          <table:table-cell table:formula="of:=IF(LEN([.$A26])&gt;0;[BCM.B28];&quot;&quot;)" office:value-type="float" office:value="10">
            <text:p>10</text:p>
          </table:table-cell>
          <table:table-cell table:style-name="ce383" table:formula="of:=IF(LEN([.$A26])&gt;0;VLOOKUP([$BCM.$D28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27]" office:value-type="float" office:value="26">
            <text:p>26</text:p>
          </table:table-cell>
          <table:table-cell table:number-columns-repeated="2"/>
          <table:table-cell table:formula="of:=[.A27]" office:value-type="float" office:value="26">
            <text:p>26</text:p>
          </table:table-cell>
          <table:table-cell table:formula="of:=IF(LEN([.$A27])&gt;0;VLOOKUP([BCM.U29];[BD_GenCode.$E$2:.$F$50];2;0);&quot;&quot;)" office:value-type="float" office:value="2">
            <text:p>2</text:p>
          </table:table-cell>
          <table:table-cell table:formula="of:=IF(LEN([.$A27])&gt;0;[BCM.B29];&quot;&quot;)" office:value-type="float" office:value="11">
            <text:p>11</text:p>
          </table:table-cell>
          <table:table-cell table:style-name="ce383" table:formula="of:=IF(LEN([.$A27])&gt;0;VLOOKUP([$BCM.$D29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28]" office:value-type="float" office:value="27">
            <text:p>27</text:p>
          </table:table-cell>
          <table:table-cell table:number-columns-repeated="2"/>
          <table:table-cell table:formula="of:=[.A28]" office:value-type="float" office:value="27">
            <text:p>27</text:p>
          </table:table-cell>
          <table:table-cell table:formula="of:=IF(LEN([.$A28])&gt;0;VLOOKUP([BCM.U30];[BD_GenCode.$E$2:.$F$50];2;0);&quot;&quot;)" office:value-type="float" office:value="2">
            <text:p>2</text:p>
          </table:table-cell>
          <table:table-cell table:formula="of:=IF(LEN([.$A28])&gt;0;[BCM.B30];&quot;&quot;)" office:value-type="float" office:value="12">
            <text:p>12</text:p>
          </table:table-cell>
          <table:table-cell table:style-name="ce383" table:formula="of:=IF(LEN([.$A28])&gt;0;VLOOKUP([$BCM.$D30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29]" office:value-type="float" office:value="28">
            <text:p>28</text:p>
          </table:table-cell>
          <table:table-cell table:number-columns-repeated="2"/>
          <table:table-cell table:formula="of:=[.A29]" office:value-type="float" office:value="28">
            <text:p>28</text:p>
          </table:table-cell>
          <table:table-cell table:formula="of:=IF(LEN([.$A29])&gt;0;VLOOKUP([BCM.U31];[BD_GenCode.$E$2:.$F$50];2;0);&quot;&quot;)" office:value-type="float" office:value="2">
            <text:p>2</text:p>
          </table:table-cell>
          <table:table-cell table:formula="of:=IF(LEN([.$A29])&gt;0;[BCM.B31];&quot;&quot;)" office:value-type="float" office:value="13">
            <text:p>13</text:p>
          </table:table-cell>
          <table:table-cell table:style-name="ce383" table:formula="of:=IF(LEN([.$A29])&gt;0;VLOOKUP([$BCM.$D31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30]" office:value-type="float" office:value="29">
            <text:p>29</text:p>
          </table:table-cell>
          <table:table-cell table:number-columns-repeated="2"/>
          <table:table-cell table:formula="of:=[.A30]" office:value-type="float" office:value="29">
            <text:p>29</text:p>
          </table:table-cell>
          <table:table-cell table:formula="of:=IF(LEN([.$A30])&gt;0;VLOOKUP([BCM.U32];[BD_GenCode.$E$2:.$F$50];2;0);&quot;&quot;)" office:value-type="float" office:value="2">
            <text:p>2</text:p>
          </table:table-cell>
          <table:table-cell table:formula="of:=IF(LEN([.$A30])&gt;0;[BCM.B32];&quot;&quot;)" office:value-type="float" office:value="14">
            <text:p>14</text:p>
          </table:table-cell>
          <table:table-cell table:style-name="ce383" table:formula="of:=IF(LEN([.$A30])&gt;0;VLOOKUP([$BCM.$D32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31]" office:value-type="float" office:value="30">
            <text:p>30</text:p>
          </table:table-cell>
          <table:table-cell table:number-columns-repeated="2"/>
          <table:table-cell table:formula="of:=[.A31]" office:value-type="float" office:value="30">
            <text:p>30</text:p>
          </table:table-cell>
          <table:table-cell table:formula="of:=IF(LEN([.$A31])&gt;0;VLOOKUP([BCM.U33];[BD_GenCode.$E$2:.$F$50];2;0);&quot;&quot;)" office:value-type="float" office:value="2">
            <text:p>2</text:p>
          </table:table-cell>
          <table:table-cell table:formula="of:=IF(LEN([.$A31])&gt;0;[BCM.B33];&quot;&quot;)" office:value-type="float" office:value="15">
            <text:p>15</text:p>
          </table:table-cell>
          <table:table-cell table:style-name="ce383" table:formula="of:=IF(LEN([.$A31])&gt;0;VLOOKUP([$BCM.$D33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32]" office:value-type="float" office:value="31">
            <text:p>31</text:p>
          </table:table-cell>
          <table:table-cell table:number-columns-repeated="2"/>
          <table:table-cell table:formula="of:=[.A32]" office:value-type="float" office:value="31">
            <text:p>31</text:p>
          </table:table-cell>
          <table:table-cell table:formula="of:=IF(LEN([.$A32])&gt;0;VLOOKUP([BCM.U34];[BD_GenCode.$E$2:.$F$50];2;0);&quot;&quot;)" office:value-type="float" office:value="2">
            <text:p>2</text:p>
          </table:table-cell>
          <table:table-cell table:formula="of:=IF(LEN([.$A32])&gt;0;[BCM.B34];&quot;&quot;)" office:value-type="float" office:value="16">
            <text:p>16</text:p>
          </table:table-cell>
          <table:table-cell table:style-name="ce383" table:formula="of:=IF(LEN([.$A32])&gt;0;VLOOKUP([$BCM.$D34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33]" office:value-type="float" office:value="32">
            <text:p>32</text:p>
          </table:table-cell>
          <table:table-cell table:number-columns-repeated="2"/>
          <table:table-cell table:formula="of:=[.A33]" office:value-type="float" office:value="32">
            <text:p>32</text:p>
          </table:table-cell>
          <table:table-cell table:formula="of:=IF(LEN([.$A33])&gt;0;VLOOKUP([BCM.U35];[BD_GenCode.$E$2:.$F$50];2;0);&quot;&quot;)" office:value-type="float" office:value="2">
            <text:p>2</text:p>
          </table:table-cell>
          <table:table-cell table:formula="of:=IF(LEN([.$A33])&gt;0;[BCM.B35];&quot;&quot;)" office:value-type="float" office:value="17">
            <text:p>17</text:p>
          </table:table-cell>
          <table:table-cell table:style-name="ce383" table:formula="of:=IF(LEN([.$A33])&gt;0;VLOOKUP([$BCM.$D35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34]" office:value-type="float" office:value="33">
            <text:p>33</text:p>
          </table:table-cell>
          <table:table-cell table:number-columns-repeated="2"/>
          <table:table-cell table:formula="of:=[.A34]" office:value-type="float" office:value="33">
            <text:p>33</text:p>
          </table:table-cell>
          <table:table-cell table:formula="of:=IF(LEN([.$A34])&gt;0;VLOOKUP([BCM.U36];[BD_GenCode.$E$2:.$F$50];2;0);&quot;&quot;)" office:value-type="float" office:value="2">
            <text:p>2</text:p>
          </table:table-cell>
          <table:table-cell table:formula="of:=IF(LEN([.$A34])&gt;0;[BCM.B36];&quot;&quot;)" office:value-type="float" office:value="18">
            <text:p>18</text:p>
          </table:table-cell>
          <table:table-cell table:style-name="ce383" table:formula="of:=IF(LEN([.$A34])&gt;0;VLOOKUP([$BCM.$D36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35]" office:value-type="float" office:value="34">
            <text:p>34</text:p>
          </table:table-cell>
          <table:table-cell table:number-columns-repeated="2"/>
          <table:table-cell table:formula="of:=[.A35]" office:value-type="float" office:value="34">
            <text:p>34</text:p>
          </table:table-cell>
          <table:table-cell table:formula="of:=IF(LEN([.$A35])&gt;0;VLOOKUP([BCM.U37];[BD_GenCode.$E$2:.$F$50];2;0);&quot;&quot;)" office:value-type="float" office:value="3">
            <text:p>3</text:p>
          </table:table-cell>
          <table:table-cell table:formula="of:=IF(LEN([.$A35])&gt;0;[BCM.B37];&quot;&quot;)" office:value-type="float" office:value="1">
            <text:p>1</text:p>
          </table:table-cell>
          <table:table-cell table:style-name="ce383" table:formula="of:=IF(LEN([.$A35])&gt;0;VLOOKUP([$BCM.$D37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36]" office:value-type="float" office:value="35">
            <text:p>35</text:p>
          </table:table-cell>
          <table:table-cell table:number-columns-repeated="2"/>
          <table:table-cell table:formula="of:=[.A36]" office:value-type="float" office:value="35">
            <text:p>35</text:p>
          </table:table-cell>
          <table:table-cell table:formula="of:=IF(LEN([.$A36])&gt;0;VLOOKUP([BCM.U38];[BD_GenCode.$E$2:.$F$50];2;0);&quot;&quot;)" office:value-type="float" office:value="3">
            <text:p>3</text:p>
          </table:table-cell>
          <table:table-cell table:formula="of:=IF(LEN([.$A36])&gt;0;[BCM.B38];&quot;&quot;)" office:value-type="float" office:value="2">
            <text:p>2</text:p>
          </table:table-cell>
          <table:table-cell table:style-name="ce383" table:formula="of:=IF(LEN([.$A36])&gt;0;VLOOKUP([$BCM.$D38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37]" office:value-type="float" office:value="36">
            <text:p>36</text:p>
          </table:table-cell>
          <table:table-cell table:number-columns-repeated="2"/>
          <table:table-cell table:formula="of:=[.A37]" office:value-type="float" office:value="36">
            <text:p>36</text:p>
          </table:table-cell>
          <table:table-cell table:formula="of:=IF(LEN([.$A37])&gt;0;VLOOKUP([BCM.U39];[BD_GenCode.$E$2:.$F$50];2;0);&quot;&quot;)" office:value-type="float" office:value="3">
            <text:p>3</text:p>
          </table:table-cell>
          <table:table-cell table:formula="of:=IF(LEN([.$A37])&gt;0;[BCM.B39];&quot;&quot;)" office:value-type="float" office:value="3">
            <text:p>3</text:p>
          </table:table-cell>
          <table:table-cell table:style-name="ce383" table:formula="of:=IF(LEN([.$A37])&gt;0;VLOOKUP([$BCM.$D39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38]" office:value-type="float" office:value="37">
            <text:p>37</text:p>
          </table:table-cell>
          <table:table-cell table:number-columns-repeated="2"/>
          <table:table-cell table:formula="of:=[.A38]" office:value-type="float" office:value="37">
            <text:p>37</text:p>
          </table:table-cell>
          <table:table-cell table:formula="of:=IF(LEN([.$A38])&gt;0;VLOOKUP([BCM.U40];[BD_GenCode.$E$2:.$F$50];2;0);&quot;&quot;)" office:value-type="float" office:value="3">
            <text:p>3</text:p>
          </table:table-cell>
          <table:table-cell table:formula="of:=IF(LEN([.$A38])&gt;0;[BCM.B40];&quot;&quot;)" office:value-type="float" office:value="4">
            <text:p>4</text:p>
          </table:table-cell>
          <table:table-cell table:style-name="ce383" table:formula="of:=IF(LEN([.$A38])&gt;0;VLOOKUP([$BCM.$D40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39]" office:value-type="float" office:value="38">
            <text:p>38</text:p>
          </table:table-cell>
          <table:table-cell table:number-columns-repeated="2"/>
          <table:table-cell table:formula="of:=[.A39]" office:value-type="float" office:value="38">
            <text:p>38</text:p>
          </table:table-cell>
          <table:table-cell table:formula="of:=IF(LEN([.$A39])&gt;0;VLOOKUP([BCM.U41];[BD_GenCode.$E$2:.$F$50];2;0);&quot;&quot;)" office:value-type="float" office:value="3">
            <text:p>3</text:p>
          </table:table-cell>
          <table:table-cell table:formula="of:=IF(LEN([.$A39])&gt;0;[BCM.B41];&quot;&quot;)" office:value-type="float" office:value="5">
            <text:p>5</text:p>
          </table:table-cell>
          <table:table-cell table:style-name="ce383" table:formula="of:=IF(LEN([.$A39])&gt;0;VLOOKUP([$BCM.$D41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40]" office:value-type="float" office:value="39">
            <text:p>39</text:p>
          </table:table-cell>
          <table:table-cell table:number-columns-repeated="2"/>
          <table:table-cell table:formula="of:=[.A40]" office:value-type="float" office:value="39">
            <text:p>39</text:p>
          </table:table-cell>
          <table:table-cell table:formula="of:=IF(LEN([.$A40])&gt;0;VLOOKUP([BCM.U42];[BD_GenCode.$E$2:.$F$50];2;0);&quot;&quot;)" office:value-type="float" office:value="3">
            <text:p>3</text:p>
          </table:table-cell>
          <table:table-cell table:formula="of:=IF(LEN([.$A40])&gt;0;[BCM.B42];&quot;&quot;)" office:value-type="float" office:value="6">
            <text:p>6</text:p>
          </table:table-cell>
          <table:table-cell table:style-name="ce383" table:formula="of:=IF(LEN([.$A40])&gt;0;VLOOKUP([$BCM.$D42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41]" office:value-type="float" office:value="40">
            <text:p>40</text:p>
          </table:table-cell>
          <table:table-cell table:number-columns-repeated="2"/>
          <table:table-cell table:formula="of:=[.A41]" office:value-type="float" office:value="40">
            <text:p>40</text:p>
          </table:table-cell>
          <table:table-cell table:formula="of:=IF(LEN([.$A41])&gt;0;VLOOKUP([BCM.U43];[BD_GenCode.$E$2:.$F$50];2;0);&quot;&quot;)" office:value-type="float" office:value="3">
            <text:p>3</text:p>
          </table:table-cell>
          <table:table-cell table:formula="of:=IF(LEN([.$A41])&gt;0;[BCM.B43];&quot;&quot;)" office:value-type="float" office:value="7">
            <text:p>7</text:p>
          </table:table-cell>
          <table:table-cell table:style-name="ce383" table:formula="of:=IF(LEN([.$A41])&gt;0;VLOOKUP([$BCM.$D43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42]" office:value-type="float" office:value="41">
            <text:p>41</text:p>
          </table:table-cell>
          <table:table-cell table:number-columns-repeated="2"/>
          <table:table-cell table:formula="of:=[.A42]" office:value-type="float" office:value="41">
            <text:p>41</text:p>
          </table:table-cell>
          <table:table-cell table:formula="of:=IF(LEN([.$A42])&gt;0;VLOOKUP([BCM.U44];[BD_GenCode.$E$2:.$F$50];2;0);&quot;&quot;)" office:value-type="float" office:value="3">
            <text:p>3</text:p>
          </table:table-cell>
          <table:table-cell table:formula="of:=IF(LEN([.$A42])&gt;0;[BCM.B44];&quot;&quot;)" office:value-type="float" office:value="8">
            <text:p>8</text:p>
          </table:table-cell>
          <table:table-cell table:style-name="ce383" table:formula="of:=IF(LEN([.$A42])&gt;0;VLOOKUP([$BCM.$D44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43]" office:value-type="float" office:value="42">
            <text:p>42</text:p>
          </table:table-cell>
          <table:table-cell table:number-columns-repeated="2"/>
          <table:table-cell table:formula="of:=[.A43]" office:value-type="float" office:value="42">
            <text:p>42</text:p>
          </table:table-cell>
          <table:table-cell table:formula="of:=IF(LEN([.$A43])&gt;0;VLOOKUP([BCM.U45];[BD_GenCode.$E$2:.$F$50];2;0);&quot;&quot;)" office:value-type="float" office:value="3">
            <text:p>3</text:p>
          </table:table-cell>
          <table:table-cell table:formula="of:=IF(LEN([.$A43])&gt;0;[BCM.B45];&quot;&quot;)" office:value-type="float" office:value="9">
            <text:p>9</text:p>
          </table:table-cell>
          <table:table-cell table:style-name="ce383" table:formula="of:=IF(LEN([.$A43])&gt;0;VLOOKUP([$BCM.$D45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44]" office:value-type="float" office:value="43">
            <text:p>43</text:p>
          </table:table-cell>
          <table:table-cell table:number-columns-repeated="2"/>
          <table:table-cell table:formula="of:=[.A44]" office:value-type="float" office:value="43">
            <text:p>43</text:p>
          </table:table-cell>
          <table:table-cell table:formula="of:=IF(LEN([.$A44])&gt;0;VLOOKUP([BCM.U46];[BD_GenCode.$E$2:.$F$50];2;0);&quot;&quot;)" office:value-type="float" office:value="3">
            <text:p>3</text:p>
          </table:table-cell>
          <table:table-cell table:formula="of:=IF(LEN([.$A44])&gt;0;[BCM.B46];&quot;&quot;)" office:value-type="float" office:value="10">
            <text:p>10</text:p>
          </table:table-cell>
          <table:table-cell table:style-name="ce383" table:formula="of:=IF(LEN([.$A44])&gt;0;VLOOKUP([$BCM.$D46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45]" office:value-type="float" office:value="44">
            <text:p>44</text:p>
          </table:table-cell>
          <table:table-cell table:number-columns-repeated="2"/>
          <table:table-cell table:formula="of:=[.A45]" office:value-type="float" office:value="44">
            <text:p>44</text:p>
          </table:table-cell>
          <table:table-cell table:formula="of:=IF(LEN([.$A45])&gt;0;VLOOKUP([BCM.U47];[BD_GenCode.$E$2:.$F$50];2;0);&quot;&quot;)" office:value-type="float" office:value="3">
            <text:p>3</text:p>
          </table:table-cell>
          <table:table-cell table:formula="of:=IF(LEN([.$A45])&gt;0;[BCM.B47];&quot;&quot;)" office:value-type="float" office:value="11">
            <text:p>11</text:p>
          </table:table-cell>
          <table:table-cell table:style-name="ce383" table:formula="of:=IF(LEN([.$A45])&gt;0;VLOOKUP([$BCM.$D47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46]" office:value-type="float" office:value="45">
            <text:p>45</text:p>
          </table:table-cell>
          <table:table-cell table:number-columns-repeated="2"/>
          <table:table-cell table:formula="of:=[.A46]" office:value-type="float" office:value="45">
            <text:p>45</text:p>
          </table:table-cell>
          <table:table-cell table:formula="of:=IF(LEN([.$A46])&gt;0;VLOOKUP([BCM.U48];[BD_GenCode.$E$2:.$F$50];2;0);&quot;&quot;)" office:value-type="float" office:value="3">
            <text:p>3</text:p>
          </table:table-cell>
          <table:table-cell table:formula="of:=IF(LEN([.$A46])&gt;0;[BCM.B48];&quot;&quot;)" office:value-type="float" office:value="12">
            <text:p>12</text:p>
          </table:table-cell>
          <table:table-cell table:style-name="ce383" table:formula="of:=IF(LEN([.$A46])&gt;0;VLOOKUP([$BCM.$D48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47]" office:value-type="float" office:value="46">
            <text:p>46</text:p>
          </table:table-cell>
          <table:table-cell table:number-columns-repeated="2"/>
          <table:table-cell table:formula="of:=[.A47]" office:value-type="float" office:value="46">
            <text:p>46</text:p>
          </table:table-cell>
          <table:table-cell table:formula="of:=IF(LEN([.$A47])&gt;0;VLOOKUP([BCM.U49];[BD_GenCode.$E$2:.$F$50];2;0);&quot;&quot;)" office:value-type="float" office:value="3">
            <text:p>3</text:p>
          </table:table-cell>
          <table:table-cell table:formula="of:=IF(LEN([.$A47])&gt;0;[BCM.B49];&quot;&quot;)" office:value-type="float" office:value="13">
            <text:p>13</text:p>
          </table:table-cell>
          <table:table-cell table:style-name="ce383" table:formula="of:=IF(LEN([.$A47])&gt;0;VLOOKUP([$BCM.$D49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48]" office:value-type="float" office:value="47">
            <text:p>47</text:p>
          </table:table-cell>
          <table:table-cell table:number-columns-repeated="2"/>
          <table:table-cell table:formula="of:=[.A48]" office:value-type="float" office:value="47">
            <text:p>47</text:p>
          </table:table-cell>
          <table:table-cell table:formula="of:=IF(LEN([.$A48])&gt;0;VLOOKUP([BCM.U50];[BD_GenCode.$E$2:.$F$50];2;0);&quot;&quot;)" office:value-type="float" office:value="3">
            <text:p>3</text:p>
          </table:table-cell>
          <table:table-cell table:formula="of:=IF(LEN([.$A48])&gt;0;[BCM.B50];&quot;&quot;)" office:value-type="float" office:value="14">
            <text:p>14</text:p>
          </table:table-cell>
          <table:table-cell table:style-name="ce383" table:formula="of:=IF(LEN([.$A48])&gt;0;VLOOKUP([$BCM.$D50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49]" office:value-type="float" office:value="48">
            <text:p>48</text:p>
          </table:table-cell>
          <table:table-cell table:number-columns-repeated="2"/>
          <table:table-cell table:formula="of:=[.A49]" office:value-type="float" office:value="48">
            <text:p>48</text:p>
          </table:table-cell>
          <table:table-cell table:formula="of:=IF(LEN([.$A49])&gt;0;VLOOKUP([BCM.U51];[BD_GenCode.$E$2:.$F$50];2;0);&quot;&quot;)" office:value-type="float" office:value="3">
            <text:p>3</text:p>
          </table:table-cell>
          <table:table-cell table:formula="of:=IF(LEN([.$A49])&gt;0;[BCM.B51];&quot;&quot;)" office:value-type="float" office:value="15">
            <text:p>15</text:p>
          </table:table-cell>
          <table:table-cell table:style-name="ce383" table:formula="of:=IF(LEN([.$A49])&gt;0;VLOOKUP([$BCM.$D51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50]" office:value-type="float" office:value="49">
            <text:p>49</text:p>
          </table:table-cell>
          <table:table-cell table:number-columns-repeated="2"/>
          <table:table-cell table:formula="of:=[.A50]" office:value-type="float" office:value="49">
            <text:p>49</text:p>
          </table:table-cell>
          <table:table-cell table:formula="of:=IF(LEN([.$A50])&gt;0;VLOOKUP([BCM.U52];[BD_GenCode.$E$2:.$F$50];2;0);&quot;&quot;)" office:value-type="float" office:value="3">
            <text:p>3</text:p>
          </table:table-cell>
          <table:table-cell table:formula="of:=IF(LEN([.$A50])&gt;0;[BCM.B52];&quot;&quot;)" office:value-type="float" office:value="16">
            <text:p>16</text:p>
          </table:table-cell>
          <table:table-cell table:style-name="ce383" table:formula="of:=IF(LEN([.$A50])&gt;0;VLOOKUP([$BCM.$D52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51]" office:value-type="float" office:value="50">
            <text:p>50</text:p>
          </table:table-cell>
          <table:table-cell table:number-columns-repeated="2"/>
          <table:table-cell table:formula="of:=[.A51]" office:value-type="float" office:value="50">
            <text:p>50</text:p>
          </table:table-cell>
          <table:table-cell table:formula="of:=IF(LEN([.$A51])&gt;0;VLOOKUP([BCM.U53];[BD_GenCode.$E$2:.$F$50];2;0);&quot;&quot;)" office:value-type="float" office:value="3">
            <text:p>3</text:p>
          </table:table-cell>
          <table:table-cell table:formula="of:=IF(LEN([.$A51])&gt;0;[BCM.B53];&quot;&quot;)" office:value-type="float" office:value="17">
            <text:p>17</text:p>
          </table:table-cell>
          <table:table-cell table:style-name="ce383" table:formula="of:=IF(LEN([.$A51])&gt;0;VLOOKUP([$BCM.$D53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52]" office:value-type="float" office:value="51">
            <text:p>51</text:p>
          </table:table-cell>
          <table:table-cell table:number-columns-repeated="2"/>
          <table:table-cell table:formula="of:=[.A52]" office:value-type="float" office:value="51">
            <text:p>51</text:p>
          </table:table-cell>
          <table:table-cell table:formula="of:=IF(LEN([.$A52])&gt;0;VLOOKUP([BCM.U54];[BD_GenCode.$E$2:.$F$50];2;0);&quot;&quot;)" office:value-type="float" office:value="3">
            <text:p>3</text:p>
          </table:table-cell>
          <table:table-cell table:formula="of:=IF(LEN([.$A52])&gt;0;[BCM.B54];&quot;&quot;)" office:value-type="float" office:value="18">
            <text:p>18</text:p>
          </table:table-cell>
          <table:table-cell table:style-name="ce383" table:formula="of:=IF(LEN([.$A52])&gt;0;VLOOKUP([$BCM.$D54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53]" office:value-type="float" office:value="52">
            <text:p>52</text:p>
          </table:table-cell>
          <table:table-cell table:number-columns-repeated="2"/>
          <table:table-cell table:formula="of:=[.A53]" office:value-type="float" office:value="52">
            <text:p>52</text:p>
          </table:table-cell>
          <table:table-cell table:formula="of:=IF(LEN([.$A53])&gt;0;VLOOKUP([BCM.U55];[BD_GenCode.$E$2:.$F$50];2;0);&quot;&quot;)" office:value-type="float" office:value="3">
            <text:p>3</text:p>
          </table:table-cell>
          <table:table-cell table:formula="of:=IF(LEN([.$A53])&gt;0;[BCM.B55];&quot;&quot;)" office:value-type="float" office:value="19">
            <text:p>19</text:p>
          </table:table-cell>
          <table:table-cell table:style-name="ce383" table:formula="of:=IF(LEN([.$A53])&gt;0;VLOOKUP([$BCM.$D55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54]" office:value-type="float" office:value="53">
            <text:p>53</text:p>
          </table:table-cell>
          <table:table-cell table:number-columns-repeated="2"/>
          <table:table-cell table:formula="of:=[.A54]" office:value-type="float" office:value="53">
            <text:p>53</text:p>
          </table:table-cell>
          <table:table-cell table:formula="of:=IF(LEN([.$A54])&gt;0;VLOOKUP([BCM.U56];[BD_GenCode.$E$2:.$F$50];2;0);&quot;&quot;)" office:value-type="float" office:value="3">
            <text:p>3</text:p>
          </table:table-cell>
          <table:table-cell table:formula="of:=IF(LEN([.$A54])&gt;0;[BCM.B56];&quot;&quot;)" office:value-type="float" office:value="20">
            <text:p>20</text:p>
          </table:table-cell>
          <table:table-cell table:style-name="ce383" table:formula="of:=IF(LEN([.$A54])&gt;0;VLOOKUP([$BCM.$D56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55]" office:value-type="float" office:value="54">
            <text:p>54</text:p>
          </table:table-cell>
          <table:table-cell table:number-columns-repeated="2"/>
          <table:table-cell table:formula="of:=[.A55]" office:value-type="float" office:value="54">
            <text:p>54</text:p>
          </table:table-cell>
          <table:table-cell table:formula="of:=IF(LEN([.$A55])&gt;0;VLOOKUP([BCM.U57];[BD_GenCode.$E$2:.$F$50];2;0);&quot;&quot;)" office:value-type="float" office:value="3">
            <text:p>3</text:p>
          </table:table-cell>
          <table:table-cell table:formula="of:=IF(LEN([.$A55])&gt;0;[BCM.B57];&quot;&quot;)" office:value-type="float" office:value="21">
            <text:p>21</text:p>
          </table:table-cell>
          <table:table-cell table:style-name="ce383" table:formula="of:=IF(LEN([.$A55])&gt;0;VLOOKUP([$BCM.$D57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56]" office:value-type="float" office:value="55">
            <text:p>55</text:p>
          </table:table-cell>
          <table:table-cell table:number-columns-repeated="2"/>
          <table:table-cell table:formula="of:=[.A56]" office:value-type="float" office:value="55">
            <text:p>55</text:p>
          </table:table-cell>
          <table:table-cell table:formula="of:=IF(LEN([.$A56])&gt;0;VLOOKUP([BCM.U58];[BD_GenCode.$E$2:.$F$50];2;0);&quot;&quot;)" office:value-type="float" office:value="3">
            <text:p>3</text:p>
          </table:table-cell>
          <table:table-cell table:formula="of:=IF(LEN([.$A56])&gt;0;[BCM.B58];&quot;&quot;)" office:value-type="float" office:value="22">
            <text:p>22</text:p>
          </table:table-cell>
          <table:table-cell table:style-name="ce383" table:formula="of:=IF(LEN([.$A56])&gt;0;VLOOKUP([$BCM.$D58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57]" office:value-type="float" office:value="56">
            <text:p>56</text:p>
          </table:table-cell>
          <table:table-cell table:number-columns-repeated="2"/>
          <table:table-cell table:formula="of:=[.A57]" office:value-type="float" office:value="56">
            <text:p>56</text:p>
          </table:table-cell>
          <table:table-cell table:formula="of:=IF(LEN([.$A57])&gt;0;VLOOKUP([BCM.U59];[BD_GenCode.$E$2:.$F$50];2;0);&quot;&quot;)" office:value-type="float" office:value="3">
            <text:p>3</text:p>
          </table:table-cell>
          <table:table-cell table:formula="of:=IF(LEN([.$A57])&gt;0;[BCM.B59];&quot;&quot;)" office:value-type="float" office:value="23">
            <text:p>23</text:p>
          </table:table-cell>
          <table:table-cell table:style-name="ce383" table:formula="of:=IF(LEN([.$A57])&gt;0;VLOOKUP([$BCM.$D59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58]" office:value-type="float" office:value="57">
            <text:p>57</text:p>
          </table:table-cell>
          <table:table-cell table:number-columns-repeated="2"/>
          <table:table-cell table:formula="of:=[.A58]" office:value-type="float" office:value="57">
            <text:p>57</text:p>
          </table:table-cell>
          <table:table-cell table:formula="of:=IF(LEN([.$A58])&gt;0;VLOOKUP([BCM.U60];[BD_GenCode.$E$2:.$F$50];2;0);&quot;&quot;)" office:value-type="float" office:value="3">
            <text:p>3</text:p>
          </table:table-cell>
          <table:table-cell table:formula="of:=IF(LEN([.$A58])&gt;0;[BCM.B60];&quot;&quot;)" office:value-type="float" office:value="24">
            <text:p>24</text:p>
          </table:table-cell>
          <table:table-cell table:style-name="ce383" table:formula="of:=IF(LEN([.$A58])&gt;0;VLOOKUP([$BCM.$D60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59]" office:value-type="float" office:value="58">
            <text:p>58</text:p>
          </table:table-cell>
          <table:table-cell table:number-columns-repeated="2"/>
          <table:table-cell table:formula="of:=[.A59]" office:value-type="float" office:value="58">
            <text:p>58</text:p>
          </table:table-cell>
          <table:table-cell table:formula="of:=IF(LEN([.$A59])&gt;0;VLOOKUP([BCM.U61];[BD_GenCode.$E$2:.$F$50];2;0);&quot;&quot;)" office:value-type="float" office:value="4">
            <text:p>4</text:p>
          </table:table-cell>
          <table:table-cell table:formula="of:=IF(LEN([.$A59])&gt;0;[BCM.B61];&quot;&quot;)" office:value-type="float" office:value="1">
            <text:p>1</text:p>
          </table:table-cell>
          <table:table-cell table:style-name="ce383" table:formula="of:=IF(LEN([.$A59])&gt;0;VLOOKUP([$BCM.$D61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60]" office:value-type="float" office:value="59">
            <text:p>59</text:p>
          </table:table-cell>
          <table:table-cell table:number-columns-repeated="2"/>
          <table:table-cell table:formula="of:=[.A60]" office:value-type="float" office:value="59">
            <text:p>59</text:p>
          </table:table-cell>
          <table:table-cell table:formula="of:=IF(LEN([.$A60])&gt;0;VLOOKUP([BCM.U62];[BD_GenCode.$E$2:.$F$50];2;0);&quot;&quot;)" office:value-type="float" office:value="4">
            <text:p>4</text:p>
          </table:table-cell>
          <table:table-cell table:formula="of:=IF(LEN([.$A60])&gt;0;[BCM.B62];&quot;&quot;)" office:value-type="float" office:value="2">
            <text:p>2</text:p>
          </table:table-cell>
          <table:table-cell table:style-name="ce383" table:formula="of:=IF(LEN([.$A60])&gt;0;VLOOKUP([$BCM.$D62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61]" office:value-type="float" office:value="60">
            <text:p>60</text:p>
          </table:table-cell>
          <table:table-cell table:number-columns-repeated="2"/>
          <table:table-cell table:formula="of:=[.A61]" office:value-type="float" office:value="60">
            <text:p>60</text:p>
          </table:table-cell>
          <table:table-cell table:formula="of:=IF(LEN([.$A61])&gt;0;VLOOKUP([BCM.U63];[BD_GenCode.$E$2:.$F$50];2;0);&quot;&quot;)" office:value-type="float" office:value="4">
            <text:p>4</text:p>
          </table:table-cell>
          <table:table-cell table:formula="of:=IF(LEN([.$A61])&gt;0;[BCM.B63];&quot;&quot;)" office:value-type="float" office:value="3">
            <text:p>3</text:p>
          </table:table-cell>
          <table:table-cell table:style-name="ce383" table:formula="of:=IF(LEN([.$A61])&gt;0;VLOOKUP([$BCM.$D63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62]" office:value-type="float" office:value="61">
            <text:p>61</text:p>
          </table:table-cell>
          <table:table-cell table:number-columns-repeated="2"/>
          <table:table-cell table:formula="of:=[.A62]" office:value-type="float" office:value="61">
            <text:p>61</text:p>
          </table:table-cell>
          <table:table-cell table:formula="of:=IF(LEN([.$A62])&gt;0;VLOOKUP([BCM.U64];[BD_GenCode.$E$2:.$F$50];2;0);&quot;&quot;)" office:value-type="float" office:value="4">
            <text:p>4</text:p>
          </table:table-cell>
          <table:table-cell table:formula="of:=IF(LEN([.$A62])&gt;0;[BCM.B64];&quot;&quot;)" office:value-type="float" office:value="4">
            <text:p>4</text:p>
          </table:table-cell>
          <table:table-cell table:style-name="ce383" table:formula="of:=IF(LEN([.$A62])&gt;0;VLOOKUP([$BCM.$D64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63]" office:value-type="float" office:value="62">
            <text:p>62</text:p>
          </table:table-cell>
          <table:table-cell table:number-columns-repeated="2"/>
          <table:table-cell table:formula="of:=[.A63]" office:value-type="float" office:value="62">
            <text:p>62</text:p>
          </table:table-cell>
          <table:table-cell table:formula="of:=IF(LEN([.$A63])&gt;0;VLOOKUP([BCM.U65];[BD_GenCode.$E$2:.$F$50];2;0);&quot;&quot;)" office:value-type="float" office:value="4">
            <text:p>4</text:p>
          </table:table-cell>
          <table:table-cell table:formula="of:=IF(LEN([.$A63])&gt;0;[BCM.B65];&quot;&quot;)" office:value-type="float" office:value="5">
            <text:p>5</text:p>
          </table:table-cell>
          <table:table-cell table:style-name="ce383" table:formula="of:=IF(LEN([.$A63])&gt;0;VLOOKUP([$BCM.$D65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64]" office:value-type="float" office:value="63">
            <text:p>63</text:p>
          </table:table-cell>
          <table:table-cell table:number-columns-repeated="2"/>
          <table:table-cell table:formula="of:=[.A64]" office:value-type="float" office:value="63">
            <text:p>63</text:p>
          </table:table-cell>
          <table:table-cell table:formula="of:=IF(LEN([.$A64])&gt;0;VLOOKUP([BCM.U66];[BD_GenCode.$E$2:.$F$50];2;0);&quot;&quot;)" office:value-type="float" office:value="4">
            <text:p>4</text:p>
          </table:table-cell>
          <table:table-cell table:formula="of:=IF(LEN([.$A64])&gt;0;[BCM.B66];&quot;&quot;)" office:value-type="float" office:value="6">
            <text:p>6</text:p>
          </table:table-cell>
          <table:table-cell table:style-name="ce383" table:formula="of:=IF(LEN([.$A64])&gt;0;VLOOKUP([$BCM.$D66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65]" office:value-type="float" office:value="64">
            <text:p>64</text:p>
          </table:table-cell>
          <table:table-cell table:number-columns-repeated="2"/>
          <table:table-cell table:formula="of:=[.A65]" office:value-type="float" office:value="64">
            <text:p>64</text:p>
          </table:table-cell>
          <table:table-cell table:formula="of:=IF(LEN([.$A65])&gt;0;VLOOKUP([BCM.U67];[BD_GenCode.$E$2:.$F$50];2;0);&quot;&quot;)" office:value-type="float" office:value="4">
            <text:p>4</text:p>
          </table:table-cell>
          <table:table-cell table:formula="of:=IF(LEN([.$A65])&gt;0;[BCM.B67];&quot;&quot;)" office:value-type="float" office:value="7">
            <text:p>7</text:p>
          </table:table-cell>
          <table:table-cell table:style-name="ce383" table:formula="of:=IF(LEN([.$A65])&gt;0;VLOOKUP([$BCM.$D67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66]" office:value-type="float" office:value="65">
            <text:p>65</text:p>
          </table:table-cell>
          <table:table-cell table:number-columns-repeated="2"/>
          <table:table-cell table:formula="of:=[.A66]" office:value-type="float" office:value="65">
            <text:p>65</text:p>
          </table:table-cell>
          <table:table-cell table:formula="of:=IF(LEN([.$A66])&gt;0;VLOOKUP([BCM.U68];[BD_GenCode.$E$2:.$F$50];2;0);&quot;&quot;)" office:value-type="float" office:value="4">
            <text:p>4</text:p>
          </table:table-cell>
          <table:table-cell table:formula="of:=IF(LEN([.$A66])&gt;0;[BCM.B68];&quot;&quot;)" office:value-type="float" office:value="8">
            <text:p>8</text:p>
          </table:table-cell>
          <table:table-cell table:style-name="ce383" table:formula="of:=IF(LEN([.$A66])&gt;0;VLOOKUP([$BCM.$D68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67]" office:value-type="float" office:value="66">
            <text:p>66</text:p>
          </table:table-cell>
          <table:table-cell table:number-columns-repeated="2"/>
          <table:table-cell table:formula="of:=[.A67]" office:value-type="float" office:value="66">
            <text:p>66</text:p>
          </table:table-cell>
          <table:table-cell table:formula="of:=IF(LEN([.$A67])&gt;0;VLOOKUP([BCM.U69];[BD_GenCode.$E$2:.$F$50];2;0);&quot;&quot;)" office:value-type="float" office:value="4">
            <text:p>4</text:p>
          </table:table-cell>
          <table:table-cell table:formula="of:=IF(LEN([.$A67])&gt;0;[BCM.B69];&quot;&quot;)" office:value-type="float" office:value="9">
            <text:p>9</text:p>
          </table:table-cell>
          <table:table-cell table:style-name="ce383" table:formula="of:=IF(LEN([.$A67])&gt;0;VLOOKUP([$BCM.$D69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68]" office:value-type="float" office:value="67">
            <text:p>67</text:p>
          </table:table-cell>
          <table:table-cell table:number-columns-repeated="2"/>
          <table:table-cell table:formula="of:=[.A68]" office:value-type="float" office:value="67">
            <text:p>67</text:p>
          </table:table-cell>
          <table:table-cell table:formula="of:=IF(LEN([.$A68])&gt;0;VLOOKUP([BCM.U70];[BD_GenCode.$E$2:.$F$50];2;0);&quot;&quot;)" office:value-type="float" office:value="4">
            <text:p>4</text:p>
          </table:table-cell>
          <table:table-cell table:formula="of:=IF(LEN([.$A68])&gt;0;[BCM.B70];&quot;&quot;)" office:value-type="float" office:value="10">
            <text:p>10</text:p>
          </table:table-cell>
          <table:table-cell table:style-name="ce383" table:formula="of:=IF(LEN([.$A68])&gt;0;VLOOKUP([$BCM.$D70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69]" office:value-type="float" office:value="68">
            <text:p>68</text:p>
          </table:table-cell>
          <table:table-cell table:number-columns-repeated="2"/>
          <table:table-cell table:formula="of:=[.A69]" office:value-type="float" office:value="68">
            <text:p>68</text:p>
          </table:table-cell>
          <table:table-cell table:formula="of:=IF(LEN([.$A69])&gt;0;VLOOKUP([BCM.U71];[BD_GenCode.$E$2:.$F$50];2;0);&quot;&quot;)" office:value-type="float" office:value="4">
            <text:p>4</text:p>
          </table:table-cell>
          <table:table-cell table:formula="of:=IF(LEN([.$A69])&gt;0;[BCM.B71];&quot;&quot;)" office:value-type="float" office:value="11">
            <text:p>11</text:p>
          </table:table-cell>
          <table:table-cell table:style-name="ce383" table:formula="of:=IF(LEN([.$A69])&gt;0;VLOOKUP([$BCM.$D71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70]" office:value-type="float" office:value="69">
            <text:p>69</text:p>
          </table:table-cell>
          <table:table-cell table:number-columns-repeated="2"/>
          <table:table-cell table:formula="of:=[.A70]" office:value-type="float" office:value="69">
            <text:p>69</text:p>
          </table:table-cell>
          <table:table-cell table:formula="of:=IF(LEN([.$A70])&gt;0;VLOOKUP([BCM.U72];[BD_GenCode.$E$2:.$F$50];2;0);&quot;&quot;)" office:value-type="float" office:value="4">
            <text:p>4</text:p>
          </table:table-cell>
          <table:table-cell table:formula="of:=IF(LEN([.$A70])&gt;0;[BCM.B72];&quot;&quot;)" office:value-type="float" office:value="12">
            <text:p>12</text:p>
          </table:table-cell>
          <table:table-cell table:style-name="ce383" table:formula="of:=IF(LEN([.$A70])&gt;0;VLOOKUP([$BCM.$D72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71]" office:value-type="float" office:value="70">
            <text:p>70</text:p>
          </table:table-cell>
          <table:table-cell table:number-columns-repeated="2"/>
          <table:table-cell table:formula="of:=[.A71]" office:value-type="float" office:value="70">
            <text:p>70</text:p>
          </table:table-cell>
          <table:table-cell table:formula="of:=IF(LEN([.$A71])&gt;0;VLOOKUP([BCM.U73];[BD_GenCode.$E$2:.$F$50];2;0);&quot;&quot;)" office:value-type="float" office:value="4">
            <text:p>4</text:p>
          </table:table-cell>
          <table:table-cell table:formula="of:=IF(LEN([.$A71])&gt;0;[BCM.B73];&quot;&quot;)" office:value-type="float" office:value="13">
            <text:p>13</text:p>
          </table:table-cell>
          <table:table-cell table:style-name="ce383" table:formula="of:=IF(LEN([.$A71])&gt;0;VLOOKUP([$BCM.$D73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72]" office:value-type="float" office:value="71">
            <text:p>71</text:p>
          </table:table-cell>
          <table:table-cell table:number-columns-repeated="2"/>
          <table:table-cell table:formula="of:=[.A72]" office:value-type="float" office:value="71">
            <text:p>71</text:p>
          </table:table-cell>
          <table:table-cell table:formula="of:=IF(LEN([.$A72])&gt;0;VLOOKUP([BCM.U74];[BD_GenCode.$E$2:.$F$50];2;0);&quot;&quot;)" office:value-type="float" office:value="4">
            <text:p>4</text:p>
          </table:table-cell>
          <table:table-cell table:formula="of:=IF(LEN([.$A72])&gt;0;[BCM.B74];&quot;&quot;)" office:value-type="float" office:value="14">
            <text:p>14</text:p>
          </table:table-cell>
          <table:table-cell table:style-name="ce383" table:formula="of:=IF(LEN([.$A72])&gt;0;VLOOKUP([$BCM.$D74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73]" office:value-type="float" office:value="72">
            <text:p>72</text:p>
          </table:table-cell>
          <table:table-cell table:number-columns-repeated="2"/>
          <table:table-cell table:formula="of:=[.A73]" office:value-type="float" office:value="72">
            <text:p>72</text:p>
          </table:table-cell>
          <table:table-cell table:formula="of:=IF(LEN([.$A73])&gt;0;VLOOKUP([BCM.U75];[BD_GenCode.$E$2:.$F$50];2;0);&quot;&quot;)" office:value-type="float" office:value="4">
            <text:p>4</text:p>
          </table:table-cell>
          <table:table-cell table:formula="of:=IF(LEN([.$A73])&gt;0;[BCM.B75];&quot;&quot;)" office:value-type="float" office:value="15">
            <text:p>15</text:p>
          </table:table-cell>
          <table:table-cell table:style-name="ce383" table:formula="of:=IF(LEN([.$A73])&gt;0;VLOOKUP([$BCM.$D75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74]" office:value-type="float" office:value="73">
            <text:p>73</text:p>
          </table:table-cell>
          <table:table-cell table:number-columns-repeated="2"/>
          <table:table-cell table:formula="of:=[.A74]" office:value-type="float" office:value="73">
            <text:p>73</text:p>
          </table:table-cell>
          <table:table-cell table:formula="of:=IF(LEN([.$A74])&gt;0;VLOOKUP([BCM.U76];[BD_GenCode.$E$2:.$F$50];2;0);&quot;&quot;)" office:value-type="float" office:value="4">
            <text:p>4</text:p>
          </table:table-cell>
          <table:table-cell table:formula="of:=IF(LEN([.$A74])&gt;0;[BCM.B76];&quot;&quot;)" office:value-type="float" office:value="16">
            <text:p>16</text:p>
          </table:table-cell>
          <table:table-cell table:style-name="ce383" table:formula="of:=IF(LEN([.$A74])&gt;0;VLOOKUP([$BCM.$D76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75]" office:value-type="float" office:value="74">
            <text:p>74</text:p>
          </table:table-cell>
          <table:table-cell table:number-columns-repeated="2"/>
          <table:table-cell table:formula="of:=[.A75]" office:value-type="float" office:value="74">
            <text:p>74</text:p>
          </table:table-cell>
          <table:table-cell table:formula="of:=IF(LEN([.$A75])&gt;0;VLOOKUP([BCM.U77];[BD_GenCode.$E$2:.$F$50];2;0);&quot;&quot;)" office:value-type="float" office:value="4">
            <text:p>4</text:p>
          </table:table-cell>
          <table:table-cell table:formula="of:=IF(LEN([.$A75])&gt;0;[BCM.B77];&quot;&quot;)" office:value-type="float" office:value="17">
            <text:p>17</text:p>
          </table:table-cell>
          <table:table-cell table:style-name="ce383" table:formula="of:=IF(LEN([.$A75])&gt;0;VLOOKUP([$BCM.$D77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76]" office:value-type="float" office:value="75">
            <text:p>75</text:p>
          </table:table-cell>
          <table:table-cell table:number-columns-repeated="2"/>
          <table:table-cell table:formula="of:=[.A76]" office:value-type="float" office:value="75">
            <text:p>75</text:p>
          </table:table-cell>
          <table:table-cell table:formula="of:=IF(LEN([.$A76])&gt;0;VLOOKUP([BCM.U78];[BD_GenCode.$E$2:.$F$50];2;0);&quot;&quot;)" office:value-type="float" office:value="4">
            <text:p>4</text:p>
          </table:table-cell>
          <table:table-cell table:formula="of:=IF(LEN([.$A76])&gt;0;[BCM.B78];&quot;&quot;)" office:value-type="float" office:value="18">
            <text:p>18</text:p>
          </table:table-cell>
          <table:table-cell table:style-name="ce383" table:formula="of:=IF(LEN([.$A76])&gt;0;VLOOKUP([$BCM.$D78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77]" office:value-type="float" office:value="76">
            <text:p>76</text:p>
          </table:table-cell>
          <table:table-cell table:number-columns-repeated="2"/>
          <table:table-cell table:formula="of:=[.A77]" office:value-type="float" office:value="76">
            <text:p>76</text:p>
          </table:table-cell>
          <table:table-cell table:formula="of:=IF(LEN([.$A77])&gt;0;VLOOKUP([BCM.U79];[BD_GenCode.$E$2:.$F$50];2;0);&quot;&quot;)" office:value-type="float" office:value="4">
            <text:p>4</text:p>
          </table:table-cell>
          <table:table-cell table:formula="of:=IF(LEN([.$A77])&gt;0;[BCM.B79];&quot;&quot;)" office:value-type="float" office:value="19">
            <text:p>19</text:p>
          </table:table-cell>
          <table:table-cell table:style-name="ce383" table:formula="of:=IF(LEN([.$A77])&gt;0;VLOOKUP([$BCM.$D79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78]" office:value-type="float" office:value="77">
            <text:p>77</text:p>
          </table:table-cell>
          <table:table-cell table:number-columns-repeated="2"/>
          <table:table-cell table:formula="of:=[.A78]" office:value-type="float" office:value="77">
            <text:p>77</text:p>
          </table:table-cell>
          <table:table-cell table:formula="of:=IF(LEN([.$A78])&gt;0;VLOOKUP([BCM.U80];[BD_GenCode.$E$2:.$F$50];2;0);&quot;&quot;)" office:value-type="float" office:value="4">
            <text:p>4</text:p>
          </table:table-cell>
          <table:table-cell table:formula="of:=IF(LEN([.$A78])&gt;0;[BCM.B80];&quot;&quot;)" office:value-type="float" office:value="20">
            <text:p>20</text:p>
          </table:table-cell>
          <table:table-cell table:style-name="ce383" table:formula="of:=IF(LEN([.$A78])&gt;0;VLOOKUP([$BCM.$D80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79]" office:value-type="float" office:value="78">
            <text:p>78</text:p>
          </table:table-cell>
          <table:table-cell table:number-columns-repeated="2"/>
          <table:table-cell table:formula="of:=[.A79]" office:value-type="float" office:value="78">
            <text:p>78</text:p>
          </table:table-cell>
          <table:table-cell table:formula="of:=IF(LEN([.$A79])&gt;0;VLOOKUP([BCM.U81];[BD_GenCode.$E$2:.$F$50];2;0);&quot;&quot;)" office:value-type="float" office:value="4">
            <text:p>4</text:p>
          </table:table-cell>
          <table:table-cell table:formula="of:=IF(LEN([.$A79])&gt;0;[BCM.B81];&quot;&quot;)" office:value-type="float" office:value="21">
            <text:p>21</text:p>
          </table:table-cell>
          <table:table-cell table:style-name="ce383" table:formula="of:=IF(LEN([.$A79])&gt;0;VLOOKUP([$BCM.$D81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80]" office:value-type="float" office:value="79">
            <text:p>79</text:p>
          </table:table-cell>
          <table:table-cell table:number-columns-repeated="2"/>
          <table:table-cell table:formula="of:=[.A80]" office:value-type="float" office:value="79">
            <text:p>79</text:p>
          </table:table-cell>
          <table:table-cell table:formula="of:=IF(LEN([.$A80])&gt;0;VLOOKUP([BCM.U82];[BD_GenCode.$E$2:.$F$50];2;0);&quot;&quot;)" office:value-type="float" office:value="4">
            <text:p>4</text:p>
          </table:table-cell>
          <table:table-cell table:formula="of:=IF(LEN([.$A80])&gt;0;[BCM.B82];&quot;&quot;)" office:value-type="float" office:value="22">
            <text:p>22</text:p>
          </table:table-cell>
          <table:table-cell table:style-name="ce383" table:formula="of:=IF(LEN([.$A80])&gt;0;VLOOKUP([$BCM.$D82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81]" office:value-type="float" office:value="80">
            <text:p>80</text:p>
          </table:table-cell>
          <table:table-cell table:number-columns-repeated="2"/>
          <table:table-cell table:formula="of:=[.A81]" office:value-type="float" office:value="80">
            <text:p>80</text:p>
          </table:table-cell>
          <table:table-cell table:formula="of:=IF(LEN([.$A81])&gt;0;VLOOKUP([BCM.U83];[BD_GenCode.$E$2:.$F$50];2;0);&quot;&quot;)" office:value-type="float" office:value="5">
            <text:p>5</text:p>
          </table:table-cell>
          <table:table-cell table:formula="of:=IF(LEN([.$A81])&gt;0;[BCM.B83];&quot;&quot;)" office:value-type="float" office:value="1">
            <text:p>1</text:p>
          </table:table-cell>
          <table:table-cell table:style-name="ce383" table:formula="of:=IF(LEN([.$A81])&gt;0;VLOOKUP([$BCM.$D83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82]" office:value-type="float" office:value="81">
            <text:p>81</text:p>
          </table:table-cell>
          <table:table-cell table:number-columns-repeated="2"/>
          <table:table-cell table:formula="of:=[.A82]" office:value-type="float" office:value="81">
            <text:p>81</text:p>
          </table:table-cell>
          <table:table-cell table:formula="of:=IF(LEN([.$A82])&gt;0;VLOOKUP([BCM.U84];[BD_GenCode.$E$2:.$F$50];2;0);&quot;&quot;)" office:value-type="float" office:value="5">
            <text:p>5</text:p>
          </table:table-cell>
          <table:table-cell table:formula="of:=IF(LEN([.$A82])&gt;0;[BCM.B84];&quot;&quot;)" office:value-type="float" office:value="2">
            <text:p>2</text:p>
          </table:table-cell>
          <table:table-cell table:style-name="ce383" table:formula="of:=IF(LEN([.$A82])&gt;0;VLOOKUP([$BCM.$D84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83]" office:value-type="float" office:value="82">
            <text:p>82</text:p>
          </table:table-cell>
          <table:table-cell table:number-columns-repeated="2"/>
          <table:table-cell table:formula="of:=[.A83]" office:value-type="float" office:value="82">
            <text:p>82</text:p>
          </table:table-cell>
          <table:table-cell table:formula="of:=IF(LEN([.$A83])&gt;0;VLOOKUP([BCM.U85];[BD_GenCode.$E$2:.$F$50];2;0);&quot;&quot;)" office:value-type="float" office:value="5">
            <text:p>5</text:p>
          </table:table-cell>
          <table:table-cell table:formula="of:=IF(LEN([.$A83])&gt;0;[BCM.B85];&quot;&quot;)" office:value-type="float" office:value="3">
            <text:p>3</text:p>
          </table:table-cell>
          <table:table-cell table:style-name="ce383" table:formula="of:=IF(LEN([.$A83])&gt;0;VLOOKUP([$BCM.$D85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84]" office:value-type="float" office:value="83">
            <text:p>83</text:p>
          </table:table-cell>
          <table:table-cell table:number-columns-repeated="2"/>
          <table:table-cell table:formula="of:=[.A84]" office:value-type="float" office:value="83">
            <text:p>83</text:p>
          </table:table-cell>
          <table:table-cell table:formula="of:=IF(LEN([.$A84])&gt;0;VLOOKUP([BCM.U86];[BD_GenCode.$E$2:.$F$50];2;0);&quot;&quot;)" office:value-type="float" office:value="5">
            <text:p>5</text:p>
          </table:table-cell>
          <table:table-cell table:formula="of:=IF(LEN([.$A84])&gt;0;[BCM.B86];&quot;&quot;)" office:value-type="float" office:value="4">
            <text:p>4</text:p>
          </table:table-cell>
          <table:table-cell table:style-name="ce383" table:formula="of:=IF(LEN([.$A84])&gt;0;VLOOKUP([$BCM.$D86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85]" office:value-type="float" office:value="84">
            <text:p>84</text:p>
          </table:table-cell>
          <table:table-cell table:number-columns-repeated="2"/>
          <table:table-cell table:formula="of:=[.A85]" office:value-type="float" office:value="84">
            <text:p>84</text:p>
          </table:table-cell>
          <table:table-cell table:formula="of:=IF(LEN([.$A85])&gt;0;VLOOKUP([BCM.U87];[BD_GenCode.$E$2:.$F$50];2;0);&quot;&quot;)" office:value-type="float" office:value="5">
            <text:p>5</text:p>
          </table:table-cell>
          <table:table-cell table:formula="of:=IF(LEN([.$A85])&gt;0;[BCM.B87];&quot;&quot;)" office:value-type="float" office:value="5">
            <text:p>5</text:p>
          </table:table-cell>
          <table:table-cell table:style-name="ce383" table:formula="of:=IF(LEN([.$A85])&gt;0;VLOOKUP([$BCM.$D87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86]" office:value-type="float" office:value="85">
            <text:p>85</text:p>
          </table:table-cell>
          <table:table-cell table:number-columns-repeated="2"/>
          <table:table-cell table:formula="of:=[.A86]" office:value-type="float" office:value="85">
            <text:p>85</text:p>
          </table:table-cell>
          <table:table-cell table:formula="of:=IF(LEN([.$A86])&gt;0;VLOOKUP([BCM.U88];[BD_GenCode.$E$2:.$F$50];2;0);&quot;&quot;)" office:value-type="float" office:value="5">
            <text:p>5</text:p>
          </table:table-cell>
          <table:table-cell table:formula="of:=IF(LEN([.$A86])&gt;0;[BCM.B88];&quot;&quot;)" office:value-type="float" office:value="6">
            <text:p>6</text:p>
          </table:table-cell>
          <table:table-cell table:style-name="ce383" table:formula="of:=IF(LEN([.$A86])&gt;0;VLOOKUP([$BCM.$D88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87]" office:value-type="float" office:value="86">
            <text:p>86</text:p>
          </table:table-cell>
          <table:table-cell table:number-columns-repeated="2"/>
          <table:table-cell table:formula="of:=[.A87]" office:value-type="float" office:value="86">
            <text:p>86</text:p>
          </table:table-cell>
          <table:table-cell table:formula="of:=IF(LEN([.$A87])&gt;0;VLOOKUP([BCM.U89];[BD_GenCode.$E$2:.$F$50];2;0);&quot;&quot;)" office:value-type="float" office:value="5">
            <text:p>5</text:p>
          </table:table-cell>
          <table:table-cell table:formula="of:=IF(LEN([.$A87])&gt;0;[BCM.B89];&quot;&quot;)" office:value-type="float" office:value="7">
            <text:p>7</text:p>
          </table:table-cell>
          <table:table-cell table:style-name="ce383" table:formula="of:=IF(LEN([.$A87])&gt;0;VLOOKUP([$BCM.$D89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88]" office:value-type="float" office:value="87">
            <text:p>87</text:p>
          </table:table-cell>
          <table:table-cell table:number-columns-repeated="2"/>
          <table:table-cell table:formula="of:=[.A88]" office:value-type="float" office:value="87">
            <text:p>87</text:p>
          </table:table-cell>
          <table:table-cell table:formula="of:=IF(LEN([.$A88])&gt;0;VLOOKUP([BCM.U90];[BD_GenCode.$E$2:.$F$50];2;0);&quot;&quot;)" office:value-type="float" office:value="5">
            <text:p>5</text:p>
          </table:table-cell>
          <table:table-cell table:formula="of:=IF(LEN([.$A88])&gt;0;[BCM.B90];&quot;&quot;)" office:value-type="float" office:value="8">
            <text:p>8</text:p>
          </table:table-cell>
          <table:table-cell table:style-name="ce383" table:formula="of:=IF(LEN([.$A88])&gt;0;VLOOKUP([$BCM.$D90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89]" office:value-type="float" office:value="88">
            <text:p>88</text:p>
          </table:table-cell>
          <table:table-cell table:number-columns-repeated="2"/>
          <table:table-cell table:formula="of:=[.A89]" office:value-type="float" office:value="88">
            <text:p>88</text:p>
          </table:table-cell>
          <table:table-cell table:formula="of:=IF(LEN([.$A89])&gt;0;VLOOKUP([BCM.U91];[BD_GenCode.$E$2:.$F$50];2;0);&quot;&quot;)" office:value-type="float" office:value="5">
            <text:p>5</text:p>
          </table:table-cell>
          <table:table-cell table:formula="of:=IF(LEN([.$A89])&gt;0;[BCM.B91];&quot;&quot;)" office:value-type="float" office:value="9">
            <text:p>9</text:p>
          </table:table-cell>
          <table:table-cell table:style-name="ce383" table:formula="of:=IF(LEN([.$A89])&gt;0;VLOOKUP([$BCM.$D91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90]" office:value-type="float" office:value="89">
            <text:p>89</text:p>
          </table:table-cell>
          <table:table-cell table:number-columns-repeated="2"/>
          <table:table-cell table:formula="of:=[.A90]" office:value-type="float" office:value="89">
            <text:p>89</text:p>
          </table:table-cell>
          <table:table-cell table:formula="of:=IF(LEN([.$A90])&gt;0;VLOOKUP([BCM.U92];[BD_GenCode.$E$2:.$F$50];2;0);&quot;&quot;)" office:value-type="float" office:value="5">
            <text:p>5</text:p>
          </table:table-cell>
          <table:table-cell table:formula="of:=IF(LEN([.$A90])&gt;0;[BCM.B92];&quot;&quot;)" office:value-type="float" office:value="10">
            <text:p>10</text:p>
          </table:table-cell>
          <table:table-cell table:style-name="ce383" table:formula="of:=IF(LEN([.$A90])&gt;0;VLOOKUP([$BCM.$D92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91]" office:value-type="float" office:value="90">
            <text:p>90</text:p>
          </table:table-cell>
          <table:table-cell table:number-columns-repeated="2"/>
          <table:table-cell table:formula="of:=[.A91]" office:value-type="float" office:value="90">
            <text:p>90</text:p>
          </table:table-cell>
          <table:table-cell table:formula="of:=IF(LEN([.$A91])&gt;0;VLOOKUP([BCM.U93];[BD_GenCode.$E$2:.$F$50];2;0);&quot;&quot;)" office:value-type="float" office:value="5">
            <text:p>5</text:p>
          </table:table-cell>
          <table:table-cell table:formula="of:=IF(LEN([.$A91])&gt;0;[BCM.B93];&quot;&quot;)" office:value-type="float" office:value="11">
            <text:p>11</text:p>
          </table:table-cell>
          <table:table-cell table:style-name="ce383" table:formula="of:=IF(LEN([.$A91])&gt;0;VLOOKUP([$BCM.$D93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92]" office:value-type="float" office:value="91">
            <text:p>91</text:p>
          </table:table-cell>
          <table:table-cell table:number-columns-repeated="2"/>
          <table:table-cell table:formula="of:=[.A92]" office:value-type="float" office:value="91">
            <text:p>91</text:p>
          </table:table-cell>
          <table:table-cell table:formula="of:=IF(LEN([.$A92])&gt;0;VLOOKUP([BCM.U94];[BD_GenCode.$E$2:.$F$50];2;0);&quot;&quot;)" office:value-type="float" office:value="5">
            <text:p>5</text:p>
          </table:table-cell>
          <table:table-cell table:formula="of:=IF(LEN([.$A92])&gt;0;[BCM.B94];&quot;&quot;)" office:value-type="float" office:value="12">
            <text:p>12</text:p>
          </table:table-cell>
          <table:table-cell table:style-name="ce383" table:formula="of:=IF(LEN([.$A92])&gt;0;VLOOKUP([$BCM.$D94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93]" office:value-type="float" office:value="92">
            <text:p>92</text:p>
          </table:table-cell>
          <table:table-cell table:number-columns-repeated="2"/>
          <table:table-cell table:formula="of:=[.A93]" office:value-type="float" office:value="92">
            <text:p>92</text:p>
          </table:table-cell>
          <table:table-cell table:formula="of:=IF(LEN([.$A93])&gt;0;VLOOKUP([BCM.U95];[BD_GenCode.$E$2:.$F$50];2;0);&quot;&quot;)" office:value-type="float" office:value="5">
            <text:p>5</text:p>
          </table:table-cell>
          <table:table-cell table:formula="of:=IF(LEN([.$A93])&gt;0;[BCM.B95];&quot;&quot;)" office:value-type="float" office:value="13">
            <text:p>13</text:p>
          </table:table-cell>
          <table:table-cell table:style-name="ce383" table:formula="of:=IF(LEN([.$A93])&gt;0;VLOOKUP([$BCM.$D95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94]" office:value-type="float" office:value="93">
            <text:p>93</text:p>
          </table:table-cell>
          <table:table-cell table:number-columns-repeated="2"/>
          <table:table-cell table:formula="of:=[.A94]" office:value-type="float" office:value="93">
            <text:p>93</text:p>
          </table:table-cell>
          <table:table-cell table:formula="of:=IF(LEN([.$A94])&gt;0;VLOOKUP([BCM.U96];[BD_GenCode.$E$2:.$F$50];2;0);&quot;&quot;)" office:value-type="float" office:value="5">
            <text:p>5</text:p>
          </table:table-cell>
          <table:table-cell table:formula="of:=IF(LEN([.$A94])&gt;0;[BCM.B96];&quot;&quot;)" office:value-type="float" office:value="14">
            <text:p>14</text:p>
          </table:table-cell>
          <table:table-cell table:style-name="ce383" table:formula="of:=IF(LEN([.$A94])&gt;0;VLOOKUP([$BCM.$D96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95]" office:value-type="float" office:value="94">
            <text:p>94</text:p>
          </table:table-cell>
          <table:table-cell table:number-columns-repeated="2"/>
          <table:table-cell table:formula="of:=[.A95]" office:value-type="float" office:value="94">
            <text:p>94</text:p>
          </table:table-cell>
          <table:table-cell table:formula="of:=IF(LEN([.$A95])&gt;0;VLOOKUP([BCM.U97];[BD_GenCode.$E$2:.$F$50];2;0);&quot;&quot;)" office:value-type="float" office:value="5">
            <text:p>5</text:p>
          </table:table-cell>
          <table:table-cell table:formula="of:=IF(LEN([.$A95])&gt;0;[BCM.B97];&quot;&quot;)" office:value-type="float" office:value="15">
            <text:p>15</text:p>
          </table:table-cell>
          <table:table-cell table:style-name="ce383" table:formula="of:=IF(LEN([.$A95])&gt;0;VLOOKUP([$BCM.$D97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96]" office:value-type="float" office:value="95">
            <text:p>95</text:p>
          </table:table-cell>
          <table:table-cell table:number-columns-repeated="2"/>
          <table:table-cell table:formula="of:=[.A96]" office:value-type="float" office:value="95">
            <text:p>95</text:p>
          </table:table-cell>
          <table:table-cell table:formula="of:=IF(LEN([.$A96])&gt;0;VLOOKUP([BCM.U98];[BD_GenCode.$E$2:.$F$50];2;0);&quot;&quot;)" office:value-type="float" office:value="5">
            <text:p>5</text:p>
          </table:table-cell>
          <table:table-cell table:formula="of:=IF(LEN([.$A96])&gt;0;[BCM.B98];&quot;&quot;)" office:value-type="float" office:value="16">
            <text:p>16</text:p>
          </table:table-cell>
          <table:table-cell table:style-name="ce383" table:formula="of:=IF(LEN([.$A96])&gt;0;VLOOKUP([$BCM.$D98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97]" office:value-type="float" office:value="96">
            <text:p>96</text:p>
          </table:table-cell>
          <table:table-cell table:number-columns-repeated="2"/>
          <table:table-cell table:formula="of:=[.A97]" office:value-type="float" office:value="96">
            <text:p>96</text:p>
          </table:table-cell>
          <table:table-cell table:formula="of:=IF(LEN([.$A97])&gt;0;VLOOKUP([BCM.U99];[BD_GenCode.$E$2:.$F$50];2;0);&quot;&quot;)" office:value-type="float" office:value="5">
            <text:p>5</text:p>
          </table:table-cell>
          <table:table-cell table:formula="of:=IF(LEN([.$A97])&gt;0;[BCM.B99];&quot;&quot;)" office:value-type="float" office:value="17">
            <text:p>17</text:p>
          </table:table-cell>
          <table:table-cell table:style-name="ce383" table:formula="of:=IF(LEN([.$A97])&gt;0;VLOOKUP([$BCM.$D99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98]" office:value-type="float" office:value="97">
            <text:p>97</text:p>
          </table:table-cell>
          <table:table-cell table:number-columns-repeated="2"/>
          <table:table-cell table:formula="of:=[.A98]" office:value-type="float" office:value="97">
            <text:p>97</text:p>
          </table:table-cell>
          <table:table-cell table:formula="of:=IF(LEN([.$A98])&gt;0;VLOOKUP([BCM.U100];[BD_GenCode.$E$2:.$F$50];2;0);&quot;&quot;)" office:value-type="float" office:value="5">
            <text:p>5</text:p>
          </table:table-cell>
          <table:table-cell table:formula="of:=IF(LEN([.$A98])&gt;0;[BCM.B100];&quot;&quot;)" office:value-type="float" office:value="18">
            <text:p>18</text:p>
          </table:table-cell>
          <table:table-cell table:style-name="ce383" table:formula="of:=IF(LEN([.$A98])&gt;0;VLOOKUP([$BCM.$D100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99]" office:value-type="float" office:value="98">
            <text:p>98</text:p>
          </table:table-cell>
          <table:table-cell table:number-columns-repeated="2"/>
          <table:table-cell table:formula="of:=[.A99]" office:value-type="float" office:value="98">
            <text:p>98</text:p>
          </table:table-cell>
          <table:table-cell table:formula="of:=IF(LEN([.$A99])&gt;0;VLOOKUP([BCM.U101];[BD_GenCode.$E$2:.$F$50];2;0);&quot;&quot;)" office:value-type="float" office:value="5">
            <text:p>5</text:p>
          </table:table-cell>
          <table:table-cell table:formula="of:=IF(LEN([.$A99])&gt;0;[BCM.B101];&quot;&quot;)" office:value-type="float" office:value="19">
            <text:p>19</text:p>
          </table:table-cell>
          <table:table-cell table:style-name="ce383" table:formula="of:=IF(LEN([.$A99])&gt;0;VLOOKUP([$BCM.$D101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100]" office:value-type="float" office:value="99">
            <text:p>99</text:p>
          </table:table-cell>
          <table:table-cell table:number-columns-repeated="2"/>
          <table:table-cell table:formula="of:=[.A100]" office:value-type="float" office:value="99">
            <text:p>99</text:p>
          </table:table-cell>
          <table:table-cell table:formula="of:=IF(LEN([.$A100])&gt;0;VLOOKUP([BCM.U102];[BD_GenCode.$E$2:.$F$50];2;0);&quot;&quot;)" office:value-type="float" office:value="5">
            <text:p>5</text:p>
          </table:table-cell>
          <table:table-cell table:formula="of:=IF(LEN([.$A100])&gt;0;[BCM.B102];&quot;&quot;)" office:value-type="float" office:value="20">
            <text:p>20</text:p>
          </table:table-cell>
          <table:table-cell table:style-name="ce383" table:formula="of:=IF(LEN([.$A100])&gt;0;VLOOKUP([$BCM.$D102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101]" office:value-type="float" office:value="100">
            <text:p>100</text:p>
          </table:table-cell>
          <table:table-cell table:number-columns-repeated="2"/>
          <table:table-cell table:formula="of:=[.A101]" office:value-type="float" office:value="100">
            <text:p>100</text:p>
          </table:table-cell>
          <table:table-cell table:formula="of:=IF(LEN([.$A101])&gt;0;VLOOKUP([BCM.U103];[BD_GenCode.$E$2:.$F$50];2;0);&quot;&quot;)" office:value-type="float" office:value="6">
            <text:p>6</text:p>
          </table:table-cell>
          <table:table-cell table:formula="of:=IF(LEN([.$A101])&gt;0;[BCM.B103];&quot;&quot;)" office:value-type="float" office:value="1">
            <text:p>1</text:p>
          </table:table-cell>
          <table:table-cell table:style-name="ce383" table:formula="of:=IF(LEN([.$A101])&gt;0;VLOOKUP([$BCM.$D103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102]" office:value-type="float" office:value="101">
            <text:p>101</text:p>
          </table:table-cell>
          <table:table-cell table:number-columns-repeated="2"/>
          <table:table-cell table:formula="of:=[.A102]" office:value-type="float" office:value="101">
            <text:p>101</text:p>
          </table:table-cell>
          <table:table-cell table:formula="of:=IF(LEN([.$A102])&gt;0;VLOOKUP([BCM.U104];[BD_GenCode.$E$2:.$F$50];2;0);&quot;&quot;)" office:value-type="float" office:value="6">
            <text:p>6</text:p>
          </table:table-cell>
          <table:table-cell table:formula="of:=IF(LEN([.$A102])&gt;0;[BCM.B104];&quot;&quot;)" office:value-type="float" office:value="2">
            <text:p>2</text:p>
          </table:table-cell>
          <table:table-cell table:style-name="ce383" table:formula="of:=IF(LEN([.$A102])&gt;0;VLOOKUP([$BCM.$D104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103]" office:value-type="float" office:value="102">
            <text:p>102</text:p>
          </table:table-cell>
          <table:table-cell table:number-columns-repeated="2"/>
          <table:table-cell table:formula="of:=[.A103]" office:value-type="float" office:value="102">
            <text:p>102</text:p>
          </table:table-cell>
          <table:table-cell table:formula="of:=IF(LEN([.$A103])&gt;0;VLOOKUP([BCM.U105];[BD_GenCode.$E$2:.$F$50];2;0);&quot;&quot;)" office:value-type="float" office:value="6">
            <text:p>6</text:p>
          </table:table-cell>
          <table:table-cell table:formula="of:=IF(LEN([.$A103])&gt;0;[BCM.B105];&quot;&quot;)" office:value-type="float" office:value="3">
            <text:p>3</text:p>
          </table:table-cell>
          <table:table-cell table:style-name="ce383" table:formula="of:=IF(LEN([.$A103])&gt;0;VLOOKUP([$BCM.$D105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104]" office:value-type="float" office:value="103">
            <text:p>103</text:p>
          </table:table-cell>
          <table:table-cell table:number-columns-repeated="2"/>
          <table:table-cell table:formula="of:=[.A104]" office:value-type="float" office:value="103">
            <text:p>103</text:p>
          </table:table-cell>
          <table:table-cell table:formula="of:=IF(LEN([.$A104])&gt;0;VLOOKUP([BCM.U106];[BD_GenCode.$E$2:.$F$50];2;0);&quot;&quot;)" office:value-type="float" office:value="6">
            <text:p>6</text:p>
          </table:table-cell>
          <table:table-cell table:formula="of:=IF(LEN([.$A104])&gt;0;[BCM.B106];&quot;&quot;)" office:value-type="float" office:value="4">
            <text:p>4</text:p>
          </table:table-cell>
          <table:table-cell table:style-name="ce383" table:formula="of:=IF(LEN([.$A104])&gt;0;VLOOKUP([$BCM.$D106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105]" office:value-type="float" office:value="104">
            <text:p>104</text:p>
          </table:table-cell>
          <table:table-cell table:number-columns-repeated="2"/>
          <table:table-cell table:formula="of:=[.A105]" office:value-type="float" office:value="104">
            <text:p>104</text:p>
          </table:table-cell>
          <table:table-cell table:formula="of:=IF(LEN([.$A105])&gt;0;VLOOKUP([BCM.U107];[BD_GenCode.$E$2:.$F$50];2;0);&quot;&quot;)" office:value-type="float" office:value="6">
            <text:p>6</text:p>
          </table:table-cell>
          <table:table-cell table:formula="of:=IF(LEN([.$A105])&gt;0;[BCM.B107];&quot;&quot;)" office:value-type="float" office:value="5">
            <text:p>5</text:p>
          </table:table-cell>
          <table:table-cell table:style-name="ce383" table:formula="of:=IF(LEN([.$A105])&gt;0;VLOOKUP([$BCM.$D107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106]" office:value-type="float" office:value="105">
            <text:p>105</text:p>
          </table:table-cell>
          <table:table-cell table:number-columns-repeated="2"/>
          <table:table-cell table:formula="of:=[.A106]" office:value-type="float" office:value="105">
            <text:p>105</text:p>
          </table:table-cell>
          <table:table-cell table:formula="of:=IF(LEN([.$A106])&gt;0;VLOOKUP([BCM.U108];[BD_GenCode.$E$2:.$F$50];2;0);&quot;&quot;)" office:value-type="float" office:value="6">
            <text:p>6</text:p>
          </table:table-cell>
          <table:table-cell table:formula="of:=IF(LEN([.$A106])&gt;0;[BCM.B108];&quot;&quot;)" office:value-type="float" office:value="6">
            <text:p>6</text:p>
          </table:table-cell>
          <table:table-cell table:style-name="ce383" table:formula="of:=IF(LEN([.$A106])&gt;0;VLOOKUP([$BCM.$D108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107]" office:value-type="float" office:value="106">
            <text:p>106</text:p>
          </table:table-cell>
          <table:table-cell table:number-columns-repeated="2"/>
          <table:table-cell table:formula="of:=[.A107]" office:value-type="float" office:value="106">
            <text:p>106</text:p>
          </table:table-cell>
          <table:table-cell table:formula="of:=IF(LEN([.$A107])&gt;0;VLOOKUP([BCM.U109];[BD_GenCode.$E$2:.$F$50];2;0);&quot;&quot;)" office:value-type="float" office:value="6">
            <text:p>6</text:p>
          </table:table-cell>
          <table:table-cell table:formula="of:=IF(LEN([.$A107])&gt;0;[BCM.B109];&quot;&quot;)" office:value-type="float" office:value="7">
            <text:p>7</text:p>
          </table:table-cell>
          <table:table-cell table:style-name="ce383" table:formula="of:=IF(LEN([.$A107])&gt;0;VLOOKUP([$BCM.$D109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108]" office:value-type="float" office:value="107">
            <text:p>107</text:p>
          </table:table-cell>
          <table:table-cell table:number-columns-repeated="2"/>
          <table:table-cell table:formula="of:=[.A108]" office:value-type="float" office:value="107">
            <text:p>107</text:p>
          </table:table-cell>
          <table:table-cell table:formula="of:=IF(LEN([.$A108])&gt;0;VLOOKUP([BCM.U110];[BD_GenCode.$E$2:.$F$50];2;0);&quot;&quot;)" office:value-type="float" office:value="6">
            <text:p>6</text:p>
          </table:table-cell>
          <table:table-cell table:formula="of:=IF(LEN([.$A108])&gt;0;[BCM.B110];&quot;&quot;)" office:value-type="float" office:value="8">
            <text:p>8</text:p>
          </table:table-cell>
          <table:table-cell table:style-name="ce383" table:formula="of:=IF(LEN([.$A108])&gt;0;VLOOKUP([$BCM.$D110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109]" office:value-type="float" office:value="108">
            <text:p>108</text:p>
          </table:table-cell>
          <table:table-cell table:number-columns-repeated="2"/>
          <table:table-cell table:formula="of:=[.A109]" office:value-type="float" office:value="108">
            <text:p>108</text:p>
          </table:table-cell>
          <table:table-cell table:formula="of:=IF(LEN([.$A109])&gt;0;VLOOKUP([BCM.U111];[BD_GenCode.$E$2:.$F$50];2;0);&quot;&quot;)" office:value-type="float" office:value="6">
            <text:p>6</text:p>
          </table:table-cell>
          <table:table-cell table:formula="of:=IF(LEN([.$A109])&gt;0;[BCM.B111];&quot;&quot;)" office:value-type="float" office:value="9">
            <text:p>9</text:p>
          </table:table-cell>
          <table:table-cell table:style-name="ce383" table:formula="of:=IF(LEN([.$A109])&gt;0;VLOOKUP([$BCM.$D111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110]" office:value-type="float" office:value="109">
            <text:p>109</text:p>
          </table:table-cell>
          <table:table-cell table:number-columns-repeated="2"/>
          <table:table-cell table:formula="of:=[.A110]" office:value-type="float" office:value="109">
            <text:p>109</text:p>
          </table:table-cell>
          <table:table-cell table:formula="of:=IF(LEN([.$A110])&gt;0;VLOOKUP([BCM.U112];[BD_GenCode.$E$2:.$F$50];2;0);&quot;&quot;)" office:value-type="float" office:value="6">
            <text:p>6</text:p>
          </table:table-cell>
          <table:table-cell table:formula="of:=IF(LEN([.$A110])&gt;0;[BCM.B112];&quot;&quot;)" office:value-type="float" office:value="10">
            <text:p>10</text:p>
          </table:table-cell>
          <table:table-cell table:style-name="ce383" table:formula="of:=IF(LEN([.$A110])&gt;0;VLOOKUP([$BCM.$D112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111]" office:value-type="float" office:value="110">
            <text:p>110</text:p>
          </table:table-cell>
          <table:table-cell table:number-columns-repeated="2"/>
          <table:table-cell table:formula="of:=[.A111]" office:value-type="float" office:value="110">
            <text:p>110</text:p>
          </table:table-cell>
          <table:table-cell table:formula="of:=IF(LEN([.$A111])&gt;0;VLOOKUP([BCM.U113];[BD_GenCode.$E$2:.$F$50];2;0);&quot;&quot;)" office:value-type="float" office:value="6">
            <text:p>6</text:p>
          </table:table-cell>
          <table:table-cell table:formula="of:=IF(LEN([.$A111])&gt;0;[BCM.B113];&quot;&quot;)" office:value-type="float" office:value="11">
            <text:p>11</text:p>
          </table:table-cell>
          <table:table-cell table:style-name="ce383" table:formula="of:=IF(LEN([.$A111])&gt;0;VLOOKUP([$BCM.$D113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112]" office:value-type="float" office:value="111">
            <text:p>111</text:p>
          </table:table-cell>
          <table:table-cell table:number-columns-repeated="2"/>
          <table:table-cell table:formula="of:=[.A112]" office:value-type="float" office:value="111">
            <text:p>111</text:p>
          </table:table-cell>
          <table:table-cell table:formula="of:=IF(LEN([.$A112])&gt;0;VLOOKUP([BCM.U114];[BD_GenCode.$E$2:.$F$50];2;0);&quot;&quot;)" office:value-type="float" office:value="6">
            <text:p>6</text:p>
          </table:table-cell>
          <table:table-cell table:formula="of:=IF(LEN([.$A112])&gt;0;[BCM.B114];&quot;&quot;)" office:value-type="float" office:value="12">
            <text:p>12</text:p>
          </table:table-cell>
          <table:table-cell table:style-name="ce383" table:formula="of:=IF(LEN([.$A112])&gt;0;VLOOKUP([$BCM.$D114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113]" office:value-type="float" office:value="112">
            <text:p>112</text:p>
          </table:table-cell>
          <table:table-cell table:number-columns-repeated="2"/>
          <table:table-cell table:formula="of:=[.A113]" office:value-type="float" office:value="112">
            <text:p>112</text:p>
          </table:table-cell>
          <table:table-cell table:formula="of:=IF(LEN([.$A113])&gt;0;VLOOKUP([BCM.U115];[BD_GenCode.$E$2:.$F$50];2;0);&quot;&quot;)" office:value-type="float" office:value="6">
            <text:p>6</text:p>
          </table:table-cell>
          <table:table-cell table:formula="of:=IF(LEN([.$A113])&gt;0;[BCM.B115];&quot;&quot;)" office:value-type="float" office:value="13">
            <text:p>13</text:p>
          </table:table-cell>
          <table:table-cell table:style-name="ce383" table:formula="of:=IF(LEN([.$A113])&gt;0;VLOOKUP([$BCM.$D115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114]" office:value-type="float" office:value="113">
            <text:p>113</text:p>
          </table:table-cell>
          <table:table-cell table:number-columns-repeated="2"/>
          <table:table-cell table:formula="of:=[.A114]" office:value-type="float" office:value="113">
            <text:p>113</text:p>
          </table:table-cell>
          <table:table-cell table:formula="of:=IF(LEN([.$A114])&gt;0;VLOOKUP([BCM.U116];[BD_GenCode.$E$2:.$F$50];2;0);&quot;&quot;)" office:value-type="float" office:value="6">
            <text:p>6</text:p>
          </table:table-cell>
          <table:table-cell table:formula="of:=IF(LEN([.$A114])&gt;0;[BCM.B116];&quot;&quot;)" office:value-type="float" office:value="14">
            <text:p>14</text:p>
          </table:table-cell>
          <table:table-cell table:style-name="ce383" table:formula="of:=IF(LEN([.$A114])&gt;0;VLOOKUP([$BCM.$D116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115]" office:value-type="float" office:value="114">
            <text:p>114</text:p>
          </table:table-cell>
          <table:table-cell table:number-columns-repeated="2"/>
          <table:table-cell table:formula="of:=[.A115]" office:value-type="float" office:value="114">
            <text:p>114</text:p>
          </table:table-cell>
          <table:table-cell table:formula="of:=IF(LEN([.$A115])&gt;0;VLOOKUP([BCM.U117];[BD_GenCode.$E$2:.$F$50];2;0);&quot;&quot;)" office:value-type="float" office:value="6">
            <text:p>6</text:p>
          </table:table-cell>
          <table:table-cell table:formula="of:=IF(LEN([.$A115])&gt;0;[BCM.B117];&quot;&quot;)" office:value-type="float" office:value="15">
            <text:p>15</text:p>
          </table:table-cell>
          <table:table-cell table:style-name="ce383" table:formula="of:=IF(LEN([.$A115])&gt;0;VLOOKUP([$BCM.$D117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116]" office:value-type="float" office:value="115">
            <text:p>115</text:p>
          </table:table-cell>
          <table:table-cell table:number-columns-repeated="2"/>
          <table:table-cell table:formula="of:=[.A116]" office:value-type="float" office:value="115">
            <text:p>115</text:p>
          </table:table-cell>
          <table:table-cell table:formula="of:=IF(LEN([.$A116])&gt;0;VLOOKUP([BCM.U118];[BD_GenCode.$E$2:.$F$50];2;0);&quot;&quot;)" office:value-type="float" office:value="6">
            <text:p>6</text:p>
          </table:table-cell>
          <table:table-cell table:formula="of:=IF(LEN([.$A116])&gt;0;[BCM.B118];&quot;&quot;)" office:value-type="float" office:value="16">
            <text:p>16</text:p>
          </table:table-cell>
          <table:table-cell table:style-name="ce383" table:formula="of:=IF(LEN([.$A116])&gt;0;VLOOKUP([$BCM.$D118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117]" office:value-type="float" office:value="116">
            <text:p>116</text:p>
          </table:table-cell>
          <table:table-cell table:number-columns-repeated="2"/>
          <table:table-cell table:formula="of:=[.A117]" office:value-type="float" office:value="116">
            <text:p>116</text:p>
          </table:table-cell>
          <table:table-cell table:formula="of:=IF(LEN([.$A117])&gt;0;VLOOKUP([BCM.U119];[BD_GenCode.$E$2:.$F$50];2;0);&quot;&quot;)" office:value-type="float" office:value="7">
            <text:p>7</text:p>
          </table:table-cell>
          <table:table-cell table:formula="of:=IF(LEN([.$A117])&gt;0;[BCM.B119];&quot;&quot;)" office:value-type="float" office:value="1">
            <text:p>1</text:p>
          </table:table-cell>
          <table:table-cell table:style-name="ce383" table:formula="of:=IF(LEN([.$A117])&gt;0;VLOOKUP([$BCM.$D119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118]" office:value-type="float" office:value="117">
            <text:p>117</text:p>
          </table:table-cell>
          <table:table-cell table:number-columns-repeated="2"/>
          <table:table-cell table:formula="of:=[.A118]" office:value-type="float" office:value="117">
            <text:p>117</text:p>
          </table:table-cell>
          <table:table-cell table:formula="of:=IF(LEN([.$A118])&gt;0;VLOOKUP([BCM.U120];[BD_GenCode.$E$2:.$F$50];2;0);&quot;&quot;)" office:value-type="float" office:value="7">
            <text:p>7</text:p>
          </table:table-cell>
          <table:table-cell table:formula="of:=IF(LEN([.$A118])&gt;0;[BCM.B120];&quot;&quot;)" office:value-type="float" office:value="2">
            <text:p>2</text:p>
          </table:table-cell>
          <table:table-cell table:style-name="ce383" table:formula="of:=IF(LEN([.$A118])&gt;0;VLOOKUP([$BCM.$D120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119]" office:value-type="float" office:value="118">
            <text:p>118</text:p>
          </table:table-cell>
          <table:table-cell table:number-columns-repeated="2"/>
          <table:table-cell table:formula="of:=[.A119]" office:value-type="float" office:value="118">
            <text:p>118</text:p>
          </table:table-cell>
          <table:table-cell table:formula="of:=IF(LEN([.$A119])&gt;0;VLOOKUP([BCM.U121];[BD_GenCode.$E$2:.$F$50];2;0);&quot;&quot;)" office:value-type="float" office:value="7">
            <text:p>7</text:p>
          </table:table-cell>
          <table:table-cell table:formula="of:=IF(LEN([.$A119])&gt;0;[BCM.B121];&quot;&quot;)" office:value-type="float" office:value="3">
            <text:p>3</text:p>
          </table:table-cell>
          <table:table-cell table:style-name="ce383" table:formula="of:=IF(LEN([.$A119])&gt;0;VLOOKUP([$BCM.$D121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120]" office:value-type="float" office:value="119">
            <text:p>119</text:p>
          </table:table-cell>
          <table:table-cell table:number-columns-repeated="2"/>
          <table:table-cell table:formula="of:=[.A120]" office:value-type="float" office:value="119">
            <text:p>119</text:p>
          </table:table-cell>
          <table:table-cell table:formula="of:=IF(LEN([.$A120])&gt;0;VLOOKUP([BCM.U122];[BD_GenCode.$E$2:.$F$50];2;0);&quot;&quot;)" office:value-type="float" office:value="7">
            <text:p>7</text:p>
          </table:table-cell>
          <table:table-cell table:formula="of:=IF(LEN([.$A120])&gt;0;[BCM.B122];&quot;&quot;)" office:value-type="float" office:value="4">
            <text:p>4</text:p>
          </table:table-cell>
          <table:table-cell table:style-name="ce383" table:formula="of:=IF(LEN([.$A120])&gt;0;VLOOKUP([$BCM.$D122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121]" office:value-type="float" office:value="120">
            <text:p>120</text:p>
          </table:table-cell>
          <table:table-cell table:number-columns-repeated="2"/>
          <table:table-cell table:formula="of:=[.A121]" office:value-type="float" office:value="120">
            <text:p>120</text:p>
          </table:table-cell>
          <table:table-cell table:formula="of:=IF(LEN([.$A121])&gt;0;VLOOKUP([BCM.U123];[BD_GenCode.$E$2:.$F$50];2;0);&quot;&quot;)" office:value-type="float" office:value="7">
            <text:p>7</text:p>
          </table:table-cell>
          <table:table-cell table:formula="of:=IF(LEN([.$A121])&gt;0;[BCM.B123];&quot;&quot;)" office:value-type="float" office:value="5">
            <text:p>5</text:p>
          </table:table-cell>
          <table:table-cell table:style-name="ce383" table:formula="of:=IF(LEN([.$A121])&gt;0;VLOOKUP([$BCM.$D123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122]" office:value-type="float" office:value="121">
            <text:p>121</text:p>
          </table:table-cell>
          <table:table-cell table:number-columns-repeated="2"/>
          <table:table-cell table:formula="of:=[.A122]" office:value-type="float" office:value="121">
            <text:p>121</text:p>
          </table:table-cell>
          <table:table-cell table:formula="of:=IF(LEN([.$A122])&gt;0;VLOOKUP([BCM.U124];[BD_GenCode.$E$2:.$F$50];2;0);&quot;&quot;)" office:value-type="float" office:value="7">
            <text:p>7</text:p>
          </table:table-cell>
          <table:table-cell table:formula="of:=IF(LEN([.$A122])&gt;0;[BCM.B124];&quot;&quot;)" office:value-type="float" office:value="6">
            <text:p>6</text:p>
          </table:table-cell>
          <table:table-cell table:style-name="ce383" table:formula="of:=IF(LEN([.$A122])&gt;0;VLOOKUP([$BCM.$D124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123]" office:value-type="float" office:value="122">
            <text:p>122</text:p>
          </table:table-cell>
          <table:table-cell table:number-columns-repeated="2"/>
          <table:table-cell table:formula="of:=[.A123]" office:value-type="float" office:value="122">
            <text:p>122</text:p>
          </table:table-cell>
          <table:table-cell table:formula="of:=IF(LEN([.$A123])&gt;0;VLOOKUP([BCM.U125];[BD_GenCode.$E$2:.$F$50];2;0);&quot;&quot;)" office:value-type="float" office:value="7">
            <text:p>7</text:p>
          </table:table-cell>
          <table:table-cell table:formula="of:=IF(LEN([.$A123])&gt;0;[BCM.B125];&quot;&quot;)" office:value-type="float" office:value="7">
            <text:p>7</text:p>
          </table:table-cell>
          <table:table-cell table:style-name="ce383" table:formula="of:=IF(LEN([.$A123])&gt;0;VLOOKUP([$BCM.$D125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124]" office:value-type="float" office:value="123">
            <text:p>123</text:p>
          </table:table-cell>
          <table:table-cell table:number-columns-repeated="2"/>
          <table:table-cell table:formula="of:=[.A124]" office:value-type="float" office:value="123">
            <text:p>123</text:p>
          </table:table-cell>
          <table:table-cell table:formula="of:=IF(LEN([.$A124])&gt;0;VLOOKUP([BCM.U126];[BD_GenCode.$E$2:.$F$50];2;0);&quot;&quot;)" office:value-type="float" office:value="7">
            <text:p>7</text:p>
          </table:table-cell>
          <table:table-cell table:formula="of:=IF(LEN([.$A124])&gt;0;[BCM.B126];&quot;&quot;)" office:value-type="float" office:value="8">
            <text:p>8</text:p>
          </table:table-cell>
          <table:table-cell table:style-name="ce383" table:formula="of:=IF(LEN([.$A124])&gt;0;VLOOKUP([$BCM.$D126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125]" office:value-type="float" office:value="124">
            <text:p>124</text:p>
          </table:table-cell>
          <table:table-cell table:number-columns-repeated="2"/>
          <table:table-cell table:formula="of:=[.A125]" office:value-type="float" office:value="124">
            <text:p>124</text:p>
          </table:table-cell>
          <table:table-cell table:formula="of:=IF(LEN([.$A125])&gt;0;VLOOKUP([BCM.U127];[BD_GenCode.$E$2:.$F$50];2;0);&quot;&quot;)" office:value-type="float" office:value="7">
            <text:p>7</text:p>
          </table:table-cell>
          <table:table-cell table:formula="of:=IF(LEN([.$A125])&gt;0;[BCM.B127];&quot;&quot;)" office:value-type="float" office:value="9">
            <text:p>9</text:p>
          </table:table-cell>
          <table:table-cell table:style-name="ce383" table:formula="of:=IF(LEN([.$A125])&gt;0;VLOOKUP([$BCM.$D127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126]" office:value-type="float" office:value="125">
            <text:p>125</text:p>
          </table:table-cell>
          <table:table-cell table:number-columns-repeated="2"/>
          <table:table-cell table:formula="of:=[.A126]" office:value-type="float" office:value="125">
            <text:p>125</text:p>
          </table:table-cell>
          <table:table-cell table:formula="of:=IF(LEN([.$A126])&gt;0;VLOOKUP([BCM.U128];[BD_GenCode.$E$2:.$F$50];2;0);&quot;&quot;)" office:value-type="float" office:value="7">
            <text:p>7</text:p>
          </table:table-cell>
          <table:table-cell table:formula="of:=IF(LEN([.$A126])&gt;0;[BCM.B128];&quot;&quot;)" office:value-type="float" office:value="10">
            <text:p>10</text:p>
          </table:table-cell>
          <table:table-cell table:style-name="ce383" table:formula="of:=IF(LEN([.$A126])&gt;0;VLOOKUP([$BCM.$D128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127]" office:value-type="float" office:value="126">
            <text:p>126</text:p>
          </table:table-cell>
          <table:table-cell table:number-columns-repeated="2"/>
          <table:table-cell table:formula="of:=[.A127]" office:value-type="float" office:value="126">
            <text:p>126</text:p>
          </table:table-cell>
          <table:table-cell table:formula="of:=IF(LEN([.$A127])&gt;0;VLOOKUP([BCM.U129];[BD_GenCode.$E$2:.$F$50];2;0);&quot;&quot;)" office:value-type="float" office:value="7">
            <text:p>7</text:p>
          </table:table-cell>
          <table:table-cell table:formula="of:=IF(LEN([.$A127])&gt;0;[BCM.B129];&quot;&quot;)" office:value-type="float" office:value="11">
            <text:p>11</text:p>
          </table:table-cell>
          <table:table-cell table:style-name="ce383" table:formula="of:=IF(LEN([.$A127])&gt;0;VLOOKUP([$BCM.$D129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128]" office:value-type="float" office:value="127">
            <text:p>127</text:p>
          </table:table-cell>
          <table:table-cell table:number-columns-repeated="2"/>
          <table:table-cell table:formula="of:=[.A128]" office:value-type="float" office:value="127">
            <text:p>127</text:p>
          </table:table-cell>
          <table:table-cell table:formula="of:=IF(LEN([.$A128])&gt;0;VLOOKUP([BCM.U130];[BD_GenCode.$E$2:.$F$50];2;0);&quot;&quot;)" office:value-type="float" office:value="7">
            <text:p>7</text:p>
          </table:table-cell>
          <table:table-cell table:formula="of:=IF(LEN([.$A128])&gt;0;[BCM.B130];&quot;&quot;)" office:value-type="float" office:value="12">
            <text:p>12</text:p>
          </table:table-cell>
          <table:table-cell table:style-name="ce383" table:formula="of:=IF(LEN([.$A128])&gt;0;VLOOKUP([$BCM.$D130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129]" office:value-type="float" office:value="128">
            <text:p>128</text:p>
          </table:table-cell>
          <table:table-cell table:number-columns-repeated="2"/>
          <table:table-cell table:formula="of:=[.A129]" office:value-type="float" office:value="128">
            <text:p>128</text:p>
          </table:table-cell>
          <table:table-cell table:formula="of:=IF(LEN([.$A129])&gt;0;VLOOKUP([BCM.U131];[BD_GenCode.$E$2:.$F$50];2;0);&quot;&quot;)" office:value-type="float" office:value="8">
            <text:p>8</text:p>
          </table:table-cell>
          <table:table-cell table:formula="of:=IF(LEN([.$A129])&gt;0;[BCM.B131];&quot;&quot;)" office:value-type="float" office:value="1">
            <text:p>1</text:p>
          </table:table-cell>
          <table:table-cell table:style-name="ce383" table:formula="of:=IF(LEN([.$A129])&gt;0;VLOOKUP([$BCM.$D131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130]" office:value-type="float" office:value="129">
            <text:p>129</text:p>
          </table:table-cell>
          <table:table-cell table:number-columns-repeated="2"/>
          <table:table-cell table:formula="of:=[.A130]" office:value-type="float" office:value="129">
            <text:p>129</text:p>
          </table:table-cell>
          <table:table-cell table:formula="of:=IF(LEN([.$A130])&gt;0;VLOOKUP([BCM.U132];[BD_GenCode.$E$2:.$F$50];2;0);&quot;&quot;)" office:value-type="float" office:value="8">
            <text:p>8</text:p>
          </table:table-cell>
          <table:table-cell table:formula="of:=IF(LEN([.$A130])&gt;0;[BCM.B132];&quot;&quot;)" office:value-type="float" office:value="2">
            <text:p>2</text:p>
          </table:table-cell>
          <table:table-cell table:style-name="ce383" table:formula="of:=IF(LEN([.$A130])&gt;0;VLOOKUP([$BCM.$D132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131]" office:value-type="float" office:value="130">
            <text:p>130</text:p>
          </table:table-cell>
          <table:table-cell table:number-columns-repeated="2"/>
          <table:table-cell table:formula="of:=[.A131]" office:value-type="float" office:value="130">
            <text:p>130</text:p>
          </table:table-cell>
          <table:table-cell table:formula="of:=IF(LEN([.$A131])&gt;0;VLOOKUP([BCM.U133];[BD_GenCode.$E$2:.$F$50];2;0);&quot;&quot;)" office:value-type="float" office:value="8">
            <text:p>8</text:p>
          </table:table-cell>
          <table:table-cell table:formula="of:=IF(LEN([.$A131])&gt;0;[BCM.B133];&quot;&quot;)" office:value-type="float" office:value="3">
            <text:p>3</text:p>
          </table:table-cell>
          <table:table-cell table:style-name="ce383" table:formula="of:=IF(LEN([.$A131])&gt;0;VLOOKUP([$BCM.$D133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132]" office:value-type="float" office:value="131">
            <text:p>131</text:p>
          </table:table-cell>
          <table:table-cell table:number-columns-repeated="2"/>
          <table:table-cell table:formula="of:=[.A132]" office:value-type="float" office:value="131">
            <text:p>131</text:p>
          </table:table-cell>
          <table:table-cell table:formula="of:=IF(LEN([.$A132])&gt;0;VLOOKUP([BCM.U134];[BD_GenCode.$E$2:.$F$50];2;0);&quot;&quot;)" office:value-type="float" office:value="8">
            <text:p>8</text:p>
          </table:table-cell>
          <table:table-cell table:formula="of:=IF(LEN([.$A132])&gt;0;[BCM.B134];&quot;&quot;)" office:value-type="float" office:value="4">
            <text:p>4</text:p>
          </table:table-cell>
          <table:table-cell table:style-name="ce383" table:formula="of:=IF(LEN([.$A132])&gt;0;VLOOKUP([$BCM.$D134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133]" office:value-type="float" office:value="132">
            <text:p>132</text:p>
          </table:table-cell>
          <table:table-cell table:number-columns-repeated="2"/>
          <table:table-cell table:formula="of:=[.A133]" office:value-type="float" office:value="132">
            <text:p>132</text:p>
          </table:table-cell>
          <table:table-cell table:formula="of:=IF(LEN([.$A133])&gt;0;VLOOKUP([BCM.U135];[BD_GenCode.$E$2:.$F$50];2;0);&quot;&quot;)" office:value-type="float" office:value="8">
            <text:p>8</text:p>
          </table:table-cell>
          <table:table-cell table:formula="of:=IF(LEN([.$A133])&gt;0;[BCM.B135];&quot;&quot;)" office:value-type="float" office:value="5">
            <text:p>5</text:p>
          </table:table-cell>
          <table:table-cell table:style-name="ce383" table:formula="of:=IF(LEN([.$A133])&gt;0;VLOOKUP([$BCM.$D135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134]" office:value-type="float" office:value="133">
            <text:p>133</text:p>
          </table:table-cell>
          <table:table-cell table:number-columns-repeated="2"/>
          <table:table-cell table:formula="of:=[.A134]" office:value-type="float" office:value="133">
            <text:p>133</text:p>
          </table:table-cell>
          <table:table-cell table:formula="of:=IF(LEN([.$A134])&gt;0;VLOOKUP([BCM.U136];[BD_GenCode.$E$2:.$F$50];2;0);&quot;&quot;)" office:value-type="float" office:value="8">
            <text:p>8</text:p>
          </table:table-cell>
          <table:table-cell table:formula="of:=IF(LEN([.$A134])&gt;0;[BCM.B136];&quot;&quot;)" office:value-type="float" office:value="6">
            <text:p>6</text:p>
          </table:table-cell>
          <table:table-cell table:style-name="ce383" table:formula="of:=IF(LEN([.$A134])&gt;0;VLOOKUP([$BCM.$D136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135]" office:value-type="float" office:value="134">
            <text:p>134</text:p>
          </table:table-cell>
          <table:table-cell table:number-columns-repeated="2"/>
          <table:table-cell table:formula="of:=[.A135]" office:value-type="float" office:value="134">
            <text:p>134</text:p>
          </table:table-cell>
          <table:table-cell table:formula="of:=IF(LEN([.$A135])&gt;0;VLOOKUP([BCM.U137];[BD_GenCode.$E$2:.$F$50];2;0);&quot;&quot;)" office:value-type="float" office:value="8">
            <text:p>8</text:p>
          </table:table-cell>
          <table:table-cell table:formula="of:=IF(LEN([.$A135])&gt;0;[BCM.B137];&quot;&quot;)" office:value-type="float" office:value="7">
            <text:p>7</text:p>
          </table:table-cell>
          <table:table-cell table:style-name="ce383" table:formula="of:=IF(LEN([.$A135])&gt;0;VLOOKUP([$BCM.$D137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136]" office:value-type="float" office:value="135">
            <text:p>135</text:p>
          </table:table-cell>
          <table:table-cell table:number-columns-repeated="2"/>
          <table:table-cell table:formula="of:=[.A136]" office:value-type="float" office:value="135">
            <text:p>135</text:p>
          </table:table-cell>
          <table:table-cell table:formula="of:=IF(LEN([.$A136])&gt;0;VLOOKUP([BCM.U138];[BD_GenCode.$E$2:.$F$50];2;0);&quot;&quot;)" office:value-type="float" office:value="8">
            <text:p>8</text:p>
          </table:table-cell>
          <table:table-cell table:formula="of:=IF(LEN([.$A136])&gt;0;[BCM.B138];&quot;&quot;)" office:value-type="float" office:value="8">
            <text:p>8</text:p>
          </table:table-cell>
          <table:table-cell table:style-name="ce383" table:formula="of:=IF(LEN([.$A136])&gt;0;VLOOKUP([$BCM.$D138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137]" office:value-type="float" office:value="136">
            <text:p>136</text:p>
          </table:table-cell>
          <table:table-cell table:number-columns-repeated="2"/>
          <table:table-cell table:formula="of:=[.A137]" office:value-type="float" office:value="136">
            <text:p>136</text:p>
          </table:table-cell>
          <table:table-cell table:formula="of:=IF(LEN([.$A137])&gt;0;VLOOKUP([BCM.U139];[BD_GenCode.$E$2:.$F$50];2;0);&quot;&quot;)" office:value-type="float" office:value="8">
            <text:p>8</text:p>
          </table:table-cell>
          <table:table-cell table:formula="of:=IF(LEN([.$A137])&gt;0;[BCM.B139];&quot;&quot;)" office:value-type="float" office:value="9">
            <text:p>9</text:p>
          </table:table-cell>
          <table:table-cell table:style-name="ce383" table:formula="of:=IF(LEN([.$A137])&gt;0;VLOOKUP([$BCM.$D139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138]" office:value-type="float" office:value="137">
            <text:p>137</text:p>
          </table:table-cell>
          <table:table-cell table:number-columns-repeated="2"/>
          <table:table-cell table:formula="of:=[.A138]" office:value-type="float" office:value="137">
            <text:p>137</text:p>
          </table:table-cell>
          <table:table-cell table:formula="of:=IF(LEN([.$A138])&gt;0;VLOOKUP([BCM.U140];[BD_GenCode.$E$2:.$F$50];2;0);&quot;&quot;)" office:value-type="float" office:value="8">
            <text:p>8</text:p>
          </table:table-cell>
          <table:table-cell table:formula="of:=IF(LEN([.$A138])&gt;0;[BCM.B140];&quot;&quot;)" office:value-type="float" office:value="10">
            <text:p>10</text:p>
          </table:table-cell>
          <table:table-cell table:style-name="ce383" table:formula="of:=IF(LEN([.$A138])&gt;0;VLOOKUP([$BCM.$D140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139]" office:value-type="float" office:value="138">
            <text:p>138</text:p>
          </table:table-cell>
          <table:table-cell table:number-columns-repeated="2"/>
          <table:table-cell table:formula="of:=[.A139]" office:value-type="float" office:value="138">
            <text:p>138</text:p>
          </table:table-cell>
          <table:table-cell table:formula="of:=IF(LEN([.$A139])&gt;0;VLOOKUP([BCM.U141];[BD_GenCode.$E$2:.$F$50];2;0);&quot;&quot;)" office:value-type="float" office:value="9">
            <text:p>9</text:p>
          </table:table-cell>
          <table:table-cell table:formula="of:=IF(LEN([.$A139])&gt;0;[BCM.B141];&quot;&quot;)" office:value-type="float" office:value="1">
            <text:p>1</text:p>
          </table:table-cell>
          <table:table-cell table:style-name="ce383" table:formula="of:=IF(LEN([.$A139])&gt;0;VLOOKUP([$BCM.$D141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140]" office:value-type="float" office:value="139">
            <text:p>139</text:p>
          </table:table-cell>
          <table:table-cell table:number-columns-repeated="2"/>
          <table:table-cell table:formula="of:=[.A140]" office:value-type="float" office:value="139">
            <text:p>139</text:p>
          </table:table-cell>
          <table:table-cell table:formula="of:=IF(LEN([.$A140])&gt;0;VLOOKUP([BCM.U142];[BD_GenCode.$E$2:.$F$50];2;0);&quot;&quot;)" office:value-type="float" office:value="9">
            <text:p>9</text:p>
          </table:table-cell>
          <table:table-cell table:formula="of:=IF(LEN([.$A140])&gt;0;[BCM.B142];&quot;&quot;)" office:value-type="float" office:value="2">
            <text:p>2</text:p>
          </table:table-cell>
          <table:table-cell table:style-name="ce383" table:formula="of:=IF(LEN([.$A140])&gt;0;VLOOKUP([$BCM.$D142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141]" office:value-type="float" office:value="140">
            <text:p>140</text:p>
          </table:table-cell>
          <table:table-cell table:number-columns-repeated="2"/>
          <table:table-cell table:formula="of:=[.A141]" office:value-type="float" office:value="140">
            <text:p>140</text:p>
          </table:table-cell>
          <table:table-cell table:formula="of:=IF(LEN([.$A141])&gt;0;VLOOKUP([BCM.U143];[BD_GenCode.$E$2:.$F$50];2;0);&quot;&quot;)" office:value-type="float" office:value="9">
            <text:p>9</text:p>
          </table:table-cell>
          <table:table-cell table:formula="of:=IF(LEN([.$A141])&gt;0;[BCM.B143];&quot;&quot;)" office:value-type="float" office:value="3">
            <text:p>3</text:p>
          </table:table-cell>
          <table:table-cell table:style-name="ce383" table:formula="of:=IF(LEN([.$A141])&gt;0;VLOOKUP([$BCM.$D143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142]" office:value-type="float" office:value="141">
            <text:p>141</text:p>
          </table:table-cell>
          <table:table-cell table:number-columns-repeated="2"/>
          <table:table-cell table:formula="of:=[.A142]" office:value-type="float" office:value="141">
            <text:p>141</text:p>
          </table:table-cell>
          <table:table-cell table:formula="of:=IF(LEN([.$A142])&gt;0;VLOOKUP([BCM.U144];[BD_GenCode.$E$2:.$F$50];2;0);&quot;&quot;)" office:value-type="float" office:value="9">
            <text:p>9</text:p>
          </table:table-cell>
          <table:table-cell table:formula="of:=IF(LEN([.$A142])&gt;0;[BCM.B144];&quot;&quot;)" office:value-type="float" office:value="4">
            <text:p>4</text:p>
          </table:table-cell>
          <table:table-cell table:style-name="ce383" table:formula="of:=IF(LEN([.$A142])&gt;0;VLOOKUP([$BCM.$D144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143]" office:value-type="float" office:value="142">
            <text:p>142</text:p>
          </table:table-cell>
          <table:table-cell table:number-columns-repeated="2"/>
          <table:table-cell table:formula="of:=[.A143]" office:value-type="float" office:value="142">
            <text:p>142</text:p>
          </table:table-cell>
          <table:table-cell table:formula="of:=IF(LEN([.$A143])&gt;0;VLOOKUP([BCM.U145];[BD_GenCode.$E$2:.$F$50];2;0);&quot;&quot;)" office:value-type="float" office:value="9">
            <text:p>9</text:p>
          </table:table-cell>
          <table:table-cell table:formula="of:=IF(LEN([.$A143])&gt;0;[BCM.B145];&quot;&quot;)" office:value-type="float" office:value="5">
            <text:p>5</text:p>
          </table:table-cell>
          <table:table-cell table:style-name="ce383" table:formula="of:=IF(LEN([.$A143])&gt;0;VLOOKUP([$BCM.$D145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144]" office:value-type="float" office:value="143">
            <text:p>143</text:p>
          </table:table-cell>
          <table:table-cell table:number-columns-repeated="2"/>
          <table:table-cell table:formula="of:=[.A144]" office:value-type="float" office:value="143">
            <text:p>143</text:p>
          </table:table-cell>
          <table:table-cell table:formula="of:=IF(LEN([.$A144])&gt;0;VLOOKUP([BCM.U146];[BD_GenCode.$E$2:.$F$50];2;0);&quot;&quot;)" office:value-type="float" office:value="9">
            <text:p>9</text:p>
          </table:table-cell>
          <table:table-cell table:formula="of:=IF(LEN([.$A144])&gt;0;[BCM.B146];&quot;&quot;)" office:value-type="float" office:value="6">
            <text:p>6</text:p>
          </table:table-cell>
          <table:table-cell table:style-name="ce383" table:formula="of:=IF(LEN([.$A144])&gt;0;VLOOKUP([$BCM.$D146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145]" office:value-type="float" office:value="144">
            <text:p>144</text:p>
          </table:table-cell>
          <table:table-cell table:number-columns-repeated="2"/>
          <table:table-cell table:formula="of:=[.A145]" office:value-type="float" office:value="144">
            <text:p>144</text:p>
          </table:table-cell>
          <table:table-cell table:formula="of:=IF(LEN([.$A145])&gt;0;VLOOKUP([BCM.U147];[BD_GenCode.$E$2:.$F$50];2;0);&quot;&quot;)" office:value-type="float" office:value="9">
            <text:p>9</text:p>
          </table:table-cell>
          <table:table-cell table:formula="of:=IF(LEN([.$A145])&gt;0;[BCM.B147];&quot;&quot;)" office:value-type="float" office:value="7">
            <text:p>7</text:p>
          </table:table-cell>
          <table:table-cell table:style-name="ce383" table:formula="of:=IF(LEN([.$A145])&gt;0;VLOOKUP([$BCM.$D147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146]" office:value-type="float" office:value="145">
            <text:p>145</text:p>
          </table:table-cell>
          <table:table-cell table:number-columns-repeated="2"/>
          <table:table-cell table:formula="of:=[.A146]" office:value-type="float" office:value="145">
            <text:p>145</text:p>
          </table:table-cell>
          <table:table-cell table:formula="of:=IF(LEN([.$A146])&gt;0;VLOOKUP([BCM.U148];[BD_GenCode.$E$2:.$F$50];2;0);&quot;&quot;)" office:value-type="float" office:value="9">
            <text:p>9</text:p>
          </table:table-cell>
          <table:table-cell table:formula="of:=IF(LEN([.$A146])&gt;0;[BCM.B148];&quot;&quot;)" office:value-type="float" office:value="8">
            <text:p>8</text:p>
          </table:table-cell>
          <table:table-cell table:style-name="ce383" table:formula="of:=IF(LEN([.$A146])&gt;0;VLOOKUP([$BCM.$D148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147]" office:value-type="float" office:value="146">
            <text:p>146</text:p>
          </table:table-cell>
          <table:table-cell table:number-columns-repeated="2"/>
          <table:table-cell table:formula="of:=[.A147]" office:value-type="float" office:value="146">
            <text:p>146</text:p>
          </table:table-cell>
          <table:table-cell table:formula="of:=IF(LEN([.$A147])&gt;0;VLOOKUP([BCM.U149];[BD_GenCode.$E$2:.$F$50];2;0);&quot;&quot;)" office:value-type="float" office:value="11">
            <text:p>11</text:p>
          </table:table-cell>
          <table:table-cell table:formula="of:=IF(LEN([.$A147])&gt;0;[BCM.B149];&quot;&quot;)" office:value-type="float" office:value="0">
            <text:p>0</text:p>
          </table:table-cell>
          <table:table-cell table:style-name="ce383" table:formula="of:=IF(LEN([.$A147])&gt;0;VLOOKUP([$BCM.$D149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bd_flows.A148]" office:value-type="float" office:value="147">
            <text:p>147</text:p>
          </table:table-cell>
          <table:table-cell table:number-columns-repeated="2"/>
          <table:table-cell table:formula="of:=[.A148]" office:value-type="float" office:value="147">
            <text:p>147</text:p>
          </table:table-cell>
          <table:table-cell table:formula="of:=IF(LEN([.$A148])&gt;0;VLOOKUP([BCM.U150];[BD_GenCode.$E$2:.$F$50];2;0);&quot;&quot;)" office:value-type="float" office:value="11">
            <text:p>11</text:p>
          </table:table-cell>
          <table:table-cell table:formula="of:=IF(LEN([.$A148])&gt;0;[BCM.B150];&quot;&quot;)" office:value-type="float" office:value="0">
            <text:p>0</text:p>
          </table:table-cell>
          <table:table-cell table:style-name="ce383" table:formula="of:=IF(LEN([.$A148])&gt;0;VLOOKUP([$BCM.$D150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bd_flows.A149]">
            <text:p/>
          </table:table-cell>
          <table:table-cell table:number-columns-repeated="2"/>
          <table:table-cell table:formula="of:=[.A149]">
            <text:p/>
          </table:table-cell>
          <table:table-cell table:formula="of:=IF(LEN([.$A149])&gt;0;VLOOKUP([BCM.U151];[BD_GenCode.$E$2:.$F$50];2;0);&quot;&quot;)">
            <text:p/>
          </table:table-cell>
          <table:table-cell table:formula="of:=IF(LEN([.$A149])&gt;0;[BCM.B151];&quot;&quot;)">
            <text:p/>
          </table:table-cell>
          <table:table-cell table:style-name="ce383" table:formula="of:=IF(LEN([.$A149])&gt;0;VLOOKUP([$BCM.$D151];[BD_GenCode.$A$2:BD_GenCode.$C$50];3;0);&quot;&quot;)">
            <text:p/>
          </table:table-cell>
          <table:table-cell table:number-columns-repeated="1016"/>
        </table:table-row>
        <table:table-row table:style-name="ro5">
          <table:table-cell table:style-name="ce370" table:formula="of:=[bd_flows.A150]">
            <text:p/>
          </table:table-cell>
          <table:table-cell table:number-columns-repeated="2"/>
          <table:table-cell table:formula="of:=[.A150]">
            <text:p/>
          </table:table-cell>
          <table:table-cell table:formula="of:=IF(LEN([.$A150])&gt;0;VLOOKUP([BCM.U152];[BD_GenCode.$E$2:.$F$50];2;0);&quot;&quot;)">
            <text:p/>
          </table:table-cell>
          <table:table-cell table:formula="of:=IF(LEN([.$A150])&gt;0;[BCM.B152];&quot;&quot;)">
            <text:p/>
          </table:table-cell>
          <table:table-cell table:style-name="ce383" table:formula="of:=IF(LEN([.$A150])&gt;0;VLOOKUP([$BCM.$D152];[BD_GenCode.$A$2:BD_GenCode.$C$50];3;0);&quot;&quot;)">
            <text:p/>
          </table:table-cell>
          <table:table-cell table:number-columns-repeated="1016"/>
        </table:table-row>
        <table:table-row table:style-name="ro5">
          <table:table-cell table:style-name="ce370" table:formula="of:=[bd_flows.A151]">
            <text:p/>
          </table:table-cell>
          <table:table-cell table:number-columns-repeated="2"/>
          <table:table-cell table:formula="of:=[.A151]">
            <text:p/>
          </table:table-cell>
          <table:table-cell table:formula="of:=IF(LEN([.$A151])&gt;0;VLOOKUP([BCM.U153];[BD_GenCode.$E$2:.$F$50];2;0);&quot;&quot;)">
            <text:p/>
          </table:table-cell>
          <table:table-cell table:formula="of:=IF(LEN([.$A151])&gt;0;[BCM.B153];&quot;&quot;)">
            <text:p/>
          </table:table-cell>
          <table:table-cell table:style-name="ce383" table:formula="of:=IF(LEN([.$A151])&gt;0;VLOOKUP([$BCM.$D153];[BD_GenCode.$A$2:BD_GenCode.$C$50];3;0);&quot;&quot;)">
            <text:p/>
          </table:table-cell>
          <table:table-cell table:number-columns-repeated="1016"/>
        </table:table-row>
        <table:table-row table:style-name="ro5">
          <table:table-cell table:style-name="ce370" table:formula="of:=[bd_flows.A152]">
            <text:p/>
          </table:table-cell>
          <table:table-cell table:number-columns-repeated="2"/>
          <table:table-cell table:formula="of:=[.A152]">
            <text:p/>
          </table:table-cell>
          <table:table-cell table:formula="of:=IF(LEN([.$A152])&gt;0;VLOOKUP([BCM.U154];[BD_GenCode.$E$2:.$F$50];2;0);&quot;&quot;)">
            <text:p/>
          </table:table-cell>
          <table:table-cell table:formula="of:=IF(LEN([.$A152])&gt;0;[BCM.B154];&quot;&quot;)">
            <text:p/>
          </table:table-cell>
          <table:table-cell table:style-name="ce383" table:formula="of:=IF(LEN([.$A152])&gt;0;VLOOKUP([$BCM.$D154];[BD_GenCode.$A$2:BD_GenCode.$C$50];3;0);&quot;&quot;)">
            <text:p/>
          </table:table-cell>
          <table:table-cell table:number-columns-repeated="1016"/>
        </table:table-row>
        <table:table-row table:style-name="ro5">
          <table:table-cell table:style-name="ce370" table:formula="of:=[bd_flows.A153]">
            <text:p/>
          </table:table-cell>
          <table:table-cell table:number-columns-repeated="2"/>
          <table:table-cell table:formula="of:=[.A153]">
            <text:p/>
          </table:table-cell>
          <table:table-cell table:formula="of:=IF(LEN([.$A153])&gt;0;VLOOKUP([BCM.U155];[BD_GenCode.$E$2:.$F$50];2;0);&quot;&quot;)">
            <text:p/>
          </table:table-cell>
          <table:table-cell table:formula="of:=IF(LEN([.$A153])&gt;0;[BCM.B155];&quot;&quot;)">
            <text:p/>
          </table:table-cell>
          <table:table-cell table:style-name="ce383" table:formula="of:=IF(LEN([.$A153])&gt;0;VLOOKUP([$BCM.$D155];[BD_GenCode.$A$2:BD_GenCode.$C$50];3;0);&quot;&quot;)">
            <text:p/>
          </table:table-cell>
          <table:table-cell table:number-columns-repeated="1016"/>
        </table:table-row>
        <table:table-row table:style-name="ro5">
          <table:table-cell table:style-name="ce370" table:formula="of:=[bd_flows.A154]">
            <text:p/>
          </table:table-cell>
          <table:table-cell table:number-columns-repeated="2"/>
          <table:table-cell table:formula="of:=[.A154]">
            <text:p/>
          </table:table-cell>
          <table:table-cell table:formula="of:=IF(LEN([.$A154])&gt;0;VLOOKUP([BCM.U156];[BD_GenCode.$E$2:.$F$50];2;0);&quot;&quot;)">
            <text:p/>
          </table:table-cell>
          <table:table-cell table:formula="of:=IF(LEN([.$A154])&gt;0;[BCM.B156];&quot;&quot;)">
            <text:p/>
          </table:table-cell>
          <table:table-cell table:style-name="ce383" table:formula="of:=IF(LEN([.$A154])&gt;0;VLOOKUP([$BCM.$D156];[BD_GenCode.$A$2:BD_GenCode.$C$50];3;0);&quot;&quot;)">
            <text:p/>
          </table:table-cell>
          <table:table-cell table:number-columns-repeated="1016"/>
        </table:table-row>
        <table:table-row table:style-name="ro5">
          <table:table-cell table:style-name="ce370" table:formula="of:=[bd_flows.A155]">
            <text:p/>
          </table:table-cell>
          <table:table-cell table:number-columns-repeated="2"/>
          <table:table-cell table:formula="of:=[.A155]">
            <text:p/>
          </table:table-cell>
          <table:table-cell table:formula="of:=IF(LEN([.$A155])&gt;0;VLOOKUP([BCM.U157];[BD_GenCode.$E$2:.$F$50];2;0);&quot;&quot;)">
            <text:p/>
          </table:table-cell>
          <table:table-cell table:formula="of:=IF(LEN([.$A155])&gt;0;[BCM.B157];&quot;&quot;)">
            <text:p/>
          </table:table-cell>
          <table:table-cell table:style-name="ce383" table:formula="of:=IF(LEN([.$A155])&gt;0;VLOOKUP([$BCM.$D157];[BD_GenCode.$A$2:BD_GenCode.$C$50];3;0);&quot;&quot;)">
            <text:p/>
          </table:table-cell>
          <table:table-cell table:number-columns-repeated="1016"/>
        </table:table-row>
        <table:table-row table:style-name="ro5">
          <table:table-cell table:style-name="ce370" table:formula="of:=[bd_flows.A156]">
            <text:p/>
          </table:table-cell>
          <table:table-cell table:number-columns-repeated="2"/>
          <table:table-cell table:formula="of:=[.A156]">
            <text:p/>
          </table:table-cell>
          <table:table-cell table:formula="of:=IF(LEN([.$A156])&gt;0;VLOOKUP([BCM.U158];[BD_GenCode.$E$2:.$F$50];2;0);&quot;&quot;)">
            <text:p/>
          </table:table-cell>
          <table:table-cell table:formula="of:=IF(LEN([.$A156])&gt;0;[BCM.B158];&quot;&quot;)">
            <text:p/>
          </table:table-cell>
          <table:table-cell table:style-name="ce383" table:formula="of:=IF(LEN([.$A156])&gt;0;VLOOKUP([$BCM.$D158];[BD_GenCode.$A$2:BD_GenCode.$C$50];3;0);&quot;&quot;)">
            <text:p/>
          </table:table-cell>
          <table:table-cell table:number-columns-repeated="1016"/>
        </table:table-row>
        <table:table-row table:style-name="ro5">
          <table:table-cell table:style-name="ce370" table:formula="of:=[bd_flows.A157]">
            <text:p/>
          </table:table-cell>
          <table:table-cell table:number-columns-repeated="2"/>
          <table:table-cell table:formula="of:=[.A157]">
            <text:p/>
          </table:table-cell>
          <table:table-cell table:formula="of:=IF(LEN([.$A157])&gt;0;VLOOKUP([BCM.U159];[BD_GenCode.$E$2:.$F$50];2;0);&quot;&quot;)">
            <text:p/>
          </table:table-cell>
          <table:table-cell table:formula="of:=IF(LEN([.$A157])&gt;0;[BCM.B159];&quot;&quot;)">
            <text:p/>
          </table:table-cell>
          <table:table-cell table:style-name="ce383" table:formula="of:=IF(LEN([.$A157])&gt;0;VLOOKUP([$BCM.$D159];[BD_GenCode.$A$2:BD_GenCode.$C$50];3;0);&quot;&quot;)">
            <text:p/>
          </table:table-cell>
          <table:table-cell table:number-columns-repeated="1016"/>
        </table:table-row>
        <table:table-row table:style-name="ro5">
          <table:table-cell table:style-name="ce370" table:formula="of:=[bd_flows.A158]">
            <text:p/>
          </table:table-cell>
          <table:table-cell table:number-columns-repeated="2"/>
          <table:table-cell table:formula="of:=[.A158]">
            <text:p/>
          </table:table-cell>
          <table:table-cell table:formula="of:=IF(LEN([.$A158])&gt;0;VLOOKUP([BCM.U160];[BD_GenCode.$E$2:.$F$50];2;0);&quot;&quot;)">
            <text:p/>
          </table:table-cell>
          <table:table-cell table:formula="of:=IF(LEN([.$A158])&gt;0;[BCM.B160];&quot;&quot;)">
            <text:p/>
          </table:table-cell>
          <table:table-cell table:style-name="ce383" table:formula="of:=IF(LEN([.$A158])&gt;0;VLOOKUP([$BCM.$D160];[BD_GenCode.$A$2:BD_GenCode.$C$50];3;0);&quot;&quot;)">
            <text:p/>
          </table:table-cell>
          <table:table-cell table:number-columns-repeated="1016"/>
        </table:table-row>
        <table:table-row table:style-name="ro5">
          <table:table-cell table:style-name="ce370" table:formula="of:=[bd_flows.A159]">
            <text:p/>
          </table:table-cell>
          <table:table-cell table:number-columns-repeated="2"/>
          <table:table-cell table:formula="of:=[.A159]">
            <text:p/>
          </table:table-cell>
          <table:table-cell table:formula="of:=IF(LEN([.$A159])&gt;0;VLOOKUP([BCM.U161];[BD_GenCode.$E$2:.$F$50];2;0);&quot;&quot;)">
            <text:p/>
          </table:table-cell>
          <table:table-cell table:formula="of:=IF(LEN([.$A159])&gt;0;[BCM.B161];&quot;&quot;)">
            <text:p/>
          </table:table-cell>
          <table:table-cell table:style-name="ce383" table:formula="of:=IF(LEN([.$A159])&gt;0;VLOOKUP([$BCM.$D161];[BD_GenCode.$A$2:BD_GenCode.$C$50];3;0);&quot;&quot;)">
            <text:p/>
          </table:table-cell>
          <table:table-cell table:number-columns-repeated="1016"/>
        </table:table-row>
        <table:table-row table:style-name="ro5">
          <table:table-cell table:style-name="ce371" table:formula="of:=[bd_flows.A160]">
            <text:p/>
          </table:table-cell>
          <table:table-cell table:style-name="ce373" table:number-columns-repeated="2"/>
          <table:table-cell table:style-name="ce373" table:formula="of:=[.A160]">
            <text:p/>
          </table:table-cell>
          <table:table-cell table:formula="of:=IF(LEN([.$A160])&gt;0;VLOOKUP([BCM.U162];[BD_GenCode.$E$2:.$F$50];2;0);&quot;&quot;)">
            <text:p/>
          </table:table-cell>
          <table:table-cell table:style-name="ce373" table:formula="of:=IF(LEN([.$A160])&gt;0;[BCM.B162];&quot;&quot;)">
            <text:p/>
          </table:table-cell>
          <table:table-cell table:style-name="ce384" table:formula="of:=IF(LEN([.$A160])&gt;0;VLOOKUP([$BCM.$D162];[BD_GenCode.$A$2:BD_GenCode.$C$50];3;0);&quot;&quot;)">
            <text:p/>
          </table:table-cell>
          <table:table-cell table:number-columns-repeated="1016"/>
        </table:table-row>
        <table:table-row table:style-name="ro5">
          <table:table-cell table:style-name="ce369" office:value-type="float" office:value="148">
            <text:p>148</text:p>
          </table:table-cell>
          <table:table-cell table:style-name="ce372" table:number-columns-repeated="2"/>
          <table:table-cell table:style-name="ce372" table:formula="of:=IF(ISERROR(IF(OR(ISERROR([Etiquetas.O2]);LEN([Etiquetas.O2])=0) ;VLOOKUP([Etiquetas.A2];[bd_flows_aux.$E$161:.$G$340];2;0);[Etiquetas.O2]));  VLOOKUP([Etiquetas.A2];[bd_flows_aux.$E$161:.$G$340];2;0)  ;IF(OR(ISERROR([Etiquetas.O2]);LEN([Etiquetas.O2])=0) ;VLOOKUP([Etiquetas.A2];[bd_flows_aux.$E$161:.$G$340];2;0);[Etiquetas.O2]))" office:value-type="float" office:value="20">
            <text:p>20</text:p>
          </table:table-cell>
          <table:table-cell table:style-name="ce372" table:formula="of:=IF(LEN([.$A161])&gt;0;VLOOKUP([Etiquetas.C2];[BD_GenCode.$E$2:.$F$50];2;0);&quot;&quot;)" office:value-type="float" office:value="12">
            <text:p>12</text:p>
          </table:table-cell>
          <table:table-cell table:style-name="ce372" table:formula="of:=IF(LEN([.$A161])&gt;0;[$Etiquetas.$X2];&quot;&quot;)" office:value-type="float" office:value="1">
            <text:p>1</text:p>
          </table:table-cell>
          <table:table-cell table:style-name="ce374" table:formula="of:=VLOOKUP([bd_sub_system_flows_aux.K161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161]+1" office:value-type="float" office:value="149">
            <text:p>149</text:p>
          </table:table-cell>
          <table:table-cell table:number-columns-repeated="2"/>
          <table:table-cell table:formula="of:=IF(ISERROR(IF(OR(ISERROR([Etiquetas.O3]);LEN([Etiquetas.O3])=0) ;VLOOKUP([Etiquetas.A3];[bd_flows_aux.$E$161:.$G$340];2;0);[Etiquetas.O3]));  VLOOKUP([Etiquetas.A3];[bd_flows_aux.$E$161:.$G$340];2;0)  ;IF(OR(ISERROR([Etiquetas.O3]);LEN([Etiquetas.O3])=0) ;VLOOKUP([Etiquetas.A3];[bd_flows_aux.$E$161:.$G$340];2;0);[Etiquetas.O3]))" office:value-type="float" office:value="21">
            <text:p>21</text:p>
          </table:table-cell>
          <table:table-cell table:style-name="ce372" table:formula="of:=IF(LEN([.$A162])&gt;0;VLOOKUP([Etiquetas.C3];[BD_GenCode.$E$2:.$F$50];2;0);&quot;&quot;)" office:value-type="float" office:value="12">
            <text:p>12</text:p>
          </table:table-cell>
          <table:table-cell table:formula="of:=IF(LEN([.$A162])&gt;0;[$Etiquetas.$X3];&quot;&quot;)" office:value-type="float" office:value="2">
            <text:p>2</text:p>
          </table:table-cell>
          <table:table-cell table:style-name="ce375" table:formula="of:=VLOOKUP([bd_sub_system_flows_aux.K162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162]+1" office:value-type="float" office:value="150">
            <text:p>150</text:p>
          </table:table-cell>
          <table:table-cell table:number-columns-repeated="2"/>
          <table:table-cell table:formula="of:=IF(ISERROR(IF(OR(ISERROR([Etiquetas.O4]);LEN([Etiquetas.O4])=0) ;VLOOKUP([Etiquetas.A4];[bd_flows_aux.$E$161:.$G$340];2;0);[Etiquetas.O4]));  VLOOKUP([Etiquetas.A4];[bd_flows_aux.$E$161:.$G$340];2;0)  ;IF(OR(ISERROR([Etiquetas.O4]);LEN([Etiquetas.O4])=0) ;VLOOKUP([Etiquetas.A4];[bd_flows_aux.$E$161:.$G$340];2;0);[Etiquetas.O4]))" office:value-type="float" office:value="22">
            <text:p>22</text:p>
          </table:table-cell>
          <table:table-cell table:style-name="ce372" table:formula="of:=IF(LEN([.$A163])&gt;0;VLOOKUP([Etiquetas.C4];[BD_GenCode.$E$2:.$F$50];2;0);&quot;&quot;)" office:value-type="float" office:value="12">
            <text:p>12</text:p>
          </table:table-cell>
          <table:table-cell table:formula="of:=IF(LEN([.$A163])&gt;0;[$Etiquetas.$X4];&quot;&quot;)" office:value-type="float" office:value="3">
            <text:p>3</text:p>
          </table:table-cell>
          <table:table-cell table:style-name="ce375" table:formula="of:=VLOOKUP([bd_sub_system_flows_aux.K163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163]+1" office:value-type="float" office:value="151">
            <text:p>151</text:p>
          </table:table-cell>
          <table:table-cell table:number-columns-repeated="2"/>
          <table:table-cell table:formula="of:=IF(ISERROR(IF(OR(ISERROR([Etiquetas.O5]);LEN([Etiquetas.O5])=0) ;VLOOKUP([Etiquetas.A5];[bd_flows_aux.$E$161:.$G$340];2;0);[Etiquetas.O5]));  VLOOKUP([Etiquetas.A5];[bd_flows_aux.$E$161:.$G$340];2;0)  ;IF(OR(ISERROR([Etiquetas.O5]);LEN([Etiquetas.O5])=0) ;VLOOKUP([Etiquetas.A5];[bd_flows_aux.$E$161:.$G$340];2;0);[Etiquetas.O5]))" office:value-type="float" office:value="23">
            <text:p>23</text:p>
          </table:table-cell>
          <table:table-cell table:style-name="ce372" table:formula="of:=IF(LEN([.$A164])&gt;0;VLOOKUP([Etiquetas.C5];[BD_GenCode.$E$2:.$F$50];2;0);&quot;&quot;)" office:value-type="float" office:value="12">
            <text:p>12</text:p>
          </table:table-cell>
          <table:table-cell table:formula="of:=IF(LEN([.$A164])&gt;0;[$Etiquetas.$X5];&quot;&quot;)" office:value-type="float" office:value="4">
            <text:p>4</text:p>
          </table:table-cell>
          <table:table-cell table:style-name="ce375" table:formula="of:=VLOOKUP([bd_sub_system_flows_aux.K164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164]+1" office:value-type="float" office:value="152">
            <text:p>152</text:p>
          </table:table-cell>
          <table:table-cell table:number-columns-repeated="2"/>
          <table:table-cell table:formula="of:=IF(ISERROR(IF(OR(ISERROR([Etiquetas.O6]);LEN([Etiquetas.O6])=0) ;VLOOKUP([Etiquetas.A6];[bd_flows_aux.$E$161:.$G$340];2;0);[Etiquetas.O6]));  VLOOKUP([Etiquetas.A6];[bd_flows_aux.$E$161:.$G$340];2;0)  ;IF(OR(ISERROR([Etiquetas.O6]);LEN([Etiquetas.O6])=0) ;VLOOKUP([Etiquetas.A6];[bd_flows_aux.$E$161:.$G$340];2;0);[Etiquetas.O6]))" office:value-type="float" office:value="24">
            <text:p>24</text:p>
          </table:table-cell>
          <table:table-cell table:style-name="ce372" table:formula="of:=IF(LEN([.$A165])&gt;0;VLOOKUP([Etiquetas.C6];[BD_GenCode.$E$2:.$F$50];2;0);&quot;&quot;)" office:value-type="float" office:value="12">
            <text:p>12</text:p>
          </table:table-cell>
          <table:table-cell table:formula="of:=IF(LEN([.$A165])&gt;0;[$Etiquetas.$X6];&quot;&quot;)" office:value-type="float" office:value="5">
            <text:p>5</text:p>
          </table:table-cell>
          <table:table-cell table:style-name="ce375" table:formula="of:=VLOOKUP([bd_sub_system_flows_aux.K165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165]+1" office:value-type="float" office:value="153">
            <text:p>153</text:p>
          </table:table-cell>
          <table:table-cell table:number-columns-repeated="2"/>
          <table:table-cell table:formula="of:=IF(ISERROR(IF(OR(ISERROR([Etiquetas.O7]);LEN([Etiquetas.O7])=0) ;VLOOKUP([Etiquetas.A7];[bd_flows_aux.$E$161:.$G$340];2;0);[Etiquetas.O7]));  VLOOKUP([Etiquetas.A7];[bd_flows_aux.$E$161:.$G$340];2;0)  ;IF(OR(ISERROR([Etiquetas.O7]);LEN([Etiquetas.O7])=0) ;VLOOKUP([Etiquetas.A7];[bd_flows_aux.$E$161:.$G$340];2;0);[Etiquetas.O7]))" office:value-type="float" office:value="25">
            <text:p>25</text:p>
          </table:table-cell>
          <table:table-cell table:style-name="ce372" table:formula="of:=IF(LEN([.$A166])&gt;0;VLOOKUP([Etiquetas.C7];[BD_GenCode.$E$2:.$F$50];2;0);&quot;&quot;)" office:value-type="float" office:value="12">
            <text:p>12</text:p>
          </table:table-cell>
          <table:table-cell table:formula="of:=IF(LEN([.$A166])&gt;0;[$Etiquetas.$X7];&quot;&quot;)" office:value-type="float" office:value="6">
            <text:p>6</text:p>
          </table:table-cell>
          <table:table-cell table:style-name="ce375" table:formula="of:=VLOOKUP([bd_sub_system_flows_aux.K166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166]+1" office:value-type="float" office:value="154">
            <text:p>154</text:p>
          </table:table-cell>
          <table:table-cell table:number-columns-repeated="2"/>
          <table:table-cell table:formula="of:=IF(ISERROR(IF(OR(ISERROR([Etiquetas.O8]);LEN([Etiquetas.O8])=0) ;VLOOKUP([Etiquetas.A8];[bd_flows_aux.$E$161:.$G$340];2;0);[Etiquetas.O8]));  VLOOKUP([Etiquetas.A8];[bd_flows_aux.$E$161:.$G$340];2;0)  ;IF(OR(ISERROR([Etiquetas.O8]);LEN([Etiquetas.O8])=0) ;VLOOKUP([Etiquetas.A8];[bd_flows_aux.$E$161:.$G$340];2;0);[Etiquetas.O8]))" office:value-type="float" office:value="17">
            <text:p>17</text:p>
          </table:table-cell>
          <table:table-cell table:style-name="ce372" table:formula="of:=IF(LEN([.$A167])&gt;0;VLOOKUP([Etiquetas.C8];[BD_GenCode.$E$2:.$F$50];2;0);&quot;&quot;)" office:value-type="float" office:value="12">
            <text:p>12</text:p>
          </table:table-cell>
          <table:table-cell table:formula="of:=IF(LEN([.$A167])&gt;0;[$Etiquetas.$X8];&quot;&quot;)" office:value-type="float" office:value="7">
            <text:p>7</text:p>
          </table:table-cell>
          <table:table-cell table:style-name="ce375" table:formula="of:=VLOOKUP([bd_sub_system_flows_aux.K167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167]+1" office:value-type="float" office:value="155">
            <text:p>155</text:p>
          </table:table-cell>
          <table:table-cell table:number-columns-repeated="2"/>
          <table:table-cell table:formula="of:=IF(ISERROR(IF(OR(ISERROR([Etiquetas.O9]);LEN([Etiquetas.O9])=0) ;VLOOKUP([Etiquetas.A9];[bd_flows_aux.$E$161:.$G$340];2;0);[Etiquetas.O9]));  VLOOKUP([Etiquetas.A9];[bd_flows_aux.$E$161:.$G$340];2;0)  ;IF(OR(ISERROR([Etiquetas.O9]);LEN([Etiquetas.O9])=0) ;VLOOKUP([Etiquetas.A9];[bd_flows_aux.$E$161:.$G$340];2;0);[Etiquetas.O9]))" office:value-type="float" office:value="26">
            <text:p>26</text:p>
          </table:table-cell>
          <table:table-cell table:style-name="ce372" table:formula="of:=IF(LEN([.$A168])&gt;0;VLOOKUP([Etiquetas.C9];[BD_GenCode.$E$2:.$F$50];2;0);&quot;&quot;)" office:value-type="float" office:value="12">
            <text:p>12</text:p>
          </table:table-cell>
          <table:table-cell table:formula="of:=IF(LEN([.$A168])&gt;0;[$Etiquetas.$X9];&quot;&quot;)" office:value-type="float" office:value="8">
            <text:p>8</text:p>
          </table:table-cell>
          <table:table-cell table:style-name="ce375" table:formula="of:=VLOOKUP([bd_sub_system_flows_aux.K168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168]+1" office:value-type="float" office:value="156">
            <text:p>156</text:p>
          </table:table-cell>
          <table:table-cell table:number-columns-repeated="2"/>
          <table:table-cell table:formula="of:=IF(ISERROR(IF(OR(ISERROR([Etiquetas.O10]);LEN([Etiquetas.O10])=0) ;VLOOKUP([Etiquetas.A10];[bd_flows_aux.$E$161:.$G$340];2;0);[Etiquetas.O10]));  VLOOKUP([Etiquetas.A10];[bd_flows_aux.$E$161:.$G$340];2;0)  ;IF(OR(ISERROR([Etiquetas.O10]);LEN([Etiquetas.O10])=0) ;VLOOKUP([Etiquetas.A10];[bd_flows_aux.$E$161:.$G$340];2;0);[Etiquetas.O10]))" office:value-type="float" office:value="27">
            <text:p>27</text:p>
          </table:table-cell>
          <table:table-cell table:style-name="ce372" table:formula="of:=IF(LEN([.$A169])&gt;0;VLOOKUP([Etiquetas.C10];[BD_GenCode.$E$2:.$F$50];2;0);&quot;&quot;)" office:value-type="float" office:value="12">
            <text:p>12</text:p>
          </table:table-cell>
          <table:table-cell table:formula="of:=IF(LEN([.$A169])&gt;0;[$Etiquetas.$X10];&quot;&quot;)" office:value-type="float" office:value="9">
            <text:p>9</text:p>
          </table:table-cell>
          <table:table-cell table:style-name="ce375" table:formula="of:=VLOOKUP([bd_sub_system_flows_aux.K169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169]+1" office:value-type="float" office:value="157">
            <text:p>157</text:p>
          </table:table-cell>
          <table:table-cell table:number-columns-repeated="2"/>
          <table:table-cell table:formula="of:=IF(ISERROR(IF(OR(ISERROR([Etiquetas.O11]);LEN([Etiquetas.O11])=0) ;VLOOKUP([Etiquetas.A11];[bd_flows_aux.$E$161:.$G$340];2;0);[Etiquetas.O11]));  VLOOKUP([Etiquetas.A11];[bd_flows_aux.$E$161:.$G$340];2;0)  ;IF(OR(ISERROR([Etiquetas.O11]);LEN([Etiquetas.O11])=0) ;VLOOKUP([Etiquetas.A11];[bd_flows_aux.$E$161:.$G$340];2;0);[Etiquetas.O11]))" office:value-type="float" office:value="18">
            <text:p>18</text:p>
          </table:table-cell>
          <table:table-cell table:style-name="ce372" table:formula="of:=IF(LEN([.$A170])&gt;0;VLOOKUP([Etiquetas.C11];[BD_GenCode.$E$2:.$F$50];2;0);&quot;&quot;)" office:value-type="float" office:value="12">
            <text:p>12</text:p>
          </table:table-cell>
          <table:table-cell table:formula="of:=IF(LEN([.$A170])&gt;0;[$Etiquetas.$X11];&quot;&quot;)" office:value-type="float" office:value="10">
            <text:p>10</text:p>
          </table:table-cell>
          <table:table-cell table:style-name="ce375" table:formula="of:=VLOOKUP([bd_sub_system_flows_aux.K170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170]+1" office:value-type="float" office:value="158">
            <text:p>158</text:p>
          </table:table-cell>
          <table:table-cell table:number-columns-repeated="2"/>
          <table:table-cell table:formula="of:=IF(ISERROR(IF(OR(ISERROR([Etiquetas.O12]);LEN([Etiquetas.O12])=0) ;VLOOKUP([Etiquetas.A12];[bd_flows_aux.$E$161:.$G$340];2;0);[Etiquetas.O12]));  VLOOKUP([Etiquetas.A12];[bd_flows_aux.$E$161:.$G$340];2;0)  ;IF(OR(ISERROR([Etiquetas.O12]);LEN([Etiquetas.O12])=0) ;VLOOKUP([Etiquetas.A12];[bd_flows_aux.$E$161:.$G$340];2;0);[Etiquetas.O12]))" office:value-type="float" office:value="19">
            <text:p>19</text:p>
          </table:table-cell>
          <table:table-cell table:style-name="ce372" table:formula="of:=IF(LEN([.$A171])&gt;0;VLOOKUP([Etiquetas.C12];[BD_GenCode.$E$2:.$F$50];2;0);&quot;&quot;)" office:value-type="float" office:value="12">
            <text:p>12</text:p>
          </table:table-cell>
          <table:table-cell table:formula="of:=IF(LEN([.$A171])&gt;0;[$Etiquetas.$X12];&quot;&quot;)" office:value-type="float" office:value="11">
            <text:p>11</text:p>
          </table:table-cell>
          <table:table-cell table:style-name="ce375" table:formula="of:=VLOOKUP([bd_sub_system_flows_aux.K171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171]+1" office:value-type="float" office:value="159">
            <text:p>159</text:p>
          </table:table-cell>
          <table:table-cell table:number-columns-repeated="2"/>
          <table:table-cell table:formula="of:=IF(ISERROR(IF(OR(ISERROR([Etiquetas.O13]);LEN([Etiquetas.O13])=0) ;VLOOKUP([Etiquetas.A13];[bd_flows_aux.$E$161:.$G$340];2;0);[Etiquetas.O13]));  VLOOKUP([Etiquetas.A13];[bd_flows_aux.$E$161:.$G$340];2;0)  ;IF(OR(ISERROR([Etiquetas.O13]);LEN([Etiquetas.O13])=0) ;VLOOKUP([Etiquetas.A13];[bd_flows_aux.$E$161:.$G$340];2;0);[Etiquetas.O13]))" office:value-type="float" office:value="28">
            <text:p>28</text:p>
          </table:table-cell>
          <table:table-cell table:style-name="ce372" table:formula="of:=IF(LEN([.$A172])&gt;0;VLOOKUP([Etiquetas.C13];[BD_GenCode.$E$2:.$F$50];2;0);&quot;&quot;)" office:value-type="float" office:value="12">
            <text:p>12</text:p>
          </table:table-cell>
          <table:table-cell table:formula="of:=IF(LEN([.$A172])&gt;0;[$Etiquetas.$X13];&quot;&quot;)" office:value-type="float" office:value="12">
            <text:p>12</text:p>
          </table:table-cell>
          <table:table-cell table:style-name="ce375" table:formula="of:=VLOOKUP([bd_sub_system_flows_aux.K172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172]+1" office:value-type="float" office:value="160">
            <text:p>160</text:p>
          </table:table-cell>
          <table:table-cell table:number-columns-repeated="2"/>
          <table:table-cell table:formula="of:=IF(ISERROR(IF(OR(ISERROR([Etiquetas.O14]);LEN([Etiquetas.O14])=0) ;VLOOKUP([Etiquetas.A14];[bd_flows_aux.$E$161:.$G$340];2;0);[Etiquetas.O14]));  VLOOKUP([Etiquetas.A14];[bd_flows_aux.$E$161:.$G$340];2;0)  ;IF(OR(ISERROR([Etiquetas.O14]);LEN([Etiquetas.O14])=0) ;VLOOKUP([Etiquetas.A14];[bd_flows_aux.$E$161:.$G$340];2;0);[Etiquetas.O14]))" office:value-type="float" office:value="29">
            <text:p>29</text:p>
          </table:table-cell>
          <table:table-cell table:style-name="ce372" table:formula="of:=IF(LEN([.$A173])&gt;0;VLOOKUP([Etiquetas.C14];[BD_GenCode.$E$2:.$F$50];2;0);&quot;&quot;)" office:value-type="float" office:value="12">
            <text:p>12</text:p>
          </table:table-cell>
          <table:table-cell table:formula="of:=IF(LEN([.$A173])&gt;0;[$Etiquetas.$X14];&quot;&quot;)" office:value-type="float" office:value="13">
            <text:p>13</text:p>
          </table:table-cell>
          <table:table-cell table:style-name="ce375" table:formula="of:=VLOOKUP([bd_sub_system_flows_aux.K173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173]+1" office:value-type="float" office:value="161">
            <text:p>161</text:p>
          </table:table-cell>
          <table:table-cell table:number-columns-repeated="2"/>
          <table:table-cell table:formula="of:=IF(ISERROR(IF(OR(ISERROR([Etiquetas.O15]);LEN([Etiquetas.O15])=0) ;VLOOKUP([Etiquetas.A15];[bd_flows_aux.$E$161:.$G$340];2;0);[Etiquetas.O15]));  VLOOKUP([Etiquetas.A15];[bd_flows_aux.$E$161:.$G$340];2;0)  ;IF(OR(ISERROR([Etiquetas.O15]);LEN([Etiquetas.O15])=0) ;VLOOKUP([Etiquetas.A15];[bd_flows_aux.$E$161:.$G$340];2;0);[Etiquetas.O15]))" office:value-type="float" office:value="30">
            <text:p>30</text:p>
          </table:table-cell>
          <table:table-cell table:style-name="ce372" table:formula="of:=IF(LEN([.$A174])&gt;0;VLOOKUP([Etiquetas.C15];[BD_GenCode.$E$2:.$F$50];2;0);&quot;&quot;)" office:value-type="float" office:value="12">
            <text:p>12</text:p>
          </table:table-cell>
          <table:table-cell table:formula="of:=IF(LEN([.$A174])&gt;0;[$Etiquetas.$X15];&quot;&quot;)" office:value-type="float" office:value="14">
            <text:p>14</text:p>
          </table:table-cell>
          <table:table-cell table:style-name="ce375" table:formula="of:=VLOOKUP([bd_sub_system_flows_aux.K174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174]+1" office:value-type="float" office:value="162">
            <text:p>162</text:p>
          </table:table-cell>
          <table:table-cell table:number-columns-repeated="2"/>
          <table:table-cell table:formula="of:=IF(ISERROR(IF(OR(ISERROR([Etiquetas.O16]);LEN([Etiquetas.O16])=0) ;VLOOKUP([Etiquetas.A16];[bd_flows_aux.$E$161:.$G$340];2;0);[Etiquetas.O16]));  VLOOKUP([Etiquetas.A16];[bd_flows_aux.$E$161:.$G$340];2;0)  ;IF(OR(ISERROR([Etiquetas.O16]);LEN([Etiquetas.O16])=0) ;VLOOKUP([Etiquetas.A16];[bd_flows_aux.$E$161:.$G$340];2;0);[Etiquetas.O16]))" office:value-type="float" office:value="31">
            <text:p>31</text:p>
          </table:table-cell>
          <table:table-cell table:style-name="ce372" table:formula="of:=IF(LEN([.$A175])&gt;0;VLOOKUP([Etiquetas.C16];[BD_GenCode.$E$2:.$F$50];2;0);&quot;&quot;)" office:value-type="float" office:value="12">
            <text:p>12</text:p>
          </table:table-cell>
          <table:table-cell table:formula="of:=IF(LEN([.$A175])&gt;0;[$Etiquetas.$X16];&quot;&quot;)" office:value-type="float" office:value="15">
            <text:p>15</text:p>
          </table:table-cell>
          <table:table-cell table:style-name="ce375" table:formula="of:=VLOOKUP([bd_sub_system_flows_aux.K175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175]+1" office:value-type="float" office:value="163">
            <text:p>163</text:p>
          </table:table-cell>
          <table:table-cell table:number-columns-repeated="2"/>
          <table:table-cell table:formula="of:=IF(ISERROR(IF(OR(ISERROR([Etiquetas.O17]);LEN([Etiquetas.O17])=0) ;VLOOKUP([Etiquetas.A17];[bd_flows_aux.$E$161:.$G$340];2;0);[Etiquetas.O17]));  VLOOKUP([Etiquetas.A17];[bd_flows_aux.$E$161:.$G$340];2;0)  ;IF(OR(ISERROR([Etiquetas.O17]);LEN([Etiquetas.O17])=0) ;VLOOKUP([Etiquetas.A17];[bd_flows_aux.$E$161:.$G$340];2;0);[Etiquetas.O17]))" office:value-type="float" office:value="34">
            <text:p>34</text:p>
          </table:table-cell>
          <table:table-cell table:style-name="ce372" table:formula="of:=IF(LEN([.$A176])&gt;0;VLOOKUP([Etiquetas.C17];[BD_GenCode.$E$2:.$F$50];2;0);&quot;&quot;)" office:value-type="float" office:value="12">
            <text:p>12</text:p>
          </table:table-cell>
          <table:table-cell table:formula="of:=IF(LEN([.$A176])&gt;0;[$Etiquetas.$X17];&quot;&quot;)" office:value-type="float" office:value="16">
            <text:p>16</text:p>
          </table:table-cell>
          <table:table-cell table:style-name="ce375" table:formula="of:=VLOOKUP([bd_sub_system_flows_aux.K176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176]+1" office:value-type="float" office:value="164">
            <text:p>164</text:p>
          </table:table-cell>
          <table:table-cell table:number-columns-repeated="2"/>
          <table:table-cell table:formula="of:=IF(ISERROR(IF(OR(ISERROR([Etiquetas.O18]);LEN([Etiquetas.O18])=0) ;VLOOKUP([Etiquetas.A18];[bd_flows_aux.$E$161:.$G$340];2;0);[Etiquetas.O18]));  VLOOKUP([Etiquetas.A18];[bd_flows_aux.$E$161:.$G$340];2;0)  ;IF(OR(ISERROR([Etiquetas.O18]);LEN([Etiquetas.O18])=0) ;VLOOKUP([Etiquetas.A18];[bd_flows_aux.$E$161:.$G$340];2;0);[Etiquetas.O18]))" office:value-type="float" office:value="35">
            <text:p>35</text:p>
          </table:table-cell>
          <table:table-cell table:style-name="ce372" table:formula="of:=IF(LEN([.$A177])&gt;0;VLOOKUP([Etiquetas.C18];[BD_GenCode.$E$2:.$F$50];2;0);&quot;&quot;)" office:value-type="float" office:value="12">
            <text:p>12</text:p>
          </table:table-cell>
          <table:table-cell table:formula="of:=IF(LEN([.$A177])&gt;0;[$Etiquetas.$X18];&quot;&quot;)" office:value-type="float" office:value="17">
            <text:p>17</text:p>
          </table:table-cell>
          <table:table-cell table:style-name="ce375" table:formula="of:=VLOOKUP([bd_sub_system_flows_aux.K177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177]+1" office:value-type="float" office:value="165">
            <text:p>165</text:p>
          </table:table-cell>
          <table:table-cell table:number-columns-repeated="2"/>
          <table:table-cell table:formula="of:=IF(ISERROR(IF(OR(ISERROR([Etiquetas.O19]);LEN([Etiquetas.O19])=0) ;VLOOKUP([Etiquetas.A19];[bd_flows_aux.$E$161:.$G$340];2;0);[Etiquetas.O19]));  VLOOKUP([Etiquetas.A19];[bd_flows_aux.$E$161:.$G$340];2;0)  ;IF(OR(ISERROR([Etiquetas.O19]);LEN([Etiquetas.O19])=0) ;VLOOKUP([Etiquetas.A19];[bd_flows_aux.$E$161:.$G$340];2;0);[Etiquetas.O19]))" office:value-type="float" office:value="16">
            <text:p>16</text:p>
          </table:table-cell>
          <table:table-cell table:style-name="ce372" table:formula="of:=IF(LEN([.$A178])&gt;0;VLOOKUP([Etiquetas.C19];[BD_GenCode.$E$2:.$F$50];2;0);&quot;&quot;)" office:value-type="float" office:value="12">
            <text:p>12</text:p>
          </table:table-cell>
          <table:table-cell table:formula="of:=IF(LEN([.$A178])&gt;0;[$Etiquetas.$X19];&quot;&quot;)" office:value-type="float" office:value="18">
            <text:p>18</text:p>
          </table:table-cell>
          <table:table-cell table:style-name="ce375" table:formula="of:=VLOOKUP([bd_sub_system_flows_aux.K178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178]+1" office:value-type="float" office:value="166">
            <text:p>166</text:p>
          </table:table-cell>
          <table:table-cell table:number-columns-repeated="2"/>
          <table:table-cell table:formula="of:=IF(ISERROR(IF(OR(ISERROR([Etiquetas.O20]);LEN([Etiquetas.O20])=0) ;VLOOKUP([Etiquetas.A20];[bd_flows_aux.$E$161:.$G$340];2;0);[Etiquetas.O20]));  VLOOKUP([Etiquetas.A20];[bd_flows_aux.$E$161:.$G$340];2;0)  ;IF(OR(ISERROR([Etiquetas.O20]);LEN([Etiquetas.O20])=0) ;VLOOKUP([Etiquetas.A20];[bd_flows_aux.$E$161:.$G$340];2;0);[Etiquetas.O20]))" office:value-type="float" office:value="37">
            <text:p>37</text:p>
          </table:table-cell>
          <table:table-cell table:style-name="ce372" table:formula="of:=IF(LEN([.$A179])&gt;0;VLOOKUP([Etiquetas.C20];[BD_GenCode.$E$2:.$F$50];2;0);&quot;&quot;)" office:value-type="float" office:value="12">
            <text:p>12</text:p>
          </table:table-cell>
          <table:table-cell table:formula="of:=IF(LEN([.$A179])&gt;0;[$Etiquetas.$X20];&quot;&quot;)" office:value-type="float" office:value="19">
            <text:p>19</text:p>
          </table:table-cell>
          <table:table-cell table:style-name="ce375" table:formula="of:=VLOOKUP([bd_sub_system_flows_aux.K179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179]+1" office:value-type="float" office:value="167">
            <text:p>167</text:p>
          </table:table-cell>
          <table:table-cell table:number-columns-repeated="2"/>
          <table:table-cell table:formula="of:=IF(ISERROR(IF(OR(ISERROR([Etiquetas.O21]);LEN([Etiquetas.O21])=0) ;VLOOKUP([Etiquetas.A21];[bd_flows_aux.$E$161:.$G$340];2;0);[Etiquetas.O21]));  VLOOKUP([Etiquetas.A21];[bd_flows_aux.$E$161:.$G$340];2;0)  ;IF(OR(ISERROR([Etiquetas.O21]);LEN([Etiquetas.O21])=0) ;VLOOKUP([Etiquetas.A21];[bd_flows_aux.$E$161:.$G$340];2;0);[Etiquetas.O21]))" office:value-type="float" office:value="38">
            <text:p>38</text:p>
          </table:table-cell>
          <table:table-cell table:style-name="ce372" table:formula="of:=IF(LEN([.$A180])&gt;0;VLOOKUP([Etiquetas.C21];[BD_GenCode.$E$2:.$F$50];2;0);&quot;&quot;)" office:value-type="float" office:value="12">
            <text:p>12</text:p>
          </table:table-cell>
          <table:table-cell table:formula="of:=IF(LEN([.$A180])&gt;0;[$Etiquetas.$X21];&quot;&quot;)" office:value-type="float" office:value="20">
            <text:p>20</text:p>
          </table:table-cell>
          <table:table-cell table:style-name="ce375" table:formula="of:=VLOOKUP([bd_sub_system_flows_aux.K180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180]+1" office:value-type="float" office:value="168">
            <text:p>168</text:p>
          </table:table-cell>
          <table:table-cell table:number-columns-repeated="2"/>
          <table:table-cell table:formula="of:=IF(ISERROR(IF(OR(ISERROR([Etiquetas.O22]);LEN([Etiquetas.O22])=0) ;VLOOKUP([Etiquetas.A22];[bd_flows_aux.$E$161:.$G$340];2;0);[Etiquetas.O22]));  VLOOKUP([Etiquetas.A22];[bd_flows_aux.$E$161:.$G$340];2;0)  ;IF(OR(ISERROR([Etiquetas.O22]);LEN([Etiquetas.O22])=0) ;VLOOKUP([Etiquetas.A22];[bd_flows_aux.$E$161:.$G$340];2;0);[Etiquetas.O22]))" office:value-type="float" office:value="39">
            <text:p>39</text:p>
          </table:table-cell>
          <table:table-cell table:style-name="ce372" table:formula="of:=IF(LEN([.$A181])&gt;0;VLOOKUP([Etiquetas.C22];[BD_GenCode.$E$2:.$F$50];2;0);&quot;&quot;)" office:value-type="float" office:value="12">
            <text:p>12</text:p>
          </table:table-cell>
          <table:table-cell table:formula="of:=IF(LEN([.$A181])&gt;0;[$Etiquetas.$X22];&quot;&quot;)" office:value-type="float" office:value="21">
            <text:p>21</text:p>
          </table:table-cell>
          <table:table-cell table:style-name="ce375" table:formula="of:=VLOOKUP([bd_sub_system_flows_aux.K181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181]+1" office:value-type="float" office:value="169">
            <text:p>169</text:p>
          </table:table-cell>
          <table:table-cell table:number-columns-repeated="2"/>
          <table:table-cell table:formula="of:=IF(ISERROR(IF(OR(ISERROR([Etiquetas.O23]);LEN([Etiquetas.O23])=0) ;VLOOKUP([Etiquetas.A23];[bd_flows_aux.$E$161:.$G$340];2;0);[Etiquetas.O23]));  VLOOKUP([Etiquetas.A23];[bd_flows_aux.$E$161:.$G$340];2;0)  ;IF(OR(ISERROR([Etiquetas.O23]);LEN([Etiquetas.O23])=0) ;VLOOKUP([Etiquetas.A23];[bd_flows_aux.$E$161:.$G$340];2;0);[Etiquetas.O23]))" office:value-type="float" office:value="40">
            <text:p>40</text:p>
          </table:table-cell>
          <table:table-cell table:style-name="ce372" table:formula="of:=IF(LEN([.$A182])&gt;0;VLOOKUP([Etiquetas.C23];[BD_GenCode.$E$2:.$F$50];2;0);&quot;&quot;)" office:value-type="float" office:value="12">
            <text:p>12</text:p>
          </table:table-cell>
          <table:table-cell table:formula="of:=IF(LEN([.$A182])&gt;0;[$Etiquetas.$X23];&quot;&quot;)" office:value-type="float" office:value="22">
            <text:p>22</text:p>
          </table:table-cell>
          <table:table-cell table:style-name="ce375" table:formula="of:=VLOOKUP([bd_sub_system_flows_aux.K182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182]+1" office:value-type="float" office:value="170">
            <text:p>170</text:p>
          </table:table-cell>
          <table:table-cell table:number-columns-repeated="2"/>
          <table:table-cell table:formula="of:=IF(ISERROR(IF(OR(ISERROR([Etiquetas.O24]);LEN([Etiquetas.O24])=0) ;VLOOKUP([Etiquetas.A24];[bd_flows_aux.$E$161:.$G$340];2;0);[Etiquetas.O24]));  VLOOKUP([Etiquetas.A24];[bd_flows_aux.$E$161:.$G$340];2;0)  ;IF(OR(ISERROR([Etiquetas.O24]);LEN([Etiquetas.O24])=0) ;VLOOKUP([Etiquetas.A24];[bd_flows_aux.$E$161:.$G$340];2;0);[Etiquetas.O24]))" office:value-type="float" office:value="41">
            <text:p>41</text:p>
          </table:table-cell>
          <table:table-cell table:style-name="ce372" table:formula="of:=IF(LEN([.$A183])&gt;0;VLOOKUP([Etiquetas.C24];[BD_GenCode.$E$2:.$F$50];2;0);&quot;&quot;)" office:value-type="float" office:value="12">
            <text:p>12</text:p>
          </table:table-cell>
          <table:table-cell table:formula="of:=IF(LEN([.$A183])&gt;0;[$Etiquetas.$X24];&quot;&quot;)" office:value-type="float" office:value="23">
            <text:p>23</text:p>
          </table:table-cell>
          <table:table-cell table:style-name="ce375" table:formula="of:=VLOOKUP([bd_sub_system_flows_aux.K183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183]+1" office:value-type="float" office:value="171">
            <text:p>171</text:p>
          </table:table-cell>
          <table:table-cell table:number-columns-repeated="2"/>
          <table:table-cell table:formula="of:=IF(ISERROR(IF(OR(ISERROR([Etiquetas.O25]);LEN([Etiquetas.O25])=0) ;VLOOKUP([Etiquetas.A25];[bd_flows_aux.$E$161:.$G$340];2;0);[Etiquetas.O25]));  VLOOKUP([Etiquetas.A25];[bd_flows_aux.$E$161:.$G$340];2;0)  ;IF(OR(ISERROR([Etiquetas.O25]);LEN([Etiquetas.O25])=0) ;VLOOKUP([Etiquetas.A25];[bd_flows_aux.$E$161:.$G$340];2;0);[Etiquetas.O25]))" office:value-type="float" office:value="42">
            <text:p>42</text:p>
          </table:table-cell>
          <table:table-cell table:style-name="ce372" table:formula="of:=IF(LEN([.$A184])&gt;0;VLOOKUP([Etiquetas.C25];[BD_GenCode.$E$2:.$F$50];2;0);&quot;&quot;)" office:value-type="float" office:value="12">
            <text:p>12</text:p>
          </table:table-cell>
          <table:table-cell table:formula="of:=IF(LEN([.$A184])&gt;0;[$Etiquetas.$X25];&quot;&quot;)" office:value-type="float" office:value="24">
            <text:p>24</text:p>
          </table:table-cell>
          <table:table-cell table:style-name="ce375" table:formula="of:=VLOOKUP([bd_sub_system_flows_aux.K184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184]+1" office:value-type="float" office:value="172">
            <text:p>172</text:p>
          </table:table-cell>
          <table:table-cell table:number-columns-repeated="2"/>
          <table:table-cell table:formula="of:=IF(ISERROR(IF(OR(ISERROR([Etiquetas.O26]);LEN([Etiquetas.O26])=0) ;VLOOKUP([Etiquetas.A26];[bd_flows_aux.$E$161:.$G$340];2;0);[Etiquetas.O26]));  VLOOKUP([Etiquetas.A26];[bd_flows_aux.$E$161:.$G$340];2;0)  ;IF(OR(ISERROR([Etiquetas.O26]);LEN([Etiquetas.O26])=0) ;VLOOKUP([Etiquetas.A26];[bd_flows_aux.$E$161:.$G$340];2;0);[Etiquetas.O26]))" office:value-type="float" office:value="43">
            <text:p>43</text:p>
          </table:table-cell>
          <table:table-cell table:style-name="ce372" table:formula="of:=IF(LEN([.$A185])&gt;0;VLOOKUP([Etiquetas.C26];[BD_GenCode.$E$2:.$F$50];2;0);&quot;&quot;)" office:value-type="float" office:value="12">
            <text:p>12</text:p>
          </table:table-cell>
          <table:table-cell table:formula="of:=IF(LEN([.$A185])&gt;0;[$Etiquetas.$X26];&quot;&quot;)" office:value-type="float" office:value="25">
            <text:p>25</text:p>
          </table:table-cell>
          <table:table-cell table:style-name="ce375" table:formula="of:=VLOOKUP([bd_sub_system_flows_aux.K185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185]+1" office:value-type="float" office:value="173">
            <text:p>173</text:p>
          </table:table-cell>
          <table:table-cell table:number-columns-repeated="2"/>
          <table:table-cell table:formula="of:=IF(ISERROR(IF(OR(ISERROR([Etiquetas.O27]);LEN([Etiquetas.O27])=0) ;VLOOKUP([Etiquetas.A27];[bd_flows_aux.$E$161:.$G$340];2;0);[Etiquetas.O27]));  VLOOKUP([Etiquetas.A27];[bd_flows_aux.$E$161:.$G$340];2;0)  ;IF(OR(ISERROR([Etiquetas.O27]);LEN([Etiquetas.O27])=0) ;VLOOKUP([Etiquetas.A27];[bd_flows_aux.$E$161:.$G$340];2;0);[Etiquetas.O27]))" office:value-type="float" office:value="44">
            <text:p>44</text:p>
          </table:table-cell>
          <table:table-cell table:style-name="ce372" table:formula="of:=IF(LEN([.$A186])&gt;0;VLOOKUP([Etiquetas.C27];[BD_GenCode.$E$2:.$F$50];2;0);&quot;&quot;)" office:value-type="float" office:value="12">
            <text:p>12</text:p>
          </table:table-cell>
          <table:table-cell table:formula="of:=IF(LEN([.$A186])&gt;0;[$Etiquetas.$X27];&quot;&quot;)" office:value-type="float" office:value="26">
            <text:p>26</text:p>
          </table:table-cell>
          <table:table-cell table:style-name="ce375" table:formula="of:=VLOOKUP([bd_sub_system_flows_aux.K186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186]+1" office:value-type="float" office:value="174">
            <text:p>174</text:p>
          </table:table-cell>
          <table:table-cell table:number-columns-repeated="2"/>
          <table:table-cell table:formula="of:=IF(ISERROR(IF(OR(ISERROR([Etiquetas.O28]);LEN([Etiquetas.O28])=0) ;VLOOKUP([Etiquetas.A28];[bd_flows_aux.$E$161:.$G$340];2;0);[Etiquetas.O28]));  VLOOKUP([Etiquetas.A28];[bd_flows_aux.$E$161:.$G$340];2;0)  ;IF(OR(ISERROR([Etiquetas.O28]);LEN([Etiquetas.O28])=0) ;VLOOKUP([Etiquetas.A28];[bd_flows_aux.$E$161:.$G$340];2;0);[Etiquetas.O28]))" office:value-type="float" office:value="45">
            <text:p>45</text:p>
          </table:table-cell>
          <table:table-cell table:style-name="ce372" table:formula="of:=IF(LEN([.$A187])&gt;0;VLOOKUP([Etiquetas.C28];[BD_GenCode.$E$2:.$F$50];2;0);&quot;&quot;)" office:value-type="float" office:value="12">
            <text:p>12</text:p>
          </table:table-cell>
          <table:table-cell table:formula="of:=IF(LEN([.$A187])&gt;0;[$Etiquetas.$X28];&quot;&quot;)" office:value-type="float" office:value="27">
            <text:p>27</text:p>
          </table:table-cell>
          <table:table-cell table:style-name="ce375" table:formula="of:=VLOOKUP([bd_sub_system_flows_aux.K187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187]+1" office:value-type="float" office:value="175">
            <text:p>175</text:p>
          </table:table-cell>
          <table:table-cell table:number-columns-repeated="2"/>
          <table:table-cell table:formula="of:=IF(ISERROR(IF(OR(ISERROR([Etiquetas.O29]);LEN([Etiquetas.O29])=0) ;VLOOKUP([Etiquetas.A29];[bd_flows_aux.$E$161:.$G$340];2;0);[Etiquetas.O29]));  VLOOKUP([Etiquetas.A29];[bd_flows_aux.$E$161:.$G$340];2;0)  ;IF(OR(ISERROR([Etiquetas.O29]);LEN([Etiquetas.O29])=0) ;VLOOKUP([Etiquetas.A29];[bd_flows_aux.$E$161:.$G$340];2;0);[Etiquetas.O29]))" office:value-type="float" office:value="46">
            <text:p>46</text:p>
          </table:table-cell>
          <table:table-cell table:style-name="ce372" table:formula="of:=IF(LEN([.$A188])&gt;0;VLOOKUP([Etiquetas.C29];[BD_GenCode.$E$2:.$F$50];2;0);&quot;&quot;)" office:value-type="float" office:value="12">
            <text:p>12</text:p>
          </table:table-cell>
          <table:table-cell table:formula="of:=IF(LEN([.$A188])&gt;0;[$Etiquetas.$X29];&quot;&quot;)" office:value-type="float" office:value="28">
            <text:p>28</text:p>
          </table:table-cell>
          <table:table-cell table:style-name="ce375" table:formula="of:=VLOOKUP([bd_sub_system_flows_aux.K188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188]+1" office:value-type="float" office:value="176">
            <text:p>176</text:p>
          </table:table-cell>
          <table:table-cell table:number-columns-repeated="2"/>
          <table:table-cell table:formula="of:=IF(ISERROR(IF(OR(ISERROR([Etiquetas.O30]);LEN([Etiquetas.O30])=0) ;VLOOKUP([Etiquetas.A30];[bd_flows_aux.$E$161:.$G$340];2;0);[Etiquetas.O30]));  VLOOKUP([Etiquetas.A30];[bd_flows_aux.$E$161:.$G$340];2;0)  ;IF(OR(ISERROR([Etiquetas.O30]);LEN([Etiquetas.O30])=0) ;VLOOKUP([Etiquetas.A30];[bd_flows_aux.$E$161:.$G$340];2;0);[Etiquetas.O30]))" office:value-type="float" office:value="47">
            <text:p>47</text:p>
          </table:table-cell>
          <table:table-cell table:style-name="ce372" table:formula="of:=IF(LEN([.$A189])&gt;0;VLOOKUP([Etiquetas.C30];[BD_GenCode.$E$2:.$F$50];2;0);&quot;&quot;)" office:value-type="float" office:value="12">
            <text:p>12</text:p>
          </table:table-cell>
          <table:table-cell table:formula="of:=IF(LEN([.$A189])&gt;0;[$Etiquetas.$X30];&quot;&quot;)" office:value-type="float" office:value="29">
            <text:p>29</text:p>
          </table:table-cell>
          <table:table-cell table:style-name="ce375" table:formula="of:=VLOOKUP([bd_sub_system_flows_aux.K189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189]+1" office:value-type="float" office:value="177">
            <text:p>177</text:p>
          </table:table-cell>
          <table:table-cell table:number-columns-repeated="2"/>
          <table:table-cell table:formula="of:=IF(ISERROR(IF(OR(ISERROR([Etiquetas.O31]);LEN([Etiquetas.O31])=0) ;VLOOKUP([Etiquetas.A31];[bd_flows_aux.$E$161:.$G$340];2;0);[Etiquetas.O31]));  VLOOKUP([Etiquetas.A31];[bd_flows_aux.$E$161:.$G$340];2;0)  ;IF(OR(ISERROR([Etiquetas.O31]);LEN([Etiquetas.O31])=0) ;VLOOKUP([Etiquetas.A31];[bd_flows_aux.$E$161:.$G$340];2;0);[Etiquetas.O31]))" office:value-type="float" office:value="48">
            <text:p>48</text:p>
          </table:table-cell>
          <table:table-cell table:style-name="ce372" table:formula="of:=IF(LEN([.$A190])&gt;0;VLOOKUP([Etiquetas.C31];[BD_GenCode.$E$2:.$F$50];2;0);&quot;&quot;)" office:value-type="float" office:value="12">
            <text:p>12</text:p>
          </table:table-cell>
          <table:table-cell table:formula="of:=IF(LEN([.$A190])&gt;0;[$Etiquetas.$X31];&quot;&quot;)" office:value-type="float" office:value="30">
            <text:p>30</text:p>
          </table:table-cell>
          <table:table-cell table:style-name="ce375" table:formula="of:=VLOOKUP([bd_sub_system_flows_aux.K190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190]+1" office:value-type="float" office:value="178">
            <text:p>178</text:p>
          </table:table-cell>
          <table:table-cell table:number-columns-repeated="2"/>
          <table:table-cell table:formula="of:=IF(ISERROR(IF(OR(ISERROR([Etiquetas.O32]);LEN([Etiquetas.O32])=0) ;VLOOKUP([Etiquetas.A32];[bd_flows_aux.$E$161:.$G$340];2;0);[Etiquetas.O32]));  VLOOKUP([Etiquetas.A32];[bd_flows_aux.$E$161:.$G$340];2;0)  ;IF(OR(ISERROR([Etiquetas.O32]);LEN([Etiquetas.O32])=0) ;VLOOKUP([Etiquetas.A32];[bd_flows_aux.$E$161:.$G$340];2;0);[Etiquetas.O32]))" office:value-type="float" office:value="49">
            <text:p>49</text:p>
          </table:table-cell>
          <table:table-cell table:style-name="ce372" table:formula="of:=IF(LEN([.$A191])&gt;0;VLOOKUP([Etiquetas.C32];[BD_GenCode.$E$2:.$F$50];2;0);&quot;&quot;)" office:value-type="float" office:value="12">
            <text:p>12</text:p>
          </table:table-cell>
          <table:table-cell table:formula="of:=IF(LEN([.$A191])&gt;0;[$Etiquetas.$X32];&quot;&quot;)" office:value-type="float" office:value="31">
            <text:p>31</text:p>
          </table:table-cell>
          <table:table-cell table:style-name="ce375" table:formula="of:=VLOOKUP([bd_sub_system_flows_aux.K191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191]+1" office:value-type="float" office:value="179">
            <text:p>179</text:p>
          </table:table-cell>
          <table:table-cell table:number-columns-repeated="2"/>
          <table:table-cell table:formula="of:=IF(ISERROR(IF(OR(ISERROR([Etiquetas.O33]);LEN([Etiquetas.O33])=0) ;VLOOKUP([Etiquetas.A33];[bd_flows_aux.$E$161:.$G$340];2;0);[Etiquetas.O33]));  VLOOKUP([Etiquetas.A33];[bd_flows_aux.$E$161:.$G$340];2;0)  ;IF(OR(ISERROR([Etiquetas.O33]);LEN([Etiquetas.O33])=0) ;VLOOKUP([Etiquetas.A33];[bd_flows_aux.$E$161:.$G$340];2;0);[Etiquetas.O33]))" office:value-type="float" office:value="50">
            <text:p>50</text:p>
          </table:table-cell>
          <table:table-cell table:style-name="ce372" table:formula="of:=IF(LEN([.$A192])&gt;0;VLOOKUP([Etiquetas.C33];[BD_GenCode.$E$2:.$F$50];2;0);&quot;&quot;)" office:value-type="float" office:value="12">
            <text:p>12</text:p>
          </table:table-cell>
          <table:table-cell table:formula="of:=IF(LEN([.$A192])&gt;0;[$Etiquetas.$X33];&quot;&quot;)" office:value-type="float" office:value="32">
            <text:p>32</text:p>
          </table:table-cell>
          <table:table-cell table:style-name="ce375" table:formula="of:=VLOOKUP([bd_sub_system_flows_aux.K192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192]+1" office:value-type="float" office:value="180">
            <text:p>180</text:p>
          </table:table-cell>
          <table:table-cell table:number-columns-repeated="2"/>
          <table:table-cell table:formula="of:=IF(ISERROR(IF(OR(ISERROR([Etiquetas.O34]);LEN([Etiquetas.O34])=0) ;VLOOKUP([Etiquetas.A34];[bd_flows_aux.$E$161:.$G$340];2;0);[Etiquetas.O34]));  VLOOKUP([Etiquetas.A34];[bd_flows_aux.$E$161:.$G$340];2;0)  ;IF(OR(ISERROR([Etiquetas.O34]);LEN([Etiquetas.O34])=0) ;VLOOKUP([Etiquetas.A34];[bd_flows_aux.$E$161:.$G$340];2;0);[Etiquetas.O34]))" office:value-type="float" office:value="51">
            <text:p>51</text:p>
          </table:table-cell>
          <table:table-cell table:style-name="ce372" table:formula="of:=IF(LEN([.$A193])&gt;0;VLOOKUP([Etiquetas.C34];[BD_GenCode.$E$2:.$F$50];2;0);&quot;&quot;)" office:value-type="float" office:value="12">
            <text:p>12</text:p>
          </table:table-cell>
          <table:table-cell table:formula="of:=IF(LEN([.$A193])&gt;0;[$Etiquetas.$X34];&quot;&quot;)" office:value-type="float" office:value="33">
            <text:p>33</text:p>
          </table:table-cell>
          <table:table-cell table:style-name="ce375" table:formula="of:=VLOOKUP([bd_sub_system_flows_aux.K193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193]+1" office:value-type="float" office:value="181">
            <text:p>181</text:p>
          </table:table-cell>
          <table:table-cell table:number-columns-repeated="2"/>
          <table:table-cell table:formula="of:=IF(ISERROR(IF(OR(ISERROR([Etiquetas.O35]);LEN([Etiquetas.O35])=0) ;VLOOKUP([Etiquetas.A35];[bd_flows_aux.$E$161:.$G$340];2;0);[Etiquetas.O35]));  VLOOKUP([Etiquetas.A35];[bd_flows_aux.$E$161:.$G$340];2;0)  ;IF(OR(ISERROR([Etiquetas.O35]);LEN([Etiquetas.O35])=0) ;VLOOKUP([Etiquetas.A35];[bd_flows_aux.$E$161:.$G$340];2;0);[Etiquetas.O35]))" office:value-type="float" office:value="52">
            <text:p>52</text:p>
          </table:table-cell>
          <table:table-cell table:style-name="ce372" table:formula="of:=IF(LEN([.$A194])&gt;0;VLOOKUP([Etiquetas.C35];[BD_GenCode.$E$2:.$F$50];2;0);&quot;&quot;)" office:value-type="float" office:value="12">
            <text:p>12</text:p>
          </table:table-cell>
          <table:table-cell table:formula="of:=IF(LEN([.$A194])&gt;0;[$Etiquetas.$X35];&quot;&quot;)" office:value-type="float" office:value="34">
            <text:p>34</text:p>
          </table:table-cell>
          <table:table-cell table:style-name="ce375" table:formula="of:=VLOOKUP([bd_sub_system_flows_aux.K194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194]+1" office:value-type="float" office:value="182">
            <text:p>182</text:p>
          </table:table-cell>
          <table:table-cell table:number-columns-repeated="2"/>
          <table:table-cell table:formula="of:=IF(ISERROR(IF(OR(ISERROR([Etiquetas.O36]);LEN([Etiquetas.O36])=0) ;VLOOKUP([Etiquetas.A36];[bd_flows_aux.$E$161:.$G$340];2;0);[Etiquetas.O36]));  VLOOKUP([Etiquetas.A36];[bd_flows_aux.$E$161:.$G$340];2;0)  ;IF(OR(ISERROR([Etiquetas.O36]);LEN([Etiquetas.O36])=0) ;VLOOKUP([Etiquetas.A36];[bd_flows_aux.$E$161:.$G$340];2;0);[Etiquetas.O36]))" office:value-type="float" office:value="53">
            <text:p>53</text:p>
          </table:table-cell>
          <table:table-cell table:style-name="ce372" table:formula="of:=IF(LEN([.$A195])&gt;0;VLOOKUP([Etiquetas.C36];[BD_GenCode.$E$2:.$F$50];2;0);&quot;&quot;)" office:value-type="float" office:value="12">
            <text:p>12</text:p>
          </table:table-cell>
          <table:table-cell table:formula="of:=IF(LEN([.$A195])&gt;0;[$Etiquetas.$X36];&quot;&quot;)" office:value-type="float" office:value="35">
            <text:p>35</text:p>
          </table:table-cell>
          <table:table-cell table:style-name="ce375" table:formula="of:=VLOOKUP([bd_sub_system_flows_aux.K195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195]+1" office:value-type="float" office:value="183">
            <text:p>183</text:p>
          </table:table-cell>
          <table:table-cell table:number-columns-repeated="2"/>
          <table:table-cell table:formula="of:=IF(ISERROR(IF(OR(ISERROR([Etiquetas.O37]);LEN([Etiquetas.O37])=0) ;VLOOKUP([Etiquetas.A37];[bd_flows_aux.$E$161:.$G$340];2;0);[Etiquetas.O37]));  VLOOKUP([Etiquetas.A37];[bd_flows_aux.$E$161:.$G$340];2;0)  ;IF(OR(ISERROR([Etiquetas.O37]);LEN([Etiquetas.O37])=0) ;VLOOKUP([Etiquetas.A37];[bd_flows_aux.$E$161:.$G$340];2;0);[Etiquetas.O37]))" office:value-type="float" office:value="54">
            <text:p>54</text:p>
          </table:table-cell>
          <table:table-cell table:style-name="ce372" table:formula="of:=IF(LEN([.$A196])&gt;0;VLOOKUP([Etiquetas.C37];[BD_GenCode.$E$2:.$F$50];2;0);&quot;&quot;)" office:value-type="float" office:value="12">
            <text:p>12</text:p>
          </table:table-cell>
          <table:table-cell table:formula="of:=IF(LEN([.$A196])&gt;0;[$Etiquetas.$X37];&quot;&quot;)" office:value-type="float" office:value="36">
            <text:p>36</text:p>
          </table:table-cell>
          <table:table-cell table:style-name="ce375" table:formula="of:=VLOOKUP([bd_sub_system_flows_aux.K196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196]+1" office:value-type="float" office:value="184">
            <text:p>184</text:p>
          </table:table-cell>
          <table:table-cell table:number-columns-repeated="2"/>
          <table:table-cell table:formula="of:=IF(ISERROR(IF(OR(ISERROR([Etiquetas.O38]);LEN([Etiquetas.O38])=0) ;VLOOKUP([Etiquetas.A38];[bd_flows_aux.$E$161:.$G$340];2;0);[Etiquetas.O38]));  VLOOKUP([Etiquetas.A38];[bd_flows_aux.$E$161:.$G$340];2;0)  ;IF(OR(ISERROR([Etiquetas.O38]);LEN([Etiquetas.O38])=0) ;VLOOKUP([Etiquetas.A38];[bd_flows_aux.$E$161:.$G$340];2;0);[Etiquetas.O38]))" office:value-type="float" office:value="55">
            <text:p>55</text:p>
          </table:table-cell>
          <table:table-cell table:style-name="ce372" table:formula="of:=IF(LEN([.$A197])&gt;0;VLOOKUP([Etiquetas.C38];[BD_GenCode.$E$2:.$F$50];2;0);&quot;&quot;)" office:value-type="float" office:value="12">
            <text:p>12</text:p>
          </table:table-cell>
          <table:table-cell table:formula="of:=IF(LEN([.$A197])&gt;0;[$Etiquetas.$X38];&quot;&quot;)" office:value-type="float" office:value="37">
            <text:p>37</text:p>
          </table:table-cell>
          <table:table-cell table:style-name="ce375" table:formula="of:=VLOOKUP([bd_sub_system_flows_aux.K197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197]+1" office:value-type="float" office:value="185">
            <text:p>185</text:p>
          </table:table-cell>
          <table:table-cell table:number-columns-repeated="2"/>
          <table:table-cell table:formula="of:=IF(ISERROR(IF(OR(ISERROR([Etiquetas.O39]);LEN([Etiquetas.O39])=0) ;VLOOKUP([Etiquetas.A39];[bd_flows_aux.$E$161:.$G$340];2;0);[Etiquetas.O39]));  VLOOKUP([Etiquetas.A39];[bd_flows_aux.$E$161:.$G$340];2;0)  ;IF(OR(ISERROR([Etiquetas.O39]);LEN([Etiquetas.O39])=0) ;VLOOKUP([Etiquetas.A39];[bd_flows_aux.$E$161:.$G$340];2;0);[Etiquetas.O39]))" office:value-type="float" office:value="56">
            <text:p>56</text:p>
          </table:table-cell>
          <table:table-cell table:style-name="ce372" table:formula="of:=IF(LEN([.$A198])&gt;0;VLOOKUP([Etiquetas.C39];[BD_GenCode.$E$2:.$F$50];2;0);&quot;&quot;)" office:value-type="float" office:value="12">
            <text:p>12</text:p>
          </table:table-cell>
          <table:table-cell table:formula="of:=IF(LEN([.$A198])&gt;0;[$Etiquetas.$X39];&quot;&quot;)" office:value-type="float" office:value="38">
            <text:p>38</text:p>
          </table:table-cell>
          <table:table-cell table:style-name="ce375" table:formula="of:=VLOOKUP([bd_sub_system_flows_aux.K198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198]+1" office:value-type="float" office:value="186">
            <text:p>186</text:p>
          </table:table-cell>
          <table:table-cell table:number-columns-repeated="2"/>
          <table:table-cell table:formula="of:=IF(ISERROR(IF(OR(ISERROR([Etiquetas.O40]);LEN([Etiquetas.O40])=0) ;VLOOKUP([Etiquetas.A40];[bd_flows_aux.$E$161:.$G$340];2;0);[Etiquetas.O40]));  VLOOKUP([Etiquetas.A40];[bd_flows_aux.$E$161:.$G$340];2;0)  ;IF(OR(ISERROR([Etiquetas.O40]);LEN([Etiquetas.O40])=0) ;VLOOKUP([Etiquetas.A40];[bd_flows_aux.$E$161:.$G$340];2;0);[Etiquetas.O40]))" office:value-type="float" office:value="148">
            <text:p>148</text:p>
          </table:table-cell>
          <table:table-cell table:style-name="ce372" table:formula="of:=IF(LEN([.$A199])&gt;0;VLOOKUP([Etiquetas.C40];[BD_GenCode.$E$2:.$F$50];2;0);&quot;&quot;)" office:value-type="float" office:value="12">
            <text:p>12</text:p>
          </table:table-cell>
          <table:table-cell table:formula="of:=IF(LEN([.$A199])&gt;0;[$Etiquetas.$X40];&quot;&quot;)" office:value-type="float" office:value="39">
            <text:p>39</text:p>
          </table:table-cell>
          <table:table-cell table:style-name="ce375" table:formula="of:=VLOOKUP([bd_sub_system_flows_aux.K199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199]+1" office:value-type="float" office:value="187">
            <text:p>187</text:p>
          </table:table-cell>
          <table:table-cell table:number-columns-repeated="2"/>
          <table:table-cell table:formula="of:=IF(ISERROR(IF(OR(ISERROR([Etiquetas.O41]);LEN([Etiquetas.O41])=0) ;VLOOKUP([Etiquetas.A41];[bd_flows_aux.$E$161:.$G$340];2;0);[Etiquetas.O41]));  VLOOKUP([Etiquetas.A41];[bd_flows_aux.$E$161:.$G$340];2;0)  ;IF(OR(ISERROR([Etiquetas.O41]);LEN([Etiquetas.O41])=0) ;VLOOKUP([Etiquetas.A41];[bd_flows_aux.$E$161:.$G$340];2;0);[Etiquetas.O41]))" office:value-type="float" office:value="58">
            <text:p>58</text:p>
          </table:table-cell>
          <table:table-cell table:style-name="ce372" table:formula="of:=IF(LEN([.$A200])&gt;0;VLOOKUP([Etiquetas.C41];[BD_GenCode.$E$2:.$F$50];2;0);&quot;&quot;)" office:value-type="float" office:value="12">
            <text:p>12</text:p>
          </table:table-cell>
          <table:table-cell table:formula="of:=IF(LEN([.$A200])&gt;0;[$Etiquetas.$X41];&quot;&quot;)" office:value-type="float" office:value="40">
            <text:p>40</text:p>
          </table:table-cell>
          <table:table-cell table:style-name="ce375" table:formula="of:=VLOOKUP([bd_sub_system_flows_aux.K200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00]+1" office:value-type="float" office:value="188">
            <text:p>188</text:p>
          </table:table-cell>
          <table:table-cell table:number-columns-repeated="2"/>
          <table:table-cell table:formula="of:=IF(ISERROR(IF(OR(ISERROR([Etiquetas.O42]);LEN([Etiquetas.O42])=0) ;VLOOKUP([Etiquetas.A42];[bd_flows_aux.$E$161:.$G$340];2;0);[Etiquetas.O42]));  VLOOKUP([Etiquetas.A42];[bd_flows_aux.$E$161:.$G$340];2;0)  ;IF(OR(ISERROR([Etiquetas.O42]);LEN([Etiquetas.O42])=0) ;VLOOKUP([Etiquetas.A42];[bd_flows_aux.$E$161:.$G$340];2;0);[Etiquetas.O42]))" office:value-type="float" office:value="59">
            <text:p>59</text:p>
          </table:table-cell>
          <table:table-cell table:style-name="ce372" table:formula="of:=IF(LEN([.$A201])&gt;0;VLOOKUP([Etiquetas.C42];[BD_GenCode.$E$2:.$F$50];2;0);&quot;&quot;)" office:value-type="float" office:value="12">
            <text:p>12</text:p>
          </table:table-cell>
          <table:table-cell table:formula="of:=IF(LEN([.$A201])&gt;0;[$Etiquetas.$X42];&quot;&quot;)" office:value-type="float" office:value="41">
            <text:p>41</text:p>
          </table:table-cell>
          <table:table-cell table:style-name="ce375" table:formula="of:=VLOOKUP([bd_sub_system_flows_aux.K201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01]+1" office:value-type="float" office:value="189">
            <text:p>189</text:p>
          </table:table-cell>
          <table:table-cell table:number-columns-repeated="2"/>
          <table:table-cell table:formula="of:=IF(ISERROR(IF(OR(ISERROR([Etiquetas.O43]);LEN([Etiquetas.O43])=0) ;VLOOKUP([Etiquetas.A43];[bd_flows_aux.$E$161:.$G$340];2;0);[Etiquetas.O43]));  VLOOKUP([Etiquetas.A43];[bd_flows_aux.$E$161:.$G$340];2;0)  ;IF(OR(ISERROR([Etiquetas.O43]);LEN([Etiquetas.O43])=0) ;VLOOKUP([Etiquetas.A43];[bd_flows_aux.$E$161:.$G$340];2;0);[Etiquetas.O43]))" office:value-type="float" office:value="60">
            <text:p>60</text:p>
          </table:table-cell>
          <table:table-cell table:style-name="ce372" table:formula="of:=IF(LEN([.$A202])&gt;0;VLOOKUP([Etiquetas.C43];[BD_GenCode.$E$2:.$F$50];2;0);&quot;&quot;)" office:value-type="float" office:value="12">
            <text:p>12</text:p>
          </table:table-cell>
          <table:table-cell table:formula="of:=IF(LEN([.$A202])&gt;0;[$Etiquetas.$X43];&quot;&quot;)" office:value-type="float" office:value="42">
            <text:p>42</text:p>
          </table:table-cell>
          <table:table-cell table:style-name="ce375" table:formula="of:=VLOOKUP([bd_sub_system_flows_aux.K202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02]+1" office:value-type="float" office:value="190">
            <text:p>190</text:p>
          </table:table-cell>
          <table:table-cell table:number-columns-repeated="2"/>
          <table:table-cell table:formula="of:=IF(ISERROR(IF(OR(ISERROR([Etiquetas.O44]);LEN([Etiquetas.O44])=0) ;VLOOKUP([Etiquetas.A44];[bd_flows_aux.$E$161:.$G$340];2;0);[Etiquetas.O44]));  VLOOKUP([Etiquetas.A44];[bd_flows_aux.$E$161:.$G$340];2;0)  ;IF(OR(ISERROR([Etiquetas.O44]);LEN([Etiquetas.O44])=0) ;VLOOKUP([Etiquetas.A44];[bd_flows_aux.$E$161:.$G$340];2;0);[Etiquetas.O44]))" office:value-type="float" office:value="61">
            <text:p>61</text:p>
          </table:table-cell>
          <table:table-cell table:style-name="ce372" table:formula="of:=IF(LEN([.$A203])&gt;0;VLOOKUP([Etiquetas.C44];[BD_GenCode.$E$2:.$F$50];2;0);&quot;&quot;)" office:value-type="float" office:value="12">
            <text:p>12</text:p>
          </table:table-cell>
          <table:table-cell table:formula="of:=IF(LEN([.$A203])&gt;0;[$Etiquetas.$X44];&quot;&quot;)" office:value-type="float" office:value="43">
            <text:p>43</text:p>
          </table:table-cell>
          <table:table-cell table:style-name="ce375" table:formula="of:=VLOOKUP([bd_sub_system_flows_aux.K203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03]+1" office:value-type="float" office:value="191">
            <text:p>191</text:p>
          </table:table-cell>
          <table:table-cell table:number-columns-repeated="2"/>
          <table:table-cell table:formula="of:=IF(ISERROR(IF(OR(ISERROR([Etiquetas.O45]);LEN([Etiquetas.O45])=0) ;VLOOKUP([Etiquetas.A45];[bd_flows_aux.$E$161:.$G$340];2;0);[Etiquetas.O45]));  VLOOKUP([Etiquetas.A45];[bd_flows_aux.$E$161:.$G$340];2;0)  ;IF(OR(ISERROR([Etiquetas.O45]);LEN([Etiquetas.O45])=0) ;VLOOKUP([Etiquetas.A45];[bd_flows_aux.$E$161:.$G$340];2;0);[Etiquetas.O45]))" office:value-type="float" office:value="62">
            <text:p>62</text:p>
          </table:table-cell>
          <table:table-cell table:style-name="ce372" table:formula="of:=IF(LEN([.$A204])&gt;0;VLOOKUP([Etiquetas.C45];[BD_GenCode.$E$2:.$F$50];2;0);&quot;&quot;)" office:value-type="float" office:value="12">
            <text:p>12</text:p>
          </table:table-cell>
          <table:table-cell table:formula="of:=IF(LEN([.$A204])&gt;0;[$Etiquetas.$X45];&quot;&quot;)" office:value-type="float" office:value="44">
            <text:p>44</text:p>
          </table:table-cell>
          <table:table-cell table:style-name="ce375" table:formula="of:=VLOOKUP([bd_sub_system_flows_aux.K204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04]+1" office:value-type="float" office:value="192">
            <text:p>192</text:p>
          </table:table-cell>
          <table:table-cell table:number-columns-repeated="2"/>
          <table:table-cell table:formula="of:=IF(ISERROR(IF(OR(ISERROR([Etiquetas.O46]);LEN([Etiquetas.O46])=0) ;VLOOKUP([Etiquetas.A46];[bd_flows_aux.$E$161:.$G$340];2;0);[Etiquetas.O46]));  VLOOKUP([Etiquetas.A46];[bd_flows_aux.$E$161:.$G$340];2;0)  ;IF(OR(ISERROR([Etiquetas.O46]);LEN([Etiquetas.O46])=0) ;VLOOKUP([Etiquetas.A46];[bd_flows_aux.$E$161:.$G$340];2;0);[Etiquetas.O46]))" office:value-type="float" office:value="63">
            <text:p>63</text:p>
          </table:table-cell>
          <table:table-cell table:style-name="ce372" table:formula="of:=IF(LEN([.$A205])&gt;0;VLOOKUP([Etiquetas.C46];[BD_GenCode.$E$2:.$F$50];2;0);&quot;&quot;)" office:value-type="float" office:value="12">
            <text:p>12</text:p>
          </table:table-cell>
          <table:table-cell table:formula="of:=IF(LEN([.$A205])&gt;0;[$Etiquetas.$X46];&quot;&quot;)" office:value-type="float" office:value="45">
            <text:p>45</text:p>
          </table:table-cell>
          <table:table-cell table:style-name="ce375" table:formula="of:=VLOOKUP([bd_sub_system_flows_aux.K205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05]+1" office:value-type="float" office:value="193">
            <text:p>193</text:p>
          </table:table-cell>
          <table:table-cell table:number-columns-repeated="2"/>
          <table:table-cell table:formula="of:=IF(ISERROR(IF(OR(ISERROR([Etiquetas.O47]);LEN([Etiquetas.O47])=0) ;VLOOKUP([Etiquetas.A47];[bd_flows_aux.$E$161:.$G$340];2;0);[Etiquetas.O47]));  VLOOKUP([Etiquetas.A47];[bd_flows_aux.$E$161:.$G$340];2;0)  ;IF(OR(ISERROR([Etiquetas.O47]);LEN([Etiquetas.O47])=0) ;VLOOKUP([Etiquetas.A47];[bd_flows_aux.$E$161:.$G$340];2;0);[Etiquetas.O47]))" office:value-type="float" office:value="149">
            <text:p>149</text:p>
          </table:table-cell>
          <table:table-cell table:style-name="ce372" table:formula="of:=IF(LEN([.$A206])&gt;0;VLOOKUP([Etiquetas.C47];[BD_GenCode.$E$2:.$F$50];2;0);&quot;&quot;)" office:value-type="float" office:value="12">
            <text:p>12</text:p>
          </table:table-cell>
          <table:table-cell table:formula="of:=IF(LEN([.$A206])&gt;0;[$Etiquetas.$X47];&quot;&quot;)" office:value-type="float" office:value="46">
            <text:p>46</text:p>
          </table:table-cell>
          <table:table-cell table:style-name="ce375" table:formula="of:=VLOOKUP([bd_sub_system_flows_aux.K206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206]+1" office:value-type="float" office:value="194">
            <text:p>194</text:p>
          </table:table-cell>
          <table:table-cell table:number-columns-repeated="2"/>
          <table:table-cell table:formula="of:=IF(ISERROR(IF(OR(ISERROR([Etiquetas.O48]);LEN([Etiquetas.O48])=0) ;VLOOKUP([Etiquetas.A48];[bd_flows_aux.$E$161:.$G$340];2;0);[Etiquetas.O48]));  VLOOKUP([Etiquetas.A48];[bd_flows_aux.$E$161:.$G$340];2;0)  ;IF(OR(ISERROR([Etiquetas.O48]);LEN([Etiquetas.O48])=0) ;VLOOKUP([Etiquetas.A48];[bd_flows_aux.$E$161:.$G$340];2;0);[Etiquetas.O48]))" office:value-type="float" office:value="150">
            <text:p>150</text:p>
          </table:table-cell>
          <table:table-cell table:style-name="ce372" table:formula="of:=IF(LEN([.$A207])&gt;0;VLOOKUP([Etiquetas.C48];[BD_GenCode.$E$2:.$F$50];2;0);&quot;&quot;)" office:value-type="float" office:value="12">
            <text:p>12</text:p>
          </table:table-cell>
          <table:table-cell table:formula="of:=IF(LEN([.$A207])&gt;0;[$Etiquetas.$X48];&quot;&quot;)" office:value-type="float" office:value="47">
            <text:p>47</text:p>
          </table:table-cell>
          <table:table-cell table:style-name="ce375" table:formula="of:=VLOOKUP([bd_sub_system_flows_aux.K207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207]+1" office:value-type="float" office:value="195">
            <text:p>195</text:p>
          </table:table-cell>
          <table:table-cell table:number-columns-repeated="2"/>
          <table:table-cell table:formula="of:=IF(ISERROR(IF(OR(ISERROR([Etiquetas.O49]);LEN([Etiquetas.O49])=0) ;VLOOKUP([Etiquetas.A49];[bd_flows_aux.$E$161:.$G$340];2;0);[Etiquetas.O49]));  VLOOKUP([Etiquetas.A49];[bd_flows_aux.$E$161:.$G$340];2;0)  ;IF(OR(ISERROR([Etiquetas.O49]);LEN([Etiquetas.O49])=0) ;VLOOKUP([Etiquetas.A49];[bd_flows_aux.$E$161:.$G$340];2;0);[Etiquetas.O49]))" office:value-type="float" office:value="66">
            <text:p>66</text:p>
          </table:table-cell>
          <table:table-cell table:style-name="ce372" table:formula="of:=IF(LEN([.$A208])&gt;0;VLOOKUP([Etiquetas.C49];[BD_GenCode.$E$2:.$F$50];2;0);&quot;&quot;)" office:value-type="float" office:value="12">
            <text:p>12</text:p>
          </table:table-cell>
          <table:table-cell table:formula="of:=IF(LEN([.$A208])&gt;0;[$Etiquetas.$X49];&quot;&quot;)" office:value-type="float" office:value="48">
            <text:p>48</text:p>
          </table:table-cell>
          <table:table-cell table:style-name="ce375" table:formula="of:=VLOOKUP([bd_sub_system_flows_aux.K208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08]+1" office:value-type="float" office:value="196">
            <text:p>196</text:p>
          </table:table-cell>
          <table:table-cell table:number-columns-repeated="2"/>
          <table:table-cell table:formula="of:=IF(ISERROR(IF(OR(ISERROR([Etiquetas.O50]);LEN([Etiquetas.O50])=0) ;VLOOKUP([Etiquetas.A50];[bd_flows_aux.$E$161:.$G$340];2;0);[Etiquetas.O50]));  VLOOKUP([Etiquetas.A50];[bd_flows_aux.$E$161:.$G$340];2;0)  ;IF(OR(ISERROR([Etiquetas.O50]);LEN([Etiquetas.O50])=0) ;VLOOKUP([Etiquetas.A50];[bd_flows_aux.$E$161:.$G$340];2;0);[Etiquetas.O50]))" office:value-type="float" office:value="67">
            <text:p>67</text:p>
          </table:table-cell>
          <table:table-cell table:style-name="ce372" table:formula="of:=IF(LEN([.$A209])&gt;0;VLOOKUP([Etiquetas.C50];[BD_GenCode.$E$2:.$F$50];2;0);&quot;&quot;)" office:value-type="float" office:value="12">
            <text:p>12</text:p>
          </table:table-cell>
          <table:table-cell table:formula="of:=IF(LEN([.$A209])&gt;0;[$Etiquetas.$X50];&quot;&quot;)" office:value-type="float" office:value="49">
            <text:p>49</text:p>
          </table:table-cell>
          <table:table-cell table:style-name="ce375" table:formula="of:=VLOOKUP([bd_sub_system_flows_aux.K209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09]+1" office:value-type="float" office:value="197">
            <text:p>197</text:p>
          </table:table-cell>
          <table:table-cell table:number-columns-repeated="2"/>
          <table:table-cell table:formula="of:=IF(ISERROR(IF(OR(ISERROR([Etiquetas.O51]);LEN([Etiquetas.O51])=0) ;VLOOKUP([Etiquetas.A51];[bd_flows_aux.$E$161:.$G$340];2;0);[Etiquetas.O51]));  VLOOKUP([Etiquetas.A51];[bd_flows_aux.$E$161:.$G$340];2;0)  ;IF(OR(ISERROR([Etiquetas.O51]);LEN([Etiquetas.O51])=0) ;VLOOKUP([Etiquetas.A51];[bd_flows_aux.$E$161:.$G$340];2;0);[Etiquetas.O51]))" office:value-type="float" office:value="68">
            <text:p>68</text:p>
          </table:table-cell>
          <table:table-cell table:style-name="ce372" table:formula="of:=IF(LEN([.$A210])&gt;0;VLOOKUP([Etiquetas.C51];[BD_GenCode.$E$2:.$F$50];2;0);&quot;&quot;)" office:value-type="float" office:value="12">
            <text:p>12</text:p>
          </table:table-cell>
          <table:table-cell table:formula="of:=IF(LEN([.$A210])&gt;0;[$Etiquetas.$X51];&quot;&quot;)" office:value-type="float" office:value="50">
            <text:p>50</text:p>
          </table:table-cell>
          <table:table-cell table:style-name="ce375" table:formula="of:=VLOOKUP([bd_sub_system_flows_aux.K210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10]+1" office:value-type="float" office:value="198">
            <text:p>198</text:p>
          </table:table-cell>
          <table:table-cell table:number-columns-repeated="2"/>
          <table:table-cell table:formula="of:=IF(ISERROR(IF(OR(ISERROR([Etiquetas.O52]);LEN([Etiquetas.O52])=0) ;VLOOKUP([Etiquetas.A52];[bd_flows_aux.$E$161:.$G$340];2;0);[Etiquetas.O52]));  VLOOKUP([Etiquetas.A52];[bd_flows_aux.$E$161:.$G$340];2;0)  ;IF(OR(ISERROR([Etiquetas.O52]);LEN([Etiquetas.O52])=0) ;VLOOKUP([Etiquetas.A52];[bd_flows_aux.$E$161:.$G$340];2;0);[Etiquetas.O52]))" office:value-type="float" office:value="69">
            <text:p>69</text:p>
          </table:table-cell>
          <table:table-cell table:style-name="ce372" table:formula="of:=IF(LEN([.$A211])&gt;0;VLOOKUP([Etiquetas.C52];[BD_GenCode.$E$2:.$F$50];2;0);&quot;&quot;)" office:value-type="float" office:value="12">
            <text:p>12</text:p>
          </table:table-cell>
          <table:table-cell table:formula="of:=IF(LEN([.$A211])&gt;0;[$Etiquetas.$X52];&quot;&quot;)" office:value-type="float" office:value="51">
            <text:p>51</text:p>
          </table:table-cell>
          <table:table-cell table:style-name="ce375" table:formula="of:=VLOOKUP([bd_sub_system_flows_aux.K211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11]+1" office:value-type="float" office:value="199">
            <text:p>199</text:p>
          </table:table-cell>
          <table:table-cell table:number-columns-repeated="2"/>
          <table:table-cell table:formula="of:=IF(ISERROR(IF(OR(ISERROR([Etiquetas.O53]);LEN([Etiquetas.O53])=0) ;VLOOKUP([Etiquetas.A53];[bd_flows_aux.$E$161:.$G$340];2;0);[Etiquetas.O53]));  VLOOKUP([Etiquetas.A53];[bd_flows_aux.$E$161:.$G$340];2;0)  ;IF(OR(ISERROR([Etiquetas.O53]);LEN([Etiquetas.O53])=0) ;VLOOKUP([Etiquetas.A53];[bd_flows_aux.$E$161:.$G$340];2;0);[Etiquetas.O53]))" office:value-type="float" office:value="70">
            <text:p>70</text:p>
          </table:table-cell>
          <table:table-cell table:style-name="ce372" table:formula="of:=IF(LEN([.$A212])&gt;0;VLOOKUP([Etiquetas.C53];[BD_GenCode.$E$2:.$F$50];2;0);&quot;&quot;)" office:value-type="float" office:value="12">
            <text:p>12</text:p>
          </table:table-cell>
          <table:table-cell table:formula="of:=IF(LEN([.$A212])&gt;0;[$Etiquetas.$X53];&quot;&quot;)" office:value-type="float" office:value="52">
            <text:p>52</text:p>
          </table:table-cell>
          <table:table-cell table:style-name="ce375" table:formula="of:=VLOOKUP([bd_sub_system_flows_aux.K212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12]+1" office:value-type="float" office:value="200">
            <text:p>200</text:p>
          </table:table-cell>
          <table:table-cell table:number-columns-repeated="2"/>
          <table:table-cell table:formula="of:=IF(ISERROR(IF(OR(ISERROR([Etiquetas.O54]);LEN([Etiquetas.O54])=0) ;VLOOKUP([Etiquetas.A54];[bd_flows_aux.$E$161:.$G$340];2;0);[Etiquetas.O54]));  VLOOKUP([Etiquetas.A54];[bd_flows_aux.$E$161:.$G$340];2;0)  ;IF(OR(ISERROR([Etiquetas.O54]);LEN([Etiquetas.O54])=0) ;VLOOKUP([Etiquetas.A54];[bd_flows_aux.$E$161:.$G$340];2;0);[Etiquetas.O54]))" office:value-type="float" office:value="75">
            <text:p>75</text:p>
          </table:table-cell>
          <table:table-cell table:style-name="ce372" table:formula="of:=IF(LEN([.$A213])&gt;0;VLOOKUP([Etiquetas.C54];[BD_GenCode.$E$2:.$F$50];2;0);&quot;&quot;)" office:value-type="float" office:value="12">
            <text:p>12</text:p>
          </table:table-cell>
          <table:table-cell table:formula="of:=IF(LEN([.$A213])&gt;0;[$Etiquetas.$X54];&quot;&quot;)" office:value-type="float" office:value="53">
            <text:p>53</text:p>
          </table:table-cell>
          <table:table-cell table:style-name="ce375" table:formula="of:=VLOOKUP([bd_sub_system_flows_aux.K213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13]+1" office:value-type="float" office:value="201">
            <text:p>201</text:p>
          </table:table-cell>
          <table:table-cell table:number-columns-repeated="2"/>
          <table:table-cell table:formula="of:=IF(ISERROR(IF(OR(ISERROR([Etiquetas.O55]);LEN([Etiquetas.O55])=0) ;VLOOKUP([Etiquetas.A55];[bd_flows_aux.$E$161:.$G$340];2;0);[Etiquetas.O55]));  VLOOKUP([Etiquetas.A55];[bd_flows_aux.$E$161:.$G$340];2;0)  ;IF(OR(ISERROR([Etiquetas.O55]);LEN([Etiquetas.O55])=0) ;VLOOKUP([Etiquetas.A55];[bd_flows_aux.$E$161:.$G$340];2;0);[Etiquetas.O55]))" office:value-type="float" office:value="76">
            <text:p>76</text:p>
          </table:table-cell>
          <table:table-cell table:style-name="ce372" table:formula="of:=IF(LEN([.$A214])&gt;0;VLOOKUP([Etiquetas.C55];[BD_GenCode.$E$2:.$F$50];2;0);&quot;&quot;)" office:value-type="float" office:value="12">
            <text:p>12</text:p>
          </table:table-cell>
          <table:table-cell table:formula="of:=IF(LEN([.$A214])&gt;0;[$Etiquetas.$X55];&quot;&quot;)" office:value-type="float" office:value="54">
            <text:p>54</text:p>
          </table:table-cell>
          <table:table-cell table:style-name="ce375" table:formula="of:=VLOOKUP([bd_sub_system_flows_aux.K214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14]+1" office:value-type="float" office:value="202">
            <text:p>202</text:p>
          </table:table-cell>
          <table:table-cell table:number-columns-repeated="2"/>
          <table:table-cell table:formula="of:=IF(ISERROR(IF(OR(ISERROR([Etiquetas.O56]);LEN([Etiquetas.O56])=0) ;VLOOKUP([Etiquetas.A56];[bd_flows_aux.$E$161:.$G$340];2;0);[Etiquetas.O56]));  VLOOKUP([Etiquetas.A56];[bd_flows_aux.$E$161:.$G$340];2;0)  ;IF(OR(ISERROR([Etiquetas.O56]);LEN([Etiquetas.O56])=0) ;VLOOKUP([Etiquetas.A56];[bd_flows_aux.$E$161:.$G$340];2;0);[Etiquetas.O56]))" office:value-type="float" office:value="77">
            <text:p>77</text:p>
          </table:table-cell>
          <table:table-cell table:style-name="ce372" table:formula="of:=IF(LEN([.$A215])&gt;0;VLOOKUP([Etiquetas.C56];[BD_GenCode.$E$2:.$F$50];2;0);&quot;&quot;)" office:value-type="float" office:value="12">
            <text:p>12</text:p>
          </table:table-cell>
          <table:table-cell table:formula="of:=IF(LEN([.$A215])&gt;0;[$Etiquetas.$X56];&quot;&quot;)" office:value-type="float" office:value="55">
            <text:p>55</text:p>
          </table:table-cell>
          <table:table-cell table:style-name="ce375" table:formula="of:=VLOOKUP([bd_sub_system_flows_aux.K215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15]+1" office:value-type="float" office:value="203">
            <text:p>203</text:p>
          </table:table-cell>
          <table:table-cell table:number-columns-repeated="2"/>
          <table:table-cell table:formula="of:=IF(ISERROR(IF(OR(ISERROR([Etiquetas.O57]);LEN([Etiquetas.O57])=0) ;VLOOKUP([Etiquetas.A57];[bd_flows_aux.$E$161:.$G$340];2;0);[Etiquetas.O57]));  VLOOKUP([Etiquetas.A57];[bd_flows_aux.$E$161:.$G$340];2;0)  ;IF(OR(ISERROR([Etiquetas.O57]);LEN([Etiquetas.O57])=0) ;VLOOKUP([Etiquetas.A57];[bd_flows_aux.$E$161:.$G$340];2;0);[Etiquetas.O57]))" office:value-type="float" office:value="151">
            <text:p>151</text:p>
          </table:table-cell>
          <table:table-cell table:style-name="ce372" table:formula="of:=IF(LEN([.$A216])&gt;0;VLOOKUP([Etiquetas.C57];[BD_GenCode.$E$2:.$F$50];2;0);&quot;&quot;)" office:value-type="float" office:value="12">
            <text:p>12</text:p>
          </table:table-cell>
          <table:table-cell table:formula="of:=IF(LEN([.$A216])&gt;0;[$Etiquetas.$X57];&quot;&quot;)" office:value-type="float" office:value="56">
            <text:p>56</text:p>
          </table:table-cell>
          <table:table-cell table:style-name="ce375" table:formula="of:=VLOOKUP([bd_sub_system_flows_aux.K216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216]+1" office:value-type="float" office:value="204">
            <text:p>204</text:p>
          </table:table-cell>
          <table:table-cell table:number-columns-repeated="2"/>
          <table:table-cell table:formula="of:=IF(ISERROR(IF(OR(ISERROR([Etiquetas.O58]);LEN([Etiquetas.O58])=0) ;VLOOKUP([Etiquetas.A58];[bd_flows_aux.$E$161:.$G$340];2;0);[Etiquetas.O58]));  VLOOKUP([Etiquetas.A58];[bd_flows_aux.$E$161:.$G$340];2;0)  ;IF(OR(ISERROR([Etiquetas.O58]);LEN([Etiquetas.O58])=0) ;VLOOKUP([Etiquetas.A58];[bd_flows_aux.$E$161:.$G$340];2;0);[Etiquetas.O58]))" office:value-type="float" office:value="152">
            <text:p>152</text:p>
          </table:table-cell>
          <table:table-cell table:style-name="ce372" table:formula="of:=IF(LEN([.$A217])&gt;0;VLOOKUP([Etiquetas.C58];[BD_GenCode.$E$2:.$F$50];2;0);&quot;&quot;)" office:value-type="float" office:value="12">
            <text:p>12</text:p>
          </table:table-cell>
          <table:table-cell table:formula="of:=IF(LEN([.$A217])&gt;0;[$Etiquetas.$X58];&quot;&quot;)" office:value-type="float" office:value="57">
            <text:p>57</text:p>
          </table:table-cell>
          <table:table-cell table:style-name="ce375" table:formula="of:=VLOOKUP([bd_sub_system_flows_aux.K217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17]+1" office:value-type="float" office:value="205">
            <text:p>205</text:p>
          </table:table-cell>
          <table:table-cell table:number-columns-repeated="2"/>
          <table:table-cell table:formula="of:=IF(ISERROR(IF(OR(ISERROR([Etiquetas.O59]);LEN([Etiquetas.O59])=0) ;VLOOKUP([Etiquetas.A59];[bd_flows_aux.$E$161:.$G$340];2;0);[Etiquetas.O59]));  VLOOKUP([Etiquetas.A59];[bd_flows_aux.$E$161:.$G$340];2;0)  ;IF(OR(ISERROR([Etiquetas.O59]);LEN([Etiquetas.O59])=0) ;VLOOKUP([Etiquetas.A59];[bd_flows_aux.$E$161:.$G$340];2;0);[Etiquetas.O59]))" office:value-type="float" office:value="153">
            <text:p>153</text:p>
          </table:table-cell>
          <table:table-cell table:style-name="ce372" table:formula="of:=IF(LEN([.$A218])&gt;0;VLOOKUP([Etiquetas.C59];[BD_GenCode.$E$2:.$F$50];2;0);&quot;&quot;)" office:value-type="float" office:value="12">
            <text:p>12</text:p>
          </table:table-cell>
          <table:table-cell table:formula="of:=IF(LEN([.$A218])&gt;0;[$Etiquetas.$X59];&quot;&quot;)" office:value-type="float" office:value="58">
            <text:p>58</text:p>
          </table:table-cell>
          <table:table-cell table:style-name="ce375" table:formula="of:=VLOOKUP([bd_sub_system_flows_aux.K218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18]+1" office:value-type="float" office:value="206">
            <text:p>206</text:p>
          </table:table-cell>
          <table:table-cell table:number-columns-repeated="2"/>
          <table:table-cell table:formula="of:=IF(ISERROR(IF(OR(ISERROR([Etiquetas.O60]);LEN([Etiquetas.O60])=0) ;VLOOKUP([Etiquetas.A60];[bd_flows_aux.$E$161:.$G$340];2;0);[Etiquetas.O60]));  VLOOKUP([Etiquetas.A60];[bd_flows_aux.$E$161:.$G$340];2;0)  ;IF(OR(ISERROR([Etiquetas.O60]);LEN([Etiquetas.O60])=0) ;VLOOKUP([Etiquetas.A60];[bd_flows_aux.$E$161:.$G$340];2;0);[Etiquetas.O60]))" office:value-type="float" office:value="73">
            <text:p>73</text:p>
          </table:table-cell>
          <table:table-cell table:style-name="ce372" table:formula="of:=IF(LEN([.$A219])&gt;0;VLOOKUP([Etiquetas.C60];[BD_GenCode.$E$2:.$F$50];2;0);&quot;&quot;)" office:value-type="float" office:value="12">
            <text:p>12</text:p>
          </table:table-cell>
          <table:table-cell table:formula="of:=IF(LEN([.$A219])&gt;0;[$Etiquetas.$X60];&quot;&quot;)" office:value-type="float" office:value="59">
            <text:p>59</text:p>
          </table:table-cell>
          <table:table-cell table:style-name="ce375" table:formula="of:=VLOOKUP([bd_sub_system_flows_aux.K219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19]+1" office:value-type="float" office:value="207">
            <text:p>207</text:p>
          </table:table-cell>
          <table:table-cell table:number-columns-repeated="2"/>
          <table:table-cell table:formula="of:=IF(ISERROR(IF(OR(ISERROR([Etiquetas.O61]);LEN([Etiquetas.O61])=0) ;VLOOKUP([Etiquetas.A61];[bd_flows_aux.$E$161:.$G$340];2;0);[Etiquetas.O61]));  VLOOKUP([Etiquetas.A61];[bd_flows_aux.$E$161:.$G$340];2;0)  ;IF(OR(ISERROR([Etiquetas.O61]);LEN([Etiquetas.O61])=0) ;VLOOKUP([Etiquetas.A61];[bd_flows_aux.$E$161:.$G$340];2;0);[Etiquetas.O61]))" office:value-type="float" office:value="80">
            <text:p>80</text:p>
          </table:table-cell>
          <table:table-cell table:style-name="ce372" table:formula="of:=IF(LEN([.$A220])&gt;0;VLOOKUP([Etiquetas.C61];[BD_GenCode.$E$2:.$F$50];2;0);&quot;&quot;)" office:value-type="float" office:value="12">
            <text:p>12</text:p>
          </table:table-cell>
          <table:table-cell table:formula="of:=IF(LEN([.$A220])&gt;0;[$Etiquetas.$X61];&quot;&quot;)" office:value-type="float" office:value="60">
            <text:p>60</text:p>
          </table:table-cell>
          <table:table-cell table:style-name="ce375" table:formula="of:=VLOOKUP([bd_sub_system_flows_aux.K220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20]+1" office:value-type="float" office:value="208">
            <text:p>208</text:p>
          </table:table-cell>
          <table:table-cell table:number-columns-repeated="2"/>
          <table:table-cell table:formula="of:=IF(ISERROR(IF(OR(ISERROR([Etiquetas.O62]);LEN([Etiquetas.O62])=0) ;VLOOKUP([Etiquetas.A62];[bd_flows_aux.$E$161:.$G$340];2;0);[Etiquetas.O62]));  VLOOKUP([Etiquetas.A62];[bd_flows_aux.$E$161:.$G$340];2;0)  ;IF(OR(ISERROR([Etiquetas.O62]);LEN([Etiquetas.O62])=0) ;VLOOKUP([Etiquetas.A62];[bd_flows_aux.$E$161:.$G$340];2;0);[Etiquetas.O62]))" office:value-type="float" office:value="81">
            <text:p>81</text:p>
          </table:table-cell>
          <table:table-cell table:style-name="ce372" table:formula="of:=IF(LEN([.$A221])&gt;0;VLOOKUP([Etiquetas.C62];[BD_GenCode.$E$2:.$F$50];2;0);&quot;&quot;)" office:value-type="float" office:value="12">
            <text:p>12</text:p>
          </table:table-cell>
          <table:table-cell table:formula="of:=IF(LEN([.$A221])&gt;0;[$Etiquetas.$X62];&quot;&quot;)" office:value-type="float" office:value="61">
            <text:p>61</text:p>
          </table:table-cell>
          <table:table-cell table:style-name="ce375" table:formula="of:=VLOOKUP([bd_sub_system_flows_aux.K221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21]+1" office:value-type="float" office:value="209">
            <text:p>209</text:p>
          </table:table-cell>
          <table:table-cell table:number-columns-repeated="2"/>
          <table:table-cell table:formula="of:=IF(ISERROR(IF(OR(ISERROR([Etiquetas.O63]);LEN([Etiquetas.O63])=0) ;VLOOKUP([Etiquetas.A63];[bd_flows_aux.$E$161:.$G$340];2;0);[Etiquetas.O63]));  VLOOKUP([Etiquetas.A63];[bd_flows_aux.$E$161:.$G$340];2;0)  ;IF(OR(ISERROR([Etiquetas.O63]);LEN([Etiquetas.O63])=0) ;VLOOKUP([Etiquetas.A63];[bd_flows_aux.$E$161:.$G$340];2;0);[Etiquetas.O63]))" office:value-type="float" office:value="82">
            <text:p>82</text:p>
          </table:table-cell>
          <table:table-cell table:style-name="ce372" table:formula="of:=IF(LEN([.$A222])&gt;0;VLOOKUP([Etiquetas.C63];[BD_GenCode.$E$2:.$F$50];2;0);&quot;&quot;)" office:value-type="float" office:value="12">
            <text:p>12</text:p>
          </table:table-cell>
          <table:table-cell table:formula="of:=IF(LEN([.$A222])&gt;0;[$Etiquetas.$X63];&quot;&quot;)" office:value-type="float" office:value="62">
            <text:p>62</text:p>
          </table:table-cell>
          <table:table-cell table:style-name="ce375" table:formula="of:=VLOOKUP([bd_sub_system_flows_aux.K222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22]+1" office:value-type="float" office:value="210">
            <text:p>210</text:p>
          </table:table-cell>
          <table:table-cell table:number-columns-repeated="2"/>
          <table:table-cell table:formula="of:=IF(ISERROR(IF(OR(ISERROR([Etiquetas.O64]);LEN([Etiquetas.O64])=0) ;VLOOKUP([Etiquetas.A64];[bd_flows_aux.$E$161:.$G$340];2;0);[Etiquetas.O64]));  VLOOKUP([Etiquetas.A64];[bd_flows_aux.$E$161:.$G$340];2;0)  ;IF(OR(ISERROR([Etiquetas.O64]);LEN([Etiquetas.O64])=0) ;VLOOKUP([Etiquetas.A64];[bd_flows_aux.$E$161:.$G$340];2;0);[Etiquetas.O64]))" office:value-type="float" office:value="83">
            <text:p>83</text:p>
          </table:table-cell>
          <table:table-cell table:style-name="ce372" table:formula="of:=IF(LEN([.$A223])&gt;0;VLOOKUP([Etiquetas.C64];[BD_GenCode.$E$2:.$F$50];2;0);&quot;&quot;)" office:value-type="float" office:value="12">
            <text:p>12</text:p>
          </table:table-cell>
          <table:table-cell table:formula="of:=IF(LEN([.$A223])&gt;0;[$Etiquetas.$X64];&quot;&quot;)" office:value-type="float" office:value="63">
            <text:p>63</text:p>
          </table:table-cell>
          <table:table-cell table:style-name="ce375" table:formula="of:=VLOOKUP([bd_sub_system_flows_aux.K223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23]+1" office:value-type="float" office:value="211">
            <text:p>211</text:p>
          </table:table-cell>
          <table:table-cell table:number-columns-repeated="2"/>
          <table:table-cell table:formula="of:=IF(ISERROR(IF(OR(ISERROR([Etiquetas.O65]);LEN([Etiquetas.O65])=0) ;VLOOKUP([Etiquetas.A65];[bd_flows_aux.$E$161:.$G$340];2;0);[Etiquetas.O65]));  VLOOKUP([Etiquetas.A65];[bd_flows_aux.$E$161:.$G$340];2;0)  ;IF(OR(ISERROR([Etiquetas.O65]);LEN([Etiquetas.O65])=0) ;VLOOKUP([Etiquetas.A65];[bd_flows_aux.$E$161:.$G$340];2;0);[Etiquetas.O65]))" office:value-type="float" office:value="84">
            <text:p>84</text:p>
          </table:table-cell>
          <table:table-cell table:style-name="ce372" table:formula="of:=IF(LEN([.$A224])&gt;0;VLOOKUP([Etiquetas.C65];[BD_GenCode.$E$2:.$F$50];2;0);&quot;&quot;)" office:value-type="float" office:value="12">
            <text:p>12</text:p>
          </table:table-cell>
          <table:table-cell table:formula="of:=IF(LEN([.$A224])&gt;0;[$Etiquetas.$X65];&quot;&quot;)" office:value-type="float" office:value="64">
            <text:p>64</text:p>
          </table:table-cell>
          <table:table-cell table:style-name="ce375" table:formula="of:=VLOOKUP([bd_sub_system_flows_aux.K224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24]+1" office:value-type="float" office:value="212">
            <text:p>212</text:p>
          </table:table-cell>
          <table:table-cell table:number-columns-repeated="2"/>
          <table:table-cell table:formula="of:=IF(ISERROR(IF(OR(ISERROR([Etiquetas.O66]);LEN([Etiquetas.O66])=0) ;VLOOKUP([Etiquetas.A66];[bd_flows_aux.$E$161:.$G$340];2;0);[Etiquetas.O66]));  VLOOKUP([Etiquetas.A66];[bd_flows_aux.$E$161:.$G$340];2;0)  ;IF(OR(ISERROR([Etiquetas.O66]);LEN([Etiquetas.O66])=0) ;VLOOKUP([Etiquetas.A66];[bd_flows_aux.$E$161:.$G$340];2;0);[Etiquetas.O66]))" office:value-type="float" office:value="85">
            <text:p>85</text:p>
          </table:table-cell>
          <table:table-cell table:style-name="ce372" table:formula="of:=IF(LEN([.$A225])&gt;0;VLOOKUP([Etiquetas.C66];[BD_GenCode.$E$2:.$F$50];2;0);&quot;&quot;)" office:value-type="float" office:value="12">
            <text:p>12</text:p>
          </table:table-cell>
          <table:table-cell table:formula="of:=IF(LEN([.$A225])&gt;0;[$Etiquetas.$X66];&quot;&quot;)" office:value-type="float" office:value="65">
            <text:p>65</text:p>
          </table:table-cell>
          <table:table-cell table:style-name="ce375" table:formula="of:=VLOOKUP([bd_sub_system_flows_aux.K225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25]+1" office:value-type="float" office:value="213">
            <text:p>213</text:p>
          </table:table-cell>
          <table:table-cell table:number-columns-repeated="2"/>
          <table:table-cell table:formula="of:=IF(ISERROR(IF(OR(ISERROR([Etiquetas.O67]);LEN([Etiquetas.O67])=0) ;VLOOKUP([Etiquetas.A67];[bd_flows_aux.$E$161:.$G$340];2;0);[Etiquetas.O67]));  VLOOKUP([Etiquetas.A67];[bd_flows_aux.$E$161:.$G$340];2;0)  ;IF(OR(ISERROR([Etiquetas.O67]);LEN([Etiquetas.O67])=0) ;VLOOKUP([Etiquetas.A67];[bd_flows_aux.$E$161:.$G$340];2;0);[Etiquetas.O67]))" office:value-type="float" office:value="86">
            <text:p>86</text:p>
          </table:table-cell>
          <table:table-cell table:style-name="ce372" table:formula="of:=IF(LEN([.$A226])&gt;0;VLOOKUP([Etiquetas.C67];[BD_GenCode.$E$2:.$F$50];2;0);&quot;&quot;)" office:value-type="float" office:value="12">
            <text:p>12</text:p>
          </table:table-cell>
          <table:table-cell table:formula="of:=IF(LEN([.$A226])&gt;0;[$Etiquetas.$X67];&quot;&quot;)" office:value-type="float" office:value="66">
            <text:p>66</text:p>
          </table:table-cell>
          <table:table-cell table:style-name="ce375" table:formula="of:=VLOOKUP([bd_sub_system_flows_aux.K226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26]+1" office:value-type="float" office:value="214">
            <text:p>214</text:p>
          </table:table-cell>
          <table:table-cell table:number-columns-repeated="2"/>
          <table:table-cell table:formula="of:=IF(ISERROR(IF(OR(ISERROR([Etiquetas.O68]);LEN([Etiquetas.O68])=0) ;VLOOKUP([Etiquetas.A68];[bd_flows_aux.$E$161:.$G$340];2;0);[Etiquetas.O68]));  VLOOKUP([Etiquetas.A68];[bd_flows_aux.$E$161:.$G$340];2;0)  ;IF(OR(ISERROR([Etiquetas.O68]);LEN([Etiquetas.O68])=0) ;VLOOKUP([Etiquetas.A68];[bd_flows_aux.$E$161:.$G$340];2;0);[Etiquetas.O68]))" office:value-type="float" office:value="87">
            <text:p>87</text:p>
          </table:table-cell>
          <table:table-cell table:style-name="ce372" table:formula="of:=IF(LEN([.$A227])&gt;0;VLOOKUP([Etiquetas.C68];[BD_GenCode.$E$2:.$F$50];2;0);&quot;&quot;)" office:value-type="float" office:value="12">
            <text:p>12</text:p>
          </table:table-cell>
          <table:table-cell table:formula="of:=IF(LEN([.$A227])&gt;0;[$Etiquetas.$X68];&quot;&quot;)" office:value-type="float" office:value="67">
            <text:p>67</text:p>
          </table:table-cell>
          <table:table-cell table:style-name="ce375" table:formula="of:=VLOOKUP([bd_sub_system_flows_aux.K227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27]+1" office:value-type="float" office:value="215">
            <text:p>215</text:p>
          </table:table-cell>
          <table:table-cell table:number-columns-repeated="2"/>
          <table:table-cell table:formula="of:=IF(ISERROR(IF(OR(ISERROR([Etiquetas.O69]);LEN([Etiquetas.O69])=0) ;VLOOKUP([Etiquetas.A69];[bd_flows_aux.$E$161:.$G$340];2;0);[Etiquetas.O69]));  VLOOKUP([Etiquetas.A69];[bd_flows_aux.$E$161:.$G$340];2;0)  ;IF(OR(ISERROR([Etiquetas.O69]);LEN([Etiquetas.O69])=0) ;VLOOKUP([Etiquetas.A69];[bd_flows_aux.$E$161:.$G$340];2;0);[Etiquetas.O69]))" office:value-type="float" office:value="78">
            <text:p>78</text:p>
          </table:table-cell>
          <table:table-cell table:style-name="ce372" table:formula="of:=IF(LEN([.$A228])&gt;0;VLOOKUP([Etiquetas.C69];[BD_GenCode.$E$2:.$F$50];2;0);&quot;&quot;)" office:value-type="float" office:value="12">
            <text:p>12</text:p>
          </table:table-cell>
          <table:table-cell table:formula="of:=IF(LEN([.$A228])&gt;0;[$Etiquetas.$X69];&quot;&quot;)" office:value-type="float" office:value="68">
            <text:p>68</text:p>
          </table:table-cell>
          <table:table-cell table:style-name="ce375" table:formula="of:=VLOOKUP([bd_sub_system_flows_aux.K228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28]+1" office:value-type="float" office:value="216">
            <text:p>216</text:p>
          </table:table-cell>
          <table:table-cell table:number-columns-repeated="2"/>
          <table:table-cell table:formula="of:=IF(ISERROR(IF(OR(ISERROR([Etiquetas.O70]);LEN([Etiquetas.O70])=0) ;VLOOKUP([Etiquetas.A70];[bd_flows_aux.$E$161:.$G$340];2;0);[Etiquetas.O70]));  VLOOKUP([Etiquetas.A70];[bd_flows_aux.$E$161:.$G$340];2;0)  ;IF(OR(ISERROR([Etiquetas.O70]);LEN([Etiquetas.O70])=0) ;VLOOKUP([Etiquetas.A70];[bd_flows_aux.$E$161:.$G$340];2;0);[Etiquetas.O70]))" office:value-type="float" office:value="79">
            <text:p>79</text:p>
          </table:table-cell>
          <table:table-cell table:style-name="ce372" table:formula="of:=IF(LEN([.$A229])&gt;0;VLOOKUP([Etiquetas.C70];[BD_GenCode.$E$2:.$F$50];2;0);&quot;&quot;)" office:value-type="float" office:value="12">
            <text:p>12</text:p>
          </table:table-cell>
          <table:table-cell table:formula="of:=IF(LEN([.$A229])&gt;0;[$Etiquetas.$X70];&quot;&quot;)" office:value-type="float" office:value="69">
            <text:p>69</text:p>
          </table:table-cell>
          <table:table-cell table:style-name="ce375" table:formula="of:=VLOOKUP([bd_sub_system_flows_aux.K229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29]+1" office:value-type="float" office:value="217">
            <text:p>217</text:p>
          </table:table-cell>
          <table:table-cell table:number-columns-repeated="2"/>
          <table:table-cell table:formula="of:=IF(ISERROR(IF(OR(ISERROR([Etiquetas.O71]);LEN([Etiquetas.O71])=0) ;VLOOKUP([Etiquetas.A71];[bd_flows_aux.$E$161:.$G$340];2;0);[Etiquetas.O71]));  VLOOKUP([Etiquetas.A71];[bd_flows_aux.$E$161:.$G$340];2;0)  ;IF(OR(ISERROR([Etiquetas.O71]);LEN([Etiquetas.O71])=0) ;VLOOKUP([Etiquetas.A71];[bd_flows_aux.$E$161:.$G$340];2;0);[Etiquetas.O71]))" office:value-type="float" office:value="154">
            <text:p>154</text:p>
          </table:table-cell>
          <table:table-cell table:style-name="ce372" table:formula="of:=IF(LEN([.$A230])&gt;0;VLOOKUP([Etiquetas.C71];[BD_GenCode.$E$2:.$F$50];2;0);&quot;&quot;)" office:value-type="float" office:value="12">
            <text:p>12</text:p>
          </table:table-cell>
          <table:table-cell table:formula="of:=IF(LEN([.$A230])&gt;0;[$Etiquetas.$X71];&quot;&quot;)" office:value-type="float" office:value="70">
            <text:p>70</text:p>
          </table:table-cell>
          <table:table-cell table:style-name="ce375" table:formula="of:=VLOOKUP([bd_sub_system_flows_aux.K230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230]+1" office:value-type="float" office:value="218">
            <text:p>218</text:p>
          </table:table-cell>
          <table:table-cell table:number-columns-repeated="2"/>
          <table:table-cell table:formula="of:=IF(ISERROR(IF(OR(ISERROR([Etiquetas.O72]);LEN([Etiquetas.O72])=0) ;VLOOKUP([Etiquetas.A72];[bd_flows_aux.$E$161:.$G$340];2;0);[Etiquetas.O72]));  VLOOKUP([Etiquetas.A72];[bd_flows_aux.$E$161:.$G$340];2;0)  ;IF(OR(ISERROR([Etiquetas.O72]);LEN([Etiquetas.O72])=0) ;VLOOKUP([Etiquetas.A72];[bd_flows_aux.$E$161:.$G$340];2;0);[Etiquetas.O72]))" office:value-type="float" office:value="155">
            <text:p>155</text:p>
          </table:table-cell>
          <table:table-cell table:style-name="ce372" table:formula="of:=IF(LEN([.$A231])&gt;0;VLOOKUP([Etiquetas.C72];[BD_GenCode.$E$2:.$F$50];2;0);&quot;&quot;)" office:value-type="float" office:value="12">
            <text:p>12</text:p>
          </table:table-cell>
          <table:table-cell table:formula="of:=IF(LEN([.$A231])&gt;0;[$Etiquetas.$X72];&quot;&quot;)" office:value-type="float" office:value="71">
            <text:p>71</text:p>
          </table:table-cell>
          <table:table-cell table:style-name="ce375" table:formula="of:=VLOOKUP([bd_sub_system_flows_aux.K231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231]+1" office:value-type="float" office:value="219">
            <text:p>219</text:p>
          </table:table-cell>
          <table:table-cell table:number-columns-repeated="2"/>
          <table:table-cell table:formula="of:=IF(ISERROR(IF(OR(ISERROR([Etiquetas.O73]);LEN([Etiquetas.O73])=0) ;VLOOKUP([Etiquetas.A73];[bd_flows_aux.$E$161:.$G$340];2;0);[Etiquetas.O73]));  VLOOKUP([Etiquetas.A73];[bd_flows_aux.$E$161:.$G$340];2;0)  ;IF(OR(ISERROR([Etiquetas.O73]);LEN([Etiquetas.O73])=0) ;VLOOKUP([Etiquetas.A73];[bd_flows_aux.$E$161:.$G$340];2;0);[Etiquetas.O73]))" office:value-type="float" office:value="156">
            <text:p>156</text:p>
          </table:table-cell>
          <table:table-cell table:style-name="ce372" table:formula="of:=IF(LEN([.$A232])&gt;0;VLOOKUP([Etiquetas.C73];[BD_GenCode.$E$2:.$F$50];2;0);&quot;&quot;)" office:value-type="float" office:value="12">
            <text:p>12</text:p>
          </table:table-cell>
          <table:table-cell table:formula="of:=IF(LEN([.$A232])&gt;0;[$Etiquetas.$X73];&quot;&quot;)" office:value-type="float" office:value="72">
            <text:p>72</text:p>
          </table:table-cell>
          <table:table-cell table:style-name="ce375" table:formula="of:=VLOOKUP([bd_sub_system_flows_aux.K232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232]+1" office:value-type="float" office:value="220">
            <text:p>220</text:p>
          </table:table-cell>
          <table:table-cell table:number-columns-repeated="2"/>
          <table:table-cell table:formula="of:=IF(ISERROR(IF(OR(ISERROR([Etiquetas.O74]);LEN([Etiquetas.O74])=0) ;VLOOKUP([Etiquetas.A74];[bd_flows_aux.$E$161:.$G$340];2;0);[Etiquetas.O74]));  VLOOKUP([Etiquetas.A74];[bd_flows_aux.$E$161:.$G$340];2;0)  ;IF(OR(ISERROR([Etiquetas.O74]);LEN([Etiquetas.O74])=0) ;VLOOKUP([Etiquetas.A74];[bd_flows_aux.$E$161:.$G$340];2;0);[Etiquetas.O74]))" office:value-type="float" office:value="157">
            <text:p>157</text:p>
          </table:table-cell>
          <table:table-cell table:style-name="ce372" table:formula="of:=IF(LEN([.$A233])&gt;0;VLOOKUP([Etiquetas.C74];[BD_GenCode.$E$2:.$F$50];2;0);&quot;&quot;)" office:value-type="float" office:value="12">
            <text:p>12</text:p>
          </table:table-cell>
          <table:table-cell table:formula="of:=IF(LEN([.$A233])&gt;0;[$Etiquetas.$X74];&quot;&quot;)" office:value-type="float" office:value="73">
            <text:p>73</text:p>
          </table:table-cell>
          <table:table-cell table:style-name="ce375" table:formula="of:=VLOOKUP([bd_sub_system_flows_aux.K233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233]+1" office:value-type="float" office:value="221">
            <text:p>221</text:p>
          </table:table-cell>
          <table:table-cell table:number-columns-repeated="2"/>
          <table:table-cell table:formula="of:=IF(ISERROR(IF(OR(ISERROR([Etiquetas.O75]);LEN([Etiquetas.O75])=0) ;VLOOKUP([Etiquetas.A75];[bd_flows_aux.$E$161:.$G$340];2;0);[Etiquetas.O75]));  VLOOKUP([Etiquetas.A75];[bd_flows_aux.$E$161:.$G$340];2;0)  ;IF(OR(ISERROR([Etiquetas.O75]);LEN([Etiquetas.O75])=0) ;VLOOKUP([Etiquetas.A75];[bd_flows_aux.$E$161:.$G$340];2;0);[Etiquetas.O75]))" office:value-type="float" office:value="88">
            <text:p>88</text:p>
          </table:table-cell>
          <table:table-cell table:style-name="ce372" table:formula="of:=IF(LEN([.$A234])&gt;0;VLOOKUP([Etiquetas.C75];[BD_GenCode.$E$2:.$F$50];2;0);&quot;&quot;)" office:value-type="float" office:value="12">
            <text:p>12</text:p>
          </table:table-cell>
          <table:table-cell table:formula="of:=IF(LEN([.$A234])&gt;0;[$Etiquetas.$X75];&quot;&quot;)" office:value-type="float" office:value="74">
            <text:p>74</text:p>
          </table:table-cell>
          <table:table-cell table:style-name="ce375" table:formula="of:=VLOOKUP([bd_sub_system_flows_aux.K234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34]+1" office:value-type="float" office:value="222">
            <text:p>222</text:p>
          </table:table-cell>
          <table:table-cell table:number-columns-repeated="2"/>
          <table:table-cell table:formula="of:=IF(ISERROR(IF(OR(ISERROR([Etiquetas.O76]);LEN([Etiquetas.O76])=0) ;VLOOKUP([Etiquetas.A76];[bd_flows_aux.$E$161:.$G$340];2;0);[Etiquetas.O76]));  VLOOKUP([Etiquetas.A76];[bd_flows_aux.$E$161:.$G$340];2;0)  ;IF(OR(ISERROR([Etiquetas.O76]);LEN([Etiquetas.O76])=0) ;VLOOKUP([Etiquetas.A76];[bd_flows_aux.$E$161:.$G$340];2;0);[Etiquetas.O76]))" office:value-type="float" office:value="89">
            <text:p>89</text:p>
          </table:table-cell>
          <table:table-cell table:style-name="ce372" table:formula="of:=IF(LEN([.$A235])&gt;0;VLOOKUP([Etiquetas.C76];[BD_GenCode.$E$2:.$F$50];2;0);&quot;&quot;)" office:value-type="float" office:value="12">
            <text:p>12</text:p>
          </table:table-cell>
          <table:table-cell table:formula="of:=IF(LEN([.$A235])&gt;0;[$Etiquetas.$X76];&quot;&quot;)" office:value-type="float" office:value="75">
            <text:p>75</text:p>
          </table:table-cell>
          <table:table-cell table:style-name="ce375" table:formula="of:=VLOOKUP([bd_sub_system_flows_aux.K235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35]+1" office:value-type="float" office:value="223">
            <text:p>223</text:p>
          </table:table-cell>
          <table:table-cell table:number-columns-repeated="2"/>
          <table:table-cell table:formula="of:=IF(ISERROR(IF(OR(ISERROR([Etiquetas.O77]);LEN([Etiquetas.O77])=0) ;VLOOKUP([Etiquetas.A77];[bd_flows_aux.$E$161:.$G$340];2;0);[Etiquetas.O77]));  VLOOKUP([Etiquetas.A77];[bd_flows_aux.$E$161:.$G$340];2;0)  ;IF(OR(ISERROR([Etiquetas.O77]);LEN([Etiquetas.O77])=0) ;VLOOKUP([Etiquetas.A77];[bd_flows_aux.$E$161:.$G$340];2;0);[Etiquetas.O77]))" office:value-type="float" office:value="158">
            <text:p>158</text:p>
          </table:table-cell>
          <table:table-cell table:style-name="ce372" table:formula="of:=IF(LEN([.$A236])&gt;0;VLOOKUP([Etiquetas.C77];[BD_GenCode.$E$2:.$F$50];2;0);&quot;&quot;)" office:value-type="float" office:value="12">
            <text:p>12</text:p>
          </table:table-cell>
          <table:table-cell table:formula="of:=IF(LEN([.$A236])&gt;0;[$Etiquetas.$X77];&quot;&quot;)" office:value-type="float" office:value="76">
            <text:p>76</text:p>
          </table:table-cell>
          <table:table-cell table:style-name="ce375" table:formula="of:=VLOOKUP([bd_sub_system_flows_aux.K236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36]+1" office:value-type="float" office:value="224">
            <text:p>224</text:p>
          </table:table-cell>
          <table:table-cell table:number-columns-repeated="2"/>
          <table:table-cell table:formula="of:=IF(ISERROR(IF(OR(ISERROR([Etiquetas.O78]);LEN([Etiquetas.O78])=0) ;VLOOKUP([Etiquetas.A78];[bd_flows_aux.$E$161:.$G$340];2;0);[Etiquetas.O78]));  VLOOKUP([Etiquetas.A78];[bd_flows_aux.$E$161:.$G$340];2;0)  ;IF(OR(ISERROR([Etiquetas.O78]);LEN([Etiquetas.O78])=0) ;VLOOKUP([Etiquetas.A78];[bd_flows_aux.$E$161:.$G$340];2;0);[Etiquetas.O78]))" office:value-type="float" office:value="90">
            <text:p>90</text:p>
          </table:table-cell>
          <table:table-cell table:style-name="ce372" table:formula="of:=IF(LEN([.$A237])&gt;0;VLOOKUP([Etiquetas.C78];[BD_GenCode.$E$2:.$F$50];2;0);&quot;&quot;)" office:value-type="float" office:value="12">
            <text:p>12</text:p>
          </table:table-cell>
          <table:table-cell table:formula="of:=IF(LEN([.$A237])&gt;0;[$Etiquetas.$X78];&quot;&quot;)" office:value-type="float" office:value="77">
            <text:p>77</text:p>
          </table:table-cell>
          <table:table-cell table:style-name="ce375" table:formula="of:=VLOOKUP([bd_sub_system_flows_aux.K237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37]+1" office:value-type="float" office:value="225">
            <text:p>225</text:p>
          </table:table-cell>
          <table:table-cell table:number-columns-repeated="2"/>
          <table:table-cell table:formula="of:=IF(ISERROR(IF(OR(ISERROR([Etiquetas.O79]);LEN([Etiquetas.O79])=0) ;VLOOKUP([Etiquetas.A79];[bd_flows_aux.$E$161:.$G$340];2;0);[Etiquetas.O79]));  VLOOKUP([Etiquetas.A79];[bd_flows_aux.$E$161:.$G$340];2;0)  ;IF(OR(ISERROR([Etiquetas.O79]);LEN([Etiquetas.O79])=0) ;VLOOKUP([Etiquetas.A79];[bd_flows_aux.$E$161:.$G$340];2;0);[Etiquetas.O79]))" office:value-type="float" office:value="91">
            <text:p>91</text:p>
          </table:table-cell>
          <table:table-cell table:style-name="ce372" table:formula="of:=IF(LEN([.$A238])&gt;0;VLOOKUP([Etiquetas.C79];[BD_GenCode.$E$2:.$F$50];2;0);&quot;&quot;)" office:value-type="float" office:value="12">
            <text:p>12</text:p>
          </table:table-cell>
          <table:table-cell table:formula="of:=IF(LEN([.$A238])&gt;0;[$Etiquetas.$X79];&quot;&quot;)" office:value-type="float" office:value="78">
            <text:p>78</text:p>
          </table:table-cell>
          <table:table-cell table:style-name="ce375" table:formula="of:=VLOOKUP([bd_sub_system_flows_aux.K238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38]+1" office:value-type="float" office:value="226">
            <text:p>226</text:p>
          </table:table-cell>
          <table:table-cell table:number-columns-repeated="2"/>
          <table:table-cell table:formula="of:=IF(ISERROR(IF(OR(ISERROR([Etiquetas.O80]);LEN([Etiquetas.O80])=0) ;VLOOKUP([Etiquetas.A80];[bd_flows_aux.$E$161:.$G$340];2;0);[Etiquetas.O80]));  VLOOKUP([Etiquetas.A80];[bd_flows_aux.$E$161:.$G$340];2;0)  ;IF(OR(ISERROR([Etiquetas.O80]);LEN([Etiquetas.O80])=0) ;VLOOKUP([Etiquetas.A80];[bd_flows_aux.$E$161:.$G$340];2;0);[Etiquetas.O80]))" office:value-type="float" office:value="159">
            <text:p>159</text:p>
          </table:table-cell>
          <table:table-cell table:style-name="ce372" table:formula="of:=IF(LEN([.$A239])&gt;0;VLOOKUP([Etiquetas.C80];[BD_GenCode.$E$2:.$F$50];2;0);&quot;&quot;)" office:value-type="float" office:value="12">
            <text:p>12</text:p>
          </table:table-cell>
          <table:table-cell table:formula="of:=IF(LEN([.$A239])&gt;0;[$Etiquetas.$X80];&quot;&quot;)" office:value-type="float" office:value="79">
            <text:p>79</text:p>
          </table:table-cell>
          <table:table-cell table:style-name="ce375" table:formula="of:=VLOOKUP([bd_sub_system_flows_aux.K239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39]+1" office:value-type="float" office:value="227">
            <text:p>227</text:p>
          </table:table-cell>
          <table:table-cell table:number-columns-repeated="2"/>
          <table:table-cell table:formula="of:=IF(ISERROR(IF(OR(ISERROR([Etiquetas.O81]);LEN([Etiquetas.O81])=0) ;VLOOKUP([Etiquetas.A81];[bd_flows_aux.$E$161:.$G$340];2;0);[Etiquetas.O81]));  VLOOKUP([Etiquetas.A81];[bd_flows_aux.$E$161:.$G$340];2;0)  ;IF(OR(ISERROR([Etiquetas.O81]);LEN([Etiquetas.O81])=0) ;VLOOKUP([Etiquetas.A81];[bd_flows_aux.$E$161:.$G$340];2;0);[Etiquetas.O81]))" office:value-type="float" office:value="160">
            <text:p>160</text:p>
          </table:table-cell>
          <table:table-cell table:style-name="ce372" table:formula="of:=IF(LEN([.$A240])&gt;0;VLOOKUP([Etiquetas.C81];[BD_GenCode.$E$2:.$F$50];2;0);&quot;&quot;)" office:value-type="float" office:value="12">
            <text:p>12</text:p>
          </table:table-cell>
          <table:table-cell table:formula="of:=IF(LEN([.$A240])&gt;0;[$Etiquetas.$X81];&quot;&quot;)" office:value-type="float" office:value="80">
            <text:p>80</text:p>
          </table:table-cell>
          <table:table-cell table:style-name="ce375" table:formula="of:=VLOOKUP([bd_sub_system_flows_aux.K240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40]+1" office:value-type="float" office:value="228">
            <text:p>228</text:p>
          </table:table-cell>
          <table:table-cell table:number-columns-repeated="2"/>
          <table:table-cell table:formula="of:=IF(ISERROR(IF(OR(ISERROR([Etiquetas.O82]);LEN([Etiquetas.O82])=0) ;VLOOKUP([Etiquetas.A82];[bd_flows_aux.$E$161:.$G$340];2;0);[Etiquetas.O82]));  VLOOKUP([Etiquetas.A82];[bd_flows_aux.$E$161:.$G$340];2;0)  ;IF(OR(ISERROR([Etiquetas.O82]);LEN([Etiquetas.O82])=0) ;VLOOKUP([Etiquetas.A82];[bd_flows_aux.$E$161:.$G$340];2;0);[Etiquetas.O82]))" office:value-type="float" office:value="161">
            <text:p>161</text:p>
          </table:table-cell>
          <table:table-cell table:style-name="ce372" table:formula="of:=IF(LEN([.$A241])&gt;0;VLOOKUP([Etiquetas.C82];[BD_GenCode.$E$2:.$F$50];2;0);&quot;&quot;)" office:value-type="float" office:value="12">
            <text:p>12</text:p>
          </table:table-cell>
          <table:table-cell table:formula="of:=IF(LEN([.$A241])&gt;0;[$Etiquetas.$X82];&quot;&quot;)" office:value-type="float" office:value="81">
            <text:p>81</text:p>
          </table:table-cell>
          <table:table-cell table:style-name="ce375" table:formula="of:=VLOOKUP([bd_sub_system_flows_aux.K241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41]+1" office:value-type="float" office:value="229">
            <text:p>229</text:p>
          </table:table-cell>
          <table:table-cell table:number-columns-repeated="2"/>
          <table:table-cell table:formula="of:=IF(ISERROR(IF(OR(ISERROR([Etiquetas.O83]);LEN([Etiquetas.O83])=0) ;VLOOKUP([Etiquetas.A83];[bd_flows_aux.$E$161:.$G$340];2;0);[Etiquetas.O83]));  VLOOKUP([Etiquetas.A83];[bd_flows_aux.$E$161:.$G$340];2;0)  ;IF(OR(ISERROR([Etiquetas.O83]);LEN([Etiquetas.O83])=0) ;VLOOKUP([Etiquetas.A83];[bd_flows_aux.$E$161:.$G$340];2;0);[Etiquetas.O83]))" office:value-type="float" office:value="162">
            <text:p>162</text:p>
          </table:table-cell>
          <table:table-cell table:style-name="ce372" table:formula="of:=IF(LEN([.$A242])&gt;0;VLOOKUP([Etiquetas.C83];[BD_GenCode.$E$2:.$F$50];2;0);&quot;&quot;)" office:value-type="float" office:value="12">
            <text:p>12</text:p>
          </table:table-cell>
          <table:table-cell table:formula="of:=IF(LEN([.$A242])&gt;0;[$Etiquetas.$X83];&quot;&quot;)" office:value-type="float" office:value="82">
            <text:p>82</text:p>
          </table:table-cell>
          <table:table-cell table:style-name="ce375" table:formula="of:=VLOOKUP([bd_sub_system_flows_aux.K242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42]+1" office:value-type="float" office:value="230">
            <text:p>230</text:p>
          </table:table-cell>
          <table:table-cell table:number-columns-repeated="2"/>
          <table:table-cell table:formula="of:=IF(ISERROR(IF(OR(ISERROR([Etiquetas.O84]);LEN([Etiquetas.O84])=0) ;VLOOKUP([Etiquetas.A84];[bd_flows_aux.$E$161:.$G$340];2;0);[Etiquetas.O84]));  VLOOKUP([Etiquetas.A84];[bd_flows_aux.$E$161:.$G$340];2;0)  ;IF(OR(ISERROR([Etiquetas.O84]);LEN([Etiquetas.O84])=0) ;VLOOKUP([Etiquetas.A84];[bd_flows_aux.$E$161:.$G$340];2;0);[Etiquetas.O84]))" office:value-type="float" office:value="163">
            <text:p>163</text:p>
          </table:table-cell>
          <table:table-cell table:style-name="ce372" table:formula="of:=IF(LEN([.$A243])&gt;0;VLOOKUP([Etiquetas.C84];[BD_GenCode.$E$2:.$F$50];2;0);&quot;&quot;)" office:value-type="float" office:value="12">
            <text:p>12</text:p>
          </table:table-cell>
          <table:table-cell table:formula="of:=IF(LEN([.$A243])&gt;0;[$Etiquetas.$X84];&quot;&quot;)" office:value-type="float" office:value="83">
            <text:p>83</text:p>
          </table:table-cell>
          <table:table-cell table:style-name="ce375" table:formula="of:=VLOOKUP([bd_sub_system_flows_aux.K243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43]+1" office:value-type="float" office:value="231">
            <text:p>231</text:p>
          </table:table-cell>
          <table:table-cell table:number-columns-repeated="2"/>
          <table:table-cell table:formula="of:=IF(ISERROR(IF(OR(ISERROR([Etiquetas.O85]);LEN([Etiquetas.O85])=0) ;VLOOKUP([Etiquetas.A85];[bd_flows_aux.$E$161:.$G$340];2;0);[Etiquetas.O85]));  VLOOKUP([Etiquetas.A85];[bd_flows_aux.$E$161:.$G$340];2;0)  ;IF(OR(ISERROR([Etiquetas.O85]);LEN([Etiquetas.O85])=0) ;VLOOKUP([Etiquetas.A85];[bd_flows_aux.$E$161:.$G$340];2;0);[Etiquetas.O85]))" office:value-type="float" office:value="164">
            <text:p>164</text:p>
          </table:table-cell>
          <table:table-cell table:style-name="ce372" table:formula="of:=IF(LEN([.$A244])&gt;0;VLOOKUP([Etiquetas.C85];[BD_GenCode.$E$2:.$F$50];2;0);&quot;&quot;)" office:value-type="float" office:value="12">
            <text:p>12</text:p>
          </table:table-cell>
          <table:table-cell table:formula="of:=IF(LEN([.$A244])&gt;0;[$Etiquetas.$X85];&quot;&quot;)" office:value-type="float" office:value="84">
            <text:p>84</text:p>
          </table:table-cell>
          <table:table-cell table:style-name="ce375" table:formula="of:=VLOOKUP([bd_sub_system_flows_aux.K244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44]+1" office:value-type="float" office:value="232">
            <text:p>232</text:p>
          </table:table-cell>
          <table:table-cell table:number-columns-repeated="2"/>
          <table:table-cell table:formula="of:=IF(ISERROR(IF(OR(ISERROR([Etiquetas.O86]);LEN([Etiquetas.O86])=0) ;VLOOKUP([Etiquetas.A86];[bd_flows_aux.$E$161:.$G$340];2;0);[Etiquetas.O86]));  VLOOKUP([Etiquetas.A86];[bd_flows_aux.$E$161:.$G$340];2;0)  ;IF(OR(ISERROR([Etiquetas.O86]);LEN([Etiquetas.O86])=0) ;VLOOKUP([Etiquetas.A86];[bd_flows_aux.$E$161:.$G$340];2;0);[Etiquetas.O86]))" office:value-type="float" office:value="165">
            <text:p>165</text:p>
          </table:table-cell>
          <table:table-cell table:style-name="ce372" table:formula="of:=IF(LEN([.$A245])&gt;0;VLOOKUP([Etiquetas.C86];[BD_GenCode.$E$2:.$F$50];2;0);&quot;&quot;)" office:value-type="float" office:value="12">
            <text:p>12</text:p>
          </table:table-cell>
          <table:table-cell table:formula="of:=IF(LEN([.$A245])&gt;0;[$Etiquetas.$X86];&quot;&quot;)" office:value-type="float" office:value="85">
            <text:p>85</text:p>
          </table:table-cell>
          <table:table-cell table:style-name="ce375" table:formula="of:=VLOOKUP([bd_sub_system_flows_aux.K245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45]+1" office:value-type="float" office:value="233">
            <text:p>233</text:p>
          </table:table-cell>
          <table:table-cell table:number-columns-repeated="2"/>
          <table:table-cell table:formula="of:=IF(ISERROR(IF(OR(ISERROR([Etiquetas.O87]);LEN([Etiquetas.O87])=0) ;VLOOKUP([Etiquetas.A87];[bd_flows_aux.$E$161:.$G$340];2;0);[Etiquetas.O87]));  VLOOKUP([Etiquetas.A87];[bd_flows_aux.$E$161:.$G$340];2;0)  ;IF(OR(ISERROR([Etiquetas.O87]);LEN([Etiquetas.O87])=0) ;VLOOKUP([Etiquetas.A87];[bd_flows_aux.$E$161:.$G$340];2;0);[Etiquetas.O87]))" office:value-type="float" office:value="166">
            <text:p>166</text:p>
          </table:table-cell>
          <table:table-cell table:style-name="ce372" table:formula="of:=IF(LEN([.$A246])&gt;0;VLOOKUP([Etiquetas.C87];[BD_GenCode.$E$2:.$F$50];2;0);&quot;&quot;)" office:value-type="float" office:value="12">
            <text:p>12</text:p>
          </table:table-cell>
          <table:table-cell table:formula="of:=IF(LEN([.$A246])&gt;0;[$Etiquetas.$X87];&quot;&quot;)" office:value-type="float" office:value="86">
            <text:p>86</text:p>
          </table:table-cell>
          <table:table-cell table:style-name="ce375" table:formula="of:=VLOOKUP([bd_sub_system_flows_aux.K246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46]+1" office:value-type="float" office:value="234">
            <text:p>234</text:p>
          </table:table-cell>
          <table:table-cell table:number-columns-repeated="2"/>
          <table:table-cell table:formula="of:=IF(ISERROR(IF(OR(ISERROR([Etiquetas.O88]);LEN([Etiquetas.O88])=0) ;VLOOKUP([Etiquetas.A88];[bd_flows_aux.$E$161:.$G$340];2;0);[Etiquetas.O88]));  VLOOKUP([Etiquetas.A88];[bd_flows_aux.$E$161:.$G$340];2;0)  ;IF(OR(ISERROR([Etiquetas.O88]);LEN([Etiquetas.O88])=0) ;VLOOKUP([Etiquetas.A88];[bd_flows_aux.$E$161:.$G$340];2;0);[Etiquetas.O88]))" office:value-type="float" office:value="167">
            <text:p>167</text:p>
          </table:table-cell>
          <table:table-cell table:style-name="ce372" table:formula="of:=IF(LEN([.$A247])&gt;0;VLOOKUP([Etiquetas.C88];[BD_GenCode.$E$2:.$F$50];2;0);&quot;&quot;)" office:value-type="float" office:value="12">
            <text:p>12</text:p>
          </table:table-cell>
          <table:table-cell table:formula="of:=IF(LEN([.$A247])&gt;0;[$Etiquetas.$X88];&quot;&quot;)" office:value-type="float" office:value="87">
            <text:p>87</text:p>
          </table:table-cell>
          <table:table-cell table:style-name="ce375" table:formula="of:=VLOOKUP([bd_sub_system_flows_aux.K247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47]+1" office:value-type="float" office:value="235">
            <text:p>235</text:p>
          </table:table-cell>
          <table:table-cell table:number-columns-repeated="2"/>
          <table:table-cell table:formula="of:=IF(ISERROR(IF(OR(ISERROR([Etiquetas.O89]);LEN([Etiquetas.O89])=0) ;VLOOKUP([Etiquetas.A89];[bd_flows_aux.$E$161:.$G$340];2;0);[Etiquetas.O89]));  VLOOKUP([Etiquetas.A89];[bd_flows_aux.$E$161:.$G$340];2;0)  ;IF(OR(ISERROR([Etiquetas.O89]);LEN([Etiquetas.O89])=0) ;VLOOKUP([Etiquetas.A89];[bd_flows_aux.$E$161:.$G$340];2;0);[Etiquetas.O89]))" office:value-type="float" office:value="168">
            <text:p>168</text:p>
          </table:table-cell>
          <table:table-cell table:style-name="ce372" table:formula="of:=IF(LEN([.$A248])&gt;0;VLOOKUP([Etiquetas.C89];[BD_GenCode.$E$2:.$F$50];2;0);&quot;&quot;)" office:value-type="float" office:value="12">
            <text:p>12</text:p>
          </table:table-cell>
          <table:table-cell table:formula="of:=IF(LEN([.$A248])&gt;0;[$Etiquetas.$X89];&quot;&quot;)" office:value-type="float" office:value="88">
            <text:p>88</text:p>
          </table:table-cell>
          <table:table-cell table:style-name="ce375" table:formula="of:=VLOOKUP([bd_sub_system_flows_aux.K248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48]+1" office:value-type="float" office:value="236">
            <text:p>236</text:p>
          </table:table-cell>
          <table:table-cell table:number-columns-repeated="2"/>
          <table:table-cell table:formula="of:=IF(ISERROR(IF(OR(ISERROR([Etiquetas.O90]);LEN([Etiquetas.O90])=0) ;VLOOKUP([Etiquetas.A90];[bd_flows_aux.$E$161:.$G$340];2;0);[Etiquetas.O90]));  VLOOKUP([Etiquetas.A90];[bd_flows_aux.$E$161:.$G$340];2;0)  ;IF(OR(ISERROR([Etiquetas.O90]);LEN([Etiquetas.O90])=0) ;VLOOKUP([Etiquetas.A90];[bd_flows_aux.$E$161:.$G$340];2;0);[Etiquetas.O90]))" office:value-type="float" office:value="169">
            <text:p>169</text:p>
          </table:table-cell>
          <table:table-cell table:style-name="ce372" table:formula="of:=IF(LEN([.$A249])&gt;0;VLOOKUP([Etiquetas.C90];[BD_GenCode.$E$2:.$F$50];2;0);&quot;&quot;)" office:value-type="float" office:value="12">
            <text:p>12</text:p>
          </table:table-cell>
          <table:table-cell table:formula="of:=IF(LEN([.$A249])&gt;0;[$Etiquetas.$X90];&quot;&quot;)" office:value-type="float" office:value="89">
            <text:p>89</text:p>
          </table:table-cell>
          <table:table-cell table:style-name="ce375" table:formula="of:=VLOOKUP([bd_sub_system_flows_aux.K249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49]+1" office:value-type="float" office:value="237">
            <text:p>237</text:p>
          </table:table-cell>
          <table:table-cell table:number-columns-repeated="2"/>
          <table:table-cell table:formula="of:=IF(ISERROR(IF(OR(ISERROR([Etiquetas.O91]);LEN([Etiquetas.O91])=0) ;VLOOKUP([Etiquetas.A91];[bd_flows_aux.$E$161:.$G$340];2;0);[Etiquetas.O91]));  VLOOKUP([Etiquetas.A91];[bd_flows_aux.$E$161:.$G$340];2;0)  ;IF(OR(ISERROR([Etiquetas.O91]);LEN([Etiquetas.O91])=0) ;VLOOKUP([Etiquetas.A91];[bd_flows_aux.$E$161:.$G$340];2;0);[Etiquetas.O91]))" office:value-type="float" office:value="170">
            <text:p>170</text:p>
          </table:table-cell>
          <table:table-cell table:style-name="ce372" table:formula="of:=IF(LEN([.$A250])&gt;0;VLOOKUP([Etiquetas.C91];[BD_GenCode.$E$2:.$F$50];2;0);&quot;&quot;)" office:value-type="float" office:value="12">
            <text:p>12</text:p>
          </table:table-cell>
          <table:table-cell table:formula="of:=IF(LEN([.$A250])&gt;0;[$Etiquetas.$X91];&quot;&quot;)" office:value-type="float" office:value="90">
            <text:p>90</text:p>
          </table:table-cell>
          <table:table-cell table:style-name="ce375" table:formula="of:=VLOOKUP([bd_sub_system_flows_aux.K250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50]+1" office:value-type="float" office:value="238">
            <text:p>238</text:p>
          </table:table-cell>
          <table:table-cell table:number-columns-repeated="2"/>
          <table:table-cell table:formula="of:=IF(ISERROR(IF(OR(ISERROR([Etiquetas.O92]);LEN([Etiquetas.O92])=0) ;VLOOKUP([Etiquetas.A92];[bd_flows_aux.$E$161:.$G$340];2;0);[Etiquetas.O92]));  VLOOKUP([Etiquetas.A92];[bd_flows_aux.$E$161:.$G$340];2;0)  ;IF(OR(ISERROR([Etiquetas.O92]);LEN([Etiquetas.O92])=0) ;VLOOKUP([Etiquetas.A92];[bd_flows_aux.$E$161:.$G$340];2;0);[Etiquetas.O92]))" office:value-type="float" office:value="100">
            <text:p>100</text:p>
          </table:table-cell>
          <table:table-cell table:style-name="ce372" table:formula="of:=IF(LEN([.$A251])&gt;0;VLOOKUP([Etiquetas.C92];[BD_GenCode.$E$2:.$F$50];2;0);&quot;&quot;)" office:value-type="float" office:value="12">
            <text:p>12</text:p>
          </table:table-cell>
          <table:table-cell table:formula="of:=IF(LEN([.$A251])&gt;0;[$Etiquetas.$X92];&quot;&quot;)" office:value-type="float" office:value="91">
            <text:p>91</text:p>
          </table:table-cell>
          <table:table-cell table:style-name="ce375" table:formula="of:=VLOOKUP([bd_sub_system_flows_aux.K251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51]+1" office:value-type="float" office:value="239">
            <text:p>239</text:p>
          </table:table-cell>
          <table:table-cell table:number-columns-repeated="2"/>
          <table:table-cell table:formula="of:=IF(ISERROR(IF(OR(ISERROR([Etiquetas.O93]);LEN([Etiquetas.O93])=0) ;VLOOKUP([Etiquetas.A93];[bd_flows_aux.$E$161:.$G$340];2;0);[Etiquetas.O93]));  VLOOKUP([Etiquetas.A93];[bd_flows_aux.$E$161:.$G$340];2;0)  ;IF(OR(ISERROR([Etiquetas.O93]);LEN([Etiquetas.O93])=0) ;VLOOKUP([Etiquetas.A93];[bd_flows_aux.$E$161:.$G$340];2;0);[Etiquetas.O93]))" office:value-type="float" office:value="101">
            <text:p>101</text:p>
          </table:table-cell>
          <table:table-cell table:style-name="ce372" table:formula="of:=IF(LEN([.$A252])&gt;0;VLOOKUP([Etiquetas.C93];[BD_GenCode.$E$2:.$F$50];2;0);&quot;&quot;)" office:value-type="float" office:value="12">
            <text:p>12</text:p>
          </table:table-cell>
          <table:table-cell table:formula="of:=IF(LEN([.$A252])&gt;0;[$Etiquetas.$X93];&quot;&quot;)" office:value-type="float" office:value="92">
            <text:p>92</text:p>
          </table:table-cell>
          <table:table-cell table:style-name="ce375" table:formula="of:=VLOOKUP([bd_sub_system_flows_aux.K252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52]+1" office:value-type="float" office:value="240">
            <text:p>240</text:p>
          </table:table-cell>
          <table:table-cell table:number-columns-repeated="2"/>
          <table:table-cell table:formula="of:=IF(ISERROR(IF(OR(ISERROR([Etiquetas.O94]);LEN([Etiquetas.O94])=0) ;VLOOKUP([Etiquetas.A94];[bd_flows_aux.$E$161:.$G$340];2;0);[Etiquetas.O94]));  VLOOKUP([Etiquetas.A94];[bd_flows_aux.$E$161:.$G$340];2;0)  ;IF(OR(ISERROR([Etiquetas.O94]);LEN([Etiquetas.O94])=0) ;VLOOKUP([Etiquetas.A94];[bd_flows_aux.$E$161:.$G$340];2;0);[Etiquetas.O94]))" office:value-type="float" office:value="102">
            <text:p>102</text:p>
          </table:table-cell>
          <table:table-cell table:style-name="ce372" table:formula="of:=IF(LEN([.$A253])&gt;0;VLOOKUP([Etiquetas.C94];[BD_GenCode.$E$2:.$F$50];2;0);&quot;&quot;)" office:value-type="float" office:value="12">
            <text:p>12</text:p>
          </table:table-cell>
          <table:table-cell table:formula="of:=IF(LEN([.$A253])&gt;0;[$Etiquetas.$X94];&quot;&quot;)" office:value-type="float" office:value="93">
            <text:p>93</text:p>
          </table:table-cell>
          <table:table-cell table:style-name="ce375" table:formula="of:=VLOOKUP([bd_sub_system_flows_aux.K253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53]+1" office:value-type="float" office:value="241">
            <text:p>241</text:p>
          </table:table-cell>
          <table:table-cell table:number-columns-repeated="2"/>
          <table:table-cell table:formula="of:=IF(ISERROR(IF(OR(ISERROR([Etiquetas.O95]);LEN([Etiquetas.O95])=0) ;VLOOKUP([Etiquetas.A95];[bd_flows_aux.$E$161:.$G$340];2;0);[Etiquetas.O95]));  VLOOKUP([Etiquetas.A95];[bd_flows_aux.$E$161:.$G$340];2;0)  ;IF(OR(ISERROR([Etiquetas.O95]);LEN([Etiquetas.O95])=0) ;VLOOKUP([Etiquetas.A95];[bd_flows_aux.$E$161:.$G$340];2;0);[Etiquetas.O95]))" office:value-type="float" office:value="103">
            <text:p>103</text:p>
          </table:table-cell>
          <table:table-cell table:style-name="ce372" table:formula="of:=IF(LEN([.$A254])&gt;0;VLOOKUP([Etiquetas.C95];[BD_GenCode.$E$2:.$F$50];2;0);&quot;&quot;)" office:value-type="float" office:value="12">
            <text:p>12</text:p>
          </table:table-cell>
          <table:table-cell table:formula="of:=IF(LEN([.$A254])&gt;0;[$Etiquetas.$X95];&quot;&quot;)" office:value-type="float" office:value="94">
            <text:p>94</text:p>
          </table:table-cell>
          <table:table-cell table:style-name="ce375" table:formula="of:=VLOOKUP([bd_sub_system_flows_aux.K254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54]+1" office:value-type="float" office:value="242">
            <text:p>242</text:p>
          </table:table-cell>
          <table:table-cell table:number-columns-repeated="2"/>
          <table:table-cell table:formula="of:=IF(ISERROR(IF(OR(ISERROR([Etiquetas.O96]);LEN([Etiquetas.O96])=0) ;VLOOKUP([Etiquetas.A96];[bd_flows_aux.$E$161:.$G$340];2;0);[Etiquetas.O96]));  VLOOKUP([Etiquetas.A96];[bd_flows_aux.$E$161:.$G$340];2;0)  ;IF(OR(ISERROR([Etiquetas.O96]);LEN([Etiquetas.O96])=0) ;VLOOKUP([Etiquetas.A96];[bd_flows_aux.$E$161:.$G$340];2;0);[Etiquetas.O96]))" office:value-type="float" office:value="104">
            <text:p>104</text:p>
          </table:table-cell>
          <table:table-cell table:style-name="ce372" table:formula="of:=IF(LEN([.$A255])&gt;0;VLOOKUP([Etiquetas.C96];[BD_GenCode.$E$2:.$F$50];2;0);&quot;&quot;)" office:value-type="float" office:value="12">
            <text:p>12</text:p>
          </table:table-cell>
          <table:table-cell table:formula="of:=IF(LEN([.$A255])&gt;0;[$Etiquetas.$X96];&quot;&quot;)" office:value-type="float" office:value="95">
            <text:p>95</text:p>
          </table:table-cell>
          <table:table-cell table:style-name="ce375" table:formula="of:=VLOOKUP([bd_sub_system_flows_aux.K255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55]+1" office:value-type="float" office:value="243">
            <text:p>243</text:p>
          </table:table-cell>
          <table:table-cell table:number-columns-repeated="2"/>
          <table:table-cell table:formula="of:=IF(ISERROR(IF(OR(ISERROR([Etiquetas.O97]);LEN([Etiquetas.O97])=0) ;VLOOKUP([Etiquetas.A97];[bd_flows_aux.$E$161:.$G$340];2;0);[Etiquetas.O97]));  VLOOKUP([Etiquetas.A97];[bd_flows_aux.$E$161:.$G$340];2;0)  ;IF(OR(ISERROR([Etiquetas.O97]);LEN([Etiquetas.O97])=0) ;VLOOKUP([Etiquetas.A97];[bd_flows_aux.$E$161:.$G$340];2;0);[Etiquetas.O97]))" office:value-type="float" office:value="105">
            <text:p>105</text:p>
          </table:table-cell>
          <table:table-cell table:style-name="ce372" table:formula="of:=IF(LEN([.$A256])&gt;0;VLOOKUP([Etiquetas.C97];[BD_GenCode.$E$2:.$F$50];2;0);&quot;&quot;)" office:value-type="float" office:value="12">
            <text:p>12</text:p>
          </table:table-cell>
          <table:table-cell table:formula="of:=IF(LEN([.$A256])&gt;0;[$Etiquetas.$X97];&quot;&quot;)" office:value-type="float" office:value="96">
            <text:p>96</text:p>
          </table:table-cell>
          <table:table-cell table:style-name="ce375" table:formula="of:=VLOOKUP([bd_sub_system_flows_aux.K256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56]+1" office:value-type="float" office:value="244">
            <text:p>244</text:p>
          </table:table-cell>
          <table:table-cell table:number-columns-repeated="2"/>
          <table:table-cell table:formula="of:=IF(ISERROR(IF(OR(ISERROR([Etiquetas.O98]);LEN([Etiquetas.O98])=0) ;VLOOKUP([Etiquetas.A98];[bd_flows_aux.$E$161:.$G$340];2;0);[Etiquetas.O98]));  VLOOKUP([Etiquetas.A98];[bd_flows_aux.$E$161:.$G$340];2;0)  ;IF(OR(ISERROR([Etiquetas.O98]);LEN([Etiquetas.O98])=0) ;VLOOKUP([Etiquetas.A98];[bd_flows_aux.$E$161:.$G$340];2;0);[Etiquetas.O98]))" office:value-type="float" office:value="106">
            <text:p>106</text:p>
          </table:table-cell>
          <table:table-cell table:style-name="ce372" table:formula="of:=IF(LEN([.$A257])&gt;0;VLOOKUP([Etiquetas.C98];[BD_GenCode.$E$2:.$F$50];2;0);&quot;&quot;)" office:value-type="float" office:value="12">
            <text:p>12</text:p>
          </table:table-cell>
          <table:table-cell table:formula="of:=IF(LEN([.$A257])&gt;0;[$Etiquetas.$X98];&quot;&quot;)" office:value-type="float" office:value="97">
            <text:p>97</text:p>
          </table:table-cell>
          <table:table-cell table:style-name="ce375" table:formula="of:=VLOOKUP([bd_sub_system_flows_aux.K257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57]+1" office:value-type="float" office:value="245">
            <text:p>245</text:p>
          </table:table-cell>
          <table:table-cell table:number-columns-repeated="2"/>
          <table:table-cell table:formula="of:=IF(ISERROR(IF(OR(ISERROR([Etiquetas.O99]);LEN([Etiquetas.O99])=0) ;VLOOKUP([Etiquetas.A99];[bd_flows_aux.$E$161:.$G$340];2;0);[Etiquetas.O99]));  VLOOKUP([Etiquetas.A99];[bd_flows_aux.$E$161:.$G$340];2;0)  ;IF(OR(ISERROR([Etiquetas.O99]);LEN([Etiquetas.O99])=0) ;VLOOKUP([Etiquetas.A99];[bd_flows_aux.$E$161:.$G$340];2;0);[Etiquetas.O99]))" office:value-type="float" office:value="107">
            <text:p>107</text:p>
          </table:table-cell>
          <table:table-cell table:style-name="ce372" table:formula="of:=IF(LEN([.$A258])&gt;0;VLOOKUP([Etiquetas.C99];[BD_GenCode.$E$2:.$F$50];2;0);&quot;&quot;)" office:value-type="float" office:value="12">
            <text:p>12</text:p>
          </table:table-cell>
          <table:table-cell table:formula="of:=IF(LEN([.$A258])&gt;0;[$Etiquetas.$X99];&quot;&quot;)" office:value-type="float" office:value="98">
            <text:p>98</text:p>
          </table:table-cell>
          <table:table-cell table:style-name="ce375" table:formula="of:=VLOOKUP([bd_sub_system_flows_aux.K258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58]+1" office:value-type="float" office:value="246">
            <text:p>246</text:p>
          </table:table-cell>
          <table:table-cell table:number-columns-repeated="2"/>
          <table:table-cell table:formula="of:=IF(ISERROR(IF(OR(ISERROR([Etiquetas.O100]);LEN([Etiquetas.O100])=0) ;VLOOKUP([Etiquetas.A100];[bd_flows_aux.$E$161:.$G$340];2;0);[Etiquetas.O100]));  VLOOKUP([Etiquetas.A100];[bd_flows_aux.$E$161:.$G$340];2;0)  ;IF(OR(ISERROR([Etiquetas.O100]);LEN([Etiquetas.O100])=0) ;VLOOKUP([Etiquetas.A100];[bd_flows_aux.$E$161:.$G$340];2;0);[Etiquetas.O100]))" office:value-type="float" office:value="108">
            <text:p>108</text:p>
          </table:table-cell>
          <table:table-cell table:style-name="ce372" table:formula="of:=IF(LEN([.$A259])&gt;0;VLOOKUP([Etiquetas.C100];[BD_GenCode.$E$2:.$F$50];2;0);&quot;&quot;)" office:value-type="float" office:value="12">
            <text:p>12</text:p>
          </table:table-cell>
          <table:table-cell table:formula="of:=IF(LEN([.$A259])&gt;0;[$Etiquetas.$X100];&quot;&quot;)" office:value-type="float" office:value="99">
            <text:p>99</text:p>
          </table:table-cell>
          <table:table-cell table:style-name="ce375" table:formula="of:=VLOOKUP([bd_sub_system_flows_aux.K259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59]+1" office:value-type="float" office:value="247">
            <text:p>247</text:p>
          </table:table-cell>
          <table:table-cell table:number-columns-repeated="2"/>
          <table:table-cell table:formula="of:=IF(ISERROR(IF(OR(ISERROR([Etiquetas.O101]);LEN([Etiquetas.O101])=0) ;VLOOKUP([Etiquetas.A101];[bd_flows_aux.$E$161:.$G$340];2;0);[Etiquetas.O101]));  VLOOKUP([Etiquetas.A101];[bd_flows_aux.$E$161:.$G$340];2;0)  ;IF(OR(ISERROR([Etiquetas.O101]);LEN([Etiquetas.O101])=0) ;VLOOKUP([Etiquetas.A101];[bd_flows_aux.$E$161:.$G$340];2;0);[Etiquetas.O101]))" office:value-type="float" office:value="109">
            <text:p>109</text:p>
          </table:table-cell>
          <table:table-cell table:style-name="ce372" table:formula="of:=IF(LEN([.$A260])&gt;0;VLOOKUP([Etiquetas.C101];[BD_GenCode.$E$2:.$F$50];2;0);&quot;&quot;)" office:value-type="float" office:value="12">
            <text:p>12</text:p>
          </table:table-cell>
          <table:table-cell table:formula="of:=IF(LEN([.$A260])&gt;0;[$Etiquetas.$X101];&quot;&quot;)" office:value-type="float" office:value="100">
            <text:p>100</text:p>
          </table:table-cell>
          <table:table-cell table:style-name="ce375" table:formula="of:=VLOOKUP([bd_sub_system_flows_aux.K260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60]+1" office:value-type="float" office:value="248">
            <text:p>248</text:p>
          </table:table-cell>
          <table:table-cell table:number-columns-repeated="2"/>
          <table:table-cell table:formula="of:=IF(ISERROR(IF(OR(ISERROR([Etiquetas.O102]);LEN([Etiquetas.O102])=0) ;VLOOKUP([Etiquetas.A102];[bd_flows_aux.$E$161:.$G$340];2;0);[Etiquetas.O102]));  VLOOKUP([Etiquetas.A102];[bd_flows_aux.$E$161:.$G$340];2;0)  ;IF(OR(ISERROR([Etiquetas.O102]);LEN([Etiquetas.O102])=0) ;VLOOKUP([Etiquetas.A102];[bd_flows_aux.$E$161:.$G$340];2;0);[Etiquetas.O102]))" office:value-type="float" office:value="110">
            <text:p>110</text:p>
          </table:table-cell>
          <table:table-cell table:style-name="ce372" table:formula="of:=IF(LEN([.$A261])&gt;0;VLOOKUP([Etiquetas.C102];[BD_GenCode.$E$2:.$F$50];2;0);&quot;&quot;)" office:value-type="float" office:value="12">
            <text:p>12</text:p>
          </table:table-cell>
          <table:table-cell table:formula="of:=IF(LEN([.$A261])&gt;0;[$Etiquetas.$X102];&quot;&quot;)" office:value-type="float" office:value="101">
            <text:p>101</text:p>
          </table:table-cell>
          <table:table-cell table:style-name="ce375" table:formula="of:=VLOOKUP([bd_sub_system_flows_aux.K261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61]+1" office:value-type="float" office:value="249">
            <text:p>249</text:p>
          </table:table-cell>
          <table:table-cell table:number-columns-repeated="2"/>
          <table:table-cell table:formula="of:=IF(ISERROR(IF(OR(ISERROR([Etiquetas.O103]);LEN([Etiquetas.O103])=0) ;VLOOKUP([Etiquetas.A103];[bd_flows_aux.$E$161:.$G$340];2;0);[Etiquetas.O103]));  VLOOKUP([Etiquetas.A103];[bd_flows_aux.$E$161:.$G$340];2;0)  ;IF(OR(ISERROR([Etiquetas.O103]);LEN([Etiquetas.O103])=0) ;VLOOKUP([Etiquetas.A103];[bd_flows_aux.$E$161:.$G$340];2;0);[Etiquetas.O103]))" office:value-type="float" office:value="111">
            <text:p>111</text:p>
          </table:table-cell>
          <table:table-cell table:style-name="ce372" table:formula="of:=IF(LEN([.$A262])&gt;0;VLOOKUP([Etiquetas.C103];[BD_GenCode.$E$2:.$F$50];2;0);&quot;&quot;)" office:value-type="float" office:value="12">
            <text:p>12</text:p>
          </table:table-cell>
          <table:table-cell table:formula="of:=IF(LEN([.$A262])&gt;0;[$Etiquetas.$X103];&quot;&quot;)" office:value-type="float" office:value="102">
            <text:p>102</text:p>
          </table:table-cell>
          <table:table-cell table:style-name="ce375" table:formula="of:=VLOOKUP([bd_sub_system_flows_aux.K262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62]+1" office:value-type="float" office:value="250">
            <text:p>250</text:p>
          </table:table-cell>
          <table:table-cell table:number-columns-repeated="2"/>
          <table:table-cell table:formula="of:=IF(ISERROR(IF(OR(ISERROR([Etiquetas.O104]);LEN([Etiquetas.O104])=0) ;VLOOKUP([Etiquetas.A104];[bd_flows_aux.$E$161:.$G$340];2;0);[Etiquetas.O104]));  VLOOKUP([Etiquetas.A104];[bd_flows_aux.$E$161:.$G$340];2;0)  ;IF(OR(ISERROR([Etiquetas.O104]);LEN([Etiquetas.O104])=0) ;VLOOKUP([Etiquetas.A104];[bd_flows_aux.$E$161:.$G$340];2;0);[Etiquetas.O104]))" office:value-type="float" office:value="112">
            <text:p>112</text:p>
          </table:table-cell>
          <table:table-cell table:style-name="ce372" table:formula="of:=IF(LEN([.$A263])&gt;0;VLOOKUP([Etiquetas.C104];[BD_GenCode.$E$2:.$F$50];2;0);&quot;&quot;)" office:value-type="float" office:value="12">
            <text:p>12</text:p>
          </table:table-cell>
          <table:table-cell table:formula="of:=IF(LEN([.$A263])&gt;0;[$Etiquetas.$X104];&quot;&quot;)" office:value-type="float" office:value="103">
            <text:p>103</text:p>
          </table:table-cell>
          <table:table-cell table:style-name="ce375" table:formula="of:=VLOOKUP([bd_sub_system_flows_aux.K263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63]+1" office:value-type="float" office:value="251">
            <text:p>251</text:p>
          </table:table-cell>
          <table:table-cell table:number-columns-repeated="2"/>
          <table:table-cell table:formula="of:=IF(ISERROR(IF(OR(ISERROR([Etiquetas.O105]);LEN([Etiquetas.O105])=0) ;VLOOKUP([Etiquetas.A105];[bd_flows_aux.$E$161:.$G$340];2;0);[Etiquetas.O105]));  VLOOKUP([Etiquetas.A105];[bd_flows_aux.$E$161:.$G$340];2;0)  ;IF(OR(ISERROR([Etiquetas.O105]);LEN([Etiquetas.O105])=0) ;VLOOKUP([Etiquetas.A105];[bd_flows_aux.$E$161:.$G$340];2;0);[Etiquetas.O105]))" office:value-type="float" office:value="171">
            <text:p>171</text:p>
          </table:table-cell>
          <table:table-cell table:style-name="ce372" table:formula="of:=IF(LEN([.$A264])&gt;0;VLOOKUP([Etiquetas.C105];[BD_GenCode.$E$2:.$F$50];2;0);&quot;&quot;)" office:value-type="float" office:value="12">
            <text:p>12</text:p>
          </table:table-cell>
          <table:table-cell table:formula="of:=IF(LEN([.$A264])&gt;0;[$Etiquetas.$X105];&quot;&quot;)" office:value-type="float" office:value="104">
            <text:p>104</text:p>
          </table:table-cell>
          <table:table-cell table:style-name="ce375" table:formula="of:=VLOOKUP([bd_sub_system_flows_aux.K264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264]+1" office:value-type="float" office:value="252">
            <text:p>252</text:p>
          </table:table-cell>
          <table:table-cell table:number-columns-repeated="2"/>
          <table:table-cell table:formula="of:=IF(ISERROR(IF(OR(ISERROR([Etiquetas.O106]);LEN([Etiquetas.O106])=0) ;VLOOKUP([Etiquetas.A106];[bd_flows_aux.$E$161:.$G$340];2;0);[Etiquetas.O106]));  VLOOKUP([Etiquetas.A106];[bd_flows_aux.$E$161:.$G$340];2;0)  ;IF(OR(ISERROR([Etiquetas.O106]);LEN([Etiquetas.O106])=0) ;VLOOKUP([Etiquetas.A106];[bd_flows_aux.$E$161:.$G$340];2;0);[Etiquetas.O106]))" office:value-type="float" office:value="172">
            <text:p>172</text:p>
          </table:table-cell>
          <table:table-cell table:style-name="ce372" table:formula="of:=IF(LEN([.$A265])&gt;0;VLOOKUP([Etiquetas.C106];[BD_GenCode.$E$2:.$F$50];2;0);&quot;&quot;)" office:value-type="float" office:value="12">
            <text:p>12</text:p>
          </table:table-cell>
          <table:table-cell table:formula="of:=IF(LEN([.$A265])&gt;0;[$Etiquetas.$X106];&quot;&quot;)" office:value-type="float" office:value="105">
            <text:p>105</text:p>
          </table:table-cell>
          <table:table-cell table:style-name="ce375" table:formula="of:=VLOOKUP([bd_sub_system_flows_aux.K265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265]+1" office:value-type="float" office:value="253">
            <text:p>253</text:p>
          </table:table-cell>
          <table:table-cell table:number-columns-repeated="2"/>
          <table:table-cell table:formula="of:=IF(ISERROR(IF(OR(ISERROR([Etiquetas.O107]);LEN([Etiquetas.O107])=0) ;VLOOKUP([Etiquetas.A107];[bd_flows_aux.$E$161:.$G$340];2;0);[Etiquetas.O107]));  VLOOKUP([Etiquetas.A107];[bd_flows_aux.$E$161:.$G$340];2;0)  ;IF(OR(ISERROR([Etiquetas.O107]);LEN([Etiquetas.O107])=0) ;VLOOKUP([Etiquetas.A107];[bd_flows_aux.$E$161:.$G$340];2;0);[Etiquetas.O107]))" office:value-type="float" office:value="173">
            <text:p>173</text:p>
          </table:table-cell>
          <table:table-cell table:style-name="ce372" table:formula="of:=IF(LEN([.$A266])&gt;0;VLOOKUP([Etiquetas.C107];[BD_GenCode.$E$2:.$F$50];2;0);&quot;&quot;)" office:value-type="float" office:value="12">
            <text:p>12</text:p>
          </table:table-cell>
          <table:table-cell table:formula="of:=IF(LEN([.$A266])&gt;0;[$Etiquetas.$X107];&quot;&quot;)" office:value-type="float" office:value="106">
            <text:p>106</text:p>
          </table:table-cell>
          <table:table-cell table:style-name="ce375" table:formula="of:=VLOOKUP([bd_sub_system_flows_aux.K266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266]+1" office:value-type="float" office:value="254">
            <text:p>254</text:p>
          </table:table-cell>
          <table:table-cell table:number-columns-repeated="2"/>
          <table:table-cell table:formula="of:=IF(ISERROR(IF(OR(ISERROR([Etiquetas.O108]);LEN([Etiquetas.O108])=0) ;VLOOKUP([Etiquetas.A108];[bd_flows_aux.$E$161:.$G$340];2;0);[Etiquetas.O108]));  VLOOKUP([Etiquetas.A108];[bd_flows_aux.$E$161:.$G$340];2;0)  ;IF(OR(ISERROR([Etiquetas.O108]);LEN([Etiquetas.O108])=0) ;VLOOKUP([Etiquetas.A108];[bd_flows_aux.$E$161:.$G$340];2;0);[Etiquetas.O108]))" office:value-type="float" office:value="174">
            <text:p>174</text:p>
          </table:table-cell>
          <table:table-cell table:style-name="ce372" table:formula="of:=IF(LEN([.$A267])&gt;0;VLOOKUP([Etiquetas.C108];[BD_GenCode.$E$2:.$F$50];2;0);&quot;&quot;)" office:value-type="float" office:value="12">
            <text:p>12</text:p>
          </table:table-cell>
          <table:table-cell table:formula="of:=IF(LEN([.$A267])&gt;0;[$Etiquetas.$X108];&quot;&quot;)" office:value-type="float" office:value="107">
            <text:p>107</text:p>
          </table:table-cell>
          <table:table-cell table:style-name="ce375" table:formula="of:=VLOOKUP([bd_sub_system_flows_aux.K267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267]+1" office:value-type="float" office:value="255">
            <text:p>255</text:p>
          </table:table-cell>
          <table:table-cell table:number-columns-repeated="2"/>
          <table:table-cell table:formula="of:=IF(ISERROR(IF(OR(ISERROR([Etiquetas.O109]);LEN([Etiquetas.O109])=0) ;VLOOKUP([Etiquetas.A109];[bd_flows_aux.$E$161:.$G$340];2;0);[Etiquetas.O109]));  VLOOKUP([Etiquetas.A109];[bd_flows_aux.$E$161:.$G$340];2;0)  ;IF(OR(ISERROR([Etiquetas.O109]);LEN([Etiquetas.O109])=0) ;VLOOKUP([Etiquetas.A109];[bd_flows_aux.$E$161:.$G$340];2;0);[Etiquetas.O109]))" office:value-type="float" office:value="175">
            <text:p>175</text:p>
          </table:table-cell>
          <table:table-cell table:style-name="ce372" table:formula="of:=IF(LEN([.$A268])&gt;0;VLOOKUP([Etiquetas.C109];[BD_GenCode.$E$2:.$F$50];2;0);&quot;&quot;)" office:value-type="float" office:value="12">
            <text:p>12</text:p>
          </table:table-cell>
          <table:table-cell table:formula="of:=IF(LEN([.$A268])&gt;0;[$Etiquetas.$X109];&quot;&quot;)" office:value-type="float" office:value="108">
            <text:p>108</text:p>
          </table:table-cell>
          <table:table-cell table:style-name="ce375" table:formula="of:=VLOOKUP([bd_sub_system_flows_aux.K268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68]+1" office:value-type="float" office:value="256">
            <text:p>256</text:p>
          </table:table-cell>
          <table:table-cell table:number-columns-repeated="2"/>
          <table:table-cell table:formula="of:=IF(ISERROR(IF(OR(ISERROR([Etiquetas.O110]);LEN([Etiquetas.O110])=0) ;VLOOKUP([Etiquetas.A110];[bd_flows_aux.$E$161:.$G$340];2;0);[Etiquetas.O110]));  VLOOKUP([Etiquetas.A110];[bd_flows_aux.$E$161:.$G$340];2;0)  ;IF(OR(ISERROR([Etiquetas.O110]);LEN([Etiquetas.O110])=0) ;VLOOKUP([Etiquetas.A110];[bd_flows_aux.$E$161:.$G$340];2;0);[Etiquetas.O110]))" office:value-type="float" office:value="13">
            <text:p>13</text:p>
          </table:table-cell>
          <table:table-cell table:style-name="ce372" table:formula="of:=IF(LEN([.$A269])&gt;0;VLOOKUP([Etiquetas.C110];[BD_GenCode.$E$2:.$F$50];2;0);&quot;&quot;)" office:value-type="float" office:value="12">
            <text:p>12</text:p>
          </table:table-cell>
          <table:table-cell table:formula="of:=IF(LEN([.$A269])&gt;0;[$Etiquetas.$X110];&quot;&quot;)" office:value-type="float" office:value="109">
            <text:p>109</text:p>
          </table:table-cell>
          <table:table-cell table:style-name="ce375" table:formula="of:=VLOOKUP([bd_sub_system_flows_aux.K269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69]+1" office:value-type="float" office:value="257">
            <text:p>257</text:p>
          </table:table-cell>
          <table:table-cell table:number-columns-repeated="2"/>
          <table:table-cell table:formula="of:=IF(ISERROR(IF(OR(ISERROR([Etiquetas.O111]);LEN([Etiquetas.O111])=0) ;VLOOKUP([Etiquetas.A111];[bd_flows_aux.$E$161:.$G$340];2;0);[Etiquetas.O111]));  VLOOKUP([Etiquetas.A111];[bd_flows_aux.$E$161:.$G$340];2;0)  ;IF(OR(ISERROR([Etiquetas.O111]);LEN([Etiquetas.O111])=0) ;VLOOKUP([Etiquetas.A111];[bd_flows_aux.$E$161:.$G$340];2;0);[Etiquetas.O111]))" office:value-type="float" office:value="116">
            <text:p>116</text:p>
          </table:table-cell>
          <table:table-cell table:style-name="ce372" table:formula="of:=IF(LEN([.$A270])&gt;0;VLOOKUP([Etiquetas.C111];[BD_GenCode.$E$2:.$F$50];2;0);&quot;&quot;)" office:value-type="float" office:value="12">
            <text:p>12</text:p>
          </table:table-cell>
          <table:table-cell table:formula="of:=IF(LEN([.$A270])&gt;0;[$Etiquetas.$X111];&quot;&quot;)" office:value-type="float" office:value="110">
            <text:p>110</text:p>
          </table:table-cell>
          <table:table-cell table:style-name="ce375" table:formula="of:=VLOOKUP([bd_sub_system_flows_aux.K270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270]+1" office:value-type="float" office:value="258">
            <text:p>258</text:p>
          </table:table-cell>
          <table:table-cell table:number-columns-repeated="2"/>
          <table:table-cell table:formula="of:=IF(ISERROR(IF(OR(ISERROR([Etiquetas.O112]);LEN([Etiquetas.O112])=0) ;VLOOKUP([Etiquetas.A112];[bd_flows_aux.$E$161:.$G$340];2;0);[Etiquetas.O112]));  VLOOKUP([Etiquetas.A112];[bd_flows_aux.$E$161:.$G$340];2;0)  ;IF(OR(ISERROR([Etiquetas.O112]);LEN([Etiquetas.O112])=0) ;VLOOKUP([Etiquetas.A112];[bd_flows_aux.$E$161:.$G$340];2;0);[Etiquetas.O112]))" office:value-type="float" office:value="117">
            <text:p>117</text:p>
          </table:table-cell>
          <table:table-cell table:style-name="ce372" table:formula="of:=IF(LEN([.$A271])&gt;0;VLOOKUP([Etiquetas.C112];[BD_GenCode.$E$2:.$F$50];2;0);&quot;&quot;)" office:value-type="float" office:value="12">
            <text:p>12</text:p>
          </table:table-cell>
          <table:table-cell table:formula="of:=IF(LEN([.$A271])&gt;0;[$Etiquetas.$X112];&quot;&quot;)" office:value-type="float" office:value="111">
            <text:p>111</text:p>
          </table:table-cell>
          <table:table-cell table:style-name="ce375" table:formula="of:=VLOOKUP([bd_sub_system_flows_aux.K271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271]+1" office:value-type="float" office:value="259">
            <text:p>259</text:p>
          </table:table-cell>
          <table:table-cell table:number-columns-repeated="2"/>
          <table:table-cell table:formula="of:=IF(ISERROR(IF(OR(ISERROR([Etiquetas.O113]);LEN([Etiquetas.O113])=0) ;VLOOKUP([Etiquetas.A113];[bd_flows_aux.$E$161:.$G$340];2;0);[Etiquetas.O113]));  VLOOKUP([Etiquetas.A113];[bd_flows_aux.$E$161:.$G$340];2;0)  ;IF(OR(ISERROR([Etiquetas.O113]);LEN([Etiquetas.O113])=0) ;VLOOKUP([Etiquetas.A113];[bd_flows_aux.$E$161:.$G$340];2;0);[Etiquetas.O113]))" office:value-type="float" office:value="176">
            <text:p>176</text:p>
          </table:table-cell>
          <table:table-cell table:style-name="ce372" table:formula="of:=IF(LEN([.$A272])&gt;0;VLOOKUP([Etiquetas.C113];[BD_GenCode.$E$2:.$F$50];2;0);&quot;&quot;)" office:value-type="float" office:value="12">
            <text:p>12</text:p>
          </table:table-cell>
          <table:table-cell table:formula="of:=IF(LEN([.$A272])&gt;0;[$Etiquetas.$X113];&quot;&quot;)" office:value-type="float" office:value="112">
            <text:p>112</text:p>
          </table:table-cell>
          <table:table-cell table:style-name="ce375" table:formula="of:=VLOOKUP([bd_sub_system_flows_aux.K272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272]+1" office:value-type="float" office:value="260">
            <text:p>260</text:p>
          </table:table-cell>
          <table:table-cell table:number-columns-repeated="2"/>
          <table:table-cell table:formula="of:=IF(ISERROR(IF(OR(ISERROR([Etiquetas.O114]);LEN([Etiquetas.O114])=0) ;VLOOKUP([Etiquetas.A114];[bd_flows_aux.$E$161:.$G$340];2;0);[Etiquetas.O114]));  VLOOKUP([Etiquetas.A114];[bd_flows_aux.$E$161:.$G$340];2;0)  ;IF(OR(ISERROR([Etiquetas.O114]);LEN([Etiquetas.O114])=0) ;VLOOKUP([Etiquetas.A114];[bd_flows_aux.$E$161:.$G$340];2;0);[Etiquetas.O114]))" office:value-type="float" office:value="177">
            <text:p>177</text:p>
          </table:table-cell>
          <table:table-cell table:style-name="ce372" table:formula="of:=IF(LEN([.$A273])&gt;0;VLOOKUP([Etiquetas.C114];[BD_GenCode.$E$2:.$F$50];2;0);&quot;&quot;)" office:value-type="float" office:value="12">
            <text:p>12</text:p>
          </table:table-cell>
          <table:table-cell table:formula="of:=IF(LEN([.$A273])&gt;0;[$Etiquetas.$X114];&quot;&quot;)" office:value-type="float" office:value="113">
            <text:p>113</text:p>
          </table:table-cell>
          <table:table-cell table:style-name="ce375" table:formula="of:=VLOOKUP([bd_sub_system_flows_aux.K273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273]+1" office:value-type="float" office:value="261">
            <text:p>261</text:p>
          </table:table-cell>
          <table:table-cell table:number-columns-repeated="2"/>
          <table:table-cell table:formula="of:=IF(ISERROR(IF(OR(ISERROR([Etiquetas.O115]);LEN([Etiquetas.O115])=0) ;VLOOKUP([Etiquetas.A115];[bd_flows_aux.$E$161:.$G$340];2;0);[Etiquetas.O115]));  VLOOKUP([Etiquetas.A115];[bd_flows_aux.$E$161:.$G$340];2;0)  ;IF(OR(ISERROR([Etiquetas.O115]);LEN([Etiquetas.O115])=0) ;VLOOKUP([Etiquetas.A115];[bd_flows_aux.$E$161:.$G$340];2;0);[Etiquetas.O115]))" office:value-type="float" office:value="178">
            <text:p>178</text:p>
          </table:table-cell>
          <table:table-cell table:style-name="ce372" table:formula="of:=IF(LEN([.$A274])&gt;0;VLOOKUP([Etiquetas.C115];[BD_GenCode.$E$2:.$F$50];2;0);&quot;&quot;)" office:value-type="float" office:value="12">
            <text:p>12</text:p>
          </table:table-cell>
          <table:table-cell table:formula="of:=IF(LEN([.$A274])&gt;0;[$Etiquetas.$X115];&quot;&quot;)" office:value-type="float" office:value="114">
            <text:p>114</text:p>
          </table:table-cell>
          <table:table-cell table:style-name="ce375" table:formula="of:=VLOOKUP([bd_sub_system_flows_aux.K274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274]+1" office:value-type="float" office:value="262">
            <text:p>262</text:p>
          </table:table-cell>
          <table:table-cell table:number-columns-repeated="2"/>
          <table:table-cell table:formula="of:=IF(ISERROR(IF(OR(ISERROR([Etiquetas.O116]);LEN([Etiquetas.O116])=0) ;VLOOKUP([Etiquetas.A116];[bd_flows_aux.$E$161:.$G$340];2;0);[Etiquetas.O116]));  VLOOKUP([Etiquetas.A116];[bd_flows_aux.$E$161:.$G$340];2;0)  ;IF(OR(ISERROR([Etiquetas.O116]);LEN([Etiquetas.O116])=0) ;VLOOKUP([Etiquetas.A116];[bd_flows_aux.$E$161:.$G$340];2;0);[Etiquetas.O116]))" office:value-type="float" office:value="179">
            <text:p>179</text:p>
          </table:table-cell>
          <table:table-cell table:style-name="ce372" table:formula="of:=IF(LEN([.$A275])&gt;0;VLOOKUP([Etiquetas.C116];[BD_GenCode.$E$2:.$F$50];2;0);&quot;&quot;)" office:value-type="float" office:value="12">
            <text:p>12</text:p>
          </table:table-cell>
          <table:table-cell table:formula="of:=IF(LEN([.$A275])&gt;0;[$Etiquetas.$X116];&quot;&quot;)" office:value-type="float" office:value="115">
            <text:p>115</text:p>
          </table:table-cell>
          <table:table-cell table:style-name="ce375" table:formula="of:=VLOOKUP([bd_sub_system_flows_aux.K275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275]+1" office:value-type="float" office:value="263">
            <text:p>263</text:p>
          </table:table-cell>
          <table:table-cell table:number-columns-repeated="2"/>
          <table:table-cell table:formula="of:=IF(ISERROR(IF(OR(ISERROR([Etiquetas.O117]);LEN([Etiquetas.O117])=0) ;VLOOKUP([Etiquetas.A117];[bd_flows_aux.$E$161:.$G$340];2;0);[Etiquetas.O117]));  VLOOKUP([Etiquetas.A117];[bd_flows_aux.$E$161:.$G$340];2;0)  ;IF(OR(ISERROR([Etiquetas.O117]);LEN([Etiquetas.O117])=0) ;VLOOKUP([Etiquetas.A117];[bd_flows_aux.$E$161:.$G$340];2;0);[Etiquetas.O117]))" office:value-type="float" office:value="180">
            <text:p>180</text:p>
          </table:table-cell>
          <table:table-cell table:style-name="ce372" table:formula="of:=IF(LEN([.$A276])&gt;0;VLOOKUP([Etiquetas.C117];[BD_GenCode.$E$2:.$F$50];2;0);&quot;&quot;)" office:value-type="float" office:value="12">
            <text:p>12</text:p>
          </table:table-cell>
          <table:table-cell table:formula="of:=IF(LEN([.$A276])&gt;0;[$Etiquetas.$X117];&quot;&quot;)" office:value-type="float" office:value="116">
            <text:p>116</text:p>
          </table:table-cell>
          <table:table-cell table:style-name="ce375" table:formula="of:=VLOOKUP([bd_sub_system_flows_aux.K276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276]+1" office:value-type="float" office:value="264">
            <text:p>264</text:p>
          </table:table-cell>
          <table:table-cell table:number-columns-repeated="2"/>
          <table:table-cell table:formula="of:=IF(ISERROR(IF(OR(ISERROR([Etiquetas.O118]);LEN([Etiquetas.O118])=0) ;VLOOKUP([Etiquetas.A118];[bd_flows_aux.$E$161:.$G$340];2;0);[Etiquetas.O118]));  VLOOKUP([Etiquetas.A118];[bd_flows_aux.$E$161:.$G$340];2;0)  ;IF(OR(ISERROR([Etiquetas.O118]);LEN([Etiquetas.O118])=0) ;VLOOKUP([Etiquetas.A118];[bd_flows_aux.$E$161:.$G$340];2;0);[Etiquetas.O118]))" office:value-type="float" office:value="181">
            <text:p>181</text:p>
          </table:table-cell>
          <table:table-cell table:style-name="ce372" table:formula="of:=IF(LEN([.$A277])&gt;0;VLOOKUP([Etiquetas.C118];[BD_GenCode.$E$2:.$F$50];2;0);&quot;&quot;)" office:value-type="float" office:value="12">
            <text:p>12</text:p>
          </table:table-cell>
          <table:table-cell table:formula="of:=IF(LEN([.$A277])&gt;0;[$Etiquetas.$X118];&quot;&quot;)" office:value-type="float" office:value="117">
            <text:p>117</text:p>
          </table:table-cell>
          <table:table-cell table:style-name="ce375" table:formula="of:=VLOOKUP([bd_sub_system_flows_aux.K277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277]+1" office:value-type="float" office:value="265">
            <text:p>265</text:p>
          </table:table-cell>
          <table:table-cell table:number-columns-repeated="2"/>
          <table:table-cell table:formula="of:=IF(ISERROR(IF(OR(ISERROR([Etiquetas.O119]);LEN([Etiquetas.O119])=0) ;VLOOKUP([Etiquetas.A119];[bd_flows_aux.$E$161:.$G$340];2;0);[Etiquetas.O119]));  VLOOKUP([Etiquetas.A119];[bd_flows_aux.$E$161:.$G$340];2;0)  ;IF(OR(ISERROR([Etiquetas.O119]);LEN([Etiquetas.O119])=0) ;VLOOKUP([Etiquetas.A119];[bd_flows_aux.$E$161:.$G$340];2;0);[Etiquetas.O119]))" office:value-type="float" office:value="182">
            <text:p>182</text:p>
          </table:table-cell>
          <table:table-cell table:style-name="ce372" table:formula="of:=IF(LEN([.$A278])&gt;0;VLOOKUP([Etiquetas.C119];[BD_GenCode.$E$2:.$F$50];2;0);&quot;&quot;)" office:value-type="float" office:value="12">
            <text:p>12</text:p>
          </table:table-cell>
          <table:table-cell table:formula="of:=IF(LEN([.$A278])&gt;0;[$Etiquetas.$X119];&quot;&quot;)" office:value-type="float" office:value="118">
            <text:p>118</text:p>
          </table:table-cell>
          <table:table-cell table:style-name="ce375" table:formula="of:=VLOOKUP([bd_sub_system_flows_aux.K278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278]+1" office:value-type="float" office:value="266">
            <text:p>266</text:p>
          </table:table-cell>
          <table:table-cell table:number-columns-repeated="2"/>
          <table:table-cell table:formula="of:=IF(ISERROR(IF(OR(ISERROR([Etiquetas.O120]);LEN([Etiquetas.O120])=0) ;VLOOKUP([Etiquetas.A120];[bd_flows_aux.$E$161:.$G$340];2;0);[Etiquetas.O120]));  VLOOKUP([Etiquetas.A120];[bd_flows_aux.$E$161:.$G$340];2;0)  ;IF(OR(ISERROR([Etiquetas.O120]);LEN([Etiquetas.O120])=0) ;VLOOKUP([Etiquetas.A120];[bd_flows_aux.$E$161:.$G$340];2;0);[Etiquetas.O120]))" office:value-type="float" office:value="183">
            <text:p>183</text:p>
          </table:table-cell>
          <table:table-cell table:style-name="ce372" table:formula="of:=IF(LEN([.$A279])&gt;0;VLOOKUP([Etiquetas.C120];[BD_GenCode.$E$2:.$F$50];2;0);&quot;&quot;)" office:value-type="float" office:value="12">
            <text:p>12</text:p>
          </table:table-cell>
          <table:table-cell table:formula="of:=IF(LEN([.$A279])&gt;0;[$Etiquetas.$X120];&quot;&quot;)" office:value-type="float" office:value="119">
            <text:p>119</text:p>
          </table:table-cell>
          <table:table-cell table:style-name="ce375" table:formula="of:=VLOOKUP([bd_sub_system_flows_aux.K279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279]+1" office:value-type="float" office:value="267">
            <text:p>267</text:p>
          </table:table-cell>
          <table:table-cell table:number-columns-repeated="2"/>
          <table:table-cell table:formula="of:=IF(ISERROR(IF(OR(ISERROR([Etiquetas.O121]);LEN([Etiquetas.O121])=0) ;VLOOKUP([Etiquetas.A121];[bd_flows_aux.$E$161:.$G$340];2;0);[Etiquetas.O121]));  VLOOKUP([Etiquetas.A121];[bd_flows_aux.$E$161:.$G$340];2;0)  ;IF(OR(ISERROR([Etiquetas.O121]);LEN([Etiquetas.O121])=0) ;VLOOKUP([Etiquetas.A121];[bd_flows_aux.$E$161:.$G$340];2;0);[Etiquetas.O121]))" office:value-type="float" office:value="184">
            <text:p>184</text:p>
          </table:table-cell>
          <table:table-cell table:style-name="ce372" table:formula="of:=IF(LEN([.$A280])&gt;0;VLOOKUP([Etiquetas.C121];[BD_GenCode.$E$2:.$F$50];2;0);&quot;&quot;)" office:value-type="float" office:value="12">
            <text:p>12</text:p>
          </table:table-cell>
          <table:table-cell table:formula="of:=IF(LEN([.$A280])&gt;0;[$Etiquetas.$X121];&quot;&quot;)" office:value-type="float" office:value="120">
            <text:p>120</text:p>
          </table:table-cell>
          <table:table-cell table:style-name="ce375" table:formula="of:=VLOOKUP([bd_sub_system_flows_aux.K280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280]+1" office:value-type="float" office:value="268">
            <text:p>268</text:p>
          </table:table-cell>
          <table:table-cell table:number-columns-repeated="2"/>
          <table:table-cell table:formula="of:=IF(ISERROR(IF(OR(ISERROR([Etiquetas.O122]);LEN([Etiquetas.O122])=0) ;VLOOKUP([Etiquetas.A122];[bd_flows_aux.$E$161:.$G$340];2;0);[Etiquetas.O122]));  VLOOKUP([Etiquetas.A122];[bd_flows_aux.$E$161:.$G$340];2;0)  ;IF(OR(ISERROR([Etiquetas.O122]);LEN([Etiquetas.O122])=0) ;VLOOKUP([Etiquetas.A122];[bd_flows_aux.$E$161:.$G$340];2;0);[Etiquetas.O122]))" office:value-type="float" office:value="185">
            <text:p>185</text:p>
          </table:table-cell>
          <table:table-cell table:style-name="ce372" table:formula="of:=IF(LEN([.$A281])&gt;0;VLOOKUP([Etiquetas.C122];[BD_GenCode.$E$2:.$F$50];2;0);&quot;&quot;)" office:value-type="float" office:value="12">
            <text:p>12</text:p>
          </table:table-cell>
          <table:table-cell table:formula="of:=IF(LEN([.$A281])&gt;0;[$Etiquetas.$X122];&quot;&quot;)" office:value-type="float" office:value="121">
            <text:p>121</text:p>
          </table:table-cell>
          <table:table-cell table:style-name="ce375" table:formula="of:=VLOOKUP([bd_sub_system_flows_aux.K281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281]+1" office:value-type="float" office:value="269">
            <text:p>269</text:p>
          </table:table-cell>
          <table:table-cell table:number-columns-repeated="2"/>
          <table:table-cell table:formula="of:=IF(ISERROR(IF(OR(ISERROR([Etiquetas.O123]);LEN([Etiquetas.O123])=0) ;VLOOKUP([Etiquetas.A123];[bd_flows_aux.$E$161:.$G$340];2;0);[Etiquetas.O123]));  VLOOKUP([Etiquetas.A123];[bd_flows_aux.$E$161:.$G$340];2;0)  ;IF(OR(ISERROR([Etiquetas.O123]);LEN([Etiquetas.O123])=0) ;VLOOKUP([Etiquetas.A123];[bd_flows_aux.$E$161:.$G$340];2;0);[Etiquetas.O123]))" office:value-type="float" office:value="186">
            <text:p>186</text:p>
          </table:table-cell>
          <table:table-cell table:style-name="ce372" table:formula="of:=IF(LEN([.$A282])&gt;0;VLOOKUP([Etiquetas.C123];[BD_GenCode.$E$2:.$F$50];2;0);&quot;&quot;)" office:value-type="float" office:value="12">
            <text:p>12</text:p>
          </table:table-cell>
          <table:table-cell table:formula="of:=IF(LEN([.$A282])&gt;0;[$Etiquetas.$X123];&quot;&quot;)" office:value-type="float" office:value="122">
            <text:p>122</text:p>
          </table:table-cell>
          <table:table-cell table:style-name="ce375" table:formula="of:=VLOOKUP([bd_sub_system_flows_aux.K282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282]+1" office:value-type="float" office:value="270">
            <text:p>270</text:p>
          </table:table-cell>
          <table:table-cell table:number-columns-repeated="2"/>
          <table:table-cell table:formula="of:=IF(ISERROR(IF(OR(ISERROR([Etiquetas.O124]);LEN([Etiquetas.O124])=0) ;VLOOKUP([Etiquetas.A124];[bd_flows_aux.$E$161:.$G$340];2;0);[Etiquetas.O124]));  VLOOKUP([Etiquetas.A124];[bd_flows_aux.$E$161:.$G$340];2;0)  ;IF(OR(ISERROR([Etiquetas.O124]);LEN([Etiquetas.O124])=0) ;VLOOKUP([Etiquetas.A124];[bd_flows_aux.$E$161:.$G$340];2;0);[Etiquetas.O124]))" office:value-type="float" office:value="187">
            <text:p>187</text:p>
          </table:table-cell>
          <table:table-cell table:style-name="ce372" table:formula="of:=IF(LEN([.$A283])&gt;0;VLOOKUP([Etiquetas.C124];[BD_GenCode.$E$2:.$F$50];2;0);&quot;&quot;)" office:value-type="float" office:value="12">
            <text:p>12</text:p>
          </table:table-cell>
          <table:table-cell table:formula="of:=IF(LEN([.$A283])&gt;0;[$Etiquetas.$X124];&quot;&quot;)" office:value-type="float" office:value="123">
            <text:p>123</text:p>
          </table:table-cell>
          <table:table-cell table:style-name="ce375" table:formula="of:=VLOOKUP([bd_sub_system_flows_aux.K283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283]+1" office:value-type="float" office:value="271">
            <text:p>271</text:p>
          </table:table-cell>
          <table:table-cell table:number-columns-repeated="2"/>
          <table:table-cell table:formula="of:=IF(ISERROR(IF(OR(ISERROR([Etiquetas.O125]);LEN([Etiquetas.O125])=0) ;VLOOKUP([Etiquetas.A125];[bd_flows_aux.$E$161:.$G$340];2;0);[Etiquetas.O125]));  VLOOKUP([Etiquetas.A125];[bd_flows_aux.$E$161:.$G$340];2;0)  ;IF(OR(ISERROR([Etiquetas.O125]);LEN([Etiquetas.O125])=0) ;VLOOKUP([Etiquetas.A125];[bd_flows_aux.$E$161:.$G$340];2;0);[Etiquetas.O125]))" office:value-type="float" office:value="188">
            <text:p>188</text:p>
          </table:table-cell>
          <table:table-cell table:style-name="ce372" table:formula="of:=IF(LEN([.$A284])&gt;0;VLOOKUP([Etiquetas.C125];[BD_GenCode.$E$2:.$F$50];2;0);&quot;&quot;)" office:value-type="float" office:value="12">
            <text:p>12</text:p>
          </table:table-cell>
          <table:table-cell table:formula="of:=IF(LEN([.$A284])&gt;0;[$Etiquetas.$X125];&quot;&quot;)" office:value-type="float" office:value="124">
            <text:p>124</text:p>
          </table:table-cell>
          <table:table-cell table:style-name="ce375" table:formula="of:=VLOOKUP([bd_sub_system_flows_aux.K284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284]+1" office:value-type="float" office:value="272">
            <text:p>272</text:p>
          </table:table-cell>
          <table:table-cell table:number-columns-repeated="2"/>
          <table:table-cell table:formula="of:=IF(ISERROR(IF(OR(ISERROR([Etiquetas.O126]);LEN([Etiquetas.O126])=0) ;VLOOKUP([Etiquetas.A126];[bd_flows_aux.$E$161:.$G$340];2;0);[Etiquetas.O126]));  VLOOKUP([Etiquetas.A126];[bd_flows_aux.$E$161:.$G$340];2;0)  ;IF(OR(ISERROR([Etiquetas.O126]);LEN([Etiquetas.O126])=0) ;VLOOKUP([Etiquetas.A126];[bd_flows_aux.$E$161:.$G$340];2;0);[Etiquetas.O126]))" office:value-type="float" office:value="189">
            <text:p>189</text:p>
          </table:table-cell>
          <table:table-cell table:style-name="ce372" table:formula="of:=IF(LEN([.$A285])&gt;0;VLOOKUP([Etiquetas.C126];[BD_GenCode.$E$2:.$F$50];2;0);&quot;&quot;)" office:value-type="float" office:value="12">
            <text:p>12</text:p>
          </table:table-cell>
          <table:table-cell table:formula="of:=IF(LEN([.$A285])&gt;0;[$Etiquetas.$X126];&quot;&quot;)" office:value-type="float" office:value="125">
            <text:p>125</text:p>
          </table:table-cell>
          <table:table-cell table:style-name="ce375" table:formula="of:=VLOOKUP([bd_sub_system_flows_aux.K285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285]+1" office:value-type="float" office:value="273">
            <text:p>273</text:p>
          </table:table-cell>
          <table:table-cell table:number-columns-repeated="2"/>
          <table:table-cell table:formula="of:=IF(ISERROR(IF(OR(ISERROR([Etiquetas.O127]);LEN([Etiquetas.O127])=0) ;VLOOKUP([Etiquetas.A127];[bd_flows_aux.$E$161:.$G$340];2;0);[Etiquetas.O127]));  VLOOKUP([Etiquetas.A127];[bd_flows_aux.$E$161:.$G$340];2;0)  ;IF(OR(ISERROR([Etiquetas.O127]);LEN([Etiquetas.O127])=0) ;VLOOKUP([Etiquetas.A127];[bd_flows_aux.$E$161:.$G$340];2;0);[Etiquetas.O127]))" office:value-type="float" office:value="190">
            <text:p>190</text:p>
          </table:table-cell>
          <table:table-cell table:style-name="ce372" table:formula="of:=IF(LEN([.$A286])&gt;0;VLOOKUP([Etiquetas.C127];[BD_GenCode.$E$2:.$F$50];2;0);&quot;&quot;)" office:value-type="float" office:value="12">
            <text:p>12</text:p>
          </table:table-cell>
          <table:table-cell table:formula="of:=IF(LEN([.$A286])&gt;0;[$Etiquetas.$X127];&quot;&quot;)" office:value-type="float" office:value="126">
            <text:p>126</text:p>
          </table:table-cell>
          <table:table-cell table:style-name="ce375" table:formula="of:=VLOOKUP([bd_sub_system_flows_aux.K286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286]+1" office:value-type="float" office:value="274">
            <text:p>274</text:p>
          </table:table-cell>
          <table:table-cell table:number-columns-repeated="2"/>
          <table:table-cell table:formula="of:=IF(ISERROR(IF(OR(ISERROR([Etiquetas.O128]);LEN([Etiquetas.O128])=0) ;VLOOKUP([Etiquetas.A128];[bd_flows_aux.$E$161:.$G$340];2;0);[Etiquetas.O128]));  VLOOKUP([Etiquetas.A128];[bd_flows_aux.$E$161:.$G$340];2;0)  ;IF(OR(ISERROR([Etiquetas.O128]);LEN([Etiquetas.O128])=0) ;VLOOKUP([Etiquetas.A128];[bd_flows_aux.$E$161:.$G$340];2;0);[Etiquetas.O128]))" office:value-type="float" office:value="191">
            <text:p>191</text:p>
          </table:table-cell>
          <table:table-cell table:style-name="ce372" table:formula="of:=IF(LEN([.$A287])&gt;0;VLOOKUP([Etiquetas.C128];[BD_GenCode.$E$2:.$F$50];2;0);&quot;&quot;)" office:value-type="float" office:value="12">
            <text:p>12</text:p>
          </table:table-cell>
          <table:table-cell table:formula="of:=IF(LEN([.$A287])&gt;0;[$Etiquetas.$X128];&quot;&quot;)" office:value-type="float" office:value="127">
            <text:p>127</text:p>
          </table:table-cell>
          <table:table-cell table:style-name="ce375" table:formula="of:=VLOOKUP([bd_sub_system_flows_aux.K287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287]+1" office:value-type="float" office:value="275">
            <text:p>275</text:p>
          </table:table-cell>
          <table:table-cell table:number-columns-repeated="2"/>
          <table:table-cell table:formula="of:=IF(ISERROR(IF(OR(ISERROR([Etiquetas.O129]);LEN([Etiquetas.O129])=0) ;VLOOKUP([Etiquetas.A129];[bd_flows_aux.$E$161:.$G$340];2;0);[Etiquetas.O129]));  VLOOKUP([Etiquetas.A129];[bd_flows_aux.$E$161:.$G$340];2;0)  ;IF(OR(ISERROR([Etiquetas.O129]);LEN([Etiquetas.O129])=0) ;VLOOKUP([Etiquetas.A129];[bd_flows_aux.$E$161:.$G$340];2;0);[Etiquetas.O129]))" office:value-type="float" office:value="192">
            <text:p>192</text:p>
          </table:table-cell>
          <table:table-cell table:style-name="ce372" table:formula="of:=IF(LEN([.$A288])&gt;0;VLOOKUP([Etiquetas.C129];[BD_GenCode.$E$2:.$F$50];2;0);&quot;&quot;)" office:value-type="float" office:value="12">
            <text:p>12</text:p>
          </table:table-cell>
          <table:table-cell table:formula="of:=IF(LEN([.$A288])&gt;0;[$Etiquetas.$X129];&quot;&quot;)" office:value-type="float" office:value="128">
            <text:p>128</text:p>
          </table:table-cell>
          <table:table-cell table:style-name="ce375" table:formula="of:=VLOOKUP([bd_sub_system_flows_aux.K288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288]+1" office:value-type="float" office:value="276">
            <text:p>276</text:p>
          </table:table-cell>
          <table:table-cell table:number-columns-repeated="2"/>
          <table:table-cell table:formula="of:=IF(ISERROR(IF(OR(ISERROR([Etiquetas.O130]);LEN([Etiquetas.O130])=0) ;VLOOKUP([Etiquetas.A130];[bd_flows_aux.$E$161:.$G$340];2;0);[Etiquetas.O130]));  VLOOKUP([Etiquetas.A130];[bd_flows_aux.$E$161:.$G$340];2;0)  ;IF(OR(ISERROR([Etiquetas.O130]);LEN([Etiquetas.O130])=0) ;VLOOKUP([Etiquetas.A130];[bd_flows_aux.$E$161:.$G$340];2;0);[Etiquetas.O130]))" office:value-type="float" office:value="193">
            <text:p>193</text:p>
          </table:table-cell>
          <table:table-cell table:style-name="ce372" table:formula="of:=IF(LEN([.$A289])&gt;0;VLOOKUP([Etiquetas.C130];[BD_GenCode.$E$2:.$F$50];2;0);&quot;&quot;)" office:value-type="float" office:value="12">
            <text:p>12</text:p>
          </table:table-cell>
          <table:table-cell table:formula="of:=IF(LEN([.$A289])&gt;0;[$Etiquetas.$X130];&quot;&quot;)" office:value-type="float" office:value="129">
            <text:p>129</text:p>
          </table:table-cell>
          <table:table-cell table:style-name="ce375" table:formula="of:=VLOOKUP([bd_sub_system_flows_aux.K289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289]+1" office:value-type="float" office:value="277">
            <text:p>277</text:p>
          </table:table-cell>
          <table:table-cell table:number-columns-repeated="2"/>
          <table:table-cell table:formula="of:=IF(ISERROR(IF(OR(ISERROR([Etiquetas.O131]);LEN([Etiquetas.O131])=0) ;VLOOKUP([Etiquetas.A131];[bd_flows_aux.$E$161:.$G$340];2;0);[Etiquetas.O131]));  VLOOKUP([Etiquetas.A131];[bd_flows_aux.$E$161:.$G$340];2;0)  ;IF(OR(ISERROR([Etiquetas.O131]);LEN([Etiquetas.O131])=0) ;VLOOKUP([Etiquetas.A131];[bd_flows_aux.$E$161:.$G$340];2;0);[Etiquetas.O131]))" office:value-type="float" office:value="194">
            <text:p>194</text:p>
          </table:table-cell>
          <table:table-cell table:style-name="ce372" table:formula="of:=IF(LEN([.$A290])&gt;0;VLOOKUP([Etiquetas.C131];[BD_GenCode.$E$2:.$F$50];2;0);&quot;&quot;)" office:value-type="float" office:value="12">
            <text:p>12</text:p>
          </table:table-cell>
          <table:table-cell table:formula="of:=IF(LEN([.$A290])&gt;0;[$Etiquetas.$X131];&quot;&quot;)" office:value-type="float" office:value="130">
            <text:p>130</text:p>
          </table:table-cell>
          <table:table-cell table:style-name="ce375" table:formula="of:=VLOOKUP([bd_sub_system_flows_aux.K290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290]+1" office:value-type="float" office:value="278">
            <text:p>278</text:p>
          </table:table-cell>
          <table:table-cell table:number-columns-repeated="2"/>
          <table:table-cell table:formula="of:=IF(ISERROR(IF(OR(ISERROR([Etiquetas.O132]);LEN([Etiquetas.O132])=0) ;VLOOKUP([Etiquetas.A132];[bd_flows_aux.$E$161:.$G$340];2;0);[Etiquetas.O132]));  VLOOKUP([Etiquetas.A132];[bd_flows_aux.$E$161:.$G$340];2;0)  ;IF(OR(ISERROR([Etiquetas.O132]);LEN([Etiquetas.O132])=0) ;VLOOKUP([Etiquetas.A132];[bd_flows_aux.$E$161:.$G$340];2;0);[Etiquetas.O132]))" office:value-type="float" office:value="195">
            <text:p>195</text:p>
          </table:table-cell>
          <table:table-cell table:style-name="ce372" table:formula="of:=IF(LEN([.$A291])&gt;0;VLOOKUP([Etiquetas.C132];[BD_GenCode.$E$2:.$F$50];2;0);&quot;&quot;)" office:value-type="float" office:value="12">
            <text:p>12</text:p>
          </table:table-cell>
          <table:table-cell table:formula="of:=IF(LEN([.$A291])&gt;0;[$Etiquetas.$X132];&quot;&quot;)" office:value-type="float" office:value="131">
            <text:p>131</text:p>
          </table:table-cell>
          <table:table-cell table:style-name="ce375" table:formula="of:=VLOOKUP([bd_sub_system_flows_aux.K291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91]+1" office:value-type="float" office:value="279">
            <text:p>279</text:p>
          </table:table-cell>
          <table:table-cell table:number-columns-repeated="2"/>
          <table:table-cell table:formula="of:=IF(ISERROR(IF(OR(ISERROR([Etiquetas.O133]);LEN([Etiquetas.O133])=0) ;VLOOKUP([Etiquetas.A133];[bd_flows_aux.$E$161:.$G$340];2;0);[Etiquetas.O133]));  VLOOKUP([Etiquetas.A133];[bd_flows_aux.$E$161:.$G$340];2;0)  ;IF(OR(ISERROR([Etiquetas.O133]);LEN([Etiquetas.O133])=0) ;VLOOKUP([Etiquetas.A133];[bd_flows_aux.$E$161:.$G$340];2;0);[Etiquetas.O133]))" office:value-type="float" office:value="196">
            <text:p>196</text:p>
          </table:table-cell>
          <table:table-cell table:style-name="ce372" table:formula="of:=IF(LEN([.$A292])&gt;0;VLOOKUP([Etiquetas.C133];[BD_GenCode.$E$2:.$F$50];2;0);&quot;&quot;)" office:value-type="float" office:value="12">
            <text:p>12</text:p>
          </table:table-cell>
          <table:table-cell table:formula="of:=IF(LEN([.$A292])&gt;0;[$Etiquetas.$X133];&quot;&quot;)" office:value-type="float" office:value="132">
            <text:p>132</text:p>
          </table:table-cell>
          <table:table-cell table:style-name="ce375" table:formula="of:=VLOOKUP([bd_sub_system_flows_aux.K292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92]+1" office:value-type="float" office:value="280">
            <text:p>280</text:p>
          </table:table-cell>
          <table:table-cell table:number-columns-repeated="2"/>
          <table:table-cell table:formula="of:=IF(ISERROR(IF(OR(ISERROR([Etiquetas.O134]);LEN([Etiquetas.O134])=0) ;VLOOKUP([Etiquetas.A134];[bd_flows_aux.$E$161:.$G$340];2;0);[Etiquetas.O134]));  VLOOKUP([Etiquetas.A134];[bd_flows_aux.$E$161:.$G$340];2;0)  ;IF(OR(ISERROR([Etiquetas.O134]);LEN([Etiquetas.O134])=0) ;VLOOKUP([Etiquetas.A134];[bd_flows_aux.$E$161:.$G$340];2;0);[Etiquetas.O134]))" office:value-type="float" office:value="197">
            <text:p>197</text:p>
          </table:table-cell>
          <table:table-cell table:style-name="ce372" table:formula="of:=IF(LEN([.$A293])&gt;0;VLOOKUP([Etiquetas.C134];[BD_GenCode.$E$2:.$F$50];2;0);&quot;&quot;)" office:value-type="float" office:value="12">
            <text:p>12</text:p>
          </table:table-cell>
          <table:table-cell table:formula="of:=IF(LEN([.$A293])&gt;0;[$Etiquetas.$X134];&quot;&quot;)" office:value-type="float" office:value="133">
            <text:p>133</text:p>
          </table:table-cell>
          <table:table-cell table:style-name="ce375" table:formula="of:=VLOOKUP([bd_sub_system_flows_aux.K293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93]+1" office:value-type="float" office:value="281">
            <text:p>281</text:p>
          </table:table-cell>
          <table:table-cell table:number-columns-repeated="2"/>
          <table:table-cell table:formula="of:=IF(ISERROR(IF(OR(ISERROR([Etiquetas.O135]);LEN([Etiquetas.O135])=0) ;VLOOKUP([Etiquetas.A135];[bd_flows_aux.$E$161:.$G$340];2;0);[Etiquetas.O135]));  VLOOKUP([Etiquetas.A135];[bd_flows_aux.$E$161:.$G$340];2;0)  ;IF(OR(ISERROR([Etiquetas.O135]);LEN([Etiquetas.O135])=0) ;VLOOKUP([Etiquetas.A135];[bd_flows_aux.$E$161:.$G$340];2;0);[Etiquetas.O135]))" office:value-type="float" office:value="198">
            <text:p>198</text:p>
          </table:table-cell>
          <table:table-cell table:style-name="ce372" table:formula="of:=IF(LEN([.$A294])&gt;0;VLOOKUP([Etiquetas.C135];[BD_GenCode.$E$2:.$F$50];2;0);&quot;&quot;)" office:value-type="float" office:value="12">
            <text:p>12</text:p>
          </table:table-cell>
          <table:table-cell table:formula="of:=IF(LEN([.$A294])&gt;0;[$Etiquetas.$X135];&quot;&quot;)" office:value-type="float" office:value="134">
            <text:p>134</text:p>
          </table:table-cell>
          <table:table-cell table:style-name="ce375" table:formula="of:=VLOOKUP([bd_sub_system_flows_aux.K294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94]+1" office:value-type="float" office:value="282">
            <text:p>282</text:p>
          </table:table-cell>
          <table:table-cell table:number-columns-repeated="2"/>
          <table:table-cell table:formula="of:=IF(ISERROR(IF(OR(ISERROR([Etiquetas.O136]);LEN([Etiquetas.O136])=0) ;VLOOKUP([Etiquetas.A136];[bd_flows_aux.$E$161:.$G$340];2;0);[Etiquetas.O136]));  VLOOKUP([Etiquetas.A136];[bd_flows_aux.$E$161:.$G$340];2;0)  ;IF(OR(ISERROR([Etiquetas.O136]);LEN([Etiquetas.O136])=0) ;VLOOKUP([Etiquetas.A136];[bd_flows_aux.$E$161:.$G$340];2;0);[Etiquetas.O136]))" office:value-type="float" office:value="138">
            <text:p>138</text:p>
          </table:table-cell>
          <table:table-cell table:style-name="ce372" table:formula="of:=IF(LEN([.$A295])&gt;0;VLOOKUP([Etiquetas.C136];[BD_GenCode.$E$2:.$F$50];2;0);&quot;&quot;)" office:value-type="float" office:value="12">
            <text:p>12</text:p>
          </table:table-cell>
          <table:table-cell table:formula="of:=IF(LEN([.$A295])&gt;0;[$Etiquetas.$X136];&quot;&quot;)" office:value-type="float" office:value="135">
            <text:p>135</text:p>
          </table:table-cell>
          <table:table-cell table:style-name="ce375" table:formula="of:=VLOOKUP([bd_sub_system_flows_aux.K295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95]+1" office:value-type="float" office:value="283">
            <text:p>283</text:p>
          </table:table-cell>
          <table:table-cell table:number-columns-repeated="2"/>
          <table:table-cell table:formula="of:=IF(ISERROR(IF(OR(ISERROR([Etiquetas.O137]);LEN([Etiquetas.O137])=0) ;VLOOKUP([Etiquetas.A137];[bd_flows_aux.$E$161:.$G$340];2;0);[Etiquetas.O137]));  VLOOKUP([Etiquetas.A137];[bd_flows_aux.$E$161:.$G$340];2;0)  ;IF(OR(ISERROR([Etiquetas.O137]);LEN([Etiquetas.O137])=0) ;VLOOKUP([Etiquetas.A137];[bd_flows_aux.$E$161:.$G$340];2;0);[Etiquetas.O137]))" office:value-type="float" office:value="139">
            <text:p>139</text:p>
          </table:table-cell>
          <table:table-cell table:style-name="ce372" table:formula="of:=IF(LEN([.$A296])&gt;0;VLOOKUP([Etiquetas.C137];[BD_GenCode.$E$2:.$F$50];2;0);&quot;&quot;)" office:value-type="float" office:value="12">
            <text:p>12</text:p>
          </table:table-cell>
          <table:table-cell table:formula="of:=IF(LEN([.$A296])&gt;0;[$Etiquetas.$X137];&quot;&quot;)" office:value-type="float" office:value="136">
            <text:p>136</text:p>
          </table:table-cell>
          <table:table-cell table:style-name="ce375" table:formula="of:=VLOOKUP([bd_sub_system_flows_aux.K296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96]+1" office:value-type="float" office:value="284">
            <text:p>284</text:p>
          </table:table-cell>
          <table:table-cell table:number-columns-repeated="2"/>
          <table:table-cell table:formula="of:=IF(ISERROR(IF(OR(ISERROR([Etiquetas.O138]);LEN([Etiquetas.O138])=0) ;VLOOKUP([Etiquetas.A138];[bd_flows_aux.$E$161:.$G$340];2;0);[Etiquetas.O138]));  VLOOKUP([Etiquetas.A138];[bd_flows_aux.$E$161:.$G$340];2;0)  ;IF(OR(ISERROR([Etiquetas.O138]);LEN([Etiquetas.O138])=0) ;VLOOKUP([Etiquetas.A138];[bd_flows_aux.$E$161:.$G$340];2;0);[Etiquetas.O138]))" office:value-type="float" office:value="140">
            <text:p>140</text:p>
          </table:table-cell>
          <table:table-cell table:style-name="ce372" table:formula="of:=IF(LEN([.$A297])&gt;0;VLOOKUP([Etiquetas.C138];[BD_GenCode.$E$2:.$F$50];2;0);&quot;&quot;)" office:value-type="float" office:value="12">
            <text:p>12</text:p>
          </table:table-cell>
          <table:table-cell table:formula="of:=IF(LEN([.$A297])&gt;0;[$Etiquetas.$X138];&quot;&quot;)" office:value-type="float" office:value="137">
            <text:p>137</text:p>
          </table:table-cell>
          <table:table-cell table:style-name="ce375" table:formula="of:=VLOOKUP([bd_sub_system_flows_aux.K297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97]+1" office:value-type="float" office:value="285">
            <text:p>285</text:p>
          </table:table-cell>
          <table:table-cell table:number-columns-repeated="2"/>
          <table:table-cell table:formula="of:=IF(ISERROR(IF(OR(ISERROR([Etiquetas.O139]);LEN([Etiquetas.O139])=0) ;VLOOKUP([Etiquetas.A139];[bd_flows_aux.$E$161:.$G$340];2;0);[Etiquetas.O139]));  VLOOKUP([Etiquetas.A139];[bd_flows_aux.$E$161:.$G$340];2;0)  ;IF(OR(ISERROR([Etiquetas.O139]);LEN([Etiquetas.O139])=0) ;VLOOKUP([Etiquetas.A139];[bd_flows_aux.$E$161:.$G$340];2;0);[Etiquetas.O139]))" office:value-type="float" office:value="141">
            <text:p>141</text:p>
          </table:table-cell>
          <table:table-cell table:style-name="ce372" table:formula="of:=IF(LEN([.$A298])&gt;0;VLOOKUP([Etiquetas.C139];[BD_GenCode.$E$2:.$F$50];2;0);&quot;&quot;)" office:value-type="float" office:value="12">
            <text:p>12</text:p>
          </table:table-cell>
          <table:table-cell table:formula="of:=IF(LEN([.$A298])&gt;0;[$Etiquetas.$X139];&quot;&quot;)" office:value-type="float" office:value="138">
            <text:p>138</text:p>
          </table:table-cell>
          <table:table-cell table:style-name="ce375" table:formula="of:=VLOOKUP([bd_sub_system_flows_aux.K298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98]+1" office:value-type="float" office:value="286">
            <text:p>286</text:p>
          </table:table-cell>
          <table:table-cell table:number-columns-repeated="2"/>
          <table:table-cell table:formula="of:=IF(ISERROR(IF(OR(ISERROR([Etiquetas.O140]);LEN([Etiquetas.O140])=0) ;VLOOKUP([Etiquetas.A140];[bd_flows_aux.$E$161:.$G$340];2;0);[Etiquetas.O140]));  VLOOKUP([Etiquetas.A140];[bd_flows_aux.$E$161:.$G$340];2;0)  ;IF(OR(ISERROR([Etiquetas.O140]);LEN([Etiquetas.O140])=0) ;VLOOKUP([Etiquetas.A140];[bd_flows_aux.$E$161:.$G$340];2;0);[Etiquetas.O140]))" office:value-type="float" office:value="142">
            <text:p>142</text:p>
          </table:table-cell>
          <table:table-cell table:style-name="ce372" table:formula="of:=IF(LEN([.$A299])&gt;0;VLOOKUP([Etiquetas.C140];[BD_GenCode.$E$2:.$F$50];2;0);&quot;&quot;)" office:value-type="float" office:value="12">
            <text:p>12</text:p>
          </table:table-cell>
          <table:table-cell table:formula="of:=IF(LEN([.$A299])&gt;0;[$Etiquetas.$X140];&quot;&quot;)" office:value-type="float" office:value="139">
            <text:p>139</text:p>
          </table:table-cell>
          <table:table-cell table:style-name="ce375" table:formula="of:=VLOOKUP([bd_sub_system_flows_aux.K299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299]+1" office:value-type="float" office:value="287">
            <text:p>287</text:p>
          </table:table-cell>
          <table:table-cell table:number-columns-repeated="2"/>
          <table:table-cell table:formula="of:=IF(ISERROR(IF(OR(ISERROR([Etiquetas.O141]);LEN([Etiquetas.O141])=0) ;VLOOKUP([Etiquetas.A141];[bd_flows_aux.$E$161:.$G$340];2;0);[Etiquetas.O141]));  VLOOKUP([Etiquetas.A141];[bd_flows_aux.$E$161:.$G$340];2;0)  ;IF(OR(ISERROR([Etiquetas.O141]);LEN([Etiquetas.O141])=0) ;VLOOKUP([Etiquetas.A141];[bd_flows_aux.$E$161:.$G$340];2;0);[Etiquetas.O141]))" office:value-type="float" office:value="143">
            <text:p>143</text:p>
          </table:table-cell>
          <table:table-cell table:style-name="ce372" table:formula="of:=IF(LEN([.$A300])&gt;0;VLOOKUP([Etiquetas.C141];[BD_GenCode.$E$2:.$F$50];2;0);&quot;&quot;)" office:value-type="float" office:value="12">
            <text:p>12</text:p>
          </table:table-cell>
          <table:table-cell table:formula="of:=IF(LEN([.$A300])&gt;0;[$Etiquetas.$X141];&quot;&quot;)" office:value-type="float" office:value="140">
            <text:p>140</text:p>
          </table:table-cell>
          <table:table-cell table:style-name="ce375" table:formula="of:=VLOOKUP([bd_sub_system_flows_aux.K300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300]+1" office:value-type="float" office:value="288">
            <text:p>288</text:p>
          </table:table-cell>
          <table:table-cell table:number-columns-repeated="2"/>
          <table:table-cell table:formula="of:=IF(ISERROR(IF(OR(ISERROR([Etiquetas.O142]);LEN([Etiquetas.O142])=0) ;VLOOKUP([Etiquetas.A142];[bd_flows_aux.$E$161:.$G$340];2;0);[Etiquetas.O142]));  VLOOKUP([Etiquetas.A142];[bd_flows_aux.$E$161:.$G$340];2;0)  ;IF(OR(ISERROR([Etiquetas.O142]);LEN([Etiquetas.O142])=0) ;VLOOKUP([Etiquetas.A142];[bd_flows_aux.$E$161:.$G$340];2;0);[Etiquetas.O142]))" office:value-type="float" office:value="144">
            <text:p>144</text:p>
          </table:table-cell>
          <table:table-cell table:style-name="ce372" table:formula="of:=IF(LEN([.$A301])&gt;0;VLOOKUP([Etiquetas.C142];[BD_GenCode.$E$2:.$F$50];2;0);&quot;&quot;)" office:value-type="float" office:value="12">
            <text:p>12</text:p>
          </table:table-cell>
          <table:table-cell table:formula="of:=IF(LEN([.$A301])&gt;0;[$Etiquetas.$X142];&quot;&quot;)" office:value-type="float" office:value="141">
            <text:p>141</text:p>
          </table:table-cell>
          <table:table-cell table:style-name="ce375" table:formula="of:=VLOOKUP([bd_sub_system_flows_aux.K301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301]+1" office:value-type="float" office:value="289">
            <text:p>289</text:p>
          </table:table-cell>
          <table:table-cell table:number-columns-repeated="2"/>
          <table:table-cell table:formula="of:=IF(ISERROR(IF(OR(ISERROR([Etiquetas.O143]);LEN([Etiquetas.O143])=0) ;VLOOKUP([Etiquetas.A143];[bd_flows_aux.$E$161:.$G$340];2;0);[Etiquetas.O143]));  VLOOKUP([Etiquetas.A143];[bd_flows_aux.$E$161:.$G$340];2;0)  ;IF(OR(ISERROR([Etiquetas.O143]);LEN([Etiquetas.O143])=0) ;VLOOKUP([Etiquetas.A143];[bd_flows_aux.$E$161:.$G$340];2;0);[Etiquetas.O143]))" office:value-type="float" office:value="145">
            <text:p>145</text:p>
          </table:table-cell>
          <table:table-cell table:style-name="ce372" table:formula="of:=IF(LEN([.$A302])&gt;0;VLOOKUP([Etiquetas.C143];[BD_GenCode.$E$2:.$F$50];2;0);&quot;&quot;)" office:value-type="float" office:value="12">
            <text:p>12</text:p>
          </table:table-cell>
          <table:table-cell table:formula="of:=IF(LEN([.$A302])&gt;0;[$Etiquetas.$X143];&quot;&quot;)" office:value-type="float" office:value="142">
            <text:p>142</text:p>
          </table:table-cell>
          <table:table-cell table:style-name="ce375" table:formula="of:=VLOOKUP([bd_sub_system_flows_aux.K302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302]+1" office:value-type="float" office:value="290">
            <text:p>290</text:p>
          </table:table-cell>
          <table:table-cell table:number-columns-repeated="2"/>
          <table:table-cell table:formula="of:=IF(ISERROR(IF(OR(ISERROR([Etiquetas.O144]);LEN([Etiquetas.O144])=0) ;VLOOKUP([Etiquetas.A144];[bd_flows_aux.$E$161:.$G$340];2;0);[Etiquetas.O144]));  VLOOKUP([Etiquetas.A144];[bd_flows_aux.$E$161:.$G$340];2;0)  ;IF(OR(ISERROR([Etiquetas.O144]);LEN([Etiquetas.O144])=0) ;VLOOKUP([Etiquetas.A144];[bd_flows_aux.$E$161:.$G$340];2;0);[Etiquetas.O144]))" office:value-type="float" office:value="199">
            <text:p>199</text:p>
          </table:table-cell>
          <table:table-cell table:style-name="ce372" table:formula="of:=IF(LEN([.$A303])&gt;0;VLOOKUP([Etiquetas.C144];[BD_GenCode.$E$2:.$F$50];2;0);&quot;&quot;)" office:value-type="float" office:value="13">
            <text:p>13</text:p>
          </table:table-cell>
          <table:table-cell table:formula="of:=IF(LEN([.$A303])&gt;0;[$Etiquetas.$X144];&quot;&quot;)" office:value-type="float" office:value="143">
            <text:p>143</text:p>
          </table:table-cell>
          <table:table-cell table:style-name="ce375" table:formula="of:=VLOOKUP([bd_sub_system_flows_aux.K303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303]+1" office:value-type="float" office:value="291">
            <text:p>291</text:p>
          </table:table-cell>
          <table:table-cell table:number-columns-repeated="2"/>
          <table:table-cell table:formula="of:=IF(ISERROR(IF(OR(ISERROR([Etiquetas.O145]);LEN([Etiquetas.O145])=0) ;VLOOKUP([Etiquetas.A145];[bd_flows_aux.$E$161:.$G$340];2;0);[Etiquetas.O145]));  VLOOKUP([Etiquetas.A145];[bd_flows_aux.$E$161:.$G$340];2;0)  ;IF(OR(ISERROR([Etiquetas.O145]);LEN([Etiquetas.O145])=0) ;VLOOKUP([Etiquetas.A145];[bd_flows_aux.$E$161:.$G$340];2;0);[Etiquetas.O145]))" office:value-type="float" office:value="200">
            <text:p>200</text:p>
          </table:table-cell>
          <table:table-cell table:style-name="ce372" table:formula="of:=IF(LEN([.$A304])&gt;0;VLOOKUP([Etiquetas.C145];[BD_GenCode.$E$2:.$F$50];2;0);&quot;&quot;)" office:value-type="float" office:value="13">
            <text:p>13</text:p>
          </table:table-cell>
          <table:table-cell table:formula="of:=IF(LEN([.$A304])&gt;0;[$Etiquetas.$X145];&quot;&quot;)" office:value-type="float" office:value="1">
            <text:p>1</text:p>
          </table:table-cell>
          <table:table-cell table:style-name="ce375" table:formula="of:=VLOOKUP([bd_sub_system_flows_aux.K304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304]+1" office:value-type="float" office:value="292">
            <text:p>292</text:p>
          </table:table-cell>
          <table:table-cell table:number-columns-repeated="2"/>
          <table:table-cell table:formula="of:=IF(ISERROR(IF(OR(ISERROR([Etiquetas.O146]);LEN([Etiquetas.O146])=0) ;VLOOKUP([Etiquetas.A146];[bd_flows_aux.$E$161:.$G$340];2;0);[Etiquetas.O146]));  VLOOKUP([Etiquetas.A146];[bd_flows_aux.$E$161:.$G$340];2;0)  ;IF(OR(ISERROR([Etiquetas.O146]);LEN([Etiquetas.O146])=0) ;VLOOKUP([Etiquetas.A146];[bd_flows_aux.$E$161:.$G$340];2;0);[Etiquetas.O146]))" office:value-type="float" office:value="201">
            <text:p>201</text:p>
          </table:table-cell>
          <table:table-cell table:style-name="ce372" table:formula="of:=IF(LEN([.$A305])&gt;0;VLOOKUP([Etiquetas.C146];[BD_GenCode.$E$2:.$F$50];2;0);&quot;&quot;)" office:value-type="float" office:value="13">
            <text:p>13</text:p>
          </table:table-cell>
          <table:table-cell table:formula="of:=IF(LEN([.$A305])&gt;0;[$Etiquetas.$X146];&quot;&quot;)" office:value-type="float" office:value="2">
            <text:p>2</text:p>
          </table:table-cell>
          <table:table-cell table:style-name="ce375" table:formula="of:=VLOOKUP([bd_sub_system_flows_aux.K305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305]+1" office:value-type="float" office:value="293">
            <text:p>293</text:p>
          </table:table-cell>
          <table:table-cell table:number-columns-repeated="2"/>
          <table:table-cell table:formula="of:=IF(ISERROR(IF(OR(ISERROR([Etiquetas.O147]);LEN([Etiquetas.O147])=0) ;VLOOKUP([Etiquetas.A147];[bd_flows_aux.$E$161:.$G$340];2;0);[Etiquetas.O147]));  VLOOKUP([Etiquetas.A147];[bd_flows_aux.$E$161:.$G$340];2;0)  ;IF(OR(ISERROR([Etiquetas.O147]);LEN([Etiquetas.O147])=0) ;VLOOKUP([Etiquetas.A147];[bd_flows_aux.$E$161:.$G$340];2;0);[Etiquetas.O147]))" office:value-type="float" office:value="202">
            <text:p>202</text:p>
          </table:table-cell>
          <table:table-cell table:style-name="ce372" table:formula="of:=IF(LEN([.$A306])&gt;0;VLOOKUP([Etiquetas.C147];[BD_GenCode.$E$2:.$F$50];2;0);&quot;&quot;)" office:value-type="float" office:value="13">
            <text:p>13</text:p>
          </table:table-cell>
          <table:table-cell table:formula="of:=IF(LEN([.$A306])&gt;0;[$Etiquetas.$X147];&quot;&quot;)" office:value-type="float" office:value="3">
            <text:p>3</text:p>
          </table:table-cell>
          <table:table-cell table:style-name="ce375" table:formula="of:=VLOOKUP([bd_sub_system_flows_aux.K306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306]+1" office:value-type="float" office:value="294">
            <text:p>294</text:p>
          </table:table-cell>
          <table:table-cell table:number-columns-repeated="2"/>
          <table:table-cell table:formula="of:=IF(ISERROR(IF(OR(ISERROR([Etiquetas.O148]);LEN([Etiquetas.O148])=0) ;VLOOKUP([Etiquetas.A148];[bd_flows_aux.$E$161:.$G$340];2;0);[Etiquetas.O148]));  VLOOKUP([Etiquetas.A148];[bd_flows_aux.$E$161:.$G$340];2;0)  ;IF(OR(ISERROR([Etiquetas.O148]);LEN([Etiquetas.O148])=0) ;VLOOKUP([Etiquetas.A148];[bd_flows_aux.$E$161:.$G$340];2;0);[Etiquetas.O148]))" office:value-type="float" office:value="203">
            <text:p>203</text:p>
          </table:table-cell>
          <table:table-cell table:style-name="ce372" table:formula="of:=IF(LEN([.$A307])&gt;0;VLOOKUP([Etiquetas.C148];[BD_GenCode.$E$2:.$F$50];2;0);&quot;&quot;)" office:value-type="float" office:value="13">
            <text:p>13</text:p>
          </table:table-cell>
          <table:table-cell table:formula="of:=IF(LEN([.$A307])&gt;0;[$Etiquetas.$X148];&quot;&quot;)" office:value-type="float" office:value="4">
            <text:p>4</text:p>
          </table:table-cell>
          <table:table-cell table:style-name="ce375" table:formula="of:=VLOOKUP([bd_sub_system_flows_aux.K307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307]+1" office:value-type="float" office:value="295">
            <text:p>295</text:p>
          </table:table-cell>
          <table:table-cell table:number-columns-repeated="2"/>
          <table:table-cell table:formula="of:=IF(ISERROR(IF(OR(ISERROR([Etiquetas.O149]);LEN([Etiquetas.O149])=0) ;VLOOKUP([Etiquetas.A149];[bd_flows_aux.$E$161:.$G$340];2;0);[Etiquetas.O149]));  VLOOKUP([Etiquetas.A149];[bd_flows_aux.$E$161:.$G$340];2;0)  ;IF(OR(ISERROR([Etiquetas.O149]);LEN([Etiquetas.O149])=0) ;VLOOKUP([Etiquetas.A149];[bd_flows_aux.$E$161:.$G$340];2;0);[Etiquetas.O149]))" office:value-type="float" office:value="204">
            <text:p>204</text:p>
          </table:table-cell>
          <table:table-cell table:style-name="ce372" table:formula="of:=IF(LEN([.$A308])&gt;0;VLOOKUP([Etiquetas.C149];[BD_GenCode.$E$2:.$F$50];2;0);&quot;&quot;)" office:value-type="float" office:value="13">
            <text:p>13</text:p>
          </table:table-cell>
          <table:table-cell table:formula="of:=IF(LEN([.$A308])&gt;0;[$Etiquetas.$X149];&quot;&quot;)" office:value-type="float" office:value="5">
            <text:p>5</text:p>
          </table:table-cell>
          <table:table-cell table:style-name="ce375" table:formula="of:=VLOOKUP([bd_sub_system_flows_aux.K308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308]+1" office:value-type="float" office:value="296">
            <text:p>296</text:p>
          </table:table-cell>
          <table:table-cell table:number-columns-repeated="2"/>
          <table:table-cell table:formula="of:=IF(ISERROR(IF(OR(ISERROR([Etiquetas.O150]);LEN([Etiquetas.O150])=0) ;VLOOKUP([Etiquetas.A150];[bd_flows_aux.$E$161:.$G$340];2;0);[Etiquetas.O150]));  VLOOKUP([Etiquetas.A150];[bd_flows_aux.$E$161:.$G$340];2;0)  ;IF(OR(ISERROR([Etiquetas.O150]);LEN([Etiquetas.O150])=0) ;VLOOKUP([Etiquetas.A150];[bd_flows_aux.$E$161:.$G$340];2;0);[Etiquetas.O150]))" office:value-type="float" office:value="205">
            <text:p>205</text:p>
          </table:table-cell>
          <table:table-cell table:style-name="ce372" table:formula="of:=IF(LEN([.$A309])&gt;0;VLOOKUP([Etiquetas.C150];[BD_GenCode.$E$2:.$F$50];2;0);&quot;&quot;)" office:value-type="float" office:value="13">
            <text:p>13</text:p>
          </table:table-cell>
          <table:table-cell table:formula="of:=IF(LEN([.$A309])&gt;0;[$Etiquetas.$X150];&quot;&quot;)" office:value-type="float" office:value="6">
            <text:p>6</text:p>
          </table:table-cell>
          <table:table-cell table:style-name="ce375" table:formula="of:=VLOOKUP([bd_sub_system_flows_aux.K309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309]+1" office:value-type="float" office:value="297">
            <text:p>297</text:p>
          </table:table-cell>
          <table:table-cell table:number-columns-repeated="2"/>
          <table:table-cell table:formula="of:=IF(ISERROR(IF(OR(ISERROR([Etiquetas.O151]);LEN([Etiquetas.O151])=0) ;VLOOKUP([Etiquetas.A151];[bd_flows_aux.$E$161:.$G$340];2;0);[Etiquetas.O151]));  VLOOKUP([Etiquetas.A151];[bd_flows_aux.$E$161:.$G$340];2;0)  ;IF(OR(ISERROR([Etiquetas.O151]);LEN([Etiquetas.O151])=0) ;VLOOKUP([Etiquetas.A151];[bd_flows_aux.$E$161:.$G$340];2;0);[Etiquetas.O151]))" office:value-type="float" office:value="206">
            <text:p>206</text:p>
          </table:table-cell>
          <table:table-cell table:style-name="ce372" table:formula="of:=IF(LEN([.$A310])&gt;0;VLOOKUP([Etiquetas.C151];[BD_GenCode.$E$2:.$F$50];2;0);&quot;&quot;)" office:value-type="float" office:value="13">
            <text:p>13</text:p>
          </table:table-cell>
          <table:table-cell table:formula="of:=IF(LEN([.$A310])&gt;0;[$Etiquetas.$X151];&quot;&quot;)" office:value-type="float" office:value="7">
            <text:p>7</text:p>
          </table:table-cell>
          <table:table-cell table:style-name="ce375" table:formula="of:=VLOOKUP([bd_sub_system_flows_aux.K310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310]+1" office:value-type="float" office:value="298">
            <text:p>298</text:p>
          </table:table-cell>
          <table:table-cell table:number-columns-repeated="2"/>
          <table:table-cell table:formula="of:=IF(ISERROR(IF(OR(ISERROR([Etiquetas.O152]);LEN([Etiquetas.O152])=0) ;VLOOKUP([Etiquetas.A152];[bd_flows_aux.$E$161:.$G$340];2;0);[Etiquetas.O152]));  VLOOKUP([Etiquetas.A152];[bd_flows_aux.$E$161:.$G$340];2;0)  ;IF(OR(ISERROR([Etiquetas.O152]);LEN([Etiquetas.O152])=0) ;VLOOKUP([Etiquetas.A152];[bd_flows_aux.$E$161:.$G$340];2;0);[Etiquetas.O152]))" office:value-type="float" office:value="207">
            <text:p>207</text:p>
          </table:table-cell>
          <table:table-cell table:style-name="ce372" table:formula="of:=IF(LEN([.$A311])&gt;0;VLOOKUP([Etiquetas.C152];[BD_GenCode.$E$2:.$F$50];2;0);&quot;&quot;)" office:value-type="float" office:value="13">
            <text:p>13</text:p>
          </table:table-cell>
          <table:table-cell table:formula="of:=IF(LEN([.$A311])&gt;0;[$Etiquetas.$X152];&quot;&quot;)" office:value-type="float" office:value="8">
            <text:p>8</text:p>
          </table:table-cell>
          <table:table-cell table:style-name="ce375" table:formula="of:=VLOOKUP([bd_sub_system_flows_aux.K311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311]+1" office:value-type="float" office:value="299">
            <text:p>299</text:p>
          </table:table-cell>
          <table:table-cell table:number-columns-repeated="2"/>
          <table:table-cell table:formula="of:=IF(ISERROR(IF(OR(ISERROR([Etiquetas.O153]);LEN([Etiquetas.O153])=0) ;VLOOKUP([Etiquetas.A153];[bd_flows_aux.$E$161:.$G$340];2;0);[Etiquetas.O153]));  VLOOKUP([Etiquetas.A153];[bd_flows_aux.$E$161:.$G$340];2;0)  ;IF(OR(ISERROR([Etiquetas.O153]);LEN([Etiquetas.O153])=0) ;VLOOKUP([Etiquetas.A153];[bd_flows_aux.$E$161:.$G$340];2;0);[Etiquetas.O153]))" office:value-type="float" office:value="208">
            <text:p>208</text:p>
          </table:table-cell>
          <table:table-cell table:style-name="ce372" table:formula="of:=IF(LEN([.$A312])&gt;0;VLOOKUP([Etiquetas.C153];[BD_GenCode.$E$2:.$F$50];2;0);&quot;&quot;)" office:value-type="float" office:value="13">
            <text:p>13</text:p>
          </table:table-cell>
          <table:table-cell table:formula="of:=IF(LEN([.$A312])&gt;0;[$Etiquetas.$X153];&quot;&quot;)" office:value-type="float" office:value="9">
            <text:p>9</text:p>
          </table:table-cell>
          <table:table-cell table:style-name="ce375" table:formula="of:=VLOOKUP([bd_sub_system_flows_aux.K312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312]+1" office:value-type="float" office:value="300">
            <text:p>300</text:p>
          </table:table-cell>
          <table:table-cell table:number-columns-repeated="2"/>
          <table:table-cell table:formula="of:=IF(ISERROR(IF(OR(ISERROR([Etiquetas.O154]);LEN([Etiquetas.O154])=0) ;VLOOKUP([Etiquetas.A154];[bd_flows_aux.$E$161:.$G$340];2;0);[Etiquetas.O154]));  VLOOKUP([Etiquetas.A154];[bd_flows_aux.$E$161:.$G$340];2;0)  ;IF(OR(ISERROR([Etiquetas.O154]);LEN([Etiquetas.O154])=0) ;VLOOKUP([Etiquetas.A154];[bd_flows_aux.$E$161:.$G$340];2;0);[Etiquetas.O154]))" office:value-type="float" office:value="209">
            <text:p>209</text:p>
          </table:table-cell>
          <table:table-cell table:style-name="ce372" table:formula="of:=IF(LEN([.$A313])&gt;0;VLOOKUP([Etiquetas.C154];[BD_GenCode.$E$2:.$F$50];2;0);&quot;&quot;)" office:value-type="float" office:value="13">
            <text:p>13</text:p>
          </table:table-cell>
          <table:table-cell table:formula="of:=IF(LEN([.$A313])&gt;0;[$Etiquetas.$X154];&quot;&quot;)" office:value-type="float" office:value="10">
            <text:p>10</text:p>
          </table:table-cell>
          <table:table-cell table:style-name="ce375" table:formula="of:=VLOOKUP([bd_sub_system_flows_aux.K313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313]+1" office:value-type="float" office:value="301">
            <text:p>301</text:p>
          </table:table-cell>
          <table:table-cell table:number-columns-repeated="2"/>
          <table:table-cell table:formula="of:=IF(ISERROR(IF(OR(ISERROR([Etiquetas.O155]);LEN([Etiquetas.O155])=0) ;VLOOKUP([Etiquetas.A155];[bd_flows_aux.$E$161:.$G$340];2;0);[Etiquetas.O155]));  VLOOKUP([Etiquetas.A155];[bd_flows_aux.$E$161:.$G$340];2;0)  ;IF(OR(ISERROR([Etiquetas.O155]);LEN([Etiquetas.O155])=0) ;VLOOKUP([Etiquetas.A155];[bd_flows_aux.$E$161:.$G$340];2;0);[Etiquetas.O155]))" office:value-type="float" office:value="210">
            <text:p>210</text:p>
          </table:table-cell>
          <table:table-cell table:style-name="ce372" table:formula="of:=IF(LEN([.$A314])&gt;0;VLOOKUP([Etiquetas.C155];[BD_GenCode.$E$2:.$F$50];2;0);&quot;&quot;)" office:value-type="float" office:value="13">
            <text:p>13</text:p>
          </table:table-cell>
          <table:table-cell table:formula="of:=IF(LEN([.$A314])&gt;0;[$Etiquetas.$X155];&quot;&quot;)" office:value-type="float" office:value="11">
            <text:p>11</text:p>
          </table:table-cell>
          <table:table-cell table:style-name="ce375" table:formula="of:=VLOOKUP([bd_sub_system_flows_aux.K314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314]+1" office:value-type="float" office:value="302">
            <text:p>302</text:p>
          </table:table-cell>
          <table:table-cell table:number-columns-repeated="2"/>
          <table:table-cell table:formula="of:=IF(ISERROR(IF(OR(ISERROR([Etiquetas.O156]);LEN([Etiquetas.O156])=0) ;VLOOKUP([Etiquetas.A156];[bd_flows_aux.$E$161:.$G$340];2;0);[Etiquetas.O156]));  VLOOKUP([Etiquetas.A156];[bd_flows_aux.$E$161:.$G$340];2;0)  ;IF(OR(ISERROR([Etiquetas.O156]);LEN([Etiquetas.O156])=0) ;VLOOKUP([Etiquetas.A156];[bd_flows_aux.$E$161:.$G$340];2;0);[Etiquetas.O156]))" office:value-type="float" office:value="211">
            <text:p>211</text:p>
          </table:table-cell>
          <table:table-cell table:style-name="ce372" table:formula="of:=IF(LEN([.$A315])&gt;0;VLOOKUP([Etiquetas.C156];[BD_GenCode.$E$2:.$F$50];2;0);&quot;&quot;)" office:value-type="float" office:value="13">
            <text:p>13</text:p>
          </table:table-cell>
          <table:table-cell table:formula="of:=IF(LEN([.$A315])&gt;0;[$Etiquetas.$X156];&quot;&quot;)" office:value-type="float" office:value="12">
            <text:p>12</text:p>
          </table:table-cell>
          <table:table-cell table:style-name="ce375" table:formula="of:=VLOOKUP([bd_sub_system_flows_aux.K315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315]+1" office:value-type="float" office:value="303">
            <text:p>303</text:p>
          </table:table-cell>
          <table:table-cell table:number-columns-repeated="2"/>
          <table:table-cell table:formula="of:=IF(ISERROR(IF(OR(ISERROR([Etiquetas.O157]);LEN([Etiquetas.O157])=0) ;VLOOKUP([Etiquetas.A157];[bd_flows_aux.$E$161:.$G$340];2;0);[Etiquetas.O157]));  VLOOKUP([Etiquetas.A157];[bd_flows_aux.$E$161:.$G$340];2;0)  ;IF(OR(ISERROR([Etiquetas.O157]);LEN([Etiquetas.O157])=0) ;VLOOKUP([Etiquetas.A157];[bd_flows_aux.$E$161:.$G$340];2;0);[Etiquetas.O157]))" office:value-type="float" office:value="212">
            <text:p>212</text:p>
          </table:table-cell>
          <table:table-cell table:style-name="ce372" table:formula="of:=IF(LEN([.$A316])&gt;0;VLOOKUP([Etiquetas.C157];[BD_GenCode.$E$2:.$F$50];2;0);&quot;&quot;)" office:value-type="float" office:value="13">
            <text:p>13</text:p>
          </table:table-cell>
          <table:table-cell table:formula="of:=IF(LEN([.$A316])&gt;0;[$Etiquetas.$X157];&quot;&quot;)" office:value-type="float" office:value="13">
            <text:p>13</text:p>
          </table:table-cell>
          <table:table-cell table:style-name="ce375" table:formula="of:=VLOOKUP([bd_sub_system_flows_aux.K316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316]+1" office:value-type="float" office:value="304">
            <text:p>304</text:p>
          </table:table-cell>
          <table:table-cell table:number-columns-repeated="2"/>
          <table:table-cell table:formula="of:=IF(ISERROR(IF(OR(ISERROR([Etiquetas.O158]);LEN([Etiquetas.O158])=0) ;VLOOKUP([Etiquetas.A158];[bd_flows_aux.$E$161:.$G$340];2;0);[Etiquetas.O158]));  VLOOKUP([Etiquetas.A158];[bd_flows_aux.$E$161:.$G$340];2;0)  ;IF(OR(ISERROR([Etiquetas.O158]);LEN([Etiquetas.O158])=0) ;VLOOKUP([Etiquetas.A158];[bd_flows_aux.$E$161:.$G$340];2;0);[Etiquetas.O158]))" office:value-type="float" office:value="213">
            <text:p>213</text:p>
          </table:table-cell>
          <table:table-cell table:style-name="ce372" table:formula="of:=IF(LEN([.$A317])&gt;0;VLOOKUP([Etiquetas.C158];[BD_GenCode.$E$2:.$F$50];2;0);&quot;&quot;)" office:value-type="float" office:value="13">
            <text:p>13</text:p>
          </table:table-cell>
          <table:table-cell table:formula="of:=IF(LEN([.$A317])&gt;0;[$Etiquetas.$X158];&quot;&quot;)" office:value-type="float" office:value="14">
            <text:p>14</text:p>
          </table:table-cell>
          <table:table-cell table:style-name="ce375" table:formula="of:=VLOOKUP([bd_sub_system_flows_aux.K317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317]+1" office:value-type="float" office:value="305">
            <text:p>305</text:p>
          </table:table-cell>
          <table:table-cell table:number-columns-repeated="2"/>
          <table:table-cell table:formula="of:=IF(ISERROR(IF(OR(ISERROR([Etiquetas.O159]);LEN([Etiquetas.O159])=0) ;VLOOKUP([Etiquetas.A159];[bd_flows_aux.$E$161:.$G$340];2;0);[Etiquetas.O159]));  VLOOKUP([Etiquetas.A159];[bd_flows_aux.$E$161:.$G$340];2;0)  ;IF(OR(ISERROR([Etiquetas.O159]);LEN([Etiquetas.O159])=0) ;VLOOKUP([Etiquetas.A159];[bd_flows_aux.$E$161:.$G$340];2;0);[Etiquetas.O159]))" office:value-type="float" office:value="214">
            <text:p>214</text:p>
          </table:table-cell>
          <table:table-cell table:style-name="ce372" table:formula="of:=IF(LEN([.$A318])&gt;0;VLOOKUP([Etiquetas.C159];[BD_GenCode.$E$2:.$F$50];2;0);&quot;&quot;)" office:value-type="float" office:value="13">
            <text:p>13</text:p>
          </table:table-cell>
          <table:table-cell table:formula="of:=IF(LEN([.$A318])&gt;0;[$Etiquetas.$X159];&quot;&quot;)" office:value-type="float" office:value="15">
            <text:p>15</text:p>
          </table:table-cell>
          <table:table-cell table:style-name="ce375" table:formula="of:=VLOOKUP([bd_sub_system_flows_aux.K318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318]+1" office:value-type="float" office:value="306">
            <text:p>306</text:p>
          </table:table-cell>
          <table:table-cell table:number-columns-repeated="2"/>
          <table:table-cell table:formula="of:=IF(ISERROR(IF(OR(ISERROR([Etiquetas.O160]);LEN([Etiquetas.O160])=0) ;VLOOKUP([Etiquetas.A160];[bd_flows_aux.$E$161:.$G$340];2;0);[Etiquetas.O160]));  VLOOKUP([Etiquetas.A160];[bd_flows_aux.$E$161:.$G$340];2;0)  ;IF(OR(ISERROR([Etiquetas.O160]);LEN([Etiquetas.O160])=0) ;VLOOKUP([Etiquetas.A160];[bd_flows_aux.$E$161:.$G$340];2;0);[Etiquetas.O160]))" office:value-type="float" office:value="215">
            <text:p>215</text:p>
          </table:table-cell>
          <table:table-cell table:style-name="ce372" table:formula="of:=IF(LEN([.$A319])&gt;0;VLOOKUP([Etiquetas.C160];[BD_GenCode.$E$2:.$F$50];2;0);&quot;&quot;)" office:value-type="float" office:value="13">
            <text:p>13</text:p>
          </table:table-cell>
          <table:table-cell table:formula="of:=IF(LEN([.$A319])&gt;0;[$Etiquetas.$X160];&quot;&quot;)" office:value-type="float" office:value="16">
            <text:p>16</text:p>
          </table:table-cell>
          <table:table-cell table:style-name="ce375" table:formula="of:=VLOOKUP([bd_sub_system_flows_aux.K319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319]+1" office:value-type="float" office:value="307">
            <text:p>307</text:p>
          </table:table-cell>
          <table:table-cell table:number-columns-repeated="2"/>
          <table:table-cell table:formula="of:=IF(ISERROR(IF(OR(ISERROR([Etiquetas.O161]);LEN([Etiquetas.O161])=0) ;VLOOKUP([Etiquetas.A161];[bd_flows_aux.$E$161:.$G$340];2;0);[Etiquetas.O161]));  VLOOKUP([Etiquetas.A161];[bd_flows_aux.$E$161:.$G$340];2;0)  ;IF(OR(ISERROR([Etiquetas.O161]);LEN([Etiquetas.O161])=0) ;VLOOKUP([Etiquetas.A161];[bd_flows_aux.$E$161:.$G$340];2;0);[Etiquetas.O161]))" office:value-type="float" office:value="216">
            <text:p>216</text:p>
          </table:table-cell>
          <table:table-cell table:style-name="ce372" table:formula="of:=IF(LEN([.$A320])&gt;0;VLOOKUP([Etiquetas.C161];[BD_GenCode.$E$2:.$F$50];2;0);&quot;&quot;)" office:value-type="float" office:value="13">
            <text:p>13</text:p>
          </table:table-cell>
          <table:table-cell table:formula="of:=IF(LEN([.$A320])&gt;0;[$Etiquetas.$X161];&quot;&quot;)" office:value-type="float" office:value="17">
            <text:p>17</text:p>
          </table:table-cell>
          <table:table-cell table:style-name="ce375" table:formula="of:=VLOOKUP([bd_sub_system_flows_aux.K320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320]+1" office:value-type="float" office:value="308">
            <text:p>308</text:p>
          </table:table-cell>
          <table:table-cell table:number-columns-repeated="2"/>
          <table:table-cell table:formula="of:=IF(ISERROR(IF(OR(ISERROR([Etiquetas.O162]);LEN([Etiquetas.O162])=0) ;VLOOKUP([Etiquetas.A162];[bd_flows_aux.$E$161:.$G$340];2;0);[Etiquetas.O162]));  VLOOKUP([Etiquetas.A162];[bd_flows_aux.$E$161:.$G$340];2;0)  ;IF(OR(ISERROR([Etiquetas.O162]);LEN([Etiquetas.O162])=0) ;VLOOKUP([Etiquetas.A162];[bd_flows_aux.$E$161:.$G$340];2;0);[Etiquetas.O162]))" office:value-type="float" office:value="217">
            <text:p>217</text:p>
          </table:table-cell>
          <table:table-cell table:style-name="ce372" table:formula="of:=IF(LEN([.$A321])&gt;0;VLOOKUP([Etiquetas.C162];[BD_GenCode.$E$2:.$F$50];2;0);&quot;&quot;)" office:value-type="float" office:value="13">
            <text:p>13</text:p>
          </table:table-cell>
          <table:table-cell table:formula="of:=IF(LEN([.$A321])&gt;0;[$Etiquetas.$X162];&quot;&quot;)" office:value-type="float" office:value="18">
            <text:p>18</text:p>
          </table:table-cell>
          <table:table-cell table:style-name="ce375" table:formula="of:=VLOOKUP([bd_sub_system_flows_aux.K321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321]+1" office:value-type="float" office:value="309">
            <text:p>309</text:p>
          </table:table-cell>
          <table:table-cell table:number-columns-repeated="2"/>
          <table:table-cell table:formula="of:=IF(ISERROR(IF(OR(ISERROR([Etiquetas.O163]);LEN([Etiquetas.O163])=0) ;VLOOKUP([Etiquetas.A163];[bd_flows_aux.$E$161:.$G$340];2;0);[Etiquetas.O163]));  VLOOKUP([Etiquetas.A163];[bd_flows_aux.$E$161:.$G$340];2;0)  ;IF(OR(ISERROR([Etiquetas.O163]);LEN([Etiquetas.O163])=0) ;VLOOKUP([Etiquetas.A163];[bd_flows_aux.$E$161:.$G$340];2;0);[Etiquetas.O163]))" office:value-type="float" office:value="218">
            <text:p>218</text:p>
          </table:table-cell>
          <table:table-cell table:style-name="ce372" table:formula="of:=IF(LEN([.$A322])&gt;0;VLOOKUP([Etiquetas.C163];[BD_GenCode.$E$2:.$F$50];2;0);&quot;&quot;)" office:value-type="float" office:value="13">
            <text:p>13</text:p>
          </table:table-cell>
          <table:table-cell table:formula="of:=IF(LEN([.$A322])&gt;0;[$Etiquetas.$X163];&quot;&quot;)" office:value-type="float" office:value="19">
            <text:p>19</text:p>
          </table:table-cell>
          <table:table-cell table:style-name="ce375" table:formula="of:=VLOOKUP([bd_sub_system_flows_aux.K322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0" table:formula="of:=[.A322]+1" office:value-type="float" office:value="310">
            <text:p>310</text:p>
          </table:table-cell>
          <table:table-cell table:number-columns-repeated="2"/>
          <table:table-cell table:formula="of:=IF(ISERROR(IF(OR(ISERROR([Etiquetas.O164]);LEN([Etiquetas.O164])=0) ;VLOOKUP([Etiquetas.A164];[bd_flows_aux.$E$161:.$G$340];2;0);[Etiquetas.O164]));  VLOOKUP([Etiquetas.A164];[bd_flows_aux.$E$161:.$G$340];2;0)  ;IF(OR(ISERROR([Etiquetas.O164]);LEN([Etiquetas.O164])=0) ;VLOOKUP([Etiquetas.A164];[bd_flows_aux.$E$161:.$G$340];2;0);[Etiquetas.O164]))" office:value-type="float" office:value="219">
            <text:p>219</text:p>
          </table:table-cell>
          <table:table-cell table:style-name="ce372" table:formula="of:=IF(LEN([.$A323])&gt;0;VLOOKUP([Etiquetas.C164];[BD_GenCode.$E$2:.$F$50];2;0);&quot;&quot;)" office:value-type="float" office:value="13">
            <text:p>13</text:p>
          </table:table-cell>
          <table:table-cell table:formula="of:=IF(LEN([.$A323])&gt;0;[$Etiquetas.$X164];&quot;&quot;)" office:value-type="float" office:value="20">
            <text:p>20</text:p>
          </table:table-cell>
          <table:table-cell table:style-name="ce375" table:formula="of:=VLOOKUP([bd_sub_system_flows_aux.K323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323]+1" office:value-type="float" office:value="311">
            <text:p>311</text:p>
          </table:table-cell>
          <table:table-cell table:number-columns-repeated="2"/>
          <table:table-cell table:formula="of:=IF(ISERROR(IF(OR(ISERROR([Etiquetas.O165]);LEN([Etiquetas.O165])=0) ;VLOOKUP([Etiquetas.A165];[bd_flows_aux.$E$161:.$G$340];2;0);[Etiquetas.O165]));  VLOOKUP([Etiquetas.A165];[bd_flows_aux.$E$161:.$G$340];2;0)  ;IF(OR(ISERROR([Etiquetas.O165]);LEN([Etiquetas.O165])=0) ;VLOOKUP([Etiquetas.A165];[bd_flows_aux.$E$161:.$G$340];2;0);[Etiquetas.O165]))" office:value-type="float" office:value="220">
            <text:p>220</text:p>
          </table:table-cell>
          <table:table-cell table:style-name="ce372" table:formula="of:=IF(LEN([.$A324])&gt;0;VLOOKUP([Etiquetas.C165];[BD_GenCode.$E$2:.$F$50];2;0);&quot;&quot;)" office:value-type="float" office:value="13">
            <text:p>13</text:p>
          </table:table-cell>
          <table:table-cell table:formula="of:=IF(LEN([.$A324])&gt;0;[$Etiquetas.$X165];&quot;&quot;)" office:value-type="float" office:value="21">
            <text:p>21</text:p>
          </table:table-cell>
          <table:table-cell table:style-name="ce375" table:formula="of:=VLOOKUP([bd_sub_system_flows_aux.K324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324]+1" office:value-type="float" office:value="312">
            <text:p>312</text:p>
          </table:table-cell>
          <table:table-cell table:number-columns-repeated="2"/>
          <table:table-cell table:formula="of:=IF(ISERROR(IF(OR(ISERROR([Etiquetas.O166]);LEN([Etiquetas.O166])=0) ;VLOOKUP([Etiquetas.A166];[bd_flows_aux.$E$161:.$G$340];2;0);[Etiquetas.O166]));  VLOOKUP([Etiquetas.A166];[bd_flows_aux.$E$161:.$G$340];2;0)  ;IF(OR(ISERROR([Etiquetas.O166]);LEN([Etiquetas.O166])=0) ;VLOOKUP([Etiquetas.A166];[bd_flows_aux.$E$161:.$G$340];2;0);[Etiquetas.O166]))" office:value-type="float" office:value="221">
            <text:p>221</text:p>
          </table:table-cell>
          <table:table-cell table:style-name="ce372" table:formula="of:=IF(LEN([.$A325])&gt;0;VLOOKUP([Etiquetas.C166];[BD_GenCode.$E$2:.$F$50];2;0);&quot;&quot;)" office:value-type="float" office:value="13">
            <text:p>13</text:p>
          </table:table-cell>
          <table:table-cell table:formula="of:=IF(LEN([.$A325])&gt;0;[$Etiquetas.$X166];&quot;&quot;)" office:value-type="float" office:value="22">
            <text:p>22</text:p>
          </table:table-cell>
          <table:table-cell table:style-name="ce375" table:formula="of:=VLOOKUP([bd_sub_system_flows_aux.K325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325]+1" office:value-type="float" office:value="313">
            <text:p>313</text:p>
          </table:table-cell>
          <table:table-cell table:number-columns-repeated="2"/>
          <table:table-cell table:formula="of:=IF(ISERROR(IF(OR(ISERROR([Etiquetas.O167]);LEN([Etiquetas.O167])=0) ;VLOOKUP([Etiquetas.A167];[bd_flows_aux.$E$161:.$G$340];2;0);[Etiquetas.O167]));  VLOOKUP([Etiquetas.A167];[bd_flows_aux.$E$161:.$G$340];2;0)  ;IF(OR(ISERROR([Etiquetas.O167]);LEN([Etiquetas.O167])=0) ;VLOOKUP([Etiquetas.A167];[bd_flows_aux.$E$161:.$G$340];2;0);[Etiquetas.O167]))" office:value-type="float" office:value="222">
            <text:p>222</text:p>
          </table:table-cell>
          <table:table-cell table:style-name="ce372" table:formula="of:=IF(LEN([.$A326])&gt;0;VLOOKUP([Etiquetas.C167];[BD_GenCode.$E$2:.$F$50];2;0);&quot;&quot;)" office:value-type="float" office:value="13">
            <text:p>13</text:p>
          </table:table-cell>
          <table:table-cell table:formula="of:=IF(LEN([.$A326])&gt;0;[$Etiquetas.$X167];&quot;&quot;)" office:value-type="float" office:value="23">
            <text:p>23</text:p>
          </table:table-cell>
          <table:table-cell table:style-name="ce375" table:formula="of:=VLOOKUP([bd_sub_system_flows_aux.K326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326]+1" office:value-type="float" office:value="314">
            <text:p>314</text:p>
          </table:table-cell>
          <table:table-cell table:number-columns-repeated="2"/>
          <table:table-cell table:formula="of:=IF(ISERROR(IF(OR(ISERROR([Etiquetas.O168]);LEN([Etiquetas.O168])=0) ;VLOOKUP([Etiquetas.A168];[bd_flows_aux.$E$161:.$G$340];2;0);[Etiquetas.O168]));  VLOOKUP([Etiquetas.A168];[bd_flows_aux.$E$161:.$G$340];2;0)  ;IF(OR(ISERROR([Etiquetas.O168]);LEN([Etiquetas.O168])=0) ;VLOOKUP([Etiquetas.A168];[bd_flows_aux.$E$161:.$G$340];2;0);[Etiquetas.O168]))" office:value-type="float" office:value="223">
            <text:p>223</text:p>
          </table:table-cell>
          <table:table-cell table:style-name="ce372" table:formula="of:=IF(LEN([.$A327])&gt;0;VLOOKUP([Etiquetas.C168];[BD_GenCode.$E$2:.$F$50];2;0);&quot;&quot;)" office:value-type="float" office:value="13">
            <text:p>13</text:p>
          </table:table-cell>
          <table:table-cell table:formula="of:=IF(LEN([.$A327])&gt;0;[$Etiquetas.$X168];&quot;&quot;)" office:value-type="float" office:value="24">
            <text:p>24</text:p>
          </table:table-cell>
          <table:table-cell table:style-name="ce375" table:formula="of:=VLOOKUP([bd_sub_system_flows_aux.K327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0" table:formula="of:=[.A327]+1" office:value-type="float" office:value="315">
            <text:p>315</text:p>
          </table:table-cell>
          <table:table-cell table:number-columns-repeated="2"/>
          <table:table-cell table:formula="of:=IF(ISERROR(IF(OR(ISERROR([Etiquetas.O169]);LEN([Etiquetas.O169])=0) ;VLOOKUP([Etiquetas.A169];[bd_flows_aux.$E$161:.$G$340];2;0);[Etiquetas.O169]));  VLOOKUP([Etiquetas.A169];[bd_flows_aux.$E$161:.$G$340];2;0)  ;IF(OR(ISERROR([Etiquetas.O169]);LEN([Etiquetas.O169])=0) ;VLOOKUP([Etiquetas.A169];[bd_flows_aux.$E$161:.$G$340];2;0);[Etiquetas.O169]))" office:value-type="float" office:value="224">
            <text:p>224</text:p>
          </table:table-cell>
          <table:table-cell table:style-name="ce372" table:formula="of:=IF(LEN([.$A328])&gt;0;VLOOKUP([Etiquetas.C169];[BD_GenCode.$E$2:.$F$50];2;0);&quot;&quot;)" office:value-type="float" office:value="13">
            <text:p>13</text:p>
          </table:table-cell>
          <table:table-cell table:formula="of:=IF(LEN([.$A328])&gt;0;[$Etiquetas.$X169];&quot;&quot;)" office:value-type="float" office:value="25">
            <text:p>25</text:p>
          </table:table-cell>
          <table:table-cell table:style-name="ce375" table:formula="of:=VLOOKUP([bd_sub_system_flows_aux.K328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1"/>
          <table:table-cell table:style-name="ce373" table:number-columns-repeated="5"/>
          <table:table-cell table:style-name="ce376"/>
          <table:table-cell table:number-columns-repeated="1016"/>
        </table:table-row>
        <table:table-row table:style-name="ro5" table:number-rows-repeated="1048246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BD_GenCode" table:style-name="ta2">
        <office:forms form:automatic-focus="false" form:apply-design-mode="false"/>
        <table:table-column table:style-name="co16" table:number-columns-repeated="6" table:default-cell-style-name="Default"/>
        <table:table-row table:style-name="ro6">
          <table:table-cell table:style-name="ce386" office:value-type="string">
            <text:p>FlowType</text:p>
          </table:table-cell>
          <table:table-cell table:style-name="ce388" office:value-type="string">
            <text:p>id</text:p>
          </table:table-cell>
          <table:table-cell table:style-name="ce389" office:value-type="string">
            <text:p>outdir</text:p>
          </table:table-cell>
          <table:table-cell/>
          <table:table-cell table:style-name="ce390" office:value-type="string">
            <text:p>Conector</text:p>
          </table:table-cell>
          <table:table-cell table:style-name="ce391" office:value-type="string">
            <text:p>id</text:p>
          </table:table-cell>
        </table:table-row>
        <table:table-row table:style-name="ro6">
          <table:table-cell table:style-name="ce387" office:value-type="string">
            <text:p>DI</text:p>
          </table:table-cell>
          <table:table-cell office:value-type="float" office:value="1">
            <text:p>1</text:p>
          </table:table-cell>
          <table:table-cell table:style-name="ce375" office:value-type="string">
            <text:p>f</text:p>
          </table:table-cell>
          <table:table-cell/>
          <table:table-cell table:style-name="ce387" office:value-type="string">
            <text:p>J0</text:p>
          </table:table-cell>
          <table:table-cell table:style-name="ce375" office:value-type="float" office:value="11">
            <text:p>11</text:p>
          </table:table-cell>
        </table:table-row>
        <table:table-row table:style-name="ro6">
          <table:table-cell table:style-name="ce387" office:value-type="string">
            <text:p>DO</text:p>
          </table:table-cell>
          <table:table-cell office:value-type="float" office:value="1">
            <text:p>1</text:p>
          </table:table-cell>
          <table:table-cell table:style-name="ce375" office:value-type="string">
            <text:p>t</text:p>
          </table:table-cell>
          <table:table-cell/>
          <table:table-cell table:style-name="ce387" office:value-type="string">
            <text:p>J1</text:p>
          </table:table-cell>
          <table:table-cell table:style-name="ce375" office:value-type="float" office:value="1">
            <text:p>1</text:p>
          </table:table-cell>
        </table:table-row>
        <table:table-row table:style-name="ro6">
          <table:table-cell table:style-name="ce387" office:value-type="string">
            <text:p>AI</text:p>
          </table:table-cell>
          <table:table-cell office:value-type="float" office:value="2">
            <text:p>2</text:p>
          </table:table-cell>
          <table:table-cell table:style-name="ce375" office:value-type="string">
            <text:p>f</text:p>
          </table:table-cell>
          <table:table-cell/>
          <table:table-cell table:style-name="ce387" office:value-type="string">
            <text:p>J2</text:p>
          </table:table-cell>
          <table:table-cell table:style-name="ce375" office:value-type="float" office:value="2">
            <text:p>2</text:p>
          </table:table-cell>
        </table:table-row>
        <table:table-row table:style-name="ro6">
          <table:table-cell table:style-name="ce387" office:value-type="string">
            <text:p>PWM</text:p>
          </table:table-cell>
          <table:table-cell office:value-type="float" office:value="3">
            <text:p>3</text:p>
          </table:table-cell>
          <table:table-cell table:style-name="ce375" office:value-type="string">
            <text:p>t</text:p>
          </table:table-cell>
          <table:table-cell/>
          <table:table-cell table:style-name="ce387" office:value-type="string">
            <text:p>J3</text:p>
          </table:table-cell>
          <table:table-cell table:style-name="ce375" office:value-type="float" office:value="3">
            <text:p>3</text:p>
          </table:table-cell>
        </table:table-row>
        <table:table-row table:style-name="ro6">
          <table:table-cell table:style-name="ce387" office:value-type="string">
            <text:p>CAN</text:p>
          </table:table-cell>
          <table:table-cell office:value-type="float" office:value="4">
            <text:p>4</text:p>
          </table:table-cell>
          <table:table-cell table:style-name="ce375" office:value-type="string">
            <text:p>f</text:p>
          </table:table-cell>
          <table:table-cell/>
          <table:table-cell table:style-name="ce387" office:value-type="string">
            <text:p>J4</text:p>
          </table:table-cell>
          <table:table-cell table:style-name="ce375" office:value-type="float" office:value="4">
            <text:p>4</text:p>
          </table:table-cell>
        </table:table-row>
        <table:table-row table:style-name="ro6">
          <table:table-cell table:style-name="ce387" office:value-type="string">
            <text:p>Power</text:p>
          </table:table-cell>
          <table:table-cell office:value-type="float" office:value="10">
            <text:p>10</text:p>
          </table:table-cell>
          <table:table-cell table:style-name="ce375" office:value-type="string">
            <text:p>f</text:p>
          </table:table-cell>
          <table:table-cell/>
          <table:table-cell table:style-name="ce387" office:value-type="string">
            <text:p>J5</text:p>
          </table:table-cell>
          <table:table-cell table:style-name="ce375" office:value-type="float" office:value="5">
            <text:p>5</text:p>
          </table:table-cell>
        </table:table-row>
        <table:table-row table:style-name="ro7">
          <table:table-cell table:style-name="ce387" office:value-type="string">
            <text:p>RC</text:p>
          </table:table-cell>
          <table:table-cell office:value-type="float" office:value="13">
            <text:p>13</text:p>
          </table:table-cell>
          <table:table-cell table:style-name="ce375" office:value-type="string">
            <text:p>f</text:p>
          </table:table-cell>
          <table:table-cell/>
          <table:table-cell table:style-name="ce387" office:value-type="string">
            <text:p>J6</text:p>
          </table:table-cell>
          <table:table-cell table:style-name="ce375" office:value-type="float" office:value="6">
            <text:p>6</text:p>
          </table:table-cell>
        </table:table-row>
        <table:table-row table:style-name="ro7">
          <table:table-cell table:style-name="ce387" office:value-type="string">
            <text:p>Output</text:p>
          </table:table-cell>
          <table:table-cell office:value-type="float" office:value="13">
            <text:p>13</text:p>
          </table:table-cell>
          <table:table-cell table:style-name="ce375" office:value-type="string">
            <text:p>t</text:p>
          </table:table-cell>
          <table:table-cell/>
          <table:table-cell table:style-name="ce387" office:value-type="string">
            <text:p>J7</text:p>
          </table:table-cell>
          <table:table-cell table:style-name="ce375" office:value-type="float" office:value="7">
            <text:p>7</text:p>
          </table:table-cell>
        </table:table-row>
        <table:table-row table:style-name="ro6">
          <table:table-cell table:style-name="ce387" office:value-type="string">
            <text:p>Bus</text:p>
          </table:table-cell>
          <table:table-cell office:value-type="float" office:value="8">
            <text:p>8</text:p>
          </table:table-cell>
          <table:table-cell table:style-name="ce375" office:value-type="string">
            <text:p>f</text:p>
          </table:table-cell>
          <table:table-cell/>
          <table:table-cell table:style-name="ce387" office:value-type="string">
            <text:p>J8</text:p>
          </table:table-cell>
          <table:table-cell table:style-name="ce375" office:value-type="float" office:value="8">
            <text:p>8</text:p>
          </table:table-cell>
        </table:table-row>
        <table:table-row table:style-name="ro7">
          <table:table-cell table:style-name="ce387" office:value-type="string">
            <text:p>Pulsos</text:p>
          </table:table-cell>
          <table:table-cell office:value-type="float" office:value="13">
            <text:p>13</text:p>
          </table:table-cell>
          <table:table-cell table:style-name="ce375" office:value-type="string">
            <text:p>f</text:p>
          </table:table-cell>
          <table:table-cell/>
          <table:table-cell table:style-name="ce387" office:value-type="string">
            <text:p>J9</text:p>
          </table:table-cell>
          <table:table-cell table:style-name="ce375" office:value-type="float" office:value="9">
            <text:p>9</text:p>
          </table:table-cell>
        </table:table-row>
        <table:table-row table:style-name="ro6">
          <table:table-cell table:style-name="ce387" office:value-type="string">
            <text:p>NC</text:p>
          </table:table-cell>
          <table:table-cell office:value-type="float" office:value="9">
            <text:p>9</text:p>
          </table:table-cell>
          <table:table-cell table:style-name="ce375" office:value-type="string">
            <text:p>f</text:p>
          </table:table-cell>
          <table:table-cell/>
          <table:table-cell table:style-name="ce387" office:value-type="string">
            <text:p>J10</text:p>
          </table:table-cell>
          <table:table-cell table:style-name="ce375" office:value-type="float" office:value="10">
            <text:p>10</text:p>
          </table:table-cell>
        </table:table-row>
        <table:table-row table:style-name="ro5">
          <table:table-cell table:style-name="ce387" office:value-type="string">
            <text:p>H_B</text:p>
          </table:table-cell>
          <table:table-cell office:value-type="float" office:value="12">
            <text:p>12</text:p>
          </table:table-cell>
          <table:table-cell table:style-name="ce375" office:value-type="string">
            <text:p>t</text:p>
          </table:table-cell>
          <table:table-cell/>
          <table:table-cell office:value-type="string">
            <text:p>PINOUT</text:p>
          </table:table-cell>
          <table:table-cell office:value-type="float" office:value="12">
            <text:p>12</text:p>
          </table:table-cell>
        </table:table-row>
        <table:table-row table:style-name="ro5">
          <table:table-cell office:value-type="string">
            <text:p>TBD</text:p>
          </table:table-cell>
          <table:table-cell office:value-type="float" office:value="13">
            <text:p>13</text:p>
          </table:table-cell>
          <table:table-cell office:value-type="string">
            <text:p>t</text:p>
          </table:table-cell>
          <table:table-cell/>
          <table:table-cell office:value-type="string">
            <text:p>PINOUT_MCU</text:p>
          </table:table-cell>
          <table:table-cell office:value-type="float" office:value="13">
            <text:p>13</text:p>
          </table:table-cell>
        </table:table-row>
        <table:table-row table:style-name="ro5">
          <table:table-cell office:value-type="string">
            <text:p>INT</text:p>
          </table:table-cell>
          <table:table-cell office:value-type="float" office:value="14">
            <text:p>14</text:p>
          </table:table-cell>
          <table:table-cell office:value-type="string">
            <text:p>f</text:p>
          </table:table-cell>
          <table:table-cell table:number-columns-repeated="3"/>
        </table:table-row>
        <table:table-row table:style-name="ro5" table:number-rows-repeated="1048560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bd_flows_aux" table:style-name="ta2">
        <table:table-column table:style-name="co36" table:default-cell-style-name="Default"/>
        <table:table-column table:style-name="co37" table:default-cell-style-name="Default"/>
        <table:table-column table:style-name="co16" table:number-columns-repeated="2" table:default-cell-style-name="Default"/>
        <table:table-column table:style-name="co35" table:default-cell-style-name="Default"/>
        <table:table-column table:style-name="co16" table:default-cell-style-name="Default"/>
        <table:table-row table:style-name="ro5">
          <table:table-cell table:formula="of:=[bd_flows.B1]" office:value-type="string" office:string-value="name">
            <text:p>name</text:p>
          </table:table-cell>
          <table:table-cell table:formula="of:=[bd_flows.A1]" office:value-type="string" office:string-value="id">
            <text:p>id</text:p>
          </table:table-cell>
          <table:table-cell table:number-columns-repeated="4"/>
        </table:table-row>
        <table:table-row table:style-name="ro5">
          <table:table-cell table:formula="of:=[bd_flows.B2]" office:value-type="string" office:string-value="12V_KL30">
            <text:p>12V_KL30</text:p>
          </table:table-cell>
          <table:table-cell table:formula="of:=[bd_flows.A2]" office:value-type="float" office:value="1">
            <text:p>1</text:p>
          </table:table-cell>
          <table:table-cell table:formula="of:=IF([BCM.$Y4];[BCM.D4];&quot;&quot;)" office:value-type="string" office:string-value="Power">
            <text:p>Power</text:p>
          </table:table-cell>
          <table:table-cell table:number-columns-repeated="3"/>
        </table:table-row>
        <table:table-row table:style-name="ro5">
          <table:table-cell table:formula="of:=[bd_flows.B3]" office:value-type="string" office:string-value="12V_KL30">
            <text:p>12V_KL30</text:p>
          </table:table-cell>
          <table:table-cell table:formula="of:=[bd_flows.A3]" office:value-type="float" office:value="2">
            <text:p>2</text:p>
          </table:table-cell>
          <table:table-cell table:formula="of:=IF([BCM.$Y5];[BCM.D5];&quot;&quot;)" office:value-type="string" office:string-value="Power">
            <text:p>Power</text:p>
          </table:table-cell>
          <table:table-cell table:number-columns-repeated="3"/>
        </table:table-row>
        <table:table-row table:style-name="ro5">
          <table:table-cell table:formula="of:=[bd_flows.B4]" office:value-type="string" office:string-value="12V_KL15">
            <text:p>12V_KL15</text:p>
          </table:table-cell>
          <table:table-cell table:formula="of:=[bd_flows.A4]" office:value-type="float" office:value="3">
            <text:p>3</text:p>
          </table:table-cell>
          <table:table-cell table:formula="of:=IF([BCM.$Y6];[BCM.D6];&quot;&quot;)" office:value-type="string" office:string-value="Power">
            <text:p>Power</text:p>
          </table:table-cell>
          <table:table-cell table:number-columns-repeated="3"/>
        </table:table-row>
        <table:table-row table:style-name="ro5">
          <table:table-cell table:formula="of:=[bd_flows.B5]" office:value-type="string" office:string-value="12V_KL15">
            <text:p>12V_KL15</text:p>
          </table:table-cell>
          <table:table-cell table:formula="of:=[bd_flows.A5]" office:value-type="float" office:value="4">
            <text:p>4</text:p>
          </table:table-cell>
          <table:table-cell table:formula="of:=IF([BCM.$Y7];[BCM.D7];&quot;&quot;)" office:value-type="string" office:string-value="Power">
            <text:p>Power</text:p>
          </table:table-cell>
          <table:table-cell table:number-columns-repeated="3"/>
        </table:table-row>
        <table:table-row table:style-name="ro5">
          <table:table-cell table:formula="of:=[bd_flows.B6]" office:value-type="string" office:string-value="12V_KL15">
            <text:p>12V_KL15</text:p>
          </table:table-cell>
          <table:table-cell table:formula="of:=[bd_flows.A6]" office:value-type="float" office:value="5">
            <text:p>5</text:p>
          </table:table-cell>
          <table:table-cell table:formula="of:=IF([BCM.$Y8];[BCM.D8];&quot;&quot;)" office:value-type="string" office:string-value="Power">
            <text:p>Power</text:p>
          </table:table-cell>
          <table:table-cell table:number-columns-repeated="3"/>
        </table:table-row>
        <table:table-row table:style-name="ro5">
          <table:table-cell table:formula="of:=[bd_flows.B7]" office:value-type="string" office:string-value="12V_KL15">
            <text:p>12V_KL15</text:p>
          </table:table-cell>
          <table:table-cell table:formula="of:=[bd_flows.A7]" office:value-type="float" office:value="6">
            <text:p>6</text:p>
          </table:table-cell>
          <table:table-cell table:formula="of:=IF([BCM.$Y9];[BCM.D9];&quot;&quot;)" office:value-type="string" office:string-value="Power">
            <text:p>Power</text:p>
          </table:table-cell>
          <table:table-cell table:number-columns-repeated="3"/>
        </table:table-row>
        <table:table-row table:style-name="ro5">
          <table:table-cell table:formula="of:=[bd_flows.B8]" office:value-type="string" office:string-value="GND">
            <text:p>GND</text:p>
          </table:table-cell>
          <table:table-cell table:formula="of:=[bd_flows.A8]" office:value-type="float" office:value="7">
            <text:p>7</text:p>
          </table:table-cell>
          <table:table-cell table:formula="of:=IF([BCM.$Y10];[BCM.D10];&quot;&quot;)" office:value-type="string" office:string-value="Power">
            <text:p>Power</text:p>
          </table:table-cell>
          <table:table-cell table:number-columns-repeated="3"/>
        </table:table-row>
        <table:table-row table:style-name="ro5">
          <table:table-cell table:formula="of:=[bd_flows.B9]" office:value-type="string" office:string-value="GND">
            <text:p>GND</text:p>
          </table:table-cell>
          <table:table-cell table:formula="of:=[bd_flows.A9]" office:value-type="float" office:value="8">
            <text:p>8</text:p>
          </table:table-cell>
          <table:table-cell table:formula="of:=IF([BCM.$Y11];[BCM.D11];&quot;&quot;)" office:value-type="string" office:string-value="Power">
            <text:p>Power</text:p>
          </table:table-cell>
          <table:table-cell table:number-columns-repeated="3"/>
        </table:table-row>
        <table:table-row table:style-name="ro5">
          <table:table-cell table:formula="of:=[bd_flows.B10]" office:value-type="string" office:string-value="GND">
            <text:p>GND</text:p>
          </table:table-cell>
          <table:table-cell table:formula="of:=[bd_flows.A10]" office:value-type="float" office:value="9">
            <text:p>9</text:p>
          </table:table-cell>
          <table:table-cell table:formula="of:=IF([BCM.$Y12];[BCM.D12];&quot;&quot;)" office:value-type="string" office:string-value="Power">
            <text:p>Power</text:p>
          </table:table-cell>
          <table:table-cell table:number-columns-repeated="3"/>
        </table:table-row>
        <table:table-row table:style-name="ro5">
          <table:table-cell table:formula="of:=[bd_flows.B11]" office:value-type="string" office:string-value="12V_KL15 Defrost">
            <text:p>12V_KL15 Defrost</text:p>
          </table:table-cell>
          <table:table-cell table:formula="of:=[bd_flows.A11]" office:value-type="float" office:value="10">
            <text:p>10</text:p>
          </table:table-cell>
          <table:table-cell table:formula="of:=IF([BCM.$Y13];[BCM.D13];&quot;&quot;)" office:value-type="string" office:string-value="Power">
            <text:p>Power</text:p>
          </table:table-cell>
          <table:table-cell table:number-columns-repeated="3"/>
        </table:table-row>
        <table:table-row table:style-name="ro5">
          <table:table-cell table:formula="of:=[bd_flows.B12]" office:value-type="string" office:string-value="12V_KL15 Act. Fold Iz.">
            <text:p>12V_KL15 Act. Fold Iz.</text:p>
          </table:table-cell>
          <table:table-cell table:formula="of:=[bd_flows.A12]" office:value-type="float" office:value="11">
            <text:p>11</text:p>
          </table:table-cell>
          <table:table-cell table:formula="of:=IF([BCM.$Y14];[BCM.D14];&quot;&quot;)" office:value-type="string" office:string-value="Power">
            <text:p>Power</text:p>
          </table:table-cell>
          <table:table-cell table:number-columns-repeated="3"/>
        </table:table-row>
        <table:table-row table:style-name="ro5">
          <table:table-cell table:formula="of:=[bd_flows.B13]" office:value-type="string" office:string-value="12V_KL15 Act. Fold Drch.">
            <text:p>12V_KL15 Act. Fold Drch.</text:p>
          </table:table-cell>
          <table:table-cell table:formula="of:=[bd_flows.A13]" office:value-type="float" office:value="12">
            <text:p>12</text:p>
          </table:table-cell>
          <table:table-cell table:formula="of:=IF([BCM.$Y15];[BCM.D15];&quot;&quot;)" office:value-type="string" office:string-value="Power">
            <text:p>Power</text:p>
          </table:table-cell>
          <table:table-cell table:number-columns-repeated="3"/>
        </table:table-row>
        <table:table-row table:style-name="ro5">
          <table:table-cell table:formula="of:=[bd_flows.B14]" office:value-type="string" office:string-value="OUT_DEFROST">
            <text:p>OUT_DEFROST</text:p>
          </table:table-cell>
          <table:table-cell table:formula="of:=[bd_flows.A14]" office:value-type="float" office:value="13">
            <text:p>13</text:p>
          </table:table-cell>
          <table:table-cell table:formula="of:=IF([BCM.$Y16];[BCM.D16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15]" office:value-type="string" office:string-value="OUT_FOLD_L">
            <text:p>OUT_FOLD_L</text:p>
          </table:table-cell>
          <table:table-cell table:formula="of:=[bd_flows.A15]" office:value-type="float" office:value="14">
            <text:p>14</text:p>
          </table:table-cell>
          <table:table-cell table:formula="of:=IF([BCM.$Y17];[BCM.D17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16]" office:value-type="string" office:string-value="OUT_FOLD_R">
            <text:p>OUT_FOLD_R</text:p>
          </table:table-cell>
          <table:table-cell table:formula="of:=[bd_flows.A16]" office:value-type="float" office:value="15">
            <text:p>15</text:p>
          </table:table-cell>
          <table:table-cell table:formula="of:=IF([BCM.$Y18];[BCM.D18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17]" office:value-type="string" office:string-value="IN_LEV_PARK_LAMP">
            <text:p>IN_LEV_PARK_LAMP</text:p>
          </table:table-cell>
          <table:table-cell table:formula="of:=[bd_flows.A17]" office:value-type="float" office:value="16">
            <text:p>16</text:p>
          </table:table-cell>
          <table:table-cell table:formula="of:=IF([BCM.$Y19];[BCM.D19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18]" office:value-type="string" office:string-value="IN_LEV_HORN">
            <text:p>IN_LEV_HORN</text:p>
          </table:table-cell>
          <table:table-cell table:formula="of:=[bd_flows.A18]" office:value-type="float" office:value="17">
            <text:p>17</text:p>
          </table:table-cell>
          <table:table-cell table:formula="of:=IF([BCM.$Y20];[BCM.D20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19]" office:value-type="string" office:string-value="IN_INPUT_RES_4">
            <text:p>IN_INPUT_RES_4</text:p>
          </table:table-cell>
          <table:table-cell table:formula="of:=[bd_flows.A19]" office:value-type="float" office:value="18">
            <text:p>18</text:p>
          </table:table-cell>
          <table:table-cell table:formula="of:=IF([BCM.$Y21];[BCM.D21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20]" office:value-type="string" office:string-value="IN_INPUT_RES_5">
            <text:p>IN_INPUT_RES_5</text:p>
          </table:table-cell>
          <table:table-cell table:formula="of:=[bd_flows.A20]" office:value-type="float" office:value="19">
            <text:p>19</text:p>
          </table:table-cell>
          <table:table-cell table:formula="of:=IF([BCM.$Y22];[BCM.D22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21]" office:value-type="string" office:string-value="IN_LEV_LOWBEAM_LAMP">
            <text:p>IN_LEV_LOWBEAM_LAMP</text:p>
          </table:table-cell>
          <table:table-cell table:formula="of:=[bd_flows.A21]" office:value-type="float" office:value="20">
            <text:p>20</text:p>
          </table:table-cell>
          <table:table-cell table:formula="of:=IF([BCM.$Y23];[BCM.D23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22]" office:value-type="string" office:string-value="IN_LEV_HIGHBEAM_LAMP">
            <text:p>IN_LEV_HIGHBEAM_LAMP</text:p>
          </table:table-cell>
          <table:table-cell table:formula="of:=[bd_flows.A22]" office:value-type="float" office:value="21">
            <text:p>21</text:p>
          </table:table-cell>
          <table:table-cell table:formula="of:=IF([BCM.$Y24];[BCM.D24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23]" office:value-type="string" office:string-value="IN_LEV_HIGHBEAM_BURST">
            <text:p>IN_LEV_HIGHBEAM_BURST</text:p>
          </table:table-cell>
          <table:table-cell table:formula="of:=[bd_flows.A23]" office:value-type="float" office:value="22">
            <text:p>22</text:p>
          </table:table-cell>
          <table:table-cell table:formula="of:=IF([BCM.$Y25];[BCM.D25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24]" office:value-type="string" office:string-value="IN_LEV_WIPER_1">
            <text:p>IN_LEV_WIPER_1</text:p>
          </table:table-cell>
          <table:table-cell table:formula="of:=[bd_flows.A24]" office:value-type="float" office:value="23">
            <text:p>23</text:p>
          </table:table-cell>
          <table:table-cell table:formula="of:=IF([BCM.$Y26];[BCM.D26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25]" office:value-type="string" office:string-value="IN_LEV_WIPER_2">
            <text:p>IN_LEV_WIPER_2</text:p>
          </table:table-cell>
          <table:table-cell table:formula="of:=[bd_flows.A25]" office:value-type="float" office:value="24">
            <text:p>24</text:p>
          </table:table-cell>
          <table:table-cell table:formula="of:=IF([BCM.$Y27];[BCM.D27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26]" office:value-type="string" office:string-value="IN_LEV_WIPER_PUMP">
            <text:p>IN_LEV_WIPER_PUMP</text:p>
          </table:table-cell>
          <table:table-cell table:formula="of:=[bd_flows.A26]" office:value-type="float" office:value="25">
            <text:p>25</text:p>
          </table:table-cell>
          <table:table-cell table:formula="of:=IF([BCM.$Y28];[BCM.D28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27]" office:value-type="string" office:string-value="IN_LEV_FLASH_RGT">
            <text:p>IN_LEV_FLASH_RGT</text:p>
          </table:table-cell>
          <table:table-cell table:formula="of:=[bd_flows.A27]" office:value-type="float" office:value="26">
            <text:p>26</text:p>
          </table:table-cell>
          <table:table-cell table:formula="of:=IF([BCM.$Y29];[BCM.D29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28]" office:value-type="string" office:string-value="IN_LEV_FLASH_LFT">
            <text:p>IN_LEV_FLASH_LFT</text:p>
          </table:table-cell>
          <table:table-cell table:formula="of:=[bd_flows.A28]" office:value-type="float" office:value="27">
            <text:p>27</text:p>
          </table:table-cell>
          <table:table-cell table:formula="of:=IF([BCM.$Y30];[BCM.D30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29]" office:value-type="string" office:string-value="IN_LEV_NEUTRAL">
            <text:p>IN_LEV_NEUTRAL</text:p>
          </table:table-cell>
          <table:table-cell table:formula="of:=[bd_flows.A29]" office:value-type="float" office:value="28">
            <text:p>28</text:p>
          </table:table-cell>
          <table:table-cell table:formula="of:=IF([BCM.$Y31];[BCM.D31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30]" office:value-type="string" office:string-value="IN_INPUT_RES_1">
            <text:p>IN_INPUT_RES_1</text:p>
          </table:table-cell>
          <table:table-cell table:formula="of:=[bd_flows.A30]" office:value-type="float" office:value="29">
            <text:p>29</text:p>
          </table:table-cell>
          <table:table-cell table:formula="of:=IF([BCM.$Y32];[BCM.D32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31]" office:value-type="string" office:string-value="IN_INPUT_RES_2">
            <text:p>IN_INPUT_RES_2</text:p>
          </table:table-cell>
          <table:table-cell table:formula="of:=[bd_flows.A31]" office:value-type="float" office:value="30">
            <text:p>30</text:p>
          </table:table-cell>
          <table:table-cell table:formula="of:=IF([BCM.$Y33];[BCM.D33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32]" office:value-type="string" office:string-value="IN_INPUT_RES_3">
            <text:p>IN_INPUT_RES_3</text:p>
          </table:table-cell>
          <table:table-cell table:formula="of:=[bd_flows.A32]" office:value-type="float" office:value="31">
            <text:p>31</text:p>
          </table:table-cell>
          <table:table-cell table:formula="of:=IF([BCM.$Y34];[BCM.D34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33]" office:value-type="string" office:string-value="LEV_GND">
            <text:p>LEV_GND</text:p>
          </table:table-cell>
          <table:table-cell table:formula="of:=[bd_flows.A33]" office:value-type="float" office:value="32">
            <text:p>32</text:p>
          </table:table-cell>
          <table:table-cell table:formula="of:=IF([BCM.$Y35];[BCM.D35];&quot;&quot;)" office:value-type="string" office:string-value="Power">
            <text:p>Power</text:p>
          </table:table-cell>
          <table:table-cell table:number-columns-repeated="3"/>
        </table:table-row>
        <table:table-row table:style-name="ro5">
          <table:table-cell table:formula="of:=[bd_flows.B34]" office:value-type="string" office:string-value="LEV_GND">
            <text:p>LEV_GND</text:p>
          </table:table-cell>
          <table:table-cell table:formula="of:=[bd_flows.A34]" office:value-type="float" office:value="33">
            <text:p>33</text:p>
          </table:table-cell>
          <table:table-cell table:formula="of:=IF([BCM.$Y36];[BCM.D36];&quot;&quot;)" office:value-type="string" office:string-value="Power">
            <text:p>Power</text:p>
          </table:table-cell>
          <table:table-cell table:number-columns-repeated="3"/>
        </table:table-row>
        <table:table-row table:style-name="ro5">
          <table:table-cell table:formula="of:=[bd_flows.B35]" office:value-type="string" office:string-value="IN_BUT_IGNITION">
            <text:p>IN_BUT_IGNITION</text:p>
          </table:table-cell>
          <table:table-cell table:formula="of:=[bd_flows.A35]" office:value-type="float" office:value="34">
            <text:p>34</text:p>
          </table:table-cell>
          <table:table-cell table:formula="of:=IF([BCM.$Y37];[BCM.D37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36]" office:value-type="string" office:string-value="IN_BUT_WARNING">
            <text:p>IN_BUT_WARNING</text:p>
          </table:table-cell>
          <table:table-cell table:formula="of:=[bd_flows.A36]" office:value-type="float" office:value="35">
            <text:p>35</text:p>
          </table:table-cell>
          <table:table-cell table:formula="of:=IF([BCM.$Y38];[BCM.D38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37]" office:value-type="string" office:string-value="IN_LEV_PARK_LAMP">
            <text:p>IN_LEV_PARK_LAMP</text:p>
          </table:table-cell>
          <table:table-cell table:formula="of:=[bd_flows.A37]" office:value-type="float" office:value="36">
            <text:p>36</text:p>
          </table:table-cell>
          <table:table-cell table:formula="of:=IF([BCM.$Y39];[BCM.D39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38]" office:value-type="string" office:string-value="IN_MAINS_ON_BMS">
            <text:p>IN_MAINS_ON_BMS</text:p>
          </table:table-cell>
          <table:table-cell table:formula="of:=[bd_flows.A38]" office:value-type="float" office:value="37">
            <text:p>37</text:p>
          </table:table-cell>
          <table:table-cell table:formula="of:=IF([BCM.$Y40];[BCM.D40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39]" office:value-type="string" office:string-value="IN_WAKEUP_GRAL">
            <text:p>IN_WAKEUP_GRAL</text:p>
          </table:table-cell>
          <table:table-cell table:formula="of:=[bd_flows.A39]" office:value-type="float" office:value="38">
            <text:p>38</text:p>
          </table:table-cell>
          <table:table-cell table:formula="of:=IF([BCM.$Y41];[BCM.D41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40]" office:value-type="string" office:string-value="IN_RFID_OPEN">
            <text:p>IN_RFID_OPEN</text:p>
          </table:table-cell>
          <table:table-cell table:formula="of:=[bd_flows.A40]" office:value-type="float" office:value="39">
            <text:p>39</text:p>
          </table:table-cell>
          <table:table-cell table:formula="of:=IF([BCM.$Y42];[BCM.D42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41]" office:value-type="string" office:string-value="IN_RKE_OPEN">
            <text:p>IN_RKE_OPEN</text:p>
          </table:table-cell>
          <table:table-cell table:formula="of:=[bd_flows.A41]" office:value-type="float" office:value="40">
            <text:p>40</text:p>
          </table:table-cell>
          <table:table-cell table:formula="of:=IF([BCM.$Y43];[BCM.D43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42]" office:value-type="string" office:string-value="IN_KL15">
            <text:p>IN_KL15</text:p>
          </table:table-cell>
          <table:table-cell table:formula="of:=[bd_flows.A42]" office:value-type="float" office:value="41">
            <text:p>41</text:p>
          </table:table-cell>
          <table:table-cell table:formula="of:=IF([BCM.$Y44];[BCM.D44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43]" office:value-type="string" office:string-value="IN_RFID_LOCK">
            <text:p>IN_RFID_LOCK</text:p>
          </table:table-cell>
          <table:table-cell table:formula="of:=[bd_flows.A43]" office:value-type="float" office:value="42">
            <text:p>42</text:p>
          </table:table-cell>
          <table:table-cell table:formula="of:=IF([BCM.$Y45];[BCM.D45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44]" office:value-type="string" office:string-value="IN_RKE_LOCK">
            <text:p>IN_RKE_LOCK</text:p>
          </table:table-cell>
          <table:table-cell table:formula="of:=[bd_flows.A44]" office:value-type="float" office:value="43">
            <text:p>43</text:p>
          </table:table-cell>
          <table:table-cell table:formula="of:=IF([BCM.$Y46];[BCM.D46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45]" office:value-type="string" office:string-value="IN_BUT_OPENDOOR_INT">
            <text:p>IN_BUT_OPENDOOR_INT</text:p>
          </table:table-cell>
          <table:table-cell table:formula="of:=[bd_flows.A45]" office:value-type="float" office:value="44">
            <text:p>44</text:p>
          </table:table-cell>
          <table:table-cell table:formula="of:=IF([BCM.$Y47];[BCM.D47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46]" office:value-type="string" office:string-value="IN_BUT_OPENDOOR_EXT">
            <text:p>IN_BUT_OPENDOOR_EXT</text:p>
          </table:table-cell>
          <table:table-cell table:formula="of:=[bd_flows.A46]" office:value-type="float" office:value="45">
            <text:p>45</text:p>
          </table:table-cell>
          <table:table-cell table:formula="of:=IF([BCM.$Y48];[BCM.D48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47]" office:value-type="string" office:string-value="IN_BUT_OPENTRUNK_EXT">
            <text:p>IN_BUT_OPENTRUNK_EXT</text:p>
          </table:table-cell>
          <table:table-cell table:formula="of:=[bd_flows.A47]" office:value-type="float" office:value="46">
            <text:p>46</text:p>
          </table:table-cell>
          <table:table-cell table:formula="of:=IF([BCM.$Y49];[BCM.D49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48]" office:value-type="string" office:string-value="IN_SEN_DOOR_LOCKED">
            <text:p>IN_SEN_DOOR_LOCKED</text:p>
          </table:table-cell>
          <table:table-cell table:formula="of:=[bd_flows.A48]" office:value-type="float" office:value="47">
            <text:p>47</text:p>
          </table:table-cell>
          <table:table-cell table:formula="of:=IF([BCM.$Y50];[BCM.D50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49]" office:value-type="string" office:string-value="IN_SEN_TRUNK_LOCKED">
            <text:p>IN_SEN_TRUNK_LOCKED</text:p>
          </table:table-cell>
          <table:table-cell table:formula="of:=[bd_flows.A49]" office:value-type="float" office:value="48">
            <text:p>48</text:p>
          </table:table-cell>
          <table:table-cell table:formula="of:=IF([BCM.$Y51];[BCM.D51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50]" office:value-type="string" office:string-value="IN_SEN_BRAKE_PEDAL">
            <text:p>IN_SEN_BRAKE_PEDAL</text:p>
          </table:table-cell>
          <table:table-cell table:formula="of:=[bd_flows.A50]" office:value-type="float" office:value="49">
            <text:p>49</text:p>
          </table:table-cell>
          <table:table-cell table:formula="of:=IF([BCM.$Y52];[BCM.D52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51]" office:value-type="string" office:string-value="IN_SEN_DRIVER_BELT">
            <text:p>IN_SEN_DRIVER_BELT</text:p>
          </table:table-cell>
          <table:table-cell table:formula="of:=[bd_flows.A51]" office:value-type="float" office:value="50">
            <text:p>50</text:p>
          </table:table-cell>
          <table:table-cell table:formula="of:=IF([BCM.$Y53];[BCM.D53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52]" office:value-type="string" office:string-value="IN_SEN_PASS_BELT">
            <text:p>IN_SEN_PASS_BELT</text:p>
          </table:table-cell>
          <table:table-cell table:formula="of:=[bd_flows.A52]" office:value-type="float" office:value="51">
            <text:p>51</text:p>
          </table:table-cell>
          <table:table-cell table:formula="of:=IF([BCM.$Y54];[BCM.D54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53]" office:value-type="string" office:string-value="IN_SEN_PASS_PRES">
            <text:p>IN_SEN_PASS_PRES</text:p>
          </table:table-cell>
          <table:table-cell table:formula="of:=[bd_flows.A53]" office:value-type="float" office:value="52">
            <text:p>52</text:p>
          </table:table-cell>
          <table:table-cell table:formula="of:=IF([BCM.$Y55];[BCM.D55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54]" office:value-type="string" office:string-value="IN_SEN_WIPER_HOME">
            <text:p>IN_SEN_WIPER_HOME</text:p>
          </table:table-cell>
          <table:table-cell table:formula="of:=[bd_flows.A54]" office:value-type="float" office:value="53">
            <text:p>53</text:p>
          </table:table-cell>
          <table:table-cell table:formula="of:=IF([BCM.$Y56];[BCM.D56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55]" office:value-type="string" office:string-value="IN_SEN_FOLD">
            <text:p>IN_SEN_FOLD</text:p>
          </table:table-cell>
          <table:table-cell table:formula="of:=[bd_flows.A55]" office:value-type="float" office:value="54">
            <text:p>54</text:p>
          </table:table-cell>
          <table:table-cell table:formula="of:=IF([BCM.$Y57];[BCM.D57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56]" office:value-type="string" office:string-value="IN_SEN_UNFOLD">
            <text:p>IN_SEN_UNFOLD</text:p>
          </table:table-cell>
          <table:table-cell table:formula="of:=[bd_flows.A56]" office:value-type="float" office:value="55">
            <text:p>55</text:p>
          </table:table-cell>
          <table:table-cell table:formula="of:=IF([BCM.$Y58];[BCM.D58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57]" office:value-type="string" office:string-value="IN_HAND_BRAKE">
            <text:p>IN_HAND_BRAKE</text:p>
          </table:table-cell>
          <table:table-cell table:formula="of:=[bd_flows.A57]" office:value-type="float" office:value="56">
            <text:p>56</text:p>
          </table:table-cell>
          <table:table-cell table:formula="of:=IF([BCM.$Y59];[BCM.D59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58]" office:value-type="string" office:string-value="IN_LEV_HORN">
            <text:p>IN_LEV_HORN</text:p>
          </table:table-cell>
          <table:table-cell table:formula="of:=[bd_flows.A58]" office:value-type="float" office:value="57">
            <text:p>57</text:p>
          </table:table-cell>
          <table:table-cell table:formula="of:=IF([BCM.$Y60];[BCM.D60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59]" office:value-type="string" office:string-value="OUT_LED_ST1">
            <text:p>OUT_LED_ST1</text:p>
          </table:table-cell>
          <table:table-cell table:formula="of:=[bd_flows.A59]" office:value-type="float" office:value="58">
            <text:p>58</text:p>
          </table:table-cell>
          <table:table-cell table:formula="of:=IF([BCM.$Y61];[BCM.D61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60]" office:value-type="string" office:string-value="OUT_LED_ST2">
            <text:p>OUT_LED_ST2</text:p>
          </table:table-cell>
          <table:table-cell table:formula="of:=[bd_flows.A60]" office:value-type="float" office:value="59">
            <text:p>59</text:p>
          </table:table-cell>
          <table:table-cell table:formula="of:=IF([BCM.$Y62];[BCM.D62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61]" office:value-type="string" office:string-value="OUT_INTERIOR_LAMP">
            <text:p>OUT_INTERIOR_LAMP</text:p>
          </table:table-cell>
          <table:table-cell table:formula="of:=[bd_flows.A61]" office:value-type="float" office:value="60">
            <text:p>60</text:p>
          </table:table-cell>
          <table:table-cell table:formula="of:=IF([BCM.$Y63];[BCM.D63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62]" office:value-type="string" office:string-value="OUT_OPENDOOR_LAMP">
            <text:p>OUT_OPENDOOR_LAMP</text:p>
          </table:table-cell>
          <table:table-cell table:formula="of:=[bd_flows.A62]" office:value-type="float" office:value="61">
            <text:p>61</text:p>
          </table:table-cell>
          <table:table-cell table:formula="of:=IF([BCM.$Y64];[BCM.D64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63]" office:value-type="string" office:string-value="OUT_PARKING_LAMP_1">
            <text:p>OUT_PARKING_LAMP_1</text:p>
          </table:table-cell>
          <table:table-cell table:formula="of:=[bd_flows.A63]" office:value-type="float" office:value="62">
            <text:p>62</text:p>
          </table:table-cell>
          <table:table-cell table:formula="of:=IF([BCM.$Y65];[BCM.D65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64]" office:value-type="string" office:string-value="OUT_PARKING_LAMP_2">
            <text:p>OUT_PARKING_LAMP_2</text:p>
          </table:table-cell>
          <table:table-cell table:formula="of:=[bd_flows.A64]" office:value-type="float" office:value="63">
            <text:p>63</text:p>
          </table:table-cell>
          <table:table-cell table:formula="of:=IF([BCM.$Y66];[BCM.D66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65]" office:value-type="string" office:string-value="OUT_INT_BUZZER+">
            <text:p>OUT_INT_BUZZER+</text:p>
          </table:table-cell>
          <table:table-cell table:formula="of:=[bd_flows.A65]" office:value-type="float" office:value="64">
            <text:p>64</text:p>
          </table:table-cell>
          <table:table-cell table:formula="of:=IF([BCM.$Y67];[BCM.D67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66]" office:value-type="string" office:string-value="OUT_INT_BUZZER-">
            <text:p>OUT_INT_BUZZER-</text:p>
          </table:table-cell>
          <table:table-cell table:formula="of:=[bd_flows.A66]" office:value-type="float" office:value="65">
            <text:p>65</text:p>
          </table:table-cell>
          <table:table-cell table:formula="of:=IF([BCM.$Y68];[BCM.D68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67]" office:value-type="string" office:string-value="OUT_LED_WARNING">
            <text:p>OUT_LED_WARNING</text:p>
          </table:table-cell>
          <table:table-cell table:formula="of:=[bd_flows.A67]" office:value-type="float" office:value="66">
            <text:p>66</text:p>
          </table:table-cell>
          <table:table-cell table:formula="of:=IF([BCM.$Y69];[BCM.D69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68]" office:value-type="string" office:string-value="OUT_POWER_CAM">
            <text:p>OUT_POWER_CAM</text:p>
          </table:table-cell>
          <table:table-cell table:formula="of:=[bd_flows.A68]" office:value-type="float" office:value="67">
            <text:p>67</text:p>
          </table:table-cell>
          <table:table-cell table:formula="of:=IF([BCM.$Y70];[BCM.D70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69]" office:value-type="string" office:string-value="OUT_LED_IGNITION">
            <text:p>OUT_LED_IGNITION</text:p>
          </table:table-cell>
          <table:table-cell table:formula="of:=[bd_flows.A69]" office:value-type="float" office:value="68">
            <text:p>68</text:p>
          </table:table-cell>
          <table:table-cell table:formula="of:=IF([BCM.$Y71];[BCM.D71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70]" office:value-type="string" office:string-value="OUT_HEATER_1">
            <text:p>OUT_HEATER_1</text:p>
          </table:table-cell>
          <table:table-cell table:formula="of:=[bd_flows.A70]" office:value-type="float" office:value="69">
            <text:p>69</text:p>
          </table:table-cell>
          <table:table-cell table:formula="of:=IF([BCM.$Y72];[BCM.D72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71]" office:value-type="string" office:string-value="OUT_HEATER_2">
            <text:p>OUT_HEATER_2</text:p>
          </table:table-cell>
          <table:table-cell table:formula="of:=[bd_flows.A71]" office:value-type="float" office:value="70">
            <text:p>70</text:p>
          </table:table-cell>
          <table:table-cell table:formula="of:=IF([BCM.$Y73];[BCM.D73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72]" office:value-type="string" office:string-value="OUT_READY_ON_NC">
            <text:p>OUT_READY_ON_NC</text:p>
          </table:table-cell>
          <table:table-cell table:formula="of:=[bd_flows.A72]" office:value-type="float" office:value="71">
            <text:p>71</text:p>
          </table:table-cell>
          <table:table-cell table:formula="of:=IF([BCM.$Y74];[BCM.D74];&quot;&quot;)" office:value-type="string" office:string-value="RC">
            <text:p>RC</text:p>
          </table:table-cell>
          <table:table-cell table:number-columns-repeated="3"/>
        </table:table-row>
        <table:table-row table:style-name="ro5">
          <table:table-cell table:formula="of:=[bd_flows.B73]" office:value-type="string" office:string-value="OUT_READY_ON_NA">
            <text:p>OUT_READY_ON_NA</text:p>
          </table:table-cell>
          <table:table-cell table:formula="of:=[bd_flows.A73]" office:value-type="float" office:value="72">
            <text:p>72</text:p>
          </table:table-cell>
          <table:table-cell table:formula="of:=IF([BCM.$Y75];[BCM.D75];&quot;&quot;)" office:value-type="string" office:string-value="RC">
            <text:p>RC</text:p>
          </table:table-cell>
          <table:table-cell table:number-columns-repeated="3"/>
        </table:table-row>
        <table:table-row table:style-name="ro5">
          <table:table-cell table:formula="of:=[bd_flows.B74]" office:value-type="string" office:string-value="OUT_POWER_DIM">
            <text:p>OUT_POWER_DIM</text:p>
          </table:table-cell>
          <table:table-cell table:formula="of:=[bd_flows.A74]" office:value-type="float" office:value="73">
            <text:p>73</text:p>
          </table:table-cell>
          <table:table-cell table:formula="of:=IF([BCM.$Y76];[BCM.D76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75]" office:value-type="string" office:string-value="OUT_READY_ON_COM">
            <text:p>OUT_READY_ON_COM</text:p>
          </table:table-cell>
          <table:table-cell table:formula="of:=[bd_flows.A75]" office:value-type="float" office:value="74">
            <text:p>74</text:p>
          </table:table-cell>
          <table:table-cell table:formula="of:=IF([BCM.$Y77];[BCM.D77];&quot;&quot;)" office:value-type="string" office:string-value="RC">
            <text:p>RC</text:p>
          </table:table-cell>
          <table:table-cell table:number-columns-repeated="3"/>
        </table:table-row>
        <table:table-row table:style-name="ro5">
          <table:table-cell table:formula="of:=[bd_flows.B76]" office:value-type="string" office:string-value="OUT_BRAKE_LAMP">
            <text:p>OUT_BRAKE_LAMP</text:p>
          </table:table-cell>
          <table:table-cell table:formula="of:=[bd_flows.A76]" office:value-type="float" office:value="75">
            <text:p>75</text:p>
          </table:table-cell>
          <table:table-cell table:formula="of:=IF([BCM.$Y78];[BCM.D78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77]" office:value-type="string" office:string-value="OUT_300mA_RES1">
            <text:p>OUT_300mA_RES1</text:p>
          </table:table-cell>
          <table:table-cell table:formula="of:=[bd_flows.A77]" office:value-type="float" office:value="76">
            <text:p>76</text:p>
          </table:table-cell>
          <table:table-cell table:formula="of:=IF([BCM.$Y79];[BCM.D79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78]" office:value-type="string" office:string-value="OUT_300mA_RES2">
            <text:p>OUT_300mA_RES2</text:p>
          </table:table-cell>
          <table:table-cell table:formula="of:=[bd_flows.A78]" office:value-type="float" office:value="77">
            <text:p>77</text:p>
          </table:table-cell>
          <table:table-cell table:formula="of:=IF([BCM.$Y80];[BCM.D80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79]" office:value-type="string" office:string-value="OUT_10A_KL30_RES1">
            <text:p>OUT_10A_KL30_RES1</text:p>
          </table:table-cell>
          <table:table-cell table:formula="of:=[bd_flows.A79]" office:value-type="float" office:value="78">
            <text:p>78</text:p>
          </table:table-cell>
          <table:table-cell table:formula="of:=IF([BCM.$Y81];[BCM.D81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80]" office:value-type="string" office:string-value="OUT_10A_KL30_RES2">
            <text:p>OUT_10A_KL30_RES2</text:p>
          </table:table-cell>
          <table:table-cell table:formula="of:=[bd_flows.A80]" office:value-type="float" office:value="79">
            <text:p>79</text:p>
          </table:table-cell>
          <table:table-cell table:formula="of:=IF([BCM.$Y82];[BCM.D82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81]" office:value-type="string" office:string-value="OUT_HORN">
            <text:p>OUT_HORN</text:p>
          </table:table-cell>
          <table:table-cell table:formula="of:=[bd_flows.A81]" office:value-type="float" office:value="80">
            <text:p>80</text:p>
          </table:table-cell>
          <table:table-cell table:formula="of:=IF([BCM.$Y83];[BCM.D83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82]" office:value-type="string" office:string-value="OUT_LOWBEAM_LAMP_L">
            <text:p>OUT_LOWBEAM_LAMP_L</text:p>
          </table:table-cell>
          <table:table-cell table:formula="of:=[bd_flows.A82]" office:value-type="float" office:value="81">
            <text:p>81</text:p>
          </table:table-cell>
          <table:table-cell table:formula="of:=IF([BCM.$Y84];[BCM.D84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83]" office:value-type="string" office:string-value="OUT_LOWBEAM_LAMP_R">
            <text:p>OUT_LOWBEAM_LAMP_R</text:p>
          </table:table-cell>
          <table:table-cell table:formula="of:=[bd_flows.A83]" office:value-type="float" office:value="82">
            <text:p>82</text:p>
          </table:table-cell>
          <table:table-cell table:formula="of:=IF([BCM.$Y85];[BCM.D85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84]" office:value-type="string" office:string-value="OUT_HIGHBEAM_LAMP_L">
            <text:p>OUT_HIGHBEAM_LAMP_L</text:p>
          </table:table-cell>
          <table:table-cell table:formula="of:=[bd_flows.A84]" office:value-type="float" office:value="83">
            <text:p>83</text:p>
          </table:table-cell>
          <table:table-cell table:formula="of:=IF([BCM.$Y86];[BCM.D86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85]" office:value-type="string" office:string-value="OUT_HIGHBEAM_LAMP_R">
            <text:p>OUT_HIGHBEAM_LAMP_R</text:p>
          </table:table-cell>
          <table:table-cell table:formula="of:=[bd_flows.A85]" office:value-type="float" office:value="84">
            <text:p>84</text:p>
          </table:table-cell>
          <table:table-cell table:formula="of:=IF([BCM.$Y87];[BCM.D87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86]" office:value-type="string" office:string-value="OUT_WIPER1">
            <text:p>OUT_WIPER1</text:p>
          </table:table-cell>
          <table:table-cell table:formula="of:=[bd_flows.A86]" office:value-type="float" office:value="85">
            <text:p>85</text:p>
          </table:table-cell>
          <table:table-cell table:formula="of:=IF([BCM.$Y88];[BCM.D88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87]" office:value-type="string" office:string-value="OUT_WIPER2">
            <text:p>OUT_WIPER2</text:p>
          </table:table-cell>
          <table:table-cell table:formula="of:=[bd_flows.A87]" office:value-type="float" office:value="86">
            <text:p>86</text:p>
          </table:table-cell>
          <table:table-cell table:formula="of:=IF([BCM.$Y89];[BCM.D89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88]" office:value-type="string" office:string-value="OUT_10A_KL15_RES">
            <text:p>OUT_10A_KL15_RES</text:p>
          </table:table-cell>
          <table:table-cell table:formula="of:=[bd_flows.A88]" office:value-type="float" office:value="87">
            <text:p>87</text:p>
          </table:table-cell>
          <table:table-cell table:formula="of:=IF([BCM.$Y90];[BCM.D90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89]" office:value-type="string" office:string-value="OUT_PWM_FAN1">
            <text:p>OUT_PWM_FAN1</text:p>
          </table:table-cell>
          <table:table-cell table:formula="of:=[bd_flows.A89]" office:value-type="float" office:value="88">
            <text:p>88</text:p>
          </table:table-cell>
          <table:table-cell table:formula="of:=IF([BCM.$Y91];[BCM.D91];&quot;&quot;)" office:value-type="string" office:string-value="PWM">
            <text:p>PWM</text:p>
          </table:table-cell>
          <table:table-cell table:number-columns-repeated="3"/>
        </table:table-row>
        <table:table-row table:style-name="ro5">
          <table:table-cell table:formula="of:=[bd_flows.B90]" office:value-type="string" office:string-value="OUT_PWM_FAN2">
            <text:p>OUT_PWM_FAN2</text:p>
          </table:table-cell>
          <table:table-cell table:formula="of:=[bd_flows.A90]" office:value-type="float" office:value="89">
            <text:p>89</text:p>
          </table:table-cell>
          <table:table-cell table:formula="of:=IF([BCM.$Y92];[BCM.D92];&quot;&quot;)" office:value-type="string" office:string-value="PWM">
            <text:p>PWM</text:p>
          </table:table-cell>
          <table:table-cell table:number-columns-repeated="3"/>
        </table:table-row>
        <table:table-row table:style-name="ro5">
          <table:table-cell table:formula="of:=[bd_flows.B91]" office:value-type="string" office:string-value="OUT_PWM_RES1">
            <text:p>OUT_PWM_RES1</text:p>
          </table:table-cell>
          <table:table-cell table:formula="of:=[bd_flows.A91]" office:value-type="float" office:value="90">
            <text:p>90</text:p>
          </table:table-cell>
          <table:table-cell table:formula="of:=IF([BCM.$Y93];[BCM.D93];&quot;&quot;)" office:value-type="string" office:string-value="PWM">
            <text:p>PWM</text:p>
          </table:table-cell>
          <table:table-cell table:number-columns-repeated="3"/>
        </table:table-row>
        <table:table-row table:style-name="ro5">
          <table:table-cell table:formula="of:=[bd_flows.B92]" office:value-type="string" office:string-value="OUT_PWM_RES2">
            <text:p>OUT_PWM_RES2</text:p>
          </table:table-cell>
          <table:table-cell table:formula="of:=[bd_flows.A92]" office:value-type="float" office:value="91">
            <text:p>91</text:p>
          </table:table-cell>
          <table:table-cell table:formula="of:=IF([BCM.$Y94];[BCM.D94];&quot;&quot;)" office:value-type="string" office:string-value="PWM">
            <text:p>PWM</text:p>
          </table:table-cell>
          <table:table-cell table:number-columns-repeated="3"/>
        </table:table-row>
        <table:table-row table:style-name="ro5">
          <table:table-cell table:formula="of:=[bd_flows.B93]" office:value-type="string" office:string-value="OUT_MIRROR_L_H">
            <text:p>OUT_MIRROR_L_H</text:p>
          </table:table-cell>
          <table:table-cell table:formula="of:=[bd_flows.A93]" office:value-type="float" office:value="92">
            <text:p>92</text:p>
          </table:table-cell>
          <table:table-cell table:formula="of:=IF([BCM.$Y95];[BCM.D95];&quot;&quot;)" office:value-type="string" office:string-value="H_B">
            <text:p>H_B</text:p>
          </table:table-cell>
          <table:table-cell table:number-columns-repeated="3"/>
        </table:table-row>
        <table:table-row table:style-name="ro5">
          <table:table-cell table:formula="of:=[bd_flows.B94]" office:value-type="string" office:string-value="OUT_MIRROR_L_C">
            <text:p>OUT_MIRROR_L_C</text:p>
          </table:table-cell>
          <table:table-cell table:formula="of:=[bd_flows.A94]" office:value-type="float" office:value="93">
            <text:p>93</text:p>
          </table:table-cell>
          <table:table-cell table:formula="of:=IF([BCM.$Y96];[BCM.D96];&quot;&quot;)" office:value-type="string" office:string-value="H_B">
            <text:p>H_B</text:p>
          </table:table-cell>
          <table:table-cell table:number-columns-repeated="3"/>
        </table:table-row>
        <table:table-row table:style-name="ro5">
          <table:table-cell table:formula="of:=[bd_flows.B95]" office:value-type="string" office:string-value="OUT_MIRROR_L_V">
            <text:p>OUT_MIRROR_L_V</text:p>
          </table:table-cell>
          <table:table-cell table:formula="of:=[bd_flows.A95]" office:value-type="float" office:value="94">
            <text:p>94</text:p>
          </table:table-cell>
          <table:table-cell table:formula="of:=IF([BCM.$Y97];[BCM.D97];&quot;&quot;)" office:value-type="string" office:string-value="H_B">
            <text:p>H_B</text:p>
          </table:table-cell>
          <table:table-cell table:number-columns-repeated="3"/>
        </table:table-row>
        <table:table-row table:style-name="ro5">
          <table:table-cell table:formula="of:=[bd_flows.B96]" office:value-type="string" office:string-value="OUT_MIRROR_R_H">
            <text:p>OUT_MIRROR_R_H</text:p>
          </table:table-cell>
          <table:table-cell table:formula="of:=[bd_flows.A96]" office:value-type="float" office:value="95">
            <text:p>95</text:p>
          </table:table-cell>
          <table:table-cell table:formula="of:=IF([BCM.$Y98];[BCM.D98];&quot;&quot;)" office:value-type="string" office:string-value="H_B">
            <text:p>H_B</text:p>
          </table:table-cell>
          <table:table-cell table:number-columns-repeated="3"/>
        </table:table-row>
        <table:table-row table:style-name="ro5">
          <table:table-cell table:formula="of:=[bd_flows.B97]" office:value-type="string" office:string-value="OUT_MIRROR_R_C">
            <text:p>OUT_MIRROR_R_C</text:p>
          </table:table-cell>
          <table:table-cell table:formula="of:=[bd_flows.A97]" office:value-type="float" office:value="96">
            <text:p>96</text:p>
          </table:table-cell>
          <table:table-cell table:formula="of:=IF([BCM.$Y99];[BCM.D99];&quot;&quot;)" office:value-type="string" office:string-value="H_B">
            <text:p>H_B</text:p>
          </table:table-cell>
          <table:table-cell table:number-columns-repeated="3"/>
        </table:table-row>
        <table:table-row table:style-name="ro5">
          <table:table-cell table:formula="of:=[bd_flows.B98]" office:value-type="string" office:string-value="OUT_MIRROR_R_V">
            <text:p>OUT_MIRROR_R_V</text:p>
          </table:table-cell>
          <table:table-cell table:formula="of:=[bd_flows.A98]" office:value-type="float" office:value="97">
            <text:p>97</text:p>
          </table:table-cell>
          <table:table-cell table:formula="of:=IF([BCM.$Y100];[BCM.D100];&quot;&quot;)" office:value-type="string" office:string-value="H_B">
            <text:p>H_B</text:p>
          </table:table-cell>
          <table:table-cell table:number-columns-repeated="3"/>
        </table:table-row>
        <table:table-row table:style-name="ro5">
          <table:table-cell table:formula="of:=[bd_flows.B99]" office:value-type="string" office:string-value="OUT_H_BRIDGE_RES+">
            <text:p>OUT_H_BRIDGE_RES+</text:p>
          </table:table-cell>
          <table:table-cell table:formula="of:=[bd_flows.A99]" office:value-type="float" office:value="98">
            <text:p>98</text:p>
          </table:table-cell>
          <table:table-cell table:formula="of:=IF([BCM.$Y101];[BCM.D101];&quot;&quot;)" office:value-type="string" office:string-value="H_B">
            <text:p>H_B</text:p>
          </table:table-cell>
          <table:table-cell table:number-columns-repeated="3"/>
        </table:table-row>
        <table:table-row table:style-name="ro5">
          <table:table-cell table:formula="of:=[bd_flows.B100]" office:value-type="string" office:string-value="OUT_H_BRIDGE_RES-">
            <text:p>OUT_H_BRIDGE_RES-</text:p>
          </table:table-cell>
          <table:table-cell table:formula="of:=[bd_flows.A100]" office:value-type="float" office:value="99">
            <text:p>99</text:p>
          </table:table-cell>
          <table:table-cell table:formula="of:=IF([BCM.$Y102];[BCM.D102];&quot;&quot;)" office:value-type="string" office:string-value="H_B">
            <text:p>H_B</text:p>
          </table:table-cell>
          <table:table-cell table:number-columns-repeated="3"/>
        </table:table-row>
        <table:table-row table:style-name="ro5">
          <table:table-cell table:formula="of:=[bd_flows.B101]" office:value-type="string" office:string-value="OUT_POWER_BOT">
            <text:p>OUT_POWER_BOT</text:p>
          </table:table-cell>
          <table:table-cell table:formula="of:=[bd_flows.A101]" office:value-type="float" office:value="100">
            <text:p>100</text:p>
          </table:table-cell>
          <table:table-cell table:formula="of:=IF([BCM.$Y103];[BCM.D103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102]" office:value-type="string" office:string-value="OUT_IGNITION_BMS">
            <text:p>OUT_IGNITION_BMS</text:p>
          </table:table-cell>
          <table:table-cell table:formula="of:=[bd_flows.A102]" office:value-type="float" office:value="101">
            <text:p>101</text:p>
          </table:table-cell>
          <table:table-cell table:formula="of:=IF([BCM.$Y104];[BCM.D104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103]" office:value-type="string" office:string-value="OUT_MAIN_SW">
            <text:p>OUT_MAIN_SW</text:p>
          </table:table-cell>
          <table:table-cell table:formula="of:=[bd_flows.A103]" office:value-type="float" office:value="102">
            <text:p>102</text:p>
          </table:table-cell>
          <table:table-cell table:formula="of:=IF([BCM.$Y105];[BCM.D105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104]" office:value-type="string" office:string-value="OUT_FOG_LAMP">
            <text:p>OUT_FOG_LAMP</text:p>
          </table:table-cell>
          <table:table-cell table:formula="of:=[bd_flows.A104]" office:value-type="float" office:value="103">
            <text:p>103</text:p>
          </table:table-cell>
          <table:table-cell table:formula="of:=IF([BCM.$Y106];[BCM.D106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105]" office:value-type="string" office:string-value="OUT_REAR_LAMP">
            <text:p>OUT_REAR_LAMP</text:p>
          </table:table-cell>
          <table:table-cell table:formula="of:=[bd_flows.A105]" office:value-type="float" office:value="104">
            <text:p>104</text:p>
          </table:table-cell>
          <table:table-cell table:formula="of:=IF([BCM.$Y107];[BCM.D107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106]" office:value-type="string" office:string-value="OUT_BRAKE_COIL">
            <text:p>OUT_BRAKE_COIL</text:p>
          </table:table-cell>
          <table:table-cell table:formula="of:=[bd_flows.A106]" office:value-type="float" office:value="105">
            <text:p>105</text:p>
          </table:table-cell>
          <table:table-cell table:formula="of:=IF([BCM.$Y108];[BCM.D108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107]" office:value-type="string" office:string-value="OUT_WATER_PUMP">
            <text:p>OUT_WATER_PUMP</text:p>
          </table:table-cell>
          <table:table-cell table:formula="of:=[bd_flows.A107]" office:value-type="float" office:value="106">
            <text:p>106</text:p>
          </table:table-cell>
          <table:table-cell table:formula="of:=IF([BCM.$Y109];[BCM.D109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108]" office:value-type="string" office:string-value="OUT_DOOR_LOCK">
            <text:p>OUT_DOOR_LOCK</text:p>
          </table:table-cell>
          <table:table-cell table:formula="of:=[bd_flows.A108]" office:value-type="float" office:value="107">
            <text:p>107</text:p>
          </table:table-cell>
          <table:table-cell table:formula="of:=IF([BCM.$Y110];[BCM.D110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109]" office:value-type="string" office:string-value="OUT_TRUNK_LOCK">
            <text:p>OUT_TRUNK_LOCK</text:p>
          </table:table-cell>
          <table:table-cell table:formula="of:=[bd_flows.A109]" office:value-type="float" office:value="108">
            <text:p>108</text:p>
          </table:table-cell>
          <table:table-cell table:formula="of:=IF([BCM.$Y111];[BCM.D111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110]" office:value-type="string" office:string-value="OUT_6A_KL30_RES">
            <text:p>OUT_6A_KL30_RES</text:p>
          </table:table-cell>
          <table:table-cell table:formula="of:=[bd_flows.A110]" office:value-type="float" office:value="109">
            <text:p>109</text:p>
          </table:table-cell>
          <table:table-cell table:formula="of:=IF([BCM.$Y112];[BCM.D112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111]" office:value-type="string" office:string-value="OUT_FLASH_LEFT">
            <text:p>OUT_FLASH_LEFT</text:p>
          </table:table-cell>
          <table:table-cell table:formula="of:=[bd_flows.A111]" office:value-type="float" office:value="110">
            <text:p>110</text:p>
          </table:table-cell>
          <table:table-cell table:formula="of:=IF([BCM.$Y113];[BCM.D113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112]" office:value-type="string" office:string-value="OUT_FLASH_RIGHT">
            <text:p>OUT_FLASH_RIGHT</text:p>
          </table:table-cell>
          <table:table-cell table:formula="of:=[bd_flows.A112]" office:value-type="float" office:value="111">
            <text:p>111</text:p>
          </table:table-cell>
          <table:table-cell table:formula="of:=IF([BCM.$Y114];[BCM.D114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113]" office:value-type="string" office:string-value="OUT_6A_KL15_RES">
            <text:p>OUT_6A_KL15_RES</text:p>
          </table:table-cell>
          <table:table-cell table:formula="of:=[bd_flows.A113]" office:value-type="float" office:value="112">
            <text:p>112</text:p>
          </table:table-cell>
          <table:table-cell table:formula="of:=IF([BCM.$Y115];[BCM.D115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114]" office:value-type="string" office:string-value="IN_TEMP_EXT">
            <text:p>IN_TEMP_EXT</text:p>
          </table:table-cell>
          <table:table-cell table:formula="of:=[bd_flows.A114]" office:value-type="float" office:value="113">
            <text:p>113</text:p>
          </table:table-cell>
          <table:table-cell table:formula="of:=IF([BCM.$Y116];[BCM.D116];&quot;&quot;)" office:value-type="string" office:string-value="AI">
            <text:p>AI</text:p>
          </table:table-cell>
          <table:table-cell table:number-columns-repeated="3"/>
        </table:table-row>
        <table:table-row table:style-name="ro5">
          <table:table-cell table:formula="of:=[bd_flows.B115]" office:value-type="string" office:string-value="IN_TEMP_INT">
            <text:p>IN_TEMP_INT</text:p>
          </table:table-cell>
          <table:table-cell table:formula="of:=[bd_flows.A115]" office:value-type="float" office:value="114">
            <text:p>114</text:p>
          </table:table-cell>
          <table:table-cell table:formula="of:=IF([BCM.$Y117];[BCM.D117];&quot;&quot;)" office:value-type="string" office:string-value="AI">
            <text:p>AI</text:p>
          </table:table-cell>
          <table:table-cell table:number-columns-repeated="3"/>
        </table:table-row>
        <table:table-row table:style-name="ro5">
          <table:table-cell table:formula="of:=[bd_flows.B116]" office:value-type="string" office:string-value="IN_KL15_RES">
            <text:p>IN_KL15_RES</text:p>
          </table:table-cell>
          <table:table-cell table:formula="of:=[bd_flows.A116]" office:value-type="float" office:value="115">
            <text:p>115</text:p>
          </table:table-cell>
          <table:table-cell table:formula="of:=IF([BCM.$Y118];[BCM.D118];&quot;&quot;)" office:value-type="string" office:string-value="AI">
            <text:p>AI</text:p>
          </table:table-cell>
          <table:table-cell table:number-columns-repeated="3"/>
        </table:table-row>
        <table:table-row table:style-name="ro5">
          <table:table-cell table:formula="of:=[bd_flows.B117]" office:value-type="string" office:string-value="COM1_232_TX">
            <text:p>COM1_232_TX</text:p>
          </table:table-cell>
          <table:table-cell table:formula="of:=[bd_flows.A117]" office:value-type="float" office:value="116">
            <text:p>116</text:p>
          </table:table-cell>
          <table:table-cell table:formula="of:=IF([BCM.$Y119];[BCM.D119];&quot;&quot;)" office:value-type="string" office:string-value="Bus">
            <text:p>Bus</text:p>
          </table:table-cell>
          <table:table-cell table:number-columns-repeated="3"/>
        </table:table-row>
        <table:table-row table:style-name="ro5">
          <table:table-cell table:formula="of:=[bd_flows.B118]" office:value-type="string" office:string-value="COM1_232_RX">
            <text:p>COM1_232_RX</text:p>
          </table:table-cell>
          <table:table-cell table:formula="of:=[bd_flows.A118]" office:value-type="float" office:value="117">
            <text:p>117</text:p>
          </table:table-cell>
          <table:table-cell table:formula="of:=IF([BCM.$Y120];[BCM.D120];&quot;&quot;)" office:value-type="string" office:string-value="Bus">
            <text:p>Bus</text:p>
          </table:table-cell>
          <table:table-cell table:number-columns-repeated="3"/>
        </table:table-row>
        <table:table-row table:style-name="ro5">
          <table:table-cell table:formula="of:=[bd_flows.B119]" office:value-type="string" office:string-value="COM1_232_GND">
            <text:p>COM1_232_GND</text:p>
          </table:table-cell>
          <table:table-cell table:formula="of:=[bd_flows.A119]" office:value-type="float" office:value="118">
            <text:p>118</text:p>
          </table:table-cell>
          <table:table-cell table:formula="of:=IF([BCM.$Y121];[BCM.D121];&quot;&quot;)" office:value-type="string" office:string-value="Bus">
            <text:p>Bus</text:p>
          </table:table-cell>
          <table:table-cell table:number-columns-repeated="3"/>
        </table:table-row>
        <table:table-row table:style-name="ro5">
          <table:table-cell table:formula="of:=[bd_flows.B120]" office:value-type="string" office:string-value="COM2_485_A">
            <text:p>COM2_485_A</text:p>
          </table:table-cell>
          <table:table-cell table:formula="of:=[bd_flows.A120]" office:value-type="float" office:value="119">
            <text:p>119</text:p>
          </table:table-cell>
          <table:table-cell table:formula="of:=IF([BCM.$Y122];[BCM.D122];&quot;&quot;)" office:value-type="string" office:string-value="Bus">
            <text:p>Bus</text:p>
          </table:table-cell>
          <table:table-cell table:number-columns-repeated="3"/>
        </table:table-row>
        <table:table-row table:style-name="ro5">
          <table:table-cell table:formula="of:=[bd_flows.B121]" office:value-type="string" office:string-value="COM2_485_B">
            <text:p>COM2_485_B</text:p>
          </table:table-cell>
          <table:table-cell table:formula="of:=[bd_flows.A121]" office:value-type="float" office:value="120">
            <text:p>120</text:p>
          </table:table-cell>
          <table:table-cell table:formula="of:=IF([BCM.$Y123];[BCM.D123];&quot;&quot;)" office:value-type="string" office:string-value="Bus">
            <text:p>Bus</text:p>
          </table:table-cell>
          <table:table-cell table:number-columns-repeated="3"/>
        </table:table-row>
        <table:table-row table:style-name="ro5">
          <table:table-cell table:formula="of:=[bd_flows.B122]" office:value-type="string" office:string-value="COM2_485_GND">
            <text:p>COM2_485_GND</text:p>
          </table:table-cell>
          <table:table-cell table:formula="of:=[bd_flows.A122]" office:value-type="float" office:value="121">
            <text:p>121</text:p>
          </table:table-cell>
          <table:table-cell table:formula="of:=IF([BCM.$Y124];[BCM.D124];&quot;&quot;)" office:value-type="string" office:string-value="Bus">
            <text:p>Bus</text:p>
          </table:table-cell>
          <table:table-cell table:number-columns-repeated="3"/>
        </table:table-row>
        <table:table-row table:style-name="ro5">
          <table:table-cell table:formula="of:=[bd_flows.B123]" office:value-type="string" office:string-value="COM3_485_A">
            <text:p>COM3_485_A</text:p>
          </table:table-cell>
          <table:table-cell table:formula="of:=[bd_flows.A123]" office:value-type="float" office:value="122">
            <text:p>122</text:p>
          </table:table-cell>
          <table:table-cell table:formula="of:=IF([BCM.$Y125];[BCM.D125];&quot;&quot;)" office:value-type="string" office:string-value="Bus">
            <text:p>Bus</text:p>
          </table:table-cell>
          <table:table-cell table:number-columns-repeated="3"/>
        </table:table-row>
        <table:table-row table:style-name="ro5">
          <table:table-cell table:formula="of:=[bd_flows.B124]" office:value-type="string" office:string-value="COM3_485_B">
            <text:p>COM3_485_B</text:p>
          </table:table-cell>
          <table:table-cell table:formula="of:=[bd_flows.A124]" office:value-type="float" office:value="123">
            <text:p>123</text:p>
          </table:table-cell>
          <table:table-cell table:formula="of:=IF([BCM.$Y126];[BCM.D126];&quot;&quot;)" office:value-type="string" office:string-value="Bus">
            <text:p>Bus</text:p>
          </table:table-cell>
          <table:table-cell table:number-columns-repeated="3"/>
        </table:table-row>
        <table:table-row table:style-name="ro5">
          <table:table-cell table:formula="of:=[bd_flows.B125]" office:value-type="string" office:string-value="COM3_485_GND">
            <text:p>COM3_485_GND</text:p>
          </table:table-cell>
          <table:table-cell table:formula="of:=[bd_flows.A125]" office:value-type="float" office:value="124">
            <text:p>124</text:p>
          </table:table-cell>
          <table:table-cell table:formula="of:=IF([BCM.$Y127];[BCM.D127];&quot;&quot;)" office:value-type="string" office:string-value="Bus">
            <text:p>Bus</text:p>
          </table:table-cell>
          <table:table-cell table:number-columns-repeated="3"/>
        </table:table-row>
        <table:table-row table:style-name="ro5">
          <table:table-cell table:formula="of:=[bd_flows.B126]" office:value-type="string" office:string-value="LIN_BUS">
            <text:p>LIN_BUS</text:p>
          </table:table-cell>
          <table:table-cell table:formula="of:=[bd_flows.A126]" office:value-type="float" office:value="125">
            <text:p>125</text:p>
          </table:table-cell>
          <table:table-cell table:formula="of:=IF([BCM.$Y128];[BCM.D128];&quot;&quot;)" office:value-type="string" office:string-value="Bus">
            <text:p>Bus</text:p>
          </table:table-cell>
          <table:table-cell table:number-columns-repeated="3"/>
        </table:table-row>
        <table:table-row table:style-name="ro5">
          <table:table-cell table:formula="of:=[bd_flows.B127]" office:value-type="string" office:string-value="LIN_GND">
            <text:p>LIN_GND</text:p>
          </table:table-cell>
          <table:table-cell table:formula="of:=[bd_flows.A127]" office:value-type="float" office:value="126">
            <text:p>126</text:p>
          </table:table-cell>
          <table:table-cell table:formula="of:=IF([BCM.$Y129];[BCM.D129];&quot;&quot;)" office:value-type="string" office:string-value="Bus">
            <text:p>Bus</text:p>
          </table:table-cell>
          <table:table-cell table:number-columns-repeated="3"/>
        </table:table-row>
        <table:table-row table:style-name="ro5">
          <table:table-cell table:formula="of:=[bd_flows.B128]" office:value-type="string" office:string-value="N/C">
            <text:p>N/C</text:p>
          </table:table-cell>
          <table:table-cell table:formula="of:=[bd_flows.A128]" office:value-type="float" office:value="127">
            <text:p>127</text:p>
          </table:table-cell>
          <table:table-cell table:formula="of:=IF([BCM.$Y130];[BCM.D130];&quot;&quot;)" office:value-type="string" office:string-value="NC">
            <text:p>NC</text:p>
          </table:table-cell>
          <table:table-cell table:number-columns-repeated="3"/>
        </table:table-row>
        <table:table-row table:style-name="ro5">
          <table:table-cell table:formula="of:=[bd_flows.B129]" office:value-type="string" office:string-value="CAN1_H">
            <text:p>CAN1_H</text:p>
          </table:table-cell>
          <table:table-cell table:formula="of:=[bd_flows.A129]" office:value-type="float" office:value="128">
            <text:p>128</text:p>
          </table:table-cell>
          <table:table-cell table:formula="of:=IF([BCM.$Y131];[BCM.D131];&quot;&quot;)" office:value-type="string" office:string-value="Bus">
            <text:p>Bus</text:p>
          </table:table-cell>
          <table:table-cell table:number-columns-repeated="3"/>
        </table:table-row>
        <table:table-row table:style-name="ro5">
          <table:table-cell table:formula="of:=[bd_flows.B130]" office:value-type="string" office:string-value="CAN1_L">
            <text:p>CAN1_L</text:p>
          </table:table-cell>
          <table:table-cell table:formula="of:=[bd_flows.A130]" office:value-type="float" office:value="129">
            <text:p>129</text:p>
          </table:table-cell>
          <table:table-cell table:formula="of:=IF([BCM.$Y132];[BCM.D132];&quot;&quot;)" office:value-type="string" office:string-value="Bus">
            <text:p>Bus</text:p>
          </table:table-cell>
          <table:table-cell table:number-columns-repeated="3"/>
        </table:table-row>
        <table:table-row table:style-name="ro5">
          <table:table-cell table:formula="of:=[bd_flows.B131]" office:value-type="string" office:string-value="CAN1_GND">
            <text:p>CAN1_GND</text:p>
          </table:table-cell>
          <table:table-cell table:formula="of:=[bd_flows.A131]" office:value-type="float" office:value="130">
            <text:p>130</text:p>
          </table:table-cell>
          <table:table-cell table:formula="of:=IF([BCM.$Y133];[BCM.D133];&quot;&quot;)" office:value-type="string" office:string-value="Bus">
            <text:p>Bus</text:p>
          </table:table-cell>
          <table:table-cell table:number-columns-repeated="3"/>
        </table:table-row>
        <table:table-row table:style-name="ro5">
          <table:table-cell table:formula="of:=[bd_flows.B132]" office:value-type="string" office:string-value="CAN2_H">
            <text:p>CAN2_H</text:p>
          </table:table-cell>
          <table:table-cell table:formula="of:=[bd_flows.A132]" office:value-type="float" office:value="131">
            <text:p>131</text:p>
          </table:table-cell>
          <table:table-cell table:formula="of:=IF([BCM.$Y134];[BCM.D134];&quot;&quot;)" office:value-type="string" office:string-value="Bus">
            <text:p>Bus</text:p>
          </table:table-cell>
          <table:table-cell table:number-columns-repeated="3"/>
        </table:table-row>
        <table:table-row table:style-name="ro5">
          <table:table-cell table:formula="of:=[bd_flows.B133]" office:value-type="string" office:string-value="CAN2_L">
            <text:p>CAN2_L</text:p>
          </table:table-cell>
          <table:table-cell table:formula="of:=[bd_flows.A133]" office:value-type="float" office:value="132">
            <text:p>132</text:p>
          </table:table-cell>
          <table:table-cell table:formula="of:=IF([BCM.$Y135];[BCM.D135];&quot;&quot;)" office:value-type="string" office:string-value="Bus">
            <text:p>Bus</text:p>
          </table:table-cell>
          <table:table-cell table:number-columns-repeated="3"/>
        </table:table-row>
        <table:table-row table:style-name="ro5">
          <table:table-cell table:formula="of:=[bd_flows.B134]" office:value-type="string" office:string-value="CAN2_GND">
            <text:p>CAN2_GND</text:p>
          </table:table-cell>
          <table:table-cell table:formula="of:=[bd_flows.A134]" office:value-type="float" office:value="133">
            <text:p>133</text:p>
          </table:table-cell>
          <table:table-cell table:formula="of:=IF([BCM.$Y136];[BCM.D136];&quot;&quot;)" office:value-type="string" office:string-value="Bus">
            <text:p>Bus</text:p>
          </table:table-cell>
          <table:table-cell table:number-columns-repeated="3"/>
        </table:table-row>
        <table:table-row table:style-name="ro5">
          <table:table-cell table:formula="of:=[bd_flows.B135]" office:value-type="string" office:string-value="CAN3_H">
            <text:p>CAN3_H</text:p>
          </table:table-cell>
          <table:table-cell table:formula="of:=[bd_flows.A135]" office:value-type="float" office:value="134">
            <text:p>134</text:p>
          </table:table-cell>
          <table:table-cell table:formula="of:=IF([BCM.$Y137];[BCM.D137];&quot;&quot;)" office:value-type="string" office:string-value="Bus">
            <text:p>Bus</text:p>
          </table:table-cell>
          <table:table-cell table:number-columns-repeated="3"/>
        </table:table-row>
        <table:table-row table:style-name="ro5">
          <table:table-cell table:formula="of:=[bd_flows.B136]" office:value-type="string" office:string-value="CAN3_L">
            <text:p>CAN3_L</text:p>
          </table:table-cell>
          <table:table-cell table:formula="of:=[bd_flows.A136]" office:value-type="float" office:value="135">
            <text:p>135</text:p>
          </table:table-cell>
          <table:table-cell table:formula="of:=IF([BCM.$Y138];[BCM.D138];&quot;&quot;)" office:value-type="string" office:string-value="Bus">
            <text:p>Bus</text:p>
          </table:table-cell>
          <table:table-cell table:number-columns-repeated="3"/>
        </table:table-row>
        <table:table-row table:style-name="ro5">
          <table:table-cell table:formula="of:=[bd_flows.B137]" office:value-type="string" office:string-value="CAN3_GND">
            <text:p>CAN3_GND</text:p>
          </table:table-cell>
          <table:table-cell table:formula="of:=[bd_flows.A137]" office:value-type="float" office:value="136">
            <text:p>136</text:p>
          </table:table-cell>
          <table:table-cell table:formula="of:=IF([BCM.$Y139];[BCM.D139];&quot;&quot;)" office:value-type="string" office:string-value="Bus">
            <text:p>Bus</text:p>
          </table:table-cell>
          <table:table-cell table:number-columns-repeated="3"/>
        </table:table-row>
        <table:table-row table:style-name="ro5">
          <table:table-cell table:formula="of:=[bd_flows.B138]" office:value-type="string" office:string-value="N/C">
            <text:p>N/C</text:p>
          </table:table-cell>
          <table:table-cell table:formula="of:=[bd_flows.A138]" office:value-type="float" office:value="137">
            <text:p>137</text:p>
          </table:table-cell>
          <table:table-cell table:formula="of:=IF([BCM.$Y140];[BCM.D140];&quot;&quot;)" office:value-type="string" office:string-value="NC">
            <text:p>NC</text:p>
          </table:table-cell>
          <table:table-cell table:number-columns-repeated="3"/>
        </table:table-row>
        <table:table-row table:style-name="ro5">
          <table:table-cell table:formula="of:=[bd_flows.B139]" office:value-type="string" office:string-value="OUT_TREM239_FOLD">
            <text:p>OUT_TREM239_FOLD</text:p>
          </table:table-cell>
          <table:table-cell table:formula="of:=[bd_flows.A139]" office:value-type="float" office:value="138">
            <text:p>138</text:p>
          </table:table-cell>
          <table:table-cell table:formula="of:=IF([BCM.$Y141];[BCM.D141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140]" office:value-type="string" office:string-value="OUT_TREM239_UNFOLD">
            <text:p>OUT_TREM239_UNFOLD</text:p>
          </table:table-cell>
          <table:table-cell table:formula="of:=[bd_flows.A140]" office:value-type="float" office:value="139">
            <text:p>139</text:p>
          </table:table-cell>
          <table:table-cell table:formula="of:=IF([BCM.$Y142];[BCM.D142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141]" office:value-type="string" office:string-value="OUT_TREM239_TRIM_L">
            <text:p>OUT_TREM239_TRIM_L</text:p>
          </table:table-cell>
          <table:table-cell table:formula="of:=[bd_flows.A141]" office:value-type="float" office:value="140">
            <text:p>140</text:p>
          </table:table-cell>
          <table:table-cell table:formula="of:=IF([BCM.$Y143];[BCM.D143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142]" office:value-type="string" office:string-value="OUT_TREM239_TRIM_R">
            <text:p>OUT_TREM239_TRIM_R</text:p>
          </table:table-cell>
          <table:table-cell table:formula="of:=[bd_flows.A142]" office:value-type="float" office:value="141">
            <text:p>141</text:p>
          </table:table-cell>
          <table:table-cell table:formula="of:=IF([BCM.$Y144];[BCM.D144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143]" office:value-type="string" office:string-value="OUT_TREM239_HOME">
            <text:p>OUT_TREM239_HOME</text:p>
          </table:table-cell>
          <table:table-cell table:formula="of:=[bd_flows.A143]" office:value-type="float" office:value="142">
            <text:p>142</text:p>
          </table:table-cell>
          <table:table-cell table:formula="of:=IF([BCM.$Y145];[BCM.D145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144]" office:value-type="string" office:string-value="IN_TREM239_ERROR">
            <text:p>IN_TREM239_ERROR</text:p>
          </table:table-cell>
          <table:table-cell table:formula="of:=[bd_flows.A144]" office:value-type="float" office:value="143">
            <text:p>143</text:p>
          </table:table-cell>
          <table:table-cell table:formula="of:=IF([BCM.$Y146];[BCM.D146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145]" office:value-type="string" office:string-value="IN_TREM239_ENC_ACT_L">
            <text:p>IN_TREM239_ENC_ACT_L</text:p>
          </table:table-cell>
          <table:table-cell table:formula="of:=[bd_flows.A145]" office:value-type="float" office:value="144">
            <text:p>144</text:p>
          </table:table-cell>
          <table:table-cell table:formula="of:=IF([BCM.$Y147];[BCM.D147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146]" office:value-type="string" office:string-value="IN_TREM239_ENC_ACT_R">
            <text:p>IN_TREM239_ENC_ACT_R</text:p>
          </table:table-cell>
          <table:table-cell table:formula="of:=[bd_flows.A146]" office:value-type="float" office:value="145">
            <text:p>145</text:p>
          </table:table-cell>
          <table:table-cell table:formula="of:=IF([BCM.$Y148];[BCM.D148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147]" office:value-type="string" office:string-value="Senyal_KL30">
            <text:p>Senyal_KL30</text:p>
          </table:table-cell>
          <table:table-cell table:formula="of:=[bd_flows.A147]" office:value-type="float" office:value="146">
            <text:p>146</text:p>
          </table:table-cell>
          <table:table-cell table:formula="of:=IF([BCM.$Y149];[BCM.D149];&quot;&quot;)" office:value-type="string" office:string-value="AI">
            <text:p>AI</text:p>
          </table:table-cell>
          <table:table-cell table:number-columns-repeated="3"/>
        </table:table-row>
        <table:table-row table:style-name="ro5">
          <table:table-cell table:formula="of:=[bd_flows.B148]" office:value-type="string" office:string-value="Led1">
            <text:p>Led1</text:p>
          </table:table-cell>
          <table:table-cell table:formula="of:=[bd_flows.A148]" office:value-type="float" office:value="147">
            <text:p>147</text:p>
          </table:table-cell>
          <table:table-cell table:formula="of:=IF([BCM.$Y150];[BCM.D150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149]">
            <text:p/>
          </table:table-cell>
          <table:table-cell table:formula="of:=[bd_flows.A149]">
            <text:p/>
          </table:table-cell>
          <table:table-cell table:formula="of:=IF([BCM.$Y151];[BCM.D151];&quot;&quot;)">
            <text:p/>
          </table:table-cell>
          <table:table-cell table:number-columns-repeated="3"/>
        </table:table-row>
        <table:table-row table:style-name="ro5">
          <table:table-cell table:formula="of:=[bd_flows.B150]">
            <text:p/>
          </table:table-cell>
          <table:table-cell table:formula="of:=[bd_flows.A150]">
            <text:p/>
          </table:table-cell>
          <table:table-cell table:formula="of:=IF([BCM.$Y152];[BCM.D152];&quot;&quot;)">
            <text:p/>
          </table:table-cell>
          <table:table-cell table:number-columns-repeated="3"/>
        </table:table-row>
        <table:table-row table:style-name="ro5">
          <table:table-cell table:formula="of:=[bd_flows.B151]">
            <text:p/>
          </table:table-cell>
          <table:table-cell table:formula="of:=[bd_flows.A151]">
            <text:p/>
          </table:table-cell>
          <table:table-cell table:formula="of:=IF([BCM.$Y153];[BCM.D153];&quot;&quot;)">
            <text:p/>
          </table:table-cell>
          <table:table-cell table:number-columns-repeated="3"/>
        </table:table-row>
        <table:table-row table:style-name="ro5">
          <table:table-cell table:formula="of:=[bd_flows.B152]">
            <text:p/>
          </table:table-cell>
          <table:table-cell table:formula="of:=[bd_flows.A152]">
            <text:p/>
          </table:table-cell>
          <table:table-cell table:formula="of:=IF([BCM.$Y154];[BCM.D154];&quot;&quot;)">
            <text:p/>
          </table:table-cell>
          <table:table-cell table:number-columns-repeated="3"/>
        </table:table-row>
        <table:table-row table:style-name="ro5">
          <table:table-cell table:formula="of:=[bd_flows.B153]">
            <text:p/>
          </table:table-cell>
          <table:table-cell table:formula="of:=[bd_flows.A153]">
            <text:p/>
          </table:table-cell>
          <table:table-cell table:formula="of:=IF([BCM.$Y155];[BCM.D155];&quot;&quot;)">
            <text:p/>
          </table:table-cell>
          <table:table-cell table:number-columns-repeated="3"/>
        </table:table-row>
        <table:table-row table:style-name="ro5">
          <table:table-cell table:formula="of:=[bd_flows.B154]">
            <text:p/>
          </table:table-cell>
          <table:table-cell table:formula="of:=[bd_flows.A154]">
            <text:p/>
          </table:table-cell>
          <table:table-cell table:formula="of:=IF([BCM.$Y156];[BCM.D156];&quot;&quot;)">
            <text:p/>
          </table:table-cell>
          <table:table-cell table:number-columns-repeated="3"/>
        </table:table-row>
        <table:table-row table:style-name="ro5">
          <table:table-cell table:formula="of:=[bd_flows.B155]">
            <text:p/>
          </table:table-cell>
          <table:table-cell table:formula="of:=[bd_flows.A155]">
            <text:p/>
          </table:table-cell>
          <table:table-cell table:formula="of:=IF([BCM.$Y157];[BCM.D157];&quot;&quot;)">
            <text:p/>
          </table:table-cell>
          <table:table-cell table:number-columns-repeated="3"/>
        </table:table-row>
        <table:table-row table:style-name="ro5">
          <table:table-cell table:formula="of:=[bd_flows.B156]">
            <text:p/>
          </table:table-cell>
          <table:table-cell table:formula="of:=[bd_flows.A156]">
            <text:p/>
          </table:table-cell>
          <table:table-cell table:formula="of:=IF([BCM.$Y158];[BCM.D158];&quot;&quot;)">
            <text:p/>
          </table:table-cell>
          <table:table-cell table:number-columns-repeated="3"/>
        </table:table-row>
        <table:table-row table:style-name="ro5">
          <table:table-cell table:formula="of:=[bd_flows.B157]">
            <text:p/>
          </table:table-cell>
          <table:table-cell table:formula="of:=[bd_flows.A157]">
            <text:p/>
          </table:table-cell>
          <table:table-cell table:formula="of:=IF([BCM.$Y159];[BCM.D159];&quot;&quot;)">
            <text:p/>
          </table:table-cell>
          <table:table-cell table:number-columns-repeated="3"/>
        </table:table-row>
        <table:table-row table:style-name="ro5">
          <table:table-cell table:formula="of:=[bd_flows.B158]">
            <text:p/>
          </table:table-cell>
          <table:table-cell table:formula="of:=[bd_flows.A158]">
            <text:p/>
          </table:table-cell>
          <table:table-cell table:formula="of:=IF([BCM.$Y160];[BCM.D160];&quot;&quot;)">
            <text:p/>
          </table:table-cell>
          <table:table-cell table:number-columns-repeated="3"/>
        </table:table-row>
        <table:table-row table:style-name="ro5">
          <table:table-cell table:formula="of:=[bd_flows.B159]">
            <text:p/>
          </table:table-cell>
          <table:table-cell table:formula="of:=[bd_flows.A159]">
            <text:p/>
          </table:table-cell>
          <table:table-cell table:formula="of:=IF([BCM.$Y161];[BCM.D161];&quot;&quot;)">
            <text:p/>
          </table:table-cell>
          <table:table-cell table:number-columns-repeated="3"/>
        </table:table-row>
        <table:table-row table:style-name="ro5">
          <table:table-cell table:formula="of:=[bd_flows.B160]">
            <text:p/>
          </table:table-cell>
          <table:table-cell table:formula="of:=[bd_flows.A160]">
            <text:p/>
          </table:table-cell>
          <table:table-cell table:formula="of:=IF([BCM.$Y162];[BCM.D162];&quot;&quot;)">
            <text:p/>
          </table:table-cell>
          <table:table-cell table:number-columns-repeated="3"/>
        </table:table-row>
        <table:table-row table:style-name="ro5">
          <table:table-cell table:formula="of:=[$Etiquetas.$T2]" office:value-type="float" office:value="147">
            <text:p>147</text:p>
          </table:table-cell>
          <table:table-cell table:formula="of:=[$Etiquetas.$A2]" office:value-type="string" office:string-value="LEV_LOWBEAM_LAMP">
            <text:p>LEV_LOWBEAM_LAMP</text:p>
          </table:table-cell>
          <table:table-cell table:formula="of:=[.B161]" office:value-type="string" office:string-value="LEV_LOWBEAM_LAMP">
            <text:p>LEV_LOWBEAM_LAMP</text:p>
          </table:table-cell>
          <table:table-cell/>
          <table:table-cell table:formula="of:=[bd_flows.B161]">
            <text:p/>
          </table:table-cell>
          <table:table-cell table:formula="of:=[bd_flows.A161]">
            <text:p/>
          </table:table-cell>
        </table:table-row>
        <table:table-row table:style-name="ro5">
          <table:table-cell table:formula="of:=[$Etiquetas.$T3]" office:value-type="float" office:value="147">
            <text:p>147</text:p>
          </table:table-cell>
          <table:table-cell table:formula="of:=[$Etiquetas.$A3]" office:value-type="string" office:string-value="LEV_HIGHBEAM_LAMP">
            <text:p>LEV_HIGHBEAM_LAMP</text:p>
          </table:table-cell>
          <table:table-cell table:formula="of:=[.B162]" office:value-type="string" office:string-value="LEV_HIGHBEAM_LAMP">
            <text:p>LEV_HIGHBEAM_LAMP</text:p>
          </table:table-cell>
          <table:table-cell/>
          <table:table-cell table:formula="of:=[bd_flows.B162]">
            <text:p/>
          </table:table-cell>
          <table:table-cell table:formula="of:=[bd_flows.A162]">
            <text:p/>
          </table:table-cell>
        </table:table-row>
        <table:table-row table:style-name="ro5">
          <table:table-cell table:formula="of:=[$Etiquetas.$T4]" office:value-type="float" office:value="147">
            <text:p>147</text:p>
          </table:table-cell>
          <table:table-cell table:formula="of:=[$Etiquetas.$A4]" office:value-type="string" office:string-value="LEV_HIGHBEAM_BURST">
            <text:p>LEV_HIGHBEAM_BURST</text:p>
          </table:table-cell>
          <table:table-cell table:formula="of:=[.B163]" office:value-type="string" office:string-value="LEV_HIGHBEAM_BURST">
            <text:p>LEV_HIGHBEAM_BURST</text:p>
          </table:table-cell>
          <table:table-cell/>
          <table:table-cell table:formula="of:=[bd_flows.B163]">
            <text:p/>
          </table:table-cell>
          <table:table-cell table:formula="of:=[bd_flows.A163]">
            <text:p/>
          </table:table-cell>
        </table:table-row>
        <table:table-row table:style-name="ro5">
          <table:table-cell table:formula="of:=[$Etiquetas.$T5]" office:value-type="float" office:value="147">
            <text:p>147</text:p>
          </table:table-cell>
          <table:table-cell table:formula="of:=[$Etiquetas.$A5]" office:value-type="string" office:string-value="LEV_WIPER_1">
            <text:p>LEV_WIPER_1</text:p>
          </table:table-cell>
          <table:table-cell table:formula="of:=[.B164]" office:value-type="string" office:string-value="LEV_WIPER_1">
            <text:p>LEV_WIPER_1</text:p>
          </table:table-cell>
          <table:table-cell/>
          <table:table-cell table:formula="of:=[bd_flows.B164]">
            <text:p/>
          </table:table-cell>
          <table:table-cell table:formula="of:=[bd_flows.A164]">
            <text:p/>
          </table:table-cell>
        </table:table-row>
        <table:table-row table:style-name="ro5">
          <table:table-cell table:formula="of:=[$Etiquetas.$T6]" office:value-type="float" office:value="147">
            <text:p>147</text:p>
          </table:table-cell>
          <table:table-cell table:formula="of:=[$Etiquetas.$A6]" office:value-type="string" office:string-value="LEV_WIPER_2">
            <text:p>LEV_WIPER_2</text:p>
          </table:table-cell>
          <table:table-cell table:formula="of:=[.B165]" office:value-type="string" office:string-value="LEV_WIPER_2">
            <text:p>LEV_WIPER_2</text:p>
          </table:table-cell>
          <table:table-cell/>
          <table:table-cell table:formula="of:=[bd_flows.B165]">
            <text:p/>
          </table:table-cell>
          <table:table-cell table:formula="of:=[bd_flows.A165]">
            <text:p/>
          </table:table-cell>
        </table:table-row>
        <table:table-row table:style-name="ro5">
          <table:table-cell table:formula="of:=[$Etiquetas.$T7]" office:value-type="float" office:value="147">
            <text:p>147</text:p>
          </table:table-cell>
          <table:table-cell table:formula="of:=[$Etiquetas.$A7]" office:value-type="string" office:string-value="LEV_WIPER_PUMP">
            <text:p>LEV_WIPER_PUMP</text:p>
          </table:table-cell>
          <table:table-cell table:formula="of:=[.B166]" office:value-type="string" office:string-value="LEV_WIPER_PUMP">
            <text:p>LEV_WIPER_PUMP</text:p>
          </table:table-cell>
          <table:table-cell/>
          <table:table-cell table:formula="of:=[bd_flows.B166]">
            <text:p/>
          </table:table-cell>
          <table:table-cell table:formula="of:=[bd_flows.A166]">
            <text:p/>
          </table:table-cell>
        </table:table-row>
        <table:table-row table:style-name="ro5">
          <table:table-cell table:formula="of:=[$Etiquetas.$T8]" office:value-type="float" office:value="147">
            <text:p>147</text:p>
          </table:table-cell>
          <table:table-cell table:formula="of:=[$Etiquetas.$A8]" office:value-type="string" office:string-value="LEV_HORN_WU">
            <text:p>LEV_HORN_WU</text:p>
          </table:table-cell>
          <table:table-cell table:formula="of:=[.B167]" office:value-type="string" office:string-value="LEV_HORN_WU">
            <text:p>LEV_HORN_WU</text:p>
          </table:table-cell>
          <table:table-cell/>
          <table:table-cell table:formula="of:=[bd_flows.B167]">
            <text:p/>
          </table:table-cell>
          <table:table-cell table:formula="of:=[bd_flows.A167]">
            <text:p/>
          </table:table-cell>
        </table:table-row>
        <table:table-row table:style-name="ro5">
          <table:table-cell table:formula="of:=[$Etiquetas.$T9]" office:value-type="float" office:value="147">
            <text:p>147</text:p>
          </table:table-cell>
          <table:table-cell table:formula="of:=[$Etiquetas.$A9]" office:value-type="string" office:string-value="LEV_FLASH_RGT">
            <text:p>LEV_FLASH_RGT</text:p>
          </table:table-cell>
          <table:table-cell table:formula="of:=[.B168]" office:value-type="string" office:string-value="LEV_FLASH_RGT">
            <text:p>LEV_FLASH_RGT</text:p>
          </table:table-cell>
          <table:table-cell/>
          <table:table-cell table:formula="of:=[bd_flows.B168]">
            <text:p/>
          </table:table-cell>
          <table:table-cell table:formula="of:=[bd_flows.A168]">
            <text:p/>
          </table:table-cell>
        </table:table-row>
        <table:table-row table:style-name="ro5">
          <table:table-cell table:formula="of:=[$Etiquetas.$T10]" office:value-type="float" office:value="147">
            <text:p>147</text:p>
          </table:table-cell>
          <table:table-cell table:formula="of:=[$Etiquetas.$A10]" office:value-type="string" office:string-value="LEV_FLASH_LFT">
            <text:p>LEV_FLASH_LFT</text:p>
          </table:table-cell>
          <table:table-cell table:formula="of:=[.B169]" office:value-type="string" office:string-value="LEV_FLASH_LFT">
            <text:p>LEV_FLASH_LFT</text:p>
          </table:table-cell>
          <table:table-cell/>
          <table:table-cell table:formula="of:=[bd_flows.B169]">
            <text:p/>
          </table:table-cell>
          <table:table-cell table:formula="of:=[bd_flows.A169]">
            <text:p/>
          </table:table-cell>
        </table:table-row>
        <table:table-row table:style-name="ro5">
          <table:table-cell table:formula="of:=[$Etiquetas.$T11]" office:value-type="float" office:value="147">
            <text:p>147</text:p>
          </table:table-cell>
          <table:table-cell table:formula="of:=[$Etiquetas.$A11]" office:value-type="string" office:string-value="INPUT_RES_4">
            <text:p>INPUT_RES_4</text:p>
          </table:table-cell>
          <table:table-cell table:formula="of:=[.B170]" office:value-type="string" office:string-value="INPUT_RES_4">
            <text:p>INPUT_RES_4</text:p>
          </table:table-cell>
          <table:table-cell/>
          <table:table-cell table:formula="of:=[bd_flows.B170]">
            <text:p/>
          </table:table-cell>
          <table:table-cell table:formula="of:=[bd_flows.A170]">
            <text:p/>
          </table:table-cell>
        </table:table-row>
        <table:table-row table:style-name="ro5">
          <table:table-cell table:formula="of:=[$Etiquetas.$T12]" office:value-type="float" office:value="147">
            <text:p>147</text:p>
          </table:table-cell>
          <table:table-cell table:formula="of:=[$Etiquetas.$A12]" office:value-type="string" office:string-value="INPUT_RES_5">
            <text:p>INPUT_RES_5</text:p>
          </table:table-cell>
          <table:table-cell table:formula="of:=[.B171]" office:value-type="string" office:string-value="INPUT_RES_5">
            <text:p>INPUT_RES_5</text:p>
          </table:table-cell>
          <table:table-cell/>
          <table:table-cell table:formula="of:=[bd_flows.B171]">
            <text:p/>
          </table:table-cell>
          <table:table-cell table:formula="of:=[bd_flows.A171]">
            <text:p/>
          </table:table-cell>
        </table:table-row>
        <table:table-row table:style-name="ro5">
          <table:table-cell table:formula="of:=[$Etiquetas.$T13]" office:value-type="float" office:value="147">
            <text:p>147</text:p>
          </table:table-cell>
          <table:table-cell table:formula="of:=[$Etiquetas.$A13]" office:value-type="string" office:string-value="LEV_NEUTRAL">
            <text:p>LEV_NEUTRAL</text:p>
          </table:table-cell>
          <table:table-cell table:formula="of:=[.B172]" office:value-type="string" office:string-value="LEV_NEUTRAL">
            <text:p>LEV_NEUTRAL</text:p>
          </table:table-cell>
          <table:table-cell/>
          <table:table-cell table:formula="of:=[bd_flows.B172]">
            <text:p/>
          </table:table-cell>
          <table:table-cell table:formula="of:=[bd_flows.A172]">
            <text:p/>
          </table:table-cell>
        </table:table-row>
        <table:table-row table:style-name="ro5">
          <table:table-cell table:formula="of:=[$Etiquetas.$T14]" office:value-type="float" office:value="147">
            <text:p>147</text:p>
          </table:table-cell>
          <table:table-cell table:formula="of:=[$Etiquetas.$A14]" office:value-type="string" office:string-value="INPUT_RES_1">
            <text:p>INPUT_RES_1</text:p>
          </table:table-cell>
          <table:table-cell table:formula="of:=[.B173]" office:value-type="string" office:string-value="INPUT_RES_1">
            <text:p>INPUT_RES_1</text:p>
          </table:table-cell>
          <table:table-cell/>
          <table:table-cell table:formula="of:=[bd_flows.B173]">
            <text:p/>
          </table:table-cell>
          <table:table-cell table:formula="of:=[bd_flows.A173]">
            <text:p/>
          </table:table-cell>
        </table:table-row>
        <table:table-row table:style-name="ro5">
          <table:table-cell table:formula="of:=[$Etiquetas.$T15]" office:value-type="float" office:value="147">
            <text:p>147</text:p>
          </table:table-cell>
          <table:table-cell table:formula="of:=[$Etiquetas.$A15]" office:value-type="string" office:string-value="INPUT_RES_2">
            <text:p>INPUT_RES_2</text:p>
          </table:table-cell>
          <table:table-cell table:formula="of:=[.B174]" office:value-type="string" office:string-value="INPUT_RES_2">
            <text:p>INPUT_RES_2</text:p>
          </table:table-cell>
          <table:table-cell/>
          <table:table-cell table:formula="of:=[bd_flows.B174]">
            <text:p/>
          </table:table-cell>
          <table:table-cell table:formula="of:=[bd_flows.A174]">
            <text:p/>
          </table:table-cell>
        </table:table-row>
        <table:table-row table:style-name="ro5">
          <table:table-cell table:formula="of:=[$Etiquetas.$T16]" office:value-type="float" office:value="147">
            <text:p>147</text:p>
          </table:table-cell>
          <table:table-cell table:formula="of:=[$Etiquetas.$A16]" office:value-type="string" office:string-value="INPUT_RES_3">
            <text:p>INPUT_RES_3</text:p>
          </table:table-cell>
          <table:table-cell table:formula="of:=[.B175]" office:value-type="string" office:string-value="INPUT_RES_3">
            <text:p>INPUT_RES_3</text:p>
          </table:table-cell>
          <table:table-cell/>
          <table:table-cell table:formula="of:=[bd_flows.B175]">
            <text:p/>
          </table:table-cell>
          <table:table-cell table:formula="of:=[bd_flows.A175]">
            <text:p/>
          </table:table-cell>
        </table:table-row>
        <table:table-row table:style-name="ro5">
          <table:table-cell table:formula="of:=[$Etiquetas.$T17]" office:value-type="float" office:value="147">
            <text:p>147</text:p>
          </table:table-cell>
          <table:table-cell table:formula="of:=[$Etiquetas.$A17]" office:value-type="string" office:string-value="BUT_IGNITION_WUn">
            <text:p>BUT_IGNITION_WUn</text:p>
          </table:table-cell>
          <table:table-cell table:formula="of:=[.B176]" office:value-type="string" office:string-value="BUT_IGNITION_WUn">
            <text:p>BUT_IGNITION_WUn</text:p>
          </table:table-cell>
          <table:table-cell/>
          <table:table-cell table:formula="of:=[bd_flows.B176]">
            <text:p/>
          </table:table-cell>
          <table:table-cell table:formula="of:=[bd_flows.A176]">
            <text:p/>
          </table:table-cell>
        </table:table-row>
        <table:table-row table:style-name="ro5">
          <table:table-cell table:formula="of:=[$Etiquetas.$T18]" office:value-type="float" office:value="147">
            <text:p>147</text:p>
          </table:table-cell>
          <table:table-cell table:formula="of:=[$Etiquetas.$A18]" office:value-type="string" office:string-value="BUT_WARNING_WUn">
            <text:p>BUT_WARNING_WUn</text:p>
          </table:table-cell>
          <table:table-cell table:formula="of:=[.B177]" office:value-type="string" office:string-value="BUT_WARNING_WUn">
            <text:p>BUT_WARNING_WUn</text:p>
          </table:table-cell>
          <table:table-cell/>
          <table:table-cell table:formula="of:=[bd_flows.B177]">
            <text:p/>
          </table:table-cell>
          <table:table-cell table:formula="of:=[bd_flows.A177]">
            <text:p/>
          </table:table-cell>
        </table:table-row>
        <table:table-row table:style-name="ro5">
          <table:table-cell table:formula="of:=[$Etiquetas.$T19]" office:value-type="float" office:value="147">
            <text:p>147</text:p>
          </table:table-cell>
          <table:table-cell table:formula="of:=[$Etiquetas.$A19]" office:value-type="string" office:string-value="LEV_PARK_LAMP_WU">
            <text:p>LEV_PARK_LAMP_WU</text:p>
          </table:table-cell>
          <table:table-cell table:formula="of:=[.B178]" office:value-type="string" office:string-value="LEV_PARK_LAMP_WU">
            <text:p>LEV_PARK_LAMP_WU</text:p>
          </table:table-cell>
          <table:table-cell/>
          <table:table-cell table:formula="of:=[bd_flows.B178]">
            <text:p/>
          </table:table-cell>
          <table:table-cell table:formula="of:=[bd_flows.A178]">
            <text:p/>
          </table:table-cell>
        </table:table-row>
        <table:table-row table:style-name="ro5">
          <table:table-cell table:formula="of:=[$Etiquetas.$T20]" office:value-type="float" office:value="147">
            <text:p>147</text:p>
          </table:table-cell>
          <table:table-cell table:formula="of:=[$Etiquetas.$A20]" office:value-type="string" office:string-value="MAINS_ON_BMS_WUn">
            <text:p>MAINS_ON_BMS_WUn</text:p>
          </table:table-cell>
          <table:table-cell table:formula="of:=[.B179]" office:value-type="string" office:string-value="MAINS_ON_BMS_WUn">
            <text:p>MAINS_ON_BMS_WUn</text:p>
          </table:table-cell>
          <table:table-cell/>
          <table:table-cell table:formula="of:=[bd_flows.B179]">
            <text:p/>
          </table:table-cell>
          <table:table-cell table:formula="of:=[bd_flows.A179]">
            <text:p/>
          </table:table-cell>
        </table:table-row>
        <table:table-row table:style-name="ro5">
          <table:table-cell table:formula="of:=[$Etiquetas.$T21]" office:value-type="float" office:value="147">
            <text:p>147</text:p>
          </table:table-cell>
          <table:table-cell table:formula="of:=[$Etiquetas.$A21]" office:value-type="string" office:string-value="WAKEUP_GRAL_WUn">
            <text:p>WAKEUP_GRAL_WUn</text:p>
          </table:table-cell>
          <table:table-cell table:formula="of:=[.B180]" office:value-type="string" office:string-value="WAKEUP_GRAL_WUn">
            <text:p>WAKEUP_GRAL_WUn</text:p>
          </table:table-cell>
          <table:table-cell/>
          <table:table-cell table:formula="of:=[bd_flows.B180]">
            <text:p/>
          </table:table-cell>
          <table:table-cell table:formula="of:=[bd_flows.A180]">
            <text:p/>
          </table:table-cell>
        </table:table-row>
        <table:table-row table:style-name="ro5">
          <table:table-cell table:formula="of:=[$Etiquetas.$T22]" office:value-type="float" office:value="147">
            <text:p>147</text:p>
          </table:table-cell>
          <table:table-cell table:formula="of:=[$Etiquetas.$A22]" office:value-type="string" office:string-value="RFID_OPEN_WUn">
            <text:p>RFID_OPEN_WUn</text:p>
          </table:table-cell>
          <table:table-cell table:formula="of:=[.B181]" office:value-type="string" office:string-value="RFID_OPEN_WUn">
            <text:p>RFID_OPEN_WUn</text:p>
          </table:table-cell>
          <table:table-cell/>
          <table:table-cell table:formula="of:=[bd_flows.B181]">
            <text:p/>
          </table:table-cell>
          <table:table-cell table:formula="of:=[bd_flows.A181]">
            <text:p/>
          </table:table-cell>
        </table:table-row>
        <table:table-row table:style-name="ro5">
          <table:table-cell table:formula="of:=[$Etiquetas.$T23]" office:value-type="float" office:value="147">
            <text:p>147</text:p>
          </table:table-cell>
          <table:table-cell table:formula="of:=[$Etiquetas.$A23]" office:value-type="string" office:string-value="RKE_OPEN_WUn">
            <text:p>RKE_OPEN_WUn</text:p>
          </table:table-cell>
          <table:table-cell table:formula="of:=[.B182]" office:value-type="string" office:string-value="RKE_OPEN_WUn">
            <text:p>RKE_OPEN_WUn</text:p>
          </table:table-cell>
          <table:table-cell/>
          <table:table-cell table:formula="of:=[bd_flows.B182]">
            <text:p/>
          </table:table-cell>
          <table:table-cell table:formula="of:=[bd_flows.A182]">
            <text:p/>
          </table:table-cell>
        </table:table-row>
        <table:table-row table:style-name="ro5">
          <table:table-cell table:formula="of:=[$Etiquetas.$T24]" office:value-type="float" office:value="147">
            <text:p>147</text:p>
          </table:table-cell>
          <table:table-cell table:formula="of:=[$Etiquetas.$A24]" office:value-type="string" office:string-value="KL15_WUn">
            <text:p>KL15_WUn</text:p>
          </table:table-cell>
          <table:table-cell table:formula="of:=[.B183]" office:value-type="string" office:string-value="KL15_WUn">
            <text:p>KL15_WUn</text:p>
          </table:table-cell>
          <table:table-cell/>
          <table:table-cell table:formula="of:=[bd_flows.B183]">
            <text:p/>
          </table:table-cell>
          <table:table-cell table:formula="of:=[bd_flows.A183]">
            <text:p/>
          </table:table-cell>
        </table:table-row>
        <table:table-row table:style-name="ro5">
          <table:table-cell table:formula="of:=[$Etiquetas.$T25]" office:value-type="float" office:value="147">
            <text:p>147</text:p>
          </table:table-cell>
          <table:table-cell table:formula="of:=[$Etiquetas.$A25]" office:value-type="string" office:string-value="RFID_LOCKn">
            <text:p>RFID_LOCKn</text:p>
          </table:table-cell>
          <table:table-cell table:formula="of:=[.B184]" office:value-type="string" office:string-value="RFID_LOCKn">
            <text:p>RFID_LOCKn</text:p>
          </table:table-cell>
          <table:table-cell/>
          <table:table-cell table:formula="of:=[bd_flows.B184]">
            <text:p/>
          </table:table-cell>
          <table:table-cell table:formula="of:=[bd_flows.A184]">
            <text:p/>
          </table:table-cell>
        </table:table-row>
        <table:table-row table:style-name="ro5">
          <table:table-cell table:formula="of:=[$Etiquetas.$T26]" office:value-type="float" office:value="147">
            <text:p>147</text:p>
          </table:table-cell>
          <table:table-cell table:formula="of:=[$Etiquetas.$A26]" office:value-type="string" office:string-value="RKE_LOCKn">
            <text:p>RKE_LOCKn</text:p>
          </table:table-cell>
          <table:table-cell table:formula="of:=[.B185]" office:value-type="string" office:string-value="RKE_LOCKn">
            <text:p>RKE_LOCKn</text:p>
          </table:table-cell>
          <table:table-cell/>
          <table:table-cell table:formula="of:=[bd_flows.B185]">
            <text:p/>
          </table:table-cell>
          <table:table-cell table:formula="of:=[bd_flows.A185]">
            <text:p/>
          </table:table-cell>
        </table:table-row>
        <table:table-row table:style-name="ro5">
          <table:table-cell table:formula="of:=[$Etiquetas.$T27]" office:value-type="float" office:value="147">
            <text:p>147</text:p>
          </table:table-cell>
          <table:table-cell table:formula="of:=[$Etiquetas.$A27]" office:value-type="string" office:string-value="BUT_OPENDOOR_INT">
            <text:p>BUT_OPENDOOR_INT</text:p>
          </table:table-cell>
          <table:table-cell table:formula="of:=[.B186]" office:value-type="string" office:string-value="BUT_OPENDOOR_INT">
            <text:p>BUT_OPENDOOR_INT</text:p>
          </table:table-cell>
          <table:table-cell/>
          <table:table-cell table:formula="of:=[bd_flows.B186]">
            <text:p/>
          </table:table-cell>
          <table:table-cell table:formula="of:=[bd_flows.A186]">
            <text:p/>
          </table:table-cell>
        </table:table-row>
        <table:table-row table:style-name="ro5">
          <table:table-cell table:formula="of:=[$Etiquetas.$T28]" office:value-type="float" office:value="147">
            <text:p>147</text:p>
          </table:table-cell>
          <table:table-cell table:formula="of:=[$Etiquetas.$A28]" office:value-type="string" office:string-value="BUT_OPENDOOR_EXT">
            <text:p>BUT_OPENDOOR_EXT</text:p>
          </table:table-cell>
          <table:table-cell table:formula="of:=[.B187]" office:value-type="string" office:string-value="BUT_OPENDOOR_EXT">
            <text:p>BUT_OPENDOOR_EXT</text:p>
          </table:table-cell>
          <table:table-cell/>
          <table:table-cell table:formula="of:=[bd_flows.B187]">
            <text:p/>
          </table:table-cell>
          <table:table-cell table:formula="of:=[bd_flows.A187]">
            <text:p/>
          </table:table-cell>
        </table:table-row>
        <table:table-row table:style-name="ro5">
          <table:table-cell table:formula="of:=[$Etiquetas.$T29]" office:value-type="float" office:value="147">
            <text:p>147</text:p>
          </table:table-cell>
          <table:table-cell table:formula="of:=[$Etiquetas.$A29]" office:value-type="string" office:string-value="BUT_OPENTRUNK_EXT">
            <text:p>BUT_OPENTRUNK_EXT</text:p>
          </table:table-cell>
          <table:table-cell table:formula="of:=[.B188]" office:value-type="string" office:string-value="BUT_OPENTRUNK_EXT">
            <text:p>BUT_OPENTRUNK_EXT</text:p>
          </table:table-cell>
          <table:table-cell/>
          <table:table-cell table:formula="of:=[bd_flows.B188]">
            <text:p/>
          </table:table-cell>
          <table:table-cell table:formula="of:=[bd_flows.A188]">
            <text:p/>
          </table:table-cell>
        </table:table-row>
        <table:table-row table:style-name="ro5">
          <table:table-cell table:formula="of:=[$Etiquetas.$T30]" office:value-type="float" office:value="147">
            <text:p>147</text:p>
          </table:table-cell>
          <table:table-cell table:formula="of:=[$Etiquetas.$A30]" office:value-type="string" office:string-value="SEN_DOOR_LOCKED">
            <text:p>SEN_DOOR_LOCKED</text:p>
          </table:table-cell>
          <table:table-cell table:formula="of:=[.B189]" office:value-type="string" office:string-value="SEN_DOOR_LOCKED">
            <text:p>SEN_DOOR_LOCKED</text:p>
          </table:table-cell>
          <table:table-cell/>
          <table:table-cell table:formula="of:=[bd_flows.B189]">
            <text:p/>
          </table:table-cell>
          <table:table-cell table:formula="of:=[bd_flows.A189]">
            <text:p/>
          </table:table-cell>
        </table:table-row>
        <table:table-row table:style-name="ro5">
          <table:table-cell table:formula="of:=[$Etiquetas.$T31]" office:value-type="float" office:value="147">
            <text:p>147</text:p>
          </table:table-cell>
          <table:table-cell table:formula="of:=[$Etiquetas.$A31]" office:value-type="string" office:string-value="SEN_TRUNK_LOCKED">
            <text:p>SEN_TRUNK_LOCKED</text:p>
          </table:table-cell>
          <table:table-cell table:formula="of:=[.B190]" office:value-type="string" office:string-value="SEN_TRUNK_LOCKED">
            <text:p>SEN_TRUNK_LOCKED</text:p>
          </table:table-cell>
          <table:table-cell/>
          <table:table-cell table:formula="of:=[bd_flows.B190]">
            <text:p/>
          </table:table-cell>
          <table:table-cell table:formula="of:=[bd_flows.A190]">
            <text:p/>
          </table:table-cell>
        </table:table-row>
        <table:table-row table:style-name="ro5">
          <table:table-cell table:formula="of:=[$Etiquetas.$T32]" office:value-type="float" office:value="147">
            <text:p>147</text:p>
          </table:table-cell>
          <table:table-cell table:formula="of:=[$Etiquetas.$A32]" office:value-type="string" office:string-value="SEN_BRAKE_PEDAL_WU">
            <text:p>SEN_BRAKE_PEDAL_WU</text:p>
          </table:table-cell>
          <table:table-cell table:formula="of:=[.B191]" office:value-type="string" office:string-value="SEN_BRAKE_PEDAL_WU">
            <text:p>SEN_BRAKE_PEDAL_WU</text:p>
          </table:table-cell>
          <table:table-cell/>
          <table:table-cell table:formula="of:=[bd_flows.B191]">
            <text:p/>
          </table:table-cell>
          <table:table-cell table:formula="of:=[bd_flows.A191]">
            <text:p/>
          </table:table-cell>
        </table:table-row>
        <table:table-row table:style-name="ro5">
          <table:table-cell table:formula="of:=[$Etiquetas.$T33]" office:value-type="float" office:value="147">
            <text:p>147</text:p>
          </table:table-cell>
          <table:table-cell table:formula="of:=[$Etiquetas.$A33]" office:value-type="string" office:string-value="SEN_DRIVER_BELT">
            <text:p>SEN_DRIVER_BELT</text:p>
          </table:table-cell>
          <table:table-cell table:formula="of:=[.B192]" office:value-type="string" office:string-value="SEN_DRIVER_BELT">
            <text:p>SEN_DRIVER_BELT</text:p>
          </table:table-cell>
          <table:table-cell/>
          <table:table-cell table:formula="of:=[bd_flows.B192]">
            <text:p/>
          </table:table-cell>
          <table:table-cell table:formula="of:=[bd_flows.A192]">
            <text:p/>
          </table:table-cell>
        </table:table-row>
        <table:table-row table:style-name="ro5">
          <table:table-cell table:formula="of:=[$Etiquetas.$T34]" office:value-type="float" office:value="147">
            <text:p>147</text:p>
          </table:table-cell>
          <table:table-cell table:formula="of:=[$Etiquetas.$A34]" office:value-type="string" office:string-value="SEN_PASS_BELT">
            <text:p>SEN_PASS_BELT</text:p>
          </table:table-cell>
          <table:table-cell table:formula="of:=[.B193]" office:value-type="string" office:string-value="SEN_PASS_BELT">
            <text:p>SEN_PASS_BELT</text:p>
          </table:table-cell>
          <table:table-cell/>
          <table:table-cell table:formula="of:=[bd_flows.B193]">
            <text:p/>
          </table:table-cell>
          <table:table-cell table:formula="of:=[bd_flows.A193]">
            <text:p/>
          </table:table-cell>
        </table:table-row>
        <table:table-row table:style-name="ro5">
          <table:table-cell table:formula="of:=[$Etiquetas.$T35]" office:value-type="float" office:value="147">
            <text:p>147</text:p>
          </table:table-cell>
          <table:table-cell table:formula="of:=[$Etiquetas.$A35]" office:value-type="string" office:string-value="SEN_PASS_PRES">
            <text:p>SEN_PASS_PRES</text:p>
          </table:table-cell>
          <table:table-cell table:formula="of:=[.B194]" office:value-type="string" office:string-value="SEN_PASS_PRES">
            <text:p>SEN_PASS_PRES</text:p>
          </table:table-cell>
          <table:table-cell/>
          <table:table-cell table:formula="of:=[bd_flows.B194]">
            <text:p/>
          </table:table-cell>
          <table:table-cell table:formula="of:=[bd_flows.A194]">
            <text:p/>
          </table:table-cell>
        </table:table-row>
        <table:table-row table:style-name="ro5">
          <table:table-cell table:formula="of:=[$Etiquetas.$T36]" office:value-type="float" office:value="147">
            <text:p>147</text:p>
          </table:table-cell>
          <table:table-cell table:formula="of:=[$Etiquetas.$A36]" office:value-type="string" office:string-value="SEN_WIPER_HOME">
            <text:p>SEN_WIPER_HOME</text:p>
          </table:table-cell>
          <table:table-cell table:formula="of:=[.B195]" office:value-type="string" office:string-value="SEN_WIPER_HOME">
            <text:p>SEN_WIPER_HOME</text:p>
          </table:table-cell>
          <table:table-cell/>
          <table:table-cell table:formula="of:=[bd_flows.B195]">
            <text:p/>
          </table:table-cell>
          <table:table-cell table:formula="of:=[bd_flows.A195]">
            <text:p/>
          </table:table-cell>
        </table:table-row>
        <table:table-row table:style-name="ro5">
          <table:table-cell table:formula="of:=[$Etiquetas.$T37]" office:value-type="float" office:value="147">
            <text:p>147</text:p>
          </table:table-cell>
          <table:table-cell table:formula="of:=[$Etiquetas.$A37]" office:value-type="string" office:string-value="SEN_FOLD">
            <text:p>SEN_FOLD</text:p>
          </table:table-cell>
          <table:table-cell table:formula="of:=[.B196]" office:value-type="string" office:string-value="SEN_FOLD">
            <text:p>SEN_FOLD</text:p>
          </table:table-cell>
          <table:table-cell/>
          <table:table-cell table:formula="of:=[bd_flows.B196]">
            <text:p/>
          </table:table-cell>
          <table:table-cell table:formula="of:=[bd_flows.A196]">
            <text:p/>
          </table:table-cell>
        </table:table-row>
        <table:table-row table:style-name="ro5">
          <table:table-cell table:formula="of:=[$Etiquetas.$T38]" office:value-type="float" office:value="147">
            <text:p>147</text:p>
          </table:table-cell>
          <table:table-cell table:formula="of:=[$Etiquetas.$A38]" office:value-type="string" office:string-value="SEN_UNFOLD">
            <text:p>SEN_UNFOLD</text:p>
          </table:table-cell>
          <table:table-cell table:formula="of:=[.B197]" office:value-type="string" office:string-value="SEN_UNFOLD">
            <text:p>SEN_UNFOLD</text:p>
          </table:table-cell>
          <table:table-cell/>
          <table:table-cell table:formula="of:=[bd_flows.B197]">
            <text:p/>
          </table:table-cell>
          <table:table-cell table:formula="of:=[bd_flows.A197]">
            <text:p/>
          </table:table-cell>
        </table:table-row>
        <table:table-row table:style-name="ro5">
          <table:table-cell table:formula="of:=[$Etiquetas.$T39]" office:value-type="float" office:value="147">
            <text:p>147</text:p>
          </table:table-cell>
          <table:table-cell table:formula="of:=[$Etiquetas.$A39]" office:value-type="string" office:string-value="HAND_BRAKE">
            <text:p>HAND_BRAKE</text:p>
          </table:table-cell>
          <table:table-cell table:formula="of:=[.B198]" office:value-type="string" office:string-value="HAND_BRAKE">
            <text:p>HAND_BRAKE</text:p>
          </table:table-cell>
          <table:table-cell/>
          <table:table-cell table:formula="of:=[bd_flows.B198]">
            <text:p/>
          </table:table-cell>
          <table:table-cell table:formula="of:=[bd_flows.A198]">
            <text:p/>
          </table:table-cell>
        </table:table-row>
        <table:table-row table:style-name="ro5">
          <table:table-cell table:formula="of:=[$Etiquetas.$T40]" office:value-type="float" office:value="148">
            <text:p>148</text:p>
          </table:table-cell>
          <table:table-cell table:formula="of:=[$Etiquetas.$A40]" office:value-type="string" office:string-value="SEN_FOLD_LCK">
            <text:p>SEN_FOLD_LCK</text:p>
          </table:table-cell>
          <table:table-cell table:formula="of:=[.B199]" office:value-type="string" office:string-value="SEN_FOLD_LCK">
            <text:p>SEN_FOLD_LCK</text:p>
          </table:table-cell>
          <table:table-cell/>
          <table:table-cell table:formula="of:=[bd_flows.B199]" office:value-type="string" office:string-value="SEN_FOLD_LCK">
            <text:p>SEN_FOLD_LCK</text:p>
          </table:table-cell>
          <table:table-cell table:formula="of:=[bd_flows.A199]" office:value-type="float" office:value="148">
            <text:p>148</text:p>
          </table:table-cell>
        </table:table-row>
        <table:table-row table:style-name="ro5">
          <table:table-cell table:formula="of:=[$Etiquetas.$T41]" office:value-type="float" office:value="148">
            <text:p>148</text:p>
          </table:table-cell>
          <table:table-cell table:formula="of:=[$Etiquetas.$A41]" office:value-type="string" office:string-value="LED_ST1">
            <text:p>LED_ST1</text:p>
          </table:table-cell>
          <table:table-cell table:formula="of:=[.B200]" office:value-type="string" office:string-value="LED_ST1">
            <text:p>LED_ST1</text:p>
          </table:table-cell>
          <table:table-cell/>
          <table:table-cell table:formula="of:=[bd_flows.B200]">
            <text:p/>
          </table:table-cell>
          <table:table-cell table:formula="of:=[bd_flows.A200]">
            <text:p/>
          </table:table-cell>
        </table:table-row>
        <table:table-row table:style-name="ro5">
          <table:table-cell table:formula="of:=[$Etiquetas.$T42]" office:value-type="float" office:value="148">
            <text:p>148</text:p>
          </table:table-cell>
          <table:table-cell table:formula="of:=[$Etiquetas.$A42]" office:value-type="string" office:string-value="LED_ST2">
            <text:p>LED_ST2</text:p>
          </table:table-cell>
          <table:table-cell table:formula="of:=[.B201]" office:value-type="string" office:string-value="LED_ST2">
            <text:p>LED_ST2</text:p>
          </table:table-cell>
          <table:table-cell/>
          <table:table-cell table:formula="of:=[bd_flows.B201]">
            <text:p/>
          </table:table-cell>
          <table:table-cell table:formula="of:=[bd_flows.A201]">
            <text:p/>
          </table:table-cell>
        </table:table-row>
        <table:table-row table:style-name="ro5">
          <table:table-cell table:formula="of:=[$Etiquetas.$T43]" office:value-type="float" office:value="148">
            <text:p>148</text:p>
          </table:table-cell>
          <table:table-cell table:formula="of:=[$Etiquetas.$A43]" office:value-type="string" office:string-value="INTERIOR_LAMP">
            <text:p>INTERIOR_LAMP</text:p>
          </table:table-cell>
          <table:table-cell table:formula="of:=[.B202]" office:value-type="string" office:string-value="INTERIOR_LAMP">
            <text:p>INTERIOR_LAMP</text:p>
          </table:table-cell>
          <table:table-cell/>
          <table:table-cell table:formula="of:=[bd_flows.B202]">
            <text:p/>
          </table:table-cell>
          <table:table-cell table:formula="of:=[bd_flows.A202]">
            <text:p/>
          </table:table-cell>
        </table:table-row>
        <table:table-row table:style-name="ro5">
          <table:table-cell table:formula="of:=[$Etiquetas.$T44]" office:value-type="float" office:value="148">
            <text:p>148</text:p>
          </table:table-cell>
          <table:table-cell table:formula="of:=[$Etiquetas.$A44]" office:value-type="string" office:string-value="OPENDOOR_LAMP">
            <text:p>OPENDOOR_LAMP</text:p>
          </table:table-cell>
          <table:table-cell table:formula="of:=[.B203]" office:value-type="string" office:string-value="OPENDOOR_LAMP">
            <text:p>OPENDOOR_LAMP</text:p>
          </table:table-cell>
          <table:table-cell/>
          <table:table-cell table:formula="of:=[bd_flows.B203]">
            <text:p/>
          </table:table-cell>
          <table:table-cell table:formula="of:=[bd_flows.A203]">
            <text:p/>
          </table:table-cell>
        </table:table-row>
        <table:table-row table:style-name="ro5">
          <table:table-cell table:formula="of:=[$Etiquetas.$T45]" office:value-type="float" office:value="148">
            <text:p>148</text:p>
          </table:table-cell>
          <table:table-cell table:formula="of:=[$Etiquetas.$A45]" office:value-type="string" office:string-value="PARKING_LAMP_1">
            <text:p>PARKING_LAMP_1</text:p>
          </table:table-cell>
          <table:table-cell table:formula="of:=[.B204]" office:value-type="string" office:string-value="PARKING_LAMP_1">
            <text:p>PARKING_LAMP_1</text:p>
          </table:table-cell>
          <table:table-cell/>
          <table:table-cell table:formula="of:=[bd_flows.B204]">
            <text:p/>
          </table:table-cell>
          <table:table-cell table:formula="of:=[bd_flows.A204]">
            <text:p/>
          </table:table-cell>
        </table:table-row>
        <table:table-row table:style-name="ro5">
          <table:table-cell table:formula="of:=[$Etiquetas.$T46]" office:value-type="float" office:value="148">
            <text:p>148</text:p>
          </table:table-cell>
          <table:table-cell table:formula="of:=[$Etiquetas.$A46]" office:value-type="string" office:string-value="PARKING_LAMP_2">
            <text:p>PARKING_LAMP_2</text:p>
          </table:table-cell>
          <table:table-cell table:formula="of:=[.B205]" office:value-type="string" office:string-value="PARKING_LAMP_2">
            <text:p>PARKING_LAMP_2</text:p>
          </table:table-cell>
          <table:table-cell/>
          <table:table-cell table:formula="of:=[bd_flows.B205]">
            <text:p/>
          </table:table-cell>
          <table:table-cell table:formula="of:=[bd_flows.A205]">
            <text:p/>
          </table:table-cell>
        </table:table-row>
        <table:table-row table:style-name="ro5">
          <table:table-cell table:formula="of:=[$Etiquetas.$T47]" office:value-type="float" office:value="149">
            <text:p>149</text:p>
          </table:table-cell>
          <table:table-cell table:formula="of:=[$Etiquetas.$A47]" office:value-type="string" office:string-value="PARKING_LAMP_1_DGN">
            <text:p>PARKING_LAMP_1_DGN</text:p>
          </table:table-cell>
          <table:table-cell table:formula="of:=[.B206]" office:value-type="string" office:string-value="PARKING_LAMP_1_DGN">
            <text:p>PARKING_LAMP_1_DGN</text:p>
          </table:table-cell>
          <table:table-cell/>
          <table:table-cell table:formula="of:=[bd_flows.B206]" office:value-type="string" office:string-value="PARKING_LAMP_1_DGN">
            <text:p>PARKING_LAMP_1_DGN</text:p>
          </table:table-cell>
          <table:table-cell table:formula="of:=[bd_flows.A206]" office:value-type="float" office:value="149">
            <text:p>149</text:p>
          </table:table-cell>
        </table:table-row>
        <table:table-row table:style-name="ro5">
          <table:table-cell table:formula="of:=[$Etiquetas.$T48]" office:value-type="float" office:value="150">
            <text:p>150</text:p>
          </table:table-cell>
          <table:table-cell table:formula="of:=[$Etiquetas.$A48]" office:value-type="string" office:string-value="PARKING_LAMP_2_DGN">
            <text:p>PARKING_LAMP_2_DGN</text:p>
          </table:table-cell>
          <table:table-cell table:formula="of:=[.B207]" office:value-type="string" office:string-value="PARKING_LAMP_2_DGN">
            <text:p>PARKING_LAMP_2_DGN</text:p>
          </table:table-cell>
          <table:table-cell/>
          <table:table-cell table:formula="of:=[bd_flows.B207]" office:value-type="string" office:string-value="PARKING_LAMP_2_DGN">
            <text:p>PARKING_LAMP_2_DGN</text:p>
          </table:table-cell>
          <table:table-cell table:formula="of:=[bd_flows.A207]" office:value-type="float" office:value="150">
            <text:p>150</text:p>
          </table:table-cell>
        </table:table-row>
        <table:table-row table:style-name="ro5">
          <table:table-cell table:formula="of:=[$Etiquetas.$T49]" office:value-type="float" office:value="150">
            <text:p>150</text:p>
          </table:table-cell>
          <table:table-cell table:formula="of:=[$Etiquetas.$A49]" office:value-type="string" office:string-value="LED_WARNING">
            <text:p>LED_WARNING</text:p>
          </table:table-cell>
          <table:table-cell table:formula="of:=[.B208]" office:value-type="string" office:string-value="LED_WARNING">
            <text:p>LED_WARNING</text:p>
          </table:table-cell>
          <table:table-cell/>
          <table:table-cell table:formula="of:=[bd_flows.B208]">
            <text:p/>
          </table:table-cell>
          <table:table-cell table:formula="of:=[bd_flows.A208]">
            <text:p/>
          </table:table-cell>
        </table:table-row>
        <table:table-row table:style-name="ro5">
          <table:table-cell table:formula="of:=[$Etiquetas.$T50]" office:value-type="float" office:value="150">
            <text:p>150</text:p>
          </table:table-cell>
          <table:table-cell table:formula="of:=[$Etiquetas.$A50]" office:value-type="string" office:string-value="POWER_CAM">
            <text:p>POWER_CAM</text:p>
          </table:table-cell>
          <table:table-cell table:formula="of:=[.B209]" office:value-type="string" office:string-value="POWER_CAM">
            <text:p>POWER_CAM</text:p>
          </table:table-cell>
          <table:table-cell/>
          <table:table-cell table:formula="of:=[bd_flows.B209]">
            <text:p/>
          </table:table-cell>
          <table:table-cell table:formula="of:=[bd_flows.A209]">
            <text:p/>
          </table:table-cell>
        </table:table-row>
        <table:table-row table:style-name="ro5">
          <table:table-cell table:formula="of:=[$Etiquetas.$T51]" office:value-type="float" office:value="150">
            <text:p>150</text:p>
          </table:table-cell>
          <table:table-cell table:formula="of:=[$Etiquetas.$A51]" office:value-type="string" office:string-value="LED_IGNITION">
            <text:p>LED_IGNITION</text:p>
          </table:table-cell>
          <table:table-cell table:formula="of:=[.B210]" office:value-type="string" office:string-value="LED_IGNITION">
            <text:p>LED_IGNITION</text:p>
          </table:table-cell>
          <table:table-cell/>
          <table:table-cell table:formula="of:=[bd_flows.B210]">
            <text:p/>
          </table:table-cell>
          <table:table-cell table:formula="of:=[bd_flows.A210]">
            <text:p/>
          </table:table-cell>
        </table:table-row>
        <table:table-row table:style-name="ro5">
          <table:table-cell table:formula="of:=[$Etiquetas.$T52]" office:value-type="float" office:value="150">
            <text:p>150</text:p>
          </table:table-cell>
          <table:table-cell table:formula="of:=[$Etiquetas.$A52]" office:value-type="string" office:string-value="HEATER_1">
            <text:p>HEATER_1</text:p>
          </table:table-cell>
          <table:table-cell table:formula="of:=[.B211]" office:value-type="string" office:string-value="HEATER_1">
            <text:p>HEATER_1</text:p>
          </table:table-cell>
          <table:table-cell/>
          <table:table-cell table:formula="of:=[bd_flows.B211]">
            <text:p/>
          </table:table-cell>
          <table:table-cell table:formula="of:=[bd_flows.A211]">
            <text:p/>
          </table:table-cell>
        </table:table-row>
        <table:table-row table:style-name="ro5">
          <table:table-cell table:formula="of:=[$Etiquetas.$T53]" office:value-type="float" office:value="150">
            <text:p>150</text:p>
          </table:table-cell>
          <table:table-cell table:formula="of:=[$Etiquetas.$A53]" office:value-type="string" office:string-value="HEATER_2">
            <text:p>HEATER_2</text:p>
          </table:table-cell>
          <table:table-cell table:formula="of:=[.B212]" office:value-type="string" office:string-value="HEATER_2">
            <text:p>HEATER_2</text:p>
          </table:table-cell>
          <table:table-cell/>
          <table:table-cell table:formula="of:=[bd_flows.B212]">
            <text:p/>
          </table:table-cell>
          <table:table-cell table:formula="of:=[bd_flows.A212]">
            <text:p/>
          </table:table-cell>
        </table:table-row>
        <table:table-row table:style-name="ro5">
          <table:table-cell table:formula="of:=[$Etiquetas.$T54]" office:value-type="float" office:value="150">
            <text:p>150</text:p>
          </table:table-cell>
          <table:table-cell table:formula="of:=[$Etiquetas.$A54]" office:value-type="string" office:string-value="BRAKE_LAMP">
            <text:p>BRAKE_LAMP</text:p>
          </table:table-cell>
          <table:table-cell table:formula="of:=[.B213]" office:value-type="string" office:string-value="BRAKE_LAMP">
            <text:p>BRAKE_LAMP</text:p>
          </table:table-cell>
          <table:table-cell/>
          <table:table-cell table:formula="of:=[bd_flows.B213]">
            <text:p/>
          </table:table-cell>
          <table:table-cell table:formula="of:=[bd_flows.A213]">
            <text:p/>
          </table:table-cell>
        </table:table-row>
        <table:table-row table:style-name="ro5">
          <table:table-cell table:formula="of:=[$Etiquetas.$T55]" office:value-type="float" office:value="150">
            <text:p>150</text:p>
          </table:table-cell>
          <table:table-cell table:formula="of:=[$Etiquetas.$A55]" office:value-type="string" office:string-value="300mA_RES1">
            <text:p>300mA_RES1</text:p>
          </table:table-cell>
          <table:table-cell table:formula="of:=[.B214]" office:value-type="string" office:string-value="300mA_RES1">
            <text:p>300mA_RES1</text:p>
          </table:table-cell>
          <table:table-cell/>
          <table:table-cell table:formula="of:=[bd_flows.B214]">
            <text:p/>
          </table:table-cell>
          <table:table-cell table:formula="of:=[bd_flows.A214]">
            <text:p/>
          </table:table-cell>
        </table:table-row>
        <table:table-row table:style-name="ro5">
          <table:table-cell table:formula="of:=[$Etiquetas.$T56]" office:value-type="float" office:value="150">
            <text:p>150</text:p>
          </table:table-cell>
          <table:table-cell table:formula="of:=[$Etiquetas.$A56]" office:value-type="string" office:string-value="300mA_RES2">
            <text:p>300mA_RES2</text:p>
          </table:table-cell>
          <table:table-cell table:formula="of:=[.B215]" office:value-type="string" office:string-value="300mA_RES2">
            <text:p>300mA_RES2</text:p>
          </table:table-cell>
          <table:table-cell/>
          <table:table-cell table:formula="of:=[bd_flows.B215]">
            <text:p/>
          </table:table-cell>
          <table:table-cell table:formula="of:=[bd_flows.A215]">
            <text:p/>
          </table:table-cell>
        </table:table-row>
        <table:table-row table:style-name="ro5">
          <table:table-cell table:formula="of:=[$Etiquetas.$T57]" office:value-type="float" office:value="151">
            <text:p>151</text:p>
          </table:table-cell>
          <table:table-cell table:formula="of:=[$Etiquetas.$A57]" office:value-type="string" office:string-value="BRAKE_LAMP_DGN">
            <text:p>BRAKE_LAMP_DGN</text:p>
          </table:table-cell>
          <table:table-cell table:formula="of:=[.B216]" office:value-type="string" office:string-value="BRAKE_LAMP_DGN">
            <text:p>BRAKE_LAMP_DGN</text:p>
          </table:table-cell>
          <table:table-cell/>
          <table:table-cell table:formula="of:=[bd_flows.B216]" office:value-type="string" office:string-value="BRAKE_LAMP_DGN">
            <text:p>BRAKE_LAMP_DGN</text:p>
          </table:table-cell>
          <table:table-cell table:formula="of:=[bd_flows.A216]" office:value-type="float" office:value="151">
            <text:p>151</text:p>
          </table:table-cell>
        </table:table-row>
        <table:table-row table:style-name="ro5">
          <table:table-cell table:formula="of:=[$Etiquetas.$T58]" office:value-type="float" office:value="152">
            <text:p>152</text:p>
          </table:table-cell>
          <table:table-cell table:formula="of:=[$Etiquetas.$A58]" office:value-type="string" office:string-value="INT_BUZZER">
            <text:p>INT_BUZZER</text:p>
          </table:table-cell>
          <table:table-cell table:formula="of:=[.B217]" office:value-type="string" office:string-value="INT_BUZZER">
            <text:p>INT_BUZZER</text:p>
          </table:table-cell>
          <table:table-cell/>
          <table:table-cell table:formula="of:=[bd_flows.B217]" office:value-type="string" office:string-value="INT_BUZZER">
            <text:p>INT_BUZZER</text:p>
          </table:table-cell>
          <table:table-cell table:formula="of:=[bd_flows.A217]" office:value-type="float" office:value="152">
            <text:p>152</text:p>
          </table:table-cell>
        </table:table-row>
        <table:table-row table:style-name="ro5">
          <table:table-cell table:formula="of:=[$Etiquetas.$T59]" office:value-type="float" office:value="153">
            <text:p>153</text:p>
          </table:table-cell>
          <table:table-cell table:formula="of:=[$Etiquetas.$A59]" office:value-type="string" office:string-value="INT_BUZZER_SHDNn">
            <text:p>INT_BUZZER_SHDNn</text:p>
          </table:table-cell>
          <table:table-cell table:formula="of:=[.B218]" office:value-type="string" office:string-value="INT_BUZZER_SHDNn">
            <text:p>INT_BUZZER_SHDNn</text:p>
          </table:table-cell>
          <table:table-cell/>
          <table:table-cell table:formula="of:=[bd_flows.B218]" office:value-type="string" office:string-value="INT_BUZZER_SHDNn">
            <text:p>INT_BUZZER_SHDNn</text:p>
          </table:table-cell>
          <table:table-cell table:formula="of:=[bd_flows.A218]" office:value-type="float" office:value="153">
            <text:p>153</text:p>
          </table:table-cell>
        </table:table-row>
        <table:table-row table:style-name="ro5">
          <table:table-cell table:formula="of:=[$Etiquetas.$T60]" office:value-type="float" office:value="153">
            <text:p>153</text:p>
          </table:table-cell>
          <table:table-cell table:formula="of:=[$Etiquetas.$A60]" office:value-type="string" office:string-value="POWER_DIM">
            <text:p>POWER_DIM</text:p>
          </table:table-cell>
          <table:table-cell table:formula="of:=[.B219]" office:value-type="string" office:string-value="POWER_DIM">
            <text:p>POWER_DIM</text:p>
          </table:table-cell>
          <table:table-cell/>
          <table:table-cell table:formula="of:=[bd_flows.B219]">
            <text:p/>
          </table:table-cell>
          <table:table-cell table:formula="of:=[bd_flows.A219]">
            <text:p/>
          </table:table-cell>
        </table:table-row>
        <table:table-row table:style-name="ro5">
          <table:table-cell table:formula="of:=[$Etiquetas.$T61]" office:value-type="float" office:value="153">
            <text:p>153</text:p>
          </table:table-cell>
          <table:table-cell table:formula="of:=[$Etiquetas.$A61]" office:value-type="string" office:string-value="HORN">
            <text:p>HORN</text:p>
          </table:table-cell>
          <table:table-cell table:formula="of:=[.B220]" office:value-type="string" office:string-value="HORN">
            <text:p>HORN</text:p>
          </table:table-cell>
          <table:table-cell/>
          <table:table-cell table:formula="of:=[bd_flows.B220]">
            <text:p/>
          </table:table-cell>
          <table:table-cell table:formula="of:=[bd_flows.A220]">
            <text:p/>
          </table:table-cell>
        </table:table-row>
        <table:table-row table:style-name="ro5">
          <table:table-cell table:formula="of:=[$Etiquetas.$T62]" office:value-type="float" office:value="153">
            <text:p>153</text:p>
          </table:table-cell>
          <table:table-cell table:formula="of:=[$Etiquetas.$A62]" office:value-type="string" office:string-value="LOWBEAM_LAMP_L">
            <text:p>LOWBEAM_LAMP_L</text:p>
          </table:table-cell>
          <table:table-cell table:formula="of:=[.B221]" office:value-type="string" office:string-value="LOWBEAM_LAMP_L">
            <text:p>LOWBEAM_LAMP_L</text:p>
          </table:table-cell>
          <table:table-cell/>
          <table:table-cell table:formula="of:=[bd_flows.B221]">
            <text:p/>
          </table:table-cell>
          <table:table-cell table:formula="of:=[bd_flows.A221]">
            <text:p/>
          </table:table-cell>
        </table:table-row>
        <table:table-row table:style-name="ro5">
          <table:table-cell table:formula="of:=[$Etiquetas.$T63]" office:value-type="float" office:value="153">
            <text:p>153</text:p>
          </table:table-cell>
          <table:table-cell table:formula="of:=[$Etiquetas.$A63]" office:value-type="string" office:string-value="LOWBEAM_LAMP_R">
            <text:p>LOWBEAM_LAMP_R</text:p>
          </table:table-cell>
          <table:table-cell table:formula="of:=[.B222]" office:value-type="string" office:string-value="LOWBEAM_LAMP_R">
            <text:p>LOWBEAM_LAMP_R</text:p>
          </table:table-cell>
          <table:table-cell/>
          <table:table-cell table:formula="of:=[bd_flows.B222]">
            <text:p/>
          </table:table-cell>
          <table:table-cell table:formula="of:=[bd_flows.A222]">
            <text:p/>
          </table:table-cell>
        </table:table-row>
        <table:table-row table:style-name="ro5">
          <table:table-cell table:formula="of:=[$Etiquetas.$T64]" office:value-type="float" office:value="153">
            <text:p>153</text:p>
          </table:table-cell>
          <table:table-cell table:formula="of:=[$Etiquetas.$A64]" office:value-type="string" office:string-value="HIGHBEAM_LAMP_L">
            <text:p>HIGHBEAM_LAMP_L</text:p>
          </table:table-cell>
          <table:table-cell table:formula="of:=[.B223]" office:value-type="string" office:string-value="HIGHBEAM_LAMP_L">
            <text:p>HIGHBEAM_LAMP_L</text:p>
          </table:table-cell>
          <table:table-cell/>
          <table:table-cell table:formula="of:=[bd_flows.B223]">
            <text:p/>
          </table:table-cell>
          <table:table-cell table:formula="of:=[bd_flows.A223]">
            <text:p/>
          </table:table-cell>
        </table:table-row>
        <table:table-row table:style-name="ro5">
          <table:table-cell table:formula="of:=[$Etiquetas.$T65]" office:value-type="float" office:value="153">
            <text:p>153</text:p>
          </table:table-cell>
          <table:table-cell table:formula="of:=[$Etiquetas.$A65]" office:value-type="string" office:string-value="HIGHBEAM_LAMP_R">
            <text:p>HIGHBEAM_LAMP_R</text:p>
          </table:table-cell>
          <table:table-cell table:formula="of:=[.B224]" office:value-type="string" office:string-value="HIGHBEAM_LAMP_R">
            <text:p>HIGHBEAM_LAMP_R</text:p>
          </table:table-cell>
          <table:table-cell/>
          <table:table-cell table:formula="of:=[bd_flows.B224]">
            <text:p/>
          </table:table-cell>
          <table:table-cell table:formula="of:=[bd_flows.A224]">
            <text:p/>
          </table:table-cell>
        </table:table-row>
        <table:table-row table:style-name="ro5">
          <table:table-cell table:formula="of:=[$Etiquetas.$T66]" office:value-type="float" office:value="153">
            <text:p>153</text:p>
          </table:table-cell>
          <table:table-cell table:formula="of:=[$Etiquetas.$A66]" office:value-type="string" office:string-value="WIPER1">
            <text:p>WIPER1</text:p>
          </table:table-cell>
          <table:table-cell table:formula="of:=[.B225]" office:value-type="string" office:string-value="WIPER1">
            <text:p>WIPER1</text:p>
          </table:table-cell>
          <table:table-cell/>
          <table:table-cell table:formula="of:=[bd_flows.B225]">
            <text:p/>
          </table:table-cell>
          <table:table-cell table:formula="of:=[bd_flows.A225]">
            <text:p/>
          </table:table-cell>
        </table:table-row>
        <table:table-row table:style-name="ro5">
          <table:table-cell table:formula="of:=[$Etiquetas.$T67]" office:value-type="float" office:value="153">
            <text:p>153</text:p>
          </table:table-cell>
          <table:table-cell table:formula="of:=[$Etiquetas.$A67]" office:value-type="string" office:string-value="WIPER2">
            <text:p>WIPER2</text:p>
          </table:table-cell>
          <table:table-cell table:formula="of:=[.B226]" office:value-type="string" office:string-value="WIPER2">
            <text:p>WIPER2</text:p>
          </table:table-cell>
          <table:table-cell/>
          <table:table-cell table:formula="of:=[bd_flows.B226]">
            <text:p/>
          </table:table-cell>
          <table:table-cell table:formula="of:=[bd_flows.A226]">
            <text:p/>
          </table:table-cell>
        </table:table-row>
        <table:table-row table:style-name="ro5">
          <table:table-cell table:formula="of:=[$Etiquetas.$T68]" office:value-type="float" office:value="153">
            <text:p>153</text:p>
          </table:table-cell>
          <table:table-cell table:formula="of:=[$Etiquetas.$A68]" office:value-type="string" office:string-value="10A_KL15_RES">
            <text:p>10A_KL15_RES</text:p>
          </table:table-cell>
          <table:table-cell table:formula="of:=[.B227]" office:value-type="string" office:string-value="10A_KL15_RES">
            <text:p>10A_KL15_RES</text:p>
          </table:table-cell>
          <table:table-cell/>
          <table:table-cell table:formula="of:=[bd_flows.B227]">
            <text:p/>
          </table:table-cell>
          <table:table-cell table:formula="of:=[bd_flows.A227]">
            <text:p/>
          </table:table-cell>
        </table:table-row>
        <table:table-row table:style-name="ro5">
          <table:table-cell table:formula="of:=[$Etiquetas.$T69]" office:value-type="float" office:value="153">
            <text:p>153</text:p>
          </table:table-cell>
          <table:table-cell table:formula="of:=[$Etiquetas.$A69]" office:value-type="string" office:string-value="10A_KL30_RES1">
            <text:p>10A_KL30_RES1</text:p>
          </table:table-cell>
          <table:table-cell table:formula="of:=[.B228]" office:value-type="string" office:string-value="10A_KL30_RES1">
            <text:p>10A_KL30_RES1</text:p>
          </table:table-cell>
          <table:table-cell/>
          <table:table-cell table:formula="of:=[bd_flows.B228]">
            <text:p/>
          </table:table-cell>
          <table:table-cell table:formula="of:=[bd_flows.A228]">
            <text:p/>
          </table:table-cell>
        </table:table-row>
        <table:table-row table:style-name="ro5">
          <table:table-cell table:formula="of:=[$Etiquetas.$T70]" office:value-type="float" office:value="153">
            <text:p>153</text:p>
          </table:table-cell>
          <table:table-cell table:formula="of:=[$Etiquetas.$A70]" office:value-type="string" office:string-value="10A_KL30_RES2">
            <text:p>10A_KL30_RES2</text:p>
          </table:table-cell>
          <table:table-cell table:formula="of:=[.B229]" office:value-type="string" office:string-value="10A_KL30_RES2">
            <text:p>10A_KL30_RES2</text:p>
          </table:table-cell>
          <table:table-cell/>
          <table:table-cell table:formula="of:=[bd_flows.B229]">
            <text:p/>
          </table:table-cell>
          <table:table-cell table:formula="of:=[bd_flows.A229]">
            <text:p/>
          </table:table-cell>
        </table:table-row>
        <table:table-row table:style-name="ro5">
          <table:table-cell table:formula="of:=[$Etiquetas.$T71]" office:value-type="float" office:value="154">
            <text:p>154</text:p>
          </table:table-cell>
          <table:table-cell table:formula="of:=[$Etiquetas.$A71]" office:value-type="string" office:string-value="LOWBEAM_LAMP_L_DGN">
            <text:p>LOWBEAM_LAMP_L_DGN</text:p>
          </table:table-cell>
          <table:table-cell table:formula="of:=[.B230]" office:value-type="string" office:string-value="LOWBEAM_LAMP_L_DGN">
            <text:p>LOWBEAM_LAMP_L_DGN</text:p>
          </table:table-cell>
          <table:table-cell/>
          <table:table-cell table:formula="of:=[bd_flows.B230]" office:value-type="string" office:string-value="LOWBEAM_LAMP_L_DGN">
            <text:p>LOWBEAM_LAMP_L_DGN</text:p>
          </table:table-cell>
          <table:table-cell table:formula="of:=[bd_flows.A230]" office:value-type="float" office:value="154">
            <text:p>154</text:p>
          </table:table-cell>
        </table:table-row>
        <table:table-row table:style-name="ro5">
          <table:table-cell table:formula="of:=[$Etiquetas.$T72]" office:value-type="float" office:value="155">
            <text:p>155</text:p>
          </table:table-cell>
          <table:table-cell table:formula="of:=[$Etiquetas.$A72]" office:value-type="string" office:string-value="LOWBEAM_LAMP_R_DGN">
            <text:p>LOWBEAM_LAMP_R_DGN</text:p>
          </table:table-cell>
          <table:table-cell table:formula="of:=[.B231]" office:value-type="string" office:string-value="LOWBEAM_LAMP_R_DGN">
            <text:p>LOWBEAM_LAMP_R_DGN</text:p>
          </table:table-cell>
          <table:table-cell/>
          <table:table-cell table:formula="of:=[bd_flows.B231]" office:value-type="string" office:string-value="LOWBEAM_LAMP_R_DGN">
            <text:p>LOWBEAM_LAMP_R_DGN</text:p>
          </table:table-cell>
          <table:table-cell table:formula="of:=[bd_flows.A231]" office:value-type="float" office:value="155">
            <text:p>155</text:p>
          </table:table-cell>
        </table:table-row>
        <table:table-row table:style-name="ro5">
          <table:table-cell table:formula="of:=[$Etiquetas.$T73]" office:value-type="float" office:value="156">
            <text:p>156</text:p>
          </table:table-cell>
          <table:table-cell table:formula="of:=[$Etiquetas.$A73]" office:value-type="string" office:string-value="HIGHBEAM_LAMP_L_DGN">
            <text:p>HIGHBEAM_LAMP_L_DGN</text:p>
          </table:table-cell>
          <table:table-cell table:formula="of:=[.B232]" office:value-type="string" office:string-value="HIGHBEAM_LAMP_L_DGN">
            <text:p>HIGHBEAM_LAMP_L_DGN</text:p>
          </table:table-cell>
          <table:table-cell/>
          <table:table-cell table:formula="of:=[bd_flows.B232]" office:value-type="string" office:string-value="HIGHBEAM_LAMP_L_DGN">
            <text:p>HIGHBEAM_LAMP_L_DGN</text:p>
          </table:table-cell>
          <table:table-cell table:formula="of:=[bd_flows.A232]" office:value-type="float" office:value="156">
            <text:p>156</text:p>
          </table:table-cell>
        </table:table-row>
        <table:table-row table:style-name="ro5">
          <table:table-cell table:formula="of:=[$Etiquetas.$T74]" office:value-type="float" office:value="157">
            <text:p>157</text:p>
          </table:table-cell>
          <table:table-cell table:formula="of:=[$Etiquetas.$A74]" office:value-type="string" office:string-value="HIGHBEAM_LAMP_R_DGN">
            <text:p>HIGHBEAM_LAMP_R_DGN</text:p>
          </table:table-cell>
          <table:table-cell table:formula="of:=[.B233]" office:value-type="string" office:string-value="HIGHBEAM_LAMP_R_DGN">
            <text:p>HIGHBEAM_LAMP_R_DGN</text:p>
          </table:table-cell>
          <table:table-cell/>
          <table:table-cell table:formula="of:=[bd_flows.B233]" office:value-type="string" office:string-value="HIGHBEAM_LAMP_R_DGN">
            <text:p>HIGHBEAM_LAMP_R_DGN</text:p>
          </table:table-cell>
          <table:table-cell table:formula="of:=[bd_flows.A233]" office:value-type="float" office:value="157">
            <text:p>157</text:p>
          </table:table-cell>
        </table:table-row>
        <table:table-row table:style-name="ro5">
          <table:table-cell table:formula="of:=[$Etiquetas.$T75]" office:value-type="float" office:value="157">
            <text:p>157</text:p>
          </table:table-cell>
          <table:table-cell table:formula="of:=[$Etiquetas.$A75]" office:value-type="string" office:string-value="PWM_FAN1">
            <text:p>PWM_FAN1</text:p>
          </table:table-cell>
          <table:table-cell table:formula="of:=[.B234]" office:value-type="string" office:string-value="PWM_FAN1">
            <text:p>PWM_FAN1</text:p>
          </table:table-cell>
          <table:table-cell/>
          <table:table-cell table:formula="of:=[bd_flows.B234]">
            <text:p/>
          </table:table-cell>
          <table:table-cell table:formula="of:=[bd_flows.A234]">
            <text:p/>
          </table:table-cell>
        </table:table-row>
        <table:table-row table:style-name="ro5">
          <table:table-cell table:formula="of:=[$Etiquetas.$T76]" office:value-type="float" office:value="157">
            <text:p>157</text:p>
          </table:table-cell>
          <table:table-cell table:formula="of:=[$Etiquetas.$A76]" office:value-type="string" office:string-value="PWM_FAN2">
            <text:p>PWM_FAN2</text:p>
          </table:table-cell>
          <table:table-cell table:formula="of:=[.B235]" office:value-type="string" office:string-value="PWM_FAN2">
            <text:p>PWM_FAN2</text:p>
          </table:table-cell>
          <table:table-cell/>
          <table:table-cell table:formula="of:=[bd_flows.B235]">
            <text:p/>
          </table:table-cell>
          <table:table-cell table:formula="of:=[bd_flows.A235]">
            <text:p/>
          </table:table-cell>
        </table:table-row>
        <table:table-row table:style-name="ro5">
          <table:table-cell table:formula="of:=[$Etiquetas.$T77]" office:value-type="float" office:value="158">
            <text:p>158</text:p>
          </table:table-cell>
          <table:table-cell table:formula="of:=[$Etiquetas.$A77]" office:value-type="string" office:string-value="PWM_FAN_INH">
            <text:p>PWM_FAN_INH</text:p>
          </table:table-cell>
          <table:table-cell table:formula="of:=[.B236]" office:value-type="string" office:string-value="PWM_FAN_INH">
            <text:p>PWM_FAN_INH</text:p>
          </table:table-cell>
          <table:table-cell/>
          <table:table-cell table:formula="of:=[bd_flows.B236]" office:value-type="string" office:string-value="PWM_FAN_INH">
            <text:p>PWM_FAN_INH</text:p>
          </table:table-cell>
          <table:table-cell table:formula="of:=[bd_flows.A236]" office:value-type="float" office:value="158">
            <text:p>158</text:p>
          </table:table-cell>
        </table:table-row>
        <table:table-row table:style-name="ro5">
          <table:table-cell table:formula="of:=[$Etiquetas.$T78]" office:value-type="float" office:value="158">
            <text:p>158</text:p>
          </table:table-cell>
          <table:table-cell table:formula="of:=[$Etiquetas.$A78]" office:value-type="string" office:string-value="PWM_RES1">
            <text:p>PWM_RES1</text:p>
          </table:table-cell>
          <table:table-cell table:formula="of:=[.B237]" office:value-type="string" office:string-value="PWM_RES1">
            <text:p>PWM_RES1</text:p>
          </table:table-cell>
          <table:table-cell/>
          <table:table-cell table:formula="of:=[bd_flows.B237]">
            <text:p/>
          </table:table-cell>
          <table:table-cell table:formula="of:=[bd_flows.A237]">
            <text:p/>
          </table:table-cell>
        </table:table-row>
        <table:table-row table:style-name="ro5">
          <table:table-cell table:formula="of:=[$Etiquetas.$T79]" office:value-type="float" office:value="158">
            <text:p>158</text:p>
          </table:table-cell>
          <table:table-cell table:formula="of:=[$Etiquetas.$A79]" office:value-type="string" office:string-value="PWM_RES2">
            <text:p>PWM_RES2</text:p>
          </table:table-cell>
          <table:table-cell table:formula="of:=[.B238]" office:value-type="string" office:string-value="PWM_RES2">
            <text:p>PWM_RES2</text:p>
          </table:table-cell>
          <table:table-cell/>
          <table:table-cell table:formula="of:=[bd_flows.B238]">
            <text:p/>
          </table:table-cell>
          <table:table-cell table:formula="of:=[bd_flows.A238]">
            <text:p/>
          </table:table-cell>
        </table:table-row>
        <table:table-row table:style-name="ro5">
          <table:table-cell table:formula="of:=[$Etiquetas.$T80]" office:value-type="float" office:value="159">
            <text:p>159</text:p>
          </table:table-cell>
          <table:table-cell table:formula="of:=[$Etiquetas.$A80]" office:value-type="string" office:string-value="PWM_RES_INH">
            <text:p>PWM_RES_INH</text:p>
          </table:table-cell>
          <table:table-cell table:formula="of:=[.B239]" office:value-type="string" office:string-value="PWM_RES_INH">
            <text:p>PWM_RES_INH</text:p>
          </table:table-cell>
          <table:table-cell/>
          <table:table-cell table:formula="of:=[bd_flows.B239]" office:value-type="string" office:string-value="PWM_RES_INH">
            <text:p>PWM_RES_INH</text:p>
          </table:table-cell>
          <table:table-cell table:formula="of:=[bd_flows.A239]" office:value-type="float" office:value="159">
            <text:p>159</text:p>
          </table:table-cell>
        </table:table-row>
        <table:table-row table:style-name="ro5">
          <table:table-cell table:formula="of:=[$Etiquetas.$T81]" office:value-type="float" office:value="160">
            <text:p>160</text:p>
          </table:table-cell>
          <table:table-cell table:formula="of:=[$Etiquetas.$A81]" office:value-type="string" office:string-value="MIRROR_L_INHn">
            <text:p>MIRROR_L_INHn</text:p>
          </table:table-cell>
          <table:table-cell table:formula="of:=[.B240]" office:value-type="string" office:string-value="MIRROR_L_INHn">
            <text:p>MIRROR_L_INHn</text:p>
          </table:table-cell>
          <table:table-cell/>
          <table:table-cell table:formula="of:=[bd_flows.B240]" office:value-type="string" office:string-value="MIRROR_L_INHn">
            <text:p>MIRROR_L_INHn</text:p>
          </table:table-cell>
          <table:table-cell table:formula="of:=[bd_flows.A240]" office:value-type="float" office:value="160">
            <text:p>160</text:p>
          </table:table-cell>
        </table:table-row>
        <table:table-row table:style-name="ro5">
          <table:table-cell table:formula="of:=[$Etiquetas.$T82]" office:value-type="float" office:value="161">
            <text:p>161</text:p>
          </table:table-cell>
          <table:table-cell table:formula="of:=[$Etiquetas.$A82]" office:value-type="string" office:string-value="MIRROR_L_CSn">
            <text:p>MIRROR_L_CSn</text:p>
          </table:table-cell>
          <table:table-cell table:formula="of:=[.B241]" office:value-type="string" office:string-value="MIRROR_L_CSn">
            <text:p>MIRROR_L_CSn</text:p>
          </table:table-cell>
          <table:table-cell/>
          <table:table-cell table:formula="of:=[bd_flows.B241]" office:value-type="string" office:string-value="MIRROR_L_CSn">
            <text:p>MIRROR_L_CSn</text:p>
          </table:table-cell>
          <table:table-cell table:formula="of:=[bd_flows.A241]" office:value-type="float" office:value="161">
            <text:p>161</text:p>
          </table:table-cell>
        </table:table-row>
        <table:table-row table:style-name="ro5">
          <table:table-cell table:formula="of:=[$Etiquetas.$T83]" office:value-type="float" office:value="162">
            <text:p>162</text:p>
          </table:table-cell>
          <table:table-cell table:formula="of:=[$Etiquetas.$A83]" office:value-type="string" office:string-value="MIRROR_CLK">
            <text:p>MIRROR_CLK</text:p>
          </table:table-cell>
          <table:table-cell table:formula="of:=[.B242]" office:value-type="string" office:string-value="MIRROR_CLK">
            <text:p>MIRROR_CLK</text:p>
          </table:table-cell>
          <table:table-cell/>
          <table:table-cell table:formula="of:=[bd_flows.B242]" office:value-type="string" office:string-value="MIRROR_CLK">
            <text:p>MIRROR_CLK</text:p>
          </table:table-cell>
          <table:table-cell table:formula="of:=[bd_flows.A242]" office:value-type="float" office:value="162">
            <text:p>162</text:p>
          </table:table-cell>
        </table:table-row>
        <table:table-row table:style-name="ro5">
          <table:table-cell table:formula="of:=[$Etiquetas.$T84]" office:value-type="float" office:value="163">
            <text:p>163</text:p>
          </table:table-cell>
          <table:table-cell table:formula="of:=[$Etiquetas.$A84]" office:value-type="string" office:string-value="MIRROR_MOSI">
            <text:p>MIRROR_MOSI</text:p>
          </table:table-cell>
          <table:table-cell table:formula="of:=[.B243]" office:value-type="string" office:string-value="MIRROR_MOSI">
            <text:p>MIRROR_MOSI</text:p>
          </table:table-cell>
          <table:table-cell/>
          <table:table-cell table:formula="of:=[bd_flows.B243]" office:value-type="string" office:string-value="MIRROR_MOSI">
            <text:p>MIRROR_MOSI</text:p>
          </table:table-cell>
          <table:table-cell table:formula="of:=[bd_flows.A243]" office:value-type="float" office:value="163">
            <text:p>163</text:p>
          </table:table-cell>
        </table:table-row>
        <table:table-row table:style-name="ro5">
          <table:table-cell table:formula="of:=[$Etiquetas.$T85]" office:value-type="float" office:value="164">
            <text:p>164</text:p>
          </table:table-cell>
          <table:table-cell table:formula="of:=[$Etiquetas.$A85]" office:value-type="string" office:string-value="MIRROR_MISO">
            <text:p>MIRROR_MISO</text:p>
          </table:table-cell>
          <table:table-cell table:formula="of:=[.B244]" office:value-type="string" office:string-value="MIRROR_MISO">
            <text:p>MIRROR_MISO</text:p>
          </table:table-cell>
          <table:table-cell/>
          <table:table-cell table:formula="of:=[bd_flows.B244]" office:value-type="string" office:string-value="MIRROR_MISO">
            <text:p>MIRROR_MISO</text:p>
          </table:table-cell>
          <table:table-cell table:formula="of:=[bd_flows.A244]" office:value-type="float" office:value="164">
            <text:p>164</text:p>
          </table:table-cell>
        </table:table-row>
        <table:table-row table:style-name="ro5">
          <table:table-cell table:formula="of:=[$Etiquetas.$T86]" office:value-type="float" office:value="165">
            <text:p>165</text:p>
          </table:table-cell>
          <table:table-cell table:formula="of:=[$Etiquetas.$A86]" office:value-type="string" office:string-value="MIRROR_R_INHn">
            <text:p>MIRROR_R_INHn</text:p>
          </table:table-cell>
          <table:table-cell table:formula="of:=[.B245]" office:value-type="string" office:string-value="MIRROR_R_INHn">
            <text:p>MIRROR_R_INHn</text:p>
          </table:table-cell>
          <table:table-cell/>
          <table:table-cell table:formula="of:=[bd_flows.B245]" office:value-type="string" office:string-value="MIRROR_R_INHn">
            <text:p>MIRROR_R_INHn</text:p>
          </table:table-cell>
          <table:table-cell table:formula="of:=[bd_flows.A245]" office:value-type="float" office:value="165">
            <text:p>165</text:p>
          </table:table-cell>
        </table:table-row>
        <table:table-row table:style-name="ro5">
          <table:table-cell table:formula="of:=[$Etiquetas.$T87]" office:value-type="float" office:value="166">
            <text:p>166</text:p>
          </table:table-cell>
          <table:table-cell table:formula="of:=[$Etiquetas.$A87]" office:value-type="string" office:string-value="MIRROR_R_CSn">
            <text:p>MIRROR_R_CSn</text:p>
          </table:table-cell>
          <table:table-cell table:formula="of:=[.B246]" office:value-type="string" office:string-value="MIRROR_R_CSn">
            <text:p>MIRROR_R_CSn</text:p>
          </table:table-cell>
          <table:table-cell/>
          <table:table-cell table:formula="of:=[bd_flows.B246]" office:value-type="string" office:string-value="MIRROR_R_CSn">
            <text:p>MIRROR_R_CSn</text:p>
          </table:table-cell>
          <table:table-cell table:formula="of:=[bd_flows.A246]" office:value-type="float" office:value="166">
            <text:p>166</text:p>
          </table:table-cell>
        </table:table-row>
        <table:table-row table:style-name="ro5">
          <table:table-cell table:formula="of:=[$Etiquetas.$T88]" office:value-type="float" office:value="167">
            <text:p>167</text:p>
          </table:table-cell>
          <table:table-cell table:formula="of:=[$Etiquetas.$A88]" office:value-type="string" office:string-value="HBRIDGE_INHn">
            <text:p>HBRIDGE_INHn</text:p>
          </table:table-cell>
          <table:table-cell table:formula="of:=[.B247]" office:value-type="string" office:string-value="HBRIDGE_INHn">
            <text:p>HBRIDGE_INHn</text:p>
          </table:table-cell>
          <table:table-cell/>
          <table:table-cell table:formula="of:=[bd_flows.B247]" office:value-type="string" office:string-value="HBRIDGE_INHn">
            <text:p>HBRIDGE_INHn</text:p>
          </table:table-cell>
          <table:table-cell table:formula="of:=[bd_flows.A247]" office:value-type="float" office:value="167">
            <text:p>167</text:p>
          </table:table-cell>
        </table:table-row>
        <table:table-row table:style-name="ro5">
          <table:table-cell table:formula="of:=[$Etiquetas.$T89]" office:value-type="float" office:value="168">
            <text:p>168</text:p>
          </table:table-cell>
          <table:table-cell table:formula="of:=[$Etiquetas.$A89]" office:value-type="string" office:string-value="HBRIDGE_IN1">
            <text:p>HBRIDGE_IN1</text:p>
          </table:table-cell>
          <table:table-cell table:formula="of:=[.B248]" office:value-type="string" office:string-value="HBRIDGE_IN1">
            <text:p>HBRIDGE_IN1</text:p>
          </table:table-cell>
          <table:table-cell/>
          <table:table-cell table:formula="of:=[bd_flows.B248]" office:value-type="string" office:string-value="HBRIDGE_IN1">
            <text:p>HBRIDGE_IN1</text:p>
          </table:table-cell>
          <table:table-cell table:formula="of:=[bd_flows.A248]" office:value-type="float" office:value="168">
            <text:p>168</text:p>
          </table:table-cell>
        </table:table-row>
        <table:table-row table:style-name="ro5">
          <table:table-cell table:formula="of:=[$Etiquetas.$T90]" office:value-type="float" office:value="169">
            <text:p>169</text:p>
          </table:table-cell>
          <table:table-cell table:formula="of:=[$Etiquetas.$A90]" office:value-type="string" office:string-value="HBRIDGE_IN2">
            <text:p>HBRIDGE_IN2</text:p>
          </table:table-cell>
          <table:table-cell table:formula="of:=[.B249]" office:value-type="string" office:string-value="HBRIDGE_IN2">
            <text:p>HBRIDGE_IN2</text:p>
          </table:table-cell>
          <table:table-cell/>
          <table:table-cell table:formula="of:=[bd_flows.B249]" office:value-type="string" office:string-value="HBRIDGE_IN2">
            <text:p>HBRIDGE_IN2</text:p>
          </table:table-cell>
          <table:table-cell table:formula="of:=[bd_flows.A249]" office:value-type="float" office:value="169">
            <text:p>169</text:p>
          </table:table-cell>
        </table:table-row>
        <table:table-row table:style-name="ro5">
          <table:table-cell table:formula="of:=[$Etiquetas.$T91]" office:value-type="float" office:value="170">
            <text:p>170</text:p>
          </table:table-cell>
          <table:table-cell table:formula="of:=[$Etiquetas.$A91]" office:value-type="string" office:string-value="HBRIDGE_EFn">
            <text:p>HBRIDGE_EFn</text:p>
          </table:table-cell>
          <table:table-cell table:formula="of:=[.B250]" office:value-type="string" office:string-value="HBRIDGE_EFn">
            <text:p>HBRIDGE_EFn</text:p>
          </table:table-cell>
          <table:table-cell/>
          <table:table-cell table:formula="of:=[bd_flows.B250]" office:value-type="string" office:string-value="HBRIDGE_EFn">
            <text:p>HBRIDGE_EFn</text:p>
          </table:table-cell>
          <table:table-cell table:formula="of:=[bd_flows.A250]" office:value-type="float" office:value="170">
            <text:p>170</text:p>
          </table:table-cell>
        </table:table-row>
        <table:table-row table:style-name="ro5">
          <table:table-cell table:formula="of:=[$Etiquetas.$T92]" office:value-type="float" office:value="170">
            <text:p>170</text:p>
          </table:table-cell>
          <table:table-cell table:formula="of:=[$Etiquetas.$A92]" office:value-type="string" office:string-value="POWER_BOT">
            <text:p>POWER_BOT</text:p>
          </table:table-cell>
          <table:table-cell table:formula="of:=[.B251]" office:value-type="string" office:string-value="POWER_BOT">
            <text:p>POWER_BOT</text:p>
          </table:table-cell>
          <table:table-cell/>
          <table:table-cell table:formula="of:=[bd_flows.B251]">
            <text:p/>
          </table:table-cell>
          <table:table-cell table:formula="of:=[bd_flows.A251]">
            <text:p/>
          </table:table-cell>
        </table:table-row>
        <table:table-row table:style-name="ro5">
          <table:table-cell table:formula="of:=[$Etiquetas.$T93]" office:value-type="float" office:value="170">
            <text:p>170</text:p>
          </table:table-cell>
          <table:table-cell table:formula="of:=[$Etiquetas.$A93]" office:value-type="string" office:string-value="IGNITION_BMS">
            <text:p>IGNITION_BMS</text:p>
          </table:table-cell>
          <table:table-cell table:formula="of:=[.B252]" office:value-type="string" office:string-value="IGNITION_BMS">
            <text:p>IGNITION_BMS</text:p>
          </table:table-cell>
          <table:table-cell/>
          <table:table-cell table:formula="of:=[bd_flows.B252]">
            <text:p/>
          </table:table-cell>
          <table:table-cell table:formula="of:=[bd_flows.A252]">
            <text:p/>
          </table:table-cell>
        </table:table-row>
        <table:table-row table:style-name="ro5">
          <table:table-cell table:formula="of:=[$Etiquetas.$T94]" office:value-type="float" office:value="170">
            <text:p>170</text:p>
          </table:table-cell>
          <table:table-cell table:formula="of:=[$Etiquetas.$A94]" office:value-type="string" office:string-value="MAIN_SW">
            <text:p>MAIN_SW</text:p>
          </table:table-cell>
          <table:table-cell table:formula="of:=[.B253]" office:value-type="string" office:string-value="MAIN_SW">
            <text:p>MAIN_SW</text:p>
          </table:table-cell>
          <table:table-cell/>
          <table:table-cell table:formula="of:=[bd_flows.B253]">
            <text:p/>
          </table:table-cell>
          <table:table-cell table:formula="of:=[bd_flows.A253]">
            <text:p/>
          </table:table-cell>
        </table:table-row>
        <table:table-row table:style-name="ro5">
          <table:table-cell table:formula="of:=[$Etiquetas.$T95]" office:value-type="float" office:value="170">
            <text:p>170</text:p>
          </table:table-cell>
          <table:table-cell table:formula="of:=[$Etiquetas.$A95]" office:value-type="string" office:string-value="FOG_LAMP">
            <text:p>FOG_LAMP</text:p>
          </table:table-cell>
          <table:table-cell table:formula="of:=[.B254]" office:value-type="string" office:string-value="FOG_LAMP">
            <text:p>FOG_LAMP</text:p>
          </table:table-cell>
          <table:table-cell/>
          <table:table-cell table:formula="of:=[bd_flows.B254]">
            <text:p/>
          </table:table-cell>
          <table:table-cell table:formula="of:=[bd_flows.A254]">
            <text:p/>
          </table:table-cell>
        </table:table-row>
        <table:table-row table:style-name="ro5">
          <table:table-cell table:formula="of:=[$Etiquetas.$T96]" office:value-type="float" office:value="170">
            <text:p>170</text:p>
          </table:table-cell>
          <table:table-cell table:formula="of:=[$Etiquetas.$A96]" office:value-type="string" office:string-value="REAR_LAMP">
            <text:p>REAR_LAMP</text:p>
          </table:table-cell>
          <table:table-cell table:formula="of:=[.B255]" office:value-type="string" office:string-value="REAR_LAMP">
            <text:p>REAR_LAMP</text:p>
          </table:table-cell>
          <table:table-cell/>
          <table:table-cell table:formula="of:=[bd_flows.B255]">
            <text:p/>
          </table:table-cell>
          <table:table-cell table:formula="of:=[bd_flows.A255]">
            <text:p/>
          </table:table-cell>
        </table:table-row>
        <table:table-row table:style-name="ro5">
          <table:table-cell table:formula="of:=[$Etiquetas.$T97]" office:value-type="float" office:value="170">
            <text:p>170</text:p>
          </table:table-cell>
          <table:table-cell table:formula="of:=[$Etiquetas.$A97]" office:value-type="string" office:string-value="BRAKE_COIL">
            <text:p>BRAKE_COIL</text:p>
          </table:table-cell>
          <table:table-cell table:formula="of:=[.B256]" office:value-type="string" office:string-value="BRAKE_COIL">
            <text:p>BRAKE_COIL</text:p>
          </table:table-cell>
          <table:table-cell/>
          <table:table-cell table:formula="of:=[bd_flows.B256]">
            <text:p/>
          </table:table-cell>
          <table:table-cell table:formula="of:=[bd_flows.A256]">
            <text:p/>
          </table:table-cell>
        </table:table-row>
        <table:table-row table:style-name="ro5">
          <table:table-cell table:formula="of:=[$Etiquetas.$T98]" office:value-type="float" office:value="170">
            <text:p>170</text:p>
          </table:table-cell>
          <table:table-cell table:formula="of:=[$Etiquetas.$A98]" office:value-type="string" office:string-value="WATER_PUMP">
            <text:p>WATER_PUMP</text:p>
          </table:table-cell>
          <table:table-cell table:formula="of:=[.B257]" office:value-type="string" office:string-value="WATER_PUMP">
            <text:p>WATER_PUMP</text:p>
          </table:table-cell>
          <table:table-cell/>
          <table:table-cell table:formula="of:=[bd_flows.B257]">
            <text:p/>
          </table:table-cell>
          <table:table-cell table:formula="of:=[bd_flows.A257]">
            <text:p/>
          </table:table-cell>
        </table:table-row>
        <table:table-row table:style-name="ro5">
          <table:table-cell table:formula="of:=[$Etiquetas.$T99]" office:value-type="float" office:value="170">
            <text:p>170</text:p>
          </table:table-cell>
          <table:table-cell table:formula="of:=[$Etiquetas.$A99]" office:value-type="string" office:string-value="DOOR_LOCK">
            <text:p>DOOR_LOCK</text:p>
          </table:table-cell>
          <table:table-cell table:formula="of:=[.B258]" office:value-type="string" office:string-value="DOOR_LOCK">
            <text:p>DOOR_LOCK</text:p>
          </table:table-cell>
          <table:table-cell/>
          <table:table-cell table:formula="of:=[bd_flows.B258]">
            <text:p/>
          </table:table-cell>
          <table:table-cell table:formula="of:=[bd_flows.A258]">
            <text:p/>
          </table:table-cell>
        </table:table-row>
        <table:table-row table:style-name="ro5">
          <table:table-cell table:formula="of:=[$Etiquetas.$T100]" office:value-type="float" office:value="170">
            <text:p>170</text:p>
          </table:table-cell>
          <table:table-cell table:formula="of:=[$Etiquetas.$A100]" office:value-type="string" office:string-value="TRUNK_LOCK">
            <text:p>TRUNK_LOCK</text:p>
          </table:table-cell>
          <table:table-cell table:formula="of:=[.B259]" office:value-type="string" office:string-value="TRUNK_LOCK">
            <text:p>TRUNK_LOCK</text:p>
          </table:table-cell>
          <table:table-cell/>
          <table:table-cell table:formula="of:=[bd_flows.B259]">
            <text:p/>
          </table:table-cell>
          <table:table-cell table:formula="of:=[bd_flows.A259]">
            <text:p/>
          </table:table-cell>
        </table:table-row>
        <table:table-row table:style-name="ro5">
          <table:table-cell table:formula="of:=[$Etiquetas.$T101]" office:value-type="float" office:value="170">
            <text:p>170</text:p>
          </table:table-cell>
          <table:table-cell table:formula="of:=[$Etiquetas.$A101]" office:value-type="string" office:string-value="6A_KL30_RES">
            <text:p>6A_KL30_RES</text:p>
          </table:table-cell>
          <table:table-cell table:formula="of:=[.B260]" office:value-type="string" office:string-value="6A_KL30_RES">
            <text:p>6A_KL30_RES</text:p>
          </table:table-cell>
          <table:table-cell/>
          <table:table-cell table:formula="of:=[bd_flows.B260]">
            <text:p/>
          </table:table-cell>
          <table:table-cell table:formula="of:=[bd_flows.A260]">
            <text:p/>
          </table:table-cell>
        </table:table-row>
        <table:table-row table:style-name="ro5">
          <table:table-cell table:formula="of:=[$Etiquetas.$T102]" office:value-type="float" office:value="170">
            <text:p>170</text:p>
          </table:table-cell>
          <table:table-cell table:formula="of:=[$Etiquetas.$A102]" office:value-type="string" office:string-value="FLASH_LEFT">
            <text:p>FLASH_LEFT</text:p>
          </table:table-cell>
          <table:table-cell table:formula="of:=[.B261]" office:value-type="string" office:string-value="FLASH_LEFT">
            <text:p>FLASH_LEFT</text:p>
          </table:table-cell>
          <table:table-cell/>
          <table:table-cell table:formula="of:=[bd_flows.B261]">
            <text:p/>
          </table:table-cell>
          <table:table-cell table:formula="of:=[bd_flows.A261]">
            <text:p/>
          </table:table-cell>
        </table:table-row>
        <table:table-row table:style-name="ro5">
          <table:table-cell table:formula="of:=[$Etiquetas.$T103]" office:value-type="float" office:value="170">
            <text:p>170</text:p>
          </table:table-cell>
          <table:table-cell table:formula="of:=[$Etiquetas.$A103]" office:value-type="string" office:string-value="FLASH_RIGHT">
            <text:p>FLASH_RIGHT</text:p>
          </table:table-cell>
          <table:table-cell table:formula="of:=[.B262]" office:value-type="string" office:string-value="FLASH_RIGHT">
            <text:p>FLASH_RIGHT</text:p>
          </table:table-cell>
          <table:table-cell/>
          <table:table-cell table:formula="of:=[bd_flows.B262]">
            <text:p/>
          </table:table-cell>
          <table:table-cell table:formula="of:=[bd_flows.A262]">
            <text:p/>
          </table:table-cell>
        </table:table-row>
        <table:table-row table:style-name="ro5">
          <table:table-cell table:formula="of:=[$Etiquetas.$T104]" office:value-type="float" office:value="170">
            <text:p>170</text:p>
          </table:table-cell>
          <table:table-cell table:formula="of:=[$Etiquetas.$A104]" office:value-type="string" office:string-value="6A_KL15_RES">
            <text:p>6A_KL15_RES</text:p>
          </table:table-cell>
          <table:table-cell table:formula="of:=[.B263]" office:value-type="string" office:string-value="6A_KL15_RES">
            <text:p>6A_KL15_RES</text:p>
          </table:table-cell>
          <table:table-cell/>
          <table:table-cell table:formula="of:=[bd_flows.B263]">
            <text:p/>
          </table:table-cell>
          <table:table-cell table:formula="of:=[bd_flows.A263]">
            <text:p/>
          </table:table-cell>
        </table:table-row>
        <table:table-row table:style-name="ro5">
          <table:table-cell table:formula="of:=[$Etiquetas.$T105]" office:value-type="float" office:value="171">
            <text:p>171</text:p>
          </table:table-cell>
          <table:table-cell table:formula="of:=[$Etiquetas.$A105]" office:value-type="string" office:string-value="FOG_LAMP_DGN">
            <text:p>FOG_LAMP_DGN</text:p>
          </table:table-cell>
          <table:table-cell table:formula="of:=[.B264]" office:value-type="string" office:string-value="FOG_LAMP_DGN">
            <text:p>FOG_LAMP_DGN</text:p>
          </table:table-cell>
          <table:table-cell/>
          <table:table-cell table:formula="of:=[bd_flows.B264]" office:value-type="string" office:string-value="FOG_LAMP_DGN">
            <text:p>FOG_LAMP_DGN</text:p>
          </table:table-cell>
          <table:table-cell table:formula="of:=[bd_flows.A264]" office:value-type="float" office:value="171">
            <text:p>171</text:p>
          </table:table-cell>
        </table:table-row>
        <table:table-row table:style-name="ro5">
          <table:table-cell table:formula="of:=[$Etiquetas.$T106]" office:value-type="float" office:value="172">
            <text:p>172</text:p>
          </table:table-cell>
          <table:table-cell table:formula="of:=[$Etiquetas.$A106]" office:value-type="string" office:string-value="REAR_LAMP_DGN">
            <text:p>REAR_LAMP_DGN</text:p>
          </table:table-cell>
          <table:table-cell table:formula="of:=[.B265]" office:value-type="string" office:string-value="REAR_LAMP_DGN">
            <text:p>REAR_LAMP_DGN</text:p>
          </table:table-cell>
          <table:table-cell/>
          <table:table-cell table:formula="of:=[bd_flows.B265]" office:value-type="string" office:string-value="REAR_LAMP_DGN">
            <text:p>REAR_LAMP_DGN</text:p>
          </table:table-cell>
          <table:table-cell table:formula="of:=[bd_flows.A265]" office:value-type="float" office:value="172">
            <text:p>172</text:p>
          </table:table-cell>
        </table:table-row>
        <table:table-row table:style-name="ro5">
          <table:table-cell table:formula="of:=[$Etiquetas.$T107]" office:value-type="float" office:value="173">
            <text:p>173</text:p>
          </table:table-cell>
          <table:table-cell table:formula="of:=[$Etiquetas.$A107]" office:value-type="string" office:string-value="FLASH_LEFT_DGN">
            <text:p>FLASH_LEFT_DGN</text:p>
          </table:table-cell>
          <table:table-cell table:formula="of:=[.B266]" office:value-type="string" office:string-value="FLASH_LEFT_DGN">
            <text:p>FLASH_LEFT_DGN</text:p>
          </table:table-cell>
          <table:table-cell/>
          <table:table-cell table:formula="of:=[bd_flows.B266]" office:value-type="string" office:string-value="FLASH_LEFT_DGN">
            <text:p>FLASH_LEFT_DGN</text:p>
          </table:table-cell>
          <table:table-cell table:formula="of:=[bd_flows.A266]" office:value-type="float" office:value="173">
            <text:p>173</text:p>
          </table:table-cell>
        </table:table-row>
        <table:table-row table:style-name="ro5">
          <table:table-cell table:formula="of:=[$Etiquetas.$T108]" office:value-type="float" office:value="174">
            <text:p>174</text:p>
          </table:table-cell>
          <table:table-cell table:formula="of:=[$Etiquetas.$A108]" office:value-type="string" office:string-value="FLASH_RIGHT_DGN">
            <text:p>FLASH_RIGHT_DGN</text:p>
          </table:table-cell>
          <table:table-cell table:formula="of:=[.B267]" office:value-type="string" office:string-value="FLASH_RIGHT_DGN">
            <text:p>FLASH_RIGHT_DGN</text:p>
          </table:table-cell>
          <table:table-cell/>
          <table:table-cell table:formula="of:=[bd_flows.B267]" office:value-type="string" office:string-value="FLASH_RIGHT_DGN">
            <text:p>FLASH_RIGHT_DGN</text:p>
          </table:table-cell>
          <table:table-cell table:formula="of:=[bd_flows.A267]" office:value-type="float" office:value="174">
            <text:p>174</text:p>
          </table:table-cell>
        </table:table-row>
        <table:table-row table:style-name="ro5">
          <table:table-cell table:formula="of:=[$Etiquetas.$T109]" office:value-type="float" office:value="175">
            <text:p>175</text:p>
          </table:table-cell>
          <table:table-cell table:formula="of:=[$Etiquetas.$A109]" office:value-type="string" office:string-value="READY_ON">
            <text:p>READY_ON</text:p>
          </table:table-cell>
          <table:table-cell table:formula="of:=[.B268]" office:value-type="string" office:string-value="READY_ON">
            <text:p>READY_ON</text:p>
          </table:table-cell>
          <table:table-cell/>
          <table:table-cell table:formula="of:=[bd_flows.B268]" office:value-type="string" office:string-value="READY_ON">
            <text:p>READY_ON</text:p>
          </table:table-cell>
          <table:table-cell table:formula="of:=[bd_flows.A268]" office:value-type="float" office:value="175">
            <text:p>175</text:p>
          </table:table-cell>
        </table:table-row>
        <table:table-row table:style-name="ro5">
          <table:table-cell table:formula="of:=[$Etiquetas.$T110]" office:value-type="float" office:value="175">
            <text:p>175</text:p>
          </table:table-cell>
          <table:table-cell table:formula="of:=[$Etiquetas.$A110]" office:value-type="string" office:string-value="DEFROST">
            <text:p>DEFROST</text:p>
          </table:table-cell>
          <table:table-cell table:formula="of:=[.B269]" office:value-type="string" office:string-value="DEFROST">
            <text:p>DEFROST</text:p>
          </table:table-cell>
          <table:table-cell/>
          <table:table-cell table:formula="of:=[bd_flows.B269]">
            <text:p/>
          </table:table-cell>
          <table:table-cell table:formula="of:=[bd_flows.A269]">
            <text:p/>
          </table:table-cell>
        </table:table-row>
        <table:table-row table:style-name="ro5">
          <table:table-cell table:formula="of:=[$Etiquetas.$T111]" office:value-type="float" office:value="175">
            <text:p>175</text:p>
          </table:table-cell>
          <table:table-cell table:formula="of:=[$Etiquetas.$A111]" office:value-type="string" office:string-value="UART_232_TX">
            <text:p>UART_232_TX</text:p>
          </table:table-cell>
          <table:table-cell table:formula="of:=[.B270]" office:value-type="string" office:string-value="UART_232_TX">
            <text:p>UART_232_TX</text:p>
          </table:table-cell>
          <table:table-cell/>
          <table:table-cell table:formula="of:=[bd_flows.B270]">
            <text:p/>
          </table:table-cell>
          <table:table-cell table:formula="of:=[bd_flows.A270]">
            <text:p/>
          </table:table-cell>
        </table:table-row>
        <table:table-row table:style-name="ro5">
          <table:table-cell table:formula="of:=[$Etiquetas.$T112]" office:value-type="float" office:value="175">
            <text:p>175</text:p>
          </table:table-cell>
          <table:table-cell table:formula="of:=[$Etiquetas.$A112]" office:value-type="string" office:string-value="UART_232_RX">
            <text:p>UART_232_RX</text:p>
          </table:table-cell>
          <table:table-cell table:formula="of:=[.B271]" office:value-type="string" office:string-value="UART_232_RX">
            <text:p>UART_232_RX</text:p>
          </table:table-cell>
          <table:table-cell/>
          <table:table-cell table:formula="of:=[bd_flows.B271]">
            <text:p/>
          </table:table-cell>
          <table:table-cell table:formula="of:=[bd_flows.A271]">
            <text:p/>
          </table:table-cell>
        </table:table-row>
        <table:table-row table:style-name="ro5">
          <table:table-cell table:formula="of:=[$Etiquetas.$T113]" office:value-type="float" office:value="176">
            <text:p>176</text:p>
          </table:table-cell>
          <table:table-cell table:formula="of:=[$Etiquetas.$A113]" office:value-type="string" office:string-value="UART_485_1_TX">
            <text:p>UART_485_1_TX</text:p>
          </table:table-cell>
          <table:table-cell table:formula="of:=[.B272]" office:value-type="string" office:string-value="UART_485_1_TX">
            <text:p>UART_485_1_TX</text:p>
          </table:table-cell>
          <table:table-cell/>
          <table:table-cell table:formula="of:=[bd_flows.B272]" office:value-type="string" office:string-value="UART_485_1_TX">
            <text:p>UART_485_1_TX</text:p>
          </table:table-cell>
          <table:table-cell table:formula="of:=[bd_flows.A272]" office:value-type="float" office:value="176">
            <text:p>176</text:p>
          </table:table-cell>
        </table:table-row>
        <table:table-row table:style-name="ro5">
          <table:table-cell table:formula="of:=[$Etiquetas.$T114]" office:value-type="float" office:value="177">
            <text:p>177</text:p>
          </table:table-cell>
          <table:table-cell table:formula="of:=[$Etiquetas.$A114]" office:value-type="string" office:string-value="UART_485_1_RX">
            <text:p>UART_485_1_RX</text:p>
          </table:table-cell>
          <table:table-cell table:formula="of:=[.B273]" office:value-type="string" office:string-value="UART_485_1_RX">
            <text:p>UART_485_1_RX</text:p>
          </table:table-cell>
          <table:table-cell/>
          <table:table-cell table:formula="of:=[bd_flows.B273]" office:value-type="string" office:string-value="UART_485_1_RX">
            <text:p>UART_485_1_RX</text:p>
          </table:table-cell>
          <table:table-cell table:formula="of:=[bd_flows.A273]" office:value-type="float" office:value="177">
            <text:p>177</text:p>
          </table:table-cell>
        </table:table-row>
        <table:table-row table:style-name="ro5">
          <table:table-cell table:formula="of:=[$Etiquetas.$T115]" office:value-type="float" office:value="178">
            <text:p>178</text:p>
          </table:table-cell>
          <table:table-cell table:formula="of:=[$Etiquetas.$A115]" office:value-type="string" office:string-value="UART_485_1_EN">
            <text:p>UART_485_1_EN</text:p>
          </table:table-cell>
          <table:table-cell table:formula="of:=[.B274]" office:value-type="string" office:string-value="UART_485_1_EN">
            <text:p>UART_485_1_EN</text:p>
          </table:table-cell>
          <table:table-cell/>
          <table:table-cell table:formula="of:=[bd_flows.B274]" office:value-type="string" office:string-value="UART_485_1_EN">
            <text:p>UART_485_1_EN</text:p>
          </table:table-cell>
          <table:table-cell table:formula="of:=[bd_flows.A274]" office:value-type="float" office:value="178">
            <text:p>178</text:p>
          </table:table-cell>
        </table:table-row>
        <table:table-row table:style-name="ro5">
          <table:table-cell table:formula="of:=[$Etiquetas.$T116]" office:value-type="float" office:value="179">
            <text:p>179</text:p>
          </table:table-cell>
          <table:table-cell table:formula="of:=[$Etiquetas.$A116]" office:value-type="string" office:string-value="UART_485_2_TX">
            <text:p>UART_485_2_TX</text:p>
          </table:table-cell>
          <table:table-cell table:formula="of:=[.B275]" office:value-type="string" office:string-value="UART_485_2_TX">
            <text:p>UART_485_2_TX</text:p>
          </table:table-cell>
          <table:table-cell/>
          <table:table-cell table:formula="of:=[bd_flows.B275]" office:value-type="string" office:string-value="UART_485_2_TX">
            <text:p>UART_485_2_TX</text:p>
          </table:table-cell>
          <table:table-cell table:formula="of:=[bd_flows.A275]" office:value-type="float" office:value="179">
            <text:p>179</text:p>
          </table:table-cell>
        </table:table-row>
        <table:table-row table:style-name="ro5">
          <table:table-cell table:formula="of:=[$Etiquetas.$T117]" office:value-type="float" office:value="180">
            <text:p>180</text:p>
          </table:table-cell>
          <table:table-cell table:formula="of:=[$Etiquetas.$A117]" office:value-type="string" office:string-value="UART_485_2_RX">
            <text:p>UART_485_2_RX</text:p>
          </table:table-cell>
          <table:table-cell table:formula="of:=[.B276]" office:value-type="string" office:string-value="UART_485_2_RX">
            <text:p>UART_485_2_RX</text:p>
          </table:table-cell>
          <table:table-cell/>
          <table:table-cell table:formula="of:=[bd_flows.B276]" office:value-type="string" office:string-value="UART_485_2_RX">
            <text:p>UART_485_2_RX</text:p>
          </table:table-cell>
          <table:table-cell table:formula="of:=[bd_flows.A276]" office:value-type="float" office:value="180">
            <text:p>180</text:p>
          </table:table-cell>
        </table:table-row>
        <table:table-row table:style-name="ro5">
          <table:table-cell table:formula="of:=[$Etiquetas.$T118]" office:value-type="float" office:value="181">
            <text:p>181</text:p>
          </table:table-cell>
          <table:table-cell table:formula="of:=[$Etiquetas.$A118]" office:value-type="string" office:string-value="UART_485_2_EN">
            <text:p>UART_485_2_EN</text:p>
          </table:table-cell>
          <table:table-cell table:formula="of:=[.B277]" office:value-type="string" office:string-value="UART_485_2_EN">
            <text:p>UART_485_2_EN</text:p>
          </table:table-cell>
          <table:table-cell/>
          <table:table-cell table:formula="of:=[bd_flows.B277]" office:value-type="string" office:string-value="UART_485_2_EN">
            <text:p>UART_485_2_EN</text:p>
          </table:table-cell>
          <table:table-cell table:formula="of:=[bd_flows.A277]" office:value-type="float" office:value="181">
            <text:p>181</text:p>
          </table:table-cell>
        </table:table-row>
        <table:table-row table:style-name="ro5">
          <table:table-cell table:formula="of:=[$Etiquetas.$T119]" office:value-type="float" office:value="182">
            <text:p>182</text:p>
          </table:table-cell>
          <table:table-cell table:formula="of:=[$Etiquetas.$A119]" office:value-type="string" office:string-value="LIN_RX">
            <text:p>LIN_RX</text:p>
          </table:table-cell>
          <table:table-cell table:formula="of:=[.B278]" office:value-type="string" office:string-value="LIN_RX">
            <text:p>LIN_RX</text:p>
          </table:table-cell>
          <table:table-cell/>
          <table:table-cell table:formula="of:=[bd_flows.B278]" office:value-type="string" office:string-value="LIN_RX">
            <text:p>LIN_RX</text:p>
          </table:table-cell>
          <table:table-cell table:formula="of:=[bd_flows.A278]" office:value-type="float" office:value="182">
            <text:p>182</text:p>
          </table:table-cell>
        </table:table-row>
        <table:table-row table:style-name="ro5">
          <table:table-cell table:formula="of:=[$Etiquetas.$T120]" office:value-type="float" office:value="183">
            <text:p>183</text:p>
          </table:table-cell>
          <table:table-cell table:formula="of:=[$Etiquetas.$A120]" office:value-type="string" office:string-value="LIN_TX">
            <text:p>LIN_TX</text:p>
          </table:table-cell>
          <table:table-cell table:formula="of:=[.B279]" office:value-type="string" office:string-value="LIN_TX">
            <text:p>LIN_TX</text:p>
          </table:table-cell>
          <table:table-cell/>
          <table:table-cell table:formula="of:=[bd_flows.B279]" office:value-type="string" office:string-value="LIN_TX">
            <text:p>LIN_TX</text:p>
          </table:table-cell>
          <table:table-cell table:formula="of:=[bd_flows.A279]" office:value-type="float" office:value="183">
            <text:p>183</text:p>
          </table:table-cell>
        </table:table-row>
        <table:table-row table:style-name="ro5">
          <table:table-cell table:formula="of:=[$Etiquetas.$T121]" office:value-type="float" office:value="184">
            <text:p>184</text:p>
          </table:table-cell>
          <table:table-cell table:formula="of:=[$Etiquetas.$A121]" office:value-type="string" office:string-value="LIN_SLPn">
            <text:p>LIN_SLPn</text:p>
          </table:table-cell>
          <table:table-cell table:formula="of:=[.B280]" office:value-type="string" office:string-value="LIN_SLPn">
            <text:p>LIN_SLPn</text:p>
          </table:table-cell>
          <table:table-cell/>
          <table:table-cell table:formula="of:=[bd_flows.B280]" office:value-type="string" office:string-value="LIN_SLPn">
            <text:p>LIN_SLPn</text:p>
          </table:table-cell>
          <table:table-cell table:formula="of:=[bd_flows.A280]" office:value-type="float" office:value="184">
            <text:p>184</text:p>
          </table:table-cell>
        </table:table-row>
        <table:table-row table:style-name="ro5">
          <table:table-cell table:formula="of:=[$Etiquetas.$T122]" office:value-type="float" office:value="185">
            <text:p>185</text:p>
          </table:table-cell>
          <table:table-cell table:formula="of:=[$Etiquetas.$A122]" office:value-type="string" office:string-value="LIN_WAKEn">
            <text:p>LIN_WAKEn</text:p>
          </table:table-cell>
          <table:table-cell table:formula="of:=[.B281]" office:value-type="string" office:string-value="LIN_WAKEn">
            <text:p>LIN_WAKEn</text:p>
          </table:table-cell>
          <table:table-cell/>
          <table:table-cell table:formula="of:=[bd_flows.B281]" office:value-type="string" office:string-value="LIN_WAKEn">
            <text:p>LIN_WAKEn</text:p>
          </table:table-cell>
          <table:table-cell table:formula="of:=[bd_flows.A281]" office:value-type="float" office:value="185">
            <text:p>185</text:p>
          </table:table-cell>
        </table:table-row>
        <table:table-row table:style-name="ro5">
          <table:table-cell table:formula="of:=[$Etiquetas.$T123]" office:value-type="float" office:value="186">
            <text:p>186</text:p>
          </table:table-cell>
          <table:table-cell table:formula="of:=[$Etiquetas.$A123]" office:value-type="string" office:string-value="CAN1_TX">
            <text:p>CAN1_TX</text:p>
          </table:table-cell>
          <table:table-cell table:formula="of:=[.B282]" office:value-type="string" office:string-value="CAN1_TX">
            <text:p>CAN1_TX</text:p>
          </table:table-cell>
          <table:table-cell/>
          <table:table-cell table:formula="of:=[bd_flows.B282]" office:value-type="string" office:string-value="CAN1_TX">
            <text:p>CAN1_TX</text:p>
          </table:table-cell>
          <table:table-cell table:formula="of:=[bd_flows.A282]" office:value-type="float" office:value="186">
            <text:p>186</text:p>
          </table:table-cell>
        </table:table-row>
        <table:table-row table:style-name="ro5">
          <table:table-cell table:formula="of:=[$Etiquetas.$T124]" office:value-type="float" office:value="187">
            <text:p>187</text:p>
          </table:table-cell>
          <table:table-cell table:formula="of:=[$Etiquetas.$A124]" office:value-type="string" office:string-value="CAN1_RX">
            <text:p>CAN1_RX</text:p>
          </table:table-cell>
          <table:table-cell table:formula="of:=[.B283]" office:value-type="string" office:string-value="CAN1_RX">
            <text:p>CAN1_RX</text:p>
          </table:table-cell>
          <table:table-cell/>
          <table:table-cell table:formula="of:=[bd_flows.B283]" office:value-type="string" office:string-value="CAN1_RX">
            <text:p>CAN1_RX</text:p>
          </table:table-cell>
          <table:table-cell table:formula="of:=[bd_flows.A283]" office:value-type="float" office:value="187">
            <text:p>187</text:p>
          </table:table-cell>
        </table:table-row>
        <table:table-row table:style-name="ro5">
          <table:table-cell table:formula="of:=[$Etiquetas.$T125]" office:value-type="float" office:value="188">
            <text:p>188</text:p>
          </table:table-cell>
          <table:table-cell table:formula="of:=[$Etiquetas.$A125]" office:value-type="string" office:string-value="CAN1_EN">
            <text:p>CAN1_EN</text:p>
          </table:table-cell>
          <table:table-cell table:formula="of:=[.B284]" office:value-type="string" office:string-value="CAN1_EN">
            <text:p>CAN1_EN</text:p>
          </table:table-cell>
          <table:table-cell/>
          <table:table-cell table:formula="of:=[bd_flows.B284]" office:value-type="string" office:string-value="CAN1_EN">
            <text:p>CAN1_EN</text:p>
          </table:table-cell>
          <table:table-cell table:formula="of:=[bd_flows.A284]" office:value-type="float" office:value="188">
            <text:p>188</text:p>
          </table:table-cell>
        </table:table-row>
        <table:table-row table:style-name="ro5">
          <table:table-cell table:formula="of:=[$Etiquetas.$T126]" office:value-type="float" office:value="189">
            <text:p>189</text:p>
          </table:table-cell>
          <table:table-cell table:formula="of:=[$Etiquetas.$A126]" office:value-type="string" office:string-value="CAN2_TX">
            <text:p>CAN2_TX</text:p>
          </table:table-cell>
          <table:table-cell table:formula="of:=[.B285]" office:value-type="string" office:string-value="CAN2_TX">
            <text:p>CAN2_TX</text:p>
          </table:table-cell>
          <table:table-cell/>
          <table:table-cell table:formula="of:=[bd_flows.B285]" office:value-type="string" office:string-value="CAN2_TX">
            <text:p>CAN2_TX</text:p>
          </table:table-cell>
          <table:table-cell table:formula="of:=[bd_flows.A285]" office:value-type="float" office:value="189">
            <text:p>189</text:p>
          </table:table-cell>
        </table:table-row>
        <table:table-row table:style-name="ro5">
          <table:table-cell table:formula="of:=[$Etiquetas.$T127]" office:value-type="float" office:value="190">
            <text:p>190</text:p>
          </table:table-cell>
          <table:table-cell table:formula="of:=[$Etiquetas.$A127]" office:value-type="string" office:string-value="CAN2_RX">
            <text:p>CAN2_RX</text:p>
          </table:table-cell>
          <table:table-cell table:formula="of:=[.B286]" office:value-type="string" office:string-value="CAN2_RX">
            <text:p>CAN2_RX</text:p>
          </table:table-cell>
          <table:table-cell/>
          <table:table-cell table:formula="of:=[bd_flows.B286]" office:value-type="string" office:string-value="CAN2_RX">
            <text:p>CAN2_RX</text:p>
          </table:table-cell>
          <table:table-cell table:formula="of:=[bd_flows.A286]" office:value-type="float" office:value="190">
            <text:p>190</text:p>
          </table:table-cell>
        </table:table-row>
        <table:table-row table:style-name="ro5">
          <table:table-cell table:formula="of:=[$Etiquetas.$T128]" office:value-type="float" office:value="191">
            <text:p>191</text:p>
          </table:table-cell>
          <table:table-cell table:formula="of:=[$Etiquetas.$A128]" office:value-type="string" office:string-value="CAN2_EN">
            <text:p>CAN2_EN</text:p>
          </table:table-cell>
          <table:table-cell table:formula="of:=[.B287]" office:value-type="string" office:string-value="CAN2_EN">
            <text:p>CAN2_EN</text:p>
          </table:table-cell>
          <table:table-cell/>
          <table:table-cell table:formula="of:=[bd_flows.B287]" office:value-type="string" office:string-value="CAN2_EN">
            <text:p>CAN2_EN</text:p>
          </table:table-cell>
          <table:table-cell table:formula="of:=[bd_flows.A287]" office:value-type="float" office:value="191">
            <text:p>191</text:p>
          </table:table-cell>
        </table:table-row>
        <table:table-row table:style-name="ro5">
          <table:table-cell table:formula="of:=[$Etiquetas.$T129]" office:value-type="float" office:value="192">
            <text:p>192</text:p>
          </table:table-cell>
          <table:table-cell table:formula="of:=[$Etiquetas.$A129]" office:value-type="string" office:string-value="CAN3_TX">
            <text:p>CAN3_TX</text:p>
          </table:table-cell>
          <table:table-cell table:formula="of:=[.B288]" office:value-type="string" office:string-value="CAN3_TX">
            <text:p>CAN3_TX</text:p>
          </table:table-cell>
          <table:table-cell/>
          <table:table-cell table:formula="of:=[bd_flows.B288]" office:value-type="string" office:string-value="CAN3_TX">
            <text:p>CAN3_TX</text:p>
          </table:table-cell>
          <table:table-cell table:formula="of:=[bd_flows.A288]" office:value-type="float" office:value="192">
            <text:p>192</text:p>
          </table:table-cell>
        </table:table-row>
        <table:table-row table:style-name="ro5">
          <table:table-cell table:formula="of:=[$Etiquetas.$T130]" office:value-type="float" office:value="193">
            <text:p>193</text:p>
          </table:table-cell>
          <table:table-cell table:formula="of:=[$Etiquetas.$A130]" office:value-type="string" office:string-value="CAN3_RX">
            <text:p>CAN3_RX</text:p>
          </table:table-cell>
          <table:table-cell table:formula="of:=[.B289]" office:value-type="string" office:string-value="CAN3_RX">
            <text:p>CAN3_RX</text:p>
          </table:table-cell>
          <table:table-cell/>
          <table:table-cell table:formula="of:=[bd_flows.B289]" office:value-type="string" office:string-value="CAN3_RX">
            <text:p>CAN3_RX</text:p>
          </table:table-cell>
          <table:table-cell table:formula="of:=[bd_flows.A289]" office:value-type="float" office:value="193">
            <text:p>193</text:p>
          </table:table-cell>
        </table:table-row>
        <table:table-row table:style-name="ro5">
          <table:table-cell table:formula="of:=[$Etiquetas.$T131]" office:value-type="float" office:value="194">
            <text:p>194</text:p>
          </table:table-cell>
          <table:table-cell table:formula="of:=[$Etiquetas.$A131]" office:value-type="string" office:string-value="CAN3_EN">
            <text:p>CAN3_EN</text:p>
          </table:table-cell>
          <table:table-cell table:formula="of:=[.B290]" office:value-type="string" office:string-value="CAN3_EN">
            <text:p>CAN3_EN</text:p>
          </table:table-cell>
          <table:table-cell/>
          <table:table-cell table:formula="of:=[bd_flows.B290]" office:value-type="string" office:string-value="CAN3_EN">
            <text:p>CAN3_EN</text:p>
          </table:table-cell>
          <table:table-cell table:formula="of:=[bd_flows.A290]" office:value-type="float" office:value="194">
            <text:p>194</text:p>
          </table:table-cell>
        </table:table-row>
        <table:table-row table:style-name="ro5">
          <table:table-cell table:formula="of:=[$Etiquetas.$T132]" office:value-type="float" office:value="195">
            <text:p>195</text:p>
          </table:table-cell>
          <table:table-cell table:formula="of:=[$Etiquetas.$A132]" office:value-type="string" office:string-value="MED_TEMP_EXT">
            <text:p>MED_TEMP_EXT</text:p>
          </table:table-cell>
          <table:table-cell table:formula="of:=[.B291]" office:value-type="string" office:string-value="MED_TEMP_EXT">
            <text:p>MED_TEMP_EXT</text:p>
          </table:table-cell>
          <table:table-cell/>
          <table:table-cell table:formula="of:=[bd_flows.B291]" office:value-type="string" office:string-value="MED_TEMP_EXT">
            <text:p>MED_TEMP_EXT</text:p>
          </table:table-cell>
          <table:table-cell table:formula="of:=[bd_flows.A291]" office:value-type="float" office:value="195">
            <text:p>195</text:p>
          </table:table-cell>
        </table:table-row>
        <table:table-row table:style-name="ro5">
          <table:table-cell table:formula="of:=[$Etiquetas.$T133]" office:value-type="float" office:value="196">
            <text:p>196</text:p>
          </table:table-cell>
          <table:table-cell table:formula="of:=[$Etiquetas.$A133]" office:value-type="string" office:string-value="MED_TEMP_INT">
            <text:p>MED_TEMP_INT</text:p>
          </table:table-cell>
          <table:table-cell table:formula="of:=[.B292]" office:value-type="string" office:string-value="MED_TEMP_INT">
            <text:p>MED_TEMP_INT</text:p>
          </table:table-cell>
          <table:table-cell/>
          <table:table-cell table:formula="of:=[bd_flows.B292]" office:value-type="string" office:string-value="MED_TEMP_INT">
            <text:p>MED_TEMP_INT</text:p>
          </table:table-cell>
          <table:table-cell table:formula="of:=[bd_flows.A292]" office:value-type="float" office:value="196">
            <text:p>196</text:p>
          </table:table-cell>
        </table:table-row>
        <table:table-row table:style-name="ro5">
          <table:table-cell table:formula="of:=[$Etiquetas.$T134]" office:value-type="float" office:value="197">
            <text:p>197</text:p>
          </table:table-cell>
          <table:table-cell table:formula="of:=[$Etiquetas.$A134]" office:value-type="string" office:string-value="MED_KL15_RES">
            <text:p>MED_KL15_RES</text:p>
          </table:table-cell>
          <table:table-cell table:formula="of:=[.B293]" office:value-type="string" office:string-value="MED_KL15_RES">
            <text:p>MED_KL15_RES</text:p>
          </table:table-cell>
          <table:table-cell/>
          <table:table-cell table:formula="of:=[bd_flows.B293]" office:value-type="string" office:string-value="MED_KL15_RES">
            <text:p>MED_KL15_RES</text:p>
          </table:table-cell>
          <table:table-cell table:formula="of:=[bd_flows.A293]" office:value-type="float" office:value="197">
            <text:p>197</text:p>
          </table:table-cell>
        </table:table-row>
        <table:table-row table:style-name="ro5">
          <table:table-cell table:formula="of:=[$Etiquetas.$T135]" office:value-type="float" office:value="198">
            <text:p>198</text:p>
          </table:table-cell>
          <table:table-cell table:formula="of:=[$Etiquetas.$A135]" office:value-type="string" office:string-value="MED_12V_KL30">
            <text:p>MED_12V_KL30</text:p>
          </table:table-cell>
          <table:table-cell table:formula="of:=[.B294]" office:value-type="string" office:string-value="MED_12V_KL30">
            <text:p>MED_12V_KL30</text:p>
          </table:table-cell>
          <table:table-cell/>
          <table:table-cell table:formula="of:=[bd_flows.B294]" office:value-type="string" office:string-value="MED_12V_KL30">
            <text:p>MED_12V_KL30</text:p>
          </table:table-cell>
          <table:table-cell table:formula="of:=[bd_flows.A294]" office:value-type="float" office:value="198">
            <text:p>198</text:p>
          </table:table-cell>
        </table:table-row>
        <table:table-row table:style-name="ro5">
          <table:table-cell table:formula="of:=[$Etiquetas.$T136]" office:value-type="float" office:value="198">
            <text:p>198</text:p>
          </table:table-cell>
          <table:table-cell table:formula="of:=[$Etiquetas.$A136]" office:value-type="string" office:string-value="TREM239_FOLD">
            <text:p>TREM239_FOLD</text:p>
          </table:table-cell>
          <table:table-cell table:formula="of:=[.B295]" office:value-type="string" office:string-value="TREM239_FOLD">
            <text:p>TREM239_FOLD</text:p>
          </table:table-cell>
          <table:table-cell/>
          <table:table-cell table:formula="of:=[bd_flows.B295]">
            <text:p/>
          </table:table-cell>
          <table:table-cell table:formula="of:=[bd_flows.A295]">
            <text:p/>
          </table:table-cell>
        </table:table-row>
        <table:table-row table:style-name="ro5">
          <table:table-cell table:formula="of:=[$Etiquetas.$T137]" office:value-type="float" office:value="198">
            <text:p>198</text:p>
          </table:table-cell>
          <table:table-cell table:formula="of:=[$Etiquetas.$A137]" office:value-type="string" office:string-value="TREM239_UNFOLD">
            <text:p>TREM239_UNFOLD</text:p>
          </table:table-cell>
          <table:table-cell table:formula="of:=[.B296]" office:value-type="string" office:string-value="TREM239_UNFOLD">
            <text:p>TREM239_UNFOLD</text:p>
          </table:table-cell>
          <table:table-cell/>
          <table:table-cell table:formula="of:=[bd_flows.B296]">
            <text:p/>
          </table:table-cell>
          <table:table-cell table:formula="of:=[bd_flows.A296]">
            <text:p/>
          </table:table-cell>
        </table:table-row>
        <table:table-row table:style-name="ro5">
          <table:table-cell table:formula="of:=[$Etiquetas.$T138]" office:value-type="float" office:value="198">
            <text:p>198</text:p>
          </table:table-cell>
          <table:table-cell table:formula="of:=[$Etiquetas.$A138]" office:value-type="string" office:string-value="TREM239_TRIM_L">
            <text:p>TREM239_TRIM_L</text:p>
          </table:table-cell>
          <table:table-cell table:formula="of:=[.B297]" office:value-type="string" office:string-value="TREM239_TRIM_L">
            <text:p>TREM239_TRIM_L</text:p>
          </table:table-cell>
          <table:table-cell/>
          <table:table-cell table:formula="of:=[bd_flows.B297]">
            <text:p/>
          </table:table-cell>
          <table:table-cell table:formula="of:=[bd_flows.A297]">
            <text:p/>
          </table:table-cell>
        </table:table-row>
        <table:table-row table:style-name="ro5">
          <table:table-cell table:formula="of:=[$Etiquetas.$T139]" office:value-type="float" office:value="198">
            <text:p>198</text:p>
          </table:table-cell>
          <table:table-cell table:formula="of:=[$Etiquetas.$A139]" office:value-type="string" office:string-value="TREM239_TRIM_R">
            <text:p>TREM239_TRIM_R</text:p>
          </table:table-cell>
          <table:table-cell table:formula="of:=[.B298]" office:value-type="string" office:string-value="TREM239_TRIM_R">
            <text:p>TREM239_TRIM_R</text:p>
          </table:table-cell>
          <table:table-cell/>
          <table:table-cell table:formula="of:=[bd_flows.B298]">
            <text:p/>
          </table:table-cell>
          <table:table-cell table:formula="of:=[bd_flows.A298]">
            <text:p/>
          </table:table-cell>
        </table:table-row>
        <table:table-row table:style-name="ro5">
          <table:table-cell table:formula="of:=[$Etiquetas.$T140]" office:value-type="float" office:value="198">
            <text:p>198</text:p>
          </table:table-cell>
          <table:table-cell table:formula="of:=[$Etiquetas.$A140]" office:value-type="string" office:string-value="TREM239_HOME">
            <text:p>TREM239_HOME</text:p>
          </table:table-cell>
          <table:table-cell table:formula="of:=[.B299]" office:value-type="string" office:string-value="TREM239_HOME">
            <text:p>TREM239_HOME</text:p>
          </table:table-cell>
          <table:table-cell/>
          <table:table-cell table:formula="of:=[bd_flows.B299]">
            <text:p/>
          </table:table-cell>
          <table:table-cell table:formula="of:=[bd_flows.A299]">
            <text:p/>
          </table:table-cell>
        </table:table-row>
        <table:table-row table:style-name="ro5">
          <table:table-cell table:formula="of:=[$Etiquetas.$T141]" office:value-type="float" office:value="198">
            <text:p>198</text:p>
          </table:table-cell>
          <table:table-cell table:formula="of:=[$Etiquetas.$A141]" office:value-type="string" office:string-value="TREM239_ERROR">
            <text:p>TREM239_ERROR</text:p>
          </table:table-cell>
          <table:table-cell table:formula="of:=[.B300]" office:value-type="string" office:string-value="TREM239_ERROR">
            <text:p>TREM239_ERROR</text:p>
          </table:table-cell>
          <table:table-cell/>
          <table:table-cell table:formula="of:=[bd_flows.B300]">
            <text:p/>
          </table:table-cell>
          <table:table-cell table:formula="of:=[bd_flows.A300]">
            <text:p/>
          </table:table-cell>
        </table:table-row>
        <table:table-row table:style-name="ro5">
          <table:table-cell table:formula="of:=[$Etiquetas.$T142]" office:value-type="float" office:value="198">
            <text:p>198</text:p>
          </table:table-cell>
          <table:table-cell table:formula="of:=[$Etiquetas.$A142]" office:value-type="string" office:string-value="TREM239_ENC_ACT_L">
            <text:p>TREM239_ENC_ACT_L</text:p>
          </table:table-cell>
          <table:table-cell table:formula="of:=[.B301]" office:value-type="string" office:string-value="TREM239_ENC_ACT_L">
            <text:p>TREM239_ENC_ACT_L</text:p>
          </table:table-cell>
          <table:table-cell/>
          <table:table-cell table:formula="of:=[bd_flows.B301]">
            <text:p/>
          </table:table-cell>
          <table:table-cell table:formula="of:=[bd_flows.A301]">
            <text:p/>
          </table:table-cell>
        </table:table-row>
        <table:table-row table:style-name="ro5">
          <table:table-cell table:formula="of:=[$Etiquetas.$T143]" office:value-type="float" office:value="198">
            <text:p>198</text:p>
          </table:table-cell>
          <table:table-cell table:formula="of:=[$Etiquetas.$A143]" office:value-type="string" office:string-value="TREM239_ENC_ACT_R">
            <text:p>TREM239_ENC_ACT_R</text:p>
          </table:table-cell>
          <table:table-cell table:formula="of:=[.B302]" office:value-type="string" office:string-value="TREM239_ENC_ACT_R">
            <text:p>TREM239_ENC_ACT_R</text:p>
          </table:table-cell>
          <table:table-cell/>
          <table:table-cell table:formula="of:=[bd_flows.B302]">
            <text:p/>
          </table:table-cell>
          <table:table-cell table:formula="of:=[bd_flows.A302]">
            <text:p/>
          </table:table-cell>
        </table:table-row>
        <table:table-row table:style-name="ro5">
          <table:table-cell table:formula="of:=[$Etiquetas.$T144]" office:value-type="float" office:value="199">
            <text:p>199</text:p>
          </table:table-cell>
          <table:table-cell table:formula="of:=[$Etiquetas.$A144]" office:value-type="string" office:string-value="RESETn">
            <text:p>RESETn</text:p>
          </table:table-cell>
          <table:table-cell table:formula="of:=[.B303]" office:value-type="string" office:string-value="RESETn">
            <text:p>RESETn</text:p>
          </table:table-cell>
          <table:table-cell/>
          <table:table-cell table:formula="of:=[bd_flows.B303]" office:value-type="string" office:string-value="RESETn">
            <text:p>RESETn</text:p>
          </table:table-cell>
          <table:table-cell table:formula="of:=[bd_flows.A303]" office:value-type="float" office:value="199">
            <text:p>199</text:p>
          </table:table-cell>
        </table:table-row>
        <table:table-row table:style-name="ro5">
          <table:table-cell table:formula="of:=[$Etiquetas.$T145]" office:value-type="float" office:value="200">
            <text:p>200</text:p>
          </table:table-cell>
          <table:table-cell table:formula="of:=[$Etiquetas.$A145]" office:value-type="string" office:string-value="CNT_WAKEUP">
            <text:p>CNT_WAKEUP</text:p>
          </table:table-cell>
          <table:table-cell table:formula="of:=[.B304]" office:value-type="string" office:string-value="CNT_WAKEUP">
            <text:p>CNT_WAKEUP</text:p>
          </table:table-cell>
          <table:table-cell/>
          <table:table-cell table:formula="of:=[bd_flows.B304]" office:value-type="string" office:string-value="CNT_WAKEUP">
            <text:p>CNT_WAKEUP</text:p>
          </table:table-cell>
          <table:table-cell table:formula="of:=[bd_flows.A304]" office:value-type="float" office:value="200">
            <text:p>200</text:p>
          </table:table-cell>
        </table:table-row>
        <table:table-row table:style-name="ro5">
          <table:table-cell table:formula="of:=[$Etiquetas.$T146]" office:value-type="float" office:value="201">
            <text:p>201</text:p>
          </table:table-cell>
          <table:table-cell table:formula="of:=[$Etiquetas.$A146]" office:value-type="string" office:string-value="CNT_ALT_BOOT_SEL">
            <text:p>CNT_ALT_BOOT_SEL</text:p>
          </table:table-cell>
          <table:table-cell table:formula="of:=[.B305]" office:value-type="string" office:string-value="CNT_ALT_BOOT_SEL">
            <text:p>CNT_ALT_BOOT_SEL</text:p>
          </table:table-cell>
          <table:table-cell/>
          <table:table-cell table:formula="of:=[bd_flows.B305]" office:value-type="string" office:string-value="CNT_ALT_BOOT_SEL">
            <text:p>CNT_ALT_BOOT_SEL</text:p>
          </table:table-cell>
          <table:table-cell table:formula="of:=[bd_flows.A305]" office:value-type="float" office:value="201">
            <text:p>201</text:p>
          </table:table-cell>
        </table:table-row>
        <table:table-row table:style-name="ro5">
          <table:table-cell table:formula="of:=[$Etiquetas.$T147]" office:value-type="float" office:value="202">
            <text:p>202</text:p>
          </table:table-cell>
          <table:table-cell table:formula="of:=[$Etiquetas.$A147]" office:value-type="string" office:string-value="CNT_FORCE_ALT_BOOT">
            <text:p>CNT_FORCE_ALT_BOOT</text:p>
          </table:table-cell>
          <table:table-cell table:formula="of:=[.B306]" office:value-type="string" office:string-value="CNT_FORCE_ALT_BOOT">
            <text:p>CNT_FORCE_ALT_BOOT</text:p>
          </table:table-cell>
          <table:table-cell/>
          <table:table-cell table:formula="of:=[bd_flows.B306]" office:value-type="string" office:string-value="CNT_FORCE_ALT_BOOT">
            <text:p>CNT_FORCE_ALT_BOOT</text:p>
          </table:table-cell>
          <table:table-cell table:formula="of:=[bd_flows.A306]" office:value-type="float" office:value="202">
            <text:p>202</text:p>
          </table:table-cell>
        </table:table-row>
        <table:table-row table:style-name="ro5">
          <table:table-cell table:formula="of:=[$Etiquetas.$T148]" office:value-type="float" office:value="203">
            <text:p>203</text:p>
          </table:table-cell>
          <table:table-cell table:formula="of:=[$Etiquetas.$A148]" office:value-type="string" office:string-value="CNT_IN_SEL0">
            <text:p>CNT_IN_SEL0</text:p>
          </table:table-cell>
          <table:table-cell table:formula="of:=[.B307]" office:value-type="string" office:string-value="CNT_IN_SEL0">
            <text:p>CNT_IN_SEL0</text:p>
          </table:table-cell>
          <table:table-cell/>
          <table:table-cell table:formula="of:=[bd_flows.B307]" office:value-type="string" office:string-value="CNT_IN_SEL0">
            <text:p>CNT_IN_SEL0</text:p>
          </table:table-cell>
          <table:table-cell table:formula="of:=[bd_flows.A307]" office:value-type="float" office:value="203">
            <text:p>203</text:p>
          </table:table-cell>
        </table:table-row>
        <table:table-row table:style-name="ro5">
          <table:table-cell table:formula="of:=[$Etiquetas.$T149]" office:value-type="float" office:value="204">
            <text:p>204</text:p>
          </table:table-cell>
          <table:table-cell table:formula="of:=[$Etiquetas.$A149]" office:value-type="string" office:string-value="CNT_IN_SEL1">
            <text:p>CNT_IN_SEL1</text:p>
          </table:table-cell>
          <table:table-cell table:formula="of:=[.B308]" office:value-type="string" office:string-value="CNT_IN_SEL1">
            <text:p>CNT_IN_SEL1</text:p>
          </table:table-cell>
          <table:table-cell/>
          <table:table-cell table:formula="of:=[bd_flows.B308]" office:value-type="string" office:string-value="CNT_IN_SEL1">
            <text:p>CNT_IN_SEL1</text:p>
          </table:table-cell>
          <table:table-cell table:formula="of:=[bd_flows.A308]" office:value-type="float" office:value="204">
            <text:p>204</text:p>
          </table:table-cell>
        </table:table-row>
        <table:table-row table:style-name="ro5">
          <table:table-cell table:formula="of:=[$Etiquetas.$T150]" office:value-type="float" office:value="205">
            <text:p>205</text:p>
          </table:table-cell>
          <table:table-cell table:formula="of:=[$Etiquetas.$A150]" office:value-type="string" office:string-value="CNT_JTAG_TDO">
            <text:p>CNT_JTAG_TDO</text:p>
          </table:table-cell>
          <table:table-cell table:formula="of:=[.B309]" office:value-type="string" office:string-value="CNT_JTAG_TDO">
            <text:p>CNT_JTAG_TDO</text:p>
          </table:table-cell>
          <table:table-cell/>
          <table:table-cell table:formula="of:=[bd_flows.B309]" office:value-type="string" office:string-value="CNT_JTAG_TDO">
            <text:p>CNT_JTAG_TDO</text:p>
          </table:table-cell>
          <table:table-cell table:formula="of:=[bd_flows.A309]" office:value-type="float" office:value="205">
            <text:p>205</text:p>
          </table:table-cell>
        </table:table-row>
        <table:table-row table:style-name="ro5">
          <table:table-cell table:formula="of:=[$Etiquetas.$T151]" office:value-type="float" office:value="206">
            <text:p>206</text:p>
          </table:table-cell>
          <table:table-cell table:formula="of:=[$Etiquetas.$A151]" office:value-type="string" office:string-value="CNT_IN_D0">
            <text:p>CNT_IN_D0</text:p>
          </table:table-cell>
          <table:table-cell table:formula="of:=[.B310]" office:value-type="string" office:string-value="CNT_IN_D0">
            <text:p>CNT_IN_D0</text:p>
          </table:table-cell>
          <table:table-cell/>
          <table:table-cell table:formula="of:=[bd_flows.B310]" office:value-type="string" office:string-value="CNT_IN_D0">
            <text:p>CNT_IN_D0</text:p>
          </table:table-cell>
          <table:table-cell table:formula="of:=[bd_flows.A310]" office:value-type="float" office:value="206">
            <text:p>206</text:p>
          </table:table-cell>
        </table:table-row>
        <table:table-row table:style-name="ro5">
          <table:table-cell table:formula="of:=[$Etiquetas.$T152]" office:value-type="float" office:value="207">
            <text:p>207</text:p>
          </table:table-cell>
          <table:table-cell table:formula="of:=[$Etiquetas.$A152]" office:value-type="string" office:string-value="CNT_JTAG_TDI (CNT_LED_ROJO)">
            <text:p>CNT_JTAG_TDI (CNT_LED_ROJO)</text:p>
          </table:table-cell>
          <table:table-cell table:formula="of:=[.B311]" office:value-type="string" office:string-value="CNT_JTAG_TDI (CNT_LED_ROJO)">
            <text:p>CNT_JTAG_TDI (CNT_LED_ROJO)</text:p>
          </table:table-cell>
          <table:table-cell/>
          <table:table-cell table:formula="of:=[bd_flows.B311]" office:value-type="string" office:string-value="CNT_JTAG_TDI (CNT_LED_ROJO)">
            <text:p>CNT_JTAG_TDI (CNT_LED_ROJO)</text:p>
          </table:table-cell>
          <table:table-cell table:formula="of:=[bd_flows.A311]" office:value-type="float" office:value="207">
            <text:p>207</text:p>
          </table:table-cell>
        </table:table-row>
        <table:table-row table:style-name="ro5">
          <table:table-cell table:formula="of:=[$Etiquetas.$T153]" office:value-type="float" office:value="208">
            <text:p>208</text:p>
          </table:table-cell>
          <table:table-cell table:formula="of:=[$Etiquetas.$A153]" office:value-type="string" office:string-value="CNT_IN_D1">
            <text:p>CNT_IN_D1</text:p>
          </table:table-cell>
          <table:table-cell table:formula="of:=[.B312]" office:value-type="string" office:string-value="CNT_IN_D1">
            <text:p>CNT_IN_D1</text:p>
          </table:table-cell>
          <table:table-cell/>
          <table:table-cell table:formula="of:=[bd_flows.B312]" office:value-type="string" office:string-value="CNT_IN_D1">
            <text:p>CNT_IN_D1</text:p>
          </table:table-cell>
          <table:table-cell table:formula="of:=[bd_flows.A312]" office:value-type="float" office:value="208">
            <text:p>208</text:p>
          </table:table-cell>
        </table:table-row>
        <table:table-row table:style-name="ro5">
          <table:table-cell table:formula="of:=[$Etiquetas.$T154]" office:value-type="float" office:value="209">
            <text:p>209</text:p>
          </table:table-cell>
          <table:table-cell table:formula="of:=[$Etiquetas.$A154]" office:value-type="string" office:string-value="CNT_IN_D2">
            <text:p>CNT_IN_D2</text:p>
          </table:table-cell>
          <table:table-cell table:formula="of:=[.B313]" office:value-type="string" office:string-value="CNT_IN_D2">
            <text:p>CNT_IN_D2</text:p>
          </table:table-cell>
          <table:table-cell/>
          <table:table-cell table:formula="of:=[bd_flows.B313]" office:value-type="string" office:string-value="CNT_IN_D2">
            <text:p>CNT_IN_D2</text:p>
          </table:table-cell>
          <table:table-cell table:formula="of:=[bd_flows.A313]" office:value-type="float" office:value="209">
            <text:p>209</text:p>
          </table:table-cell>
        </table:table-row>
        <table:table-row table:style-name="ro5">
          <table:table-cell table:formula="of:=[$Etiquetas.$T155]" office:value-type="float" office:value="210">
            <text:p>210</text:p>
          </table:table-cell>
          <table:table-cell table:formula="of:=[$Etiquetas.$A155]" office:value-type="string" office:string-value="CNT_IN_D3">
            <text:p>CNT_IN_D3</text:p>
          </table:table-cell>
          <table:table-cell table:formula="of:=[.B314]" office:value-type="string" office:string-value="CNT_IN_D3">
            <text:p>CNT_IN_D3</text:p>
          </table:table-cell>
          <table:table-cell/>
          <table:table-cell table:formula="of:=[bd_flows.B314]" office:value-type="string" office:string-value="CNT_IN_D3">
            <text:p>CNT_IN_D3</text:p>
          </table:table-cell>
          <table:table-cell table:formula="of:=[bd_flows.A314]" office:value-type="float" office:value="210">
            <text:p>210</text:p>
          </table:table-cell>
        </table:table-row>
        <table:table-row table:style-name="ro5">
          <table:table-cell table:formula="of:=[$Etiquetas.$T156]" office:value-type="float" office:value="211">
            <text:p>211</text:p>
          </table:table-cell>
          <table:table-cell table:formula="of:=[$Etiquetas.$A156]" office:value-type="string" office:string-value="CNT_IN_D4">
            <text:p>CNT_IN_D4</text:p>
          </table:table-cell>
          <table:table-cell table:formula="of:=[.B315]" office:value-type="string" office:string-value="CNT_IN_D4">
            <text:p>CNT_IN_D4</text:p>
          </table:table-cell>
          <table:table-cell/>
          <table:table-cell table:formula="of:=[bd_flows.B315]" office:value-type="string" office:string-value="CNT_IN_D4">
            <text:p>CNT_IN_D4</text:p>
          </table:table-cell>
          <table:table-cell table:formula="of:=[bd_flows.A315]" office:value-type="float" office:value="211">
            <text:p>211</text:p>
          </table:table-cell>
        </table:table-row>
        <table:table-row table:style-name="ro5">
          <table:table-cell table:formula="of:=[$Etiquetas.$T157]" office:value-type="float" office:value="212">
            <text:p>212</text:p>
          </table:table-cell>
          <table:table-cell table:formula="of:=[$Etiquetas.$A157]" office:value-type="string" office:string-value="CNT_IN_D5">
            <text:p>CNT_IN_D5</text:p>
          </table:table-cell>
          <table:table-cell table:formula="of:=[.B316]" office:value-type="string" office:string-value="CNT_IN_D5">
            <text:p>CNT_IN_D5</text:p>
          </table:table-cell>
          <table:table-cell/>
          <table:table-cell table:formula="of:=[bd_flows.B316]" office:value-type="string" office:string-value="CNT_IN_D5">
            <text:p>CNT_IN_D5</text:p>
          </table:table-cell>
          <table:table-cell table:formula="of:=[bd_flows.A316]" office:value-type="float" office:value="212">
            <text:p>212</text:p>
          </table:table-cell>
        </table:table-row>
        <table:table-row table:style-name="ro5">
          <table:table-cell table:formula="of:=[$Etiquetas.$T158]" office:value-type="float" office:value="213">
            <text:p>213</text:p>
          </table:table-cell>
          <table:table-cell table:formula="of:=[$Etiquetas.$A158]" office:value-type="string" office:string-value="CNT_IN_D6">
            <text:p>CNT_IN_D6</text:p>
          </table:table-cell>
          <table:table-cell table:formula="of:=[.B317]" office:value-type="string" office:string-value="CNT_IN_D6">
            <text:p>CNT_IN_D6</text:p>
          </table:table-cell>
          <table:table-cell/>
          <table:table-cell table:formula="of:=[bd_flows.B317]" office:value-type="string" office:string-value="CNT_IN_D6">
            <text:p>CNT_IN_D6</text:p>
          </table:table-cell>
          <table:table-cell table:formula="of:=[bd_flows.A317]" office:value-type="float" office:value="213">
            <text:p>213</text:p>
          </table:table-cell>
        </table:table-row>
        <table:table-row table:style-name="ro5">
          <table:table-cell table:formula="of:=[$Etiquetas.$T159]" office:value-type="float" office:value="214">
            <text:p>214</text:p>
          </table:table-cell>
          <table:table-cell table:formula="of:=[$Etiquetas.$A159]" office:value-type="string" office:string-value="CNT_IN_D7">
            <text:p>CNT_IN_D7</text:p>
          </table:table-cell>
          <table:table-cell table:formula="of:=[.B318]" office:value-type="string" office:string-value="CNT_IN_D7">
            <text:p>CNT_IN_D7</text:p>
          </table:table-cell>
          <table:table-cell/>
          <table:table-cell table:formula="of:=[bd_flows.B318]" office:value-type="string" office:string-value="CNT_IN_D7">
            <text:p>CNT_IN_D7</text:p>
          </table:table-cell>
          <table:table-cell table:formula="of:=[bd_flows.A318]" office:value-type="float" office:value="214">
            <text:p>214</text:p>
          </table:table-cell>
        </table:table-row>
        <table:table-row table:style-name="ro5">
          <table:table-cell table:formula="of:=[$Etiquetas.$T160]" office:value-type="float" office:value="215">
            <text:p>215</text:p>
          </table:table-cell>
          <table:table-cell table:formula="of:=[$Etiquetas.$A160]" office:value-type="string" office:string-value="CNT_IN_D8">
            <text:p>CNT_IN_D8</text:p>
          </table:table-cell>
          <table:table-cell table:formula="of:=[.B319]" office:value-type="string" office:string-value="CNT_IN_D8">
            <text:p>CNT_IN_D8</text:p>
          </table:table-cell>
          <table:table-cell/>
          <table:table-cell table:formula="of:=[bd_flows.B319]" office:value-type="string" office:string-value="CNT_IN_D8">
            <text:p>CNT_IN_D8</text:p>
          </table:table-cell>
          <table:table-cell table:formula="of:=[bd_flows.A319]" office:value-type="float" office:value="215">
            <text:p>215</text:p>
          </table:table-cell>
        </table:table-row>
        <table:table-row table:style-name="ro5">
          <table:table-cell table:formula="of:=[$Etiquetas.$T161]" office:value-type="float" office:value="216">
            <text:p>216</text:p>
          </table:table-cell>
          <table:table-cell table:formula="of:=[$Etiquetas.$A161]" office:value-type="string" office:string-value="CNT_JTAG_TCK">
            <text:p>CNT_JTAG_TCK</text:p>
          </table:table-cell>
          <table:table-cell table:formula="of:=[.B320]" office:value-type="string" office:string-value="CNT_JTAG_TCK">
            <text:p>CNT_JTAG_TCK</text:p>
          </table:table-cell>
          <table:table-cell/>
          <table:table-cell table:formula="of:=[bd_flows.B320]" office:value-type="string" office:string-value="CNT_JTAG_TCK">
            <text:p>CNT_JTAG_TCK</text:p>
          </table:table-cell>
          <table:table-cell table:formula="of:=[bd_flows.A320]" office:value-type="float" office:value="216">
            <text:p>216</text:p>
          </table:table-cell>
        </table:table-row>
        <table:table-row table:style-name="ro5">
          <table:table-cell table:formula="of:=[$Etiquetas.$T162]" office:value-type="float" office:value="217">
            <text:p>217</text:p>
          </table:table-cell>
          <table:table-cell table:formula="of:=[$Etiquetas.$A162]" office:value-type="string" office:string-value="CNT_IN_D9">
            <text:p>CNT_IN_D9</text:p>
          </table:table-cell>
          <table:table-cell table:formula="of:=[.B321]" office:value-type="string" office:string-value="CNT_IN_D9">
            <text:p>CNT_IN_D9</text:p>
          </table:table-cell>
          <table:table-cell/>
          <table:table-cell table:formula="of:=[bd_flows.B321]" office:value-type="string" office:string-value="CNT_IN_D9">
            <text:p>CNT_IN_D9</text:p>
          </table:table-cell>
          <table:table-cell table:formula="of:=[bd_flows.A321]" office:value-type="float" office:value="217">
            <text:p>217</text:p>
          </table:table-cell>
        </table:table-row>
        <table:table-row table:style-name="ro5">
          <table:table-cell table:formula="of:=[$Etiquetas.$T163]" office:value-type="float" office:value="218">
            <text:p>218</text:p>
          </table:table-cell>
          <table:table-cell table:formula="of:=[$Etiquetas.$A163]" office:value-type="string" office:string-value="CNT_JTAG_TMS">
            <text:p>CNT_JTAG_TMS</text:p>
          </table:table-cell>
          <table:table-cell table:formula="of:=[.B322]" office:value-type="string" office:string-value="CNT_JTAG_TMS">
            <text:p>CNT_JTAG_TMS</text:p>
          </table:table-cell>
          <table:table-cell/>
          <table:table-cell table:formula="of:=[bd_flows.B322]" office:value-type="string" office:string-value="CNT_JTAG_TMS">
            <text:p>CNT_JTAG_TMS</text:p>
          </table:table-cell>
          <table:table-cell table:formula="of:=[bd_flows.A322]" office:value-type="float" office:value="218">
            <text:p>218</text:p>
          </table:table-cell>
        </table:table-row>
        <table:table-row table:style-name="ro5">
          <table:table-cell table:formula="of:=[$Etiquetas.$T164]" office:value-type="float" office:value="219">
            <text:p>219</text:p>
          </table:table-cell>
          <table:table-cell table:formula="of:=[$Etiquetas.$A164]" office:value-type="string" office:string-value="CNT_IN_D10">
            <text:p>CNT_IN_D10</text:p>
          </table:table-cell>
          <table:table-cell table:formula="of:=[.B323]" office:value-type="string" office:string-value="CNT_IN_D10">
            <text:p>CNT_IN_D10</text:p>
          </table:table-cell>
          <table:table-cell/>
          <table:table-cell table:formula="of:=[bd_flows.B323]" office:value-type="string" office:string-value="CNT_IN_D10">
            <text:p>CNT_IN_D10</text:p>
          </table:table-cell>
          <table:table-cell table:formula="of:=[bd_flows.A323]" office:value-type="float" office:value="219">
            <text:p>219</text:p>
          </table:table-cell>
        </table:table-row>
        <table:table-row table:style-name="ro5">
          <table:table-cell table:formula="of:=[$Etiquetas.$T165]" office:value-type="float" office:value="220">
            <text:p>220</text:p>
          </table:table-cell>
          <table:table-cell table:formula="of:=[$Etiquetas.$A165]" office:value-type="string" office:string-value="CNT_IN_D11">
            <text:p>CNT_IN_D11</text:p>
          </table:table-cell>
          <table:table-cell table:formula="of:=[.B324]" office:value-type="string" office:string-value="CNT_IN_D11">
            <text:p>CNT_IN_D11</text:p>
          </table:table-cell>
          <table:table-cell/>
          <table:table-cell table:formula="of:=[bd_flows.B324]" office:value-type="string" office:string-value="CNT_IN_D11">
            <text:p>CNT_IN_D11</text:p>
          </table:table-cell>
          <table:table-cell table:formula="of:=[bd_flows.A324]" office:value-type="float" office:value="220">
            <text:p>220</text:p>
          </table:table-cell>
        </table:table-row>
        <table:table-row table:style-name="ro5">
          <table:table-cell table:formula="of:=[$Etiquetas.$T166]" office:value-type="float" office:value="221">
            <text:p>221</text:p>
          </table:table-cell>
          <table:table-cell table:formula="of:=[$Etiquetas.$A166]" office:value-type="string" office:string-value="CNT_IN_D12">
            <text:p>CNT_IN_D12</text:p>
          </table:table-cell>
          <table:table-cell table:formula="of:=[.B325]" office:value-type="string" office:string-value="CNT_IN_D12">
            <text:p>CNT_IN_D12</text:p>
          </table:table-cell>
          <table:table-cell/>
          <table:table-cell table:formula="of:=[bd_flows.B325]" office:value-type="string" office:string-value="CNT_IN_D12">
            <text:p>CNT_IN_D12</text:p>
          </table:table-cell>
          <table:table-cell table:formula="of:=[bd_flows.A325]" office:value-type="float" office:value="221">
            <text:p>221</text:p>
          </table:table-cell>
        </table:table-row>
        <table:table-row table:style-name="ro5">
          <table:table-cell table:formula="of:=[$Etiquetas.$T167]" office:value-type="float" office:value="222">
            <text:p>222</text:p>
          </table:table-cell>
          <table:table-cell table:formula="of:=[$Etiquetas.$A167]" office:value-type="string" office:string-value="CNT_IN_D13">
            <text:p>CNT_IN_D13</text:p>
          </table:table-cell>
          <table:table-cell table:formula="of:=[.B326]" office:value-type="string" office:string-value="CNT_IN_D13">
            <text:p>CNT_IN_D13</text:p>
          </table:table-cell>
          <table:table-cell/>
          <table:table-cell table:formula="of:=[bd_flows.B326]" office:value-type="string" office:string-value="CNT_IN_D13">
            <text:p>CNT_IN_D13</text:p>
          </table:table-cell>
          <table:table-cell table:formula="of:=[bd_flows.A326]" office:value-type="float" office:value="222">
            <text:p>222</text:p>
          </table:table-cell>
        </table:table-row>
        <table:table-row table:style-name="ro5">
          <table:table-cell table:formula="of:=[$Etiquetas.$T168]" office:value-type="float" office:value="223">
            <text:p>223</text:p>
          </table:table-cell>
          <table:table-cell table:formula="of:=[$Etiquetas.$A168]" office:value-type="string" office:string-value="CNT_IN_D14">
            <text:p>CNT_IN_D14</text:p>
          </table:table-cell>
          <table:table-cell table:formula="of:=[.B327]" office:value-type="string" office:string-value="CNT_IN_D14">
            <text:p>CNT_IN_D14</text:p>
          </table:table-cell>
          <table:table-cell/>
          <table:table-cell table:formula="of:=[bd_flows.B327]" office:value-type="string" office:string-value="CNT_IN_D14">
            <text:p>CNT_IN_D14</text:p>
          </table:table-cell>
          <table:table-cell table:formula="of:=[bd_flows.A327]" office:value-type="float" office:value="223">
            <text:p>223</text:p>
          </table:table-cell>
        </table:table-row>
        <table:table-row table:style-name="ro5">
          <table:table-cell table:formula="of:=[$Etiquetas.$T169]" office:value-type="float" office:value="224">
            <text:p>224</text:p>
          </table:table-cell>
          <table:table-cell table:formula="of:=[$Etiquetas.$A169]" office:value-type="string" office:string-value="CNT_IN_D15">
            <text:p>CNT_IN_D15</text:p>
          </table:table-cell>
          <table:table-cell table:formula="of:=[.B328]" office:value-type="string" office:string-value="CNT_IN_D15">
            <text:p>CNT_IN_D15</text:p>
          </table:table-cell>
          <table:table-cell/>
          <table:table-cell table:formula="of:=[bd_flows.B328]" office:value-type="string" office:string-value="CNT_IN_D15">
            <text:p>CNT_IN_D15</text:p>
          </table:table-cell>
          <table:table-cell table:formula="of:=[bd_flows.A328]" office:value-type="float" office:value="224">
            <text:p>224</text:p>
          </table:table-cell>
        </table:table-row>
        <table:table-row table:style-name="ro5">
          <table:table-cell table:formula="of:=[$Etiquetas.$T170]" office:value-type="float" office:value="0">
            <text:p>0</text:p>
          </table:table-cell>
          <table:table-cell table:formula="of:=[$Etiquetas.$A170]" office:value-type="string" office:string-value="IN_LEV_PARK_LAMP">
            <text:p>IN_LEV_PARK_LAMP</text:p>
          </table:table-cell>
          <table:table-cell table:formula="of:=[.B329]" office:value-type="string" office:string-value="IN_LEV_PARK_LAMP">
            <text:p>IN_LEV_PARK_LAMP</text:p>
          </table:table-cell>
          <table:table-cell/>
          <table:table-cell table:formula="of:=[bd_flows.B329]">
            <text:p/>
          </table:table-cell>
          <table:table-cell table:formula="of:=[bd_flows.A329]">
            <text:p/>
          </table:table-cell>
        </table:table-row>
        <table:table-row table:style-name="ro5">
          <table:table-cell table:formula="of:=[$Etiquetas.$T171]" office:value-type="float" office:value="0">
            <text:p>0</text:p>
          </table:table-cell>
          <table:table-cell table:formula="of:=[$Etiquetas.$A171]" office:value-type="string" office:string-value="IN_LEV_LOWBEAM_LAMP">
            <text:p>IN_LEV_LOWBEAM_LAMP</text:p>
          </table:table-cell>
          <table:table-cell table:formula="of:=[.B330]" office:value-type="string" office:string-value="IN_LEV_LOWBEAM_LAMP">
            <text:p>IN_LEV_LOWBEAM_LAMP</text:p>
          </table:table-cell>
          <table:table-cell/>
          <table:table-cell table:formula="of:=[bd_flows.B330]">
            <text:p/>
          </table:table-cell>
          <table:table-cell table:formula="of:=[bd_flows.A330]">
            <text:p/>
          </table:table-cell>
        </table:table-row>
        <table:table-row table:style-name="ro5">
          <table:table-cell table:formula="of:=[$Etiquetas.$T172]" office:value-type="float" office:value="0">
            <text:p>0</text:p>
          </table:table-cell>
          <table:table-cell table:formula="of:=[$Etiquetas.$A172]" office:value-type="string" office:string-value="IN_LEV_HIGHBEAM_LAMP">
            <text:p>IN_LEV_HIGHBEAM_LAMP</text:p>
          </table:table-cell>
          <table:table-cell table:formula="of:=[.B331]" office:value-type="string" office:string-value="IN_LEV_HIGHBEAM_LAMP">
            <text:p>IN_LEV_HIGHBEAM_LAMP</text:p>
          </table:table-cell>
          <table:table-cell/>
          <table:table-cell table:formula="of:=[bd_flows.B331]">
            <text:p/>
          </table:table-cell>
          <table:table-cell table:formula="of:=[bd_flows.A331]">
            <text:p/>
          </table:table-cell>
        </table:table-row>
        <table:table-row table:style-name="ro5">
          <table:table-cell table:formula="of:=[$Etiquetas.$T173]" office:value-type="float" office:value="0">
            <text:p>0</text:p>
          </table:table-cell>
          <table:table-cell table:formula="of:=[$Etiquetas.$A173]" office:value-type="string" office:string-value="IN_LEV_HIGHBEAM_BURST">
            <text:p>IN_LEV_HIGHBEAM_BURST</text:p>
          </table:table-cell>
          <table:table-cell table:formula="of:=[.B332]" office:value-type="string" office:string-value="IN_LEV_HIGHBEAM_BURST">
            <text:p>IN_LEV_HIGHBEAM_BURST</text:p>
          </table:table-cell>
          <table:table-cell/>
          <table:table-cell table:formula="of:=[bd_flows.B332]">
            <text:p/>
          </table:table-cell>
          <table:table-cell table:formula="of:=[bd_flows.A332]">
            <text:p/>
          </table:table-cell>
        </table:table-row>
        <table:table-row table:style-name="ro5">
          <table:table-cell table:formula="of:=[$Etiquetas.$T174]" office:value-type="float" office:value="0">
            <text:p>0</text:p>
          </table:table-cell>
          <table:table-cell table:formula="of:=[$Etiquetas.$A174]" office:value-type="string" office:string-value="IN_LEV_WIPER_1">
            <text:p>IN_LEV_WIPER_1</text:p>
          </table:table-cell>
          <table:table-cell table:formula="of:=[.B333]" office:value-type="string" office:string-value="IN_LEV_WIPER_1">
            <text:p>IN_LEV_WIPER_1</text:p>
          </table:table-cell>
          <table:table-cell/>
          <table:table-cell table:formula="of:=[bd_flows.B333]">
            <text:p/>
          </table:table-cell>
          <table:table-cell table:formula="of:=[bd_flows.A333]">
            <text:p/>
          </table:table-cell>
        </table:table-row>
        <table:table-row table:style-name="ro5">
          <table:table-cell table:formula="of:=[$Etiquetas.$T175]" office:value-type="float" office:value="0">
            <text:p>0</text:p>
          </table:table-cell>
          <table:table-cell table:formula="of:=[$Etiquetas.$A175]" office:value-type="string" office:string-value="IN_LEV_WIPER_2">
            <text:p>IN_LEV_WIPER_2</text:p>
          </table:table-cell>
          <table:table-cell table:formula="of:=[.B334]" office:value-type="string" office:string-value="IN_LEV_WIPER_2">
            <text:p>IN_LEV_WIPER_2</text:p>
          </table:table-cell>
          <table:table-cell/>
          <table:table-cell table:formula="of:=[bd_flows.B334]">
            <text:p/>
          </table:table-cell>
          <table:table-cell table:formula="of:=[bd_flows.A334]">
            <text:p/>
          </table:table-cell>
        </table:table-row>
        <table:table-row table:style-name="ro5">
          <table:table-cell table:formula="of:=[$Etiquetas.$T176]" office:value-type="float" office:value="0">
            <text:p>0</text:p>
          </table:table-cell>
          <table:table-cell table:formula="of:=[$Etiquetas.$A176]" office:value-type="string" office:string-value="IN_LEV_WIPER_PUMP">
            <text:p>IN_LEV_WIPER_PUMP</text:p>
          </table:table-cell>
          <table:table-cell table:formula="of:=[.B335]" office:value-type="string" office:string-value="IN_LEV_WIPER_PUMP">
            <text:p>IN_LEV_WIPER_PUMP</text:p>
          </table:table-cell>
          <table:table-cell/>
          <table:table-cell table:formula="of:=[bd_flows.B335]">
            <text:p/>
          </table:table-cell>
          <table:table-cell table:formula="of:=[bd_flows.A335]">
            <text:p/>
          </table:table-cell>
        </table:table-row>
        <table:table-row table:style-name="ro5">
          <table:table-cell table:formula="of:=[$Etiquetas.$T177]" office:value-type="float" office:value="0">
            <text:p>0</text:p>
          </table:table-cell>
          <table:table-cell table:formula="of:=[$Etiquetas.$A177]" office:value-type="string" office:string-value="IN_LEV_HORN">
            <text:p>IN_LEV_HORN</text:p>
          </table:table-cell>
          <table:table-cell table:formula="of:=[.B336]" office:value-type="string" office:string-value="IN_LEV_HORN">
            <text:p>IN_LEV_HORN</text:p>
          </table:table-cell>
          <table:table-cell/>
          <table:table-cell table:formula="of:=[bd_flows.B336]">
            <text:p/>
          </table:table-cell>
          <table:table-cell table:formula="of:=[bd_flows.A336]">
            <text:p/>
          </table:table-cell>
        </table:table-row>
        <table:table-row table:style-name="ro5">
          <table:table-cell table:formula="of:=[$Etiquetas.$T178]" office:value-type="float" office:value="0">
            <text:p>0</text:p>
          </table:table-cell>
          <table:table-cell table:formula="of:=[$Etiquetas.$A178]" office:value-type="string" office:string-value="IN_LEV_FLASH_RGT">
            <text:p>IN_LEV_FLASH_RGT</text:p>
          </table:table-cell>
          <table:table-cell table:formula="of:=[.B337]" office:value-type="string" office:string-value="IN_LEV_FLASH_RGT">
            <text:p>IN_LEV_FLASH_RGT</text:p>
          </table:table-cell>
          <table:table-cell/>
          <table:table-cell table:formula="of:=[bd_flows.B337]">
            <text:p/>
          </table:table-cell>
          <table:table-cell table:formula="of:=[bd_flows.A337]">
            <text:p/>
          </table:table-cell>
        </table:table-row>
        <table:table-row table:style-name="ro5">
          <table:table-cell table:formula="of:=[$Etiquetas.$T179]" office:value-type="float" office:value="0">
            <text:p>0</text:p>
          </table:table-cell>
          <table:table-cell table:formula="of:=[$Etiquetas.$A179]" office:value-type="string" office:string-value="IN_LEV_FLASH_LFT">
            <text:p>IN_LEV_FLASH_LFT</text:p>
          </table:table-cell>
          <table:table-cell table:formula="of:=[.B338]" office:value-type="string" office:string-value="IN_LEV_FLASH_LFT">
            <text:p>IN_LEV_FLASH_LFT</text:p>
          </table:table-cell>
          <table:table-cell/>
          <table:table-cell table:formula="of:=[bd_flows.B338]">
            <text:p/>
          </table:table-cell>
          <table:table-cell table:formula="of:=[bd_flows.A338]">
            <text:p/>
          </table:table-cell>
        </table:table-row>
        <table:table-row table:style-name="ro5">
          <table:table-cell table:formula="of:=[$Etiquetas.$T180]" office:value-type="float" office:value="0">
            <text:p>0</text:p>
          </table:table-cell>
          <table:table-cell table:formula="of:=[$Etiquetas.$A180]" office:value-type="string" office:string-value="IN_INPUT_RES_4">
            <text:p>IN_INPUT_RES_4</text:p>
          </table:table-cell>
          <table:table-cell table:formula="of:=[.B339]" office:value-type="string" office:string-value="IN_INPUT_RES_4">
            <text:p>IN_INPUT_RES_4</text:p>
          </table:table-cell>
          <table:table-cell/>
          <table:table-cell table:formula="of:=[bd_flows.B339]">
            <text:p/>
          </table:table-cell>
          <table:table-cell table:formula="of:=[bd_flows.A339]">
            <text:p/>
          </table:table-cell>
        </table:table-row>
        <table:table-row table:style-name="ro5">
          <table:table-cell table:formula="of:=[$Etiquetas.$T181]" office:value-type="float" office:value="0">
            <text:p>0</text:p>
          </table:table-cell>
          <table:table-cell table:formula="of:=[$Etiquetas.$A181]" office:value-type="string" office:string-value="IN_INPUT_RES_5">
            <text:p>IN_INPUT_RES_5</text:p>
          </table:table-cell>
          <table:table-cell table:formula="of:=[.B340]" office:value-type="string" office:string-value="IN_INPUT_RES_5">
            <text:p>IN_INPUT_RES_5</text:p>
          </table:table-cell>
          <table:table-cell/>
          <table:table-cell table:formula="of:=[bd_flows.B340]">
            <text:p/>
          </table:table-cell>
          <table:table-cell table:formula="of:=[bd_flows.A340]">
            <text:p/>
          </table:table-cell>
        </table:table-row>
      </table:table>
      <table:table table:name="bd_sub_system_flows_aux" table:style-name="ta2">
        <office:forms form:automatic-focus="false" form:apply-design-mode="false"/>
        <table:table-column table:style-name="co16" table:number-columns-repeated="11" table:default-cell-style-name="Default"/>
        <table:table-row table:style-name="ro5">
          <table:table-cell table:number-columns-repeated="9"/>
          <table:table-cell table:style-name="ce385" table:number-columns-repeated="2"/>
        </table:table-row>
        <table:table-row table:style-name="ro5">
          <table:table-cell table:number-columns-repeated="9"/>
          <table:table-cell table:formula="of:=[bd_flows.B2]" office:value-type="string" office:string-value="12V_KL30">
            <text:p>12V_KL30</text:p>
          </table:table-cell>
          <table:table-cell/>
        </table:table-row>
        <table:table-row table:style-name="ro5">
          <table:table-cell table:number-columns-repeated="9"/>
          <table:table-cell table:formula="of:=[bd_flows.B3]" office:value-type="string" office:string-value="12V_KL30">
            <text:p>12V_KL30</text:p>
          </table:table-cell>
          <table:table-cell/>
        </table:table-row>
        <table:table-row table:style-name="ro5">
          <table:table-cell table:number-columns-repeated="9"/>
          <table:table-cell table:formula="of:=[bd_flows.B4]" office:value-type="string" office:string-value="12V_KL15">
            <text:p>12V_KL15</text:p>
          </table:table-cell>
          <table:table-cell/>
        </table:table-row>
        <table:table-row table:style-name="ro5">
          <table:table-cell table:number-columns-repeated="9"/>
          <table:table-cell table:formula="of:=[bd_flows.B5]" office:value-type="string" office:string-value="12V_KL15">
            <text:p>12V_KL15</text:p>
          </table:table-cell>
          <table:table-cell/>
        </table:table-row>
        <table:table-row table:style-name="ro5">
          <table:table-cell table:number-columns-repeated="9"/>
          <table:table-cell table:formula="of:=[bd_flows.B6]" office:value-type="string" office:string-value="12V_KL15">
            <text:p>12V_KL15</text:p>
          </table:table-cell>
          <table:table-cell/>
        </table:table-row>
        <table:table-row table:style-name="ro5">
          <table:table-cell table:number-columns-repeated="9"/>
          <table:table-cell table:formula="of:=[bd_flows.B7]" office:value-type="string" office:string-value="12V_KL15">
            <text:p>12V_KL15</text:p>
          </table:table-cell>
          <table:table-cell/>
        </table:table-row>
        <table:table-row table:style-name="ro5">
          <table:table-cell table:number-columns-repeated="9"/>
          <table:table-cell table:formula="of:=[bd_flows.B8]" office:value-type="string" office:string-value="GND">
            <text:p>GND</text:p>
          </table:table-cell>
          <table:table-cell/>
        </table:table-row>
        <table:table-row table:style-name="ro5">
          <table:table-cell table:number-columns-repeated="9"/>
          <table:table-cell table:formula="of:=[bd_flows.B9]" office:value-type="string" office:string-value="GND">
            <text:p>GND</text:p>
          </table:table-cell>
          <table:table-cell/>
        </table:table-row>
        <table:table-row table:style-name="ro5">
          <table:table-cell table:number-columns-repeated="9"/>
          <table:table-cell table:formula="of:=[bd_flows.B10]" office:value-type="string" office:string-value="GND">
            <text:p>GND</text:p>
          </table:table-cell>
          <table:table-cell/>
        </table:table-row>
        <table:table-row table:style-name="ro5">
          <table:table-cell table:number-columns-repeated="9"/>
          <table:table-cell table:formula="of:=[bd_flows.B11]" office:value-type="string" office:string-value="12V_KL15 Defrost">
            <text:p>12V_KL15 Defrost</text:p>
          </table:table-cell>
          <table:table-cell/>
        </table:table-row>
        <table:table-row table:style-name="ro5">
          <table:table-cell table:number-columns-repeated="9"/>
          <table:table-cell table:formula="of:=[bd_flows.B12]" office:value-type="string" office:string-value="12V_KL15 Act. Fold Iz.">
            <text:p>12V_KL15 Act. Fold Iz.</text:p>
          </table:table-cell>
          <table:table-cell/>
        </table:table-row>
        <table:table-row table:style-name="ro5">
          <table:table-cell table:number-columns-repeated="9"/>
          <table:table-cell table:formula="of:=[bd_flows.B13]" office:value-type="string" office:string-value="12V_KL15 Act. Fold Drch.">
            <text:p>12V_KL15 Act. Fold Drch.</text:p>
          </table:table-cell>
          <table:table-cell/>
        </table:table-row>
        <table:table-row table:style-name="ro5">
          <table:table-cell table:number-columns-repeated="9"/>
          <table:table-cell table:formula="of:=[bd_flows.B14]" office:value-type="string" office:string-value="OUT_DEFROST">
            <text:p>OUT_DEFROST</text:p>
          </table:table-cell>
          <table:table-cell/>
        </table:table-row>
        <table:table-row table:style-name="ro5">
          <table:table-cell table:number-columns-repeated="9"/>
          <table:table-cell table:formula="of:=[bd_flows.B15]" office:value-type="string" office:string-value="OUT_FOLD_L">
            <text:p>OUT_FOLD_L</text:p>
          </table:table-cell>
          <table:table-cell/>
        </table:table-row>
        <table:table-row table:style-name="ro5">
          <table:table-cell table:number-columns-repeated="9"/>
          <table:table-cell table:formula="of:=[bd_flows.B16]" office:value-type="string" office:string-value="OUT_FOLD_R">
            <text:p>OUT_FOLD_R</text:p>
          </table:table-cell>
          <table:table-cell/>
        </table:table-row>
        <table:table-row table:style-name="ro5">
          <table:table-cell table:number-columns-repeated="9"/>
          <table:table-cell table:formula="of:=[bd_flows.B17]" office:value-type="string" office:string-value="IN_LEV_PARK_LAMP">
            <text:p>IN_LEV_PARK_LAMP</text:p>
          </table:table-cell>
          <table:table-cell/>
        </table:table-row>
        <table:table-row table:style-name="ro5">
          <table:table-cell table:number-columns-repeated="9"/>
          <table:table-cell table:formula="of:=[bd_flows.B18]" office:value-type="string" office:string-value="IN_LEV_HORN">
            <text:p>IN_LEV_HORN</text:p>
          </table:table-cell>
          <table:table-cell/>
        </table:table-row>
        <table:table-row table:style-name="ro5">
          <table:table-cell table:number-columns-repeated="9"/>
          <table:table-cell table:formula="of:=[bd_flows.B19]" office:value-type="string" office:string-value="IN_INPUT_RES_4">
            <text:p>IN_INPUT_RES_4</text:p>
          </table:table-cell>
          <table:table-cell/>
        </table:table-row>
        <table:table-row table:style-name="ro5">
          <table:table-cell table:number-columns-repeated="9"/>
          <table:table-cell table:formula="of:=[bd_flows.B20]" office:value-type="string" office:string-value="IN_INPUT_RES_5">
            <text:p>IN_INPUT_RES_5</text:p>
          </table:table-cell>
          <table:table-cell/>
        </table:table-row>
        <table:table-row table:style-name="ro5">
          <table:table-cell table:number-columns-repeated="9"/>
          <table:table-cell table:formula="of:=[bd_flows.B21]" office:value-type="string" office:string-value="IN_LEV_LOWBEAM_LAMP">
            <text:p>IN_LEV_LOWBEAM_LAMP</text:p>
          </table:table-cell>
          <table:table-cell/>
        </table:table-row>
        <table:table-row table:style-name="ro5">
          <table:table-cell table:number-columns-repeated="9"/>
          <table:table-cell table:formula="of:=[bd_flows.B22]" office:value-type="string" office:string-value="IN_LEV_HIGHBEAM_LAMP">
            <text:p>IN_LEV_HIGHBEAM_LAMP</text:p>
          </table:table-cell>
          <table:table-cell/>
        </table:table-row>
        <table:table-row table:style-name="ro5">
          <table:table-cell table:number-columns-repeated="9"/>
          <table:table-cell table:formula="of:=[bd_flows.B23]" office:value-type="string" office:string-value="IN_LEV_HIGHBEAM_BURST">
            <text:p>IN_LEV_HIGHBEAM_BURST</text:p>
          </table:table-cell>
          <table:table-cell/>
        </table:table-row>
        <table:table-row table:style-name="ro5">
          <table:table-cell table:number-columns-repeated="9"/>
          <table:table-cell table:formula="of:=[bd_flows.B24]" office:value-type="string" office:string-value="IN_LEV_WIPER_1">
            <text:p>IN_LEV_WIPER_1</text:p>
          </table:table-cell>
          <table:table-cell/>
        </table:table-row>
        <table:table-row table:style-name="ro5">
          <table:table-cell table:number-columns-repeated="9"/>
          <table:table-cell table:formula="of:=[bd_flows.B25]" office:value-type="string" office:string-value="IN_LEV_WIPER_2">
            <text:p>IN_LEV_WIPER_2</text:p>
          </table:table-cell>
          <table:table-cell/>
        </table:table-row>
        <table:table-row table:style-name="ro5">
          <table:table-cell table:number-columns-repeated="9"/>
          <table:table-cell table:formula="of:=[bd_flows.B26]" office:value-type="string" office:string-value="IN_LEV_WIPER_PUMP">
            <text:p>IN_LEV_WIPER_PUMP</text:p>
          </table:table-cell>
          <table:table-cell/>
        </table:table-row>
        <table:table-row table:style-name="ro5">
          <table:table-cell table:number-columns-repeated="9"/>
          <table:table-cell table:formula="of:=[bd_flows.B27]" office:value-type="string" office:string-value="IN_LEV_FLASH_RGT">
            <text:p>IN_LEV_FLASH_RGT</text:p>
          </table:table-cell>
          <table:table-cell/>
        </table:table-row>
        <table:table-row table:style-name="ro5">
          <table:table-cell table:number-columns-repeated="9"/>
          <table:table-cell table:formula="of:=[bd_flows.B28]" office:value-type="string" office:string-value="IN_LEV_FLASH_LFT">
            <text:p>IN_LEV_FLASH_LFT</text:p>
          </table:table-cell>
          <table:table-cell/>
        </table:table-row>
        <table:table-row table:style-name="ro5">
          <table:table-cell table:number-columns-repeated="9"/>
          <table:table-cell table:formula="of:=[bd_flows.B29]" office:value-type="string" office:string-value="IN_LEV_NEUTRAL">
            <text:p>IN_LEV_NEUTRAL</text:p>
          </table:table-cell>
          <table:table-cell/>
        </table:table-row>
        <table:table-row table:style-name="ro5">
          <table:table-cell table:number-columns-repeated="9"/>
          <table:table-cell table:formula="of:=[bd_flows.B30]" office:value-type="string" office:string-value="IN_INPUT_RES_1">
            <text:p>IN_INPUT_RES_1</text:p>
          </table:table-cell>
          <table:table-cell/>
        </table:table-row>
        <table:table-row table:style-name="ro5">
          <table:table-cell table:number-columns-repeated="9"/>
          <table:table-cell table:formula="of:=[bd_flows.B31]" office:value-type="string" office:string-value="IN_INPUT_RES_2">
            <text:p>IN_INPUT_RES_2</text:p>
          </table:table-cell>
          <table:table-cell/>
        </table:table-row>
        <table:table-row table:style-name="ro5">
          <table:table-cell table:number-columns-repeated="9"/>
          <table:table-cell table:formula="of:=[bd_flows.B32]" office:value-type="string" office:string-value="IN_INPUT_RES_3">
            <text:p>IN_INPUT_RES_3</text:p>
          </table:table-cell>
          <table:table-cell/>
        </table:table-row>
        <table:table-row table:style-name="ro5">
          <table:table-cell table:number-columns-repeated="9"/>
          <table:table-cell table:formula="of:=[bd_flows.B33]" office:value-type="string" office:string-value="LEV_GND">
            <text:p>LEV_GND</text:p>
          </table:table-cell>
          <table:table-cell/>
        </table:table-row>
        <table:table-row table:style-name="ro5">
          <table:table-cell table:number-columns-repeated="9"/>
          <table:table-cell table:formula="of:=[bd_flows.B34]" office:value-type="string" office:string-value="LEV_GND">
            <text:p>LEV_GND</text:p>
          </table:table-cell>
          <table:table-cell/>
        </table:table-row>
        <table:table-row table:style-name="ro5">
          <table:table-cell table:number-columns-repeated="9"/>
          <table:table-cell table:formula="of:=[bd_flows.B35]" office:value-type="string" office:string-value="IN_BUT_IGNITION">
            <text:p>IN_BUT_IGNITION</text:p>
          </table:table-cell>
          <table:table-cell/>
        </table:table-row>
        <table:table-row table:style-name="ro5">
          <table:table-cell table:number-columns-repeated="9"/>
          <table:table-cell table:formula="of:=[bd_flows.B36]" office:value-type="string" office:string-value="IN_BUT_WARNING">
            <text:p>IN_BUT_WARNING</text:p>
          </table:table-cell>
          <table:table-cell/>
        </table:table-row>
        <table:table-row table:style-name="ro5">
          <table:table-cell table:number-columns-repeated="9"/>
          <table:table-cell table:formula="of:=[bd_flows.B37]" office:value-type="string" office:string-value="IN_LEV_PARK_LAMP">
            <text:p>IN_LEV_PARK_LAMP</text:p>
          </table:table-cell>
          <table:table-cell/>
        </table:table-row>
        <table:table-row table:style-name="ro5">
          <table:table-cell table:number-columns-repeated="9"/>
          <table:table-cell table:formula="of:=[bd_flows.B38]" office:value-type="string" office:string-value="IN_MAINS_ON_BMS">
            <text:p>IN_MAINS_ON_BMS</text:p>
          </table:table-cell>
          <table:table-cell/>
        </table:table-row>
        <table:table-row table:style-name="ro5">
          <table:table-cell table:number-columns-repeated="9"/>
          <table:table-cell table:formula="of:=[bd_flows.B39]" office:value-type="string" office:string-value="IN_WAKEUP_GRAL">
            <text:p>IN_WAKEUP_GRAL</text:p>
          </table:table-cell>
          <table:table-cell/>
        </table:table-row>
        <table:table-row table:style-name="ro5">
          <table:table-cell table:number-columns-repeated="9"/>
          <table:table-cell table:formula="of:=[bd_flows.B40]" office:value-type="string" office:string-value="IN_RFID_OPEN">
            <text:p>IN_RFID_OPEN</text:p>
          </table:table-cell>
          <table:table-cell/>
        </table:table-row>
        <table:table-row table:style-name="ro5">
          <table:table-cell table:number-columns-repeated="9"/>
          <table:table-cell table:formula="of:=[bd_flows.B41]" office:value-type="string" office:string-value="IN_RKE_OPEN">
            <text:p>IN_RKE_OPEN</text:p>
          </table:table-cell>
          <table:table-cell/>
        </table:table-row>
        <table:table-row table:style-name="ro5">
          <table:table-cell table:number-columns-repeated="9"/>
          <table:table-cell table:formula="of:=[bd_flows.B42]" office:value-type="string" office:string-value="IN_KL15">
            <text:p>IN_KL15</text:p>
          </table:table-cell>
          <table:table-cell/>
        </table:table-row>
        <table:table-row table:style-name="ro5">
          <table:table-cell table:number-columns-repeated="9"/>
          <table:table-cell table:formula="of:=[bd_flows.B43]" office:value-type="string" office:string-value="IN_RFID_LOCK">
            <text:p>IN_RFID_LOCK</text:p>
          </table:table-cell>
          <table:table-cell/>
        </table:table-row>
        <table:table-row table:style-name="ro5">
          <table:table-cell table:number-columns-repeated="9"/>
          <table:table-cell table:formula="of:=[bd_flows.B44]" office:value-type="string" office:string-value="IN_RKE_LOCK">
            <text:p>IN_RKE_LOCK</text:p>
          </table:table-cell>
          <table:table-cell/>
        </table:table-row>
        <table:table-row table:style-name="ro5">
          <table:table-cell table:number-columns-repeated="9"/>
          <table:table-cell table:formula="of:=[bd_flows.B45]" office:value-type="string" office:string-value="IN_BUT_OPENDOOR_INT">
            <text:p>IN_BUT_OPENDOOR_INT</text:p>
          </table:table-cell>
          <table:table-cell/>
        </table:table-row>
        <table:table-row table:style-name="ro5">
          <table:table-cell table:number-columns-repeated="9"/>
          <table:table-cell table:formula="of:=[bd_flows.B46]" office:value-type="string" office:string-value="IN_BUT_OPENDOOR_EXT">
            <text:p>IN_BUT_OPENDOOR_EXT</text:p>
          </table:table-cell>
          <table:table-cell/>
        </table:table-row>
        <table:table-row table:style-name="ro5">
          <table:table-cell table:number-columns-repeated="9"/>
          <table:table-cell table:formula="of:=[bd_flows.B47]" office:value-type="string" office:string-value="IN_BUT_OPENTRUNK_EXT">
            <text:p>IN_BUT_OPENTRUNK_EXT</text:p>
          </table:table-cell>
          <table:table-cell/>
        </table:table-row>
        <table:table-row table:style-name="ro5">
          <table:table-cell table:number-columns-repeated="9"/>
          <table:table-cell table:formula="of:=[bd_flows.B48]" office:value-type="string" office:string-value="IN_SEN_DOOR_LOCKED">
            <text:p>IN_SEN_DOOR_LOCKED</text:p>
          </table:table-cell>
          <table:table-cell/>
        </table:table-row>
        <table:table-row table:style-name="ro5">
          <table:table-cell table:number-columns-repeated="9"/>
          <table:table-cell table:formula="of:=[bd_flows.B49]" office:value-type="string" office:string-value="IN_SEN_TRUNK_LOCKED">
            <text:p>IN_SEN_TRUNK_LOCKED</text:p>
          </table:table-cell>
          <table:table-cell/>
        </table:table-row>
        <table:table-row table:style-name="ro5">
          <table:table-cell table:number-columns-repeated="9"/>
          <table:table-cell table:formula="of:=[bd_flows.B50]" office:value-type="string" office:string-value="IN_SEN_BRAKE_PEDAL">
            <text:p>IN_SEN_BRAKE_PEDAL</text:p>
          </table:table-cell>
          <table:table-cell/>
        </table:table-row>
        <table:table-row table:style-name="ro5">
          <table:table-cell table:number-columns-repeated="9"/>
          <table:table-cell table:formula="of:=[bd_flows.B51]" office:value-type="string" office:string-value="IN_SEN_DRIVER_BELT">
            <text:p>IN_SEN_DRIVER_BELT</text:p>
          </table:table-cell>
          <table:table-cell/>
        </table:table-row>
        <table:table-row table:style-name="ro5">
          <table:table-cell table:number-columns-repeated="9"/>
          <table:table-cell table:formula="of:=[bd_flows.B52]" office:value-type="string" office:string-value="IN_SEN_PASS_BELT">
            <text:p>IN_SEN_PASS_BELT</text:p>
          </table:table-cell>
          <table:table-cell/>
        </table:table-row>
        <table:table-row table:style-name="ro5">
          <table:table-cell table:number-columns-repeated="9"/>
          <table:table-cell table:formula="of:=[bd_flows.B53]" office:value-type="string" office:string-value="IN_SEN_PASS_PRES">
            <text:p>IN_SEN_PASS_PRES</text:p>
          </table:table-cell>
          <table:table-cell/>
        </table:table-row>
        <table:table-row table:style-name="ro5">
          <table:table-cell table:number-columns-repeated="9"/>
          <table:table-cell table:formula="of:=[bd_flows.B54]" office:value-type="string" office:string-value="IN_SEN_WIPER_HOME">
            <text:p>IN_SEN_WIPER_HOME</text:p>
          </table:table-cell>
          <table:table-cell/>
        </table:table-row>
        <table:table-row table:style-name="ro5">
          <table:table-cell table:number-columns-repeated="9"/>
          <table:table-cell table:formula="of:=[bd_flows.B55]" office:value-type="string" office:string-value="IN_SEN_FOLD">
            <text:p>IN_SEN_FOLD</text:p>
          </table:table-cell>
          <table:table-cell/>
        </table:table-row>
        <table:table-row table:style-name="ro5">
          <table:table-cell table:number-columns-repeated="9"/>
          <table:table-cell table:formula="of:=[bd_flows.B56]" office:value-type="string" office:string-value="IN_SEN_UNFOLD">
            <text:p>IN_SEN_UNFOLD</text:p>
          </table:table-cell>
          <table:table-cell/>
        </table:table-row>
        <table:table-row table:style-name="ro5">
          <table:table-cell table:number-columns-repeated="9"/>
          <table:table-cell table:formula="of:=[bd_flows.B57]" office:value-type="string" office:string-value="IN_HAND_BRAKE">
            <text:p>IN_HAND_BRAKE</text:p>
          </table:table-cell>
          <table:table-cell/>
        </table:table-row>
        <table:table-row table:style-name="ro5">
          <table:table-cell table:number-columns-repeated="9"/>
          <table:table-cell table:formula="of:=[bd_flows.B58]" office:value-type="string" office:string-value="IN_LEV_HORN">
            <text:p>IN_LEV_HORN</text:p>
          </table:table-cell>
          <table:table-cell/>
        </table:table-row>
        <table:table-row table:style-name="ro5">
          <table:table-cell table:number-columns-repeated="9"/>
          <table:table-cell table:formula="of:=[bd_flows.B59]" office:value-type="string" office:string-value="OUT_LED_ST1">
            <text:p>OUT_LED_ST1</text:p>
          </table:table-cell>
          <table:table-cell/>
        </table:table-row>
        <table:table-row table:style-name="ro5">
          <table:table-cell table:number-columns-repeated="9"/>
          <table:table-cell table:formula="of:=[bd_flows.B60]" office:value-type="string" office:string-value="OUT_LED_ST2">
            <text:p>OUT_LED_ST2</text:p>
          </table:table-cell>
          <table:table-cell/>
        </table:table-row>
        <table:table-row table:style-name="ro5">
          <table:table-cell table:number-columns-repeated="9"/>
          <table:table-cell table:formula="of:=[bd_flows.B61]" office:value-type="string" office:string-value="OUT_INTERIOR_LAMP">
            <text:p>OUT_INTERIOR_LAMP</text:p>
          </table:table-cell>
          <table:table-cell/>
        </table:table-row>
        <table:table-row table:style-name="ro5">
          <table:table-cell table:number-columns-repeated="9"/>
          <table:table-cell table:formula="of:=[bd_flows.B62]" office:value-type="string" office:string-value="OUT_OPENDOOR_LAMP">
            <text:p>OUT_OPENDOOR_LAMP</text:p>
          </table:table-cell>
          <table:table-cell/>
        </table:table-row>
        <table:table-row table:style-name="ro5">
          <table:table-cell table:number-columns-repeated="9"/>
          <table:table-cell table:formula="of:=[bd_flows.B63]" office:value-type="string" office:string-value="OUT_PARKING_LAMP_1">
            <text:p>OUT_PARKING_LAMP_1</text:p>
          </table:table-cell>
          <table:table-cell/>
        </table:table-row>
        <table:table-row table:style-name="ro5">
          <table:table-cell table:number-columns-repeated="9"/>
          <table:table-cell table:formula="of:=[bd_flows.B64]" office:value-type="string" office:string-value="OUT_PARKING_LAMP_2">
            <text:p>OUT_PARKING_LAMP_2</text:p>
          </table:table-cell>
          <table:table-cell/>
        </table:table-row>
        <table:table-row table:style-name="ro5">
          <table:table-cell table:number-columns-repeated="9"/>
          <table:table-cell table:formula="of:=[bd_flows.B65]" office:value-type="string" office:string-value="OUT_INT_BUZZER+">
            <text:p>OUT_INT_BUZZER+</text:p>
          </table:table-cell>
          <table:table-cell/>
        </table:table-row>
        <table:table-row table:style-name="ro5">
          <table:table-cell table:number-columns-repeated="9"/>
          <table:table-cell table:formula="of:=[bd_flows.B66]" office:value-type="string" office:string-value="OUT_INT_BUZZER-">
            <text:p>OUT_INT_BUZZER-</text:p>
          </table:table-cell>
          <table:table-cell/>
        </table:table-row>
        <table:table-row table:style-name="ro5">
          <table:table-cell table:number-columns-repeated="9"/>
          <table:table-cell table:formula="of:=[bd_flows.B67]" office:value-type="string" office:string-value="OUT_LED_WARNING">
            <text:p>OUT_LED_WARNING</text:p>
          </table:table-cell>
          <table:table-cell/>
        </table:table-row>
        <table:table-row table:style-name="ro5">
          <table:table-cell table:number-columns-repeated="9"/>
          <table:table-cell table:formula="of:=[bd_flows.B68]" office:value-type="string" office:string-value="OUT_POWER_CAM">
            <text:p>OUT_POWER_CAM</text:p>
          </table:table-cell>
          <table:table-cell/>
        </table:table-row>
        <table:table-row table:style-name="ro5">
          <table:table-cell table:number-columns-repeated="9"/>
          <table:table-cell table:formula="of:=[bd_flows.B69]" office:value-type="string" office:string-value="OUT_LED_IGNITION">
            <text:p>OUT_LED_IGNITION</text:p>
          </table:table-cell>
          <table:table-cell/>
        </table:table-row>
        <table:table-row table:style-name="ro5">
          <table:table-cell table:number-columns-repeated="9"/>
          <table:table-cell table:formula="of:=[bd_flows.B70]" office:value-type="string" office:string-value="OUT_HEATER_1">
            <text:p>OUT_HEATER_1</text:p>
          </table:table-cell>
          <table:table-cell/>
        </table:table-row>
        <table:table-row table:style-name="ro5">
          <table:table-cell table:number-columns-repeated="9"/>
          <table:table-cell table:formula="of:=[bd_flows.B71]" office:value-type="string" office:string-value="OUT_HEATER_2">
            <text:p>OUT_HEATER_2</text:p>
          </table:table-cell>
          <table:table-cell/>
        </table:table-row>
        <table:table-row table:style-name="ro5">
          <table:table-cell table:number-columns-repeated="9"/>
          <table:table-cell table:formula="of:=[bd_flows.B72]" office:value-type="string" office:string-value="OUT_READY_ON_NC">
            <text:p>OUT_READY_ON_NC</text:p>
          </table:table-cell>
          <table:table-cell/>
        </table:table-row>
        <table:table-row table:style-name="ro5">
          <table:table-cell table:number-columns-repeated="9"/>
          <table:table-cell table:formula="of:=[bd_flows.B73]" office:value-type="string" office:string-value="OUT_READY_ON_NA">
            <text:p>OUT_READY_ON_NA</text:p>
          </table:table-cell>
          <table:table-cell/>
        </table:table-row>
        <table:table-row table:style-name="ro5">
          <table:table-cell table:number-columns-repeated="9"/>
          <table:table-cell table:formula="of:=[bd_flows.B74]" office:value-type="string" office:string-value="OUT_POWER_DIM">
            <text:p>OUT_POWER_DIM</text:p>
          </table:table-cell>
          <table:table-cell/>
        </table:table-row>
        <table:table-row table:style-name="ro5">
          <table:table-cell table:number-columns-repeated="9"/>
          <table:table-cell table:formula="of:=[bd_flows.B75]" office:value-type="string" office:string-value="OUT_READY_ON_COM">
            <text:p>OUT_READY_ON_COM</text:p>
          </table:table-cell>
          <table:table-cell/>
        </table:table-row>
        <table:table-row table:style-name="ro5">
          <table:table-cell table:number-columns-repeated="9"/>
          <table:table-cell table:formula="of:=[bd_flows.B76]" office:value-type="string" office:string-value="OUT_BRAKE_LAMP">
            <text:p>OUT_BRAKE_LAMP</text:p>
          </table:table-cell>
          <table:table-cell/>
        </table:table-row>
        <table:table-row table:style-name="ro5">
          <table:table-cell table:number-columns-repeated="9"/>
          <table:table-cell table:formula="of:=[bd_flows.B77]" office:value-type="string" office:string-value="OUT_300mA_RES1">
            <text:p>OUT_300mA_RES1</text:p>
          </table:table-cell>
          <table:table-cell/>
        </table:table-row>
        <table:table-row table:style-name="ro5">
          <table:table-cell table:number-columns-repeated="9"/>
          <table:table-cell table:formula="of:=[bd_flows.B78]" office:value-type="string" office:string-value="OUT_300mA_RES2">
            <text:p>OUT_300mA_RES2</text:p>
          </table:table-cell>
          <table:table-cell/>
        </table:table-row>
        <table:table-row table:style-name="ro5">
          <table:table-cell table:number-columns-repeated="9"/>
          <table:table-cell table:formula="of:=[bd_flows.B79]" office:value-type="string" office:string-value="OUT_10A_KL30_RES1">
            <text:p>OUT_10A_KL30_RES1</text:p>
          </table:table-cell>
          <table:table-cell/>
        </table:table-row>
        <table:table-row table:style-name="ro5">
          <table:table-cell table:number-columns-repeated="9"/>
          <table:table-cell table:formula="of:=[bd_flows.B80]" office:value-type="string" office:string-value="OUT_10A_KL30_RES2">
            <text:p>OUT_10A_KL30_RES2</text:p>
          </table:table-cell>
          <table:table-cell/>
        </table:table-row>
        <table:table-row table:style-name="ro5">
          <table:table-cell table:number-columns-repeated="9"/>
          <table:table-cell table:formula="of:=[bd_flows.B81]" office:value-type="string" office:string-value="OUT_HORN">
            <text:p>OUT_HORN</text:p>
          </table:table-cell>
          <table:table-cell/>
        </table:table-row>
        <table:table-row table:style-name="ro5">
          <table:table-cell table:number-columns-repeated="9"/>
          <table:table-cell table:formula="of:=[bd_flows.B82]" office:value-type="string" office:string-value="OUT_LOWBEAM_LAMP_L">
            <text:p>OUT_LOWBEAM_LAMP_L</text:p>
          </table:table-cell>
          <table:table-cell/>
        </table:table-row>
        <table:table-row table:style-name="ro5">
          <table:table-cell table:number-columns-repeated="9"/>
          <table:table-cell table:formula="of:=[bd_flows.B83]" office:value-type="string" office:string-value="OUT_LOWBEAM_LAMP_R">
            <text:p>OUT_LOWBEAM_LAMP_R</text:p>
          </table:table-cell>
          <table:table-cell/>
        </table:table-row>
        <table:table-row table:style-name="ro5">
          <table:table-cell table:number-columns-repeated="9"/>
          <table:table-cell table:formula="of:=[bd_flows.B84]" office:value-type="string" office:string-value="OUT_HIGHBEAM_LAMP_L">
            <text:p>OUT_HIGHBEAM_LAMP_L</text:p>
          </table:table-cell>
          <table:table-cell/>
        </table:table-row>
        <table:table-row table:style-name="ro5">
          <table:table-cell table:number-columns-repeated="9"/>
          <table:table-cell table:formula="of:=[bd_flows.B85]" office:value-type="string" office:string-value="OUT_HIGHBEAM_LAMP_R">
            <text:p>OUT_HIGHBEAM_LAMP_R</text:p>
          </table:table-cell>
          <table:table-cell/>
        </table:table-row>
        <table:table-row table:style-name="ro5">
          <table:table-cell table:number-columns-repeated="9"/>
          <table:table-cell table:formula="of:=[bd_flows.B86]" office:value-type="string" office:string-value="OUT_WIPER1">
            <text:p>OUT_WIPER1</text:p>
          </table:table-cell>
          <table:table-cell/>
        </table:table-row>
        <table:table-row table:style-name="ro5">
          <table:table-cell table:number-columns-repeated="9"/>
          <table:table-cell table:formula="of:=[bd_flows.B87]" office:value-type="string" office:string-value="OUT_WIPER2">
            <text:p>OUT_WIPER2</text:p>
          </table:table-cell>
          <table:table-cell/>
        </table:table-row>
        <table:table-row table:style-name="ro5">
          <table:table-cell table:number-columns-repeated="9"/>
          <table:table-cell table:formula="of:=[bd_flows.B88]" office:value-type="string" office:string-value="OUT_10A_KL15_RES">
            <text:p>OUT_10A_KL15_RES</text:p>
          </table:table-cell>
          <table:table-cell/>
        </table:table-row>
        <table:table-row table:style-name="ro5">
          <table:table-cell table:number-columns-repeated="9"/>
          <table:table-cell table:formula="of:=[bd_flows.B89]" office:value-type="string" office:string-value="OUT_PWM_FAN1">
            <text:p>OUT_PWM_FAN1</text:p>
          </table:table-cell>
          <table:table-cell/>
        </table:table-row>
        <table:table-row table:style-name="ro5">
          <table:table-cell table:number-columns-repeated="9"/>
          <table:table-cell table:formula="of:=[bd_flows.B90]" office:value-type="string" office:string-value="OUT_PWM_FAN2">
            <text:p>OUT_PWM_FAN2</text:p>
          </table:table-cell>
          <table:table-cell/>
        </table:table-row>
        <table:table-row table:style-name="ro5">
          <table:table-cell table:number-columns-repeated="9"/>
          <table:table-cell table:formula="of:=[bd_flows.B91]" office:value-type="string" office:string-value="OUT_PWM_RES1">
            <text:p>OUT_PWM_RES1</text:p>
          </table:table-cell>
          <table:table-cell/>
        </table:table-row>
        <table:table-row table:style-name="ro5">
          <table:table-cell table:number-columns-repeated="9"/>
          <table:table-cell table:formula="of:=[bd_flows.B92]" office:value-type="string" office:string-value="OUT_PWM_RES2">
            <text:p>OUT_PWM_RES2</text:p>
          </table:table-cell>
          <table:table-cell/>
        </table:table-row>
        <table:table-row table:style-name="ro5">
          <table:table-cell table:number-columns-repeated="9"/>
          <table:table-cell table:formula="of:=[bd_flows.B93]" office:value-type="string" office:string-value="OUT_MIRROR_L_H">
            <text:p>OUT_MIRROR_L_H</text:p>
          </table:table-cell>
          <table:table-cell/>
        </table:table-row>
        <table:table-row table:style-name="ro5">
          <table:table-cell table:number-columns-repeated="9"/>
          <table:table-cell table:formula="of:=[bd_flows.B94]" office:value-type="string" office:string-value="OUT_MIRROR_L_C">
            <text:p>OUT_MIRROR_L_C</text:p>
          </table:table-cell>
          <table:table-cell/>
        </table:table-row>
        <table:table-row table:style-name="ro5">
          <table:table-cell table:number-columns-repeated="9"/>
          <table:table-cell table:formula="of:=[bd_flows.B95]" office:value-type="string" office:string-value="OUT_MIRROR_L_V">
            <text:p>OUT_MIRROR_L_V</text:p>
          </table:table-cell>
          <table:table-cell/>
        </table:table-row>
        <table:table-row table:style-name="ro5">
          <table:table-cell table:number-columns-repeated="9"/>
          <table:table-cell table:formula="of:=[bd_flows.B96]" office:value-type="string" office:string-value="OUT_MIRROR_R_H">
            <text:p>OUT_MIRROR_R_H</text:p>
          </table:table-cell>
          <table:table-cell/>
        </table:table-row>
        <table:table-row table:style-name="ro5">
          <table:table-cell table:number-columns-repeated="9"/>
          <table:table-cell table:formula="of:=[bd_flows.B97]" office:value-type="string" office:string-value="OUT_MIRROR_R_C">
            <text:p>OUT_MIRROR_R_C</text:p>
          </table:table-cell>
          <table:table-cell/>
        </table:table-row>
        <table:table-row table:style-name="ro5">
          <table:table-cell table:number-columns-repeated="9"/>
          <table:table-cell table:formula="of:=[bd_flows.B98]" office:value-type="string" office:string-value="OUT_MIRROR_R_V">
            <text:p>OUT_MIRROR_R_V</text:p>
          </table:table-cell>
          <table:table-cell/>
        </table:table-row>
        <table:table-row table:style-name="ro5">
          <table:table-cell table:number-columns-repeated="9"/>
          <table:table-cell table:formula="of:=[bd_flows.B99]" office:value-type="string" office:string-value="OUT_H_BRIDGE_RES+">
            <text:p>OUT_H_BRIDGE_RES+</text:p>
          </table:table-cell>
          <table:table-cell/>
        </table:table-row>
        <table:table-row table:style-name="ro5">
          <table:table-cell table:number-columns-repeated="9"/>
          <table:table-cell table:formula="of:=[bd_flows.B100]" office:value-type="string" office:string-value="OUT_H_BRIDGE_RES-">
            <text:p>OUT_H_BRIDGE_RES-</text:p>
          </table:table-cell>
          <table:table-cell/>
        </table:table-row>
        <table:table-row table:style-name="ro5">
          <table:table-cell table:number-columns-repeated="9"/>
          <table:table-cell table:formula="of:=[bd_flows.B101]" office:value-type="string" office:string-value="OUT_POWER_BOT">
            <text:p>OUT_POWER_BOT</text:p>
          </table:table-cell>
          <table:table-cell/>
        </table:table-row>
        <table:table-row table:style-name="ro5">
          <table:table-cell table:number-columns-repeated="9"/>
          <table:table-cell table:formula="of:=[bd_flows.B102]" office:value-type="string" office:string-value="OUT_IGNITION_BMS">
            <text:p>OUT_IGNITION_BMS</text:p>
          </table:table-cell>
          <table:table-cell/>
        </table:table-row>
        <table:table-row table:style-name="ro5">
          <table:table-cell table:number-columns-repeated="9"/>
          <table:table-cell table:formula="of:=[bd_flows.B103]" office:value-type="string" office:string-value="OUT_MAIN_SW">
            <text:p>OUT_MAIN_SW</text:p>
          </table:table-cell>
          <table:table-cell/>
        </table:table-row>
        <table:table-row table:style-name="ro5">
          <table:table-cell table:number-columns-repeated="9"/>
          <table:table-cell table:formula="of:=[bd_flows.B104]" office:value-type="string" office:string-value="OUT_FOG_LAMP">
            <text:p>OUT_FOG_LAMP</text:p>
          </table:table-cell>
          <table:table-cell/>
        </table:table-row>
        <table:table-row table:style-name="ro5">
          <table:table-cell table:number-columns-repeated="9"/>
          <table:table-cell table:formula="of:=[bd_flows.B105]" office:value-type="string" office:string-value="OUT_REAR_LAMP">
            <text:p>OUT_REAR_LAMP</text:p>
          </table:table-cell>
          <table:table-cell/>
        </table:table-row>
        <table:table-row table:style-name="ro5">
          <table:table-cell table:number-columns-repeated="9"/>
          <table:table-cell table:formula="of:=[bd_flows.B106]" office:value-type="string" office:string-value="OUT_BRAKE_COIL">
            <text:p>OUT_BRAKE_COIL</text:p>
          </table:table-cell>
          <table:table-cell/>
        </table:table-row>
        <table:table-row table:style-name="ro5">
          <table:table-cell table:number-columns-repeated="9"/>
          <table:table-cell table:formula="of:=[bd_flows.B107]" office:value-type="string" office:string-value="OUT_WATER_PUMP">
            <text:p>OUT_WATER_PUMP</text:p>
          </table:table-cell>
          <table:table-cell/>
        </table:table-row>
        <table:table-row table:style-name="ro5">
          <table:table-cell table:number-columns-repeated="9"/>
          <table:table-cell table:formula="of:=[bd_flows.B108]" office:value-type="string" office:string-value="OUT_DOOR_LOCK">
            <text:p>OUT_DOOR_LOCK</text:p>
          </table:table-cell>
          <table:table-cell/>
        </table:table-row>
        <table:table-row table:style-name="ro5">
          <table:table-cell table:number-columns-repeated="9"/>
          <table:table-cell table:formula="of:=[bd_flows.B109]" office:value-type="string" office:string-value="OUT_TRUNK_LOCK">
            <text:p>OUT_TRUNK_LOCK</text:p>
          </table:table-cell>
          <table:table-cell/>
        </table:table-row>
        <table:table-row table:style-name="ro5">
          <table:table-cell table:number-columns-repeated="9"/>
          <table:table-cell table:formula="of:=[bd_flows.B110]" office:value-type="string" office:string-value="OUT_6A_KL30_RES">
            <text:p>OUT_6A_KL30_RES</text:p>
          </table:table-cell>
          <table:table-cell/>
        </table:table-row>
        <table:table-row table:style-name="ro5">
          <table:table-cell table:number-columns-repeated="9"/>
          <table:table-cell table:formula="of:=[bd_flows.B111]" office:value-type="string" office:string-value="OUT_FLASH_LEFT">
            <text:p>OUT_FLASH_LEFT</text:p>
          </table:table-cell>
          <table:table-cell/>
        </table:table-row>
        <table:table-row table:style-name="ro5">
          <table:table-cell table:number-columns-repeated="9"/>
          <table:table-cell table:formula="of:=[bd_flows.B112]" office:value-type="string" office:string-value="OUT_FLASH_RIGHT">
            <text:p>OUT_FLASH_RIGHT</text:p>
          </table:table-cell>
          <table:table-cell/>
        </table:table-row>
        <table:table-row table:style-name="ro5">
          <table:table-cell table:number-columns-repeated="9"/>
          <table:table-cell table:formula="of:=[bd_flows.B113]" office:value-type="string" office:string-value="OUT_6A_KL15_RES">
            <text:p>OUT_6A_KL15_RES</text:p>
          </table:table-cell>
          <table:table-cell/>
        </table:table-row>
        <table:table-row table:style-name="ro5">
          <table:table-cell table:number-columns-repeated="9"/>
          <table:table-cell table:formula="of:=[bd_flows.B114]" office:value-type="string" office:string-value="IN_TEMP_EXT">
            <text:p>IN_TEMP_EXT</text:p>
          </table:table-cell>
          <table:table-cell/>
        </table:table-row>
        <table:table-row table:style-name="ro5">
          <table:table-cell table:number-columns-repeated="9"/>
          <table:table-cell table:formula="of:=[bd_flows.B115]" office:value-type="string" office:string-value="IN_TEMP_INT">
            <text:p>IN_TEMP_INT</text:p>
          </table:table-cell>
          <table:table-cell/>
        </table:table-row>
        <table:table-row table:style-name="ro5">
          <table:table-cell table:number-columns-repeated="9"/>
          <table:table-cell table:formula="of:=[bd_flows.B116]" office:value-type="string" office:string-value="IN_KL15_RES">
            <text:p>IN_KL15_RES</text:p>
          </table:table-cell>
          <table:table-cell/>
        </table:table-row>
        <table:table-row table:style-name="ro5">
          <table:table-cell table:number-columns-repeated="9"/>
          <table:table-cell table:formula="of:=[bd_flows.B117]" office:value-type="string" office:string-value="COM1_232_TX">
            <text:p>COM1_232_TX</text:p>
          </table:table-cell>
          <table:table-cell/>
        </table:table-row>
        <table:table-row table:style-name="ro5">
          <table:table-cell table:number-columns-repeated="9"/>
          <table:table-cell table:formula="of:=[bd_flows.B118]" office:value-type="string" office:string-value="COM1_232_RX">
            <text:p>COM1_232_RX</text:p>
          </table:table-cell>
          <table:table-cell/>
        </table:table-row>
        <table:table-row table:style-name="ro5">
          <table:table-cell table:number-columns-repeated="9"/>
          <table:table-cell table:formula="of:=[bd_flows.B119]" office:value-type="string" office:string-value="COM1_232_GND">
            <text:p>COM1_232_GND</text:p>
          </table:table-cell>
          <table:table-cell/>
        </table:table-row>
        <table:table-row table:style-name="ro5">
          <table:table-cell table:number-columns-repeated="9"/>
          <table:table-cell table:formula="of:=[bd_flows.B120]" office:value-type="string" office:string-value="COM2_485_A">
            <text:p>COM2_485_A</text:p>
          </table:table-cell>
          <table:table-cell/>
        </table:table-row>
        <table:table-row table:style-name="ro5">
          <table:table-cell table:number-columns-repeated="9"/>
          <table:table-cell table:formula="of:=[bd_flows.B121]" office:value-type="string" office:string-value="COM2_485_B">
            <text:p>COM2_485_B</text:p>
          </table:table-cell>
          <table:table-cell/>
        </table:table-row>
        <table:table-row table:style-name="ro5">
          <table:table-cell table:number-columns-repeated="9"/>
          <table:table-cell table:formula="of:=[bd_flows.B122]" office:value-type="string" office:string-value="COM2_485_GND">
            <text:p>COM2_485_GND</text:p>
          </table:table-cell>
          <table:table-cell/>
        </table:table-row>
        <table:table-row table:style-name="ro5">
          <table:table-cell table:number-columns-repeated="9"/>
          <table:table-cell table:formula="of:=[bd_flows.B123]" office:value-type="string" office:string-value="COM3_485_A">
            <text:p>COM3_485_A</text:p>
          </table:table-cell>
          <table:table-cell/>
        </table:table-row>
        <table:table-row table:style-name="ro5">
          <table:table-cell table:number-columns-repeated="9"/>
          <table:table-cell table:formula="of:=[bd_flows.B124]" office:value-type="string" office:string-value="COM3_485_B">
            <text:p>COM3_485_B</text:p>
          </table:table-cell>
          <table:table-cell/>
        </table:table-row>
        <table:table-row table:style-name="ro5">
          <table:table-cell table:number-columns-repeated="9"/>
          <table:table-cell table:formula="of:=[bd_flows.B125]" office:value-type="string" office:string-value="COM3_485_GND">
            <text:p>COM3_485_GND</text:p>
          </table:table-cell>
          <table:table-cell/>
        </table:table-row>
        <table:table-row table:style-name="ro5">
          <table:table-cell table:number-columns-repeated="9"/>
          <table:table-cell table:formula="of:=[bd_flows.B126]" office:value-type="string" office:string-value="LIN_BUS">
            <text:p>LIN_BUS</text:p>
          </table:table-cell>
          <table:table-cell/>
        </table:table-row>
        <table:table-row table:style-name="ro5">
          <table:table-cell table:number-columns-repeated="9"/>
          <table:table-cell table:formula="of:=[bd_flows.B127]" office:value-type="string" office:string-value="LIN_GND">
            <text:p>LIN_GND</text:p>
          </table:table-cell>
          <table:table-cell/>
        </table:table-row>
        <table:table-row table:style-name="ro5">
          <table:table-cell table:number-columns-repeated="9"/>
          <table:table-cell table:formula="of:=[bd_flows.B128]" office:value-type="string" office:string-value="N/C">
            <text:p>N/C</text:p>
          </table:table-cell>
          <table:table-cell/>
        </table:table-row>
        <table:table-row table:style-name="ro5">
          <table:table-cell table:number-columns-repeated="9"/>
          <table:table-cell table:formula="of:=[bd_flows.B129]" office:value-type="string" office:string-value="CAN1_H">
            <text:p>CAN1_H</text:p>
          </table:table-cell>
          <table:table-cell/>
        </table:table-row>
        <table:table-row table:style-name="ro5">
          <table:table-cell table:number-columns-repeated="9"/>
          <table:table-cell table:formula="of:=[bd_flows.B130]" office:value-type="string" office:string-value="CAN1_L">
            <text:p>CAN1_L</text:p>
          </table:table-cell>
          <table:table-cell/>
        </table:table-row>
        <table:table-row table:style-name="ro5">
          <table:table-cell table:number-columns-repeated="9"/>
          <table:table-cell table:formula="of:=[bd_flows.B131]" office:value-type="string" office:string-value="CAN1_GND">
            <text:p>CAN1_GND</text:p>
          </table:table-cell>
          <table:table-cell/>
        </table:table-row>
        <table:table-row table:style-name="ro5">
          <table:table-cell table:number-columns-repeated="9"/>
          <table:table-cell table:formula="of:=[bd_flows.B132]" office:value-type="string" office:string-value="CAN2_H">
            <text:p>CAN2_H</text:p>
          </table:table-cell>
          <table:table-cell/>
        </table:table-row>
        <table:table-row table:style-name="ro5">
          <table:table-cell table:number-columns-repeated="9"/>
          <table:table-cell table:formula="of:=[bd_flows.B133]" office:value-type="string" office:string-value="CAN2_L">
            <text:p>CAN2_L</text:p>
          </table:table-cell>
          <table:table-cell/>
        </table:table-row>
        <table:table-row table:style-name="ro5">
          <table:table-cell table:number-columns-repeated="9"/>
          <table:table-cell table:formula="of:=[bd_flows.B134]" office:value-type="string" office:string-value="CAN2_GND">
            <text:p>CAN2_GND</text:p>
          </table:table-cell>
          <table:table-cell/>
        </table:table-row>
        <table:table-row table:style-name="ro5">
          <table:table-cell table:number-columns-repeated="9"/>
          <table:table-cell table:formula="of:=[bd_flows.B135]" office:value-type="string" office:string-value="CAN3_H">
            <text:p>CAN3_H</text:p>
          </table:table-cell>
          <table:table-cell/>
        </table:table-row>
        <table:table-row table:style-name="ro5">
          <table:table-cell table:number-columns-repeated="9"/>
          <table:table-cell table:formula="of:=[bd_flows.B136]" office:value-type="string" office:string-value="CAN3_L">
            <text:p>CAN3_L</text:p>
          </table:table-cell>
          <table:table-cell/>
        </table:table-row>
        <table:table-row table:style-name="ro5">
          <table:table-cell table:number-columns-repeated="9"/>
          <table:table-cell table:formula="of:=[bd_flows.B137]" office:value-type="string" office:string-value="CAN3_GND">
            <text:p>CAN3_GND</text:p>
          </table:table-cell>
          <table:table-cell/>
        </table:table-row>
        <table:table-row table:style-name="ro5">
          <table:table-cell table:number-columns-repeated="9"/>
          <table:table-cell table:formula="of:=[bd_flows.B138]" office:value-type="string" office:string-value="N/C">
            <text:p>N/C</text:p>
          </table:table-cell>
          <table:table-cell/>
        </table:table-row>
        <table:table-row table:style-name="ro5">
          <table:table-cell table:number-columns-repeated="9"/>
          <table:table-cell table:formula="of:=[bd_flows.B139]" office:value-type="string" office:string-value="OUT_TREM239_FOLD">
            <text:p>OUT_TREM239_FOLD</text:p>
          </table:table-cell>
          <table:table-cell/>
        </table:table-row>
        <table:table-row table:style-name="ro5">
          <table:table-cell table:number-columns-repeated="9"/>
          <table:table-cell table:formula="of:=[bd_flows.B140]" office:value-type="string" office:string-value="OUT_TREM239_UNFOLD">
            <text:p>OUT_TREM239_UNFOLD</text:p>
          </table:table-cell>
          <table:table-cell/>
        </table:table-row>
        <table:table-row table:style-name="ro5">
          <table:table-cell table:number-columns-repeated="9"/>
          <table:table-cell table:formula="of:=[bd_flows.B141]" office:value-type="string" office:string-value="OUT_TREM239_TRIM_L">
            <text:p>OUT_TREM239_TRIM_L</text:p>
          </table:table-cell>
          <table:table-cell/>
        </table:table-row>
        <table:table-row table:style-name="ro5">
          <table:table-cell table:number-columns-repeated="9"/>
          <table:table-cell table:formula="of:=[bd_flows.B142]" office:value-type="string" office:string-value="OUT_TREM239_TRIM_R">
            <text:p>OUT_TREM239_TRIM_R</text:p>
          </table:table-cell>
          <table:table-cell/>
        </table:table-row>
        <table:table-row table:style-name="ro5">
          <table:table-cell table:number-columns-repeated="9"/>
          <table:table-cell table:formula="of:=[bd_flows.B143]" office:value-type="string" office:string-value="OUT_TREM239_HOME">
            <text:p>OUT_TREM239_HOME</text:p>
          </table:table-cell>
          <table:table-cell/>
        </table:table-row>
        <table:table-row table:style-name="ro5">
          <table:table-cell table:number-columns-repeated="9"/>
          <table:table-cell table:formula="of:=[bd_flows.B144]" office:value-type="string" office:string-value="IN_TREM239_ERROR">
            <text:p>IN_TREM239_ERROR</text:p>
          </table:table-cell>
          <table:table-cell/>
        </table:table-row>
        <table:table-row table:style-name="ro5">
          <table:table-cell table:number-columns-repeated="9"/>
          <table:table-cell table:formula="of:=[bd_flows.B145]" office:value-type="string" office:string-value="IN_TREM239_ENC_ACT_L">
            <text:p>IN_TREM239_ENC_ACT_L</text:p>
          </table:table-cell>
          <table:table-cell/>
        </table:table-row>
        <table:table-row table:style-name="ro5">
          <table:table-cell table:number-columns-repeated="9"/>
          <table:table-cell table:formula="of:=[bd_flows.B146]" office:value-type="string" office:string-value="IN_TREM239_ENC_ACT_R">
            <text:p>IN_TREM239_ENC_ACT_R</text:p>
          </table:table-cell>
          <table:table-cell/>
        </table:table-row>
        <table:table-row table:style-name="ro5">
          <table:table-cell table:number-columns-repeated="9"/>
          <table:table-cell table:formula="of:=[bd_flows.B147]" office:value-type="string" office:string-value="Senyal_KL30">
            <text:p>Senyal_KL30</text:p>
          </table:table-cell>
          <table:table-cell/>
        </table:table-row>
        <table:table-row table:style-name="ro5">
          <table:table-cell table:number-columns-repeated="9"/>
          <table:table-cell table:formula="of:=[bd_flows.B148]" office:value-type="string" office:string-value="Led1">
            <text:p>Led1</text:p>
          </table:table-cell>
          <table:table-cell/>
        </table:table-row>
        <table:table-row table:style-name="ro5">
          <table:table-cell table:number-columns-repeated="9"/>
          <table:table-cell table:formula="of:=[bd_flows.B149]">
            <text:p/>
          </table:table-cell>
          <table:table-cell/>
        </table:table-row>
        <table:table-row table:style-name="ro5">
          <table:table-cell table:number-columns-repeated="9"/>
          <table:table-cell table:formula="of:=[bd_flows.B150]">
            <text:p/>
          </table:table-cell>
          <table:table-cell/>
        </table:table-row>
        <table:table-row table:style-name="ro5">
          <table:table-cell table:number-columns-repeated="9"/>
          <table:table-cell table:formula="of:=[bd_flows.B151]">
            <text:p/>
          </table:table-cell>
          <table:table-cell/>
        </table:table-row>
        <table:table-row table:style-name="ro5">
          <table:table-cell table:number-columns-repeated="9"/>
          <table:table-cell table:formula="of:=[bd_flows.B152]">
            <text:p/>
          </table:table-cell>
          <table:table-cell/>
        </table:table-row>
        <table:table-row table:style-name="ro5">
          <table:table-cell table:number-columns-repeated="9"/>
          <table:table-cell table:formula="of:=[bd_flows.B153]">
            <text:p/>
          </table:table-cell>
          <table:table-cell/>
        </table:table-row>
        <table:table-row table:style-name="ro5">
          <table:table-cell table:number-columns-repeated="9"/>
          <table:table-cell table:formula="of:=[bd_flows.B154]">
            <text:p/>
          </table:table-cell>
          <table:table-cell/>
        </table:table-row>
        <table:table-row table:style-name="ro5">
          <table:table-cell table:number-columns-repeated="9"/>
          <table:table-cell table:formula="of:=[bd_flows.B155]">
            <text:p/>
          </table:table-cell>
          <table:table-cell/>
        </table:table-row>
        <table:table-row table:style-name="ro5">
          <table:table-cell table:number-columns-repeated="9"/>
          <table:table-cell table:formula="of:=[bd_flows.B156]">
            <text:p/>
          </table:table-cell>
          <table:table-cell/>
        </table:table-row>
        <table:table-row table:style-name="ro5">
          <table:table-cell table:number-columns-repeated="9"/>
          <table:table-cell table:formula="of:=[bd_flows.B157]">
            <text:p/>
          </table:table-cell>
          <table:table-cell/>
        </table:table-row>
        <table:table-row table:style-name="ro5">
          <table:table-cell table:number-columns-repeated="9"/>
          <table:table-cell table:formula="of:=[bd_flows.B158]">
            <text:p/>
          </table:table-cell>
          <table:table-cell/>
        </table:table-row>
        <table:table-row table:style-name="ro5">
          <table:table-cell table:number-columns-repeated="9"/>
          <table:table-cell table:formula="of:=[bd_flows.B159]">
            <text:p/>
          </table:table-cell>
          <table:table-cell/>
        </table:table-row>
        <table:table-row table:style-name="ro5">
          <table:table-cell table:number-columns-repeated="9"/>
          <table:table-cell table:formula="of:=[bd_flows.B160]">
            <text:p/>
          </table:table-cell>
          <table:table-cell/>
        </table:table-row>
        <table:table-row table:style-name="ro5">
          <table:table-cell table:formula="of:=[Etiquetas.A2]" office:value-type="string" office:string-value="LEV_LOWBEAM_LAMP">
            <text:p>LEV_LOWBEAM_LAMP</text:p>
          </table:table-cell>
          <table:table-cell table:formula="of:=IF(ISERROR(VLOOKUP([bd_sub_system_flows.D161];[bd_flows.$A$2:bd_flows.$B$340];2;0));&quot;&quot;;VLOOKUP([bd_sub_system_flows.D161];[bd_flows.$A$2:bd_flows.$B$340];2;0))" office:value-type="string" office:string-value="IN_LEV_LOWBEAM_LAMP">
            <text:p>IN_LEV_LOWBEAM_LAMP</text:p>
          </table:table-cell>
          <table:table-cell/>
          <table:table-cell table:formula="of:=IF(ISERROR(VLOOKUP([bd_sub_system_flows.D161];[bd_flows.$A$2:bd_flows.$E$340];6;0));&quot;&quot;;VLOOKUP([bd_sub_system_flows.D161];[bd_flows.$A$2:bd_flows.$E$340];6;0))">
            <text:p/>
          </table:table-cell>
          <table:table-cell table:number-columns-repeated="5"/>
          <table:table-cell table:formula="of:=[bd_sub_system_flows_aux.B161]" office:value-type="string" office:string-value="IN_LEV_LOWBEAM_LAMP">
            <text:p>IN_LEV_LOWBEAM_LAMP</text:p>
          </table:table-cell>
          <table:table-cell table:formula="of:=IF(ISERROR(VLOOKUP([bd_sub_system_flows.D161];[bd_flows_aux.$B$2:bd_flows_aux.$C$160];2;0));VLOOKUP([.J161];[Etiquetas.$A$2:Etiquetas.$V$169];22;0);VLOOKUP([bd_sub_system_flows.D161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3]" office:value-type="string" office:string-value="LEV_HIGHBEAM_LAMP">
            <text:p>LEV_HIGHBEAM_LAMP</text:p>
          </table:table-cell>
          <table:table-cell table:formula="of:=IF(ISERROR(VLOOKUP([bd_sub_system_flows.D162];[bd_flows.$A$2:bd_flows.$B$340];2;0));&quot;&quot;;VLOOKUP([bd_sub_system_flows.D162];[bd_flows.$A$2:bd_flows.$B$340];2;0))" office:value-type="string" office:string-value="IN_LEV_HIGHBEAM_LAMP">
            <text:p>IN_LEV_HIGHBEAM_LAMP</text:p>
          </table:table-cell>
          <table:table-cell/>
          <table:table-cell table:formula="of:=IF(ISERROR(VLOOKUP([bd_sub_system_flows.D162];[bd_flows.$A$2:bd_flows.$E$340];6;0));&quot;&quot;;VLOOKUP([bd_sub_system_flows.D162];[bd_flows.$A$2:bd_flows.$E$340];6;0))">
            <text:p/>
          </table:table-cell>
          <table:table-cell table:number-columns-repeated="5"/>
          <table:table-cell table:formula="of:=[bd_sub_system_flows_aux.B162]" office:value-type="string" office:string-value="IN_LEV_HIGHBEAM_LAMP">
            <text:p>IN_LEV_HIGHBEAM_LAMP</text:p>
          </table:table-cell>
          <table:table-cell table:formula="of:=IF(ISERROR(VLOOKUP([bd_sub_system_flows.D162];[bd_flows_aux.$B$2:bd_flows_aux.$C$160];2;0));VLOOKUP([.J162];[Etiquetas.$A$2:Etiquetas.$V$169];22;0);VLOOKUP([bd_sub_system_flows.D162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4]" office:value-type="string" office:string-value="LEV_HIGHBEAM_BURST">
            <text:p>LEV_HIGHBEAM_BURST</text:p>
          </table:table-cell>
          <table:table-cell table:formula="of:=IF(ISERROR(VLOOKUP([bd_sub_system_flows.D163];[bd_flows.$A$2:bd_flows.$B$340];2;0));&quot;&quot;;VLOOKUP([bd_sub_system_flows.D163];[bd_flows.$A$2:bd_flows.$B$340];2;0))" office:value-type="string" office:string-value="IN_LEV_HIGHBEAM_BURST">
            <text:p>IN_LEV_HIGHBEAM_BURST</text:p>
          </table:table-cell>
          <table:table-cell/>
          <table:table-cell table:formula="of:=IF(ISERROR(VLOOKUP([bd_sub_system_flows.D163];[bd_flows.$A$2:bd_flows.$E$340];6;0));&quot;&quot;;VLOOKUP([bd_sub_system_flows.D163];[bd_flows.$A$2:bd_flows.$E$340];6;0))">
            <text:p/>
          </table:table-cell>
          <table:table-cell table:number-columns-repeated="5"/>
          <table:table-cell table:formula="of:=[bd_sub_system_flows_aux.B163]" office:value-type="string" office:string-value="IN_LEV_HIGHBEAM_BURST">
            <text:p>IN_LEV_HIGHBEAM_BURST</text:p>
          </table:table-cell>
          <table:table-cell table:formula="of:=IF(ISERROR(VLOOKUP([bd_sub_system_flows.D163];[bd_flows_aux.$B$2:bd_flows_aux.$C$160];2;0));VLOOKUP([.J163];[Etiquetas.$A$2:Etiquetas.$V$169];22;0);VLOOKUP([bd_sub_system_flows.D163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5]" office:value-type="string" office:string-value="LEV_WIPER_1">
            <text:p>LEV_WIPER_1</text:p>
          </table:table-cell>
          <table:table-cell table:formula="of:=IF(ISERROR(VLOOKUP([bd_sub_system_flows.D164];[bd_flows.$A$2:bd_flows.$B$340];2;0));&quot;&quot;;VLOOKUP([bd_sub_system_flows.D164];[bd_flows.$A$2:bd_flows.$B$340];2;0))" office:value-type="string" office:string-value="IN_LEV_WIPER_1">
            <text:p>IN_LEV_WIPER_1</text:p>
          </table:table-cell>
          <table:table-cell/>
          <table:table-cell table:formula="of:=IF(ISERROR(VLOOKUP([bd_sub_system_flows.D164];[bd_flows.$A$2:bd_flows.$E$340];6;0));&quot;&quot;;VLOOKUP([bd_sub_system_flows.D164];[bd_flows.$A$2:bd_flows.$E$340];6;0))">
            <text:p/>
          </table:table-cell>
          <table:table-cell table:number-columns-repeated="5"/>
          <table:table-cell table:formula="of:=[bd_sub_system_flows_aux.B164]" office:value-type="string" office:string-value="IN_LEV_WIPER_1">
            <text:p>IN_LEV_WIPER_1</text:p>
          </table:table-cell>
          <table:table-cell table:formula="of:=IF(ISERROR(VLOOKUP([bd_sub_system_flows.D164];[bd_flows_aux.$B$2:bd_flows_aux.$C$160];2;0));VLOOKUP([.J164];[Etiquetas.$A$2:Etiquetas.$V$169];22;0);VLOOKUP([bd_sub_system_flows.D164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6]" office:value-type="string" office:string-value="LEV_WIPER_2">
            <text:p>LEV_WIPER_2</text:p>
          </table:table-cell>
          <table:table-cell table:formula="of:=IF(ISERROR(VLOOKUP([bd_sub_system_flows.D165];[bd_flows.$A$2:bd_flows.$B$340];2;0));&quot;&quot;;VLOOKUP([bd_sub_system_flows.D165];[bd_flows.$A$2:bd_flows.$B$340];2;0))" office:value-type="string" office:string-value="IN_LEV_WIPER_2">
            <text:p>IN_LEV_WIPER_2</text:p>
          </table:table-cell>
          <table:table-cell/>
          <table:table-cell table:formula="of:=IF(ISERROR(VLOOKUP([bd_sub_system_flows.D165];[bd_flows.$A$2:bd_flows.$E$340];6;0));&quot;&quot;;VLOOKUP([bd_sub_system_flows.D165];[bd_flows.$A$2:bd_flows.$E$340];6;0))">
            <text:p/>
          </table:table-cell>
          <table:table-cell table:number-columns-repeated="5"/>
          <table:table-cell table:formula="of:=[bd_sub_system_flows_aux.B165]" office:value-type="string" office:string-value="IN_LEV_WIPER_2">
            <text:p>IN_LEV_WIPER_2</text:p>
          </table:table-cell>
          <table:table-cell table:formula="of:=IF(ISERROR(VLOOKUP([bd_sub_system_flows.D165];[bd_flows_aux.$B$2:bd_flows_aux.$C$160];2;0));VLOOKUP([.J165];[Etiquetas.$A$2:Etiquetas.$V$169];22;0);VLOOKUP([bd_sub_system_flows.D165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7]" office:value-type="string" office:string-value="LEV_WIPER_PUMP">
            <text:p>LEV_WIPER_PUMP</text:p>
          </table:table-cell>
          <table:table-cell table:formula="of:=IF(ISERROR(VLOOKUP([bd_sub_system_flows.D166];[bd_flows.$A$2:bd_flows.$B$340];2;0));&quot;&quot;;VLOOKUP([bd_sub_system_flows.D166];[bd_flows.$A$2:bd_flows.$B$340];2;0))" office:value-type="string" office:string-value="IN_LEV_WIPER_PUMP">
            <text:p>IN_LEV_WIPER_PUMP</text:p>
          </table:table-cell>
          <table:table-cell/>
          <table:table-cell table:formula="of:=IF(ISERROR(VLOOKUP([bd_sub_system_flows.D166];[bd_flows.$A$2:bd_flows.$E$340];6;0));&quot;&quot;;VLOOKUP([bd_sub_system_flows.D166];[bd_flows.$A$2:bd_flows.$E$340];6;0))">
            <text:p/>
          </table:table-cell>
          <table:table-cell table:number-columns-repeated="5"/>
          <table:table-cell table:formula="of:=[bd_sub_system_flows_aux.B166]" office:value-type="string" office:string-value="IN_LEV_WIPER_PUMP">
            <text:p>IN_LEV_WIPER_PUMP</text:p>
          </table:table-cell>
          <table:table-cell table:formula="of:=IF(ISERROR(VLOOKUP([bd_sub_system_flows.D166];[bd_flows_aux.$B$2:bd_flows_aux.$C$160];2;0));VLOOKUP([.J166];[Etiquetas.$A$2:Etiquetas.$V$169];22;0);VLOOKUP([bd_sub_system_flows.D166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8]" office:value-type="string" office:string-value="LEV_HORN_WU">
            <text:p>LEV_HORN_WU</text:p>
          </table:table-cell>
          <table:table-cell table:formula="of:=IF(ISERROR(VLOOKUP([bd_sub_system_flows.D167];[bd_flows.$A$2:bd_flows.$B$340];2;0));&quot;&quot;;VLOOKUP([bd_sub_system_flows.D167];[bd_flows.$A$2:bd_flows.$B$340];2;0))" office:value-type="string" office:string-value="IN_LEV_HORN">
            <text:p>IN_LEV_HORN</text:p>
          </table:table-cell>
          <table:table-cell/>
          <table:table-cell table:formula="of:=IF(ISERROR(VLOOKUP([bd_sub_system_flows.D167];[bd_flows.$A$2:bd_flows.$E$340];6;0));&quot;&quot;;VLOOKUP([bd_sub_system_flows.D167];[bd_flows.$A$2:bd_flows.$E$340];6;0))">
            <text:p/>
          </table:table-cell>
          <table:table-cell table:number-columns-repeated="5"/>
          <table:table-cell table:formula="of:=[bd_sub_system_flows_aux.B167]" office:value-type="string" office:string-value="IN_LEV_HORN">
            <text:p>IN_LEV_HORN</text:p>
          </table:table-cell>
          <table:table-cell table:formula="of:=IF(ISERROR(VLOOKUP([bd_sub_system_flows.D167];[bd_flows_aux.$B$2:bd_flows_aux.$C$160];2;0));VLOOKUP([.J167];[Etiquetas.$A$2:Etiquetas.$V$169];22;0);VLOOKUP([bd_sub_system_flows.D167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9]" office:value-type="string" office:string-value="LEV_FLASH_RGT">
            <text:p>LEV_FLASH_RGT</text:p>
          </table:table-cell>
          <table:table-cell table:formula="of:=IF(ISERROR(VLOOKUP([bd_sub_system_flows.D168];[bd_flows.$A$2:bd_flows.$B$340];2;0));&quot;&quot;;VLOOKUP([bd_sub_system_flows.D168];[bd_flows.$A$2:bd_flows.$B$340];2;0))" office:value-type="string" office:string-value="IN_LEV_FLASH_RGT">
            <text:p>IN_LEV_FLASH_RGT</text:p>
          </table:table-cell>
          <table:table-cell/>
          <table:table-cell table:formula="of:=IF(ISERROR(VLOOKUP([bd_sub_system_flows.D168];[bd_flows.$A$2:bd_flows.$E$340];6;0));&quot;&quot;;VLOOKUP([bd_sub_system_flows.D168];[bd_flows.$A$2:bd_flows.$E$340];6;0))">
            <text:p/>
          </table:table-cell>
          <table:table-cell table:number-columns-repeated="5"/>
          <table:table-cell table:formula="of:=[bd_sub_system_flows_aux.B168]" office:value-type="string" office:string-value="IN_LEV_FLASH_RGT">
            <text:p>IN_LEV_FLASH_RGT</text:p>
          </table:table-cell>
          <table:table-cell table:formula="of:=IF(ISERROR(VLOOKUP([bd_sub_system_flows.D168];[bd_flows_aux.$B$2:bd_flows_aux.$C$160];2;0));VLOOKUP([.J168];[Etiquetas.$A$2:Etiquetas.$V$169];22;0);VLOOKUP([bd_sub_system_flows.D168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0]" office:value-type="string" office:string-value="LEV_FLASH_LFT">
            <text:p>LEV_FLASH_LFT</text:p>
          </table:table-cell>
          <table:table-cell table:formula="of:=IF(ISERROR(VLOOKUP([bd_sub_system_flows.D169];[bd_flows.$A$2:bd_flows.$B$340];2;0));&quot;&quot;;VLOOKUP([bd_sub_system_flows.D169];[bd_flows.$A$2:bd_flows.$B$340];2;0))" office:value-type="string" office:string-value="IN_LEV_FLASH_LFT">
            <text:p>IN_LEV_FLASH_LFT</text:p>
          </table:table-cell>
          <table:table-cell/>
          <table:table-cell table:formula="of:=IF(ISERROR(VLOOKUP([bd_sub_system_flows.D169];[bd_flows.$A$2:bd_flows.$E$340];6;0));&quot;&quot;;VLOOKUP([bd_sub_system_flows.D169];[bd_flows.$A$2:bd_flows.$E$340];6;0))">
            <text:p/>
          </table:table-cell>
          <table:table-cell table:number-columns-repeated="5"/>
          <table:table-cell table:formula="of:=[bd_sub_system_flows_aux.B169]" office:value-type="string" office:string-value="IN_LEV_FLASH_LFT">
            <text:p>IN_LEV_FLASH_LFT</text:p>
          </table:table-cell>
          <table:table-cell table:formula="of:=IF(ISERROR(VLOOKUP([bd_sub_system_flows.D169];[bd_flows_aux.$B$2:bd_flows_aux.$C$160];2;0));VLOOKUP([.J169];[Etiquetas.$A$2:Etiquetas.$V$169];22;0);VLOOKUP([bd_sub_system_flows.D169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1]" office:value-type="string" office:string-value="INPUT_RES_4">
            <text:p>INPUT_RES_4</text:p>
          </table:table-cell>
          <table:table-cell table:formula="of:=IF(ISERROR(VLOOKUP([bd_sub_system_flows.D170];[bd_flows.$A$2:bd_flows.$B$340];2;0));&quot;&quot;;VLOOKUP([bd_sub_system_flows.D170];[bd_flows.$A$2:bd_flows.$B$340];2;0))" office:value-type="string" office:string-value="IN_INPUT_RES_4">
            <text:p>IN_INPUT_RES_4</text:p>
          </table:table-cell>
          <table:table-cell/>
          <table:table-cell table:formula="of:=IF(ISERROR(VLOOKUP([bd_sub_system_flows.D170];[bd_flows.$A$2:bd_flows.$E$340];6;0));&quot;&quot;;VLOOKUP([bd_sub_system_flows.D170];[bd_flows.$A$2:bd_flows.$E$340];6;0))">
            <text:p/>
          </table:table-cell>
          <table:table-cell table:number-columns-repeated="5"/>
          <table:table-cell table:formula="of:=[bd_sub_system_flows_aux.B170]" office:value-type="string" office:string-value="IN_INPUT_RES_4">
            <text:p>IN_INPUT_RES_4</text:p>
          </table:table-cell>
          <table:table-cell table:formula="of:=IF(ISERROR(VLOOKUP([bd_sub_system_flows.D170];[bd_flows_aux.$B$2:bd_flows_aux.$C$160];2;0));VLOOKUP([.J170];[Etiquetas.$A$2:Etiquetas.$V$169];22;0);VLOOKUP([bd_sub_system_flows.D170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2]" office:value-type="string" office:string-value="INPUT_RES_5">
            <text:p>INPUT_RES_5</text:p>
          </table:table-cell>
          <table:table-cell table:formula="of:=IF(ISERROR(VLOOKUP([bd_sub_system_flows.D171];[bd_flows.$A$2:bd_flows.$B$340];2;0));&quot;&quot;;VLOOKUP([bd_sub_system_flows.D171];[bd_flows.$A$2:bd_flows.$B$340];2;0))" office:value-type="string" office:string-value="IN_INPUT_RES_5">
            <text:p>IN_INPUT_RES_5</text:p>
          </table:table-cell>
          <table:table-cell/>
          <table:table-cell table:formula="of:=IF(ISERROR(VLOOKUP([bd_sub_system_flows.D171];[bd_flows.$A$2:bd_flows.$E$340];6;0));&quot;&quot;;VLOOKUP([bd_sub_system_flows.D171];[bd_flows.$A$2:bd_flows.$E$340];6;0))">
            <text:p/>
          </table:table-cell>
          <table:table-cell table:number-columns-repeated="5"/>
          <table:table-cell table:formula="of:=[bd_sub_system_flows_aux.B171]" office:value-type="string" office:string-value="IN_INPUT_RES_5">
            <text:p>IN_INPUT_RES_5</text:p>
          </table:table-cell>
          <table:table-cell table:formula="of:=IF(ISERROR(VLOOKUP([bd_sub_system_flows.D171];[bd_flows_aux.$B$2:bd_flows_aux.$C$160];2;0));VLOOKUP([.J171];[Etiquetas.$A$2:Etiquetas.$V$169];22;0);VLOOKUP([bd_sub_system_flows.D171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3]" office:value-type="string" office:string-value="LEV_NEUTRAL">
            <text:p>LEV_NEUTRAL</text:p>
          </table:table-cell>
          <table:table-cell table:formula="of:=IF(ISERROR(VLOOKUP([bd_sub_system_flows.D172];[bd_flows.$A$2:bd_flows.$B$340];2;0));&quot;&quot;;VLOOKUP([bd_sub_system_flows.D172];[bd_flows.$A$2:bd_flows.$B$340];2;0))" office:value-type="string" office:string-value="IN_LEV_NEUTRAL">
            <text:p>IN_LEV_NEUTRAL</text:p>
          </table:table-cell>
          <table:table-cell/>
          <table:table-cell table:formula="of:=IF(ISERROR(VLOOKUP([bd_sub_system_flows.D172];[bd_flows.$A$2:bd_flows.$E$340];6;0));&quot;&quot;;VLOOKUP([bd_sub_system_flows.D172];[bd_flows.$A$2:bd_flows.$E$340];6;0))">
            <text:p/>
          </table:table-cell>
          <table:table-cell table:number-columns-repeated="5"/>
          <table:table-cell table:formula="of:=[bd_sub_system_flows_aux.B172]" office:value-type="string" office:string-value="IN_LEV_NEUTRAL">
            <text:p>IN_LEV_NEUTRAL</text:p>
          </table:table-cell>
          <table:table-cell table:formula="of:=IF(ISERROR(VLOOKUP([bd_sub_system_flows.D172];[bd_flows_aux.$B$2:bd_flows_aux.$C$160];2;0));VLOOKUP([.J172];[Etiquetas.$A$2:Etiquetas.$V$169];22;0);VLOOKUP([bd_sub_system_flows.D172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4]" office:value-type="string" office:string-value="INPUT_RES_1">
            <text:p>INPUT_RES_1</text:p>
          </table:table-cell>
          <table:table-cell table:formula="of:=IF(ISERROR(VLOOKUP([bd_sub_system_flows.D173];[bd_flows.$A$2:bd_flows.$B$340];2;0));&quot;&quot;;VLOOKUP([bd_sub_system_flows.D173];[bd_flows.$A$2:bd_flows.$B$340];2;0))" office:value-type="string" office:string-value="IN_INPUT_RES_1">
            <text:p>IN_INPUT_RES_1</text:p>
          </table:table-cell>
          <table:table-cell/>
          <table:table-cell table:formula="of:=IF(ISERROR(VLOOKUP([bd_sub_system_flows.D173];[bd_flows.$A$2:bd_flows.$E$340];6;0));&quot;&quot;;VLOOKUP([bd_sub_system_flows.D173];[bd_flows.$A$2:bd_flows.$E$340];6;0))">
            <text:p/>
          </table:table-cell>
          <table:table-cell table:number-columns-repeated="5"/>
          <table:table-cell table:formula="of:=[bd_sub_system_flows_aux.B173]" office:value-type="string" office:string-value="IN_INPUT_RES_1">
            <text:p>IN_INPUT_RES_1</text:p>
          </table:table-cell>
          <table:table-cell table:formula="of:=IF(ISERROR(VLOOKUP([bd_sub_system_flows.D173];[bd_flows_aux.$B$2:bd_flows_aux.$C$160];2;0));VLOOKUP([.J173];[Etiquetas.$A$2:Etiquetas.$V$169];22;0);VLOOKUP([bd_sub_system_flows.D173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5]" office:value-type="string" office:string-value="INPUT_RES_2">
            <text:p>INPUT_RES_2</text:p>
          </table:table-cell>
          <table:table-cell table:formula="of:=IF(ISERROR(VLOOKUP([bd_sub_system_flows.D174];[bd_flows.$A$2:bd_flows.$B$340];2;0));&quot;&quot;;VLOOKUP([bd_sub_system_flows.D174];[bd_flows.$A$2:bd_flows.$B$340];2;0))" office:value-type="string" office:string-value="IN_INPUT_RES_2">
            <text:p>IN_INPUT_RES_2</text:p>
          </table:table-cell>
          <table:table-cell/>
          <table:table-cell table:formula="of:=IF(ISERROR(VLOOKUP([bd_sub_system_flows.D174];[bd_flows.$A$2:bd_flows.$E$340];6;0));&quot;&quot;;VLOOKUP([bd_sub_system_flows.D174];[bd_flows.$A$2:bd_flows.$E$340];6;0))">
            <text:p/>
          </table:table-cell>
          <table:table-cell table:number-columns-repeated="5"/>
          <table:table-cell table:formula="of:=[bd_sub_system_flows_aux.B174]" office:value-type="string" office:string-value="IN_INPUT_RES_2">
            <text:p>IN_INPUT_RES_2</text:p>
          </table:table-cell>
          <table:table-cell table:formula="of:=IF(ISERROR(VLOOKUP([bd_sub_system_flows.D174];[bd_flows_aux.$B$2:bd_flows_aux.$C$160];2;0));VLOOKUP([.J174];[Etiquetas.$A$2:Etiquetas.$V$169];22;0);VLOOKUP([bd_sub_system_flows.D174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6]" office:value-type="string" office:string-value="INPUT_RES_3">
            <text:p>INPUT_RES_3</text:p>
          </table:table-cell>
          <table:table-cell table:formula="of:=IF(ISERROR(VLOOKUP([bd_sub_system_flows.D175];[bd_flows.$A$2:bd_flows.$B$340];2;0));&quot;&quot;;VLOOKUP([bd_sub_system_flows.D175];[bd_flows.$A$2:bd_flows.$B$340];2;0))" office:value-type="string" office:string-value="IN_INPUT_RES_3">
            <text:p>IN_INPUT_RES_3</text:p>
          </table:table-cell>
          <table:table-cell/>
          <table:table-cell table:formula="of:=IF(ISERROR(VLOOKUP([bd_sub_system_flows.D175];[bd_flows.$A$2:bd_flows.$E$340];6;0));&quot;&quot;;VLOOKUP([bd_sub_system_flows.D175];[bd_flows.$A$2:bd_flows.$E$340];6;0))">
            <text:p/>
          </table:table-cell>
          <table:table-cell table:number-columns-repeated="5"/>
          <table:table-cell table:formula="of:=[bd_sub_system_flows_aux.B175]" office:value-type="string" office:string-value="IN_INPUT_RES_3">
            <text:p>IN_INPUT_RES_3</text:p>
          </table:table-cell>
          <table:table-cell table:formula="of:=IF(ISERROR(VLOOKUP([bd_sub_system_flows.D175];[bd_flows_aux.$B$2:bd_flows_aux.$C$160];2;0));VLOOKUP([.J175];[Etiquetas.$A$2:Etiquetas.$V$169];22;0);VLOOKUP([bd_sub_system_flows.D175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7]" office:value-type="string" office:string-value="BUT_IGNITION_WUn">
            <text:p>BUT_IGNITION_WUn</text:p>
          </table:table-cell>
          <table:table-cell table:formula="of:=IF(ISERROR(VLOOKUP([bd_sub_system_flows.D176];[bd_flows.$A$2:bd_flows.$B$340];2;0));&quot;&quot;;VLOOKUP([bd_sub_system_flows.D176];[bd_flows.$A$2:bd_flows.$B$340];2;0))" office:value-type="string" office:string-value="IN_BUT_IGNITION">
            <text:p>IN_BUT_IGNITION</text:p>
          </table:table-cell>
          <table:table-cell/>
          <table:table-cell table:formula="of:=IF(ISERROR(VLOOKUP([bd_sub_system_flows.D176];[bd_flows.$A$2:bd_flows.$E$340];6;0));&quot;&quot;;VLOOKUP([bd_sub_system_flows.D176];[bd_flows.$A$2:bd_flows.$E$340];6;0))">
            <text:p/>
          </table:table-cell>
          <table:table-cell table:number-columns-repeated="5"/>
          <table:table-cell table:formula="of:=[bd_sub_system_flows_aux.B176]" office:value-type="string" office:string-value="IN_BUT_IGNITION">
            <text:p>IN_BUT_IGNITION</text:p>
          </table:table-cell>
          <table:table-cell table:formula="of:=IF(ISERROR(VLOOKUP([bd_sub_system_flows.D176];[bd_flows_aux.$B$2:bd_flows_aux.$C$160];2;0));VLOOKUP([.J176];[Etiquetas.$A$2:Etiquetas.$V$169];22;0);VLOOKUP([bd_sub_system_flows.D176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8]" office:value-type="string" office:string-value="BUT_WARNING_WUn">
            <text:p>BUT_WARNING_WUn</text:p>
          </table:table-cell>
          <table:table-cell table:formula="of:=IF(ISERROR(VLOOKUP([bd_sub_system_flows.D177];[bd_flows.$A$2:bd_flows.$B$340];2;0));&quot;&quot;;VLOOKUP([bd_sub_system_flows.D177];[bd_flows.$A$2:bd_flows.$B$340];2;0))" office:value-type="string" office:string-value="IN_BUT_WARNING">
            <text:p>IN_BUT_WARNING</text:p>
          </table:table-cell>
          <table:table-cell/>
          <table:table-cell table:formula="of:=IF(ISERROR(VLOOKUP([bd_sub_system_flows.D177];[bd_flows.$A$2:bd_flows.$E$340];6;0));&quot;&quot;;VLOOKUP([bd_sub_system_flows.D177];[bd_flows.$A$2:bd_flows.$E$340];6;0))">
            <text:p/>
          </table:table-cell>
          <table:table-cell table:number-columns-repeated="5"/>
          <table:table-cell table:formula="of:=[bd_sub_system_flows_aux.B177]" office:value-type="string" office:string-value="IN_BUT_WARNING">
            <text:p>IN_BUT_WARNING</text:p>
          </table:table-cell>
          <table:table-cell table:formula="of:=IF(ISERROR(VLOOKUP([bd_sub_system_flows.D177];[bd_flows_aux.$B$2:bd_flows_aux.$C$160];2;0));VLOOKUP([.J177];[Etiquetas.$A$2:Etiquetas.$V$169];22;0);VLOOKUP([bd_sub_system_flows.D177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9]" office:value-type="string" office:string-value="LEV_PARK_LAMP_WU">
            <text:p>LEV_PARK_LAMP_WU</text:p>
          </table:table-cell>
          <table:table-cell table:formula="of:=IF(ISERROR(VLOOKUP([bd_sub_system_flows.D178];[bd_flows.$A$2:bd_flows.$B$340];2;0));&quot;&quot;;VLOOKUP([bd_sub_system_flows.D178];[bd_flows.$A$2:bd_flows.$B$340];2;0))" office:value-type="string" office:string-value="IN_LEV_PARK_LAMP">
            <text:p>IN_LEV_PARK_LAMP</text:p>
          </table:table-cell>
          <table:table-cell/>
          <table:table-cell table:formula="of:=IF(ISERROR(VLOOKUP([bd_sub_system_flows.D178];[bd_flows.$A$2:bd_flows.$E$340];6;0));&quot;&quot;;VLOOKUP([bd_sub_system_flows.D178];[bd_flows.$A$2:bd_flows.$E$340];6;0))">
            <text:p/>
          </table:table-cell>
          <table:table-cell table:number-columns-repeated="5"/>
          <table:table-cell table:formula="of:=[bd_sub_system_flows_aux.B178]" office:value-type="string" office:string-value="IN_LEV_PARK_LAMP">
            <text:p>IN_LEV_PARK_LAMP</text:p>
          </table:table-cell>
          <table:table-cell table:formula="of:=IF(ISERROR(VLOOKUP([bd_sub_system_flows.D178];[bd_flows_aux.$B$2:bd_flows_aux.$C$160];2;0));VLOOKUP([.J178];[Etiquetas.$A$2:Etiquetas.$V$169];22;0);VLOOKUP([bd_sub_system_flows.D178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20]" office:value-type="string" office:string-value="MAINS_ON_BMS_WUn">
            <text:p>MAINS_ON_BMS_WUn</text:p>
          </table:table-cell>
          <table:table-cell table:formula="of:=IF(ISERROR(VLOOKUP([bd_sub_system_flows.D179];[bd_flows.$A$2:bd_flows.$B$340];2;0));&quot;&quot;;VLOOKUP([bd_sub_system_flows.D179];[bd_flows.$A$2:bd_flows.$B$340];2;0))" office:value-type="string" office:string-value="IN_MAINS_ON_BMS">
            <text:p>IN_MAINS_ON_BMS</text:p>
          </table:table-cell>
          <table:table-cell/>
          <table:table-cell table:formula="of:=IF(ISERROR(VLOOKUP([bd_sub_system_flows.D179];[bd_flows.$A$2:bd_flows.$E$340];6;0));&quot;&quot;;VLOOKUP([bd_sub_system_flows.D179];[bd_flows.$A$2:bd_flows.$E$340];6;0))">
            <text:p/>
          </table:table-cell>
          <table:table-cell table:number-columns-repeated="5"/>
          <table:table-cell table:formula="of:=[bd_sub_system_flows_aux.B179]" office:value-type="string" office:string-value="IN_MAINS_ON_BMS">
            <text:p>IN_MAINS_ON_BMS</text:p>
          </table:table-cell>
          <table:table-cell table:formula="of:=IF(ISERROR(VLOOKUP([bd_sub_system_flows.D179];[bd_flows_aux.$B$2:bd_flows_aux.$C$160];2;0));VLOOKUP([.J179];[Etiquetas.$A$2:Etiquetas.$V$169];22;0);VLOOKUP([bd_sub_system_flows.D179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21]" office:value-type="string" office:string-value="WAKEUP_GRAL_WUn">
            <text:p>WAKEUP_GRAL_WUn</text:p>
          </table:table-cell>
          <table:table-cell table:formula="of:=IF(ISERROR(VLOOKUP([bd_sub_system_flows.D180];[bd_flows.$A$2:bd_flows.$B$340];2;0));&quot;&quot;;VLOOKUP([bd_sub_system_flows.D180];[bd_flows.$A$2:bd_flows.$B$340];2;0))" office:value-type="string" office:string-value="IN_WAKEUP_GRAL">
            <text:p>IN_WAKEUP_GRAL</text:p>
          </table:table-cell>
          <table:table-cell/>
          <table:table-cell table:formula="of:=IF(ISERROR(VLOOKUP([bd_sub_system_flows.D180];[bd_flows.$A$2:bd_flows.$E$340];6;0));&quot;&quot;;VLOOKUP([bd_sub_system_flows.D180];[bd_flows.$A$2:bd_flows.$E$340];6;0))">
            <text:p/>
          </table:table-cell>
          <table:table-cell table:number-columns-repeated="5"/>
          <table:table-cell table:formula="of:=[bd_sub_system_flows_aux.B180]" office:value-type="string" office:string-value="IN_WAKEUP_GRAL">
            <text:p>IN_WAKEUP_GRAL</text:p>
          </table:table-cell>
          <table:table-cell table:formula="of:=IF(ISERROR(VLOOKUP([bd_sub_system_flows.D180];[bd_flows_aux.$B$2:bd_flows_aux.$C$160];2;0));VLOOKUP([.J180];[Etiquetas.$A$2:Etiquetas.$V$169];22;0);VLOOKUP([bd_sub_system_flows.D180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22]" office:value-type="string" office:string-value="RFID_OPEN_WUn">
            <text:p>RFID_OPEN_WUn</text:p>
          </table:table-cell>
          <table:table-cell table:formula="of:=IF(ISERROR(VLOOKUP([bd_sub_system_flows.D181];[bd_flows.$A$2:bd_flows.$B$340];2;0));&quot;&quot;;VLOOKUP([bd_sub_system_flows.D181];[bd_flows.$A$2:bd_flows.$B$340];2;0))" office:value-type="string" office:string-value="IN_RFID_OPEN">
            <text:p>IN_RFID_OPEN</text:p>
          </table:table-cell>
          <table:table-cell/>
          <table:table-cell table:formula="of:=IF(ISERROR(VLOOKUP([bd_sub_system_flows.D181];[bd_flows.$A$2:bd_flows.$E$340];6;0));&quot;&quot;;VLOOKUP([bd_sub_system_flows.D181];[bd_flows.$A$2:bd_flows.$E$340];6;0))">
            <text:p/>
          </table:table-cell>
          <table:table-cell table:number-columns-repeated="5"/>
          <table:table-cell table:formula="of:=[bd_sub_system_flows_aux.B181]" office:value-type="string" office:string-value="IN_RFID_OPEN">
            <text:p>IN_RFID_OPEN</text:p>
          </table:table-cell>
          <table:table-cell table:formula="of:=IF(ISERROR(VLOOKUP([bd_sub_system_flows.D181];[bd_flows_aux.$B$2:bd_flows_aux.$C$160];2;0));VLOOKUP([.J181];[Etiquetas.$A$2:Etiquetas.$V$169];22;0);VLOOKUP([bd_sub_system_flows.D181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23]" office:value-type="string" office:string-value="RKE_OPEN_WUn">
            <text:p>RKE_OPEN_WUn</text:p>
          </table:table-cell>
          <table:table-cell table:formula="of:=IF(ISERROR(VLOOKUP([bd_sub_system_flows.D182];[bd_flows.$A$2:bd_flows.$B$340];2;0));&quot;&quot;;VLOOKUP([bd_sub_system_flows.D182];[bd_flows.$A$2:bd_flows.$B$340];2;0))" office:value-type="string" office:string-value="IN_RKE_OPEN">
            <text:p>IN_RKE_OPEN</text:p>
          </table:table-cell>
          <table:table-cell/>
          <table:table-cell table:formula="of:=IF(ISERROR(VLOOKUP([bd_sub_system_flows.D182];[bd_flows.$A$2:bd_flows.$E$340];6;0));&quot;&quot;;VLOOKUP([bd_sub_system_flows.D182];[bd_flows.$A$2:bd_flows.$E$340];6;0))">
            <text:p/>
          </table:table-cell>
          <table:table-cell table:number-columns-repeated="5"/>
          <table:table-cell table:formula="of:=[bd_sub_system_flows_aux.B182]" office:value-type="string" office:string-value="IN_RKE_OPEN">
            <text:p>IN_RKE_OPEN</text:p>
          </table:table-cell>
          <table:table-cell table:formula="of:=IF(ISERROR(VLOOKUP([bd_sub_system_flows.D182];[bd_flows_aux.$B$2:bd_flows_aux.$C$160];2;0));VLOOKUP([.J182];[Etiquetas.$A$2:Etiquetas.$V$169];22;0);VLOOKUP([bd_sub_system_flows.D182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24]" office:value-type="string" office:string-value="KL15_WUn">
            <text:p>KL15_WUn</text:p>
          </table:table-cell>
          <table:table-cell table:formula="of:=IF(ISERROR(VLOOKUP([bd_sub_system_flows.D183];[bd_flows.$A$2:bd_flows.$B$340];2;0));&quot;&quot;;VLOOKUP([bd_sub_system_flows.D183];[bd_flows.$A$2:bd_flows.$B$340];2;0))" office:value-type="string" office:string-value="IN_KL15">
            <text:p>IN_KL15</text:p>
          </table:table-cell>
          <table:table-cell/>
          <table:table-cell table:formula="of:=IF(ISERROR(VLOOKUP([bd_sub_system_flows.D183];[bd_flows.$A$2:bd_flows.$E$340];6;0));&quot;&quot;;VLOOKUP([bd_sub_system_flows.D183];[bd_flows.$A$2:bd_flows.$E$340];6;0))">
            <text:p/>
          </table:table-cell>
          <table:table-cell table:number-columns-repeated="5"/>
          <table:table-cell table:formula="of:=[bd_sub_system_flows_aux.B183]" office:value-type="string" office:string-value="IN_KL15">
            <text:p>IN_KL15</text:p>
          </table:table-cell>
          <table:table-cell table:formula="of:=IF(ISERROR(VLOOKUP([bd_sub_system_flows.D183];[bd_flows_aux.$B$2:bd_flows_aux.$C$160];2;0));VLOOKUP([.J183];[Etiquetas.$A$2:Etiquetas.$V$169];22;0);VLOOKUP([bd_sub_system_flows.D183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25]" office:value-type="string" office:string-value="RFID_LOCKn">
            <text:p>RFID_LOCKn</text:p>
          </table:table-cell>
          <table:table-cell table:formula="of:=IF(ISERROR(VLOOKUP([bd_sub_system_flows.D184];[bd_flows.$A$2:bd_flows.$B$340];2;0));&quot;&quot;;VLOOKUP([bd_sub_system_flows.D184];[bd_flows.$A$2:bd_flows.$B$340];2;0))" office:value-type="string" office:string-value="IN_RFID_LOCK">
            <text:p>IN_RFID_LOCK</text:p>
          </table:table-cell>
          <table:table-cell/>
          <table:table-cell table:formula="of:=IF(ISERROR(VLOOKUP([bd_sub_system_flows.D184];[bd_flows.$A$2:bd_flows.$E$340];6;0));&quot;&quot;;VLOOKUP([bd_sub_system_flows.D184];[bd_flows.$A$2:bd_flows.$E$340];6;0))">
            <text:p/>
          </table:table-cell>
          <table:table-cell table:number-columns-repeated="5"/>
          <table:table-cell table:formula="of:=[bd_sub_system_flows_aux.B184]" office:value-type="string" office:string-value="IN_RFID_LOCK">
            <text:p>IN_RFID_LOCK</text:p>
          </table:table-cell>
          <table:table-cell table:formula="of:=IF(ISERROR(VLOOKUP([bd_sub_system_flows.D184];[bd_flows_aux.$B$2:bd_flows_aux.$C$160];2;0));VLOOKUP([.J184];[Etiquetas.$A$2:Etiquetas.$V$169];22;0);VLOOKUP([bd_sub_system_flows.D184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26]" office:value-type="string" office:string-value="RKE_LOCKn">
            <text:p>RKE_LOCKn</text:p>
          </table:table-cell>
          <table:table-cell table:formula="of:=IF(ISERROR(VLOOKUP([bd_sub_system_flows.D185];[bd_flows.$A$2:bd_flows.$B$340];2;0));&quot;&quot;;VLOOKUP([bd_sub_system_flows.D185];[bd_flows.$A$2:bd_flows.$B$340];2;0))" office:value-type="string" office:string-value="IN_RKE_LOCK">
            <text:p>IN_RKE_LOCK</text:p>
          </table:table-cell>
          <table:table-cell/>
          <table:table-cell table:formula="of:=IF(ISERROR(VLOOKUP([bd_sub_system_flows.D185];[bd_flows.$A$2:bd_flows.$E$340];6;0));&quot;&quot;;VLOOKUP([bd_sub_system_flows.D185];[bd_flows.$A$2:bd_flows.$E$340];6;0))">
            <text:p/>
          </table:table-cell>
          <table:table-cell table:number-columns-repeated="5"/>
          <table:table-cell table:formula="of:=[bd_sub_system_flows_aux.B185]" office:value-type="string" office:string-value="IN_RKE_LOCK">
            <text:p>IN_RKE_LOCK</text:p>
          </table:table-cell>
          <table:table-cell table:formula="of:=IF(ISERROR(VLOOKUP([bd_sub_system_flows.D185];[bd_flows_aux.$B$2:bd_flows_aux.$C$160];2;0));VLOOKUP([.J185];[Etiquetas.$A$2:Etiquetas.$V$169];22;0);VLOOKUP([bd_sub_system_flows.D185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27]" office:value-type="string" office:string-value="BUT_OPENDOOR_INT">
            <text:p>BUT_OPENDOOR_INT</text:p>
          </table:table-cell>
          <table:table-cell table:formula="of:=IF(ISERROR(VLOOKUP([bd_sub_system_flows.D186];[bd_flows.$A$2:bd_flows.$B$340];2;0));&quot;&quot;;VLOOKUP([bd_sub_system_flows.D186];[bd_flows.$A$2:bd_flows.$B$340];2;0))" office:value-type="string" office:string-value="IN_BUT_OPENDOOR_INT">
            <text:p>IN_BUT_OPENDOOR_INT</text:p>
          </table:table-cell>
          <table:table-cell/>
          <table:table-cell table:formula="of:=IF(ISERROR(VLOOKUP([bd_sub_system_flows.D186];[bd_flows.$A$2:bd_flows.$E$340];6;0));&quot;&quot;;VLOOKUP([bd_sub_system_flows.D186];[bd_flows.$A$2:bd_flows.$E$340];6;0))">
            <text:p/>
          </table:table-cell>
          <table:table-cell table:number-columns-repeated="5"/>
          <table:table-cell table:formula="of:=[bd_sub_system_flows_aux.B186]" office:value-type="string" office:string-value="IN_BUT_OPENDOOR_INT">
            <text:p>IN_BUT_OPENDOOR_INT</text:p>
          </table:table-cell>
          <table:table-cell table:formula="of:=IF(ISERROR(VLOOKUP([bd_sub_system_flows.D186];[bd_flows_aux.$B$2:bd_flows_aux.$C$160];2;0));VLOOKUP([.J186];[Etiquetas.$A$2:Etiquetas.$V$169];22;0);VLOOKUP([bd_sub_system_flows.D186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28]" office:value-type="string" office:string-value="BUT_OPENDOOR_EXT">
            <text:p>BUT_OPENDOOR_EXT</text:p>
          </table:table-cell>
          <table:table-cell table:formula="of:=IF(ISERROR(VLOOKUP([bd_sub_system_flows.D187];[bd_flows.$A$2:bd_flows.$B$340];2;0));&quot;&quot;;VLOOKUP([bd_sub_system_flows.D187];[bd_flows.$A$2:bd_flows.$B$340];2;0))" office:value-type="string" office:string-value="IN_BUT_OPENDOOR_EXT">
            <text:p>IN_BUT_OPENDOOR_EXT</text:p>
          </table:table-cell>
          <table:table-cell/>
          <table:table-cell table:formula="of:=IF(ISERROR(VLOOKUP([bd_sub_system_flows.D187];[bd_flows.$A$2:bd_flows.$E$340];6;0));&quot;&quot;;VLOOKUP([bd_sub_system_flows.D187];[bd_flows.$A$2:bd_flows.$E$340];6;0))">
            <text:p/>
          </table:table-cell>
          <table:table-cell table:number-columns-repeated="5"/>
          <table:table-cell table:formula="of:=[bd_sub_system_flows_aux.B187]" office:value-type="string" office:string-value="IN_BUT_OPENDOOR_EXT">
            <text:p>IN_BUT_OPENDOOR_EXT</text:p>
          </table:table-cell>
          <table:table-cell table:formula="of:=IF(ISERROR(VLOOKUP([bd_sub_system_flows.D187];[bd_flows_aux.$B$2:bd_flows_aux.$C$160];2;0));VLOOKUP([.J187];[Etiquetas.$A$2:Etiquetas.$V$169];22;0);VLOOKUP([bd_sub_system_flows.D187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29]" office:value-type="string" office:string-value="BUT_OPENTRUNK_EXT">
            <text:p>BUT_OPENTRUNK_EXT</text:p>
          </table:table-cell>
          <table:table-cell table:formula="of:=IF(ISERROR(VLOOKUP([bd_sub_system_flows.D188];[bd_flows.$A$2:bd_flows.$B$340];2;0));&quot;&quot;;VLOOKUP([bd_sub_system_flows.D188];[bd_flows.$A$2:bd_flows.$B$340];2;0))" office:value-type="string" office:string-value="IN_BUT_OPENTRUNK_EXT">
            <text:p>IN_BUT_OPENTRUNK_EXT</text:p>
          </table:table-cell>
          <table:table-cell/>
          <table:table-cell table:formula="of:=IF(ISERROR(VLOOKUP([bd_sub_system_flows.D188];[bd_flows.$A$2:bd_flows.$E$340];6;0));&quot;&quot;;VLOOKUP([bd_sub_system_flows.D188];[bd_flows.$A$2:bd_flows.$E$340];6;0))">
            <text:p/>
          </table:table-cell>
          <table:table-cell table:number-columns-repeated="5"/>
          <table:table-cell table:formula="of:=[bd_sub_system_flows_aux.B188]" office:value-type="string" office:string-value="IN_BUT_OPENTRUNK_EXT">
            <text:p>IN_BUT_OPENTRUNK_EXT</text:p>
          </table:table-cell>
          <table:table-cell table:formula="of:=IF(ISERROR(VLOOKUP([bd_sub_system_flows.D188];[bd_flows_aux.$B$2:bd_flows_aux.$C$160];2;0));VLOOKUP([.J188];[Etiquetas.$A$2:Etiquetas.$V$169];22;0);VLOOKUP([bd_sub_system_flows.D188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30]" office:value-type="string" office:string-value="SEN_DOOR_LOCKED">
            <text:p>SEN_DOOR_LOCKED</text:p>
          </table:table-cell>
          <table:table-cell table:formula="of:=IF(ISERROR(VLOOKUP([bd_sub_system_flows.D189];[bd_flows.$A$2:bd_flows.$B$340];2;0));&quot;&quot;;VLOOKUP([bd_sub_system_flows.D189];[bd_flows.$A$2:bd_flows.$B$340];2;0))" office:value-type="string" office:string-value="IN_SEN_DOOR_LOCKED">
            <text:p>IN_SEN_DOOR_LOCKED</text:p>
          </table:table-cell>
          <table:table-cell/>
          <table:table-cell table:formula="of:=IF(ISERROR(VLOOKUP([bd_sub_system_flows.D189];[bd_flows.$A$2:bd_flows.$E$340];6;0));&quot;&quot;;VLOOKUP([bd_sub_system_flows.D189];[bd_flows.$A$2:bd_flows.$E$340];6;0))">
            <text:p/>
          </table:table-cell>
          <table:table-cell table:number-columns-repeated="5"/>
          <table:table-cell table:formula="of:=[bd_sub_system_flows_aux.B189]" office:value-type="string" office:string-value="IN_SEN_DOOR_LOCKED">
            <text:p>IN_SEN_DOOR_LOCKED</text:p>
          </table:table-cell>
          <table:table-cell table:formula="of:=IF(ISERROR(VLOOKUP([bd_sub_system_flows.D189];[bd_flows_aux.$B$2:bd_flows_aux.$C$160];2;0));VLOOKUP([.J189];[Etiquetas.$A$2:Etiquetas.$V$169];22;0);VLOOKUP([bd_sub_system_flows.D189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31]" office:value-type="string" office:string-value="SEN_TRUNK_LOCKED">
            <text:p>SEN_TRUNK_LOCKED</text:p>
          </table:table-cell>
          <table:table-cell table:formula="of:=IF(ISERROR(VLOOKUP([bd_sub_system_flows.D190];[bd_flows.$A$2:bd_flows.$B$340];2;0));&quot;&quot;;VLOOKUP([bd_sub_system_flows.D190];[bd_flows.$A$2:bd_flows.$B$340];2;0))" office:value-type="string" office:string-value="IN_SEN_TRUNK_LOCKED">
            <text:p>IN_SEN_TRUNK_LOCKED</text:p>
          </table:table-cell>
          <table:table-cell/>
          <table:table-cell table:formula="of:=IF(ISERROR(VLOOKUP([bd_sub_system_flows.D190];[bd_flows.$A$2:bd_flows.$E$340];6;0));&quot;&quot;;VLOOKUP([bd_sub_system_flows.D190];[bd_flows.$A$2:bd_flows.$E$340];6;0))">
            <text:p/>
          </table:table-cell>
          <table:table-cell table:number-columns-repeated="5"/>
          <table:table-cell table:formula="of:=[bd_sub_system_flows_aux.B190]" office:value-type="string" office:string-value="IN_SEN_TRUNK_LOCKED">
            <text:p>IN_SEN_TRUNK_LOCKED</text:p>
          </table:table-cell>
          <table:table-cell table:formula="of:=IF(ISERROR(VLOOKUP([bd_sub_system_flows.D190];[bd_flows_aux.$B$2:bd_flows_aux.$C$160];2;0));VLOOKUP([.J190];[Etiquetas.$A$2:Etiquetas.$V$169];22;0);VLOOKUP([bd_sub_system_flows.D190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32]" office:value-type="string" office:string-value="SEN_BRAKE_PEDAL_WU">
            <text:p>SEN_BRAKE_PEDAL_WU</text:p>
          </table:table-cell>
          <table:table-cell table:formula="of:=IF(ISERROR(VLOOKUP([bd_sub_system_flows.D191];[bd_flows.$A$2:bd_flows.$B$340];2;0));&quot;&quot;;VLOOKUP([bd_sub_system_flows.D191];[bd_flows.$A$2:bd_flows.$B$340];2;0))" office:value-type="string" office:string-value="IN_SEN_BRAKE_PEDAL">
            <text:p>IN_SEN_BRAKE_PEDAL</text:p>
          </table:table-cell>
          <table:table-cell/>
          <table:table-cell table:formula="of:=IF(ISERROR(VLOOKUP([bd_sub_system_flows.D191];[bd_flows.$A$2:bd_flows.$E$340];6;0));&quot;&quot;;VLOOKUP([bd_sub_system_flows.D191];[bd_flows.$A$2:bd_flows.$E$340];6;0))">
            <text:p/>
          </table:table-cell>
          <table:table-cell table:number-columns-repeated="5"/>
          <table:table-cell table:formula="of:=[bd_sub_system_flows_aux.B191]" office:value-type="string" office:string-value="IN_SEN_BRAKE_PEDAL">
            <text:p>IN_SEN_BRAKE_PEDAL</text:p>
          </table:table-cell>
          <table:table-cell table:formula="of:=IF(ISERROR(VLOOKUP([bd_sub_system_flows.D191];[bd_flows_aux.$B$2:bd_flows_aux.$C$160];2;0));VLOOKUP([.J191];[Etiquetas.$A$2:Etiquetas.$V$169];22;0);VLOOKUP([bd_sub_system_flows.D191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33]" office:value-type="string" office:string-value="SEN_DRIVER_BELT">
            <text:p>SEN_DRIVER_BELT</text:p>
          </table:table-cell>
          <table:table-cell table:formula="of:=IF(ISERROR(VLOOKUP([bd_sub_system_flows.D192];[bd_flows.$A$2:bd_flows.$B$340];2;0));&quot;&quot;;VLOOKUP([bd_sub_system_flows.D192];[bd_flows.$A$2:bd_flows.$B$340];2;0))" office:value-type="string" office:string-value="IN_SEN_DRIVER_BELT">
            <text:p>IN_SEN_DRIVER_BELT</text:p>
          </table:table-cell>
          <table:table-cell/>
          <table:table-cell table:formula="of:=IF(ISERROR(VLOOKUP([bd_sub_system_flows.D192];[bd_flows.$A$2:bd_flows.$E$340];6;0));&quot;&quot;;VLOOKUP([bd_sub_system_flows.D192];[bd_flows.$A$2:bd_flows.$E$340];6;0))">
            <text:p/>
          </table:table-cell>
          <table:table-cell table:number-columns-repeated="5"/>
          <table:table-cell table:formula="of:=[bd_sub_system_flows_aux.B192]" office:value-type="string" office:string-value="IN_SEN_DRIVER_BELT">
            <text:p>IN_SEN_DRIVER_BELT</text:p>
          </table:table-cell>
          <table:table-cell table:formula="of:=IF(ISERROR(VLOOKUP([bd_sub_system_flows.D192];[bd_flows_aux.$B$2:bd_flows_aux.$C$160];2;0));VLOOKUP([.J192];[Etiquetas.$A$2:Etiquetas.$V$169];22;0);VLOOKUP([bd_sub_system_flows.D192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34]" office:value-type="string" office:string-value="SEN_PASS_BELT">
            <text:p>SEN_PASS_BELT</text:p>
          </table:table-cell>
          <table:table-cell table:formula="of:=IF(ISERROR(VLOOKUP([bd_sub_system_flows.D193];[bd_flows.$A$2:bd_flows.$B$340];2;0));&quot;&quot;;VLOOKUP([bd_sub_system_flows.D193];[bd_flows.$A$2:bd_flows.$B$340];2;0))" office:value-type="string" office:string-value="IN_SEN_PASS_BELT">
            <text:p>IN_SEN_PASS_BELT</text:p>
          </table:table-cell>
          <table:table-cell/>
          <table:table-cell table:formula="of:=IF(ISERROR(VLOOKUP([bd_sub_system_flows.D193];[bd_flows.$A$2:bd_flows.$E$340];6;0));&quot;&quot;;VLOOKUP([bd_sub_system_flows.D193];[bd_flows.$A$2:bd_flows.$E$340];6;0))">
            <text:p/>
          </table:table-cell>
          <table:table-cell table:number-columns-repeated="5"/>
          <table:table-cell table:formula="of:=[bd_sub_system_flows_aux.B193]" office:value-type="string" office:string-value="IN_SEN_PASS_BELT">
            <text:p>IN_SEN_PASS_BELT</text:p>
          </table:table-cell>
          <table:table-cell table:formula="of:=IF(ISERROR(VLOOKUP([bd_sub_system_flows.D193];[bd_flows_aux.$B$2:bd_flows_aux.$C$160];2;0));VLOOKUP([.J193];[Etiquetas.$A$2:Etiquetas.$V$169];22;0);VLOOKUP([bd_sub_system_flows.D193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35]" office:value-type="string" office:string-value="SEN_PASS_PRES">
            <text:p>SEN_PASS_PRES</text:p>
          </table:table-cell>
          <table:table-cell table:formula="of:=IF(ISERROR(VLOOKUP([bd_sub_system_flows.D194];[bd_flows.$A$2:bd_flows.$B$340];2;0));&quot;&quot;;VLOOKUP([bd_sub_system_flows.D194];[bd_flows.$A$2:bd_flows.$B$340];2;0))" office:value-type="string" office:string-value="IN_SEN_PASS_PRES">
            <text:p>IN_SEN_PASS_PRES</text:p>
          </table:table-cell>
          <table:table-cell/>
          <table:table-cell table:formula="of:=IF(ISERROR(VLOOKUP([bd_sub_system_flows.D194];[bd_flows.$A$2:bd_flows.$E$340];6;0));&quot;&quot;;VLOOKUP([bd_sub_system_flows.D194];[bd_flows.$A$2:bd_flows.$E$340];6;0))">
            <text:p/>
          </table:table-cell>
          <table:table-cell table:number-columns-repeated="5"/>
          <table:table-cell table:formula="of:=[bd_sub_system_flows_aux.B194]" office:value-type="string" office:string-value="IN_SEN_PASS_PRES">
            <text:p>IN_SEN_PASS_PRES</text:p>
          </table:table-cell>
          <table:table-cell table:formula="of:=IF(ISERROR(VLOOKUP([bd_sub_system_flows.D194];[bd_flows_aux.$B$2:bd_flows_aux.$C$160];2;0));VLOOKUP([.J194];[Etiquetas.$A$2:Etiquetas.$V$169];22;0);VLOOKUP([bd_sub_system_flows.D194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36]" office:value-type="string" office:string-value="SEN_WIPER_HOME">
            <text:p>SEN_WIPER_HOME</text:p>
          </table:table-cell>
          <table:table-cell table:formula="of:=IF(ISERROR(VLOOKUP([bd_sub_system_flows.D195];[bd_flows.$A$2:bd_flows.$B$340];2;0));&quot;&quot;;VLOOKUP([bd_sub_system_flows.D195];[bd_flows.$A$2:bd_flows.$B$340];2;0))" office:value-type="string" office:string-value="IN_SEN_WIPER_HOME">
            <text:p>IN_SEN_WIPER_HOME</text:p>
          </table:table-cell>
          <table:table-cell/>
          <table:table-cell table:formula="of:=IF(ISERROR(VLOOKUP([bd_sub_system_flows.D195];[bd_flows.$A$2:bd_flows.$E$340];6;0));&quot;&quot;;VLOOKUP([bd_sub_system_flows.D195];[bd_flows.$A$2:bd_flows.$E$340];6;0))">
            <text:p/>
          </table:table-cell>
          <table:table-cell table:number-columns-repeated="5"/>
          <table:table-cell table:formula="of:=[bd_sub_system_flows_aux.B195]" office:value-type="string" office:string-value="IN_SEN_WIPER_HOME">
            <text:p>IN_SEN_WIPER_HOME</text:p>
          </table:table-cell>
          <table:table-cell table:formula="of:=IF(ISERROR(VLOOKUP([bd_sub_system_flows.D195];[bd_flows_aux.$B$2:bd_flows_aux.$C$160];2;0));VLOOKUP([.J195];[Etiquetas.$A$2:Etiquetas.$V$169];22;0);VLOOKUP([bd_sub_system_flows.D195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37]" office:value-type="string" office:string-value="SEN_FOLD">
            <text:p>SEN_FOLD</text:p>
          </table:table-cell>
          <table:table-cell table:formula="of:=IF(ISERROR(VLOOKUP([bd_sub_system_flows.D196];[bd_flows.$A$2:bd_flows.$B$340];2;0));&quot;&quot;;VLOOKUP([bd_sub_system_flows.D196];[bd_flows.$A$2:bd_flows.$B$340];2;0))" office:value-type="string" office:string-value="IN_SEN_FOLD">
            <text:p>IN_SEN_FOLD</text:p>
          </table:table-cell>
          <table:table-cell/>
          <table:table-cell table:formula="of:=IF(ISERROR(VLOOKUP([bd_sub_system_flows.D196];[bd_flows.$A$2:bd_flows.$E$340];6;0));&quot;&quot;;VLOOKUP([bd_sub_system_flows.D196];[bd_flows.$A$2:bd_flows.$E$340];6;0))">
            <text:p/>
          </table:table-cell>
          <table:table-cell table:number-columns-repeated="5"/>
          <table:table-cell table:formula="of:=[bd_sub_system_flows_aux.B196]" office:value-type="string" office:string-value="IN_SEN_FOLD">
            <text:p>IN_SEN_FOLD</text:p>
          </table:table-cell>
          <table:table-cell table:formula="of:=IF(ISERROR(VLOOKUP([bd_sub_system_flows.D196];[bd_flows_aux.$B$2:bd_flows_aux.$C$160];2;0));VLOOKUP([.J196];[Etiquetas.$A$2:Etiquetas.$V$169];22;0);VLOOKUP([bd_sub_system_flows.D196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38]" office:value-type="string" office:string-value="SEN_UNFOLD">
            <text:p>SEN_UNFOLD</text:p>
          </table:table-cell>
          <table:table-cell table:formula="of:=IF(ISERROR(VLOOKUP([bd_sub_system_flows.D197];[bd_flows.$A$2:bd_flows.$B$340];2;0));&quot;&quot;;VLOOKUP([bd_sub_system_flows.D197];[bd_flows.$A$2:bd_flows.$B$340];2;0))" office:value-type="string" office:string-value="IN_SEN_UNFOLD">
            <text:p>IN_SEN_UNFOLD</text:p>
          </table:table-cell>
          <table:table-cell/>
          <table:table-cell table:formula="of:=IF(ISERROR(VLOOKUP([bd_sub_system_flows.D197];[bd_flows.$A$2:bd_flows.$E$340];6;0));&quot;&quot;;VLOOKUP([bd_sub_system_flows.D197];[bd_flows.$A$2:bd_flows.$E$340];6;0))">
            <text:p/>
          </table:table-cell>
          <table:table-cell table:number-columns-repeated="5"/>
          <table:table-cell table:formula="of:=[bd_sub_system_flows_aux.B197]" office:value-type="string" office:string-value="IN_SEN_UNFOLD">
            <text:p>IN_SEN_UNFOLD</text:p>
          </table:table-cell>
          <table:table-cell table:formula="of:=IF(ISERROR(VLOOKUP([bd_sub_system_flows.D197];[bd_flows_aux.$B$2:bd_flows_aux.$C$160];2;0));VLOOKUP([.J197];[Etiquetas.$A$2:Etiquetas.$V$169];22;0);VLOOKUP([bd_sub_system_flows.D197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39]" office:value-type="string" office:string-value="HAND_BRAKE">
            <text:p>HAND_BRAKE</text:p>
          </table:table-cell>
          <table:table-cell table:formula="of:=IF(ISERROR(VLOOKUP([bd_sub_system_flows.D198];[bd_flows.$A$2:bd_flows.$B$340];2;0));&quot;&quot;;VLOOKUP([bd_sub_system_flows.D198];[bd_flows.$A$2:bd_flows.$B$340];2;0))" office:value-type="string" office:string-value="IN_HAND_BRAKE">
            <text:p>IN_HAND_BRAKE</text:p>
          </table:table-cell>
          <table:table-cell/>
          <table:table-cell table:formula="of:=IF(ISERROR(VLOOKUP([bd_sub_system_flows.D198];[bd_flows.$A$2:bd_flows.$E$340];6;0));&quot;&quot;;VLOOKUP([bd_sub_system_flows.D198];[bd_flows.$A$2:bd_flows.$E$340];6;0))">
            <text:p/>
          </table:table-cell>
          <table:table-cell table:number-columns-repeated="5"/>
          <table:table-cell table:formula="of:=[bd_sub_system_flows_aux.B198]" office:value-type="string" office:string-value="IN_HAND_BRAKE">
            <text:p>IN_HAND_BRAKE</text:p>
          </table:table-cell>
          <table:table-cell table:formula="of:=IF(ISERROR(VLOOKUP([bd_sub_system_flows.D198];[bd_flows_aux.$B$2:bd_flows_aux.$C$160];2;0));VLOOKUP([.J198];[Etiquetas.$A$2:Etiquetas.$V$169];22;0);VLOOKUP([bd_sub_system_flows.D198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40]" office:value-type="string" office:string-value="SEN_FOLD_LCK">
            <text:p>SEN_FOLD_LCK</text:p>
          </table:table-cell>
          <table:table-cell table:formula="of:=IF(ISERROR(VLOOKUP([bd_sub_system_flows.D199];[bd_flows.$A$2:bd_flows.$B$340];2;0));&quot;&quot;;VLOOKUP([bd_sub_system_flows.D199];[bd_flows.$A$2:bd_flows.$B$340];2;0))" office:value-type="string" office:string-value="SEN_FOLD_LCK">
            <text:p>SEN_FOLD_LCK</text:p>
          </table:table-cell>
          <table:table-cell/>
          <table:table-cell table:formula="of:=IF(ISERROR(VLOOKUP([bd_sub_system_flows.D199];[bd_flows.$A$2:bd_flows.$E$340];6;0));&quot;&quot;;VLOOKUP([bd_sub_system_flows.D199];[bd_flows.$A$2:bd_flows.$E$340];6;0))">
            <text:p/>
          </table:table-cell>
          <table:table-cell table:number-columns-repeated="5"/>
          <table:table-cell table:formula="of:=[bd_sub_system_flows_aux.B199]" office:value-type="string" office:string-value="SEN_FOLD_LCK">
            <text:p>SEN_FOLD_LCK</text:p>
          </table:table-cell>
          <table:table-cell table:formula="of:=IF(ISERROR(VLOOKUP([bd_sub_system_flows.D199];[bd_flows_aux.$B$2:bd_flows_aux.$C$160];2;0));VLOOKUP([.J199];[Etiquetas.$A$2:Etiquetas.$V$169];22;0);VLOOKUP([bd_sub_system_flows.D199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41]" office:value-type="string" office:string-value="LED_ST1">
            <text:p>LED_ST1</text:p>
          </table:table-cell>
          <table:table-cell table:formula="of:=IF(ISERROR(VLOOKUP([bd_sub_system_flows.D200];[bd_flows.$A$2:bd_flows.$B$340];2;0));&quot;&quot;;VLOOKUP([bd_sub_system_flows.D200];[bd_flows.$A$2:bd_flows.$B$340];2;0))" office:value-type="string" office:string-value="OUT_LED_ST1">
            <text:p>OUT_LED_ST1</text:p>
          </table:table-cell>
          <table:table-cell/>
          <table:table-cell table:formula="of:=IF(ISERROR(VLOOKUP([bd_sub_system_flows.D200];[bd_flows.$A$2:bd_flows.$E$340];6;0));&quot;&quot;;VLOOKUP([bd_sub_system_flows.D200];[bd_flows.$A$2:bd_flows.$E$340];6;0))">
            <text:p/>
          </table:table-cell>
          <table:table-cell table:number-columns-repeated="5"/>
          <table:table-cell table:formula="of:=[bd_sub_system_flows_aux.B200]" office:value-type="string" office:string-value="OUT_LED_ST1">
            <text:p>OUT_LED_ST1</text:p>
          </table:table-cell>
          <table:table-cell table:formula="of:=IF(ISERROR(VLOOKUP([bd_sub_system_flows.D200];[bd_flows_aux.$B$2:bd_flows_aux.$C$160];2;0));VLOOKUP([.J200];[Etiquetas.$A$2:Etiquetas.$V$169];22;0);VLOOKUP([bd_sub_system_flows.D200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42]" office:value-type="string" office:string-value="LED_ST2">
            <text:p>LED_ST2</text:p>
          </table:table-cell>
          <table:table-cell table:formula="of:=IF(ISERROR(VLOOKUP([bd_sub_system_flows.D201];[bd_flows.$A$2:bd_flows.$B$340];2;0));&quot;&quot;;VLOOKUP([bd_sub_system_flows.D201];[bd_flows.$A$2:bd_flows.$B$340];2;0))" office:value-type="string" office:string-value="OUT_LED_ST2">
            <text:p>OUT_LED_ST2</text:p>
          </table:table-cell>
          <table:table-cell/>
          <table:table-cell table:formula="of:=IF(ISERROR(VLOOKUP([bd_sub_system_flows.D201];[bd_flows.$A$2:bd_flows.$E$340];6;0));&quot;&quot;;VLOOKUP([bd_sub_system_flows.D201];[bd_flows.$A$2:bd_flows.$E$340];6;0))">
            <text:p/>
          </table:table-cell>
          <table:table-cell table:number-columns-repeated="5"/>
          <table:table-cell table:formula="of:=[bd_sub_system_flows_aux.B201]" office:value-type="string" office:string-value="OUT_LED_ST2">
            <text:p>OUT_LED_ST2</text:p>
          </table:table-cell>
          <table:table-cell table:formula="of:=IF(ISERROR(VLOOKUP([bd_sub_system_flows.D201];[bd_flows_aux.$B$2:bd_flows_aux.$C$160];2;0));VLOOKUP([.J201];[Etiquetas.$A$2:Etiquetas.$V$169];22;0);VLOOKUP([bd_sub_system_flows.D201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43]" office:value-type="string" office:string-value="INTERIOR_LAMP">
            <text:p>INTERIOR_LAMP</text:p>
          </table:table-cell>
          <table:table-cell table:formula="of:=IF(ISERROR(VLOOKUP([bd_sub_system_flows.D202];[bd_flows.$A$2:bd_flows.$B$340];2;0));&quot;&quot;;VLOOKUP([bd_sub_system_flows.D202];[bd_flows.$A$2:bd_flows.$B$340];2;0))" office:value-type="string" office:string-value="OUT_INTERIOR_LAMP">
            <text:p>OUT_INTERIOR_LAMP</text:p>
          </table:table-cell>
          <table:table-cell/>
          <table:table-cell table:formula="of:=IF(ISERROR(VLOOKUP([bd_sub_system_flows.D202];[bd_flows.$A$2:bd_flows.$E$340];6;0));&quot;&quot;;VLOOKUP([bd_sub_system_flows.D202];[bd_flows.$A$2:bd_flows.$E$340];6;0))">
            <text:p/>
          </table:table-cell>
          <table:table-cell table:number-columns-repeated="5"/>
          <table:table-cell table:formula="of:=[bd_sub_system_flows_aux.B202]" office:value-type="string" office:string-value="OUT_INTERIOR_LAMP">
            <text:p>OUT_INTERIOR_LAMP</text:p>
          </table:table-cell>
          <table:table-cell table:formula="of:=IF(ISERROR(VLOOKUP([bd_sub_system_flows.D202];[bd_flows_aux.$B$2:bd_flows_aux.$C$160];2;0));VLOOKUP([.J202];[Etiquetas.$A$2:Etiquetas.$V$169];22;0);VLOOKUP([bd_sub_system_flows.D202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44]" office:value-type="string" office:string-value="OPENDOOR_LAMP">
            <text:p>OPENDOOR_LAMP</text:p>
          </table:table-cell>
          <table:table-cell table:formula="of:=IF(ISERROR(VLOOKUP([bd_sub_system_flows.D203];[bd_flows.$A$2:bd_flows.$B$340];2;0));&quot;&quot;;VLOOKUP([bd_sub_system_flows.D203];[bd_flows.$A$2:bd_flows.$B$340];2;0))" office:value-type="string" office:string-value="OUT_OPENDOOR_LAMP">
            <text:p>OUT_OPENDOOR_LAMP</text:p>
          </table:table-cell>
          <table:table-cell/>
          <table:table-cell table:formula="of:=IF(ISERROR(VLOOKUP([bd_sub_system_flows.D203];[bd_flows.$A$2:bd_flows.$E$340];6;0));&quot;&quot;;VLOOKUP([bd_sub_system_flows.D203];[bd_flows.$A$2:bd_flows.$E$340];6;0))">
            <text:p/>
          </table:table-cell>
          <table:table-cell table:number-columns-repeated="5"/>
          <table:table-cell table:formula="of:=[bd_sub_system_flows_aux.B203]" office:value-type="string" office:string-value="OUT_OPENDOOR_LAMP">
            <text:p>OUT_OPENDOOR_LAMP</text:p>
          </table:table-cell>
          <table:table-cell table:formula="of:=IF(ISERROR(VLOOKUP([bd_sub_system_flows.D203];[bd_flows_aux.$B$2:bd_flows_aux.$C$160];2;0));VLOOKUP([.J203];[Etiquetas.$A$2:Etiquetas.$V$169];22;0);VLOOKUP([bd_sub_system_flows.D203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45]" office:value-type="string" office:string-value="PARKING_LAMP_1">
            <text:p>PARKING_LAMP_1</text:p>
          </table:table-cell>
          <table:table-cell table:formula="of:=IF(ISERROR(VLOOKUP([bd_sub_system_flows.D204];[bd_flows.$A$2:bd_flows.$B$340];2;0));&quot;&quot;;VLOOKUP([bd_sub_system_flows.D204];[bd_flows.$A$2:bd_flows.$B$340];2;0))" office:value-type="string" office:string-value="OUT_PARKING_LAMP_1">
            <text:p>OUT_PARKING_LAMP_1</text:p>
          </table:table-cell>
          <table:table-cell/>
          <table:table-cell table:formula="of:=IF(ISERROR(VLOOKUP([bd_sub_system_flows.D204];[bd_flows.$A$2:bd_flows.$E$340];6;0));&quot;&quot;;VLOOKUP([bd_sub_system_flows.D204];[bd_flows.$A$2:bd_flows.$E$340];6;0))">
            <text:p/>
          </table:table-cell>
          <table:table-cell table:number-columns-repeated="5"/>
          <table:table-cell table:formula="of:=[bd_sub_system_flows_aux.B204]" office:value-type="string" office:string-value="OUT_PARKING_LAMP_1">
            <text:p>OUT_PARKING_LAMP_1</text:p>
          </table:table-cell>
          <table:table-cell table:formula="of:=IF(ISERROR(VLOOKUP([bd_sub_system_flows.D204];[bd_flows_aux.$B$2:bd_flows_aux.$C$160];2;0));VLOOKUP([.J204];[Etiquetas.$A$2:Etiquetas.$V$169];22;0);VLOOKUP([bd_sub_system_flows.D204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46]" office:value-type="string" office:string-value="PARKING_LAMP_2">
            <text:p>PARKING_LAMP_2</text:p>
          </table:table-cell>
          <table:table-cell table:formula="of:=IF(ISERROR(VLOOKUP([bd_sub_system_flows.D205];[bd_flows.$A$2:bd_flows.$B$340];2;0));&quot;&quot;;VLOOKUP([bd_sub_system_flows.D205];[bd_flows.$A$2:bd_flows.$B$340];2;0))" office:value-type="string" office:string-value="OUT_PARKING_LAMP_2">
            <text:p>OUT_PARKING_LAMP_2</text:p>
          </table:table-cell>
          <table:table-cell/>
          <table:table-cell table:formula="of:=IF(ISERROR(VLOOKUP([bd_sub_system_flows.D205];[bd_flows.$A$2:bd_flows.$E$340];6;0));&quot;&quot;;VLOOKUP([bd_sub_system_flows.D205];[bd_flows.$A$2:bd_flows.$E$340];6;0))">
            <text:p/>
          </table:table-cell>
          <table:table-cell table:number-columns-repeated="5"/>
          <table:table-cell table:formula="of:=[bd_sub_system_flows_aux.B205]" office:value-type="string" office:string-value="OUT_PARKING_LAMP_2">
            <text:p>OUT_PARKING_LAMP_2</text:p>
          </table:table-cell>
          <table:table-cell table:formula="of:=IF(ISERROR(VLOOKUP([bd_sub_system_flows.D205];[bd_flows_aux.$B$2:bd_flows_aux.$C$160];2;0));VLOOKUP([.J205];[Etiquetas.$A$2:Etiquetas.$V$169];22;0);VLOOKUP([bd_sub_system_flows.D205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47]" office:value-type="string" office:string-value="PARKING_LAMP_1_DGN">
            <text:p>PARKING_LAMP_1_DGN</text:p>
          </table:table-cell>
          <table:table-cell table:formula="of:=IF(ISERROR(VLOOKUP([bd_sub_system_flows.D206];[bd_flows.$A$2:bd_flows.$B$340];2;0));&quot;&quot;;VLOOKUP([bd_sub_system_flows.D206];[bd_flows.$A$2:bd_flows.$B$340];2;0))" office:value-type="string" office:string-value="PARKING_LAMP_1_DGN">
            <text:p>PARKING_LAMP_1_DGN</text:p>
          </table:table-cell>
          <table:table-cell/>
          <table:table-cell table:formula="of:=IF(ISERROR(VLOOKUP([bd_sub_system_flows.D206];[bd_flows.$A$2:bd_flows.$E$340];6;0));&quot;&quot;;VLOOKUP([bd_sub_system_flows.D206];[bd_flows.$A$2:bd_flows.$E$340];6;0))">
            <text:p/>
          </table:table-cell>
          <table:table-cell table:number-columns-repeated="5"/>
          <table:table-cell table:formula="of:=[bd_sub_system_flows_aux.B206]" office:value-type="string" office:string-value="PARKING_LAMP_1_DGN">
            <text:p>PARKING_LAMP_1_DGN</text:p>
          </table:table-cell>
          <table:table-cell table:formula="of:=IF(ISERROR(VLOOKUP([bd_sub_system_flows.D206];[bd_flows_aux.$B$2:bd_flows_aux.$C$160];2;0));VLOOKUP([.J206];[Etiquetas.$A$2:Etiquetas.$V$169];22;0);VLOOKUP([bd_sub_system_flows.D206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48]" office:value-type="string" office:string-value="PARKING_LAMP_2_DGN">
            <text:p>PARKING_LAMP_2_DGN</text:p>
          </table:table-cell>
          <table:table-cell table:formula="of:=IF(ISERROR(VLOOKUP([bd_sub_system_flows.D207];[bd_flows.$A$2:bd_flows.$B$340];2;0));&quot;&quot;;VLOOKUP([bd_sub_system_flows.D207];[bd_flows.$A$2:bd_flows.$B$340];2;0))" office:value-type="string" office:string-value="PARKING_LAMP_2_DGN">
            <text:p>PARKING_LAMP_2_DGN</text:p>
          </table:table-cell>
          <table:table-cell/>
          <table:table-cell table:formula="of:=IF(ISERROR(VLOOKUP([bd_sub_system_flows.D207];[bd_flows.$A$2:bd_flows.$E$340];6;0));&quot;&quot;;VLOOKUP([bd_sub_system_flows.D207];[bd_flows.$A$2:bd_flows.$E$340];6;0))">
            <text:p/>
          </table:table-cell>
          <table:table-cell table:number-columns-repeated="5"/>
          <table:table-cell table:formula="of:=[bd_sub_system_flows_aux.B207]" office:value-type="string" office:string-value="PARKING_LAMP_2_DGN">
            <text:p>PARKING_LAMP_2_DGN</text:p>
          </table:table-cell>
          <table:table-cell table:formula="of:=IF(ISERROR(VLOOKUP([bd_sub_system_flows.D207];[bd_flows_aux.$B$2:bd_flows_aux.$C$160];2;0));VLOOKUP([.J207];[Etiquetas.$A$2:Etiquetas.$V$169];22;0);VLOOKUP([bd_sub_system_flows.D207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49]" office:value-type="string" office:string-value="LED_WARNING">
            <text:p>LED_WARNING</text:p>
          </table:table-cell>
          <table:table-cell table:formula="of:=IF(ISERROR(VLOOKUP([bd_sub_system_flows.D208];[bd_flows.$A$2:bd_flows.$B$340];2;0));&quot;&quot;;VLOOKUP([bd_sub_system_flows.D208];[bd_flows.$A$2:bd_flows.$B$340];2;0))" office:value-type="string" office:string-value="OUT_LED_WARNING">
            <text:p>OUT_LED_WARNING</text:p>
          </table:table-cell>
          <table:table-cell/>
          <table:table-cell table:formula="of:=IF(ISERROR(VLOOKUP([bd_sub_system_flows.D208];[bd_flows.$A$2:bd_flows.$E$340];6;0));&quot;&quot;;VLOOKUP([bd_sub_system_flows.D208];[bd_flows.$A$2:bd_flows.$E$340];6;0))">
            <text:p/>
          </table:table-cell>
          <table:table-cell table:number-columns-repeated="5"/>
          <table:table-cell table:formula="of:=[bd_sub_system_flows_aux.B208]" office:value-type="string" office:string-value="OUT_LED_WARNING">
            <text:p>OUT_LED_WARNING</text:p>
          </table:table-cell>
          <table:table-cell table:formula="of:=IF(ISERROR(VLOOKUP([bd_sub_system_flows.D208];[bd_flows_aux.$B$2:bd_flows_aux.$C$160];2;0));VLOOKUP([.J208];[Etiquetas.$A$2:Etiquetas.$V$169];22;0);VLOOKUP([bd_sub_system_flows.D208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50]" office:value-type="string" office:string-value="POWER_CAM">
            <text:p>POWER_CAM</text:p>
          </table:table-cell>
          <table:table-cell table:formula="of:=IF(ISERROR(VLOOKUP([bd_sub_system_flows.D209];[bd_flows.$A$2:bd_flows.$B$340];2;0));&quot;&quot;;VLOOKUP([bd_sub_system_flows.D209];[bd_flows.$A$2:bd_flows.$B$340];2;0))" office:value-type="string" office:string-value="OUT_POWER_CAM">
            <text:p>OUT_POWER_CAM</text:p>
          </table:table-cell>
          <table:table-cell/>
          <table:table-cell table:formula="of:=IF(ISERROR(VLOOKUP([bd_sub_system_flows.D209];[bd_flows.$A$2:bd_flows.$E$340];6;0));&quot;&quot;;VLOOKUP([bd_sub_system_flows.D209];[bd_flows.$A$2:bd_flows.$E$340];6;0))">
            <text:p/>
          </table:table-cell>
          <table:table-cell table:number-columns-repeated="5"/>
          <table:table-cell table:formula="of:=[bd_sub_system_flows_aux.B209]" office:value-type="string" office:string-value="OUT_POWER_CAM">
            <text:p>OUT_POWER_CAM</text:p>
          </table:table-cell>
          <table:table-cell table:formula="of:=IF(ISERROR(VLOOKUP([bd_sub_system_flows.D209];[bd_flows_aux.$B$2:bd_flows_aux.$C$160];2;0));VLOOKUP([.J209];[Etiquetas.$A$2:Etiquetas.$V$169];22;0);VLOOKUP([bd_sub_system_flows.D209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51]" office:value-type="string" office:string-value="LED_IGNITION">
            <text:p>LED_IGNITION</text:p>
          </table:table-cell>
          <table:table-cell table:formula="of:=IF(ISERROR(VLOOKUP([bd_sub_system_flows.D210];[bd_flows.$A$2:bd_flows.$B$340];2;0));&quot;&quot;;VLOOKUP([bd_sub_system_flows.D210];[bd_flows.$A$2:bd_flows.$B$340];2;0))" office:value-type="string" office:string-value="OUT_LED_IGNITION">
            <text:p>OUT_LED_IGNITION</text:p>
          </table:table-cell>
          <table:table-cell/>
          <table:table-cell table:formula="of:=IF(ISERROR(VLOOKUP([bd_sub_system_flows.D210];[bd_flows.$A$2:bd_flows.$E$340];6;0));&quot;&quot;;VLOOKUP([bd_sub_system_flows.D210];[bd_flows.$A$2:bd_flows.$E$340];6;0))">
            <text:p/>
          </table:table-cell>
          <table:table-cell table:number-columns-repeated="5"/>
          <table:table-cell table:formula="of:=[bd_sub_system_flows_aux.B210]" office:value-type="string" office:string-value="OUT_LED_IGNITION">
            <text:p>OUT_LED_IGNITION</text:p>
          </table:table-cell>
          <table:table-cell table:formula="of:=IF(ISERROR(VLOOKUP([bd_sub_system_flows.D210];[bd_flows_aux.$B$2:bd_flows_aux.$C$160];2;0));VLOOKUP([.J210];[Etiquetas.$A$2:Etiquetas.$V$169];22;0);VLOOKUP([bd_sub_system_flows.D210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52]" office:value-type="string" office:string-value="HEATER_1">
            <text:p>HEATER_1</text:p>
          </table:table-cell>
          <table:table-cell table:formula="of:=IF(ISERROR(VLOOKUP([bd_sub_system_flows.D211];[bd_flows.$A$2:bd_flows.$B$340];2;0));&quot;&quot;;VLOOKUP([bd_sub_system_flows.D211];[bd_flows.$A$2:bd_flows.$B$340];2;0))" office:value-type="string" office:string-value="OUT_HEATER_1">
            <text:p>OUT_HEATER_1</text:p>
          </table:table-cell>
          <table:table-cell/>
          <table:table-cell table:formula="of:=IF(ISERROR(VLOOKUP([bd_sub_system_flows.D211];[bd_flows.$A$2:bd_flows.$E$340];6;0));&quot;&quot;;VLOOKUP([bd_sub_system_flows.D211];[bd_flows.$A$2:bd_flows.$E$340];6;0))">
            <text:p/>
          </table:table-cell>
          <table:table-cell table:number-columns-repeated="5"/>
          <table:table-cell table:formula="of:=[bd_sub_system_flows_aux.B211]" office:value-type="string" office:string-value="OUT_HEATER_1">
            <text:p>OUT_HEATER_1</text:p>
          </table:table-cell>
          <table:table-cell table:formula="of:=IF(ISERROR(VLOOKUP([bd_sub_system_flows.D211];[bd_flows_aux.$B$2:bd_flows_aux.$C$160];2;0));VLOOKUP([.J211];[Etiquetas.$A$2:Etiquetas.$V$169];22;0);VLOOKUP([bd_sub_system_flows.D211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53]" office:value-type="string" office:string-value="HEATER_2">
            <text:p>HEATER_2</text:p>
          </table:table-cell>
          <table:table-cell table:formula="of:=IF(ISERROR(VLOOKUP([bd_sub_system_flows.D212];[bd_flows.$A$2:bd_flows.$B$340];2;0));&quot;&quot;;VLOOKUP([bd_sub_system_flows.D212];[bd_flows.$A$2:bd_flows.$B$340];2;0))" office:value-type="string" office:string-value="OUT_HEATER_2">
            <text:p>OUT_HEATER_2</text:p>
          </table:table-cell>
          <table:table-cell/>
          <table:table-cell table:formula="of:=IF(ISERROR(VLOOKUP([bd_sub_system_flows.D212];[bd_flows.$A$2:bd_flows.$E$340];6;0));&quot;&quot;;VLOOKUP([bd_sub_system_flows.D212];[bd_flows.$A$2:bd_flows.$E$340];6;0))">
            <text:p/>
          </table:table-cell>
          <table:table-cell table:number-columns-repeated="5"/>
          <table:table-cell table:formula="of:=[bd_sub_system_flows_aux.B212]" office:value-type="string" office:string-value="OUT_HEATER_2">
            <text:p>OUT_HEATER_2</text:p>
          </table:table-cell>
          <table:table-cell table:formula="of:=IF(ISERROR(VLOOKUP([bd_sub_system_flows.D212];[bd_flows_aux.$B$2:bd_flows_aux.$C$160];2;0));VLOOKUP([.J212];[Etiquetas.$A$2:Etiquetas.$V$169];22;0);VLOOKUP([bd_sub_system_flows.D212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54]" office:value-type="string" office:string-value="BRAKE_LAMP">
            <text:p>BRAKE_LAMP</text:p>
          </table:table-cell>
          <table:table-cell table:formula="of:=IF(ISERROR(VLOOKUP([bd_sub_system_flows.D213];[bd_flows.$A$2:bd_flows.$B$340];2;0));&quot;&quot;;VLOOKUP([bd_sub_system_flows.D213];[bd_flows.$A$2:bd_flows.$B$340];2;0))" office:value-type="string" office:string-value="OUT_BRAKE_LAMP">
            <text:p>OUT_BRAKE_LAMP</text:p>
          </table:table-cell>
          <table:table-cell/>
          <table:table-cell table:formula="of:=IF(ISERROR(VLOOKUP([bd_sub_system_flows.D213];[bd_flows.$A$2:bd_flows.$E$340];6;0));&quot;&quot;;VLOOKUP([bd_sub_system_flows.D213];[bd_flows.$A$2:bd_flows.$E$340];6;0))">
            <text:p/>
          </table:table-cell>
          <table:table-cell table:number-columns-repeated="5"/>
          <table:table-cell table:formula="of:=[bd_sub_system_flows_aux.B213]" office:value-type="string" office:string-value="OUT_BRAKE_LAMP">
            <text:p>OUT_BRAKE_LAMP</text:p>
          </table:table-cell>
          <table:table-cell table:formula="of:=IF(ISERROR(VLOOKUP([bd_sub_system_flows.D213];[bd_flows_aux.$B$2:bd_flows_aux.$C$160];2;0));VLOOKUP([.J213];[Etiquetas.$A$2:Etiquetas.$V$169];22;0);VLOOKUP([bd_sub_system_flows.D213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55]" office:value-type="string" office:string-value="300mA_RES1">
            <text:p>300mA_RES1</text:p>
          </table:table-cell>
          <table:table-cell table:formula="of:=IF(ISERROR(VLOOKUP([bd_sub_system_flows.D214];[bd_flows.$A$2:bd_flows.$B$340];2;0));&quot;&quot;;VLOOKUP([bd_sub_system_flows.D214];[bd_flows.$A$2:bd_flows.$B$340];2;0))" office:value-type="string" office:string-value="OUT_300mA_RES1">
            <text:p>OUT_300mA_RES1</text:p>
          </table:table-cell>
          <table:table-cell/>
          <table:table-cell table:formula="of:=IF(ISERROR(VLOOKUP([bd_sub_system_flows.D214];[bd_flows.$A$2:bd_flows.$E$340];6;0));&quot;&quot;;VLOOKUP([bd_sub_system_flows.D214];[bd_flows.$A$2:bd_flows.$E$340];6;0))">
            <text:p/>
          </table:table-cell>
          <table:table-cell table:number-columns-repeated="5"/>
          <table:table-cell table:formula="of:=[bd_sub_system_flows_aux.B214]" office:value-type="string" office:string-value="OUT_300mA_RES1">
            <text:p>OUT_300mA_RES1</text:p>
          </table:table-cell>
          <table:table-cell table:formula="of:=IF(ISERROR(VLOOKUP([bd_sub_system_flows.D214];[bd_flows_aux.$B$2:bd_flows_aux.$C$160];2;0));VLOOKUP([.J214];[Etiquetas.$A$2:Etiquetas.$V$169];22;0);VLOOKUP([bd_sub_system_flows.D214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56]" office:value-type="string" office:string-value="300mA_RES2">
            <text:p>300mA_RES2</text:p>
          </table:table-cell>
          <table:table-cell table:formula="of:=IF(ISERROR(VLOOKUP([bd_sub_system_flows.D215];[bd_flows.$A$2:bd_flows.$B$340];2;0));&quot;&quot;;VLOOKUP([bd_sub_system_flows.D215];[bd_flows.$A$2:bd_flows.$B$340];2;0))" office:value-type="string" office:string-value="OUT_300mA_RES2">
            <text:p>OUT_300mA_RES2</text:p>
          </table:table-cell>
          <table:table-cell/>
          <table:table-cell table:formula="of:=IF(ISERROR(VLOOKUP([bd_sub_system_flows.D215];[bd_flows.$A$2:bd_flows.$E$340];6;0));&quot;&quot;;VLOOKUP([bd_sub_system_flows.D215];[bd_flows.$A$2:bd_flows.$E$340];6;0))">
            <text:p/>
          </table:table-cell>
          <table:table-cell table:number-columns-repeated="5"/>
          <table:table-cell table:formula="of:=[bd_sub_system_flows_aux.B215]" office:value-type="string" office:string-value="OUT_300mA_RES2">
            <text:p>OUT_300mA_RES2</text:p>
          </table:table-cell>
          <table:table-cell table:formula="of:=IF(ISERROR(VLOOKUP([bd_sub_system_flows.D215];[bd_flows_aux.$B$2:bd_flows_aux.$C$160];2;0));VLOOKUP([.J215];[Etiquetas.$A$2:Etiquetas.$V$169];22;0);VLOOKUP([bd_sub_system_flows.D215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57]" office:value-type="string" office:string-value="BRAKE_LAMP_DGN">
            <text:p>BRAKE_LAMP_DGN</text:p>
          </table:table-cell>
          <table:table-cell table:formula="of:=IF(ISERROR(VLOOKUP([bd_sub_system_flows.D216];[bd_flows.$A$2:bd_flows.$B$340];2;0));&quot;&quot;;VLOOKUP([bd_sub_system_flows.D216];[bd_flows.$A$2:bd_flows.$B$340];2;0))" office:value-type="string" office:string-value="BRAKE_LAMP_DGN">
            <text:p>BRAKE_LAMP_DGN</text:p>
          </table:table-cell>
          <table:table-cell/>
          <table:table-cell table:formula="of:=IF(ISERROR(VLOOKUP([bd_sub_system_flows.D216];[bd_flows.$A$2:bd_flows.$E$340];6;0));&quot;&quot;;VLOOKUP([bd_sub_system_flows.D216];[bd_flows.$A$2:bd_flows.$E$340];6;0))">
            <text:p/>
          </table:table-cell>
          <table:table-cell table:number-columns-repeated="5"/>
          <table:table-cell table:formula="of:=[bd_sub_system_flows_aux.B216]" office:value-type="string" office:string-value="BRAKE_LAMP_DGN">
            <text:p>BRAKE_LAMP_DGN</text:p>
          </table:table-cell>
          <table:table-cell table:formula="of:=IF(ISERROR(VLOOKUP([bd_sub_system_flows.D216];[bd_flows_aux.$B$2:bd_flows_aux.$C$160];2;0));VLOOKUP([.J216];[Etiquetas.$A$2:Etiquetas.$V$169];22;0);VLOOKUP([bd_sub_system_flows.D216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58]" office:value-type="string" office:string-value="INT_BUZZER">
            <text:p>INT_BUZZER</text:p>
          </table:table-cell>
          <table:table-cell table:formula="of:=IF(ISERROR(VLOOKUP([bd_sub_system_flows.D217];[bd_flows.$A$2:bd_flows.$B$340];2;0));&quot;&quot;;VLOOKUP([bd_sub_system_flows.D217];[bd_flows.$A$2:bd_flows.$B$340];2;0))" office:value-type="string" office:string-value="INT_BUZZER">
            <text:p>INT_BUZZER</text:p>
          </table:table-cell>
          <table:table-cell/>
          <table:table-cell table:formula="of:=IF(ISERROR(VLOOKUP([bd_sub_system_flows.D217];[bd_flows.$A$2:bd_flows.$E$340];6;0));&quot;&quot;;VLOOKUP([bd_sub_system_flows.D217];[bd_flows.$A$2:bd_flows.$E$340];6;0))">
            <text:p/>
          </table:table-cell>
          <table:table-cell table:number-columns-repeated="5"/>
          <table:table-cell table:formula="of:=[bd_sub_system_flows_aux.B217]" office:value-type="string" office:string-value="INT_BUZZER">
            <text:p>INT_BUZZER</text:p>
          </table:table-cell>
          <table:table-cell table:formula="of:=IF(ISERROR(VLOOKUP([bd_sub_system_flows.D217];[bd_flows_aux.$B$2:bd_flows_aux.$C$160];2;0));VLOOKUP([.J217];[Etiquetas.$A$2:Etiquetas.$V$169];22;0);VLOOKUP([bd_sub_system_flows.D217];[bd_flows_aux.$B$2:bd_flows_aux.$C$160];2;0))" office:value-type="string" office:string-value="TBD">
            <text:p>TBD</text:p>
          </table:table-cell>
        </table:table-row>
        <table:table-row table:style-name="ro5">
          <table:table-cell table:formula="of:=[Etiquetas.A59]" office:value-type="string" office:string-value="INT_BUZZER_SHDNn">
            <text:p>INT_BUZZER_SHDNn</text:p>
          </table:table-cell>
          <table:table-cell table:formula="of:=IF(ISERROR(VLOOKUP([bd_sub_system_flows.D218];[bd_flows.$A$2:bd_flows.$B$340];2;0));&quot;&quot;;VLOOKUP([bd_sub_system_flows.D218];[bd_flows.$A$2:bd_flows.$B$340];2;0))" office:value-type="string" office:string-value="INT_BUZZER_SHDNn">
            <text:p>INT_BUZZER_SHDNn</text:p>
          </table:table-cell>
          <table:table-cell/>
          <table:table-cell table:formula="of:=IF(ISERROR(VLOOKUP([bd_sub_system_flows.D218];[bd_flows.$A$2:bd_flows.$E$340];6;0));&quot;&quot;;VLOOKUP([bd_sub_system_flows.D218];[bd_flows.$A$2:bd_flows.$E$340];6;0))">
            <text:p/>
          </table:table-cell>
          <table:table-cell table:number-columns-repeated="5"/>
          <table:table-cell table:formula="of:=[bd_sub_system_flows_aux.B218]" office:value-type="string" office:string-value="INT_BUZZER_SHDNn">
            <text:p>INT_BUZZER_SHDNn</text:p>
          </table:table-cell>
          <table:table-cell table:formula="of:=IF(ISERROR(VLOOKUP([bd_sub_system_flows.D218];[bd_flows_aux.$B$2:bd_flows_aux.$C$160];2;0));VLOOKUP([.J218];[Etiquetas.$A$2:Etiquetas.$V$169];22;0);VLOOKUP([bd_sub_system_flows.D218];[bd_flows_aux.$B$2:bd_flows_aux.$C$160];2;0))" office:value-type="string" office:string-value="TBD">
            <text:p>TBD</text:p>
          </table:table-cell>
        </table:table-row>
        <table:table-row table:style-name="ro5">
          <table:table-cell table:formula="of:=[Etiquetas.A60]" office:value-type="string" office:string-value="POWER_DIM">
            <text:p>POWER_DIM</text:p>
          </table:table-cell>
          <table:table-cell table:formula="of:=IF(ISERROR(VLOOKUP([bd_sub_system_flows.D219];[bd_flows.$A$2:bd_flows.$B$340];2;0));&quot;&quot;;VLOOKUP([bd_sub_system_flows.D219];[bd_flows.$A$2:bd_flows.$B$340];2;0))" office:value-type="string" office:string-value="OUT_POWER_DIM">
            <text:p>OUT_POWER_DIM</text:p>
          </table:table-cell>
          <table:table-cell/>
          <table:table-cell table:formula="of:=IF(ISERROR(VLOOKUP([bd_sub_system_flows.D219];[bd_flows.$A$2:bd_flows.$E$340];6;0));&quot;&quot;;VLOOKUP([bd_sub_system_flows.D219];[bd_flows.$A$2:bd_flows.$E$340];6;0))">
            <text:p/>
          </table:table-cell>
          <table:table-cell table:number-columns-repeated="5"/>
          <table:table-cell table:formula="of:=[bd_sub_system_flows_aux.B219]" office:value-type="string" office:string-value="OUT_POWER_DIM">
            <text:p>OUT_POWER_DIM</text:p>
          </table:table-cell>
          <table:table-cell table:formula="of:=IF(ISERROR(VLOOKUP([bd_sub_system_flows.D219];[bd_flows_aux.$B$2:bd_flows_aux.$C$160];2;0));VLOOKUP([.J219];[Etiquetas.$A$2:Etiquetas.$V$169];22;0);VLOOKUP([bd_sub_system_flows.D219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61]" office:value-type="string" office:string-value="HORN">
            <text:p>HORN</text:p>
          </table:table-cell>
          <table:table-cell table:formula="of:=IF(ISERROR(VLOOKUP([bd_sub_system_flows.D220];[bd_flows.$A$2:bd_flows.$B$340];2;0));&quot;&quot;;VLOOKUP([bd_sub_system_flows.D220];[bd_flows.$A$2:bd_flows.$B$340];2;0))" office:value-type="string" office:string-value="OUT_HORN">
            <text:p>OUT_HORN</text:p>
          </table:table-cell>
          <table:table-cell/>
          <table:table-cell table:formula="of:=IF(ISERROR(VLOOKUP([bd_sub_system_flows.D220];[bd_flows.$A$2:bd_flows.$E$340];6;0));&quot;&quot;;VLOOKUP([bd_sub_system_flows.D220];[bd_flows.$A$2:bd_flows.$E$340];6;0))">
            <text:p/>
          </table:table-cell>
          <table:table-cell table:number-columns-repeated="5"/>
          <table:table-cell table:formula="of:=[bd_sub_system_flows_aux.B220]" office:value-type="string" office:string-value="OUT_HORN">
            <text:p>OUT_HORN</text:p>
          </table:table-cell>
          <table:table-cell table:formula="of:=IF(ISERROR(VLOOKUP([bd_sub_system_flows.D220];[bd_flows_aux.$B$2:bd_flows_aux.$C$160];2;0));VLOOKUP([.J220];[Etiquetas.$A$2:Etiquetas.$V$169];22;0);VLOOKUP([bd_sub_system_flows.D220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62]" office:value-type="string" office:string-value="LOWBEAM_LAMP_L">
            <text:p>LOWBEAM_LAMP_L</text:p>
          </table:table-cell>
          <table:table-cell table:formula="of:=IF(ISERROR(VLOOKUP([bd_sub_system_flows.D221];[bd_flows.$A$2:bd_flows.$B$340];2;0));&quot;&quot;;VLOOKUP([bd_sub_system_flows.D221];[bd_flows.$A$2:bd_flows.$B$340];2;0))" office:value-type="string" office:string-value="OUT_LOWBEAM_LAMP_L">
            <text:p>OUT_LOWBEAM_LAMP_L</text:p>
          </table:table-cell>
          <table:table-cell/>
          <table:table-cell table:formula="of:=IF(ISERROR(VLOOKUP([bd_sub_system_flows.D221];[bd_flows.$A$2:bd_flows.$E$340];6;0));&quot;&quot;;VLOOKUP([bd_sub_system_flows.D221];[bd_flows.$A$2:bd_flows.$E$340];6;0))">
            <text:p/>
          </table:table-cell>
          <table:table-cell table:number-columns-repeated="5"/>
          <table:table-cell table:formula="of:=[bd_sub_system_flows_aux.B221]" office:value-type="string" office:string-value="OUT_LOWBEAM_LAMP_L">
            <text:p>OUT_LOWBEAM_LAMP_L</text:p>
          </table:table-cell>
          <table:table-cell table:formula="of:=IF(ISERROR(VLOOKUP([bd_sub_system_flows.D221];[bd_flows_aux.$B$2:bd_flows_aux.$C$160];2;0));VLOOKUP([.J221];[Etiquetas.$A$2:Etiquetas.$V$169];22;0);VLOOKUP([bd_sub_system_flows.D221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63]" office:value-type="string" office:string-value="LOWBEAM_LAMP_R">
            <text:p>LOWBEAM_LAMP_R</text:p>
          </table:table-cell>
          <table:table-cell table:formula="of:=IF(ISERROR(VLOOKUP([bd_sub_system_flows.D222];[bd_flows.$A$2:bd_flows.$B$340];2;0));&quot;&quot;;VLOOKUP([bd_sub_system_flows.D222];[bd_flows.$A$2:bd_flows.$B$340];2;0))" office:value-type="string" office:string-value="OUT_LOWBEAM_LAMP_R">
            <text:p>OUT_LOWBEAM_LAMP_R</text:p>
          </table:table-cell>
          <table:table-cell/>
          <table:table-cell table:formula="of:=IF(ISERROR(VLOOKUP([bd_sub_system_flows.D222];[bd_flows.$A$2:bd_flows.$E$340];6;0));&quot;&quot;;VLOOKUP([bd_sub_system_flows.D222];[bd_flows.$A$2:bd_flows.$E$340];6;0))">
            <text:p/>
          </table:table-cell>
          <table:table-cell table:number-columns-repeated="5"/>
          <table:table-cell table:formula="of:=[bd_sub_system_flows_aux.B222]" office:value-type="string" office:string-value="OUT_LOWBEAM_LAMP_R">
            <text:p>OUT_LOWBEAM_LAMP_R</text:p>
          </table:table-cell>
          <table:table-cell table:formula="of:=IF(ISERROR(VLOOKUP([bd_sub_system_flows.D222];[bd_flows_aux.$B$2:bd_flows_aux.$C$160];2;0));VLOOKUP([.J222];[Etiquetas.$A$2:Etiquetas.$V$169];22;0);VLOOKUP([bd_sub_system_flows.D222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64]" office:value-type="string" office:string-value="HIGHBEAM_LAMP_L">
            <text:p>HIGHBEAM_LAMP_L</text:p>
          </table:table-cell>
          <table:table-cell table:formula="of:=IF(ISERROR(VLOOKUP([bd_sub_system_flows.D223];[bd_flows.$A$2:bd_flows.$B$340];2;0));&quot;&quot;;VLOOKUP([bd_sub_system_flows.D223];[bd_flows.$A$2:bd_flows.$B$340];2;0))" office:value-type="string" office:string-value="OUT_HIGHBEAM_LAMP_L">
            <text:p>OUT_HIGHBEAM_LAMP_L</text:p>
          </table:table-cell>
          <table:table-cell/>
          <table:table-cell table:formula="of:=IF(ISERROR(VLOOKUP([bd_sub_system_flows.D223];[bd_flows.$A$2:bd_flows.$E$340];6;0));&quot;&quot;;VLOOKUP([bd_sub_system_flows.D223];[bd_flows.$A$2:bd_flows.$E$340];6;0))">
            <text:p/>
          </table:table-cell>
          <table:table-cell table:number-columns-repeated="5"/>
          <table:table-cell table:formula="of:=[bd_sub_system_flows_aux.B223]" office:value-type="string" office:string-value="OUT_HIGHBEAM_LAMP_L">
            <text:p>OUT_HIGHBEAM_LAMP_L</text:p>
          </table:table-cell>
          <table:table-cell table:formula="of:=IF(ISERROR(VLOOKUP([bd_sub_system_flows.D223];[bd_flows_aux.$B$2:bd_flows_aux.$C$160];2;0));VLOOKUP([.J223];[Etiquetas.$A$2:Etiquetas.$V$169];22;0);VLOOKUP([bd_sub_system_flows.D223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65]" office:value-type="string" office:string-value="HIGHBEAM_LAMP_R">
            <text:p>HIGHBEAM_LAMP_R</text:p>
          </table:table-cell>
          <table:table-cell table:formula="of:=IF(ISERROR(VLOOKUP([bd_sub_system_flows.D224];[bd_flows.$A$2:bd_flows.$B$340];2;0));&quot;&quot;;VLOOKUP([bd_sub_system_flows.D224];[bd_flows.$A$2:bd_flows.$B$340];2;0))" office:value-type="string" office:string-value="OUT_HIGHBEAM_LAMP_R">
            <text:p>OUT_HIGHBEAM_LAMP_R</text:p>
          </table:table-cell>
          <table:table-cell/>
          <table:table-cell table:formula="of:=IF(ISERROR(VLOOKUP([bd_sub_system_flows.D224];[bd_flows.$A$2:bd_flows.$E$340];6;0));&quot;&quot;;VLOOKUP([bd_sub_system_flows.D224];[bd_flows.$A$2:bd_flows.$E$340];6;0))">
            <text:p/>
          </table:table-cell>
          <table:table-cell table:number-columns-repeated="5"/>
          <table:table-cell table:formula="of:=[bd_sub_system_flows_aux.B224]" office:value-type="string" office:string-value="OUT_HIGHBEAM_LAMP_R">
            <text:p>OUT_HIGHBEAM_LAMP_R</text:p>
          </table:table-cell>
          <table:table-cell table:formula="of:=IF(ISERROR(VLOOKUP([bd_sub_system_flows.D224];[bd_flows_aux.$B$2:bd_flows_aux.$C$160];2;0));VLOOKUP([.J224];[Etiquetas.$A$2:Etiquetas.$V$169];22;0);VLOOKUP([bd_sub_system_flows.D224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66]" office:value-type="string" office:string-value="WIPER1">
            <text:p>WIPER1</text:p>
          </table:table-cell>
          <table:table-cell table:formula="of:=IF(ISERROR(VLOOKUP([bd_sub_system_flows.D225];[bd_flows.$A$2:bd_flows.$B$340];2;0));&quot;&quot;;VLOOKUP([bd_sub_system_flows.D225];[bd_flows.$A$2:bd_flows.$B$340];2;0))" office:value-type="string" office:string-value="OUT_WIPER1">
            <text:p>OUT_WIPER1</text:p>
          </table:table-cell>
          <table:table-cell/>
          <table:table-cell table:formula="of:=IF(ISERROR(VLOOKUP([bd_sub_system_flows.D225];[bd_flows.$A$2:bd_flows.$E$340];6;0));&quot;&quot;;VLOOKUP([bd_sub_system_flows.D225];[bd_flows.$A$2:bd_flows.$E$340];6;0))">
            <text:p/>
          </table:table-cell>
          <table:table-cell table:number-columns-repeated="5"/>
          <table:table-cell table:formula="of:=[bd_sub_system_flows_aux.B225]" office:value-type="string" office:string-value="OUT_WIPER1">
            <text:p>OUT_WIPER1</text:p>
          </table:table-cell>
          <table:table-cell table:formula="of:=IF(ISERROR(VLOOKUP([bd_sub_system_flows.D225];[bd_flows_aux.$B$2:bd_flows_aux.$C$160];2;0));VLOOKUP([.J225];[Etiquetas.$A$2:Etiquetas.$V$169];22;0);VLOOKUP([bd_sub_system_flows.D225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67]" office:value-type="string" office:string-value="WIPER2">
            <text:p>WIPER2</text:p>
          </table:table-cell>
          <table:table-cell table:formula="of:=IF(ISERROR(VLOOKUP([bd_sub_system_flows.D226];[bd_flows.$A$2:bd_flows.$B$340];2;0));&quot;&quot;;VLOOKUP([bd_sub_system_flows.D226];[bd_flows.$A$2:bd_flows.$B$340];2;0))" office:value-type="string" office:string-value="OUT_WIPER2">
            <text:p>OUT_WIPER2</text:p>
          </table:table-cell>
          <table:table-cell/>
          <table:table-cell table:formula="of:=IF(ISERROR(VLOOKUP([bd_sub_system_flows.D226];[bd_flows.$A$2:bd_flows.$E$340];6;0));&quot;&quot;;VLOOKUP([bd_sub_system_flows.D226];[bd_flows.$A$2:bd_flows.$E$340];6;0))">
            <text:p/>
          </table:table-cell>
          <table:table-cell table:number-columns-repeated="5"/>
          <table:table-cell table:formula="of:=[bd_sub_system_flows_aux.B226]" office:value-type="string" office:string-value="OUT_WIPER2">
            <text:p>OUT_WIPER2</text:p>
          </table:table-cell>
          <table:table-cell table:formula="of:=IF(ISERROR(VLOOKUP([bd_sub_system_flows.D226];[bd_flows_aux.$B$2:bd_flows_aux.$C$160];2;0));VLOOKUP([.J226];[Etiquetas.$A$2:Etiquetas.$V$169];22;0);VLOOKUP([bd_sub_system_flows.D226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68]" office:value-type="string" office:string-value="10A_KL15_RES">
            <text:p>10A_KL15_RES</text:p>
          </table:table-cell>
          <table:table-cell table:formula="of:=IF(ISERROR(VLOOKUP([bd_sub_system_flows.D227];[bd_flows.$A$2:bd_flows.$B$340];2;0));&quot;&quot;;VLOOKUP([bd_sub_system_flows.D227];[bd_flows.$A$2:bd_flows.$B$340];2;0))" office:value-type="string" office:string-value="OUT_10A_KL15_RES">
            <text:p>OUT_10A_KL15_RES</text:p>
          </table:table-cell>
          <table:table-cell/>
          <table:table-cell table:formula="of:=IF(ISERROR(VLOOKUP([bd_sub_system_flows.D227];[bd_flows.$A$2:bd_flows.$E$340];6;0));&quot;&quot;;VLOOKUP([bd_sub_system_flows.D227];[bd_flows.$A$2:bd_flows.$E$340];6;0))">
            <text:p/>
          </table:table-cell>
          <table:table-cell table:number-columns-repeated="5"/>
          <table:table-cell table:formula="of:=[bd_sub_system_flows_aux.B227]" office:value-type="string" office:string-value="OUT_10A_KL15_RES">
            <text:p>OUT_10A_KL15_RES</text:p>
          </table:table-cell>
          <table:table-cell table:formula="of:=IF(ISERROR(VLOOKUP([bd_sub_system_flows.D227];[bd_flows_aux.$B$2:bd_flows_aux.$C$160];2;0));VLOOKUP([.J227];[Etiquetas.$A$2:Etiquetas.$V$169];22;0);VLOOKUP([bd_sub_system_flows.D227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69]" office:value-type="string" office:string-value="10A_KL30_RES1">
            <text:p>10A_KL30_RES1</text:p>
          </table:table-cell>
          <table:table-cell table:formula="of:=IF(ISERROR(VLOOKUP([bd_sub_system_flows.D228];[bd_flows.$A$2:bd_flows.$B$340];2;0));&quot;&quot;;VLOOKUP([bd_sub_system_flows.D228];[bd_flows.$A$2:bd_flows.$B$340];2;0))" office:value-type="string" office:string-value="OUT_10A_KL30_RES1">
            <text:p>OUT_10A_KL30_RES1</text:p>
          </table:table-cell>
          <table:table-cell/>
          <table:table-cell table:formula="of:=IF(ISERROR(VLOOKUP([bd_sub_system_flows.D228];[bd_flows.$A$2:bd_flows.$E$340];6;0));&quot;&quot;;VLOOKUP([bd_sub_system_flows.D228];[bd_flows.$A$2:bd_flows.$E$340];6;0))">
            <text:p/>
          </table:table-cell>
          <table:table-cell table:number-columns-repeated="5"/>
          <table:table-cell table:formula="of:=[bd_sub_system_flows_aux.B228]" office:value-type="string" office:string-value="OUT_10A_KL30_RES1">
            <text:p>OUT_10A_KL30_RES1</text:p>
          </table:table-cell>
          <table:table-cell table:formula="of:=IF(ISERROR(VLOOKUP([bd_sub_system_flows.D228];[bd_flows_aux.$B$2:bd_flows_aux.$C$160];2;0));VLOOKUP([.J228];[Etiquetas.$A$2:Etiquetas.$V$169];22;0);VLOOKUP([bd_sub_system_flows.D228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70]" office:value-type="string" office:string-value="10A_KL30_RES2">
            <text:p>10A_KL30_RES2</text:p>
          </table:table-cell>
          <table:table-cell table:formula="of:=IF(ISERROR(VLOOKUP([bd_sub_system_flows.D229];[bd_flows.$A$2:bd_flows.$B$340];2;0));&quot;&quot;;VLOOKUP([bd_sub_system_flows.D229];[bd_flows.$A$2:bd_flows.$B$340];2;0))" office:value-type="string" office:string-value="OUT_10A_KL30_RES2">
            <text:p>OUT_10A_KL30_RES2</text:p>
          </table:table-cell>
          <table:table-cell/>
          <table:table-cell table:formula="of:=IF(ISERROR(VLOOKUP([bd_sub_system_flows.D229];[bd_flows.$A$2:bd_flows.$E$340];6;0));&quot;&quot;;VLOOKUP([bd_sub_system_flows.D229];[bd_flows.$A$2:bd_flows.$E$340];6;0))">
            <text:p/>
          </table:table-cell>
          <table:table-cell table:number-columns-repeated="5"/>
          <table:table-cell table:formula="of:=[bd_sub_system_flows_aux.B229]" office:value-type="string" office:string-value="OUT_10A_KL30_RES2">
            <text:p>OUT_10A_KL30_RES2</text:p>
          </table:table-cell>
          <table:table-cell table:formula="of:=IF(ISERROR(VLOOKUP([bd_sub_system_flows.D229];[bd_flows_aux.$B$2:bd_flows_aux.$C$160];2;0));VLOOKUP([.J229];[Etiquetas.$A$2:Etiquetas.$V$169];22;0);VLOOKUP([bd_sub_system_flows.D229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71]" office:value-type="string" office:string-value="LOWBEAM_LAMP_L_DGN">
            <text:p>LOWBEAM_LAMP_L_DGN</text:p>
          </table:table-cell>
          <table:table-cell table:formula="of:=IF(ISERROR(VLOOKUP([bd_sub_system_flows.D230];[bd_flows.$A$2:bd_flows.$B$340];2;0));&quot;&quot;;VLOOKUP([bd_sub_system_flows.D230];[bd_flows.$A$2:bd_flows.$B$340];2;0))" office:value-type="string" office:string-value="LOWBEAM_LAMP_L_DGN">
            <text:p>LOWBEAM_LAMP_L_DGN</text:p>
          </table:table-cell>
          <table:table-cell/>
          <table:table-cell table:formula="of:=IF(ISERROR(VLOOKUP([bd_sub_system_flows.D230];[bd_flows.$A$2:bd_flows.$E$340];6;0));&quot;&quot;;VLOOKUP([bd_sub_system_flows.D230];[bd_flows.$A$2:bd_flows.$E$340];6;0))">
            <text:p/>
          </table:table-cell>
          <table:table-cell table:number-columns-repeated="5"/>
          <table:table-cell table:formula="of:=[bd_sub_system_flows_aux.B230]" office:value-type="string" office:string-value="LOWBEAM_LAMP_L_DGN">
            <text:p>LOWBEAM_LAMP_L_DGN</text:p>
          </table:table-cell>
          <table:table-cell table:formula="of:=IF(ISERROR(VLOOKUP([bd_sub_system_flows.D230];[bd_flows_aux.$B$2:bd_flows_aux.$C$160];2;0));VLOOKUP([.J230];[Etiquetas.$A$2:Etiquetas.$V$169];22;0);VLOOKUP([bd_sub_system_flows.D230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72]" office:value-type="string" office:string-value="LOWBEAM_LAMP_R_DGN">
            <text:p>LOWBEAM_LAMP_R_DGN</text:p>
          </table:table-cell>
          <table:table-cell table:formula="of:=IF(ISERROR(VLOOKUP([bd_sub_system_flows.D231];[bd_flows.$A$2:bd_flows.$B$340];2;0));&quot;&quot;;VLOOKUP([bd_sub_system_flows.D231];[bd_flows.$A$2:bd_flows.$B$340];2;0))" office:value-type="string" office:string-value="LOWBEAM_LAMP_R_DGN">
            <text:p>LOWBEAM_LAMP_R_DGN</text:p>
          </table:table-cell>
          <table:table-cell/>
          <table:table-cell table:formula="of:=IF(ISERROR(VLOOKUP([bd_sub_system_flows.D231];[bd_flows.$A$2:bd_flows.$E$340];6;0));&quot;&quot;;VLOOKUP([bd_sub_system_flows.D231];[bd_flows.$A$2:bd_flows.$E$340];6;0))">
            <text:p/>
          </table:table-cell>
          <table:table-cell table:number-columns-repeated="5"/>
          <table:table-cell table:formula="of:=[bd_sub_system_flows_aux.B231]" office:value-type="string" office:string-value="LOWBEAM_LAMP_R_DGN">
            <text:p>LOWBEAM_LAMP_R_DGN</text:p>
          </table:table-cell>
          <table:table-cell table:formula="of:=IF(ISERROR(VLOOKUP([bd_sub_system_flows.D231];[bd_flows_aux.$B$2:bd_flows_aux.$C$160];2;0));VLOOKUP([.J231];[Etiquetas.$A$2:Etiquetas.$V$169];22;0);VLOOKUP([bd_sub_system_flows.D231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73]" office:value-type="string" office:string-value="HIGHBEAM_LAMP_L_DGN">
            <text:p>HIGHBEAM_LAMP_L_DGN</text:p>
          </table:table-cell>
          <table:table-cell table:formula="of:=IF(ISERROR(VLOOKUP([bd_sub_system_flows.D232];[bd_flows.$A$2:bd_flows.$B$340];2;0));&quot;&quot;;VLOOKUP([bd_sub_system_flows.D232];[bd_flows.$A$2:bd_flows.$B$340];2;0))" office:value-type="string" office:string-value="HIGHBEAM_LAMP_L_DGN">
            <text:p>HIGHBEAM_LAMP_L_DGN</text:p>
          </table:table-cell>
          <table:table-cell/>
          <table:table-cell table:formula="of:=IF(ISERROR(VLOOKUP([bd_sub_system_flows.D232];[bd_flows.$A$2:bd_flows.$E$340];6;0));&quot;&quot;;VLOOKUP([bd_sub_system_flows.D232];[bd_flows.$A$2:bd_flows.$E$340];6;0))">
            <text:p/>
          </table:table-cell>
          <table:table-cell table:number-columns-repeated="5"/>
          <table:table-cell table:formula="of:=[bd_sub_system_flows_aux.B232]" office:value-type="string" office:string-value="HIGHBEAM_LAMP_L_DGN">
            <text:p>HIGHBEAM_LAMP_L_DGN</text:p>
          </table:table-cell>
          <table:table-cell table:formula="of:=IF(ISERROR(VLOOKUP([bd_sub_system_flows.D232];[bd_flows_aux.$B$2:bd_flows_aux.$C$160];2;0));VLOOKUP([.J232];[Etiquetas.$A$2:Etiquetas.$V$169];22;0);VLOOKUP([bd_sub_system_flows.D232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74]" office:value-type="string" office:string-value="HIGHBEAM_LAMP_R_DGN">
            <text:p>HIGHBEAM_LAMP_R_DGN</text:p>
          </table:table-cell>
          <table:table-cell table:formula="of:=IF(ISERROR(VLOOKUP([bd_sub_system_flows.D233];[bd_flows.$A$2:bd_flows.$B$340];2;0));&quot;&quot;;VLOOKUP([bd_sub_system_flows.D233];[bd_flows.$A$2:bd_flows.$B$340];2;0))" office:value-type="string" office:string-value="HIGHBEAM_LAMP_R_DGN">
            <text:p>HIGHBEAM_LAMP_R_DGN</text:p>
          </table:table-cell>
          <table:table-cell/>
          <table:table-cell table:formula="of:=IF(ISERROR(VLOOKUP([bd_sub_system_flows.D233];[bd_flows.$A$2:bd_flows.$E$340];6;0));&quot;&quot;;VLOOKUP([bd_sub_system_flows.D233];[bd_flows.$A$2:bd_flows.$E$340];6;0))">
            <text:p/>
          </table:table-cell>
          <table:table-cell table:number-columns-repeated="5"/>
          <table:table-cell table:formula="of:=[bd_sub_system_flows_aux.B233]" office:value-type="string" office:string-value="HIGHBEAM_LAMP_R_DGN">
            <text:p>HIGHBEAM_LAMP_R_DGN</text:p>
          </table:table-cell>
          <table:table-cell table:formula="of:=IF(ISERROR(VLOOKUP([bd_sub_system_flows.D233];[bd_flows_aux.$B$2:bd_flows_aux.$C$160];2;0));VLOOKUP([.J233];[Etiquetas.$A$2:Etiquetas.$V$169];22;0);VLOOKUP([bd_sub_system_flows.D233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75]" office:value-type="string" office:string-value="PWM_FAN1">
            <text:p>PWM_FAN1</text:p>
          </table:table-cell>
          <table:table-cell table:formula="of:=IF(ISERROR(VLOOKUP([bd_sub_system_flows.D234];[bd_flows.$A$2:bd_flows.$B$340];2;0));&quot;&quot;;VLOOKUP([bd_sub_system_flows.D234];[bd_flows.$A$2:bd_flows.$B$340];2;0))" office:value-type="string" office:string-value="OUT_PWM_FAN1">
            <text:p>OUT_PWM_FAN1</text:p>
          </table:table-cell>
          <table:table-cell/>
          <table:table-cell table:formula="of:=IF(ISERROR(VLOOKUP([bd_sub_system_flows.D234];[bd_flows.$A$2:bd_flows.$E$340];6;0));&quot;&quot;;VLOOKUP([bd_sub_system_flows.D234];[bd_flows.$A$2:bd_flows.$E$340];6;0))">
            <text:p/>
          </table:table-cell>
          <table:table-cell table:number-columns-repeated="5"/>
          <table:table-cell table:formula="of:=[bd_sub_system_flows_aux.B234]" office:value-type="string" office:string-value="OUT_PWM_FAN1">
            <text:p>OUT_PWM_FAN1</text:p>
          </table:table-cell>
          <table:table-cell table:formula="of:=IF(ISERROR(VLOOKUP([bd_sub_system_flows.D234];[bd_flows_aux.$B$2:bd_flows_aux.$C$160];2;0));VLOOKUP([.J234];[Etiquetas.$A$2:Etiquetas.$V$169];22;0);VLOOKUP([bd_sub_system_flows.D234];[bd_flows_aux.$B$2:bd_flows_aux.$C$160];2;0))" office:value-type="string" office:string-value="PWM">
            <text:p>PWM</text:p>
          </table:table-cell>
        </table:table-row>
        <table:table-row table:style-name="ro5">
          <table:table-cell table:formula="of:=[Etiquetas.A76]" office:value-type="string" office:string-value="PWM_FAN2">
            <text:p>PWM_FAN2</text:p>
          </table:table-cell>
          <table:table-cell table:formula="of:=IF(ISERROR(VLOOKUP([bd_sub_system_flows.D235];[bd_flows.$A$2:bd_flows.$B$340];2;0));&quot;&quot;;VLOOKUP([bd_sub_system_flows.D235];[bd_flows.$A$2:bd_flows.$B$340];2;0))" office:value-type="string" office:string-value="OUT_PWM_FAN2">
            <text:p>OUT_PWM_FAN2</text:p>
          </table:table-cell>
          <table:table-cell/>
          <table:table-cell table:formula="of:=IF(ISERROR(VLOOKUP([bd_sub_system_flows.D235];[bd_flows.$A$2:bd_flows.$E$340];6;0));&quot;&quot;;VLOOKUP([bd_sub_system_flows.D235];[bd_flows.$A$2:bd_flows.$E$340];6;0))">
            <text:p/>
          </table:table-cell>
          <table:table-cell table:number-columns-repeated="5"/>
          <table:table-cell table:formula="of:=[bd_sub_system_flows_aux.B235]" office:value-type="string" office:string-value="OUT_PWM_FAN2">
            <text:p>OUT_PWM_FAN2</text:p>
          </table:table-cell>
          <table:table-cell table:formula="of:=IF(ISERROR(VLOOKUP([bd_sub_system_flows.D235];[bd_flows_aux.$B$2:bd_flows_aux.$C$160];2;0));VLOOKUP([.J235];[Etiquetas.$A$2:Etiquetas.$V$169];22;0);VLOOKUP([bd_sub_system_flows.D235];[bd_flows_aux.$B$2:bd_flows_aux.$C$160];2;0))" office:value-type="string" office:string-value="PWM">
            <text:p>PWM</text:p>
          </table:table-cell>
        </table:table-row>
        <table:table-row table:style-name="ro5">
          <table:table-cell table:formula="of:=[Etiquetas.A77]" office:value-type="string" office:string-value="PWM_FAN_INH">
            <text:p>PWM_FAN_INH</text:p>
          </table:table-cell>
          <table:table-cell table:formula="of:=IF(ISERROR(VLOOKUP([bd_sub_system_flows.D236];[bd_flows.$A$2:bd_flows.$B$340];2;0));&quot;&quot;;VLOOKUP([bd_sub_system_flows.D236];[bd_flows.$A$2:bd_flows.$B$340];2;0))" office:value-type="string" office:string-value="PWM_FAN_INH">
            <text:p>PWM_FAN_INH</text:p>
          </table:table-cell>
          <table:table-cell/>
          <table:table-cell table:formula="of:=IF(ISERROR(VLOOKUP([bd_sub_system_flows.D236];[bd_flows.$A$2:bd_flows.$E$340];6;0));&quot;&quot;;VLOOKUP([bd_sub_system_flows.D236];[bd_flows.$A$2:bd_flows.$E$340];6;0))">
            <text:p/>
          </table:table-cell>
          <table:table-cell table:number-columns-repeated="5"/>
          <table:table-cell table:formula="of:=[bd_sub_system_flows_aux.B236]" office:value-type="string" office:string-value="PWM_FAN_INH">
            <text:p>PWM_FAN_INH</text:p>
          </table:table-cell>
          <table:table-cell table:formula="of:=IF(ISERROR(VLOOKUP([bd_sub_system_flows.D236];[bd_flows_aux.$B$2:bd_flows_aux.$C$160];2;0));VLOOKUP([.J236];[Etiquetas.$A$2:Etiquetas.$V$169];22;0);VLOOKUP([bd_sub_system_flows.D236];[bd_flows_aux.$B$2:bd_flows_aux.$C$160];2;0))" office:value-type="string" office:string-value="TBD">
            <text:p>TBD</text:p>
          </table:table-cell>
        </table:table-row>
        <table:table-row table:style-name="ro5">
          <table:table-cell table:formula="of:=[Etiquetas.A78]" office:value-type="string" office:string-value="PWM_RES1">
            <text:p>PWM_RES1</text:p>
          </table:table-cell>
          <table:table-cell table:formula="of:=IF(ISERROR(VLOOKUP([bd_sub_system_flows.D237];[bd_flows.$A$2:bd_flows.$B$340];2;0));&quot;&quot;;VLOOKUP([bd_sub_system_flows.D237];[bd_flows.$A$2:bd_flows.$B$340];2;0))" office:value-type="string" office:string-value="OUT_PWM_RES1">
            <text:p>OUT_PWM_RES1</text:p>
          </table:table-cell>
          <table:table-cell/>
          <table:table-cell table:formula="of:=IF(ISERROR(VLOOKUP([bd_sub_system_flows.D237];[bd_flows.$A$2:bd_flows.$E$340];6;0));&quot;&quot;;VLOOKUP([bd_sub_system_flows.D237];[bd_flows.$A$2:bd_flows.$E$340];6;0))">
            <text:p/>
          </table:table-cell>
          <table:table-cell table:number-columns-repeated="5"/>
          <table:table-cell table:formula="of:=[bd_sub_system_flows_aux.B237]" office:value-type="string" office:string-value="OUT_PWM_RES1">
            <text:p>OUT_PWM_RES1</text:p>
          </table:table-cell>
          <table:table-cell table:formula="of:=IF(ISERROR(VLOOKUP([bd_sub_system_flows.D237];[bd_flows_aux.$B$2:bd_flows_aux.$C$160];2;0));VLOOKUP([.J237];[Etiquetas.$A$2:Etiquetas.$V$169];22;0);VLOOKUP([bd_sub_system_flows.D237];[bd_flows_aux.$B$2:bd_flows_aux.$C$160];2;0))" office:value-type="string" office:string-value="PWM">
            <text:p>PWM</text:p>
          </table:table-cell>
        </table:table-row>
        <table:table-row table:style-name="ro5">
          <table:table-cell table:formula="of:=[Etiquetas.A79]" office:value-type="string" office:string-value="PWM_RES2">
            <text:p>PWM_RES2</text:p>
          </table:table-cell>
          <table:table-cell table:formula="of:=IF(ISERROR(VLOOKUP([bd_sub_system_flows.D238];[bd_flows.$A$2:bd_flows.$B$340];2;0));&quot;&quot;;VLOOKUP([bd_sub_system_flows.D238];[bd_flows.$A$2:bd_flows.$B$340];2;0))" office:value-type="string" office:string-value="OUT_PWM_RES2">
            <text:p>OUT_PWM_RES2</text:p>
          </table:table-cell>
          <table:table-cell/>
          <table:table-cell table:formula="of:=IF(ISERROR(VLOOKUP([bd_sub_system_flows.D238];[bd_flows.$A$2:bd_flows.$E$340];6;0));&quot;&quot;;VLOOKUP([bd_sub_system_flows.D238];[bd_flows.$A$2:bd_flows.$E$340];6;0))">
            <text:p/>
          </table:table-cell>
          <table:table-cell table:number-columns-repeated="5"/>
          <table:table-cell table:formula="of:=[bd_sub_system_flows_aux.B238]" office:value-type="string" office:string-value="OUT_PWM_RES2">
            <text:p>OUT_PWM_RES2</text:p>
          </table:table-cell>
          <table:table-cell table:formula="of:=IF(ISERROR(VLOOKUP([bd_sub_system_flows.D238];[bd_flows_aux.$B$2:bd_flows_aux.$C$160];2;0));VLOOKUP([.J238];[Etiquetas.$A$2:Etiquetas.$V$169];22;0);VLOOKUP([bd_sub_system_flows.D238];[bd_flows_aux.$B$2:bd_flows_aux.$C$160];2;0))" office:value-type="string" office:string-value="PWM">
            <text:p>PWM</text:p>
          </table:table-cell>
        </table:table-row>
        <table:table-row table:style-name="ro5">
          <table:table-cell table:formula="of:=[Etiquetas.A80]" office:value-type="string" office:string-value="PWM_RES_INH">
            <text:p>PWM_RES_INH</text:p>
          </table:table-cell>
          <table:table-cell table:formula="of:=IF(ISERROR(VLOOKUP([bd_sub_system_flows.D239];[bd_flows.$A$2:bd_flows.$B$340];2;0));&quot;&quot;;VLOOKUP([bd_sub_system_flows.D239];[bd_flows.$A$2:bd_flows.$B$340];2;0))" office:value-type="string" office:string-value="PWM_RES_INH">
            <text:p>PWM_RES_INH</text:p>
          </table:table-cell>
          <table:table-cell/>
          <table:table-cell table:formula="of:=IF(ISERROR(VLOOKUP([bd_sub_system_flows.D239];[bd_flows.$A$2:bd_flows.$E$340];6;0));&quot;&quot;;VLOOKUP([bd_sub_system_flows.D239];[bd_flows.$A$2:bd_flows.$E$340];6;0))">
            <text:p/>
          </table:table-cell>
          <table:table-cell table:number-columns-repeated="5"/>
          <table:table-cell table:formula="of:=[bd_sub_system_flows_aux.B239]" office:value-type="string" office:string-value="PWM_RES_INH">
            <text:p>PWM_RES_INH</text:p>
          </table:table-cell>
          <table:table-cell table:formula="of:=IF(ISERROR(VLOOKUP([bd_sub_system_flows.D239];[bd_flows_aux.$B$2:bd_flows_aux.$C$160];2;0));VLOOKUP([.J239];[Etiquetas.$A$2:Etiquetas.$V$169];22;0);VLOOKUP([bd_sub_system_flows.D239];[bd_flows_aux.$B$2:bd_flows_aux.$C$160];2;0))" office:value-type="string" office:string-value="TBD">
            <text:p>TBD</text:p>
          </table:table-cell>
        </table:table-row>
        <table:table-row table:style-name="ro5">
          <table:table-cell table:formula="of:=[Etiquetas.A81]" office:value-type="string" office:string-value="MIRROR_L_INHn">
            <text:p>MIRROR_L_INHn</text:p>
          </table:table-cell>
          <table:table-cell table:formula="of:=IF(ISERROR(VLOOKUP([bd_sub_system_flows.D240];[bd_flows.$A$2:bd_flows.$B$340];2;0));&quot;&quot;;VLOOKUP([bd_sub_system_flows.D240];[bd_flows.$A$2:bd_flows.$B$340];2;0))" office:value-type="string" office:string-value="MIRROR_L_INHn">
            <text:p>MIRROR_L_INHn</text:p>
          </table:table-cell>
          <table:table-cell/>
          <table:table-cell table:formula="of:=IF(ISERROR(VLOOKUP([bd_sub_system_flows.D240];[bd_flows.$A$2:bd_flows.$E$340];6;0));&quot;&quot;;VLOOKUP([bd_sub_system_flows.D240];[bd_flows.$A$2:bd_flows.$E$340];6;0))">
            <text:p/>
          </table:table-cell>
          <table:table-cell table:number-columns-repeated="5"/>
          <table:table-cell table:formula="of:=[bd_sub_system_flows_aux.B240]" office:value-type="string" office:string-value="MIRROR_L_INHn">
            <text:p>MIRROR_L_INHn</text:p>
          </table:table-cell>
          <table:table-cell table:formula="of:=IF(ISERROR(VLOOKUP([bd_sub_system_flows.D240];[bd_flows_aux.$B$2:bd_flows_aux.$C$160];2;0));VLOOKUP([.J240];[Etiquetas.$A$2:Etiquetas.$V$169];22;0);VLOOKUP([bd_sub_system_flows.D240];[bd_flows_aux.$B$2:bd_flows_aux.$C$160];2;0))" office:value-type="string" office:string-value="TBD">
            <text:p>TBD</text:p>
          </table:table-cell>
        </table:table-row>
        <table:table-row table:style-name="ro5">
          <table:table-cell table:formula="of:=[Etiquetas.A82]" office:value-type="string" office:string-value="MIRROR_L_CSn">
            <text:p>MIRROR_L_CSn</text:p>
          </table:table-cell>
          <table:table-cell table:formula="of:=IF(ISERROR(VLOOKUP([bd_sub_system_flows.D241];[bd_flows.$A$2:bd_flows.$B$340];2;0));&quot;&quot;;VLOOKUP([bd_sub_system_flows.D241];[bd_flows.$A$2:bd_flows.$B$340];2;0))" office:value-type="string" office:string-value="MIRROR_L_CSn">
            <text:p>MIRROR_L_CSn</text:p>
          </table:table-cell>
          <table:table-cell/>
          <table:table-cell table:formula="of:=IF(ISERROR(VLOOKUP([bd_sub_system_flows.D241];[bd_flows.$A$2:bd_flows.$E$340];6;0));&quot;&quot;;VLOOKUP([bd_sub_system_flows.D241];[bd_flows.$A$2:bd_flows.$E$340];6;0))">
            <text:p/>
          </table:table-cell>
          <table:table-cell table:number-columns-repeated="5"/>
          <table:table-cell table:formula="of:=[bd_sub_system_flows_aux.B241]" office:value-type="string" office:string-value="MIRROR_L_CSn">
            <text:p>MIRROR_L_CSn</text:p>
          </table:table-cell>
          <table:table-cell table:formula="of:=IF(ISERROR(VLOOKUP([bd_sub_system_flows.D241];[bd_flows_aux.$B$2:bd_flows_aux.$C$160];2;0));VLOOKUP([.J241];[Etiquetas.$A$2:Etiquetas.$V$169];22;0);VLOOKUP([bd_sub_system_flows.D241];[bd_flows_aux.$B$2:bd_flows_aux.$C$160];2;0))" office:value-type="string" office:string-value="TBD">
            <text:p>TBD</text:p>
          </table:table-cell>
        </table:table-row>
        <table:table-row table:style-name="ro5">
          <table:table-cell table:formula="of:=[Etiquetas.A83]" office:value-type="string" office:string-value="MIRROR_CLK">
            <text:p>MIRROR_CLK</text:p>
          </table:table-cell>
          <table:table-cell table:formula="of:=IF(ISERROR(VLOOKUP([bd_sub_system_flows.D242];[bd_flows.$A$2:bd_flows.$B$340];2;0));&quot;&quot;;VLOOKUP([bd_sub_system_flows.D242];[bd_flows.$A$2:bd_flows.$B$340];2;0))" office:value-type="string" office:string-value="MIRROR_CLK">
            <text:p>MIRROR_CLK</text:p>
          </table:table-cell>
          <table:table-cell/>
          <table:table-cell table:formula="of:=IF(ISERROR(VLOOKUP([bd_sub_system_flows.D242];[bd_flows.$A$2:bd_flows.$E$340];6;0));&quot;&quot;;VLOOKUP([bd_sub_system_flows.D242];[bd_flows.$A$2:bd_flows.$E$340];6;0))">
            <text:p/>
          </table:table-cell>
          <table:table-cell table:number-columns-repeated="5"/>
          <table:table-cell table:formula="of:=[bd_sub_system_flows_aux.B242]" office:value-type="string" office:string-value="MIRROR_CLK">
            <text:p>MIRROR_CLK</text:p>
          </table:table-cell>
          <table:table-cell table:formula="of:=IF(ISERROR(VLOOKUP([bd_sub_system_flows.D242];[bd_flows_aux.$B$2:bd_flows_aux.$C$160];2;0));VLOOKUP([.J242];[Etiquetas.$A$2:Etiquetas.$V$169];22;0);VLOOKUP([bd_sub_system_flows.D242];[bd_flows_aux.$B$2:bd_flows_aux.$C$160];2;0))" office:value-type="string" office:string-value="TBD">
            <text:p>TBD</text:p>
          </table:table-cell>
        </table:table-row>
        <table:table-row table:style-name="ro5">
          <table:table-cell table:formula="of:=[Etiquetas.A84]" office:value-type="string" office:string-value="MIRROR_MOSI">
            <text:p>MIRROR_MOSI</text:p>
          </table:table-cell>
          <table:table-cell table:formula="of:=IF(ISERROR(VLOOKUP([bd_sub_system_flows.D243];[bd_flows.$A$2:bd_flows.$B$340];2;0));&quot;&quot;;VLOOKUP([bd_sub_system_flows.D243];[bd_flows.$A$2:bd_flows.$B$340];2;0))" office:value-type="string" office:string-value="MIRROR_MOSI">
            <text:p>MIRROR_MOSI</text:p>
          </table:table-cell>
          <table:table-cell/>
          <table:table-cell table:formula="of:=IF(ISERROR(VLOOKUP([bd_sub_system_flows.D243];[bd_flows.$A$2:bd_flows.$E$340];6;0));&quot;&quot;;VLOOKUP([bd_sub_system_flows.D243];[bd_flows.$A$2:bd_flows.$E$340];6;0))">
            <text:p/>
          </table:table-cell>
          <table:table-cell table:number-columns-repeated="5"/>
          <table:table-cell table:formula="of:=[bd_sub_system_flows_aux.B243]" office:value-type="string" office:string-value="MIRROR_MOSI">
            <text:p>MIRROR_MOSI</text:p>
          </table:table-cell>
          <table:table-cell table:formula="of:=IF(ISERROR(VLOOKUP([bd_sub_system_flows.D243];[bd_flows_aux.$B$2:bd_flows_aux.$C$160];2;0));VLOOKUP([.J243];[Etiquetas.$A$2:Etiquetas.$V$169];22;0);VLOOKUP([bd_sub_system_flows.D243];[bd_flows_aux.$B$2:bd_flows_aux.$C$160];2;0))" office:value-type="string" office:string-value="TBD">
            <text:p>TBD</text:p>
          </table:table-cell>
        </table:table-row>
        <table:table-row table:style-name="ro5">
          <table:table-cell table:formula="of:=[Etiquetas.A85]" office:value-type="string" office:string-value="MIRROR_MISO">
            <text:p>MIRROR_MISO</text:p>
          </table:table-cell>
          <table:table-cell table:formula="of:=IF(ISERROR(VLOOKUP([bd_sub_system_flows.D244];[bd_flows.$A$2:bd_flows.$B$340];2;0));&quot;&quot;;VLOOKUP([bd_sub_system_flows.D244];[bd_flows.$A$2:bd_flows.$B$340];2;0))" office:value-type="string" office:string-value="MIRROR_MISO">
            <text:p>MIRROR_MISO</text:p>
          </table:table-cell>
          <table:table-cell/>
          <table:table-cell table:formula="of:=IF(ISERROR(VLOOKUP([bd_sub_system_flows.D244];[bd_flows.$A$2:bd_flows.$E$340];6;0));&quot;&quot;;VLOOKUP([bd_sub_system_flows.D244];[bd_flows.$A$2:bd_flows.$E$340];6;0))">
            <text:p/>
          </table:table-cell>
          <table:table-cell table:number-columns-repeated="5"/>
          <table:table-cell table:formula="of:=[bd_sub_system_flows_aux.B244]" office:value-type="string" office:string-value="MIRROR_MISO">
            <text:p>MIRROR_MISO</text:p>
          </table:table-cell>
          <table:table-cell table:formula="of:=IF(ISERROR(VLOOKUP([bd_sub_system_flows.D244];[bd_flows_aux.$B$2:bd_flows_aux.$C$160];2;0));VLOOKUP([.J244];[Etiquetas.$A$2:Etiquetas.$V$169];22;0);VLOOKUP([bd_sub_system_flows.D244];[bd_flows_aux.$B$2:bd_flows_aux.$C$160];2;0))" office:value-type="string" office:string-value="TBD">
            <text:p>TBD</text:p>
          </table:table-cell>
        </table:table-row>
        <table:table-row table:style-name="ro5">
          <table:table-cell table:formula="of:=[Etiquetas.A86]" office:value-type="string" office:string-value="MIRROR_R_INHn">
            <text:p>MIRROR_R_INHn</text:p>
          </table:table-cell>
          <table:table-cell table:formula="of:=IF(ISERROR(VLOOKUP([bd_sub_system_flows.D245];[bd_flows.$A$2:bd_flows.$B$340];2;0));&quot;&quot;;VLOOKUP([bd_sub_system_flows.D245];[bd_flows.$A$2:bd_flows.$B$340];2;0))" office:value-type="string" office:string-value="MIRROR_R_INHn">
            <text:p>MIRROR_R_INHn</text:p>
          </table:table-cell>
          <table:table-cell/>
          <table:table-cell table:formula="of:=IF(ISERROR(VLOOKUP([bd_sub_system_flows.D245];[bd_flows.$A$2:bd_flows.$E$340];6;0));&quot;&quot;;VLOOKUP([bd_sub_system_flows.D245];[bd_flows.$A$2:bd_flows.$E$340];6;0))">
            <text:p/>
          </table:table-cell>
          <table:table-cell table:number-columns-repeated="5"/>
          <table:table-cell table:formula="of:=[bd_sub_system_flows_aux.B245]" office:value-type="string" office:string-value="MIRROR_R_INHn">
            <text:p>MIRROR_R_INHn</text:p>
          </table:table-cell>
          <table:table-cell table:formula="of:=IF(ISERROR(VLOOKUP([bd_sub_system_flows.D245];[bd_flows_aux.$B$2:bd_flows_aux.$C$160];2;0));VLOOKUP([.J245];[Etiquetas.$A$2:Etiquetas.$V$169];22;0);VLOOKUP([bd_sub_system_flows.D245];[bd_flows_aux.$B$2:bd_flows_aux.$C$160];2;0))" office:value-type="string" office:string-value="TBD">
            <text:p>TBD</text:p>
          </table:table-cell>
        </table:table-row>
        <table:table-row table:style-name="ro5">
          <table:table-cell table:formula="of:=[Etiquetas.A87]" office:value-type="string" office:string-value="MIRROR_R_CSn">
            <text:p>MIRROR_R_CSn</text:p>
          </table:table-cell>
          <table:table-cell table:formula="of:=IF(ISERROR(VLOOKUP([bd_sub_system_flows.D246];[bd_flows.$A$2:bd_flows.$B$340];2;0));&quot;&quot;;VLOOKUP([bd_sub_system_flows.D246];[bd_flows.$A$2:bd_flows.$B$340];2;0))" office:value-type="string" office:string-value="MIRROR_R_CSn">
            <text:p>MIRROR_R_CSn</text:p>
          </table:table-cell>
          <table:table-cell/>
          <table:table-cell table:formula="of:=IF(ISERROR(VLOOKUP([bd_sub_system_flows.D246];[bd_flows.$A$2:bd_flows.$E$340];6;0));&quot;&quot;;VLOOKUP([bd_sub_system_flows.D246];[bd_flows.$A$2:bd_flows.$E$340];6;0))">
            <text:p/>
          </table:table-cell>
          <table:table-cell table:number-columns-repeated="5"/>
          <table:table-cell table:formula="of:=[bd_sub_system_flows_aux.B246]" office:value-type="string" office:string-value="MIRROR_R_CSn">
            <text:p>MIRROR_R_CSn</text:p>
          </table:table-cell>
          <table:table-cell table:formula="of:=IF(ISERROR(VLOOKUP([bd_sub_system_flows.D246];[bd_flows_aux.$B$2:bd_flows_aux.$C$160];2;0));VLOOKUP([.J246];[Etiquetas.$A$2:Etiquetas.$V$169];22;0);VLOOKUP([bd_sub_system_flows.D246];[bd_flows_aux.$B$2:bd_flows_aux.$C$160];2;0))" office:value-type="string" office:string-value="TBD">
            <text:p>TBD</text:p>
          </table:table-cell>
        </table:table-row>
        <table:table-row table:style-name="ro5">
          <table:table-cell table:formula="of:=[Etiquetas.A88]" office:value-type="string" office:string-value="HBRIDGE_INHn">
            <text:p>HBRIDGE_INHn</text:p>
          </table:table-cell>
          <table:table-cell table:formula="of:=IF(ISERROR(VLOOKUP([bd_sub_system_flows.D247];[bd_flows.$A$2:bd_flows.$B$340];2;0));&quot;&quot;;VLOOKUP([bd_sub_system_flows.D247];[bd_flows.$A$2:bd_flows.$B$340];2;0))" office:value-type="string" office:string-value="HBRIDGE_INHn">
            <text:p>HBRIDGE_INHn</text:p>
          </table:table-cell>
          <table:table-cell/>
          <table:table-cell table:formula="of:=IF(ISERROR(VLOOKUP([bd_sub_system_flows.D247];[bd_flows.$A$2:bd_flows.$E$340];6;0));&quot;&quot;;VLOOKUP([bd_sub_system_flows.D247];[bd_flows.$A$2:bd_flows.$E$340];6;0))">
            <text:p/>
          </table:table-cell>
          <table:table-cell table:number-columns-repeated="5"/>
          <table:table-cell table:formula="of:=[bd_sub_system_flows_aux.B247]" office:value-type="string" office:string-value="HBRIDGE_INHn">
            <text:p>HBRIDGE_INHn</text:p>
          </table:table-cell>
          <table:table-cell table:formula="of:=IF(ISERROR(VLOOKUP([bd_sub_system_flows.D247];[bd_flows_aux.$B$2:bd_flows_aux.$C$160];2;0));VLOOKUP([.J247];[Etiquetas.$A$2:Etiquetas.$V$169];22;0);VLOOKUP([bd_sub_system_flows.D247];[bd_flows_aux.$B$2:bd_flows_aux.$C$160];2;0))" office:value-type="string" office:string-value="TBD">
            <text:p>TBD</text:p>
          </table:table-cell>
        </table:table-row>
        <table:table-row table:style-name="ro5">
          <table:table-cell table:formula="of:=[Etiquetas.A89]" office:value-type="string" office:string-value="HBRIDGE_IN1">
            <text:p>HBRIDGE_IN1</text:p>
          </table:table-cell>
          <table:table-cell table:formula="of:=IF(ISERROR(VLOOKUP([bd_sub_system_flows.D248];[bd_flows.$A$2:bd_flows.$B$340];2;0));&quot;&quot;;VLOOKUP([bd_sub_system_flows.D248];[bd_flows.$A$2:bd_flows.$B$340];2;0))" office:value-type="string" office:string-value="HBRIDGE_IN1">
            <text:p>HBRIDGE_IN1</text:p>
          </table:table-cell>
          <table:table-cell/>
          <table:table-cell table:formula="of:=IF(ISERROR(VLOOKUP([bd_sub_system_flows.D248];[bd_flows.$A$2:bd_flows.$E$340];6;0));&quot;&quot;;VLOOKUP([bd_sub_system_flows.D248];[bd_flows.$A$2:bd_flows.$E$340];6;0))">
            <text:p/>
          </table:table-cell>
          <table:table-cell table:number-columns-repeated="5"/>
          <table:table-cell table:formula="of:=[bd_sub_system_flows_aux.B248]" office:value-type="string" office:string-value="HBRIDGE_IN1">
            <text:p>HBRIDGE_IN1</text:p>
          </table:table-cell>
          <table:table-cell table:formula="of:=IF(ISERROR(VLOOKUP([bd_sub_system_flows.D248];[bd_flows_aux.$B$2:bd_flows_aux.$C$160];2;0));VLOOKUP([.J248];[Etiquetas.$A$2:Etiquetas.$V$169];22;0);VLOOKUP([bd_sub_system_flows.D248];[bd_flows_aux.$B$2:bd_flows_aux.$C$160];2;0))" office:value-type="string" office:string-value="TBD">
            <text:p>TBD</text:p>
          </table:table-cell>
        </table:table-row>
        <table:table-row table:style-name="ro5">
          <table:table-cell table:formula="of:=[Etiquetas.A90]" office:value-type="string" office:string-value="HBRIDGE_IN2">
            <text:p>HBRIDGE_IN2</text:p>
          </table:table-cell>
          <table:table-cell table:formula="of:=IF(ISERROR(VLOOKUP([bd_sub_system_flows.D249];[bd_flows.$A$2:bd_flows.$B$340];2;0));&quot;&quot;;VLOOKUP([bd_sub_system_flows.D249];[bd_flows.$A$2:bd_flows.$B$340];2;0))" office:value-type="string" office:string-value="HBRIDGE_IN2">
            <text:p>HBRIDGE_IN2</text:p>
          </table:table-cell>
          <table:table-cell/>
          <table:table-cell table:formula="of:=IF(ISERROR(VLOOKUP([bd_sub_system_flows.D249];[bd_flows.$A$2:bd_flows.$E$340];6;0));&quot;&quot;;VLOOKUP([bd_sub_system_flows.D249];[bd_flows.$A$2:bd_flows.$E$340];6;0))">
            <text:p/>
          </table:table-cell>
          <table:table-cell table:number-columns-repeated="5"/>
          <table:table-cell table:formula="of:=[bd_sub_system_flows_aux.B249]" office:value-type="string" office:string-value="HBRIDGE_IN2">
            <text:p>HBRIDGE_IN2</text:p>
          </table:table-cell>
          <table:table-cell table:formula="of:=IF(ISERROR(VLOOKUP([bd_sub_system_flows.D249];[bd_flows_aux.$B$2:bd_flows_aux.$C$160];2;0));VLOOKUP([.J249];[Etiquetas.$A$2:Etiquetas.$V$169];22;0);VLOOKUP([bd_sub_system_flows.D249];[bd_flows_aux.$B$2:bd_flows_aux.$C$160];2;0))" office:value-type="string" office:string-value="TBD">
            <text:p>TBD</text:p>
          </table:table-cell>
        </table:table-row>
        <table:table-row table:style-name="ro5">
          <table:table-cell table:formula="of:=[Etiquetas.A91]" office:value-type="string" office:string-value="HBRIDGE_EFn">
            <text:p>HBRIDGE_EFn</text:p>
          </table:table-cell>
          <table:table-cell table:formula="of:=IF(ISERROR(VLOOKUP([bd_sub_system_flows.D250];[bd_flows.$A$2:bd_flows.$B$340];2;0));&quot;&quot;;VLOOKUP([bd_sub_system_flows.D250];[bd_flows.$A$2:bd_flows.$B$340];2;0))" office:value-type="string" office:string-value="HBRIDGE_EFn">
            <text:p>HBRIDGE_EFn</text:p>
          </table:table-cell>
          <table:table-cell/>
          <table:table-cell table:formula="of:=IF(ISERROR(VLOOKUP([bd_sub_system_flows.D250];[bd_flows.$A$2:bd_flows.$E$340];6;0));&quot;&quot;;VLOOKUP([bd_sub_system_flows.D250];[bd_flows.$A$2:bd_flows.$E$340];6;0))">
            <text:p/>
          </table:table-cell>
          <table:table-cell table:number-columns-repeated="5"/>
          <table:table-cell table:formula="of:=[bd_sub_system_flows_aux.B250]" office:value-type="string" office:string-value="HBRIDGE_EFn">
            <text:p>HBRIDGE_EFn</text:p>
          </table:table-cell>
          <table:table-cell table:formula="of:=IF(ISERROR(VLOOKUP([bd_sub_system_flows.D250];[bd_flows_aux.$B$2:bd_flows_aux.$C$160];2;0));VLOOKUP([.J250];[Etiquetas.$A$2:Etiquetas.$V$169];22;0);VLOOKUP([bd_sub_system_flows.D250];[bd_flows_aux.$B$2:bd_flows_aux.$C$160];2;0))" office:value-type="string" office:string-value="TBD">
            <text:p>TBD</text:p>
          </table:table-cell>
        </table:table-row>
        <table:table-row table:style-name="ro5">
          <table:table-cell table:formula="of:=[Etiquetas.A92]" office:value-type="string" office:string-value="POWER_BOT">
            <text:p>POWER_BOT</text:p>
          </table:table-cell>
          <table:table-cell table:formula="of:=IF(ISERROR(VLOOKUP([bd_sub_system_flows.D251];[bd_flows.$A$2:bd_flows.$B$340];2;0));&quot;&quot;;VLOOKUP([bd_sub_system_flows.D251];[bd_flows.$A$2:bd_flows.$B$340];2;0))" office:value-type="string" office:string-value="OUT_POWER_BOT">
            <text:p>OUT_POWER_BOT</text:p>
          </table:table-cell>
          <table:table-cell/>
          <table:table-cell table:formula="of:=IF(ISERROR(VLOOKUP([bd_sub_system_flows.D251];[bd_flows.$A$2:bd_flows.$E$340];6;0));&quot;&quot;;VLOOKUP([bd_sub_system_flows.D251];[bd_flows.$A$2:bd_flows.$E$340];6;0))">
            <text:p/>
          </table:table-cell>
          <table:table-cell table:number-columns-repeated="5"/>
          <table:table-cell table:formula="of:=[bd_sub_system_flows_aux.B251]" office:value-type="string" office:string-value="OUT_POWER_BOT">
            <text:p>OUT_POWER_BOT</text:p>
          </table:table-cell>
          <table:table-cell table:formula="of:=IF(ISERROR(VLOOKUP([bd_sub_system_flows.D251];[bd_flows_aux.$B$2:bd_flows_aux.$C$160];2;0));VLOOKUP([.J251];[Etiquetas.$A$2:Etiquetas.$V$169];22;0);VLOOKUP([bd_sub_system_flows.D251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93]" office:value-type="string" office:string-value="IGNITION_BMS">
            <text:p>IGNITION_BMS</text:p>
          </table:table-cell>
          <table:table-cell table:formula="of:=IF(ISERROR(VLOOKUP([bd_sub_system_flows.D252];[bd_flows.$A$2:bd_flows.$B$340];2;0));&quot;&quot;;VLOOKUP([bd_sub_system_flows.D252];[bd_flows.$A$2:bd_flows.$B$340];2;0))" office:value-type="string" office:string-value="OUT_IGNITION_BMS">
            <text:p>OUT_IGNITION_BMS</text:p>
          </table:table-cell>
          <table:table-cell/>
          <table:table-cell table:formula="of:=IF(ISERROR(VLOOKUP([bd_sub_system_flows.D252];[bd_flows.$A$2:bd_flows.$E$340];6;0));&quot;&quot;;VLOOKUP([bd_sub_system_flows.D252];[bd_flows.$A$2:bd_flows.$E$340];6;0))">
            <text:p/>
          </table:table-cell>
          <table:table-cell table:number-columns-repeated="5"/>
          <table:table-cell table:formula="of:=[bd_sub_system_flows_aux.B252]" office:value-type="string" office:string-value="OUT_IGNITION_BMS">
            <text:p>OUT_IGNITION_BMS</text:p>
          </table:table-cell>
          <table:table-cell table:formula="of:=IF(ISERROR(VLOOKUP([bd_sub_system_flows.D252];[bd_flows_aux.$B$2:bd_flows_aux.$C$160];2;0));VLOOKUP([.J252];[Etiquetas.$A$2:Etiquetas.$V$169];22;0);VLOOKUP([bd_sub_system_flows.D252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94]" office:value-type="string" office:string-value="MAIN_SW">
            <text:p>MAIN_SW</text:p>
          </table:table-cell>
          <table:table-cell table:formula="of:=IF(ISERROR(VLOOKUP([bd_sub_system_flows.D253];[bd_flows.$A$2:bd_flows.$B$340];2;0));&quot;&quot;;VLOOKUP([bd_sub_system_flows.D253];[bd_flows.$A$2:bd_flows.$B$340];2;0))" office:value-type="string" office:string-value="OUT_MAIN_SW">
            <text:p>OUT_MAIN_SW</text:p>
          </table:table-cell>
          <table:table-cell/>
          <table:table-cell table:formula="of:=IF(ISERROR(VLOOKUP([bd_sub_system_flows.D253];[bd_flows.$A$2:bd_flows.$E$340];6;0));&quot;&quot;;VLOOKUP([bd_sub_system_flows.D253];[bd_flows.$A$2:bd_flows.$E$340];6;0))">
            <text:p/>
          </table:table-cell>
          <table:table-cell table:number-columns-repeated="5"/>
          <table:table-cell table:formula="of:=[bd_sub_system_flows_aux.B253]" office:value-type="string" office:string-value="OUT_MAIN_SW">
            <text:p>OUT_MAIN_SW</text:p>
          </table:table-cell>
          <table:table-cell table:formula="of:=IF(ISERROR(VLOOKUP([bd_sub_system_flows.D253];[bd_flows_aux.$B$2:bd_flows_aux.$C$160];2;0));VLOOKUP([.J253];[Etiquetas.$A$2:Etiquetas.$V$169];22;0);VLOOKUP([bd_sub_system_flows.D253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95]" office:value-type="string" office:string-value="FOG_LAMP">
            <text:p>FOG_LAMP</text:p>
          </table:table-cell>
          <table:table-cell table:formula="of:=IF(ISERROR(VLOOKUP([bd_sub_system_flows.D254];[bd_flows.$A$2:bd_flows.$B$340];2;0));&quot;&quot;;VLOOKUP([bd_sub_system_flows.D254];[bd_flows.$A$2:bd_flows.$B$340];2;0))" office:value-type="string" office:string-value="OUT_FOG_LAMP">
            <text:p>OUT_FOG_LAMP</text:p>
          </table:table-cell>
          <table:table-cell/>
          <table:table-cell table:formula="of:=IF(ISERROR(VLOOKUP([bd_sub_system_flows.D254];[bd_flows.$A$2:bd_flows.$E$340];6;0));&quot;&quot;;VLOOKUP([bd_sub_system_flows.D254];[bd_flows.$A$2:bd_flows.$E$340];6;0))">
            <text:p/>
          </table:table-cell>
          <table:table-cell table:number-columns-repeated="5"/>
          <table:table-cell table:formula="of:=[bd_sub_system_flows_aux.B254]" office:value-type="string" office:string-value="OUT_FOG_LAMP">
            <text:p>OUT_FOG_LAMP</text:p>
          </table:table-cell>
          <table:table-cell table:formula="of:=IF(ISERROR(VLOOKUP([bd_sub_system_flows.D254];[bd_flows_aux.$B$2:bd_flows_aux.$C$160];2;0));VLOOKUP([.J254];[Etiquetas.$A$2:Etiquetas.$V$169];22;0);VLOOKUP([bd_sub_system_flows.D254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96]" office:value-type="string" office:string-value="REAR_LAMP">
            <text:p>REAR_LAMP</text:p>
          </table:table-cell>
          <table:table-cell table:formula="of:=IF(ISERROR(VLOOKUP([bd_sub_system_flows.D255];[bd_flows.$A$2:bd_flows.$B$340];2;0));&quot;&quot;;VLOOKUP([bd_sub_system_flows.D255];[bd_flows.$A$2:bd_flows.$B$340];2;0))" office:value-type="string" office:string-value="OUT_REAR_LAMP">
            <text:p>OUT_REAR_LAMP</text:p>
          </table:table-cell>
          <table:table-cell/>
          <table:table-cell table:formula="of:=IF(ISERROR(VLOOKUP([bd_sub_system_flows.D255];[bd_flows.$A$2:bd_flows.$E$340];6;0));&quot;&quot;;VLOOKUP([bd_sub_system_flows.D255];[bd_flows.$A$2:bd_flows.$E$340];6;0))">
            <text:p/>
          </table:table-cell>
          <table:table-cell table:number-columns-repeated="5"/>
          <table:table-cell table:formula="of:=[bd_sub_system_flows_aux.B255]" office:value-type="string" office:string-value="OUT_REAR_LAMP">
            <text:p>OUT_REAR_LAMP</text:p>
          </table:table-cell>
          <table:table-cell table:formula="of:=IF(ISERROR(VLOOKUP([bd_sub_system_flows.D255];[bd_flows_aux.$B$2:bd_flows_aux.$C$160];2;0));VLOOKUP([.J255];[Etiquetas.$A$2:Etiquetas.$V$169];22;0);VLOOKUP([bd_sub_system_flows.D255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97]" office:value-type="string" office:string-value="BRAKE_COIL">
            <text:p>BRAKE_COIL</text:p>
          </table:table-cell>
          <table:table-cell table:formula="of:=IF(ISERROR(VLOOKUP([bd_sub_system_flows.D256];[bd_flows.$A$2:bd_flows.$B$340];2;0));&quot;&quot;;VLOOKUP([bd_sub_system_flows.D256];[bd_flows.$A$2:bd_flows.$B$340];2;0))" office:value-type="string" office:string-value="OUT_BRAKE_COIL">
            <text:p>OUT_BRAKE_COIL</text:p>
          </table:table-cell>
          <table:table-cell/>
          <table:table-cell table:formula="of:=IF(ISERROR(VLOOKUP([bd_sub_system_flows.D256];[bd_flows.$A$2:bd_flows.$E$340];6;0));&quot;&quot;;VLOOKUP([bd_sub_system_flows.D256];[bd_flows.$A$2:bd_flows.$E$340];6;0))">
            <text:p/>
          </table:table-cell>
          <table:table-cell table:number-columns-repeated="5"/>
          <table:table-cell table:formula="of:=[bd_sub_system_flows_aux.B256]" office:value-type="string" office:string-value="OUT_BRAKE_COIL">
            <text:p>OUT_BRAKE_COIL</text:p>
          </table:table-cell>
          <table:table-cell table:formula="of:=IF(ISERROR(VLOOKUP([bd_sub_system_flows.D256];[bd_flows_aux.$B$2:bd_flows_aux.$C$160];2;0));VLOOKUP([.J256];[Etiquetas.$A$2:Etiquetas.$V$169];22;0);VLOOKUP([bd_sub_system_flows.D256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98]" office:value-type="string" office:string-value="WATER_PUMP">
            <text:p>WATER_PUMP</text:p>
          </table:table-cell>
          <table:table-cell table:formula="of:=IF(ISERROR(VLOOKUP([bd_sub_system_flows.D257];[bd_flows.$A$2:bd_flows.$B$340];2;0));&quot;&quot;;VLOOKUP([bd_sub_system_flows.D257];[bd_flows.$A$2:bd_flows.$B$340];2;0))" office:value-type="string" office:string-value="OUT_WATER_PUMP">
            <text:p>OUT_WATER_PUMP</text:p>
          </table:table-cell>
          <table:table-cell/>
          <table:table-cell table:formula="of:=IF(ISERROR(VLOOKUP([bd_sub_system_flows.D257];[bd_flows.$A$2:bd_flows.$E$340];6;0));&quot;&quot;;VLOOKUP([bd_sub_system_flows.D257];[bd_flows.$A$2:bd_flows.$E$340];6;0))">
            <text:p/>
          </table:table-cell>
          <table:table-cell table:number-columns-repeated="5"/>
          <table:table-cell table:formula="of:=[bd_sub_system_flows_aux.B257]" office:value-type="string" office:string-value="OUT_WATER_PUMP">
            <text:p>OUT_WATER_PUMP</text:p>
          </table:table-cell>
          <table:table-cell table:formula="of:=IF(ISERROR(VLOOKUP([bd_sub_system_flows.D257];[bd_flows_aux.$B$2:bd_flows_aux.$C$160];2;0));VLOOKUP([.J257];[Etiquetas.$A$2:Etiquetas.$V$169];22;0);VLOOKUP([bd_sub_system_flows.D257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99]" office:value-type="string" office:string-value="DOOR_LOCK">
            <text:p>DOOR_LOCK</text:p>
          </table:table-cell>
          <table:table-cell table:formula="of:=IF(ISERROR(VLOOKUP([bd_sub_system_flows.D258];[bd_flows.$A$2:bd_flows.$B$340];2;0));&quot;&quot;;VLOOKUP([bd_sub_system_flows.D258];[bd_flows.$A$2:bd_flows.$B$340];2;0))" office:value-type="string" office:string-value="OUT_DOOR_LOCK">
            <text:p>OUT_DOOR_LOCK</text:p>
          </table:table-cell>
          <table:table-cell/>
          <table:table-cell table:formula="of:=IF(ISERROR(VLOOKUP([bd_sub_system_flows.D258];[bd_flows.$A$2:bd_flows.$E$340];6;0));&quot;&quot;;VLOOKUP([bd_sub_system_flows.D258];[bd_flows.$A$2:bd_flows.$E$340];6;0))">
            <text:p/>
          </table:table-cell>
          <table:table-cell table:number-columns-repeated="5"/>
          <table:table-cell table:formula="of:=[bd_sub_system_flows_aux.B258]" office:value-type="string" office:string-value="OUT_DOOR_LOCK">
            <text:p>OUT_DOOR_LOCK</text:p>
          </table:table-cell>
          <table:table-cell table:formula="of:=IF(ISERROR(VLOOKUP([bd_sub_system_flows.D258];[bd_flows_aux.$B$2:bd_flows_aux.$C$160];2;0));VLOOKUP([.J258];[Etiquetas.$A$2:Etiquetas.$V$169];22;0);VLOOKUP([bd_sub_system_flows.D258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100]" office:value-type="string" office:string-value="TRUNK_LOCK">
            <text:p>TRUNK_LOCK</text:p>
          </table:table-cell>
          <table:table-cell table:formula="of:=IF(ISERROR(VLOOKUP([bd_sub_system_flows.D259];[bd_flows.$A$2:bd_flows.$B$340];2;0));&quot;&quot;;VLOOKUP([bd_sub_system_flows.D259];[bd_flows.$A$2:bd_flows.$B$340];2;0))" office:value-type="string" office:string-value="OUT_TRUNK_LOCK">
            <text:p>OUT_TRUNK_LOCK</text:p>
          </table:table-cell>
          <table:table-cell/>
          <table:table-cell table:formula="of:=IF(ISERROR(VLOOKUP([bd_sub_system_flows.D259];[bd_flows.$A$2:bd_flows.$E$340];6;0));&quot;&quot;;VLOOKUP([bd_sub_system_flows.D259];[bd_flows.$A$2:bd_flows.$E$340];6;0))">
            <text:p/>
          </table:table-cell>
          <table:table-cell table:number-columns-repeated="5"/>
          <table:table-cell table:formula="of:=[bd_sub_system_flows_aux.B259]" office:value-type="string" office:string-value="OUT_TRUNK_LOCK">
            <text:p>OUT_TRUNK_LOCK</text:p>
          </table:table-cell>
          <table:table-cell table:formula="of:=IF(ISERROR(VLOOKUP([bd_sub_system_flows.D259];[bd_flows_aux.$B$2:bd_flows_aux.$C$160];2;0));VLOOKUP([.J259];[Etiquetas.$A$2:Etiquetas.$V$169];22;0);VLOOKUP([bd_sub_system_flows.D259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101]" office:value-type="string" office:string-value="6A_KL30_RES">
            <text:p>6A_KL30_RES</text:p>
          </table:table-cell>
          <table:table-cell table:formula="of:=IF(ISERROR(VLOOKUP([bd_sub_system_flows.D260];[bd_flows.$A$2:bd_flows.$B$340];2;0));&quot;&quot;;VLOOKUP([bd_sub_system_flows.D260];[bd_flows.$A$2:bd_flows.$B$340];2;0))" office:value-type="string" office:string-value="OUT_6A_KL30_RES">
            <text:p>OUT_6A_KL30_RES</text:p>
          </table:table-cell>
          <table:table-cell/>
          <table:table-cell table:formula="of:=IF(ISERROR(VLOOKUP([bd_sub_system_flows.D260];[bd_flows.$A$2:bd_flows.$E$340];6;0));&quot;&quot;;VLOOKUP([bd_sub_system_flows.D260];[bd_flows.$A$2:bd_flows.$E$340];6;0))">
            <text:p/>
          </table:table-cell>
          <table:table-cell table:number-columns-repeated="5"/>
          <table:table-cell table:formula="of:=[bd_sub_system_flows_aux.B260]" office:value-type="string" office:string-value="OUT_6A_KL30_RES">
            <text:p>OUT_6A_KL30_RES</text:p>
          </table:table-cell>
          <table:table-cell table:formula="of:=IF(ISERROR(VLOOKUP([bd_sub_system_flows.D260];[bd_flows_aux.$B$2:bd_flows_aux.$C$160];2;0));VLOOKUP([.J260];[Etiquetas.$A$2:Etiquetas.$V$169];22;0);VLOOKUP([bd_sub_system_flows.D260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102]" office:value-type="string" office:string-value="FLASH_LEFT">
            <text:p>FLASH_LEFT</text:p>
          </table:table-cell>
          <table:table-cell table:formula="of:=IF(ISERROR(VLOOKUP([bd_sub_system_flows.D261];[bd_flows.$A$2:bd_flows.$B$340];2;0));&quot;&quot;;VLOOKUP([bd_sub_system_flows.D261];[bd_flows.$A$2:bd_flows.$B$340];2;0))" office:value-type="string" office:string-value="OUT_FLASH_LEFT">
            <text:p>OUT_FLASH_LEFT</text:p>
          </table:table-cell>
          <table:table-cell/>
          <table:table-cell table:formula="of:=IF(ISERROR(VLOOKUP([bd_sub_system_flows.D261];[bd_flows.$A$2:bd_flows.$E$340];6;0));&quot;&quot;;VLOOKUP([bd_sub_system_flows.D261];[bd_flows.$A$2:bd_flows.$E$340];6;0))">
            <text:p/>
          </table:table-cell>
          <table:table-cell table:number-columns-repeated="5"/>
          <table:table-cell table:formula="of:=[bd_sub_system_flows_aux.B261]" office:value-type="string" office:string-value="OUT_FLASH_LEFT">
            <text:p>OUT_FLASH_LEFT</text:p>
          </table:table-cell>
          <table:table-cell table:formula="of:=IF(ISERROR(VLOOKUP([bd_sub_system_flows.D261];[bd_flows_aux.$B$2:bd_flows_aux.$C$160];2;0));VLOOKUP([.J261];[Etiquetas.$A$2:Etiquetas.$V$169];22;0);VLOOKUP([bd_sub_system_flows.D261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103]" office:value-type="string" office:string-value="FLASH_RIGHT">
            <text:p>FLASH_RIGHT</text:p>
          </table:table-cell>
          <table:table-cell table:formula="of:=IF(ISERROR(VLOOKUP([bd_sub_system_flows.D262];[bd_flows.$A$2:bd_flows.$B$340];2;0));&quot;&quot;;VLOOKUP([bd_sub_system_flows.D262];[bd_flows.$A$2:bd_flows.$B$340];2;0))" office:value-type="string" office:string-value="OUT_FLASH_RIGHT">
            <text:p>OUT_FLASH_RIGHT</text:p>
          </table:table-cell>
          <table:table-cell/>
          <table:table-cell table:formula="of:=IF(ISERROR(VLOOKUP([bd_sub_system_flows.D262];[bd_flows.$A$2:bd_flows.$E$340];6;0));&quot;&quot;;VLOOKUP([bd_sub_system_flows.D262];[bd_flows.$A$2:bd_flows.$E$340];6;0))">
            <text:p/>
          </table:table-cell>
          <table:table-cell table:number-columns-repeated="5"/>
          <table:table-cell table:formula="of:=[bd_sub_system_flows_aux.B262]" office:value-type="string" office:string-value="OUT_FLASH_RIGHT">
            <text:p>OUT_FLASH_RIGHT</text:p>
          </table:table-cell>
          <table:table-cell table:formula="of:=IF(ISERROR(VLOOKUP([bd_sub_system_flows.D262];[bd_flows_aux.$B$2:bd_flows_aux.$C$160];2;0));VLOOKUP([.J262];[Etiquetas.$A$2:Etiquetas.$V$169];22;0);VLOOKUP([bd_sub_system_flows.D262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104]" office:value-type="string" office:string-value="6A_KL15_RES">
            <text:p>6A_KL15_RES</text:p>
          </table:table-cell>
          <table:table-cell table:formula="of:=IF(ISERROR(VLOOKUP([bd_sub_system_flows.D263];[bd_flows.$A$2:bd_flows.$B$340];2;0));&quot;&quot;;VLOOKUP([bd_sub_system_flows.D263];[bd_flows.$A$2:bd_flows.$B$340];2;0))" office:value-type="string" office:string-value="OUT_6A_KL15_RES">
            <text:p>OUT_6A_KL15_RES</text:p>
          </table:table-cell>
          <table:table-cell/>
          <table:table-cell table:formula="of:=IF(ISERROR(VLOOKUP([bd_sub_system_flows.D263];[bd_flows.$A$2:bd_flows.$E$340];6;0));&quot;&quot;;VLOOKUP([bd_sub_system_flows.D263];[bd_flows.$A$2:bd_flows.$E$340];6;0))">
            <text:p/>
          </table:table-cell>
          <table:table-cell table:number-columns-repeated="5"/>
          <table:table-cell table:formula="of:=[bd_sub_system_flows_aux.B263]" office:value-type="string" office:string-value="OUT_6A_KL15_RES">
            <text:p>OUT_6A_KL15_RES</text:p>
          </table:table-cell>
          <table:table-cell table:formula="of:=IF(ISERROR(VLOOKUP([bd_sub_system_flows.D263];[bd_flows_aux.$B$2:bd_flows_aux.$C$160];2;0));VLOOKUP([.J263];[Etiquetas.$A$2:Etiquetas.$V$169];22;0);VLOOKUP([bd_sub_system_flows.D263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105]" office:value-type="string" office:string-value="FOG_LAMP_DGN">
            <text:p>FOG_LAMP_DGN</text:p>
          </table:table-cell>
          <table:table-cell table:formula="of:=IF(ISERROR(VLOOKUP([bd_sub_system_flows.D264];[bd_flows.$A$2:bd_flows.$B$340];2;0));&quot;&quot;;VLOOKUP([bd_sub_system_flows.D264];[bd_flows.$A$2:bd_flows.$B$340];2;0))" office:value-type="string" office:string-value="FOG_LAMP_DGN">
            <text:p>FOG_LAMP_DGN</text:p>
          </table:table-cell>
          <table:table-cell/>
          <table:table-cell table:formula="of:=IF(ISERROR(VLOOKUP([bd_sub_system_flows.D264];[bd_flows.$A$2:bd_flows.$E$340];6;0));&quot;&quot;;VLOOKUP([bd_sub_system_flows.D264];[bd_flows.$A$2:bd_flows.$E$340];6;0))">
            <text:p/>
          </table:table-cell>
          <table:table-cell table:number-columns-repeated="5"/>
          <table:table-cell table:formula="of:=[bd_sub_system_flows_aux.B264]" office:value-type="string" office:string-value="FOG_LAMP_DGN">
            <text:p>FOG_LAMP_DGN</text:p>
          </table:table-cell>
          <table:table-cell table:formula="of:=IF(ISERROR(VLOOKUP([bd_sub_system_flows.D264];[bd_flows_aux.$B$2:bd_flows_aux.$C$160];2;0));VLOOKUP([.J264];[Etiquetas.$A$2:Etiquetas.$V$169];22;0);VLOOKUP([bd_sub_system_flows.D264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06]" office:value-type="string" office:string-value="REAR_LAMP_DGN">
            <text:p>REAR_LAMP_DGN</text:p>
          </table:table-cell>
          <table:table-cell table:formula="of:=IF(ISERROR(VLOOKUP([bd_sub_system_flows.D265];[bd_flows.$A$2:bd_flows.$B$340];2;0));&quot;&quot;;VLOOKUP([bd_sub_system_flows.D265];[bd_flows.$A$2:bd_flows.$B$340];2;0))" office:value-type="string" office:string-value="REAR_LAMP_DGN">
            <text:p>REAR_LAMP_DGN</text:p>
          </table:table-cell>
          <table:table-cell/>
          <table:table-cell table:formula="of:=IF(ISERROR(VLOOKUP([bd_sub_system_flows.D265];[bd_flows.$A$2:bd_flows.$E$340];6;0));&quot;&quot;;VLOOKUP([bd_sub_system_flows.D265];[bd_flows.$A$2:bd_flows.$E$340];6;0))">
            <text:p/>
          </table:table-cell>
          <table:table-cell table:number-columns-repeated="5"/>
          <table:table-cell table:formula="of:=[bd_sub_system_flows_aux.B265]" office:value-type="string" office:string-value="REAR_LAMP_DGN">
            <text:p>REAR_LAMP_DGN</text:p>
          </table:table-cell>
          <table:table-cell table:formula="of:=IF(ISERROR(VLOOKUP([bd_sub_system_flows.D265];[bd_flows_aux.$B$2:bd_flows_aux.$C$160];2;0));VLOOKUP([.J265];[Etiquetas.$A$2:Etiquetas.$V$169];22;0);VLOOKUP([bd_sub_system_flows.D265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07]" office:value-type="string" office:string-value="FLASH_LEFT_DGN">
            <text:p>FLASH_LEFT_DGN</text:p>
          </table:table-cell>
          <table:table-cell table:formula="of:=IF(ISERROR(VLOOKUP([bd_sub_system_flows.D266];[bd_flows.$A$2:bd_flows.$B$340];2;0));&quot;&quot;;VLOOKUP([bd_sub_system_flows.D266];[bd_flows.$A$2:bd_flows.$B$340];2;0))" office:value-type="string" office:string-value="FLASH_LEFT_DGN">
            <text:p>FLASH_LEFT_DGN</text:p>
          </table:table-cell>
          <table:table-cell/>
          <table:table-cell table:formula="of:=IF(ISERROR(VLOOKUP([bd_sub_system_flows.D266];[bd_flows.$A$2:bd_flows.$E$340];6;0));&quot;&quot;;VLOOKUP([bd_sub_system_flows.D266];[bd_flows.$A$2:bd_flows.$E$340];6;0))">
            <text:p/>
          </table:table-cell>
          <table:table-cell table:number-columns-repeated="5"/>
          <table:table-cell table:formula="of:=[bd_sub_system_flows_aux.B266]" office:value-type="string" office:string-value="FLASH_LEFT_DGN">
            <text:p>FLASH_LEFT_DGN</text:p>
          </table:table-cell>
          <table:table-cell table:formula="of:=IF(ISERROR(VLOOKUP([bd_sub_system_flows.D266];[bd_flows_aux.$B$2:bd_flows_aux.$C$160];2;0));VLOOKUP([.J266];[Etiquetas.$A$2:Etiquetas.$V$169];22;0);VLOOKUP([bd_sub_system_flows.D266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08]" office:value-type="string" office:string-value="FLASH_RIGHT_DGN">
            <text:p>FLASH_RIGHT_DGN</text:p>
          </table:table-cell>
          <table:table-cell table:formula="of:=IF(ISERROR(VLOOKUP([bd_sub_system_flows.D267];[bd_flows.$A$2:bd_flows.$B$340];2;0));&quot;&quot;;VLOOKUP([bd_sub_system_flows.D267];[bd_flows.$A$2:bd_flows.$B$340];2;0))" office:value-type="string" office:string-value="FLASH_RIGHT_DGN">
            <text:p>FLASH_RIGHT_DGN</text:p>
          </table:table-cell>
          <table:table-cell/>
          <table:table-cell table:formula="of:=IF(ISERROR(VLOOKUP([bd_sub_system_flows.D267];[bd_flows.$A$2:bd_flows.$E$340];6;0));&quot;&quot;;VLOOKUP([bd_sub_system_flows.D267];[bd_flows.$A$2:bd_flows.$E$340];6;0))">
            <text:p/>
          </table:table-cell>
          <table:table-cell table:number-columns-repeated="5"/>
          <table:table-cell table:formula="of:=[bd_sub_system_flows_aux.B267]" office:value-type="string" office:string-value="FLASH_RIGHT_DGN">
            <text:p>FLASH_RIGHT_DGN</text:p>
          </table:table-cell>
          <table:table-cell table:formula="of:=IF(ISERROR(VLOOKUP([bd_sub_system_flows.D267];[bd_flows_aux.$B$2:bd_flows_aux.$C$160];2;0));VLOOKUP([.J267];[Etiquetas.$A$2:Etiquetas.$V$169];22;0);VLOOKUP([bd_sub_system_flows.D267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09]" office:value-type="string" office:string-value="READY_ON">
            <text:p>READY_ON</text:p>
          </table:table-cell>
          <table:table-cell table:formula="of:=IF(ISERROR(VLOOKUP([bd_sub_system_flows.D268];[bd_flows.$A$2:bd_flows.$B$340];2;0));&quot;&quot;;VLOOKUP([bd_sub_system_flows.D268];[bd_flows.$A$2:bd_flows.$B$340];2;0))" office:value-type="string" office:string-value="READY_ON">
            <text:p>READY_ON</text:p>
          </table:table-cell>
          <table:table-cell/>
          <table:table-cell table:formula="of:=IF(ISERROR(VLOOKUP([bd_sub_system_flows.D268];[bd_flows.$A$2:bd_flows.$E$340];6;0));&quot;&quot;;VLOOKUP([bd_sub_system_flows.D268];[bd_flows.$A$2:bd_flows.$E$340];6;0))">
            <text:p/>
          </table:table-cell>
          <table:table-cell table:number-columns-repeated="5"/>
          <table:table-cell table:formula="of:=[bd_sub_system_flows_aux.B268]" office:value-type="string" office:string-value="READY_ON">
            <text:p>READY_ON</text:p>
          </table:table-cell>
          <table:table-cell table:formula="of:=IF(ISERROR(VLOOKUP([bd_sub_system_flows.D268];[bd_flows_aux.$B$2:bd_flows_aux.$C$160];2;0));VLOOKUP([.J268];[Etiquetas.$A$2:Etiquetas.$V$169];22;0);VLOOKUP([bd_sub_system_flows.D268];[bd_flows_aux.$B$2:bd_flows_aux.$C$160];2;0))" office:value-type="string" office:string-value="TBD">
            <text:p>TBD</text:p>
          </table:table-cell>
        </table:table-row>
        <table:table-row table:style-name="ro5">
          <table:table-cell table:formula="of:=[Etiquetas.A110]" office:value-type="string" office:string-value="DEFROST">
            <text:p>DEFROST</text:p>
          </table:table-cell>
          <table:table-cell table:formula="of:=IF(ISERROR(VLOOKUP([bd_sub_system_flows.D269];[bd_flows.$A$2:bd_flows.$B$340];2;0));&quot;&quot;;VLOOKUP([bd_sub_system_flows.D269];[bd_flows.$A$2:bd_flows.$B$340];2;0))" office:value-type="string" office:string-value="OUT_DEFROST">
            <text:p>OUT_DEFROST</text:p>
          </table:table-cell>
          <table:table-cell/>
          <table:table-cell table:formula="of:=IF(ISERROR(VLOOKUP([bd_sub_system_flows.D269];[bd_flows.$A$2:bd_flows.$E$340];6;0));&quot;&quot;;VLOOKUP([bd_sub_system_flows.D269];[bd_flows.$A$2:bd_flows.$E$340];6;0))">
            <text:p/>
          </table:table-cell>
          <table:table-cell table:number-columns-repeated="5"/>
          <table:table-cell table:formula="of:=[bd_sub_system_flows_aux.B269]" office:value-type="string" office:string-value="OUT_DEFROST">
            <text:p>OUT_DEFROST</text:p>
          </table:table-cell>
          <table:table-cell table:formula="of:=IF(ISERROR(VLOOKUP([bd_sub_system_flows.D269];[bd_flows_aux.$B$2:bd_flows_aux.$C$160];2;0));VLOOKUP([.J269];[Etiquetas.$A$2:Etiquetas.$V$169];22;0);VLOOKUP([bd_sub_system_flows.D269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111]" office:value-type="string" office:string-value="UART_232_TX">
            <text:p>UART_232_TX</text:p>
          </table:table-cell>
          <table:table-cell table:formula="of:=IF(ISERROR(VLOOKUP([bd_sub_system_flows.D270];[bd_flows.$A$2:bd_flows.$B$340];2;0));&quot;&quot;;VLOOKUP([bd_sub_system_flows.D270];[bd_flows.$A$2:bd_flows.$B$340];2;0))" office:value-type="string" office:string-value="COM1_232_TX">
            <text:p>COM1_232_TX</text:p>
          </table:table-cell>
          <table:table-cell/>
          <table:table-cell table:formula="of:=IF(ISERROR(VLOOKUP([bd_sub_system_flows.D270];[bd_flows.$A$2:bd_flows.$E$340];6;0));&quot;&quot;;VLOOKUP([bd_sub_system_flows.D270];[bd_flows.$A$2:bd_flows.$E$340];6;0))">
            <text:p/>
          </table:table-cell>
          <table:table-cell table:number-columns-repeated="5"/>
          <table:table-cell table:formula="of:=[bd_sub_system_flows_aux.B270]" office:value-type="string" office:string-value="COM1_232_TX">
            <text:p>COM1_232_TX</text:p>
          </table:table-cell>
          <table:table-cell table:formula="of:=IF(ISERROR(VLOOKUP([bd_sub_system_flows.D270];[bd_flows_aux.$B$2:bd_flows_aux.$C$160];2;0));VLOOKUP([.J270];[Etiquetas.$A$2:Etiquetas.$V$169];22;0);VLOOKUP([bd_sub_system_flows.D270];[bd_flows_aux.$B$2:bd_flows_aux.$C$160];2;0))" office:value-type="string" office:string-value="Bus">
            <text:p>Bus</text:p>
          </table:table-cell>
        </table:table-row>
        <table:table-row table:style-name="ro5">
          <table:table-cell table:formula="of:=[Etiquetas.A112]" office:value-type="string" office:string-value="UART_232_RX">
            <text:p>UART_232_RX</text:p>
          </table:table-cell>
          <table:table-cell table:formula="of:=IF(ISERROR(VLOOKUP([bd_sub_system_flows.D271];[bd_flows.$A$2:bd_flows.$B$340];2;0));&quot;&quot;;VLOOKUP([bd_sub_system_flows.D271];[bd_flows.$A$2:bd_flows.$B$340];2;0))" office:value-type="string" office:string-value="COM1_232_RX">
            <text:p>COM1_232_RX</text:p>
          </table:table-cell>
          <table:table-cell/>
          <table:table-cell table:formula="of:=IF(ISERROR(VLOOKUP([bd_sub_system_flows.D271];[bd_flows.$A$2:bd_flows.$E$340];6;0));&quot;&quot;;VLOOKUP([bd_sub_system_flows.D271];[bd_flows.$A$2:bd_flows.$E$340];6;0))">
            <text:p/>
          </table:table-cell>
          <table:table-cell table:number-columns-repeated="5"/>
          <table:table-cell table:formula="of:=[bd_sub_system_flows_aux.B271]" office:value-type="string" office:string-value="COM1_232_RX">
            <text:p>COM1_232_RX</text:p>
          </table:table-cell>
          <table:table-cell table:formula="of:=IF(ISERROR(VLOOKUP([bd_sub_system_flows.D271];[bd_flows_aux.$B$2:bd_flows_aux.$C$160];2;0));VLOOKUP([.J271];[Etiquetas.$A$2:Etiquetas.$V$169];22;0);VLOOKUP([bd_sub_system_flows.D271];[bd_flows_aux.$B$2:bd_flows_aux.$C$160];2;0))" office:value-type="string" office:string-value="Bus">
            <text:p>Bus</text:p>
          </table:table-cell>
        </table:table-row>
        <table:table-row table:style-name="ro5">
          <table:table-cell table:formula="of:=[Etiquetas.A113]" office:value-type="string" office:string-value="UART_485_1_TX">
            <text:p>UART_485_1_TX</text:p>
          </table:table-cell>
          <table:table-cell table:formula="of:=IF(ISERROR(VLOOKUP([bd_sub_system_flows.D272];[bd_flows.$A$2:bd_flows.$B$340];2;0));&quot;&quot;;VLOOKUP([bd_sub_system_flows.D272];[bd_flows.$A$2:bd_flows.$B$340];2;0))" office:value-type="string" office:string-value="UART_485_1_TX">
            <text:p>UART_485_1_TX</text:p>
          </table:table-cell>
          <table:table-cell/>
          <table:table-cell table:formula="of:=IF(ISERROR(VLOOKUP([bd_sub_system_flows.D272];[bd_flows.$A$2:bd_flows.$E$340];6;0));&quot;&quot;;VLOOKUP([bd_sub_system_flows.D272];[bd_flows.$A$2:bd_flows.$E$340];6;0))">
            <text:p/>
          </table:table-cell>
          <table:table-cell table:number-columns-repeated="5"/>
          <table:table-cell table:formula="of:=[bd_sub_system_flows_aux.B272]" office:value-type="string" office:string-value="UART_485_1_TX">
            <text:p>UART_485_1_TX</text:p>
          </table:table-cell>
          <table:table-cell table:formula="of:=IF(ISERROR(VLOOKUP([bd_sub_system_flows.D272];[bd_flows_aux.$B$2:bd_flows_aux.$C$160];2;0));VLOOKUP([.J272];[Etiquetas.$A$2:Etiquetas.$V$169];22;0);VLOOKUP([bd_sub_system_flows.D272];[bd_flows_aux.$B$2:bd_flows_aux.$C$160];2;0))" office:value-type="string" office:string-value="Bus">
            <text:p>Bus</text:p>
          </table:table-cell>
        </table:table-row>
        <table:table-row table:style-name="ro5">
          <table:table-cell table:formula="of:=[Etiquetas.A114]" office:value-type="string" office:string-value="UART_485_1_RX">
            <text:p>UART_485_1_RX</text:p>
          </table:table-cell>
          <table:table-cell table:formula="of:=IF(ISERROR(VLOOKUP([bd_sub_system_flows.D273];[bd_flows.$A$2:bd_flows.$B$340];2;0));&quot;&quot;;VLOOKUP([bd_sub_system_flows.D273];[bd_flows.$A$2:bd_flows.$B$340];2;0))" office:value-type="string" office:string-value="UART_485_1_RX">
            <text:p>UART_485_1_RX</text:p>
          </table:table-cell>
          <table:table-cell/>
          <table:table-cell table:formula="of:=IF(ISERROR(VLOOKUP([bd_sub_system_flows.D273];[bd_flows.$A$2:bd_flows.$E$340];6;0));&quot;&quot;;VLOOKUP([bd_sub_system_flows.D273];[bd_flows.$A$2:bd_flows.$E$340];6;0))">
            <text:p/>
          </table:table-cell>
          <table:table-cell table:number-columns-repeated="5"/>
          <table:table-cell table:formula="of:=[bd_sub_system_flows_aux.B273]" office:value-type="string" office:string-value="UART_485_1_RX">
            <text:p>UART_485_1_RX</text:p>
          </table:table-cell>
          <table:table-cell table:formula="of:=IF(ISERROR(VLOOKUP([bd_sub_system_flows.D273];[bd_flows_aux.$B$2:bd_flows_aux.$C$160];2;0));VLOOKUP([.J273];[Etiquetas.$A$2:Etiquetas.$V$169];22;0);VLOOKUP([bd_sub_system_flows.D273];[bd_flows_aux.$B$2:bd_flows_aux.$C$160];2;0))" office:value-type="string" office:string-value="Bus">
            <text:p>Bus</text:p>
          </table:table-cell>
        </table:table-row>
        <table:table-row table:style-name="ro5">
          <table:table-cell table:formula="of:=[Etiquetas.A115]" office:value-type="string" office:string-value="UART_485_1_EN">
            <text:p>UART_485_1_EN</text:p>
          </table:table-cell>
          <table:table-cell table:formula="of:=IF(ISERROR(VLOOKUP([bd_sub_system_flows.D274];[bd_flows.$A$2:bd_flows.$B$340];2;0));&quot;&quot;;VLOOKUP([bd_sub_system_flows.D274];[bd_flows.$A$2:bd_flows.$B$340];2;0))" office:value-type="string" office:string-value="UART_485_1_EN">
            <text:p>UART_485_1_EN</text:p>
          </table:table-cell>
          <table:table-cell/>
          <table:table-cell table:formula="of:=IF(ISERROR(VLOOKUP([bd_sub_system_flows.D274];[bd_flows.$A$2:bd_flows.$E$340];6;0));&quot;&quot;;VLOOKUP([bd_sub_system_flows.D274];[bd_flows.$A$2:bd_flows.$E$340];6;0))">
            <text:p/>
          </table:table-cell>
          <table:table-cell table:number-columns-repeated="5"/>
          <table:table-cell table:formula="of:=[bd_sub_system_flows_aux.B274]" office:value-type="string" office:string-value="UART_485_1_EN">
            <text:p>UART_485_1_EN</text:p>
          </table:table-cell>
          <table:table-cell table:formula="of:=IF(ISERROR(VLOOKUP([bd_sub_system_flows.D274];[bd_flows_aux.$B$2:bd_flows_aux.$C$160];2;0));VLOOKUP([.J274];[Etiquetas.$A$2:Etiquetas.$V$169];22;0);VLOOKUP([bd_sub_system_flows.D274];[bd_flows_aux.$B$2:bd_flows_aux.$C$160];2;0))" office:value-type="string" office:string-value="Bus">
            <text:p>Bus</text:p>
          </table:table-cell>
        </table:table-row>
        <table:table-row table:style-name="ro5">
          <table:table-cell table:formula="of:=[Etiquetas.A116]" office:value-type="string" office:string-value="UART_485_2_TX">
            <text:p>UART_485_2_TX</text:p>
          </table:table-cell>
          <table:table-cell table:formula="of:=IF(ISERROR(VLOOKUP([bd_sub_system_flows.D275];[bd_flows.$A$2:bd_flows.$B$340];2;0));&quot;&quot;;VLOOKUP([bd_sub_system_flows.D275];[bd_flows.$A$2:bd_flows.$B$340];2;0))" office:value-type="string" office:string-value="UART_485_2_TX">
            <text:p>UART_485_2_TX</text:p>
          </table:table-cell>
          <table:table-cell/>
          <table:table-cell table:formula="of:=IF(ISERROR(VLOOKUP([bd_sub_system_flows.D275];[bd_flows.$A$2:bd_flows.$E$340];6;0));&quot;&quot;;VLOOKUP([bd_sub_system_flows.D275];[bd_flows.$A$2:bd_flows.$E$340];6;0))">
            <text:p/>
          </table:table-cell>
          <table:table-cell table:number-columns-repeated="5"/>
          <table:table-cell table:formula="of:=[bd_sub_system_flows_aux.B275]" office:value-type="string" office:string-value="UART_485_2_TX">
            <text:p>UART_485_2_TX</text:p>
          </table:table-cell>
          <table:table-cell table:formula="of:=IF(ISERROR(VLOOKUP([bd_sub_system_flows.D275];[bd_flows_aux.$B$2:bd_flows_aux.$C$160];2;0));VLOOKUP([.J275];[Etiquetas.$A$2:Etiquetas.$V$169];22;0);VLOOKUP([bd_sub_system_flows.D275];[bd_flows_aux.$B$2:bd_flows_aux.$C$160];2;0))" office:value-type="string" office:string-value="Bus">
            <text:p>Bus</text:p>
          </table:table-cell>
        </table:table-row>
        <table:table-row table:style-name="ro5">
          <table:table-cell table:formula="of:=[Etiquetas.A117]" office:value-type="string" office:string-value="UART_485_2_RX">
            <text:p>UART_485_2_RX</text:p>
          </table:table-cell>
          <table:table-cell table:formula="of:=IF(ISERROR(VLOOKUP([bd_sub_system_flows.D276];[bd_flows.$A$2:bd_flows.$B$340];2;0));&quot;&quot;;VLOOKUP([bd_sub_system_flows.D276];[bd_flows.$A$2:bd_flows.$B$340];2;0))" office:value-type="string" office:string-value="UART_485_2_RX">
            <text:p>UART_485_2_RX</text:p>
          </table:table-cell>
          <table:table-cell/>
          <table:table-cell table:formula="of:=IF(ISERROR(VLOOKUP([bd_sub_system_flows.D276];[bd_flows.$A$2:bd_flows.$E$340];6;0));&quot;&quot;;VLOOKUP([bd_sub_system_flows.D276];[bd_flows.$A$2:bd_flows.$E$340];6;0))">
            <text:p/>
          </table:table-cell>
          <table:table-cell table:number-columns-repeated="5"/>
          <table:table-cell table:formula="of:=[bd_sub_system_flows_aux.B276]" office:value-type="string" office:string-value="UART_485_2_RX">
            <text:p>UART_485_2_RX</text:p>
          </table:table-cell>
          <table:table-cell table:formula="of:=IF(ISERROR(VLOOKUP([bd_sub_system_flows.D276];[bd_flows_aux.$B$2:bd_flows_aux.$C$160];2;0));VLOOKUP([.J276];[Etiquetas.$A$2:Etiquetas.$V$169];22;0);VLOOKUP([bd_sub_system_flows.D276];[bd_flows_aux.$B$2:bd_flows_aux.$C$160];2;0))" office:value-type="string" office:string-value="Bus">
            <text:p>Bus</text:p>
          </table:table-cell>
        </table:table-row>
        <table:table-row table:style-name="ro5">
          <table:table-cell table:formula="of:=[Etiquetas.A118]" office:value-type="string" office:string-value="UART_485_2_EN">
            <text:p>UART_485_2_EN</text:p>
          </table:table-cell>
          <table:table-cell table:formula="of:=IF(ISERROR(VLOOKUP([bd_sub_system_flows.D277];[bd_flows.$A$2:bd_flows.$B$340];2;0));&quot;&quot;;VLOOKUP([bd_sub_system_flows.D277];[bd_flows.$A$2:bd_flows.$B$340];2;0))" office:value-type="string" office:string-value="UART_485_2_EN">
            <text:p>UART_485_2_EN</text:p>
          </table:table-cell>
          <table:table-cell/>
          <table:table-cell table:formula="of:=IF(ISERROR(VLOOKUP([bd_sub_system_flows.D277];[bd_flows.$A$2:bd_flows.$E$340];6;0));&quot;&quot;;VLOOKUP([bd_sub_system_flows.D277];[bd_flows.$A$2:bd_flows.$E$340];6;0))">
            <text:p/>
          </table:table-cell>
          <table:table-cell table:number-columns-repeated="5"/>
          <table:table-cell table:formula="of:=[bd_sub_system_flows_aux.B277]" office:value-type="string" office:string-value="UART_485_2_EN">
            <text:p>UART_485_2_EN</text:p>
          </table:table-cell>
          <table:table-cell table:formula="of:=IF(ISERROR(VLOOKUP([bd_sub_system_flows.D277];[bd_flows_aux.$B$2:bd_flows_aux.$C$160];2;0));VLOOKUP([.J277];[Etiquetas.$A$2:Etiquetas.$V$169];22;0);VLOOKUP([bd_sub_system_flows.D277];[bd_flows_aux.$B$2:bd_flows_aux.$C$160];2;0))" office:value-type="string" office:string-value="Bus">
            <text:p>Bus</text:p>
          </table:table-cell>
        </table:table-row>
        <table:table-row table:style-name="ro5">
          <table:table-cell table:formula="of:=[Etiquetas.A119]" office:value-type="string" office:string-value="LIN_RX">
            <text:p>LIN_RX</text:p>
          </table:table-cell>
          <table:table-cell table:formula="of:=IF(ISERROR(VLOOKUP([bd_sub_system_flows.D278];[bd_flows.$A$2:bd_flows.$B$340];2;0));&quot;&quot;;VLOOKUP([bd_sub_system_flows.D278];[bd_flows.$A$2:bd_flows.$B$340];2;0))" office:value-type="string" office:string-value="LIN_RX">
            <text:p>LIN_RX</text:p>
          </table:table-cell>
          <table:table-cell/>
          <table:table-cell table:formula="of:=IF(ISERROR(VLOOKUP([bd_sub_system_flows.D278];[bd_flows.$A$2:bd_flows.$E$340];6;0));&quot;&quot;;VLOOKUP([bd_sub_system_flows.D278];[bd_flows.$A$2:bd_flows.$E$340];6;0))">
            <text:p/>
          </table:table-cell>
          <table:table-cell table:number-columns-repeated="5"/>
          <table:table-cell table:formula="of:=[bd_sub_system_flows_aux.B278]" office:value-type="string" office:string-value="LIN_RX">
            <text:p>LIN_RX</text:p>
          </table:table-cell>
          <table:table-cell table:formula="of:=IF(ISERROR(VLOOKUP([bd_sub_system_flows.D278];[bd_flows_aux.$B$2:bd_flows_aux.$C$160];2;0));VLOOKUP([.J278];[Etiquetas.$A$2:Etiquetas.$V$169];22;0);VLOOKUP([bd_sub_system_flows.D278];[bd_flows_aux.$B$2:bd_flows_aux.$C$160];2;0))" office:value-type="string" office:string-value="Bus">
            <text:p>Bus</text:p>
          </table:table-cell>
        </table:table-row>
        <table:table-row table:style-name="ro5">
          <table:table-cell table:formula="of:=[Etiquetas.A120]" office:value-type="string" office:string-value="LIN_TX">
            <text:p>LIN_TX</text:p>
          </table:table-cell>
          <table:table-cell table:formula="of:=IF(ISERROR(VLOOKUP([bd_sub_system_flows.D279];[bd_flows.$A$2:bd_flows.$B$340];2;0));&quot;&quot;;VLOOKUP([bd_sub_system_flows.D279];[bd_flows.$A$2:bd_flows.$B$340];2;0))" office:value-type="string" office:string-value="LIN_TX">
            <text:p>LIN_TX</text:p>
          </table:table-cell>
          <table:table-cell/>
          <table:table-cell table:formula="of:=IF(ISERROR(VLOOKUP([bd_sub_system_flows.D279];[bd_flows.$A$2:bd_flows.$E$340];6;0));&quot;&quot;;VLOOKUP([bd_sub_system_flows.D279];[bd_flows.$A$2:bd_flows.$E$340];6;0))">
            <text:p/>
          </table:table-cell>
          <table:table-cell table:number-columns-repeated="5"/>
          <table:table-cell table:formula="of:=[bd_sub_system_flows_aux.B279]" office:value-type="string" office:string-value="LIN_TX">
            <text:p>LIN_TX</text:p>
          </table:table-cell>
          <table:table-cell table:formula="of:=IF(ISERROR(VLOOKUP([bd_sub_system_flows.D279];[bd_flows_aux.$B$2:bd_flows_aux.$C$160];2;0));VLOOKUP([.J279];[Etiquetas.$A$2:Etiquetas.$V$169];22;0);VLOOKUP([bd_sub_system_flows.D279];[bd_flows_aux.$B$2:bd_flows_aux.$C$160];2;0))" office:value-type="string" office:string-value="Bus">
            <text:p>Bus</text:p>
          </table:table-cell>
        </table:table-row>
        <table:table-row table:style-name="ro5">
          <table:table-cell table:formula="of:=[Etiquetas.A121]" office:value-type="string" office:string-value="LIN_SLPn">
            <text:p>LIN_SLPn</text:p>
          </table:table-cell>
          <table:table-cell table:formula="of:=IF(ISERROR(VLOOKUP([bd_sub_system_flows.D280];[bd_flows.$A$2:bd_flows.$B$340];2;0));&quot;&quot;;VLOOKUP([bd_sub_system_flows.D280];[bd_flows.$A$2:bd_flows.$B$340];2;0))" office:value-type="string" office:string-value="LIN_SLPn">
            <text:p>LIN_SLPn</text:p>
          </table:table-cell>
          <table:table-cell/>
          <table:table-cell table:formula="of:=IF(ISERROR(VLOOKUP([bd_sub_system_flows.D280];[bd_flows.$A$2:bd_flows.$E$340];6;0));&quot;&quot;;VLOOKUP([bd_sub_system_flows.D280];[bd_flows.$A$2:bd_flows.$E$340];6;0))">
            <text:p/>
          </table:table-cell>
          <table:table-cell table:number-columns-repeated="5"/>
          <table:table-cell table:formula="of:=[bd_sub_system_flows_aux.B280]" office:value-type="string" office:string-value="LIN_SLPn">
            <text:p>LIN_SLPn</text:p>
          </table:table-cell>
          <table:table-cell table:formula="of:=IF(ISERROR(VLOOKUP([bd_sub_system_flows.D280];[bd_flows_aux.$B$2:bd_flows_aux.$C$160];2;0));VLOOKUP([.J280];[Etiquetas.$A$2:Etiquetas.$V$169];22;0);VLOOKUP([bd_sub_system_flows.D280];[bd_flows_aux.$B$2:bd_flows_aux.$C$160];2;0))" office:value-type="string" office:string-value="Bus">
            <text:p>Bus</text:p>
          </table:table-cell>
        </table:table-row>
        <table:table-row table:style-name="ro5">
          <table:table-cell table:formula="of:=[Etiquetas.A122]" office:value-type="string" office:string-value="LIN_WAKEn">
            <text:p>LIN_WAKEn</text:p>
          </table:table-cell>
          <table:table-cell table:formula="of:=IF(ISERROR(VLOOKUP([bd_sub_system_flows.D281];[bd_flows.$A$2:bd_flows.$B$340];2;0));&quot;&quot;;VLOOKUP([bd_sub_system_flows.D281];[bd_flows.$A$2:bd_flows.$B$340];2;0))" office:value-type="string" office:string-value="LIN_WAKEn">
            <text:p>LIN_WAKEn</text:p>
          </table:table-cell>
          <table:table-cell/>
          <table:table-cell table:formula="of:=IF(ISERROR(VLOOKUP([bd_sub_system_flows.D281];[bd_flows.$A$2:bd_flows.$E$340];6;0));&quot;&quot;;VLOOKUP([bd_sub_system_flows.D281];[bd_flows.$A$2:bd_flows.$E$340];6;0))">
            <text:p/>
          </table:table-cell>
          <table:table-cell table:number-columns-repeated="5"/>
          <table:table-cell table:formula="of:=[bd_sub_system_flows_aux.B281]" office:value-type="string" office:string-value="LIN_WAKEn">
            <text:p>LIN_WAKEn</text:p>
          </table:table-cell>
          <table:table-cell table:formula="of:=IF(ISERROR(VLOOKUP([bd_sub_system_flows.D281];[bd_flows_aux.$B$2:bd_flows_aux.$C$160];2;0));VLOOKUP([.J281];[Etiquetas.$A$2:Etiquetas.$V$169];22;0);VLOOKUP([bd_sub_system_flows.D281];[bd_flows_aux.$B$2:bd_flows_aux.$C$160];2;0))" office:value-type="string" office:string-value="Bus">
            <text:p>Bus</text:p>
          </table:table-cell>
        </table:table-row>
        <table:table-row table:style-name="ro5">
          <table:table-cell table:formula="of:=[Etiquetas.A123]" office:value-type="string" office:string-value="CAN1_TX">
            <text:p>CAN1_TX</text:p>
          </table:table-cell>
          <table:table-cell table:formula="of:=IF(ISERROR(VLOOKUP([bd_sub_system_flows.D282];[bd_flows.$A$2:bd_flows.$B$340];2;0));&quot;&quot;;VLOOKUP([bd_sub_system_flows.D282];[bd_flows.$A$2:bd_flows.$B$340];2;0))" office:value-type="string" office:string-value="CAN1_TX">
            <text:p>CAN1_TX</text:p>
          </table:table-cell>
          <table:table-cell/>
          <table:table-cell table:formula="of:=IF(ISERROR(VLOOKUP([bd_sub_system_flows.D282];[bd_flows.$A$2:bd_flows.$E$340];6;0));&quot;&quot;;VLOOKUP([bd_sub_system_flows.D282];[bd_flows.$A$2:bd_flows.$E$340];6;0))">
            <text:p/>
          </table:table-cell>
          <table:table-cell table:number-columns-repeated="5"/>
          <table:table-cell table:formula="of:=[bd_sub_system_flows_aux.B282]" office:value-type="string" office:string-value="CAN1_TX">
            <text:p>CAN1_TX</text:p>
          </table:table-cell>
          <table:table-cell table:formula="of:=IF(ISERROR(VLOOKUP([bd_sub_system_flows.D282];[bd_flows_aux.$B$2:bd_flows_aux.$C$160];2;0));VLOOKUP([.J282];[Etiquetas.$A$2:Etiquetas.$V$169];22;0);VLOOKUP([bd_sub_system_flows.D282];[bd_flows_aux.$B$2:bd_flows_aux.$C$160];2;0))" office:value-type="string" office:string-value="Bus">
            <text:p>Bus</text:p>
          </table:table-cell>
        </table:table-row>
        <table:table-row table:style-name="ro5">
          <table:table-cell table:formula="of:=[Etiquetas.A124]" office:value-type="string" office:string-value="CAN1_RX">
            <text:p>CAN1_RX</text:p>
          </table:table-cell>
          <table:table-cell table:formula="of:=IF(ISERROR(VLOOKUP([bd_sub_system_flows.D283];[bd_flows.$A$2:bd_flows.$B$340];2;0));&quot;&quot;;VLOOKUP([bd_sub_system_flows.D283];[bd_flows.$A$2:bd_flows.$B$340];2;0))" office:value-type="string" office:string-value="CAN1_RX">
            <text:p>CAN1_RX</text:p>
          </table:table-cell>
          <table:table-cell/>
          <table:table-cell table:formula="of:=IF(ISERROR(VLOOKUP([bd_sub_system_flows.D283];[bd_flows.$A$2:bd_flows.$E$340];6;0));&quot;&quot;;VLOOKUP([bd_sub_system_flows.D283];[bd_flows.$A$2:bd_flows.$E$340];6;0))">
            <text:p/>
          </table:table-cell>
          <table:table-cell table:number-columns-repeated="5"/>
          <table:table-cell table:formula="of:=[bd_sub_system_flows_aux.B283]" office:value-type="string" office:string-value="CAN1_RX">
            <text:p>CAN1_RX</text:p>
          </table:table-cell>
          <table:table-cell table:formula="of:=IF(ISERROR(VLOOKUP([bd_sub_system_flows.D283];[bd_flows_aux.$B$2:bd_flows_aux.$C$160];2;0));VLOOKUP([.J283];[Etiquetas.$A$2:Etiquetas.$V$169];22;0);VLOOKUP([bd_sub_system_flows.D283];[bd_flows_aux.$B$2:bd_flows_aux.$C$160];2;0))" office:value-type="string" office:string-value="Bus">
            <text:p>Bus</text:p>
          </table:table-cell>
        </table:table-row>
        <table:table-row table:style-name="ro5">
          <table:table-cell table:formula="of:=[Etiquetas.A125]" office:value-type="string" office:string-value="CAN1_EN">
            <text:p>CAN1_EN</text:p>
          </table:table-cell>
          <table:table-cell table:formula="of:=IF(ISERROR(VLOOKUP([bd_sub_system_flows.D284];[bd_flows.$A$2:bd_flows.$B$340];2;0));&quot;&quot;;VLOOKUP([bd_sub_system_flows.D284];[bd_flows.$A$2:bd_flows.$B$340];2;0))" office:value-type="string" office:string-value="CAN1_EN">
            <text:p>CAN1_EN</text:p>
          </table:table-cell>
          <table:table-cell/>
          <table:table-cell table:formula="of:=IF(ISERROR(VLOOKUP([bd_sub_system_flows.D284];[bd_flows.$A$2:bd_flows.$E$340];6;0));&quot;&quot;;VLOOKUP([bd_sub_system_flows.D284];[bd_flows.$A$2:bd_flows.$E$340];6;0))">
            <text:p/>
          </table:table-cell>
          <table:table-cell table:number-columns-repeated="5"/>
          <table:table-cell table:formula="of:=[bd_sub_system_flows_aux.B284]" office:value-type="string" office:string-value="CAN1_EN">
            <text:p>CAN1_EN</text:p>
          </table:table-cell>
          <table:table-cell table:formula="of:=IF(ISERROR(VLOOKUP([bd_sub_system_flows.D284];[bd_flows_aux.$B$2:bd_flows_aux.$C$160];2;0));VLOOKUP([.J284];[Etiquetas.$A$2:Etiquetas.$V$169];22;0);VLOOKUP([bd_sub_system_flows.D284];[bd_flows_aux.$B$2:bd_flows_aux.$C$160];2;0))" office:value-type="string" office:string-value="Bus">
            <text:p>Bus</text:p>
          </table:table-cell>
        </table:table-row>
        <table:table-row table:style-name="ro5">
          <table:table-cell table:formula="of:=[Etiquetas.A126]" office:value-type="string" office:string-value="CAN2_TX">
            <text:p>CAN2_TX</text:p>
          </table:table-cell>
          <table:table-cell table:formula="of:=IF(ISERROR(VLOOKUP([bd_sub_system_flows.D285];[bd_flows.$A$2:bd_flows.$B$340];2;0));&quot;&quot;;VLOOKUP([bd_sub_system_flows.D285];[bd_flows.$A$2:bd_flows.$B$340];2;0))" office:value-type="string" office:string-value="CAN2_TX">
            <text:p>CAN2_TX</text:p>
          </table:table-cell>
          <table:table-cell/>
          <table:table-cell table:formula="of:=IF(ISERROR(VLOOKUP([bd_sub_system_flows.D285];[bd_flows.$A$2:bd_flows.$E$340];6;0));&quot;&quot;;VLOOKUP([bd_sub_system_flows.D285];[bd_flows.$A$2:bd_flows.$E$340];6;0))">
            <text:p/>
          </table:table-cell>
          <table:table-cell table:number-columns-repeated="5"/>
          <table:table-cell table:formula="of:=[bd_sub_system_flows_aux.B285]" office:value-type="string" office:string-value="CAN2_TX">
            <text:p>CAN2_TX</text:p>
          </table:table-cell>
          <table:table-cell table:formula="of:=IF(ISERROR(VLOOKUP([bd_sub_system_flows.D285];[bd_flows_aux.$B$2:bd_flows_aux.$C$160];2;0));VLOOKUP([.J285];[Etiquetas.$A$2:Etiquetas.$V$169];22;0);VLOOKUP([bd_sub_system_flows.D285];[bd_flows_aux.$B$2:bd_flows_aux.$C$160];2;0))" office:value-type="string" office:string-value="Bus">
            <text:p>Bus</text:p>
          </table:table-cell>
        </table:table-row>
        <table:table-row table:style-name="ro5">
          <table:table-cell table:formula="of:=[Etiquetas.A127]" office:value-type="string" office:string-value="CAN2_RX">
            <text:p>CAN2_RX</text:p>
          </table:table-cell>
          <table:table-cell table:formula="of:=IF(ISERROR(VLOOKUP([bd_sub_system_flows.D286];[bd_flows.$A$2:bd_flows.$B$340];2;0));&quot;&quot;;VLOOKUP([bd_sub_system_flows.D286];[bd_flows.$A$2:bd_flows.$B$340];2;0))" office:value-type="string" office:string-value="CAN2_RX">
            <text:p>CAN2_RX</text:p>
          </table:table-cell>
          <table:table-cell/>
          <table:table-cell table:formula="of:=IF(ISERROR(VLOOKUP([bd_sub_system_flows.D286];[bd_flows.$A$2:bd_flows.$E$340];6;0));&quot;&quot;;VLOOKUP([bd_sub_system_flows.D286];[bd_flows.$A$2:bd_flows.$E$340];6;0))">
            <text:p/>
          </table:table-cell>
          <table:table-cell table:number-columns-repeated="5"/>
          <table:table-cell table:formula="of:=[bd_sub_system_flows_aux.B286]" office:value-type="string" office:string-value="CAN2_RX">
            <text:p>CAN2_RX</text:p>
          </table:table-cell>
          <table:table-cell table:formula="of:=IF(ISERROR(VLOOKUP([bd_sub_system_flows.D286];[bd_flows_aux.$B$2:bd_flows_aux.$C$160];2;0));VLOOKUP([.J286];[Etiquetas.$A$2:Etiquetas.$V$169];22;0);VLOOKUP([bd_sub_system_flows.D286];[bd_flows_aux.$B$2:bd_flows_aux.$C$160];2;0))" office:value-type="string" office:string-value="Bus">
            <text:p>Bus</text:p>
          </table:table-cell>
        </table:table-row>
        <table:table-row table:style-name="ro5">
          <table:table-cell table:formula="of:=[Etiquetas.A128]" office:value-type="string" office:string-value="CAN2_EN">
            <text:p>CAN2_EN</text:p>
          </table:table-cell>
          <table:table-cell table:formula="of:=IF(ISERROR(VLOOKUP([bd_sub_system_flows.D287];[bd_flows.$A$2:bd_flows.$B$340];2;0));&quot;&quot;;VLOOKUP([bd_sub_system_flows.D287];[bd_flows.$A$2:bd_flows.$B$340];2;0))" office:value-type="string" office:string-value="CAN2_EN">
            <text:p>CAN2_EN</text:p>
          </table:table-cell>
          <table:table-cell/>
          <table:table-cell table:formula="of:=IF(ISERROR(VLOOKUP([bd_sub_system_flows.D287];[bd_flows.$A$2:bd_flows.$E$340];6;0));&quot;&quot;;VLOOKUP([bd_sub_system_flows.D287];[bd_flows.$A$2:bd_flows.$E$340];6;0))">
            <text:p/>
          </table:table-cell>
          <table:table-cell table:number-columns-repeated="5"/>
          <table:table-cell table:formula="of:=[bd_sub_system_flows_aux.B287]" office:value-type="string" office:string-value="CAN2_EN">
            <text:p>CAN2_EN</text:p>
          </table:table-cell>
          <table:table-cell table:formula="of:=IF(ISERROR(VLOOKUP([bd_sub_system_flows.D287];[bd_flows_aux.$B$2:bd_flows_aux.$C$160];2;0));VLOOKUP([.J287];[Etiquetas.$A$2:Etiquetas.$V$169];22;0);VLOOKUP([bd_sub_system_flows.D287];[bd_flows_aux.$B$2:bd_flows_aux.$C$160];2;0))" office:value-type="string" office:string-value="Bus">
            <text:p>Bus</text:p>
          </table:table-cell>
        </table:table-row>
        <table:table-row table:style-name="ro5">
          <table:table-cell table:formula="of:=[Etiquetas.A129]" office:value-type="string" office:string-value="CAN3_TX">
            <text:p>CAN3_TX</text:p>
          </table:table-cell>
          <table:table-cell table:formula="of:=IF(ISERROR(VLOOKUP([bd_sub_system_flows.D288];[bd_flows.$A$2:bd_flows.$B$340];2;0));&quot;&quot;;VLOOKUP([bd_sub_system_flows.D288];[bd_flows.$A$2:bd_flows.$B$340];2;0))" office:value-type="string" office:string-value="CAN3_TX">
            <text:p>CAN3_TX</text:p>
          </table:table-cell>
          <table:table-cell/>
          <table:table-cell table:formula="of:=IF(ISERROR(VLOOKUP([bd_sub_system_flows.D288];[bd_flows.$A$2:bd_flows.$E$340];6;0));&quot;&quot;;VLOOKUP([bd_sub_system_flows.D288];[bd_flows.$A$2:bd_flows.$E$340];6;0))">
            <text:p/>
          </table:table-cell>
          <table:table-cell table:number-columns-repeated="5"/>
          <table:table-cell table:formula="of:=[bd_sub_system_flows_aux.B288]" office:value-type="string" office:string-value="CAN3_TX">
            <text:p>CAN3_TX</text:p>
          </table:table-cell>
          <table:table-cell table:formula="of:=IF(ISERROR(VLOOKUP([bd_sub_system_flows.D288];[bd_flows_aux.$B$2:bd_flows_aux.$C$160];2;0));VLOOKUP([.J288];[Etiquetas.$A$2:Etiquetas.$V$169];22;0);VLOOKUP([bd_sub_system_flows.D288];[bd_flows_aux.$B$2:bd_flows_aux.$C$160];2;0))" office:value-type="string" office:string-value="Bus">
            <text:p>Bus</text:p>
          </table:table-cell>
        </table:table-row>
        <table:table-row table:style-name="ro5">
          <table:table-cell table:formula="of:=[Etiquetas.A130]" office:value-type="string" office:string-value="CAN3_RX">
            <text:p>CAN3_RX</text:p>
          </table:table-cell>
          <table:table-cell table:formula="of:=IF(ISERROR(VLOOKUP([bd_sub_system_flows.D289];[bd_flows.$A$2:bd_flows.$B$340];2;0));&quot;&quot;;VLOOKUP([bd_sub_system_flows.D289];[bd_flows.$A$2:bd_flows.$B$340];2;0))" office:value-type="string" office:string-value="CAN3_RX">
            <text:p>CAN3_RX</text:p>
          </table:table-cell>
          <table:table-cell/>
          <table:table-cell table:formula="of:=IF(ISERROR(VLOOKUP([bd_sub_system_flows.D289];[bd_flows.$A$2:bd_flows.$E$340];6;0));&quot;&quot;;VLOOKUP([bd_sub_system_flows.D289];[bd_flows.$A$2:bd_flows.$E$340];6;0))">
            <text:p/>
          </table:table-cell>
          <table:table-cell table:number-columns-repeated="5"/>
          <table:table-cell table:formula="of:=[bd_sub_system_flows_aux.B289]" office:value-type="string" office:string-value="CAN3_RX">
            <text:p>CAN3_RX</text:p>
          </table:table-cell>
          <table:table-cell table:formula="of:=IF(ISERROR(VLOOKUP([bd_sub_system_flows.D289];[bd_flows_aux.$B$2:bd_flows_aux.$C$160];2;0));VLOOKUP([.J289];[Etiquetas.$A$2:Etiquetas.$V$169];22;0);VLOOKUP([bd_sub_system_flows.D289];[bd_flows_aux.$B$2:bd_flows_aux.$C$160];2;0))" office:value-type="string" office:string-value="Bus">
            <text:p>Bus</text:p>
          </table:table-cell>
        </table:table-row>
        <table:table-row table:style-name="ro5">
          <table:table-cell table:formula="of:=[Etiquetas.A131]" office:value-type="string" office:string-value="CAN3_EN">
            <text:p>CAN3_EN</text:p>
          </table:table-cell>
          <table:table-cell table:formula="of:=IF(ISERROR(VLOOKUP([bd_sub_system_flows.D290];[bd_flows.$A$2:bd_flows.$B$340];2;0));&quot;&quot;;VLOOKUP([bd_sub_system_flows.D290];[bd_flows.$A$2:bd_flows.$B$340];2;0))" office:value-type="string" office:string-value="CAN3_EN">
            <text:p>CAN3_EN</text:p>
          </table:table-cell>
          <table:table-cell/>
          <table:table-cell table:formula="of:=IF(ISERROR(VLOOKUP([bd_sub_system_flows.D290];[bd_flows.$A$2:bd_flows.$E$340];6;0));&quot;&quot;;VLOOKUP([bd_sub_system_flows.D290];[bd_flows.$A$2:bd_flows.$E$340];6;0))">
            <text:p/>
          </table:table-cell>
          <table:table-cell table:number-columns-repeated="5"/>
          <table:table-cell table:formula="of:=[bd_sub_system_flows_aux.B290]" office:value-type="string" office:string-value="CAN3_EN">
            <text:p>CAN3_EN</text:p>
          </table:table-cell>
          <table:table-cell table:formula="of:=IF(ISERROR(VLOOKUP([bd_sub_system_flows.D290];[bd_flows_aux.$B$2:bd_flows_aux.$C$160];2;0));VLOOKUP([.J290];[Etiquetas.$A$2:Etiquetas.$V$169];22;0);VLOOKUP([bd_sub_system_flows.D290];[bd_flows_aux.$B$2:bd_flows_aux.$C$160];2;0))" office:value-type="string" office:string-value="Bus">
            <text:p>Bus</text:p>
          </table:table-cell>
        </table:table-row>
        <table:table-row table:style-name="ro5">
          <table:table-cell table:formula="of:=[Etiquetas.A132]" office:value-type="string" office:string-value="MED_TEMP_EXT">
            <text:p>MED_TEMP_EXT</text:p>
          </table:table-cell>
          <table:table-cell table:formula="of:=IF(ISERROR(VLOOKUP([bd_sub_system_flows.D291];[bd_flows.$A$2:bd_flows.$B$340];2;0));&quot;&quot;;VLOOKUP([bd_sub_system_flows.D291];[bd_flows.$A$2:bd_flows.$B$340];2;0))" office:value-type="string" office:string-value="MED_TEMP_EXT">
            <text:p>MED_TEMP_EXT</text:p>
          </table:table-cell>
          <table:table-cell/>
          <table:table-cell table:formula="of:=IF(ISERROR(VLOOKUP([bd_sub_system_flows.D291];[bd_flows.$A$2:bd_flows.$E$340];6;0));&quot;&quot;;VLOOKUP([bd_sub_system_flows.D291];[bd_flows.$A$2:bd_flows.$E$340];6;0))">
            <text:p/>
          </table:table-cell>
          <table:table-cell table:number-columns-repeated="5"/>
          <table:table-cell table:formula="of:=[bd_sub_system_flows_aux.B291]" office:value-type="string" office:string-value="MED_TEMP_EXT">
            <text:p>MED_TEMP_EXT</text:p>
          </table:table-cell>
          <table:table-cell table:formula="of:=IF(ISERROR(VLOOKUP([bd_sub_system_flows.D291];[bd_flows_aux.$B$2:bd_flows_aux.$C$160];2;0));VLOOKUP([.J291];[Etiquetas.$A$2:Etiquetas.$V$169];22;0);VLOOKUP([bd_sub_system_flows.D291];[bd_flows_aux.$B$2:bd_flows_aux.$C$160];2;0))" office:value-type="string" office:string-value="TBD">
            <text:p>TBD</text:p>
          </table:table-cell>
        </table:table-row>
        <table:table-row table:style-name="ro5">
          <table:table-cell table:formula="of:=[Etiquetas.A133]" office:value-type="string" office:string-value="MED_TEMP_INT">
            <text:p>MED_TEMP_INT</text:p>
          </table:table-cell>
          <table:table-cell table:formula="of:=IF(ISERROR(VLOOKUP([bd_sub_system_flows.D292];[bd_flows.$A$2:bd_flows.$B$340];2;0));&quot;&quot;;VLOOKUP([bd_sub_system_flows.D292];[bd_flows.$A$2:bd_flows.$B$340];2;0))" office:value-type="string" office:string-value="MED_TEMP_INT">
            <text:p>MED_TEMP_INT</text:p>
          </table:table-cell>
          <table:table-cell/>
          <table:table-cell table:formula="of:=IF(ISERROR(VLOOKUP([bd_sub_system_flows.D292];[bd_flows.$A$2:bd_flows.$E$340];6;0));&quot;&quot;;VLOOKUP([bd_sub_system_flows.D292];[bd_flows.$A$2:bd_flows.$E$340];6;0))">
            <text:p/>
          </table:table-cell>
          <table:table-cell table:number-columns-repeated="5"/>
          <table:table-cell table:formula="of:=[bd_sub_system_flows_aux.B292]" office:value-type="string" office:string-value="MED_TEMP_INT">
            <text:p>MED_TEMP_INT</text:p>
          </table:table-cell>
          <table:table-cell table:formula="of:=IF(ISERROR(VLOOKUP([bd_sub_system_flows.D292];[bd_flows_aux.$B$2:bd_flows_aux.$C$160];2;0));VLOOKUP([.J292];[Etiquetas.$A$2:Etiquetas.$V$169];22;0);VLOOKUP([bd_sub_system_flows.D292];[bd_flows_aux.$B$2:bd_flows_aux.$C$160];2;0))" office:value-type="string" office:string-value="TBD">
            <text:p>TBD</text:p>
          </table:table-cell>
        </table:table-row>
        <table:table-row table:style-name="ro5">
          <table:table-cell table:formula="of:=[Etiquetas.A134]" office:value-type="string" office:string-value="MED_KL15_RES">
            <text:p>MED_KL15_RES</text:p>
          </table:table-cell>
          <table:table-cell table:formula="of:=IF(ISERROR(VLOOKUP([bd_sub_system_flows.D293];[bd_flows.$A$2:bd_flows.$B$340];2;0));&quot;&quot;;VLOOKUP([bd_sub_system_flows.D293];[bd_flows.$A$2:bd_flows.$B$340];2;0))" office:value-type="string" office:string-value="MED_KL15_RES">
            <text:p>MED_KL15_RES</text:p>
          </table:table-cell>
          <table:table-cell/>
          <table:table-cell table:formula="of:=IF(ISERROR(VLOOKUP([bd_sub_system_flows.D293];[bd_flows.$A$2:bd_flows.$E$340];6;0));&quot;&quot;;VLOOKUP([bd_sub_system_flows.D293];[bd_flows.$A$2:bd_flows.$E$340];6;0))">
            <text:p/>
          </table:table-cell>
          <table:table-cell table:number-columns-repeated="5"/>
          <table:table-cell table:formula="of:=[bd_sub_system_flows_aux.B293]" office:value-type="string" office:string-value="MED_KL15_RES">
            <text:p>MED_KL15_RES</text:p>
          </table:table-cell>
          <table:table-cell table:formula="of:=IF(ISERROR(VLOOKUP([bd_sub_system_flows.D293];[bd_flows_aux.$B$2:bd_flows_aux.$C$160];2;0));VLOOKUP([.J293];[Etiquetas.$A$2:Etiquetas.$V$169];22;0);VLOOKUP([bd_sub_system_flows.D293];[bd_flows_aux.$B$2:bd_flows_aux.$C$160];2;0))" office:value-type="string" office:string-value="TBD">
            <text:p>TBD</text:p>
          </table:table-cell>
        </table:table-row>
        <table:table-row table:style-name="ro5">
          <table:table-cell table:formula="of:=[Etiquetas.A135]" office:value-type="string" office:string-value="MED_12V_KL30">
            <text:p>MED_12V_KL30</text:p>
          </table:table-cell>
          <table:table-cell table:formula="of:=IF(ISERROR(VLOOKUP([bd_sub_system_flows.D294];[bd_flows.$A$2:bd_flows.$B$340];2;0));&quot;&quot;;VLOOKUP([bd_sub_system_flows.D294];[bd_flows.$A$2:bd_flows.$B$340];2;0))" office:value-type="string" office:string-value="MED_12V_KL30">
            <text:p>MED_12V_KL30</text:p>
          </table:table-cell>
          <table:table-cell/>
          <table:table-cell table:formula="of:=IF(ISERROR(VLOOKUP([bd_sub_system_flows.D294];[bd_flows.$A$2:bd_flows.$E$340];6;0));&quot;&quot;;VLOOKUP([bd_sub_system_flows.D294];[bd_flows.$A$2:bd_flows.$E$340];6;0))">
            <text:p/>
          </table:table-cell>
          <table:table-cell table:number-columns-repeated="5"/>
          <table:table-cell table:formula="of:=[bd_sub_system_flows_aux.B294]" office:value-type="string" office:string-value="MED_12V_KL30">
            <text:p>MED_12V_KL30</text:p>
          </table:table-cell>
          <table:table-cell table:formula="of:=IF(ISERROR(VLOOKUP([bd_sub_system_flows.D294];[bd_flows_aux.$B$2:bd_flows_aux.$C$160];2;0));VLOOKUP([.J294];[Etiquetas.$A$2:Etiquetas.$V$169];22;0);VLOOKUP([bd_sub_system_flows.D294];[bd_flows_aux.$B$2:bd_flows_aux.$C$160];2;0))" office:value-type="string" office:string-value="TBD">
            <text:p>TBD</text:p>
          </table:table-cell>
        </table:table-row>
        <table:table-row table:style-name="ro5">
          <table:table-cell table:formula="of:=[Etiquetas.A136]" office:value-type="string" office:string-value="TREM239_FOLD">
            <text:p>TREM239_FOLD</text:p>
          </table:table-cell>
          <table:table-cell table:formula="of:=IF(ISERROR(VLOOKUP([bd_sub_system_flows.D295];[bd_flows.$A$2:bd_flows.$B$340];2;0));&quot;&quot;;VLOOKUP([bd_sub_system_flows.D295];[bd_flows.$A$2:bd_flows.$B$340];2;0))" office:value-type="string" office:string-value="OUT_TREM239_FOLD">
            <text:p>OUT_TREM239_FOLD</text:p>
          </table:table-cell>
          <table:table-cell/>
          <table:table-cell table:formula="of:=IF(ISERROR(VLOOKUP([bd_sub_system_flows.D295];[bd_flows.$A$2:bd_flows.$E$340];6;0));&quot;&quot;;VLOOKUP([bd_sub_system_flows.D295];[bd_flows.$A$2:bd_flows.$E$340];6;0))">
            <text:p/>
          </table:table-cell>
          <table:table-cell table:number-columns-repeated="5"/>
          <table:table-cell table:formula="of:=[bd_sub_system_flows_aux.B295]" office:value-type="string" office:string-value="OUT_TREM239_FOLD">
            <text:p>OUT_TREM239_FOLD</text:p>
          </table:table-cell>
          <table:table-cell table:formula="of:=IF(ISERROR(VLOOKUP([bd_sub_system_flows.D295];[bd_flows_aux.$B$2:bd_flows_aux.$C$160];2;0));VLOOKUP([.J295];[Etiquetas.$A$2:Etiquetas.$V$169];22;0);VLOOKUP([bd_sub_system_flows.D295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137]" office:value-type="string" office:string-value="TREM239_UNFOLD">
            <text:p>TREM239_UNFOLD</text:p>
          </table:table-cell>
          <table:table-cell table:formula="of:=IF(ISERROR(VLOOKUP([bd_sub_system_flows.D296];[bd_flows.$A$2:bd_flows.$B$340];2;0));&quot;&quot;;VLOOKUP([bd_sub_system_flows.D296];[bd_flows.$A$2:bd_flows.$B$340];2;0))" office:value-type="string" office:string-value="OUT_TREM239_UNFOLD">
            <text:p>OUT_TREM239_UNFOLD</text:p>
          </table:table-cell>
          <table:table-cell/>
          <table:table-cell table:formula="of:=IF(ISERROR(VLOOKUP([bd_sub_system_flows.D296];[bd_flows.$A$2:bd_flows.$E$340];6;0));&quot;&quot;;VLOOKUP([bd_sub_system_flows.D296];[bd_flows.$A$2:bd_flows.$E$340];6;0))">
            <text:p/>
          </table:table-cell>
          <table:table-cell table:number-columns-repeated="5"/>
          <table:table-cell table:formula="of:=[bd_sub_system_flows_aux.B296]" office:value-type="string" office:string-value="OUT_TREM239_UNFOLD">
            <text:p>OUT_TREM239_UNFOLD</text:p>
          </table:table-cell>
          <table:table-cell table:formula="of:=IF(ISERROR(VLOOKUP([bd_sub_system_flows.D296];[bd_flows_aux.$B$2:bd_flows_aux.$C$160];2;0));VLOOKUP([.J296];[Etiquetas.$A$2:Etiquetas.$V$169];22;0);VLOOKUP([bd_sub_system_flows.D296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138]" office:value-type="string" office:string-value="TREM239_TRIM_L">
            <text:p>TREM239_TRIM_L</text:p>
          </table:table-cell>
          <table:table-cell table:formula="of:=IF(ISERROR(VLOOKUP([bd_sub_system_flows.D297];[bd_flows.$A$2:bd_flows.$B$340];2;0));&quot;&quot;;VLOOKUP([bd_sub_system_flows.D297];[bd_flows.$A$2:bd_flows.$B$340];2;0))" office:value-type="string" office:string-value="OUT_TREM239_TRIM_L">
            <text:p>OUT_TREM239_TRIM_L</text:p>
          </table:table-cell>
          <table:table-cell/>
          <table:table-cell table:formula="of:=IF(ISERROR(VLOOKUP([bd_sub_system_flows.D297];[bd_flows.$A$2:bd_flows.$E$340];6;0));&quot;&quot;;VLOOKUP([bd_sub_system_flows.D297];[bd_flows.$A$2:bd_flows.$E$340];6;0))">
            <text:p/>
          </table:table-cell>
          <table:table-cell table:number-columns-repeated="5"/>
          <table:table-cell table:formula="of:=[bd_sub_system_flows_aux.B297]" office:value-type="string" office:string-value="OUT_TREM239_TRIM_L">
            <text:p>OUT_TREM239_TRIM_L</text:p>
          </table:table-cell>
          <table:table-cell table:formula="of:=IF(ISERROR(VLOOKUP([bd_sub_system_flows.D297];[bd_flows_aux.$B$2:bd_flows_aux.$C$160];2;0));VLOOKUP([.J297];[Etiquetas.$A$2:Etiquetas.$V$169];22;0);VLOOKUP([bd_sub_system_flows.D297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139]" office:value-type="string" office:string-value="TREM239_TRIM_R">
            <text:p>TREM239_TRIM_R</text:p>
          </table:table-cell>
          <table:table-cell table:formula="of:=IF(ISERROR(VLOOKUP([bd_sub_system_flows.D298];[bd_flows.$A$2:bd_flows.$B$340];2;0));&quot;&quot;;VLOOKUP([bd_sub_system_flows.D298];[bd_flows.$A$2:bd_flows.$B$340];2;0))" office:value-type="string" office:string-value="OUT_TREM239_TRIM_R">
            <text:p>OUT_TREM239_TRIM_R</text:p>
          </table:table-cell>
          <table:table-cell/>
          <table:table-cell table:formula="of:=IF(ISERROR(VLOOKUP([bd_sub_system_flows.D298];[bd_flows.$A$2:bd_flows.$E$340];6;0));&quot;&quot;;VLOOKUP([bd_sub_system_flows.D298];[bd_flows.$A$2:bd_flows.$E$340];6;0))">
            <text:p/>
          </table:table-cell>
          <table:table-cell table:number-columns-repeated="5"/>
          <table:table-cell table:formula="of:=[bd_sub_system_flows_aux.B298]" office:value-type="string" office:string-value="OUT_TREM239_TRIM_R">
            <text:p>OUT_TREM239_TRIM_R</text:p>
          </table:table-cell>
          <table:table-cell table:formula="of:=IF(ISERROR(VLOOKUP([bd_sub_system_flows.D298];[bd_flows_aux.$B$2:bd_flows_aux.$C$160];2;0));VLOOKUP([.J298];[Etiquetas.$A$2:Etiquetas.$V$169];22;0);VLOOKUP([bd_sub_system_flows.D298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140]" office:value-type="string" office:string-value="TREM239_HOME">
            <text:p>TREM239_HOME</text:p>
          </table:table-cell>
          <table:table-cell table:formula="of:=IF(ISERROR(VLOOKUP([bd_sub_system_flows.D299];[bd_flows.$A$2:bd_flows.$B$340];2;0));&quot;&quot;;VLOOKUP([bd_sub_system_flows.D299];[bd_flows.$A$2:bd_flows.$B$340];2;0))" office:value-type="string" office:string-value="OUT_TREM239_HOME">
            <text:p>OUT_TREM239_HOME</text:p>
          </table:table-cell>
          <table:table-cell/>
          <table:table-cell table:formula="of:=IF(ISERROR(VLOOKUP([bd_sub_system_flows.D299];[bd_flows.$A$2:bd_flows.$E$340];6;0));&quot;&quot;;VLOOKUP([bd_sub_system_flows.D299];[bd_flows.$A$2:bd_flows.$E$340];6;0))">
            <text:p/>
          </table:table-cell>
          <table:table-cell table:number-columns-repeated="5"/>
          <table:table-cell table:formula="of:=[bd_sub_system_flows_aux.B299]" office:value-type="string" office:string-value="OUT_TREM239_HOME">
            <text:p>OUT_TREM239_HOME</text:p>
          </table:table-cell>
          <table:table-cell table:formula="of:=IF(ISERROR(VLOOKUP([bd_sub_system_flows.D299];[bd_flows_aux.$B$2:bd_flows_aux.$C$160];2;0));VLOOKUP([.J299];[Etiquetas.$A$2:Etiquetas.$V$169];22;0);VLOOKUP([bd_sub_system_flows.D299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141]" office:value-type="string" office:string-value="TREM239_ERROR">
            <text:p>TREM239_ERROR</text:p>
          </table:table-cell>
          <table:table-cell table:formula="of:=IF(ISERROR(VLOOKUP([bd_sub_system_flows.D300];[bd_flows.$A$2:bd_flows.$B$340];2;0));&quot;&quot;;VLOOKUP([bd_sub_system_flows.D300];[bd_flows.$A$2:bd_flows.$B$340];2;0))" office:value-type="string" office:string-value="IN_TREM239_ERROR">
            <text:p>IN_TREM239_ERROR</text:p>
          </table:table-cell>
          <table:table-cell/>
          <table:table-cell table:formula="of:=IF(ISERROR(VLOOKUP([bd_sub_system_flows.D300];[bd_flows.$A$2:bd_flows.$E$340];6;0));&quot;&quot;;VLOOKUP([bd_sub_system_flows.D300];[bd_flows.$A$2:bd_flows.$E$340];6;0))">
            <text:p/>
          </table:table-cell>
          <table:table-cell table:number-columns-repeated="5"/>
          <table:table-cell table:formula="of:=[bd_sub_system_flows_aux.B300]" office:value-type="string" office:string-value="IN_TREM239_ERROR">
            <text:p>IN_TREM239_ERROR</text:p>
          </table:table-cell>
          <table:table-cell table:formula="of:=IF(ISERROR(VLOOKUP([bd_sub_system_flows.D300];[bd_flows_aux.$B$2:bd_flows_aux.$C$160];2;0));VLOOKUP([.J300];[Etiquetas.$A$2:Etiquetas.$V$169];22;0);VLOOKUP([bd_sub_system_flows.D300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42]" office:value-type="string" office:string-value="TREM239_ENC_ACT_L">
            <text:p>TREM239_ENC_ACT_L</text:p>
          </table:table-cell>
          <table:table-cell table:formula="of:=IF(ISERROR(VLOOKUP([bd_sub_system_flows.D301];[bd_flows.$A$2:bd_flows.$B$340];2;0));&quot;&quot;;VLOOKUP([bd_sub_system_flows.D301];[bd_flows.$A$2:bd_flows.$B$340];2;0))" office:value-type="string" office:string-value="IN_TREM239_ENC_ACT_L">
            <text:p>IN_TREM239_ENC_ACT_L</text:p>
          </table:table-cell>
          <table:table-cell/>
          <table:table-cell table:formula="of:=IF(ISERROR(VLOOKUP([bd_sub_system_flows.D301];[bd_flows.$A$2:bd_flows.$E$340];6;0));&quot;&quot;;VLOOKUP([bd_sub_system_flows.D301];[bd_flows.$A$2:bd_flows.$E$340];6;0))">
            <text:p/>
          </table:table-cell>
          <table:table-cell table:number-columns-repeated="5"/>
          <table:table-cell table:formula="of:=[bd_sub_system_flows_aux.B301]" office:value-type="string" office:string-value="IN_TREM239_ENC_ACT_L">
            <text:p>IN_TREM239_ENC_ACT_L</text:p>
          </table:table-cell>
          <table:table-cell table:formula="of:=IF(ISERROR(VLOOKUP([bd_sub_system_flows.D301];[bd_flows_aux.$B$2:bd_flows_aux.$C$160];2;0));VLOOKUP([.J301];[Etiquetas.$A$2:Etiquetas.$V$169];22;0);VLOOKUP([bd_sub_system_flows.D301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43]" office:value-type="string" office:string-value="TREM239_ENC_ACT_R">
            <text:p>TREM239_ENC_ACT_R</text:p>
          </table:table-cell>
          <table:table-cell table:formula="of:=IF(ISERROR(VLOOKUP([bd_sub_system_flows.D302];[bd_flows.$A$2:bd_flows.$B$340];2;0));&quot;&quot;;VLOOKUP([bd_sub_system_flows.D302];[bd_flows.$A$2:bd_flows.$B$340];2;0))" office:value-type="string" office:string-value="IN_TREM239_ENC_ACT_R">
            <text:p>IN_TREM239_ENC_ACT_R</text:p>
          </table:table-cell>
          <table:table-cell/>
          <table:table-cell table:formula="of:=IF(ISERROR(VLOOKUP([bd_sub_system_flows.D302];[bd_flows.$A$2:bd_flows.$E$340];6;0));&quot;&quot;;VLOOKUP([bd_sub_system_flows.D302];[bd_flows.$A$2:bd_flows.$E$340];6;0))">
            <text:p/>
          </table:table-cell>
          <table:table-cell table:number-columns-repeated="5"/>
          <table:table-cell table:formula="of:=[bd_sub_system_flows_aux.B302]" office:value-type="string" office:string-value="IN_TREM239_ENC_ACT_R">
            <text:p>IN_TREM239_ENC_ACT_R</text:p>
          </table:table-cell>
          <table:table-cell table:formula="of:=IF(ISERROR(VLOOKUP([bd_sub_system_flows.D302];[bd_flows_aux.$B$2:bd_flows_aux.$C$160];2;0));VLOOKUP([.J302];[Etiquetas.$A$2:Etiquetas.$V$169];22;0);VLOOKUP([bd_sub_system_flows.D302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44]" office:value-type="string" office:string-value="RESETn">
            <text:p>RESETn</text:p>
          </table:table-cell>
          <table:table-cell table:formula="of:=IF(ISERROR(VLOOKUP([bd_sub_system_flows.D303];[bd_flows.$A$2:bd_flows.$B$340];2;0));&quot;&quot;;VLOOKUP([bd_sub_system_flows.D303];[bd_flows.$A$2:bd_flows.$B$340];2;0))" office:value-type="string" office:string-value="RESETn">
            <text:p>RESETn</text:p>
          </table:table-cell>
          <table:table-cell/>
          <table:table-cell table:formula="of:=IF(ISERROR(VLOOKUP([bd_sub_system_flows.D303];[bd_flows.$A$2:bd_flows.$E$340];6;0));&quot;&quot;;VLOOKUP([bd_sub_system_flows.D303];[bd_flows.$A$2:bd_flows.$E$340];6;0))">
            <text:p/>
          </table:table-cell>
          <table:table-cell table:number-columns-repeated="5"/>
          <table:table-cell table:formula="of:=[bd_sub_system_flows_aux.B303]" office:value-type="string" office:string-value="RESETn">
            <text:p>RESETn</text:p>
          </table:table-cell>
          <table:table-cell table:formula="of:=IF(ISERROR(VLOOKUP([bd_sub_system_flows.D303];[bd_flows_aux.$B$2:bd_flows_aux.$C$160];2;0));VLOOKUP([.J303];[Etiquetas.$A$2:Etiquetas.$V$169];22;0);VLOOKUP([bd_sub_system_flows.D303];[bd_flows_aux.$B$2:bd_flows_aux.$C$160];2;0))" office:value-type="string" office:string-value="TBD">
            <text:p>TBD</text:p>
          </table:table-cell>
        </table:table-row>
        <table:table-row table:style-name="ro5">
          <table:table-cell table:formula="of:=[Etiquetas.A145]" office:value-type="string" office:string-value="CNT_WAKEUP">
            <text:p>CNT_WAKEUP</text:p>
          </table:table-cell>
          <table:table-cell table:formula="of:=IF(ISERROR(VLOOKUP([bd_sub_system_flows.D304];[bd_flows.$A$2:bd_flows.$B$340];2;0));&quot;&quot;;VLOOKUP([bd_sub_system_flows.D304];[bd_flows.$A$2:bd_flows.$B$340];2;0))" office:value-type="string" office:string-value="CNT_WAKEUP">
            <text:p>CNT_WAKEUP</text:p>
          </table:table-cell>
          <table:table-cell/>
          <table:table-cell table:formula="of:=IF(ISERROR(VLOOKUP([bd_sub_system_flows.D304];[bd_flows.$A$2:bd_flows.$E$340];6;0));&quot;&quot;;VLOOKUP([bd_sub_system_flows.D304];[bd_flows.$A$2:bd_flows.$E$340];6;0))">
            <text:p/>
          </table:table-cell>
          <table:table-cell table:number-columns-repeated="5"/>
          <table:table-cell table:formula="of:=[bd_sub_system_flows_aux.B304]" office:value-type="string" office:string-value="CNT_WAKEUP">
            <text:p>CNT_WAKEUP</text:p>
          </table:table-cell>
          <table:table-cell table:formula="of:=IF(ISERROR(VLOOKUP([bd_sub_system_flows.D304];[bd_flows_aux.$B$2:bd_flows_aux.$C$160];2;0));VLOOKUP([.J304];[Etiquetas.$A$2:Etiquetas.$V$169];22;0);VLOOKUP([bd_sub_system_flows.D304];[bd_flows_aux.$B$2:bd_flows_aux.$C$160];2;0))" office:value-type="string" office:string-value="INT">
            <text:p>INT</text:p>
          </table:table-cell>
        </table:table-row>
        <table:table-row table:style-name="ro5">
          <table:table-cell table:formula="of:=[Etiquetas.A146]" office:value-type="string" office:string-value="CNT_ALT_BOOT_SEL">
            <text:p>CNT_ALT_BOOT_SEL</text:p>
          </table:table-cell>
          <table:table-cell table:formula="of:=IF(ISERROR(VLOOKUP([bd_sub_system_flows.D305];[bd_flows.$A$2:bd_flows.$B$340];2;0));&quot;&quot;;VLOOKUP([bd_sub_system_flows.D305];[bd_flows.$A$2:bd_flows.$B$340];2;0))" office:value-type="string" office:string-value="CNT_ALT_BOOT_SEL">
            <text:p>CNT_ALT_BOOT_SEL</text:p>
          </table:table-cell>
          <table:table-cell/>
          <table:table-cell table:formula="of:=IF(ISERROR(VLOOKUP([bd_sub_system_flows.D305];[bd_flows.$A$2:bd_flows.$E$340];6;0));&quot;&quot;;VLOOKUP([bd_sub_system_flows.D305];[bd_flows.$A$2:bd_flows.$E$340];6;0))">
            <text:p/>
          </table:table-cell>
          <table:table-cell table:number-columns-repeated="5"/>
          <table:table-cell table:formula="of:=[bd_sub_system_flows_aux.B305]" office:value-type="string" office:string-value="CNT_ALT_BOOT_SEL">
            <text:p>CNT_ALT_BOOT_SEL</text:p>
          </table:table-cell>
          <table:table-cell table:formula="of:=IF(ISERROR(VLOOKUP([bd_sub_system_flows.D305];[bd_flows_aux.$B$2:bd_flows_aux.$C$160];2;0));VLOOKUP([.J305];[Etiquetas.$A$2:Etiquetas.$V$169];22;0);VLOOKUP([bd_sub_system_flows.D305];[bd_flows_aux.$B$2:bd_flows_aux.$C$160];2;0))" office:value-type="string" office:string-value="TBD">
            <text:p>TBD</text:p>
          </table:table-cell>
        </table:table-row>
        <table:table-row table:style-name="ro5">
          <table:table-cell table:formula="of:=[Etiquetas.A147]" office:value-type="string" office:string-value="CNT_FORCE_ALT_BOOT">
            <text:p>CNT_FORCE_ALT_BOOT</text:p>
          </table:table-cell>
          <table:table-cell table:formula="of:=IF(ISERROR(VLOOKUP([bd_sub_system_flows.D306];[bd_flows.$A$2:bd_flows.$B$340];2;0));&quot;&quot;;VLOOKUP([bd_sub_system_flows.D306];[bd_flows.$A$2:bd_flows.$B$340];2;0))" office:value-type="string" office:string-value="CNT_FORCE_ALT_BOOT">
            <text:p>CNT_FORCE_ALT_BOOT</text:p>
          </table:table-cell>
          <table:table-cell/>
          <table:table-cell table:formula="of:=IF(ISERROR(VLOOKUP([bd_sub_system_flows.D306];[bd_flows.$A$2:bd_flows.$E$340];6;0));&quot;&quot;;VLOOKUP([bd_sub_system_flows.D306];[bd_flows.$A$2:bd_flows.$E$340];6;0))">
            <text:p/>
          </table:table-cell>
          <table:table-cell table:number-columns-repeated="5"/>
          <table:table-cell table:formula="of:=[bd_sub_system_flows_aux.B306]" office:value-type="string" office:string-value="CNT_FORCE_ALT_BOOT">
            <text:p>CNT_FORCE_ALT_BOOT</text:p>
          </table:table-cell>
          <table:table-cell table:formula="of:=IF(ISERROR(VLOOKUP([bd_sub_system_flows.D306];[bd_flows_aux.$B$2:bd_flows_aux.$C$160];2;0));VLOOKUP([.J306];[Etiquetas.$A$2:Etiquetas.$V$169];22;0);VLOOKUP([bd_sub_system_flows.D306];[bd_flows_aux.$B$2:bd_flows_aux.$C$160];2;0))" office:value-type="string" office:string-value="TBD">
            <text:p>TBD</text:p>
          </table:table-cell>
        </table:table-row>
        <table:table-row table:style-name="ro5">
          <table:table-cell table:formula="of:=[Etiquetas.A148]" office:value-type="string" office:string-value="CNT_IN_SEL0">
            <text:p>CNT_IN_SEL0</text:p>
          </table:table-cell>
          <table:table-cell table:formula="of:=IF(ISERROR(VLOOKUP([bd_sub_system_flows.D307];[bd_flows.$A$2:bd_flows.$B$340];2;0));&quot;&quot;;VLOOKUP([bd_sub_system_flows.D307];[bd_flows.$A$2:bd_flows.$B$340];2;0))" office:value-type="string" office:string-value="CNT_IN_SEL0">
            <text:p>CNT_IN_SEL0</text:p>
          </table:table-cell>
          <table:table-cell/>
          <table:table-cell table:formula="of:=IF(ISERROR(VLOOKUP([bd_sub_system_flows.D307];[bd_flows.$A$2:bd_flows.$E$340];6;0));&quot;&quot;;VLOOKUP([bd_sub_system_flows.D307];[bd_flows.$A$2:bd_flows.$E$340];6;0))">
            <text:p/>
          </table:table-cell>
          <table:table-cell table:number-columns-repeated="5"/>
          <table:table-cell table:formula="of:=[bd_sub_system_flows_aux.B307]" office:value-type="string" office:string-value="CNT_IN_SEL0">
            <text:p>CNT_IN_SEL0</text:p>
          </table:table-cell>
          <table:table-cell table:formula="of:=IF(ISERROR(VLOOKUP([bd_sub_system_flows.D307];[bd_flows_aux.$B$2:bd_flows_aux.$C$160];2;0));VLOOKUP([.J307];[Etiquetas.$A$2:Etiquetas.$V$169];22;0);VLOOKUP([bd_sub_system_flows.D307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49]" office:value-type="string" office:string-value="CNT_IN_SEL1">
            <text:p>CNT_IN_SEL1</text:p>
          </table:table-cell>
          <table:table-cell table:formula="of:=IF(ISERROR(VLOOKUP([bd_sub_system_flows.D308];[bd_flows.$A$2:bd_flows.$B$340];2;0));&quot;&quot;;VLOOKUP([bd_sub_system_flows.D308];[bd_flows.$A$2:bd_flows.$B$340];2;0))" office:value-type="string" office:string-value="CNT_IN_SEL1">
            <text:p>CNT_IN_SEL1</text:p>
          </table:table-cell>
          <table:table-cell/>
          <table:table-cell table:formula="of:=IF(ISERROR(VLOOKUP([bd_sub_system_flows.D308];[bd_flows.$A$2:bd_flows.$E$340];6;0));&quot;&quot;;VLOOKUP([bd_sub_system_flows.D308];[bd_flows.$A$2:bd_flows.$E$340];6;0))">
            <text:p/>
          </table:table-cell>
          <table:table-cell table:number-columns-repeated="5"/>
          <table:table-cell table:formula="of:=[bd_sub_system_flows_aux.B308]" office:value-type="string" office:string-value="CNT_IN_SEL1">
            <text:p>CNT_IN_SEL1</text:p>
          </table:table-cell>
          <table:table-cell table:formula="of:=IF(ISERROR(VLOOKUP([bd_sub_system_flows.D308];[bd_flows_aux.$B$2:bd_flows_aux.$C$160];2;0));VLOOKUP([.J308];[Etiquetas.$A$2:Etiquetas.$V$169];22;0);VLOOKUP([bd_sub_system_flows.D308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50]" office:value-type="string" office:string-value="CNT_JTAG_TDO">
            <text:p>CNT_JTAG_TDO</text:p>
          </table:table-cell>
          <table:table-cell table:formula="of:=IF(ISERROR(VLOOKUP([bd_sub_system_flows.D309];[bd_flows.$A$2:bd_flows.$B$340];2;0));&quot;&quot;;VLOOKUP([bd_sub_system_flows.D309];[bd_flows.$A$2:bd_flows.$B$340];2;0))" office:value-type="string" office:string-value="CNT_JTAG_TDO">
            <text:p>CNT_JTAG_TDO</text:p>
          </table:table-cell>
          <table:table-cell/>
          <table:table-cell table:formula="of:=IF(ISERROR(VLOOKUP([bd_sub_system_flows.D309];[bd_flows.$A$2:bd_flows.$E$340];6;0));&quot;&quot;;VLOOKUP([bd_sub_system_flows.D309];[bd_flows.$A$2:bd_flows.$E$340];6;0))">
            <text:p/>
          </table:table-cell>
          <table:table-cell table:number-columns-repeated="5"/>
          <table:table-cell table:formula="of:=[bd_sub_system_flows_aux.B309]" office:value-type="string" office:string-value="CNT_JTAG_TDO">
            <text:p>CNT_JTAG_TDO</text:p>
          </table:table-cell>
          <table:table-cell table:formula="of:=IF(ISERROR(VLOOKUP([bd_sub_system_flows.D309];[bd_flows_aux.$B$2:bd_flows_aux.$C$160];2;0));VLOOKUP([.J309];[Etiquetas.$A$2:Etiquetas.$V$169];22;0);VLOOKUP([bd_sub_system_flows.D309];[bd_flows_aux.$B$2:bd_flows_aux.$C$160];2;0))" office:value-type="string" office:string-value="TBD">
            <text:p>TBD</text:p>
          </table:table-cell>
        </table:table-row>
        <table:table-row table:style-name="ro5">
          <table:table-cell table:formula="of:=[Etiquetas.A151]" office:value-type="string" office:string-value="CNT_IN_D0">
            <text:p>CNT_IN_D0</text:p>
          </table:table-cell>
          <table:table-cell table:formula="of:=IF(ISERROR(VLOOKUP([bd_sub_system_flows.D310];[bd_flows.$A$2:bd_flows.$B$340];2;0));&quot;&quot;;VLOOKUP([bd_sub_system_flows.D310];[bd_flows.$A$2:bd_flows.$B$340];2;0))" office:value-type="string" office:string-value="CNT_IN_D0">
            <text:p>CNT_IN_D0</text:p>
          </table:table-cell>
          <table:table-cell/>
          <table:table-cell table:formula="of:=IF(ISERROR(VLOOKUP([bd_sub_system_flows.D310];[bd_flows.$A$2:bd_flows.$E$340];6;0));&quot;&quot;;VLOOKUP([bd_sub_system_flows.D310];[bd_flows.$A$2:bd_flows.$E$340];6;0))">
            <text:p/>
          </table:table-cell>
          <table:table-cell table:number-columns-repeated="5"/>
          <table:table-cell table:formula="of:=[bd_sub_system_flows_aux.B310]" office:value-type="string" office:string-value="CNT_IN_D0">
            <text:p>CNT_IN_D0</text:p>
          </table:table-cell>
          <table:table-cell table:formula="of:=IF(ISERROR(VLOOKUP([bd_sub_system_flows.D310];[bd_flows_aux.$B$2:bd_flows_aux.$C$160];2;0));VLOOKUP([.J310];[Etiquetas.$A$2:Etiquetas.$V$169];22;0);VLOOKUP([bd_sub_system_flows.D310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52]" office:value-type="string" office:string-value="CNT_JTAG_TDI (CNT_LED_ROJO)">
            <text:p>CNT_JTAG_TDI (CNT_LED_ROJO)</text:p>
          </table:table-cell>
          <table:table-cell table:formula="of:=IF(ISERROR(VLOOKUP([bd_sub_system_flows.D311];[bd_flows.$A$2:bd_flows.$B$340];2;0));&quot;&quot;;VLOOKUP([bd_sub_system_flows.D311];[bd_flows.$A$2:bd_flows.$B$340];2;0))" office:value-type="string" office:string-value="CNT_JTAG_TDI (CNT_LED_ROJO)">
            <text:p>CNT_JTAG_TDI (CNT_LED_ROJO)</text:p>
          </table:table-cell>
          <table:table-cell/>
          <table:table-cell table:formula="of:=IF(ISERROR(VLOOKUP([bd_sub_system_flows.D311];[bd_flows.$A$2:bd_flows.$E$340];6;0));&quot;&quot;;VLOOKUP([bd_sub_system_flows.D311];[bd_flows.$A$2:bd_flows.$E$340];6;0))">
            <text:p/>
          </table:table-cell>
          <table:table-cell table:number-columns-repeated="5"/>
          <table:table-cell table:formula="of:=[bd_sub_system_flows_aux.B311]" office:value-type="string" office:string-value="CNT_JTAG_TDI (CNT_LED_ROJO)">
            <text:p>CNT_JTAG_TDI (CNT_LED_ROJO)</text:p>
          </table:table-cell>
          <table:table-cell table:formula="of:=IF(ISERROR(VLOOKUP([bd_sub_system_flows.D311];[bd_flows_aux.$B$2:bd_flows_aux.$C$160];2;0));VLOOKUP([.J311];[Etiquetas.$A$2:Etiquetas.$V$169];22;0);VLOOKUP([bd_sub_system_flows.D311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153]" office:value-type="string" office:string-value="CNT_IN_D1">
            <text:p>CNT_IN_D1</text:p>
          </table:table-cell>
          <table:table-cell table:formula="of:=IF(ISERROR(VLOOKUP([bd_sub_system_flows.D312];[bd_flows.$A$2:bd_flows.$B$340];2;0));&quot;&quot;;VLOOKUP([bd_sub_system_flows.D312];[bd_flows.$A$2:bd_flows.$B$340];2;0))" office:value-type="string" office:string-value="CNT_IN_D1">
            <text:p>CNT_IN_D1</text:p>
          </table:table-cell>
          <table:table-cell/>
          <table:table-cell table:formula="of:=IF(ISERROR(VLOOKUP([bd_sub_system_flows.D312];[bd_flows.$A$2:bd_flows.$E$340];6;0));&quot;&quot;;VLOOKUP([bd_sub_system_flows.D312];[bd_flows.$A$2:bd_flows.$E$340];6;0))">
            <text:p/>
          </table:table-cell>
          <table:table-cell table:number-columns-repeated="5"/>
          <table:table-cell table:formula="of:=[bd_sub_system_flows_aux.B312]" office:value-type="string" office:string-value="CNT_IN_D1">
            <text:p>CNT_IN_D1</text:p>
          </table:table-cell>
          <table:table-cell table:formula="of:=IF(ISERROR(VLOOKUP([bd_sub_system_flows.D312];[bd_flows_aux.$B$2:bd_flows_aux.$C$160];2;0));VLOOKUP([.J312];[Etiquetas.$A$2:Etiquetas.$V$169];22;0);VLOOKUP([bd_sub_system_flows.D312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54]" office:value-type="string" office:string-value="CNT_IN_D2">
            <text:p>CNT_IN_D2</text:p>
          </table:table-cell>
          <table:table-cell table:formula="of:=IF(ISERROR(VLOOKUP([bd_sub_system_flows.D313];[bd_flows.$A$2:bd_flows.$B$340];2;0));&quot;&quot;;VLOOKUP([bd_sub_system_flows.D313];[bd_flows.$A$2:bd_flows.$B$340];2;0))" office:value-type="string" office:string-value="CNT_IN_D2">
            <text:p>CNT_IN_D2</text:p>
          </table:table-cell>
          <table:table-cell/>
          <table:table-cell table:formula="of:=IF(ISERROR(VLOOKUP([bd_sub_system_flows.D313];[bd_flows.$A$2:bd_flows.$E$340];6;0));&quot;&quot;;VLOOKUP([bd_sub_system_flows.D313];[bd_flows.$A$2:bd_flows.$E$340];6;0))">
            <text:p/>
          </table:table-cell>
          <table:table-cell table:number-columns-repeated="5"/>
          <table:table-cell table:formula="of:=[bd_sub_system_flows_aux.B313]" office:value-type="string" office:string-value="CNT_IN_D2">
            <text:p>CNT_IN_D2</text:p>
          </table:table-cell>
          <table:table-cell table:formula="of:=IF(ISERROR(VLOOKUP([bd_sub_system_flows.D313];[bd_flows_aux.$B$2:bd_flows_aux.$C$160];2;0));VLOOKUP([.J313];[Etiquetas.$A$2:Etiquetas.$V$169];22;0);VLOOKUP([bd_sub_system_flows.D313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55]" office:value-type="string" office:string-value="CNT_IN_D3">
            <text:p>CNT_IN_D3</text:p>
          </table:table-cell>
          <table:table-cell table:formula="of:=IF(ISERROR(VLOOKUP([bd_sub_system_flows.D314];[bd_flows.$A$2:bd_flows.$B$340];2;0));&quot;&quot;;VLOOKUP([bd_sub_system_flows.D314];[bd_flows.$A$2:bd_flows.$B$340];2;0))" office:value-type="string" office:string-value="CNT_IN_D3">
            <text:p>CNT_IN_D3</text:p>
          </table:table-cell>
          <table:table-cell/>
          <table:table-cell table:formula="of:=IF(ISERROR(VLOOKUP([bd_sub_system_flows.D314];[bd_flows.$A$2:bd_flows.$E$340];6;0));&quot;&quot;;VLOOKUP([bd_sub_system_flows.D314];[bd_flows.$A$2:bd_flows.$E$340];6;0))">
            <text:p/>
          </table:table-cell>
          <table:table-cell table:number-columns-repeated="5"/>
          <table:table-cell table:formula="of:=[bd_sub_system_flows_aux.B314]" office:value-type="string" office:string-value="CNT_IN_D3">
            <text:p>CNT_IN_D3</text:p>
          </table:table-cell>
          <table:table-cell table:formula="of:=IF(ISERROR(VLOOKUP([bd_sub_system_flows.D314];[bd_flows_aux.$B$2:bd_flows_aux.$C$160];2;0));VLOOKUP([.J314];[Etiquetas.$A$2:Etiquetas.$V$169];22;0);VLOOKUP([bd_sub_system_flows.D314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56]" office:value-type="string" office:string-value="CNT_IN_D4">
            <text:p>CNT_IN_D4</text:p>
          </table:table-cell>
          <table:table-cell table:formula="of:=IF(ISERROR(VLOOKUP([bd_sub_system_flows.D315];[bd_flows.$A$2:bd_flows.$B$340];2;0));&quot;&quot;;VLOOKUP([bd_sub_system_flows.D315];[bd_flows.$A$2:bd_flows.$B$340];2;0))" office:value-type="string" office:string-value="CNT_IN_D4">
            <text:p>CNT_IN_D4</text:p>
          </table:table-cell>
          <table:table-cell/>
          <table:table-cell table:formula="of:=IF(ISERROR(VLOOKUP([bd_sub_system_flows.D315];[bd_flows.$A$2:bd_flows.$E$340];6;0));&quot;&quot;;VLOOKUP([bd_sub_system_flows.D315];[bd_flows.$A$2:bd_flows.$E$340];6;0))">
            <text:p/>
          </table:table-cell>
          <table:table-cell table:number-columns-repeated="5"/>
          <table:table-cell table:formula="of:=[bd_sub_system_flows_aux.B315]" office:value-type="string" office:string-value="CNT_IN_D4">
            <text:p>CNT_IN_D4</text:p>
          </table:table-cell>
          <table:table-cell table:formula="of:=IF(ISERROR(VLOOKUP([bd_sub_system_flows.D315];[bd_flows_aux.$B$2:bd_flows_aux.$C$160];2;0));VLOOKUP([.J315];[Etiquetas.$A$2:Etiquetas.$V$169];22;0);VLOOKUP([bd_sub_system_flows.D315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57]" office:value-type="string" office:string-value="CNT_IN_D5">
            <text:p>CNT_IN_D5</text:p>
          </table:table-cell>
          <table:table-cell table:formula="of:=IF(ISERROR(VLOOKUP([bd_sub_system_flows.D316];[bd_flows.$A$2:bd_flows.$B$340];2;0));&quot;&quot;;VLOOKUP([bd_sub_system_flows.D316];[bd_flows.$A$2:bd_flows.$B$340];2;0))" office:value-type="string" office:string-value="CNT_IN_D5">
            <text:p>CNT_IN_D5</text:p>
          </table:table-cell>
          <table:table-cell/>
          <table:table-cell table:formula="of:=IF(ISERROR(VLOOKUP([bd_sub_system_flows.D316];[bd_flows.$A$2:bd_flows.$E$340];6;0));&quot;&quot;;VLOOKUP([bd_sub_system_flows.D316];[bd_flows.$A$2:bd_flows.$E$340];6;0))">
            <text:p/>
          </table:table-cell>
          <table:table-cell table:number-columns-repeated="5"/>
          <table:table-cell table:formula="of:=[bd_sub_system_flows_aux.B316]" office:value-type="string" office:string-value="CNT_IN_D5">
            <text:p>CNT_IN_D5</text:p>
          </table:table-cell>
          <table:table-cell table:formula="of:=IF(ISERROR(VLOOKUP([bd_sub_system_flows.D316];[bd_flows_aux.$B$2:bd_flows_aux.$C$160];2;0));VLOOKUP([.J316];[Etiquetas.$A$2:Etiquetas.$V$169];22;0);VLOOKUP([bd_sub_system_flows.D316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58]" office:value-type="string" office:string-value="CNT_IN_D6">
            <text:p>CNT_IN_D6</text:p>
          </table:table-cell>
          <table:table-cell table:formula="of:=IF(ISERROR(VLOOKUP([bd_sub_system_flows.D317];[bd_flows.$A$2:bd_flows.$B$340];2;0));&quot;&quot;;VLOOKUP([bd_sub_system_flows.D317];[bd_flows.$A$2:bd_flows.$B$340];2;0))" office:value-type="string" office:string-value="CNT_IN_D6">
            <text:p>CNT_IN_D6</text:p>
          </table:table-cell>
          <table:table-cell/>
          <table:table-cell table:formula="of:=IF(ISERROR(VLOOKUP([bd_sub_system_flows.D317];[bd_flows.$A$2:bd_flows.$E$340];6;0));&quot;&quot;;VLOOKUP([bd_sub_system_flows.D317];[bd_flows.$A$2:bd_flows.$E$340];6;0))">
            <text:p/>
          </table:table-cell>
          <table:table-cell table:number-columns-repeated="5"/>
          <table:table-cell table:formula="of:=[bd_sub_system_flows_aux.B317]" office:value-type="string" office:string-value="CNT_IN_D6">
            <text:p>CNT_IN_D6</text:p>
          </table:table-cell>
          <table:table-cell table:formula="of:=IF(ISERROR(VLOOKUP([bd_sub_system_flows.D317];[bd_flows_aux.$B$2:bd_flows_aux.$C$160];2;0));VLOOKUP([.J317];[Etiquetas.$A$2:Etiquetas.$V$169];22;0);VLOOKUP([bd_sub_system_flows.D317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59]" office:value-type="string" office:string-value="CNT_IN_D7">
            <text:p>CNT_IN_D7</text:p>
          </table:table-cell>
          <table:table-cell table:formula="of:=IF(ISERROR(VLOOKUP([bd_sub_system_flows.D318];[bd_flows.$A$2:bd_flows.$B$340];2;0));&quot;&quot;;VLOOKUP([bd_sub_system_flows.D318];[bd_flows.$A$2:bd_flows.$B$340];2;0))" office:value-type="string" office:string-value="CNT_IN_D7">
            <text:p>CNT_IN_D7</text:p>
          </table:table-cell>
          <table:table-cell/>
          <table:table-cell table:formula="of:=IF(ISERROR(VLOOKUP([bd_sub_system_flows.D318];[bd_flows.$A$2:bd_flows.$E$340];6;0));&quot;&quot;;VLOOKUP([bd_sub_system_flows.D318];[bd_flows.$A$2:bd_flows.$E$340];6;0))">
            <text:p/>
          </table:table-cell>
          <table:table-cell table:number-columns-repeated="5"/>
          <table:table-cell table:formula="of:=[bd_sub_system_flows_aux.B318]" office:value-type="string" office:string-value="CNT_IN_D7">
            <text:p>CNT_IN_D7</text:p>
          </table:table-cell>
          <table:table-cell table:formula="of:=IF(ISERROR(VLOOKUP([bd_sub_system_flows.D318];[bd_flows_aux.$B$2:bd_flows_aux.$C$160];2;0));VLOOKUP([.J318];[Etiquetas.$A$2:Etiquetas.$V$169];22;0);VLOOKUP([bd_sub_system_flows.D318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60]" office:value-type="string" office:string-value="CNT_IN_D8">
            <text:p>CNT_IN_D8</text:p>
          </table:table-cell>
          <table:table-cell table:formula="of:=IF(ISERROR(VLOOKUP([bd_sub_system_flows.D319];[bd_flows.$A$2:bd_flows.$B$340];2;0));&quot;&quot;;VLOOKUP([bd_sub_system_flows.D319];[bd_flows.$A$2:bd_flows.$B$340];2;0))" office:value-type="string" office:string-value="CNT_IN_D8">
            <text:p>CNT_IN_D8</text:p>
          </table:table-cell>
          <table:table-cell/>
          <table:table-cell table:formula="of:=IF(ISERROR(VLOOKUP([bd_sub_system_flows.D319];[bd_flows.$A$2:bd_flows.$E$340];6;0));&quot;&quot;;VLOOKUP([bd_sub_system_flows.D319];[bd_flows.$A$2:bd_flows.$E$340];6;0))">
            <text:p/>
          </table:table-cell>
          <table:table-cell table:number-columns-repeated="5"/>
          <table:table-cell table:formula="of:=[bd_sub_system_flows_aux.B319]" office:value-type="string" office:string-value="CNT_IN_D8">
            <text:p>CNT_IN_D8</text:p>
          </table:table-cell>
          <table:table-cell table:formula="of:=IF(ISERROR(VLOOKUP([bd_sub_system_flows.D319];[bd_flows_aux.$B$2:bd_flows_aux.$C$160];2;0));VLOOKUP([.J319];[Etiquetas.$A$2:Etiquetas.$V$169];22;0);VLOOKUP([bd_sub_system_flows.D319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61]" office:value-type="string" office:string-value="CNT_JTAG_TCK">
            <text:p>CNT_JTAG_TCK</text:p>
          </table:table-cell>
          <table:table-cell table:formula="of:=IF(ISERROR(VLOOKUP([bd_sub_system_flows.D320];[bd_flows.$A$2:bd_flows.$B$340];2;0));&quot;&quot;;VLOOKUP([bd_sub_system_flows.D320];[bd_flows.$A$2:bd_flows.$B$340];2;0))" office:value-type="string" office:string-value="CNT_JTAG_TCK">
            <text:p>CNT_JTAG_TCK</text:p>
          </table:table-cell>
          <table:table-cell/>
          <table:table-cell table:formula="of:=IF(ISERROR(VLOOKUP([bd_sub_system_flows.D320];[bd_flows.$A$2:bd_flows.$E$340];6;0));&quot;&quot;;VLOOKUP([bd_sub_system_flows.D320];[bd_flows.$A$2:bd_flows.$E$340];6;0))">
            <text:p/>
          </table:table-cell>
          <table:table-cell table:number-columns-repeated="5"/>
          <table:table-cell table:formula="of:=[bd_sub_system_flows_aux.B320]" office:value-type="string" office:string-value="CNT_JTAG_TCK">
            <text:p>CNT_JTAG_TCK</text:p>
          </table:table-cell>
          <table:table-cell table:formula="of:=IF(ISERROR(VLOOKUP([bd_sub_system_flows.D320];[bd_flows_aux.$B$2:bd_flows_aux.$C$160];2;0));VLOOKUP([.J320];[Etiquetas.$A$2:Etiquetas.$V$169];22;0);VLOOKUP([bd_sub_system_flows.D320];[bd_flows_aux.$B$2:bd_flows_aux.$C$160];2;0))" office:value-type="string" office:string-value="TBD">
            <text:p>TBD</text:p>
          </table:table-cell>
        </table:table-row>
        <table:table-row table:style-name="ro5">
          <table:table-cell table:formula="of:=[Etiquetas.A162]" office:value-type="string" office:string-value="CNT_IN_D9">
            <text:p>CNT_IN_D9</text:p>
          </table:table-cell>
          <table:table-cell table:formula="of:=IF(ISERROR(VLOOKUP([bd_sub_system_flows.D321];[bd_flows.$A$2:bd_flows.$B$340];2;0));&quot;&quot;;VLOOKUP([bd_sub_system_flows.D321];[bd_flows.$A$2:bd_flows.$B$340];2;0))" office:value-type="string" office:string-value="CNT_IN_D9">
            <text:p>CNT_IN_D9</text:p>
          </table:table-cell>
          <table:table-cell/>
          <table:table-cell table:formula="of:=IF(ISERROR(VLOOKUP([bd_sub_system_flows.D321];[bd_flows.$A$2:bd_flows.$E$340];6;0));&quot;&quot;;VLOOKUP([bd_sub_system_flows.D321];[bd_flows.$A$2:bd_flows.$E$340];6;0))">
            <text:p/>
          </table:table-cell>
          <table:table-cell table:number-columns-repeated="5"/>
          <table:table-cell table:formula="of:=[bd_sub_system_flows_aux.B321]" office:value-type="string" office:string-value="CNT_IN_D9">
            <text:p>CNT_IN_D9</text:p>
          </table:table-cell>
          <table:table-cell table:formula="of:=IF(ISERROR(VLOOKUP([bd_sub_system_flows.D321];[bd_flows_aux.$B$2:bd_flows_aux.$C$160];2;0));VLOOKUP([.J321];[Etiquetas.$A$2:Etiquetas.$V$169];22;0);VLOOKUP([bd_sub_system_flows.D321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63]" office:value-type="string" office:string-value="CNT_JTAG_TMS">
            <text:p>CNT_JTAG_TMS</text:p>
          </table:table-cell>
          <table:table-cell table:formula="of:=IF(ISERROR(VLOOKUP([bd_sub_system_flows.D322];[bd_flows.$A$2:bd_flows.$B$340];2;0));&quot;&quot;;VLOOKUP([bd_sub_system_flows.D322];[bd_flows.$A$2:bd_flows.$B$340];2;0))" office:value-type="string" office:string-value="CNT_JTAG_TMS">
            <text:p>CNT_JTAG_TMS</text:p>
          </table:table-cell>
          <table:table-cell/>
          <table:table-cell table:formula="of:=IF(ISERROR(VLOOKUP([bd_sub_system_flows.D322];[bd_flows.$A$2:bd_flows.$E$340];6;0));&quot;&quot;;VLOOKUP([bd_sub_system_flows.D322];[bd_flows.$A$2:bd_flows.$E$340];6;0))">
            <text:p/>
          </table:table-cell>
          <table:table-cell table:number-columns-repeated="5"/>
          <table:table-cell table:formula="of:=[bd_sub_system_flows_aux.B322]" office:value-type="string" office:string-value="CNT_JTAG_TMS">
            <text:p>CNT_JTAG_TMS</text:p>
          </table:table-cell>
          <table:table-cell table:formula="of:=IF(ISERROR(VLOOKUP([bd_sub_system_flows.D322];[bd_flows_aux.$B$2:bd_flows_aux.$C$160];2;0));VLOOKUP([.J322];[Etiquetas.$A$2:Etiquetas.$V$169];22;0);VLOOKUP([bd_sub_system_flows.D322];[bd_flows_aux.$B$2:bd_flows_aux.$C$160];2;0))" office:value-type="string" office:string-value="TBD">
            <text:p>TBD</text:p>
          </table:table-cell>
        </table:table-row>
        <table:table-row table:style-name="ro5">
          <table:table-cell table:formula="of:=[Etiquetas.A164]" office:value-type="string" office:string-value="CNT_IN_D10">
            <text:p>CNT_IN_D10</text:p>
          </table:table-cell>
          <table:table-cell table:formula="of:=IF(ISERROR(VLOOKUP([bd_sub_system_flows.D323];[bd_flows.$A$2:bd_flows.$B$340];2;0));&quot;&quot;;VLOOKUP([bd_sub_system_flows.D323];[bd_flows.$A$2:bd_flows.$B$340];2;0))" office:value-type="string" office:string-value="CNT_IN_D10">
            <text:p>CNT_IN_D10</text:p>
          </table:table-cell>
          <table:table-cell/>
          <table:table-cell table:formula="of:=IF(ISERROR(VLOOKUP([bd_sub_system_flows.D323];[bd_flows.$A$2:bd_flows.$E$340];6;0));&quot;&quot;;VLOOKUP([bd_sub_system_flows.D323];[bd_flows.$A$2:bd_flows.$E$340];6;0))">
            <text:p/>
          </table:table-cell>
          <table:table-cell table:number-columns-repeated="5"/>
          <table:table-cell table:formula="of:=[bd_sub_system_flows_aux.B323]" office:value-type="string" office:string-value="CNT_IN_D10">
            <text:p>CNT_IN_D10</text:p>
          </table:table-cell>
          <table:table-cell table:formula="of:=IF(ISERROR(VLOOKUP([bd_sub_system_flows.D323];[bd_flows_aux.$B$2:bd_flows_aux.$C$160];2;0));VLOOKUP([.J323];[Etiquetas.$A$2:Etiquetas.$V$169];22;0);VLOOKUP([bd_sub_system_flows.D323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65]" office:value-type="string" office:string-value="CNT_IN_D11">
            <text:p>CNT_IN_D11</text:p>
          </table:table-cell>
          <table:table-cell table:formula="of:=IF(ISERROR(VLOOKUP([bd_sub_system_flows.D324];[bd_flows.$A$2:bd_flows.$B$340];2;0));&quot;&quot;;VLOOKUP([bd_sub_system_flows.D324];[bd_flows.$A$2:bd_flows.$B$340];2;0))" office:value-type="string" office:string-value="CNT_IN_D11">
            <text:p>CNT_IN_D11</text:p>
          </table:table-cell>
          <table:table-cell/>
          <table:table-cell table:formula="of:=IF(ISERROR(VLOOKUP([bd_sub_system_flows.D324];[bd_flows.$A$2:bd_flows.$E$340];6;0));&quot;&quot;;VLOOKUP([bd_sub_system_flows.D324];[bd_flows.$A$2:bd_flows.$E$340];6;0))">
            <text:p/>
          </table:table-cell>
          <table:table-cell table:number-columns-repeated="5"/>
          <table:table-cell table:formula="of:=[bd_sub_system_flows_aux.B324]" office:value-type="string" office:string-value="CNT_IN_D11">
            <text:p>CNT_IN_D11</text:p>
          </table:table-cell>
          <table:table-cell table:formula="of:=IF(ISERROR(VLOOKUP([bd_sub_system_flows.D324];[bd_flows_aux.$B$2:bd_flows_aux.$C$160];2;0));VLOOKUP([.J324];[Etiquetas.$A$2:Etiquetas.$V$169];22;0);VLOOKUP([bd_sub_system_flows.D324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66]" office:value-type="string" office:string-value="CNT_IN_D12">
            <text:p>CNT_IN_D12</text:p>
          </table:table-cell>
          <table:table-cell table:formula="of:=IF(ISERROR(VLOOKUP([bd_sub_system_flows.D325];[bd_flows.$A$2:bd_flows.$B$340];2;0));&quot;&quot;;VLOOKUP([bd_sub_system_flows.D325];[bd_flows.$A$2:bd_flows.$B$340];2;0))" office:value-type="string" office:string-value="CNT_IN_D12">
            <text:p>CNT_IN_D12</text:p>
          </table:table-cell>
          <table:table-cell/>
          <table:table-cell table:formula="of:=IF(ISERROR(VLOOKUP([bd_sub_system_flows.D325];[bd_flows.$A$2:bd_flows.$E$340];6;0));&quot;&quot;;VLOOKUP([bd_sub_system_flows.D325];[bd_flows.$A$2:bd_flows.$E$340];6;0))">
            <text:p/>
          </table:table-cell>
          <table:table-cell table:number-columns-repeated="5"/>
          <table:table-cell table:formula="of:=[bd_sub_system_flows_aux.B325]" office:value-type="string" office:string-value="CNT_IN_D12">
            <text:p>CNT_IN_D12</text:p>
          </table:table-cell>
          <table:table-cell table:formula="of:=IF(ISERROR(VLOOKUP([bd_sub_system_flows.D325];[bd_flows_aux.$B$2:bd_flows_aux.$C$160];2;0));VLOOKUP([.J325];[Etiquetas.$A$2:Etiquetas.$V$169];22;0);VLOOKUP([bd_sub_system_flows.D325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67]" office:value-type="string" office:string-value="CNT_IN_D13">
            <text:p>CNT_IN_D13</text:p>
          </table:table-cell>
          <table:table-cell table:formula="of:=IF(ISERROR(VLOOKUP([bd_sub_system_flows.D326];[bd_flows.$A$2:bd_flows.$B$340];2;0));&quot;&quot;;VLOOKUP([bd_sub_system_flows.D326];[bd_flows.$A$2:bd_flows.$B$340];2;0))" office:value-type="string" office:string-value="CNT_IN_D13">
            <text:p>CNT_IN_D13</text:p>
          </table:table-cell>
          <table:table-cell/>
          <table:table-cell table:formula="of:=IF(ISERROR(VLOOKUP([bd_sub_system_flows.D326];[bd_flows.$A$2:bd_flows.$E$340];6;0));&quot;&quot;;VLOOKUP([bd_sub_system_flows.D326];[bd_flows.$A$2:bd_flows.$E$340];6;0))">
            <text:p/>
          </table:table-cell>
          <table:table-cell table:number-columns-repeated="5"/>
          <table:table-cell table:formula="of:=[bd_sub_system_flows_aux.B326]" office:value-type="string" office:string-value="CNT_IN_D13">
            <text:p>CNT_IN_D13</text:p>
          </table:table-cell>
          <table:table-cell table:formula="of:=IF(ISERROR(VLOOKUP([bd_sub_system_flows.D326];[bd_flows_aux.$B$2:bd_flows_aux.$C$160];2;0));VLOOKUP([.J326];[Etiquetas.$A$2:Etiquetas.$V$169];22;0);VLOOKUP([bd_sub_system_flows.D326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68]" office:value-type="string" office:string-value="CNT_IN_D14">
            <text:p>CNT_IN_D14</text:p>
          </table:table-cell>
          <table:table-cell table:formula="of:=IF(ISERROR(VLOOKUP([bd_sub_system_flows.D327];[bd_flows.$A$2:bd_flows.$B$340];2;0));&quot;&quot;;VLOOKUP([bd_sub_system_flows.D327];[bd_flows.$A$2:bd_flows.$B$340];2;0))" office:value-type="string" office:string-value="CNT_IN_D14">
            <text:p>CNT_IN_D14</text:p>
          </table:table-cell>
          <table:table-cell/>
          <table:table-cell table:formula="of:=IF(ISERROR(VLOOKUP([bd_sub_system_flows.D327];[bd_flows.$A$2:bd_flows.$E$340];6;0));&quot;&quot;;VLOOKUP([bd_sub_system_flows.D327];[bd_flows.$A$2:bd_flows.$E$340];6;0))">
            <text:p/>
          </table:table-cell>
          <table:table-cell table:number-columns-repeated="5"/>
          <table:table-cell table:formula="of:=[bd_sub_system_flows_aux.B327]" office:value-type="string" office:string-value="CNT_IN_D14">
            <text:p>CNT_IN_D14</text:p>
          </table:table-cell>
          <table:table-cell table:formula="of:=IF(ISERROR(VLOOKUP([bd_sub_system_flows.D327];[bd_flows_aux.$B$2:bd_flows_aux.$C$160];2;0));VLOOKUP([.J327];[Etiquetas.$A$2:Etiquetas.$V$169];22;0);VLOOKUP([bd_sub_system_flows.D327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69]" office:value-type="string" office:string-value="CNT_IN_D15">
            <text:p>CNT_IN_D15</text:p>
          </table:table-cell>
          <table:table-cell table:formula="of:=IF(ISERROR(VLOOKUP([bd_sub_system_flows.D328];[bd_flows.$A$2:bd_flows.$B$340];2;0));&quot;&quot;;VLOOKUP([bd_sub_system_flows.D328];[bd_flows.$A$2:bd_flows.$B$340];2;0))" office:value-type="string" office:string-value="CNT_IN_D15">
            <text:p>CNT_IN_D15</text:p>
          </table:table-cell>
          <table:table-cell/>
          <table:table-cell table:formula="of:=IF(ISERROR(VLOOKUP([bd_sub_system_flows.D328];[bd_flows.$A$2:bd_flows.$E$340];6;0));&quot;&quot;;VLOOKUP([bd_sub_system_flows.D328];[bd_flows.$A$2:bd_flows.$E$340];6;0))">
            <text:p/>
          </table:table-cell>
          <table:table-cell table:number-columns-repeated="5"/>
          <table:table-cell table:formula="of:=[bd_sub_system_flows_aux.B328]" office:value-type="string" office:string-value="CNT_IN_D15">
            <text:p>CNT_IN_D15</text:p>
          </table:table-cell>
          <table:table-cell table:formula="of:=IF(ISERROR(VLOOKUP([bd_sub_system_flows.D328];[bd_flows_aux.$B$2:bd_flows_aux.$C$160];2;0));VLOOKUP([.J328];[Etiquetas.$A$2:Etiquetas.$V$169];22;0);VLOOKUP([bd_sub_system_flows.D328];[bd_flows_aux.$B$2:bd_flows_aux.$C$160];2;0))" office:value-type="string" office:string-value="DI">
            <text:p>DI</text:p>
          </table:table-cell>
        </table:table-row>
      </table:table>
      <table:named-expressions/>
      <table:database-ranges>
        <table:database-range table:name="__Anonymous_Sheet_DB__0" table:target-range-address="BCM.A3:BCM.AT149" table:display-filter-buttons="true" table:orientation="column">
          <table:filter>
            <table:filter-or>
              <table:filter-condition table:field-number="1" table:value="RC" table:operator="=">
                <table:filter-set-item table:value="RC"/>
                <table:filter-set-item table:value="Pulsos"/>
                <table:filter-set-item table:value="Bus"/>
                <table:filter-set-item table:value="AI"/>
                <table:filter-set-item table:value="Output"/>
              </table:filter-condition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000" number:language="es" number:country="ES">
      <number:number number:min-integer-digits="1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number:text> 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number:text> 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es" number:country="ES">
      <number:minutes number:style="long"/>
      <number:text>:</number:text>
      <number:seconds number:style="long"/>
    </number:time-style>
    <number:time-style style:name="N10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es" number:country="ES">
      <number:minutes number:style="long"/>
      <number:text>:</number:text>
      <number:seconds number:style="long" number:decimal-places="1"/>
    </number:time-style>
    <number:number-style style:name="N10142" number:language="es" number:country="E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Zen Hei Sharp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serva" style:family="table-cell" style:parent-style-name="Default">
      <style:table-cell-properties fo:background-color="#94bd5e" style:text-align-source="fix" style:repeat-content="false" fo:border="0.06pt solid #000000" style:vertical-justify="auto"/>
      <style:paragraph-properties fo:text-align="center" css3t:text-justify="auto"/>
      <style:text-properties style:font-weight-asian="normal"/>
    </style:style>
    <style:style style:name="Naranja" style:family="table-cell" style:parent-style-name="Default">
      <style:table-cell-properties fo:background-color="#ff8d00"/>
    </style:style>
    <style:style style:name="Rojo" style:family="table-cell" style:parent-style-name="Default">
      <style:table-cell-properties fo:background-color="#ff3333"/>
    </style:style>
    <style:style style:name="vERD" style:family="table-cell" style:parent-style-name="Default"/>
    <style:style style:name="Verde" style:family="table-cell" style:parent-style-name="Default">
      <style:table-cell-properties fo:background-color="#33cc66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3cm" fo:margin-bottom="0.3cm" fo:margin-left="0.965cm" fo:margin-right="0.3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8">00/00/0000</text:date>, <text:time style:data-style-name="N2" text:time-value="0000-00-00T21:28: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CM" style:display-name="PageStyle_BC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gutierrez</meta:initial-creator>
    <dc:creator>Txinto Vaz</dc:creator>
    <meta:print-date>2013-02-12T10:49:20</meta:print-date>
    <meta:creation-date>2013-01-15T09:49:51</meta:creation-date>
    <dc:date>2013-04-28T21:30:02</dc:date>
    <meta:generator>LibreOffice/3.6$Linux_X86_64 LibreOffice_project/360m1$Build-2</meta:generator>
    <meta:editing-duration>PT11H29M19S</meta:editing-duration>
    <meta:editing-cycles>58</meta:editing-cycles>
    <meta:document-statistic meta:table-count="7" meta:cell-count="1341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